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052cm"/>
    </style:style>
    <style:style style:name="co3" style:family="table-column">
      <style:table-column-properties fo:break-before="auto" style:column-width="6.798cm"/>
    </style:style>
    <style:style style:name="co4" style:family="table-column">
      <style:table-column-properties fo:break-before="auto" style:column-width="9.156cm"/>
    </style:style>
    <style:style style:name="co5" style:family="table-column">
      <style:table-column-properties fo:break-before="auto" style:column-width="4.411cm"/>
    </style:style>
    <style:style style:name="co6" style:family="table-column">
      <style:table-column-properties fo:break-before="auto" style:column-width="5.216cm"/>
    </style:style>
    <style:style style:name="co7" style:family="table-column">
      <style:table-column-properties fo:break-before="auto" style:column-width="3.69cm"/>
    </style:style>
    <style:style style:name="co8" style:family="table-column">
      <style:table-column-properties fo:break-before="auto" style:column-width="13.047cm"/>
    </style:style>
    <style:style style:name="ro1" style:family="table-row">
      <style:table-row-properties style:row-height="0.453cm" fo:break-before="auto" style:use-optimal-row-height="true"/>
    </style:style>
    <style:style style:name="ro2" style:family="table-row">
      <style:table-row-properties style:row-height="0.499cm" fo:break-before="auto" style:use-optimal-row-height="false"/>
    </style:style>
    <style:style style:name="ta1" style:family="table" style:master-page-name="Default">
      <style:table-properties table:display="true" style:writing-mode="lr-tb"/>
    </style:style>
    <style:style style:name="ce1" style:family="table-cell" style:parent-style-name="Pivot_20_Table_20_Corner">
      <style:table-cell-properties fo:border-bottom="none" fo:border-left="0.071cm solid #000000" fo:border-right="none" fo:border-top="0.071cm solid #000000"/>
    </style:style>
    <style:style style:name="ce2" style:family="table-cell" style:parent-style-name="Pivot_20_Table_20_Field">
      <style:table-cell-properties fo:border-bottom="0.035cm solid #000000" fo:border-left="0.071cm solid #000000" fo:border-right="0.035cm solid #000000" fo:border-top="0.035cm solid #000000"/>
    </style:style>
    <style:style style:name="ce3" style:family="table-cell" style:parent-style-name="Pivot_20_Table_20_Category">
      <style:table-cell-properties fo:border-bottom="none" fo:border-left="0.071cm solid #000000" fo:border-right="0.035cm solid #000000" fo:border-top="0.035cm solid #000000"/>
    </style:style>
    <style:style style:name="ce4" style:family="table-cell" style:parent-style-name="Pivot_20_Table_20_Category">
      <style:table-cell-properties fo:border-bottom="none" fo:border-left="0.071cm solid #000000" fo:border-right="0.035cm solid #000000" fo:border-top="none"/>
    </style:style>
    <style:style style:name="ce5" style:family="table-cell" style:parent-style-name="Pivot_20_Table_20_Category">
      <style:table-cell-properties fo:border-bottom="0.035cm solid #000000" fo:border-left="0.071cm solid #000000" fo:border-right="0.035cm solid #000000" fo:border-top="none"/>
    </style:style>
    <style:style style:name="ce6" style:family="table-cell" style:parent-style-name="Pivot_20_Table_20_Title">
      <style:table-cell-properties fo:border-bottom="0.035cm solid #000000" fo:border-left="0.071cm solid #000000" fo:border-right="none" fo:border-top="0.035cm solid #000000"/>
    </style:style>
    <style:style style:name="ce7" style:family="table-cell" style:parent-style-name="Pivot_20_Table_20_Title">
      <style:table-cell-properties fo:border-bottom="0.071cm solid #000000" fo:border-left="0.071cm solid #000000" fo:border-right="none" fo:border-top="0.035cm solid #000000"/>
    </style:style>
    <style:style style:name="ce8" style:family="table-cell" style:parent-style-name="Pivot_20_Table_20_Corner">
      <style:table-cell-properties fo:border-bottom="none" fo:border-left="none" fo:border-right="none" fo:border-top="0.071cm solid #000000"/>
    </style:style>
    <style:style style:name="ce9" style:family="table-cell" style:parent-style-name="Pivot_20_Table_20_Field">
      <style:table-cell-properties fo:border="0.035cm solid #000000"/>
    </style:style>
    <style:style style:name="ce10" style:family="table-cell" style:parent-style-name="Pivot_20_Table_20_Category">
      <style:table-cell-properties fo:border-bottom="none" fo:border-left="0.035cm solid #000000" fo:border-right="0.035cm solid #000000" fo:border-top="0.035cm solid #000000"/>
    </style:style>
    <style:style style:name="ce11" style:family="table-cell" style:parent-style-name="Pivot_20_Table_20_Category">
      <style:table-cell-properties fo:border-bottom="none" fo:border-left="0.035cm solid #000000" fo:border-right="0.035cm solid #000000" fo:border-top="none"/>
    </style:style>
    <style:style style:name="ce12" style:family="table-cell" style:parent-style-name="Pivot_20_Table_20_Category">
      <style:table-cell-properties fo:border-bottom="0.035cm solid #000000" fo:border-left="0.035cm solid #000000" fo:border-right="0.035cm solid #000000" fo:border-top="none"/>
    </style:style>
    <style:style style:name="ce13" style:family="table-cell" style:parent-style-name="Pivot_20_Table_20_Title">
      <style:table-cell-properties fo:border-bottom="0.035cm solid #000000" fo:border-left="none" fo:border-right="none" fo:border-top="0.035cm solid #000000"/>
    </style:style>
    <style:style style:name="ce14" style:family="table-cell" style:parent-style-name="Pivot_20_Table_20_Title">
      <style:table-cell-properties fo:border-bottom="0.071cm solid #000000" fo:border-left="none" fo:border-right="none" fo:border-top="0.035cm solid #000000"/>
    </style:style>
    <style:style style:name="ce15" style:family="table-cell" style:parent-style-name="Pivot_20_Table_20_Corner">
      <style:table-cell-properties fo:border-bottom="none" fo:border-left="none" fo:border-right="0.035cm solid #000000" fo:border-top="0.071cm solid #000000"/>
    </style:style>
    <style:style style:name="ce16" style:family="table-cell" style:parent-style-name="Pivot_20_Table_20_Title">
      <style:table-cell-properties fo:border-bottom="0.035cm solid #000000" fo:border-left="none" fo:border-right="0.035cm solid #000000" fo:border-top="0.035cm solid #000000"/>
    </style:style>
    <style:style style:name="ce17" style:family="table-cell" style:parent-style-name="Pivot_20_Table_20_Title">
      <style:table-cell-properties fo:border-bottom="0.071cm solid #000000" fo:border-left="none" fo:border-right="0.035cm solid #000000" fo:border-top="0.035cm solid #000000"/>
    </style:style>
    <style:style style:name="ce18" style:family="table-cell" style:parent-style-name="Pivot_20_Table_20_Field">
      <style:table-cell-properties fo:border-bottom="0.035cm solid #000000" fo:border-left="0.035cm solid #000000" fo:border-right="0.035cm solid #000000" fo:border-top="0.071cm solid #000000"/>
    </style:style>
    <style:style style:name="ce19" style:family="table-cell" style:parent-style-name="Pivot_20_Table_20_Category">
      <style:table-cell-properties fo:border-bottom="0.035cm solid #000000" fo:border-left="0.035cm solid #000000" fo:border-right="none" fo:border-top="none"/>
    </style:style>
    <style:style style:name="ce20" style:family="table-cell" style:parent-style-name="Pivot_20_Table_20_Value">
      <style:table-cell-properties fo:border-bottom="none" fo:border-left="0.035cm solid #000000" fo:border-right="none" fo:border-top="0.035cm solid #000000"/>
    </style:style>
    <style:style style:name="ce21" style:family="table-cell" style:parent-style-name="Pivot_20_Table_20_Value">
      <style:table-cell-properties fo:border-bottom="0.035cm solid #000000" fo:border-left="0.035cm solid #000000" fo:border-right="none" fo:border-top="none"/>
    </style:style>
    <style:style style:name="ce22" style:family="table-cell" style:parent-style-name="Pivot_20_Table_20_Value">
      <style:table-cell-properties fo:border-bottom="none" fo:border-left="none" fo:border-right="none" fo:border-top="0.035cm solid #000000"/>
    </style:style>
    <style:style style:name="ce23" style:family="table-cell" style:parent-style-name="Pivot_20_Table_20_Value">
      <style:table-cell-properties fo:border-bottom="0.035cm solid #000000" fo:border-left="none" fo:border-right="none" fo:border-top="none"/>
    </style:style>
    <style:style style:name="ce24" style:family="table-cell" style:parent-style-name="Pivot_20_Table_20_Result">
      <style:table-cell-properties fo:border-bottom="0.035cm solid #000000" fo:border-left="0.035cm solid #000000" fo:border-right="none" fo:border-top="0.035cm solid #000000"/>
    </style:style>
    <style:style style:name="ce25" style:family="table-cell" style:parent-style-name="Pivot_20_Table_20_Result">
      <style:table-cell-properties fo:border-bottom="0.071cm solid #000000" fo:border-left="0.035cm solid #000000" fo:border-right="none" fo:border-top="0.035cm solid #000000"/>
    </style:style>
    <style:style style:name="ce26" style:family="table-cell" style:parent-style-name="Pivot_20_Table_20_Corner">
      <style:table-cell-properties fo:border-bottom="0.035cm solid #000000" fo:border-left="none" fo:border-right="none" fo:border-top="0.071cm solid #000000"/>
    </style:style>
    <style:style style:name="ce27" style:family="table-cell" style:parent-style-name="Pivot_20_Table_20_Category">
      <style:table-cell-properties fo:border-bottom="0.035cm solid #000000" fo:border-left="none" fo:border-right="none" fo:border-top="none"/>
    </style:style>
    <style:style style:name="ce28" style:family="table-cell" style:parent-style-name="Pivot_20_Table_20_Result">
      <style:table-cell-properties fo:border-bottom="0.035cm solid #000000" fo:border-left="none" fo:border-right="none" fo:border-top="0.035cm solid #000000"/>
    </style:style>
    <style:style style:name="ce29" style:family="table-cell" style:parent-style-name="Pivot_20_Table_20_Result">
      <style:table-cell-properties fo:border-bottom="0.071cm solid #000000" fo:border-left="none" fo:border-right="none" fo:border-top="0.035cm solid #000000"/>
    </style:style>
    <style:style style:name="ce30" style:family="table-cell" style:parent-style-name="Pivot_20_Table_20_Value">
      <style:table-cell-properties fo:border-bottom="none" fo:border-left="none" fo:border-right="0.035cm solid #000000" fo:border-top="0.035cm solid #000000"/>
    </style:style>
    <style:style style:name="ce31" style:family="table-cell" style:parent-style-name="Pivot_20_Table_20_Value">
      <style:table-cell-properties fo:border-bottom="0.035cm solid #000000" fo:border-left="none" fo:border-right="0.035cm solid #000000" fo:border-top="none"/>
    </style:style>
    <style:style style:name="ce32" style:family="table-cell" style:parent-style-name="Pivot_20_Table_20_Result">
      <style:table-cell-properties fo:border-bottom="0.035cm solid #000000" fo:border-left="none" fo:border-right="0.035cm solid #000000" fo:border-top="0.035cm solid #000000"/>
    </style:style>
    <style:style style:name="ce33" style:family="table-cell" style:parent-style-name="Pivot_20_Table_20_Result">
      <style:table-cell-properties fo:border-bottom="0.071cm solid #000000" fo:border-left="none" fo:border-right="0.035cm solid #000000" fo:border-top="0.035cm solid #000000"/>
    </style:style>
    <style:style style:name="ce34" style:family="table-cell" style:parent-style-name="Pivot_20_Table_20_Corner">
      <style:table-cell-properties fo:border-bottom="0.035cm solid #000000" fo:border-left="none" fo:border-right="0.071cm solid #000000" fo:border-top="0.071cm solid #000000"/>
    </style:style>
    <style:style style:name="ce35" style:family="table-cell" style:parent-style-name="Pivot_20_Table_20_Title">
      <style:table-cell-properties fo:border-bottom="0.035cm solid #000000" fo:border-left="0.035cm solid #000000" fo:border-right="0.071cm solid #000000" fo:border-top="0.035cm solid #000000"/>
    </style:style>
    <style:style style:name="ce36" style:family="table-cell" style:parent-style-name="Pivot_20_Table_20_Result">
      <style:table-cell-properties fo:border-bottom="none" fo:border-left="0.035cm solid #000000" fo:border-right="0.071cm solid #000000" fo:border-top="0.035cm solid #000000"/>
    </style:style>
    <style:style style:name="ce37" style:family="table-cell" style:parent-style-name="Pivot_20_Table_20_Result">
      <style:table-cell-properties fo:border-bottom="0.035cm solid #000000" fo:border-left="0.035cm solid #000000" fo:border-right="0.071cm solid #000000" fo:border-top="none"/>
    </style:style>
    <style:style style:name="ce38" style:family="table-cell" style:parent-style-name="Pivot_20_Table_20_Result">
      <style:table-cell-properties fo:border-bottom="0.035cm solid #000000" fo:border-left="0.035cm solid #000000" fo:border-right="0.071cm solid #000000" fo:border-top="0.035cm solid #000000"/>
    </style:style>
    <style:style style:name="ce39" style:family="table-cell" style:parent-style-name="Pivot_20_Table_20_Result">
      <style:table-cell-properties fo:border-bottom="0.071cm solid #000000" fo:border-left="0.035cm solid #000000" fo:border-right="0.071cm solid #000000" fo:border-top="0.035cm solid #000000"/>
    </style:style>
    <style:style style:name="ce40" style:family="table-cell" style:parent-style-name="Default">
      <style:text-properties fo:font-weight="bold" style:font-weight-asian="bold" style:font-weight-complex="bold"/>
    </style:style>
  </office:automatic-styles>
  <office:body>
    <office:spreadsheet>
      <table:table table:name="Sheet3" table:style-name="ta1" table:print="false">
        <table:table-column table:style-name="co1" table:default-cell-style-name="Default"/>
        <table:table-row table:style-name="ro1">
          <table:table-cell/>
        </table:table-row>
      </table:table>
      <table:table table:name="Sheet2" table:style-name="ta1" table:print="false">
        <table:table-column table:style-name="co1" table:default-cell-style-name="ce4"/>
        <table:table-column table:style-name="co1" table:default-cell-style-name="ce11"/>
        <table:table-column table:style-name="co1" table:number-columns-repeated="3" table:default-cell-style-name="ce10"/>
        <table:table-column table:style-name="co1" table:default-cell-style-name="ce20"/>
        <table:table-column table:style-name="co1" table:number-columns-repeated="12" table:default-cell-style-name="ce22"/>
        <table:table-column table:style-name="co1" table:default-cell-style-name="ce30"/>
        <table:table-column table:style-name="co1" table:default-cell-style-name="ce36"/>
        <table:table-row table:style-name="ro1">
          <table:table-cell table:style-name="Default" office:value-type="string">
            <text:p>Filter</text:p>
          </table:table-cell>
          <table:table-cell table:style-name="Default" table:number-columns-repeated="19"/>
        </table:table-row>
        <table:table-row table:style-name="ro1">
          <table:table-cell table:style-name="Default" table:number-columns-repeated="20"/>
        </table:table-row>
        <table:table-row table:style-name="ro1">
          <table:table-cell table:style-name="ce1"/>
          <table:table-cell table:style-name="ce8" table:number-columns-repeated="3"/>
          <table:table-cell table:style-name="ce15"/>
          <table:table-cell table:style-name="ce18" office:value-type="string">
            <text:p>pagination</text:p>
          </table:table-cell>
          <table:table-cell table:style-name="ce26" table:number-columns-repeated="13"/>
          <table:table-cell table:style-name="ce34"/>
        </table:table-row>
        <table:table-row table:style-name="ro1">
          <table:table-cell table:style-name="ce2" office:value-type="string">
            <text:p>title</text:p>
          </table:table-cell>
          <table:table-cell table:style-name="ce9" office:value-type="string">
            <text:p>productlinks-href</text:p>
          </table:table-cell>
          <table:table-cell table:style-name="ce9" office:value-type="string">
            <text:p>bookimg-src</text:p>
          </table:table-cell>
          <table:table-cell table:style-name="ce9" office:value-type="string">
            <text:p>salgstext</text:p>
          </table:table-cell>
          <table:table-cell table:style-name="ce9" office:value-type="string">
            <text:p>Data</text:p>
          </table:table-cell>
          <table:table-cell table:style-name="ce19" office:value-type="float" office:value="2">
            <text:p>2</text:p>
          </table:table-cell>
          <table:table-cell table:style-name="ce27" office:value-type="float" office:value="3">
            <text:p>3</text:p>
          </table:table-cell>
          <table:table-cell table:style-name="ce27" office:value-type="float" office:value="4">
            <text:p>4</text:p>
          </table:table-cell>
          <table:table-cell table:style-name="ce27" office:value-type="float" office:value="5">
            <text:p>5</text:p>
          </table:table-cell>
          <table:table-cell table:style-name="ce27" office:value-type="float" office:value="6">
            <text:p>6</text:p>
          </table:table-cell>
          <table:table-cell table:style-name="ce27" office:value-type="float" office:value="7">
            <text:p>7</text:p>
          </table:table-cell>
          <table:table-cell table:style-name="ce27" office:value-type="float" office:value="8">
            <text:p>8</text:p>
          </table:table-cell>
          <table:table-cell table:style-name="ce27" office:value-type="float" office:value="9">
            <text:p>9</text:p>
          </table:table-cell>
          <table:table-cell table:style-name="ce27" office:value-type="float" office:value="10">
            <text:p>10</text:p>
          </table:table-cell>
          <table:table-cell table:style-name="ce27" office:value-type="float" office:value="11">
            <text:p>11</text:p>
          </table:table-cell>
          <table:table-cell table:style-name="ce27" office:value-type="float" office:value="12">
            <text:p>12</text:p>
          </table:table-cell>
          <table:table-cell table:style-name="ce27" office:value-type="string">
            <text:p>(empty)</text:p>
          </table:table-cell>
          <table:table-cell table:style-name="ce27" office:value-type="string">
            <text:p>»</text:p>
          </table:table-cell>
          <table:table-cell table:style-name="ce27" office:value-type="string">
            <text:p>&lt;</text:p>
          </table:table-cell>
          <table:table-cell table:style-name="ce35" office:value-type="string">
            <text:p>Total Result</text:p>
          </table:table-cell>
        </table:table-row>
        <table:table-row table:style-name="ro1">
          <table:table-cell table:style-name="ce3" office:value-type="string">
            <text:p>(empty)</text:p>
          </table:table-cell>
          <table:table-cell table:style-name="ce10" office:value-type="string">
            <text:p>(empty)</text:p>
          </table:table-cell>
          <table:table-cell office:value-type="string">
            <text:p>/media/1508/bog_den-danske-vinhistorie.pn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1853/9788793423145.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1857/droemtemigcd.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1860/9780955077303.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02043884.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02047943.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02048810.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02055337.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02067903.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02075731.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02078817.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02081350.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02082302.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02083804.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02101638.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02108323.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02115598.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02120547.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02124378.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02140675.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02152210.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02159578.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02161991.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02172928.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02176025.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02179101.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02199871.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02210729.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02216684.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02220353.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02227192.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02234312.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02241785.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02249934.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02250602.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02257274.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02278545.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02281644.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02284843.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02288506.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02290639.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02294576.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02303667.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11333617.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11358023.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11481196.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11543535.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11564004.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11565216.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11567845.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11568347.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11569474.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11690376.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11696521.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11699089.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11890356.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11904312.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11906682.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11915899.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11917046.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11946404.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11983492.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11984406.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11984796.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11984819.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12049555.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12049562.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12056690.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12057444.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12057451.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12057505.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12058236.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12058304.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12058403.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12058588.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12058717.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12059066.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12059790.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12060628.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12060642.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12064794.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12064930.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12064954.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40001471.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40036763.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40037319.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40055009.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40055252.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40059397.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40062465.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40610727.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40613551.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40617825.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40618211.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40618228.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40618235.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40620597.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40620610.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40622041.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40650754.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40650884.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40650921.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40652376.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40652468.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40652581.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40653588.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40654189.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40654585.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40654738.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40654769.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40654967.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40655612.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40657555.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40658514.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40658538.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40658651.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40658927.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40660302.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40661392.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40662030.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40662191.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40663402.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40665178.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40665789.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40665833.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40666090.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40666175.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40667042.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40667912.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40668018.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40668247.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40669145.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40669763.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40670189.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40673494.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40833386.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50057680.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55912069.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55912335.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55912656.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57017021.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63507813.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63531245.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63538916.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63538954.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63540735.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63541442.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63542234.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63546386.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63546676.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63546768.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63546843.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63863018.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70170123.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70170420.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71143157.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71185850.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71701739.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71810080.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71843804.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71845853.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71846171.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71846218.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71847444.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71847512.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71848304.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71849776.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71902099.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72162256.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72183008.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72183657.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72189000.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72190532.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72192949.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72305806.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72372143.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72374123.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72888057.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72889351.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72893815.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72897950.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74061090.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74061137.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74061304.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74061342.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74061397.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74061434.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74574477.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74673705.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74674405.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74674733.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74674849.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78423931.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78671035.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78878526.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78879301.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79341586.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79342163.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79342248.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79342590.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79342644.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79342880.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79342903.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79342958.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79342972.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79343085.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79343122.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79343221.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79343252.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79343306.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79343634.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79344044.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79344150.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79344976.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85160683.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85160768.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85160836.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85160942.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85160997.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88415292.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88415438.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88415612.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88415766.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88415780.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88415865.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89466071.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89466453.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89466927.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89531007.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89531038.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89531045.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89531052.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89531076.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89531083.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89531090.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89531120.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89531137.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89531144.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89531151.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89531281.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89531335.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89531359.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89531373.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89531397.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89531434.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89531441.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89531465.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89531472.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89531489.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89531496.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89531519.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89531526.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89531540.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89531557.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91011016.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91834301.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92000781.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92173065.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92467218.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92571328.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92596185.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92625939.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93142572.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93204973.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93220249.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93229006.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93229907.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93272705.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93286146.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93312418.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93423015.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93423084.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93423237.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93423268.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93423374.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93423428.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93423466.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93423503.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93423527.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93423534.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93423602.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93464407.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93678736.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93724686.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93755123.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93771031.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93771079.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93890077.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93951341.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93958487.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94082006.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97026816.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97114230.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97146613.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97150016.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98319252.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99455515.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99455546.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99508679.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99675494.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99676514.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99676569.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99676576.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99730025.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99774401.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99774456.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99837144.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99881611.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99881628.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99881635.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99881673.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99884247.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99929702.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99933624.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8799933631.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office:value-type="string">
            <text:p>/Media/DownloadetImages/9788799977949.jpg?width=280&amp;heightratio=1&amp;mode=boxpad</text:p>
          </table:table-cell>
          <table:table-cell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2" table:number-columns-repeated="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office:value-type="string">
            <text:p>/Media/DownloadetImages/9789949607938.jpg?width=280&amp;heightratio=1&amp;mode=boxpad</text:p>
          </table:table-cell>
          <table:table-cell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100 historier fra Frederiksberg</text:p>
          </table:table-cell>
          <table:table-cell table:style-name="ce10" office:value-type="string">
            <text:p>https://www.skalk.dk/webshoppen/produkter/imports/9788711904312-100-historier-fra-frederiksberg/</text:p>
          </table:table-cell>
          <table:table-cell office:value-type="string">
            <text:p>(empty)</text:p>
          </table:table-cell>
          <table:table-cell office:value-type="string">
            <text:p>Fortællingerne om 100 af de mest interessante bygninger, monumenter, statuer og steder af særlig betydning for Frederiksbergs historie. Om Frederiksberg Have, Bakkehuset, K.B. Hallen, teatre, kirkegårde, gadebelysning, lindetræer, bænke og meget mer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Siden 2016 har forfatter og politiker Nikolaj Bøgh jævnligt skrevet historiske klummer for Lokalavisen Frederiksberg og Frederiksberg Bladet. I denne bog har han udvidet de første 100 historier, som der er taget helt nye billeder til af fotograf Thomas Howalt Andersen. Bogen indeholder også et kort over Frederiksberg med markering af de 100 steder .</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1864 i billeder</text:p>
          </table:table-cell>
          <table:table-cell table:style-name="ce10" office:value-type="string">
            <text:p>https://www.skalk.dk/webshoppen/produkter/imports/9788702120547-1864-i-billeder/</text:p>
          </table:table-cell>
          <table:table-cell office:value-type="string">
            <text:p>(empty)</text:p>
          </table:table-cell>
          <table:table-cell office:value-type="string">
            <text:p>Med sine to bøger om krigen 1864 – SLAGTEBÆNK DYBBØL og DOMMEDAG ALS – har Tom Buk-Swienty genoplivet en krig med afgørende betydning for Danmark og den danske selvforståelse. Begge bøger var illustrerede, men udelukkende med gamle sort-hvide fotos og nogle enkelte stregtegninger. Der findes imidlertid et stort og meget spændende billedmateriale om de to krige, alt fra store oliemalerier over træsnit, akvareller og satiretegninger til soldaternes egne skitser. Det er disse illustrationer, vi nu bruger til at fortælle historien om krigen 1864 på en ny måde - 1864 ILLUSTRERET.</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1864. Dommedag Als</text:p>
          </table:table-cell>
          <table:table-cell table:style-name="ce10" office:value-type="string">
            <text:p>https://www.skalk.dk/webshoppen/produkter/imports/9788702210729-1864-dommedag-als/</text:p>
          </table:table-cell>
          <table:table-cell office:value-type="string">
            <text:p>(empty)</text:p>
          </table:table-cell>
          <table:table-cell office:value-type="string">
            <text:p>Genudgivelse i maxipaperback Klokken to om natten den 29. juni 1864 glider en sværm af prøjsiske landgangsbåde ud på det spejlblanke sund med kurs mod Als, hvor den danske hær befinder sig. Da de er halvvejs, opdager danskerne dem. Det afgørende slag kan begynde. Krigen 1864 sluttede nemlig ikke med blodbadet ved Dybbøl den 18. april. Så langt fra. Efter heftige kampe på Als den 29. juni måtte den danske hær flygte og forskanse sig på Fyn. I København udbrød panik. Ville Danmark gå under? DOMMEDAG ALS er, som SLAGTEBÆNK DYBBØL, en stor dokumentarisk fortælling om krig og fred, der på dansk side starter med fatal selvovervurdering og ender i et morads af tab og smerte.</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Aarhus i årtier - 1970'erne</text:p>
          </table:table-cell>
          <table:table-cell table:style-name="ce10" office:value-type="string">
            <text:p>https://www.skalk.dk/webshoppen/produkter/imports/9788740618228-aarhus-i-aartier-1970erne/</text:p>
          </table:table-cell>
          <table:table-cell office:value-type="string">
            <text:p>(empty)</text:p>
          </table:table-cell>
          <table:table-cell office:value-type="string">
            <text:p>I Aarhus i årtier inviterer TURBINE, Den Gamle By og Stadsarkivet i Aarhus læserne med på en tidsrejse tilbage til en svunden tid. Bogen om Aarhus i 70’erne er tredje bind i en storstilet serie på fire bøger om Aarhus' historie fortalt i billeder.</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Aarhus i årtier - 60'erne</text:p>
          </table:table-cell>
          <table:table-cell table:style-name="ce10" office:value-type="string">
            <text:p>https://www.skalk.dk/webshoppen/produkter/imports/9788740618211-aarhus-i-aartier-60erne/</text:p>
          </table:table-cell>
          <table:table-cell office:value-type="string">
            <text:p>(empty)</text:p>
          </table:table-cell>
          <table:table-cell office:value-type="string">
            <text:p>Århus i 60’erne fortalt i billederDe danske byer forandrer sig i disse år med hastige skridt. Måske især i Aarhus, hvor gammelt rives ned og der bygges nyt som aldrig før. I en tid med store forandringer kan det være godt at kigge tilbage i tiden - på en svunden by, der så meget anderledes ud end det moderne Aarhus.I ”Aarhus i årtier” inviterer TURBINE, Den Gamle by og Stadsarkivet i Aarhus læserne med tilbage på en tidsrejse til en svunden tid. Bogen om Aarhus I 60’erne er andet bind i en planlagt storstilet serie på fire bøger om Aarhus' historie fortalt i billeder.Bogen fortæller om 60’ernes Århus. Et årti med voldsomme forandringer i bybilledet. Store gadegennembrud blev planlagt, men gudskelov forhindret  af bl.a. den fremsynede borgmester Bernhardt Jensen. Nye store boligområder opstod rundt om byen.Det er de billeder, denne bog præsenterer – her i blandt hidtil usete og unikke fotografier, der stammer fra billedsamlingerne i Den Gamle By og Aarhus.Bogen er redigeret og sat sammen af stadsarkivar Søren Bitsch Christensen fra Aarhus Stadsarkiv.”Aarhus i Årtier” vil udkomme med en stor lokal mediedækning og med opbakning fra Den Gamle By og Stadsarkivet, der flittigt vil fortælle om bogen via deres egne medier.“Dengang byen selv lavede øl og solen altid skinnede om sommeren. Vidunderlig bog om Aarhus i 1950' erne - fortalt i billeder”. Anmeldelse af bind 1 af serien i Aarhus Stiftstidende.</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Aarhus i årtier – 1980'erne</text:p>
          </table:table-cell>
          <table:table-cell table:style-name="ce10" office:value-type="string">
            <text:p>https://www.skalk.dk/webshoppen/produkter/imports/9788740618235-aarhus-i-aartier-1980erne/</text:p>
          </table:table-cell>
          <table:table-cell office:value-type="string">
            <text:p>(empty)</text:p>
          </table:table-cell>
          <table:table-cell office:value-type="string">
            <text:p>I Aarhus i årtier inviterer Turbine, Den Gamle By og Stadsarkivet i Aarhus læserne med tilbage på en tidsrejse til en svunden tid. Bogen om Aarhus i 80’erne er fjerde og sidste bind i en storstilet serie på om Aarhus' historie fortalt i billeder.</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Aarhusianske gadenavne: Historien om 760 gade- og vejnavne i Aarhus kommune</text:p>
          </table:table-cell>
          <table:table-cell table:style-name="ce10" office:value-type="string">
            <text:p>https://www.skalk.dk/webshoppen/produkter/imports/9788740652468-aarhusianske-gadenavne-historien-om-760-gade-og-vejnavne-i-aarhus-kommune/</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Afrodite i den tidlige græske epik</text:p>
          </table:table-cell>
          <table:table-cell table:style-name="ce10" office:value-type="string">
            <text:p>https://www.skalk.dk/webshoppen/produkter/imports/9788763546676-afrodite-i-den-tidlige-graeske-epik/</text:p>
          </table:table-cell>
          <table:table-cell office:value-type="string">
            <text:p>(empty)</text:p>
          </table:table-cell>
          <table:table-cell office:value-type="string">
            <text:p>Den tidligste litteratur, der er bevaret fra den græske verden, er fortællende, episke digte, der i varierende omfang skildrer gudernes oprindelse, historie og forhold til menneskene. Afrodite, den græske gudinde for sex og forførelse, er blandt de græske guder, der hyppigst optræder i den tidlige græske poesi.</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Dette til trods har Afrodite ikke nydt megen opmærksomhed i forskningslitteraturen. Afrodite i den tidlige græske epik udgør således den første systematiske analyse af Afroditeskildringen hos Homer, Hesiod og i de Homeriske Hymner.</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Med perspektiver til sumerisk digtning og til det babylonske epos Gilgamesh bidrager bogen ligeledes til forskningen i den mesopotamiske kulturs påvirkning af den tidlige græske poesi og mytologi.</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Aggersborg i vikingetiden</text:p>
          </table:table-cell>
          <table:table-cell table:style-name="ce10" office:value-type="string">
            <text:p>https://www.skalk.dk/webshoppen/produkter/imports/9788788415865-aggersborg-i-vikingetiden/</text:p>
          </table:table-cell>
          <table:table-cell office:value-type="string">
            <text:p>(empty)</text:p>
          </table:table-cell>
          <table:table-cell office:value-type="string">
            <text:p>Aggersborg er den største af de monumentale ringborge, som kong Harald Blåtand lod opføre i anden halvdel af 900-årene. Borgen lå med vid udsigt over Limfjorden, på et strategisk vigtigt sted. Sammen med andre danske ringborge som Trelleborg og Fyrkat spillede Aggersborg en central rolle i vikingetiden.</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Bogen gør rede for Nationalmuseets store udgravninger af både borgen og den ældre bebyggelse. Med udgangspunkt i resultaterne gives et nyt indblik i Danmarks historie i denne brydningstid og i de politiske og kulturelle forbindelser med Europa.</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Hvor borgen blev anlagt, havde der før ligget en stor vikingetidsbebyggelse. De usædvanligt velbevarede rester af bygninger og de mange genstandsfund giver vigtige oplysninger om bebyggelsens fysiske og sociale struktur, udvikling og boligkultur samt om den materielle kultur.</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Alverdens vikinger</text:p>
          </table:table-cell>
          <table:table-cell table:style-name="ce10" office:value-type="string">
            <text:p>https://www.skalk.dk/webshoppen/produkter/imports/9788772162256-alverdens-vikinger/</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Amalfitavlen</text:p>
          </table:table-cell>
          <table:table-cell table:style-name="ce10" office:value-type="string">
            <text:p>https://www.skalk.dk/webshoppen/produkter/imports/9788712059790-amalfitavlen/</text:p>
          </table:table-cell>
          <table:table-cell office:value-type="string">
            <text:p>(empty)</text:p>
          </table:table-cell>
          <table:table-cell office:value-type="string">
            <text:p>Denne bog præsenterer for første gang på dansk en vigtig kilde til middelalderens søret og kaster dermed nyt lys over Middelhavets handelsforbindelser. Det drejer sig om et håndskrift, Amalfitavlen, med søretten fra byen Amalfi, der ligger i det sydlige Italien på en af verdens smukkeste kyststrækninger og i dag tiltrækker besøgende fra hele verden.</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Amalienborg - dansk udgave</text:p>
          </table:table-cell>
          <table:table-cell table:style-name="ce10" office:value-type="string">
            <text:p>https://www.skalk.dk/webshoppen/produkter/imports/9788702124378-amalienborg-dansk-udgave/</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Anne Franks Dagbog</text:p>
          </table:table-cell>
          <table:table-cell table:style-name="ce10" office:value-type="string">
            <text:p>https://www.skalk.dk/webshoppen/produkter/imports/9788711358023-anne-franks-dagbog/</text:p>
          </table:table-cell>
          <table:table-cell office:value-type="string">
            <text:p>(empty)</text:p>
          </table:table-cell>
          <table:table-cell office:value-type="string">
            <text:p>Anne Franks Dagbog er skrevet af den purunge, jødiske pige, der måtte gå under jorden i Amsterdam i 1942. Ingen anden bog giver en så menneskelig og følsom skildring af jødernes vilkår under Anden Verdenskrig. </text:p>
            <text:p>På sin 13 års fødselsdag fik Anne Frank en dagbog, som hun straks tog i brug. Det blev starten til denne gribende beretning om hendes families dagligdag i deres skjulested i ?Baghuset? og deres frygt, angst og håb frem til august 1944, hvor familien blev angivet og deporteret. </text:p>
            <text:p>Kun Annes far overlevede krigen og udgav i 1947 første gang datterens dagbog, der siden er udkommet i utallige udgaver og på alverdens sprog.</text:p>
            <text:p/>
            <text:p>Flaptekster:</text:p>
            <text:p>Anne Frank blev født den 12. juni 1929. Sommeren 1942 gik hun og hendes familie under jorden på flugt fra nazisterne. I august 1944 blev deres gemmested afsløret. Anne Frank døde i koncentrationslejren Bergen-Belsen tre måneder før sin sekstens års fødselsdag, og blot en måned før lejren blev befriet af britiske tropper. </text:p>
            <text:p>Anne Franks Dagbog er et af de vigtigste vidnesbyrd om udslettelsen af Europas jøder under Anden Verdenskrig. Den skildrer et liv på flugt, et liv under jorden. Alligevel opfatter Anne ikke sig selv som et offer, men fremtræder som en livlig, klarsynet og selvstændig ung pige med sine problemer, længsler, drømme og håb - hvilket blot gør hendes vidnesbyrd endnu stærkere. </text:p>
            <text:p/>
            <text:p>12. juni 1942 </text:p>
            <text:p>Jeg håber, jeg vil kunne betro dig alt; som jeg aldrig før har kunnet betro mig til nogen, og jeg håber at du vil blive en stor støtte for mig. </text:p>
            <text:p/>
            <text:p>4. august 1943 </text:p>
            <text:p>Nu da vi har været Baghusbeboere i mere end et år, ved du en hel del om vores liv, men det er umuligt at give dig et fuldstændigt billede af det. Alting er så helt, helt anderledes end under normale omstændigheder og hos almindelige mennesker. For at give dig mulighed for et dybere indblik i vores liv, vil jeg i de følgende breve af og til beskrive en del af en ganske almindelig dag. I dag begynder jeg med aftenen og natten. </text:p>
            <text:p>Omslaget på denne udgave er gengivet efter den originale ternede bog, Anne Frank fik i fødselsdagsgave i 1942.</text:p>
          </table:table-cell>
          <table:table-cell office:value-type="string">
            <text:p>Sum - pris</text:p>
          </table:table-cell>
          <table:table-cell table:number-columns-repeated="15"/>
        </table:table-row>
        <table:table-row table:style-name="ro1">
          <table:table-cell/>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table-cell table:style-name="ce10" office:value-type="string">
            <text:p>https://www.skalk.dk/webshoppen/produkter/imports/9788711984819-anne-franks-dagbog/</text:p>
          </table:table-cell>
          <table:table-cell office:value-type="string">
            <text:p>(empty)</text:p>
          </table:table-cell>
          <table:table-cell office:value-type="string">
            <text:p>Anne Franks dagbog er den virkelige historie om den unge, jødiske pige, der må gå under jorden med sin familie i Amsterdam på flugt fra nazisterne. Hun får en dagbog i 13-års fødselsdagsgave, og i den beskriver hun sine oplevelser i årene 1942 til 1944, hvor familien skjuler sig i "Baghuset" og til slut bliver angivet og deporteret til koncentrationslejren Bergen-Belsen. Her ender Anne sine dage blot en måned før lejren befries af de engelske tropper.</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Bogen er et af de vigtigste vidnesbyrd om udslettelsen af Europas jøder under Anden Verdenskrig. Den skildrer et liv på flugt, et liv under jorden. Alligevel opfatter Anne ikke sig selv som et offer, men fremtræder som en livlig, klarsynet og selvstændig ung pige med sine problemer, længsler, drømme og håb - hvilket bare gør hendes vidnesbyrd endnu stærkere. Kun Annes far overlevede krigen, og han udgav i 1947 første gang datterens dagbog, der siden er udkommet i utallige udgaver og på alverdens sprog.</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Flot ny udgave med forord af Kirsten Nilsson og i ny oversættelse af Aino Roscher Kristensen.</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Ny oversættelse af evigt aktuel bog om den ultimative forfølgelse og undertrykkelse.</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Antikken omkring os</text:p>
          </table:table-cell>
          <table:table-cell table:style-name="ce10" office:value-type="string">
            <text:p>https://www.skalk.dk/webshoppen/produkter/imports/9788712064930-antikken-omkring-os/</text:p>
          </table:table-cell>
          <table:table-cell office:value-type="string">
            <text:p>(empty)</text:p>
          </table:table-cell>
          <table:table-cell office:value-type="string">
            <text:p>På pladser og torve står rytterstatuerne af vores konger som romerske kejsere. Monumenter og buster bliver revet ned og ødelagt over hele verden, ligesom det skete for Nero og Caligula. Vores måneder har latinske navne. På stjernehimlen over os lyser Venus, Jupiter og de andre romerske guder som vores solsystems planeter. De græske dramaer om Medea, Elektra og Antigone bliver igen og igen sat op på vores teatre. Unge digtere skriver oven på de klassiske myter.</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Arbejderkvinder og kvindearbejde i København ca. 1870-1906</text:p>
          </table:table-cell>
          <table:table-cell table:style-name="ce10" office:value-type="string">
            <text:p>https://www.skalk.dk/webshoppen/produkter/imports/9788711946404-arbejderkvinder-og-kvindearbejde-i-koebenhavn-ca-1870-1906/</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Arnhem - Slaget om broerne 1944</text:p>
          </table:table-cell>
          <table:table-cell table:style-name="ce10" office:value-type="string">
            <text:p>https://www.skalk.dk/webshoppen/produkter/imports/9788711696521-arnhem-slaget-om-broerne-1944/</text:p>
          </table:table-cell>
          <table:table-cell office:value-type="string">
            <text:p>(empty)</text:p>
          </table:table-cell>
          <table:table-cell office:value-type="string">
            <text:p>Antony Beevor fortæller her den sande historie om kampene ved Arnhem. Det er en uforglemmelig og gribende beretning, der handler om meget mere end et enkelt dramatisk slag - den undersøger også, hvad krig egentlig handler om.</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Den 17. september 1944 hørte generaloberst Kurt Student, grundlæggeren af Nazitysklands faldskærmstropper, det voksende brøl af flymotorer. Han gik ud på sin altan med udsigt over det flade landskab i det sydlige Holland for at se de allieredes Dakotaer og svævefly nærme sig. Og han kiggede misundeligt op på den massive demonstration af faldskærmstroppernes overmagt.</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Operation Market Garden skulle have afsluttet krigen ved at indtage broerne over Rhinens nedre løb. Det var en dristig plan, der slog fejl. Tabstallene var store, især for hollænderne, som satte alt på spil for at hjælpe. De tyske gengældelsesaktioner var ubarmhjertige og fortsatte, indtil krigen var ovr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Bebyggelse på Samsø</text:p>
          </table:table-cell>
          <table:table-cell table:style-name="ce10" office:value-type="string">
            <text:p>https://www.skalk.dk/webshoppen/produkter/imports/9788793423466-bebyggelse-paa-samsoe/</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Bedraget - Sagen om Nordisk Fjer</text:p>
          </table:table-cell>
          <table:table-cell table:style-name="ce10" office:value-type="string">
            <text:p>https://www.skalk.dk/webshoppen/produkter/imports/9788711481196-bedraget-sagen-om-nordisk-fjer/</text:p>
          </table:table-cell>
          <table:table-cell office:value-type="string">
            <text:p>(empty)</text:p>
          </table:table-cell>
          <table:table-cell office:value-type="string">
            <text:p>"Brillant debuterende forfatter." David Rehling, Information</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Denne fantastiske bog på 750 sider er et lærestykke i, hvad der sker, når mennesker er medløbere." Ulla Bechsgaard, Jyllands-Posten</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En af de bedste erhvervsbøger, jeg nogensinde har læst." Kristian Lund, Børsen</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Trekvart tusind åndeløst spændende sider." Poul Pilgaard Johnsen, Weekendavisen</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BEDRAGET har siden september 2013 solgt mere end 25.000 eksemplarer. Bogen udkom til flotte anmeldelser og fyldig omtale i de trykte og elektroniske medier. Nu kommer bogen i softcover-udgave i forbindelse med 25-året for afsløringen af bedraget i Nordisk Fjer.</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Natten til den 18. november 1990 begår Johannes Petersen selvmord. Dagen efter går Nordisk Fjer i betalingsstandsning, og i de følgende måneder oprulles danmarkshistoriens største erhvervsskandale med svindel og gæld for flere milliarder kroner. Historien om Nordisk Fjer handler om en hæderkronet, solid dansk virksomhed, som blev spundet ind i et så kompliceret net af bedrag, at hverken medarbejdere, bestyrelse, revisorer eller medier dengang forstod, hvordan det hang sammen, og også efterforskningen havde efterfølgende svært ved at trænge til bunds i sagen. Den historie fortælles her for første gang.</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Bidrag til Danmarks indvandringshistorie</text:p>
          </table:table-cell>
          <table:table-cell table:style-name="ce10" office:value-type="string">
            <text:p>https://www.skalk.dk/webshoppen/produkter/imports/9788740654738-bidrag-til-danmarks-indvandringshistorie/</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Blod og Jord</text:p>
          </table:table-cell>
          <table:table-cell table:style-name="ce10" office:value-type="string">
            <text:p>https://www.skalk.dk/webshoppen/produkter/imports/9788740620597-blod-og-jord/</text:p>
          </table:table-cell>
          <table:table-cell office:value-type="string">
            <text:p>(empty)</text:p>
          </table:table-cell>
          <table:table-cell office:value-type="string">
            <text:p>Blod og Jord er en dokumentarisk fortælling om fire skæbner i det dansk-tyske grænseland i tiden omkring 2. verdenskrig. De tilhører henholdsvis det tyske og det danske mindretal på hver sin side af grænsen, men trækker alle af forskellige årsager i tysk uniform for at slås for Nazi-Tyskland, hvorved de ender som kastebolde i et spil, de ikke selv er herrer over, og må forvalte deres skæbne bedst muligt under de givne omstændigheder.</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Boller Slot i 650 år</text:p>
          </table:table-cell>
          <table:table-cell table:style-name="ce10" office:value-type="string">
            <text:p>https://www.skalk.dk/webshoppen/produkter/imports/9788789531373-boller-slot-i-650-aar/</text:p>
          </table:table-cell>
          <table:table-cell office:value-type="string">
            <text:p>(empty)</text:p>
          </table:table-cell>
          <table:table-cell office:value-type="string">
            <text:p>Boller er kendt som det ufrivillige hjem for Christian 4.s forstødte hustru Kirsten Munk. Stedets historie begynder i den sene middelalders urolige år, fortsætter gennem renæssancens byggeri ved Holger Rosenkrantz og Karen Gyldenstierne, Frijsernes epoke samt omfatter berømte og kulørte kongelige besøg. Bogen undersøger hverdaglivet for herskab, ansatte og fæstere, deres livsvilkår på mark og i skov, have og gartneri, møller, fæstegårde og hospital. Husmandsudstykninger og plejehjem i unikke kulturhistoriske rammer afrunder bogen.</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Bonde, stat og hjem</text:p>
          </table:table-cell>
          <table:table-cell table:style-name="ce10" office:value-type="string">
            <text:p>https://www.skalk.dk/webshoppen/produkter/imports/9788779344044-bonde-stat-og-hjem/</text:p>
          </table:table-cell>
          <table:table-cell office:value-type="string">
            <text:p>(empty)</text:p>
          </table:table-cell>
          <table:table-cell office:value-type="string">
            <text:p>-Bonde, stat og hjem er en kulturhistorisk undersøgelse af forholdet mellem demokratiudvikling og national identitet i Norden fra ca. 1740 til 1940. Bogen omfatter Norden som helhed, dvs. Danmark, Norge, Sverige, Finland og Island. Norden var i denne periode kendetegnet ved en tæt sammenvævning af en stærk statsmagt, en livskraftig tradition blandt bønderne for foreningsliv og en ansvarlig arbejderbevægelse. Bogen argumenterer for, at nationalismen - i modsætning til den traditionelle opfattelse - var en progressiv og moderniserende størrelse, der fremmede indførelsen af demokrati. I Norden er der en tæt forbindelse mellem solidaritet, politisk fællesskab, demokrati og nationalisme, samtidig med at nationalismen her som andre steder var et dybt emotionelt anliggende.</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Børnespejlet</text:p>
          </table:table-cell>
          <table:table-cell table:style-name="ce10" office:value-type="string">
            <text:p>https://www.skalk.dk/webshoppen/produkter/imports/9788789531120-boernespejlet/</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Bornholm besat</text:p>
          </table:table-cell>
          <table:table-cell table:style-name="ce10" office:value-type="string">
            <text:p>https://www.skalk.dk/webshoppen/produkter/imports/9788702115598-bornholm-besat/</text:p>
          </table:table-cell>
          <table:table-cell office:value-type="string">
            <text:p>(empty)</text:p>
          </table:table-cell>
          <table:table-cell office:value-type="string">
            <text:p>Ved middagstid 7. maj 1945 fløj russiske fly ind over Rønne og Nexø og sønderbombede de to byer. Mange blev dræbt, begge byer blev lagt i ruiner, og mens det øvrige Danmark jublede over befrielsen, gik Den Røde Hær i land og besatte øen. Bornholm skulle først blive rigtigt frit 5. april 1946 - knap et år efter resten af landet. I BORNHOLM BESAT fortæller journalist Jesper Gaarskjær historien om Bornholms besættelse - lige fra tyskerne ankommer til øen, til russerne forlader den. Det er en beretning med masser af drama i form af stikkerlikvideringer, bombeattentater og klipning af feltmadrasser, men det er i lige så høj grad en beretning, der viser, at den russiske besættelse ikke var så uproblematisk, som den sidenhen er blevet fremstillet. Bogen dokumenterer de talrige russiske overgreb på den danske ø, heriblandt overfald, plyndringer, røverier og gruppevoldtægter, og afdækker samtidig det politiske spil bag kulisserne: De danske politikere vidste nemlig besked, men foretog sig intet - af frygt for Stalin. Og på Bornholm følte man sig glemt, svigtet og forladt.</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Bornholm med Ertholmene</text:p>
          </table:table-cell>
          <table:table-cell table:style-name="ce10" office:value-type="string">
            <text:p>https://www.skalk.dk/webshoppen/produkter/imports/9788740654189-bornholm-med-ertholmene/</text:p>
          </table:table-cell>
          <table:table-cell office:value-type="string">
            <text:p>(empty)</text:p>
          </table:table-cell>
          <table:table-cell office:value-type="string">
            <text:p>Bogen vil være god til alle gæster og besøgende, men såmænd også til fastboende – her kan alle blive mere fortrolige med den ø, vi alle sammen elsker.</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Bornholm er en ø med meget at byde på og er samtidig et øland, der har så godt som alt – for man finder det hele på denne østdanske ø. Bornholms urtid og forhistorie går tilbage til oldtiden, og geologisk fra Jordens tidligste tider med eksempelvis fund af fascinerende dinosaurfossiler, gådefulde solsten og billedskønne guldgubber, frem til spændende middelalderborge og frihedskrige og op til industriens tider, som alt bæres til skue i denne bog.</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Bornholm er enestående på mange måder – øen har en eventyrlig og i dansk sammenhæng helt unik natur med ejendommelige bjerg- og jordarter samt sin helt egen kultur på en mageløs plads i Østersøen.</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I bogen finder man også de små historier. De, som handler om rene bornholmske begivenheder og tildragelser, der spænder fra folkeeventyr, kunst, personer, kirker, hændelser, almuemål med mere – og de behøver såmænd ikke at være højtravende eller skelsættende. De er stadig en del af den store fortælling og får dermed en vigtig plads i denne udgivelse, så man så at sige kommer hele øen rundt.</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Bræt og brik</text:p>
          </table:table-cell>
          <table:table-cell table:style-name="ce10" office:value-type="string">
            <text:p>https://www.skalk.dk/webshoppen/produkter/imports/9788789531045-braet-og-brik/</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Breve fra Anders</text:p>
          </table:table-cell>
          <table:table-cell table:style-name="ce10" office:value-type="string">
            <text:p>https://www.skalk.dk/webshoppen/produkter/imports/9788702043884-breve-fra-anders/</text:p>
          </table:table-cell>
          <table:table-cell office:value-type="string">
            <text:p>(empty)</text:p>
          </table:table-cell>
          <table:table-cell office:value-type="string">
            <text:p>Omkring 6.300 danske sømænd sejlede på verdenshavene for de allierede under Anden Verdenskrig. En af dem var Anders Hansen, andenstyrmand på ØK-skibet Panama, og det er hans historie, der folder fortællingen om de danske krigssejlere ud. Deres indsats var uden sammenligning Danmarks største bidrag til den allierede krigsførelse fra september 1939 til 1945.</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Bronzealderens helleristninger som solkalender</text:p>
          </table:table-cell>
          <table:table-cell table:style-name="ce10" office:value-type="string">
            <text:p>https://www.skalk.dk/webshoppen/produkter/imports/9788793286146-bronzealderens-helleristninger-som-solkalender/</text:p>
          </table:table-cell>
          <table:table-cell office:value-type="string">
            <text:p>(empty)</text:p>
          </table:table-cell>
          <table:table-cell office:value-type="string">
            <text:p>Bogen omhandler helleristningernes billedmotiver på de bornholmske klippeflader. Den nyeste forskning med vægt på den astronomiske kalenderteori er baseret på mange års iagttagelser, der her er dokumenteret med foto samt opmålinger af helleristningernes retninger. For bronzealderens mennesker var observationer af solopgange og solnedgange, samt stjerner og månens bevægelser, af stor betydning. Disse er rigt beskrevet og tydeliggjort i denne bog ved fotografier, skemaer, tegninger og kort. Flere kapitler er krydret med lokale historier, sagn og tegninger, der kan knyttes til lokaliteterne. Mange helleristninger ligger højt i landskabet i naturskønne omgivelser og med udsigt ud over Østersøen, og bogen kan derfor også benyttes som en turguide til helleristningerne. Især når solen står op eller går ned, er det en særlig smuk oplevelse at se hvordan skygger dannes i helleristningernes fordybninger, som således tydeliggøres. Mogens Jensen</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Bygning og bolig, gård og toft</text:p>
          </table:table-cell>
          <table:table-cell table:style-name="ce10" office:value-type="string">
            <text:p>https://www.skalk.dk/webshoppen/produkter/imports/9788793423428-bygning-og-bolig-gaard-og-toft/</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C.F. Hansen i Danmark og Tyskland</text:p>
          </table:table-cell>
          <table:table-cell table:style-name="ce10" office:value-type="string">
            <text:p>https://www.skalk.dk/webshoppen/produkter/imports/9788778878526-cf-hansen-i-danmark-og-tyskland/</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Carsten Høeg - Forsker og menneske</text:p>
          </table:table-cell>
          <table:table-cell table:style-name="ce10" office:value-type="string">
            <text:p>https://www.skalk.dk/webshoppen/produkter/imports/9788797150016-carsten-hoeeg-forsker-og-menneske/</text:p>
          </table:table-cell>
          <table:table-cell office:value-type="string">
            <text:p>(empty)</text:p>
          </table:table-cell>
          <table:table-cell office:value-type="string">
            <text:p>Professor, dr. phil. CARSTEN HØEG (1896 – 1961) var en af 1900-tallets mest fremtrædende danske videnskabsmænd. Han var professor i klassisk filologi ved Københavns Universitet fra 1926 til sin død og en international pioner inden for udforskningen af byzantinsk musik. Han spillede desuden en betydelig rolle i modstands-bevægelsen under Danmarks besættelse 1940-45.</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Christian lll´s krigsbog</text:p>
          </table:table-cell>
          <table:table-cell table:style-name="ce10" office:value-type="string">
            <text:p>https://www.skalk.dk/webshoppen/produkter/imports/9788740667042-christian-lll-s-krigsbog/</text:p>
          </table:table-cell>
          <table:table-cell office:value-type="string">
            <text:p>(empty)</text:p>
          </table:table-cell>
          <table:table-cell office:value-type="string">
            <text:p>Christian III’s krigsbog er en næsten 500 år gammel original tysk tekst, ”Kriegs Memorial”, som i dag befinder sig på Det Kgl. Bibliotek, der ikke tidligere har været oversat til dansk. Forfatterne har oversat teksten samt foretaget en transskription af den. Bogen har tilhørt kong Christian III (1503-1559), og forfatterne har sat indholdet i relation til de historiske og krigshistoriske begivenheder omkring Reformationen i Danmark og øvrige Europa, hvilket har givet en enestående mulighed for at belyse forskellige kulturhistoriske aspekter af livet i og omkring en 1500-tals landsknægthær. Christian III’s Krigsbog er bl.a. illustreret med 11 kolorerede helsides illustrationer fra originalmanuskriptet.</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Christianshavnerliv</text:p>
          </table:table-cell>
          <table:table-cell table:style-name="ce10" office:value-type="string">
            <text:p>https://www.skalk.dk/webshoppen/produkter/imports/9788712057451-christianshavnerliv/</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Christoffer Columbus</text:p>
          </table:table-cell>
          <table:table-cell table:style-name="ce10" office:value-type="string">
            <text:p>https://www.skalk.dk/webshoppen/produkter/imports/9788702290639-christoffer-columbus/</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Civilisationernes Verdenshistorie</text:p>
          </table:table-cell>
          <table:table-cell table:style-name="ce10" office:value-type="string">
            <text:p>https://www.skalk.dk/webshoppen/produkter/imports/9788770170420-civilisationernes-verdenshistorie/</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Da danskerne fik Dannebrog</text:p>
          </table:table-cell>
          <table:table-cell table:style-name="ce10" office:value-type="string">
            <text:p>https://www.skalk.dk/webshoppen/produkter/imports/9789949607938-da-danskerne-fik-dannebrog/</text:p>
          </table:table-cell>
          <table:table-cell office:value-type="string">
            <text:p>(empty)</text:p>
          </table:table-cell>
          <table:table-cell office:value-type="string">
            <text:p>Hvad er den historiske virkelighed bag legenden om Dannebrog? Historien siger jo, at banneret faldt fra himlen under et voldsomt slag mellem danske korsfarere og estiske krigere i den nordlige del af Estland i 1219 – men er det nu også helt sandt? Det forsøger nærværende bog at give et svar på gennem en skildring af de ideer, forestillinger og konkrete samfundsstrukturer, der herskede blandt danskerne og esterne på det tidspunkt, hvor de tørnede sammen på slagmarken, men også kom til at præge hinanden i al den tid, hvor Estland forblev en del af den danske konges besiddelser. </text:p>
            <text:p/>
            <text:p>Bogens fire forfattere – to fra Estland og to fra Danmark – er hver især eksperter inden for deres respektive fagområder (arkæologien, kunsthistorien, kirke- og middelalderhistorien) og præsenterer her et nyt bud på, hvordan vi skal forstå et vigtigt kapitel i de to landes fælles histori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Da danskerne ville omvende Verden</text:p>
          </table:table-cell>
          <table:table-cell table:style-name="ce10" office:value-type="string">
            <text:p>https://www.skalk.dk/webshoppen/produkter/imports/9788712058304-da-danskerne-ville-omvende-verden/</text:p>
          </table:table-cell>
          <table:table-cell office:value-type="string">
            <text:p>(empty)</text:p>
          </table:table-cell>
          <table:table-cell office:value-type="string">
            <text:p>FORTÆLLINGEN OM DANSK MISSION OG HVORDAN TUSINDVIS AF MÆND OG KVINDER FRA ALLE DELE AF SAMFUNDET TOG TIL AFRIKA, MELLEMØSTEN, INDIEN OG KINA FOR AT DRIVE HOSPITALER, SKOLER OG OMVENDE VERDEN</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Da spaniolerne kom</text:p>
          </table:table-cell>
          <table:table-cell table:style-name="ce10" office:value-type="string">
            <text:p>https://www.skalk.dk/webshoppen/produkter/imports/9788789531083-da-spaniolerne-kom/</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Da vikingerne mødte korset</text:p>
          </table:table-cell>
          <table:table-cell table:style-name="ce10" office:value-type="string">
            <text:p>https://www.skalk.dk/webshoppen/produkter/imports/9788774673705-da-vikingerne-moedte-korset/</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Daily Life at the Turn of the Neolithic</text:p>
          </table:table-cell>
          <table:table-cell table:style-name="ce10" office:value-type="string">
            <text:p>https://www.skalk.dk/webshoppen/produkter/imports/9788793423145-daily-life-at-the-turn-of-the-neolithic/</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Danmark og Færøerne</text:p>
          </table:table-cell>
          <table:table-cell table:style-name="ce10" office:value-type="string">
            <text:p>https://www.skalk.dk/webshoppen/produkter/imports/9788763538916-danmark-og-faeroeerne/</text:p>
          </table:table-cell>
          <table:table-cell office:value-type="string">
            <text:p>(empty)</text:p>
          </table:table-cell>
          <table:table-cell office:value-type="string">
            <text:p>Det er sandsynligvis for sent at forsøge at skabe et egentligt fællesskab mellem de to lande, men at øge kendskabet til og opmærksomheden på Færøerne må være afgørende, hvis vi stadig skal kunne berettige rigsfællesskabets eksistens. Det er bogens håb at være med til at kaste et nyt og mere tidssvarende lys over og bidrage til en bredere forståelse af den dansk-færøske relations historie og udvikling.</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I Danmark og Færøerne tegner forfatteren et portræt af de dansk-færøske relationer de seneste ca. 150 år. Med tre nedslag i debatterne, i 1850’erne, 1940’erne og det seneste tiår, beskriver forfatteren de forandringer, relationerne har gennemløbet. Fra diskussionen omkring Færøernes indtræden i den danske Rigsdag i 1850’erne og frem til i dag, hvor politikerne nok hylder det særlige færøske fællesskab, mens de to befolkninger ikke kender noget særligt til hinanden, og der i høj grad mangler en fælles referenceramm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Siden 1387 har Færøerne været en del af det danske rige. Tilknytningen til Danmark har vekslet i styrke, men da det danske rige igennem 1800-tallet blev stærkt reduceret, blev det vigtigt for Danmark at fremstå som et samlet rige. I modsætning til den tidligere danske konglomeratstats ofte uformelleog løse relationer skulle riget derfor knyttes tættere sammen, hvilket affødte diskussioner om Færøernes stilling i riget, som kan spores helt op til vor tid.</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Tina Adele Hoff er cand.mag. i historie fra Københavns Universitet</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Danmark og kolonierne - Grønland</text:p>
          </table:table-cell>
          <table:table-cell table:style-name="ce10" office:value-type="string">
            <text:p>https://www.skalk.dk/webshoppen/produkter/imports/9788712049555-danmark-og-kolonierne-groenland/</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Danmark og kolonierne - Vestindien</text:p>
          </table:table-cell>
          <table:table-cell table:style-name="ce10" office:value-type="string">
            <text:p>https://www.skalk.dk/webshoppen/produkter/imports/9788712049562-danmark-og-kolonierne-vestindien/</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Danmark set gennem et cykelhjul</text:p>
          </table:table-cell>
          <table:table-cell table:style-name="ce10" office:value-type="string">
            <text:p>https://www.skalk.dk/webshoppen/produkter/imports/9788712056690-danmark-set-gennem-et-cykelhjul/</text:p>
          </table:table-cell>
          <table:table-cell office:value-type="string">
            <text:p>(empty)</text:p>
          </table:table-cell>
          <table:table-cell office:value-type="string">
            <text:p>Bogen er en enestående undersøgelse af cyklens kulturhistorie i Danmark fra de første forsigtige træd i pedalerne i det 19. århundrede og frem til moderne tid, hvor cyklen har indtaget bybilledet som en signatur for bæredygtig, sund livsstil.</text:p>
            <text:p/>
            <text:p>Martin Zerlang viser i denne bog, at cyklens historie fører vidt omkring.Opfindelsen af gummihjulet, der fra 1880’erne får det nye transportmiddel til at glide lystigt ud ad de europæiske veje, har samtidig tråde til det, man kalder rubber capitalism. I Introduktion til vor Tidsalder (1915) skitserer Johannes V. Jensen, med udsigt til gummiplantagerne i Indien, denne historie: ”… det er rubber alt sammen herude, fra Ceylon til Malakkahalvøen og Hollandsk Indien.” Han understreger imidlertid også, at der er en særlig dansk vinkel på cyklen: ”I intet andet Land jeg kender har Cyklen en saadan Udbredelse som i Danmark”, skrev han i Aarbog 1916, hvor han også mente, at den passede til noget i befolkningens karakter, ”i sin Stil demokratisk, typisk dansk.” Lige siden ’velocipeden’ i 1881 blev introduceret i Tivoli, ovenikøbet med musikalsk akkompagnement ved H.C. Lumbye, har cyklen været allestedsnærværende i dansk kultur, og hvis dens popularitet dalede en smule med bilens gennembrud, så har den i de senere år fået en kæmpe renæssance, godt støttet af et nyt fokus på værdier som sundhed og bæredygtighed, ikke mindst i København, hvor bedre cykler, bedre cykelstier, bedre cykelparkering og udvikling af cykelbroer har bragt hovedstaden op på de internationale cykelbyers sejrsskammel.</text:p>
            <text:p/>
            <text:p>Landskabet, byernes udformning og befolkningens karakter har medvirket til at gøre cyklen til danskernes nationale køretøj. Cyklens lange historie i Danmark har således gennem mere end 100 år været koblet til noget særligt dansk, og det har manifesteret sig i kunst, litteratur, musik, arkitektur og film, hvortil selvfølgelig kommer cykelsporten. Bogen tilbyder for første gang et samlet overblik over cyklens danske kulturhistorie, som belyses gennem et analytisk blik på et rigt udvalg af kulturens og kunstens kommentarer til den danske cykelkultur.</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Danmark som søfartsnation</text:p>
          </table:table-cell>
          <table:table-cell table:style-name="ce10" office:value-type="string">
            <text:p>https://www.skalk.dk/webshoppen/produkter/imports/9788712060628-danmark-som-soefartsnation/</text:p>
          </table:table-cell>
          <table:table-cell office:value-type="string">
            <text:p>(empty)</text:p>
          </table:table-cell>
          <table:table-cell office:value-type="string">
            <text:p>Siden slutningen af 1700-tallet har en særlig fortælling om Danmark som søfartsnation taget form. Denne bog skildrer det kulturelle og identitetsmæssige aftryk, som søfartsfortællingen har sat i dansk kultur, kunst og selvforståels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Danmarks historie</text:p>
          </table:table-cell>
          <table:table-cell table:style-name="ce10" office:value-type="string">
            <text:p>https://www.skalk.dk/webshoppen/produkter/imports/9788702101638-danmarks-historie/</text:p>
          </table:table-cell>
          <table:table-cell office:value-type="string">
            <text:p>(empty)</text:p>
          </table:table-cell>
          <table:table-cell office:value-type="string">
            <text:p>I ca. 75 korte kapitler med hver deres tema fortæller Ole Feldbæk om de personer, forhold og begivenheder der på godt og ondt har sat sit præg på Danmark historie. Hvad skete der, hvorfor, og hvad kom det til at betyde? Det får man at vide i denne imødekommende - gennemillustrerede - Danmarkshistorie der er skrevet som enhver kan være med, og som desuden er forsynet med relevant opslagsstof, kongerækker, årstalslister, biografier m.m. Det er lystlæsning på højt plan, ingen står af undervejs, og det er med til at give Danmarkshistorien tilbage til danskerne - nye som gamle, unge som ældre.</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Danmarks konger og regenter</text:p>
          </table:table-cell>
          <table:table-cell table:style-name="ce10" office:value-type="string">
            <text:p>https://www.skalk.dk/webshoppen/produkter/imports/9788778879301-danmarks-konger-og-regenter/</text:p>
          </table:table-cell>
          <table:table-cell office:value-type="string">
            <text:p>(empty)</text:p>
          </table:table-cell>
          <table:table-cell office:value-type="string">
            <text:p>Stod Svend Tveskæg bag mordet på sin far Harald Blåtand? Var Frederik 5. festglad drukkenbolt eller alkoholiker? Hvilken rolle spillede Marsk Stig, da Erik Klipping blev dræbt i Finderup Lade? Hvor mange konger giftede sig ’til venstre hånd’?  </text:p>
            <text:p/>
            <text:p>Historikeren Henning Dehn-Nielsens fortæller i bogen her om den danske kongerække og dem, der har regeret Danmark fra vikingetiden til i dag. </text:p>
            <text:p/>
            <text:p>Bogen kan bruges som opslagsværk af den nysgerrige. Overskuelige stamtavler gør det f.eks. nemt at få familieforholdene på plads. Eller den kan være lystlæsning fra ende til anden for alle dem, der er interesseret i landets historie og ønsker en medrivende fortælling om vores lange kongerække med fokus på de mænd og kvinder, der har regeret i medgang og modgang. </text:p>
            <text:p/>
            <text:p>Henning Dehn-Nielsen er cand.phil., forfatter og kulturhistoriker. Han har en lang række udgivelser bag sig om bl.a. arkitektur, arkæologi, danmarkshistorien, kirker og klostre, slotte og herregårde samt Sydslesvig og Sønderjylland. Han har desuden bidraget til en lang række leksika og opslagsværker.</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Danmarks oldtid i landskabet</text:p>
          </table:table-cell>
          <table:table-cell table:style-name="ce10" office:value-type="string">
            <text:p>https://www.skalk.dk/webshoppen/produkter/imports/9788711565216-danmarks-oldtid-i-landskabet/</text:p>
          </table:table-cell>
          <table:table-cell office:value-type="string">
            <text:p>(empty)</text:p>
          </table:table-cell>
          <table:table-cell office:value-type="string">
            <text:p>De 72 fortællinger danner en samlet historie om perioden fra rensdyrjægerne kom til landet lige efter istidens slutning omkring år 11.000 f.v.t. og frem til vikingekongernes statsdannelse omkring år 1000.</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Det er fascinerende, at vores lille og intensivt opdyrkede land kan byde på så mange spektakulære steder, fyldt med stemning af uberørthed, historie og magi. En gravhøj er ikke bare en bunke jord, men et monument bygget af tusindvis af græstørv, stablet af en udvalgt gruppe mennesker og efter en nøje tilrettelagt plan.</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Landskabet kan byde på store oplevelser og rummer spændende historier fra vores fortid. Bogen levendegør i tekst, fotografier og tegninger oldtidens Danmark og de mennesker, der boede i landet. Det er historiefortælling for hele familien.</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Danmarks Titanic</text:p>
          </table:table-cell>
          <table:table-cell table:style-name="ce10" office:value-type="string">
            <text:p>https://www.skalk.dk/webshoppen/produkter/imports/9788711699089-danmarks-titanic/</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DANMARKS TITANIC er den dramatiske beretning om, hvad der gik galt, og hvordan udvandrerne og besætningsmedlemmer oplevede de forfærdelige timer og minutter, mens skibet gik ned på åbent hav. Katastrofen blev ikke mindre af, at der langt fra var plads i redningsbådene til alle.</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Den 28. juni 1904 forliste det danske udvandrerskib S/S Norge vest for Skotland med kurs mod New York. 635 danskere, nordmænd og østeuropæere omkom - og kun 160 overlevede den største skibskatastrofe i danmarkshistorien.</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Søren Flott (f. 1977) er journalist. han har tidligereskrevet bøgerne " Sønderjylland besat", " Jutlandia", "Danskeren der ville dræbe Hitler" og " De danske tigre".</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Via øjenvidneberetninger fundet i gamle dagbøger, breve og erindringsskrifter samt officielle referater og protokoller går bogen tæt på nogle af de mennesker, der var om bord. Det er en fascinerede fortælling om knuste drømme, desperation og heltemod blandt en lille del af de i alt 300.000 danskere, der udvandrede til Amerika i perioden.</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Dansk Editionshistorie, bd. 1-4</text:p>
          </table:table-cell>
          <table:table-cell table:style-name="ce10" office:value-type="string">
            <text:p>https://www.skalk.dk/webshoppen/produkter/imports/9788763546843-dansk-editionshistorie-bd-1-4/</text:p>
          </table:table-cell>
          <table:table-cell office:value-type="string">
            <text:p>(empty)</text:p>
          </table:table-cell>
          <table:table-cell office:value-type="string">
            <text:p>Bind 1 undersøger udgivelsen af græsk og latinsk litteratur fra bogtrykkerkunstens indførelse i Danmark til den yngste udgave af Saxo Grammaticus’ Gesta Danorum fra 2015. Efter et metodisk indledningskapitel beskrives de forskellige århundreders vigtigste udgavetyper.</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Bind 3 beskriver udgivelsen af nysproglig dansk litteratur. Efter en generel introduktion til nyfilologiens problemfelter gives der i tre store kapitler en bred oversigt over udgavernes mængde. Fremstillingen rækker fra Gotfred af Ghemens trykte udgave af Den danske Rimkrønike i 1495 til de digitale udgaver af Ludvig Holbergs og N.F.S. Grundtvigs værker, som begyndte at udkomme efter år 2010. En særlig opmærksomhed tilfalder udgiverselskaber som Samfundet til den danske Literaturs Fremme og Det Danske Sprog- og Litteraturselskab.</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Bind 4 rummer litteraturlister til hvert enkelt bidrag i de foregående tre bind. Listerne opregner benyttede håndskrifter eller andet arkivmateriale, udgaver og sekundærlitteratur. Desuden rummer bind 4 et samlet personregister og et emneregister.</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Danmark har en århundredlang tradition på alle tre felter, men her kortlægges den for første gang.</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Dansk Editionshistorie er en kortlægning af, hvilke videnskabelige udgaver der er blevet foranstaltet i Danmark eller af danske forskere fra renæssancen til i dag.</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Dernæst beskrives i tre specialstudier udgivelsen af henholdsvis folkeviser, salmer og historiske kilder.</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Dernæst følges udgivelsen af gammeldansk litteratur. Indtil ca. 1825 gjaldt den mest lovtekster; men efter at den historiske sprogvidenskab var grundlagt og nationalromantikken slået igennem, kom den til at omfatte alle genrer. Der sluttes af med to specialstudier, en om udgaverne 1688-1690 fra bispesædet Skálholt og en om Middelalderens danske Bønnebøger 1945-1982.</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Editionshistorien er en gren af videnskabshistorien, men med fokus på udgivervirksomheden som en selvstændig videnskab – med sine egne mål, motiveringer, metoder, teoridannelser, resultater og institutioner.</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I bind 2 beskrives udgivelsen af norsk-islandsk og dansksproget middelalderlitteratur i Danmark fra 1500-tallet til ca. 2015. Efter en introduktion til materialet følges først udgivelsen af vestnordisk litteratur fra de tidlige eddaudgaver til nutidens kritiske sagaudgaver for et internationalt publikum.</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I hele perioden lod danske lærde sig inspirere af de nyeste udviklinger inden for tekstudgivelse i udlandet og formidlede dem videre hjemme. Men de var også selv med til at forme den internationale editionshistorie, mest markant gennem Johan Nicolai Madvigs (1804-1886) og hans efterfølgeres bidrag til udviklingen af tekstkritikken som videnskab og praksis.</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Værket har tre tyngdepunkter:</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Videnskabelige udgaver transmitterer ikke blot historien, men er selv indfældet i den. Udgivernes praksis og deres bagvedliggende teorier er lige så historiske fænomener som teksterne, de udgiver. Denne erkendelse ligger til grund for editionshistorien.</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DANSK KOLONI I INDIELAND</text:p>
          </table:table-cell>
          <table:table-cell table:style-name="ce10" office:value-type="string">
            <text:p>https://www.skalk.dk/webshoppen/produkter/imports/9788799508679-dansk-koloni-i-indieland/</text:p>
          </table:table-cell>
          <table:table-cell office:value-type="string">
            <text:p>(empty)</text:p>
          </table:table-cell>
          <table:table-cell office:value-type="string">
            <text:p>400 ÅRS JUBILÆUM.</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Dansk koloni i Indieland er en historisk roman om 600 mænd, der i 1618 begiver sig ud på en utrolig rejse for at vinde ære og rigdom – og skaffe Christian den 4. en koloni i Ostindien.</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Danskerne måtte selv finde søvejen til Indien. Rejsen var fuld af drama – kærlighed, sørøvere, menneskeædere, hedninge, skønne kvinder, fremmede guder, sygdom og død – og et fantastisk møde med Indiens herligheder. <text:s/>For de fleste endte det ad Helvede til, men Danmark fik kolonien – Tranquebar.</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Den ærgerrige, adelsmand, Ove Gjedde, blev admiral over den ostindiske flåde. Viceadmiral Erik Grubbe smuglede hemmeligt sin kæreste om bord. Tjeneren svend Due skrev dagbog om forsøget på at finde Paradis på Jord.</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Det var en konkurrence mellem Munken og Gedden om at finde den letteste vej til Indien …</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Historisk roman – bygger på kilder fra samtiden. <text:s/>Palle Petersens fire romaner fra Christian den 4.s tid – er udkommet både som trykte bøger og som e–bøger: Fandens heks, Christian den 4. i krig og kærlighed, Bødlens Lille Helvede, Dansk koloni i Indieland.</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I 1618 sendte Christian den 4. en flåde ud for at besætte en koloni i Indien, han skriver i sin dagbog:</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I dag sejlede vor indianske flåde under Ove Gjedde ud af Sundet. Gud give dem lykk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Kongen sendte samtidig den erfarne kaptajn, Jens Munk, nordpå for at finde Nordvestpassagen. Det har Thorkil Hansen skrevet om. Den rejse endte i en katastrofe.</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Dansk Vestindien</text:p>
          </table:table-cell>
          <table:table-cell table:style-name="ce10" office:value-type="string">
            <text:p>https://www.skalk.dk/webshoppen/produkter/imports/9788771185850-dansk-vestindien/</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Dansk Vestindien: Historien og øerne</text:p>
          </table:table-cell>
          <table:table-cell table:style-name="ce10" office:value-type="string">
            <text:p>https://www.skalk.dk/webshoppen/produkter/imports/9788711890356-dansk-vestindien-historien-og-oeerne/</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Danske Kongegrave I-III</text:p>
          </table:table-cell>
          <table:table-cell table:style-name="ce10" office:value-type="string">
            <text:p>https://www.skalk.dk/webshoppen/produkter/imports/9788763507813-danske-kongegrave-i-iii/</text:p>
          </table:table-cell>
          <table:table-cell office:value-type="string">
            <text:p>(empty)</text:p>
          </table:table-cell>
          <table:table-cell office:value-type="string">
            <text:p>Danske Kongegrave er et prægtigt bogværk om et af verdens ældste monarkiers gravmæler. De tre rigt illustrerede bind fortæller Danmarkshistorien gennem beretninger om kongelige gravminder og begravelsesskikke, og dermed på deres egen måde også om de kongelige dynastier gennem 1000 år: fra Gorm den Gamle og Thyre til kong Frederik 9. og dronning Ingrid.</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Danske Kongegrave indledes med et kapitel om danske kongegrave i et europæisk perspektiv og afsluttes med et kapitel om kongelig gravheraldik. For at dække emnets mange kulturhistoriske aspekter er værkets forfattere hentet blandt velrenommerede historikere, kunsthistorikere, arkæologer, arkitekter og billedhuggere/restauratorer. Alle skriver inden for deres ekspertområde. Sidst i bind III bringes kirkeplaner, stamtavler og registre.</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De danske kongegrave er en enestående del af Danmarks nationalhistoriske kulturarv. Så vidt vides, er der ikke tidligere udgivet en samlet behandling af en enkelt nations kongegrave – set i dette lys skriver værket i sig selv histori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En stor mængde danske kongegrave er bevaret, og der findes et særdeles righoldigt kildemateriale til mange af dem. Kongegrave er ikke kun kongernes grave, men skal forstås som kongelige grave og dækker således også de danske dronningegrave. I Doberan i Nordtyskland finder man Margrete Sambirias enestående gravfigur, og den regerende dronning Margrete 1.s gravmæle i Roskilde Domkirke hører til blandt de mest bemærkelsesværdige kongelige gravmæler i Danmark. I Celle i Nordtyskland ligger den unge, forviste dronning Caroline Mathilde i den kurfyrstelige krypt i S. Marienkirche, en grav, der blev genstand for danskeres valfart i sympati for den eksilerede dronning.</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Gennem århundrederne har danske kongeslægter haft skiftende begravelsessteder. Der er således bl.a. danske kongegrave i Jelling, Ringsted, Sorø, Odense og Roskilde; men også uden for rigets grænser findes kongelige danske gravminder, f.eks. Knud den Stores grav i Winchester, Magnus den Godes grav i Nidaros og Erik Ejegods grav på Cypern.</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Karin Kryger er mag.art. i kunsthistorie. Hun har været ansat i Københavns Kommune og på Nationalmuseet som gravminderegistrator og var i en årrække redaktør ved Nationalmuseets værk Danmarks Kirker. Hun har publiceret bøger og artikler om gravminder, kirkegårdskultur og billedhuggerkunst, kirkekunst og restaureringshistorie og sidder i redaktionen af tidsskriftet Sfinx og redaktionen af årsskriftet Kirkegårdskultur.</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Værkets bind I omhandler det danske monarkis grave fra Gorm den Gamle og 300 år frem. Det var en dramatisk tid, hvor flere konger omkom i stridigheder om kongemagten eller blev myrdet, hvorfor nogle grave er ukendte. Men det var også en tid, hvor riget konsoliderede sig og blev en politisk magtfaktor på den europæiske scene. Bind II følger gravmælernes udvikling fra højmiddelalder til barok og giver bl.a. et indblik i, hvordan begravelsesritualer og gravmæler bliver en stadig vigtigere del af kongemagtens selvforståelse. Særlig berømt blandt dronningegravene er dronning Margrete 1.s sarkofag i Roskilde Domkirke. Bind III beskriver enevælden og det konstitutionelle monarkis periode. Her finder man bl.a. Johannes Wiedewelts symbolladede nyklassicistiske sarkofager til Christian 6. og Frederik 5., der efterfølges af 1800-tallets og det tidlige 1900-tals empire og historicisme. Skønt 1849-grundloven og det unge danske demokrati ændrer kongehusets rolle, forbliver de kongelige gravmæler vigtige, og henover århundredeskiftet bliver den folkelige opbakning tydelig gennem folkegaver og indsamlinger til f.eks. Christian 10. og dronning Alexandrines monolitiske sarkofager tegnet af Kaare Klint.</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Danske Middelalderborge</text:p>
          </table:table-cell>
          <table:table-cell table:style-name="ce10" office:value-type="string">
            <text:p>https://www.skalk.dk/webshoppen/produkter/imports/9788779344150-danske-middelalderborge/</text:p>
          </table:table-cell>
          <table:table-cell office:value-type="string">
            <text:p>(empty)</text:p>
          </table:table-cell>
          <table:table-cell office:value-type="string">
            <text:p>Danske Middelalderborge er den eneste samlede oversigt over de anlæg, man kender fra det middelalderlige Danmark. Her berettes om, hvem der byggede borgene, hvornår de gjorde det, og hvorfor det skete. Gennem de seneste årtier er flere steder blevet undersøgt, enkelte nye anlæg er blevet fundet, og gamle udgravninger er blevet genåbnet, så man har fået ny viden på flere områder.</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De var rammen om kongers og stormænds hverdag, fra dem blev riget regeret og administreret, og fra dem blev freden sikret i landet. Borgene var også store gårde og langt op i tiden i vid udstrækning selvforsynende med mange af dagligdagens fornødenheder.</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Det er alt sammen inddraget i denne stærkt reviderede, tredje udgave. Ny viden såvel som nye tider er baggrunden for et helt nyt layout med understregning af vigtige problemstillinger og henvisning til væsentlig litteratur, så man nemt kan kjomme videre ind i de forskellige emner, der drages frem i bogen.</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Hver eneste borg var en verden i sig selv med mange sociale lag, den var et spejl af det samfund, den hørte til i. Derfor er det i høj grad gennem borgene og livet på dem, at man kan lære middelalderens samfund at kende både i krig og fred.</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Langt de fleste af Danmarks middelalderborge er nu forsvundet; enten er de ombygget til ukendelighed gennem århundrederne, eller også ligger de hen som mere eller mindre synlige ruiner eller voldsteder i landskabet.</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Siden dette værk udkom første gang i begyndelsen af 1980'erne, er interessen for middelalderen vokset, og her kommer borgene ind i billedet.</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Datering af Fortiden</text:p>
          </table:table-cell>
          <table:table-cell table:style-name="ce10" office:value-type="string">
            <text:p>https://www.skalk.dk/webshoppen/produkter/imports/9788779343221-datering-af-fortiden/</text:p>
          </table:table-cell>
          <table:table-cell office:value-type="string">
            <text:p>(empty)</text:p>
          </table:table-cell>
          <table:table-cell office:value-type="string">
            <text:p>Kulstof-14 metoden er et vigtigt redskab til datering af organisk materiale og har i et halvt århundrede været brugt af forskere fra vidt forskellige fag over hele verden. Metoden blev udviklet i USA efter 2. Verdenskrig, og allerede i 1951 etablerede en tværfaglig forskergruppe det første europæiske laboratorium- i København.</text:p>
            <text:p/>
            <text:p>Med det skete ikke uden sværdslag. Både i medierne og blandt forskerne var der stor skepsis over for metoden, og først da Niels Bohr slog fast, at kulstof-14 datering ikke var en trossag, men en kendsgerning, blev den almindeligt accepteret.</text:p>
            <text:p/>
            <text:p>Datering af fortiden er en videnskabshistorisk beretning om kulstof-14 metoden med fokus på den danske forskning og de forskere, der i en årrække gjorde det danske laboratorium til Europas førende. Laboratoriets ildsjæle formåede at give Danmark en ny og sammenhængende kronologi for de arkæologiske og geologiske hovedperioder siden sidste istid. Blandt deres mere spektakulære resultater var dateringerne af de klimatiske varmeperioder efter sidste istid, af tidspunktet for landbrugets indførelse her i landet og af de navnkundige danske moselig - Grauballemanden og Tollundmanden.</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DDR's historie</text:p>
          </table:table-cell>
          <table:table-cell table:style-name="ce10" office:value-type="string">
            <text:p>https://www.skalk.dk/webshoppen/produkter/imports/9788792173065-ddrs-historie/</text:p>
          </table:table-cell>
          <table:table-cell office:value-type="string">
            <text:p>(empty)</text:p>
          </table:table-cell>
          <table:table-cell office:value-type="string">
            <text:p>Den Tyske Demokratiske Republik – DDR – blev oprettet i 1949 og opløst ved den tyske genforening i 1990. Men DDR var mere end en parentes i den europæiske historie. I kraft af den centrale placering, den omfattende stationering af sovjetiske tropper og den stadige forholden sig til det ”andet” Tyskland – den Tyske Forbundsrepublik -, </text:p>
            <text:p>blev DDR mere end nogen anden østeuropæisk stat symbol på den militære konfrontation og den ideologiske strid i det delte Europa.</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Ulrich Mählert giver en koncis skildring af DDR’s historie fra den kommunistiske magterobring i årene umiddelbart efter Anden Verdenskrig over kriserne op til bygningen af Berlin-Muren i 1961, den efterfølgende, tilsyneladende konsolidering og frem til den </text:p>
            <text:p>overraskende åbning af Muren i 1989 og den tyske genforening.</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De dræbte krigere i Alken Enge</text:p>
          </table:table-cell>
          <table:table-cell table:style-name="ce10" office:value-type="string">
            <text:p>https://www.skalk.dk/webshoppen/produkter/imports/9788793423374-de-draebte-krigere-i-alken-enge/</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DE EVENTYRLIGE: Jorden rundt i 80 år med Eventyrernes Klub</text:p>
          </table:table-cell>
          <table:table-cell table:style-name="ce10" office:value-type="string">
            <text:p>https://www.skalk.dk/webshoppen/produkter/imports/9788740660302-de-eventyrlige-jorden-rundt-i-80-aar-med-eventyrernes-klub/</text:p>
          </table:table-cell>
          <table:table-cell office:value-type="string">
            <text:p>(empty)</text:p>
          </table:table-cell>
          <table:table-cell office:value-type="string">
            <text:p>I år er det 80 år siden, at den berømte polarforsker og forfatter Peter Freuchen dannede Eventyrernes Klub. Turbine forlaget udsender derfor i samarbejde med Eventyrernes Klub et pragtværk om den eventyrlige klubs fantastiske historie, skrevet af medlemmerne selv og redigeret af Cavlingpris-modtager og TV-producent Alex Frank Larsen.</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De første og største fund</text:p>
          </table:table-cell>
          <table:table-cell table:style-name="ce10" office:value-type="string">
            <text:p>https://www.skalk.dk/webshoppen/produkter/imports/9788799881673-de-foerste-og-stoerste-fund/</text:p>
          </table:table-cell>
          <table:table-cell office:value-type="string">
            <text:p>(empty)</text:p>
          </table:table-cell>
          <table:table-cell office:value-type="string">
            <text:p>De Bornholmske Amatørarkæologers historie startede for 25 år siden, men den historie, som vi graver op af den bornholmske muld, strækker sig meget længere tilbage. Vi har fundet 5000 år gamle tværpile af flint, 1000 år gamle sølvskatte og guldskatte fra 500-tallet. Vi har fundet relikviekors, perler og guldgubber, men også moderne ting som bilnøgler og forsvundne vielsesring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et vigtigste med bogen er dog at inspirere andre til selv at gå i felten og gøre et arkæologisk fund. For det giver sådan et vidunderligt historisk sus, når det sker.</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Håbet med denne bog er at afspejle foreningens kærlighed til arkæologien. Afspejle vores pionérånd og den fine anerkendelse, som vi nyder i Nordeuropa, når vi rykker ud som detektorhold og assisterer diverse museer og universiteter i udlandet. Samt afspejle vores medlemmers oplevelser på de bornholmske marker og udgravninger – ofte i samarbejde med Bornholms Museum. Med stolthed har De Bornholmske Amatørarkæologer i en årrække stået for op til en tredjedel af samtlige nye danefæ-indleveringer til Nationalmuseet. Vi er også stolte over, at de bedste fagfolk fra netop Nationalmuseet, Bornholms Museum og flere museer i Nordeuropa bidrager til denne bog ved at sætte vores fund i et historisk perspektiv.</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De frie bønders land</text:p>
          </table:table-cell>
          <table:table-cell table:style-name="ce10" office:value-type="string">
            <text:p>https://www.skalk.dk/webshoppen/produkter/imports/9788799881628-de-frie-boenders-land/</text:p>
          </table:table-cell>
          <table:table-cell office:value-type="string">
            <text:p>(empty)</text:p>
          </table:table-cell>
          <table:table-cell office:value-type="string">
            <text:p>”De frie bønders land” er en spændende og dramatisk beretning om de mennesker, som gennem 1000 år har dyrket den bornholmske jord, og den betydning, som landbruget har haft for øens udvikling gennem tiderne. Det sker gennem syv sagaer fordelt over de sidste 1000 år. De syv sagaer bindes sammen af fakta om de aktuelle historiske tidsperioder. Faktuelle oplysninger om eksempelvis kongerne på daværende tid, landbrugsredskaber, geologi, hekseprocesser eller fortidsminder såsom gravhøje, borge og kirker mv.</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Det bornholmske landbrug og dets mennesker har gennem alle tider skilt sig ud fra det øvrige danske landbrug. Mens størstedelen af bønderne i det øvrige land trællede for herremanden, var de fleste bornholmske bønder herre i eget hus. Der var hverken herregårde eller landsbyer på Bornholm.</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Forfatter Erik Jensen er opvokset på Bornholm. Han har arbejdet som journalist på Bornholm, været nyhedsredaktør på Berlingske Tidende og chefredaktør på Frederiksborg Amts Avis. Han har tidligere skrevet bøgerne "Den Fordømte Byfoged" og "Almindingen - bornholmernes skov". Rønnebo Morten Brynaa har illustreret bogen med flotte skitser holdt i rød-brune-grå jordfarver.</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De sidste fiskere</text:p>
          </table:table-cell>
          <table:table-cell table:style-name="ce10" office:value-type="string">
            <text:p>https://www.skalk.dk/webshoppen/produkter/imports/9788740037319-de-sidste-fiskere/</text:p>
          </table:table-cell>
          <table:table-cell office:value-type="string">
            <text:p>(empty)</text:p>
          </table:table-cell>
          <table:table-cell office:value-type="string">
            <text:p>En fascinerende rejse gennem et stykke dansk herhvervs- og kulturhistorie.</text:p>
            <text:p/>
            <text:p>De sidste fiskere er en dramatiseret dokumentarisk fortælling om fiskeriets udvikling på den jyske vestkyst. Med udgangspunkt i blandt andre tidligere fiskeriminister Kent Kirks erindringer beskrives fiskeriet fra dengang i 1920’erne, hvor Hans Kirk udgav sin gennembrudsroman Fiskerne, og op til nutidens kvotekonger.</text:p>
            <text:p/>
            <text:p>Det er en fascinerende rejse gennem et stykke dansk kultur- og erhvervshistorie. Fra de hårde 1950’ere, hvor kutterne var lavet af træ og mændene af jern, op gennem de turbulente 1970’ere og ind i 1980’erne, hvor dansk fiskeri for alvor blev underlagt myndighedernes reguleringer og kvotesystemer. Og til i dag, hvor havfiskeriet herhjemme er en industri fordelt på ganske få hænder, hvoraf meget få er danske.</text:p>
            <text:p/>
            <text:p>Bogen er også en menneskelig skildring om at leve på og af havet, opleve voldsomme storme og 100-års bølger, om FN-konferencen i Caracas, flodfiskeriet i Afrika og torskekrigen ved Island. Og om at være i skudlinjen på en protestsejlads mod England med den royale engelske flåde som modstander.</text:p>
            <text:p/>
            <text:p>Den følger også et af de mest vellykkede, kommercielle omskolingsprojekter af fiskere, sø- og redningstjenesten Esvagt, der blev stiftet af tidligere fiskere, og som den dag i dag beskæftiger nogle af de bedste søfolk i nationen.</text:p>
            <text:p/>
            <text:p>Bogen er blevet til i tæt samarbejde med tidligere fiskeriminister Kent Kirk, der, udover at være morbror til forfatteren, også er hovedkilde i bogen.</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De stjal Hitlers hemmelighed</text:p>
          </table:table-cell>
          <table:table-cell table:style-name="ce10" office:value-type="string">
            <text:p>https://www.skalk.dk/webshoppen/produkter/imports/9788799675494-de-stjal-hitlers-hemmelighed/</text:p>
          </table:table-cell>
          <table:table-cell office:value-type="string">
            <text:p>(empty)</text:p>
          </table:table-cell>
          <table:table-cell office:value-type="string">
            <text:p>Den elektroniske krig mellem Storbritannien og Nazityskland under 2. verdenskrig blev mere og mere intens. Højdepunktet indtraf en måneskinsnat i februar 1942, da en lille flok britiske faldskærmssoldater landede oven på Hitlers Atlanterhavsvold for at gennemføre en af de mest spektakulære operationer under hele 2. verdenskrig: at stjæle Hitlers hemmelige radar. I den hemmelige elektroniske krig mellem Storbritannien og Tyskland, var de var sendt ud på en særdeles farlige opgave, der kunne gå helt galt.</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De uønskede</text:p>
          </table:table-cell>
          <table:table-cell table:style-name="ce10" office:value-type="string">
            <text:p>https://www.skalk.dk/webshoppen/produkter/imports/9788702250602-de-uoenskede/</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Demokratiets historie fra oldtid til nutid</text:p>
          </table:table-cell>
          <table:table-cell table:style-name="ce10" office:value-type="string">
            <text:p>https://www.skalk.dk/webshoppen/produkter/imports/9788763538954-demokratiets-historie-fra-oldtid-til-nutid/</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Den Danske Chokoladehistorie</text:p>
          </table:table-cell>
          <table:table-cell table:style-name="ce10" office:value-type="string">
            <text:p>https://www.skalk.dk/webshoppen/produkter/imports/9788789531496-den-danske-chokoladehistorie/</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Den Danske Kaffehistorie</text:p>
          </table:table-cell>
          <table:table-cell table:style-name="ce10" office:value-type="string">
            <text:p>https://www.skalk.dk/webshoppen/produkter/imports/9788789531489-den-danske-kaffehistorie/</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Den Danske Tehistorie</text:p>
          </table:table-cell>
          <table:table-cell table:style-name="ce10" office:value-type="string">
            <text:p>https://www.skalk.dk/webshoppen/produkter/imports/9788789531472-den-danske-tehistorie/</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Den Danske Vinhistorie</text:p>
          </table:table-cell>
          <table:table-cell table:style-name="ce10" office:value-type="string">
            <text:p>https://www.skalk.dk/webshoppen/produkter/imports/9788789531533-den-danske-vinhistorie/</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Den folkekære stalinist</text:p>
          </table:table-cell>
          <table:table-cell table:style-name="ce10" office:value-type="string">
            <text:p>https://www.skalk.dk/webshoppen/produkter/imports/9788702220353-den-folkekaere-stalinist/</text:p>
          </table:table-cell>
          <table:table-cell office:value-type="string">
            <text:p>(empty)</text:p>
          </table:table-cell>
          <table:table-cell office:value-type="string">
            <text:p>En biografisk fortælling om sagføreren, kommunisten, forfatteren og mennesket Carl Madsen. Omstridt, polemisk, foragtet og beundret - en kommunistisk kulturpersonlighed, et helt igennem politisk menneske, der i sin samtid og i kampen om kulturen, politikken og erindringen udgjorde et af den danske kommunismes vigtigste kort. Fra kampen om retsopgøret efter besættelsestiden og op igennem den kolde krigs årtier satte han sit aftryk på fortællingen af danmarkshistorien og tryllebandt offentligheden som usvækket stalinist, revser af det borgerlige samfund og forsvarsadvokat i højt profilerede retssager.</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Den Russiske Revolution og Borgerkrig</text:p>
          </table:table-cell>
          <table:table-cell table:style-name="ce10" office:value-type="string">
            <text:p>https://www.skalk.dk/webshoppen/produkter/imports/9788791834301-den-russiske-revolution-og-borgerkrig/</text:p>
          </table:table-cell>
          <table:table-cell office:value-type="string">
            <text:p>(empty)</text:p>
          </table:table-cell>
          <table:table-cell office:value-type="string">
            <text:p>De enkelte begivenheder sættes ind i deres historiske, politiske og internationale sammenhæng. I bogen forklares ikke kun, hvordan den følgende borgerkrig blev vundet, men også baggrunden for den senere politiske kontrarevolution under Stalin. Lige så vigtigt giver bogen også svar på en lang række af de myter og forvrængninger, der udbredes af mainstream medierne, ved at fremstille begivenhederne, som de var – usminkede og rå – i den sammenhæng de optrådte.   Bogen er ikke blot til den historieinteresserede, men til alle, der ønsker at lære af erfaringerne fra verdenshistoriens største begivenhed.</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Denne bog skildrer indgående Den Russiske Revolution i 1917, dens baggrund og de politiske diskussioner i Bolsjevikpartiet både op til og under de intense revolutionsmåneder i 1917. Bogens anden del giver et overblik over den efterfølgende borgerkrig og behandler en række kontroversielle emner. Det gælder for eksempel den lidet kendte finske revolution, politiske terror og Bolsjevikkernes sammenstød med anarkistern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I februar 1917 blev zarens diktatur væltet i Rusland. Blot ni måneder senere den 7. november, greb den russiske arbejderklasse under Bolsjevikkernes ledelse magten med det formål at skabe en socialistisk verden. Almindelig, arbejdende mennesker tog deres skæbne i egne hænder. Men den gamle herskende klasse, som var allieret med verdens kapitalistiske stormagter, havde ikke tænkt sig at se passivt til. Den startede en borgerkrig, og 21 udenlandske hære invaderede den unge sovjetstat i et forsøg på at kvæle socialismen i dens vugge. Mod alle odds holdt den nye arbejdermagt ikke bare stand, men den vandt – en fantastisk bedrift! Dog en også en bedrift, som indebar enorme omkostninger – økonomiske, politiske og menneskelige.</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Den spanske borgerkrig 1936-1939</text:p>
          </table:table-cell>
          <table:table-cell table:style-name="ce10" office:value-type="string">
            <text:p>https://www.skalk.dk/webshoppen/produkter/imports/9788711333617-den-spanske-borgerkrig-1936-1939/</text:p>
          </table:table-cell>
          <table:table-cell office:value-type="string">
            <text:p>(empty)</text:p>
          </table:table-cell>
          <table:table-cell office:value-type="string">
            <text:p>Den spanske borgerkrig varede fra 1936 til 1939 og bragte Franco til magten som diktator i næste fire årtier. Det blev en af de hårdeste og mest bitre konflikter i det 20. århundrede, et grusomt folkemord og en militær øvelsesplads for russerne, italienerne og tyskerne før Anden Verdenskrig. Antony Beevors fortælling starter med krigens optakt og følger det voldelige og dramatiske forløb fra statskuppet i juli 1936 over de følgende tre års blodige kampe, som endte med det katastrofale nederlag for republikanerne i 1939. Det var en krig, som hele Europa syntes at deltage i - lige fra spanierne selv til højreorienterede og venstreorienterede frivillige, som alle gav ansigt til krigen i reportager, bøger, kunst og blod.</text:p>
            <text:p/>
            <text:p>ANTONY BEEVOR har udgivet flere historiske bestsellere om Anden Verdenskrig. Han er blevet hædret med adskillige priser for sit forfatterskab, er udkommet på 30 sprog og har solgt mere end seks millioner bøger.</text:p>
            <text:p/>
            <text:p>?Antony Beevor (?) er en glimrende formidler. Han har sans for detaljen, der overrasker og chokerer os, og han formår samtidig at fastholde overblikket og de store linjer.? Politiken</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Den yderste grænse</text:p>
          </table:table-cell>
          <table:table-cell table:style-name="ce10" office:value-type="string">
            <text:p>https://www.skalk.dk/webshoppen/produkter/imports/9788711915899-den-yderste-graense/</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For første gang kortlægges én af de mest kontroversielle - og i dag mindst kendte - affærer i dansk politik i mellemkrigstiden: Udsendelsen af et privatfinansieret militærkorps til kamp mod bolsjevismen i Sovjet i 1919. Dansk Baltisk Auxiliær Corps bestod af lejesoldater og ideologisk motiverede frivillige, som trodsede den officielle neutralitetspolitik og drog i krig med regeringens hemmelige accept. Kampene var uhørt brutale og for mange af de frivillige blev deltagelsen i de baltiske uafhængighedskrige starten på en ny militant aktivisme efter hjemkomsten. Striden om den yderste grænse kom derfor ikke kun til at påvirke de frivillige, men også det danske samfund i tiden op mod og under Anden Verdenskrig.</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Historiker Mikkel Kirkebæk, tidligere modtager af Weekendavisen Litteraturpris, skildrer i dette illustrerede tobindsværk den danske indsats i Baltikum politisk, militært  og sociologisk. Bogen er et resultat af flere års arkivstudier i ind- og udland og baserer sig på et omfattende og hidtil ukendt kildemateriale. Særligt gennem de mange breve og dagbogsnotater kommer vi helt tæt på de frivillige. Et glemt kapitel af vores historie, der ikke alene prægede samtid og efterkrigstid, men også trækker tråde til dansk sikkerhedspolitik i Østersøregionen i dag.???</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Der kommer tog</text:p>
          </table:table-cell>
          <table:table-cell table:style-name="ce10" office:value-type="string">
            <text:p>https://www.skalk.dk/webshoppen/produkter/imports/9788702152210-der-kommer-tog/</text:p>
          </table:table-cell>
          <table:table-cell office:value-type="string">
            <text:p>(empty)</text:p>
          </table:table-cell>
          <table:table-cell office:value-type="string">
            <text:p>DER KOMMER TOG tager dig med tilbage til dengang, jernbanerne var rygraden i samfundet og det lokale omdrejningspunkt i hver en købstad og stationsby. Til dengang et tog var et tog, og en mand vidste at betjene sin maskine. Det er en nostalgisk rejse gennem de danske jernbaners historie – fyldt med damplokomotiver, ledvogtere, lyntog, brobyggerier, ventesale, værksteder, godstog, pakhuse og stationsbygninger. Alt sammen medrivende fortalt og rigt illustreret med flotte fotos fra gamle dage. Flemming Søeborg, født 1954, er livslang togentusiast og udgiver bladet Spor og baner om modeljernbaner. Han er desuden forfatter til en række historiske bøger, bl.a. om Besættelsen.</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Det ensomme hjerte</text:p>
          </table:table-cell>
          <table:table-cell table:style-name="ce10" office:value-type="string">
            <text:p>https://www.skalk.dk/webshoppen/produkter/imports/9788740055252-det-ensomme-hjerte/</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Det kan ikke ske i Danmark</text:p>
          </table:table-cell>
          <table:table-cell table:style-name="ce10" office:value-type="string">
            <text:p>https://www.skalk.dk/webshoppen/produkter/imports/9788770170123-det-kan-ikke-ske-i-danmark/</text:p>
          </table:table-cell>
          <table:table-cell office:value-type="string">
            <text:p>(empty)</text:p>
          </table:table-cell>
          <table:table-cell office:value-type="string">
            <text:p>Det kan ikke ske i Danmark er Herbert Pundiks stærke og usentimentale erindringer om flugten til Sverige i efteråret 1943, hvor jøderne i Danmark skulle fanges og sendes ud af landet efter ordre fra den tyske besættelsesmagt.</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Det kreative samfund</text:p>
          </table:table-cell>
          <table:table-cell table:style-name="ce10" office:value-type="string">
            <text:p>https://www.skalk.dk/webshoppen/produkter/imports/9788702140675-det-kreative-samfund/</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Det modige skib Lotus</text:p>
          </table:table-cell>
          <table:table-cell table:style-name="ce10" office:value-type="string">
            <text:p>https://www.skalk.dk/webshoppen/produkter/imports/9788793771079-det-modige-skib-lotus/</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Det vidste du heller ikke om Danmark</text:p>
          </table:table-cell>
          <table:table-cell table:style-name="ce10" office:value-type="string">
            <text:p>https://www.skalk.dk/webshoppen/produkter/imports/9788702281644-det-vidste-du-heller-ikke-om-danmark/</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Diplomat i grænselandet</text:p>
          </table:table-cell>
          <table:table-cell table:style-name="ce10" office:value-type="string">
            <text:p>https://www.skalk.dk/webshoppen/produkter/imports/9788774061434-diplomat-i-graenselandet/</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Døden ved Yangtze-floden</text:p>
          </table:table-cell>
          <table:table-cell table:style-name="ce10" office:value-type="string">
            <text:p>https://www.skalk.dk/webshoppen/produkter/imports/9788740650884-doeden-ved-yangtze-floden/</text:p>
          </table:table-cell>
          <table:table-cell office:value-type="string">
            <text:p>(empty)</text:p>
          </table:table-cell>
          <table:table-cell office:value-type="string">
            <text:p>I Vesten har vi for vane at sige, at Anden Verdenskrig begyndte i 1939 med Hitlers overfald på Polen. I Østasien ved de bedre: De første skud faldt allerede to år tidligere. Kina var blevet offer for japansk aggression og kæmpede en desperat kamp for overlevelse. Allerblodigst gik det for sig i Shanghai, hvor op imod en million kinesiske og japanske soldater i efteråret 1937 tørnede sammen i et tre måneder langt opgør, som i omfang og brutalitet kan måle sig med de største slag i Europa få år senere.</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Dødens store billedbog</text:p>
          </table:table-cell>
          <table:table-cell table:style-name="ce10" office:value-type="string">
            <text:p>https://www.skalk.dk/webshoppen/produkter/imports/9788740666175-doedens-store-billedbog/</text:p>
          </table:table-cell>
          <table:table-cell office:value-type="string">
            <text:p>(empty)</text:p>
          </table:table-cell>
          <table:table-cell office:value-type="string">
            <text:p>Døden er en del af livet. Stefan Pajung og Søren Hein Rasmussen har været gennem håndskrifter, ældre og nyere udgivne værker, samlinger, krøniker, romaner og digtsamlinger og besøgt museer og arkiver i Europa, Kina og Japan for at komplementere deres billede og forståelse af den.</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Dødens uhyggelige knokkelmandsskikkelse har været en del af vores forestilling om Døden i lidt over 1000 år. Dødens store billedbog er en kommenteret billedvandring gennem disse 1000 år fra den tidlige middelalders fineste håndskriftillustrationer til heavy metal-bandet Iron Maidens pladecovere.</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Historikerne Stefan Pajung og Søren Hein Rasmussen vil på den måde vise noget af den rige billedverden, Døden er del af. Gennem en række kronologisk fremadskridende kapitler ser vi kunstens store mestre som van Eyck, Bruegel, Dürer, Rembrandt, van Gogh, Hokusai, Posada og Dalí behandle temaer som fx ’Dødens Triumf’, ’Dødedansen’ og ’Døden og Jomfruen’.</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Men samtidig ønsker de at bruge kunstværkerne som indgange til forståelse af de skiftende forestillinger om dødens væsen og til det at dø. Og også til skiftende eller konkurrerende trosforestillinger i bredere forstand. Det er blevet et værk, som læseren både vil kunne finde medrivende, rørende og tankevækkende.</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Pajung og Hein Rasmussen viser de samfundsmæssige og kulturelle sammenhænge, som kunstværkerne blev til i. Med kig til tidens relevante litteratur og musik og kunstnernes forhold til kristendommens dogmer og menneskers religiøse forestillinger om efterlivet. De mener, at mange kunstværker har en ”evig” egenværdi, og de vil gerne give læseren mulighed for at studere disse i stort format og flot gengivels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Dragsholm Slot i danmarkshistorien</text:p>
          </table:table-cell>
          <table:table-cell table:style-name="ce10" office:value-type="string">
            <text:p>https://www.skalk.dk/webshoppen/produkter/imports/9788740670189-dragsholm-slot-i-danmarkshistorien/</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Dragsholm Slot i danmarkshistorien" er rigt illustreret og det første værk, der ser på slottets samlede histori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Dragsholm har således sat sit markante aftryk på mange historiske begivenheder, men er samtidigt også et objekt, hvorigennem Vibeke Bodi kan beskrive slottets betydning kulturhistorisk. Først hvordan Roskilde-bisperne igennem 300 år fra Valdemar Sejrs tid i begyndelsen af 1200-tallet benyttede borgen som administrativt centrum, siden efter reformationen, hvor den nye ejer, kongen, benyttede slottet som statsfængsel for prominente personer, og hvor lensmænd, der samtidigt sad i rigets råd, forvaltede deres opland. Efter Karl Gustav-krigen måtte den forarmede konge sælge slottet, der i 1694 blev købt af Frederik Christian Adeler, der genopbyggede Dragsholm i den form, vi kender i dag. Slægten Adeler fik Dragsholm ophøjet til et baroni og en af de sidste Adelere her fra 1873, Georg Frederik Otto Zytphen Adeler, var en særdeles initiativrig mand, der stod bag inddæmningen af Lammefjorden. I 1937 overtog familien Bøttger slottet og driver det i dag som et internationalt kendt luksushotel, hvor restauranten har fået en Michelin-stjerne.</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Slottet Dragsholm i Odsherred er Vestsjællands mest markante verdslige bygning fra middelalderen og Danmarks ældste, ligeledes verdslige, bygning, der stadig er i brug. "Dragsholm Slot i danmarkshistorien" fortæller slottets lange bygningshistorie, men fokus er på slottets ejere, bisperne, lensmændene, Adeler-slægten og til sidst Bøttger-slægten. Dragsholm var et militærstrategisk knudepunkt i kontrollen over Vestsjælland og var direkte involveret som borg og garnison i to krige, borgerkrigen Grevens Fejde 1534-1536 og Karl Gustav-krigene fra 1657-1660. Siden herskede fredeligere forhold under Adeler- slægten, der genopbyggede slottet og drev det som gods med et kæmpe jordtilliggende, der omfattede mange landsbyer og over 600 fæstegård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Drakenberg og mumien i Århus Domkirke</text:p>
          </table:table-cell>
          <table:table-cell table:style-name="ce10" office:value-type="string">
            <text:p>https://www.skalk.dk/webshoppen/produkter/imports/9788772888057-drakenberg-og-mumien-i-%C3%A5rhus-domkirke/</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Drømte mig en drøm</text:p>
          </table:table-cell>
          <table:table-cell table:style-name="ce10" office:value-type="string">
            <text:p>https://www.skalk.dk/webshoppen/produkter/imports/9788789531342-droemte-mig-en-droem/</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Dronning Margrethe</text:p>
          </table:table-cell>
          <table:table-cell table:style-name="ce10" office:value-type="string">
            <text:p>https://www.skalk.dk/webshoppen/produkter/imports/9788711917046-dronning-margrethe/</text:p>
          </table:table-cell>
          <table:table-cell office:value-type="string">
            <text:p>(empty)</text:p>
          </table:table-cell>
          <table:table-cell office:value-type="string">
            <text:p>Et pragtværk om Danmarks dronning, Margrethe 2. I bogen følger vi Dronningen gennem billeder fra hele hendes liv: Familien og tronen, prins Henrik og kærligheden, børn og børnebørn, arkæologi og kunst, kjoler og andre klæder, de hjemlige slotte og det danske kongerige.</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H.M. Dronningen har givet tilladelse til at vise mere end 70 private fotografier fra kong Frederik og dronning Ingrids samlinger, der befinder sig på H.M. Dronningens Håndbibliotek. Dronningen har desuden delt sine erindringer om et udvalg af bogens billeder.</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Karin Palshøj er journalist og forfatter. Hun er tidligere mangeårig vært og redaktør på DR og forfatter til flere bøger om kongehuset. I dag er hun ansat i mediekoncernen Egmonts kommunikationsafdeling.</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Duellen</text:p>
          </table:table-cell>
          <table:table-cell table:style-name="ce10" office:value-type="string">
            <text:p>https://www.skalk.dk/webshoppen/produkter/imports/9788740665789-duellen/</text:p>
          </table:table-cell>
          <table:table-cell office:value-type="string">
            <text:p>(empty)</text:p>
          </table:table-cell>
          <table:table-cell office:value-type="string">
            <text:p>5 hjerter, Politiken</text:p>
            <text:p>5 stjerner, Berlingske Tidende</text:p>
            <text:p>5 stjerner, Jyllands-Posten</text:p>
            <text:p>4 stjerner, Kristeligt Dagblad</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Fortællingen om Grass og Reich-Ranicki er fortællingen om Tyskland i det 20. århundrede. Om krigen, om muren, om genforeningen, om arbejdet på en forbrødring i landet og om ikke at kunne tilgive.</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Op gennem årene havde de to et forhold fuldt af had, konkurrence og til tider stor kærlighed. Et besynderligt venskab voksede mellem de to gennem brevvekslinger og møder, men i 1995 skete noget, som deres forhold ikke kunne holde til: Reich-Ranicki sablede Grass’ roman om Tysklands genforening, En lang historie, ned i Spiegel, og på Spiegels forside var et billede af anmelderen, som rasende flåede romanen midt over. Ranicki sagde efterfølgende, at han håbede, ydmygelsen ville føre til Grass’ selvmord. Det skete ikke, men Grass tilgav aldrig Reich-Ranicki.</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Volker Weidermann (Oostende 1936, Drømmere) skriver i denne dobbeltbiografi om forholdet mellem Tysklands store efterkrigsforfatter, Günther Grass, og Tysklands mest berømte litteraturkritiker, Marcel Reich-Ranicki. De to havde en meget ens opvækst, men da Anden Verdenskrig kom, stod de på hver sin side af historien: Jødiske Reich-Ranicki oplevede krigen fra Warszawas ghetto, Grass var i Wehrmacht, og han forsøgte desperat at komme til fronten, troede på Hitler og på tysk sejr. Næsten hele Reich-Ranickis familie døde i Holocaust.</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Egyptisk mytologi</text:p>
          </table:table-cell>
          <table:table-cell table:style-name="ce10" office:value-type="string">
            <text:p>https://www.skalk.dk/webshoppen/produkter/imports/9788772305806-egyptisk-mytologi/</text:p>
          </table:table-cell>
          <table:table-cell office:value-type="string">
            <text:p>(empty)</text:p>
          </table:table-cell>
          <table:table-cell office:value-type="string">
            <text:p>Oplev det gamle Egypten med dette enestående opslagsværk over mytologier og legender fra Egypten, Persien og Babylon.</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En europæisk Danmarkshistorie</text:p>
          </table:table-cell>
          <table:table-cell table:style-name="ce10" office:value-type="string">
            <text:p>https://www.skalk.dk/webshoppen/produkter/imports/9788702048810-en-europaeisk-danmarkshistorie/</text:p>
          </table:table-cell>
          <table:table-cell office:value-type="string">
            <text:p>(empty)</text:p>
          </table:table-cell>
          <table:table-cell office:value-type="string">
            <text:p>En europæisk Danmarkshistorie er danmarkshistorien fortalt med Europa som med- og modspiller. I bogen drejer historiker Lars Hovbakke Sørensen blikket væk fra det danske riges snævre grænser og viser i stedet, hvordan en række europæiske begivenheder har haft afgørende betydning for udviklingen i Danmark helt tilbage fra oldtiden og frem til i dag. Resultatet er en utraditionel, anderledes vinklet tour de force gennem vort lands historie, der med sit europæiske perspektiv rykker ved mange af vores gængse forestillinger.</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En liden bog om allehånde sygdomme</text:p>
          </table:table-cell>
          <table:table-cell table:style-name="ce10" office:value-type="string">
            <text:p>https://www.skalk.dk/webshoppen/produkter/imports/9788789531038-en-liden-bog-om-allehaande-sygdomme/</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En sønderjysk rømningsmand i Grønland</text:p>
          </table:table-cell>
          <table:table-cell table:style-name="ce10" office:value-type="string">
            <text:p>https://www.skalk.dk/webshoppen/produkter/imports/9788774061342-en-soenderjysk-roemningsmand-i-groenland/</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Engle dør aldrig - Hells Angels i Danmark 1957-1997</text:p>
          </table:table-cell>
          <table:table-cell table:style-name="ce10" office:value-type="string">
            <text:p>https://www.skalk.dk/webshoppen/produkter/imports/9788740055009-engle-doer-aldrig-hells-angels-i-danmark-1957-1997/</text:p>
          </table:table-cell>
          <table:table-cell office:value-type="string">
            <text:p>(empty)</text:p>
          </table:table-cell>
          <table:table-cell office:value-type="string">
            <text:p>For første gang får vi her den samlede historie om verdens mest kendte rockerklub, der gennem fire årtier har domineret rockermiljøet herhjemme. Et unikt indblik i en lukket underverden, hvor samfundets love ikke gælder.</text:p>
            <text:p/>
            <text:p>Rygmærket med det bevingede kranie er for de indviede synonymt med frihed, broderskab og motorcykler. For de fleste andre med narko, vold, død og ødelæggelse. Hells Angels er verdens mest kendte rockerklub. Stiftet i Californien af hjemvendte piloter efter Anden Verdenskrig, mytologiseret i bøger og film, stemplet som kriminel organisation i adskillige lande og etableret i Danmark ved indgangen til 1981.</text:p>
            <text:p/>
            <text:p>Engle dør aldrig – En fortælling om Hells Angels i Danmark er en dokumentarisk historie i to bind. Gennem adgang til politiets materiale og statens arkiver samt artikler, film, bøger, øjenvidner, journalister, fotografer, efterforskere og rockere tages læserne med ind i en lukket verden, hvor samfundets love ikke gælder, og hvor medlemmerne er villige til at sidde årtier bag tremmer eller betale med livet for at bære det berygtede rygmærke.</text:p>
            <text:p/>
            <text:p>Dette første bind dækker perioden 1957-1997 og fortæller historien om de første danske læderjakker, tidlige rockerklubber som Filthy Few, Nomads MC og Galloping Goose samt stiftelsen af Unionen og optagelsen i Hells Angels. Bogen skildrer udviklingen af rockermiljøet herhjemme og myndighedernes indsatser mod en kriminel underverden, der tog til i styrke og blodighed op gennem 1980’erne med Hells Angels krig mod Bullshit og i 1990’erne med Store Nordiske Rockerkrig mod Bandidos.</text:p>
            <text:p/>
            <text:p>Med nedslag i konkrete begivenheder og blodige opgør portrætteres markante figurer fra Hells Angels som ’Jønke’, ’Blondie’, ’Zulu’, ’Mike’, ’Ost’ og ’Ludvig’, og politiets mangeårige efterforskning rulles op. Bogen er rigt illustreret, blandt andet med ikke tidligere offentliggjorte fotos.</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Et Danmark i splid med sig selv</text:p>
          </table:table-cell>
          <table:table-cell table:style-name="ce10" office:value-type="string">
            <text:p>https://www.skalk.dk/webshoppen/produkter/imports/9788740662191-et-danmark-i-splid-med-sig-selv/</text:p>
          </table:table-cell>
          <table:table-cell office:value-type="string">
            <text:p>(empty)</text:p>
          </table:table-cell>
          <table:table-cell office:value-type="string">
            <text:p>Et Danmark i splid med sig selv handler om den tyske besættelse og den allierede befrielse af Holbæk Amt 1940-45. Samarbejdet med Hitlers Tyskland blev forhandlet på plads af regeringer i København og Berlin og bestemte levevilkårene og handlemulighederne i Holbæk Amt. </text:p>
            <text:p>Holbæk Kaserne husede en stor del af den danske hær, og Isefjorden var kravlegård for den danske flåde. Beslutninger truffet i landets centrum splittede danskerne i Holbæk Amt, som måtte vælge mellem en lovlydig tilværelse i ro og orden eller gå i krig på tysk side som østfrontfrivillige eller gå til modstand for at smide tyskerne ud af landet. </text:p>
            <text:p>På grundlag af et righoldigt kildemateriale i private og offentlige arkiver og interviews med aktivister og aktivisters børn undersøges et geografisk udsnit af Danmark. Bogen belyser hele spektret af begivenheder: hverdagsliv, hær og politi, Frikorps Danmark, Schalburgkorps og Hipo, jødeaktion og holocaust, modstandsbevægelse, sabotageaktioner, våbenmodtagelser og likvideringer og retsopgør. </text:p>
            <text:p>Et Danmark i splid med sig selv skildrer de fem forbandede år ikke på det snævre nationale niveau, der begrænser sig til det to-sidede forhold mellem den tyske stormagt og den danske småstat. Perioden anskues i det større internationale perspektiv, hvor det personlige, der for almindelige mennesker uden politisk indflydelse udspilles lokalt, solidariserer sig aktivt med de værdier, de tror på.</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Europa 1800-2000</text:p>
          </table:table-cell>
          <table:table-cell table:style-name="ce10" office:value-type="string">
            <text:p>https://www.skalk.dk/webshoppen/produkter/imports/9788778671035-europa-1800-2000/</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Færøerne - En moderne nation fødes</text:p>
          </table:table-cell>
          <table:table-cell table:style-name="ce10" office:value-type="string">
            <text:p>https://www.skalk.dk/webshoppen/produkter/imports/9788711690376-faeroeerne-en-moderne-nation-foedes/</text:p>
          </table:table-cell>
          <table:table-cell office:value-type="string">
            <text:p>(empty)</text:p>
          </table:table-cell>
          <table:table-cell office:value-type="string">
            <text:p>Historien om en dramatisk tid, da Færøerne dukkede frem af århundreders isolation og på få år blev forvandlet til en moderne nation. I midten af udviklingen stod den danske amtmand Carl Emil Dahlerup, der kom til øerne i 1849 direkte fra Den Grundlovgivende Rigsforsamling. Han mødte et ludfattigt og tyndtbefolket samfund, der var afskåret fra omverdenen og udviklingen, og som var stort set ukendt i Danmark.</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I løbet af de næste ti år lykkedes det ved fælles indsats i det lille samfund og i samarbejde med regeringen at få gennemført de store reformer, der havde ladet vente på sig i årtier. Forandringerne medførte dramatiske konfrontationer, i takt med at gamle magtbaser stod for fald. Her fortælles historien, som ofte går imod de myter, der er fortalt gennem generationer om det danske herredømme på Færøern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Farvel og tak</text:p>
          </table:table-cell>
          <table:table-cell table:style-name="ce10" office:value-type="string">
            <text:p>https://www.skalk.dk/webshoppen/produkter/imports/9788792000781-farvel-og-tak/</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Feud in Medieval and Early Modern Europe</text:p>
          </table:table-cell>
          <table:table-cell table:style-name="ce10" office:value-type="string">
            <text:p>https://www.skalk.dk/webshoppen/produkter/imports/9788779341586-feud-in-medieval-and-early-modern-europe/</text:p>
          </table:table-cell>
          <table:table-cell office:value-type="string">
            <text:p>(empty)</text:p>
          </table:table-cell>
          <table:table-cell office:value-type="string">
            <text:p>During the last half-century, historians and anthropologists have become increasingly aware of the importance of feud in pre-modern societies. Recent research emphasises that feuds are not to be preceived as expressions of chaos, anarchy and lawlessness. On the contrary, in the absence of a state monopoly on violence, feuds played a fundamental role in shaping the society and functioned as a means of sanctioning rules and law and resolving conflicts.</text:p>
            <text:p/>
            <text:p>The aim of Feud in Medieval and Early Modern Europe is to present some of the principal positions of this new research. Contributions by leading scholars cover a large span of years, from the classic Icelandic feuds of the Sagas to more recent early modern incidents. One contribution even takes us back to the roots of mankind, but the focus is on the medieval and early modern periods - such as feuds in fourteenth century Marseille, Italian medieval vendettas, and feuds in medieval Germany and Denmark. A comprehensive introduction establishes the framework for the following chapters.</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Finkultur og mangfoldighed</text:p>
          </table:table-cell>
          <table:table-cell table:style-name="ce10" office:value-type="string">
            <text:p>https://www.skalk.dk/webshoppen/produkter/imports/9788712064954-finkultur-og-mangfoldighed/</text:p>
          </table:table-cell>
          <table:table-cell office:value-type="string">
            <text:p>(empty)</text:p>
          </table:table-cell>
          <table:table-cell office:value-type="string">
            <text:p>Finkultur og mangfoldighed fortæller historien om dansk kulturpolitik fra oprettelsen af Kulturministeriet i 1961 frem til i dag med fokus på den konkrete lovgivning, politikkens betydning for kulturlivet og debatten på Christiansborg og i medierne.</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Folkets tid</text:p>
          </table:table-cell>
          <table:table-cell table:style-name="ce10" office:value-type="string">
            <text:p>https://www.skalk.dk/webshoppen/produkter/imports/9788702278545-folkets-tid/</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For Danmarks frihed</text:p>
          </table:table-cell>
          <table:table-cell table:style-name="ce10" office:value-type="string">
            <text:p>https://www.skalk.dk/webshoppen/produkter/imports/9788740652581-for-danmarks-frihed/</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Forladt</text:p>
          </table:table-cell>
          <table:table-cell table:style-name="ce10" office:value-type="string">
            <text:p>https://www.skalk.dk/webshoppen/produkter/imports/9788711543535-forladt/</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Da Peter Freuchen er 12 år, er han på ferie hos sin onkel og tante på en gård nær Nakskov. Sammen med en kammerat svømmer han de 2 kilometer over til øen Enehøje; men de bliver jaget bort af ejeren og må svømme tilbage til Lolland. Efter to polarekspeditioner vender han i 1926 tilbage til Lolland og køber Enehøje. På øens højeste punkt opfører han en portal af hvalkæber, og den gamle smedje indrettes til skriveværksted. I 1940 flygter Freuchen til Sverige og bosætter sig derefter i USA.</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De 20 øer ligger fordelt i hele landet, i farvandene omkring Jylland, Fyn, Sjælland og Lolland-Falster, de fleste af dem bare en kort bådtur væk - som fx Slotø, Kyholm og Enehøj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Der findes mere end 300 ubeboede øer i Danmark, altså øer uden helårsbeboelse. På de fleste af øerne har der aldrig boet en sjæl, men tallet gemmer også på de øer, der engang har dannet ramme om små isolerede samfund og skæbner. I denne bog kommer du med på en opdagelsesrejse til 20 udvalgte danske øer, som engang har været beboede, men nu er forladte. Nogle af øerne har fået nye liv, fx som små ferieperler og isolerede naturreservater, mens andre ligger øde hen, forladte for altid. Via nedslagspunkter i både fortid og nutid bringer Christina Vorre dig tæt på de skæbner og hændelser, der har været med til at forme øernes historie - også lang tidefter de er blevet forladte.</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På Kyholm ved Samsø ligger Danmarks ensomste kirkegård. Her var engang karantænestation, og under Englandskrigene var øen befæstet. I dag er der kun kirkegården tilbage, som blev lukket i 1859, hvor alle beboere forlod øen, og husene blev revet ned og sejlet bort.</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Ved Slotø nær Nakskov lå de tre ØK-skibe Java, Falstria og Jutlandia opankret under 2. verdenskrig, fordi der var mangel på brændstof. 3. maj 1945 bliver skibene bombet af RAF, fordi piloterne i første omgang tror, at det er tyske skibe. Java synker, og de 2 andre skibe bliver beskadiget. Slotø rummer også ruinerne af Europas ældste orlogsværft, der blev opført af Kong Hans i 1509.</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Fortidens slagmarker</text:p>
          </table:table-cell>
          <table:table-cell table:style-name="ce10" office:value-type="string">
            <text:p>https://www.skalk.dk/webshoppen/produkter/imports/9788702083804-fortidens-slagmarker/</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Fotografer i Hillerød 1840 - 1920</text:p>
          </table:table-cell>
          <table:table-cell table:style-name="ce10" office:value-type="string">
            <text:p>https://www.skalk.dk/webshoppen/produkter/imports/9788793220249-fotografer-i-hilleroed-1840-1920/</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Fra befrielse til forpligtelse</text:p>
          </table:table-cell>
          <table:table-cell table:style-name="ce10" office:value-type="string">
            <text:p>https://www.skalk.dk/webshoppen/produkter/imports/9788702294576-fra-befrielse-til-forpligtelse/</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Fra Dansk Vestindien til Ribe</text:p>
          </table:table-cell>
          <table:table-cell table:style-name="ce10" office:value-type="string">
            <text:p>https://www.skalk.dk/webshoppen/produkter/imports/9788799929702-fra-dansk-vestindien-til-ribe/</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Franciskanerklosteret i Horsens</text:p>
          </table:table-cell>
          <table:table-cell table:style-name="ce10" office:value-type="string">
            <text:p>https://www.skalk.dk/webshoppen/produkter/imports/9788793423015-franciskanerklosteret-i-horsens/</text:p>
          </table:table-cell>
          <table:table-cell office:value-type="string">
            <text:p>(empty)</text:p>
          </table:table-cell>
          <table:table-cell office:value-type="string">
            <text:p>Franciskanerklostret i Horsens blev ophævet i 1532. Klosterbygningerne forsvandt i løbet af 1500-tallet, mens kirken blev taget i brug som sognekirk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I samarbejde med Horsens Museum gennemførte Afdelingen for Middelalderarkæologi ved Aarhus Universitet i årene 1999-2001 en række arkæologiske udgravninger ved Klosterkirken. Takket være undersøgelserne og i kombination med nogle mindre udgravninger er det nu muligt at give et ganske godt billede af det ellers helt forsvundne kloster.</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Tre fløje har sammen med kirken dannet en lukket gård omgivet af en korsgang på kirkens sydside. Ud fra sydfløjen var der en udløberfløj ned mod havnen ved Horsens Å.</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Udgravningerne blev ledet af Hans Krongaard Kristensen nu lektor emeritus ved Aarhus Universitet, der her fremlægger resultaterne.</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Fredy</text:p>
          </table:table-cell>
          <table:table-cell table:style-name="ce10" office:value-type="string">
            <text:p>https://www.skalk.dk/webshoppen/produkter/imports/9788702257274-fredy/</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Friluftsliv</text:p>
          </table:table-cell>
          <table:table-cell table:style-name="ce10" office:value-type="string">
            <text:p>https://www.skalk.dk/webshoppen/produkter/imports/9788772189000-friluftsliv/</text:p>
          </table:table-cell>
          <table:table-cell office:value-type="string">
            <text:p>(empty)</text:p>
          </table:table-cell>
          <table:table-cell office:value-type="string">
            <text:p>Bogen er en del af en trilogi, der er med til at forankre tesen, at friluftslivet udspringer af samisk urfolkskundskab og er opbygget i en socialpædagogisk diskurs, der bygger på erfaringer fra vejlederuddannelsen i friluftsliv fra Sjövik. Bogen illustrerer, hvorledes man kan implementere friluftsliv i undervisningen i et idéhistorisk arbejde på forskellige undervisningsmæssige niveauer, og den appellerer til alle med interesse for profylaktisk friluftsliv – en psykologisk sundhedsmæssig bonus er alle de æstetiske oplevelser. Bogen udfolder temaer i et kulturhistorisk perspektiv og henvender sig til en bred målgruppe af foreninger, institutioner og folkeskolens tre trin og åbner op for mange funderinger, spørgsmål og belyser samfundets kvalificerende nøglekompetencebegreber og gør udøveren af friluftsliv forståelig af egne færdigheder og kundskaber, således at den implicerede udøver kan forholde sig til sin egen forforståelse og forståelse overfor egne kundskaber og færdigheder: konsekvenspædagogik, høstet af korrekt sikkerhedsmæssig mestring og vurderinger truffet på baggrund af sund fornuft.</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Fundats og ordinans for Københavns Universitet 1539</text:p>
          </table:table-cell>
          <table:table-cell table:style-name="ce10" office:value-type="string">
            <text:p>https://www.skalk.dk/webshoppen/produkter/imports/9788793229907-fundats-og-ordinans-for-koebenhavns-universitet-1539/</text:p>
          </table:table-cell>
          <table:table-cell office:value-type="string">
            <text:p>(empty)</text:p>
          </table:table-cell>
          <table:table-cell office:value-type="string">
            <text:p>Københavns Universitets fundats fra 1539 er det stiftelsesdokument, som udstak rammerne for universitetet efter reformationen. Universitetet blev grundlagt i 1479, men tilknytningen til den katolske kirke betød, at det ophørte med at fungere i årene op mod reformationen i 1536. Efter reformationen blev universitetet genåbnet, og det fik et stort medansvar for at forme både kirken og samfundet i overensstemmelse med reformationens idealer. Det gælder ikke mindst opgaven med at uddanne nye, lutherske sognepræster.</text:p>
            <text:p/>
            <text:p>Som ramme for universitetets arbejde udstedte kong Christian 3. i 1539 en ny fundats, og den omhandler meget mere end blot juridiske og økonomiske forhold. Den er særlig ved også at indeholde mange vigtige betragtninger over videnskab, undervisning, studerende, lærere, om forholdet mellem universitet og samfund på reformationstiden og i det hele taget om Danmarks kulturhistorie i 1500-tallet. Fundatsen var gældende til langt ind i 1700-tallet, og den udtrykker derfor et syn på højere uddannelse, som i generation efter generation var med til at præge danmarkshistorien.</text:p>
            <text:p/>
            <text:p>Fundatsen blev udstedt på latin, men udgives nu for første gang med både en dansk og en engelsk nyoversættelse samt indledning og noter til forklaring af den historiske kontekst.</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Gader og mennesker i middelalderens og renæssancens København.</text:p>
          </table:table-cell>
          <table:table-cell table:style-name="ce10" office:value-type="string">
            <text:p>https://www.skalk.dk/webshoppen/produkter/imports/9788799774456-gader-og-mennesker-i-middelalderens-og-renaessancens-koebenhavn/</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Gamle København</text:p>
          </table:table-cell>
          <table:table-cell table:style-name="ce10" office:value-type="string">
            <text:p>https://www.skalk.dk/webshoppen/produkter/imports/9788702161991-gamle-koebenhavn/</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Gefjon 4</text:p>
          </table:table-cell>
          <table:table-cell table:style-name="ce10" office:value-type="string">
            <text:p>https://www.skalk.dk/webshoppen/produkter/imports/9788772190532-gefjon-4/</text:p>
          </table:table-cell>
          <table:table-cell office:value-type="string">
            <text:p>(empty)</text:p>
          </table:table-cell>
          <table:table-cell office:value-type="string">
            <text:p>Gefjon – arkæologi og nyere tid er tidsskrift for kulturhistoriske emner fra de ældste tider til vores tid. På et velfunderet teoretisk og metodisk grundlag præsenterer Gefjon den mest opdaterede viden, og viser de seneste tilgange til det videnskabelige felt på de kulturhistoriske museer.</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Genforeningen 1920</text:p>
          </table:table-cell>
          <table:table-cell table:style-name="ce10" office:value-type="string">
            <text:p>https://www.skalk.dk/webshoppen/produkter/imports/9788711906682-genforeningen-1920/</text:p>
          </table:table-cell>
          <table:table-cell office:value-type="string">
            <text:p>(empty)</text:p>
          </table:table-cell>
          <table:table-cell office:value-type="string">
            <text:p>Bogen er i stort format og rigt illustreret.</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Det danske nederlag til preusserne i 1864 er malet tydeligt ind i danmarkshistorien, og krigen og ikke mindst nederlaget er en del af vores nationale fortælling og selvforståelse. Men hvad skete der 56 år senere, i 1920, da betydelige dele af det tabte land med Genforeningen kom tilbage og skabte det danmarkskort, vi kender i dag?</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GENFORENINGEN 1920 - DA DANMARK BLEV SAMLET er fortællingen om en af de vigtigste begivenheder i den moderne danmarkshistorie. I skyggen af Første Verdenskrig var det et følelsesladet og nervepirrende politisk drama, der gjorde det muligt for dansksindede politikere syd for Kongeå-grænsen, den danske regering i København og de sejrende stormagter at bane vejen for de afstemninger, der igen gjorde Danmark til ét rig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GENFORENINGEN 1920 - DA DANMARK BLEV SAMLET følger en række nøglepersoner, der på hver sin måde kæmpede for det tabte land, og tager læseren med på en rejse fra det tyske nederlag i verdenskrigen til de store folkefester i sommeren 1920, da Sønderjylland igen var blevet dansk.</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Genforeningens arkitekt - H.P Hanssen 1914-1936</text:p>
          </table:table-cell>
          <table:table-cell table:style-name="ce10" office:value-type="string">
            <text:p>https://www.skalk.dk/webshoppen/produkter/imports/9788774061397-genforeningens-arkitekt-hp-hanssen-1914-1936/</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Gerhard von Kamptz – Bornholms sidste tyske kommandant</text:p>
          </table:table-cell>
          <table:table-cell table:style-name="ce10" office:value-type="string">
            <text:p>https://www.skalk.dk/webshoppen/produkter/imports/9788740668247-gerhard-von-kamptz-bornholms-sidste-tyske-kommandant/</text:p>
          </table:table-cell>
          <table:table-cell office:value-type="string">
            <text:p>(empty)</text:p>
          </table:table-cell>
          <table:table-cell office:value-type="string">
            <text:p>I maj 1945 lå det meste af Rønne og Neksø i ruiner efter sovjetiske bombeangreb. Alle var dengang enige om, at skylden for ødelæggelserne lå hos den tyske besættelsesmagt og specielt på dens kommandant over øen, Gerhard von Kamptz, som i sin “fanatiske og forbryderiske stivnakkethed” havde nægtet at overgive øen til russerne. I tidens løb er synet på manden blevet mere nuanceret, for tingene var mere komplicerede, end man ville indrømme i 1945. Faktisk fremstår han i den seneste forskning som en ganske almindelig soldat, som handlede uangribeligt i den situation, han stod i.</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Jens Andersens indgående studie af ærkenazisten Gerhard von Kamptz lange liv (1902-1995) giver det til dato bedst dokumenterede billede af mennesket og soldaten Gerhard von Kamptz. Jens Andersens skildring af en tysk soldats og officers militære løbebane er samtidigt meget spændende og bliver krydret med opvækstdetaljer og efterkrigstidsinformation om manden. Forfatteren ser kritisk på sit undersøgelsesobjekt,  soldaten von Kamptz, og sympatiserer ikke med ham, men afdækker historien ved at bruge det omfangsrige kildemateriale til at tegne et nuanceret billede. Jens Andersen ser det således også fra von Kamptz’ eget udgangspunkt og forsøger dermed at afdække og forklare hans fatale handlemåder ved den sovjetiske invasion af Bornholm.</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Germania</text:p>
          </table:table-cell>
          <table:table-cell table:style-name="ce10" office:value-type="string">
            <text:p>https://www.skalk.dk/webshoppen/produkter/imports/9788789531519-germania/</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Gotikkens kalkmalerier</text:p>
          </table:table-cell>
          <table:table-cell table:style-name="ce10" office:value-type="string">
            <text:p>https://www.skalk.dk/webshoppen/produkter/imports/9788712058717-gotikkens-kalkmalerier/</text:p>
          </table:table-cell>
          <table:table-cell office:value-type="string">
            <text:p>(empty)</text:p>
          </table:table-cell>
          <table:table-cell office:value-type="string">
            <text:p>DE OVERSETE DEKORATIONER. EN BOG OM DE SENE KALKMALERIER I DANMARKS KIRKER.</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Grauballe Man</text:p>
          </table:table-cell>
          <table:table-cell table:style-name="ce10" office:value-type="string">
            <text:p>https://www.skalk.dk/webshoppen/produkter/imports/9788788415292-grauballe-man/</text:p>
          </table:table-cell>
          <table:table-cell office:value-type="string">
            <text:p>(empty)</text:p>
          </table:table-cell>
          <table:table-cell office:value-type="string">
            <text:p>The Grauballe Man, whose sacrificial death was determined to have occurred around 290 BC, is one of the most remarkable bog finds from Denmark´s Iron Age, and has for many years been the centre of considerable attention. In fact when the Grauballe Man´s body was found in 1952, his skin, hair, beard, nails, muscles and bones were so well preserved that he was at first believed to have been the victim of a recently committed murder! With the renewed scientific focus on the immense research potential in such and, an interdisciplinary team of international scientists decided in 2001 to undertake extensive examinations of the body. The point of departure was a short period of ´hospitalisation´, where various comprehensive examinations were conducted: The Grauballe Man underwent X-Rays, CAT-scans and other tests, allowing for the creation of an exact, three-dimensional chart of his inner and outer body. These tests allowed for new forensic studies of the body and new determinations of the circumstances that led to his death. From analyses of his teeth, to his hair, to his stomach contents -- and even to a reconstruction of his face -- the research has provided an important insight and invaluable knowledge of life more than two thousand years ago. This publication, richly illustrated with 320 colour photographs, is presented in a language which makes it indispensable for archaeologists, anthropologists, museum conservators and pathologists, but it will also appeal to lay enthusiasts within those fields of interest.</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Grever, baroner og husmænd</text:p>
          </table:table-cell>
          <table:table-cell table:style-name="ce10" office:value-type="string">
            <text:p>https://www.skalk.dk/webshoppen/produkter/imports/9788702159578-grever-baroner-og-husmaend/</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Grønland for 100 år siden</text:p>
          </table:table-cell>
          <table:table-cell table:style-name="ce10" office:value-type="string">
            <text:p>https://www.skalk.dk/webshoppen/produkter/imports/9788799676514-groenland-for-100-aar-siden/</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Grundtvig som politiker</text:p>
          </table:table-cell>
          <table:table-cell table:style-name="ce10" office:value-type="string">
            <text:p>https://www.skalk.dk/webshoppen/produkter/imports/9788774574477-grundtvig-som-politiker/</text:p>
          </table:table-cell>
          <table:table-cell office:value-type="string">
            <text:p>(empty)</text:p>
          </table:table-cell>
          <table:table-cell office:value-type="string">
            <text:p>Når man sammenligner med andre sider af udforskningen af Grundtvig og hans virkningshistorie har det politiske virke været forsømt. Dette bliver med al ønskelig tydelighed klart, når man ser på de modstridende forestillinger, der findes om Grundtvigs politiske forestillingsverden. </text:p>
            <text:p/>
            <text:p>Nogle ser ham som en snæversynet nationalist, andre som forkæmper for en truet national identitet. Nogle mener, at Grundtvig var ubekymret om sociale udfordringer, andre ser ham tværtimod som fortaler for en sammenknytning af frihedstanker og et solidarisk socialt fællesskab. </text:p>
            <text:p/>
            <text:p>Med denne bog får man et autentisk indblik i Grundtvigs politiske virke i de afgørende år 1848-49, hvor Junigrundloven af 1849 blev til, og hvor det nationale modsætningsforhold til Tyskland blev stadig mere anspændt. </text:p>
            <text:p/>
            <text:p>Da Claus Bjørn pludseligt døde i foråret 2005, var manuskriptet allerede udarbejdet så langt, at det ville have været utilstedeligt at lade det ligge, mens det på den anden side langtfra var klar til udgivelse. I den herved opståede situation påtog Thorkild C. Lyby sig hvervet at bearbejde Claus Bjørns manuskript med respekt for det arbejde, der allerede var udført. Resultatet foreligger nu med nærværende bog.</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Gudenåen</text:p>
          </table:table-cell>
          <table:table-cell table:style-name="ce10" office:value-type="string">
            <text:p>https://www.skalk.dk/webshoppen/produkter/imports/9788740610727-gudenaaen/</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Gyldendals religionshistorie</text:p>
          </table:table-cell>
          <table:table-cell table:style-name="ce10" office:value-type="string">
            <text:p>https://www.skalk.dk/webshoppen/produkter/imports/9788702047943-gyldendals-religionshistorie/</text:p>
          </table:table-cell>
          <table:table-cell office:value-type="string">
            <text:p>(empty)</text:p>
          </table:table-cell>
          <table:table-cell office:value-type="string">
            <text:p>GYLDENDALS RELIGIONSHISTORIE er standardværket om alverdens religioner og spænder fra det gamle Ægypten til nutidens religiøse bevægelser. Undervejs behandles oldtidens religioner i Europa og Nærorienten, zarathustrisme, jødedom, kristendom, islam, Vestens esoteriske traditioner, Indiens og Kinas religioner, buddhisme, shinto og indfødte folks religioner i det arktiske område, Nordamerika, Mesoamerika, Sydamerika, Afrika, Sydøstasien, Australien og Polynesien.   GYLDENDALS RELIGIONSHISTORIE henvender sig til alle med interesse for religionernes brogede historie og religion som fænomen i kultur og samfund. I centrum står den religiøse praksis og de religiøse ritualer – ledsaget af et rigt illustrationsmateriale, som giver indsigt i billeder som religiøs udtryksform.   GYLDENDALS RELIGIONSHISTORIE udkom første gang i 1994 og er siden trykt i adskillige oplag. Værket foreligger nu for første gang i en komplet revideret og udvidet udgave redigeret af religionshistorikerne Tim Jensen, Mikael Rothstein og Jørgen Podemann Sørensen.</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Hærvejen</text:p>
          </table:table-cell>
          <table:table-cell table:style-name="ce10" office:value-type="string">
            <text:p>https://www.skalk.dk/webshoppen/produkter/imports/9788740652376-haervejen/</text:p>
          </table:table-cell>
          <table:table-cell office:value-type="string">
            <text:p>(empty)</text:p>
          </table:table-cell>
          <table:table-cell office:value-type="string">
            <text:p>Det imponerende grundige forarbejde og den gennemførte og læservenlige tekst gør bogen til den bedst tænkelige rejseledsager på en færd langs Hærvejen.</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Langs ruten venter mængder af små og store interessepunkter. Mange vigtige og afgørende begivenheder står afmærket med skiltning, monumenter og mindesmærker, men også de små historier kan findes på vejen – skæve, finurlige, sørgelige og muntre hændelser har udspillet sig langs den ældgamle vej. Ofte er der ingen særlige spor at se, men med en kyndig og vidende vejleder i hånden er det alligevel muligt at se alle historierne. Og netop en sådan kyndig vejleder er denne bog om Hærvejen.</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Når man rejser langs Hærvejen, bevæger man sig helt bogstaveligt i hundredetusindvis af forfædres fodspor; her har konger og dronninger sneglet sig frem i lange optog, når hoffet bevægede sig rundt i riget. Her har stovte bønder tålmodigt ført deres kreaturer sydpå mod de store markeder i Nordtyskland, og budbringere har jaget frem med vigtigt nyt. Her har drabelige hære på krigstogt marcheret hærgende frem ... Hærvejen afspejler ikke blot vores historie. Den er vor historie.</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Hamlet' s Castle and Shakespeare´s Elsinore</text:p>
          </table:table-cell>
          <table:table-cell table:style-name="ce10" office:value-type="string">
            <text:p>https://www.skalk.dk/webshoppen/produkter/imports/9788702108323-hamlet-s-castle-and-shakespeare-s-elsinore/</text:p>
          </table:table-cell>
          <table:table-cell office:value-type="string">
            <text:p>(empty)</text:p>
          </table:table-cell>
          <table:table-cell office:value-type="string">
            <text:p>In Hamlet, Shakespeare reveals familiarity with the castle, with Elsinore and with Danish customs - and some of his observations are extraordinarily accurate. But were they all based on hearsay, or is it possible - as has been claimed - that he might have visited Denmark himself during the so-called lost years? What is the evidence - for, against, or circumstatial - in the text of the play? All these questions are taken up in this short history of Elsinore, the first of its kind to be published in English.</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Havets herskere</text:p>
          </table:table-cell>
          <table:table-cell table:style-name="ce10" office:value-type="string">
            <text:p>https://www.skalk.dk/webshoppen/produkter/imports/9788740658538-havets-herskere/</text:p>
          </table:table-cell>
          <table:table-cell office:value-type="string">
            <text:p>(empty)</text:p>
          </table:table-cell>
          <table:table-cell office:value-type="string">
            <text:p>Vikingerne – vi danskere bliver aldrig færdige med at tale om dem, se skuespil, film og tv-programmer om dem og ikke mindst læse i massevis af bøger om dem.</text:p>
            <text:p>Vores stolte forfædre, som underlagde sig vores naboer, plyndrede, myrdede, opdagede Amerika og Grønland og havde store horn på deres hjelme og spiste rød fluesvamp ... Eller hvordan var det nu lige, det var med det?</text:p>
            <text:p>I den voldsomt populære norske forfatter Kim Hjardars fjerde historiske bog om vikingerne får vi hele historien om dem i et smukt illustreret format.</text:p>
            <text:p>Bogen er Kim Hjardars fjerde bog om vikinger på Turbine og efterfølger dermed titlerne Vikinger i krig, Vikingernes liv og færden og Vikinger – kort fortalt.</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Her findes et minde</text:p>
          </table:table-cell>
          <table:table-cell table:style-name="ce10" office:value-type="string">
            <text:p>https://www.skalk.dk/webshoppen/produkter/imports/9788772374123-her-findes-et-minde/</text:p>
          </table:table-cell>
          <table:table-cell office:value-type="string">
            <text:p>(empty)</text:p>
          </table:table-cell>
          <table:table-cell office:value-type="string">
            <text:p>Rundtom i Danmark findes talrige mindesmærker og monumenter. Måske lægger vi mærke til dem, når vi kommer forbi, men kun i de færreste tilfælde kender vi baggrunden. Det råder denne bog bod på. Her fortælles nemlig historien bag i alt 101 udvalgte mindesmærker, og tilsammen bliver beretningen om de 101 mindesmærker til en mini-Danmarkshistorie, der begynder med bronzealderpigen fra Egtved og slutter i 1970’erne. Undervejs møder vi kongelige, adelige og gejstlige, der havde deres gang på slotte, borge og klostre. Men der findes også mindesten for folk, som ikke var specielt højt på strå. Mange af personerne og begivenhederne er for længst gået i glemmebogen, men takket være mindestenene og monumenterne kan de vækkes til live igen. Det viser sig, at historierne om dem dækker hele følelsesregistret fra det dybt tragiske til det muntre og finurlig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Herluf Trolle</text:p>
          </table:table-cell>
          <table:table-cell table:style-name="ce10" office:value-type="string">
            <text:p>https://www.skalk.dk/webshoppen/produkter/imports/9788702176025-herluf-trolle/</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Herr Stankelbeens mærkværdige Reiser og selsomme Eventyr til Lands og Vands</text:p>
          </table:table-cell>
          <table:table-cell table:style-name="ce10" office:value-type="string">
            <text:p>https://www.skalk.dk/webshoppen/produkter/imports/9788789531281-herr-stankelbeens-maerkvaerdige-reiser-og-selsomme-eventyr-til-lands-og-vands/</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Herregård og herskab</text:p>
          </table:table-cell>
          <table:table-cell table:style-name="ce10" office:value-type="string">
            <text:p>https://www.skalk.dk/webshoppen/produkter/imports/9788763541442-herregaard-og-herskab/</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Hieratic Texts from Tebtunis</text:p>
          </table:table-cell>
          <table:table-cell table:style-name="ce10" office:value-type="string">
            <text:p>https://www.skalk.dk/webshoppen/produkter/imports/9788763546768-hieratic-texts-from-tebtunis/</text:p>
          </table:table-cell>
          <table:table-cell office:value-type="string">
            <text:p>(empty)</text:p>
          </table:table-cell>
          <table:table-cell office:value-type="string">
            <text:p>Denne bog indeholder et udvalg af hieratiske tekster fra oldtidsbyen Tebtunis – hymner og litanier, beskyttelsesritualer, en mytologisk narrativ, videnskabelige skrifter og dokumentariske tekster – samt et overblik over illustrerede papyri.</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Næsten alle manuskripterne publiceres her for første gang i redigeret udgave, og mange af teksterne er hidtil helt ukendte.</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Historie</text:p>
          </table:table-cell>
          <table:table-cell table:style-name="ce10" office:value-type="string">
            <text:p>https://www.skalk.dk/webshoppen/produkter/imports/9788772893815-historie/</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Historiehjulet</text:p>
          </table:table-cell>
          <table:table-cell table:style-name="ce10" office:value-type="string">
            <text:p>https://www.skalk.dk/webshoppen/produkter/imports/9788789531465-historiehjulet/</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Historiske optegnelser</text:p>
          </table:table-cell>
          <table:table-cell table:style-name="ce10" office:value-type="string">
            <text:p>https://www.skalk.dk/webshoppen/produkter/imports/9788779342248-historiske-optegnelser/</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Hitlers død</text:p>
          </table:table-cell>
          <table:table-cell table:style-name="ce10" office:value-type="string">
            <text:p>https://www.skalk.dk/webshoppen/produkter/imports/9788740657555-hitlers-doed/</text:p>
          </table:table-cell>
          <table:table-cell office:value-type="string">
            <text:p>(empty)</text:p>
          </table:table-cell>
          <table:table-cell office:value-type="string">
            <text:p>Bogen er den første fra en historisk akademiker, som går helt tilbage til beviserne på Hitlers selvmord for at kunne undersøge en række af de nyligste argumenter fremført af konspirationsteoretikerne ved hjælp af videnskabelige metoder. Gennem en analyse af tidligere tophemmelige M15-dokumenter, optegnelser over Hitlers bunker, personlige fortællinger fra officerer indenfor efterretningstjenesten samt fortællinger om skuddueller, plyndringer og hemmelige agenter tager denne gennemarbejdede bog fat i tvivlernes teorier for at kunne fortælle hele historien om, hvordan Hitler døde.</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Skød Hitler sig selv i Führerbunkeren, eller havde han held med at smutte forbi den sovjetiske hær og flygte til Sydamerika? Utallige dokumentarer, avisartikler og hjemmesider skrevet og lavet af konspirationsteoretikere har ledt til den konstant rullende debat om Hitlers sidste dage. Historikere har aldrig kunne give et helt klart modsvar til disse – før nu.</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Højesteret - 350 år</text:p>
          </table:table-cell>
          <table:table-cell table:style-name="ce10" office:value-type="string">
            <text:p>https://www.skalk.dk/webshoppen/produkter/imports/9788702081350-hoejesteret-350-aar/</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Holmens Kirke</text:p>
          </table:table-cell>
          <table:table-cell table:style-name="ce10" office:value-type="string">
            <text:p>https://www.skalk.dk/webshoppen/produkter/imports/9788712057444-holmens-kirke/</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Horsens i årtier - 1950'erne</text:p>
          </table:table-cell>
          <table:table-cell table:style-name="ce10" office:value-type="string">
            <text:p>https://www.skalk.dk/webshoppen/produkter/imports/9788740620610-horsens-i-aartier-1950erne/</text:p>
          </table:table-cell>
          <table:table-cell office:value-type="string">
            <text:p>(empty)</text:p>
          </table:table-cell>
          <table:table-cell office:value-type="string">
            <text:p>Horsens er en by med en rig historie, og gennem tiden har byen gennemgået mange forandringer. Den har udviklet sig fra fængsels- og arbejderby til uddannelses- og kulturby, og udviklingen fortsætter med stor fart.</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Hummelure</text:p>
          </table:table-cell>
          <table:table-cell table:style-name="ce10" office:value-type="string">
            <text:p>https://www.skalk.dk/webshoppen/produkter/imports/9788793423534-hummelure/</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Hverken ubesindig eller frygtsom</text:p>
          </table:table-cell>
          <table:table-cell table:style-name="ce10" office:value-type="string">
            <text:p>https://www.skalk.dk/webshoppen/produkter/imports/9788740665178-hverken-ubesindig-eller-frygtsom/</text:p>
          </table:table-cell>
          <table:table-cell office:value-type="string">
            <text:p>(empty)</text:p>
          </table:table-cell>
          <table:table-cell office:value-type="string">
            <text:p>Bogen er illustreret med over 200 billeder, hvoraf mange ikke tidligere har været offentliggjort.</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Den danske admiral Niels Juels motto, nec temere, nec timide (“hverken ubesindig ellerfrygtsom”), har siden 1700-tallet stået som ledetråd for søofficererne i den danske flåde. Som skibschef har søofficeren ansvaret for skib og besætning, og mangt en skibschef har igennem tiden måtte træffe beslutninger, der kunne betyde liv eller død for dem selv og deres besætning.</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Hverken ubesindig eller frygtsom fortæller 11 dramatiske beretninger fra Flådens virke. Fra kampen mod algeriske korsarer i 1700-tallet over krigene i 1848-51 og 1864 til 2. Verdenskrig og vor tids indsatser mod pirater ved Afrikas Horn. Det er beretningen om de søofficerer og orlogsgaster, der ofte fjernt fra Danmark gennem tiderne har gjort deres bedste for at udføre ordrer fra kongen eller Danmarks regering. Med deres egne ord fortæller de, hvordan de oplevede kampene på kanondækket, på broen, i riggen og i maskinrummet.</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Hvor solen græder</text:p>
          </table:table-cell>
          <table:table-cell table:style-name="ce10" office:value-type="string">
            <text:p>https://www.skalk.dk/webshoppen/produkter/imports/9788740036763-hvor-solen-graeder/</text:p>
          </table:table-cell>
          <table:table-cell office:value-type="string">
            <text:p>(empty)</text:p>
          </table:table-cell>
          <table:table-cell office:value-type="string">
            <text:p>Hvor solen græder tager læseren med på en sjælden rejse ind bagfrontlinjerne i en krig, hvor mere end 150.000 mennesker er blevet dræbt, og millioner er sendt på flugt.</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Nour levede et sorgløst storbyliv i Damaskus. Hun kørte på arbejde i egen bil og drak cocktails med veninderne, indtil syrerne i 2011 begyndte deres oprør mod præsident Bashar al-Assad.</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Om forfatteren:</text:p>
            <text:p>Puk Damsgård, f. 1978, er uddannet journalist fra Syddansk Universitet. Hun har siden juli 2011 været DR's mellemøstkorrespondent med base i Beirut og nu Kairo.</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Puk Damsgård er den danske journalist, der har rejst mest i Syrien. Bogen er hendes personlige beretning om at blive smuglet over grænsen for at rapportere fra et land i opløsning og om mennesker, hvis liv er i en permanent undtagelsestilstand. Vi møder blandt andre den heroiske og lattermilde læge Dr. Kassem og den unge Mohannad, der modvilligt er draget i krig, mens han drømmer om at blive gift med sin elskede. Men først og fremmest følger bogen storbykvinden Nour, der i en frihedsrus engagerer sig i det syriske oprør, som ender med at blive hendes livs mareridt.</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Revolutionen forvandlede Syrien til et land i borgerkrig og forandrede Nours liv for altid. Hvor solen græder er Puk Damsgårds på én gang gribende og rædselsvækkende fortælling om at kæmpe for frihed og forfølge sin revolutionsforelskelse på trods, men også om, hvad der sker, når kampen for at holde sig i live overskygger længslen efter demokrati.</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Tidligere har hun skrevet bøgerne "De Renes Land" (JP's Forlag, 2009) og "Ulvehjerter" (Politikens Forlag, 2011). Puk Damsgård har modtaget flere priser for sit arbejde, bl.a. journalistprisen fra Den Berlingske Fond og i december 2012 var hun nomineret til Cavling-prisen for sin dækning af krigen i Syrien.</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Inddæmningen ved Odense Fjord</text:p>
          </table:table-cell>
          <table:table-cell table:style-name="ce10" office:value-type="string">
            <text:p>https://www.skalk.dk/webshoppen/produkter/imports/9788792625939-inddaemningen-ved-odense-fjord/</text:p>
          </table:table-cell>
          <table:table-cell office:value-type="string">
            <text:p>(empty)</text:p>
          </table:table-cell>
          <table:table-cell office:value-type="string">
            <text:p>”Historierne om digebyggerne, inddæmmerne. Så vidt muligt fra deres egen pen. Jeg har søgt i de gamle tidsskrifter, gamle bøger og dokumenter for at finde de tidligste beretninger om de folk der byggede diger, inddæmmede store områder og ændrede kortet over Odense Fjord. I dag har vi et helt andet forhold til værdien af natur og betaler store summer for at ændre natur til nutidige behov og ønsker.</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Bogen er støttet af Aage V. Jensens Fond.</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Hvor Kjeld Hansen dygtigt og professionelt har ført inddæmnings-historien op til et nutidigt perspektiv med særlig vægt på tiden fra landvæsenskommisionen under krigen og frem, har jeg, hvor det har været muligt, ladet inddæmmerne selv fortælle deres historier via det kildemateriale, der findes.</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Jeg har med nænsom hånd moderniseret sproget, så det bliver mere læsevenligt for nutidige læsere. <text:s/>Som en ekstrahistorier har jeg også været rundt om koldfeber eller malaria, som hærgede de sumpede kystområde, det var mange registrerede dødsfald i kirkebøgerne, der var de første brikker til bogen.</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Men jeg har så vidt muligt ladet de gamle historier tal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Mit mål har hele tiden været at få genfortalt inddæmningens og inddæmmernes historier. Hvad fik dem til at kaste sig ud i de store projekter, og hvordan fik de gennemført det i praksis?</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På samme måde stormfloderne der flere gang har gennembrudt digerne og oversvømmet store beboede områder.”</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Turen går hele fjorden rundt med start ved Enebærodde eller Hals Odde som den hed dengang. <text:s/>Og slutter ved Tårup Strand.</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Industri på udstilling</text:p>
          </table:table-cell>
          <table:table-cell table:style-name="ce10" office:value-type="string">
            <text:p>https://www.skalk.dk/webshoppen/produkter/imports/9788771843804-industri-paa-udstilling/</text:p>
          </table:table-cell>
          <table:table-cell office:value-type="string">
            <text:p>(empty)</text:p>
          </table:table-cell>
          <table:table-cell office:value-type="string">
            <text:p>Fremtiden bragede ind over Danmark. I 1888 kunne besøgende på Den nordiske Industri-, Landbrugs- og Kunstudstilling opleve det bedste og nyeste, det unge industrisamfund kunne præstere. Utrættelige dampmaskiner, dynamoer og gasmotorer fik hjulene til at snurre, og cykler, koldt smør og konservesdåser imponerede. De fleste var begejstrede, mens andre så det nye som vejen til moralsk forfald. For hvad skulle unge mænd bruge de lange vinteraftener på, når de kunne købe en stol i stedet for selv at lave den? Ny teknologi deler vandene og forandrer samfundet. I dag gennemsyrer industrisamfundet dagligdagen på en måde, som udstillingsgæsterne i 1888 ikke kunne forestille sig.</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Istiden i det danske landskab</text:p>
          </table:table-cell>
          <table:table-cell table:style-name="ce10" office:value-type="string">
            <text:p>https://www.skalk.dk/webshoppen/produkter/imports/9788711984796-istiden-i-det-danske-landskab/</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Det danske landskab bugter sig i bakkedal, men hvorfor gør det egentlig det? Svaret findes i istiden, der har sat sit altdominerende aftryk på vores land igennem mange hundredetusinde år. I denne bog fortælles historien om, hvordan istidslandskaberne er opstået, og hvilke processer der ligger bag. Med udgangspunkt i moderne digitale landskabsanalyser, den omfangsrige litteratur og de seneste års landvindinger inden for forståelsen af landskabsdannende processer giver bogen en faglig indføring i istidens naturforhold og gletsjernes, smeltevandets og permafrostens kræfter.?</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Istiden i det danske landskab er den første sammenhængende og landsdækkende redegørelse siden midten af 1900-tallet for istidslandskabet, dets opståen og dets videre skæbne. Bogen er struktureret som et atlas over Danmark inddelt i 11 regioner, hvor det gennemgående tema er terrænformernes opståen og deres indre opbygning som landskaber, der ligger i lag oven på hinanden og er brudt i stykker nedisning efter nedisning. Derudover sættes der fokus på særlige emner fra de enkelte regioner, og bogen afsluttes med et nytegnet landskabskort over hele landet.</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Jelling</text:p>
          </table:table-cell>
          <table:table-cell table:style-name="ce10" office:value-type="string">
            <text:p>https://www.skalk.dk/webshoppen/produkter/imports/9788702249934-jelling/</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Jelling - Husene og deres mennesker - 1860 - 1960</text:p>
          </table:table-cell>
          <table:table-cell table:style-name="ce10" office:value-type="string">
            <text:p>https://www.skalk.dk/webshoppen/produkter/imports/9788792571328-jelling-husene-og-deres-mennesker-1860-1960/</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Jelling, Sommeren 1861</text:p>
          </table:table-cell>
          <table:table-cell table:style-name="ce10" office:value-type="string">
            <text:p>https://www.skalk.dk/webshoppen/produkter/imports/9788789531359-jelling-sommeren-1861/</text:p>
          </table:table-cell>
          <table:table-cell office:value-type="string">
            <text:p>(empty)</text:p>
          </table:table-cell>
          <table:table-cell office:value-type="string">
            <text:p>Bogen er udgivet som et led i Nationalmuseets Jellingprojekt.</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Enevælden var for længst afskaffet i 1861, men alligevel kunne den arkæologisk interesserede kong Frederik 7. egenhændigt sætte et stort udgravningsprojekt i gang. Formålet var at finde Gorm den Gamles grav i Jelling, men det gik nu ikke helt efter planen. Den unge arkæolog J.J.A. Worsaae var manden, som førte kongens påbud ud i livet, og hans daglige, lange breve til hustruen giver et levende indblik i arbejdet.</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På grundlag af samtidens meget omfattende materiale af tegninger, breve, rapporter, telegrammer, regnskaber og avisartikler - hvoraf en del ikke har været kendt før - tegner middelalderarkæologen Jens Vellev et detaljeret billede af denne usædvanlige udgravning dag for dag, med dens mange forskellige deltager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Jerntæppet</text:p>
          </table:table-cell>
          <table:table-cell table:style-name="ce10" office:value-type="string">
            <text:p>https://www.skalk.dk/webshoppen/produkter/imports/9788774674733-jerntaeppet/</text:p>
          </table:table-cell>
          <table:table-cell office:value-type="string">
            <text:p>(empty)</text:p>
          </table:table-cell>
          <table:table-cell office:value-type="string">
            <text:p>NY BILLIGUDGAVE af den anerkendte historikers internationale gennembrud</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Jyllandsslaget og Første Verdenskrig i Nordsøen</text:p>
          </table:table-cell>
          <table:table-cell table:style-name="ce10" office:value-type="string">
            <text:p>https://www.skalk.dk/webshoppen/produkter/imports/9788799977949-jyllandsslaget-og-foerste-verdenskrig-i-nordsoeen/</text:p>
          </table:table-cell>
          <table:table-cell office:value-type="string">
            <text:p>(empty)</text:p>
          </table:table-cell>
          <table:table-cell office:value-type="string">
            <text:p>”Jyllandsslaget og Første Verdenskrig i Nordsøen” er et overflødighedshorn af spændende og sandfærdige beretninger og har bud til alle med interesse for historie og søfart.</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Begivenhederne er aldrig blevet beskrevet i deres fulde udstrækning og i sammenhæng, men nu sker det i en ny bog fra Sea War Museum Jutland i Thyborøn. Den har fået titlen ”Jyllandsslaget og Første Verdenskrig i Nordsøen” og er skrevet af journalist og forfatter Knud Jakobsen.</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Bogen præsenteres på Sea War Museum Jutland den 31. maj i overværelse af blandt andre Nicholas Jellicoe og Reinhard Scheer-Hennings, henholdsvis sønnesøn og oldebarn af den britiske og den tyske øverstkommanderende i Jyllandsslaget.</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Der er også beretningen om ”U20”, som var en lykkelig ubåd med godt kammeratskab, eget orkester og seks skibshunde, men som også var den ubåd, der sænkede passagerskibet ”Lusitania” og dræbte 1198 mennesker. Og så er der historien om kaptajn Knorr, som ikke kunne lide at slå ihjel, og historien om den britiske flyver, der fik hjælp af fiskerne i Agger på den jyske vestkyst, - og sådan kan man blive ved.</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Han har selv har været med til at opbygge det nye museum og har med sin journalistiske baggrund gravet dybt i historien. Bogen beskriver ikke blot det voldsomme og blodige Jyllandsslag, hvor 25 skibe blev sænket, men også en lang række andre begivenheder.</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Knud Jakobsen nøjes ikke med de store linjer, men fortæller også om menneskeskæbner midt i krigens gru. Der er historien om den britiske ubådskaptajn, hvis farfar var tysk jøde fra Hamborg, og der er historien, om tre tyske luftskibsfolk, som klatrede ned ad en rebstige og kaprede et sejlskib.</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Nordsøen havde afgørende betydning for Første Verdenskrig. I 1916 blev verdenshistoriens største søslag udkæmpet i farvandet ud for den jyske vestkyst, og her gennemførte de allierede den blokade, som til sidst tvang det tyske kejserrige i knæ.</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Således var Nordsøen ikke blot skueplads for søslag og træfninger, men også for dristige togter med kæmpemæssige luftskibe. Det var her, verdenshistoriens første luftangreb med skibsbaserede fly fandt sted, og det var her, tyske ubåde ændrede krigen til søs.</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Jyske Krønike</text:p>
          </table:table-cell>
          <table:table-cell table:style-name="ce10" office:value-type="string">
            <text:p>https://www.skalk.dk/webshoppen/produkter/imports/9788789531144-jyske-kroenike/</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Kampen om Norge 1788 - 1814</text:p>
          </table:table-cell>
          <table:table-cell table:style-name="ce10" office:value-type="string">
            <text:p>https://www.skalk.dk/webshoppen/produkter/imports/9788789466927-kampen-om-norge-1788-1814/</text:p>
          </table:table-cell>
          <table:table-cell office:value-type="string">
            <text:p>(empty)</text:p>
          </table:table-cell>
          <table:table-cell office:value-type="string">
            <text:p>De afgørende kampe om Norge foregår i 1813 og 1814, men for at forstå baggrunden for og resultatet samt Frederik 6.s handlinger eller mangel på samme, er man nødt til at gå længere tilbage i tiden; tilbage til Frederik 6.s barndom og opvækst med en sindssyg far og uden sin mor, som er sendt ud af landet på grund af affæren med Struensee.   </text:p>
            <text:p/>
            <text:p>Som kronprins oplever Frederik 6. den franske revolution i 1789, som sætter hele Europa i oprør. Kampen for og imod kongerne enevældige magt brydes mod bondestandens og ikke mindst borgerskabets, embedsmændenes og officerernes krav om frihedsrettigheder og indflydelse samt opgøret med adelens privilegier.   </text:p>
            <text:p/>
            <text:p>Hertil kommer de enkelte landes indbyrdes krige, hvor skiftende alliancer dannes mellem landene og deres regenter med deltagelse af de mere eller mindre villige militære enheder og deres officerer. Koalitioner og traktater aftales og brydes i et omfang, som gør det svært for de stridende soldater, deres officerer og regeringernes forhandlere at fastholde, hvem, der er fjender, og hvem, der er allierede.   </text:p>
            <text:p/>
            <text:p>Efter attentatet og mordet på den svenske konge Gustav 3. og afsættelsen og landsforvisningen af hans efterfølger, Gustav 4. Adolf forsøger Frederik 6. at bringe sig i position som svensk kronprins i skarp konkurrence med prins Christian August Augustenborg og hertug Frederik Christian af Augustenborg, men det ender med at den franske marskal Jean-Baptiste Bernadotte bliver valgt og danner en alliance med Rusland med det mål at tage Norge fra Danmark.   </text:p>
            <text:p/>
            <text:p>Kampen om Norge foregår mellem Danmark og Sverige, men udfaldet af denne kamp har storpolitisk interesse på grund af Danmarks strategiske placering ved Øresund og kampen mod Napoleon; men først og fremmest handler den om et land og et folk, som ønsker at blive betragtet som et selvstændigt land med sin egen nationale identitet og en ret til selv at bestemme landets fremtid.   </text:p>
            <text:p/>
            <text:p>Bogen afsluttes med et omfattende personregister og et særligt afsnit med hjælp til slægtsforskere, som leder efter oplysninger om deres slægtninges deltagelse i englandskrigene og i Napoleons danske hjælpetropper.</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Karen Blixen i billeder</text:p>
          </table:table-cell>
          <table:table-cell table:style-name="ce10" office:value-type="string">
            <text:p>https://www.skalk.dk/webshoppen/produkter/imports/9788702172928-karen-blixen-i-billeder/</text:p>
          </table:table-cell>
          <table:table-cell office:value-type="string">
            <text:p>(empty)</text:p>
          </table:table-cell>
          <table:table-cell office:value-type="string">
            <text:p>Karen Blixen i billeder - en livsskildring af Marianne Juhl Gennem ca. 250 fotos og andre illustrationer fortælles historien om Karen Blixens liv, om barndommen  på Rungstedlund, om faren, Wilhelm Dinesens selvmord, opvæksten i et stærkt 'kvinderegimente' bestående af moren, mosteren og mormoren, ægteskabet med halvfætteren Bror Blixen-Finecke, det 17 år lange ophold i Afrika, kærlighedsforholdet til Denys Finch Hatton, skilsmissen, konkursen, hjemkomsten til barndomshjemmet, debuten, forfatterskabet, betydningen og positionen i det danske litterære miljø og verdensberømmelsen.  Billeder – nogle af dem ikke tidligere offentliggjorte - og tekst supplerer hinanden, så de tilsammen danner en biografi.</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Karen Blixens Afrika</text:p>
          </table:table-cell>
          <table:table-cell table:style-name="ce10" office:value-type="string">
            <text:p>https://www.skalk.dk/webshoppen/produkter/imports/9788755912656-karen-blixens-afrika/</text:p>
          </table:table-cell>
          <table:table-cell office:value-type="string">
            <text:p>(empty)</text:p>
          </table:table-cell>
          <table:table-cell office:value-type="string">
            <text:p>Historien om Karen Blixens 18 år lange ophold i Kenya er velkendt fra forfatterindens egen beretning, Den afrikanske Farm, og også fra filmen Mit Afrika. Bogen bygger på virkelige hændelser, men er samtidig fiktion. Filmen tegner et stærkt romantiseret billede, især af kærlighedsforholdet mellem den danske baronesse og den engelske eventyrer Denys Finch Hatton.</text:p>
            <text:p/>
            <text:p>KAREN BLIXENS AFRIKA går bag kulisserne og belyser en række væsentlige forhold i historien om, hvorfor den unge kvinde valgte at emigrere til den britiske kronkoloni. Hvordan hun på sin afrikanske farm håndterede at leve side om side med folkeslag, der var fremmede for hende. Hvad hun mente om de indfødtes traditioner – og hvad de mente om hendes. Hvordan hun forholdt sig til islam, herunder sharialoven, som hun selv kom til at dømme efter. Hvordan hun betragtede sin dobbeltrolle som repræsentant for overmagten og ven med den lokale befolkning. Og hvad hun i virkeligheden følte for de to mænd i sit afrikanske liv, storvildtjægerne Bror Blixen og Denys Finch Hatton. En lang række begivenheder og mennesker, der fik betydning for Karen Blixen, analyseres og sættes i relation til det senere så berømte forfatterskab. Afslutningsvis kommer bogen ind på de racismeanklager, som Karen Blixen efter sin død blev udsat for fra afrikansk hold.</text:p>
            <text:p/>
            <text:p>KAREN BLIXENS AFRIKA er det første danske forsøg på at give en samlet vurdering af forfatterindens ophold i Kenya. Bogen er rigt illustreret og inddrager foruden Karen Blixens egne breve til familie og venner adskillige samtidige og nutidige kilder – beundrere såvel som kritikere.</text:p>
            <text:p/>
            <text:p>"I hans bog står det hele, alt hvad der er afvejet, sigtet og fundet holdbart og pålideligt, og nye og gamle læsere kan (gen)stifte bekendtskab med den efterhånden gamle slager: Karen Blixens liv ... Illustrationerne er om ikke pragtfulde så i hvert fald hyperrelevante – og de understøtter indtrykket af, at Stormgaard her har skabt en grundbog om Karen Blixen og hendes relation til Afrika." – Krist. Dagblad</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Karen Blixens Blomster</text:p>
          </table:table-cell>
          <table:table-cell table:style-name="ce10" office:value-type="string">
            <text:p>https://www.skalk.dk/webshoppen/produkter/imports/9788702199871-karen-blixens-blomster/</text:p>
          </table:table-cell>
          <table:table-cell office:value-type="string">
            <text:p>(empty)</text:p>
          </table:table-cell>
          <table:table-cell office:value-type="string">
            <text:p>Ny udgave af Karen Blixens blomster, der længe har været udsolgt. Karen Blixen var en sand blomsterdekoratør. Hun elskede at lave overdådige kompositioner med blomster, grene, ukrudt, frugter og kålblade m.m. i vaser, terriner, opsatser og skåle. Hun kunne bruge timer, nogle gange dage på at arrangere dem. Når blomsterdekorationen var færdig, kom hendes nabo, arkitekturprofessor Steen Eiler Rasmussen, og fotograferede. Det er hans illustrationer, der ledsager bogens essays om Blixens dekorationer. Og det er også en bog, der dokumenterer hendes kunst på dette områd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Karen Blixens kogebog</text:p>
          </table:table-cell>
          <table:table-cell table:style-name="ce10" office:value-type="string">
            <text:p>https://www.skalk.dk/webshoppen/produkter/imports/9788750057680-karen-blixens-kogebog/</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Bogen er et selvstændigt supplement til Signe Wulffs anmelderroste, kulinariske biografi over den legendariske storyteller, I køkkenet med Karen Blixen, som udkom sidste år.</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Denne bog samler 150 opskrifter, der har haft betydning for Karen Blixen - blandt andet egne livretter fra køkkenet på Rungstedlund, Denys Finch Hattons favoritter, safari-menuer fra Afrika og måltider beskrevet i breve og fortællinger. Der er alle slags mad - fra det helt enkle og simple til det ekstravagante og tidskrævende. Fællestrækket er Blixens kærlighed til det gode måltid.</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Opskrifterne er præsenteret i en form, der gør det nemt at genskabe dem i et moderne køkken og genoplive Blixens gastronomi derhjemme, og de er alle ledsaget af en anekdote fra forfatterindens køkken.</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Kaupang in skiringssal</text:p>
          </table:table-cell>
          <table:table-cell table:style-name="ce10" office:value-type="string">
            <text:p>https://www.skalk.dk/webshoppen/produkter/imports/9788779342590-kaupang-in-skiringssal/</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Kildekritisk tekstsamling</text:p>
          </table:table-cell>
          <table:table-cell table:style-name="ce10" office:value-type="string">
            <text:p>https://www.skalk.dk/webshoppen/produkter/imports/9788779343306-kildekritisk-tekstsamling/</text:p>
          </table:table-cell>
          <table:table-cell office:value-type="string">
            <text:p>(empty)</text:p>
          </table:table-cell>
          <table:table-cell office:value-type="string">
            <text:p>Var Danmarks besættelse i 1940 aftalt spil? Var en dansk konge offer for et uopklaret giftmord? Hvem kom på den tanke at lade den svenske hær gå over Storebælts is, og blev Als udråbt til republik i 1918?</text:p>
            <text:p>Kildekritisk Tekstsamling, 3. udgave, er en praktisk øvebog for den vordende historiker. Den rummer tolv opgaver, der alle tager udgangspunkt i vanskelige eller omstridte spørgsmål i Danmarks historie. Bogen kan hjælpe den studerende til en omhyggelig læsning og en kritisk behandling af de historiske kilder. Den skal ikke give færdige svar på komplekse historiske spørgsmål, men sigter på at udvikle historikerens evne til at kunne argumentere for og begrunde sine svar.</text:p>
            <text:p>Kildekritisk Tekstsamling er en klassiker i historieundervisningen på universiteterne. Den spænder i tid og emne så vidt som fra Saxos fremstilling af mordet på Knud den Hellige i 1086 til danske regeringers holdning til amerikanske atomvåben i Thule i 1950´erne og 60´erne. Bogen er desuden forsynet med en nyskrevet indledning, der introducerer og forklarer kildekritikkens begreber.</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Kinafarerne</text:p>
          </table:table-cell>
          <table:table-cell table:style-name="ce10" office:value-type="string">
            <text:p>https://www.skalk.dk/webshoppen/produkter/imports/9788712058588-kinafarerne/</text:p>
          </table:table-cell>
          <table:table-cell office:value-type="string">
            <text:p>(empty)</text:p>
          </table:table-cell>
          <table:table-cell office:value-type="string">
            <text:p>PRAGTUDGIVELSE OM DEN DANSKE KINAHANDEL, STORKØBMÆND, SVIMLENDE RIGDOMME OG KULTURMØDET I KINA.</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København</text:p>
          </table:table-cell>
          <table:table-cell table:style-name="ce10" office:value-type="string">
            <text:p>https://www.skalk.dk/webshoppen/produkter/imports/9788740655612-koebenhavn/</text:p>
          </table:table-cell>
          <table:table-cell office:value-type="string">
            <text:p>(empty)</text:p>
          </table:table-cell>
          <table:table-cell office:value-type="string">
            <text:p>Bybilledet ændrede sig allermest i løbet af den sidste halvdel af 1900-tallet. Meget blev revet ned, mere blev bygget om, og endnu mere er blevet nyopført. De små leksikale oplysninger, man får i tilgift til billederne, er meget nyttige som støtte for billedernes egne beretninger. Bogen bærer i det hele taget megen dansk historie, samfundsforhold, geografi, byfornyelse og udvikling til sku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Man kan nyde bogens mange billeder hjemme, men endnu bedre bliver oplevelsen, hvis man tager bogen med ud til de pågældende steder, hvor man virkelig kan få syn for sagn.</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Med denne bogs udvalg af gamle københavnske billeder får man et både levende og spændende indblik i byens historie og udvikling. Med fotografiernes gengivelse af fortidens gade- og folkeliv forstår man, hvor meget vores hovedstad og omegnen med landsbyer og forstæder har forandret sig. Mange nulevende kan huske fortidens bybillede og siger til børn og børnebørn: “Sådan så der virkelig ud!” Man kan på rigtig mange af de gamle billeder udpege bygninger og andet, som findes endnu, og så i øvrigt undre sig over alle forandringern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Københavns Bombardement 1807</text:p>
          </table:table-cell>
          <table:table-cell table:style-name="ce10" office:value-type="string">
            <text:p>https://www.skalk.dk/webshoppen/produkter/imports/9788791011016-koebenhavns-bombardement-1807/</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Koge Bog, indeholdendis et hundrede fornødene Stycker, som ere om Brygning, Bagning, Kogen, Brendevijn oc Miød at berede, sa</text:p>
          </table:table-cell>
          <table:table-cell table:style-name="ce10" office:value-type="string">
            <text:p>https://www.skalk.dk/webshoppen/produkter/imports/9788789531090-koge-bog-indeholdendis-et-hundrede-fornoedene-stycker-som-ere-om-brygning-bagning-kogen-brendevijn-oc-mioed-at-berede-sa/</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Kogebog på vers</text:p>
          </table:table-cell>
          <table:table-cell table:style-name="ce10" office:value-type="string">
            <text:p>https://www.skalk.dk/webshoppen/produkter/imports/9788789531076-kogebog-paa-vers/</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Konfrontationskurs</text:p>
          </table:table-cell>
          <table:table-cell table:style-name="ce10" office:value-type="string">
            <text:p>https://www.skalk.dk/webshoppen/produkter/imports/9788702078817-konfrontationskurs/</text:p>
          </table:table-cell>
          <table:table-cell office:value-type="string">
            <text:p>(empty)</text:p>
          </table:table-cell>
          <table:table-cell office:value-type="string">
            <text:p>Tidehverv blev til i protest mod den sentimentaliserede og mere og mere inderlige og kælne kristendom, der havde vundet indpas i de første årtier i det tyvende århundrede. Målet, stærkt inspireret af Luther og Kierkegaard, var en kirke, der koncentrerede sig om forkyndelsen af evangeliet frem for at dyrke fromhed og gode gerninger. Det skete med fynd og klem og stor selvsikkerhed, og det var ikke helt tilfældigt, at en udbredt definition af Tidehverv lød: ”Gud er alt, jeg er intet, og du er idiot.” Konfrontationskurs er en veloplagt historie om den teologiske bevægelse Tidehverv og dens udvikling, fra dens grundlæggelse i 1926 til nu.</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Konge, kirke og samfund</text:p>
          </table:table-cell>
          <table:table-cell table:style-name="ce10" office:value-type="string">
            <text:p>https://www.skalk.dk/webshoppen/produkter/imports/9788779342163-konge-kirke-og-samfund/</text:p>
          </table:table-cell>
          <table:table-cell office:value-type="string">
            <text:p>(empty)</text:p>
          </table:table-cell>
          <table:table-cell office:value-type="string">
            <text:p>Indtil reformationen var der to øvrighedsmagter i Danmark: kongen og kirken. Ved at sikre freden og opretholde samfundsordenen betryggede kongemagten rammerne om kirkens virke, og kirken legitimerede til gengæld kongens position religiøst. Bogen fokuserer særligt på kongens og kirkens udøvelse af øvrighedsmagt over det store flertal af bønder og på religionen som en samfundsmagt med betydning i talrige af dagliglivets sammenhænge.</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Kongehjulet</text:p>
          </table:table-cell>
          <table:table-cell table:style-name="ce10" office:value-type="string">
            <text:p>https://www.skalk.dk/webshoppen/produkter/imports/9788789531441-kongehjulet/</text:p>
          </table:table-cell>
          <table:table-cell office:value-type="string">
            <text:p>(empty)</text:p>
          </table:table-cell>
          <table:table-cell office:value-type="string">
            <text:p>Få det præcise overblik over hele den danske kongerække med kongernes regeringsår, dronningerne og deres oprindelsesland. Grib Kongehjulet og få klar besked på et øjeblik på denne app helt uden smartphon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Tredobbelt, drejelig pvc-skive.</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Kongehuset under Besættelsen</text:p>
          </table:table-cell>
          <table:table-cell table:style-name="ce10" office:value-type="string">
            <text:p>https://www.skalk.dk/webshoppen/produkter/imports/9788702303667-kongehuset-under-besaettelsen/</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Kongen i Danmark</text:p>
          </table:table-cell>
          <table:table-cell table:style-name="ce10" office:value-type="string">
            <text:p>https://www.skalk.dk/webshoppen/produkter/imports/9788740661392-kongen-i-danmark/</text:p>
          </table:table-cell>
          <table:table-cell office:value-type="string">
            <text:p>(empty)</text:p>
          </table:table-cell>
          <table:table-cell office:value-type="string">
            <text:p>Kongen i Danmark omhandler alle de danske konger – fra Gorm den Gamle og en række sagnkonger før ham til Dronning Margrethe II – og deres forvaltning af det embede, de enten tilkæmpede sig eller fik givet i dåbsgave. Skildringen er skrevet af en af landets kyndigste historieformidlere, og derfor er Kongen i Danmark ikke en slavisk beskrivelse af den danske kongerække, men en beskrivelse af kongedømmet og dets udvikling – og sidenhen delvise afvikling som institution. Og regenternes betydning for udviklingen af dette embede.</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Kongens Borge</text:p>
          </table:table-cell>
          <table:table-cell table:style-name="ce10" office:value-type="string">
            <text:p>https://www.skalk.dk/webshoppen/produkter/imports/9788788415766-kongens-borge/</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Kongens klæder</text:p>
          </table:table-cell>
          <table:table-cell table:style-name="ce10" office:value-type="string">
            <text:p>https://www.skalk.dk/webshoppen/produkter/imports/9788793229006-kongens-klaeder/</text:p>
          </table:table-cell>
          <table:table-cell office:value-type="string">
            <text:p>(empty)</text:p>
          </table:table-cell>
          <table:table-cell office:value-type="string">
            <text:p>Hvornår indførtes de karakteristiske røde uniformskjoler i den dansk-norske hær, og hvornår forsvandt de lige så karakteristiske trekantede hatte? Hvordan så en general ud i 1770’erne og en menig infanterist i 1807?</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Med KONGENS KLÆDER gives for første gang i bogform en fuldstændig og rigt illustreret oversigt over uniformer og udrustning ved alle den dansk-norske hærs afdelinger indtil adskillelsen efter Napoleonskrigene. For hver våbenart og afdeling gennemgår værket den organisatoriske udvikling og giver en grundig beskrivelse af uniformerne for alle personelgrupper: Officerer, underofficerer, menige, musikere og spillemænd. Det omfattende værk er udgivet i stort format og illustreret med næsten tusind samtidige tegninger, stik, malerier samt fotografier af bevarede våben og uniformer. Værket er desuden udstyret med en række oversigter over bl.a. uniformsterminologi på hovedsprogene, kendingsfarver og uniformsdel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Værket udgives i samarbejde med Tøjhusmuseet, Nationalmuseet – Krig og Besættelse.</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Kongens klæder 2</text:p>
          </table:table-cell>
          <table:table-cell table:style-name="ce10" office:value-type="string">
            <text:p>https://www.skalk.dk/webshoppen/produkter/imports/9788740833386-kongens-klaeder-2/</text:p>
          </table:table-cell>
          <table:table-cell office:value-type="string">
            <text:p>(empty)</text:p>
          </table:table-cell>
          <table:table-cell office:value-type="string">
            <text:p>Hærens uniformspragt blev genoprettet efter Englandskrigene, og i et samfund med en høj grad af militarisering fyldte uniformerne gadebilledet. Overalt så man de røde kjoler og hærens særprægede hovedbeklædninger. Med Treårskrigens udbrud indførtes den toradede mørkeblå våbenfrakke, som med mindre ændringer var dominerende resten af perioden. Men det betød ikke, at udviklingen gik i stå. Tværtimod indførtes et væld af andre interessante uniforms- og udrustningsgenstand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KRIGEN I NORDØSTGRØNLAND</text:p>
          </table:table-cell>
          <table:table-cell table:style-name="ce10" office:value-type="string">
            <text:p>https://www.skalk.dk/webshoppen/produkter/imports/9788799455546-krigen-i-nord%C3%B8stgr%C3%B8nland/</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Krigens sidste år</text:p>
          </table:table-cell>
          <table:table-cell table:style-name="ce10" office:value-type="string">
            <text:p>https://www.skalk.dk/webshoppen/produkter/imports/9788797146613-krigens-sidste-aar/</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Kronborg bag facaden</text:p>
          </table:table-cell>
          <table:table-cell table:style-name="ce10" office:value-type="string">
            <text:p>https://www.skalk.dk/webshoppen/produkter/imports/9788799837144-kronborg-bag-facaden/</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KUML 2020</text:p>
          </table:table-cell>
          <table:table-cell table:style-name="ce10" office:value-type="string">
            <text:p>https://www.skalk.dk/webshoppen/produkter/imports/9788793423503-kuml-2020/</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Kvindeeg og Mindesten i Jystrup</text:p>
          </table:table-cell>
          <table:table-cell table:style-name="ce10" office:value-type="string">
            <text:p>https://www.skalk.dk/webshoppen/produkter/imports/9788771701739-kvindeeg-og-mindesten-i-jystrup/</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Kvindernes krig</text:p>
          </table:table-cell>
          <table:table-cell table:style-name="ce10" office:value-type="string">
            <text:p>https://www.skalk.dk/webshoppen/produkter/imports/9788711569474-kvindernes-krig/</text:p>
          </table:table-cell>
          <table:table-cell office:value-type="string">
            <text:p>(empty)</text:p>
          </table:table-cell>
          <table:table-cell office:value-type="string">
            <text:p>Anne-Cathrine Riebnitzsky er forfatter til romanerne Den stjålne vej og Forbandede yngel, som hun modtog Boghandlernes Gyldne Laurbær for, samt Orkansæsonen og stilheden.</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Anne-Cathrine Riebnitzsky tilbragte 14 måneder i Afghanistans Helmand provins, hvor hun fik kontakt med de afghanske kvinder, der kæmper mod Talebans rædselsregime.</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En dansk soldats møde med Afghanistans kvinder</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Enhver der ønsker dybere indsigt i kampen derude, skal læse denne grundige øjenvidneskildring. - Jyllands-Posten</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Kvindernes krig er en stærk, personlig beretning om disse kvinders kamp for et liv uden undertrykkelse og vold. Bogen er samtidig en gribende fortælling om at være kvindelig soldat i Afghanistan, om den altid nærværende risiko og om sorgen over faldne kammerater.</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Man læser med en klump i halsen, mens forfatteren med et stort og smukt sprog ganske klarøjet skildrer den ubarmhjertige virkelighed og den heroiske kamp mod vold og undertrykkelse. - Weekendavisen</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Landsmænd</text:p>
          </table:table-cell>
          <table:table-cell table:style-name="ce10" office:value-type="string">
            <text:p>https://www.skalk.dk/webshoppen/produkter/imports/9788740062465-landsmaend/</text:p>
          </table:table-cell>
          <table:table-cell office:value-type="string">
            <text:p>(empty)</text:p>
          </table:table-cell>
          <table:table-cell office:value-type="string">
            <text:p>I oktober 1943 lykkedes det langt hovedparten af de danske jøder at flygte til Sverige. </text:p>
            <text:p>Hvordan gik det til, og hvorfor valgte langt de fleste danskere at hjælpe deres landsmænd på flugt?</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Om forfatteren:</text:p>
            <text:p>Bo Lidegaard er uddannet cand.phil i historie og har arbejdet for bl.a. Udenrigsministeriet og Statsministeriet. Han er en af de mest respekterede danske historikere og forfatter til adskillige anmelderroste bøger om Danmarks historie i det 20. århundrede, bl.a. den netop udkomne ”Landsmænd – de danske jøders flugt i oktober 1943” (2013), ”En fortælling om Danmarks historie i det 20. århundrede” (2011), ”Kampen om Danmark 1933-45” (2005) og Jens Otte Krags dagbøger i to bind (2001-2002). Bo Lidegaard er i dag chefredaktør for Politiken.</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Siden besættelsen har myterne floreret om de dramatiske begivenheder, damere end syv tusinde mennesker desperat flygtede fra nazisternes forfølgelse. Nu er det muligt at fortælle historien med afsæt i samtidige kilder, dagbøger og dokumenter, skrevet af de flygtende, deres forfølgere og af hjælpere samtidig med, at begivenhederne fandt sted.</text:p>
            <text:p>Gennem fjorten kapitler, der hver dækker en dag, følges udviklingen gennem de afgørende uger, hvor der trækkes tråde direkte fra beslutningerne i Berlin over de tyske og danske embedsmænd til de flygtende og deres landsmænd. Fortællingen viser, hvor nært redningen af de danske jøder hang sammen med den danske regerings stilling over for de totalitære trusler. Den afdækker hvordan det lykkedes det lille og udsatte Danmark at sætte sig op mod Det tredje Rige ved at fornægte selve grundlaget for den nazistiske ideologi. </text:p>
            <text:p>Historien er medrivende og bevægende. Samtidig viser den hvor afgørende fællesskabet mellem forskellige befolkningsgrupper er i et demokratisk samfund.</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Lange linjer i landskabet</text:p>
          </table:table-cell>
          <table:table-cell table:style-name="ce10" office:value-type="string">
            <text:p>https://www.skalk.dk/webshoppen/produkter/imports/9788793423268-lange-linjer-i-landskabet/</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Let Greece and Rome Be Silent</text:p>
          </table:table-cell>
          <table:table-cell table:style-name="ce10" office:value-type="string">
            <text:p>https://www.skalk.dk/webshoppen/produkter/imports/9788763546386-let-greece-and-rome-be-silent/</text:p>
          </table:table-cell>
          <table:table-cell office:value-type="string">
            <text:p>(empty)</text:p>
          </table:table-cell>
          <table:table-cell office:value-type="string">
            <text:p>Disse ord blev skrevet af den unge søofficer Frederik Ludvig Norden (1708–1742) under en ekspedition i 1737 og beskriver den forbløffelse og ærefrygt, den egyptiske og nubiske kunst og arkitekturs tekniske snilde fyldte ham med.</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Nordens Rejser i Egypten og Nubien blev først udgivet posthumt i 1755, men den skulle vise sig at få stor betydning for det sene 18. århundredes diskussioner om Egypten og Grækenlands roller i skabelsen af europæisk identitet. Let Greece and Rome Be Silent, der illustreres af mere end 50 af Nordens egne skitser, analyserer Nordens bog og dens vedvarende kulturelle og intellektuelle indflydelse i hele Europa.</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Lillys Danmarkshistorie</text:p>
          </table:table-cell>
          <table:table-cell table:style-name="ce10" office:value-type="string">
            <text:p>https://www.skalk.dk/webshoppen/produkter/imports/9788702067903-lillys-danmarkshistorie/</text:p>
          </table:table-cell>
          <table:table-cell office:value-type="string">
            <text:p>(empty)</text:p>
          </table:table-cell>
          <table:table-cell office:value-type="string">
            <text:p>Lillys danmarkshistorie tager afsæt i Pia Fris Laneths egen slægt; der indledes med oldemødrene Anna, Karen Marie og Johanne, alle født i 1870'erne, fortsættes over mormor Misse og farmor Gudrun til moderen Lilly, og bogens beretning ender i nutiden med Pia Fris Laneths egen tid og historie. Fokus er på kvinderne i Danmarkshistorien i almindelighed - og kvinderne i Laneths slægt i særdeleshed.</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Line og fætter Lukas på opdagelsesrejse</text:p>
          </table:table-cell>
          <table:table-cell table:style-name="ce10" office:value-type="string">
            <text:p>https://www.skalk.dk/webshoppen/produkter/imports/9788789531007-line-og-faetter-lukas-paa-opdagelsesrejse/</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Livet på Hirsholm i 1697</text:p>
          </table:table-cell>
          <table:table-cell table:style-name="ce10" office:value-type="string">
            <text:p>https://www.skalk.dk/webshoppen/produkter/imports/9788793755123-livet-paa-hirsholm-i-1697/</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Lusepustere og slingrefise</text:p>
          </table:table-cell>
          <table:table-cell table:style-name="ce10" office:value-type="string">
            <text:p>https://www.skalk.dk/webshoppen/produkter/imports/9788740059397-lusepustere-og-slingrefise/</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Lyst og lidenskab i middelalderen</text:p>
          </table:table-cell>
          <table:table-cell table:style-name="ce10" office:value-type="string">
            <text:p>https://www.skalk.dk/webshoppen/produkter/imports/9788740667912-lyst-og-lidenskab-i-middelalderen/</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Ligesom Kåre Johannessens seneste bog, Magt og mennesker i Danmarks middelalder, er ambitionen at give en faglig kompetent og velillustreret fremstilling i tradition med store formidlere som Palle Lauring, Erik Kjærsgaard og Piet van Deurs og derved at fange såvel den unge som den ældre læsers opmærksomhed.</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Lyst og lidenskab i middelalderen er en bog om seksuel adfærd i Danmark og Europa i perioden ca. 1000-1500 e.Kr. Den behandler emnet ud fra en kulturel og sociologisk vinkel, hvorved man får et særligt indblik i et alment menneskeligt emne i en fjern men afgørende vigtig historisk periode. En periode, der normmæssigt ikke er så fjernt fra os i dag, som man umiddelbart skulle tro. Selvom der findes litteratur om emnet, er kun en meget lille del af det tilgængeligt på dansk, og tilmed er den litteratur meget akademisk. Lyst og lidenskab i middelalderen søger at rette op på dette forhold ved samlet at formidle den viden, der er til rådighed i dag.</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Mad, drikke og tobak 1835-80</text:p>
          </table:table-cell>
          <table:table-cell table:style-name="ce10" office:value-type="string">
            <text:p>https://www.skalk.dk/webshoppen/produkter/imports/9788763542234-mad-drikke-og-tobak-1835-80/</text:p>
          </table:table-cell>
          <table:table-cell office:value-type="string">
            <text:p>(empty)</text:p>
          </table:table-cell>
          <table:table-cell office:value-type="string">
            <text:p>Gennem studier af madkultur og -historie kommer man meget tæt på den dagligdag, fortidens mennesker oplevede. På hvad de spiste, drak og røg, samt de kulturelle symboler, der var knyttet til dette forbrug. I denne bog undersøger Ole Hyldtoft på grundlag af et fyldigt kildemateriale madens rolle i perioden fra 1835 til 1880 blandt fattige, bønder og folk i byerne.</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Mærsk Mc-Kinney Møller</text:p>
          </table:table-cell>
          <table:table-cell table:style-name="ce10" office:value-type="string">
            <text:p>https://www.skalk.dk/webshoppen/produkter/imports/9788702075731-maersk-mc-kinney-moeller/</text:p>
          </table:table-cell>
          <table:table-cell office:value-type="string">
            <text:p>(empty)</text:p>
          </table:table-cell>
          <table:table-cell office:value-type="string">
            <text:p>In charge of A.P. Møller - Mærsk, the world’s largest container shipping company, for more than fifty years, Mærsk Mc-Kinney Møller is one of a kind within the global business community. Celebrated, criticized, shy and shrouded in myth. A man of incredible power, influence and charisma.  Up until now, very few people have known the man behind the myth. They are the close confidants and advisers who have dared to challenge his strong will and firm opinions, dared to disagree and offered alternative points of view and new solutions. For the first time ever, they speak out openly and frankly about their relationship with the 98-yearold shipowner, who also himself vividly recounts his childhood, upbringing and incredible career.   Denne engelske udgave af bogen Mærsk Mc-Kinney Møller er oversat af Clem Luxford.   --- Bogens 12 samtaler og kapitler giver læseren et levende og nuanceret indtryk af det dedikerede, magtfulde og ansvarsfulde, men også indlevende og humoristiske menneske. ”Han er ikke kun det pligtopfyldende, strenge, ordentlige ansvarsfulde menneske,” siger Ane Mærsk Mc-Kinney Uggla om faderen. Læseren får ny viden om virksomheden A.P. Møller – Mærsk. Gennem hele sit liv har Mærsk Mc-Kinney Møller været sig yderst bevidst om forvalte den mægtige arv fra sin far, A.P. Møller, bedst muligt, og han har i årevis kæmpet med at få generationsskiftet på plads. Læseren får indblik i de overvejelser, der har ligget bag udpegelsen af de personer, der i dag tegner A.P. Møller – Mærsk samt et indblik i rederens håb om, at en ny generation i familien Møller vil nå til tops i det danske verdensforetagende.  I bogen opridser nøglepersoner som Poul Svanholm, Jan Leschly og Michael Pram Rasmussen de centrale udfordringer for virksomheden fremover. ”Måske kan han engang imellem have en vis lyst til at bande over mig, men når dagen er omme, respekterer han, at vi i den nye ledelse må gøre det på vores måde. Han ved godt, at jeg ikke bare siger javel! Men det kræver meget – efter et langt liv – at se andre gøre tingene anderledes. Det forstår jeg inderligt godt. Han har tilført denne virksomhed så meget, og nu skal han tro på, at vi andre også kan,” siger Michael Pram Rasmussen. Endelig giver bogen et indblik i de dramatiske omvæltninger, som også har præget Esplanaden. I bogen bryder tidligere topchef Jess Søderberg tavsheden om sit brud med hr. Møller, som han har denne karakteristik af: ”En af de ting, hr. Møller har lært mig, er, at noget altid kan gøres bedre. Det er fuldstændig rigtigt. Men i modsætning til ham, tillader jeg mig en gang imellem at være tilfreds, selv om noget kunne være gjort bedre. Det skulle hr. Møller også. Han er for hård ved sig selv.” Tilbage står billedet af en ener med usædvanlige evner og benhårde krav til sig selv og sine medarbejdere om altid at levere det ypperste. Som det udtrykkes af en af Mærsks nære rådgivere, tidligere IBM-topchef Kaspar Cassani: ”Det er næsten for banalt at sige, at Mærsk er en helt enestående og usædvanlig person. Han har klasse, og han er ædel. Men han er også en ekstremt krævende person.” Pressen skrev bl.a. om den danske udgave: "Thomas Larsen og Finn Mortensen har begået et gribende, helstøbt portræt som skiller sig positivt ud fra mængden af tidligere A.P. Møller Mærsk bøger. Bogen er en ægte page turner. Primært fordi der bag deltagernes agtelse og hengivenhed anes kritiske og dermed menneskelige, nuancer." - Berlingske Tidende Jyllands-Posten skrev: "Mærsk Mc-Kinney Møller er blandt de bedste bøger om Danmarks største erhvervsmand."</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Magt og mennesker i Danmarks middelalder</text:p>
          </table:table-cell>
          <table:table-cell table:style-name="ce10" office:value-type="string">
            <text:p>https://www.skalk.dk/webshoppen/produkter/imports/9788740658514-magt-og-mennesker-i-danmarks-middelalder/</text:p>
          </table:table-cell>
          <table:table-cell office:value-type="string">
            <text:p>(empty)</text:p>
          </table:table-cell>
          <table:table-cell office:value-type="string">
            <text:p>Bogen er desuden spækket med flotte illustrationer og særligt tegnede vignetter, der  afspejler middelalderens mangfoldige univers.</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Magt og mennesker i Danmarks middelalder er et ambitiøst forsøg på at frembringe et populær historisk værk om middelalderen, der i et ligefremt og ukunstlet sprog giver en up-to-date fremstilling af begivenheder og dagligliv fra begyndelsen af 1000-tallet til midten af 1500-tallet.</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Stilen er den sædvanlige Kåre Johannessenske ... Fakta og historiske tal serveres med stor underfundighed og med et glimt i øjet. Læseren vil aldrig kede sig. Forfatteren er kendt for at være en eminent fortæller og formidler af historie, og hans retoriske stil går igen i bogen. På sin vej op gennem middelalderen krydrer han sin fortælling med anekdoter og små, personlige vurderinger og statements. Man er aldrig i tvivl om, at forfatteren er der, og hvem forfatteren er, nemlig Kåre Johannessen, der ufortrødent lægger sig i sporene af store formidlere som Palle Lauring, Piet van Deurs og Erik Kjersgaard, der hver på deres måde havde – eller har – en eminent evne til servere historien levende og underholdende for danskerne.</text:p>
            <text:p>Bogen er opdelt i 15 kapitler, og som tilgift til hvert kapitel helliger Kåre Johannessen sig dels en af middelalderens store nyskabelser som fx: ”Mursten” eller ”Skriftkulturen”, dels behandler han et relevant og vedkommende tema som ”Kvinder”, ”Penge” og ”Overtro”, men også overraskende emner som fx ”Humor” og ”Sex”. Alt sammen leveret på en afvæbnende måde, der kommer læseren i møde i øjenhøjde.</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Means of Exchange</text:p>
          </table:table-cell>
          <table:table-cell table:style-name="ce10" office:value-type="string">
            <text:p>https://www.skalk.dk/webshoppen/produkter/imports/9788779343085-means-of-exchange/</text:p>
          </table:table-cell>
          <table:table-cell office:value-type="string">
            <text:p>(empty)</text:p>
          </table:table-cell>
          <table:table-cell office:value-type="string">
            <text:p>This second volume on the excavations of the Norwegian Viking town Kaupang 2000-2003 presents find types used in economic transactions - coins, hacksilver, ingots, weights and balances. Changes in type and volume of economic transactions at Kaupang and in Scandinavia are discussed, and the economic mentality of Viking crafts- and tradesmen is explored.</text:p>
            <text:p/>
            <text:p>In the early ninth century, silver and goods seem to have come to Kaupang mainly from the Carolinigian world. After the mid-ninth century this early system was altered. The increased availability of silver and the introduction in most of Scandinavia in the 860s-870s of standardized weights, paved the way for an increased use of silver as payment.</text:p>
            <text:p/>
            <text:p>The combined study of the find types and the sophisticated chronology of settlements´ finds from sites like Kaupang give completely new insight into economy and exchange. The book demonstrates how sites like Kaupang led the way in economic development in Scandinavia and promoted an economic mentality that eventually led to the fundamental transformation of Scandinavian culture and society and culminated in the region´s integration in High Middle Ages Christian Europ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Med fornøden dristighed</text:p>
          </table:table-cell>
          <table:table-cell table:style-name="ce10" office:value-type="string">
            <text:p>https://www.skalk.dk/webshoppen/produkter/imports/9788740669763-med-fornoeden-dristighed/</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Bag begrebet ”fornøden dristighed” ligger den filosofi, at vil man vinde i krig, så kræver det en aggressiv og offensiv holdning. Skibschefen skal balancere ansvaret for skib og mandskab op mod gennemførelsen af den pålagte ordre, og Søværnets historie har mange eksempler på situationer, hvor skibschefer, befalingsmænd eller gaster har udvist en fornøden dristighed.</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Flådens historie har dog også eksempler på det modsatte, og Med fornøden dristighed samler 12 af disse dramatiske beretninger. Fra linjeskibet Dannebroges eksplosion i Køge Bugt i 1710 over krigen 1864 til 1. og 2. Verdenskrig og vor tids indsatser for at redde søfolk i nød. Hermed føjes flere spændende historier til beretningerne om flådens virke i Søren Nørbys tidligere bog Hverken ubesindig eller frygtsom.</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Med fornøden dristighed. Ordene er tilskrevet den danske søhelt Peter Wessel Tordenskiold, der under Store Nordiske Krig 1709-1720 viste, at han ikke var bange for at tage chancer, når han mødte fjenden.</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Med morfar ved kulkysten</text:p>
          </table:table-cell>
          <table:table-cell table:style-name="ce10" office:value-type="string">
            <text:p>https://www.skalk.dk/webshoppen/produkter/imports/9788772183008-med-morfar-ved-kulkysten/</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Mein lieber Kristian</text:p>
          </table:table-cell>
          <table:table-cell table:style-name="ce10" office:value-type="string">
            <text:p>https://www.skalk.dk/webshoppen/produkter/imports/9788740650921-mein-lieber-kristian/</text:p>
          </table:table-cell>
          <table:table-cell office:value-type="string">
            <text:p>(empty)</text:p>
          </table:table-cell>
          <table:table-cell office:value-type="string">
            <text:p>I de sidste måneder af anden verdenskrig modtog Danmark godt en kvart million flygtninge fra primært de tyske østområder, enten deporteret af den tyske værnemagt eller på flugt fra den sovjetiske hær. Tre lejre på den jyske hede omkring Karup internerede frem til 1949 20.000 flygtning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Mennesket har altid vandret</text:p>
          </table:table-cell>
          <table:table-cell table:style-name="ce10" office:value-type="string">
            <text:p>https://www.skalk.dk/webshoppen/produkter/imports/9788702227192-mennesket-har-altid-vandret/</text:p>
          </table:table-cell>
          <table:table-cell office:value-type="string">
            <text:p>(empty)</text:p>
          </table:table-cell>
          <table:table-cell office:value-type="string">
            <text:p>Folkevandringerne hører tæt sammen med historiens store vendepunkter. Mennesket har altid vandret, og de store vandringer har formet vores historie og defineret, hvordan vores samfund ser ud i dag – og der er intet, som tyder på, at folkevandringerne kun hører fortiden til. Jeanette Varberg tager læseren med på en tur gennem de store vandringer, som kan påvises gennem en kombination af palæontologi, arkæologi, naturvidenskabelige metoder og historiske kilder. TIL TIDEN handler om både de nære og de helt store forskydninger i samtiden. Korte, koncentrerede bøger, der løfter læserens blik fra den aktuelle debat og sætter emnerne ind i større sammenhænge. TIL TIDEN er skrevet af folk, der ved noget og tør mene noget.</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Militære efterretninger</text:p>
          </table:table-cell>
          <table:table-cell table:style-name="ce10" office:value-type="string">
            <text:p>https://www.skalk.dk/webshoppen/produkter/imports/9788755912335-militaere-efterretninger/</text:p>
          </table:table-cell>
          <table:table-cell office:value-type="string">
            <text:p>(empty)</text:p>
          </table:table-cell>
          <table:table-cell office:value-type="string">
            <text:p>Fra invasionen af Sovjetunionen 1941 til angrebet på World Trade Center 2001.</text:p>
            <text:p>En kontroversiel bog om nogle af vor tids mest fatale efterretningsmæssige brølere. Forfatteren beskriver levende og koncist de begivenheder, som førte til katastroferne, og giver samtidig sin vurdering af, hvorfor livsvigtige efterretninger så ofte bliver overset, misforstået eller undervurderet af såvel politikere som højt anerkendte generaler. Bogen henvender sig til enhver, der interesserer sig for militærhistorie og de sidste årtiers politiske histori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Min mors og min mormors gode gamle opskrifter fra Fanø</text:p>
          </table:table-cell>
          <table:table-cell table:style-name="ce10" office:value-type="string">
            <text:p>https://www.skalk.dk/webshoppen/produkter/imports/9788772183657-min-mors-og-min-mormors-gode-gamle-opskrifter-fra-fanoe/</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Mit levned</text:p>
          </table:table-cell>
          <table:table-cell table:style-name="ce10" office:value-type="string">
            <text:p>https://www.skalk.dk/webshoppen/produkter/imports/9788789531526-mit-levned/</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Møntbrug</text:p>
          </table:table-cell>
          <table:table-cell table:style-name="ce10" office:value-type="string">
            <text:p>https://www.skalk.dk/webshoppen/produkter/imports/9788779343122-moentbrug/</text:p>
          </table:table-cell>
          <table:table-cell office:value-type="string">
            <text:p>(empty)</text:p>
          </table:table-cell>
          <table:table-cell office:value-type="string">
            <text:p>Denne bog fortæller historien om, hvordan betalingsformen i Danmark skiftede fra vikingetidens vægt- og naturalieøkonomi til udbredt brug af kongens mønt. Krige, afgifter, nye landbrugsmetoder, stærke biskopper og nye skibstyper gjorde de ca. 250 år, processen strakte sig over, til en turbulent periode, og overgangen til pengeøkonomi og begyndende nationalstatsdannelse var langtfra nem.</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I bogen behandles alle møntfund fra Sjælland, Lolland og Falster. Det er dermed det første regionale studie, hvor danske møntfund gennem knap 250 år tolkes i både lokalt, nationalt og internationalt perspektiv.</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Mordet i Odense</text:p>
          </table:table-cell>
          <table:table-cell table:style-name="ce10" office:value-type="string">
            <text:p>https://www.skalk.dk/webshoppen/produkter/imports/9788771902099-mordet-i-odense/</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Museologi mellem fagene</text:p>
          </table:table-cell>
          <table:table-cell table:style-name="ce10" office:value-type="string">
            <text:p>https://www.skalk.dk/webshoppen/produkter/imports/9788771847444-museologi-mellem-fagene/</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N.F.S. Grundtvig</text:p>
          </table:table-cell>
          <table:table-cell table:style-name="ce10" office:value-type="string">
            <text:p>https://www.skalk.dk/webshoppen/produkter/imports/9788774674405-nfs-grundtvig/</text:p>
          </table:table-cell>
          <table:table-cell office:value-type="string">
            <text:p>(empty)</text:p>
          </table:table-cell>
          <table:table-cell office:value-type="string">
            <text:p>Hal Koch om Grundtvig med forord af Bertel Haarder.</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Næsehornsfuglen skriger – hovedjagt og kraniekult</text:p>
          </table:table-cell>
          <table:table-cell table:style-name="ce10" office:value-type="string">
            <text:p>https://www.skalk.dk/webshoppen/produkter/imports/9788793890077-naesehornsfuglen-skriger-hovedjagt-og-kraniekult/</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Når arktiske eventyrere mødes,...</text:p>
          </table:table-cell>
          <table:table-cell table:style-name="ce10" office:value-type="string">
            <text:p>https://www.skalk.dk/webshoppen/produkter/imports/9788799676569-naar-arktiske-eventyrere-moedes/</text:p>
          </table:table-cell>
          <table:table-cell office:value-type="string">
            <text:p>(empty)</text:p>
          </table:table-cell>
          <table:table-cell office:value-type="string">
            <text:p>Udgivelsen rummer to artikler af Erik Torm, der fortæller om relationerne mellem fire arktiske eventyrere: Rockwell Kent, Knud Rasmussen, Peter Freuchen og Hans Bruun.</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Naver - Med håndværkerne på valsen</text:p>
          </table:table-cell>
          <table:table-cell table:style-name="ce10" office:value-type="string">
            <text:p>https://www.skalk.dk/webshoppen/produkter/imports/9788797026816-naver-med-haandvaerkerne-paa-valsen/</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Bogen kan både læses fra en ende og bruges som opslagsbog. </text:p>
            <text:p/>
            <text:p>360 fotos og illustrationer.</text:p>
            <text:p>Offsettrykt helbinds bog Garnhæftet helbind med 2,3 mm pap, med rund ryg og kapitælbånd + gennemfarvet for/eftersats.</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De fleste har hørt om de vandrende håndværkere, naverne. De færreste tror, at de stadig eksisterer.</text:p>
            <text:p>Bogen giver et indblik i navernes liv på valsen i vore dage, samt et langt blik tilbage på de vandrende håndværkeres historie.</text:p>
            <text:p> </text:p>
            <text:p>Med formålet at uddanne og danne sig fagligt, personligt og kulturelt, er der stadig unge håndværkere, der rejser rundt i verden, med deres ”Hab und Gut” i en tøjbylt.</text:p>
            <text:p>Uden mobiltelefon, computer, fast indtægt eller planer for dagen i morgen, adskiller de sig markant fra deres jævnaldrende.</text:p>
            <text:p>De følger en mere end tusind år gammel tradition, der har rødder endnu længere tilbage.</text:p>
            <text:p>En tradition af stolte håndværkere, som vore dages håndværkere står på skuldrene af.</text:p>
            <text:p>Sammen med sin mand, journalisten Morten Bergholt, har forfatteren fulgt de vandrende håndværkere i over 6 år, og har fået et sjældent indblik i deres normalt lukkede verden. </text:p>
            <text:p>Håbet er, at bogen kan inspirere unge til at interesse sig for håndværket og unge håndværkere til at interessere sig for livet på valsen.  </text:p>
            <text:p>Så snør traveskoene, grib vandrestokken, slip hverdagen og tag med på valsen.</text:p>
            <text:p/>
            <text:p>Bogen er opdelt i to afdelinger, hvor nutidens vandrende håndværkere fortæller deres historie i første del. Del 2 ser tilbage på deres kulturhistori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Nefatavl</text:p>
          </table:table-cell>
          <table:table-cell table:style-name="ce10" office:value-type="string">
            <text:p>https://www.skalk.dk/webshoppen/produkter/imports/9788789531540-nefatavl/</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Nestors Krønike - beretningen om de svundne år</text:p>
          </table:table-cell>
          <table:table-cell table:style-name="ce10" office:value-type="string">
            <text:p>https://www.skalk.dk/webshoppen/produkter/imports/9788785160836-nestors-kroenike-beretningen-om-de-svundne-aar/</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Nissens historie</text:p>
          </table:table-cell>
          <table:table-cell table:style-name="ce10" office:value-type="string">
            <text:p>https://www.skalk.dk/webshoppen/produkter/imports/9788785160683-nissens-historie/</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Nordbomønstre</text:p>
          </table:table-cell>
          <table:table-cell table:style-name="ce10" office:value-type="string">
            <text:p>https://www.skalk.dk/webshoppen/produkter/imports/9788779342972-nordbomoenstre/</text:p>
          </table:table-cell>
          <table:table-cell office:value-type="string">
            <text:p>(empty)</text:p>
          </table:table-cell>
          <table:table-cell office:value-type="string">
            <text:p>Bogen kommer også i en engelsk udgav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Denne bog er en praktisk, og længe ventet bog for alle som vil sy sin egen nordbodragt. Boen indeholder snitmønstre af alle fundne hele dragter, hætter og strømper fra Herjolfsnæs, tegnet af Lilli Frandsen. Af praktisk information, skriver væver Anna Nørgård om spinning af tråd, farvning, væveteknikker, tilskæring og syning.</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For snart hundrede år siden blev der ved en arkæologisk udgravning på Herjolfsnæs i Grønland gjort et sensationelt fund af tekstiler. Dette fund blev dengang betegnet som den største tekstil-historiske begivenhed i Europa. Heroppe højt mod nord havde man fulgt den europæiske mode ligesom tilfældet var sydpå i Europa. Med Herjolfsnæsfundet kunne man se velbevarede eksempler på middelalderens dragter, og se hvordan børn og voksne gik klædt for 8-900 år siden.</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NORDØSTGRØNLAND 1908-60</text:p>
          </table:table-cell>
          <table:table-cell table:style-name="ce10" office:value-type="string">
            <text:p>https://www.skalk.dk/webshoppen/produkter/imports/9788799455515-nord%C3%B8stgr%C3%B8nland-1908-60/</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Northbound</text:p>
          </table:table-cell>
          <table:table-cell table:style-name="ce10" office:value-type="string">
            <text:p>https://www.skalk.dk/webshoppen/produkter/imports/9788779342644-northbound/</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Nuup Kangerlua</text:p>
          </table:table-cell>
          <table:table-cell table:style-name="ce10" office:value-type="string">
            <text:p>https://www.skalk.dk/webshoppen/produkter/imports/9788740663402-nuup-kangerlua/</text:p>
          </table:table-cell>
          <table:table-cell office:value-type="string">
            <text:p>(empty)</text:p>
          </table:table-cell>
          <table:table-cell office:value-type="string">
            <text:p>“De døde rødfisk ligger der stadig, gabende og med øjnene hængende ud af hovedet. De ligger spredt i vandet og oven på de hvide isskosser, der fylder fjorden foran gletsjerfronten.</text:p>
            <text:p>Holdet i helikopteren fortsætter ind over gletsjeren, og de ser tydeligt store ændringer i tre søer, der er inddæmmet af isen langs randen af Narsap Sermia.”</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Intet andet sted i verden er klimaforandringerne så tydelige som i Arktis. Men hvad betyder ændringerne for den arktiske natur og for de mennesker, der lever i og af naturen?</text:p>
            <text:p>Grønlands Klimaforskningscenter har gennem de sidste ti år intensivt undersøgt Nuup Kangerlua, der også kaldes Godthåbsfjorden. Deres indsats betyder, at Nuup Kangerlua er den bedst undersøgte arktiske fjord i verden.</text:p>
            <text:p>Her fortæller vi om centrets arbejde og highlighter noget af den enorme mængde viden, der er resultatet af ti års forskning i fjorden.</text:p>
            <text:p>Det handler om det usynlige liv, der er grundlaget for hele økosystemet i Nuup Kangerlua, hvordan gletsjerne er afgørende for mængden af fisk i fjorden, havisens rolle som kuldioxidpumpe, masser af torsk, 30 ton hvaler og et liv på havbunden, de færreste forestiller sig.</text:p>
            <text:p>Velkommen til forskernes arbejdsplads og deres jagt efter ny viden om Nuup Kangerlua.</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Odense Fortællinger</text:p>
          </table:table-cell>
          <table:table-cell table:style-name="ce10" office:value-type="string">
            <text:p>https://www.skalk.dk/webshoppen/produkter/imports/9788771143157-odense-fortaellinger/</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Øjenvidner til historien</text:p>
          </table:table-cell>
          <table:table-cell table:style-name="ce10" office:value-type="string">
            <text:p>https://www.skalk.dk/webshoppen/produkter/imports/9788755912069-%C3%B8jenvidner-til-historien/</text:p>
          </table:table-cell>
          <table:table-cell office:value-type="string">
            <text:p>(empty)</text:p>
          </table:table-cell>
          <table:table-cell office:value-type="string">
            <text:p>3. udgave af Øjenvidner til historien indeholder 285 reportager fra de seneste 2.500 år af menneskehedens historie - fra små hændelser og kuriøse oplevelser i hverdagen til skelsættende historiske begivenheder fortalt af kendte som ukendte øjenvidner. Bogen indledes med en skildring af pesten i Athen i år 430 f.Kr. </text:p>
            <text:p/>
            <text:p>Blandt de mange skildringer fra de seneste års verdenshistorie er bl.a.: Angrebet på World Trade Center i 2001, belejringen og anholdelsen af Milosovic samme år, Niels Bohr-forskere på Jet Propulsion Laboratory i Californien og deres jublende beskrivelse af Opportunity´s vellykkede landing på Mars og en gribende beretning fra tsunamien i Asien i 2004 fra en dansk familie, der mirakuløst overlevede.</text:p>
            <text:p/>
            <text:p>»Man har fundet en bog til alle tider, en bog fra alle tider, journalistik, personligt oplevet, rapporter, der dirrer af liv og oplevelse, oprindelig journalistik, små stykker helt tilbage fra før Kristi fødsel, opbyggende, opløftende, en samling artikler fra steder, hvor det brændte på .« - Morten Sabro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Øl i oldtiden</text:p>
          </table:table-cell>
          <table:table-cell table:style-name="ce10" office:value-type="string">
            <text:p>https://www.skalk.dk/webshoppen/produkter/imports/9788789531397-%C3%B8l-i-oldtiden/</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Oldtidshjulet</text:p>
          </table:table-cell>
          <table:table-cell table:style-name="ce10" office:value-type="string">
            <text:p>https://www.skalk.dk/webshoppen/produkter/imports/9788789531434-oldtidshjulet/</text:p>
          </table:table-cell>
          <table:table-cell office:value-type="string">
            <text:p>(empty)</text:p>
          </table:table-cell>
          <table:table-cell office:value-type="string">
            <text:p>Denne app helt uden smartphone er trykt på en dobbelt, drejelig pvc-skiv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Hvornår skete der nyt i Danmarks oldtid? Drej på Oldtidshjulet og find svaret.  Ca. 175 redskaber, smykker, planter, dyr, bygninger, materialer og religioner fordelt på 20 underperioder fra stenalderen til vikingetiden.</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Ole Basse</text:p>
          </table:table-cell>
          <table:table-cell table:style-name="ce10" office:value-type="string">
            <text:p>https://www.skalk.dk/webshoppen/produkter/imports/9788799881611-ole-basse/</text:p>
          </table:table-cell>
          <table:table-cell office:value-type="string">
            <text:p>(empty)</text:p>
          </table:table-cell>
          <table:table-cell office:value-type="string">
            <text:p>Da fiskerne i 1960'erne bliver presset af mindre fiskekvoter sejler Ole Basse i spidsen for at afprøve laksefiskeriet ud for Norges og Grønlands kyster. Fordrevet af politiske beslutninger vælger han, at satse på rejefiskeri ud for Vest- og Østgrønland, Svalbard og Canada og trawlere bliver større og større. Pionerånden sender også Ole til Sydatlanten, men da et udviklingsprojekt i Indonesien slår fejl, går Ole Basse Mortensen overraskende konkurs. Men han starter blot forfra igen. </text:p>
            <text:p/>
            <text:p>Ole Basse Mortensen var en ukuelig fisker, som kæmpede for sit erhvervs overlevelse. Han åbnede handelsforbindelsen til det lukkede Sovjet, han holdt møder med både fiskeri- og statsministre og han stod på talerstolen på Christiansborgs Slotsplads og talte om lige ret til havet. Sømilegrænser, kvoter og EF formede fremtiden for fiskerne, men Ole Basse holdt fast i sit motto:</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Fiskeskipper Ole Basse Mortensen var en pioner inden for bornholmsk og dansk fiskeri.</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Jeg fisker ikke for at leve. Jeg lever for at fisk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Omkring Faxe Jernbane 1864 - 1982</text:p>
          </table:table-cell>
          <table:table-cell table:style-name="ce10" office:value-type="string">
            <text:p>https://www.skalk.dk/webshoppen/produkter/imports/9788798319252-omkring-faxe-jernbane-1864-1982/</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One Dollar Man</text:p>
          </table:table-cell>
          <table:table-cell table:style-name="ce10" office:value-type="string">
            <text:p>https://www.skalk.dk/webshoppen/produkter/imports/9788711567845-one-dollar-man/</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Den 28. maj 1940 ringede telefonen hos William S. Knudsen på kontoret hos General Motors i Detroit. I den anden ende var den amerikanske præsident Franklin D. Roosevelt på en linje fra Det Hvide Hus. Han havde brug for en mand, der kunne stille sig i spidsen for den amerikanske produktion af krigsudstyr under Anden Verdenskrig, og præsidenten havde kun én kandidat til jobbet: danskeren. For sin indsats ville han modtage én dollar om året.</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ONE DOLLAR MAN er den glemte historie om cykelsmeden, der udvandrede med immigrantskib fra København i 1900 med 30 dollars på lommen. Han kæmpede sig op fra bunden af det amerikanske samfund og blev en af USAs største og bedst betalte erhvervsfolk, inden han blev hentet til Washington DC for at hjælpe præsidenten.</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ONE DOLLAR MAN er skrevet af Ole Sønnichsen, der også skrev det anmelderroste tobinds-værk "Rejsen til Amerika". Bøgerne blev senere filmatiseret som dokumentarserie til DR K.</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William S. Knudsen havde et usædvanligt talent for at organisere mænd og maskiner. Han satte samlebåndsproduktionen i system hos Ford, skabte bilmærket Chevrolets store succes og blev øverste direktør for General Motors med 250.000 ansatte. I Washington blev han en nøglefigur under krigen, hvor han som trestjernet general var med til at vende de allieredes krigsheld i kampen mod Hitler og japanern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ONE THOUSAND DAYS WITH SIRIUS</text:p>
          </table:table-cell>
          <table:table-cell table:style-name="ce10" office:value-type="string">
            <text:p>https://www.skalk.dk/webshoppen/produkter/imports/9780955077303-one-thousand-days-with-sirius/</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Opera i guldalderens København</text:p>
          </table:table-cell>
          <table:table-cell table:style-name="ce10" office:value-type="string">
            <text:p>https://www.skalk.dk/webshoppen/produkter/imports/9788702234312-opera-i-guldalderens-koebenhavn/</text:p>
          </table:table-cell>
          <table:table-cell office:value-type="string">
            <text:p>(empty)</text:p>
          </table:table-cell>
          <table:table-cell office:value-type="string">
            <text:p>Operaeksperten Henrik Engelbrecht rejser i en ny, flot billedfortælling tilbage til dengang opera ofte blev sunget af halvfulde skuespillere, hvor der var fyldt med rotter i Det Kongelige Teater, og hvor byen København var langt fra det glansbillede, vi måske har af guldalderen i dag. En lille håndfuld stressramte skuespillere kæmper for at overkomme en enorm arbejdsbyde med 40-50 roller på en enkelt sæson. Kun få af dem har fået noget der bare ligner en sanguddannelse, og hvis de pjækker fra prøverne, risikerer de at ryge i fængsel. Kongen smider landets førende operasanger helt ud af landet, da han tager rollen som Don Juan lidt for bogstaveligt overfor en af prinsesserne på Amalienborg. Der er fysisk kamp om at få fat i de eftertragtede operabilletter, og der er tit slagsmål efter forestillingerne. Opera i guldalderens København er en levende og medrivende rejse tilbage til dengang opera stadig var nyt og mærkeligt for de fleste i byen, hvor H.C. Andersen forelsker sig i tidens største operastjerne, og hvor Søren Kierkegaard er i ekstase over musikken i Mozarts Don Juan. Tag med på rejsen med Henrik Engelbrecht som guide, og opdag København, som man ikke ser den på de renskurede malerier fra tiden - og oplev først og fremmest opera på en helt anden måde, end vi er vant til i dag.</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Opfindelsen af naturen</text:p>
          </table:table-cell>
          <table:table-cell table:style-name="ce10" office:value-type="string">
            <text:p>https://www.skalk.dk/webshoppen/produkter/imports/9788712058403-opfindelsen-af-naturen/</text:p>
          </table:table-cell>
          <table:table-cell office:value-type="string">
            <text:p>(empty)</text:p>
          </table:table-cell>
          <table:table-cell office:value-type="string">
            <text:p>Bogen fortæller historien om den tyske naturvidenskabsmand og forskningsrejsende Alexander von Humboldt (1769-1859),og om hvordan han grundlagde den måde, vi forstår og beskriver naturen på i dag.</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Oplysningens verden</text:p>
          </table:table-cell>
          <table:table-cell table:style-name="ce10" office:value-type="string">
            <text:p>https://www.skalk.dk/webshoppen/produkter/imports/9788779343252-oplysningens-verden/</text:p>
          </table:table-cell>
          <table:table-cell office:value-type="string">
            <text:p>(empty)</text:p>
          </table:table-cell>
          <table:table-cell office:value-type="string">
            <text:p>Hvorfor var det Vesteuropa eller Nordvesteuropa, der efter middelalderen ekspanderede og blev globalt dominerende? Det er et ofte tilbagevendende spørgsmål i studiet af verdenshistorien.</text:p>
            <text:p/>
            <text:p>Mens renæssancen gav startskuddet til den globale europæiske dominans, er det ofte oplysningstidens idéverden, der bruges som begrundelse for fastholdelsen og udbredelsen af den europæiske dominans. Mens nogle af de andre civilisationer måske også kunne tilskrives elementer af en renæssance, synes oplysningstidens verdsliggjorte verdensopfattelse kombineret med et globalt udsyn og en voksende respekt for empiriske observationer at have været et helt specielt europæisk fænomen.</text:p>
            <text:p/>
            <text:p>Oplysningstiden "indrammes" af to bogudgivelser: John Lockes An Essay Concerning Human Understanding fra 1690 og Immanuel Kants Kritik der reinen Vernunft fra 1781.</text:p>
            <text:p/>
            <text:p>Med Oplysningens Verden ønsker Aarhus Universitet at følge op på succesudgivelsen, Renæssancens Verden, ved igen at lade de mange medarbejdere, der har arbejdet med temaer fra oplysningstiden, bidrage til Aarhus Universitets formidling af noget af den omfattende viden, universitetet producerer.</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Opstandens underlag</text:p>
          </table:table-cell>
          <table:table-cell table:style-name="ce10" office:value-type="string">
            <text:p>https://www.skalk.dk/webshoppen/produkter/imports/9788793312418-opstandens-underlag/</text:p>
          </table:table-cell>
          <table:table-cell office:value-type="string">
            <text:p>(empty)</text:p>
          </table:table-cell>
          <table:table-cell office:value-type="string">
            <text:p>Opstandens underlag – Det akuttes politik fra Tiananmen over Aleppo til Coronavirus er en titel, der både peger på et filosofisk emne, underlaget, substratet, og på en historisk dimension, de sidste godt tredive år. Så det er opstandenes filosofi og historie, bogen behandler. Dens argumentation er drevet af en sikkerhed og en tvivl. Det er sikkert, at opstandenes regulerende idé er pengenes afskaffelse og at staternes regulerende idé er opretholdelsen af statens voldsmonopol. Der kan derimod være nogen tvivl om det, der viser sig under opstandene, mens de står på, er proletariatet. Bogens argumentation satser på, at der er et proletariat, som opstår nedefra, fra opstandens underlag.</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På den anden side af jerntæppet</text:p>
          </table:table-cell>
          <table:table-cell table:style-name="ce10" office:value-type="string">
            <text:p>https://www.skalk.dk/webshoppen/produkter/imports/9788799884247-paa-den-anden-side-af-jerntaeppet/</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På flugt fra Føreren</text:p>
          </table:table-cell>
          <table:table-cell table:style-name="ce10" office:value-type="string">
            <text:p>https://www.skalk.dk/webshoppen/produkter/imports/9788778423931-paa-flugt-fra-foereren/</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PÅ GRØNLANDS ØSTKYST</text:p>
          </table:table-cell>
          <table:table-cell table:style-name="ce10" office:value-type="string">
            <text:p>https://www.skalk.dk/webshoppen/produkter/imports/9788793142572-p%C3%A5-gr%C3%B8nlands-%C3%B8stkyst/</text:p>
          </table:table-cell>
          <table:table-cell office:value-type="string">
            <text:p>(empty)</text:p>
          </table:table-cell>
          <table:table-cell office:value-type="string">
            <text:p>Bogen omhandler samfundsstyring, politik, militær, historie,myter. Nogle grønlænderes tanker om, at danskeresidst i 1800-tallet dræbte mange af de oprindelige østgrønlandskeeskimoer. Andre specielle hændelser, jagt, hunde,slædekørsel, is og sne, natur, sæler, vind og vejr, mennesker,isbjørne, moskusokser, og desuden en hel del mere afbetydning i de arktiske egne og andre steder.Flemming Sølberg boede i perioden 1962-75 sammenlagtotte år i Grønland. I omkring et år havde han fast arbejde,og i de øvrige syv år levede han af jagt, fangst, hundeslædekørselog forfattervirksomhed. I 1976-79 studerede haneskimologi og antropologi på Københavns Universitet. Ogi 1980 udkom hans bog Jagten i Scoresbysund, der omtalessom noget af det fineste om Grønland.</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Pligt og omsorg</text:p>
          </table:table-cell>
          <table:table-cell table:style-name="ce10" office:value-type="string">
            <text:p>https://www.skalk.dk/webshoppen/produkter/imports/9788712064794-pligt-og-omsorg/</text:p>
          </table:table-cell>
          <table:table-cell office:value-type="string">
            <text:p>(empty)</text:p>
          </table:table-cell>
          <table:table-cell office:value-type="string">
            <text:p>Overalt i det danske samfund er der spor af kristendommen. Kirkerne er synlige i det danske landskab og bybillede. De fleste betaler kirkeskat, præsterne er statslige embedsmænd, alle skal – uanset trosretning – have deres børn skrevet ind i kirkebøgerne, og kalenderåret har en lang række kirkelige helligdage. Alligevel er mange ikke opmærksomme på, hvordan kristendommen og navnlig lutherdommen har præget det moderne danske samfund.</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Plovmanden Søren Revsgaard Randrup</text:p>
          </table:table-cell>
          <table:table-cell table:style-name="ce10" office:value-type="string">
            <text:p>https://www.skalk.dk/webshoppen/produkter/imports/9788793272705-plovmanden-soeren-revsgaard-randrup/</text:p>
          </table:table-cell>
          <table:table-cell office:value-type="string">
            <text:p>(empty)</text:p>
          </table:table-cell>
          <table:table-cell office:value-type="string">
            <text:p>”Plovmanden” er resultatet af et unikt samarbejde på tværs af landegrænser mellem to historikere, en russisk, Aleksandr Kiseljov, der bor i Khanty-Mansiysk, Sibirien – og en dansk, Per Nielsen, der bor i Odense. Forfatterne har søgt oplysninger i danske, russiske, lettiske og engelske arkiver; ja sågar i et arkiv i Kazakhstan. Det lykkedes også for forfatterne at komme i kontakt med direkte efterkommere af Søren Revsgaard Randrup i henholdsvis England og Canada, og derved fik de adgang til en række ellers ukendte dokumenter og fotografier, som stadig er i familiens eje. Alt i alt har de to forfattere haft held til at samle materiale fra så mange forskellige kilder, at der tegner sig et billede af ikke kun forretningsmanden, men også mennesket Søren Revsgaard Randrup – en succesfuld dansk forretningsmand i Sibirien i begyndelsen af 1900-tallet.</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Denne bog er en biografi om Søren Revsgaard Randrup (1876-1935), en dansk forretningsmand, der i slutningen af 1800-tallet rejste til Sibirien og grundlagde en plovfabrik i Omsk. Til forskel fra de mange andre danske virksomheder, som i begyndelsen af 1900-tallet drev forretning i Sibirien, havde Søren Randrups virksomhed sit hovedsæde i Omsk, og han boede der selv permanent. I 1919, da den russiske revolution nåede Sibirien og forretningen bart blev stoppet, havde Randrup 400 ansatte og hans fabrik producerede 25.000 plove om året. Søren Randrup tog aktivt del i det sibiriske erhvervsliv, og hans fabrik var ikke en filial af en virksomhed i Danmark. Måske er det derfor, at han i dag er en berømthed i Sibirien, men stort set ukendt herhjemme.</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Poq den første grønlænder i Danmark som kom hjem</text:p>
          </table:table-cell>
          <table:table-cell table:style-name="ce10" office:value-type="string">
            <text:p>https://www.skalk.dk/webshoppen/produkter/imports/9788793464407-poq-den-foerste-groenlaender-i-danmark-som-kom-hjem/</text:p>
          </table:table-cell>
          <table:table-cell office:value-type="string">
            <text:p>(empty)</text:p>
          </table:table-cell>
          <table:table-cell office:value-type="string">
            <text:p>BØDLENS LILLE HELVEDE – Mestermanden i Helsingør</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Bygger på mange kilder fra Danmark og Grønland.</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CHRISTIAN DEN 4. I KRIG OG KÆRLIGHED – Kong Christian og Kirsten Munk</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Da Hans Egede ikke kunne prædike for nordboere, begyndte han at missionere blandt inuit – og forfølge deres åndemanere. De kaldte ham ”Palase”. Han forsøgte med gaver og mad at trække unge til kolonien.</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DANSK KOLONI I INDIELAND – Christian den 4. og TranquebarHOLBERG PÅ KOMIDIE – Ludvig på Bjerget</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Det viste sig, at nordboerne var forsvundet sporløst. Der var derimod et andet folk, som kaldte sig ”inuit” – de rigtige mennesker. Landet hed ”Inuit Nunaat” – i dag ”Kalaallit Nunaat”. Danskerne kaldte nedladende inuit for ”skrællinger” - de blev siden kaldt grønlændere. Ifølge inuits myter var de hvide en krydsning mellem en inuit-pige og en hund. Der havde før været danske skibe på hvalfangst ved Grønland, de havde kidnappet flere inuitter og bragt dem til Danmark, hvor de blev vist frem og udstillet. Men ingen var kommet levende hjem igen.</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En af Palases unge disciple var Poq. Han blev bl.a. belønnet med fiskekroge, når han havde lært et bogstav.</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FANDENS HEKS – Maren Splids og Christian den 4.</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Han grundlagde ”Håbets Koloni” – som siden blev flyttet til Nuuk og fik navnet ”Godthåb”.</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Han talte ikke sproget, men hans søn Povl Egede lærte det. Både far og søn udsendte bøger om livet i Grønland. Hans Egede gjorde grønlænderne kristne – og blev ”Grønlands apostel”.</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Kong Frederik den 4. sendte i 1721 den dansk/norske præst Hans Egede til Grønland for at finde nordboerne, som man havde mistet forbindelsen til et par hundrede år før. Han skulle handle og missionere blandt dem.</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Palle Petersens roman skildrer missionen før Kim Leines skildring i romanen ”Sort/hvid” – men set både fra dansk/norsk og grønlandsk side.</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Poq den første grønlænder i Danmark som kom hjem igen. Hans Egedes Mission i Grønland 1721-1729</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PP har skrevet flere historiske romaner – de er både kommet som trykte bøger (DBK)) og e-bøger (e-reolen).</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Postkort fortæller historie fra Kolding-egnen</text:p>
          </table:table-cell>
          <table:table-cell table:style-name="ce10" office:value-type="string">
            <text:p>https://www.skalk.dk/webshoppen/produkter/imports/9788793958487-postkort-fortaeller-historie-fra-kolding-egnen/</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Poul Henningsen dengang og nu - en debatbog</text:p>
          </table:table-cell>
          <table:table-cell table:style-name="ce10" office:value-type="string">
            <text:p>https://www.skalk.dk/webshoppen/produkter/imports/9788702055337-poul-henningsen-dengang-og-nu-en-debatbog/</text:p>
          </table:table-cell>
          <table:table-cell office:value-type="string">
            <text:p>(empty)</text:p>
          </table:table-cell>
          <table:table-cell office:value-type="string">
            <text:p>En reaktualisering af Poul Henningsen i alle hans roller: multikunstner, kritiker, debattør, arkitekt, byplanlægger og stadig aktuel provokatør. Bogen er skrevet af en bred vifte af fagfolk, som diskuterer åbent og kritisk, hvad PH stod for, og hvilken indflydelse han har haft på dansk livsform og bevidsthed. Rigt illustreret med citater fra PH, klip fra hans scrapbøger og nyfundet billedmateriale.</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Poul og kærligheden</text:p>
          </table:table-cell>
          <table:table-cell table:style-name="ce10" office:value-type="string">
            <text:p>https://www.skalk.dk/webshoppen/produkter/imports/9788712060642-poul-og-kaerligheden/</text:p>
          </table:table-cell>
          <table:table-cell office:value-type="string">
            <text:p>(empty)</text:p>
          </table:table-cell>
          <table:table-cell office:value-type="string">
            <text:p>Poul og kærligheden er fortællingen om Poul Andræ (1843-1928). Han voksede op i det københavnske borgerskabs øverste lag som søn af statsminister C.G. Andræ, og allerede fra helt ung var han klar over, at han var homoseksuel.</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Rædselstiden</text:p>
          </table:table-cell>
          <table:table-cell table:style-name="ce10" office:value-type="string">
            <text:p>https://www.skalk.dk/webshoppen/produkter/imports/9788794082006-raedselstiden/</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Rejsen til Amerika</text:p>
          </table:table-cell>
          <table:table-cell table:style-name="ce10" office:value-type="string">
            <text:p>https://www.skalk.dk/webshoppen/produkter/imports/9788711983492-rejsen-til-amerika/</text:p>
          </table:table-cell>
          <table:table-cell office:value-type="string">
            <text:p>(empty)</text:p>
          </table:table-cell>
          <table:table-cell office:value-type="string">
            <text:p>"Bevægende." Politiken (fem hjerter)</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Et uvurderligt bidrag til den del af dansk historie, der udspiller sig oversøisk." Information</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Mage til vilde skæbner skal man lede længe efter." Weekendavisen</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Smukt og fængslende." Fyens Stiftstidende</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Mellem 1850 og 1920 udvandrede omkring 350.000 danskere - godt 10 procent af den daværende befolkning - til Amerika for at begynde et nyt liv. Nogle drømte om en ny begyndelse med frihed, rigdom og lykke. Andre flygtede fra ulykkelige begivenheder eller en fortid med kriminalitet. Og andre igen håbede på, at de kunne føre en religiøs levevis, der ikke var plads til i Danmark.</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REJSEN TIL AMERIKA er udvandrernes historie; en fortælling om store forventninger, hårdt slid, stædighed, falske forhåbninger og - for nogles vedkommende - opfyldelsen af den amerikanske drøm.. Det er en dokumentarisk fortælling stykket sammen af breve, dagbøger, erindringer, artikler, illustrationer, fotos og anden research i USA, Tyskland, England og Danmark.</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REJSEN TIL AMERIKA udkom første gang som et tobindsværk i 2013 og 2015. Denne version er en sammeskrevet version af de to bind. Dengang skrev anmelderne bl.a:</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Ribe 700-1050</text:p>
          </table:table-cell>
          <table:table-cell table:style-name="ce10" office:value-type="string">
            <text:p>https://www.skalk.dk/webshoppen/produkter/imports/9788793423527-ribe-700-1050/</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Rigets runer</text:p>
          </table:table-cell>
          <table:table-cell table:style-name="ce10" office:value-type="string">
            <text:p>https://www.skalk.dk/webshoppen/produkter/imports/9788771845853-rigets-runer/</text:p>
          </table:table-cell>
          <table:table-cell office:value-type="string">
            <text:p>(empty)</text:p>
          </table:table-cell>
          <table:table-cell office:value-type="string">
            <text:p>Danmarks dåbsattest i Jelling. Sådan kender vi runerne. Men runer handlede ikke kun om monumenter, kristendom og kongerige. Folk skrev også om krig, sex og sladder. Og runerne havde allerede 800 år på bagen, da Harald Blåtand satte sit gigantiske monument i 965. De latinske bogstaver kom ind i det danske rige med kristendommen, men nordboerne holdt fast i runerne, og det gør vi faktisk endnu. Tænk blot på symbolet for Bluetooth på mobiltelefoner. Vi bruger også runer til tatoveringer, på fodboldtrøjer og i tvserier, så de sidste runer er ikke ristet endnu. Lisbeth M. Imer, seniorforsker og runolog ved Nationalmuseet, læser skriften og fortæller, hvordan runer bruges og forstås kulturhistorisk – både dengang og nu.</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Røde viking</text:p>
          </table:table-cell>
          <table:table-cell table:style-name="ce10" office:value-type="string">
            <text:p>https://www.skalk.dk/webshoppen/produkter/imports/9788772372143-roede-viking/</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Romerrigets Historie</text:p>
          </table:table-cell>
          <table:table-cell table:style-name="ce10" office:value-type="string">
            <text:p>https://www.skalk.dk/webshoppen/produkter/imports/9788779342958-romerrigets-historie/</text:p>
          </table:table-cell>
          <table:table-cell office:value-type="string">
            <text:p>(empty)</text:p>
          </table:table-cell>
          <table:table-cell office:value-type="string">
            <text:p>Rom består, så længe Colosseum står. Sådan lyder et velkendt romersk ordsprog. Og Colloseums mægtige mure rejser sig fortsat midt i den by, der gennem århundreder var centrum i et af verdenshistoriens mægtigste riger.</text:p>
            <text:p/>
            <text:p>Romerrigets historie skildrer et mere end 1000 år langt, dramatisk forløb, der tager sin begyndelse med Romulus´ grundlæggelse af Rom - ifølge traditionen 21. april 753 f.v.t. Senere voksede byens magt og ambitioner, hvilket førte til erobring af først Italien, og derefter hele Middelhavsområdet.</text:p>
            <text:p/>
            <text:p>Romerriget var sin tids supermagt, men med tiden blev det enorme rige delt i en vestlig og en østlig del. Nedgangstiden var begyndt. I Romerrigets historie forlader vi romerne i 610 e.v.t., hvor kejser Heraklios besteg tronen i Konstantinopel (nutidens Istanbul). Det officielle sprog var nu blevet græsk, og Det Østromerske Rige havde for alvor lagt afstand til sit vestlige ophav, som mistede sin position.</text:p>
            <text:p/>
            <text:p>Romerrigets historie viser sammenhængen mellem de politiske begivenheder og de sociale og økonomiske forhold. Erik Christiansen har lagt vægt på at vise, både hvordan romerne selv opfattede deres samtid og fortid, og hvordan eftertiden har søgt at tolke begivenhederne. Store romerske personligheder som Cicero, Cæsar og Spartacus har længe været godt stof i film og romaner - her sættes de ind i deres rette sammenhæng.</text:p>
            <text:p/>
            <text:p>Bogen er ikke alene en tilgængelig introduktion til alle, der interesserer sig for den romerske fortid og for Romerrigets kolossale indflydelse på europæisk kultur og identitet, men også en grundig håndbog, med arbejdsredskaber som omfattende ordliste og oversigter over forskning og bevarede kilder.</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Roskildekrøniken</text:p>
          </table:table-cell>
          <table:table-cell table:style-name="ce10" office:value-type="string">
            <text:p>https://www.skalk.dk/webshoppen/produkter/imports/9788789531052-roskildekroeniken/</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Roskildes Guldalder - 1800-tallet</text:p>
          </table:table-cell>
          <table:table-cell table:style-name="ce10" office:value-type="string">
            <text:p>https://www.skalk.dk/webshoppen/produkter/imports/9788799881635-roskildes-guldalder-1800-tallet/</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Rudi og jeg</text:p>
          </table:table-cell>
          <table:table-cell table:style-name="ce10" office:value-type="string">
            <text:p>https://www.skalk.dk/webshoppen/produkter/imports/9788740654585-rudi-og-jeg/</text:p>
          </table:table-cell>
          <table:table-cell office:value-type="string">
            <text:p>(empty)</text:p>
          </table:table-cell>
          <table:table-cell office:value-type="string">
            <text:p>En personlig fortælling om at vokse op med en far, som i 60’erne og 70’erne var den tyske højrefløjs hadeobjekt nummer 1. Hosea Dutschke, som bor og er vokset op iAarhus, fortæller levende og medrivende om sin far, Rudi Dutschke.</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Ryd klosters årbog i kulturhistorisk belysning</text:p>
          </table:table-cell>
          <table:table-cell table:style-name="ce10" office:value-type="string">
            <text:p>https://www.skalk.dk/webshoppen/produkter/imports/9788785160997-ryd-klosters-aarbog-i-kulturhistorisk-belysning/</text:p>
          </table:table-cell>
          <table:table-cell office:value-type="string">
            <text:p>(empty)</text:p>
          </table:table-cell>
          <table:table-cell office:value-type="string">
            <text:p>»Her begynder beretningen om det danske folks oprindelse«. Skriftet rækker fra sagnkongerne til Erik Menved i 1288, dets kildeværdi falder især på de urolige år under brødrene Erik, Abel og Christoffer samt Erik Klipping.</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93 sider, indbundet. 1989. (2. oplag 2001).</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Middelalderlig klosterårbog rækkende fra sagnkongerne til 1288, forfattet nær Flensborg.</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Nyoversættelse med kommentarer, stamtavle og register. Illustreret af Jørgen Kraglund.</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Ryd Klosters Årbog. Nyoversat og kommenteret af Rikke Agnete Olsen.</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Sangeren fra fyret og krigshelten fra Agger</text:p>
          </table:table-cell>
          <table:table-cell table:style-name="ce10" office:value-type="string">
            <text:p>https://www.skalk.dk/webshoppen/produkter/imports/9788793771031-sangeren-fra-fyret-og-krigshelten-fra-agger/</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Sapiens - En kort historie om menneskeheden</text:p>
          </table:table-cell>
          <table:table-cell table:style-name="ce10" office:value-type="string">
            <text:p>https://www.skalk.dk/webshoppen/produkter/imports/9788711568347-sapiens-en-kort-historie-om-menneskeheden/</text:p>
          </table:table-cell>
          <table:table-cell office:value-type="string">
            <text:p>(empty)</text:p>
          </table:table-cell>
          <table:table-cell office:value-type="string">
            <text:p>Den dramatiske beretning om vores ekstraordinære historie - fra ubetydelige aber til verdens herskere. For 100.000 år siden var Jorden beboet af mindst seks menneskearter. I dag er der kun en tilbage: Os. Homo sapiens.</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Hvorfor endte lige præcis vores art med at herske over kloden? Hvordan kunne vores jæger- og samlerforfædre enes om at bygge byer og skabe kongeriger? Hvorfor begyndte vi at tro på guder, nationer og menneskerettigheder? At have tillid til penge, bøger og love? Og være slaver af bureaukrati, tidsplaner og forbrugerisme? Og hvordan vil vores verden udvikle sig i det næste årtusinde?</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Modigt og provokerende udfordrer SAPIENS alt det, vi troede, vi vidste om at være menneske: vores overbevisninger, vores handlinger, vores magt og vores fremtid.</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Sapiens: Menneskehedens fødsel</text:p>
          </table:table-cell>
          <table:table-cell table:style-name="ce10" office:value-type="string">
            <text:p>https://www.skalk.dk/webshoppen/produkter/imports/9788711984406-sapiens-menneskehedens-foedsel/</text:p>
          </table:table-cell>
          <table:table-cell office:value-type="string">
            <text:p>(empty)</text:p>
          </table:table-cell>
          <table:table-cell office:value-type="string">
            <text:p>Denne bearbejdede udgave af Yuval Noah Hararis internationale bestsellerfænomen er skabt i samarbejde med graphic novel-kunstnerne David Vandermeulen fra Belgien og Daniel Casanave fra Frankrig. Sapiens har solgt over 16 millioner eksemplar på mere end 60 forskellige sprog.</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Denne graphic history er en genfortælling af første del af Sapiens - En kort historie om menneskeheden. Deter en dramatisk genfortælling af de første menneskers liv på Jorden fyldt med vid, humor og farverige karakterer. Det er også historien om, hvordan en ubetydelig abe kom til at herske over planeten og lærte at dele atomet, flyve til månen og manipulere livets genetiske kod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Yuval Noah Harari inviterer os med på en vild historisk rejse ledsaget af karakterer som Forhistoriske Bill, Doktor Fiktion og kriminalbetjent Lopez. Menneskets evolution genopføres som et realityprogram. Det første møde mellem sapiens og neandertalere udforskes gennem den moderne kunsts mesterværker. Udryddelsen af mammutter og sabeltigre fortælles som en detektivhistorie.</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Saxo og Snorre</text:p>
          </table:table-cell>
          <table:table-cell table:style-name="ce10" office:value-type="string">
            <text:p>https://www.skalk.dk/webshoppen/produkter/imports/9788763531245-saxo-og-snorre/</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Scharnhorst</text:p>
          </table:table-cell>
          <table:table-cell table:style-name="ce10" office:value-type="string">
            <text:p>https://www.skalk.dk/webshoppen/produkter/imports/9788757017021-scharnhorst/</text:p>
          </table:table-cell>
          <table:table-cell office:value-type="string">
            <text:p>(empty)</text:p>
          </table:table-cell>
          <table:table-cell office:value-type="string">
            <text:p>Slagskibet Scharnhorst var lykkeskibet som ikke kunne synke, men da det blev omringet af en overlegen allieret styrke og sendt til bunds i 1943 ved Nordkapp, var det en stor sejr for de allierede og en tragedie for den tyske flåde. Af besætningen på 1968 mand var der kun 36 der overlevede.</text:p>
            <text:p/>
            <text:p>Her berettes hele historien om slaget i Barentshavet med fuldtræfferen mod Hitlers slagskib, og om ekspeditionen som senere fandt vraget på 300 meters dybde, et fund der vakte international opsigt.</text:p>
            <text:p/>
            <text:p>Forfatteren beretter også om de norske agenter som holdt London orienteret om de tyske flådebevægelser i Vest-Finnmark, og om hvordan krigens brutalitet påvirkede de pårørende hjemme på begge sider af fronterne.</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Sjællandske Krønike</text:p>
          </table:table-cell>
          <table:table-cell table:style-name="ce10" office:value-type="string">
            <text:p>https://www.skalk.dk/webshoppen/produkter/imports/9788785160768-sjaellandske-kroenike/</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Skalks tidstavle</text:p>
          </table:table-cell>
          <table:table-cell table:style-name="ce10" office:value-type="string">
            <text:p>https://www.skalk.dk/webshoppen/produkter/imports/9788789531137-skalks-tidstavle/</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Skalks tidstavle A4, klassesæt med 30 stk.</text:p>
          </table:table-cell>
          <table:table-cell table:style-name="ce10" office:value-type="string">
            <text:p>https://www.skalk.dk/webshoppen/produkter/imports/9788789531557-skalks-tidstavle-a4-klassesaet-med-30-stk/</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Skilleveje</text:p>
          </table:table-cell>
          <table:table-cell table:style-name="ce10" office:value-type="string">
            <text:p>https://www.skalk.dk/webshoppen/produkter/imports/9788712059066-skilleveje/</text:p>
          </table:table-cell>
          <table:table-cell office:value-type="string">
            <text:p>(empty)</text:p>
          </table:table-cell>
          <table:table-cell office:value-type="string">
            <text:p>1770 fik Danmark sin første egentlige udenrigstjeneste. Dermed var grundstenen til en moderne dansk udenrigspolitik lagt.</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Skudt ned</text:p>
          </table:table-cell>
          <table:table-cell table:style-name="ce10" office:value-type="string">
            <text:p>https://www.skalk.dk/webshoppen/produkter/imports/9788740622041-skudt-ned/</text:p>
          </table:table-cell>
          <table:table-cell office:value-type="string">
            <text:p>(empty)</text:p>
          </table:table-cell>
          <table:table-cell office:value-type="string">
            <text:p>Der styrtede mere end 1000 flyvemaskiner ned i Danmark under Anden Verdenskrig, britiske, amerikanske, tyske – og en enkelt dansk. Her er historien om en række af de vigtigste krigen igennem.</text:p>
            <text:p>Ole Steen Hansen tager os med på farefulde minelægningsoperationer i lav højde over danske farvande. På nedkastningsoperationer til modstandsbevægelsen og med bombefly på vej til mål i Tyskland.</text:p>
            <text:p>Læseren får overblik over krigen i luften, er med når nedskudte flyvere forsøger at flygte, og møder også de barske konsekvenser af de mange styrt. </text:p>
            <text:p>Bogen er rigt illustreret med historiske billeder og med nutidige fotos af mindesmærker, krigsgrave og historiske fly, som stadig kan ses i luften eller på museer.</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Slægtsforskning i lægdsruller, søruller og i hærens og søværnets arkiver</text:p>
          </table:table-cell>
          <table:table-cell table:style-name="ce10" office:value-type="string">
            <text:p>https://www.skalk.dk/webshoppen/produkter/imports/9788789466071-slaegtsforskning-i-laegdsruller-soeruller-og-i-haerens-og-soevaernets-arkiver/</text:p>
          </table:table-cell>
          <table:table-cell office:value-type="string">
            <text:p>(empty)</text:p>
          </table:table-cell>
          <table:table-cell office:value-type="string">
            <text:p>Hærens og søværnets arkiver udgør en guldgrube for slægtsforskere.Det samme gør lægdsrullerne og sørullerne.</text:p>
            <text:p/>
            <text:p>Bogen hjælper slægtforskeren og den historisk interesserede med at finde frem til de relevante arkivalier på Rigsarkivet og ved brug af DAISY og Arkivalieronline at finde og evt. bestille dem.</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Smedens rum 2 og 3, Materialet og smeden.</text:p>
          </table:table-cell>
          <table:table-cell table:style-name="ce10" office:value-type="string">
            <text:p>https://www.skalk.dk/webshoppen/produkter/imports/9788793423602-smedens-rum-2-og-3-materialet-og-smeden/</text:p>
          </table:table-cell>
          <table:table-cell office:value-type="string">
            <text:p>(empty)</text:p>
          </table:table-cell>
          <table:table-cell office:value-type="string">
            <text:p>I 10 artikler præsenteres en række undersøgelser af jernalderen og middelalderens smedehåndværk og de mange forskellige spørgsmål, som nutidens forskning søger at besvare. Bogen er en rapport fra to seminarer i det tværfaglige netværk Smedens rum, hvor skandinaviske arkæologer, historikere, smede og andre fagfolk udveksler erfaringer om fortidens håndværk. Publikationen rummer både forskerens teorier, resultater af aktuelle udgravninger og eksperimentalarkæologiske forsøg.</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Søfartshistorier</text:p>
          </table:table-cell>
          <table:table-cell table:style-name="ce10" office:value-type="string">
            <text:p>https://www.skalk.dk/webshoppen/produkter/imports/9788712058236-soefartshistorier/</text:p>
          </table:table-cell>
          <table:table-cell office:value-type="string">
            <text:p>(empty)</text:p>
          </table:table-cell>
          <table:table-cell office:value-type="string">
            <text:p>Historieskrivningen om det moderne Danmark har traditionelt været domineret af de folkelige bevægelser og deres bedrifter i forhold til opbygning af demokrati og velfærdsstat. Til gengæld har fortællingen om Danmark som søfarts- og handelsnation ikke stået så stærkt, som den burde.</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Solis billedbibel</text:p>
          </table:table-cell>
          <table:table-cell table:style-name="ce10" office:value-type="string">
            <text:p>https://www.skalk.dk/webshoppen/produkter/imports/9788785160942-solis-billedbibel/</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Sølv, blod og kongemagt</text:p>
          </table:table-cell>
          <table:table-cell table:style-name="ce10" office:value-type="string">
            <text:p>https://www.skalk.dk/webshoppen/produkter/imports/9788702241785-soelv-blod-og-kongemagt/</text:p>
          </table:table-cell>
          <table:table-cell office:value-type="string">
            <text:p>(empty)</text:p>
          </table:table-cell>
          <table:table-cell office:value-type="string">
            <text:p>Sølv, blod og kongemagt er en detaljerig og underholdende fortælling om den periode af historien, vi kalder vikingetiden. Men det er også en ny og tankevækkende fremstilling af en fortid, som vi troede, vi kendte.   Gennem tre af den tids markante personligheder – kong Harald Klak af Danmark, skjalden Egil Skalle-Grimssøn fra Island og dronning Emma fra Normandiet – foldes hele historien ud om de dramatiske århundreder fra år 800 til cirka 1050. Bag disse personer udpeger bogen tre faktorer, der drev den historiske udvikling i Nordeuropa i perioden. Denne treenighed er: SØLV, BLOD &amp; KONGEMAGT. Eller mere prosaisk udtrykt: handel, slægter og centralisering.   Tag med på togt gennem sølvrige handelsbyer, til kongers forhandlingsmøder og over bølgerne til bloddrivende slagmarker, når historiker Anders Lundt Hansen i veloplagt fortælleform giver en samlet forklaring på den skandinaviske ekspansion. Samtidig hæver forfatteren øksen over en af de bærende stolper i den danske identitet: vikingetiden. Bygget på et righoldigt materiale af de nyeste historiske og arkæologiske kilder viser bogen, hvordan forestillingen om vikingerne har stået i vejen for en forståelse af de begivenheder, der i så høj grad har formet Nordens og Europas historie.</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Sønderjyder i krig</text:p>
          </table:table-cell>
          <table:table-cell table:style-name="ce10" office:value-type="string">
            <text:p>https://www.skalk.dk/webshoppen/produkter/imports/9788702284843-soenderjyder-i-krig/</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Sønderjyllands historie Bd.1</text:p>
          </table:table-cell>
          <table:table-cell table:style-name="ce10" office:value-type="string">
            <text:p>https://www.skalk.dk/webshoppen/produkter/imports/9788774061090-soenderjyllands-historie-bd1/</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Sønderjyllands historie Bd.2</text:p>
          </table:table-cell>
          <table:table-cell table:style-name="ce10" office:value-type="string">
            <text:p>https://www.skalk.dk/webshoppen/produkter/imports/9788774061137-soenderjyllands-historie-bd2/</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Sønderjysk kaffebord</text:p>
          </table:table-cell>
          <table:table-cell table:style-name="ce10" office:value-type="string">
            <text:p>https://www.skalk.dk/webshoppen/produkter/imports/9788793951341-soenderjysk-kaffebord/</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St. Thomas-mysteriet</text:p>
          </table:table-cell>
          <table:table-cell table:style-name="ce10" office:value-type="string">
            <text:p>https://www.skalk.dk/webshoppen/produkter/imports/9788799730025-st-thomas-mysteriet/</text:p>
          </table:table-cell>
          <table:table-cell office:value-type="string">
            <text:p>(empty)</text:p>
          </table:table-cell>
          <table:table-cell office:value-type="string">
            <text:p>2017 er året, hvor vi fejrer 100-året for Danmarks salg af De Vestindiske Øer. Medierne har primært haft fokus på det danske slaveregime, på kendte danskeres liv og på øernes klima og skønhed. Men hvordan levede de danskere, der tog til øerne i håb om at skabe sig et godt liv? Det kan St. Thomas-mysteriet fortælle noget om.</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Bogen er rigt illustreret med samtidige fotos fra Vestindien og København.</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Conrad Sorterup sejler som 23-årig i 1872 til De Vestindiske Øer for at begynde et nyt liv som digter. På skibet møder han Ida, de bliver gift, og sammen får de fem børn. Intet går som ventet, og fortællingen rummer en dramatisk familiesaga, hvor virkeligheden overgår de flestes fantasi.</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Med St. Thomas-mysteriet er der skrevet en autentisk og dramatisk familiehistorie, der viser, hvordan livet i den danske middelklasse på De Vestindiske Øer i 1800-tallet kunne få fatale følger for en families børn. Historien viser helt nye vinkler af livet på øerne ved at dykke ned i en almindelig families skæbnesvangre liv.</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Vi følger familien fra rejseeventyrets begyndelse til børnene er blevet unge voksne i København. Livet under palmerne i det varme Vestindien står i voldsom kontrast til resten af børnenes opvækst i det kolde og nok så uvenlige Danmark, hvor de bliver splittet op mellem flere plejefamilier. Hverken deres fars forsvinden eller deres mors indlæggelse på Sankt Hans Hospital er passende samtaleemner nogen steder. Hverken hos malermesteren, der tager det ene barn til sig, hos den kvindelige lærer, der tager sig af tre af de andre, eller hos den kendte teaterdirektør, hvor den yngste datter vokser op og her møder nogle af datidens største kulturpersonligheder som Edvard Brandes, Herman Bang og Holger Drachmann.</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Stemmer fra Grønland</text:p>
          </table:table-cell>
          <table:table-cell table:style-name="ce10" office:value-type="string">
            <text:p>https://www.skalk.dk/webshoppen/produkter/imports/9788774674849-stemmer-fra-groenland/</text:p>
          </table:table-cell>
          <table:table-cell office:value-type="string">
            <text:p>(empty)</text:p>
          </table:table-cell>
          <table:table-cell office:value-type="string">
            <text:p>21. juni 2020 – på Grønlands nationaldag – blev statuen af Hans Egede i Nuuk overhældt med rød maling. Siden har debatten bølget om statuen og den fortid, den repræsenterer.</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Store danske arkæologer</text:p>
          </table:table-cell>
          <table:table-cell table:style-name="ce10" office:value-type="string">
            <text:p>https://www.skalk.dk/webshoppen/produkter/imports/9788771847512-store-danske-arkaeologer/</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Store Nordiske Krig</text:p>
          </table:table-cell>
          <table:table-cell table:style-name="ce10" office:value-type="string">
            <text:p>https://www.skalk.dk/webshoppen/produkter/imports/9788740001471-store-nordiske-krig/</text:p>
          </table:table-cell>
          <table:table-cell office:value-type="string">
            <text:p>(empty)</text:p>
          </table:table-cell>
          <table:table-cell office:value-type="string">
            <text:p>Stort tobindsværk i kassette – og det første danske, rigt illustrerede værk i nyere tid om Store Nordiske Krig, som på afgørende vis ændrede magtbalancen i Europa.</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Sverige blev knækket som stormagt, Rusland blev den nye dominerende stormagt i Nordeuropa og besatte store dele af Østersøens kyster, Preussen begyndte sin udvidelse, og Ukraine mistede sin selvstændighed.</text:p>
            <text:p/>
            <text:p>Krigen var et komplekst europæisk opgør, der udspillede sig i Skandinavien, Baltikum, Nordtyskland, Polen, Ukraine, Rusland og Tyrkiet. Da krigen sluttede, var mange hundredtusind mennesker døde, og Europa var endegyldigt forandret.</text:p>
            <text:p/>
            <text:p>Det store tobindsværk tegner et komplet billede af krigen. I et fængslende og episk sprog fortæller Dan H. Andersen om diplomatiske manøvrer, om spionage, opsnappede breve, krigsfanger og pestangreb. Han beskriver krigens store slag, men også dagliglivet i en hær og på et krigsskib.</text:p>
            <text:p/>
            <text:p>En lang række kendte og ukendte personer optræder i værket. Der er fyrster og militærfolk som Karl 12., Peter den Store, Frederik 4. og Tordenskiold, men også de almindelige borgere og menige soldater, som prøver at overleve midt i krigens tummel. Den københavnske borger, som skrev om de dage i juli 1700, da svenske krigsskibe bombarderede hovedstaden. Kvinden fra Skåne, som rejste til København, klædte sig ud som mand, giftede sig med en kvinde og blev kok på et af Tordenskiolds skibe. Den norske sømand, som hver dag skrev og tegnede i sin dagbog om livet om bord på et krigsskib.</text:p>
            <text:p/>
            <text:p>Værket er rigt illustreret med samtidige kort og malerier samt med en række helt nye kort over lande og krigsskuepladser.</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Sundets røde nelliker</text:p>
          </table:table-cell>
          <table:table-cell table:style-name="ce10" office:value-type="string">
            <text:p>https://www.skalk.dk/webshoppen/produkter/imports/9788740669145-sundets-roede-nelliker/</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Vi må redde så mange, vi kan.”</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En gruppe danske modstandsmænd og betjente fra det svenske sikkerhedspoliti risikerede livet for at redde så mange som muligt til Sverige over Øresund. Under dæknavnet Helsingør Syklub lykkedes det danskerne med hjælp fra politiet i Helsingborg frem til sommeren 1944 at fragte knap 1500 modstandsmænd og flygtninge til Sverige.</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I efteråret 1943 havde Danmark været besat af Tyskland i tre og et halvt år, men det var først på det tidspunkt, nazisterne indledte deportationen af de danske jøder og tog fuld kontrol over den danske ordensmagt. Den trussel, som så længe havde ruget over befolkningen, kom nu endelig for dagens lys.</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Syklubbens modige skipper, Erling Kjær, som i ly af natten med dødsforagt krydsede over Øresund i en lille motorbåd mellem minefelter og tyske jagere, gik under navnet den røde nellike. Det her er beretningen om, hvordan han og de andre nelliker hjalp deres medmennesker og ofte satte deres eget liv på spil, når der var brug for det. Fordi det ganske enkelt var det eneste rigtige og anstændige at gøre.</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Under arbejdet med Sundets røde nelliker har Conny Palmkvist interviewet mange af de tilbageværende slægtninge til medlemmerne af Helsingør Syklub. Bogen bygger også i vidt omfang på ikke offentliggjorte private samlinger.</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Svend, Bjørn og Pie</text:p>
          </table:table-cell>
          <table:table-cell table:style-name="ce10" office:value-type="string">
            <text:p>https://www.skalk.dk/webshoppen/produkter/imports/9788740673494-svend-bjoern-og-pie/</text:p>
          </table:table-cell>
          <table:table-cell office:value-type="string">
            <text:p>(empty)</text:p>
          </table:table-cell>
          <table:table-cell office:value-type="string">
            <text:p>Bogen er særlig aktuel, da Pie er en af hovedpersonerne i den nye film Hvidstengruppen II – de efterladte, der har premiere 1. juledag 2021.</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Men de betalte en høj pris. Da den største katastrofe for dansk modstandsbevægelse rammer i vinteren 1943-44 og flere hundrede modstandsfolk arresteres, hvoriblandt Hvidsten-, Hornslet, Aars- og Stoholmgrupperne optrevles, ender det også med fængsel, tortur, og koncentrationslejre for de tre; Pie i Cottbus, Bjørn i Neuengamme og Svend i Frøslev. Alt sammen med kraftige psykiske efterveer, der år senere endte i selvmord for den en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Svend, Bjørn og Pie – tre søskende i modstandskampen er beretningen om, hvordan tre unge familiemedlemmer bliver involveret i de første nedkastninger i Østjylland, hvordan de husede faldskærmsfolk og besætningsmedlemmer fra nedstyrtede engelske fly, og hvordan de siden deltog i opbygningen af en lang række sabotage- og nedkastningsgrupper. De stod for opbevaring og distribution af våben og sprængstoffer til hele landet og afholdt planlægningsmøder med modstandsbevægelsens ledelse.</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Svend, Bjørn og Pie – tre søskende i modstandskampen er vigtig for alle med interesse for besættelsestiden, om nødvendigheden af at engagere sig, også selvom det indebærer den største risiko. Bogen indeholder en række personlige breve og et interview med Pies datter Lis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Svend, Bjørn og Pie Baastrup Thomsen var med i den danske inderkreds af specialenheden SOE – Special Operations Executive – som stod for opbygningen af den organiserede danske modstandsbevægelse.</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Sveriges cisterciencerklostre</text:p>
          </table:table-cell>
          <table:table-cell table:style-name="ce10" office:value-type="string">
            <text:p>https://www.skalk.dk/webshoppen/produkter/imports/9788799933624-sveriges-cisterciencerklostre/</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Syngeklubben, Leipzigerne og andre mennesker fra DDR</text:p>
          </table:table-cell>
          <table:table-cell table:style-name="ce10" office:value-type="string">
            <text:p>https://www.skalk.dk/webshoppen/produkter/imports/9788740658927-syngeklubben-leipzigerne-og-andre-mennesker-fra-ddr/</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Tenno: Japans kejserdømme i nutiden</text:p>
          </table:table-cell>
          <table:table-cell table:style-name="ce10" office:value-type="string">
            <text:p>https://www.skalk.dk/webshoppen/produkter/imports/9788740654769-tenno-japans-kejserdoemme-i-nutiden/</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The <text:s/>archaeology of medieval Europe Eighth to twelfth centuries AD</text:p>
          </table:table-cell>
          <table:table-cell table:style-name="ce10" office:value-type="string">
            <text:p>https://www.skalk.dk/webshoppen/produkter/imports/9788779342880-the-archaeology-of-medieval-europe-eighth-to-twelfth-centuries-ad/</text:p>
          </table:table-cell>
          <table:table-cell office:value-type="string">
            <text:p>(empty)</text:p>
          </table:table-cell>
          <table:table-cell office:value-type="string">
            <text:p>The two volumes of The Archaeology of Medieval Europe will together comprise the first complete account of medieval archaeology across Europe. Archaeologists from academic institutions in fifteen countries are collaborating to produce these two books of sixteen thematic chapters each. In addition, every chapter will feature a number of ´box-texts´, by specialist contributors, highlighting sites or themes of particular importance. The books will be comprehensively illustrated throughout, in both colour and b/w, including line drawings and specially commissioned maps.<text:line-break/><text:line-break/>This ground-breaking set, which is divided chronologically into two (Vol. 1 extending from the Eighth to Twelfth Centuries AD, and Vol. 2 from the Twelfth to Sixteenth Centuries - to appear 2008), will enable readers to track the development of different cultures, and of regional characteristics, throughout the full extent of medieval Catholic Europe. In addition to revealing shared contexts and technological developments, the complete work will also provide the opportunity for demonstrating the differences that inevitably present across the Continent - from Iceland to Italy, and from Portugal to Finland - and to study why such existed.</text:p>
          </table:table-cell>
          <table:table-cell office:value-type="string">
            <text:p>Sum - pris</text:p>
          </table:table-cell>
          <table:table-cell table:number-columns-repeated="15"/>
        </table:table-row>
        <table:table-row table:style-name="ro1">
          <table:table-cell/>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table-cell table:style-name="ce10" office:value-type="string">
            <text:p>https://www.skalk.dk/webshoppen/produkter/imports/9788779342903-the-archaeology-of-medieval-europe-eighth-to-twelfth-centuries-ad/</text:p>
          </table:table-cell>
          <table:table-cell office:value-type="string">
            <text:p>(empty)</text:p>
          </table:table-cell>
          <table:table-cell office:value-type="string">
            <text:p>The two volumes of The Archaeology of Medieval Europe will together comprise the first complete account of medieval archaeology across Europe. Archaeologists from academic institutions in fifteen countries are collaborating to produce these two books of sixteen thematic chapters each. In addition, every chapter will feature a number of ´box-texts´, by specialist contributors, highlighting sites or themes of particular importance. The books will be comprehensively illustrated throughout, in both colour and b/w, including line drawings and specially commissioned maps.<text:line-break/><text:line-break/>This ground-breaking set, which is divided chronologically into two (Vol. 1 extending from the Eighth to Twelfth Centuries AD, and Vol. 2 from the Twelfth to Sixteenth Centuries - to appear 2008), will enable readers to track the development of different cultures, and of regional characteristics, throughout the full extent of medieval Catholic Europe. In addition to revealing shared contexts and technological developments, the complete work will also provide the opportunity for demonstrating the differences that inevitably present across the Continent - from Iceland to Italy, and from Portugal to Finland - and to study why such existed.</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The Hammerum Burial Site</text:p>
          </table:table-cell>
          <table:table-cell table:style-name="ce10" office:value-type="string">
            <text:p>https://www.skalk.dk/webshoppen/produkter/imports/9788793423237-the-hammerum-burial-site/</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Thor-kult i vikingetiden</text:p>
          </table:table-cell>
          <table:table-cell table:style-name="ce10" office:value-type="string">
            <text:p>https://www.skalk.dk/webshoppen/produkter/imports/9788763540735-thor-kult-i-vikingetiden/</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Forfatterens konklusioner tydeliggør, at vikingetidens førkristne religion ikke var en fast, uforanderlig størrelse, men en religion, der ændrede sig løbende over tid og sted i de trehundrede år, som vikingetiden varede. Samtidig viser han, at ældre tolkninger af kildematerialet til vikingetidens religion, der gentages i håndbøgerne til perioden, ofte bygger på antagelser og præmisser, der ikke længere er holdbare. Bogen er således relevant for historiske, arkæologiske og religionshistoriske studier af vikingetidens religion.</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Lasse Sonne er ph.d. og adjunkt ved Saxo-instituttet på Københavns Universitet.</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Lasse Sonne klarlægger de regionale forskelle i dyrkelsen af Thor og påviser, at entydige vidnesbyrd for dyrkelsen af Thor i Norden ikke foreligger før 900-tallet. På trods af den sene datering kan Thor-dyrkelsen imidlertid ikke sættes i relation til en reaktion imod den missionerende Kristendom. Det er et væsentligt resultat i monografien, at identifikationen af de arkæologiske miniaturehamre med Thors hammer, Mjølner, ikke længere kan opretholdes.</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Thor-kult i vikingetiden præsenterer den første, samlede kritiske gennemgang af kildematerialet til dyrkelsen af Thor i vikingetiden siden Henry Petersens disputats Om Nordboernes Gudedyrkelse og Gudetro i Hedenold fra 1876. Monografien gennemgår de samtidige skriftlige, arkæologiske og ikonografiske kilder, der omtaler eller kan knyttes til dyrkelsen af Thor. Kilderne omfatter myter om Thor, stednavne, hvor navnet Thor indgår, samt den norrøne middelalderlitteratur fra 1200- og 1300-tallet.</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Til hele rigets værn</text:p>
          </table:table-cell>
          <table:table-cell table:style-name="ce10" office:value-type="string">
            <text:p>https://www.skalk.dk/webshoppen/produkter/imports/9788789531151-til-hele-rigets-vaern/</text:p>
          </table:table-cell>
          <table:table-cell office:value-type="string">
            <text:p>(empty)</text:p>
          </table:table-cell>
          <table:table-cell office:value-type="string">
            <text:p>88 sider, indbundet. 2004.</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Danevirke blev anlagt i 700-årene som værn mod fjendtlig indtrængen fra syd. Siden forstærkede kongemagten befæstningen, når det var påkrævet. Bogen gør på overskuelig måde rede for Danevirkes komplicerede bygningshistorie. Samtidig berettes om de hændelser, som forårsagede ændringer af den monumentale befæstning langs kongerigets sydgrænse. Udgivet i samarbejde med Moesgaard Museum.</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Tingenes kulturhistorie</text:p>
          </table:table-cell>
          <table:table-cell table:style-name="ce10" office:value-type="string">
            <text:p>https://www.skalk.dk/webshoppen/produkter/imports/9788772897950-tingenes-kulturhistorie/</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Tings tale</text:p>
          </table:table-cell>
          <table:table-cell table:style-name="ce10" office:value-type="string">
            <text:p>https://www.skalk.dk/webshoppen/produkter/imports/9788771846171-tings-tale/</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Tings Tale 02</text:p>
          </table:table-cell>
          <table:table-cell table:style-name="ce10" office:value-type="string">
            <text:p>https://www.skalk.dk/webshoppen/produkter/imports/9788771849776-tings-tale-02/</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Tings tale 03</text:p>
          </table:table-cell>
          <table:table-cell table:style-name="ce10" office:value-type="string">
            <text:p>https://www.skalk.dk/webshoppen/produkter/imports/9788772192949-tings-tale-03/</text:p>
          </table:table-cell>
          <table:table-cell office:value-type="string">
            <text:p>(empty)</text:p>
          </table:table-cell>
          <table:table-cell office:value-type="string">
            <text:p>Ting taler til os. Desværre kan vi ikke altid finde ud af at lytte til deres historier. Den kunst mestrer bidragyderne, som tæller arkæologer, konservatorer, kunsthistorikere og historikere i Tings tale heldigvis, og de kan derfor give tingene en stemme. I dette nummer vækkes følgende genstande til liv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Togtet</text:p>
          </table:table-cell>
          <table:table-cell table:style-name="ce10" office:value-type="string">
            <text:p>https://www.skalk.dk/webshoppen/produkter/imports/9788792596185-togtet/</text:p>
          </table:table-cell>
          <table:table-cell office:value-type="string">
            <text:p>(empty)</text:p>
          </table:table-cell>
          <table:table-cell office:value-type="string">
            <text:p>‘Togtet – På rejse i vikingernes verden’ indeholder 16 fascinerende fortællinger om vikingernes bedrifter i begyndelsen af vikingetiden. Der er beretninger om høvding Regnars store togt til Paris, om Bjørn Jernsides ekspedition til Middelhavet og om Den store Hedenske Hær, der hærgede i England. Desuden fortælles om bygningen af vikingeskibe og fremstilling af sejl, anlæggelse af vikingernes tilflugtsborge, folkevandringer, og hvordan tilbedelsen af de hedenske guder blandedes med den kristne tro. Naturvidenskabelige DNA-analyser og forskning i skriftsprogets udvikling bringer os helt tæt på vikingernes liv og færden i en verden med handel og kongemagt, våben og slavehandel, sølvmønter og guldskatte.</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Tomis-A</text:p>
          </table:table-cell>
          <table:table-cell table:style-name="ce10" office:value-type="string">
            <text:p>https://www.skalk.dk/webshoppen/produkter/imports/9788702082302-tomis-a/</text:p>
          </table:table-cell>
          <table:table-cell office:value-type="string">
            <text:p>(empty)</text:p>
          </table:table-cell>
          <table:table-cell office:value-type="string">
            <text:p>Tomis-A er det dæknavn, som den hemmelige sikkerhedstjeneste i Prag gav Niels Barfoed, da han i oktober 1986 rejste ind bag Jerntæppet på en hemmelig mission. I Prag blev Barfoed overvåget af mere end 30 "skygger" og blev til sidst arresteret, forhørt og en sen nat eskorteret til grænsen, kropsvisiteret og udvist til Vesttyskland. I Tjekkiet har man fornylig åbnet arkiverne fra kommunismens dage for enhver. De viste sig at rumme minutiøse rapporter om Barfoeds færden. Tomis-A er et møde med en fortid, der har slået dørene op, men også et møde med nutiden, med det moderne Tjekkiet og det, der kom ud af Murens fald. Barfoed har genset Martina, som han skabte problemer for dengang. Og han har opsøgt en af sine gamle "skygger", Vera, og prøvet at lære hende at kende. Og historien får nyt indhold. Fortiden er ikke forbi. Den stiller stadig spørgsmål. 'Guds møller maler ufortrødent', lyder et tjekkisk ordsprog. Det kunne være bogens motto.</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Tommy og Tanne</text:p>
          </table:table-cell>
          <table:table-cell table:style-name="ce10" office:value-type="string">
            <text:p>https://www.skalk.dk/webshoppen/produkter/imports/9788702179101-tommy-og-tanne/</text:p>
          </table:table-cell>
          <table:table-cell office:value-type="string">
            <text:p>(empty)</text:p>
          </table:table-cell>
          <table:table-cell office:value-type="string">
            <text:p>Thomas Dinesen (Tommy) indgår som 14-årig en pagt med sin syv år ældre søster: De skal finde ’Faders Gud, det store i livet’. Faderen er Wilhelm Dinesen, død ved selvmord i 1895, søsteren er Karen Blixen, i familien kaldet Tanne. Søskendeparret glemmer aldrig det fælles løfte. Tanne bosætter sig i Afrika som storvildtsjæger og kaffefarmer, og Tommy melder sig under 1. Verdenskrig som soldat på allieret side og sendes til Vestfronten. Finder han så ’Faders Gud’? Svaret, han giver sin søster, da han ved krigsafslutningen gør status, er højst overrumplende. Bogens hovedspor er skildringen af de makabre triumfer, uhyrlige rædsler og altopslugende kærlighedseventyr, som Tommy oplever i krigens sidste år, men Tanne er konstant nærværende i den biografiske fortælling. Tom Buk-Swienty har fået adgang til et aldrig tidligere offentliggjort familieejet kildemateriale, herunder en omfattende korrespondance, som gør det muligt at kaste nyt lys over en af Danmarkshistoriens store slægter.</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Torvehuse</text:p>
          </table:table-cell>
          <table:table-cell table:style-name="ce10" office:value-type="string">
            <text:p>https://www.skalk.dk/webshoppen/produkter/imports/9788740658651-torvehuse/</text:p>
          </table:table-cell>
          <table:table-cell office:value-type="string">
            <text:p>(empty)</text:p>
          </table:table-cell>
          <table:table-cell office:value-type="string">
            <text:p>Torvet er byens hjerte, siger man. Og i Aarhus er Store Torv og Lille Torv byens ubestridte midtpunkt. De to torve er omkranset af en perlerække af smukke bygninger. De har alle en spændende historie at fortælle om arkitekters drømme, markante indbyggere og dramatiske begivenheder. Bogen fortæller om købmandsgårde, butikker, hotel, domkirke – og naturligvis pølseboden.</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Tranbær Mosefund</text:p>
          </table:table-cell>
          <table:table-cell table:style-name="ce10" office:value-type="string">
            <text:p>https://www.skalk.dk/webshoppen/produkter/imports/9788788415438-tranbaer-mosefund/</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Trap Danmark: Jammerbugt, Thisted, Brønderslev</text:p>
          </table:table-cell>
          <table:table-cell table:style-name="ce10" office:value-type="string">
            <text:p>https://www.skalk.dk/webshoppen/produkter/imports/9788771810080-trap-danmark-jammerbugt-thisted-broenderslev/</text:p>
          </table:table-cell>
          <table:table-cell office:value-type="string">
            <text:p>(empty)</text:p>
          </table:table-cell>
          <table:table-cell office:value-type="string">
            <text:p>Trap Danmark, 6. udgave, bind 4 giver dig en omfattende stedsspecifik viden om Jammerbugt, Thisted og Brønderslev kommuner. I alt har 165 forskere og eksperter bidraget med viden til den flot illustrerede bog om det væsentligste fra Blokhus til Agger og fra Hanstholm til Asaa.</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Tvilum Kloster</text:p>
          </table:table-cell>
          <table:table-cell table:style-name="ce10" office:value-type="string">
            <text:p>https://www.skalk.dk/webshoppen/produkter/imports/9788793423084-tvilum-kloster/</text:p>
          </table:table-cell>
          <table:table-cell office:value-type="string">
            <text:p>(empty)</text:p>
          </table:table-cell>
          <table:table-cell office:value-type="string">
            <text:p>Augustinerklostret i Tvilum blev nedlagt i 1537 – lige efter Reformationen. Kirken blev omdannet til sognekirke, mens klosterbygningerne hurtigt blev revet ned, og kirkegården bredte sig ind over tomten. Ved en række målrettede udgravningskampagner i årene 1990-1993 blev der skabt overblik over placeringen af klosterbygningerne i hovedanlægget og et par andre konstruktioner syd for dette. Det egentlige klosteranlæg viste sig at være betydeligt større, end man ud fra kirkebygningen kunne forvente. Som noget ganske specielt blev en væsentlig del af undersøgelserne gennemført på kirkegårdens gange og friarealer.</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Bogen er skrevet af lektor emeritus ved Aarhus Universitet Hans Krongaard Kristensen, der også i sin tid ledede udgravningerne, og som anses for at være en af vore fremmeste klostereksperter.</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Udgivet i samarbejde med Museum Silkeborg.</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Tybrind Vig</text:p>
          </table:table-cell>
          <table:table-cell table:style-name="ce10" office:value-type="string">
            <text:p>https://www.skalk.dk/webshoppen/produkter/imports/9788788415780-tybrind-vig/</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Tycho Brahe - opdagelsen af den nye stjerne</text:p>
          </table:table-cell>
          <table:table-cell table:style-name="ce10" office:value-type="string">
            <text:p>https://www.skalk.dk/webshoppen/produkter/imports/9788797114230-tycho-brahe-opdagelsen-af-den-nye-stjerne/</text:p>
          </table:table-cell>
          <table:table-cell office:value-type="string">
            <text:p>(empty)</text:p>
          </table:table-cell>
          <table:table-cell office:value-type="string">
            <text:p>I skolen lærte Tycho mange spændende ting, men der var noget, der interesserede ham mere end alt andet: de blinkende stjerner på nattehimlen. Og selvom han mistede både sin næse og sin borg, blev han alligevel en af verdens mest betydningsfulde astronomer.</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Ubådskrig i Kattegat</text:p>
          </table:table-cell>
          <table:table-cell table:style-name="ce10" office:value-type="string">
            <text:p>https://www.skalk.dk/webshoppen/produkter/imports/9788740662030-ubaadskrig-i-kattegat/</text:p>
          </table:table-cell>
          <table:table-cell office:value-type="string">
            <text:p>(empty)</text:p>
          </table:table-cell>
          <table:table-cell office:value-type="string">
            <text:p>Bogen beskriver et stykke dramatisk krigshistorie, som udspillede sig i danske farvande for 80 år siden – i maj 1940.</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Uden mandat</text:p>
          </table:table-cell>
          <table:table-cell table:style-name="ce10" office:value-type="string">
            <text:p>https://www.skalk.dk/webshoppen/produkter/imports/9788702288506-uden-mandat/</text:p>
          </table:table-cell>
          <table:table-cell office:value-type="string">
            <text:p>(empty)</text:p>
          </table:table-cell>
          <table:table-cell office:value-type="string">
            <text:p>Henrik Kauffmann (1888-1963) er en af de mest betydningsfulde og eventyrlige skikkelser i dansk diplomati – og en af de mest mystiske. Fra han i 1920’erne huserede i Kina og Fjernøsten som Danmarks udsending, til han i afgørende situationer under Anden Verdenskrig og i begyndelsen af Den kolde Krig tog dansk udenrigspolitik i egen hånd, kom han til at præge Danmarks og Grønlands skæbne – lige som mødet i Peking med søstrene MacDougall kom til at præge hans. Bogen er et politisk og personligt portræt af en mand, der lagde sit lod i historiens store vægtskål, og som endte sit liv lige så dramatisk, som han havde levet det. Kauffmann handlede bag om sin regering, og han er selv svær at komme bag om, både politisk og privat. En virkelig historie, der læses som en politisk roman med Henrik Kauffmann som hovedperson og USA’s interesser i Grønland som ledetråd.</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Ulvetid</text:p>
          </table:table-cell>
          <table:table-cell table:style-name="ce10" office:value-type="string">
            <text:p>https://www.skalk.dk/webshoppen/produkter/imports/9788763863018-ulvetid/</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Uopklaret - Danmarkshistoriens største uopklarede kriminalsager</text:p>
          </table:table-cell>
          <table:table-cell table:style-name="ce10" office:value-type="string">
            <text:p>https://www.skalk.dk/webshoppen/produkter/imports/9788711564004-uopklaret-danmarkshistoriens-stoerste-uopklarede-kriminalsager/</text:p>
          </table:table-cell>
          <table:table-cell office:value-type="string">
            <text:p>(empty)</text:p>
          </table:table-cell>
          <table:table-cell office:value-type="string">
            <text:p>Fra mordet i Finderup Lade over Varulve-bevægelsen til de uopklarede kvindemord i 1990?erne og katastrofebranden på Scandinavian Star. Uopklarede kriminalsager har altid fascineret og skabt myter og konspirationsteorier. </text:p>
            <text:p/>
            <text:p>I denne bog fortæller historiker Frederik Strand om nogle af danmarkshistoriens mest gådefulde uopklarede forbrydelser. En væsentlig del af sagerne er drabssager, men der er også forskellige former for berigelseskriminalitet, sædelighedsforbrydelser samt enkelte terrorsager og gådefulde krigsbegivenheder.</text:p>
            <text:p/>
            <text:p>Bogen beskriver også, hvordan historieskrivningen har udviklet sig. I tidligere tider fandtes der groft sagt kun kongernes og adelens historie, og derfor handler de tidligste kriminalhistorier ofte om dem. Med pressens fremvækst i det 19. århundrede begynder man at interessere sig for almindelige mennesker, og så kommer deres kriminalhistorier også i centrum. Samtidig opstår der en særlig interesse for den ?ekstraordinære kriminelle? som f.eks. seriemordere, der i helt særlig grad optager pressen og befolkningen. Frederik Strand fortæller også om cold cases og beskriver, hvordan en uopklaret sag skifter karakter, når den bliver opklaret, og det gådefulde forsvinder.</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Værdikamp og folkeuro</text:p>
          </table:table-cell>
          <table:table-cell table:style-name="ce10" office:value-type="string">
            <text:p>https://www.skalk.dk/webshoppen/produkter/imports/9788774061304-vaerdikamp-og-folkeuro/</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Valdemar den Stores borg på Sprogø</text:p>
          </table:table-cell>
          <table:table-cell table:style-name="ce10" office:value-type="string">
            <text:p>https://www.skalk.dk/webshoppen/produkter/imports/9788789531335-valdemar-den-stores-borg-paa-sprogoe/</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Vasaerne</text:p>
          </table:table-cell>
          <table:table-cell table:style-name="ce10" office:value-type="string">
            <text:p>https://www.skalk.dk/webshoppen/produkter/imports/9788740617825-vasaerne/</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Verden er ny - Historier fra de brølende 20'ere</text:p>
          </table:table-cell>
          <table:table-cell table:style-name="ce10" office:value-type="string">
            <text:p>https://www.skalk.dk/webshoppen/produkter/imports/9788740654967-verden-er-ny-historier-fra-de-broelende-20ere/</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Verden i opbrud</text:p>
          </table:table-cell>
          <table:table-cell table:style-name="ce10" office:value-type="string">
            <text:p>https://www.skalk.dk/webshoppen/produkter/imports/9788740665833-verden-i-opbrud/</text:p>
          </table:table-cell>
          <table:table-cell office:value-type="string">
            <text:p>(empty)</text:p>
          </table:table-cell>
          <table:table-cell office:value-type="string">
            <text:p>Andet og afsluttende bind i Hans Gregersens store fortælling om mellemkrigstiden. I 2018 kom Verden er ny om de brølende 20'ere, og nu fortsætter han med Verden i opbrud, der sætter fokus på 1930’ern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Vester Egesborg</text:p>
          </table:table-cell>
          <table:table-cell table:style-name="ce10" office:value-type="string">
            <text:p>https://www.skalk.dk/webshoppen/produkter/imports/9788771846218-vester-egesborg/</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Vi har det så dejligt!</text:p>
          </table:table-cell>
          <table:table-cell table:style-name="ce10" office:value-type="string">
            <text:p>https://www.skalk.dk/webshoppen/produkter/imports/9788740653588-vi-har-det-saa-dejligt/</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Vi tror vi kan måle alt</text:p>
          </table:table-cell>
          <table:table-cell table:style-name="ce10" office:value-type="string">
            <text:p>https://www.skalk.dk/webshoppen/produkter/imports/9788740668018-vi-tror-vi-kan-maale-alt/</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Bogen fremstår også som en stærk personlig bekendelse til nødvendigheden af det direkte kultur- og menneskemøde for at sikre, at vi også i fremtiden har en fælles klode. Forestillingen om, at lande og mennesker kan klare sig alene, er ikke brugbar, uanset hvad vi måtte mene om den globalisering, vi har oplevet i de foregående årtier.</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Bogen om alt dette er en rutsjebanetur gennem et Zimbabwe, som også plages af stor korruption og et autoritært og undertrykkende politiske styre, som ikke giver udviklingssamarbejdet gode vilkår. Noget er alligevel lykkedes, på trods af alle forhindringer, men det gælder langtfra alt. Ofte er det kun lykkedes, fordi stærke lokale personligheder har kæmpet for det.</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Med sin baggrund fra 40 års udviklingsarbejde i Mellemfolkeligt Samvirke, FN og Dansk Institut for Partier og Demokrati, og med udstationeringer i bl.a. Zimbabwe og Botswana, samt en ballast som forfatter til mere end 30 bøger om udvikling, skrevet til børn, unge og voksne, besluttede Bjørn Førde at rejse 4.500 km gennem Zimbabwe for uanmeldt at opsøge nogle af de lokalsamfund, organisationer og mennesker, som han 25 år tidligere havde arbejdet tæt sammen med. Han ville se, hvad der stod tilbage, og han ville snakke med nogle af de lokale, som havde deltaget i arbejdet et kvart århundrede tidligere – eller som havde mødt projektet, efter at danskerne var rejst hjem. Tilbage i Danmark opsøgte han tidligere udsendte, som ikke havde været tilbage siden dengang, og lyttede til de visioner, håb og drømme, de blev drevet af, da de rejste ud.</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Vidnesbyrd</text:p>
          </table:table-cell>
          <table:table-cell table:style-name="ce10" office:value-type="string">
            <text:p>https://www.skalk.dk/webshoppen/produkter/imports/9788779343634-vidnesbyrd/</text:p>
          </table:table-cell>
          <table:table-cell office:value-type="string">
            <text:p>(empty)</text:p>
          </table:table-cell>
          <table:table-cell office:value-type="string">
            <text:p>Hvordan påvirker det et mennesbarn og et menneskeliv at være af jødisk familie, barn under 2. verdenskrig og have været indsat i koncentrationslejren Theresienstadt?</text:p>
            <text:p/>
            <text:p>Der er i dag kun få overlevende fra 2. verdenskrigs lejre. Det er vigtigt, at vi ikke glemmer, hvad disse mennesker husker. Derfor har redaktørerne</text:p>
            <text:p>af Vidnesbyrd samlet en række nye danske beretninger fra deporterede og indsatte i nazitysklands koncentrations- og udryddelseslejre.</text:p>
            <text:p>Det er gribende fortællinger fra vidnerne selv om liv og død og om hændelser, der har påvirket resten af deres liv. Bogens samlede fortælling</text:p>
            <text:p>består af disse enestående fortællinger tilsammen.</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Viking</text:p>
          </table:table-cell>
          <table:table-cell table:style-name="ce10" office:value-type="string">
            <text:p>https://www.skalk.dk/webshoppen/produkter/imports/9788702216684-viking/</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Vikinger - kort fortalt</text:p>
          </table:table-cell>
          <table:table-cell table:style-name="ce10" office:value-type="string">
            <text:p>https://www.skalk.dk/webshoppen/produkter/imports/9788740650754-vikinger-kort-fortalt/</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Vikinger i vest</text:p>
          </table:table-cell>
          <table:table-cell table:style-name="ce10" office:value-type="string">
            <text:p>https://www.skalk.dk/webshoppen/produkter/imports/9788788415612-vikinger-i-vest/</text:p>
          </table:table-cell>
          <table:table-cell office:value-type="string">
            <text:p>(empty)</text:p>
          </table:table-cell>
          <table:table-cell office:value-type="string">
            <text:p>Vikinger i vest handler om vikingetiden i Vestjylland - nærmere bestemt det tidligere Ringkøbing Amt. Bogen er skrevet af fire arkæologer, som gennem de sidste 25-40 år har foretaget en lang række udgravninger og undersøgelser for de lokale museer.</text:p>
            <text:p/>
            <text:p>Fremstillingen er baseret på 128 lokaliteter, hvor der er foretaget arkæologiske undersøgelser eller fundet genstande fra vikingetiden. Hvert af disse fundsteder behandles udførligt i et katalog.</text:p>
            <text:p/>
            <text:p>I bogen berettes om de forskellige aspekter af vikingernes dagligdag - om livet på gårdene, kontakten med omverdenen og om gravskikken. Bogen er rigt illustreret.</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Vikingernes liv og færden</text:p>
          </table:table-cell>
          <table:table-cell table:style-name="ce10" office:value-type="string">
            <text:p>https://www.skalk.dk/webshoppen/produkter/imports/9788740613551-vikingernes-liv-og-faerden/</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Vikingernes største slag</text:p>
          </table:table-cell>
          <table:table-cell table:style-name="ce10" office:value-type="string">
            <text:p>https://www.skalk.dk/webshoppen/produkter/imports/9788740666090-vikingernes-stoerste-slag/</text:p>
          </table:table-cell>
          <table:table-cell office:value-type="string">
            <text:p>(empty)</text:p>
          </table:table-cell>
          <table:table-cell office:value-type="string">
            <text:p>Bogen er Kim Hjardars femte bog om vikinger på Turbine og efterfølger dermed titlerne Vikinger i krig, Vikingernes liv og færden, Vikinger – kort fortalt og Havets herskere.</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I den voldsomt populære, norske forfatter Kim Hjardars femte historiske bog om vikingerne får vi hele historien om vikingernes største slag i et smukt illustreret bind.</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Vikinger – vi danskere bliver aldrig færdige med dem. Alle dele af deres liv virker i dag eksotisk og spændende, og ingen del af vikingernes liv er mere spændende end emnet for denne bog: vikingernes største slag.</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3" table:number-columns-repeated="14"/>
          <table:table-cell table:style-name="ce37"/>
        </table:table-row>
        <table:table-row table:style-name="ro1">
          <table:table-cell table:number-columns-repeated="2"/>
          <table:table-cell table:style-name="ce11"/>
          <table:table-cell office:value-type="string">
            <text:p>Vikingetiden (ca. år 750 til ca. år 1100) var en ekspansiv og innovativ epoke i de nordiske landes historie. Handel, plyndring, krigsførelse og bosættelser førte vikingerne til alle hjørner af Europa og også endnu længere væk. Vikingernes samfund var yderst militariseret, og der var ikke forskel på krigere og civile, samfundets ledere var dets militære ledere. Alle frie mænd måtte og havde ret til at bære våben, og det var nødvendigt at kunne bruge dem. At dø i kamp var et naturligt endeligt for enhver våbenfør mand dengang.</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Vikingernes syn på militær og samfund</text:p>
          </table:table-cell>
          <table:table-cell table:style-name="ce10" office:value-type="string">
            <text:p>https://www.skalk.dk/webshoppen/produkter/imports/9788779344976-vikingernes-syn-paa-militaer-og-samfund/</text:p>
          </table:table-cell>
          <table:table-cell office:value-type="string">
            <text:p>(empty)</text:p>
          </table:table-cell>
          <table:table-cell office:value-type="string">
            <text:p>Denne samling af artikler henvender sig til vikingeforskere af enhver art: historikere, arkæologer og filologer, og til alle med interesse for de nordiske rigers tidligste militære, sociale og politiske historie læst i lyset af et nyt og rigt kildemateriale. Nordens oldtid har sjældent taget sig så livskraftigt sprudlende og personligt nærværende ud, som den gør for skjaldene og Malmros' blik.</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Pivot_20_Table_20_Value" table:number-columns-repeated="14"/>
          <table:table-cell table:style-name="ce37"/>
        </table:table-row>
        <table:table-row table:style-name="ro1">
          <table:table-cell table:number-columns-repeated="2"/>
          <table:table-cell table:style-name="ce11"/>
          <table:table-cell office:value-type="string">
            <text:p>I en række forskelligartede artikler betragtes vikingetidens samfund gennem fyrstedigtningens rige kildemateriale, der længe har været overset som gyldigt historisk vidnesbyrd. Myten om den nordiske oldtids brede folkestyrer spillede en væsentlig rolle i udviklingen af Skandinaviens moderne demokratier, skønt den ikke har belæg i fyrstedigtningen. Gennem inddragelsen af skjaldenes vigtige, men forbigående digtning tegner Malmros et levende og nuanceret billede af det gamle Nordens skiftende politiske magtforhold, og historievidenskabelige konventioner underkastes en anderledes, kildekritisk behandling.</text:p>
          </table:table-cell>
          <table:table-cell office:value-type="string">
            <text:p>Sum - pris</text:p>
          </table:table-cell>
          <table:table-cell table:number-columns-repeated="15"/>
        </table:table-row>
        <table:table-row table:style-name="ro1">
          <table:table-cell table:number-columns-repeated="2"/>
          <table:table-cell table:style-name="ce11"/>
          <table:table-cell table:style-name="ce12"/>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number-columns-repeated="2"/>
          <table:table-cell table:style-name="ce11"/>
          <table:table-cell office:value-type="string">
            <text:p>Vikingeskjaldenes lovprisninger af fyrster, flåder og tapre mænd er mere og andet end ren hofpropaganda - fyrstedigtningen vidner om forhold og forandringer i de oldnordiske samfunds militære og civile organisation. Det er udgangspunktet for oldtidhistoriker Rikke Malmros' forståelse af vikingetidens og den tidlige middelalders hofpoesi - og omdrejningspunktet for denne bog.</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Vikingetid</text:p>
          </table:table-cell>
          <table:table-cell table:style-name="ce10" office:value-type="string">
            <text:p>https://www.skalk.dk/webshoppen/produkter/imports/9788771848304-vikingetid/</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Vikingetidens konger</text:p>
          </table:table-cell>
          <table:table-cell table:style-name="ce10" office:value-type="string">
            <text:p>https://www.skalk.dk/webshoppen/produkter/imports/9788792467218-vikingetidens-konger/</text:p>
          </table:table-cell>
          <table:table-cell table:number-columns-repeated="2" office:value-type="string">
            <text:p>(empty)</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Vor Frue Kloster</text:p>
          </table:table-cell>
          <table:table-cell table:style-name="ce10" office:value-type="string">
            <text:p>https://www.skalk.dk/webshoppen/produkter/imports/9788799933631-vor-frue-kloster/</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When architecture tells the story</text:p>
          </table:table-cell>
          <table:table-cell table:style-name="ce10" office:value-type="string">
            <text:p>https://www.skalk.dk/webshoppen/produkter/imports/9788712057505-when-architecture-tells-the-story/</text:p>
          </table:table-cell>
          <table:table-cell office:value-type="string">
            <text:p>(empty)</text:p>
          </table:table-cell>
          <table:table-cell office:value-type="string">
            <text:p>Cities and landscapes in The Virgin Islands of The United States.</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3" office:value-type="string">
            <text:p>When Arctic Adventures Meet,...</text:p>
          </table:table-cell>
          <table:table-cell table:style-name="ce10" office:value-type="string">
            <text:p>https://www.skalk.dk/webshoppen/produkter/imports/9788799676576-when-arctic-adventures-meet/</text:p>
          </table:table-cell>
          <table:table-cell table:number-columns-repeated="2" office:value-type="string">
            <text:p>(empty)</text:p>
          </table:table-cell>
          <table:table-cell office:value-type="string">
            <text:p>Sum - pris</text:p>
          </table:table-cell>
          <table:table-cell table:number-columns-repeated="15"/>
        </table:table-row>
        <table:table-row table:style-name="ro1">
          <table:table-cell table:style-name="ce5"/>
          <table:table-cell table:style-name="ce12" table:number-columns-repeated="3"/>
          <table:table-cell table:style-name="ce12" office:value-type="string">
            <text:p>Sum - medlemspris</text:p>
          </table:table-cell>
          <table:table-cell table:style-name="ce21"/>
          <table:table-cell table:style-name="ce23" table:number-columns-repeated="12"/>
          <table:table-cell table:style-name="ce31"/>
          <table:table-cell table:style-name="ce37"/>
        </table:table-row>
        <table:table-row table:style-name="ro1">
          <table:table-cell table:style-name="ce3" office:value-type="string">
            <text:p>Woven into the Earth</text:p>
          </table:table-cell>
          <table:table-cell table:style-name="ce10" office:value-type="string">
            <text:p>https://www.skalk.dk/webshoppen/produkter/imports/9788772889351-woven-into-the-earth/</text:p>
          </table:table-cell>
          <table:table-cell office:value-type="string">
            <text:p>(empty)</text:p>
          </table:table-cell>
          <table:table-cell office:value-type="string">
            <text:p>Erik den Rødes efterkommere, de norrøne grøn­lændere, beboede det sydvestlige Grønland i et halvt årtusinde indtil midten af 1400-årene, hvor de sidste nordboere af endnu uopklarede grunde forsvandt.</text:p>
          </table:table-cell>
          <table:table-cell office:value-type="string">
            <text:p>Sum - pris</text:p>
          </table:table-cell>
          <table:table-cell table:style-name="ce22"/>
          <table:table-cell table:number-columns-repeated="12"/>
          <table:table-cell table:style-name="ce22"/>
          <table:table-cell/>
        </table:table-row>
        <table:table-row table:style-name="ro1">
          <table:table-cell table:style-name="ce5"/>
          <table:table-cell table:style-name="ce12" table:number-columns-repeated="3"/>
          <table:table-cell table:style-name="ce12" office:value-type="string">
            <text:p>Sum - medlemspris</text:p>
          </table:table-cell>
          <table:table-cell table:style-name="ce23" table:number-columns-repeated="14"/>
          <table:table-cell table:style-name="ce37"/>
        </table:table-row>
        <table:table-row table:style-name="ro1">
          <table:table-cell table:style-name="ce6" office:value-type="string">
            <text:p>Total Sum - pris</text:p>
          </table:table-cell>
          <table:table-cell table:style-name="ce13" table:number-columns-repeated="3"/>
          <table:table-cell table:style-name="ce16"/>
          <table:table-cell table:style-name="ce24"/>
          <table:table-cell table:style-name="ce28" table:number-columns-repeated="12"/>
          <table:table-cell table:style-name="ce32"/>
          <table:table-cell table:style-name="ce38"/>
        </table:table-row>
        <table:table-row table:style-name="ro1">
          <table:table-cell table:style-name="ce7" office:value-type="string">
            <text:p>Total Sum - medlemspris</text:p>
          </table:table-cell>
          <table:table-cell table:style-name="ce14" table:number-columns-repeated="3"/>
          <table:table-cell table:style-name="ce17"/>
          <table:table-cell table:style-name="ce25"/>
          <table:table-cell table:style-name="ce29" table:number-columns-repeated="12"/>
          <table:table-cell table:style-name="ce33"/>
          <table:table-cell table:style-name="ce39"/>
        </table:table-row>
      </table:table>
      <table:table table:name="Sheet1" table:style-name="ta1" table:print="false">
        <office:forms form:automatic-focus="false" form:apply-design-mode="false"/>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2" table:default-cell-style-name="Default"/>
        <table:table-column table:style-name="co7" table:default-cell-style-name="Default"/>
        <table:table-column table:style-name="co2" table:number-columns-repeated="2" table:default-cell-style-name="Default"/>
        <table:table-column table:style-name="co8" table:default-cell-style-name="Default"/>
        <table:table-column table:style-name="co2" table:number-columns-repeated="1012" table:default-cell-style-name="Default"/>
        <table:table-row table:style-name="ro2">
          <table:table-cell table:style-name="ce40" office:value-type="string">
            <text:p>web-scraper-order</text:p>
          </table:table-cell>
          <table:table-cell table:style-name="ce40" office:value-type="string">
            <text:p>web-scraper-start-url</text:p>
          </table:table-cell>
          <table:table-cell table:style-name="ce40" office:value-type="string">
            <text:p>pagination</text:p>
          </table:table-cell>
          <table:table-cell table:style-name="ce40" office:value-type="string">
            <text:p>pagination-href</text:p>
          </table:table-cell>
          <table:table-cell table:style-name="ce40" office:value-type="string">
            <text:p>productlinks</text:p>
          </table:table-cell>
          <table:table-cell table:style-name="ce40" office:value-type="string">
            <text:p>productlinks-href</text:p>
          </table:table-cell>
          <table:table-cell table:style-name="ce40" office:value-type="string">
            <text:p>bookimg-src</text:p>
          </table:table-cell>
          <table:table-cell table:style-name="ce40" office:value-type="string">
            <text:p>title</text:p>
          </table:table-cell>
          <table:table-cell table:style-name="ce40" office:value-type="string">
            <text:p>medlemspris</text:p>
          </table:table-cell>
          <table:table-cell table:style-name="ce40" office:value-type="string">
            <text:p>pris</text:p>
          </table:table-cell>
          <table:table-cell table:style-name="ce40" office:value-type="string">
            <text:p>salgstext</text:p>
          </table:table-cell>
          <table:table-cell table:style-name="ce40" office:value-type="string">
            <text:p>ISBN</text:p>
          </table:table-cell>
          <table:table-cell table:style-name="ce40" table:number-columns-repeated="1012"/>
        </table:table-row>
        <table:table-row table:style-name="ro2">
          <table:table-cell office:value-type="string">
            <text:p>1629472683-606</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Konge, kirke og samfund</text:p>
            <text:p><text:s text:c="26"/>Medlemspris: 403,75 kr.</text:p>
            <text:p><text:s text:c="26"/>Pris: 448,00 kr.</text:p>
            <text:p><text:s text:c="12"/></text:p>
            <text:p><text:s text:c="14"/></text:p>
            <text:p><text:s text:c="16"/>Info</text:p>
          </table:table-cell>
          <table:table-cell office:value-type="string">
            <text:p>https://www.skalk.dk/webshoppen/produkter/imports/9788779342163-konge-kirke-og-samfund/</text:p>
          </table:table-cell>
          <table:table-cell/>
          <table:table-cell office:value-type="string">
            <text:p>Konge, kirke og samfund</text:p>
          </table:table-cell>
          <table:table-cell office:value-type="string">
            <text:p>Medlemspris: 403,75 kr.</text:p>
          </table:table-cell>
          <table:table-cell office:value-type="string">
            <text:p>Pris: 448,00 kr.</text:p>
          </table:table-cell>
          <table:table-cell office:value-type="string">
            <text:p>Indtil reformationen var der to øvrighedsmagter i Danmark: kongen og kirken. Ved at sikre freden og opretholde samfundsordenen betryggede kongemagten rammerne om kirkens virke, og kirken legitimerede til gengæld kongens position religiøst. Bogen fokuserer særligt på kongens og kirkens udøvelse af øvrighedsmagt over det store flertal af bønder og på religionen som en samfundsmagt med betydning i talrige af dagliglivets sammenhænge.</text:p>
          </table:table-cell>
          <table:table-cell table:formula="of:=SUBSTITUTE([.F2];&quot;https://www.skalk.dk/webshoppen/produkter/imports/&quot;;&quot;https://images.bogportalen.dk/images/&quot;)" office:value-type="string" office:string-value="https://images.bogportalen.dk/images/9788779342163-konge-kirke-og-samfund/">
            <text:p>https://images.bogportalen.dk/images/9788779342163-konge-kirke-og-samfund/</text:p>
          </table:table-cell>
          <table:table-cell table:number-columns-repeated="1012"/>
        </table:table-row>
        <table:table-row table:style-name="ro2">
          <table:table-cell office:value-type="string">
            <text:p>1629472167-402</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table:number-columns-repeated="2"/>
          <table:table-cell office:value-type="string">
            <text:p>/Media/DownloadetImages/9788779342972.jpg?width=280&amp;heightratio=1&amp;mode=boxpad</text:p>
          </table:table-cell>
          <table:table-cell table:number-columns-repeated="1017"/>
        </table:table-row>
        <table:table-row table:style-name="ro2">
          <table:table-cell office:value-type="string">
            <text:p>1629472009-336</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table:number-columns-repeated="2"/>
          <table:table-cell office:value-type="string">
            <text:p>/Media/DownloadetImages/9788799881635.jpg?width=280&amp;heightratio=1&amp;mode=boxpad</text:p>
          </table:table-cell>
          <table:table-cell table:number-columns-repeated="1017"/>
        </table:table-row>
        <table:table-row table:style-name="ro2">
          <table:table-cell office:value-type="string">
            <text:p>1629471735-224</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Trap Danmark: Jammerbugt, Thisted, Brønderslev</text:p>
            <text:p><text:s text:c="26"/>Medlemspris: 340,00 kr.</text:p>
            <text:p><text:s text:c="26"/>Pris: 399,95 kr.</text:p>
            <text:p><text:s text:c="12"/></text:p>
            <text:p><text:s text:c="14"/></text:p>
            <text:p><text:s text:c="16"/>Info</text:p>
          </table:table-cell>
          <table:table-cell office:value-type="string">
            <text:p>https://www.skalk.dk/webshoppen/produkter/imports/9788771810080-trap-danmark-jammerbugt-thisted-broenderslev/</text:p>
          </table:table-cell>
          <table:table-cell/>
          <table:table-cell office:value-type="string">
            <text:p>Trap Danmark: Jammerbugt, Thisted, Brønderslev</text:p>
          </table:table-cell>
          <table:table-cell office:value-type="string">
            <text:p>Medlemspris: 340,00 kr.</text:p>
          </table:table-cell>
          <table:table-cell office:value-type="string">
            <text:p>Pris: 399,95 kr.</text:p>
          </table:table-cell>
          <table:table-cell office:value-type="string">
            <text:p>Trap Danmark, 6. udgave, bind 4 giver dig en omfattende stedsspecifik viden om Jammerbugt, Thisted og Brønderslev kommuner. I alt har 165 forskere og eksperter bidraget med viden til den flot illustrerede bog om det væsentligste fra Blokhus til Agger og fra Hanstholm til Asaa.</text:p>
          </table:table-cell>
          <table:table-cell table:number-columns-repeated="1013"/>
        </table:table-row>
        <table:table-row table:style-name="ro2">
          <table:table-cell office:value-type="string">
            <text:p>1629471806-236</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Thor-kult i vikingetiden</text:p>
            <text:p><text:s text:c="26"/>Medlemspris: 198,00 kr.</text:p>
            <text:p><text:s text:c="26"/>Pris: 248,00 kr.</text:p>
            <text:p><text:s text:c="12"/></text:p>
            <text:p><text:s text:c="14"/></text:p>
            <text:p><text:s text:c="16"/>Info</text:p>
          </table:table-cell>
          <table:table-cell office:value-type="string">
            <text:p>https://www.skalk.dk/webshoppen/produkter/imports/9788763540735-thor-kult-i-vikingetiden/</text:p>
          </table:table-cell>
          <table:table-cell/>
          <table:table-cell office:value-type="string">
            <text:p>Thor-kult i vikingetiden</text:p>
          </table:table-cell>
          <table:table-cell office:value-type="string">
            <text:p>Medlemspris: 198,00 kr.</text:p>
          </table:table-cell>
          <table:table-cell office:value-type="string">
            <text:p>Pris: 248,00 kr.</text:p>
          </table:table-cell>
          <table:table-cell office:value-type="string">
            <text:p>Thor-kult i vikingetiden præsenterer den første, samlede kritiske gennemgang af kildematerialet til dyrkelsen af Thor i vikingetiden siden Henry Petersens disputats Om Nordboernes Gudedyrkelse og Gudetro i Hedenold fra 1876. Monografien gennemgår de samtidige skriftlige, arkæologiske og ikonografiske kilder, der omtaler eller kan knyttes til dyrkelsen af Thor. Kilderne omfatter myter om Thor, stednavne, hvor navnet Thor indgår, samt den norrøne middelalderlitteratur fra 1200- og 1300-tallet.</text:p>
          </table:table-cell>
          <table:table-cell table:number-columns-repeated="1013"/>
        </table:table-row>
        <table:table-row table:style-name="ro2">
          <table:table-cell office:value-type="string">
            <text:p>1629472787-635</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Jelling - Husene og deres mennesker - 1860 - 1960</text:p>
            <text:p><text:s text:c="26"/>Medlemspris: 250,00 kr.</text:p>
            <text:p><text:s text:c="26"/>Pris: 295,00 kr.</text:p>
            <text:p><text:s text:c="12"/></text:p>
            <text:p><text:s text:c="14"/></text:p>
            <text:p><text:s text:c="16"/>Info</text:p>
          </table:table-cell>
          <table:table-cell office:value-type="string">
            <text:p>https://www.skalk.dk/webshoppen/produkter/imports/9788792571328-jelling-husene-og-deres-mennesker-1860-1960/</text:p>
          </table:table-cell>
          <table:table-cell/>
          <table:table-cell office:value-type="string">
            <text:p>Jelling - Husene og deres mennesker - 1860 - 1960</text:p>
          </table:table-cell>
          <table:table-cell office:value-type="string">
            <text:p>Medlemspris: 250,00 kr.</text:p>
          </table:table-cell>
          <table:table-cell office:value-type="string">
            <text:p>Pris: 295,00 kr.</text:p>
          </table:table-cell>
          <table:table-cell table:number-columns-repeated="1014"/>
        </table:table-row>
        <table:table-row table:style-name="ro2">
          <table:table-cell office:value-type="string">
            <text:p>1629472728-616</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Karen Blixens kogebog</text:p>
            <text:p><text:s text:c="26"/>Medlemspris: 200,00 kr.</text:p>
            <text:p><text:s text:c="26"/>Pris: 249,95 kr.</text:p>
            <text:p><text:s text:c="12"/></text:p>
            <text:p><text:s text:c="14"/></text:p>
            <text:p><text:s text:c="16"/>Info</text:p>
          </table:table-cell>
          <table:table-cell office:value-type="string">
            <text:p>https://www.skalk.dk/webshoppen/produkter/imports/9788750057680-karen-blixens-kogebog/</text:p>
          </table:table-cell>
          <table:table-cell/>
          <table:table-cell office:value-type="string">
            <text:p>Karen Blixens kogebog</text:p>
          </table:table-cell>
          <table:table-cell office:value-type="string">
            <text:p>Medlemspris: 200,00 kr.</text:p>
          </table:table-cell>
          <table:table-cell office:value-type="string">
            <text:p>Pris: 249,95 kr.</text:p>
          </table:table-cell>
          <table:table-cell table:number-columns-repeated="1014"/>
        </table:table-row>
        <table:table-row table:style-name="ro2">
          <table:table-cell office:value-type="string">
            <text:p>1629472157-388</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Opfindelsen af naturen</text:p>
            <text:p><text:s text:c="26"/>Medlemspris: 340,00 kr.</text:p>
            <text:p><text:s text:c="26"/>Pris: 399,95 kr.</text:p>
            <text:p><text:s text:c="12"/></text:p>
            <text:p><text:s text:c="14"/></text:p>
            <text:p><text:s text:c="16"/>Info</text:p>
          </table:table-cell>
          <table:table-cell office:value-type="string">
            <text:p>https://www.skalk.dk/webshoppen/produkter/imports/9788712058403-opfindelsen-af-naturen/</text:p>
          </table:table-cell>
          <table:table-cell/>
          <table:table-cell office:value-type="string">
            <text:p>Opfindelsen af naturen</text:p>
          </table:table-cell>
          <table:table-cell office:value-type="string">
            <text:p>Medlemspris: 340,00 kr.</text:p>
          </table:table-cell>
          <table:table-cell office:value-type="string">
            <text:p>Pris: 399,95 kr.</text:p>
          </table:table-cell>
          <table:table-cell office:value-type="string">
            <text:p>Bogen fortæller historien om den tyske naturvidenskabsmand og forskningsrejsende Alexander von Humboldt (1769-1859),og om hvordan han grundlagde den måde, vi forstår og beskriver naturen på i dag.</text:p>
          </table:table-cell>
          <table:table-cell table:number-columns-repeated="1013"/>
        </table:table-row>
        <table:table-row table:style-name="ro2">
          <table:table-cell office:value-type="string">
            <text:p>1629472857-687</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Horsens i årtier - 1950'erne</text:p>
            <text:p><text:s text:c="26"/>Medlemspris: 280,00 kr.</text:p>
            <text:p><text:s text:c="26"/>Pris: 349,95 kr.</text:p>
            <text:p><text:s text:c="12"/></text:p>
            <text:p><text:s text:c="14"/></text:p>
            <text:p><text:s text:c="16"/>Info</text:p>
          </table:table-cell>
          <table:table-cell office:value-type="string">
            <text:p>https://www.skalk.dk/webshoppen/produkter/imports/9788740620610-horsens-i-aartier-1950erne/</text:p>
          </table:table-cell>
          <table:table-cell/>
          <table:table-cell office:value-type="string">
            <text:p>Horsens i årtier - 1950'erne</text:p>
          </table:table-cell>
          <table:table-cell office:value-type="string">
            <text:p>Medlemspris: 280,00 kr.</text:p>
          </table:table-cell>
          <table:table-cell office:value-type="string">
            <text:p>Pris: 349,95 kr.</text:p>
          </table:table-cell>
          <table:table-cell office:value-type="string">
            <text:p>Horsens er en by med en rig historie, og gennem tiden har byen gennemgået mange forandringer. Den har udviklet sig fra fængsels- og arbejderby til uddannelses- og kulturby, og udviklingen fortsætter med stor fart.</text:p>
          </table:table-cell>
          <table:table-cell table:number-columns-repeated="1013"/>
        </table:table-row>
        <table:table-row table:style-name="ro2">
          <table:table-cell office:value-type="string">
            <text:p>1629472080-359</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Rejsen til Amerika</text:p>
            <text:p><text:s text:c="26"/>Medlemspris: 240,00 kr.</text:p>
            <text:p><text:s text:c="26"/>Pris: 299,95 kr.</text:p>
            <text:p><text:s text:c="12"/></text:p>
            <text:p><text:s text:c="14"/></text:p>
            <text:p><text:s text:c="16"/>Info</text:p>
          </table:table-cell>
          <table:table-cell office:value-type="string">
            <text:p>https://www.skalk.dk/webshoppen/produkter/imports/9788711983492-rejsen-til-amerika/</text:p>
          </table:table-cell>
          <table:table-cell/>
          <table:table-cell office:value-type="string">
            <text:p>Rejsen til Amerika</text:p>
          </table:table-cell>
          <table:table-cell office:value-type="string">
            <text:p>Medlemspris: 240,00 kr.</text:p>
          </table:table-cell>
          <table:table-cell office:value-type="string">
            <text:p>Pris: 299,95 kr.</text:p>
          </table:table-cell>
          <table:table-cell office:value-type="string">
            <text:p>"Et uvurderligt bidrag til den del af dansk historie, der udspiller sig oversøisk." Information</text:p>
          </table:table-cell>
          <table:table-cell table:number-columns-repeated="1013"/>
        </table:table-row>
        <table:table-row table:style-name="ro2">
          <table:table-cell office:value-type="string">
            <text:p>1629472167-403</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table:number-columns-repeated="2"/>
          <table:table-cell office:value-type="string">
            <text:p>/Media/DownloadetImages/9788799455515.jpg?width=280&amp;heightratio=1&amp;mode=boxpad</text:p>
          </table:table-cell>
          <table:table-cell table:number-columns-repeated="1017"/>
        </table:table-row>
        <table:table-row table:style-name="ro2">
          <table:table-cell office:value-type="string">
            <text:p>1629472009-333</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table:number-columns-repeated="2"/>
          <table:table-cell office:value-type="string">
            <text:p>/Media/DownloadetImages/9788771845853.jpg?width=280&amp;heightratio=1&amp;mode=boxpad</text:p>
          </table:table-cell>
          <table:table-cell table:number-columns-repeated="1017"/>
        </table:table-row>
        <table:table-row table:style-name="ro2">
          <table:table-cell office:value-type="string">
            <text:p>1629471974-308</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kalks tidstavle</text:p>
            <text:p><text:s text:c="26"/>Medlemspris: 60,00 kr.</text:p>
            <text:p><text:s text:c="26"/>Pris: 60,00 kr.</text:p>
            <text:p><text:s text:c="12"/></text:p>
            <text:p><text:s text:c="14"/></text:p>
            <text:p><text:s text:c="16"/>Info</text:p>
          </table:table-cell>
          <table:table-cell office:value-type="string">
            <text:p>https://www.skalk.dk/webshoppen/produkter/imports/9788789531137-skalks-tidstavle/</text:p>
          </table:table-cell>
          <table:table-cell/>
          <table:table-cell office:value-type="string">
            <text:p>Skalks tidstavle</text:p>
          </table:table-cell>
          <table:table-cell office:value-type="string">
            <text:p>Medlemspris: 60,00 kr.</text:p>
          </table:table-cell>
          <table:table-cell office:value-type="string">
            <text:p>Pris: 60,00 kr.</text:p>
          </table:table-cell>
          <table:table-cell table:number-columns-repeated="1014"/>
        </table:table-row>
        <table:table-row table:style-name="ro2">
          <table:table-cell office:value-type="string">
            <text:p>1629473425-915</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table:number-columns-repeated="2"/>
          <table:table-cell office:value-type="string">
            <text:p>/Media/DownloadetImages/9788763538916.jpg?width=280&amp;heightratio=1&amp;mode=boxpad</text:p>
          </table:table-cell>
          <table:table-cell table:number-columns-repeated="1017"/>
        </table:table-row>
        <table:table-row table:style-name="ro2">
          <table:table-cell office:value-type="string">
            <text:p>1629471927-301</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t. Thomas-mysteriet</text:p>
            <text:p><text:s text:c="26"/>Medlemspris: 127,50 kr.</text:p>
            <text:p><text:s text:c="26"/>Pris: 149,00 kr.</text:p>
            <text:p><text:s text:c="12"/></text:p>
            <text:p><text:s text:c="14"/></text:p>
            <text:p><text:s text:c="16"/>Info</text:p>
          </table:table-cell>
          <table:table-cell office:value-type="string">
            <text:p>https://www.skalk.dk/webshoppen/produkter/imports/9788799730025-st-thomas-mysteriet/</text:p>
          </table:table-cell>
          <table:table-cell/>
          <table:table-cell office:value-type="string">
            <text:p>St. Thomas-mysteriet</text:p>
          </table:table-cell>
          <table:table-cell office:value-type="string">
            <text:p>Medlemspris: 127,50 kr.</text:p>
          </table:table-cell>
          <table:table-cell office:value-type="string">
            <text:p>Pris: 149,00 kr.</text:p>
          </table:table-cell>
          <table:table-cell office:value-type="string">
            <text:p>Bogen er rigt illustreret med samtidige fotos fra Vestindien og København.</text:p>
          </table:table-cell>
          <table:table-cell table:number-columns-repeated="1013"/>
        </table:table-row>
        <table:table-row table:style-name="ro2">
          <table:table-cell office:value-type="string">
            <text:p>1629472423-498</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Landsmænd</text:p>
            <text:p><text:s text:c="26"/>Medlemspris: 170,00 kr.</text:p>
            <text:p><text:s text:c="26"/>Pris: 200,00 kr.</text:p>
            <text:p><text:s text:c="12"/></text:p>
            <text:p><text:s text:c="14"/></text:p>
            <text:p><text:s text:c="16"/>Info</text:p>
          </table:table-cell>
          <table:table-cell office:value-type="string">
            <text:p>https://www.skalk.dk/webshoppen/produkter/imports/9788740062465-landsmaend/</text:p>
          </table:table-cell>
          <table:table-cell/>
          <table:table-cell office:value-type="string">
            <text:p>Landsmænd</text:p>
          </table:table-cell>
          <table:table-cell office:value-type="string">
            <text:p>Medlemspris: 170,00 kr.</text:p>
          </table:table-cell>
          <table:table-cell office:value-type="string">
            <text:p>Pris: 200,00 kr.</text:p>
          </table:table-cell>
          <table:table-cell office:value-type="string">
            <text:p>I oktober 1943 lykkedes det langt hovedparten af de danske jøder at flygte til Sverige. </text:p>
            <text:p>Hvordan gik det til, og hvorfor valgte langt de fleste danskere at hjælpe deres landsmænd på flugt?</text:p>
          </table:table-cell>
          <table:table-cell table:number-columns-repeated="1013"/>
        </table:table-row>
        <table:table-row table:style-name="ro2">
          <table:table-cell office:value-type="string">
            <text:p>1629473490-953</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nmark og Færøerne</text:p>
            <text:p><text:s text:c="26"/>Medlemspris: 140,00 kr.</text:p>
            <text:p><text:s text:c="26"/>Pris: 175,00 kr.</text:p>
            <text:p><text:s text:c="12"/></text:p>
            <text:p><text:s text:c="14"/></text:p>
            <text:p><text:s text:c="16"/>Info</text:p>
          </table:table-cell>
          <table:table-cell office:value-type="string">
            <text:p>https://www.skalk.dk/webshoppen/produkter/imports/9788763538916-danmark-og-faeroeerne/</text:p>
          </table:table-cell>
          <table:table-cell/>
          <table:table-cell office:value-type="string">
            <text:p>Danmark og Færøerne</text:p>
          </table:table-cell>
          <table:table-cell office:value-type="string">
            <text:p>Medlemspris: 140,00 kr.</text:p>
          </table:table-cell>
          <table:table-cell office:value-type="string">
            <text:p>Pris: 175,00 kr.</text:p>
          </table:table-cell>
          <table:table-cell office:value-type="string">
            <text:p>Det er sandsynligvis for sent at forsøge at skabe et egentligt fællesskab mellem de to lande, men at øge kendskabet til og opmærksomheden på Færøerne må være afgørende, hvis vi stadig skal kunne berettige rigsfællesskabets eksistens. Det er bogens håb at være med til at kaste et nyt og mere tidssvarende lys over og bidrage til en bredere forståelse af den dansk-færøske relations historie og udvikling.</text:p>
          </table:table-cell>
          <table:table-cell table:number-columns-repeated="1013"/>
        </table:table-row>
        <table:table-row table:style-name="ro2">
          <table:table-cell office:value-type="string">
            <text:p>1629472297-446</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Nyhed</text:p>
            <text:p><text:s text:c="10"/></text:p>
            <text:p><text:s text:c="12"/></text:p>
            <text:p><text:s text:c="14"/></text:p>
            <text:p><text:s text:c="34"/></text:p>
            <text:p><text:s text:c="14"/></text:p>
            <text:p><text:s text:c="12"/></text:p>
            <text:p><text:s text:c="10"/></text:p>
            <text:p><text:s text:c="14"/>Museologi mellem fagene</text:p>
            <text:p><text:s text:c="26"/>Medlemspris: 338,75 kr.</text:p>
            <text:p><text:s text:c="26"/>Pris: 399,95 kr.</text:p>
            <text:p><text:s text:c="12"/></text:p>
            <text:p><text:s text:c="14"/></text:p>
            <text:p><text:s text:c="16"/>Info</text:p>
          </table:table-cell>
          <table:table-cell office:value-type="string">
            <text:p>https://www.skalk.dk/webshoppen/produkter/imports/9788771847444-museologi-mellem-fagene/</text:p>
          </table:table-cell>
          <table:table-cell/>
          <table:table-cell office:value-type="string">
            <text:p>Museologi mellem fagene</text:p>
          </table:table-cell>
          <table:table-cell office:value-type="string">
            <text:p>Medlemspris: 338,75 kr.</text:p>
          </table:table-cell>
          <table:table-cell office:value-type="string">
            <text:p>Pris: 399,95 kr.</text:p>
          </table:table-cell>
          <table:table-cell table:number-columns-repeated="1014"/>
        </table:table-row>
        <table:table-row table:style-name="ro2">
          <table:table-cell office:value-type="string">
            <text:p>1629472132-383</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Plovmanden Søren Revsgaard Randrup</text:p>
            <text:p><text:s text:c="26"/>Medlemspris: 247,50 kr.</text:p>
            <text:p><text:s text:c="26"/>Pris: 275,00 kr.</text:p>
            <text:p><text:s text:c="12"/></text:p>
            <text:p><text:s text:c="14"/></text:p>
            <text:p><text:s text:c="16"/>Info</text:p>
          </table:table-cell>
          <table:table-cell office:value-type="string">
            <text:p>https://www.skalk.dk/webshoppen/produkter/imports/9788793272705-plovmanden-soeren-revsgaard-randrup/</text:p>
          </table:table-cell>
          <table:table-cell/>
          <table:table-cell office:value-type="string">
            <text:p>Plovmanden Søren Revsgaard Randrup</text:p>
          </table:table-cell>
          <table:table-cell office:value-type="string">
            <text:p>Medlemspris: 247,50 kr.</text:p>
          </table:table-cell>
          <table:table-cell office:value-type="string">
            <text:p>Pris: 275,00 kr.</text:p>
          </table:table-cell>
          <table:table-cell office:value-type="string">
            <text:p>Denne bog er en biografi om Søren Revsgaard Randrup (1876-1935), en dansk forretningsmand, der i slutningen af 1800-tallet rejste til Sibirien og grundlagde en plovfabrik i Omsk. Til forskel fra de mange andre danske virksomheder, som i begyndelsen af 1900-tallet drev forretning i Sibirien, havde Søren Randrups virksomhed sit hovedsæde i Omsk, og han boede der selv permanent. I 1919, da den russiske revolution nåede Sibirien og forretningen bart blev stoppet, havde Randrup 400 ansatte og hans fabrik producerede 25.000 plove om året. Søren Randrup tog aktivt del i det sibiriske erhvervsliv, og hans fabrik var ikke en filial af en virksomhed i Danmark. Måske er det derfor, at han i dag er en berømthed i Sibirien, men stort set ukendt herhjemme.</text:p>
          </table:table-cell>
          <table:table-cell table:number-columns-repeated="1013"/>
        </table:table-row>
        <table:table-row table:style-name="ro2">
          <table:table-cell office:value-type="string">
            <text:p>1629472326-466</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table:number-columns-repeated="2"/>
          <table:table-cell office:value-type="string">
            <text:p>/Media/DownloadetImages/9788740059397.jpg?width=280&amp;heightratio=1&amp;mode=boxpad</text:p>
          </table:table-cell>
          <table:table-cell table:number-columns-repeated="1017"/>
        </table:table-row>
        <table:table-row table:style-name="ro2">
          <table:table-cell office:value-type="string">
            <text:p>1629473009-737</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Genforeningen 1920</text:p>
            <text:p><text:s text:c="26"/>Medlemspris: 320,00 kr.</text:p>
            <text:p><text:s text:c="26"/>Pris: 399,95 kr.</text:p>
            <text:p><text:s text:c="12"/></text:p>
            <text:p><text:s text:c="14"/></text:p>
            <text:p><text:s text:c="16"/>Info</text:p>
          </table:table-cell>
          <table:table-cell office:value-type="string">
            <text:p>https://www.skalk.dk/webshoppen/produkter/imports/9788711906682-genforeningen-1920/</text:p>
          </table:table-cell>
          <table:table-cell/>
          <table:table-cell office:value-type="string">
            <text:p>Genforeningen 1920</text:p>
          </table:table-cell>
          <table:table-cell office:value-type="string">
            <text:p>Medlemspris: 320,00 kr.</text:p>
          </table:table-cell>
          <table:table-cell office:value-type="string">
            <text:p>Pris: 399,95 kr.</text:p>
          </table:table-cell>
          <table:table-cell office:value-type="string">
            <text:p>Det danske nederlag til preusserne i 1864 er malet tydeligt ind i danmarkshistorien, og krigen og ikke mindst nederlaget er en del af vores nationale fortælling og selvforståelse. Men hvad skete der 56 år senere, i 1920, da betydelige dele af det tabte land med Genforeningen kom tilbage og skabte det danmarkskort, vi kender i dag?</text:p>
          </table:table-cell>
          <table:table-cell table:number-columns-repeated="1013"/>
        </table:table-row>
        <table:table-row table:style-name="ro2">
          <table:table-cell office:value-type="string">
            <text:p>1629472530-547</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Vikingetidens konger</text:p>
            <text:p><text:s text:c="26"/>Medlemspris: 297,50 kr.</text:p>
            <text:p><text:s text:c="26"/>Pris: 349,00 kr.</text:p>
            <text:p><text:s text:c="12"/></text:p>
            <text:p><text:s text:c="14"/></text:p>
            <text:p><text:s text:c="16"/>Info</text:p>
          </table:table-cell>
          <table:table-cell office:value-type="string">
            <text:p>https://www.skalk.dk/webshoppen/produkter/imports/9788792467218-vikingetidens-konger/</text:p>
          </table:table-cell>
          <table:table-cell/>
          <table:table-cell office:value-type="string">
            <text:p>Vikingetidens konger</text:p>
          </table:table-cell>
          <table:table-cell office:value-type="string">
            <text:p>Medlemspris: 297,50 kr.</text:p>
          </table:table-cell>
          <table:table-cell office:value-type="string">
            <text:p>Pris: 349,00 kr.</text:p>
          </table:table-cell>
          <table:table-cell table:number-columns-repeated="1014"/>
        </table:table-row>
        <table:table-row table:style-name="ro2">
          <table:table-cell office:value-type="string">
            <text:p>1629473403-884</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anske Kongegrave I-III</text:p>
            <text:p><text:s text:c="26"/>Medlemspris: 920,00 kr.</text:p>
            <text:p><text:s text:c="26"/>Pris: 1.150,00 kr.</text:p>
            <text:p><text:s text:c="12"/></text:p>
            <text:p><text:s text:c="14"/></text:p>
            <text:p><text:s text:c="16"/>Info</text:p>
          </table:table-cell>
          <table:table-cell office:value-type="string">
            <text:p>https://www.skalk.dk/webshoppen/produkter/imports/9788763507813-danske-kongegrave-i-iii/</text:p>
          </table:table-cell>
          <table:table-cell/>
          <table:table-cell office:value-type="string">
            <text:p>Danske Kongegrave I-III</text:p>
          </table:table-cell>
          <table:table-cell office:value-type="string">
            <text:p>Medlemspris: 920,00 kr.</text:p>
          </table:table-cell>
          <table:table-cell office:value-type="string">
            <text:p>Pris: 1.150,00 kr.</text:p>
          </table:table-cell>
          <table:table-cell office:value-type="string">
            <text:p>Gennem århundrederne har danske kongeslægter haft skiftende begravelsessteder. Der er således bl.a. danske kongegrave i Jelling, Ringsted, Sorø, Odense og Roskilde; men også uden for rigets grænser findes kongelige danske gravminder, f.eks. Knud den Stores grav i Winchester, Magnus den Godes grav i Nidaros og Erik Ejegods grav på Cypern.</text:p>
          </table:table-cell>
          <table:table-cell table:number-columns-repeated="1013"/>
        </table:table-row>
        <table:table-row table:style-name="ro2">
          <table:table-cell office:value-type="string">
            <text:p>1629471696-202</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table:number-columns-repeated="2"/>
          <table:table-cell office:value-type="string">
            <text:p>/Media/DownloadetImages/9788772897950.jpg?width=280&amp;heightratio=1&amp;mode=boxpad</text:p>
          </table:table-cell>
          <table:table-cell table:number-columns-repeated="1017"/>
        </table:table-row>
        <table:table-row table:style-name="ro2">
          <table:table-cell office:value-type="string">
            <text:p>1629472173-414</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ONE THOUSAND DAYS WITH SIRIUS</text:p>
            <text:p><text:s text:c="26"/>Medlemspris: 133,75 kr.</text:p>
            <text:p><text:s text:c="26"/>Pris: 148,00 kr.</text:p>
            <text:p><text:s text:c="12"/></text:p>
            <text:p><text:s text:c="14"/></text:p>
            <text:p><text:s text:c="16"/>Info</text:p>
          </table:table-cell>
          <table:table-cell office:value-type="string">
            <text:p>https://www.skalk.dk/webshoppen/produkter/imports/9780955077303-one-thousand-days-with-sirius/</text:p>
          </table:table-cell>
          <table:table-cell/>
          <table:table-cell office:value-type="string">
            <text:p>ONE THOUSAND DAYS WITH SIRIUS</text:p>
          </table:table-cell>
          <table:table-cell office:value-type="string">
            <text:p>Medlemspris: 133,75 kr.</text:p>
          </table:table-cell>
          <table:table-cell office:value-type="string">
            <text:p>Pris: 148,00 kr.</text:p>
          </table:table-cell>
          <table:table-cell table:number-columns-repeated="1014"/>
        </table:table-row>
        <table:table-row table:style-name="ro2">
          <table:table-cell office:value-type="string">
            <text:p>1629472125-371</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Poq den første grønlænder i Danmark som kom hjem</text:p>
            <text:p><text:s text:c="26"/>Medlemspris: 268,88 kr.</text:p>
            <text:p><text:s text:c="26"/>Pris: 299,00 kr.</text:p>
            <text:p><text:s text:c="12"/></text:p>
            <text:p><text:s text:c="14"/></text:p>
            <text:p><text:s text:c="16"/>Info</text:p>
          </table:table-cell>
          <table:table-cell office:value-type="string">
            <text:p>https://www.skalk.dk/webshoppen/produkter/imports/9788793464407-poq-den-foerste-groenlaender-i-danmark-som-kom-hjem/</text:p>
          </table:table-cell>
          <table:table-cell/>
          <table:table-cell office:value-type="string">
            <text:p>Poq den første grønlænder i Danmark som kom hjem</text:p>
          </table:table-cell>
          <table:table-cell office:value-type="string">
            <text:p>Medlemspris: 268,88 kr.</text:p>
          </table:table-cell>
          <table:table-cell office:value-type="string">
            <text:p>Pris: 299,00 kr.</text:p>
          </table:table-cell>
          <table:table-cell office:value-type="string">
            <text:p>Kong Frederik den 4. sendte i 1721 den dansk/norske præst Hans Egede til Grønland for at finde nordboerne, som man havde mistet forbindelsen til et par hundrede år før. Han skulle handle og missionere blandt dem.</text:p>
          </table:table-cell>
          <table:table-cell table:number-columns-repeated="1013"/>
        </table:table-row>
        <table:table-row table:style-name="ro2">
          <table:table-cell office:value-type="string">
            <text:p>1629472397-493</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Line og fætter Lukas på opdagelsesrejse</text:p>
            <text:p><text:s text:c="26"/>Medlemspris: 48,00 kr.</text:p>
            <text:p><text:s text:c="26"/>Pris: 64,00 kr.</text:p>
            <text:p><text:s text:c="12"/></text:p>
            <text:p><text:s text:c="14"/></text:p>
            <text:p><text:s text:c="16"/>Info</text:p>
          </table:table-cell>
          <table:table-cell office:value-type="string">
            <text:p>https://www.skalk.dk/webshoppen/produkter/imports/9788789531007-line-og-faetter-lukas-paa-opdagelsesrejse/</text:p>
          </table:table-cell>
          <table:table-cell/>
          <table:table-cell office:value-type="string">
            <text:p>Line og fætter Lukas på opdagelsesrejse</text:p>
          </table:table-cell>
          <table:table-cell office:value-type="string">
            <text:p>Medlemspris: 48,00 kr.</text:p>
          </table:table-cell>
          <table:table-cell office:value-type="string">
            <text:p>Pris: 64,00 kr.</text:p>
          </table:table-cell>
          <table:table-cell table:number-columns-repeated="1014"/>
        </table:table-row>
        <table:table-row table:style-name="ro2">
          <table:table-cell office:value-type="string">
            <text:p>1629473181-802</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Dødens store billedbog</text:p>
            <text:p><text:s text:c="26"/>Medlemspris: 279,96 kr.</text:p>
            <text:p><text:s text:c="26"/>Pris: 349,95 kr.</text:p>
            <text:p><text:s text:c="12"/></text:p>
            <text:p><text:s text:c="14"/></text:p>
            <text:p><text:s text:c="16"/>Info</text:p>
          </table:table-cell>
          <table:table-cell office:value-type="string">
            <text:p>https://www.skalk.dk/webshoppen/produkter/imports/9788740666175-doedens-store-billedbog/</text:p>
          </table:table-cell>
          <table:table-cell/>
          <table:table-cell office:value-type="string">
            <text:p>Dødens store billedbog</text:p>
          </table:table-cell>
          <table:table-cell office:value-type="string">
            <text:p>Medlemspris: 279,96 kr.</text:p>
          </table:table-cell>
          <table:table-cell office:value-type="string">
            <text:p>Pris: 349,95 kr.</text:p>
          </table:table-cell>
          <table:table-cell office:value-type="string">
            <text:p>Pajung og Hein Rasmussen viser de samfundsmæssige og kulturelle sammenhænge, som kunstværkerne blev til i. Med kig til tidens relevante litteratur og musik og kunstnernes forhold til kristendommens dogmer og menneskers religiøse forestillinger om efterlivet. De mener, at mange kunstværker har en ”evig” egenværdi, og de vil gerne give læseren mulighed for at studere disse i stort format og flot gengivelse.</text:p>
          </table:table-cell>
          <table:table-cell table:number-columns-repeated="1013"/>
        </table:table-row>
        <table:table-row table:style-name="ro2">
          <table:table-cell office:value-type="string">
            <text:p>1629472802-647</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table:number-columns-repeated="2"/>
          <table:table-cell office:value-type="string">
            <text:p>/Media/DownloadetImages/9788789531281.jpg?width=280&amp;heightratio=1&amp;mode=boxpad</text:p>
          </table:table-cell>
          <table:table-cell table:number-columns-repeated="1017"/>
        </table:table-row>
        <table:table-row table:style-name="ro2">
          <table:table-cell office:value-type="string">
            <text:p>1629472802-642</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table:number-columns-repeated="2"/>
          <table:table-cell office:value-type="string">
            <text:p>/Media/DownloadetImages/9788702047943.jpg?width=280&amp;heightratio=1&amp;mode=boxpad</text:p>
          </table:table-cell>
          <table:table-cell table:number-columns-repeated="1017"/>
        </table:table-row>
        <table:table-row table:style-name="ro2">
          <table:table-cell office:value-type="string">
            <text:p>1629473484-950</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nmark og kolonierne - Grønland</text:p>
            <text:p><text:s text:c="26"/>Medlemspris: 297,50 kr.</text:p>
            <text:p><text:s text:c="26"/>Pris: 349,95 kr.</text:p>
            <text:p><text:s text:c="12"/></text:p>
            <text:p><text:s text:c="14"/></text:p>
            <text:p><text:s text:c="16"/>Info</text:p>
          </table:table-cell>
          <table:table-cell office:value-type="string">
            <text:p>https://www.skalk.dk/webshoppen/produkter/imports/9788712049555-danmark-og-kolonierne-groenland/</text:p>
          </table:table-cell>
          <table:table-cell/>
          <table:table-cell office:value-type="string">
            <text:p>Danmark og kolonierne - Grønland</text:p>
          </table:table-cell>
          <table:table-cell office:value-type="string">
            <text:p>Medlemspris: 297,50 kr.</text:p>
          </table:table-cell>
          <table:table-cell office:value-type="string">
            <text:p>Pris: 349,95 kr.</text:p>
          </table:table-cell>
          <table:table-cell table:number-columns-repeated="1014"/>
        </table:table-row>
        <table:table-row table:style-name="ro2">
          <table:table-cell office:value-type="string">
            <text:p>1629471806-241</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Thor-kult i vikingetiden</text:p>
            <text:p><text:s text:c="26"/>Medlemspris: 198,00 kr.</text:p>
            <text:p><text:s text:c="26"/>Pris: 248,00 kr.</text:p>
            <text:p><text:s text:c="12"/></text:p>
            <text:p><text:s text:c="14"/></text:p>
            <text:p><text:s text:c="16"/>Info</text:p>
          </table:table-cell>
          <table:table-cell office:value-type="string">
            <text:p>https://www.skalk.dk/webshoppen/produkter/imports/9788763540735-thor-kult-i-vikingetiden/</text:p>
          </table:table-cell>
          <table:table-cell/>
          <table:table-cell office:value-type="string">
            <text:p>Thor-kult i vikingetiden</text:p>
          </table:table-cell>
          <table:table-cell office:value-type="string">
            <text:p>Medlemspris: 198,00 kr.</text:p>
          </table:table-cell>
          <table:table-cell office:value-type="string">
            <text:p>Pris: 248,00 kr.</text:p>
          </table:table-cell>
          <table:table-cell table:number-columns-repeated="1014"/>
        </table:table-row>
        <table:table-row table:style-name="ro2">
          <table:table-cell office:value-type="string">
            <text:p>1629471856-256</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table:number-columns-repeated="2"/>
          <table:table-cell office:value-type="string">
            <text:p>/Media/DownloadetImages/9788789531557.jpg?width=280&amp;heightratio=1&amp;mode=boxpad</text:p>
          </table:table-cell>
          <table:table-cell table:number-columns-repeated="1017"/>
        </table:table-row>
        <table:table-row table:style-name="ro2">
          <table:table-cell office:value-type="string">
            <text:p>1629472326-463</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table:number-columns-repeated="2"/>
          <table:table-cell office:value-type="string">
            <text:p>/Media/DownloadetImages/9788702067903.jpg?width=280&amp;heightratio=1&amp;mode=boxpad</text:p>
          </table:table-cell>
          <table:table-cell table:number-columns-repeated="1017"/>
        </table:table-row>
        <table:table-row table:style-name="ro2">
          <table:table-cell office:value-type="string">
            <text:p>1629471696-205</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table:number-columns-repeated="2"/>
          <table:table-cell office:value-type="string">
            <text:p>/Media/DownloadetImages/9788772192949.jpg?width=280&amp;heightratio=1&amp;mode=boxpad</text:p>
          </table:table-cell>
          <table:table-cell table:number-columns-repeated="1017"/>
        </table:table-row>
        <table:table-row table:style-name="ro2">
          <table:table-cell office:value-type="string">
            <text:p>1629473016-741</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Gefjon 4</text:p>
            <text:p><text:s text:c="26"/>Medlemspris: 212,46 kr.</text:p>
            <text:p><text:s text:c="26"/>Pris: 249,95 kr.</text:p>
            <text:p><text:s text:c="12"/></text:p>
            <text:p><text:s text:c="14"/></text:p>
            <text:p><text:s text:c="16"/>Info</text:p>
          </table:table-cell>
          <table:table-cell office:value-type="string">
            <text:p>https://www.skalk.dk/webshoppen/produkter/imports/9788772190532-gefjon-4/</text:p>
          </table:table-cell>
          <table:table-cell/>
          <table:table-cell office:value-type="string">
            <text:p>Gefjon 4</text:p>
          </table:table-cell>
          <table:table-cell office:value-type="string">
            <text:p>Medlemspris: 212,46 kr.</text:p>
          </table:table-cell>
          <table:table-cell office:value-type="string">
            <text:p>Pris: 249,95 kr.</text:p>
          </table:table-cell>
          <table:table-cell office:value-type="string">
            <text:p>Gefjon – arkæologi og nyere tid er tidsskrift for kulturhistoriske emner fra de ældste tider til vores tid. På et velfunderet teoretisk og metodisk grundlag præsenterer Gefjon den mest opdaterede viden, og viser de seneste tilgange til det videnskabelige felt på de kulturhistoriske museer.</text:p>
          </table:table-cell>
          <table:table-cell table:number-columns-repeated="1013"/>
        </table:table-row>
        <table:table-row table:style-name="ro2">
          <table:table-cell office:value-type="string">
            <text:p>1629472009-319</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table:number-columns-repeated="2"/>
          <table:table-cell office:value-type="string">
            <text:p>/Media/DownloadetImages/9788712058403.jpg?width=280&amp;heightratio=1&amp;mode=boxpad</text:p>
          </table:table-cell>
          <table:table-cell table:number-columns-repeated="1017"/>
        </table:table-row>
        <table:table-row table:style-name="ro2">
          <table:table-cell office:value-type="string">
            <text:p>1629473396-880</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anske Middelalderborge</text:p>
            <text:p><text:s text:c="26"/>Medlemspris: 340,00 kr.</text:p>
            <text:p><text:s text:c="26"/>Pris: 399,95 kr.</text:p>
            <text:p><text:s text:c="12"/></text:p>
            <text:p><text:s text:c="14"/></text:p>
            <text:p><text:s text:c="16"/>Info</text:p>
          </table:table-cell>
          <table:table-cell office:value-type="string">
            <text:p>https://www.skalk.dk/webshoppen/produkter/imports/9788779344150-danske-middelalderborge/</text:p>
          </table:table-cell>
          <table:table-cell/>
          <table:table-cell office:value-type="string">
            <text:p>Danske Middelalderborge</text:p>
          </table:table-cell>
          <table:table-cell office:value-type="string">
            <text:p>Medlemspris: 340,00 kr.</text:p>
          </table:table-cell>
          <table:table-cell office:value-type="string">
            <text:p>Pris: 399,95 kr.</text:p>
          </table:table-cell>
          <table:table-cell office:value-type="string">
            <text:p>Langt de fleste af Danmarks middelalderborge er nu forsvundet; enten er de ombygget til ukendelighed gennem århundrederne, eller også ligger de hen som mere eller mindre synlige ruiner eller voldsteder i landskabet.</text:p>
          </table:table-cell>
          <table:table-cell table:number-columns-repeated="1013"/>
        </table:table-row>
        <table:table-row table:style-name="ro2">
          <table:table-cell office:value-type="string">
            <text:p>1629471505-119</text:p>
          </table:table-cell>
          <table:table-cell office:value-type="string">
            <text:p>https://www.skalk.dk/webshoppen/?categories=18858&amp;sort=alphabetical</text:p>
          </table:table-cell>
          <table:table-cell table:number-columns-repeated="4"/>
          <table:table-cell office:value-type="string">
            <text:p>/Media/DownloadetImages/9788702120547.jpg?width=280&amp;heightratio=1&amp;mode=boxpad</text:p>
          </table:table-cell>
          <table:table-cell table:number-columns-repeated="1017"/>
        </table:table-row>
        <table:table-row table:style-name="ro2">
          <table:table-cell office:value-type="string">
            <text:p>1629471819-244</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The <text:s/>archaeology of medieval Europe Eighth to twelfth centuries AD</text:p>
            <text:p><text:s text:c="26"/>Medlemspris: 403,75 kr.</text:p>
            <text:p><text:s text:c="26"/>Pris: 448,00 kr.</text:p>
            <text:p><text:s text:c="12"/></text:p>
            <text:p><text:s text:c="14"/></text:p>
            <text:p><text:s text:c="16"/>Info</text:p>
          </table:table-cell>
          <table:table-cell office:value-type="string">
            <text:p>https://www.skalk.dk/webshoppen/produkter/imports/9788779342903-the-archaeology-of-medieval-europe-eighth-to-twelfth-centuries-ad/</text:p>
          </table:table-cell>
          <table:table-cell/>
          <table:table-cell office:value-type="string">
            <text:p>The <text:s/>archaeology of medieval Europe Eighth to twelfth centuries AD</text:p>
          </table:table-cell>
          <table:table-cell office:value-type="string">
            <text:p>Medlemspris: 403,75 kr.</text:p>
          </table:table-cell>
          <table:table-cell office:value-type="string">
            <text:p>Pris: 448,00 kr.</text:p>
          </table:table-cell>
          <table:table-cell office:value-type="string">
            <text:p>The two volumes of The Archaeology of Medieval Europe will together comprise the first complete account of medieval archaeology across Europe. Archaeologists from academic institutions in fifteen countries are collaborating to produce these two books of sixteen thematic chapters each. In addition, every chapter will feature a number of ´box-texts´, by specialist contributors, highlighting sites or themes of particular importance. The books will be comprehensively illustrated throughout, in both colour and b/w, including line drawings and specially commissioned maps.</text:p>
            <text:p/>
            <text:p>This ground-breaking set, which is divided chronologically into two (Vol. 1 extending from the Eighth to Twelfth Centuries AD, and Vol. 2 from the Twelfth to Sixteenth Centuries - to appear 2008), will enable readers to track the development of different cultures, and of regional characteristics, throughout the full extent of medieval Catholic Europe. In addition to revealing shared contexts and technological developments, the complete work will also provide the opportunity for demonstrating the differences that inevitably present across the Continent - from Iceland to Italy, and from Portugal to Finland - and to study why such existed.</text:p>
          </table:table-cell>
          <table:table-cell table:number-columns-repeated="1013"/>
        </table:table-row>
        <table:table-row table:style-name="ro2">
          <table:table-cell office:value-type="string">
            <text:p>1629471599-165</text:p>
          </table:table-cell>
          <table:table-cell office:value-type="string">
            <text:p>https://www.skalk.dk/webshoppen/?categories=18858&amp;sort=alphabetical</text:p>
          </table:table-cell>
          <table:table-cell table:number-columns-repeated="2"/>
          <table:table-cell office:value-type="string">
            <text:p>Anne Franks Dagbog</text:p>
            <text:p><text:s text:c="26"/>Medlemspris: 240,00 kr.</text:p>
            <text:p><text:s text:c="26"/>Pris: 299,95 kr.</text:p>
            <text:p><text:s text:c="12"/></text:p>
            <text:p><text:s text:c="14"/></text:p>
            <text:p><text:s text:c="16"/>Info</text:p>
          </table:table-cell>
          <table:table-cell office:value-type="string">
            <text:p>https://www.skalk.dk/webshoppen/produkter/imports/9788711984819-anne-franks-dagbog/</text:p>
          </table:table-cell>
          <table:table-cell/>
          <table:table-cell office:value-type="string">
            <text:p>Anne Franks Dagbog</text:p>
          </table:table-cell>
          <table:table-cell office:value-type="string">
            <text:p>Medlemspris: 240,00 kr.</text:p>
          </table:table-cell>
          <table:table-cell office:value-type="string">
            <text:p>Pris: 299,95 kr.</text:p>
          </table:table-cell>
          <table:table-cell office:value-type="string">
            <text:p>Ny oversættelse af evigt aktuel bog om den ultimative forfølgelse og undertrykkelse.</text:p>
          </table:table-cell>
          <table:table-cell table:number-columns-repeated="1013"/>
        </table:table-row>
        <table:table-row table:style-name="ro2">
          <table:table-cell office:value-type="string">
            <text:p>1629473555-964</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Carsten Høeg - Forsker og menneske</text:p>
            <text:p><text:s text:c="26"/>Medlemspris: 125,00 kr.</text:p>
            <text:p><text:s text:c="26"/>Pris: 140,00 kr.</text:p>
            <text:p><text:s text:c="12"/></text:p>
            <text:p><text:s text:c="14"/></text:p>
            <text:p><text:s text:c="16"/>Info</text:p>
          </table:table-cell>
          <table:table-cell office:value-type="string">
            <text:p>https://www.skalk.dk/webshoppen/produkter/imports/9788797150016-carsten-hoeeg-forsker-og-menneske/</text:p>
          </table:table-cell>
          <table:table-cell/>
          <table:table-cell office:value-type="string">
            <text:p>Carsten Høeg - Forsker og menneske</text:p>
          </table:table-cell>
          <table:table-cell office:value-type="string">
            <text:p>Medlemspris: 125,00 kr.</text:p>
          </table:table-cell>
          <table:table-cell office:value-type="string">
            <text:p>Pris: 140,00 kr.</text:p>
          </table:table-cell>
          <table:table-cell office:value-type="string">
            <text:p>Professor, dr. phil. CARSTEN HØEG (1896 – 1961) var en af 1900-tallets mest fremtrædende danske videnskabsmænd. Han var professor i klassisk filologi ved Københavns Universitet fra 1926 til sin død og en international pioner inden for udforskningen af byzantinsk musik. Han spillede desuden en betydelig rolle i modstands-bevægelsen under Danmarks besættelse 1940-45.</text:p>
          </table:table-cell>
          <table:table-cell table:number-columns-repeated="1013"/>
        </table:table-row>
        <table:table-row table:style-name="ro2">
          <table:table-cell office:value-type="string">
            <text:p>1629471949-304</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lægtsforskning i lægdsruller, søruller og i hærens og søværnets arkiver</text:p>
            <text:p><text:s text:c="26"/>Medlemspris: 222,75 kr.</text:p>
            <text:p><text:s text:c="26"/>Pris: 248,00 kr.</text:p>
            <text:p><text:s text:c="12"/></text:p>
            <text:p><text:s text:c="14"/></text:p>
            <text:p><text:s text:c="16"/>Info</text:p>
          </table:table-cell>
          <table:table-cell office:value-type="string">
            <text:p>https://www.skalk.dk/webshoppen/produkter/imports/9788789466071-slaegtsforskning-i-laegdsruller-soeruller-og-i-haerens-og-soevaernets-arkiver/</text:p>
          </table:table-cell>
          <table:table-cell/>
          <table:table-cell office:value-type="string">
            <text:p>Slægtsforskning i lægdsruller, søruller og i hærens og søværnets arkiver</text:p>
          </table:table-cell>
          <table:table-cell office:value-type="string">
            <text:p>Medlemspris: 222,75 kr.</text:p>
          </table:table-cell>
          <table:table-cell office:value-type="string">
            <text:p>Pris: 248,00 kr.</text:p>
          </table:table-cell>
          <table:table-cell office:value-type="string">
            <text:p>Hærens og søværnets arkiver udgør en guldgrube for slægtsforskere.Det samme gør lægdsrullerne og sørullerne.</text:p>
            <text:p/>
            <text:p>Bogen hjælper slægtforskeren og den historisk interesserede med at finde frem til de relevante arkivalier på Rigsarkivet og ved brug af DAISY og Arkivalieronline at finde og evt. bestille dem.</text:p>
          </table:table-cell>
          <table:table-cell table:number-columns-repeated="1013"/>
        </table:table-row>
        <table:table-row table:style-name="ro2">
          <table:table-cell office:value-type="string">
            <text:p>1629473425-919</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table:number-columns-repeated="2"/>
          <table:table-cell office:value-type="string">
            <text:p>/Media/DownloadetImages/9788712060628.jpg?width=280&amp;heightratio=1&amp;mode=boxpad</text:p>
          </table:table-cell>
          <table:table-cell table:number-columns-repeated="1017"/>
        </table:table-row>
        <table:table-row table:style-name="ro2">
          <table:table-cell office:value-type="string">
            <text:p>1629472080-357</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Rejsen til Amerika</text:p>
            <text:p><text:s text:c="26"/>Medlemspris: 240,00 kr.</text:p>
            <text:p><text:s text:c="26"/>Pris: 299,95 kr.</text:p>
            <text:p><text:s text:c="12"/></text:p>
            <text:p><text:s text:c="14"/></text:p>
            <text:p><text:s text:c="16"/>Info</text:p>
          </table:table-cell>
          <table:table-cell office:value-type="string">
            <text:p>https://www.skalk.dk/webshoppen/produkter/imports/9788711983492-rejsen-til-amerika/</text:p>
          </table:table-cell>
          <table:table-cell/>
          <table:table-cell office:value-type="string">
            <text:p>Rejsen til Amerika</text:p>
          </table:table-cell>
          <table:table-cell office:value-type="string">
            <text:p>Medlemspris: 240,00 kr.</text:p>
          </table:table-cell>
          <table:table-cell office:value-type="string">
            <text:p>Pris: 299,95 kr.</text:p>
          </table:table-cell>
          <table:table-cell office:value-type="string">
            <text:p>REJSEN TIL AMERIKA er udvandrernes historie; en fortælling om store forventninger, hårdt slid, stædighed, falske forhåbninger og - for nogles vedkommende - opfyldelsen af den amerikanske drøm.. Det er en dokumentarisk fortælling stykket sammen af breve, dagbøger, erindringer, artikler, illustrationer, fotos og anden research i USA, Tyskland, England og Danmark.</text:p>
          </table:table-cell>
          <table:table-cell table:number-columns-repeated="1013"/>
        </table:table-row>
        <table:table-row table:style-name="ro2">
          <table:table-cell office:value-type="string">
            <text:p>1629472326-460</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table:number-columns-repeated="2"/>
          <table:table-cell office:value-type="string">
            <text:p>/Media/DownloadetImages/9788740062465.jpg?width=280&amp;heightratio=1&amp;mode=boxpad</text:p>
          </table:table-cell>
          <table:table-cell table:number-columns-repeated="1017"/>
        </table:table-row>
        <table:table-row table:style-name="ro2">
          <table:table-cell office:value-type="string">
            <text:p>1629472818-665</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Inddæmningen ved Odense Fjord</text:p>
            <text:p><text:s text:c="26"/>Medlemspris: 180,00 kr.</text:p>
            <text:p><text:s text:c="26"/>Pris: 200,00 kr.</text:p>
            <text:p><text:s text:c="12"/></text:p>
            <text:p><text:s text:c="14"/></text:p>
            <text:p><text:s text:c="16"/>Info</text:p>
          </table:table-cell>
          <table:table-cell office:value-type="string">
            <text:p>https://www.skalk.dk/webshoppen/produkter/imports/9788792625939-inddaemningen-ved-odense-fjord/</text:p>
          </table:table-cell>
          <table:table-cell/>
          <table:table-cell office:value-type="string">
            <text:p>Inddæmningen ved Odense Fjord</text:p>
          </table:table-cell>
          <table:table-cell office:value-type="string">
            <text:p>Medlemspris: 180,00 kr.</text:p>
          </table:table-cell>
          <table:table-cell office:value-type="string">
            <text:p>Pris: 200,00 kr.</text:p>
          </table:table-cell>
          <table:table-cell office:value-type="string">
            <text:p>”Historierne om digebyggerne, inddæmmerne. Så vidt muligt fra deres egen pen. Jeg har søgt i de gamle tidsskrifter, gamle bøger og dokumenter for at finde de tidligste beretninger om de folk der byggede diger, inddæmmede store områder og ændrede kortet over Odense Fjord. I dag har vi et helt andet forhold til værdien af natur og betaler store summer for at ændre natur til nutidige behov og ønsker.</text:p>
          </table:table-cell>
          <table:table-cell table:number-columns-repeated="1013"/>
        </table:table-row>
        <table:table-row table:style-name="ro2">
          <table:table-cell office:value-type="string">
            <text:p>1629473431-935</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nsk Editionshistorie, bd. 1-4</text:p>
            <text:p><text:s text:c="26"/>Medlemspris: 1.500,00 kr.</text:p>
            <text:p><text:s text:c="26"/>Pris: 1.875,00 kr.</text:p>
            <text:p><text:s text:c="12"/></text:p>
            <text:p><text:s text:c="14"/></text:p>
            <text:p><text:s text:c="16"/>Info</text:p>
          </table:table-cell>
          <table:table-cell office:value-type="string">
            <text:p>https://www.skalk.dk/webshoppen/produkter/imports/9788763546843-dansk-editionshistorie-bd-1-4/</text:p>
          </table:table-cell>
          <table:table-cell/>
          <table:table-cell office:value-type="string">
            <text:p>Dansk Editionshistorie, bd. 1-4</text:p>
          </table:table-cell>
          <table:table-cell office:value-type="string">
            <text:p>Medlemspris: 1.500,00 kr.</text:p>
          </table:table-cell>
          <table:table-cell office:value-type="string">
            <text:p>Pris: 1.875,00 kr.</text:p>
          </table:table-cell>
          <table:table-cell office:value-type="string">
            <text:p>Dernæst beskrives i tre specialstudier udgivelsen af henholdsvis folkeviser, salmer og historiske kilder.</text:p>
          </table:table-cell>
          <table:table-cell table:number-columns-repeated="1013"/>
        </table:table-row>
        <table:table-row table:style-name="ro2">
          <table:table-cell office:value-type="string">
            <text:p>1629472167-394</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table:number-columns-repeated="2"/>
          <table:table-cell office:value-type="string">
            <text:p>/Media/DownloadetImages/9788771847444.jpg?width=280&amp;heightratio=1&amp;mode=boxpad</text:p>
          </table:table-cell>
          <table:table-cell table:number-columns-repeated="1017"/>
        </table:table-row>
        <table:table-row table:style-name="ro2">
          <table:table-cell office:value-type="string">
            <text:p>1629473422-896</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ANSK KOLONI I INDIELAND</text:p>
            <text:p><text:s text:c="26"/>Medlemspris: 315,00 kr.</text:p>
            <text:p><text:s text:c="26"/>Pris: 349,00 kr.</text:p>
            <text:p><text:s text:c="12"/></text:p>
            <text:p><text:s text:c="14"/></text:p>
            <text:p><text:s text:c="16"/>Info</text:p>
          </table:table-cell>
          <table:table-cell office:value-type="string">
            <text:p>https://www.skalk.dk/webshoppen/produkter/imports/9788799508679-dansk-koloni-i-indieland/</text:p>
          </table:table-cell>
          <table:table-cell/>
          <table:table-cell office:value-type="string">
            <text:p>DANSK KOLONI I INDIELAND</text:p>
          </table:table-cell>
          <table:table-cell office:value-type="string">
            <text:p>Medlemspris: 315,00 kr.</text:p>
          </table:table-cell>
          <table:table-cell office:value-type="string">
            <text:p>Pris: 349,00 kr.</text:p>
          </table:table-cell>
          <table:table-cell office:value-type="string">
            <text:p>Kongen sendte samtidig den erfarne kaptajn, Jens Munk, nordpå for at finde Nordvestpassagen. Det har Thorkil Hansen skrevet om. Den rejse endte i en katastrofe.</text:p>
          </table:table-cell>
          <table:table-cell table:number-columns-repeated="1013"/>
        </table:table-row>
        <table:table-row table:style-name="ro2">
          <table:table-cell office:value-type="string">
            <text:p>1629473431-930</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nsk Editionshistorie, bd. 1-4</text:p>
            <text:p><text:s text:c="26"/>Medlemspris: 1.500,00 kr.</text:p>
            <text:p><text:s text:c="26"/>Pris: 1.875,00 kr.</text:p>
            <text:p><text:s text:c="12"/></text:p>
            <text:p><text:s text:c="14"/></text:p>
            <text:p><text:s text:c="16"/>Info</text:p>
          </table:table-cell>
          <table:table-cell office:value-type="string">
            <text:p>https://www.skalk.dk/webshoppen/produkter/imports/9788763546843-dansk-editionshistorie-bd-1-4/</text:p>
          </table:table-cell>
          <table:table-cell/>
          <table:table-cell office:value-type="string">
            <text:p>Dansk Editionshistorie, bd. 1-4</text:p>
          </table:table-cell>
          <table:table-cell office:value-type="string">
            <text:p>Medlemspris: 1.500,00 kr.</text:p>
          </table:table-cell>
          <table:table-cell office:value-type="string">
            <text:p>Pris: 1.875,00 kr.</text:p>
          </table:table-cell>
          <table:table-cell office:value-type="string">
            <text:p>Bind 1 undersøger udgivelsen af græsk og latinsk litteratur fra bogtrykkerkunstens indførelse i Danmark til den yngste udgave af Saxo Grammaticus’ Gesta Danorum fra 2015. Efter et metodisk indledningskapitel beskrives de forskellige århundreders vigtigste udgavetyper.</text:p>
          </table:table-cell>
          <table:table-cell table:number-columns-repeated="1013"/>
        </table:table-row>
        <table:table-row table:style-name="ro2">
          <table:table-cell office:value-type="string">
            <text:p>1629473116-780</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table:number-columns-repeated="2"/>
          <table:table-cell office:value-type="string">
            <text:p>/Media/DownloadetImages/9788740666175.jpg?width=280&amp;heightratio=1&amp;mode=boxpad</text:p>
          </table:table-cell>
          <table:table-cell table:number-columns-repeated="1017"/>
        </table:table-row>
        <table:table-row table:style-name="ro2">
          <table:table-cell office:value-type="string">
            <text:p>1629472482-516</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Kongens klæder 2</text:p>
            <text:p><text:s text:c="26"/>Medlemspris: 538,20 kr.</text:p>
            <text:p><text:s text:c="26"/>Pris: 598,00 kr.</text:p>
            <text:p><text:s text:c="12"/></text:p>
            <text:p><text:s text:c="14"/></text:p>
            <text:p><text:s text:c="16"/>Info</text:p>
          </table:table-cell>
          <table:table-cell office:value-type="string">
            <text:p>https://www.skalk.dk/webshoppen/produkter/imports/9788740833386-kongens-klaeder-2/</text:p>
          </table:table-cell>
          <table:table-cell/>
          <table:table-cell office:value-type="string">
            <text:p>Kongens klæder 2</text:p>
          </table:table-cell>
          <table:table-cell office:value-type="string">
            <text:p>Medlemspris: 538,20 kr.</text:p>
          </table:table-cell>
          <table:table-cell office:value-type="string">
            <text:p>Pris: 598,00 kr.</text:p>
          </table:table-cell>
          <table:table-cell office:value-type="string">
            <text:p>Hærens uniformspragt blev genoprettet efter Englandskrigene, og i et samfund med en høj grad af militarisering fyldte uniformerne gadebilledet. Overalt så man de røde kjoler og hærens særprægede hovedbeklædninger. Med Treårskrigens udbrud indførtes den toradede mørkeblå våbenfrakke, som med mindre ændringer var dominerende resten af perioden. Men det betød ikke, at udviklingen gik i stå. Tværtimod indførtes et væld af andre interessante uniforms- og udrustningsgenstande.</text:p>
          </table:table-cell>
          <table:table-cell table:number-columns-repeated="1013"/>
        </table:table-row>
        <table:table-row table:style-name="ro2">
          <table:table-cell office:value-type="string">
            <text:p>1629473149-794</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Engle dør aldrig - Hells Angels i Danmark 1957-1997</text:p>
            <text:p><text:s text:c="26"/>Medlemspris: 255,00 kr.</text:p>
            <text:p><text:s text:c="26"/>Pris: 300,00 kr.</text:p>
            <text:p><text:s text:c="12"/></text:p>
            <text:p><text:s text:c="14"/></text:p>
            <text:p><text:s text:c="16"/>Info</text:p>
          </table:table-cell>
          <table:table-cell office:value-type="string">
            <text:p>https://www.skalk.dk/webshoppen/produkter/imports/9788740055009-engle-doer-aldrig-hells-angels-i-danmark-1957-1997/</text:p>
          </table:table-cell>
          <table:table-cell/>
          <table:table-cell office:value-type="string">
            <text:p>Engle dør aldrig - Hells Angels i Danmark 1957-1997</text:p>
          </table:table-cell>
          <table:table-cell office:value-type="string">
            <text:p>Medlemspris: 255,00 kr.</text:p>
          </table:table-cell>
          <table:table-cell office:value-type="string">
            <text:p>Pris: 300,00 kr.</text:p>
          </table:table-cell>
          <table:table-cell office:value-type="string">
            <text:p>For første gang får vi her den samlede historie om verdens mest kendte rockerklub, der gennem fire årtier har domineret rockermiljøet herhjemme. Et unikt indblik i en lukket underverden, hvor samfundets love ikke gælder.</text:p>
            <text:p/>
            <text:p>Rygmærket med det bevingede kranie er for de indviede synonymt med frihed, broderskab og motorcykler. For de fleste andre med narko, vold, død og ødelæggelse. Hells Angels er verdens mest kendte rockerklub. Stiftet i Californien af hjemvendte piloter efter Anden Verdenskrig, mytologiseret i bøger og film, stemplet som kriminel organisation i adskillige lande og etableret i Danmark ved indgangen til 1981.</text:p>
            <text:p/>
            <text:p>Engle dør aldrig – En fortælling om Hells Angels i Danmark er en dokumentarisk historie i to bind. Gennem adgang til politiets materiale og statens arkiver samt artikler, film, bøger, øjenvidner, journalister, fotografer, efterforskere og rockere tages læserne med ind i en lukket verden, hvor samfundets love ikke gælder, og hvor medlemmerne er villige til at sidde årtier bag tremmer eller betale med livet for at bære det berygtede rygmærke.</text:p>
            <text:p/>
            <text:p>Dette første bind dækker perioden 1957-1997 og fortæller historien om de første danske læderjakker, tidlige rockerklubber som Filthy Few, Nomads MC og Galloping Goose samt stiftelsen af Unionen og optagelsen i Hells Angels. Bogen skildrer udviklingen af rockermiljøet herhjemme og myndighedernes indsatser mod en kriminel underverden, der tog til i styrke og blodighed op gennem 1980’erne med Hells Angels krig mod Bullshit og i 1990’erne med Store Nordiske Rockerkrig mod Bandidos.</text:p>
            <text:p/>
            <text:p>Med nedslag i konkrete begivenheder og blodige opgør portrætteres markante figurer fra Hells Angels som ’Jønke’, ’Blondie’, ’Zulu’, ’Mike’, ’Ost’ og ’Ludvig’, og politiets mangeårige efterforskning rulles op. Bogen er rigt illustreret, blandt andet med ikke tidligere offentliggjorte fotos.</text:p>
          </table:table-cell>
          <table:table-cell table:number-columns-repeated="1013"/>
        </table:table-row>
        <table:table-row table:style-name="ro2">
          <table:table-cell office:value-type="string">
            <text:p>1629472990-733</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Germania</text:p>
            <text:p><text:s text:c="26"/>Medlemspris: 124,00 kr.</text:p>
            <text:p><text:s text:c="26"/>Pris: 152,00 kr.</text:p>
            <text:p><text:s text:c="12"/></text:p>
            <text:p><text:s text:c="14"/></text:p>
            <text:p><text:s text:c="16"/>Info</text:p>
          </table:table-cell>
          <table:table-cell office:value-type="string">
            <text:p>https://www.skalk.dk/webshoppen/produkter/imports/9788789531519-germania/</text:p>
          </table:table-cell>
          <table:table-cell/>
          <table:table-cell office:value-type="string">
            <text:p>Germania</text:p>
          </table:table-cell>
          <table:table-cell office:value-type="string">
            <text:p>Medlemspris: 124,00 kr.</text:p>
          </table:table-cell>
          <table:table-cell office:value-type="string">
            <text:p>Pris: 152,00 kr.</text:p>
          </table:table-cell>
          <table:table-cell table:number-columns-repeated="1014"/>
        </table:table-row>
        <table:table-row table:style-name="ro2">
          <table:table-cell office:value-type="string">
            <text:p>1629472326-462</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table:number-columns-repeated="2"/>
          <table:table-cell office:value-type="string">
            <text:p>/Media/DownloadetImages/9788763546386.jpg?width=280&amp;heightratio=1&amp;mode=boxpad</text:p>
          </table:table-cell>
          <table:table-cell table:number-columns-repeated="1017"/>
        </table:table-row>
        <table:table-row table:style-name="ro2">
          <table:table-cell office:value-type="string">
            <text:p>1629472863-688</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Holmens Kirke</text:p>
            <text:p><text:s text:c="26"/>Medlemspris: 255,00 kr.</text:p>
            <text:p><text:s text:c="26"/>Pris: 299,95 kr.</text:p>
            <text:p><text:s text:c="12"/></text:p>
            <text:p><text:s text:c="14"/></text:p>
            <text:p><text:s text:c="16"/>Info</text:p>
          </table:table-cell>
          <table:table-cell office:value-type="string">
            <text:p>https://www.skalk.dk/webshoppen/produkter/imports/9788712057444-holmens-kirke/</text:p>
          </table:table-cell>
          <table:table-cell/>
          <table:table-cell office:value-type="string">
            <text:p>Holmens Kirke</text:p>
          </table:table-cell>
          <table:table-cell office:value-type="string">
            <text:p>Medlemspris: 255,00 kr.</text:p>
          </table:table-cell>
          <table:table-cell office:value-type="string">
            <text:p>Pris: 299,95 kr.</text:p>
          </table:table-cell>
          <table:table-cell table:number-columns-repeated="1014"/>
        </table:table-row>
        <table:table-row table:style-name="ro2">
          <table:table-cell office:value-type="string">
            <text:p>1629472970-730</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Grever, baroner og husmænd</text:p>
            <text:p><text:s text:c="26"/>Medlemspris: 360,00 kr.</text:p>
            <text:p><text:s text:c="26"/>Pris: 399,95 kr.</text:p>
            <text:p><text:s text:c="12"/></text:p>
            <text:p><text:s text:c="14"/></text:p>
            <text:p><text:s text:c="16"/>Info</text:p>
          </table:table-cell>
          <table:table-cell office:value-type="string">
            <text:p>https://www.skalk.dk/webshoppen/produkter/imports/9788702159578-grever-baroner-og-husmaend/</text:p>
          </table:table-cell>
          <table:table-cell/>
          <table:table-cell office:value-type="string">
            <text:p>Grever, baroner og husmænd</text:p>
          </table:table-cell>
          <table:table-cell office:value-type="string">
            <text:p>Medlemspris: 360,00 kr.</text:p>
          </table:table-cell>
          <table:table-cell office:value-type="string">
            <text:p>Pris: 399,95 kr.</text:p>
          </table:table-cell>
          <table:table-cell table:number-columns-repeated="1014"/>
        </table:table-row>
        <table:table-row table:style-name="ro2">
          <table:table-cell office:value-type="string">
            <text:p>1629472870-689</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Hitlers død</text:p>
            <text:p><text:s text:c="26"/>Medlemspris: 240,00 kr.</text:p>
            <text:p><text:s text:c="26"/>Pris: 299,95 kr.</text:p>
            <text:p><text:s text:c="12"/></text:p>
            <text:p><text:s text:c="14"/></text:p>
            <text:p><text:s text:c="16"/>Info</text:p>
          </table:table-cell>
          <table:table-cell office:value-type="string">
            <text:p>https://www.skalk.dk/webshoppen/produkter/imports/9788740657555-hitlers-doed/</text:p>
          </table:table-cell>
          <table:table-cell/>
          <table:table-cell office:value-type="string">
            <text:p>Hitlers død</text:p>
          </table:table-cell>
          <table:table-cell office:value-type="string">
            <text:p>Medlemspris: 240,00 kr.</text:p>
          </table:table-cell>
          <table:table-cell office:value-type="string">
            <text:p>Pris: 299,95 kr.</text:p>
          </table:table-cell>
          <table:table-cell office:value-type="string">
            <text:p>Skød Hitler sig selv i Führerbunkeren, eller havde han held med at smutte forbi den sovjetiske hær og flygte til Sydamerika? Utallige dokumentarer, avisartikler og hjemmesider skrevet og lavet af konspirationsteoretikere har ledt til den konstant rullende debat om Hitlers sidste dage. Historikere har aldrig kunne give et helt klart modsvar til disse – før nu.</text:p>
          </table:table-cell>
          <table:table-cell table:number-columns-repeated="1013"/>
        </table:table-row>
        <table:table-row table:style-name="ro2">
          <table:table-cell office:value-type="string">
            <text:p>1629471709-218</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Ubådskrig i Kattegat</text:p>
            <text:p><text:s text:c="26"/>Medlemspris: 223,75 kr.</text:p>
            <text:p><text:s text:c="26"/>Pris: 279,95 kr.</text:p>
            <text:p><text:s text:c="12"/></text:p>
            <text:p><text:s text:c="14"/></text:p>
            <text:p><text:s text:c="16"/>Info</text:p>
          </table:table-cell>
          <table:table-cell office:value-type="string">
            <text:p>https://www.skalk.dk/webshoppen/produkter/imports/9788740662030-ubaadskrig-i-kattegat/</text:p>
          </table:table-cell>
          <table:table-cell/>
          <table:table-cell office:value-type="string">
            <text:p>Ubådskrig i Kattegat</text:p>
          </table:table-cell>
          <table:table-cell office:value-type="string">
            <text:p>Medlemspris: 223,75 kr.</text:p>
          </table:table-cell>
          <table:table-cell office:value-type="string">
            <text:p>Pris: 279,95 kr.</text:p>
          </table:table-cell>
          <table:table-cell office:value-type="string">
            <text:p>Bogen beskriver et stykke dramatisk krigshistorie, som udspillede sig i danske farvande for 80 år siden – i maj 1940.</text:p>
          </table:table-cell>
          <table:table-cell table:number-columns-repeated="1013"/>
        </table:table-row>
        <table:table-row table:style-name="ro2">
          <table:table-cell office:value-type="string">
            <text:p>1629472193-422</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Ole Basse</text:p>
            <text:p><text:s text:c="26"/>Medlemspris: 212,50 kr.</text:p>
            <text:p><text:s text:c="26"/>Pris: 249,95 kr.</text:p>
            <text:p><text:s text:c="12"/></text:p>
            <text:p><text:s text:c="14"/></text:p>
            <text:p><text:s text:c="16"/>Info</text:p>
          </table:table-cell>
          <table:table-cell office:value-type="string">
            <text:p>https://www.skalk.dk/webshoppen/produkter/imports/9788799881611-ole-basse/</text:p>
          </table:table-cell>
          <table:table-cell/>
          <table:table-cell office:value-type="string">
            <text:p>Ole Basse</text:p>
          </table:table-cell>
          <table:table-cell office:value-type="string">
            <text:p>Medlemspris: 212,50 kr.</text:p>
          </table:table-cell>
          <table:table-cell office:value-type="string">
            <text:p>Pris: 249,95 kr.</text:p>
          </table:table-cell>
          <table:table-cell office:value-type="string">
            <text:p>Da fiskerne i 1960'erne bliver presset af mindre fiskekvoter sejler Ole Basse i spidsen for at afprøve laksefiskeriet ud for Norges og Grønlands kyster. Fordrevet af politiske beslutninger vælger han, at satse på rejefiskeri ud for Vest- og Østgrønland, Svalbard og Canada og trawlere bliver større og større. Pionerånden sender også Ole til Sydatlanten, men da et udviklingsprojekt i Indonesien slår fejl, går Ole Basse Mortensen overraskende konkurs. Men han starter blot forfra igen. </text:p>
            <text:p/>
            <text:p>Ole Basse Mortensen var en ukuelig fisker, som kæmpede for sit erhvervs overlevelse. Han åbnede handelsforbindelsen til det lukkede Sovjet, han holdt møder med både fiskeri- og statsministre og han stod på talerstolen på Christiansborgs Slotsplads og talte om lige ret til havet. Sømilegrænser, kvoter og EF formede fremtiden for fiskerne, men Ole Basse holdt fast i sit motto:</text:p>
          </table:table-cell>
          <table:table-cell table:number-columns-repeated="1013"/>
        </table:table-row>
        <table:table-row table:style-name="ro2">
          <table:table-cell office:value-type="string">
            <text:p>1629472484-528</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table:number-columns-repeated="2"/>
          <table:table-cell office:value-type="string">
            <text:p>/Media/DownloadetImages/9788740650754.jpg?width=280&amp;heightratio=1&amp;mode=boxpad</text:p>
          </table:table-cell>
          <table:table-cell table:number-columns-repeated="1017"/>
        </table:table-row>
        <table:table-row table:style-name="ro2">
          <table:table-cell office:value-type="string">
            <text:p>1629471901-286</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undets røde nelliker</text:p>
            <text:p><text:s text:c="26"/>Medlemspris: 279,96 kr.</text:p>
            <text:p><text:s text:c="26"/>Pris: 349,95 kr.</text:p>
            <text:p><text:s text:c="12"/></text:p>
            <text:p><text:s text:c="14"/></text:p>
            <text:p><text:s text:c="16"/>Info</text:p>
          </table:table-cell>
          <table:table-cell office:value-type="string">
            <text:p>https://www.skalk.dk/webshoppen/produkter/imports/9788740669145-sundets-roede-nelliker/</text:p>
          </table:table-cell>
          <table:table-cell/>
          <table:table-cell office:value-type="string">
            <text:p>Sundets røde nelliker</text:p>
          </table:table-cell>
          <table:table-cell office:value-type="string">
            <text:p>Medlemspris: 279,96 kr.</text:p>
          </table:table-cell>
          <table:table-cell office:value-type="string">
            <text:p>Pris: 349,95 kr.</text:p>
          </table:table-cell>
          <table:table-cell office:value-type="string">
            <text:p>I efteråret 1943 havde Danmark været besat af Tyskland i tre og et halvt år, men det var først på det tidspunkt, nazisterne indledte deportationen af de danske jøder og tog fuld kontrol over den danske ordensmagt. Den trussel, som så længe havde ruget over befolkningen, kom nu endelig for dagens lys.</text:p>
          </table:table-cell>
          <table:table-cell table:number-columns-repeated="1013"/>
        </table:table-row>
        <table:table-row table:style-name="ro2">
          <table:table-cell office:value-type="string">
            <text:p>1629472390-492</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Livet på Hirsholm i 1697</text:p>
            <text:p><text:s text:c="26"/>Medlemspris: 109,44 kr.</text:p>
            <text:p><text:s text:c="26"/>Pris: 129,00 kr.</text:p>
            <text:p><text:s text:c="12"/></text:p>
            <text:p><text:s text:c="14"/></text:p>
            <text:p><text:s text:c="16"/>Info</text:p>
          </table:table-cell>
          <table:table-cell office:value-type="string">
            <text:p>https://www.skalk.dk/webshoppen/produkter/imports/9788793755123-livet-paa-hirsholm-i-1697/</text:p>
          </table:table-cell>
          <table:table-cell/>
          <table:table-cell office:value-type="string">
            <text:p>Livet på Hirsholm i 1697</text:p>
          </table:table-cell>
          <table:table-cell office:value-type="string">
            <text:p>Medlemspris: 109,44 kr.</text:p>
          </table:table-cell>
          <table:table-cell office:value-type="string">
            <text:p>Pris: 129,00 kr.</text:p>
          </table:table-cell>
          <table:table-cell table:number-columns-repeated="1014"/>
        </table:table-row>
        <table:table-row table:style-name="ro2">
          <table:table-cell office:value-type="string">
            <text:p>1629473168-797</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En europæisk Danmarkshistorie</text:p>
            <text:p><text:s text:c="26"/>Medlemspris: 340,00 kr.</text:p>
            <text:p><text:s text:c="26"/>Pris: 399,95 kr.</text:p>
            <text:p><text:s text:c="12"/></text:p>
            <text:p><text:s text:c="14"/></text:p>
            <text:p><text:s text:c="16"/>Info</text:p>
          </table:table-cell>
          <table:table-cell office:value-type="string">
            <text:p>https://www.skalk.dk/webshoppen/produkter/imports/9788702048810-en-europaeisk-danmarkshistorie/</text:p>
          </table:table-cell>
          <table:table-cell/>
          <table:table-cell office:value-type="string">
            <text:p>En europæisk Danmarkshistorie</text:p>
          </table:table-cell>
          <table:table-cell office:value-type="string">
            <text:p>Medlemspris: 340,00 kr.</text:p>
          </table:table-cell>
          <table:table-cell office:value-type="string">
            <text:p>Pris: 399,95 kr.</text:p>
          </table:table-cell>
          <table:table-cell office:value-type="string">
            <text:p>En europæisk Danmarkshistorie er danmarkshistorien fortalt med Europa som med- og modspiller. I bogen drejer historiker Lars Hovbakke Sørensen blikket væk fra det danske riges snævre grænser og viser i stedet, hvordan en række europæiske begivenheder har haft afgørende betydning for udviklingen i Danmark helt tilbage fra oldtiden og frem til i dag. Resultatet er en utraditionel, anderledes vinklet tour de force gennem vort lands historie, der med sit europæiske perspektiv rykker ved mange af vores gængse forestillinger.</text:p>
          </table:table-cell>
          <table:table-cell table:number-columns-repeated="1013"/>
        </table:table-row>
        <table:table-row table:style-name="ro2">
          <table:table-cell office:value-type="string">
            <text:p>1629471599-167</text:p>
          </table:table-cell>
          <table:table-cell office:value-type="string">
            <text:p>https://www.skalk.dk/webshoppen/?categories=18858&amp;sort=alphabetical</text:p>
          </table:table-cell>
          <table:table-cell table:number-columns-repeated="2"/>
          <table:table-cell office:value-type="string">
            <text:p>Anne Franks Dagbog</text:p>
            <text:p><text:s text:c="26"/>Medlemspris: 240,00 kr.</text:p>
            <text:p><text:s text:c="26"/>Pris: 299,95 kr.</text:p>
            <text:p><text:s text:c="12"/></text:p>
            <text:p><text:s text:c="14"/></text:p>
            <text:p><text:s text:c="16"/>Info</text:p>
          </table:table-cell>
          <table:table-cell office:value-type="string">
            <text:p>https://www.skalk.dk/webshoppen/produkter/imports/9788711984819-anne-franks-dagbog/</text:p>
          </table:table-cell>
          <table:table-cell/>
          <table:table-cell office:value-type="string">
            <text:p>Anne Franks Dagbog</text:p>
          </table:table-cell>
          <table:table-cell office:value-type="string">
            <text:p>Medlemspris: 240,00 kr.</text:p>
          </table:table-cell>
          <table:table-cell office:value-type="string">
            <text:p>Pris: 299,95 kr.</text:p>
          </table:table-cell>
          <table:table-cell office:value-type="string">
            <text:p>Bogen er et af de vigtigste vidnesbyrd om udslettelsen af Europas jøder under Anden Verdenskrig. Den skildrer et liv på flugt, et liv under jorden. Alligevel opfatter Anne ikke sig selv som et offer, men fremtræder som en livlig, klarsynet og selvstændig ung pige med sine problemer, længsler, drømme og håb - hvilket bare gør hendes vidnesbyrd endnu stærkere. Kun Annes far overlevede krigen, og han udgav i 1947 første gang datterens dagbog, der siden er udkommet i utallige udgaver og på alverdens sprog.</text:p>
          </table:table-cell>
          <table:table-cell table:number-columns-repeated="1013"/>
        </table:table-row>
        <table:table-row table:style-name="ro2">
          <table:table-cell office:value-type="string">
            <text:p>1629473536-961</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Christoffer Columbus</text:p>
            <text:p><text:s text:c="26"/>Medlemspris: 255,00 kr.</text:p>
            <text:p><text:s text:c="26"/>Pris: 299,95 kr.</text:p>
            <text:p><text:s text:c="12"/></text:p>
            <text:p><text:s text:c="14"/></text:p>
            <text:p><text:s text:c="16"/>Info</text:p>
          </table:table-cell>
          <table:table-cell office:value-type="string">
            <text:p>https://www.skalk.dk/webshoppen/produkter/imports/9788702290639-christoffer-columbus/</text:p>
          </table:table-cell>
          <table:table-cell/>
          <table:table-cell office:value-type="string">
            <text:p>Christoffer Columbus</text:p>
          </table:table-cell>
          <table:table-cell office:value-type="string">
            <text:p>Medlemspris: 255,00 kr.</text:p>
          </table:table-cell>
          <table:table-cell office:value-type="string">
            <text:p>Pris: 299,95 kr.</text:p>
          </table:table-cell>
          <table:table-cell table:number-columns-repeated="1014"/>
        </table:table-row>
        <table:table-row table:style-name="ro2">
          <table:table-cell office:value-type="string">
            <text:p>1629472167-392</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table:number-columns-repeated="2"/>
          <table:table-cell office:value-type="string">
            <text:p>/Media/DownloadetImages/9788789531526.jpg?width=280&amp;heightratio=1&amp;mode=boxpad</text:p>
          </table:table-cell>
          <table:table-cell table:number-columns-repeated="1017"/>
        </table:table-row>
        <table:table-row table:style-name="ro2">
          <table:table-cell office:value-type="string">
            <text:p>1629472326-459</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table:number-columns-repeated="2"/>
          <table:table-cell office:value-type="string">
            <text:p>/Media/DownloadetImages/9788791011016.jpg?width=280&amp;heightratio=1&amp;mode=boxpad</text:p>
          </table:table-cell>
          <table:table-cell table:number-columns-repeated="1017"/>
        </table:table-row>
        <table:table-row table:style-name="ro2">
          <table:table-cell office:value-type="string">
            <text:p>1629473438-941</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nmarks Titanic</text:p>
            <text:p><text:s text:c="26"/>Medlemspris: 255,00 kr.</text:p>
            <text:p><text:s text:c="26"/>Pris: 299,95 kr.</text:p>
            <text:p><text:s text:c="12"/></text:p>
            <text:p><text:s text:c="14"/></text:p>
            <text:p><text:s text:c="16"/>Info</text:p>
          </table:table-cell>
          <table:table-cell office:value-type="string">
            <text:p>https://www.skalk.dk/webshoppen/produkter/imports/9788711699089-danmarks-titanic/</text:p>
          </table:table-cell>
          <table:table-cell/>
          <table:table-cell office:value-type="string">
            <text:p>Danmarks Titanic</text:p>
          </table:table-cell>
          <table:table-cell office:value-type="string">
            <text:p>Medlemspris: 255,00 kr.</text:p>
          </table:table-cell>
          <table:table-cell office:value-type="string">
            <text:p>Pris: 299,95 kr.</text:p>
          </table:table-cell>
          <table:table-cell office:value-type="string">
            <text:p>Søren Flott (f. 1977) er journalist. han har tidligereskrevet bøgerne " Sønderjylland besat", " Jutlandia", "Danskeren der ville dræbe Hitler" og " De danske tigre".</text:p>
          </table:table-cell>
          <table:table-cell table:number-columns-repeated="1013"/>
        </table:table-row>
        <table:table-row table:style-name="ro2">
          <table:table-cell office:value-type="string">
            <text:p>1629473003-736</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Genforeningens arkitekt - H.P Hanssen 1914-1936</text:p>
            <text:p><text:s text:c="26"/>Medlemspris: 222,50 kr.</text:p>
            <text:p><text:s text:c="26"/>Pris: 248,00 kr.</text:p>
            <text:p><text:s text:c="12"/></text:p>
            <text:p><text:s text:c="14"/></text:p>
            <text:p><text:s text:c="16"/>Info</text:p>
          </table:table-cell>
          <table:table-cell office:value-type="string">
            <text:p>https://www.skalk.dk/webshoppen/produkter/imports/9788774061397-genforeningens-arkitekt-hp-hanssen-1914-1936/</text:p>
          </table:table-cell>
          <table:table-cell/>
          <table:table-cell office:value-type="string">
            <text:p>Genforeningens arkitekt - H.P Hanssen 1914-1936</text:p>
          </table:table-cell>
          <table:table-cell office:value-type="string">
            <text:p>Medlemspris: 222,50 kr.</text:p>
          </table:table-cell>
          <table:table-cell office:value-type="string">
            <text:p>Pris: 248,00 kr.</text:p>
          </table:table-cell>
          <table:table-cell table:number-columns-repeated="1014"/>
        </table:table-row>
        <table:table-row table:style-name="ro2">
          <table:table-cell office:value-type="string">
            <text:p>1629471901-284</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undets røde nelliker</text:p>
            <text:p><text:s text:c="26"/>Medlemspris: 279,96 kr.</text:p>
            <text:p><text:s text:c="26"/>Pris: 349,95 kr.</text:p>
            <text:p><text:s text:c="12"/></text:p>
            <text:p><text:s text:c="14"/></text:p>
            <text:p><text:s text:c="16"/>Info</text:p>
          </table:table-cell>
          <table:table-cell office:value-type="string">
            <text:p>https://www.skalk.dk/webshoppen/produkter/imports/9788740669145-sundets-roede-nelliker/</text:p>
          </table:table-cell>
          <table:table-cell/>
          <table:table-cell office:value-type="string">
            <text:p>Sundets røde nelliker</text:p>
          </table:table-cell>
          <table:table-cell office:value-type="string">
            <text:p>Medlemspris: 279,96 kr.</text:p>
          </table:table-cell>
          <table:table-cell office:value-type="string">
            <text:p>Pris: 349,95 kr.</text:p>
          </table:table-cell>
          <table:table-cell office:value-type="string">
            <text:p>”Vi må redde så mange, vi kan.”</text:p>
          </table:table-cell>
          <table:table-cell table:number-columns-repeated="1013"/>
        </table:table-row>
        <table:table-row table:style-name="ro2">
          <table:table-cell office:value-type="string">
            <text:p>1629472048-351</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Roskildes Guldalder - 1800-tallet</text:p>
            <text:p><text:s text:c="26"/>Medlemspris: 255,00 kr.</text:p>
            <text:p><text:s text:c="26"/>Pris: 299,95 kr.</text:p>
            <text:p><text:s text:c="12"/></text:p>
            <text:p><text:s text:c="14"/></text:p>
            <text:p><text:s text:c="16"/>Info</text:p>
          </table:table-cell>
          <table:table-cell office:value-type="string">
            <text:p>https://www.skalk.dk/webshoppen/produkter/imports/9788799881635-roskildes-guldalder-1800-tallet/</text:p>
          </table:table-cell>
          <table:table-cell/>
          <table:table-cell office:value-type="string">
            <text:p>Roskildes Guldalder - 1800-tallet</text:p>
          </table:table-cell>
          <table:table-cell office:value-type="string">
            <text:p>Medlemspris: 255,00 kr.</text:p>
          </table:table-cell>
          <table:table-cell office:value-type="string">
            <text:p>Pris: 299,95 kr.</text:p>
          </table:table-cell>
          <table:table-cell table:number-columns-repeated="1014"/>
        </table:table-row>
        <table:table-row table:style-name="ro2">
          <table:table-cell office:value-type="string">
            <text:p>1629473116-785</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table:number-columns-repeated="2"/>
          <table:table-cell office:value-type="string">
            <text:p>/Media/DownloadetImages/9788740055009.jpg?width=280&amp;heightratio=1&amp;mode=boxpad</text:p>
          </table:table-cell>
          <table:table-cell table:number-columns-repeated="1017"/>
        </table:table-row>
        <table:table-row table:style-name="ro2">
          <table:table-cell office:value-type="string">
            <text:p>1629472948-703</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Gudenåen</text:p>
            <text:p><text:s text:c="26"/>Medlemspris: 200,00 kr.</text:p>
            <text:p><text:s text:c="26"/>Pris: 249,95 kr.</text:p>
            <text:p><text:s text:c="12"/></text:p>
            <text:p><text:s text:c="14"/></text:p>
            <text:p><text:s text:c="16"/>Info</text:p>
          </table:table-cell>
          <table:table-cell office:value-type="string">
            <text:p>https://www.skalk.dk/webshoppen/produkter/imports/9788740610727-gudenaaen/</text:p>
          </table:table-cell>
          <table:table-cell/>
          <table:table-cell office:value-type="string">
            <text:p>Gudenåen</text:p>
          </table:table-cell>
          <table:table-cell office:value-type="string">
            <text:p>Medlemspris: 200,00 kr.</text:p>
          </table:table-cell>
          <table:table-cell office:value-type="string">
            <text:p>Pris: 249,95 kr.</text:p>
          </table:table-cell>
          <table:table-cell table:number-columns-repeated="1014"/>
        </table:table-row>
        <table:table-row table:style-name="ro2">
          <table:table-cell office:value-type="string">
            <text:p>1629472818-669</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Inddæmningen ved Odense Fjord</text:p>
            <text:p><text:s text:c="26"/>Medlemspris: 180,00 kr.</text:p>
            <text:p><text:s text:c="26"/>Pris: 200,00 kr.</text:p>
            <text:p><text:s text:c="12"/></text:p>
            <text:p><text:s text:c="14"/></text:p>
            <text:p><text:s text:c="16"/>Info</text:p>
          </table:table-cell>
          <table:table-cell office:value-type="string">
            <text:p>https://www.skalk.dk/webshoppen/produkter/imports/9788792625939-inddaemningen-ved-odense-fjord/</text:p>
          </table:table-cell>
          <table:table-cell/>
          <table:table-cell office:value-type="string">
            <text:p>Inddæmningen ved Odense Fjord</text:p>
          </table:table-cell>
          <table:table-cell office:value-type="string">
            <text:p>Medlemspris: 180,00 kr.</text:p>
          </table:table-cell>
          <table:table-cell office:value-type="string">
            <text:p>Pris: 200,00 kr.</text:p>
          </table:table-cell>
          <table:table-cell office:value-type="string">
            <text:p>Hvor Kjeld Hansen dygtigt og professionelt har ført inddæmnings-historien op til et nutidigt perspektiv med særlig vægt på tiden fra landvæsenskommisionen under krigen og frem, har jeg, hvor det har været muligt, ladet inddæmmerne selv fortælle deres historier via det kildemateriale, der findes.</text:p>
          </table:table-cell>
          <table:table-cell table:number-columns-repeated="1013"/>
        </table:table-row>
        <table:table-row table:style-name="ro2">
          <table:table-cell office:value-type="string">
            <text:p>1629473312-859</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en Danske Tehistorie</text:p>
            <text:p><text:s text:c="26"/>Medlemspris: 248,00 kr.</text:p>
            <text:p><text:s text:c="26"/>Pris: 288,00 kr.</text:p>
            <text:p><text:s text:c="12"/></text:p>
            <text:p><text:s text:c="14"/></text:p>
            <text:p><text:s text:c="16"/>Info</text:p>
          </table:table-cell>
          <table:table-cell office:value-type="string">
            <text:p>https://www.skalk.dk/webshoppen/produkter/imports/9788789531472-den-danske-tehistorie/</text:p>
          </table:table-cell>
          <table:table-cell/>
          <table:table-cell office:value-type="string">
            <text:p>Den Danske Tehistorie</text:p>
          </table:table-cell>
          <table:table-cell office:value-type="string">
            <text:p>Medlemspris: 248,00 kr.</text:p>
          </table:table-cell>
          <table:table-cell office:value-type="string">
            <text:p>Pris: 288,00 kr.</text:p>
          </table:table-cell>
          <table:table-cell table:number-columns-repeated="1014"/>
        </table:table-row>
        <table:table-row table:style-name="ro2">
          <table:table-cell office:value-type="string">
            <text:p>1629472802-641</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table:number-columns-repeated="2"/>
          <table:table-cell office:value-type="string">
            <text:p>/Media/DownloadetImages/9788740610727.jpg?width=280&amp;heightratio=1&amp;mode=boxpad</text:p>
          </table:table-cell>
          <table:table-cell table:number-columns-repeated="1017"/>
        </table:table-row>
        <table:table-row table:style-name="ro2">
          <table:table-cell office:value-type="string">
            <text:p>1629471531-148</text:p>
          </table:table-cell>
          <table:table-cell office:value-type="string">
            <text:p>https://www.skalk.dk/webshoppen/?categories=18858&amp;sort=alphabetical</text:p>
          </table:table-cell>
          <table:table-cell table:number-columns-repeated="2"/>
          <table:table-cell office:value-type="string">
            <text:p>Bornholm besat</text:p>
            <text:p><text:s text:c="26"/>Medlemspris: 255,00 kr.</text:p>
            <text:p><text:s text:c="26"/>Pris: 299,95 kr.</text:p>
            <text:p><text:s text:c="12"/></text:p>
            <text:p><text:s text:c="14"/></text:p>
            <text:p><text:s text:c="16"/>Info</text:p>
          </table:table-cell>
          <table:table-cell office:value-type="string">
            <text:p>https://www.skalk.dk/webshoppen/produkter/imports/9788702115598-bornholm-besat/</text:p>
          </table:table-cell>
          <table:table-cell/>
          <table:table-cell office:value-type="string">
            <text:p>Bornholm besat</text:p>
          </table:table-cell>
          <table:table-cell office:value-type="string">
            <text:p>Medlemspris: 255,00 kr.</text:p>
          </table:table-cell>
          <table:table-cell office:value-type="string">
            <text:p>Pris: 299,95 kr.</text:p>
          </table:table-cell>
          <table:table-cell office:value-type="string">
            <text:p>Ved middagstid 7. maj 1945 fløj russiske fly ind over Rønne og Nexø og sønderbombede de to byer. Mange blev dræbt, begge byer blev lagt i ruiner, og mens det øvrige Danmark jublede over befrielsen, gik Den Røde Hær i land og besatte øen. Bornholm skulle først blive rigtigt frit 5. april 1946 - knap et år efter resten af landet. I BORNHOLM BESAT fortæller journalist Jesper Gaarskjær historien om Bornholms besættelse - lige fra tyskerne ankommer til øen, til russerne forlader den. Det er en beretning med masser af drama i form af stikkerlikvideringer, bombeattentater og klipning af feltmadrasser, men det er i lige så høj grad en beretning, der viser, at den russiske besættelse ikke var så uproblematisk, som den sidenhen er blevet fremstillet. Bogen dokumenterer de talrige russiske overgreb på den danske ø, heriblandt overfald, plyndringer, røverier og gruppevoldtægter, og afdækker samtidig det politiske spil bag kulisserne: De danske politikere vidste nemlig besked, men foretog sig intet - af frygt for Stalin. Og på Bornholm følte man sig glemt, svigtet og forladt.</text:p>
          </table:table-cell>
          <table:table-cell table:number-columns-repeated="1013"/>
        </table:table-row>
        <table:table-row table:style-name="ro2">
          <table:table-cell office:value-type="string">
            <text:p>1629473116-789</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table:number-columns-repeated="2"/>
          <table:table-cell office:value-type="string">
            <text:p>/Media/DownloadetImages/9788779341586.jpg?width=280&amp;heightratio=1&amp;mode=boxpad</text:p>
          </table:table-cell>
          <table:table-cell table:number-columns-repeated="1017"/>
        </table:table-row>
        <table:table-row table:style-name="ro2">
          <table:table-cell office:value-type="string">
            <text:p>1629472622-570</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Vasaerne</text:p>
            <text:p><text:s text:c="26"/>Medlemspris: 280,00 kr.</text:p>
            <text:p><text:s text:c="26"/>Pris: 349,95 kr.</text:p>
            <text:p><text:s text:c="12"/></text:p>
            <text:p><text:s text:c="14"/></text:p>
            <text:p><text:s text:c="16"/>Info</text:p>
          </table:table-cell>
          <table:table-cell office:value-type="string">
            <text:p>https://www.skalk.dk/webshoppen/produkter/imports/9788740617825-vasaerne/</text:p>
          </table:table-cell>
          <table:table-cell/>
          <table:table-cell office:value-type="string">
            <text:p>Vasaerne</text:p>
          </table:table-cell>
          <table:table-cell office:value-type="string">
            <text:p>Medlemspris: 280,00 kr.</text:p>
          </table:table-cell>
          <table:table-cell office:value-type="string">
            <text:p>Pris: 349,95 kr.</text:p>
          </table:table-cell>
          <table:table-cell table:number-columns-repeated="1014"/>
        </table:table-row>
        <table:table-row table:style-name="ro2">
          <table:table-cell office:value-type="string">
            <text:p>1629472818-667</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Inddæmningen ved Odense Fjord</text:p>
            <text:p><text:s text:c="26"/>Medlemspris: 180,00 kr.</text:p>
            <text:p><text:s text:c="26"/>Pris: 200,00 kr.</text:p>
            <text:p><text:s text:c="12"/></text:p>
            <text:p><text:s text:c="14"/></text:p>
            <text:p><text:s text:c="16"/>Info</text:p>
          </table:table-cell>
          <table:table-cell office:value-type="string">
            <text:p>https://www.skalk.dk/webshoppen/produkter/imports/9788792625939-inddaemningen-ved-odense-fjord/</text:p>
          </table:table-cell>
          <table:table-cell/>
          <table:table-cell office:value-type="string">
            <text:p>Inddæmningen ved Odense Fjord</text:p>
          </table:table-cell>
          <table:table-cell office:value-type="string">
            <text:p>Medlemspris: 180,00 kr.</text:p>
          </table:table-cell>
          <table:table-cell office:value-type="string">
            <text:p>Pris: 200,00 kr.</text:p>
          </table:table-cell>
          <table:table-cell office:value-type="string">
            <text:p>Turen går hele fjorden rundt med start ved Enebærodde eller Hals Odde som den hed dengang. <text:s/>Og slutter ved Tårup Strand.</text:p>
          </table:table-cell>
          <table:table-cell table:number-columns-repeated="1013"/>
        </table:table-row>
        <table:table-row table:style-name="ro2">
          <table:table-cell office:value-type="string">
            <text:p>1629472310-448</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Mit levned</text:p>
            <text:p><text:s text:c="26"/>Medlemspris: 249,00 kr.</text:p>
            <text:p><text:s text:c="26"/>Pris: 299,00 kr.</text:p>
            <text:p><text:s text:c="12"/></text:p>
            <text:p><text:s text:c="14"/></text:p>
            <text:p><text:s text:c="16"/>Info</text:p>
          </table:table-cell>
          <table:table-cell office:value-type="string">
            <text:p>https://www.skalk.dk/webshoppen/produkter/imports/9788789531526-mit-levned/</text:p>
          </table:table-cell>
          <table:table-cell/>
          <table:table-cell office:value-type="string">
            <text:p>Mit levned</text:p>
          </table:table-cell>
          <table:table-cell office:value-type="string">
            <text:p>Medlemspris: 249,00 kr.</text:p>
          </table:table-cell>
          <table:table-cell office:value-type="string">
            <text:p>Pris: 299,00 kr.</text:p>
          </table:table-cell>
          <table:table-cell table:number-columns-repeated="1014"/>
        </table:table-row>
        <table:table-row table:style-name="ro2">
          <table:table-cell office:value-type="string">
            <text:p>1629473444-944</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nmarks oldtid i landskabet</text:p>
            <text:p><text:s text:c="26"/>Medlemspris: 340,00 kr.</text:p>
            <text:p><text:s text:c="26"/>Pris: 399,95 kr.</text:p>
            <text:p><text:s text:c="12"/></text:p>
            <text:p><text:s text:c="14"/></text:p>
            <text:p><text:s text:c="16"/>Info</text:p>
          </table:table-cell>
          <table:table-cell office:value-type="string">
            <text:p>https://www.skalk.dk/webshoppen/produkter/imports/9788711565216-danmarks-oldtid-i-landskabet/</text:p>
          </table:table-cell>
          <table:table-cell/>
          <table:table-cell office:value-type="string">
            <text:p>Danmarks oldtid i landskabet</text:p>
          </table:table-cell>
          <table:table-cell office:value-type="string">
            <text:p>Medlemspris: 340,00 kr.</text:p>
          </table:table-cell>
          <table:table-cell office:value-type="string">
            <text:p>Pris: 399,95 kr.</text:p>
          </table:table-cell>
          <table:table-cell office:value-type="string">
            <text:p>De 72 fortællinger danner en samlet historie om perioden fra rensdyrjægerne kom til landet lige efter istidens slutning omkring år 11.000 f.v.t. og frem til vikingekongernes statsdannelse omkring år 1000.</text:p>
          </table:table-cell>
          <table:table-cell table:number-columns-repeated="1013"/>
        </table:table-row>
        <table:table-row table:style-name="ro2">
          <table:table-cell office:value-type="string">
            <text:p>1629473425-906</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table:number-columns-repeated="2"/>
          <table:table-cell office:value-type="string">
            <text:p>/Media/DownloadetImages/9788740667042.jpg?width=280&amp;heightratio=1&amp;mode=boxpad</text:p>
          </table:table-cell>
          <table:table-cell table:number-columns-repeated="1017"/>
        </table:table-row>
        <table:table-row table:style-name="ro2">
          <table:table-cell office:value-type="string">
            <text:p>1629471505-131</text:p>
          </table:table-cell>
          <table:table-cell office:value-type="string">
            <text:p>https://www.skalk.dk/webshoppen/?categories=18858&amp;sort=alphabetical</text:p>
          </table:table-cell>
          <table:table-cell table:number-columns-repeated="4"/>
          <table:table-cell office:value-type="string">
            <text:p>/Media/DownloadetImages/9788793423466.jpg?width=280&amp;heightratio=1&amp;mode=boxpad</text:p>
          </table:table-cell>
          <table:table-cell table:number-columns-repeated="1017"/>
        </table:table-row>
        <table:table-row table:style-name="ro2">
          <table:table-cell office:value-type="string">
            <text:p>1629472983-732</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Gotikkens kalkmalerier</text:p>
            <text:p><text:s text:c="26"/>Medlemspris: 297,50 kr.</text:p>
            <text:p><text:s text:c="26"/>Pris: 349,95 kr.</text:p>
            <text:p><text:s text:c="12"/></text:p>
            <text:p><text:s text:c="14"/></text:p>
            <text:p><text:s text:c="16"/>Info</text:p>
          </table:table-cell>
          <table:table-cell office:value-type="string">
            <text:p>https://www.skalk.dk/webshoppen/produkter/imports/9788712058717-gotikkens-kalkmalerier/</text:p>
          </table:table-cell>
          <table:table-cell/>
          <table:table-cell office:value-type="string">
            <text:p>Gotikkens kalkmalerier</text:p>
          </table:table-cell>
          <table:table-cell office:value-type="string">
            <text:p>Medlemspris: 297,50 kr.</text:p>
          </table:table-cell>
          <table:table-cell office:value-type="string">
            <text:p>Pris: 349,95 kr.</text:p>
          </table:table-cell>
          <table:table-cell office:value-type="string">
            <text:p>DE OVERSETE DEKORATIONER. EN BOG OM DE SENE KALKMALERIER I DANMARKS KIRKER.</text:p>
          </table:table-cell>
          <table:table-cell table:number-columns-repeated="1013"/>
        </table:table-row>
        <table:table-row table:style-name="ro2">
          <table:table-cell office:value-type="string">
            <text:p>1629473431-931</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nsk Editionshistorie, bd. 1-4</text:p>
            <text:p><text:s text:c="26"/>Medlemspris: 1.500,00 kr.</text:p>
            <text:p><text:s text:c="26"/>Pris: 1.875,00 kr.</text:p>
            <text:p><text:s text:c="12"/></text:p>
            <text:p><text:s text:c="14"/></text:p>
            <text:p><text:s text:c="16"/>Info</text:p>
          </table:table-cell>
          <table:table-cell office:value-type="string">
            <text:p>https://www.skalk.dk/webshoppen/produkter/imports/9788763546843-dansk-editionshistorie-bd-1-4/</text:p>
          </table:table-cell>
          <table:table-cell/>
          <table:table-cell office:value-type="string">
            <text:p>Dansk Editionshistorie, bd. 1-4</text:p>
          </table:table-cell>
          <table:table-cell office:value-type="string">
            <text:p>Medlemspris: 1.500,00 kr.</text:p>
          </table:table-cell>
          <table:table-cell office:value-type="string">
            <text:p>Pris: 1.875,00 kr.</text:p>
          </table:table-cell>
          <table:table-cell office:value-type="string">
            <text:p>I hele perioden lod danske lærde sig inspirere af de nyeste udviklinger inden for tekstudgivelse i udlandet og formidlede dem videre hjemme. Men de var også selv med til at forme den internationale editionshistorie, mest markant gennem Johan Nicolai Madvigs (1804-1886) og hans efterfølgeres bidrag til udviklingen af tekstkritikken som videnskab og praksis.</text:p>
          </table:table-cell>
          <table:table-cell table:number-columns-repeated="1013"/>
        </table:table-row>
        <table:table-row table:style-name="ro2">
          <table:table-cell office:value-type="string">
            <text:p>1629472767-625</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Jyllandsslaget og Første Verdenskrig i Nordsøen</text:p>
            <text:p><text:s text:c="26"/>Medlemspris: 255,00 kr.</text:p>
            <text:p><text:s text:c="26"/>Pris: 300,00 kr.</text:p>
            <text:p><text:s text:c="12"/></text:p>
            <text:p><text:s text:c="14"/></text:p>
            <text:p><text:s text:c="16"/>Info</text:p>
          </table:table-cell>
          <table:table-cell office:value-type="string">
            <text:p>https://www.skalk.dk/webshoppen/produkter/imports/9788799977949-jyllandsslaget-og-foerste-verdenskrig-i-nordsoeen/</text:p>
          </table:table-cell>
          <table:table-cell/>
          <table:table-cell office:value-type="string">
            <text:p>Jyllandsslaget og Første Verdenskrig i Nordsøen</text:p>
          </table:table-cell>
          <table:table-cell office:value-type="string">
            <text:p>Medlemspris: 255,00 kr.</text:p>
          </table:table-cell>
          <table:table-cell office:value-type="string">
            <text:p>Pris: 300,00 kr.</text:p>
          </table:table-cell>
          <table:table-cell office:value-type="string">
            <text:p>Han har selv har været med til at opbygge det nye museum og har med sin journalistiske baggrund gravet dybt i historien. Bogen beskriver ikke blot det voldsomme og blodige Jyllandsslag, hvor 25 skibe blev sænket, men også en lang række andre begivenheder.</text:p>
          </table:table-cell>
          <table:table-cell table:number-columns-repeated="1013"/>
        </table:table-row>
        <table:table-row table:style-name="ro2">
          <table:table-cell office:value-type="string">
            <text:p>1629473364-869</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e frie bønders land</text:p>
            <text:p><text:s text:c="26"/>Medlemspris: 255,00 kr.</text:p>
            <text:p><text:s text:c="26"/>Pris: 299,95 kr.</text:p>
            <text:p><text:s text:c="12"/></text:p>
            <text:p><text:s text:c="14"/></text:p>
            <text:p><text:s text:c="16"/>Info</text:p>
          </table:table-cell>
          <table:table-cell office:value-type="string">
            <text:p>https://www.skalk.dk/webshoppen/produkter/imports/9788799881628-de-frie-boenders-land/</text:p>
          </table:table-cell>
          <table:table-cell/>
          <table:table-cell office:value-type="string">
            <text:p>De frie bønders land</text:p>
          </table:table-cell>
          <table:table-cell office:value-type="string">
            <text:p>Medlemspris: 255,00 kr.</text:p>
          </table:table-cell>
          <table:table-cell office:value-type="string">
            <text:p>Pris: 299,95 kr.</text:p>
          </table:table-cell>
          <table:table-cell office:value-type="string">
            <text:p>”De frie bønders land” er en spændende og dramatisk beretning om de mennesker, som gennem 1000 år har dyrket den bornholmske jord, og den betydning, som landbruget har haft for øens udvikling gennem tiderne. Det sker gennem syv sagaer fordelt over de sidste 1000 år. De syv sagaer bindes sammen af fakta om de aktuelle historiske tidsperioder. Faktuelle oplysninger om eksempelvis kongerne på daværende tid, landbrugsredskaber, geologi, hekseprocesser eller fortidsminder såsom gravhøje, borge og kirker mv.</text:p>
          </table:table-cell>
          <table:table-cell table:number-columns-repeated="1013"/>
        </table:table-row>
        <table:table-row table:style-name="ro2">
          <table:table-cell office:value-type="string">
            <text:p>1629472484-525</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table:number-columns-repeated="2"/>
          <table:table-cell office:value-type="string">
            <text:p>/Media/DownloadetImages/9788740668018.jpg?width=280&amp;heightratio=1&amp;mode=boxpad</text:p>
          </table:table-cell>
          <table:table-cell table:number-columns-repeated="1017"/>
        </table:table-row>
        <table:table-row table:style-name="ro2">
          <table:table-cell office:value-type="string">
            <text:p>1629473207-810</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Dronning Margrethe</text:p>
            <text:p><text:s text:c="26"/>Medlemspris: 320,00 kr.</text:p>
            <text:p><text:s text:c="26"/>Pris: 399,95 kr.</text:p>
            <text:p><text:s text:c="12"/></text:p>
            <text:p><text:s text:c="14"/></text:p>
            <text:p><text:s text:c="16"/>Info</text:p>
          </table:table-cell>
          <table:table-cell office:value-type="string">
            <text:p>https://www.skalk.dk/webshoppen/produkter/imports/9788711917046-dronning-margrethe/</text:p>
          </table:table-cell>
          <table:table-cell/>
          <table:table-cell office:value-type="string">
            <text:p>Dronning Margrethe</text:p>
          </table:table-cell>
          <table:table-cell office:value-type="string">
            <text:p>Medlemspris: 320,00 kr.</text:p>
          </table:table-cell>
          <table:table-cell office:value-type="string">
            <text:p>Pris: 399,95 kr.</text:p>
          </table:table-cell>
          <table:table-cell office:value-type="string">
            <text:p>Et pragtværk om Danmarks dronning, Margrethe 2. I bogen følger vi Dronningen gennem billeder fra hele hendes liv: Familien og tronen, prins Henrik og kærligheden, børn og børnebørn, arkæologi og kunst, kjoler og andre klæder, de hjemlige slotte og det danske kongerige.</text:p>
          </table:table-cell>
          <table:table-cell table:number-columns-repeated="1013"/>
        </table:table-row>
        <table:table-row table:style-name="ro2">
          <table:table-cell office:value-type="string">
            <text:p>1629473438-937</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nmarks Titanic</text:p>
            <text:p><text:s text:c="26"/>Medlemspris: 255,00 kr.</text:p>
            <text:p><text:s text:c="26"/>Pris: 299,95 kr.</text:p>
            <text:p><text:s text:c="12"/></text:p>
            <text:p><text:s text:c="14"/></text:p>
            <text:p><text:s text:c="16"/>Info</text:p>
          </table:table-cell>
          <table:table-cell office:value-type="string">
            <text:p>https://www.skalk.dk/webshoppen/produkter/imports/9788711699089-danmarks-titanic/</text:p>
          </table:table-cell>
          <table:table-cell/>
          <table:table-cell office:value-type="string">
            <text:p>Danmarks Titanic</text:p>
          </table:table-cell>
          <table:table-cell office:value-type="string">
            <text:p>Medlemspris: 255,00 kr.</text:p>
          </table:table-cell>
          <table:table-cell office:value-type="string">
            <text:p>Pris: 299,95 kr.</text:p>
          </table:table-cell>
          <table:table-cell office:value-type="string">
            <text:p>Den 28. juni 1904 forliste det danske udvandrerskib S/S Norge vest for Skotland med kurs mod New York. 635 danskere, nordmænd og østeuropæere omkom - og kun 160 overlevede den største skibskatastrofe i danmarkshistorien.</text:p>
          </table:table-cell>
          <table:table-cell table:number-columns-repeated="1013"/>
        </table:table-row>
        <table:table-row table:style-name="ro2">
          <table:table-cell office:value-type="string">
            <text:p>1629473280-850</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en yderste grænse</text:p>
            <text:p><text:s text:c="26"/>Medlemspris: 480,00 kr.</text:p>
            <text:p><text:s text:c="26"/>Pris: 599,95 kr.</text:p>
            <text:p><text:s text:c="12"/></text:p>
            <text:p><text:s text:c="14"/></text:p>
            <text:p><text:s text:c="16"/>Info</text:p>
          </table:table-cell>
          <table:table-cell office:value-type="string">
            <text:p>https://www.skalk.dk/webshoppen/produkter/imports/9788711915899-den-yderste-graense/</text:p>
          </table:table-cell>
          <table:table-cell/>
          <table:table-cell office:value-type="string">
            <text:p>Den yderste grænse</text:p>
          </table:table-cell>
          <table:table-cell office:value-type="string">
            <text:p>Medlemspris: 480,00 kr.</text:p>
          </table:table-cell>
          <table:table-cell office:value-type="string">
            <text:p>Pris: 599,95 kr.</text:p>
          </table:table-cell>
          <table:table-cell office:value-type="string">
            <text:p>For første gang kortlægges én af de mest kontroversielle - og i dag mindst kendte - affærer i dansk politik i mellemkrigstiden: Udsendelsen af et privatfinansieret militærkorps til kamp mod bolsjevismen i Sovjet i 1919. Dansk Baltisk Auxiliær Corps bestod af lejesoldater og ideologisk motiverede frivillige, som trodsede den officielle neutralitetspolitik og drog i krig med regeringens hemmelige accept. Kampene var uhørt brutale og for mange af de frivillige blev deltagelsen i de baltiske uafhængighedskrige starten på en ny militant aktivisme efter hjemkomsten. Striden om den yderste grænse kom derfor ikke kun til at påvirke de frivillige, men også det danske samfund i tiden op mod og under Anden Verdenskrig.</text:p>
          </table:table-cell>
          <table:table-cell table:number-columns-repeated="1013"/>
        </table:table-row>
        <table:table-row table:style-name="ro2">
          <table:table-cell office:value-type="string">
            <text:p>1629473062-749</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Franciskanerklosteret i Horsens</text:p>
            <text:p><text:s text:c="26"/>Medlemspris: 168,75 kr.</text:p>
            <text:p><text:s text:c="26"/>Pris: 188,00 kr.</text:p>
            <text:p><text:s text:c="12"/></text:p>
            <text:p><text:s text:c="14"/></text:p>
            <text:p><text:s text:c="16"/>Info</text:p>
          </table:table-cell>
          <table:table-cell office:value-type="string">
            <text:p>https://www.skalk.dk/webshoppen/produkter/imports/9788793423015-franciskanerklosteret-i-horsens/</text:p>
          </table:table-cell>
          <table:table-cell/>
          <table:table-cell office:value-type="string">
            <text:p>Franciskanerklosteret i Horsens</text:p>
          </table:table-cell>
          <table:table-cell office:value-type="string">
            <text:p>Medlemspris: 168,75 kr.</text:p>
          </table:table-cell>
          <table:table-cell office:value-type="string">
            <text:p>Pris: 188,00 kr.</text:p>
          </table:table-cell>
          <table:table-cell office:value-type="string">
            <text:p>Franciskanerklostret i Horsens blev ophævet i 1532. Klosterbygningerne forsvandt i løbet af 1500-tallet, mens kirken blev taget i brug som sognekirke.</text:p>
          </table:table-cell>
          <table:table-cell table:number-columns-repeated="1013"/>
        </table:table-row>
        <table:table-row table:style-name="ro2">
          <table:table-cell office:value-type="string">
            <text:p>1629473116-772</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table:number-columns-repeated="2"/>
          <table:table-cell office:value-type="string">
            <text:p>/Media/DownloadetImages/9788702281644.jpg?width=280&amp;heightratio=1&amp;mode=boxpad</text:p>
          </table:table-cell>
          <table:table-cell table:number-columns-repeated="1017"/>
        </table:table-row>
        <table:table-row table:style-name="ro2">
          <table:table-cell office:value-type="string">
            <text:p>1629473403-885</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anske Kongegrave I-III</text:p>
            <text:p><text:s text:c="26"/>Medlemspris: 920,00 kr.</text:p>
            <text:p><text:s text:c="26"/>Pris: 1.150,00 kr.</text:p>
            <text:p><text:s text:c="12"/></text:p>
            <text:p><text:s text:c="14"/></text:p>
            <text:p><text:s text:c="16"/>Info</text:p>
          </table:table-cell>
          <table:table-cell office:value-type="string">
            <text:p>https://www.skalk.dk/webshoppen/produkter/imports/9788763507813-danske-kongegrave-i-iii/</text:p>
          </table:table-cell>
          <table:table-cell/>
          <table:table-cell office:value-type="string">
            <text:p>Danske Kongegrave I-III</text:p>
          </table:table-cell>
          <table:table-cell office:value-type="string">
            <text:p>Medlemspris: 920,00 kr.</text:p>
          </table:table-cell>
          <table:table-cell office:value-type="string">
            <text:p>Pris: 1.150,00 kr.</text:p>
          </table:table-cell>
          <table:table-cell office:value-type="string">
            <text:p>En stor mængde danske kongegrave er bevaret, og der findes et særdeles righoldigt kildemateriale til mange af dem. Kongegrave er ikke kun kongernes grave, men skal forstås som kongelige grave og dækker således også de danske dronningegrave. I Doberan i Nordtyskland finder man Margrete Sambirias enestående gravfigur, og den regerende dronning Margrete 1.s gravmæle i Roskilde Domkirke hører til blandt de mest bemærkelsesværdige kongelige gravmæler i Danmark. I Celle i Nordtyskland ligger den unge, forviste dronning Caroline Mathilde i den kurfyrstelige krypt i S. Marienkirche, en grav, der blev genstand for danskeres valfart i sympati for den eksilerede dronning.</text:p>
          </table:table-cell>
          <table:table-cell table:number-columns-repeated="1013"/>
        </table:table-row>
        <table:table-row table:style-name="ro2">
          <table:table-cell office:value-type="string">
            <text:p>1629473425-921</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table:number-columns-repeated="2"/>
          <table:table-cell office:value-type="string">
            <text:p>/Media/DownloadetImages/9788778879301.jpg?width=280&amp;heightratio=1&amp;mode=boxpad</text:p>
          </table:table-cell>
          <table:table-cell table:number-columns-repeated="1017"/>
        </table:table-row>
        <table:table-row table:style-name="ro2">
          <table:table-cell office:value-type="string">
            <text:p>1629472009-331</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table:number-columns-repeated="2"/>
          <table:table-cell office:value-type="string">
            <text:p>/Media/DownloadetImages/9788711983492.jpg?width=280&amp;heightratio=1&amp;mode=boxpad</text:p>
          </table:table-cell>
          <table:table-cell table:number-columns-repeated="1017"/>
        </table:table-row>
        <table:table-row table:style-name="ro2">
          <table:table-cell office:value-type="string">
            <text:p>1629472167-406</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table:number-columns-repeated="2"/>
          <table:table-cell office:value-type="string">
            <text:p>/Media/DownloadetImages/9788793890077.jpg?width=280&amp;heightratio=1&amp;mode=boxpad</text:p>
          </table:table-cell>
          <table:table-cell table:number-columns-repeated="1017"/>
        </table:table-row>
        <table:table-row table:style-name="ro2">
          <table:table-cell office:value-type="string">
            <text:p>1629471693-192</text:p>
          </table:table-cell>
          <table:table-cell office:value-type="string">
            <text:p>https://www.skalk.dk/webshoppen/?categories=18858&amp;sort=alphabetical</text:p>
          </table:table-cell>
          <table:table-cell office:value-type="string">
            <text:p>»</text:p>
          </table:table-cell>
          <table:table-cell office:value-type="string">
            <text:p>https://www.skalk.dk/webshoppen/?page=14&amp;categories=18858&amp;sort=alphabetical</text:p>
          </table:table-cell>
          <table:table-cell office:value-type="string">
            <text:p>Øl i oldtiden</text:p>
            <text:p><text:s text:c="26"/>Medlemspris: 178,00 kr.</text:p>
            <text:p><text:s text:c="26"/>Pris: 230,00 kr.</text:p>
            <text:p><text:s text:c="12"/></text:p>
            <text:p><text:s text:c="14"/></text:p>
            <text:p><text:s text:c="16"/>Info</text:p>
          </table:table-cell>
          <table:table-cell office:value-type="string">
            <text:p>https://www.skalk.dk/webshoppen/produkter/imports/9788789531397-%C3%B8l-i-oldtiden/</text:p>
          </table:table-cell>
          <table:table-cell/>
          <table:table-cell office:value-type="string">
            <text:p>Øl i oldtiden</text:p>
          </table:table-cell>
          <table:table-cell office:value-type="string">
            <text:p>Medlemspris: 178,00 kr.</text:p>
          </table:table-cell>
          <table:table-cell office:value-type="string">
            <text:p>Pris: 230,00 kr.</text:p>
          </table:table-cell>
          <table:table-cell table:number-columns-repeated="1014"/>
        </table:table-row>
        <table:table-row table:style-name="ro2">
          <table:table-cell office:value-type="string">
            <text:p>1629472802-654</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table:number-columns-repeated="2"/>
          <table:table-cell office:value-type="string">
            <text:p>/Media/DownloadetImages/9788712057444.jpg?width=280&amp;heightratio=1&amp;mode=boxpad</text:p>
          </table:table-cell>
          <table:table-cell table:number-columns-repeated="1017"/>
        </table:table-row>
        <table:table-row table:style-name="ro2">
          <table:table-cell office:value-type="string">
            <text:p>1629472957-708</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table:number-columns-repeated="2"/>
          <table:table-cell office:value-type="string">
            <text:p>/Media/DownloadetImages/9788711543535.jpg?width=280&amp;heightratio=1&amp;mode=boxpad</text:p>
          </table:table-cell>
          <table:table-cell table:number-columns-repeated="1017"/>
        </table:table-row>
        <table:table-row table:style-name="ro2">
          <table:table-cell office:value-type="string">
            <text:p>1629471806-238</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Thor-kult i vikingetiden</text:p>
            <text:p><text:s text:c="26"/>Medlemspris: 198,00 kr.</text:p>
            <text:p><text:s text:c="26"/>Pris: 248,00 kr.</text:p>
            <text:p><text:s text:c="12"/></text:p>
            <text:p><text:s text:c="14"/></text:p>
            <text:p><text:s text:c="16"/>Info</text:p>
          </table:table-cell>
          <table:table-cell office:value-type="string">
            <text:p>https://www.skalk.dk/webshoppen/produkter/imports/9788763540735-thor-kult-i-vikingetiden/</text:p>
          </table:table-cell>
          <table:table-cell/>
          <table:table-cell office:value-type="string">
            <text:p>Thor-kult i vikingetiden</text:p>
          </table:table-cell>
          <table:table-cell office:value-type="string">
            <text:p>Medlemspris: 198,00 kr.</text:p>
          </table:table-cell>
          <table:table-cell office:value-type="string">
            <text:p>Pris: 248,00 kr.</text:p>
          </table:table-cell>
          <table:table-cell office:value-type="string">
            <text:p>Lasse Sonne klarlægger de regionale forskelle i dyrkelsen af Thor og påviser, at entydige vidnesbyrd for dyrkelsen af Thor i Norden ikke foreligger før 900-tallet. På trods af den sene datering kan Thor-dyrkelsen imidlertid ikke sættes i relation til en reaktion imod den missionerende Kristendom. Det er et væsentligt resultat i monografien, at identifikationen af de arkæologiske miniaturehamre med Thors hammer, Mjølner, ikke længere kan opretholdes.</text:p>
          </table:table-cell>
          <table:table-cell table:number-columns-repeated="1013"/>
        </table:table-row>
        <table:table-row table:style-name="ro2">
          <table:table-cell office:value-type="string">
            <text:p>1629473267-846</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table:number-columns-repeated="2"/>
          <table:table-cell office:value-type="string">
            <text:p>/Media/DownloadetImages/9788711333617.jpg?width=280&amp;heightratio=1&amp;mode=boxpad</text:p>
          </table:table-cell>
          <table:table-cell table:number-columns-repeated="1017"/>
        </table:table-row>
        <table:table-row table:style-name="ro2">
          <table:table-cell office:value-type="string">
            <text:p>1629473431-926</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nsk Editionshistorie, bd. 1-4</text:p>
            <text:p><text:s text:c="26"/>Medlemspris: 1.500,00 kr.</text:p>
            <text:p><text:s text:c="26"/>Pris: 1.875,00 kr.</text:p>
            <text:p><text:s text:c="12"/></text:p>
            <text:p><text:s text:c="14"/></text:p>
            <text:p><text:s text:c="16"/>Info</text:p>
          </table:table-cell>
          <table:table-cell office:value-type="string">
            <text:p>https://www.skalk.dk/webshoppen/produkter/imports/9788763546843-dansk-editionshistorie-bd-1-4/</text:p>
          </table:table-cell>
          <table:table-cell/>
          <table:table-cell office:value-type="string">
            <text:p>Dansk Editionshistorie, bd. 1-4</text:p>
          </table:table-cell>
          <table:table-cell office:value-type="string">
            <text:p>Medlemspris: 1.500,00 kr.</text:p>
          </table:table-cell>
          <table:table-cell office:value-type="string">
            <text:p>Pris: 1.875,00 kr.</text:p>
          </table:table-cell>
          <table:table-cell office:value-type="string">
            <text:p>Værket har tre tyngdepunkter:</text:p>
          </table:table-cell>
          <table:table-cell table:number-columns-repeated="1013"/>
        </table:table-row>
        <table:table-row table:style-name="ro2">
          <table:table-cell office:value-type="string">
            <text:p>1629473094-757</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Forladt</text:p>
            <text:p><text:s text:c="26"/>Medlemspris: 240,00 kr.</text:p>
            <text:p><text:s text:c="26"/>Pris: 299,95 kr.</text:p>
            <text:p><text:s text:c="12"/></text:p>
            <text:p><text:s text:c="14"/></text:p>
            <text:p><text:s text:c="16"/>Info</text:p>
          </table:table-cell>
          <table:table-cell office:value-type="string">
            <text:p>https://www.skalk.dk/webshoppen/produkter/imports/9788711543535-forladt/</text:p>
          </table:table-cell>
          <table:table-cell/>
          <table:table-cell office:value-type="string">
            <text:p>Forladt</text:p>
          </table:table-cell>
          <table:table-cell office:value-type="string">
            <text:p>Medlemspris: 240,00 kr.</text:p>
          </table:table-cell>
          <table:table-cell office:value-type="string">
            <text:p>Pris: 299,95 kr.</text:p>
          </table:table-cell>
          <table:table-cell office:value-type="string">
            <text:p>Der findes mere end 300 ubeboede øer i Danmark, altså øer uden helårsbeboelse. På de fleste af øerne har der aldrig boet en sjæl, men tallet gemmer også på de øer, der engang har dannet ramme om små isolerede samfund og skæbner. I denne bog kommer du med på en opdagelsesrejse til 20 udvalgte danske øer, som engang har været beboede, men nu er forladte. Nogle af øerne har fået nye liv, fx som små ferieperler og isolerede naturreservater, mens andre ligger øde hen, forladte for altid. Via nedslagspunkter i både fortid og nutid bringer Christina Vorre dig tæt på de skæbner og hændelser, der har været med til at forme øernes historie - også lang tidefter de er blevet forladte.</text:p>
          </table:table-cell>
          <table:table-cell table:number-columns-repeated="1013"/>
        </table:table-row>
        <table:table-row table:style-name="ro2">
          <table:table-cell office:value-type="string">
            <text:p>1629472326-456</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table:number-columns-repeated="2"/>
          <table:table-cell office:value-type="string">
            <text:p>/Media/DownloadetImages/9788771701739.jpg?width=280&amp;heightratio=1&amp;mode=boxpad</text:p>
          </table:table-cell>
          <table:table-cell table:number-columns-repeated="1017"/>
        </table:table-row>
        <table:table-row table:style-name="ro2">
          <table:table-cell office:value-type="string">
            <text:p>1629472929-700</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Havets herskere</text:p>
            <text:p><text:s text:c="26"/>Medlemspris: 240,00 kr.</text:p>
            <text:p><text:s text:c="26"/>Pris: 299,95 kr.</text:p>
            <text:p><text:s text:c="12"/></text:p>
            <text:p><text:s text:c="14"/></text:p>
            <text:p><text:s text:c="16"/>Info</text:p>
          </table:table-cell>
          <table:table-cell office:value-type="string">
            <text:p>https://www.skalk.dk/webshoppen/produkter/imports/9788740658538-havets-herskere/</text:p>
          </table:table-cell>
          <table:table-cell/>
          <table:table-cell office:value-type="string">
            <text:p>Havets herskere</text:p>
          </table:table-cell>
          <table:table-cell office:value-type="string">
            <text:p>Medlemspris: 240,00 kr.</text:p>
          </table:table-cell>
          <table:table-cell office:value-type="string">
            <text:p>Pris: 299,95 kr.</text:p>
          </table:table-cell>
          <table:table-cell office:value-type="string">
            <text:p>Vikingerne – vi danskere bliver aldrig færdige med at tale om dem, se skuespil, film og tv-programmer om dem og ikke mindst læse i massevis af bøger om dem.</text:p>
            <text:p>Vores stolte forfædre, som underlagde sig vores naboer, plyndrede, myrdede, opdagede Amerika og Grønland og havde store horn på deres hjelme og spiste rød fluesvamp ... Eller hvordan var det nu lige, det var med det?</text:p>
            <text:p>I den voldsomt populære norske forfatter Kim Hjardars fjerde historiske bog om vikingerne får vi hele historien om dem i et smukt illustreret format.</text:p>
            <text:p>Bogen er Kim Hjardars fjerde bog om vikinger på Turbine og efterfølger dermed titlerne Vikinger i krig, Vikingernes liv og færden og Vikinger – kort fortalt.</text:p>
          </table:table-cell>
          <table:table-cell table:number-columns-repeated="1013"/>
        </table:table-row>
        <table:table-row table:style-name="ro2">
          <table:table-cell office:value-type="string">
            <text:p>1629471895-282</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vend, Bjørn og Pie</text:p>
            <text:p><text:s text:c="26"/>Medlemspris: 199,96 kr.</text:p>
            <text:p><text:s text:c="26"/>Pris: 249,95 kr.</text:p>
            <text:p><text:s text:c="12"/></text:p>
            <text:p><text:s text:c="14"/></text:p>
            <text:p><text:s text:c="16"/>Info</text:p>
          </table:table-cell>
          <table:table-cell office:value-type="string">
            <text:p>https://www.skalk.dk/webshoppen/produkter/imports/9788740673494-svend-bjoern-og-pie/</text:p>
          </table:table-cell>
          <table:table-cell/>
          <table:table-cell office:value-type="string">
            <text:p>Svend, Bjørn og Pie</text:p>
          </table:table-cell>
          <table:table-cell office:value-type="string">
            <text:p>Medlemspris: 199,96 kr.</text:p>
          </table:table-cell>
          <table:table-cell office:value-type="string">
            <text:p>Pris: 249,95 kr.</text:p>
          </table:table-cell>
          <table:table-cell office:value-type="string">
            <text:p>Svend, Bjørn og Pie – tre søskende i modstandskampen er vigtig for alle med interesse for besættelsestiden, om nødvendigheden af at engagere sig, også selvom det indebærer den største risiko. Bogen indeholder en række personlige breve og et interview med Pies datter Lise.</text:p>
          </table:table-cell>
          <table:table-cell table:number-columns-repeated="1013"/>
        </table:table-row>
        <table:table-row table:style-name="ro2">
          <table:table-cell office:value-type="string">
            <text:p>1629472125-381</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Poq den første grønlænder i Danmark som kom hjem</text:p>
            <text:p><text:s text:c="26"/>Medlemspris: 268,88 kr.</text:p>
            <text:p><text:s text:c="26"/>Pris: 299,00 kr.</text:p>
            <text:p><text:s text:c="12"/></text:p>
            <text:p><text:s text:c="14"/></text:p>
            <text:p><text:s text:c="16"/>Info</text:p>
          </table:table-cell>
          <table:table-cell office:value-type="string">
            <text:p>https://www.skalk.dk/webshoppen/produkter/imports/9788793464407-poq-den-foerste-groenlaender-i-danmark-som-kom-hjem/</text:p>
          </table:table-cell>
          <table:table-cell/>
          <table:table-cell office:value-type="string">
            <text:p>Poq den første grønlænder i Danmark som kom hjem</text:p>
          </table:table-cell>
          <table:table-cell office:value-type="string">
            <text:p>Medlemspris: 268,88 kr.</text:p>
          </table:table-cell>
          <table:table-cell office:value-type="string">
            <text:p>Pris: 299,00 kr.</text:p>
          </table:table-cell>
          <table:table-cell office:value-type="string">
            <text:p>BØDLENS LILLE HELVEDE – Mestermanden i Helsingør</text:p>
          </table:table-cell>
          <table:table-cell table:number-columns-repeated="1013"/>
        </table:table-row>
        <table:table-row table:style-name="ro2">
          <table:table-cell office:value-type="string">
            <text:p>1629472802-644</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table:number-columns-repeated="2"/>
          <table:table-cell office:value-type="string">
            <text:p>/Media/DownloadetImages/9788740658538.jpg?width=280&amp;heightratio=1&amp;mode=boxpad</text:p>
          </table:table-cell>
          <table:table-cell table:number-columns-repeated="1017"/>
        </table:table-row>
        <table:table-row table:style-name="ro2">
          <table:table-cell office:value-type="string">
            <text:p>1629472523-546</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Vor Frue Kloster</text:p>
            <text:p><text:s text:c="26"/>Medlemspris: 127,50 kr.</text:p>
            <text:p><text:s text:c="26"/>Pris: 150,00 kr.</text:p>
            <text:p><text:s text:c="12"/></text:p>
            <text:p><text:s text:c="14"/></text:p>
            <text:p><text:s text:c="16"/>Info</text:p>
          </table:table-cell>
          <table:table-cell office:value-type="string">
            <text:p>https://www.skalk.dk/webshoppen/produkter/imports/9788799933631-vor-frue-kloster/</text:p>
          </table:table-cell>
          <table:table-cell/>
          <table:table-cell office:value-type="string">
            <text:p>Vor Frue Kloster</text:p>
          </table:table-cell>
          <table:table-cell office:value-type="string">
            <text:p>Medlemspris: 127,50 kr.</text:p>
          </table:table-cell>
          <table:table-cell office:value-type="string">
            <text:p>Pris: 150,00 kr.</text:p>
          </table:table-cell>
          <table:table-cell table:number-columns-repeated="1014"/>
        </table:table-row>
        <table:table-row table:style-name="ro2">
          <table:table-cell office:value-type="string">
            <text:p>1629473464-947</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nmark som søfartsnation</text:p>
            <text:p><text:s text:c="26"/>Medlemspris: 297,50 kr.</text:p>
            <text:p><text:s text:c="26"/>Pris: 349,95 kr.</text:p>
            <text:p><text:s text:c="12"/></text:p>
            <text:p><text:s text:c="14"/></text:p>
            <text:p><text:s text:c="16"/>Info</text:p>
          </table:table-cell>
          <table:table-cell office:value-type="string">
            <text:p>https://www.skalk.dk/webshoppen/produkter/imports/9788712060628-danmark-som-soefartsnation/</text:p>
          </table:table-cell>
          <table:table-cell/>
          <table:table-cell office:value-type="string">
            <text:p>Danmark som søfartsnation</text:p>
          </table:table-cell>
          <table:table-cell office:value-type="string">
            <text:p>Medlemspris: 297,50 kr.</text:p>
          </table:table-cell>
          <table:table-cell office:value-type="string">
            <text:p>Pris: 349,95 kr.</text:p>
          </table:table-cell>
          <table:table-cell office:value-type="string">
            <text:p>Siden slutningen af 1700-tallet har en særlig fortælling om Danmark som søfartsnation taget form. Denne bog skildrer det kulturelle og identitetsmæssige aftryk, som søfartsfortællingen har sat i dansk kultur, kunst og selvforståelse.</text:p>
          </table:table-cell>
          <table:table-cell table:number-columns-repeated="1013"/>
        </table:table-row>
        <table:table-row table:style-name="ro2">
          <table:table-cell office:value-type="string">
            <text:p>1629472896-694</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Hieratic Texts from Tebtunis</text:p>
            <text:p><text:s text:c="26"/>Medlemspris: 317,50 kr.</text:p>
            <text:p><text:s text:c="26"/>Pris: 398,00 kr.</text:p>
            <text:p><text:s text:c="12"/></text:p>
            <text:p><text:s text:c="14"/></text:p>
            <text:p><text:s text:c="16"/>Info</text:p>
          </table:table-cell>
          <table:table-cell office:value-type="string">
            <text:p>https://www.skalk.dk/webshoppen/produkter/imports/9788763546768-hieratic-texts-from-tebtunis/</text:p>
          </table:table-cell>
          <table:table-cell/>
          <table:table-cell office:value-type="string">
            <text:p>Hieratic Texts from Tebtunis</text:p>
          </table:table-cell>
          <table:table-cell office:value-type="string">
            <text:p>Medlemspris: 317,50 kr.</text:p>
          </table:table-cell>
          <table:table-cell office:value-type="string">
            <text:p>Pris: 398,00 kr.</text:p>
          </table:table-cell>
          <table:table-cell office:value-type="string">
            <text:p>Denne bog indeholder et udvalg af hieratiske tekster fra oldtidsbyen Tebtunis – hymner og litanier, beskyttelsesritualer, en mytologisk narrativ, videnskabelige skrifter og dokumentariske tekster – samt et overblik over illustrerede papyri.</text:p>
          </table:table-cell>
          <table:table-cell table:number-columns-repeated="1013"/>
        </table:table-row>
        <table:table-row table:style-name="ro2">
          <table:table-cell office:value-type="string">
            <text:p>1629473267-844</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table:number-columns-repeated="2"/>
          <table:table-cell office:value-type="string">
            <text:p>/Media/DownloadetImages/9788702220353.jpg?width=280&amp;heightratio=1&amp;mode=boxpad</text:p>
          </table:table-cell>
          <table:table-cell table:number-columns-repeated="1017"/>
        </table:table-row>
        <table:table-row table:style-name="ro2">
          <table:table-cell office:value-type="string">
            <text:p>1629472957-721</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table:number-columns-repeated="2"/>
          <table:table-cell office:value-type="string">
            <text:p>/Media/DownloadetImages/9788711906682.jpg?width=280&amp;heightratio=1&amp;mode=boxpad</text:p>
          </table:table-cell>
          <table:table-cell table:number-columns-repeated="1017"/>
        </table:table-row>
        <table:table-row table:style-name="ro2">
          <table:table-cell office:value-type="string">
            <text:p>1629472326-451</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table:number-columns-repeated="2"/>
          <table:table-cell office:value-type="string">
            <text:p>/Media/DownloadetImages/9788740833386.jpg?width=280&amp;heightratio=1&amp;mode=boxpad</text:p>
          </table:table-cell>
          <table:table-cell table:number-columns-repeated="1017"/>
        </table:table-row>
        <table:table-row table:style-name="ro2">
          <table:table-cell office:value-type="string">
            <text:p>1629472767-623</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Jyllandsslaget og Første Verdenskrig i Nordsøen</text:p>
            <text:p><text:s text:c="26"/>Medlemspris: 255,00 kr.</text:p>
            <text:p><text:s text:c="26"/>Pris: 300,00 kr.</text:p>
            <text:p><text:s text:c="12"/></text:p>
            <text:p><text:s text:c="14"/></text:p>
            <text:p><text:s text:c="16"/>Info</text:p>
          </table:table-cell>
          <table:table-cell office:value-type="string">
            <text:p>https://www.skalk.dk/webshoppen/produkter/imports/9788799977949-jyllandsslaget-og-foerste-verdenskrig-i-nordsoeen/</text:p>
          </table:table-cell>
          <table:table-cell/>
          <table:table-cell office:value-type="string">
            <text:p>Jyllandsslaget og Første Verdenskrig i Nordsøen</text:p>
          </table:table-cell>
          <table:table-cell office:value-type="string">
            <text:p>Medlemspris: 255,00 kr.</text:p>
          </table:table-cell>
          <table:table-cell office:value-type="string">
            <text:p>Pris: 300,00 kr.</text:p>
          </table:table-cell>
          <table:table-cell office:value-type="string">
            <text:p>Nordsøen havde afgørende betydning for Første Verdenskrig. I 1916 blev verdenshistoriens største søslag udkæmpet i farvandet ud for den jyske vestkyst, og her gennemførte de allierede den blokade, som til sidst tvang det tyske kejserrige i knæ.</text:p>
          </table:table-cell>
          <table:table-cell table:number-columns-repeated="1013"/>
        </table:table-row>
        <table:table-row table:style-name="ro2">
          <table:table-cell office:value-type="string">
            <text:p>1629473081-755</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Fotografer i Hillerød 1840 - 1920</text:p>
            <text:p><text:s text:c="26"/>Medlemspris: 212,50 kr.</text:p>
            <text:p><text:s text:c="26"/>Pris: 250,00 kr.</text:p>
            <text:p><text:s text:c="12"/></text:p>
            <text:p><text:s text:c="14"/></text:p>
            <text:p><text:s text:c="16"/>Info</text:p>
          </table:table-cell>
          <table:table-cell office:value-type="string">
            <text:p>https://www.skalk.dk/webshoppen/produkter/imports/9788793220249-fotografer-i-hilleroed-1840-1920/</text:p>
          </table:table-cell>
          <table:table-cell/>
          <table:table-cell office:value-type="string">
            <text:p>Fotografer i Hillerød 1840 - 1920</text:p>
          </table:table-cell>
          <table:table-cell office:value-type="string">
            <text:p>Medlemspris: 212,50 kr.</text:p>
          </table:table-cell>
          <table:table-cell office:value-type="string">
            <text:p>Pris: 250,00 kr.</text:p>
          </table:table-cell>
          <table:table-cell table:number-columns-repeated="1014"/>
        </table:table-row>
        <table:table-row table:style-name="ro2">
          <table:table-cell office:value-type="string">
            <text:p>1629473581-968</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Bræt og brik</text:p>
            <text:p><text:s text:c="26"/>Medlemspris: 102,00 kr.</text:p>
            <text:p><text:s text:c="26"/>Pris: 128,00 kr.</text:p>
            <text:p><text:s text:c="12"/></text:p>
            <text:p><text:s text:c="14"/></text:p>
            <text:p><text:s text:c="16"/>Info</text:p>
          </table:table-cell>
          <table:table-cell office:value-type="string">
            <text:p>https://www.skalk.dk/webshoppen/produkter/imports/9788789531045-braet-og-brik/</text:p>
          </table:table-cell>
          <table:table-cell/>
          <table:table-cell office:value-type="string">
            <text:p>Bræt og brik</text:p>
          </table:table-cell>
          <table:table-cell office:value-type="string">
            <text:p>Medlemspris: 102,00 kr.</text:p>
          </table:table-cell>
          <table:table-cell office:value-type="string">
            <text:p>Pris: 128,00 kr.</text:p>
          </table:table-cell>
          <table:table-cell table:number-columns-repeated="1014"/>
        </table:table-row>
        <table:table-row table:style-name="ro2">
          <table:table-cell office:value-type="string">
            <text:p>1629473396-878</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anske Middelalderborge</text:p>
            <text:p><text:s text:c="26"/>Medlemspris: 340,00 kr.</text:p>
            <text:p><text:s text:c="26"/>Pris: 399,95 kr.</text:p>
            <text:p><text:s text:c="12"/></text:p>
            <text:p><text:s text:c="14"/></text:p>
            <text:p><text:s text:c="16"/>Info</text:p>
          </table:table-cell>
          <table:table-cell office:value-type="string">
            <text:p>https://www.skalk.dk/webshoppen/produkter/imports/9788779344150-danske-middelalderborge/</text:p>
          </table:table-cell>
          <table:table-cell/>
          <table:table-cell office:value-type="string">
            <text:p>Danske Middelalderborge</text:p>
          </table:table-cell>
          <table:table-cell office:value-type="string">
            <text:p>Medlemspris: 340,00 kr.</text:p>
          </table:table-cell>
          <table:table-cell office:value-type="string">
            <text:p>Pris: 399,95 kr.</text:p>
          </table:table-cell>
          <table:table-cell office:value-type="string">
            <text:p>De var rammen om kongers og stormænds hverdag, fra dem blev riget regeret og administreret, og fra dem blev freden sikret i landet. Borgene var også store gårde og langt op i tiden i vid udstrækning selvforsynende med mange af dagligdagens fornødenheder.</text:p>
          </table:table-cell>
          <table:table-cell table:number-columns-repeated="1013"/>
        </table:table-row>
        <table:table-row table:style-name="ro2">
          <table:table-cell office:value-type="string">
            <text:p>1629472484-517</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table:number-columns-repeated="2"/>
          <table:table-cell office:value-type="string">
            <text:p>/Media/DownloadetImages/9788763863018.jpg?width=280&amp;heightratio=1&amp;mode=boxpad</text:p>
          </table:table-cell>
          <table:table-cell table:number-columns-repeated="1017"/>
        </table:table-row>
        <table:table-row table:style-name="ro2">
          <table:table-cell office:value-type="string">
            <text:p>1629472644-586</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table:number-columns-repeated="2"/>
          <table:table-cell office:value-type="string">
            <text:p>/Media/DownloadetImages/9788779342590.jpg?width=280&amp;heightratio=1&amp;mode=boxpad</text:p>
          </table:table-cell>
          <table:table-cell table:number-columns-repeated="1017"/>
        </table:table-row>
        <table:table-row table:style-name="ro2">
          <table:table-cell office:value-type="string">
            <text:p>1629472430-501</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Københavns Bombardement 1807</text:p>
            <text:p><text:s text:c="26"/>Medlemspris: 133,75 kr.</text:p>
            <text:p><text:s text:c="26"/>Pris: 149,00 kr.</text:p>
            <text:p><text:s text:c="12"/></text:p>
            <text:p><text:s text:c="14"/></text:p>
            <text:p><text:s text:c="16"/>Info</text:p>
          </table:table-cell>
          <table:table-cell office:value-type="string">
            <text:p>https://www.skalk.dk/webshoppen/produkter/imports/9788791011016-koebenhavns-bombardement-1807/</text:p>
          </table:table-cell>
          <table:table-cell/>
          <table:table-cell office:value-type="string">
            <text:p>Københavns Bombardement 1807</text:p>
          </table:table-cell>
          <table:table-cell office:value-type="string">
            <text:p>Medlemspris: 133,75 kr.</text:p>
          </table:table-cell>
          <table:table-cell office:value-type="string">
            <text:p>Pris: 149,00 kr.</text:p>
          </table:table-cell>
          <table:table-cell table:number-columns-repeated="1014"/>
        </table:table-row>
        <table:table-row table:style-name="ro2">
          <table:table-cell office:value-type="string">
            <text:p>1629472193-421</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Ole Basse</text:p>
            <text:p><text:s text:c="26"/>Medlemspris: 212,50 kr.</text:p>
            <text:p><text:s text:c="26"/>Pris: 249,95 kr.</text:p>
            <text:p><text:s text:c="12"/></text:p>
            <text:p><text:s text:c="14"/></text:p>
            <text:p><text:s text:c="16"/>Info</text:p>
          </table:table-cell>
          <table:table-cell office:value-type="string">
            <text:p>https://www.skalk.dk/webshoppen/produkter/imports/9788799881611-ole-basse/</text:p>
          </table:table-cell>
          <table:table-cell/>
          <table:table-cell office:value-type="string">
            <text:p>Ole Basse</text:p>
          </table:table-cell>
          <table:table-cell office:value-type="string">
            <text:p>Medlemspris: 212,50 kr.</text:p>
          </table:table-cell>
          <table:table-cell office:value-type="string">
            <text:p>Pris: 249,95 kr.</text:p>
          </table:table-cell>
          <table:table-cell office:value-type="string">
            <text:p>Fiskeskipper Ole Basse Mortensen var en pioner inden for bornholmsk og dansk fiskeri.</text:p>
          </table:table-cell>
          <table:table-cell table:number-columns-repeated="1013"/>
        </table:table-row>
        <table:table-row table:style-name="ro2">
          <table:table-cell office:value-type="string">
            <text:p>1629472245-435</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Nordbomønstre</text:p>
            <text:p><text:s text:c="26"/>Medlemspris: 210,00 kr.</text:p>
            <text:p><text:s text:c="26"/>Pris: 248,00 kr.</text:p>
            <text:p><text:s text:c="12"/></text:p>
            <text:p><text:s text:c="14"/></text:p>
            <text:p><text:s text:c="16"/>Info</text:p>
          </table:table-cell>
          <table:table-cell office:value-type="string">
            <text:p>https://www.skalk.dk/webshoppen/produkter/imports/9788779342972-nordbomoenstre/</text:p>
          </table:table-cell>
          <table:table-cell/>
          <table:table-cell office:value-type="string">
            <text:p>Nordbomønstre</text:p>
          </table:table-cell>
          <table:table-cell office:value-type="string">
            <text:p>Medlemspris: 210,00 kr.</text:p>
          </table:table-cell>
          <table:table-cell office:value-type="string">
            <text:p>Pris: 248,00 kr.</text:p>
          </table:table-cell>
          <table:table-cell office:value-type="string">
            <text:p>Bogen kommer også i en engelsk udgave.</text:p>
          </table:table-cell>
          <table:table-cell table:number-columns-repeated="1013"/>
        </table:table-row>
        <table:table-row table:style-name="ro2">
          <table:table-cell office:value-type="string">
            <text:p>1629471927-300</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t. Thomas-mysteriet</text:p>
            <text:p><text:s text:c="26"/>Medlemspris: 127,50 kr.</text:p>
            <text:p><text:s text:c="26"/>Pris: 149,00 kr.</text:p>
            <text:p><text:s text:c="12"/></text:p>
            <text:p><text:s text:c="14"/></text:p>
            <text:p><text:s text:c="16"/>Info</text:p>
          </table:table-cell>
          <table:table-cell office:value-type="string">
            <text:p>https://www.skalk.dk/webshoppen/produkter/imports/9788799730025-st-thomas-mysteriet/</text:p>
          </table:table-cell>
          <table:table-cell/>
          <table:table-cell office:value-type="string">
            <text:p>St. Thomas-mysteriet</text:p>
          </table:table-cell>
          <table:table-cell office:value-type="string">
            <text:p>Medlemspris: 127,50 kr.</text:p>
          </table:table-cell>
          <table:table-cell office:value-type="string">
            <text:p>Pris: 149,00 kr.</text:p>
          </table:table-cell>
          <table:table-cell office:value-type="string">
            <text:p>2017 er året, hvor vi fejrer 100-året for Danmarks salg af De Vestindiske Øer. Medierne har primært haft fokus på det danske slaveregime, på kendte danskeres liv og på øernes klima og skønhed. Men hvordan levede de danskere, der tog til øerne i håb om at skabe sig et godt liv? Det kan St. Thomas-mysteriet fortælle noget om.</text:p>
          </table:table-cell>
          <table:table-cell table:number-columns-repeated="1013"/>
        </table:table-row>
        <table:table-row table:style-name="ro2">
          <table:table-cell office:value-type="string">
            <text:p>1629473267-832</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table:number-columns-repeated="2"/>
          <table:table-cell office:value-type="string">
            <text:p>/Media/DownloadetImages/9788793423374.jpg?width=280&amp;heightratio=1&amp;mode=boxpad</text:p>
          </table:table-cell>
          <table:table-cell table:number-columns-repeated="1017"/>
        </table:table-row>
        <table:table-row table:style-name="ro2">
          <table:table-cell office:value-type="string">
            <text:p>1629473267-833</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table:number-columns-repeated="2"/>
          <table:table-cell office:value-type="string">
            <text:p>/Media/DownloadetImages/9788740660302.jpg?width=280&amp;heightratio=1&amp;mode=boxpad</text:p>
          </table:table-cell>
          <table:table-cell table:number-columns-repeated="1017"/>
        </table:table-row>
        <table:table-row table:style-name="ro2">
          <table:table-cell office:value-type="string">
            <text:p>1629472676-604</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Kongehjulet</text:p>
            <text:p><text:s text:c="38"/>Pris: 50,00 kr.</text:p>
            <text:p><text:s text:c="12"/></text:p>
            <text:p><text:s text:c="14"/></text:p>
            <text:p><text:s text:c="16"/>Info</text:p>
          </table:table-cell>
          <table:table-cell office:value-type="string">
            <text:p>https://www.skalk.dk/webshoppen/produkter/imports/9788789531441-kongehjulet/</text:p>
          </table:table-cell>
          <table:table-cell/>
          <table:table-cell office:value-type="string">
            <text:p>Kongehjulet</text:p>
          </table:table-cell>
          <table:table-cell table:number-columns-repeated="2" office:value-type="string">
            <text:p>null</text:p>
          </table:table-cell>
          <table:table-cell office:value-type="string">
            <text:p>Få det præcise overblik over hele den danske kongerække med kongernes regeringsår, dronningerne og deres oprindelsesland. Grib Kongehjulet og få klar besked på et øjeblik på denne app helt uden smartphone.</text:p>
          </table:table-cell>
          <table:table-cell table:number-columns-repeated="1013"/>
        </table:table-row>
        <table:table-row table:style-name="ro2">
          <table:table-cell office:value-type="string">
            <text:p>1629473220-818</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Dragsholm Slot i danmarkshistorien</text:p>
            <text:p><text:s text:c="26"/>Medlemspris: 239,96 kr.</text:p>
            <text:p><text:s text:c="26"/>Pris: 299,95 kr.</text:p>
            <text:p><text:s text:c="12"/></text:p>
            <text:p><text:s text:c="14"/></text:p>
            <text:p><text:s text:c="16"/>Info</text:p>
          </table:table-cell>
          <table:table-cell office:value-type="string">
            <text:p>https://www.skalk.dk/webshoppen/produkter/imports/9788740670189-dragsholm-slot-i-danmarkshistorien/</text:p>
          </table:table-cell>
          <table:table-cell/>
          <table:table-cell office:value-type="string">
            <text:p>Dragsholm Slot i danmarkshistorien</text:p>
          </table:table-cell>
          <table:table-cell office:value-type="string">
            <text:p>Medlemspris: 239,96 kr.</text:p>
          </table:table-cell>
          <table:table-cell office:value-type="string">
            <text:p>Pris: 299,95 kr.</text:p>
          </table:table-cell>
          <table:table-cell office:value-type="string">
            <text:p>"Dragsholm Slot i danmarkshistorien" er rigt illustreret og det første værk, der ser på slottets samlede historie.</text:p>
          </table:table-cell>
          <table:table-cell table:number-columns-repeated="1013"/>
        </table:table-row>
        <table:table-row table:style-name="ro2">
          <table:table-cell office:value-type="string">
            <text:p>1629471505-134</text:p>
          </table:table-cell>
          <table:table-cell office:value-type="string">
            <text:p>https://www.skalk.dk/webshoppen/?categories=18858&amp;sort=alphabetical</text:p>
          </table:table-cell>
          <table:table-cell table:number-columns-repeated="4"/>
          <table:table-cell office:value-type="string">
            <text:p>/Media/DownloadetImages/9788740654738.jpg?width=280&amp;heightratio=1&amp;mode=boxpad</text:p>
          </table:table-cell>
          <table:table-cell table:number-columns-repeated="1017"/>
        </table:table-row>
        <table:table-row table:style-name="ro2">
          <table:table-cell office:value-type="string">
            <text:p>1629473396-882</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anske Middelalderborge</text:p>
            <text:p><text:s text:c="26"/>Medlemspris: 340,00 kr.</text:p>
            <text:p><text:s text:c="26"/>Pris: 399,95 kr.</text:p>
            <text:p><text:s text:c="12"/></text:p>
            <text:p><text:s text:c="14"/></text:p>
            <text:p><text:s text:c="16"/>Info</text:p>
          </table:table-cell>
          <table:table-cell office:value-type="string">
            <text:p>https://www.skalk.dk/webshoppen/produkter/imports/9788779344150-danske-middelalderborge/</text:p>
          </table:table-cell>
          <table:table-cell/>
          <table:table-cell office:value-type="string">
            <text:p>Danske Middelalderborge</text:p>
          </table:table-cell>
          <table:table-cell office:value-type="string">
            <text:p>Medlemspris: 340,00 kr.</text:p>
          </table:table-cell>
          <table:table-cell office:value-type="string">
            <text:p>Pris: 399,95 kr.</text:p>
          </table:table-cell>
          <table:table-cell office:value-type="string">
            <text:p>Det er alt sammen inddraget i denne stærkt reviderede, tredje udgave. Ny viden såvel som nye tider er baggrunden for et helt nyt layout med understregning af vigtige problemstillinger og henvisning til væsentlig litteratur, så man nemt kan kjomme videre ind i de forskellige emner, der drages frem i bogen.</text:p>
          </table:table-cell>
          <table:table-cell table:number-columns-repeated="1013"/>
        </table:table-row>
        <table:table-row table:style-name="ro2">
          <table:table-cell office:value-type="string">
            <text:p>1629472132-384</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Plovmanden Søren Revsgaard Randrup</text:p>
            <text:p><text:s text:c="26"/>Medlemspris: 247,50 kr.</text:p>
            <text:p><text:s text:c="26"/>Pris: 275,00 kr.</text:p>
            <text:p><text:s text:c="12"/></text:p>
            <text:p><text:s text:c="14"/></text:p>
            <text:p><text:s text:c="16"/>Info</text:p>
          </table:table-cell>
          <table:table-cell office:value-type="string">
            <text:p>https://www.skalk.dk/webshoppen/produkter/imports/9788793272705-plovmanden-soeren-revsgaard-randrup/</text:p>
          </table:table-cell>
          <table:table-cell/>
          <table:table-cell office:value-type="string">
            <text:p>Plovmanden Søren Revsgaard Randrup</text:p>
          </table:table-cell>
          <table:table-cell office:value-type="string">
            <text:p>Medlemspris: 247,50 kr.</text:p>
          </table:table-cell>
          <table:table-cell office:value-type="string">
            <text:p>Pris: 275,00 kr.</text:p>
          </table:table-cell>
          <table:table-cell office:value-type="string">
            <text:p>”Plovmanden” er resultatet af et unikt samarbejde på tværs af landegrænser mellem to historikere, en russisk, Aleksandr Kiseljov, der bor i Khanty-Mansiysk, Sibirien – og en dansk, Per Nielsen, der bor i Odense. Forfatterne har søgt oplysninger i danske, russiske, lettiske og engelske arkiver; ja sågar i et arkiv i Kazakhstan. Det lykkedes også for forfatterne at komme i kontakt med direkte efterkommere af Søren Revsgaard Randrup i henholdsvis England og Canada, og derved fik de adgang til en række ellers ukendte dokumenter og fotografier, som stadig er i familiens eje. Alt i alt har de to forfattere haft held til at samle materiale fra så mange forskellige kilder, at der tegner sig et billede af ikke kun forretningsmanden, men også mennesket Søren Revsgaard Randrup – en succesfuld dansk forretningsmand i Sibirien i begyndelsen af 1900-tallet.</text:p>
          </table:table-cell>
          <table:table-cell table:number-columns-repeated="1013"/>
        </table:table-row>
        <table:table-row table:style-name="ro2">
          <table:table-cell office:value-type="string">
            <text:p>1629473062-751</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Franciskanerklosteret i Horsens</text:p>
            <text:p><text:s text:c="26"/>Medlemspris: 168,75 kr.</text:p>
            <text:p><text:s text:c="26"/>Pris: 188,00 kr.</text:p>
            <text:p><text:s text:c="12"/></text:p>
            <text:p><text:s text:c="14"/></text:p>
            <text:p><text:s text:c="16"/>Info</text:p>
          </table:table-cell>
          <table:table-cell office:value-type="string">
            <text:p>https://www.skalk.dk/webshoppen/produkter/imports/9788793423015-franciskanerklosteret-i-horsens/</text:p>
          </table:table-cell>
          <table:table-cell/>
          <table:table-cell office:value-type="string">
            <text:p>Franciskanerklosteret i Horsens</text:p>
          </table:table-cell>
          <table:table-cell office:value-type="string">
            <text:p>Medlemspris: 168,75 kr.</text:p>
          </table:table-cell>
          <table:table-cell office:value-type="string">
            <text:p>Pris: 188,00 kr.</text:p>
          </table:table-cell>
          <table:table-cell office:value-type="string">
            <text:p>Tre fløje har sammen med kirken dannet en lukket gård omgivet af en korsgang på kirkens sydside. Ud fra sydfløjen var der en udløberfløj ned mod havnen ved Horsens Å.</text:p>
          </table:table-cell>
          <table:table-cell table:number-columns-repeated="1013"/>
        </table:table-row>
        <table:table-row table:style-name="ro2">
          <table:table-cell office:value-type="string">
            <text:p>1629472802-653</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table:number-columns-repeated="2"/>
          <table:table-cell office:value-type="string">
            <text:p>/Media/DownloadetImages/9788740657555.jpg?width=280&amp;heightratio=1&amp;mode=boxpad</text:p>
          </table:table-cell>
          <table:table-cell table:number-columns-repeated="1017"/>
        </table:table-row>
        <table:table-row table:style-name="ro2">
          <table:table-cell office:value-type="string">
            <text:p>1629471856-260</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table:number-columns-repeated="2"/>
          <table:table-cell office:value-type="string">
            <text:p>/Media/DownloadetImages/9788793423602.jpg?width=280&amp;heightratio=1&amp;mode=boxpad</text:p>
          </table:table-cell>
          <table:table-cell table:number-columns-repeated="1017"/>
        </table:table-row>
        <table:table-row table:style-name="ro2">
          <table:table-cell office:value-type="string">
            <text:p>1629471579-162</text:p>
          </table:table-cell>
          <table:table-cell office:value-type="string">
            <text:p>https://www.skalk.dk/webshoppen/?categories=18858&amp;sort=alphabetical</text:p>
          </table:table-cell>
          <table:table-cell table:number-columns-repeated="2"/>
          <table:table-cell office:value-type="string">
            <text:p>Arnhem - Slaget om broerne 1944</text:p>
            <text:p><text:s text:c="26"/>Medlemspris: 170,00 kr.</text:p>
            <text:p><text:s text:c="26"/>Pris: 199,95 kr.</text:p>
            <text:p><text:s text:c="12"/></text:p>
            <text:p><text:s text:c="14"/></text:p>
            <text:p><text:s text:c="16"/>Info</text:p>
          </table:table-cell>
          <table:table-cell office:value-type="string">
            <text:p>https://www.skalk.dk/webshoppen/produkter/imports/9788711696521-arnhem-slaget-om-broerne-1944/</text:p>
          </table:table-cell>
          <table:table-cell/>
          <table:table-cell office:value-type="string">
            <text:p>Arnhem - Slaget om broerne 1944</text:p>
          </table:table-cell>
          <table:table-cell office:value-type="string">
            <text:p>Medlemspris: 170,00 kr.</text:p>
          </table:table-cell>
          <table:table-cell office:value-type="string">
            <text:p>Pris: 199,95 kr.</text:p>
          </table:table-cell>
          <table:table-cell office:value-type="string">
            <text:p>Antony Beevor fortæller her den sande historie om kampene ved Arnhem. Det er en uforglemmelig og gribende beretning, der handler om meget mere end et enkelt dramatisk slag - den undersøger også, hvad krig egentlig handler om.</text:p>
          </table:table-cell>
          <table:table-cell table:number-columns-repeated="1013"/>
        </table:table-row>
        <table:table-row table:style-name="ro2">
          <table:table-cell office:value-type="string">
            <text:p>1629473422-900</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ANSK KOLONI I INDIELAND</text:p>
            <text:p><text:s text:c="26"/>Medlemspris: 315,00 kr.</text:p>
            <text:p><text:s text:c="26"/>Pris: 349,00 kr.</text:p>
            <text:p><text:s text:c="12"/></text:p>
            <text:p><text:s text:c="14"/></text:p>
            <text:p><text:s text:c="16"/>Info</text:p>
          </table:table-cell>
          <table:table-cell office:value-type="string">
            <text:p>https://www.skalk.dk/webshoppen/produkter/imports/9788799508679-dansk-koloni-i-indieland/</text:p>
          </table:table-cell>
          <table:table-cell/>
          <table:table-cell office:value-type="string">
            <text:p>DANSK KOLONI I INDIELAND</text:p>
          </table:table-cell>
          <table:table-cell office:value-type="string">
            <text:p>Medlemspris: 315,00 kr.</text:p>
          </table:table-cell>
          <table:table-cell office:value-type="string">
            <text:p>Pris: 349,00 kr.</text:p>
          </table:table-cell>
          <table:table-cell office:value-type="string">
            <text:p>Historisk roman – bygger på kilder fra samtiden. <text:s/>Palle Petersens fire romaner fra Christian den 4.s tid – er udkommet både som trykte bøger og som e–bøger: Fandens heks, Christian den 4. i krig og kærlighed, Bødlens Lille Helvede, Dansk koloni i Indieland.</text:p>
          </table:table-cell>
          <table:table-cell table:number-columns-repeated="1013"/>
        </table:table-row>
        <table:table-row table:style-name="ro2">
          <table:table-cell office:value-type="string">
            <text:p>1629473267-847</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table:number-columns-repeated="2"/>
          <table:table-cell office:value-type="string">
            <text:p>/Media/DownloadetImages/9788711915899.jpg?width=280&amp;heightratio=1&amp;mode=boxpad</text:p>
          </table:table-cell>
          <table:table-cell table:number-columns-repeated="1017"/>
        </table:table-row>
        <table:table-row table:style-name="ro2">
          <table:table-cell office:value-type="string">
            <text:p>1629473425-923</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table:number-columns-repeated="2"/>
          <table:table-cell office:value-type="string">
            <text:p>/Media/DownloadetImages/9788711699089.jpg?width=280&amp;heightratio=1&amp;mode=boxpad</text:p>
          </table:table-cell>
          <table:table-cell table:number-columns-repeated="1017"/>
        </table:table-row>
        <table:table-row table:style-name="ro2">
          <table:table-cell office:value-type="string">
            <text:p>1629471792-233</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Tingenes kulturhistorie</text:p>
            <text:p><text:s text:c="26"/>Medlemspris: 222,75 kr.</text:p>
            <text:p><text:s text:c="26"/>Pris: 248,00 kr.</text:p>
            <text:p><text:s text:c="12"/></text:p>
            <text:p><text:s text:c="14"/></text:p>
            <text:p><text:s text:c="16"/>Info</text:p>
          </table:table-cell>
          <table:table-cell office:value-type="string">
            <text:p>https://www.skalk.dk/webshoppen/produkter/imports/9788772897950-tingenes-kulturhistorie/</text:p>
          </table:table-cell>
          <table:table-cell/>
          <table:table-cell office:value-type="string">
            <text:p>Tingenes kulturhistorie</text:p>
          </table:table-cell>
          <table:table-cell office:value-type="string">
            <text:p>Medlemspris: 222,75 kr.</text:p>
          </table:table-cell>
          <table:table-cell office:value-type="string">
            <text:p>Pris: 248,00 kr.</text:p>
          </table:table-cell>
          <table:table-cell table:number-columns-repeated="1014"/>
        </table:table-row>
        <table:table-row table:style-name="ro2">
          <table:table-cell office:value-type="string">
            <text:p>1629472080-360</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Rejsen til Amerika</text:p>
            <text:p><text:s text:c="26"/>Medlemspris: 240,00 kr.</text:p>
            <text:p><text:s text:c="26"/>Pris: 299,95 kr.</text:p>
            <text:p><text:s text:c="12"/></text:p>
            <text:p><text:s text:c="14"/></text:p>
            <text:p><text:s text:c="16"/>Info</text:p>
          </table:table-cell>
          <table:table-cell office:value-type="string">
            <text:p>https://www.skalk.dk/webshoppen/produkter/imports/9788711983492-rejsen-til-amerika/</text:p>
          </table:table-cell>
          <table:table-cell/>
          <table:table-cell office:value-type="string">
            <text:p>Rejsen til Amerika</text:p>
          </table:table-cell>
          <table:table-cell office:value-type="string">
            <text:p>Medlemspris: 240,00 kr.</text:p>
          </table:table-cell>
          <table:table-cell office:value-type="string">
            <text:p>Pris: 299,95 kr.</text:p>
          </table:table-cell>
          <table:table-cell office:value-type="string">
            <text:p>"Bevægende." Politiken (fem hjerter)</text:p>
          </table:table-cell>
          <table:table-cell table:number-columns-repeated="1013"/>
        </table:table-row>
        <table:table-row table:style-name="ro2">
          <table:table-cell office:value-type="string">
            <text:p>1629472326-470</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table:number-columns-repeated="2"/>
          <table:table-cell office:value-type="string">
            <text:p>/Media/DownloadetImages/9788779343085.jpg?width=280&amp;heightratio=1&amp;mode=boxpad</text:p>
          </table:table-cell>
          <table:table-cell table:number-columns-repeated="1017"/>
        </table:table-row>
        <table:table-row table:style-name="ro2">
          <table:table-cell office:value-type="string">
            <text:p>1629473425-917</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table:number-columns-repeated="2"/>
          <table:table-cell office:value-type="string">
            <text:p>/Media/DownloadetImages/9788712049562.jpg?width=280&amp;heightratio=1&amp;mode=boxpad</text:p>
          </table:table-cell>
          <table:table-cell table:number-columns-repeated="1017"/>
        </table:table-row>
        <table:table-row table:style-name="ro2">
          <table:table-cell office:value-type="string">
            <text:p>1629473267-848</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table:number-columns-repeated="2"/>
          <table:table-cell office:value-type="string">
            <text:p>/Media/DownloadetImages/9788702152210.jpg?width=280&amp;heightratio=1&amp;mode=boxpad</text:p>
          </table:table-cell>
          <table:table-cell table:number-columns-repeated="1017"/>
        </table:table-row>
        <table:table-row table:style-name="ro2">
          <table:table-cell office:value-type="string">
            <text:p>1629473370-872</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E EVENTYRLIGE: Jorden rundt i 80 år med Eventyrernes Klub</text:p>
            <text:p><text:s text:c="26"/>Medlemspris: 320,00 kr.</text:p>
            <text:p><text:s text:c="26"/>Pris: 399,95 kr.</text:p>
            <text:p><text:s text:c="12"/></text:p>
            <text:p><text:s text:c="14"/></text:p>
            <text:p><text:s text:c="16"/>Info</text:p>
          </table:table-cell>
          <table:table-cell office:value-type="string">
            <text:p>https://www.skalk.dk/webshoppen/produkter/imports/9788740660302-de-eventyrlige-jorden-rundt-i-80-aar-med-eventyrernes-klub/</text:p>
          </table:table-cell>
          <table:table-cell/>
          <table:table-cell office:value-type="string">
            <text:p>DE EVENTYRLIGE: Jorden rundt i 80 år med Eventyrernes Klub</text:p>
          </table:table-cell>
          <table:table-cell office:value-type="string">
            <text:p>Medlemspris: 320,00 kr.</text:p>
          </table:table-cell>
          <table:table-cell office:value-type="string">
            <text:p>Pris: 399,95 kr.</text:p>
          </table:table-cell>
          <table:table-cell office:value-type="string">
            <text:p>I år er det 80 år siden, at den berømte polarforsker og forfatter Peter Freuchen dannede Eventyrernes Klub. Turbine forlaget udsender derfor i samarbejde med Eventyrernes Klub et pragtværk om den eventyrlige klubs fantastiske historie, skrevet af medlemmerne selv og redigeret af Cavlingpris-modtager og TV-producent Alex Frank Larsen.</text:p>
          </table:table-cell>
          <table:table-cell table:number-columns-repeated="1013"/>
        </table:table-row>
        <table:table-row table:style-name="ro2">
          <table:table-cell office:value-type="string">
            <text:p>1629472167-404</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table:number-columns-repeated="2"/>
          <table:table-cell office:value-type="string">
            <text:p>/Media/DownloadetImages/9788779342644.jpg?width=280&amp;heightratio=1&amp;mode=boxpad</text:p>
          </table:table-cell>
          <table:table-cell table:number-columns-repeated="1017"/>
        </table:table-row>
        <table:table-row table:style-name="ro2">
          <table:table-cell office:value-type="string">
            <text:p>1629472510-544</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When architecture tells the story</text:p>
            <text:p><text:s text:c="26"/>Medlemspris: 297,50 kr.</text:p>
            <text:p><text:s text:c="26"/>Pris: 349,95 kr.</text:p>
            <text:p><text:s text:c="12"/></text:p>
            <text:p><text:s text:c="14"/></text:p>
            <text:p><text:s text:c="16"/>Info</text:p>
          </table:table-cell>
          <table:table-cell office:value-type="string">
            <text:p>https://www.skalk.dk/webshoppen/produkter/imports/9788712057505-when-architecture-tells-the-story/</text:p>
          </table:table-cell>
          <table:table-cell/>
          <table:table-cell office:value-type="string">
            <text:p>When architecture tells the story</text:p>
          </table:table-cell>
          <table:table-cell office:value-type="string">
            <text:p>Medlemspris: 297,50 kr.</text:p>
          </table:table-cell>
          <table:table-cell office:value-type="string">
            <text:p>Pris: 349,95 kr.</text:p>
          </table:table-cell>
          <table:table-cell office:value-type="string">
            <text:p>Cities and landscapes in The Virgin Islands of The United States.</text:p>
          </table:table-cell>
          <table:table-cell table:number-columns-repeated="1013"/>
        </table:table-row>
        <table:table-row table:style-name="ro2">
          <table:table-cell office:value-type="string">
            <text:p>1629472238-432</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NORDØSTGRØNLAND 1908-60</text:p>
            <text:p><text:s text:c="26"/>Medlemspris: 531,25 kr.</text:p>
            <text:p><text:s text:c="26"/>Pris: 590,00 kr.</text:p>
            <text:p><text:s text:c="12"/></text:p>
            <text:p><text:s text:c="14"/></text:p>
            <text:p><text:s text:c="16"/>Info</text:p>
          </table:table-cell>
          <table:table-cell office:value-type="string">
            <text:p>https://www.skalk.dk/webshoppen/produkter/imports/9788799455515-nord%C3%B8stgr%C3%B8nland-1908-60/</text:p>
          </table:table-cell>
          <table:table-cell/>
          <table:table-cell office:value-type="string">
            <text:p>NORDØSTGRØNLAND 1908-60</text:p>
          </table:table-cell>
          <table:table-cell office:value-type="string">
            <text:p>Medlemspris: 531,25 kr.</text:p>
          </table:table-cell>
          <table:table-cell office:value-type="string">
            <text:p>Pris: 590,00 kr.</text:p>
          </table:table-cell>
          <table:table-cell table:number-columns-repeated="1014"/>
        </table:table-row>
        <table:table-row table:style-name="ro2">
          <table:table-cell office:value-type="string">
            <text:p>1629472009-325</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table:number-columns-repeated="2"/>
          <table:table-cell office:value-type="string">
            <text:p>/Media/DownloadetImages/9788793958487.jpg?width=280&amp;heightratio=1&amp;mode=boxpad</text:p>
          </table:table-cell>
          <table:table-cell table:number-columns-repeated="1017"/>
        </table:table-row>
        <table:table-row table:style-name="ro2">
          <table:table-cell office:value-type="string">
            <text:p>1629471806-239</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Thor-kult i vikingetiden</text:p>
            <text:p><text:s text:c="26"/>Medlemspris: 198,00 kr.</text:p>
            <text:p><text:s text:c="26"/>Pris: 248,00 kr.</text:p>
            <text:p><text:s text:c="12"/></text:p>
            <text:p><text:s text:c="14"/></text:p>
            <text:p><text:s text:c="16"/>Info</text:p>
          </table:table-cell>
          <table:table-cell office:value-type="string">
            <text:p>https://www.skalk.dk/webshoppen/produkter/imports/9788763540735-thor-kult-i-vikingetiden/</text:p>
          </table:table-cell>
          <table:table-cell/>
          <table:table-cell office:value-type="string">
            <text:p>Thor-kult i vikingetiden</text:p>
          </table:table-cell>
          <table:table-cell office:value-type="string">
            <text:p>Medlemspris: 198,00 kr.</text:p>
          </table:table-cell>
          <table:table-cell office:value-type="string">
            <text:p>Pris: 248,00 kr.</text:p>
          </table:table-cell>
          <table:table-cell table:number-columns-repeated="1014"/>
        </table:table-row>
        <table:table-row table:style-name="ro2">
          <table:table-cell office:value-type="string">
            <text:p>1629472837-677</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Hvor solen græder</text:p>
            <text:p><text:s text:c="26"/>Medlemspris: 127,50 kr.</text:p>
            <text:p><text:s text:c="26"/>Pris: 150,00 kr.</text:p>
            <text:p><text:s text:c="12"/></text:p>
            <text:p><text:s text:c="14"/></text:p>
            <text:p><text:s text:c="16"/>Info</text:p>
          </table:table-cell>
          <table:table-cell office:value-type="string">
            <text:p>https://www.skalk.dk/webshoppen/produkter/imports/9788740036763-hvor-solen-graeder/</text:p>
          </table:table-cell>
          <table:table-cell/>
          <table:table-cell office:value-type="string">
            <text:p>Hvor solen græder</text:p>
          </table:table-cell>
          <table:table-cell office:value-type="string">
            <text:p>Medlemspris: 127,50 kr.</text:p>
          </table:table-cell>
          <table:table-cell office:value-type="string">
            <text:p>Pris: 150,00 kr.</text:p>
          </table:table-cell>
          <table:table-cell office:value-type="string">
            <text:p>Nour levede et sorgløst storbyliv i Damaskus. Hun kørte på arbejde i egen bil og drak cocktails med veninderne, indtil syrerne i 2011 begyndte deres oprør mod præsident Bashar al-Assad.</text:p>
          </table:table-cell>
          <table:table-cell table:number-columns-repeated="1013"/>
        </table:table-row>
        <table:table-row table:style-name="ro2">
          <table:table-cell office:value-type="string">
            <text:p>1629471592-164</text:p>
          </table:table-cell>
          <table:table-cell office:value-type="string">
            <text:p>https://www.skalk.dk/webshoppen/?categories=18858&amp;sort=alphabetical</text:p>
          </table:table-cell>
          <table:table-cell table:number-columns-repeated="2"/>
          <table:table-cell office:value-type="string">
            <text:p>Antikken omkring os</text:p>
            <text:p><text:s text:c="26"/>Medlemspris: 315,00 kr.</text:p>
            <text:p><text:s text:c="26"/>Pris: 349,95 kr.</text:p>
            <text:p><text:s text:c="12"/></text:p>
            <text:p><text:s text:c="14"/></text:p>
            <text:p><text:s text:c="16"/>Info</text:p>
          </table:table-cell>
          <table:table-cell office:value-type="string">
            <text:p>https://www.skalk.dk/webshoppen/produkter/imports/9788712064930-antikken-omkring-os/</text:p>
          </table:table-cell>
          <table:table-cell/>
          <table:table-cell office:value-type="string">
            <text:p>Antikken omkring os</text:p>
          </table:table-cell>
          <table:table-cell office:value-type="string">
            <text:p>Medlemspris: 315,00 kr.</text:p>
          </table:table-cell>
          <table:table-cell office:value-type="string">
            <text:p>Pris: 349,95 kr.</text:p>
          </table:table-cell>
          <table:table-cell office:value-type="string">
            <text:p>På pladser og torve står rytterstatuerne af vores konger som romerske kejsere. Monumenter og buster bliver revet ned og ødelagt over hele verden, ligesom det skete for Nero og Caligula. Vores måneder har latinske navne. På stjernehimlen over os lyser Venus, Jupiter og de andre romerske guder som vores solsystems planeter. De græske dramaer om Medea, Elektra og Antigone bliver igen og igen sat op på vores teatre. Unge digtere skriver oven på de klassiske myter.</text:p>
          </table:table-cell>
          <table:table-cell table:number-columns-repeated="1013"/>
        </table:table-row>
        <table:table-row table:style-name="ro2">
          <table:table-cell office:value-type="string">
            <text:p>1629471524-144</text:p>
          </table:table-cell>
          <table:table-cell office:value-type="string">
            <text:p>https://www.skalk.dk/webshoppen/?categories=18858&amp;sort=alphabetical</text:p>
          </table:table-cell>
          <table:table-cell table:number-columns-repeated="2"/>
          <table:table-cell office:value-type="string">
            <text:p>Bornholm med Ertholmene</text:p>
            <text:p><text:s text:c="26"/>Medlemspris: 200,00 kr.</text:p>
            <text:p><text:s text:c="26"/>Pris: 249,95 kr.</text:p>
            <text:p><text:s text:c="12"/></text:p>
            <text:p><text:s text:c="14"/></text:p>
            <text:p><text:s text:c="16"/>Info</text:p>
          </table:table-cell>
          <table:table-cell office:value-type="string">
            <text:p>https://www.skalk.dk/webshoppen/produkter/imports/9788740654189-bornholm-med-ertholmene/</text:p>
          </table:table-cell>
          <table:table-cell/>
          <table:table-cell office:value-type="string">
            <text:p>Bornholm med Ertholmene</text:p>
          </table:table-cell>
          <table:table-cell office:value-type="string">
            <text:p>Medlemspris: 200,00 kr.</text:p>
          </table:table-cell>
          <table:table-cell office:value-type="string">
            <text:p>Pris: 249,95 kr.</text:p>
          </table:table-cell>
          <table:table-cell office:value-type="string">
            <text:p>Bornholm er enestående på mange måder – øen har en eventyrlig og i dansk sammenhæng helt unik natur med ejendommelige bjerg- og jordarter samt sin helt egen kultur på en mageløs plads i Østersøen.</text:p>
          </table:table-cell>
          <table:table-cell table:number-columns-repeated="1013"/>
        </table:table-row>
        <table:table-row table:style-name="ro2">
          <table:table-cell office:value-type="string">
            <text:p>1629472563-557</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Vikinger i vest</text:p>
            <text:p><text:s text:c="26"/>Medlemspris: 265,50 kr.</text:p>
            <text:p><text:s text:c="26"/>Pris: 295,00 kr.</text:p>
            <text:p><text:s text:c="12"/></text:p>
            <text:p><text:s text:c="14"/></text:p>
            <text:p><text:s text:c="16"/>Info</text:p>
          </table:table-cell>
          <table:table-cell office:value-type="string">
            <text:p>https://www.skalk.dk/webshoppen/produkter/imports/9788788415612-vikinger-i-vest/</text:p>
          </table:table-cell>
          <table:table-cell/>
          <table:table-cell office:value-type="string">
            <text:p>Vikinger i vest</text:p>
          </table:table-cell>
          <table:table-cell office:value-type="string">
            <text:p>Medlemspris: 265,50 kr.</text:p>
          </table:table-cell>
          <table:table-cell office:value-type="string">
            <text:p>Pris: 295,00 kr.</text:p>
          </table:table-cell>
          <table:table-cell office:value-type="string">
            <text:p>Vikinger i vest handler om vikingetiden i Vestjylland - nærmere bestemt det tidligere Ringkøbing Amt. Bogen er skrevet af fire arkæologer, som gennem de sidste 25-40 år har foretaget en lang række udgravninger og undersøgelser for de lokale museer.</text:p>
            <text:p/>
            <text:p>Fremstillingen er baseret på 128 lokaliteter, hvor der er foretaget arkæologiske undersøgelser eller fundet genstande fra vikingetiden. Hvert af disse fundsteder behandles udførligt i et katalog.</text:p>
            <text:p/>
            <text:p>I bogen berettes om de forskellige aspekter af vikingernes dagligdag - om livet på gårdene, kontakten med omverdenen og om gravskikken. Bogen er rigt illustreret.</text:p>
          </table:table-cell>
          <table:table-cell table:number-columns-repeated="1013"/>
        </table:table-row>
        <table:table-row table:style-name="ro2">
          <table:table-cell office:value-type="string">
            <text:p>1629471687-191</text:p>
          </table:table-cell>
          <table:table-cell office:value-type="string">
            <text:p>https://www.skalk.dk/webshoppen/?categories=18858&amp;sort=alphabetical</text:p>
          </table:table-cell>
          <table:table-cell office:value-type="string">
            <text:p>»</text:p>
          </table:table-cell>
          <table:table-cell office:value-type="string">
            <text:p>https://www.skalk.dk/webshoppen/?page=14&amp;categories=18858&amp;sort=alphabetical</text:p>
          </table:table-cell>
          <table:table-cell office:value-type="string">
            <text:p>Aarhus i årtier - 1970'erne</text:p>
            <text:p><text:s text:c="26"/>Medlemspris: 280,00 kr.</text:p>
            <text:p><text:s text:c="26"/>Pris: 349,95 kr.</text:p>
            <text:p><text:s text:c="12"/></text:p>
            <text:p><text:s text:c="14"/></text:p>
            <text:p><text:s text:c="16"/>Info</text:p>
          </table:table-cell>
          <table:table-cell office:value-type="string">
            <text:p>https://www.skalk.dk/webshoppen/produkter/imports/9788740618228-aarhus-i-aartier-1970erne/</text:p>
          </table:table-cell>
          <table:table-cell/>
          <table:table-cell office:value-type="string">
            <text:p>Aarhus i årtier - 1970'erne</text:p>
          </table:table-cell>
          <table:table-cell office:value-type="string">
            <text:p>Medlemspris: 280,00 kr.</text:p>
          </table:table-cell>
          <table:table-cell office:value-type="string">
            <text:p>Pris: 349,95 kr.</text:p>
          </table:table-cell>
          <table:table-cell office:value-type="string">
            <text:p>I Aarhus i årtier inviterer TURBINE, Den Gamle By og Stadsarkivet i Aarhus læserne med på en tidsrejse tilbage til en svunden tid. Bogen om Aarhus i 70’erne er tredje bind i en storstilet serie på fire bøger om Aarhus' historie fortalt i billeder.</text:p>
          </table:table-cell>
          <table:table-cell table:number-columns-repeated="1013"/>
        </table:table-row>
        <table:table-row table:style-name="ro2">
          <table:table-cell office:value-type="string">
            <text:p>1629472837-679</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Hvor solen græder</text:p>
            <text:p><text:s text:c="26"/>Medlemspris: 127,50 kr.</text:p>
            <text:p><text:s text:c="26"/>Pris: 150,00 kr.</text:p>
            <text:p><text:s text:c="12"/></text:p>
            <text:p><text:s text:c="14"/></text:p>
            <text:p><text:s text:c="16"/>Info</text:p>
          </table:table-cell>
          <table:table-cell office:value-type="string">
            <text:p>https://www.skalk.dk/webshoppen/produkter/imports/9788740036763-hvor-solen-graeder/</text:p>
          </table:table-cell>
          <table:table-cell/>
          <table:table-cell office:value-type="string">
            <text:p>Hvor solen græder</text:p>
          </table:table-cell>
          <table:table-cell office:value-type="string">
            <text:p>Medlemspris: 127,50 kr.</text:p>
          </table:table-cell>
          <table:table-cell office:value-type="string">
            <text:p>Pris: 150,00 kr.</text:p>
          </table:table-cell>
          <table:table-cell office:value-type="string">
            <text:p>Puk Damsgård er den danske journalist, der har rejst mest i Syrien. Bogen er hendes personlige beretning om at blive smuglet over grænsen for at rapportere fra et land i opløsning og om mennesker, hvis liv er i en permanent undtagelsestilstand. Vi møder blandt andre den heroiske og lattermilde læge Dr. Kassem og den unge Mohannad, der modvilligt er draget i krig, mens han drømmer om at blive gift med sin elskede. Men først og fremmest følger bogen storbykvinden Nour, der i en frihedsrus engagerer sig i det syriske oprør, som ender med at blive hendes livs mareridt.</text:p>
          </table:table-cell>
          <table:table-cell table:number-columns-repeated="1013"/>
        </table:table-row>
        <table:table-row table:style-name="ro2">
          <table:table-cell office:value-type="string">
            <text:p>1629472644-583</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table:number-columns-repeated="2"/>
          <table:table-cell office:value-type="string">
            <text:p>/Media/DownloadetImages/9788755912656.jpg?width=280&amp;heightratio=1&amp;mode=boxpad</text:p>
          </table:table-cell>
          <table:table-cell table:number-columns-repeated="1017"/>
        </table:table-row>
        <table:table-row table:style-name="ro2">
          <table:table-cell office:value-type="string">
            <text:p>1629471696-195</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table:number-columns-repeated="2"/>
          <table:table-cell office:value-type="string">
            <text:p>/Media/DownloadetImages/9788793951341.jpg?width=280&amp;heightratio=1&amp;mode=boxpad</text:p>
          </table:table-cell>
          <table:table-cell table:number-columns-repeated="1017"/>
        </table:table-row>
        <table:table-row table:style-name="ro2">
          <table:table-cell office:value-type="string">
            <text:p>1629472225-429</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Nuup Kangerlua</text:p>
            <text:p><text:s text:c="26"/>Medlemspris: 224,00 kr.</text:p>
            <text:p><text:s text:c="26"/>Pris: 279,95 kr.</text:p>
            <text:p><text:s text:c="12"/></text:p>
            <text:p><text:s text:c="14"/></text:p>
            <text:p><text:s text:c="16"/>Info</text:p>
          </table:table-cell>
          <table:table-cell office:value-type="string">
            <text:p>https://www.skalk.dk/webshoppen/produkter/imports/9788740663402-nuup-kangerlua/</text:p>
          </table:table-cell>
          <table:table-cell/>
          <table:table-cell office:value-type="string">
            <text:p>Nuup Kangerlua</text:p>
          </table:table-cell>
          <table:table-cell office:value-type="string">
            <text:p>Medlemspris: 224,00 kr.</text:p>
          </table:table-cell>
          <table:table-cell office:value-type="string">
            <text:p>Pris: 279,95 kr.</text:p>
          </table:table-cell>
          <table:table-cell office:value-type="string">
            <text:p>“De døde rødfisk ligger der stadig, gabende og med øjnene hængende ud af hovedet. De ligger spredt i vandet og oven på de hvide isskosser, der fylder fjorden foran gletsjerfronten.</text:p>
            <text:p>Holdet i helikopteren fortsætter ind over gletsjeren, og de ser tydeligt store ændringer i tre søer, der er inddæmmet af isen langs randen af Narsap Sermia.”</text:p>
          </table:table-cell>
          <table:table-cell table:number-columns-repeated="1013"/>
        </table:table-row>
        <table:table-row table:style-name="ro2">
          <table:table-cell office:value-type="string">
            <text:p>1629473425-908</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table:number-columns-repeated="2"/>
          <table:table-cell office:value-type="string">
            <text:p>/Media/DownloadetImages/9788702290639.jpg?width=280&amp;heightratio=1&amp;mode=boxpad</text:p>
          </table:table-cell>
          <table:table-cell table:number-columns-repeated="1017"/>
        </table:table-row>
        <table:table-row table:style-name="ro2">
          <table:table-cell office:value-type="string">
            <text:p>1629471696-199</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table:number-columns-repeated="2"/>
          <table:table-cell office:value-type="string">
            <text:p>/Media/DownloadetImages/9788793423237.jpg?width=280&amp;heightratio=1&amp;mode=boxpad</text:p>
          </table:table-cell>
          <table:table-cell table:number-columns-repeated="1017"/>
        </table:table-row>
        <table:table-row table:style-name="ro2">
          <table:table-cell office:value-type="string">
            <text:p>1629471696-213</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table:number-columns-repeated="2"/>
          <table:table-cell office:value-type="string">
            <text:p>/Media/DownloadetImages/9788788415780.jpg?width=280&amp;heightratio=1&amp;mode=boxpad</text:p>
          </table:table-cell>
          <table:table-cell table:number-columns-repeated="1017"/>
        </table:table-row>
        <table:table-row table:style-name="ro2">
          <table:table-cell office:value-type="string">
            <text:p>1629473425-909</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table:number-columns-repeated="2"/>
          <table:table-cell office:value-type="string">
            <text:p>/Media/DownloadetImages/9788770170420.jpg?width=280&amp;heightratio=1&amp;mode=boxpad</text:p>
          </table:table-cell>
          <table:table-cell table:number-columns-repeated="1017"/>
        </table:table-row>
        <table:table-row table:style-name="ro2">
          <table:table-cell office:value-type="string">
            <text:p>1629472009-335</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table:number-columns-repeated="2"/>
          <table:table-cell office:value-type="string">
            <text:p>/Media/DownloadetImages/9788789531052.jpg?width=280&amp;heightratio=1&amp;mode=boxpad</text:p>
          </table:table-cell>
          <table:table-cell table:number-columns-repeated="1017"/>
        </table:table-row>
        <table:table-row table:style-name="ro2">
          <table:table-cell office:value-type="string">
            <text:p>1629473422-892</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ANSK KOLONI I INDIELAND</text:p>
            <text:p><text:s text:c="26"/>Medlemspris: 315,00 kr.</text:p>
            <text:p><text:s text:c="26"/>Pris: 349,00 kr.</text:p>
            <text:p><text:s text:c="12"/></text:p>
            <text:p><text:s text:c="14"/></text:p>
            <text:p><text:s text:c="16"/>Info</text:p>
          </table:table-cell>
          <table:table-cell office:value-type="string">
            <text:p>https://www.skalk.dk/webshoppen/produkter/imports/9788799508679-dansk-koloni-i-indieland/</text:p>
          </table:table-cell>
          <table:table-cell/>
          <table:table-cell office:value-type="string">
            <text:p>DANSK KOLONI I INDIELAND</text:p>
          </table:table-cell>
          <table:table-cell office:value-type="string">
            <text:p>Medlemspris: 315,00 kr.</text:p>
          </table:table-cell>
          <table:table-cell office:value-type="string">
            <text:p>Pris: 349,00 kr.</text:p>
          </table:table-cell>
          <table:table-cell office:value-type="string">
            <text:p>400 ÅRS JUBILÆUM.</text:p>
          </table:table-cell>
          <table:table-cell table:number-columns-repeated="1013"/>
        </table:table-row>
        <table:table-row table:style-name="ro2">
          <table:table-cell office:value-type="string">
            <text:p>1629471505-133</text:p>
          </table:table-cell>
          <table:table-cell office:value-type="string">
            <text:p>https://www.skalk.dk/webshoppen/?categories=18858&amp;sort=alphabetical</text:p>
          </table:table-cell>
          <table:table-cell table:number-columns-repeated="4"/>
          <table:table-cell office:value-type="string">
            <text:p>/Media/DownloadetImages/9788793678736.jpg?width=280&amp;heightratio=1&amp;mode=boxpad</text:p>
          </table:table-cell>
          <table:table-cell table:number-columns-repeated="1017"/>
        </table:table-row>
        <table:table-row table:style-name="ro2">
          <table:table-cell office:value-type="string">
            <text:p>1629472449-511</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Kvindeeg og Mindesten i Jystrup</text:p>
            <text:p><text:s text:c="26"/>Medlemspris: 42,50 kr.</text:p>
            <text:p><text:s text:c="26"/>Pris: 50,00 kr.</text:p>
            <text:p><text:s text:c="12"/></text:p>
            <text:p><text:s text:c="14"/></text:p>
            <text:p><text:s text:c="16"/>Info</text:p>
          </table:table-cell>
          <table:table-cell office:value-type="string">
            <text:p>https://www.skalk.dk/webshoppen/produkter/imports/9788771701739-kvindeeg-og-mindesten-i-jystrup/</text:p>
          </table:table-cell>
          <table:table-cell/>
          <table:table-cell office:value-type="string">
            <text:p>Kvindeeg og Mindesten i Jystrup</text:p>
          </table:table-cell>
          <table:table-cell office:value-type="string">
            <text:p>Medlemspris: 42,50 kr.</text:p>
          </table:table-cell>
          <table:table-cell office:value-type="string">
            <text:p>Pris: 50,00 kr.</text:p>
          </table:table-cell>
          <table:table-cell table:number-columns-repeated="1014"/>
        </table:table-row>
        <table:table-row table:style-name="ro2">
          <table:table-cell office:value-type="string">
            <text:p>1629471856-250</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table:number-columns-repeated="2"/>
          <table:table-cell office:value-type="string">
            <text:p>/Media/DownloadetImages/9788711568347.jpg?width=280&amp;heightratio=1&amp;mode=boxpad</text:p>
          </table:table-cell>
          <table:table-cell table:number-columns-repeated="1017"/>
        </table:table-row>
        <table:table-row table:style-name="ro2">
          <table:table-cell office:value-type="string">
            <text:p>1629473425-911</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table:number-columns-repeated="2"/>
          <table:table-cell office:value-type="string">
            <text:p>/Media/DownloadetImages/9788712058304.jpg?width=280&amp;heightratio=1&amp;mode=boxpad</text:p>
          </table:table-cell>
          <table:table-cell table:number-columns-repeated="1017"/>
        </table:table-row>
        <table:table-row table:style-name="ro2">
          <table:table-cell office:value-type="string">
            <text:p>1629472802-640</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table:number-columns-repeated="2"/>
          <table:table-cell office:value-type="string">
            <text:p>/Media/DownloadetImages/9788799676514.jpg?width=280&amp;heightratio=1&amp;mode=boxpad</text:p>
          </table:table-cell>
          <table:table-cell table:number-columns-repeated="1017"/>
        </table:table-row>
        <table:table-row table:style-name="ro2">
          <table:table-cell office:value-type="string">
            <text:p>1629473142-793</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Et Danmark i splid med sig selv</text:p>
            <text:p><text:s text:c="26"/>Medlemspris: 280,00 kr.</text:p>
            <text:p><text:s text:c="26"/>Pris: 349,95 kr.</text:p>
            <text:p><text:s text:c="12"/></text:p>
            <text:p><text:s text:c="14"/></text:p>
            <text:p><text:s text:c="16"/>Info</text:p>
          </table:table-cell>
          <table:table-cell office:value-type="string">
            <text:p>https://www.skalk.dk/webshoppen/produkter/imports/9788740662191-et-danmark-i-splid-med-sig-selv/</text:p>
          </table:table-cell>
          <table:table-cell/>
          <table:table-cell office:value-type="string">
            <text:p>Et Danmark i splid med sig selv</text:p>
          </table:table-cell>
          <table:table-cell office:value-type="string">
            <text:p>Medlemspris: 280,00 kr.</text:p>
          </table:table-cell>
          <table:table-cell office:value-type="string">
            <text:p>Pris: 349,95 kr.</text:p>
          </table:table-cell>
          <table:table-cell office:value-type="string">
            <text:p>Et Danmark i splid med sig selv handler om den tyske besættelse og den allierede befrielse af Holbæk Amt 1940-45. Samarbejdet med Hitlers Tyskland blev forhandlet på plads af regeringer i København og Berlin og bestemte levevilkårene og handlemulighederne i Holbæk Amt. </text:p>
            <text:p>Holbæk Kaserne husede en stor del af den danske hær, og Isefjorden var kravlegård for den danske flåde. Beslutninger truffet i landets centrum splittede danskerne i Holbæk Amt, som måtte vælge mellem en lovlydig tilværelse i ro og orden eller gå i krig på tysk side som østfrontfrivillige eller gå til modstand for at smide tyskerne ud af landet. </text:p>
            <text:p>På grundlag af et righoldigt kildemateriale i private og offentlige arkiver og interviews med aktivister og aktivisters børn undersøges et geografisk udsnit af Danmark. Bogen belyser hele spektret af begivenheder: hverdagsliv, hær og politi, Frikorps Danmark, Schalburgkorps og Hipo, jødeaktion og holocaust, modstandsbevægelse, sabotageaktioner, våbenmodtagelser og likvideringer og retsopgør. </text:p>
            <text:p>Et Danmark i splid med sig selv skildrer de fem forbandede år ikke på det snævre nationale niveau, der begrænser sig til det to-sidede forhold mellem den tyske stormagt og den danske småstat. Perioden anskues i det større internationale perspektiv, hvor det personlige, der for almindelige mennesker uden politisk indflydelse udspilles lokalt, solidariserer sig aktivt med de værdier, de tror på.</text:p>
          </table:table-cell>
          <table:table-cell table:number-columns-repeated="1013"/>
        </table:table-row>
        <table:table-row table:style-name="ro2">
          <table:table-cell office:value-type="string">
            <text:p>1629472326-464</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table:number-columns-repeated="2"/>
          <table:table-cell office:value-type="string">
            <text:p>/Media/DownloadetImages/9788789531007.jpg?width=280&amp;heightratio=1&amp;mode=boxpad</text:p>
          </table:table-cell>
          <table:table-cell table:number-columns-repeated="1017"/>
        </table:table-row>
        <table:table-row table:style-name="ro2">
          <table:table-cell office:value-type="string">
            <text:p>1629472167-405</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table:number-columns-repeated="2"/>
          <table:table-cell office:value-type="string">
            <text:p>/Media/DownloadetImages/9788740663402.jpg?width=280&amp;heightratio=1&amp;mode=boxpad</text:p>
          </table:table-cell>
          <table:table-cell table:number-columns-repeated="1017"/>
        </table:table-row>
        <table:table-row table:style-name="ro2">
          <table:table-cell office:value-type="string">
            <text:p>1629472728-617</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Karen Blixens kogebog</text:p>
            <text:p><text:s text:c="26"/>Medlemspris: 200,00 kr.</text:p>
            <text:p><text:s text:c="26"/>Pris: 249,95 kr.</text:p>
            <text:p><text:s text:c="12"/></text:p>
            <text:p><text:s text:c="14"/></text:p>
            <text:p><text:s text:c="16"/>Info</text:p>
          </table:table-cell>
          <table:table-cell office:value-type="string">
            <text:p>https://www.skalk.dk/webshoppen/produkter/imports/9788750057680-karen-blixens-kogebog/</text:p>
          </table:table-cell>
          <table:table-cell/>
          <table:table-cell office:value-type="string">
            <text:p>Karen Blixens kogebog</text:p>
          </table:table-cell>
          <table:table-cell office:value-type="string">
            <text:p>Medlemspris: 200,00 kr.</text:p>
          </table:table-cell>
          <table:table-cell office:value-type="string">
            <text:p>Pris: 249,95 kr.</text:p>
          </table:table-cell>
          <table:table-cell office:value-type="string">
            <text:p>Opskrifterne er præsenteret i en form, der gør det nemt at genskabe dem i et moderne køkken og genoplive Blixens gastronomi derhjemme, og de er alle ledsaget af en anekdote fra forfatterindens køkken.</text:p>
          </table:table-cell>
          <table:table-cell table:number-columns-repeated="1013"/>
        </table:table-row>
        <table:table-row table:style-name="ro2">
          <table:table-cell office:value-type="string">
            <text:p>1629471696-214</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table:number-columns-repeated="2"/>
          <table:table-cell office:value-type="string">
            <text:p>/Media/DownloadetImages/9788797114230.jpg?width=280&amp;heightratio=1&amp;mode=boxpad</text:p>
          </table:table-cell>
          <table:table-cell table:number-columns-repeated="1017"/>
        </table:table-row>
        <table:table-row table:style-name="ro2">
          <table:table-cell office:value-type="string">
            <text:p>1629471895-280</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vend, Bjørn og Pie</text:p>
            <text:p><text:s text:c="26"/>Medlemspris: 199,96 kr.</text:p>
            <text:p><text:s text:c="26"/>Pris: 249,95 kr.</text:p>
            <text:p><text:s text:c="12"/></text:p>
            <text:p><text:s text:c="14"/></text:p>
            <text:p><text:s text:c="16"/>Info</text:p>
          </table:table-cell>
          <table:table-cell office:value-type="string">
            <text:p>https://www.skalk.dk/webshoppen/produkter/imports/9788740673494-svend-bjoern-og-pie/</text:p>
          </table:table-cell>
          <table:table-cell/>
          <table:table-cell office:value-type="string">
            <text:p>Svend, Bjørn og Pie</text:p>
          </table:table-cell>
          <table:table-cell office:value-type="string">
            <text:p>Medlemspris: 199,96 kr.</text:p>
          </table:table-cell>
          <table:table-cell office:value-type="string">
            <text:p>Pris: 249,95 kr.</text:p>
          </table:table-cell>
          <table:table-cell office:value-type="string">
            <text:p>Svend, Bjørn og Pie – tre søskende i modstandskampen er beretningen om, hvordan tre unge familiemedlemmer bliver involveret i de første nedkastninger i Østjylland, hvordan de husede faldskærmsfolk og besætningsmedlemmer fra nedstyrtede engelske fly, og hvordan de siden deltog i opbygningen af en lang række sabotage- og nedkastningsgrupper. De stod for opbevaring og distribution af våben og sprængstoffer til hele landet og afholdt planlægningsmøder med modstandsbevægelsens ledelse.</text:p>
          </table:table-cell>
          <table:table-cell table:number-columns-repeated="1013"/>
        </table:table-row>
        <table:table-row table:style-name="ro2">
          <table:table-cell office:value-type="string">
            <text:p>1629472009-324</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table:number-columns-repeated="2"/>
          <table:table-cell office:value-type="string">
            <text:p>/Media/DownloadetImages/9788793464407.jpg?width=280&amp;heightratio=1&amp;mode=boxpad</text:p>
          </table:table-cell>
          <table:table-cell table:number-columns-repeated="1017"/>
        </table:table-row>
        <table:table-row table:style-name="ro2">
          <table:table-cell office:value-type="string">
            <text:p>1629473425-924</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table:number-columns-repeated="2"/>
          <table:table-cell office:value-type="string">
            <text:p>/Media/DownloadetImages/9788763546843.jpg?width=280&amp;heightratio=1&amp;mode=boxpad</text:p>
          </table:table-cell>
          <table:table-cell table:number-columns-repeated="1017"/>
        </table:table-row>
        <table:table-row table:style-name="ro2">
          <table:table-cell office:value-type="string">
            <text:p>1629472245-433</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Nordbomønstre</text:p>
            <text:p><text:s text:c="26"/>Medlemspris: 210,00 kr.</text:p>
            <text:p><text:s text:c="26"/>Pris: 248,00 kr.</text:p>
            <text:p><text:s text:c="12"/></text:p>
            <text:p><text:s text:c="14"/></text:p>
            <text:p><text:s text:c="16"/>Info</text:p>
          </table:table-cell>
          <table:table-cell office:value-type="string">
            <text:p>https://www.skalk.dk/webshoppen/produkter/imports/9788779342972-nordbomoenstre/</text:p>
          </table:table-cell>
          <table:table-cell/>
          <table:table-cell office:value-type="string">
            <text:p>Nordbomønstre</text:p>
          </table:table-cell>
          <table:table-cell office:value-type="string">
            <text:p>Medlemspris: 210,00 kr.</text:p>
          </table:table-cell>
          <table:table-cell office:value-type="string">
            <text:p>Pris: 248,00 kr.</text:p>
          </table:table-cell>
          <table:table-cell office:value-type="string">
            <text:p>For snart hundrede år siden blev der ved en arkæologisk udgravning på Herjolfsnæs i Grønland gjort et sensationelt fund af tekstiler. Dette fund blev dengang betegnet som den største tekstil-historiske begivenhed i Europa. Heroppe højt mod nord havde man fulgt den europæiske mode ligesom tilfældet var sydpå i Europa. Med Herjolfsnæsfundet kunne man se velbevarede eksempler på middelalderens dragter, og se hvordan børn og voksne gik klædt for 8-900 år siden.</text:p>
          </table:table-cell>
          <table:table-cell table:number-columns-repeated="1013"/>
        </table:table-row>
        <table:table-row table:style-name="ro2">
          <table:table-cell office:value-type="string">
            <text:p>1629473267-838</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table:number-columns-repeated="2"/>
          <table:table-cell office:value-type="string">
            <text:p>/Media/DownloadetImages/9788702250602.jpg?width=280&amp;heightratio=1&amp;mode=boxpad</text:p>
          </table:table-cell>
          <table:table-cell table:number-columns-repeated="1017"/>
        </table:table-row>
        <table:table-row table:style-name="ro2">
          <table:table-cell office:value-type="string">
            <text:p>1629472326-469</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table:number-columns-repeated="2"/>
          <table:table-cell office:value-type="string">
            <text:p>/Media/DownloadetImages/9788740658514.jpg?width=280&amp;heightratio=1&amp;mode=boxpad</text:p>
          </table:table-cell>
          <table:table-cell table:number-columns-repeated="1017"/>
        </table:table-row>
        <table:table-row table:style-name="ro2">
          <table:table-cell office:value-type="string">
            <text:p>1629473116-779</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table:number-columns-repeated="2"/>
          <table:table-cell office:value-type="string">
            <text:p>/Media/DownloadetImages/9788740650884.jpg?width=280&amp;heightratio=1&amp;mode=boxpad</text:p>
          </table:table-cell>
          <table:table-cell table:number-columns-repeated="1017"/>
        </table:table-row>
        <table:table-row table:style-name="ro2">
          <table:table-cell office:value-type="string">
            <text:p>1629471673-189</text:p>
          </table:table-cell>
          <table:table-cell office:value-type="string">
            <text:p>https://www.skalk.dk/webshoppen/?categories=18858&amp;sort=alphabetical</text:p>
          </table:table-cell>
          <table:table-cell office:value-type="string">
            <text:p>»</text:p>
          </table:table-cell>
          <table:table-cell office:value-type="string">
            <text:p>https://www.skalk.dk/webshoppen/?page=14&amp;categories=18858&amp;sort=alphabetical</text:p>
          </table:table-cell>
          <table:table-cell office:value-type="string">
            <text:p>Aarhus i årtier - 60'erne</text:p>
            <text:p><text:s text:c="26"/>Medlemspris: 280,00 kr.</text:p>
            <text:p><text:s text:c="26"/>Pris: 349,95 kr.</text:p>
            <text:p><text:s text:c="12"/></text:p>
            <text:p><text:s text:c="14"/></text:p>
            <text:p><text:s text:c="16"/>Info</text:p>
          </table:table-cell>
          <table:table-cell office:value-type="string">
            <text:p>https://www.skalk.dk/webshoppen/produkter/imports/9788740618211-aarhus-i-aartier-60erne/</text:p>
          </table:table-cell>
          <table:table-cell/>
          <table:table-cell office:value-type="string">
            <text:p>Aarhus i årtier - 60'erne</text:p>
          </table:table-cell>
          <table:table-cell office:value-type="string">
            <text:p>Medlemspris: 280,00 kr.</text:p>
          </table:table-cell>
          <table:table-cell office:value-type="string">
            <text:p>Pris: 349,95 kr.</text:p>
          </table:table-cell>
          <table:table-cell office:value-type="string">
            <text:p>Århus i 60’erne fortalt i billederDe danske byer forandrer sig i disse år med hastige skridt. Måske især i Aarhus, hvor gammelt rives ned og der bygges nyt som aldrig før. I en tid med store forandringer kan det være godt at kigge tilbage i tiden - på en svunden by, der så meget anderledes ud end det moderne Aarhus.I ”Aarhus i årtier” inviterer TURBINE, Den Gamle by og Stadsarkivet i Aarhus læserne med tilbage på en tidsrejse til en svunden tid. Bogen om Aarhus I 60’erne er andet bind i en planlagt storstilet serie på fire bøger om Aarhus' historie fortalt i billeder.Bogen fortæller om 60’ernes Århus. Et årti med voldsomme forandringer i bybilledet. Store gadegennembrud blev planlagt, men gudskelov forhindret  af bl.a. den fremsynede borgmester Bernhardt Jensen. Nye store boligområder opstod rundt om byen.Det er de billeder, denne bog præsenterer – her i blandt hidtil usete og unikke fotografier, der stammer fra billedsamlingerne i Den Gamle By og Aarhus.Bogen er redigeret og sat sammen af stadsarkivar Søren Bitsch Christensen fra Aarhus Stadsarkiv.”Aarhus i Årtier” vil udkomme med en stor lokal mediedækning og med opbakning fra Den Gamle By og Stadsarkivet, der flittigt vil fortælle om bogen via deres egne medier.“Dengang byen selv lavede øl og solen altid skinnede om sommeren. Vidunderlig bog om Aarhus i 1950' erne - fortalt i billeder”. Anmeldelse af bind 1 af serien i Aarhus Stiftstidende.</text:p>
          </table:table-cell>
          <table:table-cell table:number-columns-repeated="1013"/>
        </table:table-row>
        <table:table-row table:style-name="ro2">
          <table:table-cell office:value-type="string">
            <text:p>1629471812-243</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The Hammerum Burial Site</text:p>
            <text:p><text:s text:c="26"/>Medlemspris: 270,00 kr.</text:p>
            <text:p><text:s text:c="26"/>Pris: 299,95 kr.</text:p>
            <text:p><text:s text:c="12"/></text:p>
            <text:p><text:s text:c="14"/></text:p>
            <text:p><text:s text:c="16"/>Info</text:p>
          </table:table-cell>
          <table:table-cell office:value-type="string">
            <text:p>https://www.skalk.dk/webshoppen/produkter/imports/9788793423237-the-hammerum-burial-site/</text:p>
          </table:table-cell>
          <table:table-cell/>
          <table:table-cell office:value-type="string">
            <text:p>The Hammerum Burial Site</text:p>
          </table:table-cell>
          <table:table-cell office:value-type="string">
            <text:p>Medlemspris: 270,00 kr.</text:p>
          </table:table-cell>
          <table:table-cell office:value-type="string">
            <text:p>Pris: 299,95 kr.</text:p>
          </table:table-cell>
          <table:table-cell table:number-columns-repeated="1014"/>
        </table:table-row>
        <table:table-row table:style-name="ro2">
          <table:table-cell office:value-type="string">
            <text:p>1629471696-208</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table:number-columns-repeated="2"/>
          <table:table-cell office:value-type="string">
            <text:p>/Media/DownloadetImages/9788702179101.jpg?width=280&amp;heightratio=1&amp;mode=boxpad</text:p>
          </table:table-cell>
          <table:table-cell table:number-columns-repeated="1017"/>
        </table:table-row>
        <table:table-row table:style-name="ro2">
          <table:table-cell office:value-type="string">
            <text:p>1629473207-812</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Dronning Margrethe</text:p>
            <text:p><text:s text:c="26"/>Medlemspris: 320,00 kr.</text:p>
            <text:p><text:s text:c="26"/>Pris: 399,95 kr.</text:p>
            <text:p><text:s text:c="12"/></text:p>
            <text:p><text:s text:c="14"/></text:p>
            <text:p><text:s text:c="16"/>Info</text:p>
          </table:table-cell>
          <table:table-cell office:value-type="string">
            <text:p>https://www.skalk.dk/webshoppen/produkter/imports/9788711917046-dronning-margrethe/</text:p>
          </table:table-cell>
          <table:table-cell/>
          <table:table-cell office:value-type="string">
            <text:p>Dronning Margrethe</text:p>
          </table:table-cell>
          <table:table-cell office:value-type="string">
            <text:p>Medlemspris: 320,00 kr.</text:p>
          </table:table-cell>
          <table:table-cell office:value-type="string">
            <text:p>Pris: 399,95 kr.</text:p>
          </table:table-cell>
          <table:table-cell office:value-type="string">
            <text:p>Karin Palshøj er journalist og forfatter. Hun er tidligere mangeårig vært og redaktør på DR og forfatter til flere bøger om kongehuset. I dag er hun ansat i mediekoncernen Egmonts kommunikationsafdeling.</text:p>
          </table:table-cell>
          <table:table-cell table:number-columns-repeated="1013"/>
        </table:table-row>
        <table:table-row table:style-name="ro2">
          <table:table-cell office:value-type="string">
            <text:p>1629471825-245</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The <text:s/>archaeology of medieval Europe Eighth to twelfth centuries AD</text:p>
            <text:p><text:s text:c="26"/>Medlemspris: 540,00 kr.</text:p>
            <text:p><text:s text:c="26"/>Pris: 600,00 kr.</text:p>
            <text:p><text:s text:c="12"/></text:p>
            <text:p><text:s text:c="14"/></text:p>
            <text:p><text:s text:c="16"/>Info</text:p>
          </table:table-cell>
          <table:table-cell office:value-type="string">
            <text:p>https://www.skalk.dk/webshoppen/produkter/imports/9788779342880-the-archaeology-of-medieval-europe-eighth-to-twelfth-centuries-ad/</text:p>
          </table:table-cell>
          <table:table-cell/>
          <table:table-cell office:value-type="string">
            <text:p>The <text:s/>archaeology of medieval Europe Eighth to twelfth centuries AD</text:p>
          </table:table-cell>
          <table:table-cell office:value-type="string">
            <text:p>Medlemspris: 540,00 kr.</text:p>
          </table:table-cell>
          <table:table-cell office:value-type="string">
            <text:p>Pris: 600,00 kr.</text:p>
          </table:table-cell>
          <table:table-cell office:value-type="string">
            <text:p>The two volumes of The Archaeology of Medieval Europe will together comprise the first complete account of medieval archaeology across Europe. Archaeologists from academic institutions in fifteen countries are collaborating to produce these two books of sixteen thematic chapters each. In addition, every chapter will feature a number of ´box-texts´, by specialist contributors, highlighting sites or themes of particular importance. The books will be comprehensively illustrated throughout, in both colour and b/w, including line drawings and specially commissioned maps.</text:p>
            <text:p/>
            <text:p>This ground-breaking set, which is divided chronologically into two (Vol. 1 extending from the Eighth to Twelfth Centuries AD, and Vol. 2 from the Twelfth to Sixteenth Centuries - to appear 2008), will enable readers to track the development of different cultures, and of regional characteristics, throughout the full extent of medieval Catholic Europe. In addition to revealing shared contexts and technological developments, the complete work will also provide the opportunity for demonstrating the differences that inevitably present across the Continent - from Iceland to Italy, and from Portugal to Finland - and to study why such existed.</text:p>
          </table:table-cell>
          <table:table-cell table:number-columns-repeated="1013"/>
        </table:table-row>
        <table:table-row table:style-name="ro2">
          <table:table-cell office:value-type="string">
            <text:p>1629472326-471</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table:number-columns-repeated="2"/>
          <table:table-cell office:value-type="string">
            <text:p>/Media/DownloadetImages/9788740669763.jpg?width=280&amp;heightratio=1&amp;mode=boxpad</text:p>
          </table:table-cell>
          <table:table-cell table:number-columns-repeated="1017"/>
        </table:table-row>
        <table:table-row table:style-name="ro2">
          <table:table-cell office:value-type="string">
            <text:p>1629473009-740</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Genforeningen 1920</text:p>
            <text:p><text:s text:c="26"/>Medlemspris: 320,00 kr.</text:p>
            <text:p><text:s text:c="26"/>Pris: 399,95 kr.</text:p>
            <text:p><text:s text:c="12"/></text:p>
            <text:p><text:s text:c="14"/></text:p>
            <text:p><text:s text:c="16"/>Info</text:p>
          </table:table-cell>
          <table:table-cell office:value-type="string">
            <text:p>https://www.skalk.dk/webshoppen/produkter/imports/9788711906682-genforeningen-1920/</text:p>
          </table:table-cell>
          <table:table-cell/>
          <table:table-cell office:value-type="string">
            <text:p>Genforeningen 1920</text:p>
          </table:table-cell>
          <table:table-cell office:value-type="string">
            <text:p>Medlemspris: 320,00 kr.</text:p>
          </table:table-cell>
          <table:table-cell office:value-type="string">
            <text:p>Pris: 399,95 kr.</text:p>
          </table:table-cell>
          <table:table-cell office:value-type="string">
            <text:p>Bogen er i stort format og rigt illustreret.</text:p>
          </table:table-cell>
          <table:table-cell table:number-columns-repeated="1013"/>
        </table:table-row>
        <table:table-row table:style-name="ro2">
          <table:table-cell office:value-type="string">
            <text:p>1629473114-765</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Nyhed</text:p>
            <text:p><text:s text:c="10"/></text:p>
            <text:p><text:s text:c="12"/></text:p>
            <text:p><text:s text:c="14"/></text:p>
            <text:p><text:s text:c="34"/></text:p>
            <text:p><text:s text:c="14"/></text:p>
            <text:p><text:s text:c="12"/></text:p>
            <text:p><text:s text:c="10"/></text:p>
            <text:p><text:s text:c="14"/>Finkultur og mangfoldighed</text:p>
            <text:p><text:s text:c="26"/>Medlemspris: 340,00 kr.</text:p>
            <text:p><text:s text:c="26"/>Pris: 399,95 kr.</text:p>
            <text:p><text:s text:c="12"/></text:p>
            <text:p><text:s text:c="14"/></text:p>
            <text:p><text:s text:c="16"/>Info</text:p>
          </table:table-cell>
          <table:table-cell office:value-type="string">
            <text:p>https://www.skalk.dk/webshoppen/produkter/imports/9788712064954-finkultur-og-mangfoldighed/</text:p>
          </table:table-cell>
          <table:table-cell/>
          <table:table-cell office:value-type="string">
            <text:p>Finkultur og mangfoldighed</text:p>
          </table:table-cell>
          <table:table-cell office:value-type="string">
            <text:p>Medlemspris: 340,00 kr.</text:p>
          </table:table-cell>
          <table:table-cell office:value-type="string">
            <text:p>Pris: 399,95 kr.</text:p>
          </table:table-cell>
          <table:table-cell office:value-type="string">
            <text:p>Finkultur og mangfoldighed fortæller historien om dansk kulturpolitik fra oprettelsen af Kulturministeriet i 1961 frem til i dag med fokus på den konkrete lovgivning, politikkens betydning for kulturlivet og debatten på Christiansborg og i medierne.</text:p>
          </table:table-cell>
          <table:table-cell table:number-columns-repeated="1013"/>
        </table:table-row>
        <table:table-row table:style-name="ro2">
          <table:table-cell office:value-type="string">
            <text:p>1629473510-957</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 spaniolerne kom</text:p>
            <text:p><text:s text:c="26"/>Medlemspris: 180,00 kr.</text:p>
            <text:p><text:s text:c="26"/>Pris: 228,00 kr.</text:p>
            <text:p><text:s text:c="12"/></text:p>
            <text:p><text:s text:c="14"/></text:p>
            <text:p><text:s text:c="16"/>Info</text:p>
          </table:table-cell>
          <table:table-cell office:value-type="string">
            <text:p>https://www.skalk.dk/webshoppen/produkter/imports/9788789531083-da-spaniolerne-kom/</text:p>
          </table:table-cell>
          <table:table-cell/>
          <table:table-cell office:value-type="string">
            <text:p>Da spaniolerne kom</text:p>
          </table:table-cell>
          <table:table-cell office:value-type="string">
            <text:p>Medlemspris: 180,00 kr.</text:p>
          </table:table-cell>
          <table:table-cell office:value-type="string">
            <text:p>Pris: 228,00 kr.</text:p>
          </table:table-cell>
          <table:table-cell table:number-columns-repeated="1014"/>
        </table:table-row>
        <table:table-row table:style-name="ro2">
          <table:table-cell office:value-type="string">
            <text:p>1629471566-153</text:p>
          </table:table-cell>
          <table:table-cell office:value-type="string">
            <text:p>https://www.skalk.dk/webshoppen/?categories=18858&amp;sort=alphabetical</text:p>
          </table:table-cell>
          <table:table-cell table:number-columns-repeated="2"/>
          <table:table-cell office:value-type="string">
            <text:p>Bedraget - Sagen om Nordisk Fjer</text:p>
            <text:p><text:s text:c="26"/>Medlemspris: 212,50 kr.</text:p>
            <text:p><text:s text:c="26"/>Pris: 249,95 kr.</text:p>
            <text:p><text:s text:c="12"/></text:p>
            <text:p><text:s text:c="14"/></text:p>
            <text:p><text:s text:c="16"/>Info</text:p>
          </table:table-cell>
          <table:table-cell office:value-type="string">
            <text:p>https://www.skalk.dk/webshoppen/produkter/imports/9788711481196-bedraget-sagen-om-nordisk-fjer/</text:p>
          </table:table-cell>
          <table:table-cell/>
          <table:table-cell office:value-type="string">
            <text:p>Bedraget - Sagen om Nordisk Fjer</text:p>
          </table:table-cell>
          <table:table-cell office:value-type="string">
            <text:p>Medlemspris: 212,50 kr.</text:p>
          </table:table-cell>
          <table:table-cell office:value-type="string">
            <text:p>Pris: 249,95 kr.</text:p>
          </table:table-cell>
          <table:table-cell office:value-type="string">
            <text:p>BEDRAGET har siden september 2013 solgt mere end 25.000 eksemplarer. Bogen udkom til flotte anmeldelser og fyldig omtale i de trykte og elektroniske medier. Nu kommer bogen i softcover-udgave i forbindelse med 25-året for afsløringen af bedraget i Nordisk Fjer.</text:p>
          </table:table-cell>
          <table:table-cell table:number-columns-repeated="1013"/>
        </table:table-row>
        <table:table-row table:style-name="ro2">
          <table:table-cell office:value-type="string">
            <text:p>1629472957-714</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table:number-columns-repeated="2"/>
          <table:table-cell office:value-type="string">
            <text:p>/Media/DownloadetImages/9788702257274.jpg?width=280&amp;heightratio=1&amp;mode=boxpad</text:p>
          </table:table-cell>
          <table:table-cell table:number-columns-repeated="1017"/>
        </table:table-row>
        <table:table-row table:style-name="ro2">
          <table:table-cell office:value-type="string">
            <text:p>1629473267-829</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table:number-columns-repeated="2"/>
          <table:table-cell office:value-type="string">
            <text:p>/Media/DownloadetImages/9788779344150.jpg?width=280&amp;heightratio=1&amp;mode=boxpad</text:p>
          </table:table-cell>
          <table:table-cell table:number-columns-repeated="1017"/>
        </table:table-row>
        <table:table-row table:style-name="ro2">
          <table:table-cell office:value-type="string">
            <text:p>1629472497-542</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Woven into the Earth</text:p>
            <text:p><text:s text:c="26"/>Medlemspris: 358,75 kr.</text:p>
            <text:p><text:s text:c="26"/>Pris: 398,00 kr.</text:p>
            <text:p><text:s text:c="12"/></text:p>
            <text:p><text:s text:c="14"/></text:p>
            <text:p><text:s text:c="16"/>Info</text:p>
          </table:table-cell>
          <table:table-cell office:value-type="string">
            <text:p>https://www.skalk.dk/webshoppen/produkter/imports/9788772889351-woven-into-the-earth/</text:p>
          </table:table-cell>
          <table:table-cell/>
          <table:table-cell office:value-type="string">
            <text:p>Woven into the Earth</text:p>
          </table:table-cell>
          <table:table-cell office:value-type="string">
            <text:p>Medlemspris: 358,75 kr.</text:p>
          </table:table-cell>
          <table:table-cell office:value-type="string">
            <text:p>Pris: 398,00 kr.</text:p>
          </table:table-cell>
          <table:table-cell office:value-type="string">
            <text:p>Erik den Rødes efterkommere, de norrøne grøn­lændere, beboede det sydvestlige Grønland i et halvt årtusinde indtil midten af 1400-årene, hvor de sidste nordboere af endnu uopklarede grunde forsvandt.</text:p>
          </table:table-cell>
          <table:table-cell table:number-columns-repeated="1013"/>
        </table:table-row>
        <table:table-row table:style-name="ro2">
          <table:table-cell office:value-type="string">
            <text:p>1629473094-762</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Forladt</text:p>
            <text:p><text:s text:c="26"/>Medlemspris: 240,00 kr.</text:p>
            <text:p><text:s text:c="26"/>Pris: 299,95 kr.</text:p>
            <text:p><text:s text:c="12"/></text:p>
            <text:p><text:s text:c="14"/></text:p>
            <text:p><text:s text:c="16"/>Info</text:p>
          </table:table-cell>
          <table:table-cell office:value-type="string">
            <text:p>https://www.skalk.dk/webshoppen/produkter/imports/9788711543535-forladt/</text:p>
          </table:table-cell>
          <table:table-cell/>
          <table:table-cell office:value-type="string">
            <text:p>Forladt</text:p>
          </table:table-cell>
          <table:table-cell office:value-type="string">
            <text:p>Medlemspris: 240,00 kr.</text:p>
          </table:table-cell>
          <table:table-cell office:value-type="string">
            <text:p>Pris: 299,95 kr.</text:p>
          </table:table-cell>
          <table:table-cell table:number-columns-repeated="1014"/>
        </table:table-row>
        <table:table-row table:style-name="ro2">
          <table:table-cell office:value-type="string">
            <text:p>1629472125-369</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Poq den første grønlænder i Danmark som kom hjem</text:p>
            <text:p><text:s text:c="26"/>Medlemspris: 268,88 kr.</text:p>
            <text:p><text:s text:c="26"/>Pris: 299,00 kr.</text:p>
            <text:p><text:s text:c="12"/></text:p>
            <text:p><text:s text:c="14"/></text:p>
            <text:p><text:s text:c="16"/>Info</text:p>
          </table:table-cell>
          <table:table-cell office:value-type="string">
            <text:p>https://www.skalk.dk/webshoppen/produkter/imports/9788793464407-poq-den-foerste-groenlaender-i-danmark-som-kom-hjem/</text:p>
          </table:table-cell>
          <table:table-cell/>
          <table:table-cell office:value-type="string">
            <text:p>Poq den første grønlænder i Danmark som kom hjem</text:p>
          </table:table-cell>
          <table:table-cell office:value-type="string">
            <text:p>Medlemspris: 268,88 kr.</text:p>
          </table:table-cell>
          <table:table-cell office:value-type="string">
            <text:p>Pris: 299,00 kr.</text:p>
          </table:table-cell>
          <table:table-cell office:value-type="string">
            <text:p>Poq den første grønlænder i Danmark som kom hjem igen. Hans Egedes Mission i Grønland 1721-1729</text:p>
          </table:table-cell>
          <table:table-cell table:number-columns-repeated="1013"/>
        </table:table-row>
        <table:table-row table:style-name="ro2">
          <table:table-cell office:value-type="string">
            <text:p>1629471806-240</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Thor-kult i vikingetiden</text:p>
            <text:p><text:s text:c="26"/>Medlemspris: 198,00 kr.</text:p>
            <text:p><text:s text:c="26"/>Pris: 248,00 kr.</text:p>
            <text:p><text:s text:c="12"/></text:p>
            <text:p><text:s text:c="14"/></text:p>
            <text:p><text:s text:c="16"/>Info</text:p>
          </table:table-cell>
          <table:table-cell office:value-type="string">
            <text:p>https://www.skalk.dk/webshoppen/produkter/imports/9788763540735-thor-kult-i-vikingetiden/</text:p>
          </table:table-cell>
          <table:table-cell/>
          <table:table-cell office:value-type="string">
            <text:p>Thor-kult i vikingetiden</text:p>
          </table:table-cell>
          <table:table-cell office:value-type="string">
            <text:p>Medlemspris: 198,00 kr.</text:p>
          </table:table-cell>
          <table:table-cell office:value-type="string">
            <text:p>Pris: 248,00 kr.</text:p>
          </table:table-cell>
          <table:table-cell office:value-type="string">
            <text:p>Forfatterens konklusioner tydeliggør, at vikingetidens førkristne religion ikke var en fast, uforanderlig størrelse, men en religion, der ændrede sig løbende over tid og sted i de trehundrede år, som vikingetiden varede. Samtidig viser han, at ældre tolkninger af kildematerialet til vikingetidens religion, der gentages i håndbøgerne til perioden, ofte bygger på antagelser og præmisser, der ikke længere er holdbare. Bogen er således relevant for historiske, arkæologiske og religionshistoriske studier af vikingetidens religion.</text:p>
          </table:table-cell>
          <table:table-cell table:number-columns-repeated="1013"/>
        </table:table-row>
        <table:table-row table:style-name="ro2">
          <table:table-cell office:value-type="string">
            <text:p>1629472125-376</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Poq den første grønlænder i Danmark som kom hjem</text:p>
            <text:p><text:s text:c="26"/>Medlemspris: 268,88 kr.</text:p>
            <text:p><text:s text:c="26"/>Pris: 299,00 kr.</text:p>
            <text:p><text:s text:c="12"/></text:p>
            <text:p><text:s text:c="14"/></text:p>
            <text:p><text:s text:c="16"/>Info</text:p>
          </table:table-cell>
          <table:table-cell office:value-type="string">
            <text:p>https://www.skalk.dk/webshoppen/produkter/imports/9788793464407-poq-den-foerste-groenlaender-i-danmark-som-kom-hjem/</text:p>
          </table:table-cell>
          <table:table-cell/>
          <table:table-cell office:value-type="string">
            <text:p>Poq den første grønlænder i Danmark som kom hjem</text:p>
          </table:table-cell>
          <table:table-cell office:value-type="string">
            <text:p>Medlemspris: 268,88 kr.</text:p>
          </table:table-cell>
          <table:table-cell office:value-type="string">
            <text:p>Pris: 299,00 kr.</text:p>
          </table:table-cell>
          <table:table-cell office:value-type="string">
            <text:p>En af Palases unge disciple var Poq. Han blev bl.a. belønnet med fiskekroge, når han havde lært et bogstav.</text:p>
          </table:table-cell>
          <table:table-cell table:number-columns-repeated="1013"/>
        </table:table-row>
        <table:table-row table:style-name="ro2">
          <table:table-cell office:value-type="string">
            <text:p>1629472035-345</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Ryd klosters årbog i kulturhistorisk belysning</text:p>
            <text:p><text:s text:c="26"/>Medlemspris: 126,00 kr.</text:p>
            <text:p><text:s text:c="26"/>Pris: 159,00 kr.</text:p>
            <text:p><text:s text:c="12"/></text:p>
            <text:p><text:s text:c="14"/></text:p>
            <text:p><text:s text:c="16"/>Info</text:p>
          </table:table-cell>
          <table:table-cell office:value-type="string">
            <text:p>https://www.skalk.dk/webshoppen/produkter/imports/9788785160997-ryd-klosters-aarbog-i-kulturhistorisk-belysning/</text:p>
          </table:table-cell>
          <table:table-cell/>
          <table:table-cell office:value-type="string">
            <text:p>Ryd klosters årbog i kulturhistorisk belysning</text:p>
          </table:table-cell>
          <table:table-cell office:value-type="string">
            <text:p>Medlemspris: 126,00 kr.</text:p>
          </table:table-cell>
          <table:table-cell office:value-type="string">
            <text:p>Pris: 159,00 kr.</text:p>
          </table:table-cell>
          <table:table-cell office:value-type="string">
            <text:p>Ryd Klosters Årbog. Nyoversat og kommenteret af Rikke Agnete Olsen.</text:p>
          </table:table-cell>
          <table:table-cell table:number-columns-repeated="1013"/>
        </table:table-row>
        <table:table-row table:style-name="ro2">
          <table:table-cell office:value-type="string">
            <text:p>1629471696-207</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table:number-columns-repeated="2"/>
          <table:table-cell office:value-type="string">
            <text:p>/Media/DownloadetImages/9788702082302.jpg?width=280&amp;heightratio=1&amp;mode=boxpad</text:p>
          </table:table-cell>
          <table:table-cell table:number-columns-repeated="1017"/>
        </table:table-row>
        <table:table-row table:style-name="ro2">
          <table:table-cell office:value-type="string">
            <text:p>1629473422-895</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ANSK KOLONI I INDIELAND</text:p>
            <text:p><text:s text:c="26"/>Medlemspris: 315,00 kr.</text:p>
            <text:p><text:s text:c="26"/>Pris: 349,00 kr.</text:p>
            <text:p><text:s text:c="12"/></text:p>
            <text:p><text:s text:c="14"/></text:p>
            <text:p><text:s text:c="16"/>Info</text:p>
          </table:table-cell>
          <table:table-cell office:value-type="string">
            <text:p>https://www.skalk.dk/webshoppen/produkter/imports/9788799508679-dansk-koloni-i-indieland/</text:p>
          </table:table-cell>
          <table:table-cell/>
          <table:table-cell office:value-type="string">
            <text:p>DANSK KOLONI I INDIELAND</text:p>
          </table:table-cell>
          <table:table-cell office:value-type="string">
            <text:p>Medlemspris: 315,00 kr.</text:p>
          </table:table-cell>
          <table:table-cell office:value-type="string">
            <text:p>Pris: 349,00 kr.</text:p>
          </table:table-cell>
          <table:table-cell office:value-type="string">
            <text:p>Dansk koloni i Indieland er en historisk roman om 600 mænd, der i 1618 begiver sig ud på en utrolig rejse for at vinde ære og rigdom – og skaffe Christian den 4. en koloni i Ostindien.</text:p>
          </table:table-cell>
          <table:table-cell table:number-columns-repeated="1013"/>
        </table:table-row>
        <table:table-row table:style-name="ro2">
          <table:table-cell office:value-type="string">
            <text:p>1629471505-125</text:p>
          </table:table-cell>
          <table:table-cell office:value-type="string">
            <text:p>https://www.skalk.dk/webshoppen/?categories=18858&amp;sort=alphabetical</text:p>
          </table:table-cell>
          <table:table-cell table:number-columns-repeated="4"/>
          <table:table-cell office:value-type="string">
            <text:p>/Media/DownloadetImages/9788702124378.jpg?width=280&amp;heightratio=1&amp;mode=boxpad</text:p>
          </table:table-cell>
          <table:table-cell table:number-columns-repeated="1017"/>
        </table:table-row>
        <table:table-row table:style-name="ro2">
          <table:table-cell office:value-type="string">
            <text:p>1629471696-193</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table:number-columns-repeated="2"/>
          <table:table-cell office:value-type="string">
            <text:p>/Media/DownloadetImages/9788774061090.jpg?width=280&amp;heightratio=1&amp;mode=boxpad</text:p>
          </table:table-cell>
          <table:table-cell table:number-columns-repeated="1017"/>
        </table:table-row>
        <table:table-row table:style-name="ro2">
          <table:table-cell office:value-type="string">
            <text:p>1629471761-228</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Tomis-A</text:p>
            <text:p><text:s text:c="26"/>Medlemspris: 211,44 kr.</text:p>
            <text:p><text:s text:c="26"/>Pris: 249,00 kr.</text:p>
            <text:p><text:s text:c="12"/></text:p>
            <text:p><text:s text:c="14"/></text:p>
            <text:p><text:s text:c="16"/>Info</text:p>
          </table:table-cell>
          <table:table-cell office:value-type="string">
            <text:p>https://www.skalk.dk/webshoppen/produkter/imports/9788702082302-tomis-a/</text:p>
          </table:table-cell>
          <table:table-cell/>
          <table:table-cell office:value-type="string">
            <text:p>Tomis-A</text:p>
          </table:table-cell>
          <table:table-cell office:value-type="string">
            <text:p>Medlemspris: 211,44 kr.</text:p>
          </table:table-cell>
          <table:table-cell office:value-type="string">
            <text:p>Pris: 249,00 kr.</text:p>
          </table:table-cell>
          <table:table-cell office:value-type="string">
            <text:p>Tomis-A er det dæknavn, som den hemmelige sikkerhedstjeneste i Prag gav Niels Barfoed, da han i oktober 1986 rejste ind bag Jerntæppet på en hemmelig mission. I Prag blev Barfoed overvåget af mere end 30 "skygger" og blev til sidst arresteret, forhørt og en sen nat eskorteret til grænsen, kropsvisiteret og udvist til Vesttyskland. I Tjekkiet har man fornylig åbnet arkiverne fra kommunismens dage for enhver. De viste sig at rumme minutiøse rapporter om Barfoeds færden. Tomis-A er et møde med en fortid, der har slået dørene op, men også et møde med nutiden, med det moderne Tjekkiet og det, der kom ud af Murens fald. Barfoed har genset Martina, som han skabte problemer for dengang. Og han har opsøgt en af sine gamle "skygger", Vera, og prøvet at lære hende at kende. Og historien får nyt indhold. Fortiden er ikke forbi. Den stiller stadig spørgsmål. 'Guds møller maler ufortrødent', lyder et tjekkisk ordsprog. Det kunne være bogens motto.</text:p>
          </table:table-cell>
          <table:table-cell table:number-columns-repeated="1013"/>
        </table:table-row>
        <table:table-row table:style-name="ro2">
          <table:table-cell office:value-type="string">
            <text:p>1629472000-313</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apiens: Menneskehedens fødsel</text:p>
            <text:p><text:s text:c="26"/>Medlemspris: 240,00 kr.</text:p>
            <text:p><text:s text:c="26"/>Pris: 299,95 kr.</text:p>
            <text:p><text:s text:c="12"/></text:p>
            <text:p><text:s text:c="14"/></text:p>
            <text:p><text:s text:c="16"/>Info</text:p>
          </table:table-cell>
          <table:table-cell office:value-type="string">
            <text:p>https://www.skalk.dk/webshoppen/produkter/imports/9788711984406-sapiens-menneskehedens-foedsel/</text:p>
          </table:table-cell>
          <table:table-cell/>
          <table:table-cell office:value-type="string">
            <text:p>Sapiens: Menneskehedens fødsel</text:p>
          </table:table-cell>
          <table:table-cell office:value-type="string">
            <text:p>Medlemspris: 240,00 kr.</text:p>
          </table:table-cell>
          <table:table-cell office:value-type="string">
            <text:p>Pris: 299,95 kr.</text:p>
          </table:table-cell>
          <table:table-cell office:value-type="string">
            <text:p>Denne graphic history er en genfortælling af første del af Sapiens - En kort historie om menneskeheden. Deter en dramatisk genfortælling af de første menneskers liv på Jorden fyldt med vid, humor og farverige karakterer. Det er også historien om, hvordan en ubetydelig abe kom til at herske over planeten og lærte at dele atomet, flyve til månen og manipulere livets genetiske kode.</text:p>
          </table:table-cell>
          <table:table-cell table:number-columns-repeated="1013"/>
        </table:table-row>
        <table:table-row table:style-name="ro2">
          <table:table-cell office:value-type="string">
            <text:p>1629471680-190</text:p>
          </table:table-cell>
          <table:table-cell office:value-type="string">
            <text:p>https://www.skalk.dk/webshoppen/?categories=18858&amp;sort=alphabetical</text:p>
          </table:table-cell>
          <table:table-cell office:value-type="string">
            <text:p>»</text:p>
          </table:table-cell>
          <table:table-cell office:value-type="string">
            <text:p>https://www.skalk.dk/webshoppen/?page=14&amp;categories=18858&amp;sort=alphabetical</text:p>
          </table:table-cell>
          <table:table-cell office:value-type="string">
            <text:p>Aarhus i årtier – 1980'erne</text:p>
            <text:p><text:s text:c="26"/>Medlemspris: 280,00 kr.</text:p>
            <text:p><text:s text:c="26"/>Pris: 349,95 kr.</text:p>
            <text:p><text:s text:c="12"/></text:p>
            <text:p><text:s text:c="14"/></text:p>
            <text:p><text:s text:c="16"/>Info</text:p>
          </table:table-cell>
          <table:table-cell office:value-type="string">
            <text:p>https://www.skalk.dk/webshoppen/produkter/imports/9788740618235-aarhus-i-aartier-1980erne/</text:p>
          </table:table-cell>
          <table:table-cell/>
          <table:table-cell office:value-type="string">
            <text:p>Aarhus i årtier – 1980'erne</text:p>
          </table:table-cell>
          <table:table-cell office:value-type="string">
            <text:p>Medlemspris: 280,00 kr.</text:p>
          </table:table-cell>
          <table:table-cell office:value-type="string">
            <text:p>Pris: 349,95 kr.</text:p>
          </table:table-cell>
          <table:table-cell office:value-type="string">
            <text:p>I Aarhus i årtier inviterer Turbine, Den Gamle By og Stadsarkivet i Aarhus læserne med tilbage på en tidsrejse til en svunden tid. Bogen om Aarhus i 80’erne er fjerde og sidste bind i en storstilet serie på om Aarhus' historie fortalt i billeder.</text:p>
          </table:table-cell>
          <table:table-cell table:number-columns-repeated="1013"/>
        </table:table-row>
        <table:table-row table:style-name="ro2">
          <table:table-cell office:value-type="string">
            <text:p>1629472996-734</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Gerhard von Kamptz – Bornholms sidste tyske kommandant</text:p>
            <text:p><text:s text:c="26"/>Medlemspris: 199,96 kr.</text:p>
            <text:p><text:s text:c="26"/>Pris: 249,95 kr.</text:p>
            <text:p><text:s text:c="12"/></text:p>
            <text:p><text:s text:c="14"/></text:p>
            <text:p><text:s text:c="16"/>Info</text:p>
          </table:table-cell>
          <table:table-cell office:value-type="string">
            <text:p>https://www.skalk.dk/webshoppen/produkter/imports/9788740668247-gerhard-von-kamptz-bornholms-sidste-tyske-kommandant/</text:p>
          </table:table-cell>
          <table:table-cell/>
          <table:table-cell office:value-type="string">
            <text:p>Gerhard von Kamptz – Bornholms sidste tyske kommandant</text:p>
          </table:table-cell>
          <table:table-cell office:value-type="string">
            <text:p>Medlemspris: 199,96 kr.</text:p>
          </table:table-cell>
          <table:table-cell office:value-type="string">
            <text:p>Pris: 249,95 kr.</text:p>
          </table:table-cell>
          <table:table-cell office:value-type="string">
            <text:p>I maj 1945 lå det meste af Rønne og Neksø i ruiner efter sovjetiske bombeangreb. Alle var dengang enige om, at skylden for ødelæggelserne lå hos den tyske besættelsesmagt og specielt på dens kommandant over øen, Gerhard von Kamptz, som i sin “fanatiske og forbryderiske stivnakkethed” havde nægtet at overgive øen til russerne. I tidens løb er synet på manden blevet mere nuanceret, for tingene var mere komplicerede, end man ville indrømme i 1945. Faktisk fremstår han i den seneste forskning som en ganske almindelig soldat, som handlede uangribeligt i den situation, han stod i.</text:p>
          </table:table-cell>
          <table:table-cell table:number-columns-repeated="1013"/>
        </table:table-row>
        <table:table-row table:style-name="ro2">
          <table:table-cell office:value-type="string">
            <text:p>1629472345-477</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Med morfar ved kulkysten</text:p>
            <text:p><text:s text:c="26"/>Medlemspris: 112,50 kr.</text:p>
            <text:p><text:s text:c="26"/>Pris: 149,95 kr.</text:p>
            <text:p><text:s text:c="12"/></text:p>
            <text:p><text:s text:c="14"/></text:p>
            <text:p><text:s text:c="16"/>Info</text:p>
          </table:table-cell>
          <table:table-cell office:value-type="string">
            <text:p>https://www.skalk.dk/webshoppen/produkter/imports/9788772183008-med-morfar-ved-kulkysten/</text:p>
          </table:table-cell>
          <table:table-cell/>
          <table:table-cell office:value-type="string">
            <text:p>Med morfar ved kulkysten</text:p>
          </table:table-cell>
          <table:table-cell office:value-type="string">
            <text:p>Medlemspris: 112,50 kr.</text:p>
          </table:table-cell>
          <table:table-cell office:value-type="string">
            <text:p>Pris: 149,95 kr.</text:p>
          </table:table-cell>
          <table:table-cell table:number-columns-repeated="1014"/>
        </table:table-row>
        <table:table-row table:style-name="ro2">
          <table:table-cell office:value-type="string">
            <text:p>1629472193-423</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Ole Basse</text:p>
            <text:p><text:s text:c="26"/>Medlemspris: 212,50 kr.</text:p>
            <text:p><text:s text:c="26"/>Pris: 249,95 kr.</text:p>
            <text:p><text:s text:c="12"/></text:p>
            <text:p><text:s text:c="14"/></text:p>
            <text:p><text:s text:c="16"/>Info</text:p>
          </table:table-cell>
          <table:table-cell office:value-type="string">
            <text:p>https://www.skalk.dk/webshoppen/produkter/imports/9788799881611-ole-basse/</text:p>
          </table:table-cell>
          <table:table-cell/>
          <table:table-cell office:value-type="string">
            <text:p>Ole Basse</text:p>
          </table:table-cell>
          <table:table-cell office:value-type="string">
            <text:p>Medlemspris: 212,50 kr.</text:p>
          </table:table-cell>
          <table:table-cell office:value-type="string">
            <text:p>Pris: 249,95 kr.</text:p>
          </table:table-cell>
          <table:table-cell office:value-type="string">
            <text:p>Jeg fisker ikke for at leve. Jeg lever for at fiske”</text:p>
          </table:table-cell>
          <table:table-cell table:number-columns-repeated="1013"/>
        </table:table-row>
        <table:table-row table:style-name="ro2">
          <table:table-cell office:value-type="string">
            <text:p>1629472922-699</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Her findes et minde</text:p>
            <text:p><text:s text:c="26"/>Medlemspris: 225,00 kr.</text:p>
            <text:p><text:s text:c="26"/>Pris: 299,95 kr.</text:p>
            <text:p><text:s text:c="12"/></text:p>
            <text:p><text:s text:c="14"/></text:p>
            <text:p><text:s text:c="16"/>Info</text:p>
          </table:table-cell>
          <table:table-cell office:value-type="string">
            <text:p>https://www.skalk.dk/webshoppen/produkter/imports/9788772374123-her-findes-et-minde/</text:p>
          </table:table-cell>
          <table:table-cell/>
          <table:table-cell office:value-type="string">
            <text:p>Her findes et minde</text:p>
          </table:table-cell>
          <table:table-cell office:value-type="string">
            <text:p>Medlemspris: 225,00 kr.</text:p>
          </table:table-cell>
          <table:table-cell office:value-type="string">
            <text:p>Pris: 299,95 kr.</text:p>
          </table:table-cell>
          <table:table-cell office:value-type="string">
            <text:p>Rundtom i Danmark findes talrige mindesmærker og monumenter. Måske lægger vi mærke til dem, når vi kommer forbi, men kun i de færreste tilfælde kender vi baggrunden. Det råder denne bog bod på. Her fortælles nemlig historien bag i alt 101 udvalgte mindesmærker, og tilsammen bliver beretningen om de 101 mindesmærker til en mini-Danmarkshistorie, der begynder med bronzealderpigen fra Egtved og slutter i 1970’erne. Undervejs møder vi kongelige, adelige og gejstlige, der havde deres gang på slotte, borge og klostre. Men der findes også mindesten for folk, som ikke var specielt højt på strå. Mange af personerne og begivenhederne er for længst gået i glemmebogen, men takket være mindestenene og monumenterne kan de vækkes til live igen. Det viser sig, at historierne om dem dækker hele følelsesregistret fra det dybt tragiske til det muntre og finurlige.</text:p>
          </table:table-cell>
          <table:table-cell table:number-columns-repeated="1013"/>
        </table:table-row>
        <table:table-row table:style-name="ro2">
          <table:table-cell office:value-type="string">
            <text:p>1629472741-619</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Karen Blixens Afrika</text:p>
            <text:p><text:s text:c="26"/>Medlemspris: 255,00 kr.</text:p>
            <text:p><text:s text:c="26"/>Pris: 299,95 kr.</text:p>
            <text:p><text:s text:c="12"/></text:p>
            <text:p><text:s text:c="14"/></text:p>
            <text:p><text:s text:c="16"/>Info</text:p>
          </table:table-cell>
          <table:table-cell office:value-type="string">
            <text:p>https://www.skalk.dk/webshoppen/produkter/imports/9788755912656-karen-blixens-afrika/</text:p>
          </table:table-cell>
          <table:table-cell/>
          <table:table-cell office:value-type="string">
            <text:p>Karen Blixens Afrika</text:p>
          </table:table-cell>
          <table:table-cell office:value-type="string">
            <text:p>Medlemspris: 255,00 kr.</text:p>
          </table:table-cell>
          <table:table-cell office:value-type="string">
            <text:p>Pris: 299,95 kr.</text:p>
          </table:table-cell>
          <table:table-cell office:value-type="string">
            <text:p>Historien om Karen Blixens 18 år lange ophold i Kenya er velkendt fra forfatterindens egen beretning, Den afrikanske Farm, og også fra filmen Mit Afrika. Bogen bygger på virkelige hændelser, men er samtidig fiktion. Filmen tegner et stærkt romantiseret billede, især af kærlighedsforholdet mellem den danske baronesse og den engelske eventyrer Denys Finch Hatton.</text:p>
            <text:p/>
            <text:p>KAREN BLIXENS AFRIKA går bag kulisserne og belyser en række væsentlige forhold i historien om, hvorfor den unge kvinde valgte at emigrere til den britiske kronkoloni. Hvordan hun på sin afrikanske farm håndterede at leve side om side med folkeslag, der var fremmede for hende. Hvad hun mente om de indfødtes traditioner – og hvad de mente om hendes. Hvordan hun forholdt sig til islam, herunder sharialoven, som hun selv kom til at dømme efter. Hvordan hun betragtede sin dobbeltrolle som repræsentant for overmagten og ven med den lokale befolkning. Og hvad hun i virkeligheden følte for de to mænd i sit afrikanske liv, storvildtjægerne Bror Blixen og Denys Finch Hatton. En lang række begivenheder og mennesker, der fik betydning for Karen Blixen, analyseres og sættes i relation til det senere så berømte forfatterskab. Afslutningsvis kommer bogen ind på de racismeanklager, som Karen Blixen efter sin død blev udsat for fra afrikansk hold.</text:p>
            <text:p/>
            <text:p>KAREN BLIXENS AFRIKA er det første danske forsøg på at give en samlet vurdering af forfatterindens ophold i Kenya. Bogen er rigt illustreret og inddrager foruden Karen Blixens egne breve til familie og venner adskillige samtidige og nutidige kilder – beundrere såvel som kritikere.</text:p>
            <text:p/>
            <text:p>"I hans bog står det hele, alt hvad der er afvejet, sigtet og fundet holdbart og pålideligt, og nye og gamle læsere kan (gen)stifte bekendtskab med den efterhånden gamle slager: Karen Blixens liv ... Illustrationerne er om ikke pragtfulde så i hvert fald hyperrelevante – og de understøtter indtrykket af, at Stormgaard her har skabt en grundbog om Karen Blixen og hendes relation til Afrika." – Krist. Dagblad</text:p>
          </table:table-cell>
          <table:table-cell table:number-columns-repeated="1013"/>
        </table:table-row>
        <table:table-row table:style-name="ro2">
          <table:table-cell office:value-type="string">
            <text:p>1629472689-607</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Konfrontationskurs</text:p>
            <text:p><text:s text:c="26"/>Medlemspris: 270,00 kr.</text:p>
            <text:p><text:s text:c="26"/>Pris: 299,95 kr.</text:p>
            <text:p><text:s text:c="12"/></text:p>
            <text:p><text:s text:c="14"/></text:p>
            <text:p><text:s text:c="16"/>Info</text:p>
          </table:table-cell>
          <table:table-cell office:value-type="string">
            <text:p>https://www.skalk.dk/webshoppen/produkter/imports/9788702078817-konfrontationskurs/</text:p>
          </table:table-cell>
          <table:table-cell/>
          <table:table-cell office:value-type="string">
            <text:p>Konfrontationskurs</text:p>
          </table:table-cell>
          <table:table-cell office:value-type="string">
            <text:p>Medlemspris: 270,00 kr.</text:p>
          </table:table-cell>
          <table:table-cell office:value-type="string">
            <text:p>Pris: 299,95 kr.</text:p>
          </table:table-cell>
          <table:table-cell office:value-type="string">
            <text:p>Tidehverv blev til i protest mod den sentimentaliserede og mere og mere inderlige og kælne kristendom, der havde vundet indpas i de første årtier i det tyvende århundrede. Målet, stærkt inspireret af Luther og Kierkegaard, var en kirke, der koncentrerede sig om forkyndelsen af evangeliet frem for at dyrke fromhed og gode gerninger. Det skete med fynd og klem og stor selvsikkerhed, og det var ikke helt tilfældigt, at en udbredt definition af Tidehverv lød: ”Gud er alt, jeg er intet, og du er idiot.” Konfrontationskurs er en veloplagt historie om den teologiske bevægelse Tidehverv og dens udvikling, fra dens grundlæggelse i 1926 til nu.</text:p>
          </table:table-cell>
          <table:table-cell table:number-columns-repeated="1013"/>
        </table:table-row>
        <table:table-row table:style-name="ro2">
          <table:table-cell office:value-type="string">
            <text:p>1629472436-504</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København</text:p>
            <text:p><text:s text:c="26"/>Medlemspris: 200,00 kr.</text:p>
            <text:p><text:s text:c="26"/>Pris: 249,95 kr.</text:p>
            <text:p><text:s text:c="12"/></text:p>
            <text:p><text:s text:c="14"/></text:p>
            <text:p><text:s text:c="16"/>Info</text:p>
          </table:table-cell>
          <table:table-cell office:value-type="string">
            <text:p>https://www.skalk.dk/webshoppen/produkter/imports/9788740655612-koebenhavn/</text:p>
          </table:table-cell>
          <table:table-cell/>
          <table:table-cell office:value-type="string">
            <text:p>København</text:p>
          </table:table-cell>
          <table:table-cell office:value-type="string">
            <text:p>Medlemspris: 200,00 kr.</text:p>
          </table:table-cell>
          <table:table-cell office:value-type="string">
            <text:p>Pris: 249,95 kr.</text:p>
          </table:table-cell>
          <table:table-cell office:value-type="string">
            <text:p>Man kan nyde bogens mange billeder hjemme, men endnu bedre bliver oplevelsen, hvis man tager bogen med ud til de pågældende steder, hvor man virkelig kan få syn for sagn.</text:p>
          </table:table-cell>
          <table:table-cell table:number-columns-repeated="1013"/>
        </table:table-row>
        <table:table-row table:style-name="ro2">
          <table:table-cell office:value-type="string">
            <text:p>1629473403-887</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anske Kongegrave I-III</text:p>
            <text:p><text:s text:c="26"/>Medlemspris: 920,00 kr.</text:p>
            <text:p><text:s text:c="26"/>Pris: 1.150,00 kr.</text:p>
            <text:p><text:s text:c="12"/></text:p>
            <text:p><text:s text:c="14"/></text:p>
            <text:p><text:s text:c="16"/>Info</text:p>
          </table:table-cell>
          <table:table-cell office:value-type="string">
            <text:p>https://www.skalk.dk/webshoppen/produkter/imports/9788763507813-danske-kongegrave-i-iii/</text:p>
          </table:table-cell>
          <table:table-cell/>
          <table:table-cell office:value-type="string">
            <text:p>Danske Kongegrave I-III</text:p>
          </table:table-cell>
          <table:table-cell office:value-type="string">
            <text:p>Medlemspris: 920,00 kr.</text:p>
          </table:table-cell>
          <table:table-cell office:value-type="string">
            <text:p>Pris: 1.150,00 kr.</text:p>
          </table:table-cell>
          <table:table-cell office:value-type="string">
            <text:p>Danske Kongegrave indledes med et kapitel om danske kongegrave i et europæisk perspektiv og afsluttes med et kapitel om kongelig gravheraldik. For at dække emnets mange kulturhistoriske aspekter er værkets forfattere hentet blandt velrenommerede historikere, kunsthistorikere, arkæologer, arkitekter og billedhuggere/restauratorer. Alle skriver inden for deres ekspertområde. Sidst i bind III bringes kirkeplaner, stamtavler og registre.</text:p>
          </table:table-cell>
          <table:table-cell table:number-columns-repeated="1013"/>
        </table:table-row>
        <table:table-row table:style-name="ro2">
          <table:table-cell office:value-type="string">
            <text:p>1629473377-873</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e dræbte krigere i Alken Enge</text:p>
            <text:p><text:s text:c="26"/>Medlemspris: 255,00 kr.</text:p>
            <text:p><text:s text:c="26"/>Pris: 300,00 kr.</text:p>
            <text:p><text:s text:c="12"/></text:p>
            <text:p><text:s text:c="14"/></text:p>
            <text:p><text:s text:c="16"/>Info</text:p>
          </table:table-cell>
          <table:table-cell office:value-type="string">
            <text:p>https://www.skalk.dk/webshoppen/produkter/imports/9788793423374-de-draebte-krigere-i-alken-enge/</text:p>
          </table:table-cell>
          <table:table-cell/>
          <table:table-cell office:value-type="string">
            <text:p>De dræbte krigere i Alken Enge</text:p>
          </table:table-cell>
          <table:table-cell office:value-type="string">
            <text:p>Medlemspris: 255,00 kr.</text:p>
          </table:table-cell>
          <table:table-cell office:value-type="string">
            <text:p>Pris: 300,00 kr.</text:p>
          </table:table-cell>
          <table:table-cell table:number-columns-repeated="1014"/>
        </table:table-row>
        <table:table-row table:style-name="ro2">
          <table:table-cell office:value-type="string">
            <text:p>1629473357-866</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Nyhed</text:p>
            <text:p><text:s text:c="10"/></text:p>
            <text:p><text:s text:c="12"/></text:p>
            <text:p><text:s text:c="14"/></text:p>
            <text:p><text:s text:c="34"/></text:p>
            <text:p><text:s text:c="14"/></text:p>
            <text:p><text:s text:c="12"/></text:p>
            <text:p><text:s text:c="10"/></text:p>
            <text:p><text:s text:c="14"/>De første og største fund</text:p>
            <text:p><text:s text:c="26"/>Medlemspris: 299,00 kr.</text:p>
            <text:p><text:s text:c="26"/>Pris: 349,95 kr.</text:p>
            <text:p><text:s text:c="12"/></text:p>
            <text:p><text:s text:c="14"/></text:p>
            <text:p><text:s text:c="16"/>Info</text:p>
          </table:table-cell>
          <table:table-cell office:value-type="string">
            <text:p>https://www.skalk.dk/webshoppen/produkter/imports/9788799881673-de-foerste-og-stoerste-fund/</text:p>
          </table:table-cell>
          <table:table-cell/>
          <table:table-cell office:value-type="string">
            <text:p>De første og største fund</text:p>
          </table:table-cell>
          <table:table-cell office:value-type="string">
            <text:p>Medlemspris: 299,00 kr.</text:p>
          </table:table-cell>
          <table:table-cell office:value-type="string">
            <text:p>Pris: 349,95 kr.</text:p>
          </table:table-cell>
          <table:table-cell office:value-type="string">
            <text:p>De Bornholmske Amatørarkæologers historie startede for 25 år siden, men den historie, som vi graver op af den bornholmske muld, strækker sig meget længere tilbage. Vi har fundet 5000 år gamle tværpile af flint, 1000 år gamle sølvskatte og guldskatte fra 500-tallet. Vi har fundet relikviekors, perler og guldgubber, men også moderne ting som bilnøgler og forsvundne vielsesringe.</text:p>
          </table:table-cell>
          <table:table-cell table:number-columns-repeated="1013"/>
        </table:table-row>
        <table:table-row table:style-name="ro2">
          <table:table-cell office:value-type="string">
            <text:p>1629473116-776</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table:number-columns-repeated="2"/>
          <table:table-cell office:value-type="string">
            <text:p>/Media/DownloadetImages/9788711917046.jpg?width=280&amp;heightratio=1&amp;mode=boxpad</text:p>
          </table:table-cell>
          <table:table-cell table:number-columns-repeated="1017"/>
        </table:table-row>
        <table:table-row table:style-name="ro2">
          <table:table-cell office:value-type="string">
            <text:p>1629472484-526</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table:number-columns-repeated="2"/>
          <table:table-cell office:value-type="string">
            <text:p>/Media/DownloadetImages/9788779343634.jpg?width=280&amp;heightratio=1&amp;mode=boxpad</text:p>
          </table:table-cell>
          <table:table-cell table:number-columns-repeated="1017"/>
        </table:table-row>
        <table:table-row table:style-name="ro2">
          <table:table-cell office:value-type="string">
            <text:p>1629473306-858</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en Danske Vinhistorie</text:p>
            <text:p><text:s text:c="26"/>Medlemspris: 259,00 kr.</text:p>
            <text:p><text:s text:c="26"/>Pris: 325,00 kr.</text:p>
            <text:p><text:s text:c="12"/></text:p>
            <text:p><text:s text:c="14"/></text:p>
            <text:p><text:s text:c="16"/>Info</text:p>
          </table:table-cell>
          <table:table-cell office:value-type="string">
            <text:p>https://www.skalk.dk/webshoppen/produkter/imports/9788789531533-den-danske-vinhistorie/</text:p>
          </table:table-cell>
          <table:table-cell/>
          <table:table-cell office:value-type="string">
            <text:p>Den Danske Vinhistorie</text:p>
          </table:table-cell>
          <table:table-cell office:value-type="string">
            <text:p>Medlemspris: 259,00 kr.</text:p>
          </table:table-cell>
          <table:table-cell office:value-type="string">
            <text:p>Pris: 325,00 kr.</text:p>
          </table:table-cell>
          <table:table-cell table:number-columns-repeated="1014"/>
        </table:table-row>
        <table:table-row table:style-name="ro2">
          <table:table-cell office:value-type="string">
            <text:p>1629473444-942</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nmarks oldtid i landskabet</text:p>
            <text:p><text:s text:c="26"/>Medlemspris: 340,00 kr.</text:p>
            <text:p><text:s text:c="26"/>Pris: 399,95 kr.</text:p>
            <text:p><text:s text:c="12"/></text:p>
            <text:p><text:s text:c="14"/></text:p>
            <text:p><text:s text:c="16"/>Info</text:p>
          </table:table-cell>
          <table:table-cell office:value-type="string">
            <text:p>https://www.skalk.dk/webshoppen/produkter/imports/9788711565216-danmarks-oldtid-i-landskabet/</text:p>
          </table:table-cell>
          <table:table-cell/>
          <table:table-cell office:value-type="string">
            <text:p>Danmarks oldtid i landskabet</text:p>
          </table:table-cell>
          <table:table-cell office:value-type="string">
            <text:p>Medlemspris: 340,00 kr.</text:p>
          </table:table-cell>
          <table:table-cell office:value-type="string">
            <text:p>Pris: 399,95 kr.</text:p>
          </table:table-cell>
          <table:table-cell office:value-type="string">
            <text:p>Landskabet kan byde på store oplevelser og rummer spændende historier fra vores fortid. Bogen levendegør i tekst, fotografier og tegninger oldtidens Danmark og de mennesker, der boede i landet. Det er historiefortælling for hele familien.</text:p>
          </table:table-cell>
          <table:table-cell table:number-columns-repeated="1013"/>
        </table:table-row>
        <table:table-row table:style-name="ro2">
          <table:table-cell office:value-type="string">
            <text:p>1629473325-861</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en Danske Chokoladehistorie</text:p>
            <text:p><text:s text:c="26"/>Medlemspris: 248,00 kr.</text:p>
            <text:p><text:s text:c="26"/>Pris: 288,00 kr.</text:p>
            <text:p><text:s text:c="12"/></text:p>
            <text:p><text:s text:c="14"/></text:p>
            <text:p><text:s text:c="16"/>Info</text:p>
          </table:table-cell>
          <table:table-cell office:value-type="string">
            <text:p>https://www.skalk.dk/webshoppen/produkter/imports/9788789531496-den-danske-chokoladehistorie/</text:p>
          </table:table-cell>
          <table:table-cell/>
          <table:table-cell office:value-type="string">
            <text:p>Den Danske Chokoladehistorie</text:p>
          </table:table-cell>
          <table:table-cell office:value-type="string">
            <text:p>Medlemspris: 248,00 kr.</text:p>
          </table:table-cell>
          <table:table-cell office:value-type="string">
            <text:p>Pris: 288,00 kr.</text:p>
          </table:table-cell>
          <table:table-cell table:number-columns-repeated="1014"/>
        </table:table-row>
        <table:table-row table:style-name="ro2">
          <table:table-cell office:value-type="string">
            <text:p>1629471658-181</text:p>
          </table:table-cell>
          <table:table-cell office:value-type="string">
            <text:p>https://www.skalk.dk/webshoppen/?categories=18858&amp;sort=alphabetical</text:p>
          </table:table-cell>
          <table:table-cell table:number-columns-repeated="2"/>
          <table:table-cell office:value-type="string">
            <text:p>100 historier fra Frederiksberg</text:p>
            <text:p><text:s text:c="26"/>Medlemspris: 297,50 kr.</text:p>
            <text:p><text:s text:c="26"/>Pris: 349,95 kr.</text:p>
            <text:p><text:s text:c="12"/></text:p>
            <text:p><text:s text:c="14"/></text:p>
            <text:p><text:s text:c="16"/>Info</text:p>
          </table:table-cell>
          <table:table-cell office:value-type="string">
            <text:p>https://www.skalk.dk/webshoppen/produkter/imports/9788711904312-100-historier-fra-frederiksberg/</text:p>
          </table:table-cell>
          <table:table-cell/>
          <table:table-cell office:value-type="string">
            <text:p>100 historier fra Frederiksberg</text:p>
          </table:table-cell>
          <table:table-cell office:value-type="string">
            <text:p>Medlemspris: 297,50 kr.</text:p>
          </table:table-cell>
          <table:table-cell office:value-type="string">
            <text:p>Pris: 349,95 kr.</text:p>
          </table:table-cell>
          <table:table-cell office:value-type="string">
            <text:p>Fortællingerne om 100 af de mest interessante bygninger, monumenter, statuer og steder af særlig betydning for Frederiksbergs historie. Om Frederiksberg Have, Bakkehuset, K.B. Hallen, teatre, kirkegårde, gadebelysning, lindetræer, bænke og meget mere.</text:p>
          </table:table-cell>
          <table:table-cell table:number-columns-repeated="1013"/>
        </table:table-row>
        <table:table-row table:style-name="ro2">
          <table:table-cell office:value-type="string">
            <text:p>1629472352-478</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Med fornøden dristighed</text:p>
            <text:p><text:s text:c="26"/>Medlemspris: 279,96 kr.</text:p>
            <text:p><text:s text:c="26"/>Pris: 349,95 kr.</text:p>
            <text:p><text:s text:c="12"/></text:p>
            <text:p><text:s text:c="14"/></text:p>
            <text:p><text:s text:c="16"/>Info</text:p>
          </table:table-cell>
          <table:table-cell office:value-type="string">
            <text:p>https://www.skalk.dk/webshoppen/produkter/imports/9788740669763-med-fornoeden-dristighed/</text:p>
          </table:table-cell>
          <table:table-cell/>
          <table:table-cell office:value-type="string">
            <text:p>Med fornøden dristighed</text:p>
          </table:table-cell>
          <table:table-cell office:value-type="string">
            <text:p>Medlemspris: 279,96 kr.</text:p>
          </table:table-cell>
          <table:table-cell office:value-type="string">
            <text:p>Pris: 349,95 kr.</text:p>
          </table:table-cell>
          <table:table-cell office:value-type="string">
            <text:p>Med fornøden dristighed. Ordene er tilskrevet den danske søhelt Peter Wessel Tordenskiold, der under Store Nordiske Krig 1709-1720 viste, at han ikke var bange for at tage chancer, når han mødte fjenden.</text:p>
          </table:table-cell>
          <table:table-cell table:number-columns-repeated="1013"/>
        </table:table-row>
        <table:table-row table:style-name="ro2">
          <table:table-cell office:value-type="string">
            <text:p>1629471888-278</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veriges cisterciencerklostre</text:p>
            <text:p><text:s text:c="26"/>Medlemspris: 253,94 kr.</text:p>
            <text:p><text:s text:c="26"/>Pris: 298,00 kr.</text:p>
            <text:p><text:s text:c="12"/></text:p>
            <text:p><text:s text:c="14"/></text:p>
            <text:p><text:s text:c="16"/>Info</text:p>
          </table:table-cell>
          <table:table-cell office:value-type="string">
            <text:p>https://www.skalk.dk/webshoppen/produkter/imports/9788799933624-sveriges-cisterciencerklostre/</text:p>
          </table:table-cell>
          <table:table-cell/>
          <table:table-cell office:value-type="string">
            <text:p>Sveriges cisterciencerklostre</text:p>
          </table:table-cell>
          <table:table-cell office:value-type="string">
            <text:p>Medlemspris: 253,94 kr.</text:p>
          </table:table-cell>
          <table:table-cell office:value-type="string">
            <text:p>Pris: 298,00 kr.</text:p>
          </table:table-cell>
          <table:table-cell table:number-columns-repeated="1014"/>
        </table:table-row>
        <table:table-row table:style-name="ro2">
          <table:table-cell office:value-type="string">
            <text:p>1629472484-531</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table:number-columns-repeated="2"/>
          <table:table-cell office:value-type="string">
            <text:p>/Media/DownloadetImages/9788740666090.jpg?width=280&amp;heightratio=1&amp;mode=boxpad</text:p>
          </table:table-cell>
          <table:table-cell table:number-columns-repeated="1017"/>
        </table:table-row>
        <table:table-row table:style-name="ro2">
          <table:table-cell office:value-type="string">
            <text:p>1629472609-568</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Verden i opbrud</text:p>
            <text:p><text:s text:c="26"/>Medlemspris: 240,00 kr.</text:p>
            <text:p><text:s text:c="26"/>Pris: 299,95 kr.</text:p>
            <text:p><text:s text:c="12"/></text:p>
            <text:p><text:s text:c="14"/></text:p>
            <text:p><text:s text:c="16"/>Info</text:p>
          </table:table-cell>
          <table:table-cell office:value-type="string">
            <text:p>https://www.skalk.dk/webshoppen/produkter/imports/9788740665833-verden-i-opbrud/</text:p>
          </table:table-cell>
          <table:table-cell/>
          <table:table-cell office:value-type="string">
            <text:p>Verden i opbrud</text:p>
          </table:table-cell>
          <table:table-cell office:value-type="string">
            <text:p>Medlemspris: 240,00 kr.</text:p>
          </table:table-cell>
          <table:table-cell office:value-type="string">
            <text:p>Pris: 299,95 kr.</text:p>
          </table:table-cell>
          <table:table-cell office:value-type="string">
            <text:p>Andet og afsluttende bind i Hans Gregersens store fortælling om mellemkrigstiden. I 2018 kom Verden er ny om de brølende 20'ere, og nu fortsætter han med Verden i opbrud, der sætter fokus på 1930’erne.</text:p>
          </table:table-cell>
          <table:table-cell table:number-columns-repeated="1013"/>
        </table:table-row>
        <table:table-row table:style-name="ro2">
          <table:table-cell office:value-type="string">
            <text:p>1629473267-835</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table:number-columns-repeated="2"/>
          <table:table-cell office:value-type="string">
            <text:p>/Media/DownloadetImages/9788799881673.jpg?width=280&amp;heightratio=1&amp;mode=boxpad</text:p>
          </table:table-cell>
          <table:table-cell table:number-columns-repeated="1017"/>
        </table:table-row>
        <table:table-row table:style-name="ro2">
          <table:table-cell office:value-type="string">
            <text:p>1629473242-821</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Det modige skib Lotus</text:p>
            <text:p><text:s text:c="26"/>Medlemspris: 63,75 kr.</text:p>
            <text:p><text:s text:c="26"/>Pris: 75,00 kr.</text:p>
            <text:p><text:s text:c="12"/></text:p>
            <text:p><text:s text:c="14"/></text:p>
            <text:p><text:s text:c="16"/>Info</text:p>
          </table:table-cell>
          <table:table-cell office:value-type="string">
            <text:p>https://www.skalk.dk/webshoppen/produkter/imports/9788793771079-det-modige-skib-lotus/</text:p>
          </table:table-cell>
          <table:table-cell/>
          <table:table-cell office:value-type="string">
            <text:p>Det modige skib Lotus</text:p>
          </table:table-cell>
          <table:table-cell office:value-type="string">
            <text:p>Medlemspris: 63,75 kr.</text:p>
          </table:table-cell>
          <table:table-cell office:value-type="string">
            <text:p>Pris: 75,00 kr.</text:p>
          </table:table-cell>
          <table:table-cell table:number-columns-repeated="1014"/>
        </table:table-row>
        <table:table-row table:style-name="ro2">
          <table:table-cell office:value-type="string">
            <text:p>1629472596-566</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Vi har det så dejligt!</text:p>
            <text:p><text:s text:c="26"/>Medlemspris: 240,00 kr.</text:p>
            <text:p><text:s text:c="26"/>Pris: 299,95 kr.</text:p>
            <text:p><text:s text:c="12"/></text:p>
            <text:p><text:s text:c="14"/></text:p>
            <text:p><text:s text:c="16"/>Info</text:p>
          </table:table-cell>
          <table:table-cell office:value-type="string">
            <text:p>https://www.skalk.dk/webshoppen/produkter/imports/9788740653588-vi-har-det-saa-dejligt/</text:p>
          </table:table-cell>
          <table:table-cell/>
          <table:table-cell office:value-type="string">
            <text:p>Vi har det så dejligt!</text:p>
          </table:table-cell>
          <table:table-cell office:value-type="string">
            <text:p>Medlemspris: 240,00 kr.</text:p>
          </table:table-cell>
          <table:table-cell office:value-type="string">
            <text:p>Pris: 299,95 kr.</text:p>
          </table:table-cell>
          <table:table-cell table:number-columns-repeated="1014"/>
        </table:table-row>
        <table:table-row table:style-name="ro2">
          <table:table-cell office:value-type="string">
            <text:p>1629473364-871</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e frie bønders land</text:p>
            <text:p><text:s text:c="26"/>Medlemspris: 255,00 kr.</text:p>
            <text:p><text:s text:c="26"/>Pris: 299,95 kr.</text:p>
            <text:p><text:s text:c="12"/></text:p>
            <text:p><text:s text:c="14"/></text:p>
            <text:p><text:s text:c="16"/>Info</text:p>
          </table:table-cell>
          <table:table-cell office:value-type="string">
            <text:p>https://www.skalk.dk/webshoppen/produkter/imports/9788799881628-de-frie-boenders-land/</text:p>
          </table:table-cell>
          <table:table-cell/>
          <table:table-cell office:value-type="string">
            <text:p>De frie bønders land</text:p>
          </table:table-cell>
          <table:table-cell office:value-type="string">
            <text:p>Medlemspris: 255,00 kr.</text:p>
          </table:table-cell>
          <table:table-cell office:value-type="string">
            <text:p>Pris: 299,95 kr.</text:p>
          </table:table-cell>
          <table:table-cell office:value-type="string">
            <text:p>Forfatter Erik Jensen er opvokset på Bornholm. Han har arbejdet som journalist på Bornholm, været nyhedsredaktør på Berlingske Tidende og chefredaktør på Frederiksborg Amts Avis. Han har tidligere skrevet bøgerne "Den Fordømte Byfoged" og "Almindingen - bornholmernes skov". Rønnebo Morten Brynaa har illustreret bogen med flotte skitser holdt i rød-brune-grå jordfarver.</text:p>
          </table:table-cell>
          <table:table-cell table:number-columns-repeated="1013"/>
        </table:table-row>
        <table:table-row table:style-name="ro2">
          <table:table-cell office:value-type="string">
            <text:p>1629472644-594</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table:number-columns-repeated="2"/>
          <table:table-cell office:value-type="string">
            <text:p>/Media/DownloadetImages/9788702303667.jpg?width=280&amp;heightratio=1&amp;mode=boxpad</text:p>
          </table:table-cell>
          <table:table-cell table:number-columns-repeated="1017"/>
        </table:table-row>
        <table:table-row table:style-name="ro2">
          <table:table-cell office:value-type="string">
            <text:p>1629473299-857</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en folkekære stalinist</text:p>
            <text:p><text:s text:c="26"/>Medlemspris: 315,00 kr.</text:p>
            <text:p><text:s text:c="26"/>Pris: 349,95 kr.</text:p>
            <text:p><text:s text:c="12"/></text:p>
            <text:p><text:s text:c="14"/></text:p>
            <text:p><text:s text:c="16"/>Info</text:p>
          </table:table-cell>
          <table:table-cell office:value-type="string">
            <text:p>https://www.skalk.dk/webshoppen/produkter/imports/9788702220353-den-folkekaere-stalinist/</text:p>
          </table:table-cell>
          <table:table-cell/>
          <table:table-cell office:value-type="string">
            <text:p>Den folkekære stalinist</text:p>
          </table:table-cell>
          <table:table-cell office:value-type="string">
            <text:p>Medlemspris: 315,00 kr.</text:p>
          </table:table-cell>
          <table:table-cell office:value-type="string">
            <text:p>Pris: 349,95 kr.</text:p>
          </table:table-cell>
          <table:table-cell office:value-type="string">
            <text:p>En biografisk fortælling om sagføreren, kommunisten, forfatteren og mennesket Carl Madsen. Omstridt, polemisk, foragtet og beundret - en kommunistisk kulturpersonlighed, et helt igennem politisk menneske, der i sin samtid og i kampen om kulturen, politikken og erindringen udgjorde et af den danske kommunismes vigtigste kort. Fra kampen om retsopgøret efter besættelsestiden og op igennem den kolde krigs årtier satte han sit aftryk på fortællingen af danmarkshistorien og tryllebandt offentligheden som usvækket stalinist, revser af det borgerlige samfund og forsvarsadvokat i højt profilerede retssager.</text:p>
          </table:table-cell>
          <table:table-cell table:number-columns-repeated="1013"/>
        </table:table-row>
        <table:table-row table:style-name="ro2">
          <table:table-cell office:value-type="string">
            <text:p>1629472206-426</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Odense Fortællinger</text:p>
            <text:p><text:s text:c="26"/>Medlemspris: 119,00 kr.</text:p>
            <text:p><text:s text:c="26"/>Pris: 140,00 kr.</text:p>
            <text:p><text:s text:c="12"/></text:p>
            <text:p><text:s text:c="14"/></text:p>
            <text:p><text:s text:c="16"/>Info</text:p>
          </table:table-cell>
          <table:table-cell office:value-type="string">
            <text:p>https://www.skalk.dk/webshoppen/produkter/imports/9788771143157-odense-fortaellinger/</text:p>
          </table:table-cell>
          <table:table-cell/>
          <table:table-cell office:value-type="string">
            <text:p>Odense Fortællinger</text:p>
          </table:table-cell>
          <table:table-cell office:value-type="string">
            <text:p>Medlemspris: 119,00 kr.</text:p>
          </table:table-cell>
          <table:table-cell office:value-type="string">
            <text:p>Pris: 140,00 kr.</text:p>
          </table:table-cell>
          <table:table-cell table:number-columns-repeated="1014"/>
        </table:table-row>
        <table:table-row table:style-name="ro2">
          <table:table-cell office:value-type="string">
            <text:p>1629472443-506</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Kvindernes krig</text:p>
            <text:p><text:s text:c="26"/>Medlemspris: 170,00 kr.</text:p>
            <text:p><text:s text:c="26"/>Pris: 199,95 kr.</text:p>
            <text:p><text:s text:c="12"/></text:p>
            <text:p><text:s text:c="14"/></text:p>
            <text:p><text:s text:c="16"/>Info</text:p>
          </table:table-cell>
          <table:table-cell office:value-type="string">
            <text:p>https://www.skalk.dk/webshoppen/produkter/imports/9788711569474-kvindernes-krig/</text:p>
          </table:table-cell>
          <table:table-cell/>
          <table:table-cell office:value-type="string">
            <text:p>Kvindernes krig</text:p>
          </table:table-cell>
          <table:table-cell office:value-type="string">
            <text:p>Medlemspris: 170,00 kr.</text:p>
          </table:table-cell>
          <table:table-cell office:value-type="string">
            <text:p>Pris: 199,95 kr.</text:p>
          </table:table-cell>
          <table:table-cell office:value-type="string">
            <text:p>Anne-Cathrine Riebnitzsky tilbragte 14 måneder i Afghanistans Helmand provins, hvor hun fik kontakt med de afghanske kvinder, der kæmper mod Talebans rædselsregime.</text:p>
          </table:table-cell>
          <table:table-cell table:number-columns-repeated="1013"/>
        </table:table-row>
        <table:table-row table:style-name="ro2">
          <table:table-cell office:value-type="string">
            <text:p>1629471505-126</text:p>
          </table:table-cell>
          <table:table-cell office:value-type="string">
            <text:p>https://www.skalk.dk/webshoppen/?categories=18858&amp;sort=alphabetical</text:p>
          </table:table-cell>
          <table:table-cell table:number-columns-repeated="4"/>
          <table:table-cell office:value-type="string">
            <text:p>/Media/DownloadetImages/9788711358023.jpg?width=280&amp;heightratio=1&amp;mode=boxpad</text:p>
          </table:table-cell>
          <table:table-cell table:number-columns-repeated="1017"/>
        </table:table-row>
        <table:table-row table:style-name="ro2">
          <table:table-cell office:value-type="string">
            <text:p>1629471696-215</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table:number-columns-repeated="2"/>
          <table:table-cell office:value-type="string">
            <text:p>/Media/DownloadetImages/9788740662030.jpg?width=280&amp;heightratio=1&amp;mode=boxpad</text:p>
          </table:table-cell>
          <table:table-cell table:number-columns-repeated="1017"/>
        </table:table-row>
        <table:table-row table:style-name="ro2">
          <table:table-cell office:value-type="string">
            <text:p>1629472802-645</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table:number-columns-repeated="2"/>
          <table:table-cell office:value-type="string">
            <text:p>/Media/DownloadetImages/9788772374123.jpg?width=280&amp;heightratio=1&amp;mode=boxpad</text:p>
          </table:table-cell>
          <table:table-cell table:number-columns-repeated="1017"/>
        </table:table-row>
        <table:table-row table:style-name="ro2">
          <table:table-cell office:value-type="string">
            <text:p>1629473207-811</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Dronning Margrethe</text:p>
            <text:p><text:s text:c="26"/>Medlemspris: 320,00 kr.</text:p>
            <text:p><text:s text:c="26"/>Pris: 399,95 kr.</text:p>
            <text:p><text:s text:c="12"/></text:p>
            <text:p><text:s text:c="14"/></text:p>
            <text:p><text:s text:c="16"/>Info</text:p>
          </table:table-cell>
          <table:table-cell office:value-type="string">
            <text:p>https://www.skalk.dk/webshoppen/produkter/imports/9788711917046-dronning-margrethe/</text:p>
          </table:table-cell>
          <table:table-cell/>
          <table:table-cell office:value-type="string">
            <text:p>Dronning Margrethe</text:p>
          </table:table-cell>
          <table:table-cell office:value-type="string">
            <text:p>Medlemspris: 320,00 kr.</text:p>
          </table:table-cell>
          <table:table-cell office:value-type="string">
            <text:p>Pris: 399,95 kr.</text:p>
          </table:table-cell>
          <table:table-cell office:value-type="string">
            <text:p>H.M. Dronningen har givet tilladelse til at vise mere end 70 private fotografier fra kong Frederik og dronning Ingrids samlinger, der befinder sig på H.M. Dronningens Håndbibliotek. Dronningen har desuden delt sine erindringer om et udvalg af bogens billeder.</text:p>
          </table:table-cell>
          <table:table-cell table:number-columns-repeated="1013"/>
        </table:table-row>
        <table:table-row table:style-name="ro2">
          <table:table-cell office:value-type="string">
            <text:p>1629472802-651</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table:number-columns-repeated="2"/>
          <table:table-cell office:value-type="string">
            <text:p>/Media/DownloadetImages/9788789531465.jpg?width=280&amp;heightratio=1&amp;mode=boxpad</text:p>
          </table:table-cell>
          <table:table-cell table:number-columns-repeated="1017"/>
        </table:table-row>
        <table:table-row table:style-name="ro2">
          <table:table-cell office:value-type="string">
            <text:p>1629472818-666</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Inddæmningen ved Odense Fjord</text:p>
            <text:p><text:s text:c="26"/>Medlemspris: 180,00 kr.</text:p>
            <text:p><text:s text:c="26"/>Pris: 200,00 kr.</text:p>
            <text:p><text:s text:c="12"/></text:p>
            <text:p><text:s text:c="14"/></text:p>
            <text:p><text:s text:c="16"/>Info</text:p>
          </table:table-cell>
          <table:table-cell office:value-type="string">
            <text:p>https://www.skalk.dk/webshoppen/produkter/imports/9788792625939-inddaemningen-ved-odense-fjord/</text:p>
          </table:table-cell>
          <table:table-cell/>
          <table:table-cell office:value-type="string">
            <text:p>Inddæmningen ved Odense Fjord</text:p>
          </table:table-cell>
          <table:table-cell office:value-type="string">
            <text:p>Medlemspris: 180,00 kr.</text:p>
          </table:table-cell>
          <table:table-cell office:value-type="string">
            <text:p>Pris: 200,00 kr.</text:p>
          </table:table-cell>
          <table:table-cell office:value-type="string">
            <text:p>Men jeg har så vidt muligt ladet de gamle historier tale.</text:p>
          </table:table-cell>
          <table:table-cell table:number-columns-repeated="1013"/>
        </table:table-row>
        <table:table-row table:style-name="ro2">
          <table:table-cell office:value-type="string">
            <text:p>1629472443-508</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Kvindernes krig</text:p>
            <text:p><text:s text:c="26"/>Medlemspris: 170,00 kr.</text:p>
            <text:p><text:s text:c="26"/>Pris: 199,95 kr.</text:p>
            <text:p><text:s text:c="12"/></text:p>
            <text:p><text:s text:c="14"/></text:p>
            <text:p><text:s text:c="16"/>Info</text:p>
          </table:table-cell>
          <table:table-cell office:value-type="string">
            <text:p>https://www.skalk.dk/webshoppen/produkter/imports/9788711569474-kvindernes-krig/</text:p>
          </table:table-cell>
          <table:table-cell/>
          <table:table-cell office:value-type="string">
            <text:p>Kvindernes krig</text:p>
          </table:table-cell>
          <table:table-cell office:value-type="string">
            <text:p>Medlemspris: 170,00 kr.</text:p>
          </table:table-cell>
          <table:table-cell office:value-type="string">
            <text:p>Pris: 199,95 kr.</text:p>
          </table:table-cell>
          <table:table-cell office:value-type="string">
            <text:p>Anne-Cathrine Riebnitzsky er forfatter til romanerne Den stjålne vej og Forbandede yngel, som hun modtog Boghandlernes Gyldne Laurbær for, samt Orkansæsonen og stilheden.</text:p>
          </table:table-cell>
          <table:table-cell table:number-columns-repeated="1013"/>
        </table:table-row>
        <table:table-row table:style-name="ro2">
          <table:table-cell office:value-type="string">
            <text:p>1629472225-430</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Nuup Kangerlua</text:p>
            <text:p><text:s text:c="26"/>Medlemspris: 224,00 kr.</text:p>
            <text:p><text:s text:c="26"/>Pris: 279,95 kr.</text:p>
            <text:p><text:s text:c="12"/></text:p>
            <text:p><text:s text:c="14"/></text:p>
            <text:p><text:s text:c="16"/>Info</text:p>
          </table:table-cell>
          <table:table-cell office:value-type="string">
            <text:p>https://www.skalk.dk/webshoppen/produkter/imports/9788740663402-nuup-kangerlua/</text:p>
          </table:table-cell>
          <table:table-cell/>
          <table:table-cell office:value-type="string">
            <text:p>Nuup Kangerlua</text:p>
          </table:table-cell>
          <table:table-cell office:value-type="string">
            <text:p>Medlemspris: 224,00 kr.</text:p>
          </table:table-cell>
          <table:table-cell office:value-type="string">
            <text:p>Pris: 279,95 kr.</text:p>
          </table:table-cell>
          <table:table-cell office:value-type="string">
            <text:p>Intet andet sted i verden er klimaforandringerne så tydelige som i Arktis. Men hvad betyder ændringerne for den arktiske natur og for de mennesker, der lever i og af naturen?</text:p>
            <text:p>Grønlands Klimaforskningscenter har gennem de sidste ti år intensivt undersøgt Nuup Kangerlua, der også kaldes Godthåbsfjorden. Deres indsats betyder, at Nuup Kangerlua er den bedst undersøgte arktiske fjord i verden.</text:p>
            <text:p>Her fortæller vi om centrets arbejde og highlighter noget af den enorme mængde viden, der er resultatet af ti års forskning i fjorden.</text:p>
            <text:p>Det handler om det usynlige liv, der er grundlaget for hele økosystemet i Nuup Kangerlua, hvordan gletsjerne er afgørende for mængden af fisk i fjorden, havisens rolle som kuldioxidpumpe, masser af torsk, 30 ton hvaler og et liv på havbunden, de færreste forestiller sig.</text:p>
            <text:p>Velkommen til forskernes arbejdsplads og deres jagt efter ny viden om Nuup Kangerlua.</text:p>
          </table:table-cell>
          <table:table-cell table:number-columns-repeated="1013"/>
        </table:table-row>
        <table:table-row table:style-name="ro2">
          <table:table-cell office:value-type="string">
            <text:p>1629471927-298</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t. Thomas-mysteriet</text:p>
            <text:p><text:s text:c="26"/>Medlemspris: 127,50 kr.</text:p>
            <text:p><text:s text:c="26"/>Pris: 149,00 kr.</text:p>
            <text:p><text:s text:c="12"/></text:p>
            <text:p><text:s text:c="14"/></text:p>
            <text:p><text:s text:c="16"/>Info</text:p>
          </table:table-cell>
          <table:table-cell office:value-type="string">
            <text:p>https://www.skalk.dk/webshoppen/produkter/imports/9788799730025-st-thomas-mysteriet/</text:p>
          </table:table-cell>
          <table:table-cell/>
          <table:table-cell office:value-type="string">
            <text:p>St. Thomas-mysteriet</text:p>
          </table:table-cell>
          <table:table-cell office:value-type="string">
            <text:p>Medlemspris: 127,50 kr.</text:p>
          </table:table-cell>
          <table:table-cell office:value-type="string">
            <text:p>Pris: 149,00 kr.</text:p>
          </table:table-cell>
          <table:table-cell office:value-type="string">
            <text:p>Conrad Sorterup sejler som 23-årig i 1872 til De Vestindiske Øer for at begynde et nyt liv som digter. På skibet møder han Ida, de bliver gift, og sammen får de fem børn. Intet går som ventet, og fortællingen rummer en dramatisk familiesaga, hvor virkeligheden overgår de flestes fantasi.</text:p>
          </table:table-cell>
          <table:table-cell table:number-columns-repeated="1013"/>
        </table:table-row>
        <table:table-row table:style-name="ro2">
          <table:table-cell office:value-type="string">
            <text:p>1629471505-128</text:p>
          </table:table-cell>
          <table:table-cell office:value-type="string">
            <text:p>https://www.skalk.dk/webshoppen/?categories=18858&amp;sort=alphabetical</text:p>
          </table:table-cell>
          <table:table-cell table:number-columns-repeated="4"/>
          <table:table-cell office:value-type="string">
            <text:p>/Media/DownloadetImages/9788712064930.jpg?width=280&amp;heightratio=1&amp;mode=boxpad</text:p>
          </table:table-cell>
          <table:table-cell table:number-columns-repeated="1017"/>
        </table:table-row>
        <table:table-row table:style-name="ro2">
          <table:table-cell office:value-type="string">
            <text:p>1629473267-839</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table:number-columns-repeated="2"/>
          <table:table-cell office:value-type="string">
            <text:p>/Media/DownloadetImages/9788763538954.jpg?width=280&amp;heightratio=1&amp;mode=boxpad</text:p>
          </table:table-cell>
          <table:table-cell table:number-columns-repeated="1017"/>
        </table:table-row>
        <table:table-row table:style-name="ro2">
          <table:table-cell office:value-type="string">
            <text:p>1629471511-142</text:p>
          </table:table-cell>
          <table:table-cell office:value-type="string">
            <text:p>https://www.skalk.dk/webshoppen/?categories=18858&amp;sort=alphabetical</text:p>
          </table:table-cell>
          <table:table-cell table:number-columns-repeated="2"/>
          <table:table-cell office:value-type="string">
            <text:p>Bronzealderens helleristninger som solkalender</text:p>
            <text:p><text:s text:c="26"/>Medlemspris: 300,00 kr.</text:p>
            <text:p><text:s text:c="26"/>Pris: 325,00 kr.</text:p>
            <text:p><text:s text:c="12"/></text:p>
            <text:p><text:s text:c="14"/></text:p>
            <text:p><text:s text:c="16"/>Info</text:p>
          </table:table-cell>
          <table:table-cell office:value-type="string">
            <text:p>https://www.skalk.dk/webshoppen/produkter/imports/9788793286146-bronzealderens-helleristninger-som-solkalender/</text:p>
          </table:table-cell>
          <table:table-cell/>
          <table:table-cell office:value-type="string">
            <text:p>Bronzealderens helleristninger som solkalender</text:p>
          </table:table-cell>
          <table:table-cell office:value-type="string">
            <text:p>Medlemspris: 300,00 kr.</text:p>
          </table:table-cell>
          <table:table-cell office:value-type="string">
            <text:p>Pris: 325,00 kr.</text:p>
          </table:table-cell>
          <table:table-cell office:value-type="string">
            <text:p>Bogen omhandler helleristningernes billedmotiver på de bornholmske klippeflader. Den nyeste forskning med vægt på den astronomiske kalenderteori er baseret på mange års iagttagelser, der her er dokumenteret med foto samt opmålinger af helleristningernes retninger. For bronzealderens mennesker var observationer af solopgange og solnedgange, samt stjerner og månens bevægelser, af stor betydning. Disse er rigt beskrevet og tydeliggjort i denne bog ved fotografier, skemaer, tegninger og kort. Flere kapitler er krydret med lokale historier, sagn og tegninger, der kan knyttes til lokaliteterne. Mange helleristninger ligger højt i landskabet i naturskønne omgivelser og med udsigt ud over Østersøen, og bogen kan derfor også benyttes som en turguide til helleristningerne. Især når solen står op eller går ned, er det en særlig smuk oplevelse at se hvordan skygger dannes i helleristningernes fordybninger, som således tydeliggøres. Mogens Jensen</text:p>
          </table:table-cell>
          <table:table-cell table:number-columns-repeated="1013"/>
        </table:table-row>
        <table:table-row table:style-name="ro2">
          <table:table-cell office:value-type="string">
            <text:p>1629473009-739</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Genforeningen 1920</text:p>
            <text:p><text:s text:c="26"/>Medlemspris: 320,00 kr.</text:p>
            <text:p><text:s text:c="26"/>Pris: 399,95 kr.</text:p>
            <text:p><text:s text:c="12"/></text:p>
            <text:p><text:s text:c="14"/></text:p>
            <text:p><text:s text:c="16"/>Info</text:p>
          </table:table-cell>
          <table:table-cell office:value-type="string">
            <text:p>https://www.skalk.dk/webshoppen/produkter/imports/9788711906682-genforeningen-1920/</text:p>
          </table:table-cell>
          <table:table-cell/>
          <table:table-cell office:value-type="string">
            <text:p>Genforeningen 1920</text:p>
          </table:table-cell>
          <table:table-cell office:value-type="string">
            <text:p>Medlemspris: 320,00 kr.</text:p>
          </table:table-cell>
          <table:table-cell office:value-type="string">
            <text:p>Pris: 399,95 kr.</text:p>
          </table:table-cell>
          <table:table-cell office:value-type="string">
            <text:p>GENFORENINGEN 1920 - DA DANMARK BLEV SAMLET følger en række nøglepersoner, der på hver sin måde kæmpede for det tabte land, og tager læseren med på en rejse fra det tyske nederlag i verdenskrigen til de store folkefester i sommeren 1920, da Sønderjylland igen var blevet dansk.</text:p>
          </table:table-cell>
          <table:table-cell table:number-columns-repeated="1013"/>
        </table:table-row>
        <table:table-row table:style-name="ro2">
          <table:table-cell office:value-type="string">
            <text:p>1629473116-774</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table:number-columns-repeated="2"/>
          <table:table-cell office:value-type="string">
            <text:p>/Media/DownloadetImages/9788740670189.jpg?width=280&amp;heightratio=1&amp;mode=boxpad</text:p>
          </table:table-cell>
          <table:table-cell table:number-columns-repeated="1017"/>
        </table:table-row>
        <table:table-row table:style-name="ro2">
          <table:table-cell office:value-type="string">
            <text:p>1629471619-171</text:p>
          </table:table-cell>
          <table:table-cell office:value-type="string">
            <text:p>https://www.skalk.dk/webshoppen/?categories=18858&amp;sort=alphabetical</text:p>
          </table:table-cell>
          <table:table-cell table:number-columns-repeated="2"/>
          <table:table-cell office:value-type="string">
            <text:p>Amalfitavlen</text:p>
            <text:p><text:s text:c="26"/>Medlemspris: 127,50 kr.</text:p>
            <text:p><text:s text:c="26"/>Pris: 149,95 kr.</text:p>
            <text:p><text:s text:c="12"/></text:p>
            <text:p><text:s text:c="14"/></text:p>
            <text:p><text:s text:c="16"/>Info</text:p>
          </table:table-cell>
          <table:table-cell office:value-type="string">
            <text:p>https://www.skalk.dk/webshoppen/produkter/imports/9788712059790-amalfitavlen/</text:p>
          </table:table-cell>
          <table:table-cell/>
          <table:table-cell office:value-type="string">
            <text:p>Amalfitavlen</text:p>
          </table:table-cell>
          <table:table-cell office:value-type="string">
            <text:p>Medlemspris: 127,50 kr.</text:p>
          </table:table-cell>
          <table:table-cell office:value-type="string">
            <text:p>Pris: 149,95 kr.</text:p>
          </table:table-cell>
          <table:table-cell office:value-type="string">
            <text:p>Denne bog præsenterer for første gang på dansk en vigtig kilde til middelalderens søret og kaster dermed nyt lys over Middelhavets handelsforbindelser. Det drejer sig om et håndskrift, Amalfitavlen, med søretten fra byen Amalfi, der ligger i det sydlige Italien på en af verdens smukkeste kyststrækninger og i dag tiltrækker besøgende fra hele verden.</text:p>
          </table:table-cell>
          <table:table-cell table:number-columns-repeated="1013"/>
        </table:table-row>
        <table:table-row table:style-name="ro2">
          <table:table-cell office:value-type="string">
            <text:p>1629473396-877</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anske Middelalderborge</text:p>
            <text:p><text:s text:c="26"/>Medlemspris: 340,00 kr.</text:p>
            <text:p><text:s text:c="26"/>Pris: 399,95 kr.</text:p>
            <text:p><text:s text:c="12"/></text:p>
            <text:p><text:s text:c="14"/></text:p>
            <text:p><text:s text:c="16"/>Info</text:p>
          </table:table-cell>
          <table:table-cell office:value-type="string">
            <text:p>https://www.skalk.dk/webshoppen/produkter/imports/9788779344150-danske-middelalderborge/</text:p>
          </table:table-cell>
          <table:table-cell/>
          <table:table-cell office:value-type="string">
            <text:p>Danske Middelalderborge</text:p>
          </table:table-cell>
          <table:table-cell office:value-type="string">
            <text:p>Medlemspris: 340,00 kr.</text:p>
          </table:table-cell>
          <table:table-cell office:value-type="string">
            <text:p>Pris: 399,95 kr.</text:p>
          </table:table-cell>
          <table:table-cell office:value-type="string">
            <text:p>Siden dette værk udkom første gang i begyndelsen af 1980'erne, er interessen for middelalderen vokset, og her kommer borgene ind i billedet.</text:p>
          </table:table-cell>
          <table:table-cell table:number-columns-repeated="1013"/>
        </table:table-row>
        <table:table-row table:style-name="ro2">
          <table:table-cell office:value-type="string">
            <text:p>1629472125-370</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Poq den første grønlænder i Danmark som kom hjem</text:p>
            <text:p><text:s text:c="26"/>Medlemspris: 268,88 kr.</text:p>
            <text:p><text:s text:c="26"/>Pris: 299,00 kr.</text:p>
            <text:p><text:s text:c="12"/></text:p>
            <text:p><text:s text:c="14"/></text:p>
            <text:p><text:s text:c="16"/>Info</text:p>
          </table:table-cell>
          <table:table-cell office:value-type="string">
            <text:p>https://www.skalk.dk/webshoppen/produkter/imports/9788793464407-poq-den-foerste-groenlaender-i-danmark-som-kom-hjem/</text:p>
          </table:table-cell>
          <table:table-cell/>
          <table:table-cell office:value-type="string">
            <text:p>Poq den første grønlænder i Danmark som kom hjem</text:p>
          </table:table-cell>
          <table:table-cell office:value-type="string">
            <text:p>Medlemspris: 268,88 kr.</text:p>
          </table:table-cell>
          <table:table-cell office:value-type="string">
            <text:p>Pris: 299,00 kr.</text:p>
          </table:table-cell>
          <table:table-cell office:value-type="string">
            <text:p>Bygger på mange kilder fra Danmark og Grønland.</text:p>
          </table:table-cell>
          <table:table-cell table:number-columns-repeated="1013"/>
        </table:table-row>
        <table:table-row table:style-name="ro2">
          <table:table-cell office:value-type="string">
            <text:p>1629472167-391</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table:number-columns-repeated="2"/>
          <table:table-cell office:value-type="string">
            <text:p>/Media/DownloadetImages/9788772183657.jpg?width=280&amp;heightratio=1&amp;mode=boxpad</text:p>
          </table:table-cell>
          <table:table-cell table:number-columns-repeated="1017"/>
        </table:table-row>
        <table:table-row table:style-name="ro2">
          <table:table-cell office:value-type="string">
            <text:p>1629472754-621</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Kampen om Norge 1788 - 1814</text:p>
            <text:p><text:s text:c="26"/>Medlemspris: 222,75 kr.</text:p>
            <text:p><text:s text:c="26"/>Pris: 248,00 kr.</text:p>
            <text:p><text:s text:c="12"/></text:p>
            <text:p><text:s text:c="14"/></text:p>
            <text:p><text:s text:c="16"/>Info</text:p>
          </table:table-cell>
          <table:table-cell office:value-type="string">
            <text:p>https://www.skalk.dk/webshoppen/produkter/imports/9788789466927-kampen-om-norge-1788-1814/</text:p>
          </table:table-cell>
          <table:table-cell/>
          <table:table-cell office:value-type="string">
            <text:p>Kampen om Norge 1788 - 1814</text:p>
          </table:table-cell>
          <table:table-cell office:value-type="string">
            <text:p>Medlemspris: 222,75 kr.</text:p>
          </table:table-cell>
          <table:table-cell office:value-type="string">
            <text:p>Pris: 248,00 kr.</text:p>
          </table:table-cell>
          <table:table-cell office:value-type="string">
            <text:p>De afgørende kampe om Norge foregår i 1813 og 1814, men for at forstå baggrunden for og resultatet samt Frederik 6.s handlinger eller mangel på samme, er man nødt til at gå længere tilbage i tiden; tilbage til Frederik 6.s barndom og opvækst med en sindssyg far og uden sin mor, som er sendt ud af landet på grund af affæren med Struensee.   </text:p>
            <text:p/>
            <text:p>Som kronprins oplever Frederik 6. den franske revolution i 1789, som sætter hele Europa i oprør. Kampen for og imod kongerne enevældige magt brydes mod bondestandens og ikke mindst borgerskabets, embedsmændenes og officerernes krav om frihedsrettigheder og indflydelse samt opgøret med adelens privilegier.   </text:p>
            <text:p/>
            <text:p>Hertil kommer de enkelte landes indbyrdes krige, hvor skiftende alliancer dannes mellem landene og deres regenter med deltagelse af de mere eller mindre villige militære enheder og deres officerer. Koalitioner og traktater aftales og brydes i et omfang, som gør det svært for de stridende soldater, deres officerer og regeringernes forhandlere at fastholde, hvem, der er fjender, og hvem, der er allierede.   </text:p>
            <text:p/>
            <text:p>Efter attentatet og mordet på den svenske konge Gustav 3. og afsættelsen og landsforvisningen af hans efterfølger, Gustav 4. Adolf forsøger Frederik 6. at bringe sig i position som svensk kronprins i skarp konkurrence med prins Christian August Augustenborg og hertug Frederik Christian af Augustenborg, men det ender med at den franske marskal Jean-Baptiste Bernadotte bliver valgt og danner en alliance med Rusland med det mål at tage Norge fra Danmark.   </text:p>
            <text:p/>
            <text:p>Kampen om Norge foregår mellem Danmark og Sverige, men udfaldet af denne kamp har storpolitisk interesse på grund af Danmarks strategiske placering ved Øresund og kampen mod Napoleon; men først og fremmest handler den om et land og et folk, som ønsker at blive betragtet som et selvstændigt land med sin egen nationale identitet og en ret til selv at bestemme landets fremtid.   </text:p>
            <text:p/>
            <text:p>Bogen afsluttes med et omfattende personregister og et særligt afsnit med hjælp til slægtsforskere, som leder efter oplysninger om deres slægtninges deltagelse i englandskrigene og i Napoleons danske hjælpetropper.</text:p>
          </table:table-cell>
          <table:table-cell table:number-columns-repeated="1013"/>
        </table:table-row>
        <table:table-row table:style-name="ro2">
          <table:table-cell office:value-type="string">
            <text:p>1629472167-398</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table:number-columns-repeated="2"/>
          <table:table-cell office:value-type="string">
            <text:p>/Media/DownloadetImages/9788797026816.jpg?width=280&amp;heightratio=1&amp;mode=boxpad</text:p>
          </table:table-cell>
          <table:table-cell table:number-columns-repeated="1017"/>
        </table:table-row>
        <table:table-row table:style-name="ro2">
          <table:table-cell office:value-type="string">
            <text:p>1629472035-346</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Ryd klosters årbog i kulturhistorisk belysning</text:p>
            <text:p><text:s text:c="26"/>Medlemspris: 126,00 kr.</text:p>
            <text:p><text:s text:c="26"/>Pris: 159,00 kr.</text:p>
            <text:p><text:s text:c="12"/></text:p>
            <text:p><text:s text:c="14"/></text:p>
            <text:p><text:s text:c="16"/>Info</text:p>
          </table:table-cell>
          <table:table-cell office:value-type="string">
            <text:p>https://www.skalk.dk/webshoppen/produkter/imports/9788785160997-ryd-klosters-aarbog-i-kulturhistorisk-belysning/</text:p>
          </table:table-cell>
          <table:table-cell/>
          <table:table-cell office:value-type="string">
            <text:p>Ryd klosters årbog i kulturhistorisk belysning</text:p>
          </table:table-cell>
          <table:table-cell office:value-type="string">
            <text:p>Medlemspris: 126,00 kr.</text:p>
          </table:table-cell>
          <table:table-cell office:value-type="string">
            <text:p>Pris: 159,00 kr.</text:p>
          </table:table-cell>
          <table:table-cell office:value-type="string">
            <text:p>93 sider, indbundet. 1989. (2. oplag 2001).</text:p>
          </table:table-cell>
          <table:table-cell table:number-columns-repeated="1013"/>
        </table:table-row>
        <table:table-row table:style-name="ro2">
          <table:table-cell office:value-type="string">
            <text:p>1629472484-532</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table:number-columns-repeated="2"/>
          <table:table-cell office:value-type="string">
            <text:p>/Media/DownloadetImages/9788779344976.jpg?width=280&amp;heightratio=1&amp;mode=boxpad</text:p>
          </table:table-cell>
          <table:table-cell table:number-columns-repeated="1017"/>
        </table:table-row>
        <table:table-row table:style-name="ro2">
          <table:table-cell office:value-type="string">
            <text:p>1629473036-745</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Færøerne - En moderne nation fødes</text:p>
            <text:p><text:s text:c="26"/>Medlemspris: 297,50 kr.</text:p>
            <text:p><text:s text:c="26"/>Pris: 349,95 kr.</text:p>
            <text:p><text:s text:c="12"/></text:p>
            <text:p><text:s text:c="14"/></text:p>
            <text:p><text:s text:c="16"/>Info</text:p>
          </table:table-cell>
          <table:table-cell office:value-type="string">
            <text:p>https://www.skalk.dk/webshoppen/produkter/imports/9788711690376-faeroeerne-en-moderne-nation-foedes/</text:p>
          </table:table-cell>
          <table:table-cell/>
          <table:table-cell office:value-type="string">
            <text:p>Færøerne - En moderne nation fødes</text:p>
          </table:table-cell>
          <table:table-cell office:value-type="string">
            <text:p>Medlemspris: 297,50 kr.</text:p>
          </table:table-cell>
          <table:table-cell office:value-type="string">
            <text:p>Pris: 349,95 kr.</text:p>
          </table:table-cell>
          <table:table-cell office:value-type="string">
            <text:p>I løbet af de næste ti år lykkedes det ved fælles indsats i det lille samfund og i samarbejde med regeringen at få gennemført de store reformer, der havde ladet vente på sig i årtier. Forandringerne medførte dramatiske konfrontationer, i takt med at gamle magtbaser stod for fald. Her fortælles historien, som ofte går imod de myter, der er fortalt gennem generationer om det danske herredømme på Færøerne.</text:p>
          </table:table-cell>
          <table:table-cell table:number-columns-repeated="1013"/>
        </table:table-row>
        <table:table-row table:style-name="ro2">
          <table:table-cell office:value-type="string">
            <text:p>1629472304-447</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Mordet i Odense</text:p>
            <text:p><text:s text:c="26"/>Medlemspris: 112,50 kr.</text:p>
            <text:p><text:s text:c="26"/>Pris: 149,95 kr.</text:p>
            <text:p><text:s text:c="12"/></text:p>
            <text:p><text:s text:c="14"/></text:p>
            <text:p><text:s text:c="16"/>Info</text:p>
          </table:table-cell>
          <table:table-cell office:value-type="string">
            <text:p>https://www.skalk.dk/webshoppen/produkter/imports/9788771902099-mordet-i-odense/</text:p>
          </table:table-cell>
          <table:table-cell/>
          <table:table-cell office:value-type="string">
            <text:p>Mordet i Odense</text:p>
          </table:table-cell>
          <table:table-cell office:value-type="string">
            <text:p>Medlemspris: 112,50 kr.</text:p>
          </table:table-cell>
          <table:table-cell office:value-type="string">
            <text:p>Pris: 149,95 kr.</text:p>
          </table:table-cell>
          <table:table-cell table:number-columns-repeated="1014"/>
        </table:table-row>
        <table:table-row table:style-name="ro2">
          <table:table-cell office:value-type="string">
            <text:p>1629473116-767</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table:number-columns-repeated="2"/>
          <table:table-cell office:value-type="string">
            <text:p>/Media/DownloadetImages/9788740055252.jpg?width=280&amp;heightratio=1&amp;mode=boxpad</text:p>
          </table:table-cell>
          <table:table-cell table:number-columns-repeated="1017"/>
        </table:table-row>
        <table:table-row table:style-name="ro2">
          <table:table-cell office:value-type="string">
            <text:p>1629471799-234</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Til hele rigets værn</text:p>
            <text:p><text:s text:c="26"/>Medlemspris: 140,00 kr.</text:p>
            <text:p><text:s text:c="26"/>Pris: 188,00 kr.</text:p>
            <text:p><text:s text:c="12"/></text:p>
            <text:p><text:s text:c="14"/></text:p>
            <text:p><text:s text:c="16"/>Info</text:p>
          </table:table-cell>
          <table:table-cell office:value-type="string">
            <text:p>https://www.skalk.dk/webshoppen/produkter/imports/9788789531151-til-hele-rigets-vaern/</text:p>
          </table:table-cell>
          <table:table-cell/>
          <table:table-cell office:value-type="string">
            <text:p>Til hele rigets værn</text:p>
          </table:table-cell>
          <table:table-cell office:value-type="string">
            <text:p>Medlemspris: 140,00 kr.</text:p>
          </table:table-cell>
          <table:table-cell office:value-type="string">
            <text:p>Pris: 188,00 kr.</text:p>
          </table:table-cell>
          <table:table-cell office:value-type="string">
            <text:p>88 sider, indbundet. 2004.</text:p>
          </table:table-cell>
          <table:table-cell table:number-columns-repeated="1013"/>
        </table:table-row>
        <table:table-row table:style-name="ro2">
          <table:table-cell office:value-type="string">
            <text:p>1629473267-841</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table:number-columns-repeated="2"/>
          <table:table-cell office:value-type="string">
            <text:p>/Media/DownloadetImages/9788789531489.jpg?width=280&amp;heightratio=1&amp;mode=boxpad</text:p>
          </table:table-cell>
          <table:table-cell table:number-columns-repeated="1017"/>
        </table:table-row>
        <table:table-row table:style-name="ro2">
          <table:table-cell office:value-type="string">
            <text:p>1629471612-170</text:p>
          </table:table-cell>
          <table:table-cell office:value-type="string">
            <text:p>https://www.skalk.dk/webshoppen/?categories=18858&amp;sort=alphabetical</text:p>
          </table:table-cell>
          <table:table-cell table:number-columns-repeated="2"/>
          <table:table-cell office:value-type="string">
            <text:p>Amalienborg - dansk udgave</text:p>
            <text:p><text:s text:c="26"/>Medlemspris: 170,00 kr.</text:p>
            <text:p><text:s text:c="26"/>Pris: 199,95 kr.</text:p>
            <text:p><text:s text:c="12"/></text:p>
            <text:p><text:s text:c="14"/></text:p>
            <text:p><text:s text:c="16"/>Info</text:p>
          </table:table-cell>
          <table:table-cell office:value-type="string">
            <text:p>https://www.skalk.dk/webshoppen/produkter/imports/9788702124378-amalienborg-dansk-udgave/</text:p>
          </table:table-cell>
          <table:table-cell/>
          <table:table-cell office:value-type="string">
            <text:p>Amalienborg - dansk udgave</text:p>
          </table:table-cell>
          <table:table-cell office:value-type="string">
            <text:p>Medlemspris: 170,00 kr.</text:p>
          </table:table-cell>
          <table:table-cell office:value-type="string">
            <text:p>Pris: 199,95 kr.</text:p>
          </table:table-cell>
          <table:table-cell table:number-columns-repeated="1014"/>
        </table:table-row>
        <table:table-row table:style-name="ro2">
          <table:table-cell office:value-type="string">
            <text:p>1629473267-826</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table:number-columns-repeated="2"/>
          <table:table-cell office:value-type="string">
            <text:p>/Media/DownloadetImages/9788771185850.jpg?width=280&amp;heightratio=1&amp;mode=boxpad</text:p>
          </table:table-cell>
          <table:table-cell table:number-columns-repeated="1017"/>
        </table:table-row>
        <table:table-row table:style-name="ro2">
          <table:table-cell office:value-type="string">
            <text:p>1629471882-277</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yngeklubben, Leipzigerne og andre mennesker fra DDR</text:p>
            <text:p><text:s text:c="26"/>Medlemspris: 200,00 kr.</text:p>
            <text:p><text:s text:c="26"/>Pris: 249,95 kr.</text:p>
            <text:p><text:s text:c="12"/></text:p>
            <text:p><text:s text:c="14"/></text:p>
            <text:p><text:s text:c="16"/>Info</text:p>
          </table:table-cell>
          <table:table-cell office:value-type="string">
            <text:p>https://www.skalk.dk/webshoppen/produkter/imports/9788740658927-syngeklubben-leipzigerne-og-andre-mennesker-fra-ddr/</text:p>
          </table:table-cell>
          <table:table-cell/>
          <table:table-cell office:value-type="string">
            <text:p>Syngeklubben, Leipzigerne og andre mennesker fra DDR</text:p>
          </table:table-cell>
          <table:table-cell office:value-type="string">
            <text:p>Medlemspris: 200,00 kr.</text:p>
          </table:table-cell>
          <table:table-cell office:value-type="string">
            <text:p>Pris: 249,95 kr.</text:p>
          </table:table-cell>
          <table:table-cell table:number-columns-repeated="1014"/>
        </table:table-row>
        <table:table-row table:style-name="ro2">
          <table:table-cell office:value-type="string">
            <text:p>1629472644-589</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table:number-columns-repeated="2"/>
          <table:table-cell office:value-type="string">
            <text:p>/Media/DownloadetImages/9788789531090.jpg?width=280&amp;heightratio=1&amp;mode=boxpad</text:p>
          </table:table-cell>
          <table:table-cell table:number-columns-repeated="1017"/>
        </table:table-row>
        <table:table-row table:style-name="ro2">
          <table:table-cell office:value-type="string">
            <text:p>1629472957-705</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table:number-columns-repeated="2"/>
          <table:table-cell office:value-type="string">
            <text:p>/Media/DownloadetImages/9788712064954.jpg?width=280&amp;heightratio=1&amp;mode=boxpad</text:p>
          </table:table-cell>
          <table:table-cell table:number-columns-repeated="1017"/>
        </table:table-row>
        <table:table-row table:style-name="ro2">
          <table:table-cell office:value-type="string">
            <text:p>1629471785-232</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Tings tale</text:p>
            <text:p><text:s text:c="26"/>Medlemspris: 152,50 kr.</text:p>
            <text:p><text:s text:c="26"/>Pris: 180,00 kr.</text:p>
            <text:p><text:s text:c="12"/></text:p>
            <text:p><text:s text:c="14"/></text:p>
            <text:p><text:s text:c="16"/>Info</text:p>
          </table:table-cell>
          <table:table-cell office:value-type="string">
            <text:p>https://www.skalk.dk/webshoppen/produkter/imports/9788771846171-tings-tale/</text:p>
          </table:table-cell>
          <table:table-cell/>
          <table:table-cell office:value-type="string">
            <text:p>Tings tale</text:p>
          </table:table-cell>
          <table:table-cell office:value-type="string">
            <text:p>Medlemspris: 152,50 kr.</text:p>
          </table:table-cell>
          <table:table-cell office:value-type="string">
            <text:p>Pris: 180,00 kr.</text:p>
          </table:table-cell>
          <table:table-cell table:number-columns-repeated="1014"/>
        </table:table-row>
        <table:table-row table:style-name="ro2">
          <table:table-cell office:value-type="string">
            <text:p>1629472009-329</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table:number-columns-repeated="2"/>
          <table:table-cell office:value-type="string">
            <text:p>/Media/DownloadetImages/9788778423931.jpg?width=280&amp;heightratio=1&amp;mode=boxpad</text:p>
          </table:table-cell>
          <table:table-cell table:number-columns-repeated="1017"/>
        </table:table-row>
        <table:table-row table:style-name="ro2">
          <table:table-cell office:value-type="string">
            <text:p>1629473194-806</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Duellen</text:p>
            <text:p><text:s text:c="26"/>Medlemspris: 240,00 kr.</text:p>
            <text:p><text:s text:c="26"/>Pris: 299,95 kr.</text:p>
            <text:p><text:s text:c="12"/></text:p>
            <text:p><text:s text:c="14"/></text:p>
            <text:p><text:s text:c="16"/>Info</text:p>
          </table:table-cell>
          <table:table-cell office:value-type="string">
            <text:p>https://www.skalk.dk/webshoppen/produkter/imports/9788740665789-duellen/</text:p>
          </table:table-cell>
          <table:table-cell/>
          <table:table-cell office:value-type="string">
            <text:p>Duellen</text:p>
          </table:table-cell>
          <table:table-cell office:value-type="string">
            <text:p>Medlemspris: 240,00 kr.</text:p>
          </table:table-cell>
          <table:table-cell office:value-type="string">
            <text:p>Pris: 299,95 kr.</text:p>
          </table:table-cell>
          <table:table-cell office:value-type="string">
            <text:p>Volker Weidermann (Oostende 1936, Drømmere) skriver i denne dobbeltbiografi om forholdet mellem Tysklands store efterkrigsforfatter, Günther Grass, og Tysklands mest berømte litteraturkritiker, Marcel Reich-Ranicki. De to havde en meget ens opvækst, men da Anden Verdenskrig kom, stod de på hver sin side af historien: Jødiske Reich-Ranicki oplevede krigen fra Warszawas ghetto, Grass var i Wehrmacht, og han forsøgte desperat at komme til fronten, troede på Hitler og på tysk sejr. Næsten hele Reich-Ranickis familie døde i Holocaust.</text:p>
          </table:table-cell>
          <table:table-cell table:number-columns-repeated="1013"/>
        </table:table-row>
        <table:table-row table:style-name="ro2">
          <table:table-cell office:value-type="string">
            <text:p>1629472125-377</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Poq den første grønlænder i Danmark som kom hjem</text:p>
            <text:p><text:s text:c="26"/>Medlemspris: 268,88 kr.</text:p>
            <text:p><text:s text:c="26"/>Pris: 299,00 kr.</text:p>
            <text:p><text:s text:c="12"/></text:p>
            <text:p><text:s text:c="14"/></text:p>
            <text:p><text:s text:c="16"/>Info</text:p>
          </table:table-cell>
          <table:table-cell office:value-type="string">
            <text:p>https://www.skalk.dk/webshoppen/produkter/imports/9788793464407-poq-den-foerste-groenlaender-i-danmark-som-kom-hjem/</text:p>
          </table:table-cell>
          <table:table-cell/>
          <table:table-cell office:value-type="string">
            <text:p>Poq den første grønlænder i Danmark som kom hjem</text:p>
          </table:table-cell>
          <table:table-cell office:value-type="string">
            <text:p>Medlemspris: 268,88 kr.</text:p>
          </table:table-cell>
          <table:table-cell office:value-type="string">
            <text:p>Pris: 299,00 kr.</text:p>
          </table:table-cell>
          <table:table-cell office:value-type="string">
            <text:p>Palle Petersens roman skildrer missionen før Kim Leines skildring i romanen ”Sort/hvid” – men set både fra dansk/norsk og grønlandsk side.</text:p>
          </table:table-cell>
          <table:table-cell table:number-columns-repeated="1013"/>
        </table:table-row>
        <table:table-row table:style-name="ro2">
          <table:table-cell office:value-type="string">
            <text:p>1629472338-476</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Mein lieber Kristian</text:p>
            <text:p><text:s text:c="26"/>Medlemspris: 200,00 kr.</text:p>
            <text:p><text:s text:c="26"/>Pris: 249,95 kr.</text:p>
            <text:p><text:s text:c="12"/></text:p>
            <text:p><text:s text:c="14"/></text:p>
            <text:p><text:s text:c="16"/>Info</text:p>
          </table:table-cell>
          <table:table-cell office:value-type="string">
            <text:p>https://www.skalk.dk/webshoppen/produkter/imports/9788740650921-mein-lieber-kristian/</text:p>
          </table:table-cell>
          <table:table-cell/>
          <table:table-cell office:value-type="string">
            <text:p>Mein lieber Kristian</text:p>
          </table:table-cell>
          <table:table-cell office:value-type="string">
            <text:p>Medlemspris: 200,00 kr.</text:p>
          </table:table-cell>
          <table:table-cell office:value-type="string">
            <text:p>Pris: 249,95 kr.</text:p>
          </table:table-cell>
          <table:table-cell office:value-type="string">
            <text:p>I de sidste måneder af anden verdenskrig modtog Danmark godt en kvart million flygtninge fra primært de tyske østområder, enten deporteret af den tyske værnemagt eller på flugt fra den sovjetiske hær. Tre lejre på den jyske hede omkring Karup internerede frem til 1949 20.000 flygtninge.</text:p>
          </table:table-cell>
          <table:table-cell table:number-columns-repeated="1013"/>
        </table:table-row>
        <table:table-row table:style-name="ro2">
          <table:table-cell office:value-type="string">
            <text:p>1629473107-764</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Folkets tid</text:p>
            <text:p><text:s text:c="26"/>Medlemspris: 255,00 kr.</text:p>
            <text:p><text:s text:c="26"/>Pris: 299,95 kr.</text:p>
            <text:p><text:s text:c="12"/></text:p>
            <text:p><text:s text:c="14"/></text:p>
            <text:p><text:s text:c="16"/>Info</text:p>
          </table:table-cell>
          <table:table-cell office:value-type="string">
            <text:p>https://www.skalk.dk/webshoppen/produkter/imports/9788702278545-folkets-tid/</text:p>
          </table:table-cell>
          <table:table-cell/>
          <table:table-cell office:value-type="string">
            <text:p>Folkets tid</text:p>
          </table:table-cell>
          <table:table-cell office:value-type="string">
            <text:p>Medlemspris: 255,00 kr.</text:p>
          </table:table-cell>
          <table:table-cell office:value-type="string">
            <text:p>Pris: 299,95 kr.</text:p>
          </table:table-cell>
          <table:table-cell table:number-columns-repeated="1014"/>
        </table:table-row>
        <table:table-row table:style-name="ro2">
          <table:table-cell office:value-type="string">
            <text:p>1629472484-534</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table:number-columns-repeated="2"/>
          <table:table-cell office:value-type="string">
            <text:p>/Media/DownloadetImages/9788792467218.jpg?width=280&amp;heightratio=1&amp;mode=boxpad</text:p>
          </table:table-cell>
          <table:table-cell table:number-columns-repeated="1017"/>
        </table:table-row>
        <table:table-row table:style-name="ro2">
          <table:table-cell office:value-type="string">
            <text:p>1629471981-309</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jællandske Krønike</text:p>
            <text:p><text:s text:c="26"/>Medlemspris: 140,00 kr.</text:p>
            <text:p><text:s text:c="26"/>Pris: 177,00 kr.</text:p>
            <text:p><text:s text:c="12"/></text:p>
            <text:p><text:s text:c="14"/></text:p>
            <text:p><text:s text:c="16"/>Info</text:p>
          </table:table-cell>
          <table:table-cell office:value-type="string">
            <text:p>https://www.skalk.dk/webshoppen/produkter/imports/9788785160768-sjaellandske-kroenike/</text:p>
          </table:table-cell>
          <table:table-cell/>
          <table:table-cell office:value-type="string">
            <text:p>Sjællandske Krønike</text:p>
          </table:table-cell>
          <table:table-cell office:value-type="string">
            <text:p>Medlemspris: 140,00 kr.</text:p>
          </table:table-cell>
          <table:table-cell office:value-type="string">
            <text:p>Pris: 177,00 kr.</text:p>
          </table:table-cell>
          <table:table-cell table:number-columns-repeated="1014"/>
        </table:table-row>
        <table:table-row table:style-name="ro2">
          <table:table-cell office:value-type="string">
            <text:p>1629471856-270</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table:number-columns-repeated="2"/>
          <table:table-cell office:value-type="string">
            <text:p>/Media/DownloadetImages/9788740658927.jpg?width=280&amp;heightratio=1&amp;mode=boxpad</text:p>
          </table:table-cell>
          <table:table-cell table:number-columns-repeated="1017"/>
        </table:table-row>
        <table:table-row table:style-name="ro2">
          <table:table-cell office:value-type="string">
            <text:p>1629471901-288</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undets røde nelliker</text:p>
            <text:p><text:s text:c="26"/>Medlemspris: 279,96 kr.</text:p>
            <text:p><text:s text:c="26"/>Pris: 349,95 kr.</text:p>
            <text:p><text:s text:c="12"/></text:p>
            <text:p><text:s text:c="14"/></text:p>
            <text:p><text:s text:c="16"/>Info</text:p>
          </table:table-cell>
          <table:table-cell office:value-type="string">
            <text:p>https://www.skalk.dk/webshoppen/produkter/imports/9788740669145-sundets-roede-nelliker/</text:p>
          </table:table-cell>
          <table:table-cell/>
          <table:table-cell office:value-type="string">
            <text:p>Sundets røde nelliker</text:p>
          </table:table-cell>
          <table:table-cell office:value-type="string">
            <text:p>Medlemspris: 279,96 kr.</text:p>
          </table:table-cell>
          <table:table-cell office:value-type="string">
            <text:p>Pris: 349,95 kr.</text:p>
          </table:table-cell>
          <table:table-cell office:value-type="string">
            <text:p>En gruppe danske modstandsmænd og betjente fra det svenske sikkerhedspoliti risikerede livet for at redde så mange som muligt til Sverige over Øresund. Under dæknavnet Helsingør Syklub lykkedes det danskerne med hjælp fra politiet i Helsingborg frem til sommeren 1944 at fragte knap 1500 modstandsmænd og flygtninge til Sverige.</text:p>
          </table:table-cell>
          <table:table-cell table:number-columns-repeated="1013"/>
        </table:table-row>
        <table:table-row table:style-name="ro2">
          <table:table-cell office:value-type="string">
            <text:p>1629472644-591</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table:number-columns-repeated="2"/>
          <table:table-cell office:value-type="string">
            <text:p>/Media/DownloadetImages/9788702078817.jpg?width=280&amp;heightratio=1&amp;mode=boxpad</text:p>
          </table:table-cell>
          <table:table-cell table:number-columns-repeated="1017"/>
        </table:table-row>
        <table:table-row table:style-name="ro2">
          <table:table-cell office:value-type="string">
            <text:p>1629472167-395</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table:number-columns-repeated="2"/>
          <table:table-cell office:value-type="string">
            <text:p>/Media/DownloadetImages/9788702075731.jpg?width=280&amp;heightratio=1&amp;mode=boxpad</text:p>
          </table:table-cell>
          <table:table-cell table:number-columns-repeated="1017"/>
        </table:table-row>
        <table:table-row table:style-name="ro2">
          <table:table-cell office:value-type="string">
            <text:p>1629472824-673</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Højesteret - 350 år</text:p>
            <text:p><text:s text:c="26"/>Medlemspris: 270,00 kr.</text:p>
            <text:p><text:s text:c="26"/>Pris: 299,00 kr.</text:p>
            <text:p><text:s text:c="12"/></text:p>
            <text:p><text:s text:c="14"/></text:p>
            <text:p><text:s text:c="16"/>Info</text:p>
          </table:table-cell>
          <table:table-cell office:value-type="string">
            <text:p>https://www.skalk.dk/webshoppen/produkter/imports/9788702081350-hoejesteret-350-aar/</text:p>
          </table:table-cell>
          <table:table-cell/>
          <table:table-cell office:value-type="string">
            <text:p>Højesteret - 350 år</text:p>
          </table:table-cell>
          <table:table-cell office:value-type="string">
            <text:p>Medlemspris: 270,00 kr.</text:p>
          </table:table-cell>
          <table:table-cell office:value-type="string">
            <text:p>Pris: 299,00 kr.</text:p>
          </table:table-cell>
          <table:table-cell table:number-columns-repeated="1014"/>
        </table:table-row>
        <table:table-row table:style-name="ro2">
          <table:table-cell office:value-type="string">
            <text:p>1629472035-348</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Ryd klosters årbog i kulturhistorisk belysning</text:p>
            <text:p><text:s text:c="26"/>Medlemspris: 126,00 kr.</text:p>
            <text:p><text:s text:c="26"/>Pris: 159,00 kr.</text:p>
            <text:p><text:s text:c="12"/></text:p>
            <text:p><text:s text:c="14"/></text:p>
            <text:p><text:s text:c="16"/>Info</text:p>
          </table:table-cell>
          <table:table-cell office:value-type="string">
            <text:p>https://www.skalk.dk/webshoppen/produkter/imports/9788785160997-ryd-klosters-aarbog-i-kulturhistorisk-belysning/</text:p>
          </table:table-cell>
          <table:table-cell/>
          <table:table-cell office:value-type="string">
            <text:p>Ryd klosters årbog i kulturhistorisk belysning</text:p>
          </table:table-cell>
          <table:table-cell office:value-type="string">
            <text:p>Medlemspris: 126,00 kr.</text:p>
          </table:table-cell>
          <table:table-cell office:value-type="string">
            <text:p>Pris: 159,00 kr.</text:p>
          </table:table-cell>
          <table:table-cell office:value-type="string">
            <text:p>»Her begynder beretningen om det danske folks oprindelse«. Skriftet rækker fra sagnkongerne til Erik Menved i 1288, dets kildeværdi falder især på de urolige år under brødrene Erik, Abel og Christoffer samt Erik Klipping.</text:p>
          </table:table-cell>
          <table:table-cell table:number-columns-repeated="1013"/>
        </table:table-row>
        <table:table-row table:style-name="ro2">
          <table:table-cell office:value-type="string">
            <text:p>1629471696-201</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table:number-columns-repeated="2"/>
          <table:table-cell office:value-type="string">
            <text:p>/Media/DownloadetImages/9788789531151.jpg?width=280&amp;heightratio=1&amp;mode=boxpad</text:p>
          </table:table-cell>
          <table:table-cell table:number-columns-repeated="1017"/>
        </table:table-row>
        <table:table-row table:style-name="ro2">
          <table:table-cell office:value-type="string">
            <text:p>1629472844-684</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Hverken ubesindig eller frygtsom</text:p>
            <text:p><text:s text:c="26"/>Medlemspris: 280,00 kr.</text:p>
            <text:p><text:s text:c="26"/>Pris: 349,95 kr.</text:p>
            <text:p><text:s text:c="12"/></text:p>
            <text:p><text:s text:c="14"/></text:p>
            <text:p><text:s text:c="16"/>Info</text:p>
          </table:table-cell>
          <table:table-cell office:value-type="string">
            <text:p>https://www.skalk.dk/webshoppen/produkter/imports/9788740665178-hverken-ubesindig-eller-frygtsom/</text:p>
          </table:table-cell>
          <table:table-cell/>
          <table:table-cell office:value-type="string">
            <text:p>Hverken ubesindig eller frygtsom</text:p>
          </table:table-cell>
          <table:table-cell office:value-type="string">
            <text:p>Medlemspris: 280,00 kr.</text:p>
          </table:table-cell>
          <table:table-cell office:value-type="string">
            <text:p>Pris: 349,95 kr.</text:p>
          </table:table-cell>
          <table:table-cell office:value-type="string">
            <text:p>Hverken ubesindig eller frygtsom fortæller 11 dramatiske beretninger fra Flådens virke. Fra kampen mod algeriske korsarer i 1700-tallet over krigene i 1848-51 og 1864 til 2. Verdenskrig og vor tids indsatser mod pirater ved Afrikas Horn. Det er beretningen om de søofficerer og orlogsgaster, der ofte fjernt fra Danmark gennem tiderne har gjort deres bedste for at udføre ordrer fra kongen eller Danmarks regering. Med deres egne ord fortæller de, hvordan de oplevede kampene på kanondækket, på broen, i riggen og i maskinrummet.</text:p>
          </table:table-cell>
          <table:table-cell table:number-columns-repeated="1013"/>
        </table:table-row>
        <table:table-row table:style-name="ro2">
          <table:table-cell office:value-type="string">
            <text:p>1629473425-902</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table:number-columns-repeated="2"/>
          <table:table-cell office:value-type="string">
            <text:p>/Media/DownloadetImages/9788793423428.jpg?width=280&amp;heightratio=1&amp;mode=boxpad</text:p>
          </table:table-cell>
          <table:table-cell table:number-columns-repeated="1017"/>
        </table:table-row>
        <table:table-row table:style-name="ro2">
          <table:table-cell office:value-type="string">
            <text:p>1629472258-437</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Nestors Krønike - beretningen om de svundne år</text:p>
            <text:p><text:s text:c="26"/>Medlemspris: 220,00 kr.</text:p>
            <text:p><text:s text:c="26"/>Pris: 275,00 kr.</text:p>
            <text:p><text:s text:c="12"/></text:p>
            <text:p><text:s text:c="14"/></text:p>
            <text:p><text:s text:c="16"/>Info</text:p>
          </table:table-cell>
          <table:table-cell office:value-type="string">
            <text:p>https://www.skalk.dk/webshoppen/produkter/imports/9788785160836-nestors-kroenike-beretningen-om-de-svundne-aar/</text:p>
          </table:table-cell>
          <table:table-cell/>
          <table:table-cell office:value-type="string">
            <text:p>Nestors Krønike - beretningen om de svundne år</text:p>
          </table:table-cell>
          <table:table-cell office:value-type="string">
            <text:p>Medlemspris: 220,00 kr.</text:p>
          </table:table-cell>
          <table:table-cell office:value-type="string">
            <text:p>Pris: 275,00 kr.</text:p>
          </table:table-cell>
          <table:table-cell table:number-columns-repeated="1014"/>
        </table:table-row>
        <table:table-row table:style-name="ro2">
          <table:table-cell office:value-type="string">
            <text:p>1629472167-413</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table:number-columns-repeated="2"/>
          <table:table-cell office:value-type="string">
            <text:p>/media/1860/9780955077303.jpg?width=280&amp;heightratio=1&amp;mode=boxpad</text:p>
          </table:table-cell>
          <table:table-cell table:number-columns-repeated="1017"/>
        </table:table-row>
        <table:table-row table:style-name="ro2">
          <table:table-cell office:value-type="string">
            <text:p>1629472009-340</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table:number-columns-repeated="2"/>
          <table:table-cell office:value-type="string">
            <text:p>/Media/DownloadetImages/9788772372143.jpg?width=280&amp;heightratio=1&amp;mode=boxpad</text:p>
          </table:table-cell>
          <table:table-cell table:number-columns-repeated="1017"/>
        </table:table-row>
        <table:table-row table:style-name="ro2">
          <table:table-cell office:value-type="string">
            <text:p>1629472957-720</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table:number-columns-repeated="2"/>
          <table:table-cell office:value-type="string">
            <text:p>/Media/DownloadetImages/9788772190532.jpg?width=280&amp;heightratio=1&amp;mode=boxpad</text:p>
          </table:table-cell>
          <table:table-cell table:number-columns-repeated="1017"/>
        </table:table-row>
        <table:table-row table:style-name="ro2">
          <table:table-cell office:value-type="string">
            <text:p>1629472721-612</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Kaupang in skiringssal</text:p>
            <text:p><text:s text:c="26"/>Medlemspris: 472,50 kr.</text:p>
            <text:p><text:s text:c="26"/>Pris: 525,00 kr.</text:p>
            <text:p><text:s text:c="12"/></text:p>
            <text:p><text:s text:c="14"/></text:p>
            <text:p><text:s text:c="16"/>Info</text:p>
          </table:table-cell>
          <table:table-cell office:value-type="string">
            <text:p>https://www.skalk.dk/webshoppen/produkter/imports/9788779342590-kaupang-in-skiringssal/</text:p>
          </table:table-cell>
          <table:table-cell/>
          <table:table-cell office:value-type="string">
            <text:p>Kaupang in skiringssal</text:p>
          </table:table-cell>
          <table:table-cell office:value-type="string">
            <text:p>Medlemspris: 472,50 kr.</text:p>
          </table:table-cell>
          <table:table-cell office:value-type="string">
            <text:p>Pris: 525,00 kr.</text:p>
          </table:table-cell>
          <table:table-cell table:number-columns-repeated="1014"/>
        </table:table-row>
        <table:table-row table:style-name="ro2">
          <table:table-cell office:value-type="string">
            <text:p>1629473409-890</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ansk Vestindien: Historien og øerne</text:p>
            <text:p><text:s text:c="26"/>Medlemspris: 270,00 kr.</text:p>
            <text:p><text:s text:c="26"/>Pris: 299,95 kr.</text:p>
            <text:p><text:s text:c="12"/></text:p>
            <text:p><text:s text:c="14"/></text:p>
            <text:p><text:s text:c="16"/>Info</text:p>
          </table:table-cell>
          <table:table-cell office:value-type="string">
            <text:p>https://www.skalk.dk/webshoppen/produkter/imports/9788711890356-dansk-vestindien-historien-og-oeerne/</text:p>
          </table:table-cell>
          <table:table-cell/>
          <table:table-cell office:value-type="string">
            <text:p>Dansk Vestindien: Historien og øerne</text:p>
          </table:table-cell>
          <table:table-cell office:value-type="string">
            <text:p>Medlemspris: 270,00 kr.</text:p>
          </table:table-cell>
          <table:table-cell office:value-type="string">
            <text:p>Pris: 299,95 kr.</text:p>
          </table:table-cell>
          <table:table-cell table:number-columns-repeated="1014"/>
        </table:table-row>
        <table:table-row table:style-name="ro2">
          <table:table-cell office:value-type="string">
            <text:p>1629472358-483</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Means of Exchange</text:p>
            <text:p><text:s text:c="26"/>Medlemspris: 393,75 kr.</text:p>
            <text:p><text:s text:c="26"/>Pris: 438,00 kr.</text:p>
            <text:p><text:s text:c="12"/></text:p>
            <text:p><text:s text:c="14"/></text:p>
            <text:p><text:s text:c="16"/>Info</text:p>
          </table:table-cell>
          <table:table-cell office:value-type="string">
            <text:p>https://www.skalk.dk/webshoppen/produkter/imports/9788779343085-means-of-exchange/</text:p>
          </table:table-cell>
          <table:table-cell/>
          <table:table-cell office:value-type="string">
            <text:p>Means of Exchange</text:p>
          </table:table-cell>
          <table:table-cell office:value-type="string">
            <text:p>Medlemspris: 393,75 kr.</text:p>
          </table:table-cell>
          <table:table-cell office:value-type="string">
            <text:p>Pris: 438,00 kr.</text:p>
          </table:table-cell>
          <table:table-cell office:value-type="string">
            <text:p>This second volume on the excavations of the Norwegian Viking town Kaupang 2000-2003 presents find types used in economic transactions - coins, hacksilver, ingots, weights and balances. Changes in type and volume of economic transactions at Kaupang and in Scandinavia are discussed, and the economic mentality of Viking crafts- and tradesmen is explored.</text:p>
            <text:p/>
            <text:p>In the early ninth century, silver and goods seem to have come to Kaupang mainly from the Carolinigian world. After the mid-ninth century this early system was altered. The increased availability of silver and the introduction in most of Scandinavia in the 860s-870s of standardized weights, paved the way for an increased use of silver as payment.</text:p>
            <text:p/>
            <text:p>The combined study of the find types and the sophisticated chronology of settlements´ finds from sites like Kaupang give completely new insight into economy and exchange. The book demonstrates how sites like Kaupang led the way in economic development in Scandinavia and promoted an economic mentality that eventually led to the fundamental transformation of Scandinavian culture and society and culminated in the region´s integration in High Middle Ages Christian Europe.</text:p>
          </table:table-cell>
          <table:table-cell table:number-columns-repeated="1013"/>
        </table:table-row>
        <table:table-row table:style-name="ro2">
          <table:table-cell office:value-type="string">
            <text:p>1629471766-229</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Nyhed</text:p>
            <text:p/>
            <text:p><text:s text:c="10"/></text:p>
            <text:p><text:s text:c="12"/></text:p>
            <text:p><text:s text:c="14"/></text:p>
            <text:p><text:s text:c="34"/></text:p>
            <text:p><text:s text:c="14"/></text:p>
            <text:p><text:s text:c="12"/></text:p>
            <text:p><text:s text:c="10"/></text:p>
            <text:p><text:s text:c="14"/>Togtet</text:p>
            <text:p><text:s text:c="26"/>Medlemspris: 265,00 kr.</text:p>
            <text:p><text:s text:c="26"/>Pris: 249,95 kr.</text:p>
            <text:p><text:s text:c="12"/></text:p>
            <text:p><text:s text:c="14"/></text:p>
            <text:p><text:s text:c="16"/>Info</text:p>
          </table:table-cell>
          <table:table-cell office:value-type="string">
            <text:p>https://www.skalk.dk/webshoppen/produkter/imports/9788792596185-togtet/</text:p>
          </table:table-cell>
          <table:table-cell/>
          <table:table-cell office:value-type="string">
            <text:p>Togtet</text:p>
          </table:table-cell>
          <table:table-cell office:value-type="string">
            <text:p>Medlemspris: 265,00 kr.</text:p>
          </table:table-cell>
          <table:table-cell office:value-type="string">
            <text:p>Pris: 249,95 kr.</text:p>
          </table:table-cell>
          <table:table-cell office:value-type="string">
            <text:p>‘Togtet – På rejse i vikingernes verden’ indeholder 16 fascinerende fortællinger om vikingernes bedrifter i begyndelsen af vikingetiden. Der er beretninger om høvding Regnars store togt til Paris, om Bjørn Jernsides ekspedition til Middelhavet og om Den store Hedenske Hær, der hærgede i England. Desuden fortælles om bygningen af vikingeskibe og fremstilling af sejl, anlæggelse af vikingernes tilflugtsborge, folkevandringer, og hvordan tilbedelsen af de hedenske guder blandedes med den kristne tro. Naturvidenskabelige DNA-analyser og forskning i skriftsprogets udvikling bringer os helt tæt på vikingernes liv og færden i en verden med handel og kongemagt, våben og slavehandel, sølvmønter og guldskatte.</text:p>
          </table:table-cell>
          <table:table-cell table:number-columns-repeated="1013"/>
        </table:table-row>
        <table:table-row table:style-name="ro2">
          <table:table-cell office:value-type="string">
            <text:p>1629473123-790</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Feud in Medieval and Early Modern Europe</text:p>
            <text:p><text:s text:c="26"/>Medlemspris: 223,75 kr.</text:p>
            <text:p><text:s text:c="26"/>Pris: 248,00 kr.</text:p>
            <text:p><text:s text:c="12"/></text:p>
            <text:p><text:s text:c="14"/></text:p>
            <text:p><text:s text:c="16"/>Info</text:p>
          </table:table-cell>
          <table:table-cell office:value-type="string">
            <text:p>https://www.skalk.dk/webshoppen/produkter/imports/9788779341586-feud-in-medieval-and-early-modern-europe/</text:p>
          </table:table-cell>
          <table:table-cell/>
          <table:table-cell office:value-type="string">
            <text:p>Feud in Medieval and Early Modern Europe</text:p>
          </table:table-cell>
          <table:table-cell office:value-type="string">
            <text:p>Medlemspris: 223,75 kr.</text:p>
          </table:table-cell>
          <table:table-cell office:value-type="string">
            <text:p>Pris: 248,00 kr.</text:p>
          </table:table-cell>
          <table:table-cell office:value-type="string">
            <text:p>During the last half-century, historians and anthropologists have become increasingly aware of the importance of feud in pre-modern societies. Recent research emphasises that feuds are not to be preceived as expressions of chaos, anarchy and lawlessness. On the contrary, in the absence of a state monopoly on violence, feuds played a fundamental role in shaping the society and functioned as a means of sanctioning rules and law and resolving conflicts.</text:p>
            <text:p/>
            <text:p>The aim of Feud in Medieval and Early Modern Europe is to present some of the principal positions of this new research. Contributions by leading scholars cover a large span of years, from the classic Icelandic feuds of the Sagas to more recent early modern incidents. One contribution even takes us back to the roots of mankind, but the focus is on the medieval and early modern periods - such as feuds in fourteenth century Marseille, Italian medieval vendettas, and feuds in medieval Germany and Denmark. A comprehensive introduction establishes the framework for the following chapters.</text:p>
          </table:table-cell>
          <table:table-cell table:number-columns-repeated="1013"/>
        </table:table-row>
        <table:table-row table:style-name="ro2">
          <table:table-cell office:value-type="string">
            <text:p>1629472167-400</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table:number-columns-repeated="2"/>
          <table:table-cell office:value-type="string">
            <text:p>/Media/DownloadetImages/9788785160836.jpg?width=280&amp;heightratio=1&amp;mode=boxpad</text:p>
          </table:table-cell>
          <table:table-cell table:number-columns-repeated="1017"/>
        </table:table-row>
        <table:table-row table:style-name="ro2">
          <table:table-cell office:value-type="string">
            <text:p>1629471856-258</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table:number-columns-repeated="2"/>
          <table:table-cell office:value-type="string">
            <text:p>/Media/DownloadetImages/9788740622041.jpg?width=280&amp;heightratio=1&amp;mode=boxpad</text:p>
          </table:table-cell>
          <table:table-cell table:number-columns-repeated="1017"/>
        </table:table-row>
        <table:table-row table:style-name="ro2">
          <table:table-cell office:value-type="string">
            <text:p>1629472009-322</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table:number-columns-repeated="2"/>
          <table:table-cell office:value-type="string">
            <text:p>/Media/DownloadetImages/9788712064794.jpg?width=280&amp;heightratio=1&amp;mode=boxpad</text:p>
          </table:table-cell>
          <table:table-cell table:number-columns-repeated="1017"/>
        </table:table-row>
        <table:table-row table:style-name="ro2">
          <table:table-cell office:value-type="string">
            <text:p>1629472644-578</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table:number-columns-repeated="2"/>
          <table:table-cell office:value-type="string">
            <text:p>/Media/DownloadetImages/9788774674733.jpg?width=280&amp;heightratio=1&amp;mode=boxpad</text:p>
          </table:table-cell>
          <table:table-cell table:number-columns-repeated="1017"/>
        </table:table-row>
        <table:table-row table:style-name="ro2">
          <table:table-cell office:value-type="string">
            <text:p>1629473422-897</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ANSK KOLONI I INDIELAND</text:p>
            <text:p><text:s text:c="26"/>Medlemspris: 315,00 kr.</text:p>
            <text:p><text:s text:c="26"/>Pris: 349,00 kr.</text:p>
            <text:p><text:s text:c="12"/></text:p>
            <text:p><text:s text:c="14"/></text:p>
            <text:p><text:s text:c="16"/>Info</text:p>
          </table:table-cell>
          <table:table-cell office:value-type="string">
            <text:p>https://www.skalk.dk/webshoppen/produkter/imports/9788799508679-dansk-koloni-i-indieland/</text:p>
          </table:table-cell>
          <table:table-cell/>
          <table:table-cell office:value-type="string">
            <text:p>DANSK KOLONI I INDIELAND</text:p>
          </table:table-cell>
          <table:table-cell office:value-type="string">
            <text:p>Medlemspris: 315,00 kr.</text:p>
          </table:table-cell>
          <table:table-cell office:value-type="string">
            <text:p>Pris: 349,00 kr.</text:p>
          </table:table-cell>
          <table:table-cell office:value-type="string">
            <text:p>Det var en konkurrence mellem Munken og Gedden om at finde den letteste vej til Indien …</text:p>
          </table:table-cell>
          <table:table-cell table:number-columns-repeated="1013"/>
        </table:table-row>
        <table:table-row table:style-name="ro2">
          <table:table-cell office:value-type="string">
            <text:p>1629473267-836</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table:number-columns-repeated="2"/>
          <table:table-cell office:value-type="string">
            <text:p>/Media/DownloadetImages/9788740037319.jpg?width=280&amp;heightratio=1&amp;mode=boxpad</text:p>
          </table:table-cell>
          <table:table-cell table:number-columns-repeated="1017"/>
        </table:table-row>
        <table:table-row table:style-name="ro2">
          <table:table-cell office:value-type="string">
            <text:p>1629471505-139</text:p>
          </table:table-cell>
          <table:table-cell office:value-type="string">
            <text:p>https://www.skalk.dk/webshoppen/?categories=18858&amp;sort=alphabetical</text:p>
          </table:table-cell>
          <table:table-cell table:number-columns-repeated="4"/>
          <table:table-cell office:value-type="string">
            <text:p>/Media/DownloadetImages/9788740654189.jpg?width=280&amp;heightratio=1&amp;mode=boxpad</text:p>
          </table:table-cell>
          <table:table-cell table:number-columns-repeated="1017"/>
        </table:table-row>
        <table:table-row table:style-name="ro2">
          <table:table-cell office:value-type="string">
            <text:p>1629472125-379</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Poq den første grønlænder i Danmark som kom hjem</text:p>
            <text:p><text:s text:c="26"/>Medlemspris: 268,88 kr.</text:p>
            <text:p><text:s text:c="26"/>Pris: 299,00 kr.</text:p>
            <text:p><text:s text:c="12"/></text:p>
            <text:p><text:s text:c="14"/></text:p>
            <text:p><text:s text:c="16"/>Info</text:p>
          </table:table-cell>
          <table:table-cell office:value-type="string">
            <text:p>https://www.skalk.dk/webshoppen/produkter/imports/9788793464407-poq-den-foerste-groenlaender-i-danmark-som-kom-hjem/</text:p>
          </table:table-cell>
          <table:table-cell/>
          <table:table-cell office:value-type="string">
            <text:p>Poq den første grønlænder i Danmark som kom hjem</text:p>
          </table:table-cell>
          <table:table-cell office:value-type="string">
            <text:p>Medlemspris: 268,88 kr.</text:p>
          </table:table-cell>
          <table:table-cell office:value-type="string">
            <text:p>Pris: 299,00 kr.</text:p>
          </table:table-cell>
          <table:table-cell office:value-type="string">
            <text:p>FANDENS HEKS – Maren Splids og Christian den 4.</text:p>
          </table:table-cell>
          <table:table-cell table:number-columns-repeated="1013"/>
        </table:table-row>
        <table:table-row table:style-name="ro2">
          <table:table-cell office:value-type="string">
            <text:p>1629473116-788</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table:number-columns-repeated="2"/>
          <table:table-cell office:value-type="string">
            <text:p>/Media/DownloadetImages/9788792000781.jpg?width=280&amp;heightratio=1&amp;mode=boxpad</text:p>
          </table:table-cell>
          <table:table-cell table:number-columns-repeated="1017"/>
        </table:table-row>
        <table:table-row table:style-name="ro2">
          <table:table-cell office:value-type="string">
            <text:p>1629473116-766</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table:number-columns-repeated="2"/>
          <table:table-cell office:value-type="string">
            <text:p>/Media/DownloadetImages/9788793724686.jpg?width=280&amp;heightratio=1&amp;mode=boxpad</text:p>
          </table:table-cell>
          <table:table-cell table:number-columns-repeated="1017"/>
        </table:table-row>
        <table:table-row table:style-name="ro2">
          <table:table-cell office:value-type="string">
            <text:p>1629472902-696</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Herregård og herskab</text:p>
            <text:p><text:s text:c="26"/>Medlemspris: 278,75 kr.</text:p>
            <text:p><text:s text:c="26"/>Pris: 348,00 kr.</text:p>
            <text:p><text:s text:c="12"/></text:p>
            <text:p><text:s text:c="14"/></text:p>
            <text:p><text:s text:c="16"/>Info</text:p>
          </table:table-cell>
          <table:table-cell office:value-type="string">
            <text:p>https://www.skalk.dk/webshoppen/produkter/imports/9788763541442-herregaard-og-herskab/</text:p>
          </table:table-cell>
          <table:table-cell/>
          <table:table-cell office:value-type="string">
            <text:p>Herregård og herskab</text:p>
          </table:table-cell>
          <table:table-cell office:value-type="string">
            <text:p>Medlemspris: 278,75 kr.</text:p>
          </table:table-cell>
          <table:table-cell office:value-type="string">
            <text:p>Pris: 348,00 kr.</text:p>
          </table:table-cell>
          <table:table-cell table:number-columns-repeated="1014"/>
        </table:table-row>
        <table:table-row table:style-name="ro2">
          <table:table-cell office:value-type="string">
            <text:p>1629472802-643</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table:number-columns-repeated="2"/>
          <table:table-cell office:value-type="string">
            <text:p>/Media/DownloadetImages/9788702108323.jpg?width=280&amp;heightratio=1&amp;mode=boxpad</text:p>
          </table:table-cell>
          <table:table-cell table:number-columns-repeated="1017"/>
        </table:table-row>
        <table:table-row table:style-name="ro2">
          <table:table-cell office:value-type="string">
            <text:p>1629472106-366</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Poul og kærligheden</text:p>
            <text:p><text:s text:c="26"/>Medlemspris: 297,50 kr.</text:p>
            <text:p><text:s text:c="26"/>Pris: 349,95 kr.</text:p>
            <text:p><text:s text:c="12"/></text:p>
            <text:p><text:s text:c="14"/></text:p>
            <text:p><text:s text:c="16"/>Info</text:p>
          </table:table-cell>
          <table:table-cell office:value-type="string">
            <text:p>https://www.skalk.dk/webshoppen/produkter/imports/9788712060642-poul-og-kaerligheden/</text:p>
          </table:table-cell>
          <table:table-cell/>
          <table:table-cell office:value-type="string">
            <text:p>Poul og kærligheden</text:p>
          </table:table-cell>
          <table:table-cell office:value-type="string">
            <text:p>Medlemspris: 297,50 kr.</text:p>
          </table:table-cell>
          <table:table-cell office:value-type="string">
            <text:p>Pris: 349,95 kr.</text:p>
          </table:table-cell>
          <table:table-cell office:value-type="string">
            <text:p>Poul og kærligheden er fortællingen om Poul Andræ (1843-1928). Han voksede op i det københavnske borgerskabs øverste lag som søn af statsminister C.G. Andræ, og allerede fra helt ung var han klar over, at han var homoseksuel.</text:p>
          </table:table-cell>
          <table:table-cell table:number-columns-repeated="1013"/>
        </table:table-row>
        <table:table-row table:style-name="ro2">
          <table:table-cell office:value-type="string">
            <text:p>1629473094-759</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Forladt</text:p>
            <text:p><text:s text:c="26"/>Medlemspris: 240,00 kr.</text:p>
            <text:p><text:s text:c="26"/>Pris: 299,95 kr.</text:p>
            <text:p><text:s text:c="12"/></text:p>
            <text:p><text:s text:c="14"/></text:p>
            <text:p><text:s text:c="16"/>Info</text:p>
          </table:table-cell>
          <table:table-cell office:value-type="string">
            <text:p>https://www.skalk.dk/webshoppen/produkter/imports/9788711543535-forladt/</text:p>
          </table:table-cell>
          <table:table-cell/>
          <table:table-cell office:value-type="string">
            <text:p>Forladt</text:p>
          </table:table-cell>
          <table:table-cell office:value-type="string">
            <text:p>Medlemspris: 240,00 kr.</text:p>
          </table:table-cell>
          <table:table-cell office:value-type="string">
            <text:p>Pris: 299,95 kr.</text:p>
          </table:table-cell>
          <table:table-cell office:value-type="string">
            <text:p>Ved Slotø nær Nakskov lå de tre ØK-skibe Java, Falstria og Jutlandia opankret under 2. verdenskrig, fordi der var mangel på brændstof. 3. maj 1945 bliver skibene bombet af RAF, fordi piloterne i første omgang tror, at det er tyske skibe. Java synker, og de 2 andre skibe bliver beskadiget. Slotø rummer også ruinerne af Europas ældste orlogsværft, der blev opført af Kong Hans i 1509.</text:p>
          </table:table-cell>
          <table:table-cell table:number-columns-repeated="1013"/>
        </table:table-row>
        <table:table-row table:style-name="ro2">
          <table:table-cell office:value-type="string">
            <text:p>1629472484-521</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table:number-columns-repeated="2"/>
          <table:table-cell office:value-type="string">
            <text:p>/Media/DownloadetImages/9788740654967.jpg?width=280&amp;heightratio=1&amp;mode=boxpad</text:p>
          </table:table-cell>
          <table:table-cell table:number-columns-repeated="1017"/>
        </table:table-row>
        <table:table-row table:style-name="ro2">
          <table:table-cell office:value-type="string">
            <text:p>1629473094-761</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Forladt</text:p>
            <text:p><text:s text:c="26"/>Medlemspris: 240,00 kr.</text:p>
            <text:p><text:s text:c="26"/>Pris: 299,95 kr.</text:p>
            <text:p><text:s text:c="12"/></text:p>
            <text:p><text:s text:c="14"/></text:p>
            <text:p><text:s text:c="16"/>Info</text:p>
          </table:table-cell>
          <table:table-cell office:value-type="string">
            <text:p>https://www.skalk.dk/webshoppen/produkter/imports/9788711543535-forladt/</text:p>
          </table:table-cell>
          <table:table-cell/>
          <table:table-cell office:value-type="string">
            <text:p>Forladt</text:p>
          </table:table-cell>
          <table:table-cell office:value-type="string">
            <text:p>Medlemspris: 240,00 kr.</text:p>
          </table:table-cell>
          <table:table-cell office:value-type="string">
            <text:p>Pris: 299,95 kr.</text:p>
          </table:table-cell>
          <table:table-cell office:value-type="string">
            <text:p>Da Peter Freuchen er 12 år, er han på ferie hos sin onkel og tante på en gård nær Nakskov. Sammen med en kammerat svømmer han de 2 kilometer over til øen Enehøje; men de bliver jaget bort af ejeren og må svømme tilbage til Lolland. Efter to polarekspeditioner vender han i 1926 tilbage til Lolland og køber Enehøje. På øens højeste punkt opfører han en portal af hvalkæber, og den gamle smedje indrettes til skriveværksted. I 1940 flygter Freuchen til Sverige og bosætter sig derefter i USA.</text:p>
          </table:table-cell>
          <table:table-cell table:number-columns-repeated="1013"/>
        </table:table-row>
        <table:table-row table:style-name="ro2">
          <table:table-cell office:value-type="string">
            <text:p>1629472576-559</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Viking</text:p>
            <text:p><text:s text:c="26"/>Medlemspris: 340,00 kr.</text:p>
            <text:p><text:s text:c="26"/>Pris: 399,95 kr.</text:p>
            <text:p><text:s text:c="12"/></text:p>
            <text:p><text:s text:c="14"/></text:p>
            <text:p><text:s text:c="16"/>Info</text:p>
          </table:table-cell>
          <table:table-cell office:value-type="string">
            <text:p>https://www.skalk.dk/webshoppen/produkter/imports/9788702216684-viking/</text:p>
          </table:table-cell>
          <table:table-cell/>
          <table:table-cell office:value-type="string">
            <text:p>Viking</text:p>
          </table:table-cell>
          <table:table-cell office:value-type="string">
            <text:p>Medlemspris: 340,00 kr.</text:p>
          </table:table-cell>
          <table:table-cell office:value-type="string">
            <text:p>Pris: 399,95 kr.</text:p>
          </table:table-cell>
          <table:table-cell table:number-columns-repeated="1014"/>
        </table:table-row>
        <table:table-row table:style-name="ro2">
          <table:table-cell office:value-type="string">
            <text:p>1629473116-777</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table:number-columns-repeated="2"/>
          <table:table-cell office:value-type="string">
            <text:p>/media/1857/droemtemigcd.jpg?width=280&amp;heightratio=1&amp;mode=boxpad</text:p>
          </table:table-cell>
          <table:table-cell table:number-columns-repeated="1017"/>
        </table:table-row>
        <table:table-row table:style-name="ro2">
          <table:table-cell office:value-type="string">
            <text:p>1629472119-368</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Postkort fortæller historie fra Kolding-egnen</text:p>
            <text:p><text:s text:c="26"/>Medlemspris: 237,50 kr.</text:p>
            <text:p><text:s text:c="26"/>Pris: 249,95 kr.</text:p>
            <text:p><text:s text:c="12"/></text:p>
            <text:p><text:s text:c="14"/></text:p>
            <text:p><text:s text:c="16"/>Info</text:p>
          </table:table-cell>
          <table:table-cell office:value-type="string">
            <text:p>https://www.skalk.dk/webshoppen/produkter/imports/9788793958487-postkort-fortaeller-historie-fra-kolding-egnen/</text:p>
          </table:table-cell>
          <table:table-cell/>
          <table:table-cell office:value-type="string">
            <text:p>Postkort fortæller historie fra Kolding-egnen</text:p>
          </table:table-cell>
          <table:table-cell office:value-type="string">
            <text:p>Medlemspris: 237,50 kr.</text:p>
          </table:table-cell>
          <table:table-cell office:value-type="string">
            <text:p>Pris: 249,95 kr.</text:p>
          </table:table-cell>
          <table:table-cell table:number-columns-repeated="1014"/>
        </table:table-row>
        <table:table-row table:style-name="ro2">
          <table:table-cell office:value-type="string">
            <text:p>1629472837-678</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Hvor solen græder</text:p>
            <text:p><text:s text:c="26"/>Medlemspris: 127,50 kr.</text:p>
            <text:p><text:s text:c="26"/>Pris: 150,00 kr.</text:p>
            <text:p><text:s text:c="12"/></text:p>
            <text:p><text:s text:c="14"/></text:p>
            <text:p><text:s text:c="16"/>Info</text:p>
          </table:table-cell>
          <table:table-cell office:value-type="string">
            <text:p>https://www.skalk.dk/webshoppen/produkter/imports/9788740036763-hvor-solen-graeder/</text:p>
          </table:table-cell>
          <table:table-cell/>
          <table:table-cell office:value-type="string">
            <text:p>Hvor solen græder</text:p>
          </table:table-cell>
          <table:table-cell office:value-type="string">
            <text:p>Medlemspris: 127,50 kr.</text:p>
          </table:table-cell>
          <table:table-cell office:value-type="string">
            <text:p>Pris: 150,00 kr.</text:p>
          </table:table-cell>
          <table:table-cell office:value-type="string">
            <text:p>Revolutionen forvandlede Syrien til et land i borgerkrig og forandrede Nours liv for altid. Hvor solen græder er Puk Damsgårds på én gang gribende og rædselsvækkende fortælling om at kæmpe for frihed og forfølge sin revolutionsforelskelse på trods, men også om, hvad der sker, når kampen for at holde sig i live overskygger længslen efter demokrati.</text:p>
          </table:table-cell>
          <table:table-cell table:number-columns-repeated="1013"/>
        </table:table-row>
        <table:table-row table:style-name="ro2">
          <table:table-cell office:value-type="string">
            <text:p>1629472644-579</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table:number-columns-repeated="2"/>
          <table:table-cell office:value-type="string">
            <text:p>/Media/DownloadetImages/9788799977949.jpg?width=280&amp;heightratio=1&amp;mode=boxpad</text:p>
          </table:table-cell>
          <table:table-cell table:number-columns-repeated="1017"/>
        </table:table-row>
        <table:table-row table:style-name="ro2">
          <table:table-cell office:value-type="string">
            <text:p>1629473009-738</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Genforeningen 1920</text:p>
            <text:p><text:s text:c="26"/>Medlemspris: 320,00 kr.</text:p>
            <text:p><text:s text:c="26"/>Pris: 399,95 kr.</text:p>
            <text:p><text:s text:c="12"/></text:p>
            <text:p><text:s text:c="14"/></text:p>
            <text:p><text:s text:c="16"/>Info</text:p>
          </table:table-cell>
          <table:table-cell office:value-type="string">
            <text:p>https://www.skalk.dk/webshoppen/produkter/imports/9788711906682-genforeningen-1920/</text:p>
          </table:table-cell>
          <table:table-cell/>
          <table:table-cell office:value-type="string">
            <text:p>Genforeningen 1920</text:p>
          </table:table-cell>
          <table:table-cell office:value-type="string">
            <text:p>Medlemspris: 320,00 kr.</text:p>
          </table:table-cell>
          <table:table-cell office:value-type="string">
            <text:p>Pris: 399,95 kr.</text:p>
          </table:table-cell>
          <table:table-cell office:value-type="string">
            <text:p>GENFORENINGEN 1920 - DA DANMARK BLEV SAMLET er fortællingen om en af de vigtigste begivenheder i den moderne danmarkshistorie. I skyggen af Første Verdenskrig var det et følelsesladet og nervepirrende politisk drama, der gjorde det muligt for dansksindede politikere syd for Kongeå-grænsen, den danske regering i København og de sejrende stormagter at bane vejen for de afstemninger, der igen gjorde Danmark til ét rige.</text:p>
          </table:table-cell>
          <table:table-cell table:number-columns-repeated="1013"/>
        </table:table-row>
        <table:table-row table:style-name="ro2">
          <table:table-cell office:value-type="string">
            <text:p>1629472067-354</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Rigets runer</text:p>
            <text:p><text:s text:c="26"/>Medlemspris: 85,00 kr.</text:p>
            <text:p><text:s text:c="26"/>Pris: 100,00 kr.</text:p>
            <text:p><text:s text:c="12"/></text:p>
            <text:p><text:s text:c="14"/></text:p>
            <text:p><text:s text:c="16"/>Info</text:p>
          </table:table-cell>
          <table:table-cell office:value-type="string">
            <text:p>https://www.skalk.dk/webshoppen/produkter/imports/9788771845853-rigets-runer/</text:p>
          </table:table-cell>
          <table:table-cell/>
          <table:table-cell office:value-type="string">
            <text:p>Rigets runer</text:p>
          </table:table-cell>
          <table:table-cell office:value-type="string">
            <text:p>Medlemspris: 85,00 kr.</text:p>
          </table:table-cell>
          <table:table-cell office:value-type="string">
            <text:p>Pris: 100,00 kr.</text:p>
          </table:table-cell>
          <table:table-cell office:value-type="string">
            <text:p>Danmarks dåbsattest i Jelling. Sådan kender vi runerne. Men runer handlede ikke kun om monumenter, kristendom og kongerige. Folk skrev også om krig, sex og sladder. Og runerne havde allerede 800 år på bagen, da Harald Blåtand satte sit gigantiske monument i 965. De latinske bogstaver kom ind i det danske rige med kristendommen, men nordboerne holdt fast i runerne, og det gør vi faktisk endnu. Tænk blot på symbolet for Bluetooth på mobiltelefoner. Vi bruger også runer til tatoveringer, på fodboldtrøjer og i tvserier, så de sidste runer er ikke ristet endnu. Lisbeth M. Imer, seniorforsker og runolog ved Nationalmuseet, læser skriften og fortæller, hvordan runer bruges og forstås kulturhistorisk – både dengang og nu.</text:p>
          </table:table-cell>
          <table:table-cell table:number-columns-repeated="1013"/>
        </table:table-row>
        <table:table-row table:style-name="ro2">
          <table:table-cell office:value-type="string">
            <text:p>1629471856-269</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table:number-columns-repeated="2"/>
          <table:table-cell office:value-type="string">
            <text:p>/Media/DownloadetImages/9788799933624.jpg?width=280&amp;heightratio=1&amp;mode=boxpad</text:p>
          </table:table-cell>
          <table:table-cell table:number-columns-repeated="1017"/>
        </table:table-row>
        <table:table-row table:style-name="ro2">
          <table:table-cell office:value-type="string">
            <text:p>1629472016-342</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Sangeren fra fyret og krigshelten fra Agger</text:p>
            <text:p><text:s text:c="26"/>Medlemspris: 170,00 kr.</text:p>
            <text:p><text:s text:c="26"/>Pris: 200,00 kr.</text:p>
            <text:p><text:s text:c="12"/></text:p>
            <text:p><text:s text:c="14"/></text:p>
            <text:p><text:s text:c="16"/>Info</text:p>
          </table:table-cell>
          <table:table-cell office:value-type="string">
            <text:p>https://www.skalk.dk/webshoppen/produkter/imports/9788793771031-sangeren-fra-fyret-og-krigshelten-fra-agger/</text:p>
          </table:table-cell>
          <table:table-cell/>
          <table:table-cell office:value-type="string">
            <text:p>Sangeren fra fyret og krigshelten fra Agger</text:p>
          </table:table-cell>
          <table:table-cell office:value-type="string">
            <text:p>Medlemspris: 170,00 kr.</text:p>
          </table:table-cell>
          <table:table-cell office:value-type="string">
            <text:p>Pris: 200,00 kr.</text:p>
          </table:table-cell>
          <table:table-cell table:number-columns-repeated="1014"/>
        </table:table-row>
        <table:table-row table:style-name="ro2">
          <table:table-cell office:value-type="string">
            <text:p>1629472837-680</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Hvor solen græder</text:p>
            <text:p><text:s text:c="26"/>Medlemspris: 127,50 kr.</text:p>
            <text:p><text:s text:c="26"/>Pris: 150,00 kr.</text:p>
            <text:p><text:s text:c="12"/></text:p>
            <text:p><text:s text:c="14"/></text:p>
            <text:p><text:s text:c="16"/>Info</text:p>
          </table:table-cell>
          <table:table-cell office:value-type="string">
            <text:p>https://www.skalk.dk/webshoppen/produkter/imports/9788740036763-hvor-solen-graeder/</text:p>
          </table:table-cell>
          <table:table-cell/>
          <table:table-cell office:value-type="string">
            <text:p>Hvor solen græder</text:p>
          </table:table-cell>
          <table:table-cell office:value-type="string">
            <text:p>Medlemspris: 127,50 kr.</text:p>
          </table:table-cell>
          <table:table-cell office:value-type="string">
            <text:p>Pris: 150,00 kr.</text:p>
          </table:table-cell>
          <table:table-cell office:value-type="string">
            <text:p>Hvor solen græder tager læseren med på en sjælden rejse ind bagfrontlinjerne i en krig, hvor mere end 150.000 mennesker er blevet dræbt, og millioner er sendt på flugt.</text:p>
          </table:table-cell>
          <table:table-cell table:number-columns-repeated="1013"/>
        </table:table-row>
        <table:table-row table:style-name="ro2">
          <table:table-cell office:value-type="string">
            <text:p>1629472818-671</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Inddæmningen ved Odense Fjord</text:p>
            <text:p><text:s text:c="26"/>Medlemspris: 180,00 kr.</text:p>
            <text:p><text:s text:c="26"/>Pris: 200,00 kr.</text:p>
            <text:p><text:s text:c="12"/></text:p>
            <text:p><text:s text:c="14"/></text:p>
            <text:p><text:s text:c="16"/>Info</text:p>
          </table:table-cell>
          <table:table-cell office:value-type="string">
            <text:p>https://www.skalk.dk/webshoppen/produkter/imports/9788792625939-inddaemningen-ved-odense-fjord/</text:p>
          </table:table-cell>
          <table:table-cell/>
          <table:table-cell office:value-type="string">
            <text:p>Inddæmningen ved Odense Fjord</text:p>
          </table:table-cell>
          <table:table-cell office:value-type="string">
            <text:p>Medlemspris: 180,00 kr.</text:p>
          </table:table-cell>
          <table:table-cell office:value-type="string">
            <text:p>Pris: 200,00 kr.</text:p>
          </table:table-cell>
          <table:table-cell office:value-type="string">
            <text:p>På samme måde stormfloderne der flere gang har gennembrudt digerne og oversvømmet store beboede områder.”</text:p>
          </table:table-cell>
          <table:table-cell table:number-columns-repeated="1013"/>
        </table:table-row>
        <table:table-row table:style-name="ro2">
          <table:table-cell office:value-type="string">
            <text:p>1629471537-149</text:p>
          </table:table-cell>
          <table:table-cell office:value-type="string">
            <text:p>https://www.skalk.dk/webshoppen/?categories=18858&amp;sort=alphabetical</text:p>
          </table:table-cell>
          <table:table-cell table:number-columns-repeated="2"/>
          <table:table-cell office:value-type="string">
            <text:p>Bonde, stat og hjem</text:p>
            <text:p><text:s text:c="26"/>Medlemspris: 448,75 kr.</text:p>
            <text:p><text:s text:c="26"/>Pris: 498,00 kr.</text:p>
            <text:p><text:s text:c="12"/></text:p>
            <text:p><text:s text:c="14"/></text:p>
            <text:p><text:s text:c="16"/>Info</text:p>
          </table:table-cell>
          <table:table-cell office:value-type="string">
            <text:p>https://www.skalk.dk/webshoppen/produkter/imports/9788779344044-bonde-stat-og-hjem/</text:p>
          </table:table-cell>
          <table:table-cell/>
          <table:table-cell office:value-type="string">
            <text:p>Bonde, stat og hjem</text:p>
          </table:table-cell>
          <table:table-cell office:value-type="string">
            <text:p>Medlemspris: 448,75 kr.</text:p>
          </table:table-cell>
          <table:table-cell office:value-type="string">
            <text:p>Pris: 498,00 kr.</text:p>
          </table:table-cell>
          <table:table-cell office:value-type="string">
            <text:p>-Bonde, stat og hjem er en kulturhistorisk undersøgelse af forholdet mellem demokratiudvikling og national identitet i Norden fra ca. 1740 til 1940. Bogen omfatter Norden som helhed, dvs. Danmark, Norge, Sverige, Finland og Island. Norden var i denne periode kendetegnet ved en tæt sammenvævning af en stærk statsmagt, en livskraftig tradition blandt bønderne for foreningsliv og en ansvarlig arbejderbevægelse. Bogen argumenterer for, at nationalismen - i modsætning til den traditionelle opfattelse - var en progressiv og moderniserende størrelse, der fremmede indførelsen af demokrati. I Norden er der en tæt forbindelse mellem solidaritet, politisk fællesskab, demokrati og nationalisme, samtidig med at nationalismen her som andre steder var et dybt emotionelt anliggende.</text:p>
          </table:table-cell>
          <table:table-cell table:number-columns-repeated="1013"/>
        </table:table-row>
        <table:table-row table:style-name="ro2">
          <table:table-cell office:value-type="string">
            <text:p>1629473267-840</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table:number-columns-repeated="2"/>
          <table:table-cell office:value-type="string">
            <text:p>/Media/DownloadetImages/9788789531496.jpg?width=280&amp;heightratio=1&amp;mode=boxpad</text:p>
          </table:table-cell>
          <table:table-cell table:number-columns-repeated="1017"/>
        </table:table-row>
        <table:table-row table:style-name="ro2">
          <table:table-cell office:value-type="string">
            <text:p>1629473542-962</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Christianshavnerliv</text:p>
            <text:p><text:s text:c="26"/>Medlemspris: 297,50 kr.</text:p>
            <text:p><text:s text:c="26"/>Pris: 349,95 kr.</text:p>
            <text:p><text:s text:c="12"/></text:p>
            <text:p><text:s text:c="14"/></text:p>
            <text:p><text:s text:c="16"/>Info</text:p>
          </table:table-cell>
          <table:table-cell office:value-type="string">
            <text:p>https://www.skalk.dk/webshoppen/produkter/imports/9788712057451-christianshavnerliv/</text:p>
          </table:table-cell>
          <table:table-cell/>
          <table:table-cell office:value-type="string">
            <text:p>Christianshavnerliv</text:p>
          </table:table-cell>
          <table:table-cell office:value-type="string">
            <text:p>Medlemspris: 297,50 kr.</text:p>
          </table:table-cell>
          <table:table-cell office:value-type="string">
            <text:p>Pris: 349,95 kr.</text:p>
          </table:table-cell>
          <table:table-cell table:number-columns-repeated="1014"/>
        </table:table-row>
        <table:table-row table:style-name="ro2">
          <table:table-cell office:value-type="string">
            <text:p>1629472957-717</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table:number-columns-repeated="2"/>
          <table:table-cell office:value-type="string">
            <text:p>/Media/DownloadetImages/9788711690376.jpg?width=280&amp;heightratio=1&amp;mode=boxpad</text:p>
          </table:table-cell>
          <table:table-cell table:number-columns-repeated="1017"/>
        </table:table-row>
        <table:table-row table:style-name="ro2">
          <table:table-cell office:value-type="string">
            <text:p>1629472896-695</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Hieratic Texts from Tebtunis</text:p>
            <text:p><text:s text:c="26"/>Medlemspris: 317,50 kr.</text:p>
            <text:p><text:s text:c="26"/>Pris: 398,00 kr.</text:p>
            <text:p><text:s text:c="12"/></text:p>
            <text:p><text:s text:c="14"/></text:p>
            <text:p><text:s text:c="16"/>Info</text:p>
          </table:table-cell>
          <table:table-cell office:value-type="string">
            <text:p>https://www.skalk.dk/webshoppen/produkter/imports/9788763546768-hieratic-texts-from-tebtunis/</text:p>
          </table:table-cell>
          <table:table-cell/>
          <table:table-cell office:value-type="string">
            <text:p>Hieratic Texts from Tebtunis</text:p>
          </table:table-cell>
          <table:table-cell office:value-type="string">
            <text:p>Medlemspris: 317,50 kr.</text:p>
          </table:table-cell>
          <table:table-cell office:value-type="string">
            <text:p>Pris: 398,00 kr.</text:p>
          </table:table-cell>
          <table:table-cell office:value-type="string">
            <text:p>Næsten alle manuskripterne publiceres her for første gang i redigeret udgave, og mange af teksterne er hidtil helt ukendte.</text:p>
          </table:table-cell>
          <table:table-cell table:number-columns-repeated="1013"/>
        </table:table-row>
        <table:table-row table:style-name="ro2">
          <table:table-cell office:value-type="string">
            <text:p>1629473425-912</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table:number-columns-repeated="2"/>
          <table:table-cell office:value-type="string">
            <text:p>/Media/DownloadetImages/9788789531083.jpg?width=280&amp;heightratio=1&amp;mode=boxpad</text:p>
          </table:table-cell>
          <table:table-cell table:number-columns-repeated="1017"/>
        </table:table-row>
        <table:table-row table:style-name="ro2">
          <table:table-cell office:value-type="string">
            <text:p>1629473220-817</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Dragsholm Slot i danmarkshistorien</text:p>
            <text:p><text:s text:c="26"/>Medlemspris: 239,96 kr.</text:p>
            <text:p><text:s text:c="26"/>Pris: 299,95 kr.</text:p>
            <text:p><text:s text:c="12"/></text:p>
            <text:p><text:s text:c="14"/></text:p>
            <text:p><text:s text:c="16"/>Info</text:p>
          </table:table-cell>
          <table:table-cell office:value-type="string">
            <text:p>https://www.skalk.dk/webshoppen/produkter/imports/9788740670189-dragsholm-slot-i-danmarkshistorien/</text:p>
          </table:table-cell>
          <table:table-cell/>
          <table:table-cell office:value-type="string">
            <text:p>Dragsholm Slot i danmarkshistorien</text:p>
          </table:table-cell>
          <table:table-cell office:value-type="string">
            <text:p>Medlemspris: 239,96 kr.</text:p>
          </table:table-cell>
          <table:table-cell office:value-type="string">
            <text:p>Pris: 299,95 kr.</text:p>
          </table:table-cell>
          <table:table-cell table:number-columns-repeated="1014"/>
        </table:table-row>
        <table:table-row table:style-name="ro2">
          <table:table-cell office:value-type="string">
            <text:p>1629471968-307</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kalks tidstavle A4, klassesæt med 30 stk.</text:p>
            <text:p><text:s text:c="38"/>Pris: 100,00 kr.</text:p>
            <text:p><text:s text:c="12"/></text:p>
            <text:p><text:s text:c="14"/></text:p>
            <text:p><text:s text:c="16"/>Info</text:p>
          </table:table-cell>
          <table:table-cell office:value-type="string">
            <text:p>https://www.skalk.dk/webshoppen/produkter/imports/9788789531557-skalks-tidstavle-a4-klassesaet-med-30-stk/</text:p>
          </table:table-cell>
          <table:table-cell/>
          <table:table-cell office:value-type="string">
            <text:p>Skalks tidstavle A4, klassesæt med 30 stk.</text:p>
          </table:table-cell>
          <table:table-cell table:number-columns-repeated="2" office:value-type="string">
            <text:p>null</text:p>
          </table:table-cell>
          <table:table-cell table:number-columns-repeated="1014"/>
        </table:table-row>
        <table:table-row table:style-name="ro2">
          <table:table-cell office:value-type="string">
            <text:p>1629473470-948</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nmark set gennem et cykelhjul</text:p>
            <text:p><text:s text:c="26"/>Medlemspris: 340,00 kr.</text:p>
            <text:p><text:s text:c="26"/>Pris: 399,95 kr.</text:p>
            <text:p><text:s text:c="12"/></text:p>
            <text:p><text:s text:c="14"/></text:p>
            <text:p><text:s text:c="16"/>Info</text:p>
          </table:table-cell>
          <table:table-cell office:value-type="string">
            <text:p>https://www.skalk.dk/webshoppen/produkter/imports/9788712056690-danmark-set-gennem-et-cykelhjul/</text:p>
          </table:table-cell>
          <table:table-cell/>
          <table:table-cell office:value-type="string">
            <text:p>Danmark set gennem et cykelhjul</text:p>
          </table:table-cell>
          <table:table-cell office:value-type="string">
            <text:p>Medlemspris: 340,00 kr.</text:p>
          </table:table-cell>
          <table:table-cell office:value-type="string">
            <text:p>Pris: 399,95 kr.</text:p>
          </table:table-cell>
          <table:table-cell office:value-type="string">
            <text:p>Bogen er en enestående undersøgelse af cyklens kulturhistorie i Danmark fra de første forsigtige træd i pedalerne i det 19. århundrede og frem til moderne tid, hvor cyklen har indtaget bybilledet som en signatur for bæredygtig, sund livsstil.</text:p>
            <text:p/>
            <text:p>Martin Zerlang viser i denne bog, at cyklens historie fører vidt omkring.Opfindelsen af gummihjulet, der fra 1880’erne får det nye transportmiddel til at glide lystigt ud ad de europæiske veje, har samtidig tråde til det, man kalder rubber capitalism. I Introduktion til vor Tidsalder (1915) skitserer Johannes V. Jensen, med udsigt til gummiplantagerne i Indien, denne historie: ”… det er rubber alt sammen herude, fra Ceylon til Malakkahalvøen og Hollandsk Indien.” Han understreger imidlertid også, at der er en særlig dansk vinkel på cyklen: ”I intet andet Land jeg kender har Cyklen en saadan Udbredelse som i Danmark”, skrev han i Aarbog 1916, hvor han også mente, at den passede til noget i befolkningens karakter, ”i sin Stil demokratisk, typisk dansk.” Lige siden ’velocipeden’ i 1881 blev introduceret i Tivoli, ovenikøbet med musikalsk akkompagnement ved H.C. Lumbye, har cyklen været allestedsnærværende i dansk kultur, og hvis dens popularitet dalede en smule med bilens gennembrud, så har den i de senere år fået en kæmpe renæssance, godt støttet af et nyt fokus på værdier som sundhed og bæredygtighed, ikke mindst i København, hvor bedre cykler, bedre cykelstier, bedre cykelparkering og udvikling af cykelbroer har bragt hovedstaden op på de internationale cykelbyers sejrsskammel.</text:p>
            <text:p/>
            <text:p>Landskabet, byernes udformning og befolkningens karakter har medvirket til at gøre cyklen til danskernes nationale køretøj. Cyklens lange historie i Danmark har således gennem mere end 100 år været koblet til noget særligt dansk, og det har manifesteret sig i kunst, litteratur, musik, arkitektur og film, hvortil selvfølgelig kommer cykelsporten. Bogen tilbyder for første gang et samlet overblik over cyklens danske kulturhistorie, som belyses gennem et analytisk blik på et rigt udvalg af kulturens og kunstens kommentarer til den danske cykelkultur.</text:p>
          </table:table-cell>
          <table:table-cell table:number-columns-repeated="1013"/>
        </table:table-row>
        <table:table-row table:style-name="ro2">
          <table:table-cell office:value-type="string">
            <text:p>1629471505-135</text:p>
          </table:table-cell>
          <table:table-cell office:value-type="string">
            <text:p>https://www.skalk.dk/webshoppen/?categories=18858&amp;sort=alphabetical</text:p>
          </table:table-cell>
          <table:table-cell table:number-columns-repeated="4"/>
          <table:table-cell office:value-type="string">
            <text:p>/Media/DownloadetImages/9788740620597.jpg?width=280&amp;heightratio=1&amp;mode=boxpad</text:p>
          </table:table-cell>
          <table:table-cell table:number-columns-repeated="1017"/>
        </table:table-row>
        <table:table-row table:style-name="ro2">
          <table:table-cell office:value-type="string">
            <text:p>1629472615-569</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Verden er ny - Historier fra de brølende 20'ere</text:p>
            <text:p><text:s text:c="26"/>Medlemspris: 240,00 kr.</text:p>
            <text:p><text:s text:c="26"/>Pris: 299,95 kr.</text:p>
            <text:p><text:s text:c="12"/></text:p>
            <text:p><text:s text:c="14"/></text:p>
            <text:p><text:s text:c="16"/>Info</text:p>
          </table:table-cell>
          <table:table-cell office:value-type="string">
            <text:p>https://www.skalk.dk/webshoppen/produkter/imports/9788740654967-verden-er-ny-historier-fra-de-broelende-20ere/</text:p>
          </table:table-cell>
          <table:table-cell/>
          <table:table-cell office:value-type="string">
            <text:p>Verden er ny - Historier fra de brølende 20'ere</text:p>
          </table:table-cell>
          <table:table-cell office:value-type="string">
            <text:p>Medlemspris: 240,00 kr.</text:p>
          </table:table-cell>
          <table:table-cell office:value-type="string">
            <text:p>Pris: 299,95 kr.</text:p>
          </table:table-cell>
          <table:table-cell table:number-columns-repeated="1014"/>
        </table:table-row>
        <table:table-row table:style-name="ro2">
          <table:table-cell office:value-type="string">
            <text:p>1629472802-657</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table:number-columns-repeated="2"/>
          <table:table-cell office:value-type="string">
            <text:p>/Media/DownloadetImages/9788740665178.jpg?width=280&amp;heightratio=1&amp;mode=boxpad</text:p>
          </table:table-cell>
          <table:table-cell table:number-columns-repeated="1017"/>
        </table:table-row>
        <table:table-row table:style-name="ro2">
          <table:table-cell office:value-type="string">
            <text:p>1629471599-166</text:p>
          </table:table-cell>
          <table:table-cell office:value-type="string">
            <text:p>https://www.skalk.dk/webshoppen/?categories=18858&amp;sort=alphabetical</text:p>
          </table:table-cell>
          <table:table-cell table:number-columns-repeated="2"/>
          <table:table-cell office:value-type="string">
            <text:p>Anne Franks Dagbog</text:p>
            <text:p><text:s text:c="26"/>Medlemspris: 240,00 kr.</text:p>
            <text:p><text:s text:c="26"/>Pris: 299,95 kr.</text:p>
            <text:p><text:s text:c="12"/></text:p>
            <text:p><text:s text:c="14"/></text:p>
            <text:p><text:s text:c="16"/>Info</text:p>
          </table:table-cell>
          <table:table-cell office:value-type="string">
            <text:p>https://www.skalk.dk/webshoppen/produkter/imports/9788711984819-anne-franks-dagbog/</text:p>
          </table:table-cell>
          <table:table-cell/>
          <table:table-cell office:value-type="string">
            <text:p>Anne Franks Dagbog</text:p>
          </table:table-cell>
          <table:table-cell office:value-type="string">
            <text:p>Medlemspris: 240,00 kr.</text:p>
          </table:table-cell>
          <table:table-cell office:value-type="string">
            <text:p>Pris: 299,95 kr.</text:p>
          </table:table-cell>
          <table:table-cell office:value-type="string">
            <text:p>Anne Franks dagbog er den virkelige historie om den unge, jødiske pige, der må gå under jorden med sin familie i Amsterdam på flugt fra nazisterne. Hun får en dagbog i 13-års fødselsdagsgave, og i den beskriver hun sine oplevelser i årene 1942 til 1944, hvor familien skjuler sig i "Baghuset" og til slut bliver angivet og deporteret til koncentrationslejren Bergen-Belsen. Her ender Anne sine dage blot en måned før lejren befries af de engelske tropper.</text:p>
          </table:table-cell>
          <table:table-cell table:number-columns-repeated="1013"/>
        </table:table-row>
        <table:table-row table:style-name="ro2">
          <table:table-cell office:value-type="string">
            <text:p>1629472644-581</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table:number-columns-repeated="2"/>
          <table:table-cell office:value-type="string">
            <text:p>/Media/DownloadetImages/9788789466927.jpg?width=280&amp;heightratio=1&amp;mode=boxpad</text:p>
          </table:table-cell>
          <table:table-cell table:number-columns-repeated="1017"/>
        </table:table-row>
        <table:table-row table:style-name="ro2">
          <table:table-cell office:value-type="string">
            <text:p>1629473396-879</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anske Middelalderborge</text:p>
            <text:p><text:s text:c="26"/>Medlemspris: 340,00 kr.</text:p>
            <text:p><text:s text:c="26"/>Pris: 399,95 kr.</text:p>
            <text:p><text:s text:c="12"/></text:p>
            <text:p><text:s text:c="14"/></text:p>
            <text:p><text:s text:c="16"/>Info</text:p>
          </table:table-cell>
          <table:table-cell office:value-type="string">
            <text:p>https://www.skalk.dk/webshoppen/produkter/imports/9788779344150-danske-middelalderborge/</text:p>
          </table:table-cell>
          <table:table-cell/>
          <table:table-cell office:value-type="string">
            <text:p>Danske Middelalderborge</text:p>
          </table:table-cell>
          <table:table-cell office:value-type="string">
            <text:p>Medlemspris: 340,00 kr.</text:p>
          </table:table-cell>
          <table:table-cell office:value-type="string">
            <text:p>Pris: 399,95 kr.</text:p>
          </table:table-cell>
          <table:table-cell office:value-type="string">
            <text:p>Hver eneste borg var en verden i sig selv med mange sociale lag, den var et spejl af det samfund, den hørte til i. Derfor er det i høj grad gennem borgene og livet på dem, at man kan lære middelalderens samfund at kende både i krig og fred.</text:p>
          </table:table-cell>
          <table:table-cell table:number-columns-repeated="1013"/>
        </table:table-row>
        <table:table-row table:style-name="ro2">
          <table:table-cell office:value-type="string">
            <text:p>1629472278-442</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N.F.S. Grundtvig</text:p>
            <text:p><text:s text:c="26"/>Medlemspris: 160,00 kr.</text:p>
            <text:p><text:s text:c="26"/>Pris: 199,95 kr.</text:p>
            <text:p><text:s text:c="12"/></text:p>
            <text:p><text:s text:c="14"/></text:p>
            <text:p><text:s text:c="16"/>Info</text:p>
          </table:table-cell>
          <table:table-cell office:value-type="string">
            <text:p>https://www.skalk.dk/webshoppen/produkter/imports/9788774674405-nfs-grundtvig/</text:p>
          </table:table-cell>
          <table:table-cell/>
          <table:table-cell office:value-type="string">
            <text:p>N.F.S. Grundtvig</text:p>
          </table:table-cell>
          <table:table-cell office:value-type="string">
            <text:p>Medlemspris: 160,00 kr.</text:p>
          </table:table-cell>
          <table:table-cell office:value-type="string">
            <text:p>Pris: 199,95 kr.</text:p>
          </table:table-cell>
          <table:table-cell office:value-type="string">
            <text:p>Hal Koch om Grundtvig med forord af Bertel Haarder.</text:p>
          </table:table-cell>
          <table:table-cell table:number-columns-repeated="1013"/>
        </table:table-row>
        <table:table-row table:style-name="ro2">
          <table:table-cell office:value-type="string">
            <text:p>1629472326-468</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table:number-columns-repeated="2"/>
          <table:table-cell office:value-type="string">
            <text:p>/Media/DownloadetImages/9788763542234.jpg?width=280&amp;heightratio=1&amp;mode=boxpad</text:p>
          </table:table-cell>
          <table:table-cell table:number-columns-repeated="1017"/>
        </table:table-row>
        <table:table-row table:style-name="ro2">
          <table:table-cell office:value-type="string">
            <text:p>1629472802-649</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table:number-columns-repeated="2"/>
          <table:table-cell office:value-type="string">
            <text:p>/Media/DownloadetImages/9788763546768.jpg?width=280&amp;heightratio=1&amp;mode=boxpad</text:p>
          </table:table-cell>
          <table:table-cell table:number-columns-repeated="1017"/>
        </table:table-row>
        <table:table-row table:style-name="ro2">
          <table:table-cell office:value-type="string">
            <text:p>1629473364-870</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e frie bønders land</text:p>
            <text:p><text:s text:c="26"/>Medlemspris: 255,00 kr.</text:p>
            <text:p><text:s text:c="26"/>Pris: 299,95 kr.</text:p>
            <text:p><text:s text:c="12"/></text:p>
            <text:p><text:s text:c="14"/></text:p>
            <text:p><text:s text:c="16"/>Info</text:p>
          </table:table-cell>
          <table:table-cell office:value-type="string">
            <text:p>https://www.skalk.dk/webshoppen/produkter/imports/9788799881628-de-frie-boenders-land/</text:p>
          </table:table-cell>
          <table:table-cell/>
          <table:table-cell office:value-type="string">
            <text:p>De frie bønders land</text:p>
          </table:table-cell>
          <table:table-cell office:value-type="string">
            <text:p>Medlemspris: 255,00 kr.</text:p>
          </table:table-cell>
          <table:table-cell office:value-type="string">
            <text:p>Pris: 299,95 kr.</text:p>
          </table:table-cell>
          <table:table-cell office:value-type="string">
            <text:p>Det bornholmske landbrug og dets mennesker har gennem alle tider skilt sig ud fra det øvrige danske landbrug. Mens størstedelen af bønderne i det øvrige land trællede for herremanden, var de fleste bornholmske bønder herre i eget hus. Der var hverken herregårde eller landsbyer på Bornholm.</text:p>
          </table:table-cell>
          <table:table-cell table:number-columns-repeated="1013"/>
        </table:table-row>
        <table:table-row table:style-name="ro2">
          <table:table-cell office:value-type="string">
            <text:p>1629471566-156</text:p>
          </table:table-cell>
          <table:table-cell office:value-type="string">
            <text:p>https://www.skalk.dk/webshoppen/?categories=18858&amp;sort=alphabetical</text:p>
          </table:table-cell>
          <table:table-cell table:number-columns-repeated="2"/>
          <table:table-cell office:value-type="string">
            <text:p>Bedraget - Sagen om Nordisk Fjer</text:p>
            <text:p><text:s text:c="26"/>Medlemspris: 212,50 kr.</text:p>
            <text:p><text:s text:c="26"/>Pris: 249,95 kr.</text:p>
            <text:p><text:s text:c="12"/></text:p>
            <text:p><text:s text:c="14"/></text:p>
            <text:p><text:s text:c="16"/>Info</text:p>
          </table:table-cell>
          <table:table-cell office:value-type="string">
            <text:p>https://www.skalk.dk/webshoppen/produkter/imports/9788711481196-bedraget-sagen-om-nordisk-fjer/</text:p>
          </table:table-cell>
          <table:table-cell/>
          <table:table-cell office:value-type="string">
            <text:p>Bedraget - Sagen om Nordisk Fjer</text:p>
          </table:table-cell>
          <table:table-cell office:value-type="string">
            <text:p>Medlemspris: 212,50 kr.</text:p>
          </table:table-cell>
          <table:table-cell office:value-type="string">
            <text:p>Pris: 249,95 kr.</text:p>
          </table:table-cell>
          <table:table-cell office:value-type="string">
            <text:p>"Brillant debuterende forfatter." David Rehling, Information</text:p>
          </table:table-cell>
          <table:table-cell table:number-columns-repeated="1013"/>
        </table:table-row>
        <table:table-row table:style-name="ro2">
          <table:table-cell office:value-type="string">
            <text:p>1629472271-439</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Naver - Med håndværkerne på valsen</text:p>
            <text:p><text:s text:c="38"/>Pris: 268,75 kr.</text:p>
            <text:p><text:s text:c="12"/></text:p>
            <text:p><text:s text:c="14"/></text:p>
            <text:p><text:s text:c="16"/>Info</text:p>
          </table:table-cell>
          <table:table-cell office:value-type="string">
            <text:p>https://www.skalk.dk/webshoppen/produkter/imports/9788797026816-naver-med-haandvaerkerne-paa-valsen/</text:p>
          </table:table-cell>
          <table:table-cell/>
          <table:table-cell office:value-type="string">
            <text:p>Naver - Med håndværkerne på valsen</text:p>
          </table:table-cell>
          <table:table-cell table:number-columns-repeated="2" office:value-type="string">
            <text:p>null</text:p>
          </table:table-cell>
          <table:table-cell office:value-type="string">
            <text:p>De fleste har hørt om de vandrende håndværkere, naverne. De færreste tror, at de stadig eksisterer.</text:p>
            <text:p>Bogen giver et indblik i navernes liv på valsen i vore dage, samt et langt blik tilbage på de vandrende håndværkeres historie.</text:p>
            <text:p> </text:p>
            <text:p>Med formålet at uddanne og danne sig fagligt, personligt og kulturelt, er der stadig unge håndværkere, der rejser rundt i verden, med deres ”Hab und Gut” i en tøjbylt.</text:p>
            <text:p>Uden mobiltelefon, computer, fast indtægt eller planer for dagen i morgen, adskiller de sig markant fra deres jævnaldrende.</text:p>
            <text:p>De følger en mere end tusind år gammel tradition, der har rødder endnu længere tilbage.</text:p>
            <text:p>En tradition af stolte håndværkere, som vore dages håndværkere står på skuldrene af.</text:p>
            <text:p>Sammen med sin mand, journalisten Morten Bergholt, har forfatteren fulgt de vandrende håndværkere i over 6 år, og har fået et sjældent indblik i deres normalt lukkede verden. </text:p>
            <text:p>Håbet er, at bogen kan inspirere unge til at interesse sig for håndværket og unge håndværkere til at interessere sig for livet på valsen.  </text:p>
            <text:p>Så snør traveskoene, grib vandrestokken, slip hverdagen og tag med på valsen.</text:p>
            <text:p/>
            <text:p>Bogen er opdelt i to afdelinger, hvor nutidens vandrende håndværkere fortæller deres historie i første del. Del 2 ser tilbage på deres kulturhistorie.</text:p>
          </table:table-cell>
          <table:table-cell table:number-columns-repeated="1013"/>
        </table:table-row>
        <table:table-row table:style-name="ro2">
          <table:table-cell office:value-type="string">
            <text:p>1629472009-338</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table:number-columns-repeated="2"/>
          <table:table-cell office:value-type="string">
            <text:p>/Media/DownloadetImages/9788785160997.jpg?width=280&amp;heightratio=1&amp;mode=boxpad</text:p>
          </table:table-cell>
          <table:table-cell table:number-columns-repeated="1017"/>
        </table:table-row>
        <table:table-row table:style-name="ro2">
          <table:table-cell office:value-type="string">
            <text:p>1629472644-592</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table:number-columns-repeated="2"/>
          <table:table-cell office:value-type="string">
            <text:p>/Media/DownloadetImages/9788779342163.jpg?width=280&amp;heightratio=1&amp;mode=boxpad</text:p>
          </table:table-cell>
          <table:table-cell table:number-columns-repeated="1017"/>
        </table:table-row>
        <table:table-row table:style-name="ro2">
          <table:table-cell office:value-type="string">
            <text:p>1629472955-704</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Grønland for 100 år siden</text:p>
            <text:p><text:s text:c="26"/>Medlemspris: 148,75 kr.</text:p>
            <text:p><text:s text:c="26"/>Pris: 175,00 kr.</text:p>
            <text:p><text:s text:c="12"/></text:p>
            <text:p><text:s text:c="14"/></text:p>
            <text:p><text:s text:c="16"/>Info</text:p>
          </table:table-cell>
          <table:table-cell office:value-type="string">
            <text:p>https://www.skalk.dk/webshoppen/produkter/imports/9788799676514-groenland-for-100-aar-siden/</text:p>
          </table:table-cell>
          <table:table-cell/>
          <table:table-cell office:value-type="string">
            <text:p>Grønland for 100 år siden</text:p>
          </table:table-cell>
          <table:table-cell office:value-type="string">
            <text:p>Medlemspris: 148,75 kr.</text:p>
          </table:table-cell>
          <table:table-cell office:value-type="string">
            <text:p>Pris: 175,00 kr.</text:p>
          </table:table-cell>
          <table:table-cell table:number-columns-repeated="1014"/>
        </table:table-row>
        <table:table-row table:style-name="ro2">
          <table:table-cell office:value-type="string">
            <text:p>1629471505-136</text:p>
          </table:table-cell>
          <table:table-cell office:value-type="string">
            <text:p>https://www.skalk.dk/webshoppen/?categories=18858&amp;sort=alphabetical</text:p>
          </table:table-cell>
          <table:table-cell table:number-columns-repeated="4"/>
          <table:table-cell office:value-type="string">
            <text:p>/Media/DownloadetImages/9788789531373.jpg?width=280&amp;heightratio=1&amp;mode=boxpad</text:p>
          </table:table-cell>
          <table:table-cell table:number-columns-repeated="1017"/>
        </table:table-row>
        <table:table-row table:style-name="ro2">
          <table:table-cell office:value-type="string">
            <text:p>1629472074-355</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Ribe 700-1050</text:p>
            <text:p><text:s text:c="26"/>Medlemspris: 315,00 kr.</text:p>
            <text:p><text:s text:c="26"/>Pris: 349,95 kr.</text:p>
            <text:p><text:s text:c="12"/></text:p>
            <text:p><text:s text:c="14"/></text:p>
            <text:p><text:s text:c="16"/>Info</text:p>
          </table:table-cell>
          <table:table-cell office:value-type="string">
            <text:p>https://www.skalk.dk/webshoppen/produkter/imports/9788793423527-ribe-700-1050/</text:p>
          </table:table-cell>
          <table:table-cell/>
          <table:table-cell office:value-type="string">
            <text:p>Ribe 700-1050</text:p>
          </table:table-cell>
          <table:table-cell office:value-type="string">
            <text:p>Medlemspris: 315,00 kr.</text:p>
          </table:table-cell>
          <table:table-cell office:value-type="string">
            <text:p>Pris: 349,95 kr.</text:p>
          </table:table-cell>
          <table:table-cell table:number-columns-repeated="1014"/>
        </table:table-row>
        <table:table-row table:style-name="ro2">
          <table:table-cell office:value-type="string">
            <text:p>1629473357-867</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Nyhed</text:p>
            <text:p><text:s text:c="10"/></text:p>
            <text:p><text:s text:c="12"/></text:p>
            <text:p><text:s text:c="14"/></text:p>
            <text:p><text:s text:c="34"/></text:p>
            <text:p><text:s text:c="14"/></text:p>
            <text:p><text:s text:c="12"/></text:p>
            <text:p><text:s text:c="10"/></text:p>
            <text:p><text:s text:c="14"/>De første og største fund</text:p>
            <text:p><text:s text:c="26"/>Medlemspris: 299,00 kr.</text:p>
            <text:p><text:s text:c="26"/>Pris: 349,95 kr.</text:p>
            <text:p><text:s text:c="12"/></text:p>
            <text:p><text:s text:c="14"/></text:p>
            <text:p><text:s text:c="16"/>Info</text:p>
          </table:table-cell>
          <table:table-cell office:value-type="string">
            <text:p>https://www.skalk.dk/webshoppen/produkter/imports/9788799881673-de-foerste-og-stoerste-fund/</text:p>
          </table:table-cell>
          <table:table-cell/>
          <table:table-cell office:value-type="string">
            <text:p>De første og største fund</text:p>
          </table:table-cell>
          <table:table-cell office:value-type="string">
            <text:p>Medlemspris: 299,00 kr.</text:p>
          </table:table-cell>
          <table:table-cell office:value-type="string">
            <text:p>Pris: 349,95 kr.</text:p>
          </table:table-cell>
          <table:table-cell office:value-type="string">
            <text:p>Håbet med denne bog er at afspejle foreningens kærlighed til arkæologien. Afspejle vores pionérånd og den fine anerkendelse, som vi nyder i Nordeuropa, når vi rykker ud som detektorhold og assisterer diverse museer og universiteter i udlandet. Samt afspejle vores medlemmers oplevelser på de bornholmske marker og udgravninger – ofte i samarbejde med Bornholms Museum. Med stolthed har De Bornholmske Amatørarkæologer i en årrække stået for op til en tredjedel af samtlige nye danefæ-indleveringer til Nationalmuseet. Vi er også stolte over, at de bedste fagfolk fra netop Nationalmuseet, Bornholms Museum og flere museer i Nordeuropa bidrager til denne bog ved at sætte vores fund i et historisk perspektiv.</text:p>
          </table:table-cell>
          <table:table-cell table:number-columns-repeated="1013"/>
        </table:table-row>
        <table:table-row table:style-name="ro2">
          <table:table-cell office:value-type="string">
            <text:p>1629473444-943</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nmarks oldtid i landskabet</text:p>
            <text:p><text:s text:c="26"/>Medlemspris: 340,00 kr.</text:p>
            <text:p><text:s text:c="26"/>Pris: 399,95 kr.</text:p>
            <text:p><text:s text:c="12"/></text:p>
            <text:p><text:s text:c="14"/></text:p>
            <text:p><text:s text:c="16"/>Info</text:p>
          </table:table-cell>
          <table:table-cell office:value-type="string">
            <text:p>https://www.skalk.dk/webshoppen/produkter/imports/9788711565216-danmarks-oldtid-i-landskabet/</text:p>
          </table:table-cell>
          <table:table-cell/>
          <table:table-cell office:value-type="string">
            <text:p>Danmarks oldtid i landskabet</text:p>
          </table:table-cell>
          <table:table-cell office:value-type="string">
            <text:p>Medlemspris: 340,00 kr.</text:p>
          </table:table-cell>
          <table:table-cell office:value-type="string">
            <text:p>Pris: 399,95 kr.</text:p>
          </table:table-cell>
          <table:table-cell office:value-type="string">
            <text:p>Det er fascinerende, at vores lille og intensivt opdyrkede land kan byde på så mange spektakulære steder, fyldt med stemning af uberørthed, historie og magi. En gravhøj er ikke bare en bunke jord, men et monument bygget af tusindvis af græstørv, stablet af en udvalgt gruppe mennesker og efter en nøje tilrettelagt plan.</text:p>
          </table:table-cell>
          <table:table-cell table:number-columns-repeated="1013"/>
        </table:table-row>
        <table:table-row table:style-name="ro2">
          <table:table-cell office:value-type="string">
            <text:p>1629472443-510</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Kvindernes krig</text:p>
            <text:p><text:s text:c="26"/>Medlemspris: 170,00 kr.</text:p>
            <text:p><text:s text:c="26"/>Pris: 199,95 kr.</text:p>
            <text:p><text:s text:c="12"/></text:p>
            <text:p><text:s text:c="14"/></text:p>
            <text:p><text:s text:c="16"/>Info</text:p>
          </table:table-cell>
          <table:table-cell office:value-type="string">
            <text:p>https://www.skalk.dk/webshoppen/produkter/imports/9788711569474-kvindernes-krig/</text:p>
          </table:table-cell>
          <table:table-cell/>
          <table:table-cell office:value-type="string">
            <text:p>Kvindernes krig</text:p>
          </table:table-cell>
          <table:table-cell office:value-type="string">
            <text:p>Medlemspris: 170,00 kr.</text:p>
          </table:table-cell>
          <table:table-cell office:value-type="string">
            <text:p>Pris: 199,95 kr.</text:p>
          </table:table-cell>
          <table:table-cell office:value-type="string">
            <text:p>Man læser med en klump i halsen, mens forfatteren med et stort og smukt sprog ganske klarøjet skildrer den ubarmhjertige virkelighed og den heroiske kamp mod vold og undertrykkelse. - Weekendavisen</text:p>
          </table:table-cell>
          <table:table-cell table:number-columns-repeated="1013"/>
        </table:table-row>
        <table:table-row table:style-name="ro2">
          <table:table-cell office:value-type="string">
            <text:p>1629473181-803</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Dødens store billedbog</text:p>
            <text:p><text:s text:c="26"/>Medlemspris: 279,96 kr.</text:p>
            <text:p><text:s text:c="26"/>Pris: 349,95 kr.</text:p>
            <text:p><text:s text:c="12"/></text:p>
            <text:p><text:s text:c="14"/></text:p>
            <text:p><text:s text:c="16"/>Info</text:p>
          </table:table-cell>
          <table:table-cell office:value-type="string">
            <text:p>https://www.skalk.dk/webshoppen/produkter/imports/9788740666175-doedens-store-billedbog/</text:p>
          </table:table-cell>
          <table:table-cell/>
          <table:table-cell office:value-type="string">
            <text:p>Dødens store billedbog</text:p>
          </table:table-cell>
          <table:table-cell office:value-type="string">
            <text:p>Medlemspris: 279,96 kr.</text:p>
          </table:table-cell>
          <table:table-cell office:value-type="string">
            <text:p>Pris: 349,95 kr.</text:p>
          </table:table-cell>
          <table:table-cell office:value-type="string">
            <text:p>Men samtidig ønsker de at bruge kunstværkerne som indgange til forståelse af de skiftende forestillinger om dødens væsen og til det at dø. Og også til skiftende eller konkurrerende trosforestillinger i bredere forstand. Det er blevet et værk, som læseren både vil kunne finde medrivende, rørende og tankevækkende.</text:p>
          </table:table-cell>
          <table:table-cell table:number-columns-repeated="1013"/>
        </table:table-row>
        <table:table-row table:style-name="ro2">
          <table:table-cell office:value-type="string">
            <text:p>1629472802-650</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table:number-columns-repeated="2"/>
          <table:table-cell office:value-type="string">
            <text:p>/Media/DownloadetImages/9788772893815.jpg?width=280&amp;heightratio=1&amp;mode=boxpad</text:p>
          </table:table-cell>
          <table:table-cell table:number-columns-repeated="1017"/>
        </table:table-row>
        <table:table-row table:style-name="ro2">
          <table:table-cell office:value-type="string">
            <text:p>1629472410-496</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Let Greece and Rome Be Silent</text:p>
            <text:p><text:s text:c="26"/>Medlemspris: 278,75 kr.</text:p>
            <text:p><text:s text:c="26"/>Pris: 348,00 kr.</text:p>
            <text:p><text:s text:c="12"/></text:p>
            <text:p><text:s text:c="14"/></text:p>
            <text:p><text:s text:c="16"/>Info</text:p>
          </table:table-cell>
          <table:table-cell office:value-type="string">
            <text:p>https://www.skalk.dk/webshoppen/produkter/imports/9788763546386-let-greece-and-rome-be-silent/</text:p>
          </table:table-cell>
          <table:table-cell/>
          <table:table-cell office:value-type="string">
            <text:p>Let Greece and Rome Be Silent</text:p>
          </table:table-cell>
          <table:table-cell office:value-type="string">
            <text:p>Medlemspris: 278,75 kr.</text:p>
          </table:table-cell>
          <table:table-cell office:value-type="string">
            <text:p>Pris: 348,00 kr.</text:p>
          </table:table-cell>
          <table:table-cell office:value-type="string">
            <text:p>Nordens Rejser i Egypten og Nubien blev først udgivet posthumt i 1755, men den skulle vise sig at få stor betydning for det sene 18. århundredes diskussioner om Egypten og Grækenlands roller i skabelsen af europæisk identitet. Let Greece and Rome Be Silent, der illustreres af mere end 50 af Nordens egne skitser, analyserer Nordens bog og dens vedvarende kulturelle og intellektuelle indflydelse i hele Europa.</text:p>
          </table:table-cell>
          <table:table-cell table:number-columns-repeated="1013"/>
        </table:table-row>
        <table:table-row table:style-name="ro2">
          <table:table-cell office:value-type="string">
            <text:p>1629471696-200</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table:number-columns-repeated="2"/>
          <table:table-cell office:value-type="string">
            <text:p>/Media/DownloadetImages/9788763540735.jpg?width=280&amp;heightratio=1&amp;mode=boxpad</text:p>
          </table:table-cell>
          <table:table-cell table:number-columns-repeated="1017"/>
        </table:table-row>
        <table:table-row table:style-name="ro2">
          <table:table-cell office:value-type="string">
            <text:p>1629472802-663</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table:number-columns-repeated="2"/>
          <table:table-cell office:value-type="string">
            <text:p>/Media/DownloadetImages/9788799774401.jpg?width=280&amp;heightratio=1&amp;mode=boxpad</text:p>
          </table:table-cell>
          <table:table-cell table:number-columns-repeated="1017"/>
        </table:table-row>
        <table:table-row table:style-name="ro2">
          <table:table-cell office:value-type="string">
            <text:p>1629471895-279</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vend, Bjørn og Pie</text:p>
            <text:p><text:s text:c="26"/>Medlemspris: 199,96 kr.</text:p>
            <text:p><text:s text:c="26"/>Pris: 249,95 kr.</text:p>
            <text:p><text:s text:c="12"/></text:p>
            <text:p><text:s text:c="14"/></text:p>
            <text:p><text:s text:c="16"/>Info</text:p>
          </table:table-cell>
          <table:table-cell office:value-type="string">
            <text:p>https://www.skalk.dk/webshoppen/produkter/imports/9788740673494-svend-bjoern-og-pie/</text:p>
          </table:table-cell>
          <table:table-cell/>
          <table:table-cell office:value-type="string">
            <text:p>Svend, Bjørn og Pie</text:p>
          </table:table-cell>
          <table:table-cell office:value-type="string">
            <text:p>Medlemspris: 199,96 kr.</text:p>
          </table:table-cell>
          <table:table-cell office:value-type="string">
            <text:p>Pris: 249,95 kr.</text:p>
          </table:table-cell>
          <table:table-cell office:value-type="string">
            <text:p>Svend, Bjørn og Pie Baastrup Thomsen var med i den danske inderkreds af specialenheden SOE – Special Operations Executive – som stod for opbygningen af den organiserede danske modstandsbevægelse.</text:p>
          </table:table-cell>
          <table:table-cell table:number-columns-repeated="1013"/>
        </table:table-row>
        <table:table-row table:style-name="ro2">
          <table:table-cell office:value-type="string">
            <text:p>1629471772-230</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Tings tale 03</text:p>
            <text:p><text:s text:c="26"/>Medlemspris: 162,00 kr.</text:p>
            <text:p><text:s text:c="26"/>Pris: 180,00 kr.</text:p>
            <text:p><text:s text:c="12"/></text:p>
            <text:p><text:s text:c="14"/></text:p>
            <text:p><text:s text:c="16"/>Info</text:p>
          </table:table-cell>
          <table:table-cell office:value-type="string">
            <text:p>https://www.skalk.dk/webshoppen/produkter/imports/9788772192949-tings-tale-03/</text:p>
          </table:table-cell>
          <table:table-cell/>
          <table:table-cell office:value-type="string">
            <text:p>Tings tale 03</text:p>
          </table:table-cell>
          <table:table-cell office:value-type="string">
            <text:p>Medlemspris: 162,00 kr.</text:p>
          </table:table-cell>
          <table:table-cell office:value-type="string">
            <text:p>Pris: 180,00 kr.</text:p>
          </table:table-cell>
          <table:table-cell office:value-type="string">
            <text:p>Ting taler til os. Desværre kan vi ikke altid finde ud af at lytte til deres historier. Den kunst mestrer bidragyderne, som tæller arkæologer, konservatorer, kunsthistorikere og historikere i Tings tale heldigvis, og de kan derfor give tingene en stemme. I dette nummer vækkes følgende genstande til live:</text:p>
          </table:table-cell>
          <table:table-cell table:number-columns-repeated="1013"/>
        </table:table-row>
        <table:table-row table:style-name="ro2">
          <table:table-cell office:value-type="string">
            <text:p>1629472767-626</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Jyllandsslaget og Første Verdenskrig i Nordsøen</text:p>
            <text:p><text:s text:c="26"/>Medlemspris: 255,00 kr.</text:p>
            <text:p><text:s text:c="26"/>Pris: 300,00 kr.</text:p>
            <text:p><text:s text:c="12"/></text:p>
            <text:p><text:s text:c="14"/></text:p>
            <text:p><text:s text:c="16"/>Info</text:p>
          </table:table-cell>
          <table:table-cell office:value-type="string">
            <text:p>https://www.skalk.dk/webshoppen/produkter/imports/9788799977949-jyllandsslaget-og-foerste-verdenskrig-i-nordsoeen/</text:p>
          </table:table-cell>
          <table:table-cell/>
          <table:table-cell office:value-type="string">
            <text:p>Jyllandsslaget og Første Verdenskrig i Nordsøen</text:p>
          </table:table-cell>
          <table:table-cell office:value-type="string">
            <text:p>Medlemspris: 255,00 kr.</text:p>
          </table:table-cell>
          <table:table-cell office:value-type="string">
            <text:p>Pris: 300,00 kr.</text:p>
          </table:table-cell>
          <table:table-cell office:value-type="string">
            <text:p>Således var Nordsøen ikke blot skueplads for søslag og træfninger, men også for dristige togter med kæmpemæssige luftskibe. Det var her, verdenshistoriens første luftangreb med skibsbaserede fly fandt sted, og det var her, tyske ubåde ændrede krigen til søs.</text:p>
          </table:table-cell>
          <table:table-cell table:number-columns-repeated="1013"/>
        </table:table-row>
        <table:table-row table:style-name="ro2">
          <table:table-cell office:value-type="string">
            <text:p>1629473523-959</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 danskerne fik Dannebrog</text:p>
            <text:p><text:s text:c="26"/>Medlemspris: 212,50 kr.</text:p>
            <text:p><text:s text:c="26"/>Pris: 249,95 kr.</text:p>
            <text:p><text:s text:c="12"/></text:p>
            <text:p><text:s text:c="14"/></text:p>
            <text:p><text:s text:c="16"/>Info</text:p>
          </table:table-cell>
          <table:table-cell office:value-type="string">
            <text:p>https://www.skalk.dk/webshoppen/produkter/imports/9789949607938-da-danskerne-fik-dannebrog/</text:p>
          </table:table-cell>
          <table:table-cell/>
          <table:table-cell office:value-type="string">
            <text:p>Da danskerne fik Dannebrog</text:p>
          </table:table-cell>
          <table:table-cell office:value-type="string">
            <text:p>Medlemspris: 212,50 kr.</text:p>
          </table:table-cell>
          <table:table-cell office:value-type="string">
            <text:p>Pris: 249,95 kr.</text:p>
          </table:table-cell>
          <table:table-cell office:value-type="string">
            <text:p>Hvad er den historiske virkelighed bag legenden om Dannebrog? Historien siger jo, at banneret faldt fra himlen under et voldsomt slag mellem danske korsfarere og estiske krigere i den nordlige del af Estland i 1219 – men er det nu også helt sandt? Det forsøger nærværende bog at give et svar på gennem en skildring af de ideer, forestillinger og konkrete samfundsstrukturer, der herskede blandt danskerne og esterne på det tidspunkt, hvor de tørnede sammen på slagmarken, men også kom til at præge hinanden i al den tid, hvor Estland forblev en del af den danske konges besiddelser. </text:p>
            <text:p/>
            <text:p>Bogens fire forfattere – to fra Estland og to fra Danmark – er hver især eksperter inden for deres respektive fagområder (arkæologien, kunsthistorien, kirke- og middelalderhistorien) og præsenterer her et nyt bud på, hvordan vi skal forstå et vigtigt kapitel i de to landes fælles historie.</text:p>
          </table:table-cell>
          <table:table-cell table:number-columns-repeated="1013"/>
        </table:table-row>
        <table:table-row table:style-name="ro2">
          <table:table-cell office:value-type="string">
            <text:p>1629471632-175</text:p>
          </table:table-cell>
          <table:table-cell office:value-type="string">
            <text:p>https://www.skalk.dk/webshoppen/?categories=18858&amp;sort=alphabetical</text:p>
          </table:table-cell>
          <table:table-cell table:number-columns-repeated="2"/>
          <table:table-cell office:value-type="string">
            <text:p>Aggersborg i vikingetiden</text:p>
            <text:p><text:s text:c="38"/>Pris: 405,00 kr.</text:p>
            <text:p><text:s text:c="12"/></text:p>
            <text:p><text:s text:c="14"/></text:p>
            <text:p><text:s text:c="16"/>Info</text:p>
          </table:table-cell>
          <table:table-cell office:value-type="string">
            <text:p>https://www.skalk.dk/webshoppen/produkter/imports/9788788415865-aggersborg-i-vikingetiden/</text:p>
          </table:table-cell>
          <table:table-cell/>
          <table:table-cell office:value-type="string">
            <text:p>Aggersborg i vikingetiden</text:p>
          </table:table-cell>
          <table:table-cell table:number-columns-repeated="2" office:value-type="string">
            <text:p>null</text:p>
          </table:table-cell>
          <table:table-cell office:value-type="string">
            <text:p>Bogen gør rede for Nationalmuseets store udgravninger af både borgen og den ældre bebyggelse. Med udgangspunkt i resultaterne gives et nyt indblik i Danmarks historie i denne brydningstid og i de politiske og kulturelle forbindelser med Europa.</text:p>
          </table:table-cell>
          <table:table-cell table:number-columns-repeated="1013"/>
        </table:table-row>
        <table:table-row table:style-name="ro2">
          <table:table-cell office:value-type="string">
            <text:p>1629472291-445</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Mærsk Mc-Kinney Møller</text:p>
            <text:p><text:s text:c="26"/>Medlemspris: 297,50 kr.</text:p>
            <text:p><text:s text:c="26"/>Pris: 350,00 kr.</text:p>
            <text:p><text:s text:c="12"/></text:p>
            <text:p><text:s text:c="14"/></text:p>
            <text:p><text:s text:c="16"/>Info</text:p>
          </table:table-cell>
          <table:table-cell office:value-type="string">
            <text:p>https://www.skalk.dk/webshoppen/produkter/imports/9788702075731-maersk-mc-kinney-moeller/</text:p>
          </table:table-cell>
          <table:table-cell/>
          <table:table-cell office:value-type="string">
            <text:p>Mærsk Mc-Kinney Møller</text:p>
          </table:table-cell>
          <table:table-cell office:value-type="string">
            <text:p>Medlemspris: 297,50 kr.</text:p>
          </table:table-cell>
          <table:table-cell office:value-type="string">
            <text:p>Pris: 350,00 kr.</text:p>
          </table:table-cell>
          <table:table-cell office:value-type="string">
            <text:p>In charge of A.P. Møller - Mærsk, the world’s largest container shipping company, for more than fifty years, Mærsk Mc-Kinney Møller is one of a kind within the global business community. Celebrated, criticized, shy and shrouded in myth. A man of incredible power, influence and charisma.  Up until now, very few people have known the man behind the myth. They are the close confidants and advisers who have dared to challenge his strong will and firm opinions, dared to disagree and offered alternative points of view and new solutions. For the first time ever, they speak out openly and frankly about their relationship with the 98-yearold shipowner, who also himself vividly recounts his childhood, upbringing and incredible career.   Denne engelske udgave af bogen Mærsk Mc-Kinney Møller er oversat af Clem Luxford.   --- Bogens 12 samtaler og kapitler giver læseren et levende og nuanceret indtryk af det dedikerede, magtfulde og ansvarsfulde, men også indlevende og humoristiske menneske. ”Han er ikke kun det pligtopfyldende, strenge, ordentlige ansvarsfulde menneske,” siger Ane Mærsk Mc-Kinney Uggla om faderen. Læseren får ny viden om virksomheden A.P. Møller – Mærsk. Gennem hele sit liv har Mærsk Mc-Kinney Møller været sig yderst bevidst om forvalte den mægtige arv fra sin far, A.P. Møller, bedst muligt, og han har i årevis kæmpet med at få generationsskiftet på plads. Læseren får indblik i de overvejelser, der har ligget bag udpegelsen af de personer, der i dag tegner A.P. Møller – Mærsk samt et indblik i rederens håb om, at en ny generation i familien Møller vil nå til tops i det danske verdensforetagende.  I bogen opridser nøglepersoner som Poul Svanholm, Jan Leschly og Michael Pram Rasmussen de centrale udfordringer for virksomheden fremover. ”Måske kan han engang imellem have en vis lyst til at bande over mig, men når dagen er omme, respekterer han, at vi i den nye ledelse må gøre det på vores måde. Han ved godt, at jeg ikke bare siger javel! Men det kræver meget – efter et langt liv – at se andre gøre tingene anderledes. Det forstår jeg inderligt godt. Han har tilført denne virksomhed så meget, og nu skal han tro på, at vi andre også kan,” siger Michael Pram Rasmussen. Endelig giver bogen et indblik i de dramatiske omvæltninger, som også har præget Esplanaden. I bogen bryder tidligere topchef Jess Søderberg tavsheden om sit brud med hr. Møller, som han har denne karakteristik af: ”En af de ting, hr. Møller har lært mig, er, at noget altid kan gøres bedre. Det er fuldstændig rigtigt. Men i modsætning til ham, tillader jeg mig en gang imellem at være tilfreds, selv om noget kunne være gjort bedre. Det skulle hr. Møller også. Han er for hård ved sig selv.” Tilbage står billedet af en ener med usædvanlige evner og benhårde krav til sig selv og sine medarbejdere om altid at levere det ypperste. Som det udtrykkes af en af Mærsks nære rådgivere, tidligere IBM-topchef Kaspar Cassani: ”Det er næsten for banalt at sige, at Mærsk er en helt enestående og usædvanlig person. Han har klasse, og han er ædel. Men han er også en ekstremt krævende person.” Pressen skrev bl.a. om den danske udgave: "Thomas Larsen og Finn Mortensen har begået et gribende, helstøbt portræt som skiller sig positivt ud fra mængden af tidligere A.P. Møller Mærsk bøger. Bogen er en ægte page turner. Primært fordi der bag deltagernes agtelse og hengivenhed anes kritiske og dermed menneskelige, nuancer." - Berlingske Tidende Jyllands-Posten skrev: "Mærsk Mc-Kinney Møller er blandt de bedste bøger om Danmarks største erhvervsmand."</text:p>
          </table:table-cell>
          <table:table-cell table:number-columns-repeated="1013"/>
        </table:table-row>
        <table:table-row table:style-name="ro2">
          <table:table-cell office:value-type="string">
            <text:p>1629472377-490</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Lyst og lidenskab i middelalderen</text:p>
            <text:p><text:s text:c="26"/>Medlemspris: 279,96 kr.</text:p>
            <text:p><text:s text:c="26"/>Pris: 349,95 kr.</text:p>
            <text:p><text:s text:c="12"/></text:p>
            <text:p><text:s text:c="14"/></text:p>
            <text:p><text:s text:c="16"/>Info</text:p>
          </table:table-cell>
          <table:table-cell office:value-type="string">
            <text:p>https://www.skalk.dk/webshoppen/produkter/imports/9788740667912-lyst-og-lidenskab-i-middelalderen/</text:p>
          </table:table-cell>
          <table:table-cell/>
          <table:table-cell office:value-type="string">
            <text:p>Lyst og lidenskab i middelalderen</text:p>
          </table:table-cell>
          <table:table-cell office:value-type="string">
            <text:p>Medlemspris: 279,96 kr.</text:p>
          </table:table-cell>
          <table:table-cell office:value-type="string">
            <text:p>Pris: 349,95 kr.</text:p>
          </table:table-cell>
          <table:table-cell office:value-type="string">
            <text:p>Ligesom Kåre Johannessens seneste bog, Magt og mennesker i Danmarks middelalder, er ambitionen at give en faglig kompetent og velillustreret fremstilling i tradition med store formidlere som Palle Lauring, Erik Kjærsgaard og Piet van Deurs og derved at fange såvel den unge som den ældre læsers opmærksomhed.</text:p>
          </table:table-cell>
          <table:table-cell table:number-columns-repeated="1013"/>
        </table:table-row>
        <table:table-row table:style-name="ro2">
          <table:table-cell office:value-type="string">
            <text:p>1629472484-527</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table:number-columns-repeated="2"/>
          <table:table-cell office:value-type="string">
            <text:p>/Media/DownloadetImages/9788702216684.jpg?width=280&amp;heightratio=1&amp;mode=boxpad</text:p>
          </table:table-cell>
          <table:table-cell table:number-columns-repeated="1017"/>
        </table:table-row>
        <table:table-row table:style-name="ro2">
          <table:table-cell office:value-type="string">
            <text:p>1629471856-259</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table:number-columns-repeated="2"/>
          <table:table-cell office:value-type="string">
            <text:p>/Media/DownloadetImages/9788789466071.jpg?width=280&amp;heightratio=1&amp;mode=boxpad</text:p>
          </table:table-cell>
          <table:table-cell table:number-columns-repeated="1017"/>
        </table:table-row>
        <table:table-row table:style-name="ro2">
          <table:table-cell office:value-type="string">
            <text:p>1629471566-155</text:p>
          </table:table-cell>
          <table:table-cell office:value-type="string">
            <text:p>https://www.skalk.dk/webshoppen/?categories=18858&amp;sort=alphabetical</text:p>
          </table:table-cell>
          <table:table-cell table:number-columns-repeated="2"/>
          <table:table-cell office:value-type="string">
            <text:p>Bedraget - Sagen om Nordisk Fjer</text:p>
            <text:p><text:s text:c="26"/>Medlemspris: 212,50 kr.</text:p>
            <text:p><text:s text:c="26"/>Pris: 249,95 kr.</text:p>
            <text:p><text:s text:c="12"/></text:p>
            <text:p><text:s text:c="14"/></text:p>
            <text:p><text:s text:c="16"/>Info</text:p>
          </table:table-cell>
          <table:table-cell office:value-type="string">
            <text:p>https://www.skalk.dk/webshoppen/produkter/imports/9788711481196-bedraget-sagen-om-nordisk-fjer/</text:p>
          </table:table-cell>
          <table:table-cell/>
          <table:table-cell office:value-type="string">
            <text:p>Bedraget - Sagen om Nordisk Fjer</text:p>
          </table:table-cell>
          <table:table-cell office:value-type="string">
            <text:p>Medlemspris: 212,50 kr.</text:p>
          </table:table-cell>
          <table:table-cell office:value-type="string">
            <text:p>Pris: 249,95 kr.</text:p>
          </table:table-cell>
          <table:table-cell office:value-type="string">
            <text:p>"En af de bedste erhvervsbøger, jeg nogensinde har læst." Kristian Lund, Børsen</text:p>
          </table:table-cell>
          <table:table-cell table:number-columns-repeated="1013"/>
        </table:table-row>
        <table:table-row table:style-name="ro2">
          <table:table-cell office:value-type="string">
            <text:p>1629471660-187</text:p>
          </table:table-cell>
          <table:table-cell office:value-type="string">
            <text:p>https://www.skalk.dk/webshoppen/?categories=18858&amp;sort=alphabetical</text:p>
          </table:table-cell>
          <table:table-cell office:value-type="string">
            <text:p>»</text:p>
          </table:table-cell>
          <table:table-cell office:value-type="string">
            <text:p>https://www.skalk.dk/webshoppen/?page=14&amp;categories=18858&amp;sort=alphabetical</text:p>
          </table:table-cell>
          <table:table-cell table:number-columns-repeated="2"/>
          <table:table-cell office:value-type="string">
            <text:p>/Media/DownloadetImages/9788740652468.jpg?width=280&amp;heightratio=1&amp;mode=boxpad</text:p>
          </table:table-cell>
          <table:table-cell table:number-columns-repeated="1017"/>
        </table:table-row>
        <table:table-row table:style-name="ro2">
          <table:table-cell office:value-type="string">
            <text:p>1629472802-655</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table:number-columns-repeated="2"/>
          <table:table-cell office:value-type="string">
            <text:p>/Media/DownloadetImages/9788740620610.jpg?width=280&amp;heightratio=1&amp;mode=boxpad</text:p>
          </table:table-cell>
          <table:table-cell table:number-columns-repeated="1017"/>
        </table:table-row>
        <table:table-row table:style-name="ro2">
          <table:table-cell office:value-type="string">
            <text:p>1629472644-574</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table:number-columns-repeated="2"/>
          <table:table-cell office:value-type="string">
            <text:p>/Media/DownloadetImages/9788711984796.jpg?width=280&amp;heightratio=1&amp;mode=boxpad</text:p>
          </table:table-cell>
          <table:table-cell table:number-columns-repeated="1017"/>
        </table:table-row>
        <table:table-row table:style-name="ro2">
          <table:table-cell office:value-type="string">
            <text:p>1629472831-674</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Hærvejen</text:p>
            <text:p><text:s text:c="26"/>Medlemspris: 200,00 kr.</text:p>
            <text:p><text:s text:c="26"/>Pris: 249,95 kr.</text:p>
            <text:p><text:s text:c="12"/></text:p>
            <text:p><text:s text:c="14"/></text:p>
            <text:p><text:s text:c="16"/>Info</text:p>
          </table:table-cell>
          <table:table-cell office:value-type="string">
            <text:p>https://www.skalk.dk/webshoppen/produkter/imports/9788740652376-haervejen/</text:p>
          </table:table-cell>
          <table:table-cell/>
          <table:table-cell office:value-type="string">
            <text:p>Hærvejen</text:p>
          </table:table-cell>
          <table:table-cell office:value-type="string">
            <text:p>Medlemspris: 200,00 kr.</text:p>
          </table:table-cell>
          <table:table-cell office:value-type="string">
            <text:p>Pris: 249,95 kr.</text:p>
          </table:table-cell>
          <table:table-cell office:value-type="string">
            <text:p>Når man rejser langs Hærvejen, bevæger man sig helt bogstaveligt i hundredetusindvis af forfædres fodspor; her har konger og dronninger sneglet sig frem i lange optog, når hoffet bevægede sig rundt i riget. Her har stovte bønder tålmodigt ført deres kreaturer sydpå mod de store markeder i Nordtyskland, og budbringere har jaget frem med vigtigt nyt. Her har drabelige hære på krigstogt marcheret hærgende frem ... Hærvejen afspejler ikke blot vores historie. Den er vor historie.</text:p>
          </table:table-cell>
          <table:table-cell table:number-columns-repeated="1013"/>
        </table:table-row>
        <table:table-row table:style-name="ro2">
          <table:table-cell office:value-type="string">
            <text:p>1629471754-227</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Tommy og Tanne</text:p>
            <text:p><text:s text:c="26"/>Medlemspris: 297,50 kr.</text:p>
            <text:p><text:s text:c="26"/>Pris: 349,95 kr.</text:p>
            <text:p><text:s text:c="12"/></text:p>
            <text:p><text:s text:c="14"/></text:p>
            <text:p><text:s text:c="16"/>Info</text:p>
          </table:table-cell>
          <table:table-cell office:value-type="string">
            <text:p>https://www.skalk.dk/webshoppen/produkter/imports/9788702179101-tommy-og-tanne/</text:p>
          </table:table-cell>
          <table:table-cell/>
          <table:table-cell office:value-type="string">
            <text:p>Tommy og Tanne</text:p>
          </table:table-cell>
          <table:table-cell office:value-type="string">
            <text:p>Medlemspris: 297,50 kr.</text:p>
          </table:table-cell>
          <table:table-cell office:value-type="string">
            <text:p>Pris: 349,95 kr.</text:p>
          </table:table-cell>
          <table:table-cell office:value-type="string">
            <text:p>Thomas Dinesen (Tommy) indgår som 14-årig en pagt med sin syv år ældre søster: De skal finde ’Faders Gud, det store i livet’. Faderen er Wilhelm Dinesen, død ved selvmord i 1895, søsteren er Karen Blixen, i familien kaldet Tanne. Søskendeparret glemmer aldrig det fælles løfte. Tanne bosætter sig i Afrika som storvildtsjæger og kaffefarmer, og Tommy melder sig under 1. Verdenskrig som soldat på allieret side og sendes til Vestfronten. Finder han så ’Faders Gud’? Svaret, han giver sin søster, da han ved krigsafslutningen gør status, er højst overrumplende. Bogens hovedspor er skildringen af de makabre triumfer, uhyrlige rædsler og altopslugende kærlighedseventyr, som Tommy oplever i krigens sidste år, men Tanne er konstant nærværende i den biografiske fortælling. Tom Buk-Swienty har fået adgang til et aldrig tidligere offentliggjort familieejet kildemateriale, herunder en omfattende korrespondance, som gør det muligt at kaste nyt lys over en af Danmarkshistoriens store slægter.</text:p>
          </table:table-cell>
          <table:table-cell table:number-columns-repeated="1013"/>
        </table:table-row>
        <table:table-row table:style-name="ro2">
          <table:table-cell office:value-type="string">
            <text:p>1629472000-314</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apiens: Menneskehedens fødsel</text:p>
            <text:p><text:s text:c="26"/>Medlemspris: 240,00 kr.</text:p>
            <text:p><text:s text:c="26"/>Pris: 299,95 kr.</text:p>
            <text:p><text:s text:c="12"/></text:p>
            <text:p><text:s text:c="14"/></text:p>
            <text:p><text:s text:c="16"/>Info</text:p>
          </table:table-cell>
          <table:table-cell office:value-type="string">
            <text:p>https://www.skalk.dk/webshoppen/produkter/imports/9788711984406-sapiens-menneskehedens-foedsel/</text:p>
          </table:table-cell>
          <table:table-cell/>
          <table:table-cell office:value-type="string">
            <text:p>Sapiens: Menneskehedens fødsel</text:p>
          </table:table-cell>
          <table:table-cell office:value-type="string">
            <text:p>Medlemspris: 240,00 kr.</text:p>
          </table:table-cell>
          <table:table-cell office:value-type="string">
            <text:p>Pris: 299,95 kr.</text:p>
          </table:table-cell>
          <table:table-cell office:value-type="string">
            <text:p>Denne bearbejdede udgave af Yuval Noah Hararis internationale bestsellerfænomen er skabt i samarbejde med graphic novel-kunstnerne David Vandermeulen fra Belgien og Daniel Casanave fra Frankrig. Sapiens har solgt over 16 millioner eksemplar på mere end 60 forskellige sprog.</text:p>
          </table:table-cell>
          <table:table-cell table:number-columns-repeated="1013"/>
        </table:table-row>
        <table:table-row table:style-name="ro2">
          <table:table-cell office:value-type="string">
            <text:p>1629471505-132</text:p>
          </table:table-cell>
          <table:table-cell office:value-type="string">
            <text:p>https://www.skalk.dk/webshoppen/?categories=18858&amp;sort=alphabetical</text:p>
          </table:table-cell>
          <table:table-cell table:number-columns-repeated="4"/>
          <table:table-cell office:value-type="string">
            <text:p>/Media/DownloadetImages/9788711481196.jpg?width=280&amp;heightratio=1&amp;mode=boxpad</text:p>
          </table:table-cell>
          <table:table-cell table:number-columns-repeated="1017"/>
        </table:table-row>
        <table:table-row table:style-name="ro2">
          <table:table-cell office:value-type="string">
            <text:p>1629473273-849</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er kommer tog</text:p>
            <text:p><text:s text:c="26"/>Medlemspris: 297,50 kr.</text:p>
            <text:p><text:s text:c="26"/>Pris: 349,95 kr.</text:p>
            <text:p><text:s text:c="12"/></text:p>
            <text:p><text:s text:c="14"/></text:p>
            <text:p><text:s text:c="16"/>Info</text:p>
          </table:table-cell>
          <table:table-cell office:value-type="string">
            <text:p>https://www.skalk.dk/webshoppen/produkter/imports/9788702152210-der-kommer-tog/</text:p>
          </table:table-cell>
          <table:table-cell/>
          <table:table-cell office:value-type="string">
            <text:p>Der kommer tog</text:p>
          </table:table-cell>
          <table:table-cell office:value-type="string">
            <text:p>Medlemspris: 297,50 kr.</text:p>
          </table:table-cell>
          <table:table-cell office:value-type="string">
            <text:p>Pris: 349,95 kr.</text:p>
          </table:table-cell>
          <table:table-cell office:value-type="string">
            <text:p>DER KOMMER TOG tager dig med tilbage til dengang, jernbanerne var rygraden i samfundet og det lokale omdrejningspunkt i hver en købstad og stationsby. Til dengang et tog var et tog, og en mand vidste at betjene sin maskine. Det er en nostalgisk rejse gennem de danske jernbaners historie – fyldt med damplokomotiver, ledvogtere, lyntog, brobyggerier, ventesale, værksteder, godstog, pakhuse og stationsbygninger. Alt sammen medrivende fortalt og rigt illustreret med flotte fotos fra gamle dage. Flemming Søeborg, født 1954, er livslang togentusiast og udgiver bladet Spor og baner om modeljernbaner. Han er desuden forfatter til en række historiske bøger, bl.a. om Besættelsen.</text:p>
          </table:table-cell>
          <table:table-cell table:number-columns-repeated="1013"/>
        </table:table-row>
        <table:table-row table:style-name="ro2">
          <table:table-cell office:value-type="string">
            <text:p>1629472219-428</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Næsehornsfuglen skriger – hovedjagt og kraniekult</text:p>
            <text:p><text:s text:c="26"/>Medlemspris: 270,00 kr.</text:p>
            <text:p><text:s text:c="26"/>Pris: 299,95 kr.</text:p>
            <text:p><text:s text:c="12"/></text:p>
            <text:p><text:s text:c="14"/></text:p>
            <text:p><text:s text:c="16"/>Info</text:p>
          </table:table-cell>
          <table:table-cell office:value-type="string">
            <text:p>https://www.skalk.dk/webshoppen/produkter/imports/9788793890077-naesehornsfuglen-skriger-hovedjagt-og-kraniekult/</text:p>
          </table:table-cell>
          <table:table-cell/>
          <table:table-cell office:value-type="string">
            <text:p>Næsehornsfuglen skriger – hovedjagt og kraniekult</text:p>
          </table:table-cell>
          <table:table-cell office:value-type="string">
            <text:p>Medlemspris: 270,00 kr.</text:p>
          </table:table-cell>
          <table:table-cell office:value-type="string">
            <text:p>Pris: 299,95 kr.</text:p>
          </table:table-cell>
          <table:table-cell table:number-columns-repeated="1014"/>
        </table:table-row>
        <table:table-row table:style-name="ro2">
          <table:table-cell office:value-type="string">
            <text:p>1629472167-411</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table:number-columns-repeated="2"/>
          <table:table-cell office:value-type="string">
            <text:p>/Media/DownloadetImages/9788798319252.jpg?width=280&amp;heightratio=1&amp;mode=boxpad</text:p>
          </table:table-cell>
          <table:table-cell table:number-columns-repeated="1017"/>
        </table:table-row>
        <table:table-row table:style-name="ro2">
          <table:table-cell office:value-type="string">
            <text:p>1629471550-151</text:p>
          </table:table-cell>
          <table:table-cell office:value-type="string">
            <text:p>https://www.skalk.dk/webshoppen/?categories=18858&amp;sort=alphabetical</text:p>
          </table:table-cell>
          <table:table-cell table:number-columns-repeated="2"/>
          <table:table-cell office:value-type="string">
            <text:p>Blod og Jord</text:p>
            <text:p><text:s text:c="26"/>Medlemspris: 280,00 kr.</text:p>
            <text:p><text:s text:c="26"/>Pris: 349,95 kr.</text:p>
            <text:p><text:s text:c="12"/></text:p>
            <text:p><text:s text:c="14"/></text:p>
            <text:p><text:s text:c="16"/>Info</text:p>
          </table:table-cell>
          <table:table-cell office:value-type="string">
            <text:p>https://www.skalk.dk/webshoppen/produkter/imports/9788740620597-blod-og-jord/</text:p>
          </table:table-cell>
          <table:table-cell/>
          <table:table-cell office:value-type="string">
            <text:p>Blod og Jord</text:p>
          </table:table-cell>
          <table:table-cell office:value-type="string">
            <text:p>Medlemspris: 280,00 kr.</text:p>
          </table:table-cell>
          <table:table-cell office:value-type="string">
            <text:p>Pris: 349,95 kr.</text:p>
          </table:table-cell>
          <table:table-cell office:value-type="string">
            <text:p>Blod og Jord er en dokumentarisk fortælling om fire skæbner i det dansk-tyske grænseland i tiden omkring 2. verdenskrig. De tilhører henholdsvis det tyske og det danske mindretal på hver sin side af grænsen, men trækker alle af forskellige årsager i tysk uniform for at slås for Nazi-Tyskland, hvorved de ender som kastebolde i et spil, de ikke selv er herrer over, og må forvalte deres skæbne bedst muligt under de givne omstændigheder.</text:p>
          </table:table-cell>
          <table:table-cell table:number-columns-repeated="1013"/>
        </table:table-row>
        <table:table-row table:style-name="ro2">
          <table:table-cell office:value-type="string">
            <text:p>1629473029-743</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Gader og mennesker i middelalderens og renæssancens København.</text:p>
            <text:p><text:s text:c="26"/>Medlemspris: 224,00 kr.</text:p>
            <text:p><text:s text:c="26"/>Pris: 279,95 kr.</text:p>
            <text:p><text:s text:c="12"/></text:p>
            <text:p><text:s text:c="14"/></text:p>
            <text:p><text:s text:c="16"/>Info</text:p>
          </table:table-cell>
          <table:table-cell office:value-type="string">
            <text:p>https://www.skalk.dk/webshoppen/produkter/imports/9788799774456-gader-og-mennesker-i-middelalderens-og-renaessancens-koebenhavn/</text:p>
          </table:table-cell>
          <table:table-cell/>
          <table:table-cell office:value-type="string">
            <text:p>Gader og mennesker i middelalderens og renæssancens København.</text:p>
          </table:table-cell>
          <table:table-cell office:value-type="string">
            <text:p>Medlemspris: 224,00 kr.</text:p>
          </table:table-cell>
          <table:table-cell office:value-type="string">
            <text:p>Pris: 279,95 kr.</text:p>
          </table:table-cell>
          <table:table-cell table:number-columns-repeated="1014"/>
        </table:table-row>
        <table:table-row table:style-name="ro2">
          <table:table-cell office:value-type="string">
            <text:p>1629472802-646</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table:number-columns-repeated="2"/>
          <table:table-cell office:value-type="string">
            <text:p>/Media/DownloadetImages/9788702176025.jpg?width=280&amp;heightratio=1&amp;mode=boxpad</text:p>
          </table:table-cell>
          <table:table-cell table:number-columns-repeated="1017"/>
        </table:table-row>
        <table:table-row table:style-name="ro2">
          <table:table-cell office:value-type="string">
            <text:p>1629472780-633</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Jelling, Sommeren 1861</text:p>
            <text:p><text:s text:c="26"/>Medlemspris: 250,00 kr.</text:p>
            <text:p><text:s text:c="26"/>Pris: 290,00 kr.</text:p>
            <text:p><text:s text:c="12"/></text:p>
            <text:p><text:s text:c="14"/></text:p>
            <text:p><text:s text:c="16"/>Info</text:p>
          </table:table-cell>
          <table:table-cell office:value-type="string">
            <text:p>https://www.skalk.dk/webshoppen/produkter/imports/9788789531359-jelling-sommeren-1861/</text:p>
          </table:table-cell>
          <table:table-cell/>
          <table:table-cell office:value-type="string">
            <text:p>Jelling, Sommeren 1861</text:p>
          </table:table-cell>
          <table:table-cell office:value-type="string">
            <text:p>Medlemspris: 250,00 kr.</text:p>
          </table:table-cell>
          <table:table-cell office:value-type="string">
            <text:p>Pris: 290,00 kr.</text:p>
          </table:table-cell>
          <table:table-cell office:value-type="string">
            <text:p>På grundlag af samtidens meget omfattende materiale af tegninger, breve, rapporter, telegrammer, regnskaber og avisartikler - hvoraf en del ikke har været kendt før - tegner middelalderarkæologen Jens Vellev et detaljeret billede af denne usædvanlige udgravning dag for dag, med dens mange forskellige deltagere.</text:p>
          </table:table-cell>
          <table:table-cell table:number-columns-repeated="1013"/>
        </table:table-row>
        <table:table-row table:style-name="ro2">
          <table:table-cell office:value-type="string">
            <text:p>1629473403-889</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anske Kongegrave I-III</text:p>
            <text:p><text:s text:c="26"/>Medlemspris: 920,00 kr.</text:p>
            <text:p><text:s text:c="26"/>Pris: 1.150,00 kr.</text:p>
            <text:p><text:s text:c="12"/></text:p>
            <text:p><text:s text:c="14"/></text:p>
            <text:p><text:s text:c="16"/>Info</text:p>
          </table:table-cell>
          <table:table-cell office:value-type="string">
            <text:p>https://www.skalk.dk/webshoppen/produkter/imports/9788763507813-danske-kongegrave-i-iii/</text:p>
          </table:table-cell>
          <table:table-cell/>
          <table:table-cell office:value-type="string">
            <text:p>Danske Kongegrave I-III</text:p>
          </table:table-cell>
          <table:table-cell office:value-type="string">
            <text:p>Medlemspris: 920,00 kr.</text:p>
          </table:table-cell>
          <table:table-cell office:value-type="string">
            <text:p>Pris: 1.150,00 kr.</text:p>
          </table:table-cell>
          <table:table-cell office:value-type="string">
            <text:p>Karin Kryger er mag.art. i kunsthistorie. Hun har været ansat i Københavns Kommune og på Nationalmuseet som gravminderegistrator og var i en årrække redaktør ved Nationalmuseets værk Danmarks Kirker. Hun har publiceret bøger og artikler om gravminder, kirkegårdskultur og billedhuggerkunst, kirkekunst og restaureringshistorie og sidder i redaktionen af tidsskriftet Sfinx og redaktionen af årsskriftet Kirkegårdskultur.</text:p>
          </table:table-cell>
          <table:table-cell table:number-columns-repeated="1013"/>
        </table:table-row>
        <table:table-row table:style-name="ro2">
          <table:table-cell office:value-type="string">
            <text:p>1629471728-222</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Tvilum Kloster</text:p>
            <text:p><text:s text:c="26"/>Medlemspris: 197,50 kr.</text:p>
            <text:p><text:s text:c="26"/>Pris: 220,00 kr.</text:p>
            <text:p><text:s text:c="12"/></text:p>
            <text:p><text:s text:c="14"/></text:p>
            <text:p><text:s text:c="16"/>Info</text:p>
          </table:table-cell>
          <table:table-cell office:value-type="string">
            <text:p>https://www.skalk.dk/webshoppen/produkter/imports/9788793423084-tvilum-kloster/</text:p>
          </table:table-cell>
          <table:table-cell/>
          <table:table-cell office:value-type="string">
            <text:p>Tvilum Kloster</text:p>
          </table:table-cell>
          <table:table-cell office:value-type="string">
            <text:p>Medlemspris: 197,50 kr.</text:p>
          </table:table-cell>
          <table:table-cell office:value-type="string">
            <text:p>Pris: 220,00 kr.</text:p>
          </table:table-cell>
          <table:table-cell office:value-type="string">
            <text:p>Bogen er skrevet af lektor emeritus ved Aarhus Universitet Hans Krongaard Kristensen, der også i sin tid ledede udgravningerne, og som anses for at være en af vore fremmeste klostereksperter.</text:p>
          </table:table-cell>
          <table:table-cell table:number-columns-repeated="1013"/>
        </table:table-row>
        <table:table-row table:style-name="ro2">
          <table:table-cell office:value-type="string">
            <text:p>1629472041-350</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Rudi og jeg</text:p>
            <text:p><text:s text:c="26"/>Medlemspris: 200,00 kr.</text:p>
            <text:p><text:s text:c="26"/>Pris: 249,95 kr.</text:p>
            <text:p><text:s text:c="12"/></text:p>
            <text:p><text:s text:c="14"/></text:p>
            <text:p><text:s text:c="16"/>Info</text:p>
          </table:table-cell>
          <table:table-cell office:value-type="string">
            <text:p>https://www.skalk.dk/webshoppen/produkter/imports/9788740654585-rudi-og-jeg/</text:p>
          </table:table-cell>
          <table:table-cell/>
          <table:table-cell office:value-type="string">
            <text:p>Rudi og jeg</text:p>
          </table:table-cell>
          <table:table-cell office:value-type="string">
            <text:p>Medlemspris: 200,00 kr.</text:p>
          </table:table-cell>
          <table:table-cell office:value-type="string">
            <text:p>Pris: 249,95 kr.</text:p>
          </table:table-cell>
          <table:table-cell office:value-type="string">
            <text:p>En personlig fortælling om at vokse op med en far, som i 60’erne og 70’erne var den tyske højrefløjs hadeobjekt nummer 1. Hosea Dutschke, som bor og er vokset op iAarhus, fortæller levende og medrivende om sin far, Rudi Dutschke.</text:p>
          </table:table-cell>
          <table:table-cell table:number-columns-repeated="1013"/>
        </table:table-row>
        <table:table-row table:style-name="ro2">
          <table:table-cell office:value-type="string">
            <text:p>1629472462-513</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Kronborg bag facaden</text:p>
            <text:p><text:s text:c="26"/>Medlemspris: 312,50 kr.</text:p>
            <text:p><text:s text:c="26"/>Pris: 369,00 kr.</text:p>
            <text:p><text:s text:c="12"/></text:p>
            <text:p><text:s text:c="14"/></text:p>
            <text:p><text:s text:c="16"/>Info</text:p>
          </table:table-cell>
          <table:table-cell office:value-type="string">
            <text:p>https://www.skalk.dk/webshoppen/produkter/imports/9788799837144-kronborg-bag-facaden/</text:p>
          </table:table-cell>
          <table:table-cell/>
          <table:table-cell office:value-type="string">
            <text:p>Kronborg bag facaden</text:p>
          </table:table-cell>
          <table:table-cell office:value-type="string">
            <text:p>Medlemspris: 312,50 kr.</text:p>
          </table:table-cell>
          <table:table-cell office:value-type="string">
            <text:p>Pris: 369,00 kr.</text:p>
          </table:table-cell>
          <table:table-cell table:number-columns-repeated="1014"/>
        </table:table-row>
        <table:table-row table:style-name="ro2">
          <table:table-cell office:value-type="string">
            <text:p>1629472080-362</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Rejsen til Amerika</text:p>
            <text:p><text:s text:c="26"/>Medlemspris: 240,00 kr.</text:p>
            <text:p><text:s text:c="26"/>Pris: 299,95 kr.</text:p>
            <text:p><text:s text:c="12"/></text:p>
            <text:p><text:s text:c="14"/></text:p>
            <text:p><text:s text:c="16"/>Info</text:p>
          </table:table-cell>
          <table:table-cell office:value-type="string">
            <text:p>https://www.skalk.dk/webshoppen/produkter/imports/9788711983492-rejsen-til-amerika/</text:p>
          </table:table-cell>
          <table:table-cell/>
          <table:table-cell office:value-type="string">
            <text:p>Rejsen til Amerika</text:p>
          </table:table-cell>
          <table:table-cell office:value-type="string">
            <text:p>Medlemspris: 240,00 kr.</text:p>
          </table:table-cell>
          <table:table-cell office:value-type="string">
            <text:p>Pris: 299,95 kr.</text:p>
          </table:table-cell>
          <table:table-cell office:value-type="string">
            <text:p>"Smukt og fængslende." Fyens Stiftstidende</text:p>
          </table:table-cell>
          <table:table-cell table:number-columns-repeated="1013"/>
        </table:table-row>
        <table:table-row table:style-name="ro2">
          <table:table-cell office:value-type="string">
            <text:p>1629471715-219</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Tycho Brahe - opdagelsen af den nye stjerne</text:p>
            <text:p><text:s text:c="26"/>Medlemspris: 144,50 kr.</text:p>
            <text:p><text:s text:c="26"/>Pris: 169,95 kr.</text:p>
            <text:p><text:s text:c="12"/></text:p>
            <text:p><text:s text:c="14"/></text:p>
            <text:p><text:s text:c="16"/>Info</text:p>
          </table:table-cell>
          <table:table-cell office:value-type="string">
            <text:p>https://www.skalk.dk/webshoppen/produkter/imports/9788797114230-tycho-brahe-opdagelsen-af-den-nye-stjerne/</text:p>
          </table:table-cell>
          <table:table-cell/>
          <table:table-cell office:value-type="string">
            <text:p>Tycho Brahe - opdagelsen af den nye stjerne</text:p>
          </table:table-cell>
          <table:table-cell office:value-type="string">
            <text:p>Medlemspris: 144,50 kr.</text:p>
          </table:table-cell>
          <table:table-cell office:value-type="string">
            <text:p>Pris: 169,95 kr.</text:p>
          </table:table-cell>
          <table:table-cell office:value-type="string">
            <text:p>I skolen lærte Tycho mange spændende ting, men der var noget, der interesserede ham mere end alt andet: de blinkende stjerner på nattehimlen. Og selvom han mistede både sin næse og sin borg, blev han alligevel en af verdens mest betydningsfulde astronomer.</text:p>
          </table:table-cell>
          <table:table-cell table:number-columns-repeated="1013"/>
        </table:table-row>
        <table:table-row table:style-name="ro2">
          <table:table-cell office:value-type="string">
            <text:p>1629471856-261</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table:number-columns-repeated="2"/>
          <table:table-cell office:value-type="string">
            <text:p>/Media/DownloadetImages/9788785160942.jpg?width=280&amp;heightratio=1&amp;mode=boxpad</text:p>
          </table:table-cell>
          <table:table-cell table:number-columns-repeated="1017"/>
        </table:table-row>
        <table:table-row table:style-name="ro2">
          <table:table-cell office:value-type="string">
            <text:p>1629472009-326</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table:number-columns-repeated="2"/>
          <table:table-cell office:value-type="string">
            <text:p>/Media/DownloadetImages/9788702055337.jpg?width=280&amp;heightratio=1&amp;mode=boxpad</text:p>
          </table:table-cell>
          <table:table-cell table:number-columns-repeated="1017"/>
        </table:table-row>
        <table:table-row table:style-name="ro2">
          <table:table-cell office:value-type="string">
            <text:p>1629471722-220</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Tybrind Vig</text:p>
            <text:p><text:s text:c="26"/>Medlemspris: 450,00 kr.</text:p>
            <text:p><text:s text:c="26"/>Pris: 499,95 kr.</text:p>
            <text:p><text:s text:c="12"/></text:p>
            <text:p><text:s text:c="14"/></text:p>
            <text:p><text:s text:c="16"/>Info</text:p>
          </table:table-cell>
          <table:table-cell office:value-type="string">
            <text:p>https://www.skalk.dk/webshoppen/produkter/imports/9788788415780-tybrind-vig/</text:p>
          </table:table-cell>
          <table:table-cell/>
          <table:table-cell office:value-type="string">
            <text:p>Tybrind Vig</text:p>
          </table:table-cell>
          <table:table-cell office:value-type="string">
            <text:p>Medlemspris: 450,00 kr.</text:p>
          </table:table-cell>
          <table:table-cell office:value-type="string">
            <text:p>Pris: 499,95 kr.</text:p>
          </table:table-cell>
          <table:table-cell table:number-columns-repeated="1014"/>
        </table:table-row>
        <table:table-row table:style-name="ro2">
          <table:table-cell office:value-type="string">
            <text:p>1629471505-127</text:p>
          </table:table-cell>
          <table:table-cell office:value-type="string">
            <text:p>https://www.skalk.dk/webshoppen/?categories=18858&amp;sort=alphabetical</text:p>
          </table:table-cell>
          <table:table-cell table:number-columns-repeated="4"/>
          <table:table-cell office:value-type="string">
            <text:p>/Media/DownloadetImages/9788711984819.jpg?width=280&amp;heightratio=1&amp;mode=boxpad</text:p>
          </table:table-cell>
          <table:table-cell table:number-columns-repeated="1017"/>
        </table:table-row>
        <table:table-row table:style-name="ro2">
          <table:table-cell office:value-type="string">
            <text:p>1629473422-898</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ANSK KOLONI I INDIELAND</text:p>
            <text:p><text:s text:c="26"/>Medlemspris: 315,00 kr.</text:p>
            <text:p><text:s text:c="26"/>Pris: 349,00 kr.</text:p>
            <text:p><text:s text:c="12"/></text:p>
            <text:p><text:s text:c="14"/></text:p>
            <text:p><text:s text:c="16"/>Info</text:p>
          </table:table-cell>
          <table:table-cell office:value-type="string">
            <text:p>https://www.skalk.dk/webshoppen/produkter/imports/9788799508679-dansk-koloni-i-indieland/</text:p>
          </table:table-cell>
          <table:table-cell/>
          <table:table-cell office:value-type="string">
            <text:p>DANSK KOLONI I INDIELAND</text:p>
          </table:table-cell>
          <table:table-cell office:value-type="string">
            <text:p>Medlemspris: 315,00 kr.</text:p>
          </table:table-cell>
          <table:table-cell office:value-type="string">
            <text:p>Pris: 349,00 kr.</text:p>
          </table:table-cell>
          <table:table-cell office:value-type="string">
            <text:p>Den ærgerrige, adelsmand, Ove Gjedde, blev admiral over den ostindiske flåde. Viceadmiral Erik Grubbe smuglede hemmeligt sin kæreste om bord. Tjeneren svend Due skrev dagbog om forsøget på at finde Paradis på Jord.</text:p>
          </table:table-cell>
          <table:table-cell table:number-columns-repeated="1013"/>
        </table:table-row>
        <table:table-row table:style-name="ro2">
          <table:table-cell office:value-type="string">
            <text:p>1629473181-801</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Dødens store billedbog</text:p>
            <text:p><text:s text:c="26"/>Medlemspris: 279,96 kr.</text:p>
            <text:p><text:s text:c="26"/>Pris: 349,95 kr.</text:p>
            <text:p><text:s text:c="12"/></text:p>
            <text:p><text:s text:c="14"/></text:p>
            <text:p><text:s text:c="16"/>Info</text:p>
          </table:table-cell>
          <table:table-cell office:value-type="string">
            <text:p>https://www.skalk.dk/webshoppen/produkter/imports/9788740666175-doedens-store-billedbog/</text:p>
          </table:table-cell>
          <table:table-cell/>
          <table:table-cell office:value-type="string">
            <text:p>Dødens store billedbog</text:p>
          </table:table-cell>
          <table:table-cell office:value-type="string">
            <text:p>Medlemspris: 279,96 kr.</text:p>
          </table:table-cell>
          <table:table-cell office:value-type="string">
            <text:p>Pris: 349,95 kr.</text:p>
          </table:table-cell>
          <table:table-cell office:value-type="string">
            <text:p>Døden er en del af livet. Stefan Pajung og Søren Hein Rasmussen har været gennem håndskrifter, ældre og nyere udgivne værker, samlinger, krøniker, romaner og digtsamlinger og besøgt museer og arkiver i Europa, Kina og Japan for at komplementere deres billede og forståelse af den.</text:p>
          </table:table-cell>
          <table:table-cell table:number-columns-repeated="1013"/>
        </table:table-row>
        <table:table-row table:style-name="ro2">
          <table:table-cell office:value-type="string">
            <text:p>1629473425-914</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table:number-columns-repeated="2"/>
          <table:table-cell office:value-type="string">
            <text:p>/media/1853/9788793423145.jpg?width=280&amp;heightratio=1&amp;mode=boxpad</text:p>
          </table:table-cell>
          <table:table-cell table:number-columns-repeated="1017"/>
        </table:table-row>
        <table:table-row table:style-name="ro2">
          <table:table-cell office:value-type="string">
            <text:p>1629472416-497</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Lange linjer i landskabet</text:p>
            <text:p><text:s text:c="26"/>Medlemspris: 318,75 kr.</text:p>
            <text:p><text:s text:c="26"/>Pris: 375,00 kr.</text:p>
            <text:p><text:s text:c="12"/></text:p>
            <text:p><text:s text:c="14"/></text:p>
            <text:p><text:s text:c="16"/>Info</text:p>
          </table:table-cell>
          <table:table-cell office:value-type="string">
            <text:p>https://www.skalk.dk/webshoppen/produkter/imports/9788793423268-lange-linjer-i-landskabet/</text:p>
          </table:table-cell>
          <table:table-cell/>
          <table:table-cell office:value-type="string">
            <text:p>Lange linjer i landskabet</text:p>
          </table:table-cell>
          <table:table-cell office:value-type="string">
            <text:p>Medlemspris: 318,75 kr.</text:p>
          </table:table-cell>
          <table:table-cell office:value-type="string">
            <text:p>Pris: 375,00 kr.</text:p>
          </table:table-cell>
          <table:table-cell table:number-columns-repeated="1014"/>
        </table:table-row>
        <table:table-row table:style-name="ro2">
          <table:table-cell office:value-type="string">
            <text:p>1629472167-399</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table:number-columns-repeated="2"/>
          <table:table-cell office:value-type="string">
            <text:p>/Media/DownloadetImages/9788789531540.jpg?width=280&amp;heightratio=1&amp;mode=boxpad</text:p>
          </table:table-cell>
          <table:table-cell table:number-columns-repeated="1017"/>
        </table:table-row>
        <table:table-row table:style-name="ro2">
          <table:table-cell office:value-type="string">
            <text:p>1629472180-418</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One Dollar Man</text:p>
            <text:p><text:s text:c="26"/>Medlemspris: 240,00 kr.</text:p>
            <text:p><text:s text:c="26"/>Pris: 299,95 kr.</text:p>
            <text:p><text:s text:c="12"/></text:p>
            <text:p><text:s text:c="14"/></text:p>
            <text:p><text:s text:c="16"/>Info</text:p>
          </table:table-cell>
          <table:table-cell office:value-type="string">
            <text:p>https://www.skalk.dk/webshoppen/produkter/imports/9788711567845-one-dollar-man/</text:p>
          </table:table-cell>
          <table:table-cell/>
          <table:table-cell office:value-type="string">
            <text:p>One Dollar Man</text:p>
          </table:table-cell>
          <table:table-cell office:value-type="string">
            <text:p>Medlemspris: 240,00 kr.</text:p>
          </table:table-cell>
          <table:table-cell office:value-type="string">
            <text:p>Pris: 299,95 kr.</text:p>
          </table:table-cell>
          <table:table-cell office:value-type="string">
            <text:p>ONE DOLLAR MAN er skrevet af Ole Sønnichsen, der også skrev det anmelderroste tobinds-værk "Rejsen til Amerika". Bøgerne blev senere filmatiseret som dokumentarserie til DR K.</text:p>
          </table:table-cell>
          <table:table-cell table:number-columns-repeated="1013"/>
        </table:table-row>
        <table:table-row table:style-name="ro2">
          <table:table-cell office:value-type="string">
            <text:p>1629472125-380</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Poq den første grønlænder i Danmark som kom hjem</text:p>
            <text:p><text:s text:c="26"/>Medlemspris: 268,88 kr.</text:p>
            <text:p><text:s text:c="26"/>Pris: 299,00 kr.</text:p>
            <text:p><text:s text:c="12"/></text:p>
            <text:p><text:s text:c="14"/></text:p>
            <text:p><text:s text:c="16"/>Info</text:p>
          </table:table-cell>
          <table:table-cell office:value-type="string">
            <text:p>https://www.skalk.dk/webshoppen/produkter/imports/9788793464407-poq-den-foerste-groenlaender-i-danmark-som-kom-hjem/</text:p>
          </table:table-cell>
          <table:table-cell/>
          <table:table-cell office:value-type="string">
            <text:p>Poq den første grønlænder i Danmark som kom hjem</text:p>
          </table:table-cell>
          <table:table-cell office:value-type="string">
            <text:p>Medlemspris: 268,88 kr.</text:p>
          </table:table-cell>
          <table:table-cell office:value-type="string">
            <text:p>Pris: 299,00 kr.</text:p>
          </table:table-cell>
          <table:table-cell office:value-type="string">
            <text:p>CHRISTIAN DEN 4. I KRIG OG KÆRLIGHED – Kong Christian og Kirsten Munk</text:p>
          </table:table-cell>
          <table:table-cell table:number-columns-repeated="1013"/>
        </table:table-row>
        <table:table-row table:style-name="ro2">
          <table:table-cell office:value-type="string">
            <text:p>1629471606-169</text:p>
          </table:table-cell>
          <table:table-cell office:value-type="string">
            <text:p>https://www.skalk.dk/webshoppen/?categories=18858&amp;sort=alphabetical</text:p>
          </table:table-cell>
          <table:table-cell table:number-columns-repeated="2"/>
          <table:table-cell office:value-type="string">
            <text:p>Anne Franks Dagbog</text:p>
            <text:p><text:s text:c="26"/>Medlemspris: 240,00 kr.</text:p>
            <text:p><text:s text:c="26"/>Pris: 299,95 kr.</text:p>
            <text:p><text:s text:c="12"/></text:p>
            <text:p><text:s text:c="14"/></text:p>
            <text:p><text:s text:c="16"/>Info</text:p>
          </table:table-cell>
          <table:table-cell office:value-type="string">
            <text:p>https://www.skalk.dk/webshoppen/produkter/imports/9788711358023-anne-franks-dagbog/</text:p>
          </table:table-cell>
          <table:table-cell/>
          <table:table-cell office:value-type="string">
            <text:p>Anne Franks Dagbog</text:p>
          </table:table-cell>
          <table:table-cell office:value-type="string">
            <text:p>Medlemspris: 240,00 kr.</text:p>
          </table:table-cell>
          <table:table-cell office:value-type="string">
            <text:p>Pris: 299,95 kr.</text:p>
          </table:table-cell>
          <table:table-cell office:value-type="string">
            <text:p>Anne Franks Dagbog er skrevet af den purunge, jødiske pige, der måtte gå under jorden i Amsterdam i 1942. Ingen anden bog giver en så menneskelig og følsom skildring af jødernes vilkår under Anden Verdenskrig. </text:p>
            <text:p>På sin 13 års fødselsdag fik Anne Frank en dagbog, som hun straks tog i brug. Det blev starten til denne gribende beretning om hendes families dagligdag i deres skjulested i ?Baghuset? og deres frygt, angst og håb frem til august 1944, hvor familien blev angivet og deporteret. </text:p>
            <text:p>Kun Annes far overlevede krigen og udgav i 1947 første gang datterens dagbog, der siden er udkommet i utallige udgaver og på alverdens sprog.</text:p>
            <text:p/>
            <text:p>Flaptekster:</text:p>
            <text:p>Anne Frank blev født den 12. juni 1929. Sommeren 1942 gik hun og hendes familie under jorden på flugt fra nazisterne. I august 1944 blev deres gemmested afsløret. Anne Frank døde i koncentrationslejren Bergen-Belsen tre måneder før sin sekstens års fødselsdag, og blot en måned før lejren blev befriet af britiske tropper. </text:p>
            <text:p>Anne Franks Dagbog er et af de vigtigste vidnesbyrd om udslettelsen af Europas jøder under Anden Verdenskrig. Den skildrer et liv på flugt, et liv under jorden. Alligevel opfatter Anne ikke sig selv som et offer, men fremtræder som en livlig, klarsynet og selvstændig ung pige med sine problemer, længsler, drømme og håb - hvilket blot gør hendes vidnesbyrd endnu stærkere. </text:p>
            <text:p/>
            <text:p>12. juni 1942 </text:p>
            <text:p>Jeg håber, jeg vil kunne betro dig alt; som jeg aldrig før har kunnet betro mig til nogen, og jeg håber at du vil blive en stor støtte for mig. </text:p>
            <text:p/>
            <text:p>4. august 1943 </text:p>
            <text:p>Nu da vi har været Baghusbeboere i mere end et år, ved du en hel del om vores liv, men det er umuligt at give dig et fuldstændigt billede af det. Alting er så helt, helt anderledes end under normale omstændigheder og hos almindelige mennesker. For at give dig mulighed for et dybere indblik i vores liv, vil jeg i de følgende breve af og til beskrive en del af en ganske almindelig dag. I dag begynder jeg med aftenen og natten. </text:p>
            <text:p>Omslaget på denne udgave er gengivet efter den originale ternede bog, Anne Frank fik i fødselsdagsgave i 1942.</text:p>
          </table:table-cell>
          <table:table-cell table:number-columns-repeated="1013"/>
        </table:table-row>
        <table:table-row table:style-name="ro2">
          <table:table-cell office:value-type="string">
            <text:p>1629472484-523</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table:number-columns-repeated="2"/>
          <table:table-cell office:value-type="string">
            <text:p>/Media/DownloadetImages/9788771846218.jpg?width=280&amp;heightratio=1&amp;mode=boxpad</text:p>
          </table:table-cell>
          <table:table-cell table:number-columns-repeated="1017"/>
        </table:table-row>
        <table:table-row table:style-name="ro2">
          <table:table-cell office:value-type="string">
            <text:p>1629472167-390</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table:number-columns-repeated="2"/>
          <table:table-cell office:value-type="string">
            <text:p>/Media/DownloadetImages/9788755912335.jpg?width=280&amp;heightratio=1&amp;mode=boxpad</text:p>
          </table:table-cell>
          <table:table-cell table:number-columns-repeated="1017"/>
        </table:table-row>
        <table:table-row table:style-name="ro2">
          <table:table-cell office:value-type="string">
            <text:p>1629472436-503</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København</text:p>
            <text:p><text:s text:c="26"/>Medlemspris: 200,00 kr.</text:p>
            <text:p><text:s text:c="26"/>Pris: 249,95 kr.</text:p>
            <text:p><text:s text:c="12"/></text:p>
            <text:p><text:s text:c="14"/></text:p>
            <text:p><text:s text:c="16"/>Info</text:p>
          </table:table-cell>
          <table:table-cell office:value-type="string">
            <text:p>https://www.skalk.dk/webshoppen/produkter/imports/9788740655612-koebenhavn/</text:p>
          </table:table-cell>
          <table:table-cell/>
          <table:table-cell office:value-type="string">
            <text:p>København</text:p>
          </table:table-cell>
          <table:table-cell office:value-type="string">
            <text:p>Medlemspris: 200,00 kr.</text:p>
          </table:table-cell>
          <table:table-cell office:value-type="string">
            <text:p>Pris: 249,95 kr.</text:p>
          </table:table-cell>
          <table:table-cell office:value-type="string">
            <text:p>Bybilledet ændrede sig allermest i løbet af den sidste halvdel af 1900-tallet. Meget blev revet ned, mere blev bygget om, og endnu mere er blevet nyopført. De små leksikale oplysninger, man får i tilgift til billederne, er meget nyttige som støtte for billedernes egne beretninger. Bogen bærer i det hele taget megen dansk historie, samfundsforhold, geografi, byfornyelse og udvikling til skue.</text:p>
          </table:table-cell>
          <table:table-cell table:number-columns-repeated="1013"/>
        </table:table-row>
        <table:table-row table:style-name="ro2">
          <table:table-cell office:value-type="string">
            <text:p>1629471856-263</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table:number-columns-repeated="2"/>
          <table:table-cell office:value-type="string">
            <text:p>/Media/DownloadetImages/9788799730025.jpg?width=280&amp;heightratio=1&amp;mode=boxpad</text:p>
          </table:table-cell>
          <table:table-cell table:number-columns-repeated="1017"/>
        </table:table-row>
        <table:table-row table:style-name="ro2">
          <table:table-cell office:value-type="string">
            <text:p>1629473490-952</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nmark og Færøerne</text:p>
            <text:p><text:s text:c="26"/>Medlemspris: 140,00 kr.</text:p>
            <text:p><text:s text:c="26"/>Pris: 175,00 kr.</text:p>
            <text:p><text:s text:c="12"/></text:p>
            <text:p><text:s text:c="14"/></text:p>
            <text:p><text:s text:c="16"/>Info</text:p>
          </table:table-cell>
          <table:table-cell office:value-type="string">
            <text:p>https://www.skalk.dk/webshoppen/produkter/imports/9788763538916-danmark-og-faeroeerne/</text:p>
          </table:table-cell>
          <table:table-cell/>
          <table:table-cell office:value-type="string">
            <text:p>Danmark og Færøerne</text:p>
          </table:table-cell>
          <table:table-cell office:value-type="string">
            <text:p>Medlemspris: 140,00 kr.</text:p>
          </table:table-cell>
          <table:table-cell office:value-type="string">
            <text:p>Pris: 175,00 kr.</text:p>
          </table:table-cell>
          <table:table-cell office:value-type="string">
            <text:p>I Danmark og Færøerne tegner forfatteren et portræt af de dansk-færøske relationer de seneste ca. 150 år. Med tre nedslag i debatterne, i 1850’erne, 1940’erne og det seneste tiår, beskriver forfatteren de forandringer, relationerne har gennemløbet. Fra diskussionen omkring Færøernes indtræden i den danske Rigsdag i 1850’erne og frem til i dag, hvor politikerne nok hylder det særlige færøske fællesskab, mens de to befolkninger ikke kender noget særligt til hinanden, og der i høj grad mangler en fælles referenceramme.</text:p>
          </table:table-cell>
          <table:table-cell table:number-columns-repeated="1013"/>
        </table:table-row>
        <table:table-row table:style-name="ro2">
          <table:table-cell office:value-type="string">
            <text:p>1629472271-441</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Naver - Med håndværkerne på valsen</text:p>
            <text:p><text:s text:c="38"/>Pris: 268,75 kr.</text:p>
            <text:p><text:s text:c="12"/></text:p>
            <text:p><text:s text:c="14"/></text:p>
            <text:p><text:s text:c="16"/>Info</text:p>
          </table:table-cell>
          <table:table-cell office:value-type="string">
            <text:p>https://www.skalk.dk/webshoppen/produkter/imports/9788797026816-naver-med-haandvaerkerne-paa-valsen/</text:p>
          </table:table-cell>
          <table:table-cell/>
          <table:table-cell office:value-type="string">
            <text:p>Naver - Med håndværkerne på valsen</text:p>
          </table:table-cell>
          <table:table-cell table:number-columns-repeated="2" office:value-type="string">
            <text:p>null</text:p>
          </table:table-cell>
          <table:table-cell table:number-columns-repeated="1014"/>
        </table:table-row>
        <table:table-row table:style-name="ro2">
          <table:table-cell office:value-type="string">
            <text:p>1629473425-918</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table:number-columns-repeated="2"/>
          <table:table-cell office:value-type="string">
            <text:p>/Media/DownloadetImages/9788712056690.jpg?width=280&amp;heightratio=1&amp;mode=boxpad</text:p>
          </table:table-cell>
          <table:table-cell table:number-columns-repeated="1017"/>
        </table:table-row>
        <table:table-row table:style-name="ro2">
          <table:table-cell office:value-type="string">
            <text:p>1629472628-571</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Valdemar den Stores borg på Sprogø</text:p>
            <text:p><text:s text:c="26"/>Medlemspris: 82,00 kr.</text:p>
            <text:p><text:s text:c="26"/>Pris: 96,00 kr.</text:p>
            <text:p><text:s text:c="12"/></text:p>
            <text:p><text:s text:c="14"/></text:p>
            <text:p><text:s text:c="16"/>Info</text:p>
          </table:table-cell>
          <table:table-cell office:value-type="string">
            <text:p>https://www.skalk.dk/webshoppen/produkter/imports/9788789531335-valdemar-den-stores-borg-paa-sprogoe/</text:p>
          </table:table-cell>
          <table:table-cell/>
          <table:table-cell office:value-type="string">
            <text:p>Valdemar den Stores borg på Sprogø</text:p>
          </table:table-cell>
          <table:table-cell office:value-type="string">
            <text:p>Medlemspris: 82,00 kr.</text:p>
          </table:table-cell>
          <table:table-cell office:value-type="string">
            <text:p>Pris: 96,00 kr.</text:p>
          </table:table-cell>
          <table:table-cell table:number-columns-repeated="1014"/>
        </table:table-row>
        <table:table-row table:style-name="ro2">
          <table:table-cell office:value-type="string">
            <text:p>1629473529-960</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Civilisationernes Verdenshistorie</text:p>
            <text:p><text:s text:c="26"/>Medlemspris: 127,50 kr.</text:p>
            <text:p><text:s text:c="26"/>Pris: 149,95 kr.</text:p>
            <text:p><text:s text:c="12"/></text:p>
            <text:p><text:s text:c="14"/></text:p>
            <text:p><text:s text:c="16"/>Info</text:p>
          </table:table-cell>
          <table:table-cell office:value-type="string">
            <text:p>https://www.skalk.dk/webshoppen/produkter/imports/9788770170420-civilisationernes-verdenshistorie/</text:p>
          </table:table-cell>
          <table:table-cell/>
          <table:table-cell office:value-type="string">
            <text:p>Civilisationernes Verdenshistorie</text:p>
          </table:table-cell>
          <table:table-cell office:value-type="string">
            <text:p>Medlemspris: 127,50 kr.</text:p>
          </table:table-cell>
          <table:table-cell office:value-type="string">
            <text:p>Pris: 149,95 kr.</text:p>
          </table:table-cell>
          <table:table-cell table:number-columns-repeated="1014"/>
        </table:table-row>
        <table:table-row table:style-name="ro2">
          <table:table-cell office:value-type="string">
            <text:p>1629472436-502</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København</text:p>
            <text:p><text:s text:c="26"/>Medlemspris: 200,00 kr.</text:p>
            <text:p><text:s text:c="26"/>Pris: 249,95 kr.</text:p>
            <text:p><text:s text:c="12"/></text:p>
            <text:p><text:s text:c="14"/></text:p>
            <text:p><text:s text:c="16"/>Info</text:p>
          </table:table-cell>
          <table:table-cell office:value-type="string">
            <text:p>https://www.skalk.dk/webshoppen/produkter/imports/9788740655612-koebenhavn/</text:p>
          </table:table-cell>
          <table:table-cell/>
          <table:table-cell office:value-type="string">
            <text:p>København</text:p>
          </table:table-cell>
          <table:table-cell office:value-type="string">
            <text:p>Medlemspris: 200,00 kr.</text:p>
          </table:table-cell>
          <table:table-cell office:value-type="string">
            <text:p>Pris: 249,95 kr.</text:p>
          </table:table-cell>
          <table:table-cell office:value-type="string">
            <text:p>Med denne bogs udvalg af gamle københavnske billeder får man et både levende og spændende indblik i byens historie og udvikling. Med fotografiernes gengivelse af fortidens gade- og folkeliv forstår man, hvor meget vores hovedstad og omegnen med landsbyer og forstæder har forandret sig. Mange nulevende kan huske fortidens bybillede og siger til børn og børnebørn: “Sådan så der virkelig ud!” Man kan på rigtig mange af de gamle billeder udpege bygninger og andet, som findes endnu, og så i øvrigt undre sig over alle forandringerne.</text:p>
          </table:table-cell>
          <table:table-cell table:number-columns-repeated="1013"/>
        </table:table-row>
        <table:table-row table:style-name="ro2">
          <table:table-cell office:value-type="string">
            <text:p>1629472251-436</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Nissens historie</text:p>
            <text:p><text:s text:c="26"/>Medlemspris: 118,00 kr.</text:p>
            <text:p><text:s text:c="26"/>Pris: 148,00 kr.</text:p>
            <text:p><text:s text:c="12"/></text:p>
            <text:p><text:s text:c="14"/></text:p>
            <text:p><text:s text:c="16"/>Info</text:p>
          </table:table-cell>
          <table:table-cell office:value-type="string">
            <text:p>https://www.skalk.dk/webshoppen/produkter/imports/9788785160683-nissens-historie/</text:p>
          </table:table-cell>
          <table:table-cell/>
          <table:table-cell office:value-type="string">
            <text:p>Nissens historie</text:p>
          </table:table-cell>
          <table:table-cell office:value-type="string">
            <text:p>Medlemspris: 118,00 kr.</text:p>
          </table:table-cell>
          <table:table-cell office:value-type="string">
            <text:p>Pris: 148,00 kr.</text:p>
          </table:table-cell>
          <table:table-cell table:number-columns-repeated="1014"/>
        </table:table-row>
        <table:table-row table:style-name="ro2">
          <table:table-cell office:value-type="string">
            <text:p>1629472818-668</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Inddæmningen ved Odense Fjord</text:p>
            <text:p><text:s text:c="26"/>Medlemspris: 180,00 kr.</text:p>
            <text:p><text:s text:c="26"/>Pris: 200,00 kr.</text:p>
            <text:p><text:s text:c="12"/></text:p>
            <text:p><text:s text:c="14"/></text:p>
            <text:p><text:s text:c="16"/>Info</text:p>
          </table:table-cell>
          <table:table-cell office:value-type="string">
            <text:p>https://www.skalk.dk/webshoppen/produkter/imports/9788792625939-inddaemningen-ved-odense-fjord/</text:p>
          </table:table-cell>
          <table:table-cell/>
          <table:table-cell office:value-type="string">
            <text:p>Inddæmningen ved Odense Fjord</text:p>
          </table:table-cell>
          <table:table-cell office:value-type="string">
            <text:p>Medlemspris: 180,00 kr.</text:p>
          </table:table-cell>
          <table:table-cell office:value-type="string">
            <text:p>Pris: 200,00 kr.</text:p>
          </table:table-cell>
          <table:table-cell office:value-type="string">
            <text:p>Mit mål har hele tiden været at få genfortalt inddæmningens og inddæmmernes historier. Hvad fik dem til at kaste sig ud i de store projekter, og hvordan fik de gennemført det i praksis?</text:p>
          </table:table-cell>
          <table:table-cell table:number-columns-repeated="1013"/>
        </table:table-row>
        <table:table-row table:style-name="ro2">
          <table:table-cell office:value-type="string">
            <text:p>1629472326-458</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table:number-columns-repeated="2"/>
          <table:table-cell office:value-type="string">
            <text:p>/Media/DownloadetImages/9788740655612.jpg?width=280&amp;heightratio=1&amp;mode=boxpad</text:p>
          </table:table-cell>
          <table:table-cell table:number-columns-repeated="1017"/>
        </table:table-row>
        <table:table-row table:style-name="ro2">
          <table:table-cell office:value-type="string">
            <text:p>1629472767-628</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Jyllandsslaget og Første Verdenskrig i Nordsøen</text:p>
            <text:p><text:s text:c="26"/>Medlemspris: 255,00 kr.</text:p>
            <text:p><text:s text:c="26"/>Pris: 300,00 kr.</text:p>
            <text:p><text:s text:c="12"/></text:p>
            <text:p><text:s text:c="14"/></text:p>
            <text:p><text:s text:c="16"/>Info</text:p>
          </table:table-cell>
          <table:table-cell office:value-type="string">
            <text:p>https://www.skalk.dk/webshoppen/produkter/imports/9788799977949-jyllandsslaget-og-foerste-verdenskrig-i-nordsoeen/</text:p>
          </table:table-cell>
          <table:table-cell/>
          <table:table-cell office:value-type="string">
            <text:p>Jyllandsslaget og Første Verdenskrig i Nordsøen</text:p>
          </table:table-cell>
          <table:table-cell office:value-type="string">
            <text:p>Medlemspris: 255,00 kr.</text:p>
          </table:table-cell>
          <table:table-cell office:value-type="string">
            <text:p>Pris: 300,00 kr.</text:p>
          </table:table-cell>
          <table:table-cell office:value-type="string">
            <text:p>Der er også beretningen om ”U20”, som var en lykkelig ubåd med godt kammeratskab, eget orkester og seks skibshunde, men som også var den ubåd, der sænkede passagerskibet ”Lusitania” og dræbte 1198 mennesker. Og så er der historien om kaptajn Knorr, som ikke kunne lide at slå ihjel, og historien om den britiske flyver, der fik hjælp af fiskerne i Agger på den jyske vestkyst, - og sådan kan man blive ved.</text:p>
          </table:table-cell>
          <table:table-cell table:number-columns-repeated="1013"/>
        </table:table-row>
        <table:table-row table:style-name="ro2">
          <table:table-cell office:value-type="string">
            <text:p>1629472326-467</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table:number-columns-repeated="2"/>
          <table:table-cell office:value-type="string">
            <text:p>/Media/DownloadetImages/9788740667912.jpg?width=280&amp;heightratio=1&amp;mode=boxpad</text:p>
          </table:table-cell>
          <table:table-cell table:number-columns-repeated="1017"/>
        </table:table-row>
        <table:table-row table:style-name="ro2">
          <table:table-cell office:value-type="string">
            <text:p>1629472644-588</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table:number-columns-repeated="2"/>
          <table:table-cell office:value-type="string">
            <text:p>/Media/DownloadetImages/9788712058588.jpg?width=280&amp;heightratio=1&amp;mode=boxpad</text:p>
          </table:table-cell>
          <table:table-cell table:number-columns-repeated="1017"/>
        </table:table-row>
        <table:table-row table:style-name="ro2">
          <table:table-cell office:value-type="string">
            <text:p>1629472644-575</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table:number-columns-repeated="2"/>
          <table:table-cell office:value-type="string">
            <text:p>/Media/DownloadetImages/9788702249934.jpg?width=280&amp;heightratio=1&amp;mode=boxpad</text:p>
          </table:table-cell>
          <table:table-cell table:number-columns-repeated="1017"/>
        </table:table-row>
        <table:table-row table:style-name="ro2">
          <table:table-cell office:value-type="string">
            <text:p>1629473497-955</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ily Life at the Turn of the Neolithic</text:p>
            <text:p><text:s text:c="26"/>Medlemspris: 427,50 kr.</text:p>
            <text:p><text:s text:c="26"/>Pris: 475,00 kr.</text:p>
            <text:p><text:s text:c="12"/></text:p>
            <text:p><text:s text:c="14"/></text:p>
            <text:p><text:s text:c="16"/>Info</text:p>
          </table:table-cell>
          <table:table-cell office:value-type="string">
            <text:p>https://www.skalk.dk/webshoppen/produkter/imports/9788793423145-daily-life-at-the-turn-of-the-neolithic/</text:p>
          </table:table-cell>
          <table:table-cell/>
          <table:table-cell office:value-type="string">
            <text:p>Daily Life at the Turn of the Neolithic</text:p>
          </table:table-cell>
          <table:table-cell office:value-type="string">
            <text:p>Medlemspris: 427,50 kr.</text:p>
          </table:table-cell>
          <table:table-cell office:value-type="string">
            <text:p>Pris: 475,00 kr.</text:p>
          </table:table-cell>
          <table:table-cell table:number-columns-repeated="1014"/>
        </table:table-row>
        <table:table-row table:style-name="ro2">
          <table:table-cell office:value-type="string">
            <text:p>1629472009-328</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table:number-columns-repeated="2"/>
          <table:table-cell office:value-type="string">
            <text:p>/Media/DownloadetImages/9788799884247.jpg?width=280&amp;heightratio=1&amp;mode=boxpad</text:p>
          </table:table-cell>
          <table:table-cell table:number-columns-repeated="1017"/>
        </table:table-row>
        <table:table-row table:style-name="ro2">
          <table:table-cell office:value-type="string">
            <text:p>1629472802-660</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table:number-columns-repeated="2"/>
          <table:table-cell office:value-type="string">
            <text:p>/Media/DownloadetImages/9788702081350.jpg?width=280&amp;heightratio=1&amp;mode=boxpad</text:p>
          </table:table-cell>
          <table:table-cell table:number-columns-repeated="1017"/>
        </table:table-row>
        <table:table-row table:style-name="ro2">
          <table:table-cell office:value-type="string">
            <text:p>1629472670-603</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Kongehuset under Besættelsen</text:p>
            <text:p><text:s text:c="26"/>Medlemspris: 255,00 kr.</text:p>
            <text:p><text:s text:c="26"/>Pris: 299,95 kr.</text:p>
            <text:p><text:s text:c="12"/></text:p>
            <text:p><text:s text:c="14"/></text:p>
            <text:p><text:s text:c="16"/>Info</text:p>
          </table:table-cell>
          <table:table-cell office:value-type="string">
            <text:p>https://www.skalk.dk/webshoppen/produkter/imports/9788702303667-kongehuset-under-besaettelsen/</text:p>
          </table:table-cell>
          <table:table-cell/>
          <table:table-cell office:value-type="string">
            <text:p>Kongehuset under Besættelsen</text:p>
          </table:table-cell>
          <table:table-cell office:value-type="string">
            <text:p>Medlemspris: 255,00 kr.</text:p>
          </table:table-cell>
          <table:table-cell office:value-type="string">
            <text:p>Pris: 299,95 kr.</text:p>
          </table:table-cell>
          <table:table-cell table:number-columns-repeated="1014"/>
        </table:table-row>
        <table:table-row table:style-name="ro2">
          <table:table-cell office:value-type="string">
            <text:p>1629473575-967</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Bygning og bolig, gård og toft</text:p>
            <text:p><text:s text:c="26"/>Medlemspris: 170,00 kr.</text:p>
            <text:p><text:s text:c="26"/>Pris: 200,00 kr.</text:p>
            <text:p><text:s text:c="12"/></text:p>
            <text:p><text:s text:c="14"/></text:p>
            <text:p><text:s text:c="16"/>Info</text:p>
          </table:table-cell>
          <table:table-cell office:value-type="string">
            <text:p>https://www.skalk.dk/webshoppen/produkter/imports/9788793423428-bygning-og-bolig-gaard-og-toft/</text:p>
          </table:table-cell>
          <table:table-cell/>
          <table:table-cell office:value-type="string">
            <text:p>Bygning og bolig, gård og toft</text:p>
          </table:table-cell>
          <table:table-cell office:value-type="string">
            <text:p>Medlemspris: 170,00 kr.</text:p>
          </table:table-cell>
          <table:table-cell office:value-type="string">
            <text:p>Pris: 200,00 kr.</text:p>
          </table:table-cell>
          <table:table-cell table:number-columns-repeated="1014"/>
        </table:table-row>
        <table:table-row table:style-name="ro2">
          <table:table-cell office:value-type="string">
            <text:p>1629471505-141</text:p>
          </table:table-cell>
          <table:table-cell office:value-type="string">
            <text:p>https://www.skalk.dk/webshoppen/?categories=18858&amp;sort=alphabetical</text:p>
          </table:table-cell>
          <table:table-cell table:number-columns-repeated="4"/>
          <table:table-cell office:value-type="string">
            <text:p>/Media/DownloadetImages/9788793286146.jpg?width=280&amp;heightratio=1&amp;mode=boxpad</text:p>
          </table:table-cell>
          <table:table-cell table:number-columns-repeated="1017"/>
        </table:table-row>
        <table:table-row table:style-name="ro2">
          <table:table-cell office:value-type="string">
            <text:p>1629472876-691</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Historiske optegnelser</text:p>
            <text:p><text:s text:c="26"/>Medlemspris: 448,75 kr.</text:p>
            <text:p><text:s text:c="26"/>Pris: 498,00 kr.</text:p>
            <text:p><text:s text:c="12"/></text:p>
            <text:p><text:s text:c="14"/></text:p>
            <text:p><text:s text:c="16"/>Info</text:p>
          </table:table-cell>
          <table:table-cell office:value-type="string">
            <text:p>https://www.skalk.dk/webshoppen/produkter/imports/9788779342248-historiske-optegnelser/</text:p>
          </table:table-cell>
          <table:table-cell/>
          <table:table-cell office:value-type="string">
            <text:p>Historiske optegnelser</text:p>
          </table:table-cell>
          <table:table-cell office:value-type="string">
            <text:p>Medlemspris: 448,75 kr.</text:p>
          </table:table-cell>
          <table:table-cell office:value-type="string">
            <text:p>Pris: 498,00 kr.</text:p>
          </table:table-cell>
          <table:table-cell table:number-columns-repeated="1014"/>
        </table:table-row>
        <table:table-row table:style-name="ro2">
          <table:table-cell office:value-type="string">
            <text:p>1629473220-816</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Dragsholm Slot i danmarkshistorien</text:p>
            <text:p><text:s text:c="26"/>Medlemspris: 239,96 kr.</text:p>
            <text:p><text:s text:c="26"/>Pris: 299,95 kr.</text:p>
            <text:p><text:s text:c="12"/></text:p>
            <text:p><text:s text:c="14"/></text:p>
            <text:p><text:s text:c="16"/>Info</text:p>
          </table:table-cell>
          <table:table-cell office:value-type="string">
            <text:p>https://www.skalk.dk/webshoppen/produkter/imports/9788740670189-dragsholm-slot-i-danmarkshistorien/</text:p>
          </table:table-cell>
          <table:table-cell/>
          <table:table-cell office:value-type="string">
            <text:p>Dragsholm Slot i danmarkshistorien</text:p>
          </table:table-cell>
          <table:table-cell office:value-type="string">
            <text:p>Medlemspris: 239,96 kr.</text:p>
          </table:table-cell>
          <table:table-cell office:value-type="string">
            <text:p>Pris: 299,95 kr.</text:p>
          </table:table-cell>
          <table:table-cell office:value-type="string">
            <text:p>Dragsholm har således sat sit markante aftryk på mange historiske begivenheder, men er samtidigt også et objekt, hvorigennem Vibeke Bodi kan beskrive slottets betydning kulturhistorisk. Først hvordan Roskilde-bisperne igennem 300 år fra Valdemar Sejrs tid i begyndelsen af 1200-tallet benyttede borgen som administrativt centrum, siden efter reformationen, hvor den nye ejer, kongen, benyttede slottet som statsfængsel for prominente personer, og hvor lensmænd, der samtidigt sad i rigets råd, forvaltede deres opland. Efter Karl Gustav-krigen måtte den forarmede konge sælge slottet, der i 1694 blev købt af Frederik Christian Adeler, der genopbyggede Dragsholm i den form, vi kender i dag. Slægten Adeler fik Dragsholm ophøjet til et baroni og en af de sidste Adelere her fra 1873, Georg Frederik Otto Zytphen Adeler, var en særdeles initiativrig mand, der stod bag inddæmningen af Lammefjorden. I 1937 overtog familien Bøttger slottet og driver det i dag som et internationalt kendt luksushotel, hvor restauranten har fået en Michelin-stjerne.</text:p>
          </table:table-cell>
          <table:table-cell table:number-columns-repeated="1013"/>
        </table:table-row>
        <table:table-row table:style-name="ro2">
          <table:table-cell office:value-type="string">
            <text:p>1629472199-425</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Oldtidshjulet</text:p>
            <text:p><text:s text:c="38"/>Pris: 48,00 kr.</text:p>
            <text:p><text:s text:c="12"/></text:p>
            <text:p><text:s text:c="14"/></text:p>
            <text:p><text:s text:c="16"/>Info</text:p>
          </table:table-cell>
          <table:table-cell office:value-type="string">
            <text:p>https://www.skalk.dk/webshoppen/produkter/imports/9788789531434-oldtidshjulet/</text:p>
          </table:table-cell>
          <table:table-cell/>
          <table:table-cell office:value-type="string">
            <text:p>Oldtidshjulet</text:p>
          </table:table-cell>
          <table:table-cell table:number-columns-repeated="2" office:value-type="string">
            <text:p>null</text:p>
          </table:table-cell>
          <table:table-cell office:value-type="string">
            <text:p>Denne app helt uden smartphone er trykt på en dobbelt, drejelig pvc-skive.</text:p>
          </table:table-cell>
          <table:table-cell table:number-columns-repeated="1013"/>
        </table:table-row>
        <table:table-row table:style-name="ro2">
          <table:table-cell office:value-type="string">
            <text:p>1629472767-630</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Jyllandsslaget og Første Verdenskrig i Nordsøen</text:p>
            <text:p><text:s text:c="26"/>Medlemspris: 255,00 kr.</text:p>
            <text:p><text:s text:c="26"/>Pris: 300,00 kr.</text:p>
            <text:p><text:s text:c="12"/></text:p>
            <text:p><text:s text:c="14"/></text:p>
            <text:p><text:s text:c="16"/>Info</text:p>
          </table:table-cell>
          <table:table-cell office:value-type="string">
            <text:p>https://www.skalk.dk/webshoppen/produkter/imports/9788799977949-jyllandsslaget-og-foerste-verdenskrig-i-nordsoeen/</text:p>
          </table:table-cell>
          <table:table-cell/>
          <table:table-cell office:value-type="string">
            <text:p>Jyllandsslaget og Første Verdenskrig i Nordsøen</text:p>
          </table:table-cell>
          <table:table-cell office:value-type="string">
            <text:p>Medlemspris: 255,00 kr.</text:p>
          </table:table-cell>
          <table:table-cell office:value-type="string">
            <text:p>Pris: 300,00 kr.</text:p>
          </table:table-cell>
          <table:table-cell office:value-type="string">
            <text:p>Bogen præsenteres på Sea War Museum Jutland den 31. maj i overværelse af blandt andre Nicholas Jellicoe og Reinhard Scheer-Hennings, henholdsvis sønnesøn og oldebarn af den britiske og den tyske øverstkommanderende i Jyllandsslaget.</text:p>
          </table:table-cell>
          <table:table-cell table:number-columns-repeated="1013"/>
        </table:table-row>
        <table:table-row table:style-name="ro2">
          <table:table-cell office:value-type="string">
            <text:p>1629472850-686</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Hummelure</text:p>
            <text:p><text:s text:c="26"/>Medlemspris: 223,20 kr.</text:p>
            <text:p><text:s text:c="26"/>Pris: 248,00 kr.</text:p>
            <text:p><text:s text:c="12"/></text:p>
            <text:p><text:s text:c="14"/></text:p>
            <text:p><text:s text:c="16"/>Info</text:p>
          </table:table-cell>
          <table:table-cell office:value-type="string">
            <text:p>https://www.skalk.dk/webshoppen/produkter/imports/9788793423534-hummelure/</text:p>
          </table:table-cell>
          <table:table-cell/>
          <table:table-cell office:value-type="string">
            <text:p>Hummelure</text:p>
          </table:table-cell>
          <table:table-cell office:value-type="string">
            <text:p>Medlemspris: 223,20 kr.</text:p>
          </table:table-cell>
          <table:table-cell office:value-type="string">
            <text:p>Pris: 248,00 kr.</text:p>
          </table:table-cell>
          <table:table-cell table:number-columns-repeated="1014"/>
        </table:table-row>
        <table:table-row table:style-name="ro2">
          <table:table-cell office:value-type="string">
            <text:p>1629472644-577</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table:number-columns-repeated="2"/>
          <table:table-cell office:value-type="string">
            <text:p>/Media/DownloadetImages/9788789531359.jpg?width=280&amp;heightratio=1&amp;mode=boxpad</text:p>
          </table:table-cell>
          <table:table-cell table:number-columns-repeated="1017"/>
        </table:table-row>
        <table:table-row table:style-name="ro2">
          <table:table-cell office:value-type="string">
            <text:p>1629471853-249</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Sønderjyllands historie Bd.1</text:p>
            <text:p><text:s text:c="26"/>Medlemspris: 205,00 kr.</text:p>
            <text:p><text:s text:c="26"/>Pris: 228,00 kr.</text:p>
            <text:p><text:s text:c="12"/></text:p>
            <text:p><text:s text:c="14"/></text:p>
            <text:p><text:s text:c="16"/>Info</text:p>
          </table:table-cell>
          <table:table-cell office:value-type="string">
            <text:p>https://www.skalk.dk/webshoppen/produkter/imports/9788774061090-soenderjyllands-historie-bd1/</text:p>
          </table:table-cell>
          <table:table-cell/>
          <table:table-cell office:value-type="string">
            <text:p>Sønderjyllands historie Bd.1</text:p>
          </table:table-cell>
          <table:table-cell office:value-type="string">
            <text:p>Medlemspris: 205,00 kr.</text:p>
          </table:table-cell>
          <table:table-cell office:value-type="string">
            <text:p>Pris: 228,00 kr.</text:p>
          </table:table-cell>
          <table:table-cell table:number-columns-repeated="1014"/>
        </table:table-row>
        <table:table-row table:style-name="ro2">
          <table:table-cell office:value-type="string">
            <text:p>1629473477-949</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nmark og kolonierne - Vestindien</text:p>
            <text:p><text:s text:c="26"/>Medlemspris: 297,50 kr.</text:p>
            <text:p><text:s text:c="26"/>Pris: 349,95 kr.</text:p>
            <text:p><text:s text:c="12"/></text:p>
            <text:p><text:s text:c="14"/></text:p>
            <text:p><text:s text:c="16"/>Info</text:p>
          </table:table-cell>
          <table:table-cell office:value-type="string">
            <text:p>https://www.skalk.dk/webshoppen/produkter/imports/9788712049562-danmark-og-kolonierne-vestindien/</text:p>
          </table:table-cell>
          <table:table-cell/>
          <table:table-cell office:value-type="string">
            <text:p>Danmark og kolonierne - Vestindien</text:p>
          </table:table-cell>
          <table:table-cell office:value-type="string">
            <text:p>Medlemspris: 297,50 kr.</text:p>
          </table:table-cell>
          <table:table-cell office:value-type="string">
            <text:p>Pris: 349,95 kr.</text:p>
          </table:table-cell>
          <table:table-cell table:number-columns-repeated="1014"/>
        </table:table-row>
        <table:table-row table:style-name="ro2">
          <table:table-cell office:value-type="string">
            <text:p>1629473351-865</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e sidste fiskere</text:p>
            <text:p><text:s text:c="26"/>Medlemspris: 255,00 kr.</text:p>
            <text:p><text:s text:c="26"/>Pris: 300,00 kr.</text:p>
            <text:p><text:s text:c="12"/></text:p>
            <text:p><text:s text:c="14"/></text:p>
            <text:p><text:s text:c="16"/>Info</text:p>
          </table:table-cell>
          <table:table-cell office:value-type="string">
            <text:p>https://www.skalk.dk/webshoppen/produkter/imports/9788740037319-de-sidste-fiskere/</text:p>
          </table:table-cell>
          <table:table-cell/>
          <table:table-cell office:value-type="string">
            <text:p>De sidste fiskere</text:p>
          </table:table-cell>
          <table:table-cell office:value-type="string">
            <text:p>Medlemspris: 255,00 kr.</text:p>
          </table:table-cell>
          <table:table-cell office:value-type="string">
            <text:p>Pris: 300,00 kr.</text:p>
          </table:table-cell>
          <table:table-cell office:value-type="string">
            <text:p>En fascinerende rejse gennem et stykke dansk herhvervs- og kulturhistorie.</text:p>
            <text:p/>
            <text:p>De sidste fiskere er en dramatiseret dokumentarisk fortælling om fiskeriets udvikling på den jyske vestkyst. Med udgangspunkt i blandt andre tidligere fiskeriminister Kent Kirks erindringer beskrives fiskeriet fra dengang i 1920’erne, hvor Hans Kirk udgav sin gennembrudsroman Fiskerne, og op til nutidens kvotekonger.</text:p>
            <text:p/>
            <text:p>Det er en fascinerende rejse gennem et stykke dansk kultur- og erhvervshistorie. Fra de hårde 1950’ere, hvor kutterne var lavet af træ og mændene af jern, op gennem de turbulente 1970’ere og ind i 1980’erne, hvor dansk fiskeri for alvor blev underlagt myndighedernes reguleringer og kvotesystemer. Og til i dag, hvor havfiskeriet herhjemme er en industri fordelt på ganske få hænder, hvoraf meget få er danske.</text:p>
            <text:p/>
            <text:p>Bogen er også en menneskelig skildring om at leve på og af havet, opleve voldsomme storme og 100-års bølger, om FN-konferencen i Caracas, flodfiskeriet i Afrika og torskekrigen ved Island. Og om at være i skudlinjen på en protestsejlads mod England med den royale engelske flåde som modstander.</text:p>
            <text:p/>
            <text:p>Den følger også et af de mest vellykkede, kommercielle omskolingsprojekter af fiskere, sø- og redningstjenesten Esvagt, der blev stiftet af tidligere fiskere, og som den dag i dag beskæftiger nogle af de bedste søfolk i nationen.</text:p>
            <text:p/>
            <text:p>Bogen er blevet til i tæt samarbejde med tidligere fiskeriminister Kent Kirk, der, udover at være morbror til forfatteren, også er hovedkilde i bogen.</text:p>
          </table:table-cell>
          <table:table-cell table:number-columns-repeated="1013"/>
        </table:table-row>
        <table:table-row table:style-name="ro2">
          <table:table-cell office:value-type="string">
            <text:p>1629473267-831</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table:number-columns-repeated="2"/>
          <table:table-cell office:value-type="string">
            <text:p>/Media/DownloadetImages/9788792173065.jpg?width=280&amp;heightratio=1&amp;mode=boxpad</text:p>
          </table:table-cell>
          <table:table-cell table:number-columns-repeated="1017"/>
        </table:table-row>
        <table:table-row table:style-name="ro2">
          <table:table-cell office:value-type="string">
            <text:p>1629472644-593</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table:number-columns-repeated="2"/>
          <table:table-cell office:value-type="string">
            <text:p>/Media/DownloadetImages/9788789531441.jpg?width=280&amp;heightratio=1&amp;mode=boxpad</text:p>
          </table:table-cell>
          <table:table-cell table:number-columns-repeated="1017"/>
        </table:table-row>
        <table:table-row table:style-name="ro2">
          <table:table-cell office:value-type="string">
            <text:p>1629472844-685</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Hverken ubesindig eller frygtsom</text:p>
            <text:p><text:s text:c="26"/>Medlemspris: 280,00 kr.</text:p>
            <text:p><text:s text:c="26"/>Pris: 349,95 kr.</text:p>
            <text:p><text:s text:c="12"/></text:p>
            <text:p><text:s text:c="14"/></text:p>
            <text:p><text:s text:c="16"/>Info</text:p>
          </table:table-cell>
          <table:table-cell office:value-type="string">
            <text:p>https://www.skalk.dk/webshoppen/produkter/imports/9788740665178-hverken-ubesindig-eller-frygtsom/</text:p>
          </table:table-cell>
          <table:table-cell/>
          <table:table-cell office:value-type="string">
            <text:p>Hverken ubesindig eller frygtsom</text:p>
          </table:table-cell>
          <table:table-cell office:value-type="string">
            <text:p>Medlemspris: 280,00 kr.</text:p>
          </table:table-cell>
          <table:table-cell office:value-type="string">
            <text:p>Pris: 349,95 kr.</text:p>
          </table:table-cell>
          <table:table-cell office:value-type="string">
            <text:p>Bogen er illustreret med over 200 billeder, hvoraf mange ikke tidligere har været offentliggjort.</text:p>
          </table:table-cell>
          <table:table-cell table:number-columns-repeated="1013"/>
        </table:table-row>
        <table:table-row table:style-name="ro2">
          <table:table-cell office:value-type="string">
            <text:p>1629472644-596</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table:number-columns-repeated="2"/>
          <table:table-cell office:value-type="string">
            <text:p>/Media/DownloadetImages/9788788415766.jpg?width=280&amp;heightratio=1&amp;mode=boxpad</text:p>
          </table:table-cell>
          <table:table-cell table:number-columns-repeated="1017"/>
        </table:table-row>
        <table:table-row table:style-name="ro2">
          <table:table-cell office:value-type="string">
            <text:p>1629472977-731</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Grauballe Man</text:p>
            <text:p><text:s text:c="26"/>Medlemspris: 297,50 kr.</text:p>
            <text:p><text:s text:c="26"/>Pris: 350,00 kr.</text:p>
            <text:p><text:s text:c="12"/></text:p>
            <text:p><text:s text:c="14"/></text:p>
            <text:p><text:s text:c="16"/>Info</text:p>
          </table:table-cell>
          <table:table-cell office:value-type="string">
            <text:p>https://www.skalk.dk/webshoppen/produkter/imports/9788788415292-grauballe-man/</text:p>
          </table:table-cell>
          <table:table-cell/>
          <table:table-cell office:value-type="string">
            <text:p>Grauballe Man</text:p>
          </table:table-cell>
          <table:table-cell office:value-type="string">
            <text:p>Medlemspris: 297,50 kr.</text:p>
          </table:table-cell>
          <table:table-cell office:value-type="string">
            <text:p>Pris: 350,00 kr.</text:p>
          </table:table-cell>
          <table:table-cell office:value-type="string">
            <text:p>The Grauballe Man, whose sacrificial death was determined to have occurred around 290 BC, is one of the most remarkable bog finds from Denmark´s Iron Age, and has for many years been the centre of considerable attention. In fact when the Grauballe Man´s body was found in 1952, his skin, hair, beard, nails, muscles and bones were so well preserved that he was at first believed to have been the victim of a recently committed murder! With the renewed scientific focus on the immense research potential in such and, an interdisciplinary team of international scientists decided in 2001 to undertake extensive examinations of the body. The point of departure was a short period of ´hospitalisation´, where various comprehensive examinations were conducted: The Grauballe Man underwent X-Rays, CAT-scans and other tests, allowing for the creation of an exact, three-dimensional chart of his inner and outer body. These tests allowed for new forensic studies of the body and new determinations of the circumstances that led to his death. From analyses of his teeth, to his hair, to his stomach contents -- and even to a reconstruction of his face -- the research has provided an important insight and invaluable knowledge of life more than two thousand years ago. This publication, richly illustrated with 320 colour photographs, is presented in a language which makes it indispensable for archaeologists, anthropologists, museum conservators and pathologists, but it will also appeal to lay enthusiasts within those fields of interest.</text:p>
          </table:table-cell>
          <table:table-cell table:number-columns-repeated="1013"/>
        </table:table-row>
        <table:table-row table:style-name="ro2">
          <table:table-cell office:value-type="string">
            <text:p>1629473357-868</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Nyhed</text:p>
            <text:p><text:s text:c="10"/></text:p>
            <text:p><text:s text:c="12"/></text:p>
            <text:p><text:s text:c="14"/></text:p>
            <text:p><text:s text:c="34"/></text:p>
            <text:p><text:s text:c="14"/></text:p>
            <text:p><text:s text:c="12"/></text:p>
            <text:p><text:s text:c="10"/></text:p>
            <text:p><text:s text:c="14"/>De første og største fund</text:p>
            <text:p><text:s text:c="26"/>Medlemspris: 299,00 kr.</text:p>
            <text:p><text:s text:c="26"/>Pris: 349,95 kr.</text:p>
            <text:p><text:s text:c="12"/></text:p>
            <text:p><text:s text:c="14"/></text:p>
            <text:p><text:s text:c="16"/>Info</text:p>
          </table:table-cell>
          <table:table-cell office:value-type="string">
            <text:p>https://www.skalk.dk/webshoppen/produkter/imports/9788799881673-de-foerste-og-stoerste-fund/</text:p>
          </table:table-cell>
          <table:table-cell/>
          <table:table-cell office:value-type="string">
            <text:p>De første og største fund</text:p>
          </table:table-cell>
          <table:table-cell office:value-type="string">
            <text:p>Medlemspris: 299,00 kr.</text:p>
          </table:table-cell>
          <table:table-cell office:value-type="string">
            <text:p>Pris: 349,95 kr.</text:p>
          </table:table-cell>
          <table:table-cell office:value-type="string">
            <text:p>et vigtigste med bogen er dog at inspirere andre til selv at gå i felten og gøre et arkæologisk fund. For det giver sådan et vidunderligt historisk sus, når det sker.</text:p>
          </table:table-cell>
          <table:table-cell table:number-columns-repeated="1013"/>
        </table:table-row>
        <table:table-row table:style-name="ro2">
          <table:table-cell office:value-type="string">
            <text:p>1629473425-910</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table:number-columns-repeated="2"/>
          <table:table-cell office:value-type="string">
            <text:p>/Media/DownloadetImages/9789949607938.jpg?width=280&amp;heightratio=1&amp;mode=boxpad</text:p>
          </table:table-cell>
          <table:table-cell table:number-columns-repeated="1017"/>
        </table:table-row>
        <table:table-row table:style-name="ro2">
          <table:table-cell office:value-type="string">
            <text:p>1629472728-613</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Karen Blixens kogebog</text:p>
            <text:p><text:s text:c="26"/>Medlemspris: 200,00 kr.</text:p>
            <text:p><text:s text:c="26"/>Pris: 249,95 kr.</text:p>
            <text:p><text:s text:c="12"/></text:p>
            <text:p><text:s text:c="14"/></text:p>
            <text:p><text:s text:c="16"/>Info</text:p>
          </table:table-cell>
          <table:table-cell office:value-type="string">
            <text:p>https://www.skalk.dk/webshoppen/produkter/imports/9788750057680-karen-blixens-kogebog/</text:p>
          </table:table-cell>
          <table:table-cell/>
          <table:table-cell office:value-type="string">
            <text:p>Karen Blixens kogebog</text:p>
          </table:table-cell>
          <table:table-cell office:value-type="string">
            <text:p>Medlemspris: 200,00 kr.</text:p>
          </table:table-cell>
          <table:table-cell office:value-type="string">
            <text:p>Pris: 249,95 kr.</text:p>
          </table:table-cell>
          <table:table-cell office:value-type="string">
            <text:p>Bogen er et selvstændigt supplement til Signe Wulffs anmelderroste, kulinariske biografi over den legendariske storyteller, I køkkenet med Karen Blixen, som udkom sidste år.</text:p>
          </table:table-cell>
          <table:table-cell table:number-columns-repeated="1013"/>
        </table:table-row>
        <table:table-row table:style-name="ro2">
          <table:table-cell office:value-type="string">
            <text:p>1629472125-373</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Poq den første grønlænder i Danmark som kom hjem</text:p>
            <text:p><text:s text:c="26"/>Medlemspris: 268,88 kr.</text:p>
            <text:p><text:s text:c="26"/>Pris: 299,00 kr.</text:p>
            <text:p><text:s text:c="12"/></text:p>
            <text:p><text:s text:c="14"/></text:p>
            <text:p><text:s text:c="16"/>Info</text:p>
          </table:table-cell>
          <table:table-cell office:value-type="string">
            <text:p>https://www.skalk.dk/webshoppen/produkter/imports/9788793464407-poq-den-foerste-groenlaender-i-danmark-som-kom-hjem/</text:p>
          </table:table-cell>
          <table:table-cell/>
          <table:table-cell office:value-type="string">
            <text:p>Poq den første grønlænder i Danmark som kom hjem</text:p>
          </table:table-cell>
          <table:table-cell office:value-type="string">
            <text:p>Medlemspris: 268,88 kr.</text:p>
          </table:table-cell>
          <table:table-cell office:value-type="string">
            <text:p>Pris: 299,00 kr.</text:p>
          </table:table-cell>
          <table:table-cell office:value-type="string">
            <text:p>Det viste sig, at nordboerne var forsvundet sporløst. Der var derimod et andet folk, som kaldte sig ”inuit” – de rigtige mennesker. Landet hed ”Inuit Nunaat” – i dag ”Kalaallit Nunaat”. Danskerne kaldte nedladende inuit for ”skrællinger” - de blev siden kaldt grønlændere. Ifølge inuits myter var de hvide en krydsning mellem en inuit-pige og en hund. Der havde før været danske skibe på hvalfangst ved Grønland, de havde kidnappet flere inuitter og bragt dem til Danmark, hvor de blev vist frem og udstillet. Men ingen var kommet levende hjem igen.</text:p>
          </table:table-cell>
          <table:table-cell table:number-columns-repeated="1013"/>
        </table:table-row>
        <table:table-row table:style-name="ro2">
          <table:table-cell office:value-type="string">
            <text:p>1629472125-372</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Poq den første grønlænder i Danmark som kom hjem</text:p>
            <text:p><text:s text:c="26"/>Medlemspris: 268,88 kr.</text:p>
            <text:p><text:s text:c="26"/>Pris: 299,00 kr.</text:p>
            <text:p><text:s text:c="12"/></text:p>
            <text:p><text:s text:c="14"/></text:p>
            <text:p><text:s text:c="16"/>Info</text:p>
          </table:table-cell>
          <table:table-cell office:value-type="string">
            <text:p>https://www.skalk.dk/webshoppen/produkter/imports/9788793464407-poq-den-foerste-groenlaender-i-danmark-som-kom-hjem/</text:p>
          </table:table-cell>
          <table:table-cell/>
          <table:table-cell office:value-type="string">
            <text:p>Poq den første grønlænder i Danmark som kom hjem</text:p>
          </table:table-cell>
          <table:table-cell office:value-type="string">
            <text:p>Medlemspris: 268,88 kr.</text:p>
          </table:table-cell>
          <table:table-cell office:value-type="string">
            <text:p>Pris: 299,00 kr.</text:p>
          </table:table-cell>
          <table:table-cell office:value-type="string">
            <text:p>Han grundlagde ”Håbets Koloni” – som siden blev flyttet til Nuuk og fik navnet ”Godthåb”.</text:p>
          </table:table-cell>
          <table:table-cell table:number-columns-repeated="1013"/>
        </table:table-row>
        <table:table-row table:style-name="ro2">
          <table:table-cell office:value-type="string">
            <text:p>1629473036-744</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Færøerne - En moderne nation fødes</text:p>
            <text:p><text:s text:c="26"/>Medlemspris: 297,50 kr.</text:p>
            <text:p><text:s text:c="26"/>Pris: 349,95 kr.</text:p>
            <text:p><text:s text:c="12"/></text:p>
            <text:p><text:s text:c="14"/></text:p>
            <text:p><text:s text:c="16"/>Info</text:p>
          </table:table-cell>
          <table:table-cell office:value-type="string">
            <text:p>https://www.skalk.dk/webshoppen/produkter/imports/9788711690376-faeroeerne-en-moderne-nation-foedes/</text:p>
          </table:table-cell>
          <table:table-cell/>
          <table:table-cell office:value-type="string">
            <text:p>Færøerne - En moderne nation fødes</text:p>
          </table:table-cell>
          <table:table-cell office:value-type="string">
            <text:p>Medlemspris: 297,50 kr.</text:p>
          </table:table-cell>
          <table:table-cell office:value-type="string">
            <text:p>Pris: 349,95 kr.</text:p>
          </table:table-cell>
          <table:table-cell office:value-type="string">
            <text:p>Historien om en dramatisk tid, da Færøerne dukkede frem af århundreders isolation og på få år blev forvandlet til en moderne nation. I midten af udviklingen stod den danske amtmand Carl Emil Dahlerup, der kom til øerne i 1849 direkte fra Den Grundlovgivende Rigsforsamling. Han mødte et ludfattigt og tyndtbefolket samfund, der var afskåret fra omverdenen og udviklingen, og som var stort set ukendt i Danmark.</text:p>
          </table:table-cell>
          <table:table-cell table:number-columns-repeated="1013"/>
        </table:table-row>
        <table:table-row table:style-name="ro2">
          <table:table-cell office:value-type="string">
            <text:p>1629472164-389</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Opera i guldalderens København</text:p>
            <text:p><text:s text:c="26"/>Medlemspris: 255,00 kr.</text:p>
            <text:p><text:s text:c="26"/>Pris: 299,95 kr.</text:p>
            <text:p><text:s text:c="12"/></text:p>
            <text:p><text:s text:c="14"/></text:p>
            <text:p><text:s text:c="16"/>Info</text:p>
          </table:table-cell>
          <table:table-cell office:value-type="string">
            <text:p>https://www.skalk.dk/webshoppen/produkter/imports/9788702234312-opera-i-guldalderens-koebenhavn/</text:p>
          </table:table-cell>
          <table:table-cell/>
          <table:table-cell office:value-type="string">
            <text:p>Opera i guldalderens København</text:p>
          </table:table-cell>
          <table:table-cell office:value-type="string">
            <text:p>Medlemspris: 255,00 kr.</text:p>
          </table:table-cell>
          <table:table-cell office:value-type="string">
            <text:p>Pris: 299,95 kr.</text:p>
          </table:table-cell>
          <table:table-cell office:value-type="string">
            <text:p>Operaeksperten Henrik Engelbrecht rejser i en ny, flot billedfortælling tilbage til dengang opera ofte blev sunget af halvfulde skuespillere, hvor der var fyldt med rotter i Det Kongelige Teater, og hvor byen København var langt fra det glansbillede, vi måske har af guldalderen i dag. En lille håndfuld stressramte skuespillere kæmper for at overkomme en enorm arbejdsbyde med 40-50 roller på en enkelt sæson. Kun få af dem har fået noget der bare ligner en sanguddannelse, og hvis de pjækker fra prøverne, risikerer de at ryge i fængsel. Kongen smider landets førende operasanger helt ud af landet, da han tager rollen som Don Juan lidt for bogstaveligt overfor en af prinsesserne på Amalienborg. Der er fysisk kamp om at få fat i de eftertragtede operabilletter, og der er tit slagsmål efter forestillingerne. Opera i guldalderens København er en levende og medrivende rejse tilbage til dengang opera stadig var nyt og mærkeligt for de fleste i byen, hvor H.C. Andersen forelsker sig i tidens største operastjerne, og hvor Søren Kierkegaard er i ekstase over musikken i Mozarts Don Juan. Tag med på rejsen med Henrik Engelbrecht som guide, og opdag København, som man ikke ser den på de renskurede malerier fra tiden - og oplev først og fremmest opera på en helt anden måde, end vi er vant til i dag.</text:p>
          </table:table-cell>
          <table:table-cell table:number-columns-repeated="1013"/>
        </table:table-row>
        <table:table-row table:style-name="ro2">
          <table:table-cell office:value-type="string">
            <text:p>1629472009-341</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table:number-columns-repeated="2"/>
          <table:table-cell office:value-type="string">
            <text:p>/Media/DownloadetImages/9788793771031.jpg?width=280&amp;heightratio=1&amp;mode=boxpad</text:p>
          </table:table-cell>
          <table:table-cell table:number-columns-repeated="1017"/>
        </table:table-row>
        <table:table-row table:style-name="ro2">
          <table:table-cell office:value-type="string">
            <text:p>1629471914-295</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tore danske arkæologer</text:p>
            <text:p><text:s text:c="26"/>Medlemspris: 255,00 kr.</text:p>
            <text:p><text:s text:c="26"/>Pris: 299,95 kr.</text:p>
            <text:p><text:s text:c="12"/></text:p>
            <text:p><text:s text:c="14"/></text:p>
            <text:p><text:s text:c="16"/>Info</text:p>
          </table:table-cell>
          <table:table-cell office:value-type="string">
            <text:p>https://www.skalk.dk/webshoppen/produkter/imports/9788771847512-store-danske-arkaeologer/</text:p>
          </table:table-cell>
          <table:table-cell/>
          <table:table-cell office:value-type="string">
            <text:p>Store danske arkæologer</text:p>
          </table:table-cell>
          <table:table-cell office:value-type="string">
            <text:p>Medlemspris: 255,00 kr.</text:p>
          </table:table-cell>
          <table:table-cell office:value-type="string">
            <text:p>Pris: 299,95 kr.</text:p>
          </table:table-cell>
          <table:table-cell table:number-columns-repeated="1014"/>
        </table:table-row>
        <table:table-row table:style-name="ro2">
          <table:table-cell office:value-type="string">
            <text:p>1629472167-397</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table:number-columns-repeated="2"/>
          <table:table-cell office:value-type="string">
            <text:p>/Media/DownloadetImages/9788774674405.jpg?width=280&amp;heightratio=1&amp;mode=boxpad</text:p>
          </table:table-cell>
          <table:table-cell table:number-columns-repeated="1017"/>
        </table:table-row>
        <table:table-row table:style-name="ro2">
          <table:table-cell office:value-type="string">
            <text:p>1629472582-560</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Vidnesbyrd</text:p>
            <text:p><text:s text:c="26"/>Medlemspris: 206,25 kr.</text:p>
            <text:p><text:s text:c="26"/>Pris: 229,95 kr.</text:p>
            <text:p><text:s text:c="12"/></text:p>
            <text:p><text:s text:c="14"/></text:p>
            <text:p><text:s text:c="16"/>Info</text:p>
          </table:table-cell>
          <table:table-cell office:value-type="string">
            <text:p>https://www.skalk.dk/webshoppen/produkter/imports/9788779343634-vidnesbyrd/</text:p>
          </table:table-cell>
          <table:table-cell/>
          <table:table-cell office:value-type="string">
            <text:p>Vidnesbyrd</text:p>
          </table:table-cell>
          <table:table-cell office:value-type="string">
            <text:p>Medlemspris: 206,25 kr.</text:p>
          </table:table-cell>
          <table:table-cell office:value-type="string">
            <text:p>Pris: 229,95 kr.</text:p>
          </table:table-cell>
          <table:table-cell office:value-type="string">
            <text:p>Hvordan påvirker det et mennesbarn og et menneskeliv at være af jødisk familie, barn under 2. verdenskrig og have været indsat i koncentrationslejren Theresienstadt?</text:p>
            <text:p/>
            <text:p>Der er i dag kun få overlevende fra 2. verdenskrigs lejre. Det er vigtigt, at vi ikke glemmer, hvad disse mennesker husker. Derfor har redaktørerne</text:p>
            <text:p>af Vidnesbyrd samlet en række nye danske beretninger fra deporterede og indsatte i nazitysklands koncentrations- og udryddelseslejre.</text:p>
            <text:p>Det er gribende fortællinger fra vidnerne selv om liv og død og om hændelser, der har påvirket resten af deres liv. Bogens samlede fortælling</text:p>
            <text:p>består af disse enestående fortællinger tilsammen.</text:p>
          </table:table-cell>
          <table:table-cell table:number-columns-repeated="1013"/>
        </table:table-row>
        <table:table-row table:style-name="ro2">
          <table:table-cell office:value-type="string">
            <text:p>1629471856-255</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table:number-columns-repeated="2"/>
          <table:table-cell office:value-type="string">
            <text:p>/Media/DownloadetImages/9788789531137.jpg?width=280&amp;heightratio=1&amp;mode=boxpad</text:p>
          </table:table-cell>
          <table:table-cell table:number-columns-repeated="1017"/>
        </table:table-row>
        <table:table-row table:style-name="ro2">
          <table:table-cell office:value-type="string">
            <text:p>1629471875-276</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øfartshistorier</text:p>
            <text:p><text:s text:c="26"/>Medlemspris: 297,50 kr.</text:p>
            <text:p><text:s text:c="26"/>Pris: 349,95 kr.</text:p>
            <text:p><text:s text:c="12"/></text:p>
            <text:p><text:s text:c="14"/></text:p>
            <text:p><text:s text:c="16"/>Info</text:p>
          </table:table-cell>
          <table:table-cell office:value-type="string">
            <text:p>https://www.skalk.dk/webshoppen/produkter/imports/9788712058236-soefartshistorier/</text:p>
          </table:table-cell>
          <table:table-cell/>
          <table:table-cell office:value-type="string">
            <text:p>Søfartshistorier</text:p>
          </table:table-cell>
          <table:table-cell office:value-type="string">
            <text:p>Medlemspris: 297,50 kr.</text:p>
          </table:table-cell>
          <table:table-cell office:value-type="string">
            <text:p>Pris: 349,95 kr.</text:p>
          </table:table-cell>
          <table:table-cell office:value-type="string">
            <text:p>Historieskrivningen om det moderne Danmark har traditionelt været domineret af de folkelige bevægelser og deres bedrifter i forhold til opbygning af demokrati og velfærdsstat. Til gengæld har fortællingen om Danmark som søfarts- og handelsnation ikke stået så stærkt, som den burde.</text:p>
          </table:table-cell>
          <table:table-cell table:number-columns-repeated="1013"/>
        </table:table-row>
        <table:table-row table:style-name="ro2">
          <table:table-cell office:value-type="string">
            <text:p>1629473280-852</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en yderste grænse</text:p>
            <text:p><text:s text:c="26"/>Medlemspris: 480,00 kr.</text:p>
            <text:p><text:s text:c="26"/>Pris: 599,95 kr.</text:p>
            <text:p><text:s text:c="12"/></text:p>
            <text:p><text:s text:c="14"/></text:p>
            <text:p><text:s text:c="16"/>Info</text:p>
          </table:table-cell>
          <table:table-cell office:value-type="string">
            <text:p>https://www.skalk.dk/webshoppen/produkter/imports/9788711915899-den-yderste-graense/</text:p>
          </table:table-cell>
          <table:table-cell/>
          <table:table-cell office:value-type="string">
            <text:p>Den yderste grænse</text:p>
          </table:table-cell>
          <table:table-cell office:value-type="string">
            <text:p>Medlemspris: 480,00 kr.</text:p>
          </table:table-cell>
          <table:table-cell office:value-type="string">
            <text:p>Pris: 599,95 kr.</text:p>
          </table:table-cell>
          <table:table-cell table:number-columns-repeated="1014"/>
        </table:table-row>
        <table:table-row table:style-name="ro2">
          <table:table-cell office:value-type="string">
            <text:p>1629472644-595</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table:number-columns-repeated="2"/>
          <table:table-cell office:value-type="string">
            <text:p>/Media/DownloadetImages/9788740661392.jpg?width=280&amp;heightratio=1&amp;mode=boxpad</text:p>
          </table:table-cell>
          <table:table-cell table:number-columns-repeated="1017"/>
        </table:table-row>
        <table:table-row table:style-name="ro2">
          <table:table-cell office:value-type="string">
            <text:p>1629471962-306</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killeveje</text:p>
            <text:p><text:s text:c="26"/>Medlemspris: 255,00 kr.</text:p>
            <text:p><text:s text:c="26"/>Pris: 299,95 kr.</text:p>
            <text:p><text:s text:c="12"/></text:p>
            <text:p><text:s text:c="14"/></text:p>
            <text:p><text:s text:c="16"/>Info</text:p>
          </table:table-cell>
          <table:table-cell office:value-type="string">
            <text:p>https://www.skalk.dk/webshoppen/produkter/imports/9788712059066-skilleveje/</text:p>
          </table:table-cell>
          <table:table-cell/>
          <table:table-cell office:value-type="string">
            <text:p>Skilleveje</text:p>
          </table:table-cell>
          <table:table-cell office:value-type="string">
            <text:p>Medlemspris: 255,00 kr.</text:p>
          </table:table-cell>
          <table:table-cell office:value-type="string">
            <text:p>Pris: 299,95 kr.</text:p>
          </table:table-cell>
          <table:table-cell office:value-type="string">
            <text:p>1770 fik Danmark sin første egentlige udenrigstjeneste. Dermed var grundstenen til en moderne dansk udenrigspolitik lagt.</text:p>
          </table:table-cell>
          <table:table-cell table:number-columns-repeated="1013"/>
        </table:table-row>
        <table:table-row table:style-name="ro2">
          <table:table-cell office:value-type="string">
            <text:p>1629473503-956</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 vikingerne mødte korset</text:p>
            <text:p><text:s text:c="26"/>Medlemspris: 200,00 kr.</text:p>
            <text:p><text:s text:c="26"/>Pris: 249,95 kr.</text:p>
            <text:p><text:s text:c="12"/></text:p>
            <text:p><text:s text:c="14"/></text:p>
            <text:p><text:s text:c="16"/>Info</text:p>
          </table:table-cell>
          <table:table-cell office:value-type="string">
            <text:p>https://www.skalk.dk/webshoppen/produkter/imports/9788774673705-da-vikingerne-moedte-korset/</text:p>
          </table:table-cell>
          <table:table-cell/>
          <table:table-cell office:value-type="string">
            <text:p>Da vikingerne mødte korset</text:p>
          </table:table-cell>
          <table:table-cell office:value-type="string">
            <text:p>Medlemspris: 200,00 kr.</text:p>
          </table:table-cell>
          <table:table-cell office:value-type="string">
            <text:p>Pris: 249,95 kr.</text:p>
          </table:table-cell>
          <table:table-cell table:number-columns-repeated="1014"/>
        </table:table-row>
        <table:table-row table:style-name="ro2">
          <table:table-cell office:value-type="string">
            <text:p>1629473390-876</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atering af Fortiden</text:p>
            <text:p><text:s text:c="26"/>Medlemspris: 133,75 kr.</text:p>
            <text:p><text:s text:c="26"/>Pris: 148,00 kr.</text:p>
            <text:p><text:s text:c="12"/></text:p>
            <text:p><text:s text:c="14"/></text:p>
            <text:p><text:s text:c="16"/>Info</text:p>
          </table:table-cell>
          <table:table-cell office:value-type="string">
            <text:p>https://www.skalk.dk/webshoppen/produkter/imports/9788779343221-datering-af-fortiden/</text:p>
          </table:table-cell>
          <table:table-cell/>
          <table:table-cell office:value-type="string">
            <text:p>Datering af Fortiden</text:p>
          </table:table-cell>
          <table:table-cell office:value-type="string">
            <text:p>Medlemspris: 133,75 kr.</text:p>
          </table:table-cell>
          <table:table-cell office:value-type="string">
            <text:p>Pris: 148,00 kr.</text:p>
          </table:table-cell>
          <table:table-cell office:value-type="string">
            <text:p>Kulstof-14 metoden er et vigtigt redskab til datering af organisk materiale og har i et halvt århundrede været brugt af forskere fra vidt forskellige fag over hele verden. Metoden blev udviklet i USA efter 2. Verdenskrig, og allerede i 1951 etablerede en tværfaglig forskergruppe det første europæiske laboratorium- i København.</text:p>
            <text:p/>
            <text:p>Med det skete ikke uden sværdslag. Både i medierne og blandt forskerne var der stor skepsis over for metoden, og først da Niels Bohr slog fast, at kulstof-14 datering ikke var en trossag, men en kendsgerning, blev den almindeligt accepteret.</text:p>
            <text:p/>
            <text:p>Datering af fortiden er en videnskabshistorisk beretning om kulstof-14 metoden med fokus på den danske forskning og de forskere, der i en årrække gjorde det danske laboratorium til Europas førende. Laboratoriets ildsjæle formåede at give Danmark en ny og sammenhængende kronologi for de arkæologiske og geologiske hovedperioder siden sidste istid. Blandt deres mere spektakulære resultater var dateringerne af de klimatiske varmeperioder efter sidste istid, af tidspunktet for landbrugets indførelse her i landet og af de navnkundige danske moselig - Grauballemanden og Tollundmanden.</text:p>
          </table:table-cell>
          <table:table-cell table:number-columns-repeated="1013"/>
        </table:table-row>
        <table:table-row table:style-name="ro2">
          <table:table-cell office:value-type="string">
            <text:p>1629471806-242</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Thor-kult i vikingetiden</text:p>
            <text:p><text:s text:c="26"/>Medlemspris: 198,00 kr.</text:p>
            <text:p><text:s text:c="26"/>Pris: 248,00 kr.</text:p>
            <text:p><text:s text:c="12"/></text:p>
            <text:p><text:s text:c="14"/></text:p>
            <text:p><text:s text:c="16"/>Info</text:p>
          </table:table-cell>
          <table:table-cell office:value-type="string">
            <text:p>https://www.skalk.dk/webshoppen/produkter/imports/9788763540735-thor-kult-i-vikingetiden/</text:p>
          </table:table-cell>
          <table:table-cell/>
          <table:table-cell office:value-type="string">
            <text:p>Thor-kult i vikingetiden</text:p>
          </table:table-cell>
          <table:table-cell office:value-type="string">
            <text:p>Medlemspris: 198,00 kr.</text:p>
          </table:table-cell>
          <table:table-cell office:value-type="string">
            <text:p>Pris: 248,00 kr.</text:p>
          </table:table-cell>
          <table:table-cell office:value-type="string">
            <text:p>Lasse Sonne er ph.d. og adjunkt ved Saxo-instituttet på Københavns Universitet.</text:p>
          </table:table-cell>
          <table:table-cell table:number-columns-repeated="1013"/>
        </table:table-row>
        <table:table-row table:style-name="ro2">
          <table:table-cell office:value-type="string">
            <text:p>1629473220-815</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Dragsholm Slot i danmarkshistorien</text:p>
            <text:p><text:s text:c="26"/>Medlemspris: 239,96 kr.</text:p>
            <text:p><text:s text:c="26"/>Pris: 299,95 kr.</text:p>
            <text:p><text:s text:c="12"/></text:p>
            <text:p><text:s text:c="14"/></text:p>
            <text:p><text:s text:c="16"/>Info</text:p>
          </table:table-cell>
          <table:table-cell office:value-type="string">
            <text:p>https://www.skalk.dk/webshoppen/produkter/imports/9788740670189-dragsholm-slot-i-danmarkshistorien/</text:p>
          </table:table-cell>
          <table:table-cell/>
          <table:table-cell office:value-type="string">
            <text:p>Dragsholm Slot i danmarkshistorien</text:p>
          </table:table-cell>
          <table:table-cell office:value-type="string">
            <text:p>Medlemspris: 239,96 kr.</text:p>
          </table:table-cell>
          <table:table-cell office:value-type="string">
            <text:p>Pris: 299,95 kr.</text:p>
          </table:table-cell>
          <table:table-cell table:number-columns-repeated="1014"/>
        </table:table-row>
        <table:table-row table:style-name="ro2">
          <table:table-cell office:value-type="string">
            <text:p>1629472703-609</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Koge Bog, indeholdendis et hundrede fornødene Stycker, som ere om Brygning, Bagning, Kogen, Brendevijn oc Miød at berede, sa</text:p>
            <text:p><text:s text:c="26"/>Medlemspris: 60,00 kr.</text:p>
            <text:p><text:s text:c="26"/>Pris: 80,00 kr.</text:p>
            <text:p><text:s text:c="12"/></text:p>
            <text:p><text:s text:c="14"/></text:p>
            <text:p><text:s text:c="16"/>Info</text:p>
          </table:table-cell>
          <table:table-cell office:value-type="string">
            <text:p>https://www.skalk.dk/webshoppen/produkter/imports/9788789531090-koge-bog-indeholdendis-et-hundrede-fornoedene-stycker-som-ere-om-brygning-bagning-kogen-brendevijn-oc-mioed-at-berede-sa/</text:p>
          </table:table-cell>
          <table:table-cell/>
          <table:table-cell office:value-type="string">
            <text:p>Koge Bog, indeholdendis et hundrede fornødene Stycker, som ere om Brygning, Bagning, Kogen, Brendevijn oc Miød at berede, sa</text:p>
          </table:table-cell>
          <table:table-cell office:value-type="string">
            <text:p>Medlemspris: 60,00 kr.</text:p>
          </table:table-cell>
          <table:table-cell office:value-type="string">
            <text:p>Pris: 80,00 kr.</text:p>
          </table:table-cell>
          <table:table-cell table:number-columns-repeated="1014"/>
        </table:table-row>
        <table:table-row table:style-name="ro2">
          <table:table-cell office:value-type="string">
            <text:p>1629472410-495</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Let Greece and Rome Be Silent</text:p>
            <text:p><text:s text:c="26"/>Medlemspris: 278,75 kr.</text:p>
            <text:p><text:s text:c="26"/>Pris: 348,00 kr.</text:p>
            <text:p><text:s text:c="12"/></text:p>
            <text:p><text:s text:c="14"/></text:p>
            <text:p><text:s text:c="16"/>Info</text:p>
          </table:table-cell>
          <table:table-cell office:value-type="string">
            <text:p>https://www.skalk.dk/webshoppen/produkter/imports/9788763546386-let-greece-and-rome-be-silent/</text:p>
          </table:table-cell>
          <table:table-cell/>
          <table:table-cell office:value-type="string">
            <text:p>Let Greece and Rome Be Silent</text:p>
          </table:table-cell>
          <table:table-cell office:value-type="string">
            <text:p>Medlemspris: 278,75 kr.</text:p>
          </table:table-cell>
          <table:table-cell office:value-type="string">
            <text:p>Pris: 348,00 kr.</text:p>
          </table:table-cell>
          <table:table-cell office:value-type="string">
            <text:p>Disse ord blev skrevet af den unge søofficer Frederik Ludvig Norden (1708–1742) under en ekspedition i 1737 og beskriver den forbløffelse og ærefrygt, den egyptiske og nubiske kunst og arkitekturs tekniske snilde fyldte ham med.</text:p>
          </table:table-cell>
          <table:table-cell table:number-columns-repeated="1013"/>
        </table:table-row>
        <table:table-row table:style-name="ro2">
          <table:table-cell office:value-type="string">
            <text:p>1629473116-784</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table:number-columns-repeated="2"/>
          <table:table-cell office:value-type="string">
            <text:p>/Media/DownloadetImages/9788774061342.jpg?width=280&amp;heightratio=1&amp;mode=boxpad</text:p>
          </table:table-cell>
          <table:table-cell table:number-columns-repeated="1017"/>
        </table:table-row>
        <table:table-row table:style-name="ro2">
          <table:table-cell office:value-type="string">
            <text:p>1629472009-320</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table:number-columns-repeated="2"/>
          <table:table-cell office:value-type="string">
            <text:p>/Media/DownloadetImages/9788779343252.jpg?width=280&amp;heightratio=1&amp;mode=boxpad</text:p>
          </table:table-cell>
          <table:table-cell table:number-columns-repeated="1017"/>
        </table:table-row>
        <table:table-row table:style-name="ro2">
          <table:table-cell office:value-type="string">
            <text:p>1629472644-587</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table:number-columns-repeated="2"/>
          <table:table-cell office:value-type="string">
            <text:p>/Media/DownloadetImages/9788779343306.jpg?width=280&amp;heightratio=1&amp;mode=boxpad</text:p>
          </table:table-cell>
          <table:table-cell table:number-columns-repeated="1017"/>
        </table:table-row>
        <table:table-row table:style-name="ro2">
          <table:table-cell office:value-type="string">
            <text:p>1629473425-922</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table:number-columns-repeated="2"/>
          <table:table-cell office:value-type="string">
            <text:p>/Media/DownloadetImages/9788711565216.jpg?width=280&amp;heightratio=1&amp;mode=boxpad</text:p>
          </table:table-cell>
          <table:table-cell table:number-columns-repeated="1017"/>
        </table:table-row>
        <table:table-row table:style-name="ro2">
          <table:table-cell office:value-type="string">
            <text:p>1629472326-453</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table:number-columns-repeated="2"/>
          <table:table-cell office:value-type="string">
            <text:p>/Media/DownloadetImages/9788797146613.jpg?width=280&amp;heightratio=1&amp;mode=boxpad</text:p>
          </table:table-cell>
          <table:table-cell table:number-columns-repeated="1017"/>
        </table:table-row>
        <table:table-row table:style-name="ro2">
          <table:table-cell office:value-type="string">
            <text:p>1629472326-452</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table:number-columns-repeated="2"/>
          <table:table-cell office:value-type="string">
            <text:p>/Media/DownloadetImages/9788799455546.jpg?width=280&amp;heightratio=1&amp;mode=boxpad</text:p>
          </table:table-cell>
          <table:table-cell table:number-columns-repeated="1017"/>
        </table:table-row>
        <table:table-row table:style-name="ro2">
          <table:table-cell office:value-type="string">
            <text:p>1629473422-893</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ANSK KOLONI I INDIELAND</text:p>
            <text:p><text:s text:c="26"/>Medlemspris: 315,00 kr.</text:p>
            <text:p><text:s text:c="26"/>Pris: 349,00 kr.</text:p>
            <text:p><text:s text:c="12"/></text:p>
            <text:p><text:s text:c="14"/></text:p>
            <text:p><text:s text:c="16"/>Info</text:p>
          </table:table-cell>
          <table:table-cell office:value-type="string">
            <text:p>https://www.skalk.dk/webshoppen/produkter/imports/9788799508679-dansk-koloni-i-indieland/</text:p>
          </table:table-cell>
          <table:table-cell/>
          <table:table-cell office:value-type="string">
            <text:p>DANSK KOLONI I INDIELAND</text:p>
          </table:table-cell>
          <table:table-cell office:value-type="string">
            <text:p>Medlemspris: 315,00 kr.</text:p>
          </table:table-cell>
          <table:table-cell office:value-type="string">
            <text:p>Pris: 349,00 kr.</text:p>
          </table:table-cell>
          <table:table-cell office:value-type="string">
            <text:p>I 1618 sendte Christian den 4. en flåde ud for at besætte en koloni i Indien, han skriver i sin dagbog:</text:p>
          </table:table-cell>
          <table:table-cell table:number-columns-repeated="1013"/>
        </table:table-row>
        <table:table-row table:style-name="ro2">
          <table:table-cell office:value-type="string">
            <text:p>1629472167-407</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table:number-columns-repeated="2"/>
          <table:table-cell office:value-type="string">
            <text:p>/Media/DownloadetImages/9788799676569.jpg?width=280&amp;heightratio=1&amp;mode=boxpad</text:p>
          </table:table-cell>
          <table:table-cell table:number-columns-repeated="1017"/>
        </table:table-row>
        <table:table-row table:style-name="ro2">
          <table:table-cell office:value-type="string">
            <text:p>1629472536-548</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Vikingetid</text:p>
            <text:p><text:s text:c="26"/>Medlemspris: 110,50 kr.</text:p>
            <text:p><text:s text:c="26"/>Pris: 129,95 kr.</text:p>
            <text:p><text:s text:c="12"/></text:p>
            <text:p><text:s text:c="14"/></text:p>
            <text:p><text:s text:c="16"/>Info</text:p>
          </table:table-cell>
          <table:table-cell office:value-type="string">
            <text:p>https://www.skalk.dk/webshoppen/produkter/imports/9788771848304-vikingetid/</text:p>
          </table:table-cell>
          <table:table-cell/>
          <table:table-cell office:value-type="string">
            <text:p>Vikingetid</text:p>
          </table:table-cell>
          <table:table-cell office:value-type="string">
            <text:p>Medlemspris: 110,50 kr.</text:p>
          </table:table-cell>
          <table:table-cell office:value-type="string">
            <text:p>Pris: 129,95 kr.</text:p>
          </table:table-cell>
          <table:table-cell table:number-columns-repeated="1014"/>
        </table:table-row>
        <table:table-row table:style-name="ro2">
          <table:table-cell office:value-type="string">
            <text:p>1629472326-473</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table:number-columns-repeated="2"/>
          <table:table-cell office:value-type="string">
            <text:p>/Media/DownloadetImages/9788740650921.jpg?width=280&amp;heightratio=1&amp;mode=boxpad</text:p>
          </table:table-cell>
          <table:table-cell table:number-columns-repeated="1017"/>
        </table:table-row>
        <table:table-row table:style-name="ro2">
          <table:table-cell office:value-type="string">
            <text:p>1629473425-916</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table:number-columns-repeated="2"/>
          <table:table-cell office:value-type="string">
            <text:p>/Media/DownloadetImages/9788712049555.jpg?width=280&amp;heightratio=1&amp;mode=boxpad</text:p>
          </table:table-cell>
          <table:table-cell table:number-columns-repeated="1017"/>
        </table:table-row>
        <table:table-row table:style-name="ro2">
          <table:table-cell office:value-type="string">
            <text:p>1629471625-172</text:p>
          </table:table-cell>
          <table:table-cell office:value-type="string">
            <text:p>https://www.skalk.dk/webshoppen/?categories=18858&amp;sort=alphabetical</text:p>
          </table:table-cell>
          <table:table-cell table:number-columns-repeated="2"/>
          <table:table-cell office:value-type="string">
            <text:p>Alverdens vikinger</text:p>
            <text:p><text:s text:c="26"/>Medlemspris: 340,00 kr.</text:p>
            <text:p><text:s text:c="26"/>Pris: 399,00 kr.</text:p>
            <text:p><text:s text:c="12"/></text:p>
            <text:p><text:s text:c="14"/></text:p>
            <text:p><text:s text:c="16"/>Info</text:p>
          </table:table-cell>
          <table:table-cell office:value-type="string">
            <text:p>https://www.skalk.dk/webshoppen/produkter/imports/9788772162256-alverdens-vikinger/</text:p>
          </table:table-cell>
          <table:table-cell/>
          <table:table-cell office:value-type="string">
            <text:p>Alverdens vikinger</text:p>
          </table:table-cell>
          <table:table-cell office:value-type="string">
            <text:p>Medlemspris: 340,00 kr.</text:p>
          </table:table-cell>
          <table:table-cell office:value-type="string">
            <text:p>Pris: 399,00 kr.</text:p>
          </table:table-cell>
          <table:table-cell table:number-columns-repeated="1014"/>
        </table:table-row>
        <table:table-row table:style-name="ro2">
          <table:table-cell office:value-type="string">
            <text:p>1629473383-875</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DR's historie</text:p>
            <text:p><text:s text:c="26"/>Medlemspris: 175,00 kr.</text:p>
            <text:p><text:s text:c="26"/>Pris: 195,00 kr.</text:p>
            <text:p><text:s text:c="12"/></text:p>
            <text:p><text:s text:c="14"/></text:p>
            <text:p><text:s text:c="16"/>Info</text:p>
          </table:table-cell>
          <table:table-cell office:value-type="string">
            <text:p>https://www.skalk.dk/webshoppen/produkter/imports/9788792173065-ddrs-historie/</text:p>
          </table:table-cell>
          <table:table-cell/>
          <table:table-cell office:value-type="string">
            <text:p>DDR's historie</text:p>
          </table:table-cell>
          <table:table-cell office:value-type="string">
            <text:p>Medlemspris: 175,00 kr.</text:p>
          </table:table-cell>
          <table:table-cell office:value-type="string">
            <text:p>Pris: 195,00 kr.</text:p>
          </table:table-cell>
          <table:table-cell office:value-type="string">
            <text:p>Ulrich Mählert giver en koncis skildring af DDR’s historie fra den kommunistiske magterobring i årene umiddelbart efter Anden Verdenskrig over kriserne op til bygningen af Berlin-Muren i 1961, den efterfølgende, tilsyneladende konsolidering og frem til den </text:p>
            <text:p>overraskende åbning af Muren i 1989 og den tyske genforening.</text:p>
          </table:table-cell>
          <table:table-cell table:number-columns-repeated="1013"/>
        </table:table-row>
        <table:table-row table:style-name="ro2">
          <table:table-cell office:value-type="string">
            <text:p>1629472837-681</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Hvor solen græder</text:p>
            <text:p><text:s text:c="26"/>Medlemspris: 127,50 kr.</text:p>
            <text:p><text:s text:c="26"/>Pris: 150,00 kr.</text:p>
            <text:p><text:s text:c="12"/></text:p>
            <text:p><text:s text:c="14"/></text:p>
            <text:p><text:s text:c="16"/>Info</text:p>
          </table:table-cell>
          <table:table-cell office:value-type="string">
            <text:p>https://www.skalk.dk/webshoppen/produkter/imports/9788740036763-hvor-solen-graeder/</text:p>
          </table:table-cell>
          <table:table-cell/>
          <table:table-cell office:value-type="string">
            <text:p>Hvor solen græder</text:p>
          </table:table-cell>
          <table:table-cell office:value-type="string">
            <text:p>Medlemspris: 127,50 kr.</text:p>
          </table:table-cell>
          <table:table-cell office:value-type="string">
            <text:p>Pris: 150,00 kr.</text:p>
          </table:table-cell>
          <table:table-cell office:value-type="string">
            <text:p>Om forfatteren:</text:p>
            <text:p>Puk Damsgård, f. 1978, er uddannet journalist fra Syddansk Universitet. Hun har siden juli 2011 været DR's mellemøstkorrespondent med base i Beirut og nu Kairo.</text:p>
          </table:table-cell>
          <table:table-cell table:number-columns-repeated="1013"/>
        </table:table-row>
        <table:table-row table:style-name="ro2">
          <table:table-cell office:value-type="string">
            <text:p>1629473438-938</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nmarks Titanic</text:p>
            <text:p><text:s text:c="26"/>Medlemspris: 255,00 kr.</text:p>
            <text:p><text:s text:c="26"/>Pris: 299,95 kr.</text:p>
            <text:p><text:s text:c="12"/></text:p>
            <text:p><text:s text:c="14"/></text:p>
            <text:p><text:s text:c="16"/>Info</text:p>
          </table:table-cell>
          <table:table-cell office:value-type="string">
            <text:p>https://www.skalk.dk/webshoppen/produkter/imports/9788711699089-danmarks-titanic/</text:p>
          </table:table-cell>
          <table:table-cell/>
          <table:table-cell office:value-type="string">
            <text:p>Danmarks Titanic</text:p>
          </table:table-cell>
          <table:table-cell office:value-type="string">
            <text:p>Medlemspris: 255,00 kr.</text:p>
          </table:table-cell>
          <table:table-cell office:value-type="string">
            <text:p>Pris: 299,95 kr.</text:p>
          </table:table-cell>
          <table:table-cell office:value-type="string">
            <text:p>DANMARKS TITANIC er den dramatiske beretning om, hvad der gik galt, og hvordan udvandrerne og besætningsmedlemmer oplevede de forfærdelige timer og minutter, mens skibet gik ned på åbent hav. Katastrofen blev ikke mindre af, at der langt fra var plads i redningsbådene til alle.</text:p>
          </table:table-cell>
          <table:table-cell table:number-columns-repeated="1013"/>
        </table:table-row>
        <table:table-row table:style-name="ro2">
          <table:table-cell office:value-type="string">
            <text:p>1629472009-339</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table:number-columns-repeated="2"/>
          <table:table-cell office:value-type="string">
            <text:p>/Media/DownloadetImages/9788794082006.jpg?width=280&amp;heightratio=1&amp;mode=boxpad</text:p>
          </table:table-cell>
          <table:table-cell table:number-columns-repeated="1017"/>
        </table:table-row>
        <table:table-row table:style-name="ro2">
          <table:table-cell office:value-type="string">
            <text:p>1629472748-620</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Karen Blixen i billeder</text:p>
            <text:p><text:s text:c="26"/>Medlemspris: 315,00 kr.</text:p>
            <text:p><text:s text:c="26"/>Pris: 349,95 kr.</text:p>
            <text:p><text:s text:c="12"/></text:p>
            <text:p><text:s text:c="14"/></text:p>
            <text:p><text:s text:c="16"/>Info</text:p>
          </table:table-cell>
          <table:table-cell office:value-type="string">
            <text:p>https://www.skalk.dk/webshoppen/produkter/imports/9788702172928-karen-blixen-i-billeder/</text:p>
          </table:table-cell>
          <table:table-cell/>
          <table:table-cell office:value-type="string">
            <text:p>Karen Blixen i billeder</text:p>
          </table:table-cell>
          <table:table-cell office:value-type="string">
            <text:p>Medlemspris: 315,00 kr.</text:p>
          </table:table-cell>
          <table:table-cell office:value-type="string">
            <text:p>Pris: 349,95 kr.</text:p>
          </table:table-cell>
          <table:table-cell office:value-type="string">
            <text:p>Karen Blixen i billeder - en livsskildring af Marianne Juhl Gennem ca. 250 fotos og andre illustrationer fortælles historien om Karen Blixens liv, om barndommen  på Rungstedlund, om faren, Wilhelm Dinesens selvmord, opvæksten i et stærkt 'kvinderegimente' bestående af moren, mosteren og mormoren, ægteskabet med halvfætteren Bror Blixen-Finecke, det 17 år lange ophold i Afrika, kærlighedsforholdet til Denys Finch Hatton, skilsmissen, konkursen, hjemkomsten til barndomshjemmet, debuten, forfatterskabet, betydningen og positionen i det danske litterære miljø og verdensberømmelsen.  Billeder – nogle af dem ikke tidligere offentliggjorte - og tekst supplerer hinanden, så de tilsammen danner en biografi.</text:p>
          </table:table-cell>
          <table:table-cell table:number-columns-repeated="1013"/>
        </table:table-row>
        <table:table-row table:style-name="ro2">
          <table:table-cell office:value-type="string">
            <text:p>1629472326-455</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table:number-columns-repeated="2"/>
          <table:table-cell office:value-type="string">
            <text:p>/Media/DownloadetImages/9788793423503.jpg?width=280&amp;heightratio=1&amp;mode=boxpad</text:p>
          </table:table-cell>
          <table:table-cell table:number-columns-repeated="1017"/>
        </table:table-row>
        <table:table-row table:style-name="ro2">
          <table:table-cell office:value-type="string">
            <text:p>1629472644-582</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table:number-columns-repeated="2"/>
          <table:table-cell office:value-type="string">
            <text:p>/Media/DownloadetImages/9788702172928.jpg?width=280&amp;heightratio=1&amp;mode=boxpad</text:p>
          </table:table-cell>
          <table:table-cell table:number-columns-repeated="1017"/>
        </table:table-row>
        <table:table-row table:style-name="ro2">
          <table:table-cell office:value-type="string">
            <text:p>1629473403-883</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anske Kongegrave I-III</text:p>
            <text:p><text:s text:c="26"/>Medlemspris: 920,00 kr.</text:p>
            <text:p><text:s text:c="26"/>Pris: 1.150,00 kr.</text:p>
            <text:p><text:s text:c="12"/></text:p>
            <text:p><text:s text:c="14"/></text:p>
            <text:p><text:s text:c="16"/>Info</text:p>
          </table:table-cell>
          <table:table-cell office:value-type="string">
            <text:p>https://www.skalk.dk/webshoppen/produkter/imports/9788763507813-danske-kongegrave-i-iii/</text:p>
          </table:table-cell>
          <table:table-cell/>
          <table:table-cell office:value-type="string">
            <text:p>Danske Kongegrave I-III</text:p>
          </table:table-cell>
          <table:table-cell office:value-type="string">
            <text:p>Medlemspris: 920,00 kr.</text:p>
          </table:table-cell>
          <table:table-cell office:value-type="string">
            <text:p>Pris: 1.150,00 kr.</text:p>
          </table:table-cell>
          <table:table-cell office:value-type="string">
            <text:p>Danske Kongegrave er et prægtigt bogværk om et af verdens ældste monarkiers gravmæler. De tre rigt illustrerede bind fortæller Danmarkshistorien gennem beretninger om kongelige gravminder og begravelsesskikke, og dermed på deres egen måde også om de kongelige dynastier gennem 1000 år: fra Gorm den Gamle og Thyre til kong Frederik 9. og dronning Ingrid.</text:p>
          </table:table-cell>
          <table:table-cell table:number-columns-repeated="1013"/>
        </table:table-row>
        <table:table-row table:style-name="ro2">
          <table:table-cell office:value-type="string">
            <text:p>1629471696-194</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table:number-columns-repeated="2"/>
          <table:table-cell office:value-type="string">
            <text:p>/Media/DownloadetImages/9788774061137.jpg?width=280&amp;heightratio=1&amp;mode=boxpad</text:p>
          </table:table-cell>
          <table:table-cell table:number-columns-repeated="1017"/>
        </table:table-row>
        <table:table-row table:style-name="ro2">
          <table:table-cell office:value-type="string">
            <text:p>1629472167-408</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table:number-columns-repeated="2"/>
          <table:table-cell office:value-type="string">
            <text:p>/Media/DownloadetImages/9788771143157.jpg?width=280&amp;heightratio=1&amp;mode=boxpad</text:p>
          </table:table-cell>
          <table:table-cell table:number-columns-repeated="1017"/>
        </table:table-row>
        <table:table-row table:style-name="ro2">
          <table:table-cell office:value-type="string">
            <text:p>1629472138-385</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Pligt og omsorg</text:p>
            <text:p><text:s text:c="26"/>Medlemspris: 297,50 kr.</text:p>
            <text:p><text:s text:c="26"/>Pris: 349,95 kr.</text:p>
            <text:p><text:s text:c="12"/></text:p>
            <text:p><text:s text:c="14"/></text:p>
            <text:p><text:s text:c="16"/>Info</text:p>
          </table:table-cell>
          <table:table-cell office:value-type="string">
            <text:p>https://www.skalk.dk/webshoppen/produkter/imports/9788712064794-pligt-og-omsorg/</text:p>
          </table:table-cell>
          <table:table-cell/>
          <table:table-cell office:value-type="string">
            <text:p>Pligt og omsorg</text:p>
          </table:table-cell>
          <table:table-cell office:value-type="string">
            <text:p>Medlemspris: 297,50 kr.</text:p>
          </table:table-cell>
          <table:table-cell office:value-type="string">
            <text:p>Pris: 349,95 kr.</text:p>
          </table:table-cell>
          <table:table-cell office:value-type="string">
            <text:p>Overalt i det danske samfund er der spor af kristendommen. Kirkerne er synlige i det danske landskab og bybillede. De fleste betaler kirkeskat, præsterne er statslige embedsmænd, alle skal – uanset trosretning – have deres børn skrevet ind i kirkebøgerne, og kalenderåret har en lang række kirkelige helligdage. Alligevel er mange ikke opmærksomme på, hvordan kristendommen og navnlig lutherdommen har præget det moderne danske samfund.</text:p>
          </table:table-cell>
          <table:table-cell table:number-columns-repeated="1013"/>
        </table:table-row>
        <table:table-row table:style-name="ro2">
          <table:table-cell office:value-type="string">
            <text:p>1629472800-638</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Istiden i det danske landskab</text:p>
            <text:p><text:s text:c="26"/>Medlemspris: 320,00 kr.</text:p>
            <text:p><text:s text:c="26"/>Pris: 399,95 kr.</text:p>
            <text:p><text:s text:c="12"/></text:p>
            <text:p><text:s text:c="14"/></text:p>
            <text:p><text:s text:c="16"/>Info</text:p>
          </table:table-cell>
          <table:table-cell office:value-type="string">
            <text:p>https://www.skalk.dk/webshoppen/produkter/imports/9788711984796-istiden-i-det-danske-landskab/</text:p>
          </table:table-cell>
          <table:table-cell/>
          <table:table-cell office:value-type="string">
            <text:p>Istiden i det danske landskab</text:p>
          </table:table-cell>
          <table:table-cell office:value-type="string">
            <text:p>Medlemspris: 320,00 kr.</text:p>
          </table:table-cell>
          <table:table-cell office:value-type="string">
            <text:p>Pris: 399,95 kr.</text:p>
          </table:table-cell>
          <table:table-cell office:value-type="string">
            <text:p>Istiden i det danske landskab er den første sammenhængende og landsdækkende redegørelse siden midten af 1900-tallet for istidslandskabet, dets opståen og dets videre skæbne. Bogen er struktureret som et atlas over Danmark inddelt i 11 regioner, hvor det gennemgående tema er terrænformernes opståen og deres indre opbygning som landskaber, der ligger i lag oven på hinanden og er brudt i stykker nedisning efter nedisning. Derudover sættes der fokus på særlige emner fra de enkelte regioner, og bogen afsluttes med et nytegnet landskabskort over hele landet.</text:p>
          </table:table-cell>
          <table:table-cell table:number-columns-repeated="1013"/>
        </table:table-row>
        <table:table-row table:style-name="ro2">
          <table:table-cell office:value-type="string">
            <text:p>1629472504-543</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When Arctic Adventures Meet,...</text:p>
            <text:p><text:s text:c="26"/>Medlemspris: 72,50 kr.</text:p>
            <text:p><text:s text:c="26"/>Pris: 80,00 kr.</text:p>
            <text:p><text:s text:c="12"/></text:p>
            <text:p><text:s text:c="14"/></text:p>
            <text:p><text:s text:c="16"/>Info</text:p>
          </table:table-cell>
          <table:table-cell office:value-type="string">
            <text:p>https://www.skalk.dk/webshoppen/produkter/imports/9788799676576-when-arctic-adventures-meet/</text:p>
          </table:table-cell>
          <table:table-cell/>
          <table:table-cell office:value-type="string">
            <text:p>When Arctic Adventures Meet,...</text:p>
          </table:table-cell>
          <table:table-cell office:value-type="string">
            <text:p>Medlemspris: 72,50 kr.</text:p>
          </table:table-cell>
          <table:table-cell office:value-type="string">
            <text:p>Pris: 80,00 kr.</text:p>
          </table:table-cell>
          <table:table-cell table:number-columns-repeated="1014"/>
        </table:table-row>
        <table:table-row table:style-name="ro2">
          <table:table-cell office:value-type="string">
            <text:p>1629472802-661</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table:number-columns-repeated="2"/>
          <table:table-cell office:value-type="string">
            <text:p>/Media/DownloadetImages/9788792625939.jpg?width=280&amp;heightratio=1&amp;mode=boxpad</text:p>
          </table:table-cell>
          <table:table-cell table:number-columns-repeated="1017"/>
        </table:table-row>
        <table:table-row table:style-name="ro2">
          <table:table-cell office:value-type="string">
            <text:p>1629473267-830</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table:number-columns-repeated="2"/>
          <table:table-cell office:value-type="string">
            <text:p>/Media/DownloadetImages/9788779343221.jpg?width=280&amp;heightratio=1&amp;mode=boxpad</text:p>
          </table:table-cell>
          <table:table-cell table:number-columns-repeated="1017"/>
        </table:table-row>
        <table:table-row table:style-name="ro2">
          <table:table-cell office:value-type="string">
            <text:p>1629471834-246</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Tenno: Japans kejserdømme i nutiden</text:p>
            <text:p><text:s text:c="26"/>Medlemspris: 160,00 kr.</text:p>
            <text:p><text:s text:c="26"/>Pris: 199,95 kr.</text:p>
            <text:p><text:s text:c="12"/></text:p>
            <text:p><text:s text:c="14"/></text:p>
            <text:p><text:s text:c="16"/>Info</text:p>
          </table:table-cell>
          <table:table-cell office:value-type="string">
            <text:p>https://www.skalk.dk/webshoppen/produkter/imports/9788740654769-tenno-japans-kejserdoemme-i-nutiden/</text:p>
          </table:table-cell>
          <table:table-cell/>
          <table:table-cell office:value-type="string">
            <text:p>Tenno: Japans kejserdømme i nutiden</text:p>
          </table:table-cell>
          <table:table-cell office:value-type="string">
            <text:p>Medlemspris: 160,00 kr.</text:p>
          </table:table-cell>
          <table:table-cell office:value-type="string">
            <text:p>Pris: 199,95 kr.</text:p>
          </table:table-cell>
          <table:table-cell table:number-columns-repeated="1014"/>
        </table:table-row>
        <table:table-row table:style-name="ro2">
          <table:table-cell office:value-type="string">
            <text:p>1629471632-173</text:p>
          </table:table-cell>
          <table:table-cell office:value-type="string">
            <text:p>https://www.skalk.dk/webshoppen/?categories=18858&amp;sort=alphabetical</text:p>
          </table:table-cell>
          <table:table-cell table:number-columns-repeated="2"/>
          <table:table-cell office:value-type="string">
            <text:p>Aggersborg i vikingetiden</text:p>
            <text:p><text:s text:c="38"/>Pris: 405,00 kr.</text:p>
            <text:p><text:s text:c="12"/></text:p>
            <text:p><text:s text:c="14"/></text:p>
            <text:p><text:s text:c="16"/>Info</text:p>
          </table:table-cell>
          <table:table-cell office:value-type="string">
            <text:p>https://www.skalk.dk/webshoppen/produkter/imports/9788788415865-aggersborg-i-vikingetiden/</text:p>
          </table:table-cell>
          <table:table-cell/>
          <table:table-cell office:value-type="string">
            <text:p>Aggersborg i vikingetiden</text:p>
          </table:table-cell>
          <table:table-cell table:number-columns-repeated="2" office:value-type="string">
            <text:p>null</text:p>
          </table:table-cell>
          <table:table-cell office:value-type="string">
            <text:p>Aggersborg er den største af de monumentale ringborge, som kong Harald Blåtand lod opføre i anden halvdel af 900-årene. Borgen lå med vid udsigt over Limfjorden, på et strategisk vigtigt sted. Sammen med andre danske ringborge som Trelleborg og Fyrkat spillede Aggersborg en central rolle i vikingetiden.</text:p>
          </table:table-cell>
          <table:table-cell table:number-columns-repeated="1013"/>
        </table:table-row>
        <table:table-row table:style-name="ro2">
          <table:table-cell office:value-type="string">
            <text:p>1629472728-614</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Karen Blixens kogebog</text:p>
            <text:p><text:s text:c="26"/>Medlemspris: 200,00 kr.</text:p>
            <text:p><text:s text:c="26"/>Pris: 249,95 kr.</text:p>
            <text:p><text:s text:c="12"/></text:p>
            <text:p><text:s text:c="14"/></text:p>
            <text:p><text:s text:c="16"/>Info</text:p>
          </table:table-cell>
          <table:table-cell office:value-type="string">
            <text:p>https://www.skalk.dk/webshoppen/produkter/imports/9788750057680-karen-blixens-kogebog/</text:p>
          </table:table-cell>
          <table:table-cell/>
          <table:table-cell office:value-type="string">
            <text:p>Karen Blixens kogebog</text:p>
          </table:table-cell>
          <table:table-cell office:value-type="string">
            <text:p>Medlemspris: 200,00 kr.</text:p>
          </table:table-cell>
          <table:table-cell office:value-type="string">
            <text:p>Pris: 249,95 kr.</text:p>
          </table:table-cell>
          <table:table-cell table:number-columns-repeated="1014"/>
        </table:table-row>
        <table:table-row table:style-name="ro2">
          <table:table-cell office:value-type="string">
            <text:p>1629472423-499</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Landsmænd</text:p>
            <text:p><text:s text:c="26"/>Medlemspris: 170,00 kr.</text:p>
            <text:p><text:s text:c="26"/>Pris: 200,00 kr.</text:p>
            <text:p><text:s text:c="12"/></text:p>
            <text:p><text:s text:c="14"/></text:p>
            <text:p><text:s text:c="16"/>Info</text:p>
          </table:table-cell>
          <table:table-cell office:value-type="string">
            <text:p>https://www.skalk.dk/webshoppen/produkter/imports/9788740062465-landsmaend/</text:p>
          </table:table-cell>
          <table:table-cell/>
          <table:table-cell office:value-type="string">
            <text:p>Landsmænd</text:p>
          </table:table-cell>
          <table:table-cell office:value-type="string">
            <text:p>Medlemspris: 170,00 kr.</text:p>
          </table:table-cell>
          <table:table-cell office:value-type="string">
            <text:p>Pris: 200,00 kr.</text:p>
          </table:table-cell>
          <table:table-cell office:value-type="string">
            <text:p>Siden besættelsen har myterne floreret om de dramatiske begivenheder, damere end syv tusinde mennesker desperat flygtede fra nazisternes forfølgelse. Nu er det muligt at fortælle historien med afsæt i samtidige kilder, dagbøger og dokumenter, skrevet af de flygtende, deres forfølgere og af hjælpere samtidig med, at begivenhederne fandt sted.</text:p>
            <text:p>Gennem fjorten kapitler, der hver dækker en dag, følges udviklingen gennem de afgørende uger, hvor der trækkes tråde direkte fra beslutningerne i Berlin over de tyske og danske embedsmænd til de flygtende og deres landsmænd. Fortællingen viser, hvor nært redningen af de danske jøder hang sammen med den danske regerings stilling over for de totalitære trusler. Den afdækker hvordan det lykkedes det lille og udsatte Danmark at sætte sig op mod Det tredje Rige ved at fornægte selve grundlaget for den nazistiske ideologi. </text:p>
            <text:p>Historien er medrivende og bevægende. Samtidig viser den hvor afgørende fællesskabet mellem forskellige befolkningsgrupper er i et demokratisk samfund.</text:p>
          </table:table-cell>
          <table:table-cell table:number-columns-repeated="1013"/>
        </table:table-row>
        <table:table-row table:style-name="ro2">
          <table:table-cell office:value-type="string">
            <text:p>1629472080-358</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Rejsen til Amerika</text:p>
            <text:p><text:s text:c="26"/>Medlemspris: 240,00 kr.</text:p>
            <text:p><text:s text:c="26"/>Pris: 299,95 kr.</text:p>
            <text:p><text:s text:c="12"/></text:p>
            <text:p><text:s text:c="14"/></text:p>
            <text:p><text:s text:c="16"/>Info</text:p>
          </table:table-cell>
          <table:table-cell office:value-type="string">
            <text:p>https://www.skalk.dk/webshoppen/produkter/imports/9788711983492-rejsen-til-amerika/</text:p>
          </table:table-cell>
          <table:table-cell/>
          <table:table-cell office:value-type="string">
            <text:p>Rejsen til Amerika</text:p>
          </table:table-cell>
          <table:table-cell office:value-type="string">
            <text:p>Medlemspris: 240,00 kr.</text:p>
          </table:table-cell>
          <table:table-cell office:value-type="string">
            <text:p>Pris: 299,95 kr.</text:p>
          </table:table-cell>
          <table:table-cell office:value-type="string">
            <text:p>REJSEN TIL AMERIKA udkom første gang som et tobindsværk i 2013 og 2015. Denne version er en sammeskrevet version af de to bind. Dengang skrev anmelderne bl.a:</text:p>
          </table:table-cell>
          <table:table-cell table:number-columns-repeated="1013"/>
        </table:table-row>
        <table:table-row table:style-name="ro2">
          <table:table-cell office:value-type="string">
            <text:p>1629472484-535</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table:number-columns-repeated="2"/>
          <table:table-cell office:value-type="string">
            <text:p>/Media/DownloadetImages/9788799933631.jpg?width=280&amp;heightratio=1&amp;mode=boxpad</text:p>
          </table:table-cell>
          <table:table-cell table:number-columns-repeated="1017"/>
        </table:table-row>
        <table:table-row table:style-name="ro2">
          <table:table-cell office:value-type="string">
            <text:p>1629471841-247</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Sønderjysk kaffebord</text:p>
            <text:p><text:s text:c="26"/>Medlemspris: 127,50 kr.</text:p>
            <text:p><text:s text:c="26"/>Pris: 149,95 kr.</text:p>
            <text:p><text:s text:c="12"/></text:p>
            <text:p><text:s text:c="14"/></text:p>
            <text:p><text:s text:c="16"/>Info</text:p>
          </table:table-cell>
          <table:table-cell office:value-type="string">
            <text:p>https://www.skalk.dk/webshoppen/produkter/imports/9788793951341-soenderjysk-kaffebord/</text:p>
          </table:table-cell>
          <table:table-cell/>
          <table:table-cell office:value-type="string">
            <text:p>Sønderjysk kaffebord</text:p>
          </table:table-cell>
          <table:table-cell office:value-type="string">
            <text:p>Medlemspris: 127,50 kr.</text:p>
          </table:table-cell>
          <table:table-cell office:value-type="string">
            <text:p>Pris: 149,95 kr.</text:p>
          </table:table-cell>
          <table:table-cell table:number-columns-repeated="1014"/>
        </table:table-row>
        <table:table-row table:style-name="ro2">
          <table:table-cell office:value-type="string">
            <text:p>1629472009-327</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table:number-columns-repeated="2"/>
          <table:table-cell office:value-type="string">
            <text:p>/Media/DownloadetImages/9788712060642.jpg?width=280&amp;heightratio=1&amp;mode=boxpad</text:p>
          </table:table-cell>
          <table:table-cell table:number-columns-repeated="1017"/>
        </table:table-row>
        <table:table-row table:style-name="ro2">
          <table:table-cell office:value-type="string">
            <text:p>1629472957-719</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table:number-columns-repeated="2"/>
          <table:table-cell office:value-type="string">
            <text:p>/Media/DownloadetImages/9788702161991.jpg?width=280&amp;heightratio=1&amp;mode=boxpad</text:p>
          </table:table-cell>
          <table:table-cell table:number-columns-repeated="1017"/>
        </table:table-row>
        <table:table-row table:style-name="ro2">
          <table:table-cell office:value-type="string">
            <text:p>1629472818-670</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Inddæmningen ved Odense Fjord</text:p>
            <text:p><text:s text:c="26"/>Medlemspris: 180,00 kr.</text:p>
            <text:p><text:s text:c="26"/>Pris: 200,00 kr.</text:p>
            <text:p><text:s text:c="12"/></text:p>
            <text:p><text:s text:c="14"/></text:p>
            <text:p><text:s text:c="16"/>Info</text:p>
          </table:table-cell>
          <table:table-cell office:value-type="string">
            <text:p>https://www.skalk.dk/webshoppen/produkter/imports/9788792625939-inddaemningen-ved-odense-fjord/</text:p>
          </table:table-cell>
          <table:table-cell/>
          <table:table-cell office:value-type="string">
            <text:p>Inddæmningen ved Odense Fjord</text:p>
          </table:table-cell>
          <table:table-cell office:value-type="string">
            <text:p>Medlemspris: 180,00 kr.</text:p>
          </table:table-cell>
          <table:table-cell office:value-type="string">
            <text:p>Pris: 200,00 kr.</text:p>
          </table:table-cell>
          <table:table-cell office:value-type="string">
            <text:p>Jeg har med nænsom hånd moderniseret sproget, så det bliver mere læsevenligt for nutidige læsere. <text:s/>Som en ekstrahistorier har jeg også været rundt om koldfeber eller malaria, som hærgede de sumpede kystområde, det var mange registrerede dødsfald i kirkebøgerne, der var de første brikker til bogen.</text:p>
          </table:table-cell>
          <table:table-cell table:number-columns-repeated="1013"/>
        </table:table-row>
        <table:table-row table:style-name="ro2">
          <table:table-cell office:value-type="string">
            <text:p>1629472326-465</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table:number-columns-repeated="2"/>
          <table:table-cell office:value-type="string">
            <text:p>/Media/DownloadetImages/9788793755123.jpg?width=280&amp;heightratio=1&amp;mode=boxpad</text:p>
          </table:table-cell>
          <table:table-cell table:number-columns-repeated="1017"/>
        </table:table-row>
        <table:table-row table:style-name="ro2">
          <table:table-cell office:value-type="string">
            <text:p>1629473116-778</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table:number-columns-repeated="2"/>
          <table:table-cell office:value-type="string">
            <text:p>/Media/DownloadetImages/9788740665789.jpg?width=280&amp;heightratio=1&amp;mode=boxpad</text:p>
          </table:table-cell>
          <table:table-cell table:number-columns-repeated="1017"/>
        </table:table-row>
        <table:table-row table:style-name="ro2">
          <table:table-cell office:value-type="string">
            <text:p>1629472889-693</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Historie</text:p>
            <text:p><text:s text:c="26"/>Medlemspris: 178,88 kr.</text:p>
            <text:p><text:s text:c="26"/>Pris: 198,00 kr.</text:p>
            <text:p><text:s text:c="12"/></text:p>
            <text:p><text:s text:c="14"/></text:p>
            <text:p><text:s text:c="16"/>Info</text:p>
          </table:table-cell>
          <table:table-cell office:value-type="string">
            <text:p>https://www.skalk.dk/webshoppen/produkter/imports/9788772893815-historie/</text:p>
          </table:table-cell>
          <table:table-cell/>
          <table:table-cell office:value-type="string">
            <text:p>Historie</text:p>
          </table:table-cell>
          <table:table-cell office:value-type="string">
            <text:p>Medlemspris: 178,88 kr.</text:p>
          </table:table-cell>
          <table:table-cell office:value-type="string">
            <text:p>Pris: 198,00 kr.</text:p>
          </table:table-cell>
          <table:table-cell table:number-columns-repeated="1014"/>
        </table:table-row>
        <table:table-row table:style-name="ro2">
          <table:table-cell office:value-type="string">
            <text:p>1629473055-748</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Fredy</text:p>
            <text:p><text:s text:c="26"/>Medlemspris: 297,50 kr.</text:p>
            <text:p><text:s text:c="26"/>Pris: 349,95 kr.</text:p>
            <text:p><text:s text:c="12"/></text:p>
            <text:p><text:s text:c="14"/></text:p>
            <text:p><text:s text:c="16"/>Info</text:p>
          </table:table-cell>
          <table:table-cell office:value-type="string">
            <text:p>https://www.skalk.dk/webshoppen/produkter/imports/9788702257274-fredy/</text:p>
          </table:table-cell>
          <table:table-cell/>
          <table:table-cell office:value-type="string">
            <text:p>Fredy</text:p>
          </table:table-cell>
          <table:table-cell office:value-type="string">
            <text:p>Medlemspris: 297,50 kr.</text:p>
          </table:table-cell>
          <table:table-cell office:value-type="string">
            <text:p>Pris: 349,95 kr.</text:p>
          </table:table-cell>
          <table:table-cell table:number-columns-repeated="1014"/>
        </table:table-row>
        <table:table-row table:style-name="ro2">
          <table:table-cell office:value-type="string">
            <text:p>1629472484-524</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table:number-columns-repeated="2"/>
          <table:table-cell office:value-type="string">
            <text:p>/Media/DownloadetImages/9788740653588.jpg?width=280&amp;heightratio=1&amp;mode=boxpad</text:p>
          </table:table-cell>
          <table:table-cell table:number-columns-repeated="1017"/>
        </table:table-row>
        <table:table-row table:style-name="ro2">
          <table:table-cell office:value-type="string">
            <text:p>1629472326-454</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table:number-columns-repeated="2"/>
          <table:table-cell office:value-type="string">
            <text:p>/Media/DownloadetImages/9788799837144.jpg?width=280&amp;heightratio=1&amp;mode=boxpad</text:p>
          </table:table-cell>
          <table:table-cell table:number-columns-repeated="1017"/>
        </table:table-row>
        <table:table-row table:style-name="ro2">
          <table:table-cell office:value-type="string">
            <text:p>1629472957-727</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table:number-columns-repeated="2"/>
          <table:table-cell office:value-type="string">
            <text:p>/Media/DownloadetImages/9788702159578.jpg?width=280&amp;heightratio=1&amp;mode=boxpad</text:p>
          </table:table-cell>
          <table:table-cell table:number-columns-repeated="1017"/>
        </table:table-row>
        <table:table-row table:style-name="ro2">
          <table:table-cell office:value-type="string">
            <text:p>1629472087-363</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PÅ GRØNLANDS ØSTKYST</text:p>
            <text:p><text:s text:c="26"/>Medlemspris: 175,50 kr.</text:p>
            <text:p><text:s text:c="26"/>Pris: 195,00 kr.</text:p>
            <text:p><text:s text:c="12"/></text:p>
            <text:p><text:s text:c="14"/></text:p>
            <text:p><text:s text:c="16"/>Info</text:p>
          </table:table-cell>
          <table:table-cell office:value-type="string">
            <text:p>https://www.skalk.dk/webshoppen/produkter/imports/9788793142572-p%C3%A5-gr%C3%B8nlands-%C3%B8stkyst/</text:p>
          </table:table-cell>
          <table:table-cell/>
          <table:table-cell office:value-type="string">
            <text:p>PÅ GRØNLANDS ØSTKYST</text:p>
          </table:table-cell>
          <table:table-cell office:value-type="string">
            <text:p>Medlemspris: 175,50 kr.</text:p>
          </table:table-cell>
          <table:table-cell office:value-type="string">
            <text:p>Pris: 195,00 kr.</text:p>
          </table:table-cell>
          <table:table-cell office:value-type="string">
            <text:p>Bogen omhandler samfundsstyring, politik, militær, historie,myter. Nogle grønlænderes tanker om, at danskeresidst i 1800-tallet dræbte mange af de oprindelige østgrønlandskeeskimoer. Andre specielle hændelser, jagt, hunde,slædekørsel, is og sne, natur, sæler, vind og vejr, mennesker,isbjørne, moskusokser, og desuden en hel del mere afbetydning i de arktiske egne og andre steder.Flemming Sølberg boede i perioden 1962-75 sammenlagtotte år i Grønland. I omkring et år havde han fast arbejde,og i de øvrige syv år levede han af jagt, fangst, hundeslædekørselog forfattervirksomhed. I 1976-79 studerede haneskimologi og antropologi på Københavns Universitet. Ogi 1980 udkom hans bog Jagten i Scoresbysund, der omtalessom noget af det fineste om Grønland.</text:p>
          </table:table-cell>
          <table:table-cell table:number-columns-repeated="1013"/>
        </table:table-row>
        <table:table-row table:style-name="ro2">
          <table:table-cell office:value-type="string">
            <text:p>1629472009-334</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table:number-columns-repeated="2"/>
          <table:table-cell office:value-type="string">
            <text:p>/Media/DownloadetImages/9788779342958.jpg?width=280&amp;heightratio=1&amp;mode=boxpad</text:p>
          </table:table-cell>
          <table:table-cell table:number-columns-repeated="1017"/>
        </table:table-row>
        <table:table-row table:style-name="ro2">
          <table:table-cell office:value-type="string">
            <text:p>1629473431-925</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nsk Editionshistorie, bd. 1-4</text:p>
            <text:p><text:s text:c="26"/>Medlemspris: 1.500,00 kr.</text:p>
            <text:p><text:s text:c="26"/>Pris: 1.875,00 kr.</text:p>
            <text:p><text:s text:c="12"/></text:p>
            <text:p><text:s text:c="14"/></text:p>
            <text:p><text:s text:c="16"/>Info</text:p>
          </table:table-cell>
          <table:table-cell office:value-type="string">
            <text:p>https://www.skalk.dk/webshoppen/produkter/imports/9788763546843-dansk-editionshistorie-bd-1-4/</text:p>
          </table:table-cell>
          <table:table-cell/>
          <table:table-cell office:value-type="string">
            <text:p>Dansk Editionshistorie, bd. 1-4</text:p>
          </table:table-cell>
          <table:table-cell office:value-type="string">
            <text:p>Medlemspris: 1.500,00 kr.</text:p>
          </table:table-cell>
          <table:table-cell office:value-type="string">
            <text:p>Pris: 1.875,00 kr.</text:p>
          </table:table-cell>
          <table:table-cell office:value-type="string">
            <text:p>Dansk Editionshistorie er en kortlægning af, hvilke videnskabelige udgaver der er blevet foranstaltet i Danmark eller af danske forskere fra renæssancen til i dag.</text:p>
          </table:table-cell>
          <table:table-cell table:number-columns-repeated="1013"/>
        </table:table-row>
        <table:table-row table:style-name="ro2">
          <table:table-cell office:value-type="string">
            <text:p>1629471566-158</text:p>
          </table:table-cell>
          <table:table-cell office:value-type="string">
            <text:p>https://www.skalk.dk/webshoppen/?categories=18858&amp;sort=alphabetical</text:p>
          </table:table-cell>
          <table:table-cell table:number-columns-repeated="2"/>
          <table:table-cell office:value-type="string">
            <text:p>Bedraget - Sagen om Nordisk Fjer</text:p>
            <text:p><text:s text:c="26"/>Medlemspris: 212,50 kr.</text:p>
            <text:p><text:s text:c="26"/>Pris: 249,95 kr.</text:p>
            <text:p><text:s text:c="12"/></text:p>
            <text:p><text:s text:c="14"/></text:p>
            <text:p><text:s text:c="16"/>Info</text:p>
          </table:table-cell>
          <table:table-cell office:value-type="string">
            <text:p>https://www.skalk.dk/webshoppen/produkter/imports/9788711481196-bedraget-sagen-om-nordisk-fjer/</text:p>
          </table:table-cell>
          <table:table-cell/>
          <table:table-cell office:value-type="string">
            <text:p>Bedraget - Sagen om Nordisk Fjer</text:p>
          </table:table-cell>
          <table:table-cell office:value-type="string">
            <text:p>Medlemspris: 212,50 kr.</text:p>
          </table:table-cell>
          <table:table-cell office:value-type="string">
            <text:p>Pris: 249,95 kr.</text:p>
          </table:table-cell>
          <table:table-cell office:value-type="string">
            <text:p>"Denne fantastiske bog på 750 sider er et lærestykke i, hvad der sker, når mennesker er medløbere." Ulla Bechsgaard, Jyllands-Posten</text:p>
          </table:table-cell>
          <table:table-cell table:number-columns-repeated="1013"/>
        </table:table-row>
        <table:table-row table:style-name="ro2">
          <table:table-cell office:value-type="string">
            <text:p>1629472663-602</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Kongen i Danmark</text:p>
            <text:p><text:s text:c="26"/>Medlemspris: 239,96 kr.</text:p>
            <text:p><text:s text:c="26"/>Pris: 299,95 kr.</text:p>
            <text:p><text:s text:c="12"/></text:p>
            <text:p><text:s text:c="14"/></text:p>
            <text:p><text:s text:c="16"/>Info</text:p>
          </table:table-cell>
          <table:table-cell office:value-type="string">
            <text:p>https://www.skalk.dk/webshoppen/produkter/imports/9788740661392-kongen-i-danmark/</text:p>
          </table:table-cell>
          <table:table-cell/>
          <table:table-cell office:value-type="string">
            <text:p>Kongen i Danmark</text:p>
          </table:table-cell>
          <table:table-cell office:value-type="string">
            <text:p>Medlemspris: 239,96 kr.</text:p>
          </table:table-cell>
          <table:table-cell office:value-type="string">
            <text:p>Pris: 299,95 kr.</text:p>
          </table:table-cell>
          <table:table-cell office:value-type="string">
            <text:p>Kongen i Danmark omhandler alle de danske konger – fra Gorm den Gamle og en række sagnkonger før ham til Dronning Margrethe II – og deres forvaltning af det embede, de enten tilkæmpede sig eller fik givet i dåbsgave. Skildringen er skrevet af en af landets kyndigste historieformidlere, og derfor er Kongen i Danmark ikke en slavisk beskrivelse af den danske kongerække, men en beskrivelse af kongedømmet og dets udvikling – og sidenhen delvise afvikling som institution. Og regenternes betydning for udviklingen af dette embede.</text:p>
          </table:table-cell>
          <table:table-cell table:number-columns-repeated="1013"/>
        </table:table-row>
        <table:table-row table:style-name="ro2">
          <table:table-cell office:value-type="string">
            <text:p>1629473431-927</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nsk Editionshistorie, bd. 1-4</text:p>
            <text:p><text:s text:c="26"/>Medlemspris: 1.500,00 kr.</text:p>
            <text:p><text:s text:c="26"/>Pris: 1.875,00 kr.</text:p>
            <text:p><text:s text:c="12"/></text:p>
            <text:p><text:s text:c="14"/></text:p>
            <text:p><text:s text:c="16"/>Info</text:p>
          </table:table-cell>
          <table:table-cell office:value-type="string">
            <text:p>https://www.skalk.dk/webshoppen/produkter/imports/9788763546843-dansk-editionshistorie-bd-1-4/</text:p>
          </table:table-cell>
          <table:table-cell/>
          <table:table-cell office:value-type="string">
            <text:p>Dansk Editionshistorie, bd. 1-4</text:p>
          </table:table-cell>
          <table:table-cell office:value-type="string">
            <text:p>Medlemspris: 1.500,00 kr.</text:p>
          </table:table-cell>
          <table:table-cell office:value-type="string">
            <text:p>Pris: 1.875,00 kr.</text:p>
          </table:table-cell>
          <table:table-cell office:value-type="string">
            <text:p>Danmark har en århundredlang tradition på alle tre felter, men her kortlægges den for første gang.</text:p>
          </table:table-cell>
          <table:table-cell table:number-columns-repeated="1013"/>
        </table:table-row>
        <table:table-row table:style-name="ro2">
          <table:table-cell office:value-type="string">
            <text:p>1629473267-843</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table:number-columns-repeated="2"/>
          <table:table-cell office:value-type="string">
            <text:p>/media/1508/bog_den-danske-vinhistorie.png?width=280&amp;heightratio=1&amp;mode=boxpad</text:p>
          </table:table-cell>
          <table:table-cell table:number-columns-repeated="1017"/>
        </table:table-row>
        <table:table-row table:style-name="ro2">
          <table:table-cell office:value-type="string">
            <text:p>1629472484-538</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table:number-columns-repeated="2"/>
          <table:table-cell office:value-type="string">
            <text:p>/Media/DownloadetImages/9788799676576.jpg?width=280&amp;heightratio=1&amp;mode=boxpad</text:p>
          </table:table-cell>
          <table:table-cell table:number-columns-repeated="1017"/>
        </table:table-row>
        <table:table-row table:style-name="ro2">
          <table:table-cell office:value-type="string">
            <text:p>1629472957-718</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table:number-columns-repeated="2"/>
          <table:table-cell office:value-type="string">
            <text:p>/Media/DownloadetImages/9788799774456.jpg?width=280&amp;heightratio=1&amp;mode=boxpad</text:p>
          </table:table-cell>
          <table:table-cell table:number-columns-repeated="1017"/>
        </table:table-row>
        <table:table-row table:style-name="ro2">
          <table:table-cell office:value-type="string">
            <text:p>1629472232-431</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Northbound</text:p>
            <text:p><text:s text:c="26"/>Medlemspris: 358,13 kr.</text:p>
            <text:p><text:s text:c="26"/>Pris: 398,00 kr.</text:p>
            <text:p><text:s text:c="12"/></text:p>
            <text:p><text:s text:c="14"/></text:p>
            <text:p><text:s text:c="16"/>Info</text:p>
          </table:table-cell>
          <table:table-cell office:value-type="string">
            <text:p>https://www.skalk.dk/webshoppen/produkter/imports/9788779342644-northbound/</text:p>
          </table:table-cell>
          <table:table-cell/>
          <table:table-cell office:value-type="string">
            <text:p>Northbound</text:p>
          </table:table-cell>
          <table:table-cell office:value-type="string">
            <text:p>Medlemspris: 358,13 kr.</text:p>
          </table:table-cell>
          <table:table-cell office:value-type="string">
            <text:p>Pris: 398,00 kr.</text:p>
          </table:table-cell>
          <table:table-cell table:number-columns-repeated="1014"/>
        </table:table-row>
        <table:table-row table:style-name="ro2">
          <table:table-cell office:value-type="string">
            <text:p>1629473101-763</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For Danmarks frihed</text:p>
            <text:p><text:s text:c="26"/>Medlemspris: 240,00 kr.</text:p>
            <text:p><text:s text:c="26"/>Pris: 299,95 kr.</text:p>
            <text:p><text:s text:c="12"/></text:p>
            <text:p><text:s text:c="14"/></text:p>
            <text:p><text:s text:c="16"/>Info</text:p>
          </table:table-cell>
          <table:table-cell office:value-type="string">
            <text:p>https://www.skalk.dk/webshoppen/produkter/imports/9788740652581-for-danmarks-frihed/</text:p>
          </table:table-cell>
          <table:table-cell/>
          <table:table-cell office:value-type="string">
            <text:p>For Danmarks frihed</text:p>
          </table:table-cell>
          <table:table-cell office:value-type="string">
            <text:p>Medlemspris: 240,00 kr.</text:p>
          </table:table-cell>
          <table:table-cell office:value-type="string">
            <text:p>Pris: 299,95 kr.</text:p>
          </table:table-cell>
          <table:table-cell table:number-columns-repeated="1014"/>
        </table:table-row>
        <table:table-row table:style-name="ro2">
          <table:table-cell office:value-type="string">
            <text:p>1629471927-299</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t. Thomas-mysteriet</text:p>
            <text:p><text:s text:c="26"/>Medlemspris: 127,50 kr.</text:p>
            <text:p><text:s text:c="26"/>Pris: 149,00 kr.</text:p>
            <text:p><text:s text:c="12"/></text:p>
            <text:p><text:s text:c="14"/></text:p>
            <text:p><text:s text:c="16"/>Info</text:p>
          </table:table-cell>
          <table:table-cell office:value-type="string">
            <text:p>https://www.skalk.dk/webshoppen/produkter/imports/9788799730025-st-thomas-mysteriet/</text:p>
          </table:table-cell>
          <table:table-cell/>
          <table:table-cell office:value-type="string">
            <text:p>St. Thomas-mysteriet</text:p>
          </table:table-cell>
          <table:table-cell office:value-type="string">
            <text:p>Medlemspris: 127,50 kr.</text:p>
          </table:table-cell>
          <table:table-cell office:value-type="string">
            <text:p>Pris: 149,00 kr.</text:p>
          </table:table-cell>
          <table:table-cell office:value-type="string">
            <text:p>Vi følger familien fra rejseeventyrets begyndelse til børnene er blevet unge voksne i København. Livet under palmerne i det varme Vestindien står i voldsom kontrast til resten af børnenes opvækst i det kolde og nok så uvenlige Danmark, hvor de bliver splittet op mellem flere plejefamilier. Hverken deres fars forsvinden eller deres mors indlæggelse på Sankt Hans Hospital er passende samtaleemner nogen steder. Hverken hos malermesteren, der tager det ene barn til sig, hos den kvindelige lærer, der tager sig af tre af de andre, eller hos den kendte teaterdirektør, hvor den yngste datter vokser op og her møder nogle af datidens største kulturpersonligheder som Edvard Brandes, Herman Bang og Holger Drachmann.</text:p>
          </table:table-cell>
          <table:table-cell table:number-columns-repeated="1013"/>
        </table:table-row>
        <table:table-row table:style-name="ro2">
          <table:table-cell office:value-type="string">
            <text:p>1629473431-929</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nsk Editionshistorie, bd. 1-4</text:p>
            <text:p><text:s text:c="26"/>Medlemspris: 1.500,00 kr.</text:p>
            <text:p><text:s text:c="26"/>Pris: 1.875,00 kr.</text:p>
            <text:p><text:s text:c="12"/></text:p>
            <text:p><text:s text:c="14"/></text:p>
            <text:p><text:s text:c="16"/>Info</text:p>
          </table:table-cell>
          <table:table-cell office:value-type="string">
            <text:p>https://www.skalk.dk/webshoppen/produkter/imports/9788763546843-dansk-editionshistorie-bd-1-4/</text:p>
          </table:table-cell>
          <table:table-cell/>
          <table:table-cell office:value-type="string">
            <text:p>Dansk Editionshistorie, bd. 1-4</text:p>
          </table:table-cell>
          <table:table-cell office:value-type="string">
            <text:p>Medlemspris: 1.500,00 kr.</text:p>
          </table:table-cell>
          <table:table-cell office:value-type="string">
            <text:p>Pris: 1.875,00 kr.</text:p>
          </table:table-cell>
          <table:table-cell office:value-type="string">
            <text:p>Videnskabelige udgaver transmitterer ikke blot historien, men er selv indfældet i den. Udgivernes praksis og deres bagvedliggende teorier er lige så historiske fænomener som teksterne, de udgiver. Denne erkendelse ligger til grund for editionshistorien.</text:p>
          </table:table-cell>
          <table:table-cell table:number-columns-repeated="1013"/>
        </table:table-row>
        <table:table-row table:style-name="ro2">
          <table:table-cell office:value-type="string">
            <text:p>1629473249-822</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Det kreative samfund</text:p>
            <text:p><text:s text:c="26"/>Medlemspris: 338,75 kr.</text:p>
            <text:p><text:s text:c="26"/>Pris: 399,00 kr.</text:p>
            <text:p><text:s text:c="12"/></text:p>
            <text:p><text:s text:c="14"/></text:p>
            <text:p><text:s text:c="16"/>Info</text:p>
          </table:table-cell>
          <table:table-cell office:value-type="string">
            <text:p>https://www.skalk.dk/webshoppen/produkter/imports/9788702140675-det-kreative-samfund/</text:p>
          </table:table-cell>
          <table:table-cell/>
          <table:table-cell office:value-type="string">
            <text:p>Det kreative samfund</text:p>
          </table:table-cell>
          <table:table-cell office:value-type="string">
            <text:p>Medlemspris: 338,75 kr.</text:p>
          </table:table-cell>
          <table:table-cell office:value-type="string">
            <text:p>Pris: 399,00 kr.</text:p>
          </table:table-cell>
          <table:table-cell table:number-columns-repeated="1014"/>
        </table:table-row>
        <table:table-row table:style-name="ro2">
          <table:table-cell office:value-type="string">
            <text:p>1629472715-611</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Kildekritisk tekstsamling</text:p>
            <text:p><text:s text:c="26"/>Medlemspris: 450,00 kr.</text:p>
            <text:p><text:s text:c="26"/>Pris: 499,95 kr.</text:p>
            <text:p><text:s text:c="12"/></text:p>
            <text:p><text:s text:c="14"/></text:p>
            <text:p><text:s text:c="16"/>Info</text:p>
          </table:table-cell>
          <table:table-cell office:value-type="string">
            <text:p>https://www.skalk.dk/webshoppen/produkter/imports/9788779343306-kildekritisk-tekstsamling/</text:p>
          </table:table-cell>
          <table:table-cell/>
          <table:table-cell office:value-type="string">
            <text:p>Kildekritisk tekstsamling</text:p>
          </table:table-cell>
          <table:table-cell office:value-type="string">
            <text:p>Medlemspris: 450,00 kr.</text:p>
          </table:table-cell>
          <table:table-cell office:value-type="string">
            <text:p>Pris: 499,95 kr.</text:p>
          </table:table-cell>
          <table:table-cell office:value-type="string">
            <text:p>Var Danmarks besættelse i 1940 aftalt spil? Var en dansk konge offer for et uopklaret giftmord? Hvem kom på den tanke at lade den svenske hær gå over Storebælts is, og blev Als udråbt til republik i 1918?</text:p>
            <text:p>Kildekritisk Tekstsamling, 3. udgave, er en praktisk øvebog for den vordende historiker. Den rummer tolv opgaver, der alle tager udgangspunkt i vanskelige eller omstridte spørgsmål i Danmarks historie. Bogen kan hjælpe den studerende til en omhyggelig læsning og en kritisk behandling af de historiske kilder. Den skal ikke give færdige svar på komplekse historiske spørgsmål, men sigter på at udvikle historikerens evne til at kunne argumentere for og begrunde sine svar.</text:p>
            <text:p>Kildekritisk Tekstsamling er en klassiker i historieundervisningen på universiteterne. Den spænder i tid og emne så vidt som fra Saxos fremstilling af mordet på Knud den Hellige i 1086 til danske regeringers holdning til amerikanske atomvåben i Thule i 1950´erne og 60´erne. Bogen er desuden forsynet med en nyskrevet indledning, der introducerer og forklarer kildekritikkens begreber.</text:p>
          </table:table-cell>
          <table:table-cell table:number-columns-repeated="1013"/>
        </table:table-row>
        <table:table-row table:style-name="ro2">
          <table:table-cell office:value-type="string">
            <text:p>1629473181-800</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Dødens store billedbog</text:p>
            <text:p><text:s text:c="26"/>Medlemspris: 279,96 kr.</text:p>
            <text:p><text:s text:c="26"/>Pris: 349,95 kr.</text:p>
            <text:p><text:s text:c="12"/></text:p>
            <text:p><text:s text:c="14"/></text:p>
            <text:p><text:s text:c="16"/>Info</text:p>
          </table:table-cell>
          <table:table-cell office:value-type="string">
            <text:p>https://www.skalk.dk/webshoppen/produkter/imports/9788740666175-doedens-store-billedbog/</text:p>
          </table:table-cell>
          <table:table-cell/>
          <table:table-cell office:value-type="string">
            <text:p>Dødens store billedbog</text:p>
          </table:table-cell>
          <table:table-cell office:value-type="string">
            <text:p>Medlemspris: 279,96 kr.</text:p>
          </table:table-cell>
          <table:table-cell office:value-type="string">
            <text:p>Pris: 349,95 kr.</text:p>
          </table:table-cell>
          <table:table-cell office:value-type="string">
            <text:p>Historikerne Stefan Pajung og Søren Hein Rasmussen vil på den måde vise noget af den rige billedverden, Døden er del af. Gennem en række kronologisk fremadskridende kapitler ser vi kunstens store mestre som van Eyck, Bruegel, Dürer, Rembrandt, van Gogh, Hokusai, Posada og Dalí behandle temaer som fx ’Dødens Triumf’, ’Dødedansen’ og ’Døden og Jomfruen’.</text:p>
          </table:table-cell>
          <table:table-cell table:number-columns-repeated="1013"/>
        </table:table-row>
        <table:table-row table:style-name="ro2">
          <table:table-cell office:value-type="string">
            <text:p>1629471586-163</text:p>
          </table:table-cell>
          <table:table-cell office:value-type="string">
            <text:p>https://www.skalk.dk/webshoppen/?categories=18858&amp;sort=alphabetical</text:p>
          </table:table-cell>
          <table:table-cell table:number-columns-repeated="2"/>
          <table:table-cell office:value-type="string">
            <text:p>Arbejderkvinder og kvindearbejde i København ca. 1870-1906</text:p>
            <text:p><text:s text:c="26"/>Medlemspris: 116,25 kr.</text:p>
            <text:p><text:s text:c="26"/>Pris: 129,95 kr.</text:p>
            <text:p><text:s text:c="12"/></text:p>
            <text:p><text:s text:c="14"/></text:p>
            <text:p><text:s text:c="16"/>Info</text:p>
          </table:table-cell>
          <table:table-cell office:value-type="string">
            <text:p>https://www.skalk.dk/webshoppen/produkter/imports/9788711946404-arbejderkvinder-og-kvindearbejde-i-koebenhavn-ca-1870-1906/</text:p>
          </table:table-cell>
          <table:table-cell/>
          <table:table-cell office:value-type="string">
            <text:p>Arbejderkvinder og kvindearbejde i København ca. 1870-1906</text:p>
          </table:table-cell>
          <table:table-cell office:value-type="string">
            <text:p>Medlemspris: 116,25 kr.</text:p>
          </table:table-cell>
          <table:table-cell office:value-type="string">
            <text:p>Pris: 129,95 kr.</text:p>
          </table:table-cell>
          <table:table-cell table:number-columns-repeated="1014"/>
        </table:table-row>
        <table:table-row table:style-name="ro2">
          <table:table-cell office:value-type="string">
            <text:p>1629473331-862</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emokratiets historie fra oldtid til nutid</text:p>
            <text:p><text:s text:c="26"/>Medlemspris: 220,00 kr.</text:p>
            <text:p><text:s text:c="26"/>Pris: 275,00 kr.</text:p>
            <text:p><text:s text:c="12"/></text:p>
            <text:p><text:s text:c="14"/></text:p>
            <text:p><text:s text:c="16"/>Info</text:p>
          </table:table-cell>
          <table:table-cell office:value-type="string">
            <text:p>https://www.skalk.dk/webshoppen/produkter/imports/9788763538954-demokratiets-historie-fra-oldtid-til-nutid/</text:p>
          </table:table-cell>
          <table:table-cell/>
          <table:table-cell office:value-type="string">
            <text:p>Demokratiets historie fra oldtid til nutid</text:p>
          </table:table-cell>
          <table:table-cell office:value-type="string">
            <text:p>Medlemspris: 220,00 kr.</text:p>
          </table:table-cell>
          <table:table-cell office:value-type="string">
            <text:p>Pris: 275,00 kr.</text:p>
          </table:table-cell>
          <table:table-cell table:number-columns-repeated="1014"/>
        </table:table-row>
        <table:table-row table:style-name="ro2">
          <table:table-cell office:value-type="string">
            <text:p>1629472831-675</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Hærvejen</text:p>
            <text:p><text:s text:c="26"/>Medlemspris: 200,00 kr.</text:p>
            <text:p><text:s text:c="26"/>Pris: 249,95 kr.</text:p>
            <text:p><text:s text:c="12"/></text:p>
            <text:p><text:s text:c="14"/></text:p>
            <text:p><text:s text:c="16"/>Info</text:p>
          </table:table-cell>
          <table:table-cell office:value-type="string">
            <text:p>https://www.skalk.dk/webshoppen/produkter/imports/9788740652376-haervejen/</text:p>
          </table:table-cell>
          <table:table-cell/>
          <table:table-cell office:value-type="string">
            <text:p>Hærvejen</text:p>
          </table:table-cell>
          <table:table-cell office:value-type="string">
            <text:p>Medlemspris: 200,00 kr.</text:p>
          </table:table-cell>
          <table:table-cell office:value-type="string">
            <text:p>Pris: 249,95 kr.</text:p>
          </table:table-cell>
          <table:table-cell office:value-type="string">
            <text:p>Langs ruten venter mængder af små og store interessepunkter. Mange vigtige og afgørende begivenheder står afmærket med skiltning, monumenter og mindesmærker, men også de små historier kan findes på vejen – skæve, finurlige, sørgelige og muntre hændelser har udspillet sig langs den ældgamle vej. Ofte er der ingen særlige spor at se, men med en kyndig og vidende vejleder i hånden er det alligevel muligt at se alle historierne. Og netop en sådan kyndig vejleder er denne bog om Hærvejen.</text:p>
          </table:table-cell>
          <table:table-cell table:number-columns-repeated="1013"/>
        </table:table-row>
        <table:table-row table:style-name="ro2">
          <table:table-cell office:value-type="string">
            <text:p>1629472650-599</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Kongens klæder</text:p>
            <text:p><text:s text:c="26"/>Medlemspris: 424,96 kr.</text:p>
            <text:p><text:s text:c="26"/>Pris: 499,95 kr.</text:p>
            <text:p><text:s text:c="12"/></text:p>
            <text:p><text:s text:c="14"/></text:p>
            <text:p><text:s text:c="16"/>Info</text:p>
          </table:table-cell>
          <table:table-cell office:value-type="string">
            <text:p>https://www.skalk.dk/webshoppen/produkter/imports/9788793229006-kongens-klaeder/</text:p>
          </table:table-cell>
          <table:table-cell/>
          <table:table-cell office:value-type="string">
            <text:p>Kongens klæder</text:p>
          </table:table-cell>
          <table:table-cell office:value-type="string">
            <text:p>Medlemspris: 424,96 kr.</text:p>
          </table:table-cell>
          <table:table-cell office:value-type="string">
            <text:p>Pris: 499,95 kr.</text:p>
          </table:table-cell>
          <table:table-cell office:value-type="string">
            <text:p>Med KONGENS KLÆDER gives for første gang i bogform en fuldstændig og rigt illustreret oversigt over uniformer og udrustning ved alle den dansk-norske hærs afdelinger indtil adskillelsen efter Napoleonskrigene. For hver våbenart og afdeling gennemgår værket den organisatoriske udvikling og giver en grundig beskrivelse af uniformerne for alle personelgrupper: Officerer, underofficerer, menige, musikere og spillemænd. Det omfattende værk er udgivet i stort format og illustreret med næsten tusind samtidige tegninger, stik, malerier samt fotografier af bevarede våben og uniformer. Værket er desuden udstyret med en række oversigter over bl.a. uniformsterminologi på hovedsprogene, kendingsfarver og uniformsdele.</text:p>
          </table:table-cell>
          <table:table-cell table:number-columns-repeated="1013"/>
        </table:table-row>
        <table:table-row table:style-name="ro2">
          <table:table-cell office:value-type="string">
            <text:p>1629472811-664</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Industri på udstilling</text:p>
            <text:p><text:s text:c="26"/>Medlemspris: 85,00 kr.</text:p>
            <text:p><text:s text:c="26"/>Pris: 100,00 kr.</text:p>
            <text:p><text:s text:c="12"/></text:p>
            <text:p><text:s text:c="14"/></text:p>
            <text:p><text:s text:c="16"/>Info</text:p>
          </table:table-cell>
          <table:table-cell office:value-type="string">
            <text:p>https://www.skalk.dk/webshoppen/produkter/imports/9788771843804-industri-paa-udstilling/</text:p>
          </table:table-cell>
          <table:table-cell/>
          <table:table-cell office:value-type="string">
            <text:p>Industri på udstilling</text:p>
          </table:table-cell>
          <table:table-cell office:value-type="string">
            <text:p>Medlemspris: 85,00 kr.</text:p>
          </table:table-cell>
          <table:table-cell office:value-type="string">
            <text:p>Pris: 100,00 kr.</text:p>
          </table:table-cell>
          <table:table-cell office:value-type="string">
            <text:p>Fremtiden bragede ind over Danmark. I 1888 kunne besøgende på Den nordiske Industri-, Landbrugs- og Kunstudstilling opleve det bedste og nyeste, det unge industrisamfund kunne præstere. Utrættelige dampmaskiner, dynamoer og gasmotorer fik hjulene til at snurre, og cykler, koldt smør og konservesdåser imponerede. De fleste var begejstrede, mens andre så det nye som vejen til moralsk forfald. For hvad skulle unge mænd bruge de lange vinteraftener på, når de kunne købe en stol i stedet for selv at lave den? Ny teknologi deler vandene og forandrer samfundet. I dag gennemsyrer industrisamfundet dagligdagen på en måde, som udstillingsgæsterne i 1888 ikke kunne forestille sig.</text:p>
          </table:table-cell>
          <table:table-cell table:number-columns-repeated="1013"/>
        </table:table-row>
        <table:table-row table:style-name="ro2">
          <table:table-cell office:value-type="string">
            <text:p>1629473344-864</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e stjal Hitlers hemmelighed</text:p>
            <text:p><text:s text:c="26"/>Medlemspris: 118,75 kr.</text:p>
            <text:p><text:s text:c="26"/>Pris: 149,00 kr.</text:p>
            <text:p><text:s text:c="12"/></text:p>
            <text:p><text:s text:c="14"/></text:p>
            <text:p><text:s text:c="16"/>Info</text:p>
          </table:table-cell>
          <table:table-cell office:value-type="string">
            <text:p>https://www.skalk.dk/webshoppen/produkter/imports/9788799675494-de-stjal-hitlers-hemmelighed/</text:p>
          </table:table-cell>
          <table:table-cell/>
          <table:table-cell office:value-type="string">
            <text:p>De stjal Hitlers hemmelighed</text:p>
          </table:table-cell>
          <table:table-cell office:value-type="string">
            <text:p>Medlemspris: 118,75 kr.</text:p>
          </table:table-cell>
          <table:table-cell office:value-type="string">
            <text:p>Pris: 149,00 kr.</text:p>
          </table:table-cell>
          <table:table-cell office:value-type="string">
            <text:p>Den elektroniske krig mellem Storbritannien og Nazityskland under 2. verdenskrig blev mere og mere intens. Højdepunktet indtraf en måneskinsnat i februar 1942, da en lille flok britiske faldskærmssoldater landede oven på Hitlers Atlanterhavsvold for at gennemføre en af de mest spektakulære operationer under hele 2. verdenskrig: at stjæle Hitlers hemmelige radar. I den hemmelige elektroniske krig mellem Storbritannien og Tyskland, var de var sendt ud på en særdeles farlige opgave, der kunne gå helt galt.</text:p>
          </table:table-cell>
          <table:table-cell table:number-columns-repeated="1013"/>
        </table:table-row>
        <table:table-row table:style-name="ro2">
          <table:table-cell office:value-type="string">
            <text:p>1629473267-842</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table:number-columns-repeated="2"/>
          <table:table-cell office:value-type="string">
            <text:p>/Media/DownloadetImages/9788789531472.jpg?width=280&amp;heightratio=1&amp;mode=boxpad</text:p>
          </table:table-cell>
          <table:table-cell table:number-columns-repeated="1017"/>
        </table:table-row>
        <table:table-row table:style-name="ro2">
          <table:table-cell office:value-type="string">
            <text:p>1629471702-217</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Uden mandat</text:p>
            <text:p><text:s text:c="26"/>Medlemspris: 340,00 kr.</text:p>
            <text:p><text:s text:c="26"/>Pris: 399,95 kr.</text:p>
            <text:p><text:s text:c="12"/></text:p>
            <text:p><text:s text:c="14"/></text:p>
            <text:p><text:s text:c="16"/>Info</text:p>
          </table:table-cell>
          <table:table-cell office:value-type="string">
            <text:p>https://www.skalk.dk/webshoppen/produkter/imports/9788702288506-uden-mandat/</text:p>
          </table:table-cell>
          <table:table-cell/>
          <table:table-cell office:value-type="string">
            <text:p>Uden mandat</text:p>
          </table:table-cell>
          <table:table-cell office:value-type="string">
            <text:p>Medlemspris: 340,00 kr.</text:p>
          </table:table-cell>
          <table:table-cell office:value-type="string">
            <text:p>Pris: 399,95 kr.</text:p>
          </table:table-cell>
          <table:table-cell office:value-type="string">
            <text:p>Henrik Kauffmann (1888-1963) er en af de mest betydningsfulde og eventyrlige skikkelser i dansk diplomati – og en af de mest mystiske. Fra han i 1920’erne huserede i Kina og Fjernøsten som Danmarks udsending, til han i afgørende situationer under Anden Verdenskrig og i begyndelsen af Den kolde Krig tog dansk udenrigspolitik i egen hånd, kom han til at præge Danmarks og Grønlands skæbne – lige som mødet i Peking med søstrene MacDougall kom til at præge hans. Bogen er et politisk og personligt portræt af en mand, der lagde sit lod i historiens store vægtskål, og som endte sit liv lige så dramatisk, som han havde levet det. Kauffmann handlede bag om sin regering, og han er selv svær at komme bag om, både politisk og privat. En virkelig historie, der læses som en politisk roman med Henrik Kauffmann som hovedperson og USA’s interesser i Grønland som ledetråd.</text:p>
          </table:table-cell>
          <table:table-cell table:number-columns-repeated="1013"/>
        </table:table-row>
        <table:table-row table:style-name="ro2">
          <table:table-cell office:value-type="string">
            <text:p>1629471856-268</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table:number-columns-repeated="2"/>
          <table:table-cell office:value-type="string">
            <text:p>/Media/DownloadetImages/9788740673494.jpg?width=280&amp;heightratio=1&amp;mode=boxpad</text:p>
          </table:table-cell>
          <table:table-cell table:number-columns-repeated="1017"/>
        </table:table-row>
        <table:table-row table:style-name="ro2">
          <table:table-cell office:value-type="string">
            <text:p>1629471942-303</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medens rum 2 og 3, Materialet og smeden.</text:p>
            <text:p><text:s text:c="26"/>Medlemspris: 133,20 kr.</text:p>
            <text:p><text:s text:c="26"/>Pris: 148,00 kr.</text:p>
            <text:p><text:s text:c="12"/></text:p>
            <text:p><text:s text:c="14"/></text:p>
            <text:p><text:s text:c="16"/>Info</text:p>
          </table:table-cell>
          <table:table-cell office:value-type="string">
            <text:p>https://www.skalk.dk/webshoppen/produkter/imports/9788793423602-smedens-rum-2-og-3-materialet-og-smeden/</text:p>
          </table:table-cell>
          <table:table-cell/>
          <table:table-cell office:value-type="string">
            <text:p>Smedens rum 2 og 3, Materialet og smeden.</text:p>
          </table:table-cell>
          <table:table-cell office:value-type="string">
            <text:p>Medlemspris: 133,20 kr.</text:p>
          </table:table-cell>
          <table:table-cell office:value-type="string">
            <text:p>Pris: 148,00 kr.</text:p>
          </table:table-cell>
          <table:table-cell office:value-type="string">
            <text:p>I 10 artikler præsenteres en række undersøgelser af jernalderen og middelalderens smedehåndværk og de mange forskellige spørgsmål, som nutidens forskning søger at besvare. Bogen er en rapport fra to seminarer i det tværfaglige netværk Smedens rum, hvor skandinaviske arkæologer, historikere, smede og andre fagfolk udveksler erfaringer om fortidens håndværk. Publikationen rummer både forskerens teorier, resultater af aktuelle udgravninger og eksperimentalarkæologiske forsøg.</text:p>
          </table:table-cell>
          <table:table-cell table:number-columns-repeated="1013"/>
        </table:table-row>
        <table:table-row table:style-name="ro2">
          <table:table-cell office:value-type="string">
            <text:p>1629472352-482</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Med fornøden dristighed</text:p>
            <text:p><text:s text:c="26"/>Medlemspris: 279,96 kr.</text:p>
            <text:p><text:s text:c="26"/>Pris: 349,95 kr.</text:p>
            <text:p><text:s text:c="12"/></text:p>
            <text:p><text:s text:c="14"/></text:p>
            <text:p><text:s text:c="16"/>Info</text:p>
          </table:table-cell>
          <table:table-cell office:value-type="string">
            <text:p>https://www.skalk.dk/webshoppen/produkter/imports/9788740669763-med-fornoeden-dristighed/</text:p>
          </table:table-cell>
          <table:table-cell/>
          <table:table-cell office:value-type="string">
            <text:p>Med fornøden dristighed</text:p>
          </table:table-cell>
          <table:table-cell office:value-type="string">
            <text:p>Medlemspris: 279,96 kr.</text:p>
          </table:table-cell>
          <table:table-cell office:value-type="string">
            <text:p>Pris: 349,95 kr.</text:p>
          </table:table-cell>
          <table:table-cell office:value-type="string">
            <text:p>Flådens historie har dog også eksempler på det modsatte, og Med fornøden dristighed samler 12 af disse dramatiske beretninger. Fra linjeskibet Dannebroges eksplosion i Køge Bugt i 1710 over krigen 1864 til 1. og 2. Verdenskrig og vor tids indsatser for at redde søfolk i nød. Hermed føjes flere spændende historier til beretningerne om flådens virke i Søren Nørbys tidligere bog Hverken ubesindig eller frygtsom.</text:p>
          </table:table-cell>
          <table:table-cell table:number-columns-repeated="1013"/>
        </table:table-row>
        <table:table-row table:style-name="ro2">
          <table:table-cell office:value-type="string">
            <text:p>1629472957-715</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table:number-columns-repeated="2"/>
          <table:table-cell office:value-type="string">
            <text:p>/Media/DownloadetImages/9788772189000.jpg?width=280&amp;heightratio=1&amp;mode=boxpad</text:p>
          </table:table-cell>
          <table:table-cell table:number-columns-repeated="1017"/>
        </table:table-row>
        <table:table-row table:style-name="ro2">
          <table:table-cell office:value-type="string">
            <text:p>1629473181-799</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Dødens store billedbog</text:p>
            <text:p><text:s text:c="26"/>Medlemspris: 279,96 kr.</text:p>
            <text:p><text:s text:c="26"/>Pris: 349,95 kr.</text:p>
            <text:p><text:s text:c="12"/></text:p>
            <text:p><text:s text:c="14"/></text:p>
            <text:p><text:s text:c="16"/>Info</text:p>
          </table:table-cell>
          <table:table-cell office:value-type="string">
            <text:p>https://www.skalk.dk/webshoppen/produkter/imports/9788740666175-doedens-store-billedbog/</text:p>
          </table:table-cell>
          <table:table-cell/>
          <table:table-cell office:value-type="string">
            <text:p>Dødens store billedbog</text:p>
          </table:table-cell>
          <table:table-cell office:value-type="string">
            <text:p>Medlemspris: 279,96 kr.</text:p>
          </table:table-cell>
          <table:table-cell office:value-type="string">
            <text:p>Pris: 349,95 kr.</text:p>
          </table:table-cell>
          <table:table-cell office:value-type="string">
            <text:p>Dødens uhyggelige knokkelmandsskikkelse har været en del af vores forestilling om Døden i lidt over 1000 år. Dødens store billedbog er en kommenteret billedvandring gennem disse 1000 år fra den tidlige middelalders fineste håndskriftillustrationer til heavy metal-bandet Iron Maidens pladecovere.</text:p>
          </table:table-cell>
          <table:table-cell table:number-columns-repeated="1013"/>
        </table:table-row>
        <table:table-row table:style-name="ro2">
          <table:table-cell office:value-type="string">
            <text:p>1629473267-845</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table:number-columns-repeated="2"/>
          <table:table-cell office:value-type="string">
            <text:p>/Media/DownloadetImages/9788791834301.jpg?width=280&amp;heightratio=1&amp;mode=boxpad</text:p>
          </table:table-cell>
          <table:table-cell table:number-columns-repeated="1017"/>
        </table:table-row>
        <table:table-row table:style-name="ro2">
          <table:table-cell office:value-type="string">
            <text:p>1629472484-522</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table:number-columns-repeated="2"/>
          <table:table-cell office:value-type="string">
            <text:p>/Media/DownloadetImages/9788740665833.jpg?width=280&amp;heightratio=1&amp;mode=boxpad</text:p>
          </table:table-cell>
          <table:table-cell table:number-columns-repeated="1017"/>
        </table:table-row>
        <table:table-row table:style-name="ro2">
          <table:table-cell office:value-type="string">
            <text:p>1629471638-177</text:p>
          </table:table-cell>
          <table:table-cell office:value-type="string">
            <text:p>https://www.skalk.dk/webshoppen/?categories=18858&amp;sort=alphabetical</text:p>
          </table:table-cell>
          <table:table-cell table:number-columns-repeated="2"/>
          <table:table-cell office:value-type="string">
            <text:p>Afrodite i den tidlige græske epik</text:p>
            <text:p><text:s text:c="26"/>Medlemspris: 180,00 kr.</text:p>
            <text:p><text:s text:c="26"/>Pris: 225,00 kr.</text:p>
            <text:p><text:s text:c="12"/></text:p>
            <text:p><text:s text:c="14"/></text:p>
            <text:p><text:s text:c="16"/>Info</text:p>
          </table:table-cell>
          <table:table-cell office:value-type="string">
            <text:p>https://www.skalk.dk/webshoppen/produkter/imports/9788763546676-afrodite-i-den-tidlige-graeske-epik/</text:p>
          </table:table-cell>
          <table:table-cell/>
          <table:table-cell office:value-type="string">
            <text:p>Afrodite i den tidlige græske epik</text:p>
          </table:table-cell>
          <table:table-cell office:value-type="string">
            <text:p>Medlemspris: 180,00 kr.</text:p>
          </table:table-cell>
          <table:table-cell office:value-type="string">
            <text:p>Pris: 225,00 kr.</text:p>
          </table:table-cell>
          <table:table-cell office:value-type="string">
            <text:p>Dette til trods har Afrodite ikke nydt megen opmærksomhed i forskningslitteraturen. Afrodite i den tidlige græske epik udgør således den første systematiske analyse af Afroditeskildringen hos Homer, Hesiod og i de Homeriske Hymner.</text:p>
          </table:table-cell>
          <table:table-cell table:number-columns-repeated="1013"/>
        </table:table-row>
        <table:table-row table:style-name="ro2">
          <table:table-cell office:value-type="string">
            <text:p>1629473116-771</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table:number-columns-repeated="2"/>
          <table:table-cell office:value-type="string">
            <text:p>/Media/DownloadetImages/9788789466453.jpg?width=280&amp;heightratio=1&amp;mode=boxpad</text:p>
          </table:table-cell>
          <table:table-cell table:number-columns-repeated="1017"/>
        </table:table-row>
        <table:table-row table:style-name="ro2">
          <table:table-cell office:value-type="string">
            <text:p>1629472641-573</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Ulvetid</text:p>
            <text:p><text:s text:c="26"/>Medlemspris: 255,00 kr.</text:p>
            <text:p><text:s text:c="26"/>Pris: 299,95 kr.</text:p>
            <text:p><text:s text:c="12"/></text:p>
            <text:p><text:s text:c="14"/></text:p>
            <text:p><text:s text:c="16"/>Info</text:p>
          </table:table-cell>
          <table:table-cell office:value-type="string">
            <text:p>https://www.skalk.dk/webshoppen/produkter/imports/9788763863018-ulvetid/</text:p>
          </table:table-cell>
          <table:table-cell/>
          <table:table-cell office:value-type="string">
            <text:p>Ulvetid</text:p>
          </table:table-cell>
          <table:table-cell office:value-type="string">
            <text:p>Medlemspris: 255,00 kr.</text:p>
          </table:table-cell>
          <table:table-cell office:value-type="string">
            <text:p>Pris: 299,95 kr.</text:p>
          </table:table-cell>
          <table:table-cell table:number-columns-repeated="1014"/>
        </table:table-row>
        <table:table-row table:style-name="ro2">
          <table:table-cell office:value-type="string">
            <text:p>1629472550-554</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Vikingernes største slag</text:p>
            <text:p><text:s text:c="26"/>Medlemspris: 295,00 kr.</text:p>
            <text:p><text:s text:c="26"/>Pris: 349,95 kr.</text:p>
            <text:p><text:s text:c="12"/></text:p>
            <text:p><text:s text:c="14"/></text:p>
            <text:p><text:s text:c="16"/>Info</text:p>
          </table:table-cell>
          <table:table-cell office:value-type="string">
            <text:p>https://www.skalk.dk/webshoppen/produkter/imports/9788740666090-vikingernes-stoerste-slag/</text:p>
          </table:table-cell>
          <table:table-cell/>
          <table:table-cell office:value-type="string">
            <text:p>Vikingernes største slag</text:p>
          </table:table-cell>
          <table:table-cell office:value-type="string">
            <text:p>Medlemspris: 295,00 kr.</text:p>
          </table:table-cell>
          <table:table-cell office:value-type="string">
            <text:p>Pris: 349,95 kr.</text:p>
          </table:table-cell>
          <table:table-cell office:value-type="string">
            <text:p>I den voldsomt populære, norske forfatter Kim Hjardars femte historiske bog om vikingerne får vi hele historien om vikingernes største slag i et smukt illustreret bind.</text:p>
          </table:table-cell>
          <table:table-cell table:number-columns-repeated="1013"/>
        </table:table-row>
        <table:table-row table:style-name="ro2">
          <table:table-cell office:value-type="string">
            <text:p>1629472167-412</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table:number-columns-repeated="2"/>
          <table:table-cell office:value-type="string">
            <text:p>/Media/DownloadetImages/9788711567845.jpg?width=280&amp;heightratio=1&amp;mode=boxpad</text:p>
          </table:table-cell>
          <table:table-cell table:number-columns-repeated="1017"/>
        </table:table-row>
        <table:table-row table:style-name="ro2">
          <table:table-cell office:value-type="string">
            <text:p>1629471921-296</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temmer fra Grønland</text:p>
            <text:p><text:s text:c="26"/>Medlemspris: 240,00 kr.</text:p>
            <text:p><text:s text:c="26"/>Pris: 299,95 kr.</text:p>
            <text:p><text:s text:c="12"/></text:p>
            <text:p><text:s text:c="14"/></text:p>
            <text:p><text:s text:c="16"/>Info</text:p>
          </table:table-cell>
          <table:table-cell office:value-type="string">
            <text:p>https://www.skalk.dk/webshoppen/produkter/imports/9788774674849-stemmer-fra-groenland/</text:p>
          </table:table-cell>
          <table:table-cell/>
          <table:table-cell office:value-type="string">
            <text:p>Stemmer fra Grønland</text:p>
          </table:table-cell>
          <table:table-cell office:value-type="string">
            <text:p>Medlemspris: 240,00 kr.</text:p>
          </table:table-cell>
          <table:table-cell office:value-type="string">
            <text:p>Pris: 299,95 kr.</text:p>
          </table:table-cell>
          <table:table-cell office:value-type="string">
            <text:p>21. juni 2020 – på Grønlands nationaldag – blev statuen af Hans Egede i Nuuk overhældt med rød maling. Siden har debatten bølget om statuen og den fortid, den repræsenterer.</text:p>
          </table:table-cell>
          <table:table-cell table:number-columns-repeated="1013"/>
        </table:table-row>
        <table:table-row table:style-name="ro2">
          <table:table-cell office:value-type="string">
            <text:p>1629471901-292</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undets røde nelliker</text:p>
            <text:p><text:s text:c="26"/>Medlemspris: 279,96 kr.</text:p>
            <text:p><text:s text:c="26"/>Pris: 349,95 kr.</text:p>
            <text:p><text:s text:c="12"/></text:p>
            <text:p><text:s text:c="14"/></text:p>
            <text:p><text:s text:c="16"/>Info</text:p>
          </table:table-cell>
          <table:table-cell office:value-type="string">
            <text:p>https://www.skalk.dk/webshoppen/produkter/imports/9788740669145-sundets-roede-nelliker/</text:p>
          </table:table-cell>
          <table:table-cell/>
          <table:table-cell office:value-type="string">
            <text:p>Sundets røde nelliker</text:p>
          </table:table-cell>
          <table:table-cell office:value-type="string">
            <text:p>Medlemspris: 279,96 kr.</text:p>
          </table:table-cell>
          <table:table-cell office:value-type="string">
            <text:p>Pris: 349,95 kr.</text:p>
          </table:table-cell>
          <table:table-cell office:value-type="string">
            <text:p>Under arbejdet med Sundets røde nelliker har Conny Palmkvist interviewet mange af de tilbageværende slægtninge til medlemmerne af Helsingør Syklub. Bogen bygger også i vidt omfang på ikke offentliggjorte private samlinger.</text:p>
          </table:table-cell>
          <table:table-cell table:number-columns-repeated="1013"/>
        </table:table-row>
        <table:table-row table:style-name="ro2">
          <table:table-cell office:value-type="string">
            <text:p>1629472443-505</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Kvindernes krig</text:p>
            <text:p><text:s text:c="26"/>Medlemspris: 170,00 kr.</text:p>
            <text:p><text:s text:c="26"/>Pris: 199,95 kr.</text:p>
            <text:p><text:s text:c="12"/></text:p>
            <text:p><text:s text:c="14"/></text:p>
            <text:p><text:s text:c="16"/>Info</text:p>
          </table:table-cell>
          <table:table-cell office:value-type="string">
            <text:p>https://www.skalk.dk/webshoppen/produkter/imports/9788711569474-kvindernes-krig/</text:p>
          </table:table-cell>
          <table:table-cell/>
          <table:table-cell office:value-type="string">
            <text:p>Kvindernes krig</text:p>
          </table:table-cell>
          <table:table-cell office:value-type="string">
            <text:p>Medlemspris: 170,00 kr.</text:p>
          </table:table-cell>
          <table:table-cell office:value-type="string">
            <text:p>Pris: 199,95 kr.</text:p>
          </table:table-cell>
          <table:table-cell office:value-type="string">
            <text:p>En dansk soldats møde med Afghanistans kvinder</text:p>
          </table:table-cell>
          <table:table-cell table:number-columns-repeated="1013"/>
        </table:table-row>
        <table:table-row table:style-name="ro2">
          <table:table-cell office:value-type="string">
            <text:p>1629472484-539</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table:number-columns-repeated="2"/>
          <table:table-cell office:value-type="string">
            <text:p>/Media/DownloadetImages/9788772889351.jpg?width=280&amp;heightratio=1&amp;mode=boxpad</text:p>
          </table:table-cell>
          <table:table-cell table:number-columns-repeated="1017"/>
        </table:table-row>
        <table:table-row table:style-name="ro2">
          <table:table-cell office:value-type="string">
            <text:p>1629472326-472</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table:number-columns-repeated="2"/>
          <table:table-cell office:value-type="string">
            <text:p>/Media/DownloadetImages/9788772183008.jpg?width=280&amp;heightratio=1&amp;mode=boxpad</text:p>
          </table:table-cell>
          <table:table-cell table:number-columns-repeated="1017"/>
        </table:table-row>
        <table:table-row table:style-name="ro2">
          <table:table-cell office:value-type="string">
            <text:p>1629472009-318</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table:number-columns-repeated="2"/>
          <table:table-cell office:value-type="string">
            <text:p>/Media/DownloadetImages/9788702234312.jpg?width=280&amp;heightratio=1&amp;mode=boxpad</text:p>
          </table:table-cell>
          <table:table-cell table:number-columns-repeated="1017"/>
        </table:table-row>
        <table:table-row table:style-name="ro2">
          <table:table-cell office:value-type="string">
            <text:p>1629472317-449</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Min mors og min mormors gode gamle opskrifter fra Fanø</text:p>
            <text:p><text:s text:c="26"/>Medlemspris: 142,50 kr.</text:p>
            <text:p><text:s text:c="26"/>Pris: 189,95 kr.</text:p>
            <text:p><text:s text:c="12"/></text:p>
            <text:p><text:s text:c="14"/></text:p>
            <text:p><text:s text:c="16"/>Info</text:p>
          </table:table-cell>
          <table:table-cell office:value-type="string">
            <text:p>https://www.skalk.dk/webshoppen/produkter/imports/9788772183657-min-mors-og-min-mormors-gode-gamle-opskrifter-fra-fanoe/</text:p>
          </table:table-cell>
          <table:table-cell/>
          <table:table-cell office:value-type="string">
            <text:p>Min mors og min mormors gode gamle opskrifter fra Fanø</text:p>
          </table:table-cell>
          <table:table-cell office:value-type="string">
            <text:p>Medlemspris: 142,50 kr.</text:p>
          </table:table-cell>
          <table:table-cell office:value-type="string">
            <text:p>Pris: 189,95 kr.</text:p>
          </table:table-cell>
          <table:table-cell table:number-columns-repeated="1014"/>
        </table:table-row>
        <table:table-row table:style-name="ro2">
          <table:table-cell office:value-type="string">
            <text:p>1629472167-396</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table:number-columns-repeated="2"/>
          <table:table-cell office:value-type="string">
            <text:p>/Media/DownloadetImages/9788779343122.jpg?width=280&amp;heightratio=1&amp;mode=boxpad</text:p>
          </table:table-cell>
          <table:table-cell table:number-columns-repeated="1017"/>
        </table:table-row>
        <table:table-row table:style-name="ro2">
          <table:table-cell office:value-type="string">
            <text:p>1629472145-386</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Opstandens underlag</text:p>
            <text:p><text:s text:c="26"/>Medlemspris: 184,00 kr.</text:p>
            <text:p><text:s text:c="26"/>Pris: 229,95 kr.</text:p>
            <text:p><text:s text:c="12"/></text:p>
            <text:p><text:s text:c="14"/></text:p>
            <text:p><text:s text:c="16"/>Info</text:p>
          </table:table-cell>
          <table:table-cell office:value-type="string">
            <text:p>https://www.skalk.dk/webshoppen/produkter/imports/9788793312418-opstandens-underlag/</text:p>
          </table:table-cell>
          <table:table-cell/>
          <table:table-cell office:value-type="string">
            <text:p>Opstandens underlag</text:p>
          </table:table-cell>
          <table:table-cell office:value-type="string">
            <text:p>Medlemspris: 184,00 kr.</text:p>
          </table:table-cell>
          <table:table-cell office:value-type="string">
            <text:p>Pris: 229,95 kr.</text:p>
          </table:table-cell>
          <table:table-cell office:value-type="string">
            <text:p>Opstandens underlag – Det akuttes politik fra Tiananmen over Aleppo til Coronavirus er en titel, der både peger på et filosofisk emne, underlaget, substratet, og på en historisk dimension, de sidste godt tredive år. Så det er opstandenes filosofi og historie, bogen behandler. Dens argumentation er drevet af en sikkerhed og en tvivl. Det er sikkert, at opstandenes regulerende idé er pengenes afskaffelse og at staternes regulerende idé er opretholdelsen af statens voldsmonopol. Der kan derimod være nogen tvivl om det, der viser sig under opstandene, mens de står på, er proletariatet. Bogens argumentation satser på, at der er et proletariat, som opstår nedefra, fra opstandens underlag.</text:p>
          </table:table-cell>
          <table:table-cell table:number-columns-repeated="1013"/>
        </table:table-row>
        <table:table-row table:style-name="ro2">
          <table:table-cell office:value-type="string">
            <text:p>1629471557-152</text:p>
          </table:table-cell>
          <table:table-cell office:value-type="string">
            <text:p>https://www.skalk.dk/webshoppen/?categories=18858&amp;sort=alphabetical</text:p>
          </table:table-cell>
          <table:table-cell table:number-columns-repeated="2"/>
          <table:table-cell office:value-type="string">
            <text:p>Bidrag til Danmarks indvandringshistorie</text:p>
            <text:p><text:s text:c="26"/>Medlemspris: 224,00 kr.</text:p>
            <text:p><text:s text:c="26"/>Pris: 279,95 kr.</text:p>
            <text:p><text:s text:c="12"/></text:p>
            <text:p><text:s text:c="14"/></text:p>
            <text:p><text:s text:c="16"/>Info</text:p>
          </table:table-cell>
          <table:table-cell office:value-type="string">
            <text:p>https://www.skalk.dk/webshoppen/produkter/imports/9788740654738-bidrag-til-danmarks-indvandringshistorie/</text:p>
          </table:table-cell>
          <table:table-cell/>
          <table:table-cell office:value-type="string">
            <text:p>Bidrag til Danmarks indvandringshistorie</text:p>
          </table:table-cell>
          <table:table-cell office:value-type="string">
            <text:p>Medlemspris: 224,00 kr.</text:p>
          </table:table-cell>
          <table:table-cell office:value-type="string">
            <text:p>Pris: 279,95 kr.</text:p>
          </table:table-cell>
          <table:table-cell table:number-columns-repeated="1014"/>
        </table:table-row>
        <table:table-row table:style-name="ro2">
          <table:table-cell office:value-type="string">
            <text:p>1629471696-203</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table:number-columns-repeated="2"/>
          <table:table-cell office:value-type="string">
            <text:p>/Media/DownloadetImages/9788771846171.jpg?width=280&amp;heightratio=1&amp;mode=boxpad</text:p>
          </table:table-cell>
          <table:table-cell table:number-columns-repeated="1017"/>
        </table:table-row>
        <table:table-row table:style-name="ro2">
          <table:table-cell office:value-type="string">
            <text:p>1629471856-272</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table:number-columns-repeated="2"/>
          <table:table-cell office:value-type="string">
            <text:p>/Media/DownloadetImages/9788702241785.jpg?width=280&amp;heightratio=1&amp;mode=boxpad</text:p>
          </table:table-cell>
          <table:table-cell table:number-columns-repeated="1017"/>
        </table:table-row>
        <table:table-row table:style-name="ro2">
          <table:table-cell office:value-type="string">
            <text:p>1629473549-963</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Christian lll´s krigsbog</text:p>
            <text:p><text:s text:c="26"/>Medlemspris: 279,96 kr.</text:p>
            <text:p><text:s text:c="26"/>Pris: 349,95 kr.</text:p>
            <text:p><text:s text:c="12"/></text:p>
            <text:p><text:s text:c="14"/></text:p>
            <text:p><text:s text:c="16"/>Info</text:p>
          </table:table-cell>
          <table:table-cell office:value-type="string">
            <text:p>https://www.skalk.dk/webshoppen/produkter/imports/9788740667042-christian-lll-s-krigsbog/</text:p>
          </table:table-cell>
          <table:table-cell/>
          <table:table-cell office:value-type="string">
            <text:p>Christian lll´s krigsbog</text:p>
          </table:table-cell>
          <table:table-cell office:value-type="string">
            <text:p>Medlemspris: 279,96 kr.</text:p>
          </table:table-cell>
          <table:table-cell office:value-type="string">
            <text:p>Pris: 349,95 kr.</text:p>
          </table:table-cell>
          <table:table-cell office:value-type="string">
            <text:p>Christian III’s krigsbog er en næsten 500 år gammel original tysk tekst, ”Kriegs Memorial”, som i dag befinder sig på Det Kgl. Bibliotek, der ikke tidligere har været oversat til dansk. Forfatterne har oversat teksten samt foretaget en transskription af den. Bogen har tilhørt kong Christian III (1503-1559), og forfatterne har sat indholdet i relation til de historiske og krigshistoriske begivenheder omkring Reformationen i Danmark og øvrige Europa, hvilket har givet en enestående mulighed for at belyse forskellige kulturhistoriske aspekter af livet i og omkring en 1500-tals landsknægthær. Christian III’s Krigsbog er bl.a. illustreret med 11 kolorerede helsides illustrationer fra originalmanuskriptet.</text:p>
          </table:table-cell>
          <table:table-cell table:number-columns-repeated="1013"/>
        </table:table-row>
        <table:table-row table:style-name="ro2">
          <table:table-cell office:value-type="string">
            <text:p>1629472957-713</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table:number-columns-repeated="2"/>
          <table:table-cell office:value-type="string">
            <text:p>/Media/DownloadetImages/9788793423015.jpg?width=280&amp;heightratio=1&amp;mode=boxpad</text:p>
          </table:table-cell>
          <table:table-cell table:number-columns-repeated="1017"/>
        </table:table-row>
        <table:table-row table:style-name="ro2">
          <table:table-cell office:value-type="string">
            <text:p>1629472957-723</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table:number-columns-repeated="2"/>
          <table:table-cell office:value-type="string">
            <text:p>/Media/DownloadetImages/9788740668247.jpg?width=280&amp;heightratio=1&amp;mode=boxpad</text:p>
          </table:table-cell>
          <table:table-cell table:number-columns-repeated="1017"/>
        </table:table-row>
        <table:table-row table:style-name="ro2">
          <table:table-cell office:value-type="string">
            <text:p>1629471696-210</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table:number-columns-repeated="2"/>
          <table:table-cell office:value-type="string">
            <text:p>/Media/DownloadetImages/9788788415438.jpg?width=280&amp;heightratio=1&amp;mode=boxpad</text:p>
          </table:table-cell>
          <table:table-cell table:number-columns-repeated="1017"/>
        </table:table-row>
        <table:table-row table:style-name="ro2">
          <table:table-cell office:value-type="string">
            <text:p>1629473422-894</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ANSK KOLONI I INDIELAND</text:p>
            <text:p><text:s text:c="26"/>Medlemspris: 315,00 kr.</text:p>
            <text:p><text:s text:c="26"/>Pris: 349,00 kr.</text:p>
            <text:p><text:s text:c="12"/></text:p>
            <text:p><text:s text:c="14"/></text:p>
            <text:p><text:s text:c="16"/>Info</text:p>
          </table:table-cell>
          <table:table-cell office:value-type="string">
            <text:p>https://www.skalk.dk/webshoppen/produkter/imports/9788799508679-dansk-koloni-i-indieland/</text:p>
          </table:table-cell>
          <table:table-cell/>
          <table:table-cell office:value-type="string">
            <text:p>DANSK KOLONI I INDIELAND</text:p>
          </table:table-cell>
          <table:table-cell office:value-type="string">
            <text:p>Medlemspris: 315,00 kr.</text:p>
          </table:table-cell>
          <table:table-cell office:value-type="string">
            <text:p>Pris: 349,00 kr.</text:p>
          </table:table-cell>
          <table:table-cell office:value-type="string">
            <text:p>I dag sejlede vor indianske flåde under Ove Gjedde ud af Sundet. Gud give dem lykke.</text:p>
          </table:table-cell>
          <table:table-cell table:number-columns-repeated="1013"/>
        </table:table-row>
        <table:table-row table:style-name="ro2">
          <table:table-cell office:value-type="string">
            <text:p>1629472365-486</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Magt og mennesker i Danmarks middelalder</text:p>
            <text:p><text:s text:c="26"/>Medlemspris: 280,00 kr.</text:p>
            <text:p><text:s text:c="26"/>Pris: 349,95 kr.</text:p>
            <text:p><text:s text:c="12"/></text:p>
            <text:p><text:s text:c="14"/></text:p>
            <text:p><text:s text:c="16"/>Info</text:p>
          </table:table-cell>
          <table:table-cell office:value-type="string">
            <text:p>https://www.skalk.dk/webshoppen/produkter/imports/9788740658514-magt-og-mennesker-i-danmarks-middelalder/</text:p>
          </table:table-cell>
          <table:table-cell/>
          <table:table-cell office:value-type="string">
            <text:p>Magt og mennesker i Danmarks middelalder</text:p>
          </table:table-cell>
          <table:table-cell office:value-type="string">
            <text:p>Medlemspris: 280,00 kr.</text:p>
          </table:table-cell>
          <table:table-cell office:value-type="string">
            <text:p>Pris: 349,95 kr.</text:p>
          </table:table-cell>
          <table:table-cell office:value-type="string">
            <text:p>Bogen er desuden spækket med flotte illustrationer og særligt tegnede vignetter, der  afspejler middelalderens mangfoldige univers.</text:p>
          </table:table-cell>
          <table:table-cell table:number-columns-repeated="1013"/>
        </table:table-row>
        <table:table-row table:style-name="ro2">
          <table:table-cell office:value-type="string">
            <text:p>1629471901-289</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undets røde nelliker</text:p>
            <text:p><text:s text:c="26"/>Medlemspris: 279,96 kr.</text:p>
            <text:p><text:s text:c="26"/>Pris: 349,95 kr.</text:p>
            <text:p><text:s text:c="12"/></text:p>
            <text:p><text:s text:c="14"/></text:p>
            <text:p><text:s text:c="16"/>Info</text:p>
          </table:table-cell>
          <table:table-cell office:value-type="string">
            <text:p>https://www.skalk.dk/webshoppen/produkter/imports/9788740669145-sundets-roede-nelliker/</text:p>
          </table:table-cell>
          <table:table-cell/>
          <table:table-cell office:value-type="string">
            <text:p>Sundets røde nelliker</text:p>
          </table:table-cell>
          <table:table-cell office:value-type="string">
            <text:p>Medlemspris: 279,96 kr.</text:p>
          </table:table-cell>
          <table:table-cell office:value-type="string">
            <text:p>Pris: 349,95 kr.</text:p>
          </table:table-cell>
          <table:table-cell table:number-columns-repeated="1014"/>
        </table:table-row>
        <table:table-row table:style-name="ro2">
          <table:table-cell office:value-type="string">
            <text:p>1629471667-188</text:p>
          </table:table-cell>
          <table:table-cell office:value-type="string">
            <text:p>https://www.skalk.dk/webshoppen/?categories=18858&amp;sort=alphabetical</text:p>
          </table:table-cell>
          <table:table-cell office:value-type="string">
            <text:p>»</text:p>
          </table:table-cell>
          <table:table-cell office:value-type="string">
            <text:p>https://www.skalk.dk/webshoppen/?page=14&amp;categories=18858&amp;sort=alphabetical</text:p>
          </table:table-cell>
          <table:table-cell office:value-type="string">
            <text:p>Aarhusianske gadenavne: Historien om 760 gade- og vejnavne i Aarhus kommune</text:p>
            <text:p><text:s text:c="26"/>Medlemspris: 240,00 kr.</text:p>
            <text:p><text:s text:c="26"/>Pris: 299,95 kr.</text:p>
            <text:p><text:s text:c="12"/></text:p>
            <text:p><text:s text:c="14"/></text:p>
            <text:p><text:s text:c="16"/>Info</text:p>
          </table:table-cell>
          <table:table-cell office:value-type="string">
            <text:p>https://www.skalk.dk/webshoppen/produkter/imports/9788740652468-aarhusianske-gadenavne-historien-om-760-gade-og-vejnavne-i-aarhus-kommune/</text:p>
          </table:table-cell>
          <table:table-cell/>
          <table:table-cell office:value-type="string">
            <text:p>Aarhusianske gadenavne: Historien om 760 gade- og vejnavne i Aarhus kommune</text:p>
          </table:table-cell>
          <table:table-cell office:value-type="string">
            <text:p>Medlemspris: 240,00 kr.</text:p>
          </table:table-cell>
          <table:table-cell office:value-type="string">
            <text:p>Pris: 299,95 kr.</text:p>
          </table:table-cell>
          <table:table-cell table:number-columns-repeated="1014"/>
        </table:table-row>
        <table:table-row table:style-name="ro2">
          <table:table-cell office:value-type="string">
            <text:p>1629472009-332</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table:number-columns-repeated="2"/>
          <table:table-cell office:value-type="string">
            <text:p>/Media/DownloadetImages/9788793423527.jpg?width=280&amp;heightratio=1&amp;mode=boxpad</text:p>
          </table:table-cell>
          <table:table-cell table:number-columns-repeated="1017"/>
        </table:table-row>
        <table:table-row table:style-name="ro2">
          <table:table-cell office:value-type="string">
            <text:p>1629472728-615</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Karen Blixens kogebog</text:p>
            <text:p><text:s text:c="26"/>Medlemspris: 200,00 kr.</text:p>
            <text:p><text:s text:c="26"/>Pris: 249,95 kr.</text:p>
            <text:p><text:s text:c="12"/></text:p>
            <text:p><text:s text:c="14"/></text:p>
            <text:p><text:s text:c="16"/>Info</text:p>
          </table:table-cell>
          <table:table-cell office:value-type="string">
            <text:p>https://www.skalk.dk/webshoppen/produkter/imports/9788750057680-karen-blixens-kogebog/</text:p>
          </table:table-cell>
          <table:table-cell/>
          <table:table-cell office:value-type="string">
            <text:p>Karen Blixens kogebog</text:p>
          </table:table-cell>
          <table:table-cell office:value-type="string">
            <text:p>Medlemspris: 200,00 kr.</text:p>
          </table:table-cell>
          <table:table-cell office:value-type="string">
            <text:p>Pris: 249,95 kr.</text:p>
          </table:table-cell>
          <table:table-cell office:value-type="string">
            <text:p>Denne bog samler 150 opskrifter, der har haft betydning for Karen Blixen - blandt andet egne livretter fra køkkenet på Rungstedlund, Denys Finch Hattons favoritter, safari-menuer fra Afrika og måltider beskrevet i breve og fortællinger. Der er alle slags mad - fra det helt enkle og simple til det ekstravagante og tidskrævende. Fællestrækket er Blixens kærlighed til det gode måltid.</text:p>
          </table:table-cell>
          <table:table-cell table:number-columns-repeated="1013"/>
        </table:table-row>
        <table:table-row table:style-name="ro2">
          <table:table-cell office:value-type="string">
            <text:p>1629472964-729</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Grundtvig som politiker</text:p>
            <text:p><text:s text:c="38"/>Pris: 44,10 kr.</text:p>
            <text:p><text:s text:c="12"/></text:p>
            <text:p><text:s text:c="14"/></text:p>
            <text:p><text:s text:c="16"/>Info</text:p>
          </table:table-cell>
          <table:table-cell office:value-type="string">
            <text:p>https://www.skalk.dk/webshoppen/produkter/imports/9788774574477-grundtvig-som-politiker/</text:p>
          </table:table-cell>
          <table:table-cell/>
          <table:table-cell office:value-type="string">
            <text:p>Grundtvig som politiker</text:p>
          </table:table-cell>
          <table:table-cell table:number-columns-repeated="2" office:value-type="string">
            <text:p>null</text:p>
          </table:table-cell>
          <table:table-cell office:value-type="string">
            <text:p>Når man sammenligner med andre sider af udforskningen af Grundtvig og hans virkningshistorie har det politiske virke været forsømt. Dette bliver med al ønskelig tydelighed klart, når man ser på de modstridende forestillinger, der findes om Grundtvigs politiske forestillingsverden. </text:p>
            <text:p/>
            <text:p>Nogle ser ham som en snæversynet nationalist, andre som forkæmper for en truet national identitet. Nogle mener, at Grundtvig var ubekymret om sociale udfordringer, andre ser ham tværtimod som fortaler for en sammenknytning af frihedstanker og et solidarisk socialt fællesskab. </text:p>
            <text:p/>
            <text:p>Med denne bog får man et autentisk indblik i Grundtvigs politiske virke i de afgørende år 1848-49, hvor Junigrundloven af 1849 blev til, og hvor det nationale modsætningsforhold til Tyskland blev stadig mere anspændt. </text:p>
            <text:p/>
            <text:p>Da Claus Bjørn pludseligt døde i foråret 2005, var manuskriptet allerede udarbejdet så langt, at det ville have været utilstedeligt at lade det ligge, mens det på den anden side langtfra var klar til udgivelse. I den herved opståede situation påtog Thorkild C. Lyby sig hvervet at bearbejde Claus Bjørns manuskript med respekt for det arbejde, der allerede var udført. Resultatet foreligger nu med nærværende bog.</text:p>
          </table:table-cell>
          <table:table-cell table:number-columns-repeated="1013"/>
        </table:table-row>
        <table:table-row table:style-name="ro2">
          <table:table-cell office:value-type="string">
            <text:p>1629471748-226</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Torvehuse</text:p>
            <text:p><text:s text:c="26"/>Medlemspris: 199,96 kr.</text:p>
            <text:p><text:s text:c="26"/>Pris: 249,95 kr.</text:p>
            <text:p><text:s text:c="12"/></text:p>
            <text:p><text:s text:c="14"/></text:p>
            <text:p><text:s text:c="16"/>Info</text:p>
          </table:table-cell>
          <table:table-cell office:value-type="string">
            <text:p>https://www.skalk.dk/webshoppen/produkter/imports/9788740658651-torvehuse/</text:p>
          </table:table-cell>
          <table:table-cell/>
          <table:table-cell office:value-type="string">
            <text:p>Torvehuse</text:p>
          </table:table-cell>
          <table:table-cell office:value-type="string">
            <text:p>Medlemspris: 199,96 kr.</text:p>
          </table:table-cell>
          <table:table-cell office:value-type="string">
            <text:p>Pris: 249,95 kr.</text:p>
          </table:table-cell>
          <table:table-cell office:value-type="string">
            <text:p>Torvet er byens hjerte, siger man. Og i Aarhus er Store Torv og Lille Torv byens ubestridte midtpunkt. De to torve er omkranset af en perlerække af smukke bygninger. De har alle en spændende historie at fortælle om arkitekters drømme, markante indbyggere og dramatiske begivenheder. Bogen fortæller om købmandsgårde, butikker, hotel, domkirke – og naturligvis pølseboden.</text:p>
          </table:table-cell>
          <table:table-cell table:number-columns-repeated="1013"/>
        </table:table-row>
        <table:table-row table:style-name="ro2">
          <table:table-cell office:value-type="string">
            <text:p>1629472543-551</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Vikingernes syn på militær og samfund</text:p>
            <text:p><text:s text:c="26"/>Medlemspris: 295,00 kr.</text:p>
            <text:p><text:s text:c="26"/>Pris: 348,00 kr.</text:p>
            <text:p><text:s text:c="12"/></text:p>
            <text:p><text:s text:c="14"/></text:p>
            <text:p><text:s text:c="16"/>Info</text:p>
          </table:table-cell>
          <table:table-cell office:value-type="string">
            <text:p>https://www.skalk.dk/webshoppen/produkter/imports/9788779344976-vikingernes-syn-paa-militaer-og-samfund/</text:p>
          </table:table-cell>
          <table:table-cell/>
          <table:table-cell office:value-type="string">
            <text:p>Vikingernes syn på militær og samfund</text:p>
          </table:table-cell>
          <table:table-cell office:value-type="string">
            <text:p>Medlemspris: 295,00 kr.</text:p>
          </table:table-cell>
          <table:table-cell office:value-type="string">
            <text:p>Pris: 348,00 kr.</text:p>
          </table:table-cell>
          <table:table-cell office:value-type="string">
            <text:p>Denne samling af artikler henvender sig til vikingeforskere af enhver art: historikere, arkæologer og filologer, og til alle med interesse for de nordiske rigers tidligste militære, sociale og politiske historie læst i lyset af et nyt og rigt kildemateriale. Nordens oldtid har sjældent taget sig så livskraftigt sprudlende og personligt nærværende ud, som den gør for skjaldene og Malmros' blik.</text:p>
          </table:table-cell>
          <table:table-cell table:number-columns-repeated="1013"/>
        </table:table-row>
        <table:table-row table:style-name="ro2">
          <table:table-cell office:value-type="string">
            <text:p>1629472009-337</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table:number-columns-repeated="2"/>
          <table:table-cell office:value-type="string">
            <text:p>/Media/DownloadetImages/9788740654585.jpg?width=280&amp;heightratio=1&amp;mode=boxpad</text:p>
          </table:table-cell>
          <table:table-cell table:number-columns-repeated="1017"/>
        </table:table-row>
        <table:table-row table:style-name="ro2">
          <table:table-cell office:value-type="string">
            <text:p>1629472517-545</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Værdikamp og folkeuro</text:p>
            <text:p><text:s text:c="26"/>Medlemspris: 150,00 kr.</text:p>
            <text:p><text:s text:c="26"/>Pris: 128,00 kr.</text:p>
            <text:p><text:s text:c="12"/></text:p>
            <text:p><text:s text:c="14"/></text:p>
            <text:p><text:s text:c="16"/>Info</text:p>
          </table:table-cell>
          <table:table-cell office:value-type="string">
            <text:p>https://www.skalk.dk/webshoppen/produkter/imports/9788774061304-vaerdikamp-og-folkeuro/</text:p>
          </table:table-cell>
          <table:table-cell/>
          <table:table-cell office:value-type="string">
            <text:p>Værdikamp og folkeuro</text:p>
          </table:table-cell>
          <table:table-cell office:value-type="string">
            <text:p>Medlemspris: 150,00 kr.</text:p>
          </table:table-cell>
          <table:table-cell office:value-type="string">
            <text:p>Pris: 128,00 kr.</text:p>
          </table:table-cell>
          <table:table-cell table:number-columns-repeated="1014"/>
        </table:table-row>
        <table:table-row table:style-name="ro2">
          <table:table-cell office:value-type="string">
            <text:p>1629473431-936</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nsk Editionshistorie, bd. 1-4</text:p>
            <text:p><text:s text:c="26"/>Medlemspris: 1.500,00 kr.</text:p>
            <text:p><text:s text:c="26"/>Pris: 1.875,00 kr.</text:p>
            <text:p><text:s text:c="12"/></text:p>
            <text:p><text:s text:c="14"/></text:p>
            <text:p><text:s text:c="16"/>Info</text:p>
          </table:table-cell>
          <table:table-cell office:value-type="string">
            <text:p>https://www.skalk.dk/webshoppen/produkter/imports/9788763546843-dansk-editionshistorie-bd-1-4/</text:p>
          </table:table-cell>
          <table:table-cell/>
          <table:table-cell office:value-type="string">
            <text:p>Dansk Editionshistorie, bd. 1-4</text:p>
          </table:table-cell>
          <table:table-cell office:value-type="string">
            <text:p>Medlemspris: 1.500,00 kr.</text:p>
          </table:table-cell>
          <table:table-cell office:value-type="string">
            <text:p>Pris: 1.875,00 kr.</text:p>
          </table:table-cell>
          <table:table-cell office:value-type="string">
            <text:p>Bind 4 rummer litteraturlister til hvert enkelt bidrag i de foregående tre bind. Listerne opregner benyttede håndskrifter eller andet arkivmateriale, udgaver og sekundærlitteratur. Desuden rummer bind 4 et samlet personregister og et emneregister.</text:p>
          </table:table-cell>
          <table:table-cell table:number-columns-repeated="1013"/>
        </table:table-row>
        <table:table-row table:style-name="ro2">
          <table:table-cell office:value-type="string">
            <text:p>1629473116-773</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table:number-columns-repeated="2"/>
          <table:table-cell office:value-type="string">
            <text:p>/Media/DownloadetImages/9788774061434.jpg?width=280&amp;heightratio=1&amp;mode=boxpad</text:p>
          </table:table-cell>
          <table:table-cell table:number-columns-repeated="1017"/>
        </table:table-row>
        <table:table-row table:style-name="ro2">
          <table:table-cell office:value-type="string">
            <text:p>1629472844-683</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Hverken ubesindig eller frygtsom</text:p>
            <text:p><text:s text:c="26"/>Medlemspris: 280,00 kr.</text:p>
            <text:p><text:s text:c="26"/>Pris: 349,95 kr.</text:p>
            <text:p><text:s text:c="12"/></text:p>
            <text:p><text:s text:c="14"/></text:p>
            <text:p><text:s text:c="16"/>Info</text:p>
          </table:table-cell>
          <table:table-cell office:value-type="string">
            <text:p>https://www.skalk.dk/webshoppen/produkter/imports/9788740665178-hverken-ubesindig-eller-frygtsom/</text:p>
          </table:table-cell>
          <table:table-cell/>
          <table:table-cell office:value-type="string">
            <text:p>Hverken ubesindig eller frygtsom</text:p>
          </table:table-cell>
          <table:table-cell office:value-type="string">
            <text:p>Medlemspris: 280,00 kr.</text:p>
          </table:table-cell>
          <table:table-cell office:value-type="string">
            <text:p>Pris: 349,95 kr.</text:p>
          </table:table-cell>
          <table:table-cell office:value-type="string">
            <text:p>Den danske admiral Niels Juels motto, nec temere, nec timide (“hverken ubesindig ellerfrygtsom”), har siden 1700-tallet stået som ledetråd for søofficererne i den danske flåde. Som skibschef har søofficeren ansvaret for skib og besætning, og mangt en skibschef har igennem tiden måtte træffe beslutninger, der kunne betyde liv eller død for dem selv og deres besætning.</text:p>
          </table:table-cell>
          <table:table-cell table:number-columns-repeated="1013"/>
        </table:table-row>
        <table:table-row table:style-name="ro2">
          <table:table-cell office:value-type="string">
            <text:p>1629472550-552</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Vikingernes største slag</text:p>
            <text:p><text:s text:c="26"/>Medlemspris: 295,00 kr.</text:p>
            <text:p><text:s text:c="26"/>Pris: 349,95 kr.</text:p>
            <text:p><text:s text:c="12"/></text:p>
            <text:p><text:s text:c="14"/></text:p>
            <text:p><text:s text:c="16"/>Info</text:p>
          </table:table-cell>
          <table:table-cell office:value-type="string">
            <text:p>https://www.skalk.dk/webshoppen/produkter/imports/9788740666090-vikingernes-stoerste-slag/</text:p>
          </table:table-cell>
          <table:table-cell/>
          <table:table-cell office:value-type="string">
            <text:p>Vikingernes største slag</text:p>
          </table:table-cell>
          <table:table-cell office:value-type="string">
            <text:p>Medlemspris: 295,00 kr.</text:p>
          </table:table-cell>
          <table:table-cell office:value-type="string">
            <text:p>Pris: 349,95 kr.</text:p>
          </table:table-cell>
          <table:table-cell office:value-type="string">
            <text:p>Vikinger – vi danskere bliver aldrig færdige med dem. Alle dele af deres liv virker i dag eksotisk og spændende, og ingen del af vikingernes liv er mere spændende end emnet for denne bog: vikingernes største slag.</text:p>
          </table:table-cell>
          <table:table-cell table:number-columns-repeated="1013"/>
        </table:table-row>
        <table:table-row table:style-name="ro2">
          <table:table-cell office:value-type="string">
            <text:p>1629473262-824</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Det ensomme hjerte</text:p>
            <text:p><text:s text:c="26"/>Medlemspris: 170,00 kr.</text:p>
            <text:p><text:s text:c="26"/>Pris: 200,00 kr.</text:p>
            <text:p><text:s text:c="12"/></text:p>
            <text:p><text:s text:c="14"/></text:p>
            <text:p><text:s text:c="16"/>Info</text:p>
          </table:table-cell>
          <table:table-cell office:value-type="string">
            <text:p>https://www.skalk.dk/webshoppen/produkter/imports/9788740055252-det-ensomme-hjerte/</text:p>
          </table:table-cell>
          <table:table-cell/>
          <table:table-cell office:value-type="string">
            <text:p>Det ensomme hjerte</text:p>
          </table:table-cell>
          <table:table-cell office:value-type="string">
            <text:p>Medlemspris: 170,00 kr.</text:p>
          </table:table-cell>
          <table:table-cell office:value-type="string">
            <text:p>Pris: 200,00 kr.</text:p>
          </table:table-cell>
          <table:table-cell table:number-columns-repeated="1014"/>
        </table:table-row>
        <table:table-row table:style-name="ro2">
          <table:table-cell office:value-type="string">
            <text:p>1629472199-424</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Oldtidshjulet</text:p>
            <text:p><text:s text:c="38"/>Pris: 48,00 kr.</text:p>
            <text:p><text:s text:c="12"/></text:p>
            <text:p><text:s text:c="14"/></text:p>
            <text:p><text:s text:c="16"/>Info</text:p>
          </table:table-cell>
          <table:table-cell office:value-type="string">
            <text:p>https://www.skalk.dk/webshoppen/produkter/imports/9788789531434-oldtidshjulet/</text:p>
          </table:table-cell>
          <table:table-cell/>
          <table:table-cell office:value-type="string">
            <text:p>Oldtidshjulet</text:p>
          </table:table-cell>
          <table:table-cell table:number-columns-repeated="2" office:value-type="string">
            <text:p>null</text:p>
          </table:table-cell>
          <table:table-cell office:value-type="string">
            <text:p>Hvornår skete der nyt i Danmarks oldtid? Drej på Oldtidshjulet og find svaret.  Ca. 175 redskaber, smykker, planter, dyr, bygninger, materialer og religioner fordelt på 20 underperioder fra stenalderen til vikingetiden.</text:p>
          </table:table-cell>
          <table:table-cell table:number-columns-repeated="1013"/>
        </table:table-row>
        <table:table-row table:style-name="ro2">
          <table:table-cell office:value-type="string">
            <text:p>1629472676-605</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Kongehjulet</text:p>
            <text:p><text:s text:c="38"/>Pris: 50,00 kr.</text:p>
            <text:p><text:s text:c="12"/></text:p>
            <text:p><text:s text:c="14"/></text:p>
            <text:p><text:s text:c="16"/>Info</text:p>
          </table:table-cell>
          <table:table-cell office:value-type="string">
            <text:p>https://www.skalk.dk/webshoppen/produkter/imports/9788789531441-kongehjulet/</text:p>
          </table:table-cell>
          <table:table-cell/>
          <table:table-cell office:value-type="string">
            <text:p>Kongehjulet</text:p>
          </table:table-cell>
          <table:table-cell table:number-columns-repeated="2" office:value-type="string">
            <text:p>null</text:p>
          </table:table-cell>
          <table:table-cell office:value-type="string">
            <text:p>Tredobbelt, drejelig pvc-skive.</text:p>
          </table:table-cell>
          <table:table-cell table:number-columns-repeated="1013"/>
        </table:table-row>
        <table:table-row table:style-name="ro2">
          <table:table-cell office:value-type="string">
            <text:p>1629471572-159</text:p>
          </table:table-cell>
          <table:table-cell office:value-type="string">
            <text:p>https://www.skalk.dk/webshoppen/?categories=18858&amp;sort=alphabetical</text:p>
          </table:table-cell>
          <table:table-cell table:number-columns-repeated="2"/>
          <table:table-cell office:value-type="string">
            <text:p>Bebyggelse på Samsø</text:p>
            <text:p><text:s text:c="26"/>Medlemspris: 222,75 kr.</text:p>
            <text:p><text:s text:c="26"/>Pris: 248,00 kr.</text:p>
            <text:p><text:s text:c="12"/></text:p>
            <text:p><text:s text:c="14"/></text:p>
            <text:p><text:s text:c="16"/>Info</text:p>
          </table:table-cell>
          <table:table-cell office:value-type="string">
            <text:p>https://www.skalk.dk/webshoppen/produkter/imports/9788793423466-bebyggelse-paa-samsoe/</text:p>
          </table:table-cell>
          <table:table-cell/>
          <table:table-cell office:value-type="string">
            <text:p>Bebyggelse på Samsø</text:p>
          </table:table-cell>
          <table:table-cell office:value-type="string">
            <text:p>Medlemspris: 222,75 kr.</text:p>
          </table:table-cell>
          <table:table-cell office:value-type="string">
            <text:p>Pris: 248,00 kr.</text:p>
          </table:table-cell>
          <table:table-cell table:number-columns-repeated="1014"/>
        </table:table-row>
        <table:table-row table:style-name="ro2">
          <table:table-cell office:value-type="string">
            <text:p>1629472186-420</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Omkring Faxe Jernbane 1864 - 1982</text:p>
            <text:p><text:s text:c="26"/>Medlemspris: 315,00 kr.</text:p>
            <text:p><text:s text:c="26"/>Pris: 350,00 kr.</text:p>
            <text:p><text:s text:c="12"/></text:p>
            <text:p><text:s text:c="14"/></text:p>
            <text:p><text:s text:c="16"/>Info</text:p>
          </table:table-cell>
          <table:table-cell office:value-type="string">
            <text:p>https://www.skalk.dk/webshoppen/produkter/imports/9788798319252-omkring-faxe-jernbane-1864-1982/</text:p>
          </table:table-cell>
          <table:table-cell/>
          <table:table-cell office:value-type="string">
            <text:p>Omkring Faxe Jernbane 1864 - 1982</text:p>
          </table:table-cell>
          <table:table-cell office:value-type="string">
            <text:p>Medlemspris: 315,00 kr.</text:p>
          </table:table-cell>
          <table:table-cell office:value-type="string">
            <text:p>Pris: 350,00 kr.</text:p>
          </table:table-cell>
          <table:table-cell table:number-columns-repeated="1014"/>
        </table:table-row>
        <table:table-row table:style-name="ro2">
          <table:table-cell office:value-type="string">
            <text:p>1629472644-590</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table:number-columns-repeated="2"/>
          <table:table-cell office:value-type="string">
            <text:p>/Media/DownloadetImages/9788789531076.jpg?width=280&amp;heightratio=1&amp;mode=boxpad</text:p>
          </table:table-cell>
          <table:table-cell table:number-columns-repeated="1017"/>
        </table:table-row>
        <table:table-row table:style-name="ro2">
          <table:table-cell office:value-type="string">
            <text:p>1629471901-290</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undets røde nelliker</text:p>
            <text:p><text:s text:c="26"/>Medlemspris: 279,96 kr.</text:p>
            <text:p><text:s text:c="26"/>Pris: 349,95 kr.</text:p>
            <text:p><text:s text:c="12"/></text:p>
            <text:p><text:s text:c="14"/></text:p>
            <text:p><text:s text:c="16"/>Info</text:p>
          </table:table-cell>
          <table:table-cell office:value-type="string">
            <text:p>https://www.skalk.dk/webshoppen/produkter/imports/9788740669145-sundets-roede-nelliker/</text:p>
          </table:table-cell>
          <table:table-cell/>
          <table:table-cell office:value-type="string">
            <text:p>Sundets røde nelliker</text:p>
          </table:table-cell>
          <table:table-cell office:value-type="string">
            <text:p>Medlemspris: 279,96 kr.</text:p>
          </table:table-cell>
          <table:table-cell office:value-type="string">
            <text:p>Pris: 349,95 kr.</text:p>
          </table:table-cell>
          <table:table-cell office:value-type="string">
            <text:p>Syklubbens modige skipper, Erling Kjær, som i ly af natten med dødsforagt krydsede over Øresund i en lille motorbåd mellem minefelter og tyske jagere, gik under navnet den røde nellike. Det her er beretningen om, hvordan han og de andre nelliker hjalp deres medmennesker og ofte satte deres eget liv på spil, når der var brug for det. Fordi det ganske enkelt var det eneste rigtige og anstændige at gøre.</text:p>
          </table:table-cell>
          <table:table-cell table:number-columns-repeated="1013"/>
        </table:table-row>
        <table:table-row table:style-name="ro2">
          <table:table-cell office:value-type="string">
            <text:p>1629473562-965</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C.F. Hansen i Danmark og Tyskland</text:p>
            <text:p><text:s text:c="26"/>Medlemspris: 194,38 kr.</text:p>
            <text:p><text:s text:c="26"/>Pris: 229,00 kr.</text:p>
            <text:p><text:s text:c="12"/></text:p>
            <text:p><text:s text:c="14"/></text:p>
            <text:p><text:s text:c="16"/>Info</text:p>
          </table:table-cell>
          <table:table-cell office:value-type="string">
            <text:p>https://www.skalk.dk/webshoppen/produkter/imports/9788778878526-cf-hansen-i-danmark-og-tyskland/</text:p>
          </table:table-cell>
          <table:table-cell/>
          <table:table-cell office:value-type="string">
            <text:p>C.F. Hansen i Danmark og Tyskland</text:p>
          </table:table-cell>
          <table:table-cell office:value-type="string">
            <text:p>Medlemspris: 194,38 kr.</text:p>
          </table:table-cell>
          <table:table-cell office:value-type="string">
            <text:p>Pris: 229,00 kr.</text:p>
          </table:table-cell>
          <table:table-cell table:number-columns-repeated="1014"/>
        </table:table-row>
        <table:table-row table:style-name="ro2">
          <table:table-cell office:value-type="string">
            <text:p>1629471856-266</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table:number-columns-repeated="2"/>
          <table:table-cell office:value-type="string">
            <text:p>/Media/DownloadetImages/9788740001471.jpg?width=280&amp;heightratio=1&amp;mode=boxpad</text:p>
          </table:table-cell>
          <table:table-cell table:number-columns-repeated="1017"/>
        </table:table-row>
        <table:table-row table:style-name="ro2">
          <table:table-cell office:value-type="string">
            <text:p>1629472696-608</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Kogebog på vers</text:p>
            <text:p><text:s text:c="26"/>Medlemspris: 63,00 kr.</text:p>
            <text:p><text:s text:c="26"/>Pris: 82,00 kr.</text:p>
            <text:p><text:s text:c="12"/></text:p>
            <text:p><text:s text:c="14"/></text:p>
            <text:p><text:s text:c="16"/>Info</text:p>
          </table:table-cell>
          <table:table-cell office:value-type="string">
            <text:p>https://www.skalk.dk/webshoppen/produkter/imports/9788789531076-kogebog-paa-vers/</text:p>
          </table:table-cell>
          <table:table-cell/>
          <table:table-cell office:value-type="string">
            <text:p>Kogebog på vers</text:p>
          </table:table-cell>
          <table:table-cell office:value-type="string">
            <text:p>Medlemspris: 63,00 kr.</text:p>
          </table:table-cell>
          <table:table-cell office:value-type="string">
            <text:p>Pris: 82,00 kr.</text:p>
          </table:table-cell>
          <table:table-cell table:number-columns-repeated="1014"/>
        </table:table-row>
        <table:table-row table:style-name="ro2">
          <table:table-cell office:value-type="string">
            <text:p>1629472589-561</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Vi tror vi kan måle alt</text:p>
            <text:p><text:s text:c="26"/>Medlemspris: 239,96 kr.</text:p>
            <text:p><text:s text:c="26"/>Pris: 299,95 kr.</text:p>
            <text:p><text:s text:c="12"/></text:p>
            <text:p><text:s text:c="14"/></text:p>
            <text:p><text:s text:c="16"/>Info</text:p>
          </table:table-cell>
          <table:table-cell office:value-type="string">
            <text:p>https://www.skalk.dk/webshoppen/produkter/imports/9788740668018-vi-tror-vi-kan-maale-alt/</text:p>
          </table:table-cell>
          <table:table-cell/>
          <table:table-cell office:value-type="string">
            <text:p>Vi tror vi kan måle alt</text:p>
          </table:table-cell>
          <table:table-cell office:value-type="string">
            <text:p>Medlemspris: 239,96 kr.</text:p>
          </table:table-cell>
          <table:table-cell office:value-type="string">
            <text:p>Pris: 299,95 kr.</text:p>
          </table:table-cell>
          <table:table-cell office:value-type="string">
            <text:p>Med sin baggrund fra 40 års udviklingsarbejde i Mellemfolkeligt Samvirke, FN og Dansk Institut for Partier og Demokrati, og med udstationeringer i bl.a. Zimbabwe og Botswana, samt en ballast som forfatter til mere end 30 bøger om udvikling, skrevet til børn, unge og voksne, besluttede Bjørn Førde at rejse 4.500 km gennem Zimbabwe for uanmeldt at opsøge nogle af de lokalsamfund, organisationer og mennesker, som han 25 år tidligere havde arbejdet tæt sammen med. Han ville se, hvad der stod tilbage, og han ville snakke med nogle af de lokale, som havde deltaget i arbejdet et kvart århundrede tidligere – eller som havde mødt projektet, efter at danskerne var rejst hjem. Tilbage i Danmark opsøgte han tidligere udsendte, som ikke havde været tilbage siden dengang, og lyttede til de visioner, håb og drømme, de blev drevet af, da de rejste ud.</text:p>
          </table:table-cell>
          <table:table-cell table:number-columns-repeated="1013"/>
        </table:table-row>
        <table:table-row table:style-name="ro2">
          <table:table-cell office:value-type="string">
            <text:p>1629472326-457</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table:number-columns-repeated="2"/>
          <table:table-cell office:value-type="string">
            <text:p>/Media/DownloadetImages/9788711569474.jpg?width=280&amp;heightratio=1&amp;mode=boxpad</text:p>
          </table:table-cell>
          <table:table-cell table:number-columns-repeated="1017"/>
        </table:table-row>
        <table:table-row table:style-name="ro2">
          <table:table-cell office:value-type="string">
            <text:p>1629472035-347</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Ryd klosters årbog i kulturhistorisk belysning</text:p>
            <text:p><text:s text:c="26"/>Medlemspris: 126,00 kr.</text:p>
            <text:p><text:s text:c="26"/>Pris: 159,00 kr.</text:p>
            <text:p><text:s text:c="12"/></text:p>
            <text:p><text:s text:c="14"/></text:p>
            <text:p><text:s text:c="16"/>Info</text:p>
          </table:table-cell>
          <table:table-cell office:value-type="string">
            <text:p>https://www.skalk.dk/webshoppen/produkter/imports/9788785160997-ryd-klosters-aarbog-i-kulturhistorisk-belysning/</text:p>
          </table:table-cell>
          <table:table-cell/>
          <table:table-cell office:value-type="string">
            <text:p>Ryd klosters årbog i kulturhistorisk belysning</text:p>
          </table:table-cell>
          <table:table-cell office:value-type="string">
            <text:p>Medlemspris: 126,00 kr.</text:p>
          </table:table-cell>
          <table:table-cell office:value-type="string">
            <text:p>Pris: 159,00 kr.</text:p>
          </table:table-cell>
          <table:table-cell office:value-type="string">
            <text:p>Middelalderlig klosterårbog rækkende fra sagnkongerne til 1288, forfattet nær Flensborg.</text:p>
          </table:table-cell>
          <table:table-cell table:number-columns-repeated="1013"/>
        </table:table-row>
        <table:table-row table:style-name="ro2">
          <table:table-cell office:value-type="string">
            <text:p>1629471728-223</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Tvilum Kloster</text:p>
            <text:p><text:s text:c="26"/>Medlemspris: 197,50 kr.</text:p>
            <text:p><text:s text:c="26"/>Pris: 220,00 kr.</text:p>
            <text:p><text:s text:c="12"/></text:p>
            <text:p><text:s text:c="14"/></text:p>
            <text:p><text:s text:c="16"/>Info</text:p>
          </table:table-cell>
          <table:table-cell office:value-type="string">
            <text:p>https://www.skalk.dk/webshoppen/produkter/imports/9788793423084-tvilum-kloster/</text:p>
          </table:table-cell>
          <table:table-cell/>
          <table:table-cell office:value-type="string">
            <text:p>Tvilum Kloster</text:p>
          </table:table-cell>
          <table:table-cell office:value-type="string">
            <text:p>Medlemspris: 197,50 kr.</text:p>
          </table:table-cell>
          <table:table-cell office:value-type="string">
            <text:p>Pris: 220,00 kr.</text:p>
          </table:table-cell>
          <table:table-cell office:value-type="string">
            <text:p>Udgivet i samarbejde med Museum Silkeborg.</text:p>
          </table:table-cell>
          <table:table-cell table:number-columns-repeated="1013"/>
        </table:table-row>
        <table:table-row table:style-name="ro2">
          <table:table-cell office:value-type="string">
            <text:p>1629472602-567</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Vester Egesborg</text:p>
            <text:p><text:s text:c="26"/>Medlemspris: 510,00 kr.</text:p>
            <text:p><text:s text:c="26"/>Pris: 599,95 kr.</text:p>
            <text:p><text:s text:c="12"/></text:p>
            <text:p><text:s text:c="14"/></text:p>
            <text:p><text:s text:c="16"/>Info</text:p>
          </table:table-cell>
          <table:table-cell office:value-type="string">
            <text:p>https://www.skalk.dk/webshoppen/produkter/imports/9788771846218-vester-egesborg/</text:p>
          </table:table-cell>
          <table:table-cell/>
          <table:table-cell office:value-type="string">
            <text:p>Vester Egesborg</text:p>
          </table:table-cell>
          <table:table-cell office:value-type="string">
            <text:p>Medlemspris: 510,00 kr.</text:p>
          </table:table-cell>
          <table:table-cell office:value-type="string">
            <text:p>Pris: 599,95 kr.</text:p>
          </table:table-cell>
          <table:table-cell table:number-columns-repeated="1014"/>
        </table:table-row>
        <table:table-row table:style-name="ro2">
          <table:table-cell office:value-type="string">
            <text:p>1629471936-302</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olis billedbibel</text:p>
            <text:p><text:s text:c="26"/>Medlemspris: 48,00 kr.</text:p>
            <text:p><text:s text:c="26"/>Pris: 65,00 kr.</text:p>
            <text:p><text:s text:c="12"/></text:p>
            <text:p><text:s text:c="14"/></text:p>
            <text:p><text:s text:c="16"/>Info</text:p>
          </table:table-cell>
          <table:table-cell office:value-type="string">
            <text:p>https://www.skalk.dk/webshoppen/produkter/imports/9788785160942-solis-billedbibel/</text:p>
          </table:table-cell>
          <table:table-cell/>
          <table:table-cell office:value-type="string">
            <text:p>Solis billedbibel</text:p>
          </table:table-cell>
          <table:table-cell office:value-type="string">
            <text:p>Medlemspris: 48,00 kr.</text:p>
          </table:table-cell>
          <table:table-cell office:value-type="string">
            <text:p>Pris: 65,00 kr.</text:p>
          </table:table-cell>
          <table:table-cell table:number-columns-repeated="1014"/>
        </table:table-row>
        <table:table-row table:style-name="ro2">
          <table:table-cell office:value-type="string">
            <text:p>1629472007-315</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apiens - En kort historie om menneskeheden</text:p>
            <text:p><text:s text:c="26"/>Medlemspris: 240,00 kr.</text:p>
            <text:p><text:s text:c="26"/>Pris: 299,95 kr.</text:p>
            <text:p><text:s text:c="12"/></text:p>
            <text:p><text:s text:c="14"/></text:p>
            <text:p><text:s text:c="16"/>Info</text:p>
          </table:table-cell>
          <table:table-cell office:value-type="string">
            <text:p>https://www.skalk.dk/webshoppen/produkter/imports/9788711568347-sapiens-en-kort-historie-om-menneskeheden/</text:p>
          </table:table-cell>
          <table:table-cell/>
          <table:table-cell office:value-type="string">
            <text:p>Sapiens - En kort historie om menneskeheden</text:p>
          </table:table-cell>
          <table:table-cell office:value-type="string">
            <text:p>Medlemspris: 240,00 kr.</text:p>
          </table:table-cell>
          <table:table-cell office:value-type="string">
            <text:p>Pris: 299,95 kr.</text:p>
          </table:table-cell>
          <table:table-cell office:value-type="string">
            <text:p>Den dramatiske beretning om vores ekstraordinære historie - fra ubetydelige aber til verdens herskere. For 100.000 år siden var Jorden beboet af mindst seks menneskearter. I dag er der kun en tilbage: Os. Homo sapiens.</text:p>
          </table:table-cell>
          <table:table-cell table:number-columns-repeated="1013"/>
        </table:table-row>
        <table:table-row table:style-name="ro2">
          <table:table-cell office:value-type="string">
            <text:p>1629472870-690</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Hitlers død</text:p>
            <text:p><text:s text:c="26"/>Medlemspris: 240,00 kr.</text:p>
            <text:p><text:s text:c="26"/>Pris: 299,95 kr.</text:p>
            <text:p><text:s text:c="12"/></text:p>
            <text:p><text:s text:c="14"/></text:p>
            <text:p><text:s text:c="16"/>Info</text:p>
          </table:table-cell>
          <table:table-cell office:value-type="string">
            <text:p>https://www.skalk.dk/webshoppen/produkter/imports/9788740657555-hitlers-doed/</text:p>
          </table:table-cell>
          <table:table-cell/>
          <table:table-cell office:value-type="string">
            <text:p>Hitlers død</text:p>
          </table:table-cell>
          <table:table-cell office:value-type="string">
            <text:p>Medlemspris: 240,00 kr.</text:p>
          </table:table-cell>
          <table:table-cell office:value-type="string">
            <text:p>Pris: 299,95 kr.</text:p>
          </table:table-cell>
          <table:table-cell office:value-type="string">
            <text:p>Bogen er den første fra en historisk akademiker, som går helt tilbage til beviserne på Hitlers selvmord for at kunne undersøge en række af de nyligste argumenter fremført af konspirationsteoretikerne ved hjælp af videnskabelige metoder. Gennem en analyse af tidligere tophemmelige M15-dokumenter, optegnelser over Hitlers bunker, personlige fortællinger fra officerer indenfor efterretningstjenesten samt fortællinger om skuddueller, plyndringer og hemmelige agenter tager denne gennemarbejdede bog fat i tvivlernes teorier for at kunne fortælle hele historien om, hvordan Hitler døde.</text:p>
          </table:table-cell>
          <table:table-cell table:number-columns-repeated="1013"/>
        </table:table-row>
        <table:table-row table:style-name="ro2">
          <table:table-cell office:value-type="string">
            <text:p>1629473062-750</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Franciskanerklosteret i Horsens</text:p>
            <text:p><text:s text:c="26"/>Medlemspris: 168,75 kr.</text:p>
            <text:p><text:s text:c="26"/>Pris: 188,00 kr.</text:p>
            <text:p><text:s text:c="12"/></text:p>
            <text:p><text:s text:c="14"/></text:p>
            <text:p><text:s text:c="16"/>Info</text:p>
          </table:table-cell>
          <table:table-cell office:value-type="string">
            <text:p>https://www.skalk.dk/webshoppen/produkter/imports/9788793423015-franciskanerklosteret-i-horsens/</text:p>
          </table:table-cell>
          <table:table-cell/>
          <table:table-cell office:value-type="string">
            <text:p>Franciskanerklosteret i Horsens</text:p>
          </table:table-cell>
          <table:table-cell office:value-type="string">
            <text:p>Medlemspris: 168,75 kr.</text:p>
          </table:table-cell>
          <table:table-cell office:value-type="string">
            <text:p>Pris: 188,00 kr.</text:p>
          </table:table-cell>
          <table:table-cell office:value-type="string">
            <text:p>I samarbejde med Horsens Museum gennemførte Afdelingen for Middelalderarkæologi ved Aarhus Universitet i årene 1999-2001 en række arkæologiske udgravninger ved Klosterkirken. Takket være undersøgelserne og i kombination med nogle mindre udgravninger er det nu muligt at give et ganske godt billede af det ellers helt forsvundne kloster.</text:p>
          </table:table-cell>
          <table:table-cell table:number-columns-repeated="1013"/>
        </table:table-row>
        <table:table-row table:style-name="ro2">
          <table:table-cell office:value-type="string">
            <text:p>1629473451-945</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nmarks konger og regenter</text:p>
            <text:p><text:s text:c="26"/>Medlemspris: 211,25 kr.</text:p>
            <text:p><text:s text:c="26"/>Pris: 249,00 kr.</text:p>
            <text:p><text:s text:c="12"/></text:p>
            <text:p><text:s text:c="14"/></text:p>
            <text:p><text:s text:c="16"/>Info</text:p>
          </table:table-cell>
          <table:table-cell office:value-type="string">
            <text:p>https://www.skalk.dk/webshoppen/produkter/imports/9788778879301-danmarks-konger-og-regenter/</text:p>
          </table:table-cell>
          <table:table-cell/>
          <table:table-cell office:value-type="string">
            <text:p>Danmarks konger og regenter</text:p>
          </table:table-cell>
          <table:table-cell office:value-type="string">
            <text:p>Medlemspris: 211,25 kr.</text:p>
          </table:table-cell>
          <table:table-cell office:value-type="string">
            <text:p>Pris: 249,00 kr.</text:p>
          </table:table-cell>
          <table:table-cell office:value-type="string">
            <text:p>Stod Svend Tveskæg bag mordet på sin far Harald Blåtand? Var Frederik 5. festglad drukkenbolt eller alkoholiker? Hvilken rolle spillede Marsk Stig, da Erik Klipping blev dræbt i Finderup Lade? Hvor mange konger giftede sig ’til venstre hånd’?  </text:p>
            <text:p/>
            <text:p>Historikeren Henning Dehn-Nielsens fortæller i bogen her om den danske kongerække og dem, der har regeret Danmark fra vikingetiden til i dag. </text:p>
            <text:p/>
            <text:p>Bogen kan bruges som opslagsværk af den nysgerrige. Overskuelige stamtavler gør det f.eks. nemt at få familieforholdene på plads. Eller den kan være lystlæsning fra ende til anden for alle dem, der er interesseret i landets historie og ønsker en medrivende fortælling om vores lange kongerække med fokus på de mænd og kvinder, der har regeret i medgang og modgang. </text:p>
            <text:p/>
            <text:p>Henning Dehn-Nielsen er cand.phil., forfatter og kulturhistoriker. Han har en lang række udgivelser bag sig om bl.a. arkitektur, arkæologi, danmarkshistorien, kirker og klostre, slotte og herregårde samt Sydslesvig og Sønderjylland. Han har desuden bidraget til en lang række leksika og opslagsværker.</text:p>
          </table:table-cell>
          <table:table-cell table:number-columns-repeated="1013"/>
        </table:table-row>
        <table:table-row table:style-name="ro2">
          <table:table-cell office:value-type="string">
            <text:p>1629472093-364</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På flugt fra Føreren</text:p>
            <text:p><text:s text:c="26"/>Medlemspris: 150,00 kr.</text:p>
            <text:p><text:s text:c="26"/>Pris: 199,95 kr.</text:p>
            <text:p><text:s text:c="12"/></text:p>
            <text:p><text:s text:c="14"/></text:p>
            <text:p><text:s text:c="16"/>Info</text:p>
          </table:table-cell>
          <table:table-cell office:value-type="string">
            <text:p>https://www.skalk.dk/webshoppen/produkter/imports/9788778423931-paa-flugt-fra-foereren/</text:p>
          </table:table-cell>
          <table:table-cell/>
          <table:table-cell office:value-type="string">
            <text:p>På flugt fra Føreren</text:p>
          </table:table-cell>
          <table:table-cell office:value-type="string">
            <text:p>Medlemspris: 150,00 kr.</text:p>
          </table:table-cell>
          <table:table-cell office:value-type="string">
            <text:p>Pris: 199,95 kr.</text:p>
          </table:table-cell>
          <table:table-cell table:number-columns-repeated="1014"/>
        </table:table-row>
        <table:table-row table:style-name="ro2">
          <table:table-cell office:value-type="string">
            <text:p>1629471847-248</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Sønderjyllands historie Bd.2</text:p>
            <text:p><text:s text:c="26"/>Medlemspris: 205,00 kr.</text:p>
            <text:p><text:s text:c="26"/>Pris: 228,00 kr.</text:p>
            <text:p><text:s text:c="12"/></text:p>
            <text:p><text:s text:c="14"/></text:p>
            <text:p><text:s text:c="16"/>Info</text:p>
          </table:table-cell>
          <table:table-cell office:value-type="string">
            <text:p>https://www.skalk.dk/webshoppen/produkter/imports/9788774061137-soenderjyllands-historie-bd2/</text:p>
          </table:table-cell>
          <table:table-cell/>
          <table:table-cell office:value-type="string">
            <text:p>Sønderjyllands historie Bd.2</text:p>
          </table:table-cell>
          <table:table-cell office:value-type="string">
            <text:p>Medlemspris: 205,00 kr.</text:p>
          </table:table-cell>
          <table:table-cell office:value-type="string">
            <text:p>Pris: 228,00 kr.</text:p>
          </table:table-cell>
          <table:table-cell table:number-columns-repeated="1014"/>
        </table:table-row>
        <table:table-row table:style-name="ro2">
          <table:table-cell office:value-type="string">
            <text:p>1629472589-564</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Vi tror vi kan måle alt</text:p>
            <text:p><text:s text:c="26"/>Medlemspris: 239,96 kr.</text:p>
            <text:p><text:s text:c="26"/>Pris: 299,95 kr.</text:p>
            <text:p><text:s text:c="12"/></text:p>
            <text:p><text:s text:c="14"/></text:p>
            <text:p><text:s text:c="16"/>Info</text:p>
          </table:table-cell>
          <table:table-cell office:value-type="string">
            <text:p>https://www.skalk.dk/webshoppen/produkter/imports/9788740668018-vi-tror-vi-kan-maale-alt/</text:p>
          </table:table-cell>
          <table:table-cell/>
          <table:table-cell office:value-type="string">
            <text:p>Vi tror vi kan måle alt</text:p>
          </table:table-cell>
          <table:table-cell office:value-type="string">
            <text:p>Medlemspris: 239,96 kr.</text:p>
          </table:table-cell>
          <table:table-cell office:value-type="string">
            <text:p>Pris: 299,95 kr.</text:p>
          </table:table-cell>
          <table:table-cell table:number-columns-repeated="1014"/>
        </table:table-row>
        <table:table-row table:style-name="ro2">
          <table:table-cell office:value-type="string">
            <text:p>1629472029-344</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Rædselstiden</text:p>
            <text:p><text:s text:c="26"/>Medlemspris: 285,00 kr.</text:p>
            <text:p><text:s text:c="26"/>Pris: 299,95 kr.</text:p>
            <text:p><text:s text:c="12"/></text:p>
            <text:p><text:s text:c="14"/></text:p>
            <text:p><text:s text:c="16"/>Info</text:p>
          </table:table-cell>
          <table:table-cell office:value-type="string">
            <text:p>https://www.skalk.dk/webshoppen/produkter/imports/9788794082006-raedselstiden/</text:p>
          </table:table-cell>
          <table:table-cell/>
          <table:table-cell office:value-type="string">
            <text:p>Rædselstiden</text:p>
          </table:table-cell>
          <table:table-cell office:value-type="string">
            <text:p>Medlemspris: 285,00 kr.</text:p>
          </table:table-cell>
          <table:table-cell office:value-type="string">
            <text:p>Pris: 299,95 kr.</text:p>
          </table:table-cell>
          <table:table-cell table:number-columns-repeated="1014"/>
        </table:table-row>
        <table:table-row table:style-name="ro2">
          <table:table-cell office:value-type="string">
            <text:p>1629472644-597</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table:number-columns-repeated="2"/>
          <table:table-cell office:value-type="string">
            <text:p>/Media/DownloadetImages/9788793229006.jpg?width=280&amp;heightratio=1&amp;mode=boxpad</text:p>
          </table:table-cell>
          <table:table-cell table:number-columns-repeated="1017"/>
        </table:table-row>
        <table:table-row table:style-name="ro2">
          <table:table-cell office:value-type="string">
            <text:p>1629471518-143</text:p>
          </table:table-cell>
          <table:table-cell office:value-type="string">
            <text:p>https://www.skalk.dk/webshoppen/?categories=18858&amp;sort=alphabetical</text:p>
          </table:table-cell>
          <table:table-cell table:number-columns-repeated="2"/>
          <table:table-cell office:value-type="string">
            <text:p>Breve fra Anders</text:p>
            <text:p><text:s text:c="26"/>Medlemspris: 255,00 kr.</text:p>
            <text:p><text:s text:c="26"/>Pris: 299,95 kr.</text:p>
            <text:p><text:s text:c="12"/></text:p>
            <text:p><text:s text:c="14"/></text:p>
            <text:p><text:s text:c="16"/>Info</text:p>
          </table:table-cell>
          <table:table-cell office:value-type="string">
            <text:p>https://www.skalk.dk/webshoppen/produkter/imports/9788702043884-breve-fra-anders/</text:p>
          </table:table-cell>
          <table:table-cell/>
          <table:table-cell office:value-type="string">
            <text:p>Breve fra Anders</text:p>
          </table:table-cell>
          <table:table-cell office:value-type="string">
            <text:p>Medlemspris: 255,00 kr.</text:p>
          </table:table-cell>
          <table:table-cell office:value-type="string">
            <text:p>Pris: 299,95 kr.</text:p>
          </table:table-cell>
          <table:table-cell office:value-type="string">
            <text:p>Omkring 6.300 danske sømænd sejlede på verdenshavene for de allierede under Anden Verdenskrig. En af dem var Anders Hansen, andenstyrmand på ØK-skibet Panama, og det er hans historie, der folder fortællingen om de danske krigssejlere ud. Deres indsats var uden sammenligning Danmarks største bidrag til den allierede krigsførelse fra september 1939 til 1945.</text:p>
          </table:table-cell>
          <table:table-cell table:number-columns-repeated="1013"/>
        </table:table-row>
        <table:table-row table:style-name="ro2">
          <table:table-cell office:value-type="string">
            <text:p>1629472957-728</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table:number-columns-repeated="2"/>
          <table:table-cell office:value-type="string">
            <text:p>/Media/DownloadetImages/9788774574477.jpg?width=280&amp;heightratio=1&amp;mode=boxpad</text:p>
          </table:table-cell>
          <table:table-cell table:number-columns-repeated="1017"/>
        </table:table-row>
        <table:table-row table:style-name="ro2">
          <table:table-cell office:value-type="string">
            <text:p>1629471696-197</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table:number-columns-repeated="2"/>
          <table:table-cell office:value-type="string">
            <text:p>/Media/DownloadetImages/9788779342880.jpg?width=280&amp;heightratio=1&amp;mode=boxpad</text:p>
          </table:table-cell>
          <table:table-cell table:number-columns-repeated="1017"/>
        </table:table-row>
        <table:table-row table:style-name="ro2">
          <table:table-cell office:value-type="string">
            <text:p>1629473338-863</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e uønskede</text:p>
            <text:p><text:s text:c="26"/>Medlemspris: 340,00 kr.</text:p>
            <text:p><text:s text:c="26"/>Pris: 399,95 kr.</text:p>
            <text:p><text:s text:c="12"/></text:p>
            <text:p><text:s text:c="14"/></text:p>
            <text:p><text:s text:c="16"/>Info</text:p>
          </table:table-cell>
          <table:table-cell office:value-type="string">
            <text:p>https://www.skalk.dk/webshoppen/produkter/imports/9788702250602-de-uoenskede/</text:p>
          </table:table-cell>
          <table:table-cell/>
          <table:table-cell office:value-type="string">
            <text:p>De uønskede</text:p>
          </table:table-cell>
          <table:table-cell office:value-type="string">
            <text:p>Medlemspris: 340,00 kr.</text:p>
          </table:table-cell>
          <table:table-cell office:value-type="string">
            <text:p>Pris: 399,95 kr.</text:p>
          </table:table-cell>
          <table:table-cell table:number-columns-repeated="1014"/>
        </table:table-row>
        <table:table-row table:style-name="ro2">
          <table:table-cell office:value-type="string">
            <text:p>1629471566-154</text:p>
          </table:table-cell>
          <table:table-cell office:value-type="string">
            <text:p>https://www.skalk.dk/webshoppen/?categories=18858&amp;sort=alphabetical</text:p>
          </table:table-cell>
          <table:table-cell table:number-columns-repeated="2"/>
          <table:table-cell office:value-type="string">
            <text:p>Bedraget - Sagen om Nordisk Fjer</text:p>
            <text:p><text:s text:c="26"/>Medlemspris: 212,50 kr.</text:p>
            <text:p><text:s text:c="26"/>Pris: 249,95 kr.</text:p>
            <text:p><text:s text:c="12"/></text:p>
            <text:p><text:s text:c="14"/></text:p>
            <text:p><text:s text:c="16"/>Info</text:p>
          </table:table-cell>
          <table:table-cell office:value-type="string">
            <text:p>https://www.skalk.dk/webshoppen/produkter/imports/9788711481196-bedraget-sagen-om-nordisk-fjer/</text:p>
          </table:table-cell>
          <table:table-cell/>
          <table:table-cell office:value-type="string">
            <text:p>Bedraget - Sagen om Nordisk Fjer</text:p>
          </table:table-cell>
          <table:table-cell office:value-type="string">
            <text:p>Medlemspris: 212,50 kr.</text:p>
          </table:table-cell>
          <table:table-cell office:value-type="string">
            <text:p>Pris: 249,95 kr.</text:p>
          </table:table-cell>
          <table:table-cell office:value-type="string">
            <text:p>Natten til den 18. november 1990 begår Johannes Petersen selvmord. Dagen efter går Nordisk Fjer i betalingsstandsning, og i de følgende måneder oprulles danmarkshistoriens største erhvervsskandale med svindel og gæld for flere milliarder kroner. Historien om Nordisk Fjer handler om en hæderkronet, solid dansk virksomhed, som blev spundet ind i et så kompliceret net af bedrag, at hverken medarbejdere, bestyrelse, revisorer eller medier dengang forstod, hvordan det hang sammen, og også efterforskningen havde efterfølgende svært ved at trænge til bunds i sagen. Den historie fortælles her for første gang.</text:p>
          </table:table-cell>
          <table:table-cell table:number-columns-repeated="1013"/>
        </table:table-row>
        <table:table-row table:style-name="ro2">
          <table:table-cell office:value-type="string">
            <text:p>1629472735-618</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Karen Blixens Blomster</text:p>
            <text:p><text:s text:c="26"/>Medlemspris: 234,00 kr.</text:p>
            <text:p><text:s text:c="26"/>Pris: 259,95 kr.</text:p>
            <text:p><text:s text:c="12"/></text:p>
            <text:p><text:s text:c="14"/></text:p>
            <text:p><text:s text:c="16"/>Info</text:p>
          </table:table-cell>
          <table:table-cell office:value-type="string">
            <text:p>https://www.skalk.dk/webshoppen/produkter/imports/9788702199871-karen-blixens-blomster/</text:p>
          </table:table-cell>
          <table:table-cell/>
          <table:table-cell office:value-type="string">
            <text:p>Karen Blixens Blomster</text:p>
          </table:table-cell>
          <table:table-cell office:value-type="string">
            <text:p>Medlemspris: 234,00 kr.</text:p>
          </table:table-cell>
          <table:table-cell office:value-type="string">
            <text:p>Pris: 259,95 kr.</text:p>
          </table:table-cell>
          <table:table-cell office:value-type="string">
            <text:p>Ny udgave af Karen Blixens blomster, der længe har været udsolgt. Karen Blixen var en sand blomsterdekoratør. Hun elskede at lave overdådige kompositioner med blomster, grene, ukrudt, frugter og kålblade m.m. i vaser, terriner, opsatser og skåle. Hun kunne bruge timer, nogle gange dage på at arrangere dem. Når blomsterdekorationen var færdig, kom hendes nabo, arkitekturprofessor Steen Eiler Rasmussen, og fotograferede. Det er hans illustrationer, der ledsager bogens essays om Blixens dekorationer. Og det er også en bog, der dokumenterer hendes kunst på dette område.</text:p>
          </table:table-cell>
          <table:table-cell table:number-columns-repeated="1013"/>
        </table:table-row>
        <table:table-row table:style-name="ro2">
          <table:table-cell office:value-type="string">
            <text:p>1629472957-722</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table:number-columns-repeated="2"/>
          <table:table-cell office:value-type="string">
            <text:p>/Media/DownloadetImages/9788774061397.jpg?width=280&amp;heightratio=1&amp;mode=boxpad</text:p>
          </table:table-cell>
          <table:table-cell table:number-columns-repeated="1017"/>
        </table:table-row>
        <table:table-row table:style-name="ro2">
          <table:table-cell office:value-type="string">
            <text:p>1629473293-855</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en Russiske Revolution og Borgerkrig</text:p>
            <text:p><text:s text:c="26"/>Medlemspris: 198,00 kr.</text:p>
            <text:p><text:s text:c="26"/>Pris: 220,00 kr.</text:p>
            <text:p><text:s text:c="12"/></text:p>
            <text:p><text:s text:c="14"/></text:p>
            <text:p><text:s text:c="16"/>Info</text:p>
          </table:table-cell>
          <table:table-cell office:value-type="string">
            <text:p>https://www.skalk.dk/webshoppen/produkter/imports/9788791834301-den-russiske-revolution-og-borgerkrig/</text:p>
          </table:table-cell>
          <table:table-cell/>
          <table:table-cell office:value-type="string">
            <text:p>Den Russiske Revolution og Borgerkrig</text:p>
          </table:table-cell>
          <table:table-cell office:value-type="string">
            <text:p>Medlemspris: 198,00 kr.</text:p>
          </table:table-cell>
          <table:table-cell office:value-type="string">
            <text:p>Pris: 220,00 kr.</text:p>
          </table:table-cell>
          <table:table-cell office:value-type="string">
            <text:p>Denne bog skildrer indgående Den Russiske Revolution i 1917, dens baggrund og de politiske diskussioner i Bolsjevikpartiet både op til og under de intense revolutionsmåneder i 1917. Bogens anden del giver et overblik over den efterfølgende borgerkrig og behandler en række kontroversielle emner. Det gælder for eksempel den lidet kendte finske revolution, politiske terror og Bolsjevikkernes sammenstød med anarkisterne.</text:p>
          </table:table-cell>
          <table:table-cell table:number-columns-repeated="1013"/>
        </table:table-row>
        <table:table-row table:style-name="ro2">
          <table:table-cell office:value-type="string">
            <text:p>1629471741-225</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Tranbær Mosefund</text:p>
            <text:p><text:s text:c="26"/>Medlemspris: 177,50 kr.</text:p>
            <text:p><text:s text:c="26"/>Pris: 198,00 kr.</text:p>
            <text:p><text:s text:c="12"/></text:p>
            <text:p><text:s text:c="14"/></text:p>
            <text:p><text:s text:c="16"/>Info</text:p>
          </table:table-cell>
          <table:table-cell office:value-type="string">
            <text:p>https://www.skalk.dk/webshoppen/produkter/imports/9788788415438-tranbaer-mosefund/</text:p>
          </table:table-cell>
          <table:table-cell/>
          <table:table-cell office:value-type="string">
            <text:p>Tranbær Mosefund</text:p>
          </table:table-cell>
          <table:table-cell office:value-type="string">
            <text:p>Medlemspris: 177,50 kr.</text:p>
          </table:table-cell>
          <table:table-cell office:value-type="string">
            <text:p>Pris: 198,00 kr.</text:p>
          </table:table-cell>
          <table:table-cell table:number-columns-repeated="1014"/>
        </table:table-row>
        <table:table-row table:style-name="ro2">
          <table:table-cell office:value-type="string">
            <text:p>1629471806-237</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Thor-kult i vikingetiden</text:p>
            <text:p><text:s text:c="26"/>Medlemspris: 198,00 kr.</text:p>
            <text:p><text:s text:c="26"/>Pris: 248,00 kr.</text:p>
            <text:p><text:s text:c="12"/></text:p>
            <text:p><text:s text:c="14"/></text:p>
            <text:p><text:s text:c="16"/>Info</text:p>
          </table:table-cell>
          <table:table-cell office:value-type="string">
            <text:p>https://www.skalk.dk/webshoppen/produkter/imports/9788763540735-thor-kult-i-vikingetiden/</text:p>
          </table:table-cell>
          <table:table-cell/>
          <table:table-cell office:value-type="string">
            <text:p>Thor-kult i vikingetiden</text:p>
          </table:table-cell>
          <table:table-cell office:value-type="string">
            <text:p>Medlemspris: 198,00 kr.</text:p>
          </table:table-cell>
          <table:table-cell office:value-type="string">
            <text:p>Pris: 248,00 kr.</text:p>
          </table:table-cell>
          <table:table-cell table:number-columns-repeated="1014"/>
        </table:table-row>
        <table:table-row table:style-name="ro2">
          <table:table-cell office:value-type="string">
            <text:p>1629471505-122</text:p>
          </table:table-cell>
          <table:table-cell office:value-type="string">
            <text:p>https://www.skalk.dk/webshoppen/?categories=18858&amp;sort=alphabetical</text:p>
          </table:table-cell>
          <table:table-cell table:number-columns-repeated="4"/>
          <table:table-cell office:value-type="string">
            <text:p>/Media/DownloadetImages/9788788415865.jpg?width=280&amp;heightratio=1&amp;mode=boxpad</text:p>
          </table:table-cell>
          <table:table-cell table:number-columns-repeated="1017"/>
        </table:table-row>
        <table:table-row table:style-name="ro2">
          <table:table-cell office:value-type="string">
            <text:p>1629471869-275</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ølv, blod og kongemagt</text:p>
            <text:p><text:s text:c="26"/>Medlemspris: 255,00 kr.</text:p>
            <text:p><text:s text:c="26"/>Pris: 299,95 kr.</text:p>
            <text:p><text:s text:c="12"/></text:p>
            <text:p><text:s text:c="14"/></text:p>
            <text:p><text:s text:c="16"/>Info</text:p>
          </table:table-cell>
          <table:table-cell office:value-type="string">
            <text:p>https://www.skalk.dk/webshoppen/produkter/imports/9788702241785-soelv-blod-og-kongemagt/</text:p>
          </table:table-cell>
          <table:table-cell/>
          <table:table-cell office:value-type="string">
            <text:p>Sølv, blod og kongemagt</text:p>
          </table:table-cell>
          <table:table-cell office:value-type="string">
            <text:p>Medlemspris: 255,00 kr.</text:p>
          </table:table-cell>
          <table:table-cell office:value-type="string">
            <text:p>Pris: 299,95 kr.</text:p>
          </table:table-cell>
          <table:table-cell office:value-type="string">
            <text:p>Sølv, blod og kongemagt er en detaljerig og underholdende fortælling om den periode af historien, vi kalder vikingetiden. Men det er også en ny og tankevækkende fremstilling af en fortid, som vi troede, vi kendte.   Gennem tre af den tids markante personligheder – kong Harald Klak af Danmark, skjalden Egil Skalle-Grimssøn fra Island og dronning Emma fra Normandiet – foldes hele historien ud om de dramatiske århundreder fra år 800 til cirka 1050. Bag disse personer udpeger bogen tre faktorer, der drev den historiske udvikling i Nordeuropa i perioden. Denne treenighed er: SØLV, BLOD &amp; KONGEMAGT. Eller mere prosaisk udtrykt: handel, slægter og centralisering.   Tag med på togt gennem sølvrige handelsbyer, til kongers forhandlingsmøder og over bølgerne til bloddrivende slagmarker, når historiker Anders Lundt Hansen i veloplagt fortælleform giver en samlet forklaring på den skandinaviske ekspansion. Samtidig hæver forfatteren øksen over en af de bærende stolper i den danske identitet: vikingetiden. Bygget på et righoldigt materiale af de nyeste historiske og arkæologiske kilder viser bogen, hvordan forestillingen om vikingerne har stået i vejen for en forståelse af de begivenheder, der i så høj grad har formet Nordens og Europas historie.</text:p>
          </table:table-cell>
          <table:table-cell table:number-columns-repeated="1013"/>
        </table:table-row>
        <table:table-row table:style-name="ro2">
          <table:table-cell office:value-type="string">
            <text:p>1629471524-146</text:p>
          </table:table-cell>
          <table:table-cell office:value-type="string">
            <text:p>https://www.skalk.dk/webshoppen/?categories=18858&amp;sort=alphabetical</text:p>
          </table:table-cell>
          <table:table-cell table:number-columns-repeated="2"/>
          <table:table-cell office:value-type="string">
            <text:p>Bornholm med Ertholmene</text:p>
            <text:p><text:s text:c="26"/>Medlemspris: 200,00 kr.</text:p>
            <text:p><text:s text:c="26"/>Pris: 249,95 kr.</text:p>
            <text:p><text:s text:c="12"/></text:p>
            <text:p><text:s text:c="14"/></text:p>
            <text:p><text:s text:c="16"/>Info</text:p>
          </table:table-cell>
          <table:table-cell office:value-type="string">
            <text:p>https://www.skalk.dk/webshoppen/produkter/imports/9788740654189-bornholm-med-ertholmene/</text:p>
          </table:table-cell>
          <table:table-cell/>
          <table:table-cell office:value-type="string">
            <text:p>Bornholm med Ertholmene</text:p>
          </table:table-cell>
          <table:table-cell office:value-type="string">
            <text:p>Medlemspris: 200,00 kr.</text:p>
          </table:table-cell>
          <table:table-cell office:value-type="string">
            <text:p>Pris: 249,95 kr.</text:p>
          </table:table-cell>
          <table:table-cell office:value-type="string">
            <text:p>I bogen finder man også de små historier. De, som handler om rene bornholmske begivenheder og tildragelser, der spænder fra folkeeventyr, kunst, personer, kirker, hændelser, almuemål med mere – og de behøver såmænd ikke at være højtravende eller skelsættende. De er stadig en del af den store fortælling og får dermed en vigtig plads i denne udgivelse, så man så at sige kommer hele øen rundt.</text:p>
          </table:table-cell>
          <table:table-cell table:number-columns-repeated="1013"/>
        </table:table-row>
        <table:table-row table:style-name="ro2">
          <table:table-cell office:value-type="string">
            <text:p>1629472326-461</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table:number-columns-repeated="2"/>
          <table:table-cell office:value-type="string">
            <text:p>/Media/DownloadetImages/9788793423268.jpg?width=280&amp;heightratio=1&amp;mode=boxpad</text:p>
          </table:table-cell>
          <table:table-cell table:number-columns-repeated="1017"/>
        </table:table-row>
        <table:table-row table:style-name="ro2">
          <table:table-cell office:value-type="string">
            <text:p>1629471696-196</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table:number-columns-repeated="2"/>
          <table:table-cell office:value-type="string">
            <text:p>/Media/DownloadetImages/9788740654769.jpg?width=280&amp;heightratio=1&amp;mode=boxpad</text:p>
          </table:table-cell>
          <table:table-cell table:number-columns-repeated="1017"/>
        </table:table-row>
        <table:table-row table:style-name="ro2">
          <table:table-cell office:value-type="string">
            <text:p>1629472180-419</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One Dollar Man</text:p>
            <text:p><text:s text:c="26"/>Medlemspris: 240,00 kr.</text:p>
            <text:p><text:s text:c="26"/>Pris: 299,95 kr.</text:p>
            <text:p><text:s text:c="12"/></text:p>
            <text:p><text:s text:c="14"/></text:p>
            <text:p><text:s text:c="16"/>Info</text:p>
          </table:table-cell>
          <table:table-cell office:value-type="string">
            <text:p>https://www.skalk.dk/webshoppen/produkter/imports/9788711567845-one-dollar-man/</text:p>
          </table:table-cell>
          <table:table-cell/>
          <table:table-cell office:value-type="string">
            <text:p>One Dollar Man</text:p>
          </table:table-cell>
          <table:table-cell office:value-type="string">
            <text:p>Medlemspris: 240,00 kr.</text:p>
          </table:table-cell>
          <table:table-cell office:value-type="string">
            <text:p>Pris: 299,95 kr.</text:p>
          </table:table-cell>
          <table:table-cell table:number-columns-repeated="1014"/>
        </table:table-row>
        <table:table-row table:style-name="ro2">
          <table:table-cell office:value-type="string">
            <text:p>1629473490-951</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nmark og Færøerne</text:p>
            <text:p><text:s text:c="26"/>Medlemspris: 140,00 kr.</text:p>
            <text:p><text:s text:c="26"/>Pris: 175,00 kr.</text:p>
            <text:p><text:s text:c="12"/></text:p>
            <text:p><text:s text:c="14"/></text:p>
            <text:p><text:s text:c="16"/>Info</text:p>
          </table:table-cell>
          <table:table-cell office:value-type="string">
            <text:p>https://www.skalk.dk/webshoppen/produkter/imports/9788763538916-danmark-og-faeroeerne/</text:p>
          </table:table-cell>
          <table:table-cell/>
          <table:table-cell office:value-type="string">
            <text:p>Danmark og Færøerne</text:p>
          </table:table-cell>
          <table:table-cell office:value-type="string">
            <text:p>Medlemspris: 140,00 kr.</text:p>
          </table:table-cell>
          <table:table-cell office:value-type="string">
            <text:p>Pris: 175,00 kr.</text:p>
          </table:table-cell>
          <table:table-cell office:value-type="string">
            <text:p>Siden 1387 har Færøerne været en del af det danske rige. Tilknytningen til Danmark har vekslet i styrke, men da det danske rige igennem 1800-tallet blev stærkt reduceret, blev det vigtigt for Danmark at fremstå som et samlet rige. I modsætning til den tidligere danske konglomeratstats ofte uformelleog løse relationer skulle riget derfor knyttes tættere sammen, hvilket affødte diskussioner om Færøernes stilling i riget, som kan spores helt op til vor tid.</text:p>
          </table:table-cell>
          <table:table-cell table:number-columns-repeated="1013"/>
        </table:table-row>
        <table:table-row table:style-name="ro2">
          <table:table-cell office:value-type="string">
            <text:p>1629472112-367</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Poul Henningsen dengang og nu - en debatbog</text:p>
            <text:p><text:s text:c="26"/>Medlemspris: 360,00 kr.</text:p>
            <text:p><text:s text:c="26"/>Pris: 399,95 kr.</text:p>
            <text:p><text:s text:c="12"/></text:p>
            <text:p><text:s text:c="14"/></text:p>
            <text:p><text:s text:c="16"/>Info</text:p>
          </table:table-cell>
          <table:table-cell office:value-type="string">
            <text:p>https://www.skalk.dk/webshoppen/produkter/imports/9788702055337-poul-henningsen-dengang-og-nu-en-debatbog/</text:p>
          </table:table-cell>
          <table:table-cell/>
          <table:table-cell office:value-type="string">
            <text:p>Poul Henningsen dengang og nu - en debatbog</text:p>
          </table:table-cell>
          <table:table-cell office:value-type="string">
            <text:p>Medlemspris: 360,00 kr.</text:p>
          </table:table-cell>
          <table:table-cell office:value-type="string">
            <text:p>Pris: 399,95 kr.</text:p>
          </table:table-cell>
          <table:table-cell office:value-type="string">
            <text:p>En reaktualisering af Poul Henningsen i alle hans roller: multikunstner, kritiker, debattør, arkitekt, byplanlægger og stadig aktuel provokatør. Bogen er skrevet af en bred vifte af fagfolk, som diskuterer åbent og kritisk, hvad PH stod for, og hvilken indflydelse han har haft på dansk livsform og bevidsthed. Rigt illustreret med citater fra PH, klip fra hans scrapbøger og nyfundet billedmateriale.</text:p>
          </table:table-cell>
          <table:table-cell table:number-columns-repeated="1013"/>
        </table:table-row>
        <table:table-row table:style-name="ro2">
          <table:table-cell office:value-type="string">
            <text:p>1629473425-907</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table:number-columns-repeated="2"/>
          <table:table-cell office:value-type="string">
            <text:p>/Media/DownloadetImages/9788712057451.jpg?width=280&amp;heightratio=1&amp;mode=boxpad</text:p>
          </table:table-cell>
          <table:table-cell table:number-columns-repeated="1017"/>
        </table:table-row>
        <table:table-row table:style-name="ro2">
          <table:table-cell office:value-type="string">
            <text:p>1629472484-529</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table:number-columns-repeated="2"/>
          <table:table-cell office:value-type="string">
            <text:p>/Media/DownloadetImages/9788788415612.jpg?width=280&amp;heightratio=1&amp;mode=boxpad</text:p>
          </table:table-cell>
          <table:table-cell table:number-columns-repeated="1017"/>
        </table:table-row>
        <table:table-row table:style-name="ro2">
          <table:table-cell office:value-type="string">
            <text:p>1629472180-416</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One Dollar Man</text:p>
            <text:p><text:s text:c="26"/>Medlemspris: 240,00 kr.</text:p>
            <text:p><text:s text:c="26"/>Pris: 299,95 kr.</text:p>
            <text:p><text:s text:c="12"/></text:p>
            <text:p><text:s text:c="14"/></text:p>
            <text:p><text:s text:c="16"/>Info</text:p>
          </table:table-cell>
          <table:table-cell office:value-type="string">
            <text:p>https://www.skalk.dk/webshoppen/produkter/imports/9788711567845-one-dollar-man/</text:p>
          </table:table-cell>
          <table:table-cell/>
          <table:table-cell office:value-type="string">
            <text:p>One Dollar Man</text:p>
          </table:table-cell>
          <table:table-cell office:value-type="string">
            <text:p>Medlemspris: 240,00 kr.</text:p>
          </table:table-cell>
          <table:table-cell office:value-type="string">
            <text:p>Pris: 299,95 kr.</text:p>
          </table:table-cell>
          <table:table-cell office:value-type="string">
            <text:p>ONE DOLLAR MAN er den glemte historie om cykelsmeden, der udvandrede med immigrantskib fra København i 1900 med 30 dollars på lommen. Han kæmpede sig op fra bunden af det amerikanske samfund og blev en af USAs største og bedst betalte erhvervsfolk, inden han blev hentet til Washington DC for at hjælpe præsidenten.</text:p>
          </table:table-cell>
          <table:table-cell table:number-columns-repeated="1013"/>
        </table:table-row>
        <table:table-row table:style-name="ro2">
          <table:table-cell office:value-type="string">
            <text:p>1629471908-293</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tore Nordiske Krig</text:p>
            <text:p><text:s text:c="26"/>Medlemspris: 510,00 kr.</text:p>
            <text:p><text:s text:c="26"/>Pris: 600,00 kr.</text:p>
            <text:p><text:s text:c="12"/></text:p>
            <text:p><text:s text:c="14"/></text:p>
            <text:p><text:s text:c="16"/>Info</text:p>
          </table:table-cell>
          <table:table-cell office:value-type="string">
            <text:p>https://www.skalk.dk/webshoppen/produkter/imports/9788740001471-store-nordiske-krig/</text:p>
          </table:table-cell>
          <table:table-cell/>
          <table:table-cell office:value-type="string">
            <text:p>Store Nordiske Krig</text:p>
          </table:table-cell>
          <table:table-cell office:value-type="string">
            <text:p>Medlemspris: 510,00 kr.</text:p>
          </table:table-cell>
          <table:table-cell office:value-type="string">
            <text:p>Pris: 600,00 kr.</text:p>
          </table:table-cell>
          <table:table-cell office:value-type="string">
            <text:p>Stort tobindsværk i kassette – og det første danske, rigt illustrerede værk i nyere tid om Store Nordiske Krig, som på afgørende vis ændrede magtbalancen i Europa.</text:p>
          </table:table-cell>
          <table:table-cell table:number-columns-repeated="1013"/>
        </table:table-row>
        <table:table-row table:style-name="ro2">
          <table:table-cell office:value-type="string">
            <text:p>1629473042-746</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Fundats og ordinans for Københavns Universitet 1539</text:p>
            <text:p><text:s text:c="26"/>Medlemspris: 255,00 kr.</text:p>
            <text:p><text:s text:c="26"/>Pris: 299,95 kr.</text:p>
            <text:p><text:s text:c="12"/></text:p>
            <text:p><text:s text:c="14"/></text:p>
            <text:p><text:s text:c="16"/>Info</text:p>
          </table:table-cell>
          <table:table-cell office:value-type="string">
            <text:p>https://www.skalk.dk/webshoppen/produkter/imports/9788793229907-fundats-og-ordinans-for-koebenhavns-universitet-1539/</text:p>
          </table:table-cell>
          <table:table-cell/>
          <table:table-cell office:value-type="string">
            <text:p>Fundats og ordinans for Københavns Universitet 1539</text:p>
          </table:table-cell>
          <table:table-cell office:value-type="string">
            <text:p>Medlemspris: 255,00 kr.</text:p>
          </table:table-cell>
          <table:table-cell office:value-type="string">
            <text:p>Pris: 299,95 kr.</text:p>
          </table:table-cell>
          <table:table-cell office:value-type="string">
            <text:p>Københavns Universitets fundats fra 1539 er det stiftelsesdokument, som udstak rammerne for universitetet efter reformationen. Universitetet blev grundlagt i 1479, men tilknytningen til den katolske kirke betød, at det ophørte med at fungere i årene op mod reformationen i 1536. Efter reformationen blev universitetet genåbnet, og det fik et stort medansvar for at forme både kirken og samfundet i overensstemmelse med reformationens idealer. Det gælder ikke mindst opgaven med at uddanne nye, lutherske sognepræster.</text:p>
            <text:p/>
            <text:p>Som ramme for universitetets arbejde udstedte kong Christian 3. i 1539 en ny fundats, og den omhandler meget mere end blot juridiske og økonomiske forhold. Den er særlig ved også at indeholde mange vigtige betragtninger over videnskab, undervisning, studerende, lærere, om forholdet mellem universitet og samfund på reformationstiden og i det hele taget om Danmarks kulturhistorie i 1500-tallet. Fundatsen var gældende til langt ind i 1700-tallet, og den udtrykker derfor et syn på højere uddannelse, som i generation efter generation var med til at præge danmarkshistorien.</text:p>
            <text:p/>
            <text:p>Fundatsen blev udstedt på latin, men udgives nu for første gang med både en dansk og en engelsk nyoversættelse samt indledning og noter til forklaring af den historiske kontekst.</text:p>
          </table:table-cell>
          <table:table-cell table:number-columns-repeated="1013"/>
        </table:table-row>
        <table:table-row table:style-name="ro2">
          <table:table-cell office:value-type="string">
            <text:p>1629472957-707</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table:number-columns-repeated="2"/>
          <table:table-cell office:value-type="string">
            <text:p>/Media/DownloadetImages/9788740652581.jpg?width=280&amp;heightratio=1&amp;mode=boxpad</text:p>
          </table:table-cell>
          <table:table-cell table:number-columns-repeated="1017"/>
        </table:table-row>
        <table:table-row table:style-name="ro2">
          <table:table-cell office:value-type="string">
            <text:p>1629471651-180</text:p>
          </table:table-cell>
          <table:table-cell office:value-type="string">
            <text:p>https://www.skalk.dk/webshoppen/?categories=18858&amp;sort=alphabetical</text:p>
          </table:table-cell>
          <table:table-cell table:number-columns-repeated="2"/>
          <table:table-cell office:value-type="string">
            <text:p>1864 i billeder</text:p>
            <text:p><text:s text:c="26"/>Medlemspris: 360,00 kr.</text:p>
            <text:p><text:s text:c="26"/>Pris: 399,95 kr.</text:p>
            <text:p><text:s text:c="12"/></text:p>
            <text:p><text:s text:c="14"/></text:p>
            <text:p><text:s text:c="16"/>Info</text:p>
          </table:table-cell>
          <table:table-cell office:value-type="string">
            <text:p>https://www.skalk.dk/webshoppen/produkter/imports/9788702120547-1864-i-billeder/</text:p>
          </table:table-cell>
          <table:table-cell/>
          <table:table-cell office:value-type="string">
            <text:p>1864 i billeder</text:p>
          </table:table-cell>
          <table:table-cell office:value-type="string">
            <text:p>Medlemspris: 360,00 kr.</text:p>
          </table:table-cell>
          <table:table-cell office:value-type="string">
            <text:p>Pris: 399,95 kr.</text:p>
          </table:table-cell>
          <table:table-cell office:value-type="string">
            <text:p>Med sine to bøger om krigen 1864 – SLAGTEBÆNK DYBBØL og DOMMEDAG ALS – har Tom Buk-Swienty genoplivet en krig med afgørende betydning for Danmark og den danske selvforståelse. Begge bøger var illustrerede, men udelukkende med gamle sort-hvide fotos og nogle enkelte stregtegninger. Der findes imidlertid et stort og meget spændende billedmateriale om de to krige, alt fra store oliemalerier over træsnit, akvareller og satiretegninger til soldaternes egne skitser. Det er disse illustrationer, vi nu bruger til at fortælle historien om krigen 1864 på en ny måde - 1864 ILLUSTRERET.</text:p>
          </table:table-cell>
          <table:table-cell table:number-columns-repeated="1013"/>
        </table:table-row>
        <table:table-row table:style-name="ro2">
          <table:table-cell office:value-type="string">
            <text:p>1629472644-580</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table:number-columns-repeated="2"/>
          <table:table-cell office:value-type="string">
            <text:p>/Media/DownloadetImages/9788789531144.jpg?width=280&amp;heightratio=1&amp;mode=boxpad</text:p>
          </table:table-cell>
          <table:table-cell table:number-columns-repeated="1017"/>
        </table:table-row>
        <table:table-row table:style-name="ro2">
          <table:table-cell office:value-type="string">
            <text:p>1629473116-770</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table:number-columns-repeated="2"/>
          <table:table-cell office:value-type="string">
            <text:p>/Media/DownloadetImages/9788793771079.jpg?width=280&amp;heightratio=1&amp;mode=boxpad</text:p>
          </table:table-cell>
          <table:table-cell table:number-columns-repeated="1017"/>
        </table:table-row>
        <table:table-row table:style-name="ro2">
          <table:table-cell office:value-type="string">
            <text:p>1629472957-724</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table:number-columns-repeated="2"/>
          <table:table-cell office:value-type="string">
            <text:p>/Media/DownloadetImages/9788789531519.jpg?width=280&amp;heightratio=1&amp;mode=boxpad</text:p>
          </table:table-cell>
          <table:table-cell table:number-columns-repeated="1017"/>
        </table:table-row>
        <table:table-row table:style-name="ro2">
          <table:table-cell office:value-type="string">
            <text:p>1629472323-450</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Militære efterretninger</text:p>
            <text:p><text:s text:c="26"/>Medlemspris: 80,00 kr.</text:p>
            <text:p><text:s text:c="26"/>Pris: 99,95 kr.</text:p>
            <text:p><text:s text:c="12"/></text:p>
            <text:p><text:s text:c="14"/></text:p>
            <text:p><text:s text:c="16"/>Info</text:p>
          </table:table-cell>
          <table:table-cell office:value-type="string">
            <text:p>https://www.skalk.dk/webshoppen/produkter/imports/9788755912335-militaere-efterretninger/</text:p>
          </table:table-cell>
          <table:table-cell/>
          <table:table-cell office:value-type="string">
            <text:p>Militære efterretninger</text:p>
          </table:table-cell>
          <table:table-cell office:value-type="string">
            <text:p>Medlemspris: 80,00 kr.</text:p>
          </table:table-cell>
          <table:table-cell office:value-type="string">
            <text:p>Pris: 99,95 kr.</text:p>
          </table:table-cell>
          <table:table-cell office:value-type="string">
            <text:p>Fra invasionen af Sovjetunionen 1941 til angrebet på World Trade Center 2001.</text:p>
            <text:p>En kontroversiel bog om nogle af vor tids mest fatale efterretningsmæssige brølere. Forfatteren beskriver levende og koncist de begivenheder, som førte til katastroferne, og giver samtidig sin vurdering af, hvorfor livsvigtige efterretninger så ofte bliver overset, misforstået eller undervurderet af såvel politikere som højt anerkendte generaler. Bogen henvender sig til enhver, der interesserer sig for militærhistorie og de sidste årtiers politiske historie.</text:p>
          </table:table-cell>
          <table:table-cell table:number-columns-repeated="1013"/>
        </table:table-row>
        <table:table-row table:style-name="ro2">
          <table:table-cell office:value-type="string">
            <text:p>1629472915-698</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Herluf Trolle</text:p>
            <text:p><text:s text:c="26"/>Medlemspris: 270,00 kr.</text:p>
            <text:p><text:s text:c="26"/>Pris: 299,95 kr.</text:p>
            <text:p><text:s text:c="12"/></text:p>
            <text:p><text:s text:c="14"/></text:p>
            <text:p><text:s text:c="16"/>Info</text:p>
          </table:table-cell>
          <table:table-cell office:value-type="string">
            <text:p>https://www.skalk.dk/webshoppen/produkter/imports/9788702176025-herluf-trolle/</text:p>
          </table:table-cell>
          <table:table-cell/>
          <table:table-cell office:value-type="string">
            <text:p>Herluf Trolle</text:p>
          </table:table-cell>
          <table:table-cell office:value-type="string">
            <text:p>Medlemspris: 270,00 kr.</text:p>
          </table:table-cell>
          <table:table-cell office:value-type="string">
            <text:p>Pris: 299,95 kr.</text:p>
          </table:table-cell>
          <table:table-cell table:number-columns-repeated="1014"/>
        </table:table-row>
        <table:table-row table:style-name="ro2">
          <table:table-cell office:value-type="string">
            <text:p>1629473136-792</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Europa 1800-2000</text:p>
            <text:p><text:s text:c="26"/>Medlemspris: 378,00 kr.</text:p>
            <text:p><text:s text:c="26"/>Pris: 420,00 kr.</text:p>
            <text:p><text:s text:c="12"/></text:p>
            <text:p><text:s text:c="14"/></text:p>
            <text:p><text:s text:c="16"/>Info</text:p>
          </table:table-cell>
          <table:table-cell office:value-type="string">
            <text:p>https://www.skalk.dk/webshoppen/produkter/imports/9788778671035-europa-1800-2000/</text:p>
          </table:table-cell>
          <table:table-cell/>
          <table:table-cell office:value-type="string">
            <text:p>Europa 1800-2000</text:p>
          </table:table-cell>
          <table:table-cell office:value-type="string">
            <text:p>Medlemspris: 378,00 kr.</text:p>
          </table:table-cell>
          <table:table-cell office:value-type="string">
            <text:p>Pris: 420,00 kr.</text:p>
          </table:table-cell>
          <table:table-cell table:number-columns-repeated="1014"/>
        </table:table-row>
        <table:table-row table:style-name="ro2">
          <table:table-cell office:value-type="string">
            <text:p>1629473188-804</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Døden ved Yangtze-floden</text:p>
            <text:p><text:s text:c="26"/>Medlemspris: 240,00 kr.</text:p>
            <text:p><text:s text:c="26"/>Pris: 299,95 kr.</text:p>
            <text:p><text:s text:c="12"/></text:p>
            <text:p><text:s text:c="14"/></text:p>
            <text:p><text:s text:c="16"/>Info</text:p>
          </table:table-cell>
          <table:table-cell office:value-type="string">
            <text:p>https://www.skalk.dk/webshoppen/produkter/imports/9788740650884-doeden-ved-yangtze-floden/</text:p>
          </table:table-cell>
          <table:table-cell/>
          <table:table-cell office:value-type="string">
            <text:p>Døden ved Yangtze-floden</text:p>
          </table:table-cell>
          <table:table-cell office:value-type="string">
            <text:p>Medlemspris: 240,00 kr.</text:p>
          </table:table-cell>
          <table:table-cell office:value-type="string">
            <text:p>Pris: 299,95 kr.</text:p>
          </table:table-cell>
          <table:table-cell office:value-type="string">
            <text:p>I Vesten har vi for vane at sige, at Anden Verdenskrig begyndte i 1939 med Hitlers overfald på Polen. I Østasien ved de bedre: De første skud faldt allerede to år tidligere. Kina var blevet offer for japansk aggression og kæmpede en desperat kamp for overlevelse. Allerblodigst gik det for sig i Shanghai, hvor op imod en million kinesiske og japanske soldater i efteråret 1937 tørnede sammen i et tre måneder langt opgør, som i omfang og brutalitet kan måle sig med de største slag i Europa få år senere.</text:p>
          </table:table-cell>
          <table:table-cell table:number-columns-repeated="1013"/>
        </table:table-row>
        <table:table-row table:style-name="ro2">
          <table:table-cell office:value-type="string">
            <text:p>1629472556-556</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Vikingernes liv og færden</text:p>
            <text:p><text:s text:c="26"/>Medlemspris: 200,00 kr.</text:p>
            <text:p><text:s text:c="26"/>Pris: 249,95 kr.</text:p>
            <text:p><text:s text:c="12"/></text:p>
            <text:p><text:s text:c="14"/></text:p>
            <text:p><text:s text:c="16"/>Info</text:p>
          </table:table-cell>
          <table:table-cell office:value-type="string">
            <text:p>https://www.skalk.dk/webshoppen/produkter/imports/9788740613551-vikingernes-liv-og-faerden/</text:p>
          </table:table-cell>
          <table:table-cell/>
          <table:table-cell office:value-type="string">
            <text:p>Vikingernes liv og færden</text:p>
          </table:table-cell>
          <table:table-cell office:value-type="string">
            <text:p>Medlemspris: 200,00 kr.</text:p>
          </table:table-cell>
          <table:table-cell office:value-type="string">
            <text:p>Pris: 249,95 kr.</text:p>
          </table:table-cell>
          <table:table-cell table:number-columns-repeated="1014"/>
        </table:table-row>
        <table:table-row table:style-name="ro2">
          <table:table-cell office:value-type="string">
            <text:p>1629472035-349</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Ryd klosters årbog i kulturhistorisk belysning</text:p>
            <text:p><text:s text:c="26"/>Medlemspris: 126,00 kr.</text:p>
            <text:p><text:s text:c="26"/>Pris: 159,00 kr.</text:p>
            <text:p><text:s text:c="12"/></text:p>
            <text:p><text:s text:c="14"/></text:p>
            <text:p><text:s text:c="16"/>Info</text:p>
          </table:table-cell>
          <table:table-cell office:value-type="string">
            <text:p>https://www.skalk.dk/webshoppen/produkter/imports/9788785160997-ryd-klosters-aarbog-i-kulturhistorisk-belysning/</text:p>
          </table:table-cell>
          <table:table-cell/>
          <table:table-cell office:value-type="string">
            <text:p>Ryd klosters årbog i kulturhistorisk belysning</text:p>
          </table:table-cell>
          <table:table-cell office:value-type="string">
            <text:p>Medlemspris: 126,00 kr.</text:p>
          </table:table-cell>
          <table:table-cell office:value-type="string">
            <text:p>Pris: 159,00 kr.</text:p>
          </table:table-cell>
          <table:table-cell office:value-type="string">
            <text:p>Nyoversættelse med kommentarer, stamtavle og register. Illustreret af Jørgen Kraglund.</text:p>
          </table:table-cell>
          <table:table-cell table:number-columns-repeated="1013"/>
        </table:table-row>
        <table:table-row table:style-name="ro2">
          <table:table-cell office:value-type="string">
            <text:p>1629472780-634</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Jelling, Sommeren 1861</text:p>
            <text:p><text:s text:c="26"/>Medlemspris: 250,00 kr.</text:p>
            <text:p><text:s text:c="26"/>Pris: 290,00 kr.</text:p>
            <text:p><text:s text:c="12"/></text:p>
            <text:p><text:s text:c="14"/></text:p>
            <text:p><text:s text:c="16"/>Info</text:p>
          </table:table-cell>
          <table:table-cell office:value-type="string">
            <text:p>https://www.skalk.dk/webshoppen/produkter/imports/9788789531359-jelling-sommeren-1861/</text:p>
          </table:table-cell>
          <table:table-cell/>
          <table:table-cell office:value-type="string">
            <text:p>Jelling, Sommeren 1861</text:p>
          </table:table-cell>
          <table:table-cell office:value-type="string">
            <text:p>Medlemspris: 250,00 kr.</text:p>
          </table:table-cell>
          <table:table-cell office:value-type="string">
            <text:p>Pris: 290,00 kr.</text:p>
          </table:table-cell>
          <table:table-cell office:value-type="string">
            <text:p>Bogen er udgivet som et led i Nationalmuseets Jellingprojekt.</text:p>
          </table:table-cell>
          <table:table-cell table:number-columns-repeated="1013"/>
        </table:table-row>
        <table:table-row table:style-name="ro2">
          <table:table-cell office:value-type="string">
            <text:p>1629473396-881</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anske Middelalderborge</text:p>
            <text:p><text:s text:c="26"/>Medlemspris: 340,00 kr.</text:p>
            <text:p><text:s text:c="26"/>Pris: 399,95 kr.</text:p>
            <text:p><text:s text:c="12"/></text:p>
            <text:p><text:s text:c="14"/></text:p>
            <text:p><text:s text:c="16"/>Info</text:p>
          </table:table-cell>
          <table:table-cell office:value-type="string">
            <text:p>https://www.skalk.dk/webshoppen/produkter/imports/9788779344150-danske-middelalderborge/</text:p>
          </table:table-cell>
          <table:table-cell/>
          <table:table-cell office:value-type="string">
            <text:p>Danske Middelalderborge</text:p>
          </table:table-cell>
          <table:table-cell office:value-type="string">
            <text:p>Medlemspris: 340,00 kr.</text:p>
          </table:table-cell>
          <table:table-cell office:value-type="string">
            <text:p>Pris: 399,95 kr.</text:p>
          </table:table-cell>
          <table:table-cell office:value-type="string">
            <text:p>Danske Middelalderborge er den eneste samlede oversigt over de anlæg, man kender fra det middelalderlige Danmark. Her berettes om, hvem der byggede borgene, hvornår de gjorde det, og hvorfor det skete. Gennem de seneste årtier er flere steder blevet undersøgt, enkelte nye anlæg er blevet fundet, og gamle udgravninger er blevet genåbnet, så man har fået ny viden på flere områder.</text:p>
          </table:table-cell>
          <table:table-cell table:number-columns-repeated="1013"/>
        </table:table-row>
        <table:table-row table:style-name="ro2">
          <table:table-cell office:value-type="string">
            <text:p>1629473116-786</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table:number-columns-repeated="2"/>
          <table:table-cell office:value-type="string">
            <text:p>/Media/DownloadetImages/9788740662191.jpg?width=280&amp;heightratio=1&amp;mode=boxpad</text:p>
          </table:table-cell>
          <table:table-cell table:number-columns-repeated="1017"/>
        </table:table-row>
        <table:table-row table:style-name="ro2">
          <table:table-cell office:value-type="string">
            <text:p>1629472332-475</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Mennesket har altid vandret</text:p>
            <text:p><text:s text:c="26"/>Medlemspris: 85,00 kr.</text:p>
            <text:p><text:s text:c="26"/>Pris: 99,95 kr.</text:p>
            <text:p><text:s text:c="12"/></text:p>
            <text:p><text:s text:c="14"/></text:p>
            <text:p><text:s text:c="16"/>Info</text:p>
          </table:table-cell>
          <table:table-cell office:value-type="string">
            <text:p>https://www.skalk.dk/webshoppen/produkter/imports/9788702227192-mennesket-har-altid-vandret/</text:p>
          </table:table-cell>
          <table:table-cell/>
          <table:table-cell office:value-type="string">
            <text:p>Mennesket har altid vandret</text:p>
          </table:table-cell>
          <table:table-cell office:value-type="string">
            <text:p>Medlemspris: 85,00 kr.</text:p>
          </table:table-cell>
          <table:table-cell office:value-type="string">
            <text:p>Pris: 99,95 kr.</text:p>
          </table:table-cell>
          <table:table-cell office:value-type="string">
            <text:p>Folkevandringerne hører tæt sammen med historiens store vendepunkter. Mennesket har altid vandret, og de store vandringer har formet vores historie og defineret, hvordan vores samfund ser ud i dag – og der er intet, som tyder på, at folkevandringerne kun hører fortiden til. Jeanette Varberg tager læseren med på en tur gennem de store vandringer, som kan påvises gennem en kombination af palæontologi, arkæologi, naturvidenskabelige metoder og historiske kilder. TIL TIDEN handler om både de nære og de helt store forskydninger i samtiden. Korte, koncentrerede bøger, der løfter læserens blik fra den aktuelle debat og sætter emnerne ind i større sammenhænge. TIL TIDEN er skrevet af folk, der ved noget og tør mene noget.</text:p>
          </table:table-cell>
          <table:table-cell table:number-columns-repeated="1013"/>
        </table:table-row>
        <table:table-row table:style-name="ro2">
          <table:table-cell office:value-type="string">
            <text:p>1629472403-494</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Lillys Danmarkshistorie</text:p>
            <text:p><text:s text:c="26"/>Medlemspris: 240,00 kr.</text:p>
            <text:p><text:s text:c="26"/>Pris: 299,95 kr.</text:p>
            <text:p><text:s text:c="12"/></text:p>
            <text:p><text:s text:c="14"/></text:p>
            <text:p><text:s text:c="16"/>Info</text:p>
          </table:table-cell>
          <table:table-cell office:value-type="string">
            <text:p>https://www.skalk.dk/webshoppen/produkter/imports/9788702067903-lillys-danmarkshistorie/</text:p>
          </table:table-cell>
          <table:table-cell/>
          <table:table-cell office:value-type="string">
            <text:p>Lillys Danmarkshistorie</text:p>
          </table:table-cell>
          <table:table-cell office:value-type="string">
            <text:p>Medlemspris: 240,00 kr.</text:p>
          </table:table-cell>
          <table:table-cell office:value-type="string">
            <text:p>Pris: 299,95 kr.</text:p>
          </table:table-cell>
          <table:table-cell office:value-type="string">
            <text:p>Lillys danmarkshistorie tager afsæt i Pia Fris Laneths egen slægt; der indledes med oldemødrene Anna, Karen Marie og Johanne, alle født i 1870'erne, fortsættes over mormor Misse og farmor Gudrun til moderen Lilly, og bogens beretning ender i nutiden med Pia Fris Laneths egen tid og historie. Fokus er på kvinderne i Danmarkshistorien i almindelighed - og kvinderne i Laneths slægt i særdeleshed.</text:p>
          </table:table-cell>
          <table:table-cell table:number-columns-repeated="1013"/>
        </table:table-row>
        <table:table-row table:style-name="ro2">
          <table:table-cell office:value-type="string">
            <text:p>1629472352-481</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Med fornøden dristighed</text:p>
            <text:p><text:s text:c="26"/>Medlemspris: 279,96 kr.</text:p>
            <text:p><text:s text:c="26"/>Pris: 349,95 kr.</text:p>
            <text:p><text:s text:c="12"/></text:p>
            <text:p><text:s text:c="14"/></text:p>
            <text:p><text:s text:c="16"/>Info</text:p>
          </table:table-cell>
          <table:table-cell office:value-type="string">
            <text:p>https://www.skalk.dk/webshoppen/produkter/imports/9788740669763-med-fornoeden-dristighed/</text:p>
          </table:table-cell>
          <table:table-cell/>
          <table:table-cell office:value-type="string">
            <text:p>Med fornøden dristighed</text:p>
          </table:table-cell>
          <table:table-cell office:value-type="string">
            <text:p>Medlemspris: 279,96 kr.</text:p>
          </table:table-cell>
          <table:table-cell office:value-type="string">
            <text:p>Pris: 349,95 kr.</text:p>
          </table:table-cell>
          <table:table-cell table:number-columns-repeated="1014"/>
        </table:table-row>
        <table:table-row table:style-name="ro2">
          <table:table-cell office:value-type="string">
            <text:p>1629471524-147</text:p>
          </table:table-cell>
          <table:table-cell office:value-type="string">
            <text:p>https://www.skalk.dk/webshoppen/?categories=18858&amp;sort=alphabetical</text:p>
          </table:table-cell>
          <table:table-cell table:number-columns-repeated="2"/>
          <table:table-cell office:value-type="string">
            <text:p>Bornholm med Ertholmene</text:p>
            <text:p><text:s text:c="26"/>Medlemspris: 200,00 kr.</text:p>
            <text:p><text:s text:c="26"/>Pris: 249,95 kr.</text:p>
            <text:p><text:s text:c="12"/></text:p>
            <text:p><text:s text:c="14"/></text:p>
            <text:p><text:s text:c="16"/>Info</text:p>
          </table:table-cell>
          <table:table-cell office:value-type="string">
            <text:p>https://www.skalk.dk/webshoppen/produkter/imports/9788740654189-bornholm-med-ertholmene/</text:p>
          </table:table-cell>
          <table:table-cell/>
          <table:table-cell office:value-type="string">
            <text:p>Bornholm med Ertholmene</text:p>
          </table:table-cell>
          <table:table-cell office:value-type="string">
            <text:p>Medlemspris: 200,00 kr.</text:p>
          </table:table-cell>
          <table:table-cell office:value-type="string">
            <text:p>Pris: 249,95 kr.</text:p>
          </table:table-cell>
          <table:table-cell office:value-type="string">
            <text:p>Bogen vil være god til alle gæster og besøgende, men såmænd også til fastboende – her kan alle blive mere fortrolige med den ø, vi alle sammen elsker.</text:p>
          </table:table-cell>
          <table:table-cell table:number-columns-repeated="1013"/>
        </table:table-row>
        <table:table-row table:style-name="ro2">
          <table:table-cell office:value-type="string">
            <text:p>1629471505-137</text:p>
          </table:table-cell>
          <table:table-cell office:value-type="string">
            <text:p>https://www.skalk.dk/webshoppen/?categories=18858&amp;sort=alphabetical</text:p>
          </table:table-cell>
          <table:table-cell table:number-columns-repeated="4"/>
          <table:table-cell office:value-type="string">
            <text:p>/Media/DownloadetImages/9788779344044.jpg?width=280&amp;heightratio=1&amp;mode=boxpad</text:p>
          </table:table-cell>
          <table:table-cell table:number-columns-repeated="1017"/>
        </table:table-row>
        <table:table-row table:style-name="ro2">
          <table:table-cell office:value-type="string">
            <text:p>1629472957-706</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table:number-columns-repeated="2"/>
          <table:table-cell office:value-type="string">
            <text:p>/Media/DownloadetImages/9788702278545.jpg?width=280&amp;heightratio=1&amp;mode=boxpad</text:p>
          </table:table-cell>
          <table:table-cell table:number-columns-repeated="1017"/>
        </table:table-row>
        <table:table-row table:style-name="ro2">
          <table:table-cell office:value-type="string">
            <text:p>1629472767-624</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Jyllandsslaget og Første Verdenskrig i Nordsøen</text:p>
            <text:p><text:s text:c="26"/>Medlemspris: 255,00 kr.</text:p>
            <text:p><text:s text:c="26"/>Pris: 300,00 kr.</text:p>
            <text:p><text:s text:c="12"/></text:p>
            <text:p><text:s text:c="14"/></text:p>
            <text:p><text:s text:c="16"/>Info</text:p>
          </table:table-cell>
          <table:table-cell office:value-type="string">
            <text:p>https://www.skalk.dk/webshoppen/produkter/imports/9788799977949-jyllandsslaget-og-foerste-verdenskrig-i-nordsoeen/</text:p>
          </table:table-cell>
          <table:table-cell/>
          <table:table-cell office:value-type="string">
            <text:p>Jyllandsslaget og Første Verdenskrig i Nordsøen</text:p>
          </table:table-cell>
          <table:table-cell office:value-type="string">
            <text:p>Medlemspris: 255,00 kr.</text:p>
          </table:table-cell>
          <table:table-cell office:value-type="string">
            <text:p>Pris: 300,00 kr.</text:p>
          </table:table-cell>
          <table:table-cell office:value-type="string">
            <text:p>Begivenhederne er aldrig blevet beskrevet i deres fulde udstrækning og i sammenhæng, men nu sker det i en ny bog fra Sea War Museum Jutland i Thyborøn. Den har fået titlen ”Jyllandsslaget og Første Verdenskrig i Nordsøen” og er skrevet af journalist og forfatter Knud Jakobsen.</text:p>
          </table:table-cell>
          <table:table-cell table:number-columns-repeated="1013"/>
        </table:table-row>
        <table:table-row table:style-name="ro2">
          <table:table-cell office:value-type="string">
            <text:p>1629473431-932</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nsk Editionshistorie, bd. 1-4</text:p>
            <text:p><text:s text:c="26"/>Medlemspris: 1.500,00 kr.</text:p>
            <text:p><text:s text:c="26"/>Pris: 1.875,00 kr.</text:p>
            <text:p><text:s text:c="12"/></text:p>
            <text:p><text:s text:c="14"/></text:p>
            <text:p><text:s text:c="16"/>Info</text:p>
          </table:table-cell>
          <table:table-cell office:value-type="string">
            <text:p>https://www.skalk.dk/webshoppen/produkter/imports/9788763546843-dansk-editionshistorie-bd-1-4/</text:p>
          </table:table-cell>
          <table:table-cell/>
          <table:table-cell office:value-type="string">
            <text:p>Dansk Editionshistorie, bd. 1-4</text:p>
          </table:table-cell>
          <table:table-cell office:value-type="string">
            <text:p>Medlemspris: 1.500,00 kr.</text:p>
          </table:table-cell>
          <table:table-cell office:value-type="string">
            <text:p>Pris: 1.875,00 kr.</text:p>
          </table:table-cell>
          <table:table-cell office:value-type="string">
            <text:p>I bind 2 beskrives udgivelsen af norsk-islandsk og dansksproget middelalderlitteratur i Danmark fra 1500-tallet til ca. 2015. Efter en introduktion til materialet følges først udgivelsen af vestnordisk litteratur fra de tidlige eddaudgaver til nutidens kritiske sagaudgaver for et internationalt publikum.</text:p>
          </table:table-cell>
          <table:table-cell table:number-columns-repeated="1013"/>
        </table:table-row>
        <table:table-row table:style-name="ro2">
          <table:table-cell office:value-type="string">
            <text:p>1629472125-375</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Poq den første grønlænder i Danmark som kom hjem</text:p>
            <text:p><text:s text:c="26"/>Medlemspris: 268,88 kr.</text:p>
            <text:p><text:s text:c="26"/>Pris: 299,00 kr.</text:p>
            <text:p><text:s text:c="12"/></text:p>
            <text:p><text:s text:c="14"/></text:p>
            <text:p><text:s text:c="16"/>Info</text:p>
          </table:table-cell>
          <table:table-cell office:value-type="string">
            <text:p>https://www.skalk.dk/webshoppen/produkter/imports/9788793464407-poq-den-foerste-groenlaender-i-danmark-som-kom-hjem/</text:p>
          </table:table-cell>
          <table:table-cell/>
          <table:table-cell office:value-type="string">
            <text:p>Poq den første grønlænder i Danmark som kom hjem</text:p>
          </table:table-cell>
          <table:table-cell office:value-type="string">
            <text:p>Medlemspris: 268,88 kr.</text:p>
          </table:table-cell>
          <table:table-cell office:value-type="string">
            <text:p>Pris: 299,00 kr.</text:p>
          </table:table-cell>
          <table:table-cell office:value-type="string">
            <text:p>Han talte ikke sproget, men hans søn Povl Egede lærte det. Både far og søn udsendte bøger om livet i Grønland. Hans Egede gjorde grønlænderne kristne – og blev ”Grønlands apostel”.</text:p>
          </table:table-cell>
          <table:table-cell table:number-columns-repeated="1013"/>
        </table:table-row>
        <table:table-row table:style-name="ro2">
          <table:table-cell office:value-type="string">
            <text:p>1629472996-735</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Gerhard von Kamptz – Bornholms sidste tyske kommandant</text:p>
            <text:p><text:s text:c="26"/>Medlemspris: 199,96 kr.</text:p>
            <text:p><text:s text:c="26"/>Pris: 249,95 kr.</text:p>
            <text:p><text:s text:c="12"/></text:p>
            <text:p><text:s text:c="14"/></text:p>
            <text:p><text:s text:c="16"/>Info</text:p>
          </table:table-cell>
          <table:table-cell office:value-type="string">
            <text:p>https://www.skalk.dk/webshoppen/produkter/imports/9788740668247-gerhard-von-kamptz-bornholms-sidste-tyske-kommandant/</text:p>
          </table:table-cell>
          <table:table-cell/>
          <table:table-cell office:value-type="string">
            <text:p>Gerhard von Kamptz – Bornholms sidste tyske kommandant</text:p>
          </table:table-cell>
          <table:table-cell office:value-type="string">
            <text:p>Medlemspris: 199,96 kr.</text:p>
          </table:table-cell>
          <table:table-cell office:value-type="string">
            <text:p>Pris: 249,95 kr.</text:p>
          </table:table-cell>
          <table:table-cell office:value-type="string">
            <text:p>Jens Andersens indgående studie af ærkenazisten Gerhard von Kamptz lange liv (1902-1995) giver det til dato bedst dokumenterede billede af mennesket og soldaten Gerhard von Kamptz. Jens Andersens skildring af en tysk soldats og officers militære løbebane er samtidigt meget spændende og bliver krydret med opvækstdetaljer og efterkrigstidsinformation om manden. Forfatteren ser kritisk på sit undersøgelsesobjekt,  soldaten von Kamptz, og sympatiserer ikke med ham, men afdækker historien ved at bruge det omfangsrige kildemateriale til at tegne et nuanceret billede. Jens Andersen ser det således også fra von Kamptz’ eget udgangspunkt og forsøger dermed at afdække og forklare hans fatale handlemåder ved den sovjetiske invasion af Bornholm.</text:p>
          </table:table-cell>
          <table:table-cell table:number-columns-repeated="1013"/>
        </table:table-row>
        <table:table-row table:style-name="ro2">
          <table:table-cell office:value-type="string">
            <text:p>1629471696-198</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table:number-columns-repeated="2"/>
          <table:table-cell office:value-type="string">
            <text:p>/Media/DownloadetImages/9788779342903.jpg?width=280&amp;heightratio=1&amp;mode=boxpad</text:p>
          </table:table-cell>
          <table:table-cell table:number-columns-repeated="1017"/>
        </table:table-row>
        <table:table-row table:style-name="ro2">
          <table:table-cell office:value-type="string">
            <text:p>1629472761-622</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Jyske Krønike</text:p>
            <text:p><text:s text:c="26"/>Medlemspris: 120,00 kr.</text:p>
            <text:p><text:s text:c="26"/>Pris: 148,00 kr.</text:p>
            <text:p><text:s text:c="12"/></text:p>
            <text:p><text:s text:c="14"/></text:p>
            <text:p><text:s text:c="16"/>Info</text:p>
          </table:table-cell>
          <table:table-cell office:value-type="string">
            <text:p>https://www.skalk.dk/webshoppen/produkter/imports/9788789531144-jyske-kroenike/</text:p>
          </table:table-cell>
          <table:table-cell/>
          <table:table-cell office:value-type="string">
            <text:p>Jyske Krønike</text:p>
          </table:table-cell>
          <table:table-cell office:value-type="string">
            <text:p>Medlemspris: 120,00 kr.</text:p>
          </table:table-cell>
          <table:table-cell office:value-type="string">
            <text:p>Pris: 148,00 kr.</text:p>
          </table:table-cell>
          <table:table-cell table:number-columns-repeated="1014"/>
        </table:table-row>
        <table:table-row table:style-name="ro2">
          <table:table-cell office:value-type="string">
            <text:p>1629471895-283</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vend, Bjørn og Pie</text:p>
            <text:p><text:s text:c="26"/>Medlemspris: 199,96 kr.</text:p>
            <text:p><text:s text:c="26"/>Pris: 249,95 kr.</text:p>
            <text:p><text:s text:c="12"/></text:p>
            <text:p><text:s text:c="14"/></text:p>
            <text:p><text:s text:c="16"/>Info</text:p>
          </table:table-cell>
          <table:table-cell office:value-type="string">
            <text:p>https://www.skalk.dk/webshoppen/produkter/imports/9788740673494-svend-bjoern-og-pie/</text:p>
          </table:table-cell>
          <table:table-cell/>
          <table:table-cell office:value-type="string">
            <text:p>Svend, Bjørn og Pie</text:p>
          </table:table-cell>
          <table:table-cell office:value-type="string">
            <text:p>Medlemspris: 199,96 kr.</text:p>
          </table:table-cell>
          <table:table-cell office:value-type="string">
            <text:p>Pris: 249,95 kr.</text:p>
          </table:table-cell>
          <table:table-cell office:value-type="string">
            <text:p>Bogen er særlig aktuel, da Pie er en af hovedpersonerne i den nye film Hvidstengruppen II – de efterladte, der har premiere 1. juledag 2021.</text:p>
          </table:table-cell>
          <table:table-cell table:number-columns-repeated="1013"/>
        </table:table-row>
        <table:table-row table:style-name="ro2">
          <table:table-cell office:value-type="string">
            <text:p>1629472167-410</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table:number-columns-repeated="2"/>
          <table:table-cell office:value-type="string">
            <text:p>/Media/DownloadetImages/9788799881611.jpg?width=280&amp;heightratio=1&amp;mode=boxpad</text:p>
          </table:table-cell>
          <table:table-cell table:number-columns-repeated="1017"/>
        </table:table-row>
        <table:table-row table:style-name="ro2">
          <table:table-cell office:value-type="string">
            <text:p>1629472009-321</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table:number-columns-repeated="2"/>
          <table:table-cell office:value-type="string">
            <text:p>/Media/DownloadetImages/9788793312418.jpg?width=280&amp;heightratio=1&amp;mode=boxpad</text:p>
          </table:table-cell>
          <table:table-cell table:number-columns-repeated="1017"/>
        </table:table-row>
        <table:table-row table:style-name="ro2">
          <table:table-cell office:value-type="string">
            <text:p>1629471505-130</text:p>
          </table:table-cell>
          <table:table-cell office:value-type="string">
            <text:p>https://www.skalk.dk/webshoppen/?categories=18858&amp;sort=alphabetical</text:p>
          </table:table-cell>
          <table:table-cell table:number-columns-repeated="4"/>
          <table:table-cell office:value-type="string">
            <text:p>/Media/DownloadetImages/9788711696521.jpg?width=280&amp;heightratio=1&amp;mode=boxpad</text:p>
          </table:table-cell>
          <table:table-cell table:number-columns-repeated="1017"/>
        </table:table-row>
        <table:table-row table:style-name="ro2">
          <table:table-cell office:value-type="string">
            <text:p>1629473267-827</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table:number-columns-repeated="2"/>
          <table:table-cell office:value-type="string">
            <text:p>/Media/DownloadetImages/9788711890356.jpg?width=280&amp;heightratio=1&amp;mode=boxpad</text:p>
          </table:table-cell>
          <table:table-cell table:number-columns-repeated="1017"/>
        </table:table-row>
        <table:table-row table:style-name="ro2">
          <table:table-cell office:value-type="string">
            <text:p>1629473116-787</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table:number-columns-repeated="2"/>
          <table:table-cell office:value-type="string">
            <text:p>/Media/DownloadetImages/9788778671035.jpg?width=280&amp;heightratio=1&amp;mode=boxpad</text:p>
          </table:table-cell>
          <table:table-cell table:number-columns-repeated="1017"/>
        </table:table-row>
        <table:table-row table:style-name="ro2">
          <table:table-cell office:value-type="string">
            <text:p>1629471505-123</text:p>
          </table:table-cell>
          <table:table-cell office:value-type="string">
            <text:p>https://www.skalk.dk/webshoppen/?categories=18858&amp;sort=alphabetical</text:p>
          </table:table-cell>
          <table:table-cell table:number-columns-repeated="4"/>
          <table:table-cell office:value-type="string">
            <text:p>/Media/DownloadetImages/9788772162256.jpg?width=280&amp;heightratio=1&amp;mode=boxpad</text:p>
          </table:table-cell>
          <table:table-cell table:number-columns-repeated="1017"/>
        </table:table-row>
        <table:table-row table:style-name="ro2">
          <table:table-cell office:value-type="string">
            <text:p>1629473155-795</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En sønderjysk rømningsmand i Grønland</text:p>
            <text:p><text:s text:c="26"/>Medlemspris: 132,50 kr.</text:p>
            <text:p><text:s text:c="26"/>Pris: 98,00 kr.</text:p>
            <text:p><text:s text:c="12"/></text:p>
            <text:p><text:s text:c="14"/></text:p>
            <text:p><text:s text:c="16"/>Info</text:p>
          </table:table-cell>
          <table:table-cell office:value-type="string">
            <text:p>https://www.skalk.dk/webshoppen/produkter/imports/9788774061342-en-soenderjysk-roemningsmand-i-groenland/</text:p>
          </table:table-cell>
          <table:table-cell/>
          <table:table-cell office:value-type="string">
            <text:p>En sønderjysk rømningsmand i Grønland</text:p>
          </table:table-cell>
          <table:table-cell office:value-type="string">
            <text:p>Medlemspris: 132,50 kr.</text:p>
          </table:table-cell>
          <table:table-cell office:value-type="string">
            <text:p>Pris: 98,00 kr.</text:p>
          </table:table-cell>
          <table:table-cell table:number-columns-repeated="1014"/>
        </table:table-row>
        <table:table-row table:style-name="ro2">
          <table:table-cell office:value-type="string">
            <text:p>1629472957-716</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table:number-columns-repeated="2"/>
          <table:table-cell office:value-type="string">
            <text:p>/Media/DownloadetImages/9788793229907.jpg?width=280&amp;heightratio=1&amp;mode=boxpad</text:p>
          </table:table-cell>
          <table:table-cell table:number-columns-repeated="1017"/>
        </table:table-row>
        <table:table-row table:style-name="ro2">
          <table:table-cell office:value-type="string">
            <text:p>1629472352-480</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Med fornøden dristighed</text:p>
            <text:p><text:s text:c="26"/>Medlemspris: 279,96 kr.</text:p>
            <text:p><text:s text:c="26"/>Pris: 349,95 kr.</text:p>
            <text:p><text:s text:c="12"/></text:p>
            <text:p><text:s text:c="14"/></text:p>
            <text:p><text:s text:c="16"/>Info</text:p>
          </table:table-cell>
          <table:table-cell office:value-type="string">
            <text:p>https://www.skalk.dk/webshoppen/produkter/imports/9788740669763-med-fornoeden-dristighed/</text:p>
          </table:table-cell>
          <table:table-cell/>
          <table:table-cell office:value-type="string">
            <text:p>Med fornøden dristighed</text:p>
          </table:table-cell>
          <table:table-cell office:value-type="string">
            <text:p>Medlemspris: 279,96 kr.</text:p>
          </table:table-cell>
          <table:table-cell office:value-type="string">
            <text:p>Pris: 349,95 kr.</text:p>
          </table:table-cell>
          <table:table-cell office:value-type="string">
            <text:p>Bag begrebet ”fornøden dristighed” ligger den filosofi, at vil man vinde i krig, så kræver det en aggressiv og offensiv holdning. Skibschefen skal balancere ansvaret for skib og mandskab op mod gennemførelsen af den pålagte ordre, og Søværnets historie har mange eksempler på situationer, hvor skibschefer, befalingsmænd eller gaster har udvist en fornøden dristighed.</text:p>
          </table:table-cell>
          <table:table-cell table:number-columns-repeated="1013"/>
        </table:table-row>
        <table:table-row table:style-name="ro2">
          <table:table-cell office:value-type="string">
            <text:p>1629471696-216</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table:number-columns-repeated="2"/>
          <table:table-cell office:value-type="string">
            <text:p>/Media/DownloadetImages/9788702288506.jpg?width=280&amp;heightratio=1&amp;mode=boxpad</text:p>
          </table:table-cell>
          <table:table-cell table:number-columns-repeated="1017"/>
        </table:table-row>
        <table:table-row table:style-name="ro2">
          <table:table-cell office:value-type="string">
            <text:p>1629471579-161</text:p>
          </table:table-cell>
          <table:table-cell office:value-type="string">
            <text:p>https://www.skalk.dk/webshoppen/?categories=18858&amp;sort=alphabetical</text:p>
          </table:table-cell>
          <table:table-cell table:number-columns-repeated="2"/>
          <table:table-cell office:value-type="string">
            <text:p>Arnhem - Slaget om broerne 1944</text:p>
            <text:p><text:s text:c="26"/>Medlemspris: 170,00 kr.</text:p>
            <text:p><text:s text:c="26"/>Pris: 199,95 kr.</text:p>
            <text:p><text:s text:c="12"/></text:p>
            <text:p><text:s text:c="14"/></text:p>
            <text:p><text:s text:c="16"/>Info</text:p>
          </table:table-cell>
          <table:table-cell office:value-type="string">
            <text:p>https://www.skalk.dk/webshoppen/produkter/imports/9788711696521-arnhem-slaget-om-broerne-1944/</text:p>
          </table:table-cell>
          <table:table-cell/>
          <table:table-cell office:value-type="string">
            <text:p>Arnhem - Slaget om broerne 1944</text:p>
          </table:table-cell>
          <table:table-cell office:value-type="string">
            <text:p>Medlemspris: 170,00 kr.</text:p>
          </table:table-cell>
          <table:table-cell office:value-type="string">
            <text:p>Pris: 199,95 kr.</text:p>
          </table:table-cell>
          <table:table-cell office:value-type="string">
            <text:p>Operation Market Garden skulle have afsluttet krigen ved at indtage broerne over Rhinens nedre løb. Det var en dristig plan, der slog fejl. Tabstallene var store, især for hollænderne, som satte alt på spil for at hjælpe. De tyske gengældelsesaktioner var ubarmhjertige og fortsatte, indtil krigen var ovre.</text:p>
          </table:table-cell>
          <table:table-cell table:number-columns-repeated="1013"/>
        </table:table-row>
        <table:table-row table:style-name="ro2">
          <table:table-cell office:value-type="string">
            <text:p>1629472802-662</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table:number-columns-repeated="2"/>
          <table:table-cell office:value-type="string">
            <text:p>/Media/DownloadetImages/9788771843804.jpg?width=280&amp;heightratio=1&amp;mode=boxpad</text:p>
          </table:table-cell>
          <table:table-cell table:number-columns-repeated="1017"/>
        </table:table-row>
        <table:table-row table:style-name="ro2">
          <table:table-cell office:value-type="string">
            <text:p>1629472167-409</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table:number-columns-repeated="2"/>
          <table:table-cell office:value-type="string">
            <text:p>/Media/DownloadetImages/9788789531434.jpg?width=280&amp;heightratio=1&amp;mode=boxpad</text:p>
          </table:table-cell>
          <table:table-cell table:number-columns-repeated="1017"/>
        </table:table-row>
        <table:table-row table:style-name="ro2">
          <table:table-cell office:value-type="string">
            <text:p>1629472543-549</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Vikingernes syn på militær og samfund</text:p>
            <text:p><text:s text:c="26"/>Medlemspris: 295,00 kr.</text:p>
            <text:p><text:s text:c="26"/>Pris: 348,00 kr.</text:p>
            <text:p><text:s text:c="12"/></text:p>
            <text:p><text:s text:c="14"/></text:p>
            <text:p><text:s text:c="16"/>Info</text:p>
          </table:table-cell>
          <table:table-cell office:value-type="string">
            <text:p>https://www.skalk.dk/webshoppen/produkter/imports/9788779344976-vikingernes-syn-paa-militaer-og-samfund/</text:p>
          </table:table-cell>
          <table:table-cell/>
          <table:table-cell office:value-type="string">
            <text:p>Vikingernes syn på militær og samfund</text:p>
          </table:table-cell>
          <table:table-cell office:value-type="string">
            <text:p>Medlemspris: 295,00 kr.</text:p>
          </table:table-cell>
          <table:table-cell office:value-type="string">
            <text:p>Pris: 348,00 kr.</text:p>
          </table:table-cell>
          <table:table-cell office:value-type="string">
            <text:p>Vikingeskjaldenes lovprisninger af fyrster, flåder og tapre mænd er mere og andet end ren hofpropaganda - fyrstedigtningen vidner om forhold og forandringer i de oldnordiske samfunds militære og civile organisation. Det er udgangspunktet for oldtidhistoriker Rikke Malmros' forståelse af vikingetidens og den tidlige middelalders hofpoesi - og omdrejningspunktet for denne bog.</text:p>
          </table:table-cell>
          <table:table-cell table:number-columns-repeated="1013"/>
        </table:table-row>
        <table:table-row table:style-name="ro2">
          <table:table-cell office:value-type="string">
            <text:p>1629473088-756</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Fortidens slagmarker</text:p>
            <text:p><text:s text:c="26"/>Medlemspris: 255,00 kr.</text:p>
            <text:p><text:s text:c="26"/>Pris: 299,95 kr.</text:p>
            <text:p><text:s text:c="12"/></text:p>
            <text:p><text:s text:c="14"/></text:p>
            <text:p><text:s text:c="16"/>Info</text:p>
          </table:table-cell>
          <table:table-cell office:value-type="string">
            <text:p>https://www.skalk.dk/webshoppen/produkter/imports/9788702083804-fortidens-slagmarker/</text:p>
          </table:table-cell>
          <table:table-cell/>
          <table:table-cell office:value-type="string">
            <text:p>Fortidens slagmarker</text:p>
          </table:table-cell>
          <table:table-cell office:value-type="string">
            <text:p>Medlemspris: 255,00 kr.</text:p>
          </table:table-cell>
          <table:table-cell office:value-type="string">
            <text:p>Pris: 299,95 kr.</text:p>
          </table:table-cell>
          <table:table-cell table:number-columns-repeated="1014"/>
        </table:table-row>
        <table:table-row table:style-name="ro2">
          <table:table-cell office:value-type="string">
            <text:p>1629473286-853</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en spanske borgerkrig 1936-1939</text:p>
            <text:p><text:s text:c="26"/>Medlemspris: 255,00 kr.</text:p>
            <text:p><text:s text:c="26"/>Pris: 299,95 kr.</text:p>
            <text:p><text:s text:c="12"/></text:p>
            <text:p><text:s text:c="14"/></text:p>
            <text:p><text:s text:c="16"/>Info</text:p>
          </table:table-cell>
          <table:table-cell office:value-type="string">
            <text:p>https://www.skalk.dk/webshoppen/produkter/imports/9788711333617-den-spanske-borgerkrig-1936-1939/</text:p>
          </table:table-cell>
          <table:table-cell/>
          <table:table-cell office:value-type="string">
            <text:p>Den spanske borgerkrig 1936-1939</text:p>
          </table:table-cell>
          <table:table-cell office:value-type="string">
            <text:p>Medlemspris: 255,00 kr.</text:p>
          </table:table-cell>
          <table:table-cell office:value-type="string">
            <text:p>Pris: 299,95 kr.</text:p>
          </table:table-cell>
          <table:table-cell office:value-type="string">
            <text:p>Den spanske borgerkrig varede fra 1936 til 1939 og bragte Franco til magten som diktator i næste fire årtier. Det blev en af de hårdeste og mest bitre konflikter i det 20. århundrede, et grusomt folkemord og en militær øvelsesplads for russerne, italienerne og tyskerne før Anden Verdenskrig. Antony Beevors fortælling starter med krigens optakt og følger det voldelige og dramatiske forløb fra statskuppet i juli 1936 over de følgende tre års blodige kampe, som endte med det katastrofale nederlag for republikanerne i 1939. Det var en krig, som hele Europa syntes at deltage i - lige fra spanierne selv til højreorienterede og venstreorienterede frivillige, som alle gav ansigt til krigen i reportager, bøger, kunst og blod.</text:p>
            <text:p/>
            <text:p>ANTONY BEEVOR har udgivet flere historiske bestsellere om Anden Verdenskrig. Han er blevet hædret med adskillige priser for sit forfatterskab, er udkommet på 30 sprog og har solgt mere end seks millioner bøger.</text:p>
            <text:p/>
            <text:p>?Antony Beevor (?) er en glimrende formidler. Han har sans for detaljen, der overrasker og chokerer os, og han formår samtidig at fastholde overblikket og de store linjer.? Politiken</text:p>
          </table:table-cell>
          <table:table-cell table:number-columns-repeated="1013"/>
        </table:table-row>
        <table:table-row table:style-name="ro2">
          <table:table-cell office:value-type="string">
            <text:p>1629472589-562</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Vi tror vi kan måle alt</text:p>
            <text:p><text:s text:c="26"/>Medlemspris: 239,96 kr.</text:p>
            <text:p><text:s text:c="26"/>Pris: 299,95 kr.</text:p>
            <text:p><text:s text:c="12"/></text:p>
            <text:p><text:s text:c="14"/></text:p>
            <text:p><text:s text:c="16"/>Info</text:p>
          </table:table-cell>
          <table:table-cell office:value-type="string">
            <text:p>https://www.skalk.dk/webshoppen/produkter/imports/9788740668018-vi-tror-vi-kan-maale-alt/</text:p>
          </table:table-cell>
          <table:table-cell/>
          <table:table-cell office:value-type="string">
            <text:p>Vi tror vi kan måle alt</text:p>
          </table:table-cell>
          <table:table-cell office:value-type="string">
            <text:p>Medlemspris: 239,96 kr.</text:p>
          </table:table-cell>
          <table:table-cell office:value-type="string">
            <text:p>Pris: 299,95 kr.</text:p>
          </table:table-cell>
          <table:table-cell table:number-columns-repeated="1014"/>
        </table:table-row>
        <table:table-row table:style-name="ro2">
          <table:table-cell office:value-type="string">
            <text:p>1629471505-138</text:p>
          </table:table-cell>
          <table:table-cell office:value-type="string">
            <text:p>https://www.skalk.dk/webshoppen/?categories=18858&amp;sort=alphabetical</text:p>
          </table:table-cell>
          <table:table-cell table:number-columns-repeated="4"/>
          <table:table-cell office:value-type="string">
            <text:p>/Media/DownloadetImages/9788702115598.jpg?width=280&amp;heightratio=1&amp;mode=boxpad</text:p>
          </table:table-cell>
          <table:table-cell table:number-columns-repeated="1017"/>
        </table:table-row>
        <table:table-row table:style-name="ro2">
          <table:table-cell office:value-type="string">
            <text:p>1629472644-584</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table:number-columns-repeated="2"/>
          <table:table-cell office:value-type="string">
            <text:p>/Media/DownloadetImages/9788702199871.jpg?width=280&amp;heightratio=1&amp;mode=boxpad</text:p>
          </table:table-cell>
          <table:table-cell table:number-columns-repeated="1017"/>
        </table:table-row>
        <table:table-row table:style-name="ro2">
          <table:table-cell office:value-type="string">
            <text:p>1629473438-940</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nmarks Titanic</text:p>
            <text:p><text:s text:c="26"/>Medlemspris: 255,00 kr.</text:p>
            <text:p><text:s text:c="26"/>Pris: 299,95 kr.</text:p>
            <text:p><text:s text:c="12"/></text:p>
            <text:p><text:s text:c="14"/></text:p>
            <text:p><text:s text:c="16"/>Info</text:p>
          </table:table-cell>
          <table:table-cell office:value-type="string">
            <text:p>https://www.skalk.dk/webshoppen/produkter/imports/9788711699089-danmarks-titanic/</text:p>
          </table:table-cell>
          <table:table-cell/>
          <table:table-cell office:value-type="string">
            <text:p>Danmarks Titanic</text:p>
          </table:table-cell>
          <table:table-cell office:value-type="string">
            <text:p>Medlemspris: 255,00 kr.</text:p>
          </table:table-cell>
          <table:table-cell office:value-type="string">
            <text:p>Pris: 299,95 kr.</text:p>
          </table:table-cell>
          <table:table-cell table:number-columns-repeated="1014"/>
        </table:table-row>
        <table:table-row table:style-name="ro2">
          <table:table-cell office:value-type="string">
            <text:p>1629473431-928</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nsk Editionshistorie, bd. 1-4</text:p>
            <text:p><text:s text:c="26"/>Medlemspris: 1.500,00 kr.</text:p>
            <text:p><text:s text:c="26"/>Pris: 1.875,00 kr.</text:p>
            <text:p><text:s text:c="12"/></text:p>
            <text:p><text:s text:c="14"/></text:p>
            <text:p><text:s text:c="16"/>Info</text:p>
          </table:table-cell>
          <table:table-cell office:value-type="string">
            <text:p>https://www.skalk.dk/webshoppen/produkter/imports/9788763546843-dansk-editionshistorie-bd-1-4/</text:p>
          </table:table-cell>
          <table:table-cell/>
          <table:table-cell office:value-type="string">
            <text:p>Dansk Editionshistorie, bd. 1-4</text:p>
          </table:table-cell>
          <table:table-cell office:value-type="string">
            <text:p>Medlemspris: 1.500,00 kr.</text:p>
          </table:table-cell>
          <table:table-cell office:value-type="string">
            <text:p>Pris: 1.875,00 kr.</text:p>
          </table:table-cell>
          <table:table-cell office:value-type="string">
            <text:p>Editionshistorien er en gren af videnskabshistorien, men med fokus på udgivervirksomheden som en selvstændig videnskab – med sine egne mål, motiveringer, metoder, teoridannelser, resultater og institutioner.</text:p>
          </table:table-cell>
          <table:table-cell table:number-columns-repeated="1013"/>
        </table:table-row>
        <table:table-row table:style-name="ro2">
          <table:table-cell office:value-type="string">
            <text:p>1629473116-775</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table:number-columns-repeated="2"/>
          <table:table-cell office:value-type="string">
            <text:p>/Media/DownloadetImages/9788772888057.jpg?width=280&amp;heightratio=1&amp;mode=boxpad</text:p>
          </table:table-cell>
          <table:table-cell table:number-columns-repeated="1017"/>
        </table:table-row>
        <table:table-row table:style-name="ro2">
          <table:table-cell office:value-type="string">
            <text:p>1629472793-636</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Jelling</text:p>
            <text:p><text:s text:c="26"/>Medlemspris: 127,50 kr.</text:p>
            <text:p><text:s text:c="26"/>Pris: 149,95 kr.</text:p>
            <text:p><text:s text:c="12"/></text:p>
            <text:p><text:s text:c="14"/></text:p>
            <text:p><text:s text:c="16"/>Info</text:p>
          </table:table-cell>
          <table:table-cell office:value-type="string">
            <text:p>https://www.skalk.dk/webshoppen/produkter/imports/9788702249934-jelling/</text:p>
          </table:table-cell>
          <table:table-cell/>
          <table:table-cell office:value-type="string">
            <text:p>Jelling</text:p>
          </table:table-cell>
          <table:table-cell office:value-type="string">
            <text:p>Medlemspris: 127,50 kr.</text:p>
          </table:table-cell>
          <table:table-cell office:value-type="string">
            <text:p>Pris: 149,95 kr.</text:p>
          </table:table-cell>
          <table:table-cell table:number-columns-repeated="1014"/>
        </table:table-row>
        <table:table-row table:style-name="ro2">
          <table:table-cell office:value-type="string">
            <text:p>1629471908-294</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tore Nordiske Krig</text:p>
            <text:p><text:s text:c="26"/>Medlemspris: 510,00 kr.</text:p>
            <text:p><text:s text:c="26"/>Pris: 600,00 kr.</text:p>
            <text:p><text:s text:c="12"/></text:p>
            <text:p><text:s text:c="14"/></text:p>
            <text:p><text:s text:c="16"/>Info</text:p>
          </table:table-cell>
          <table:table-cell office:value-type="string">
            <text:p>https://www.skalk.dk/webshoppen/produkter/imports/9788740001471-store-nordiske-krig/</text:p>
          </table:table-cell>
          <table:table-cell/>
          <table:table-cell office:value-type="string">
            <text:p>Store Nordiske Krig</text:p>
          </table:table-cell>
          <table:table-cell office:value-type="string">
            <text:p>Medlemspris: 510,00 kr.</text:p>
          </table:table-cell>
          <table:table-cell office:value-type="string">
            <text:p>Pris: 600,00 kr.</text:p>
          </table:table-cell>
          <table:table-cell office:value-type="string">
            <text:p>Sverige blev knækket som stormagt, Rusland blev den nye dominerende stormagt i Nordeuropa og besatte store dele af Østersøens kyster, Preussen begyndte sin udvidelse, og Ukraine mistede sin selvstændighed.</text:p>
            <text:p/>
            <text:p>Krigen var et komplekst europæisk opgør, der udspillede sig i Skandinavien, Baltikum, Nordtyskland, Polen, Ukraine, Rusland og Tyrkiet. Da krigen sluttede, var mange hundredtusind mennesker døde, og Europa var endegyldigt forandret.</text:p>
            <text:p/>
            <text:p>Det store tobindsværk tegner et komplet billede af krigen. I et fængslende og episk sprog fortæller Dan H. Andersen om diplomatiske manøvrer, om spionage, opsnappede breve, krigsfanger og pestangreb. Han beskriver krigens store slag, men også dagliglivet i en hær og på et krigsskib.</text:p>
            <text:p/>
            <text:p>En lang række kendte og ukendte personer optræder i værket. Der er fyrster og militærfolk som Karl 12., Peter den Store, Frederik 4. og Tordenskiold, men også de almindelige borgere og menige soldater, som prøver at overleve midt i krigens tummel. Den københavnske borger, som skrev om de dage i juli 1700, da svenske krigsskibe bombarderede hovedstaden. Kvinden fra Skåne, som rejste til København, klædte sig ud som mand, giftede sig med en kvinde og blev kok på et af Tordenskiolds skibe. Den norske sømand, som hver dag skrev og tegnede i sin dagbog om livet om bord på et krigsskib.</text:p>
            <text:p/>
            <text:p>Værket er rigt illustreret med samtidige kort og malerier samt med en række helt nye kort over lande og krigsskuepladser.</text:p>
          </table:table-cell>
          <table:table-cell table:number-columns-repeated="1013"/>
        </table:table-row>
        <table:table-row table:style-name="ro2">
          <table:table-cell office:value-type="string">
            <text:p>1629472957-725</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table:number-columns-repeated="2"/>
          <table:table-cell office:value-type="string">
            <text:p>/Media/DownloadetImages/9788712058717.jpg?width=280&amp;heightratio=1&amp;mode=boxpad</text:p>
          </table:table-cell>
          <table:table-cell table:number-columns-repeated="1017"/>
        </table:table-row>
        <table:table-row table:style-name="ro2">
          <table:table-cell office:value-type="string">
            <text:p>1629472384-491</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Lusepustere og slingrefise</text:p>
            <text:p><text:s text:c="26"/>Medlemspris: 170,00 kr.</text:p>
            <text:p><text:s text:c="26"/>Pris: 200,00 kr.</text:p>
            <text:p><text:s text:c="12"/></text:p>
            <text:p><text:s text:c="14"/></text:p>
            <text:p><text:s text:c="16"/>Info</text:p>
          </table:table-cell>
          <table:table-cell office:value-type="string">
            <text:p>https://www.skalk.dk/webshoppen/produkter/imports/9788740059397-lusepustere-og-slingrefise/</text:p>
          </table:table-cell>
          <table:table-cell/>
          <table:table-cell office:value-type="string">
            <text:p>Lusepustere og slingrefise</text:p>
          </table:table-cell>
          <table:table-cell office:value-type="string">
            <text:p>Medlemspris: 170,00 kr.</text:p>
          </table:table-cell>
          <table:table-cell office:value-type="string">
            <text:p>Pris: 200,00 kr.</text:p>
          </table:table-cell>
          <table:table-cell table:number-columns-repeated="1014"/>
        </table:table-row>
        <table:table-row table:style-name="ro2">
          <table:table-cell office:value-type="string">
            <text:p>1629472080-361</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Rejsen til Amerika</text:p>
            <text:p><text:s text:c="26"/>Medlemspris: 240,00 kr.</text:p>
            <text:p><text:s text:c="26"/>Pris: 299,95 kr.</text:p>
            <text:p><text:s text:c="12"/></text:p>
            <text:p><text:s text:c="14"/></text:p>
            <text:p><text:s text:c="16"/>Info</text:p>
          </table:table-cell>
          <table:table-cell office:value-type="string">
            <text:p>https://www.skalk.dk/webshoppen/produkter/imports/9788711983492-rejsen-til-amerika/</text:p>
          </table:table-cell>
          <table:table-cell/>
          <table:table-cell office:value-type="string">
            <text:p>Rejsen til Amerika</text:p>
          </table:table-cell>
          <table:table-cell office:value-type="string">
            <text:p>Medlemspris: 240,00 kr.</text:p>
          </table:table-cell>
          <table:table-cell office:value-type="string">
            <text:p>Pris: 299,95 kr.</text:p>
          </table:table-cell>
          <table:table-cell office:value-type="string">
            <text:p>"Mage til vilde skæbner skal man lede længe efter." Weekendavisen</text:p>
          </table:table-cell>
          <table:table-cell table:number-columns-repeated="1013"/>
        </table:table-row>
        <table:table-row table:style-name="ro2">
          <table:table-cell office:value-type="string">
            <text:p>1629473068-753</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Fra Dansk Vestindien til Ribe</text:p>
            <text:p><text:s text:c="26"/>Medlemspris: 178,75 kr.</text:p>
            <text:p><text:s text:c="26"/>Pris: 199,00 kr.</text:p>
            <text:p><text:s text:c="12"/></text:p>
            <text:p><text:s text:c="14"/></text:p>
            <text:p><text:s text:c="16"/>Info</text:p>
          </table:table-cell>
          <table:table-cell office:value-type="string">
            <text:p>https://www.skalk.dk/webshoppen/produkter/imports/9788799929702-fra-dansk-vestindien-til-ribe/</text:p>
          </table:table-cell>
          <table:table-cell/>
          <table:table-cell office:value-type="string">
            <text:p>Fra Dansk Vestindien til Ribe</text:p>
          </table:table-cell>
          <table:table-cell office:value-type="string">
            <text:p>Medlemspris: 178,75 kr.</text:p>
          </table:table-cell>
          <table:table-cell office:value-type="string">
            <text:p>Pris: 199,00 kr.</text:p>
          </table:table-cell>
          <table:table-cell table:number-columns-repeated="1014"/>
        </table:table-row>
        <table:table-row table:style-name="ro2">
          <table:table-cell office:value-type="string">
            <text:p>1629472635-572</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Uopklaret - Danmarkshistoriens største uopklarede kriminalsager</text:p>
            <text:p><text:s text:c="26"/>Medlemspris: 270,00 kr.</text:p>
            <text:p><text:s text:c="26"/>Pris: 299,95 kr.</text:p>
            <text:p><text:s text:c="12"/></text:p>
            <text:p><text:s text:c="14"/></text:p>
            <text:p><text:s text:c="16"/>Info</text:p>
          </table:table-cell>
          <table:table-cell office:value-type="string">
            <text:p>https://www.skalk.dk/webshoppen/produkter/imports/9788711564004-uopklaret-danmarkshistoriens-stoerste-uopklarede-kriminalsager/</text:p>
          </table:table-cell>
          <table:table-cell/>
          <table:table-cell office:value-type="string">
            <text:p>Uopklaret - Danmarkshistoriens største uopklarede kriminalsager</text:p>
          </table:table-cell>
          <table:table-cell office:value-type="string">
            <text:p>Medlemspris: 270,00 kr.</text:p>
          </table:table-cell>
          <table:table-cell office:value-type="string">
            <text:p>Pris: 299,95 kr.</text:p>
          </table:table-cell>
          <table:table-cell office:value-type="string">
            <text:p>Fra mordet i Finderup Lade over Varulve-bevægelsen til de uopklarede kvindemord i 1990?erne og katastrofebranden på Scandinavian Star. Uopklarede kriminalsager har altid fascineret og skabt myter og konspirationsteorier. </text:p>
            <text:p/>
            <text:p>I denne bog fortæller historiker Frederik Strand om nogle af danmarkshistoriens mest gådefulde uopklarede forbrydelser. En væsentlig del af sagerne er drabssager, men der er også forskellige former for berigelseskriminalitet, sædelighedsforbrydelser samt enkelte terrorsager og gådefulde krigsbegivenheder.</text:p>
            <text:p/>
            <text:p>Bogen beskriver også, hvordan historieskrivningen har udviklet sig. I tidligere tider fandtes der groft sagt kun kongernes og adelens historie, og derfor handler de tidligste kriminalhistorier ofte om dem. Med pressens fremvækst i det 19. århundrede begynder man at interessere sig for almindelige mennesker, og så kommer deres kriminalhistorier også i centrum. Samtidig opstår der en særlig interesse for den ?ekstraordinære kriminelle? som f.eks. seriemordere, der i helt særlig grad optager pressen og befolkningen. Frederik Strand fortæller også om cold cases og beskriver, hvordan en uopklaret sag skifter karakter, når den bliver opklaret, og det gådefulde forsvinder.</text:p>
          </table:table-cell>
          <table:table-cell table:number-columns-repeated="1013"/>
        </table:table-row>
        <table:table-row table:style-name="ro2">
          <table:table-cell office:value-type="string">
            <text:p>1629472484-537</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table:number-columns-repeated="2"/>
          <table:table-cell office:value-type="string">
            <text:p>/Media/DownloadetImages/9788712057505.jpg?width=280&amp;heightratio=1&amp;mode=boxpad</text:p>
          </table:table-cell>
          <table:table-cell table:number-columns-repeated="1017"/>
        </table:table-row>
        <table:table-row table:style-name="ro2">
          <table:table-cell office:value-type="string">
            <text:p>1629473416-891</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ansk Vestindien</text:p>
            <text:p><text:s text:c="26"/>Medlemspris: 160,00 kr.</text:p>
            <text:p><text:s text:c="26"/>Pris: 179,00 kr.</text:p>
            <text:p><text:s text:c="12"/></text:p>
            <text:p><text:s text:c="14"/></text:p>
            <text:p><text:s text:c="16"/>Info</text:p>
          </table:table-cell>
          <table:table-cell office:value-type="string">
            <text:p>https://www.skalk.dk/webshoppen/produkter/imports/9788771185850-dansk-vestindien/</text:p>
          </table:table-cell>
          <table:table-cell/>
          <table:table-cell office:value-type="string">
            <text:p>Dansk Vestindien</text:p>
          </table:table-cell>
          <table:table-cell office:value-type="string">
            <text:p>Medlemspris: 160,00 kr.</text:p>
          </table:table-cell>
          <table:table-cell office:value-type="string">
            <text:p>Pris: 179,00 kr.</text:p>
          </table:table-cell>
          <table:table-cell table:number-columns-repeated="1014"/>
        </table:table-row>
        <table:table-row table:style-name="ro2">
          <table:table-cell office:value-type="string">
            <text:p>1629472377-488</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Lyst og lidenskab i middelalderen</text:p>
            <text:p><text:s text:c="26"/>Medlemspris: 279,96 kr.</text:p>
            <text:p><text:s text:c="26"/>Pris: 349,95 kr.</text:p>
            <text:p><text:s text:c="12"/></text:p>
            <text:p><text:s text:c="14"/></text:p>
            <text:p><text:s text:c="16"/>Info</text:p>
          </table:table-cell>
          <table:table-cell office:value-type="string">
            <text:p>https://www.skalk.dk/webshoppen/produkter/imports/9788740667912-lyst-og-lidenskab-i-middelalderen/</text:p>
          </table:table-cell>
          <table:table-cell/>
          <table:table-cell office:value-type="string">
            <text:p>Lyst og lidenskab i middelalderen</text:p>
          </table:table-cell>
          <table:table-cell office:value-type="string">
            <text:p>Medlemspris: 279,96 kr.</text:p>
          </table:table-cell>
          <table:table-cell office:value-type="string">
            <text:p>Pris: 349,95 kr.</text:p>
          </table:table-cell>
          <table:table-cell office:value-type="string">
            <text:p>Lyst og lidenskab i middelalderen er en bog om seksuel adfærd i Danmark og Europa i perioden ca. 1000-1500 e.Kr. Den behandler emnet ud fra en kulturel og sociologisk vinkel, hvorved man får et særligt indblik i et alment menneskeligt emne i en fjern men afgørende vigtig historisk periode. En periode, der normmæssigt ikke er så fjernt fra os i dag, som man umiddelbart skulle tro. Selvom der findes litteratur om emnet, er kun en meget lille del af det tilgængeligt på dansk, og tilmed er den litteratur meget akademisk. Lyst og lidenskab i middelalderen søger at rette op på dette forhold ved samlet at formidle den viden, der er til rådighed i dag.</text:p>
          </table:table-cell>
          <table:table-cell table:number-columns-repeated="1013"/>
        </table:table-row>
        <table:table-row table:style-name="ro2">
          <table:table-cell office:value-type="string">
            <text:p>1629472569-558</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Vikinger - kort fortalt</text:p>
            <text:p><text:s text:c="26"/>Medlemspris: 143,75 kr.</text:p>
            <text:p><text:s text:c="26"/>Pris: 179,95 kr.</text:p>
            <text:p><text:s text:c="12"/></text:p>
            <text:p><text:s text:c="14"/></text:p>
            <text:p><text:s text:c="16"/>Info</text:p>
          </table:table-cell>
          <table:table-cell office:value-type="string">
            <text:p>https://www.skalk.dk/webshoppen/produkter/imports/9788740650754-vikinger-kort-fortalt/</text:p>
          </table:table-cell>
          <table:table-cell/>
          <table:table-cell office:value-type="string">
            <text:p>Vikinger - kort fortalt</text:p>
          </table:table-cell>
          <table:table-cell office:value-type="string">
            <text:p>Medlemspris: 143,75 kr.</text:p>
          </table:table-cell>
          <table:table-cell office:value-type="string">
            <text:p>Pris: 179,95 kr.</text:p>
          </table:table-cell>
          <table:table-cell table:number-columns-repeated="1014"/>
        </table:table-row>
        <table:table-row table:style-name="ro2">
          <table:table-cell office:value-type="string">
            <text:p>1629471901-287</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undets røde nelliker</text:p>
            <text:p><text:s text:c="26"/>Medlemspris: 279,96 kr.</text:p>
            <text:p><text:s text:c="26"/>Pris: 349,95 kr.</text:p>
            <text:p><text:s text:c="12"/></text:p>
            <text:p><text:s text:c="14"/></text:p>
            <text:p><text:s text:c="16"/>Info</text:p>
          </table:table-cell>
          <table:table-cell office:value-type="string">
            <text:p>https://www.skalk.dk/webshoppen/produkter/imports/9788740669145-sundets-roede-nelliker/</text:p>
          </table:table-cell>
          <table:table-cell/>
          <table:table-cell office:value-type="string">
            <text:p>Sundets røde nelliker</text:p>
          </table:table-cell>
          <table:table-cell office:value-type="string">
            <text:p>Medlemspris: 279,96 kr.</text:p>
          </table:table-cell>
          <table:table-cell office:value-type="string">
            <text:p>Pris: 349,95 kr.</text:p>
          </table:table-cell>
          <table:table-cell table:number-columns-repeated="1014"/>
        </table:table-row>
        <table:table-row table:style-name="ro2">
          <table:table-cell office:value-type="string">
            <text:p>1629473425-903</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table:number-columns-repeated="2"/>
          <table:table-cell office:value-type="string">
            <text:p>/Media/DownloadetImages/9788789531120.jpg?width=280&amp;heightratio=1&amp;mode=boxpad</text:p>
          </table:table-cell>
          <table:table-cell table:number-columns-repeated="1017"/>
        </table:table-row>
        <table:table-row table:style-name="ro2">
          <table:table-cell office:value-type="string">
            <text:p>1629473201-809</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Drømte mig en drøm</text:p>
            <text:p><text:s text:c="26"/>Medlemspris: 62,50 kr.</text:p>
            <text:p><text:s text:c="26"/>Pris: 80,00 kr.</text:p>
            <text:p><text:s text:c="12"/></text:p>
            <text:p><text:s text:c="14"/></text:p>
            <text:p><text:s text:c="16"/>Info</text:p>
          </table:table-cell>
          <table:table-cell office:value-type="string">
            <text:p>https://www.skalk.dk/webshoppen/produkter/imports/9788789531342-droemte-mig-en-droem/</text:p>
          </table:table-cell>
          <table:table-cell/>
          <table:table-cell office:value-type="string">
            <text:p>Drømte mig en drøm</text:p>
          </table:table-cell>
          <table:table-cell office:value-type="string">
            <text:p>Medlemspris: 62,50 kr.</text:p>
          </table:table-cell>
          <table:table-cell office:value-type="string">
            <text:p>Pris: 80,00 kr.</text:p>
          </table:table-cell>
          <table:table-cell table:number-columns-repeated="1014"/>
        </table:table-row>
        <table:table-row table:style-name="ro2">
          <table:table-cell office:value-type="string">
            <text:p>1629473293-854</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en Russiske Revolution og Borgerkrig</text:p>
            <text:p><text:s text:c="26"/>Medlemspris: 198,00 kr.</text:p>
            <text:p><text:s text:c="26"/>Pris: 220,00 kr.</text:p>
            <text:p><text:s text:c="12"/></text:p>
            <text:p><text:s text:c="14"/></text:p>
            <text:p><text:s text:c="16"/>Info</text:p>
          </table:table-cell>
          <table:table-cell office:value-type="string">
            <text:p>https://www.skalk.dk/webshoppen/produkter/imports/9788791834301-den-russiske-revolution-og-borgerkrig/</text:p>
          </table:table-cell>
          <table:table-cell/>
          <table:table-cell office:value-type="string">
            <text:p>Den Russiske Revolution og Borgerkrig</text:p>
          </table:table-cell>
          <table:table-cell office:value-type="string">
            <text:p>Medlemspris: 198,00 kr.</text:p>
          </table:table-cell>
          <table:table-cell office:value-type="string">
            <text:p>Pris: 220,00 kr.</text:p>
          </table:table-cell>
          <table:table-cell office:value-type="string">
            <text:p>I februar 1917 blev zarens diktatur væltet i Rusland. Blot ni måneder senere den 7. november, greb den russiske arbejderklasse under Bolsjevikkernes ledelse magten med det formål at skabe en socialistisk verden. Almindelig, arbejdende mennesker tog deres skæbne i egne hænder. Men den gamle herskende klasse, som var allieret med verdens kapitalistiske stormagter, havde ikke tænkt sig at se passivt til. Den startede en borgerkrig, og 21 udenlandske hære invaderede den unge sovjetstat i et forsøg på at kvæle socialismen i dens vugge. Mod alle odds holdt den nye arbejdermagt ikke bare stand, men den vandt – en fantastisk bedrift! Dog en også en bedrift, som indebar enorme omkostninger – økonomiske, politiske og menneskelige.</text:p>
          </table:table-cell>
          <table:table-cell table:number-columns-repeated="1013"/>
        </table:table-row>
        <table:table-row table:style-name="ro2">
          <table:table-cell office:value-type="string">
            <text:p>1629473220-814</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Dragsholm Slot i danmarkshistorien</text:p>
            <text:p><text:s text:c="26"/>Medlemspris: 239,96 kr.</text:p>
            <text:p><text:s text:c="26"/>Pris: 299,95 kr.</text:p>
            <text:p><text:s text:c="12"/></text:p>
            <text:p><text:s text:c="14"/></text:p>
            <text:p><text:s text:c="16"/>Info</text:p>
          </table:table-cell>
          <table:table-cell office:value-type="string">
            <text:p>https://www.skalk.dk/webshoppen/produkter/imports/9788740670189-dragsholm-slot-i-danmarkshistorien/</text:p>
          </table:table-cell>
          <table:table-cell/>
          <table:table-cell office:value-type="string">
            <text:p>Dragsholm Slot i danmarkshistorien</text:p>
          </table:table-cell>
          <table:table-cell office:value-type="string">
            <text:p>Medlemspris: 239,96 kr.</text:p>
          </table:table-cell>
          <table:table-cell office:value-type="string">
            <text:p>Pris: 299,95 kr.</text:p>
          </table:table-cell>
          <table:table-cell office:value-type="string">
            <text:p>Slottet Dragsholm i Odsherred er Vestsjællands mest markante verdslige bygning fra middelalderen og Danmarks ældste, ligeledes verdslige, bygning, der stadig er i brug. "Dragsholm Slot i danmarkshistorien" fortæller slottets lange bygningshistorie, men fokus er på slottets ejere, bisperne, lensmændene, Adeler-slægten og til sidst Bøttger-slægten. Dragsholm var et militærstrategisk knudepunkt i kontrollen over Vestsjælland og var direkte involveret som borg og garnison i to krige, borgerkrigen Grevens Fejde 1534-1536 og Karl Gustav-krigene fra 1657-1660. Siden herskede fredeligere forhold under Adeler- slægten, der genopbyggede slottet og drev det som gods med et kæmpe jordtilliggende, der omfattede mange landsbyer og over 600 fæstegårde.</text:p>
          </table:table-cell>
          <table:table-cell table:number-columns-repeated="1013"/>
        </table:table-row>
        <table:table-row table:style-name="ro2">
          <table:table-cell office:value-type="string">
            <text:p>1629473318-860</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en Danske Kaffehistorie</text:p>
            <text:p><text:s text:c="26"/>Medlemspris: 248,00 kr.</text:p>
            <text:p><text:s text:c="26"/>Pris: 288,00 kr.</text:p>
            <text:p><text:s text:c="12"/></text:p>
            <text:p><text:s text:c="14"/></text:p>
            <text:p><text:s text:c="16"/>Info</text:p>
          </table:table-cell>
          <table:table-cell office:value-type="string">
            <text:p>https://www.skalk.dk/webshoppen/produkter/imports/9788789531489-den-danske-kaffehistorie/</text:p>
          </table:table-cell>
          <table:table-cell/>
          <table:table-cell office:value-type="string">
            <text:p>Den Danske Kaffehistorie</text:p>
          </table:table-cell>
          <table:table-cell office:value-type="string">
            <text:p>Medlemspris: 248,00 kr.</text:p>
          </table:table-cell>
          <table:table-cell office:value-type="string">
            <text:p>Pris: 288,00 kr.</text:p>
          </table:table-cell>
          <table:table-cell table:number-columns-repeated="1014"/>
        </table:table-row>
        <table:table-row table:style-name="ro2">
          <table:table-cell office:value-type="string">
            <text:p>1629472371-487</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Mad, drikke og tobak 1835-80</text:p>
            <text:p><text:s text:c="26"/>Medlemspris: 313,88 kr.</text:p>
            <text:p><text:s text:c="26"/>Pris: 348,00 kr.</text:p>
            <text:p><text:s text:c="12"/></text:p>
            <text:p><text:s text:c="14"/></text:p>
            <text:p><text:s text:c="16"/>Info</text:p>
          </table:table-cell>
          <table:table-cell office:value-type="string">
            <text:p>https://www.skalk.dk/webshoppen/produkter/imports/9788763542234-mad-drikke-og-tobak-1835-80/</text:p>
          </table:table-cell>
          <table:table-cell/>
          <table:table-cell office:value-type="string">
            <text:p>Mad, drikke og tobak 1835-80</text:p>
          </table:table-cell>
          <table:table-cell office:value-type="string">
            <text:p>Medlemspris: 313,88 kr.</text:p>
          </table:table-cell>
          <table:table-cell office:value-type="string">
            <text:p>Pris: 348,00 kr.</text:p>
          </table:table-cell>
          <table:table-cell office:value-type="string">
            <text:p>Gennem studier af madkultur og -historie kommer man meget tæt på den dagligdag, fortidens mennesker oplevede. På hvad de spiste, drak og røg, samt de kulturelle symboler, der var knyttet til dette forbrug. I denne bog undersøger Ole Hyldtoft på grundlag af et fyldigt kildemateriale madens rolle i perioden fra 1835 til 1880 blandt fattige, bønder og folk i byerne.</text:p>
          </table:table-cell>
          <table:table-cell table:number-columns-repeated="1013"/>
        </table:table-row>
        <table:table-row table:style-name="ro2">
          <table:table-cell office:value-type="string">
            <text:p>1629472180-415</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One Dollar Man</text:p>
            <text:p><text:s text:c="26"/>Medlemspris: 240,00 kr.</text:p>
            <text:p><text:s text:c="26"/>Pris: 299,95 kr.</text:p>
            <text:p><text:s text:c="12"/></text:p>
            <text:p><text:s text:c="14"/></text:p>
            <text:p><text:s text:c="16"/>Info</text:p>
          </table:table-cell>
          <table:table-cell office:value-type="string">
            <text:p>https://www.skalk.dk/webshoppen/produkter/imports/9788711567845-one-dollar-man/</text:p>
          </table:table-cell>
          <table:table-cell/>
          <table:table-cell office:value-type="string">
            <text:p>One Dollar Man</text:p>
          </table:table-cell>
          <table:table-cell office:value-type="string">
            <text:p>Medlemspris: 240,00 kr.</text:p>
          </table:table-cell>
          <table:table-cell office:value-type="string">
            <text:p>Pris: 299,95 kr.</text:p>
          </table:table-cell>
          <table:table-cell office:value-type="string">
            <text:p>Den 28. maj 1940 ringede telefonen hos William S. Knudsen på kontoret hos General Motors i Detroit. I den anden ende var den amerikanske præsident Franklin D. Roosevelt på en linje fra Det Hvide Hus. Han havde brug for en mand, der kunne stille sig i spidsen for den amerikanske produktion af krigsudstyr under Anden Verdenskrig, og præsidenten havde kun én kandidat til jobbet: danskeren. For sin indsats ville han modtage én dollar om året.</text:p>
          </table:table-cell>
          <table:table-cell table:number-columns-repeated="1013"/>
        </table:table-row>
        <table:table-row table:style-name="ro2">
          <table:table-cell office:value-type="string">
            <text:p>1629473267-825</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table:number-columns-repeated="2"/>
          <table:table-cell office:value-type="string">
            <text:p>/Media/DownloadetImages/9788799508679.jpg?width=280&amp;heightratio=1&amp;mode=boxpad</text:p>
          </table:table-cell>
          <table:table-cell table:number-columns-repeated="1017"/>
        </table:table-row>
        <table:table-row table:style-name="ro2">
          <table:table-cell office:value-type="string">
            <text:p>1629472167-393</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table:number-columns-repeated="2"/>
          <table:table-cell office:value-type="string">
            <text:p>/Media/DownloadetImages/9788771902099.jpg?width=280&amp;heightratio=1&amp;mode=boxpad</text:p>
          </table:table-cell>
          <table:table-cell table:number-columns-repeated="1017"/>
        </table:table-row>
        <table:table-row table:style-name="ro2">
          <table:table-cell office:value-type="string">
            <text:p>1629471856-253</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table:number-columns-repeated="2"/>
          <table:table-cell office:value-type="string">
            <text:p>/Media/DownloadetImages/9788757017021.jpg?width=280&amp;heightratio=1&amp;mode=boxpad</text:p>
          </table:table-cell>
          <table:table-cell table:number-columns-repeated="1017"/>
        </table:table-row>
        <table:table-row table:style-name="ro2">
          <table:table-cell office:value-type="string">
            <text:p>1629472800-639</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Istiden i det danske landskab</text:p>
            <text:p><text:s text:c="26"/>Medlemspris: 320,00 kr.</text:p>
            <text:p><text:s text:c="26"/>Pris: 399,95 kr.</text:p>
            <text:p><text:s text:c="12"/></text:p>
            <text:p><text:s text:c="14"/></text:p>
            <text:p><text:s text:c="16"/>Info</text:p>
          </table:table-cell>
          <table:table-cell office:value-type="string">
            <text:p>https://www.skalk.dk/webshoppen/produkter/imports/9788711984796-istiden-i-det-danske-landskab/</text:p>
          </table:table-cell>
          <table:table-cell/>
          <table:table-cell office:value-type="string">
            <text:p>Istiden i det danske landskab</text:p>
          </table:table-cell>
          <table:table-cell office:value-type="string">
            <text:p>Medlemspris: 320,00 kr.</text:p>
          </table:table-cell>
          <table:table-cell office:value-type="string">
            <text:p>Pris: 399,95 kr.</text:p>
          </table:table-cell>
          <table:table-cell table:number-columns-repeated="1014"/>
        </table:table-row>
        <table:table-row table:style-name="ro2">
          <table:table-cell office:value-type="string">
            <text:p>1629472265-438</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Nefatavl</text:p>
            <text:p><text:s text:c="26"/>Medlemspris: 179,00 kr.</text:p>
            <text:p><text:s text:c="26"/>Pris: 249,00 kr.</text:p>
            <text:p><text:s text:c="12"/></text:p>
            <text:p><text:s text:c="14"/></text:p>
            <text:p><text:s text:c="16"/>Info</text:p>
          </table:table-cell>
          <table:table-cell office:value-type="string">
            <text:p>https://www.skalk.dk/webshoppen/produkter/imports/9788789531540-nefatavl/</text:p>
          </table:table-cell>
          <table:table-cell/>
          <table:table-cell office:value-type="string">
            <text:p>Nefatavl</text:p>
          </table:table-cell>
          <table:table-cell office:value-type="string">
            <text:p>Medlemspris: 179,00 kr.</text:p>
          </table:table-cell>
          <table:table-cell office:value-type="string">
            <text:p>Pris: 249,00 kr.</text:p>
          </table:table-cell>
          <table:table-cell table:number-columns-repeated="1014"/>
        </table:table-row>
        <table:table-row table:style-name="ro2">
          <table:table-cell office:value-type="string">
            <text:p>1629471505-118</text:p>
          </table:table-cell>
          <table:table-cell office:value-type="string">
            <text:p>https://www.skalk.dk/webshoppen/?categories=18858&amp;sort=alphabetical</text:p>
          </table:table-cell>
          <table:table-cell table:number-columns-repeated="4"/>
          <table:table-cell office:value-type="string">
            <text:p>/Media/DownloadetImages/9788711904312.jpg?width=280&amp;heightratio=1&amp;mode=boxpad</text:p>
          </table:table-cell>
          <table:table-cell table:number-columns-repeated="1017"/>
        </table:table-row>
        <table:table-row table:style-name="ro2">
          <table:table-cell office:value-type="string">
            <text:p>1629472469-514</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Krigens sidste år</text:p>
            <text:p><text:s text:c="26"/>Medlemspris: 340,00 kr.</text:p>
            <text:p><text:s text:c="26"/>Pris: 400,00 kr.</text:p>
            <text:p><text:s text:c="12"/></text:p>
            <text:p><text:s text:c="14"/></text:p>
            <text:p><text:s text:c="16"/>Info</text:p>
          </table:table-cell>
          <table:table-cell office:value-type="string">
            <text:p>https://www.skalk.dk/webshoppen/produkter/imports/9788797146613-krigens-sidste-aar/</text:p>
          </table:table-cell>
          <table:table-cell/>
          <table:table-cell office:value-type="string">
            <text:p>Krigens sidste år</text:p>
          </table:table-cell>
          <table:table-cell office:value-type="string">
            <text:p>Medlemspris: 340,00 kr.</text:p>
          </table:table-cell>
          <table:table-cell office:value-type="string">
            <text:p>Pris: 400,00 kr.</text:p>
          </table:table-cell>
          <table:table-cell table:number-columns-repeated="1014"/>
        </table:table-row>
        <table:table-row table:style-name="ro2">
          <table:table-cell office:value-type="string">
            <text:p>1629473094-760</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Forladt</text:p>
            <text:p><text:s text:c="26"/>Medlemspris: 240,00 kr.</text:p>
            <text:p><text:s text:c="26"/>Pris: 299,95 kr.</text:p>
            <text:p><text:s text:c="12"/></text:p>
            <text:p><text:s text:c="14"/></text:p>
            <text:p><text:s text:c="16"/>Info</text:p>
          </table:table-cell>
          <table:table-cell office:value-type="string">
            <text:p>https://www.skalk.dk/webshoppen/produkter/imports/9788711543535-forladt/</text:p>
          </table:table-cell>
          <table:table-cell/>
          <table:table-cell office:value-type="string">
            <text:p>Forladt</text:p>
          </table:table-cell>
          <table:table-cell office:value-type="string">
            <text:p>Medlemspris: 240,00 kr.</text:p>
          </table:table-cell>
          <table:table-cell office:value-type="string">
            <text:p>Pris: 299,95 kr.</text:p>
          </table:table-cell>
          <table:table-cell office:value-type="string">
            <text:p>På Kyholm ved Samsø ligger Danmarks ensomste kirkegård. Her var engang karantænestation, og under Englandskrigene var øen befæstet. I dag er der kun kirkegården tilbage, som blev lukket i 1859, hvor alle beboere forlod øen, og husene blev revet ned og sejlet bort.</text:p>
          </table:table-cell>
          <table:table-cell table:number-columns-repeated="1013"/>
        </table:table-row>
        <table:table-row table:style-name="ro2">
          <table:table-cell office:value-type="string">
            <text:p>1629471505-129</text:p>
          </table:table-cell>
          <table:table-cell office:value-type="string">
            <text:p>https://www.skalk.dk/webshoppen/?categories=18858&amp;sort=alphabetical</text:p>
          </table:table-cell>
          <table:table-cell table:number-columns-repeated="4"/>
          <table:table-cell office:value-type="string">
            <text:p>/Media/DownloadetImages/9788711946404.jpg?width=280&amp;heightratio=1&amp;mode=boxpad</text:p>
          </table:table-cell>
          <table:table-cell table:number-columns-repeated="1017"/>
        </table:table-row>
        <table:table-row table:style-name="ro2">
          <table:table-cell office:value-type="string">
            <text:p>1629473214-813</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Drakenberg og mumien i Århus Domkirke</text:p>
            <text:p><text:s text:c="26"/>Medlemspris: 115,00 kr.</text:p>
            <text:p><text:s text:c="26"/>Pris: 128,00 kr.</text:p>
            <text:p><text:s text:c="12"/></text:p>
            <text:p><text:s text:c="14"/></text:p>
            <text:p><text:s text:c="16"/>Info</text:p>
          </table:table-cell>
          <table:table-cell office:value-type="string">
            <text:p>https://www.skalk.dk/webshoppen/produkter/imports/9788772888057-drakenberg-og-mumien-i-%C3%A5rhus-domkirke/</text:p>
          </table:table-cell>
          <table:table-cell/>
          <table:table-cell office:value-type="string">
            <text:p>Drakenberg og mumien i Århus Domkirke</text:p>
          </table:table-cell>
          <table:table-cell office:value-type="string">
            <text:p>Medlemspris: 115,00 kr.</text:p>
          </table:table-cell>
          <table:table-cell office:value-type="string">
            <text:p>Pris: 128,00 kr.</text:p>
          </table:table-cell>
          <table:table-cell table:number-columns-repeated="1014"/>
        </table:table-row>
        <table:table-row table:style-name="ro2">
          <table:table-cell office:value-type="string">
            <text:p>1629471505-140</text:p>
          </table:table-cell>
          <table:table-cell office:value-type="string">
            <text:p>https://www.skalk.dk/webshoppen/?categories=18858&amp;sort=alphabetical</text:p>
          </table:table-cell>
          <table:table-cell table:number-columns-repeated="4"/>
          <table:table-cell office:value-type="string">
            <text:p>/Media/DownloadetImages/9788702043884.jpg?width=280&amp;heightratio=1&amp;mode=boxpad</text:p>
          </table:table-cell>
          <table:table-cell table:number-columns-repeated="1017"/>
        </table:table-row>
        <table:table-row table:style-name="ro2">
          <table:table-cell office:value-type="string">
            <text:p>1629472909-697</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Herr Stankelbeens mærkværdige Reiser og selsomme Eventyr til Lands og Vands</text:p>
            <text:p><text:s text:c="26"/>Medlemspris: 88,00 kr.</text:p>
            <text:p><text:s text:c="26"/>Pris: 113,00 kr.</text:p>
            <text:p><text:s text:c="12"/></text:p>
            <text:p><text:s text:c="14"/></text:p>
            <text:p><text:s text:c="16"/>Info</text:p>
          </table:table-cell>
          <table:table-cell office:value-type="string">
            <text:p>https://www.skalk.dk/webshoppen/produkter/imports/9788789531281-herr-stankelbeens-maerkvaerdige-reiser-og-selsomme-eventyr-til-lands-og-vands/</text:p>
          </table:table-cell>
          <table:table-cell/>
          <table:table-cell office:value-type="string">
            <text:p>Herr Stankelbeens mærkværdige Reiser og selsomme Eventyr til Lands og Vands</text:p>
          </table:table-cell>
          <table:table-cell office:value-type="string">
            <text:p>Medlemspris: 88,00 kr.</text:p>
          </table:table-cell>
          <table:table-cell office:value-type="string">
            <text:p>Pris: 113,00 kr.</text:p>
          </table:table-cell>
          <table:table-cell table:number-columns-repeated="1014"/>
        </table:table-row>
        <table:table-row table:style-name="ro2">
          <table:table-cell office:value-type="string">
            <text:p>1629472935-701</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Hamlet' s Castle and Shakespeare´s Elsinore</text:p>
            <text:p><text:s text:c="26"/>Medlemspris: 127,50 kr.</text:p>
            <text:p><text:s text:c="26"/>Pris: 149,95 kr.</text:p>
            <text:p><text:s text:c="12"/></text:p>
            <text:p><text:s text:c="14"/></text:p>
            <text:p><text:s text:c="16"/>Info</text:p>
          </table:table-cell>
          <table:table-cell office:value-type="string">
            <text:p>https://www.skalk.dk/webshoppen/produkter/imports/9788702108323-hamlet-s-castle-and-shakespeare-s-elsinore/</text:p>
          </table:table-cell>
          <table:table-cell/>
          <table:table-cell office:value-type="string">
            <text:p>Hamlet' s Castle and Shakespeare´s Elsinore</text:p>
          </table:table-cell>
          <table:table-cell office:value-type="string">
            <text:p>Medlemspris: 127,50 kr.</text:p>
          </table:table-cell>
          <table:table-cell office:value-type="string">
            <text:p>Pris: 149,95 kr.</text:p>
          </table:table-cell>
          <table:table-cell office:value-type="string">
            <text:p>In Hamlet, Shakespeare reveals familiarity with the castle, with Elsinore and with Danish customs - and some of his observations are extraordinarily accurate. But were they all based on hearsay, or is it possible - as has been claimed - that he might have visited Denmark himself during the so-called lost years? What is the evidence - for, against, or circumstatial - in the text of the play? All these questions are taken up in this short history of Elsinore, the first of its kind to be published in English.</text:p>
          </table:table-cell>
          <table:table-cell table:number-columns-repeated="1013"/>
        </table:table-row>
        <table:table-row table:style-name="ro2">
          <table:table-cell office:value-type="string">
            <text:p>1629471566-157</text:p>
          </table:table-cell>
          <table:table-cell office:value-type="string">
            <text:p>https://www.skalk.dk/webshoppen/?categories=18858&amp;sort=alphabetical</text:p>
          </table:table-cell>
          <table:table-cell table:number-columns-repeated="2"/>
          <table:table-cell office:value-type="string">
            <text:p>Bedraget - Sagen om Nordisk Fjer</text:p>
            <text:p><text:s text:c="26"/>Medlemspris: 212,50 kr.</text:p>
            <text:p><text:s text:c="26"/>Pris: 249,95 kr.</text:p>
            <text:p><text:s text:c="12"/></text:p>
            <text:p><text:s text:c="14"/></text:p>
            <text:p><text:s text:c="16"/>Info</text:p>
          </table:table-cell>
          <table:table-cell office:value-type="string">
            <text:p>https://www.skalk.dk/webshoppen/produkter/imports/9788711481196-bedraget-sagen-om-nordisk-fjer/</text:p>
          </table:table-cell>
          <table:table-cell/>
          <table:table-cell office:value-type="string">
            <text:p>Bedraget - Sagen om Nordisk Fjer</text:p>
          </table:table-cell>
          <table:table-cell office:value-type="string">
            <text:p>Medlemspris: 212,50 kr.</text:p>
          </table:table-cell>
          <table:table-cell office:value-type="string">
            <text:p>Pris: 249,95 kr.</text:p>
          </table:table-cell>
          <table:table-cell office:value-type="string">
            <text:p>"Trekvart tusind åndeløst spændende sider." Poul Pilgaard Johnsen, Weekendavisen</text:p>
          </table:table-cell>
          <table:table-cell table:number-columns-repeated="1013"/>
        </table:table-row>
        <table:table-row table:style-name="ro2">
          <table:table-cell office:value-type="string">
            <text:p>1629472352-479</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Med fornøden dristighed</text:p>
            <text:p><text:s text:c="26"/>Medlemspris: 279,96 kr.</text:p>
            <text:p><text:s text:c="26"/>Pris: 349,95 kr.</text:p>
            <text:p><text:s text:c="12"/></text:p>
            <text:p><text:s text:c="14"/></text:p>
            <text:p><text:s text:c="16"/>Info</text:p>
          </table:table-cell>
          <table:table-cell office:value-type="string">
            <text:p>https://www.skalk.dk/webshoppen/produkter/imports/9788740669763-med-fornoeden-dristighed/</text:p>
          </table:table-cell>
          <table:table-cell/>
          <table:table-cell office:value-type="string">
            <text:p>Med fornøden dristighed</text:p>
          </table:table-cell>
          <table:table-cell office:value-type="string">
            <text:p>Medlemspris: 279,96 kr.</text:p>
          </table:table-cell>
          <table:table-cell office:value-type="string">
            <text:p>Pris: 349,95 kr.</text:p>
          </table:table-cell>
          <table:table-cell table:number-columns-repeated="1014"/>
        </table:table-row>
        <table:table-row table:style-name="ro2">
          <table:table-cell office:value-type="string">
            <text:p>1629472767-627</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Jyllandsslaget og Første Verdenskrig i Nordsøen</text:p>
            <text:p><text:s text:c="26"/>Medlemspris: 255,00 kr.</text:p>
            <text:p><text:s text:c="26"/>Pris: 300,00 kr.</text:p>
            <text:p><text:s text:c="12"/></text:p>
            <text:p><text:s text:c="14"/></text:p>
            <text:p><text:s text:c="16"/>Info</text:p>
          </table:table-cell>
          <table:table-cell office:value-type="string">
            <text:p>https://www.skalk.dk/webshoppen/produkter/imports/9788799977949-jyllandsslaget-og-foerste-verdenskrig-i-nordsoeen/</text:p>
          </table:table-cell>
          <table:table-cell/>
          <table:table-cell office:value-type="string">
            <text:p>Jyllandsslaget og Første Verdenskrig i Nordsøen</text:p>
          </table:table-cell>
          <table:table-cell office:value-type="string">
            <text:p>Medlemspris: 255,00 kr.</text:p>
          </table:table-cell>
          <table:table-cell office:value-type="string">
            <text:p>Pris: 300,00 kr.</text:p>
          </table:table-cell>
          <table:table-cell office:value-type="string">
            <text:p>Knud Jakobsen nøjes ikke med de store linjer, men fortæller også om menneskeskæbner midt i krigens gru. Der er historien om den britiske ubådskaptajn, hvis farfar var tysk jøde fra Hamborg, og der er historien, om tre tyske luftskibsfolk, som klatrede ned ad en rebstige og kaprede et sejlskib.</text:p>
          </table:table-cell>
          <table:table-cell table:number-columns-repeated="1013"/>
        </table:table-row>
        <table:table-row table:style-name="ro2">
          <table:table-cell office:value-type="string">
            <text:p>1629473022-742</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Gamle København</text:p>
            <text:p><text:s text:c="26"/>Medlemspris: 255,00 kr.</text:p>
            <text:p><text:s text:c="26"/>Pris: 299,95 kr.</text:p>
            <text:p><text:s text:c="12"/></text:p>
            <text:p><text:s text:c="14"/></text:p>
            <text:p><text:s text:c="16"/>Info</text:p>
          </table:table-cell>
          <table:table-cell office:value-type="string">
            <text:p>https://www.skalk.dk/webshoppen/produkter/imports/9788702161991-gamle-koebenhavn/</text:p>
          </table:table-cell>
          <table:table-cell/>
          <table:table-cell office:value-type="string">
            <text:p>Gamle København</text:p>
          </table:table-cell>
          <table:table-cell office:value-type="string">
            <text:p>Medlemspris: 255,00 kr.</text:p>
          </table:table-cell>
          <table:table-cell office:value-type="string">
            <text:p>Pris: 299,95 kr.</text:p>
          </table:table-cell>
          <table:table-cell table:number-columns-repeated="1014"/>
        </table:table-row>
        <table:table-row table:style-name="ro2">
          <table:table-cell office:value-type="string">
            <text:p>1629471696-212</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table:number-columns-repeated="2"/>
          <table:table-cell office:value-type="string">
            <text:p>/Media/DownloadetImages/9788793423084.jpg?width=280&amp;heightratio=1&amp;mode=boxpad</text:p>
          </table:table-cell>
          <table:table-cell table:number-columns-repeated="1017"/>
        </table:table-row>
        <table:table-row table:style-name="ro2">
          <table:table-cell office:value-type="string">
            <text:p>1629472456-512</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KUML 2020</text:p>
            <text:p><text:s text:c="26"/>Medlemspris: 180,00 kr.</text:p>
            <text:p><text:s text:c="26"/>Pris: 200,00 kr.</text:p>
            <text:p><text:s text:c="12"/></text:p>
            <text:p><text:s text:c="14"/></text:p>
            <text:p><text:s text:c="16"/>Info</text:p>
          </table:table-cell>
          <table:table-cell office:value-type="string">
            <text:p>https://www.skalk.dk/webshoppen/produkter/imports/9788793423503-kuml-2020/</text:p>
          </table:table-cell>
          <table:table-cell/>
          <table:table-cell office:value-type="string">
            <text:p>KUML 2020</text:p>
          </table:table-cell>
          <table:table-cell office:value-type="string">
            <text:p>Medlemspris: 180,00 kr.</text:p>
          </table:table-cell>
          <table:table-cell office:value-type="string">
            <text:p>Pris: 200,00 kr.</text:p>
          </table:table-cell>
          <table:table-cell table:number-columns-repeated="1014"/>
        </table:table-row>
        <table:table-row table:style-name="ro2">
          <table:table-cell office:value-type="string">
            <text:p>1629473062-752</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Franciskanerklosteret i Horsens</text:p>
            <text:p><text:s text:c="26"/>Medlemspris: 168,75 kr.</text:p>
            <text:p><text:s text:c="26"/>Pris: 188,00 kr.</text:p>
            <text:p><text:s text:c="12"/></text:p>
            <text:p><text:s text:c="14"/></text:p>
            <text:p><text:s text:c="16"/>Info</text:p>
          </table:table-cell>
          <table:table-cell office:value-type="string">
            <text:p>https://www.skalk.dk/webshoppen/produkter/imports/9788793423015-franciskanerklosteret-i-horsens/</text:p>
          </table:table-cell>
          <table:table-cell/>
          <table:table-cell office:value-type="string">
            <text:p>Franciskanerklosteret i Horsens</text:p>
          </table:table-cell>
          <table:table-cell office:value-type="string">
            <text:p>Medlemspris: 168,75 kr.</text:p>
          </table:table-cell>
          <table:table-cell office:value-type="string">
            <text:p>Pris: 188,00 kr.</text:p>
          </table:table-cell>
          <table:table-cell office:value-type="string">
            <text:p>Udgravningerne blev ledet af Hans Krongaard Kristensen nu lektor emeritus ved Aarhus Universitet, der her fremlægger resultaterne.</text:p>
          </table:table-cell>
          <table:table-cell table:number-columns-repeated="1013"/>
        </table:table-row>
        <table:table-row table:style-name="ro2">
          <table:table-cell office:value-type="string">
            <text:p>1629472550-555</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Vikingernes største slag</text:p>
            <text:p><text:s text:c="26"/>Medlemspris: 295,00 kr.</text:p>
            <text:p><text:s text:c="26"/>Pris: 349,95 kr.</text:p>
            <text:p><text:s text:c="12"/></text:p>
            <text:p><text:s text:c="14"/></text:p>
            <text:p><text:s text:c="16"/>Info</text:p>
          </table:table-cell>
          <table:table-cell office:value-type="string">
            <text:p>https://www.skalk.dk/webshoppen/produkter/imports/9788740666090-vikingernes-stoerste-slag/</text:p>
          </table:table-cell>
          <table:table-cell/>
          <table:table-cell office:value-type="string">
            <text:p>Vikingernes største slag</text:p>
          </table:table-cell>
          <table:table-cell office:value-type="string">
            <text:p>Medlemspris: 295,00 kr.</text:p>
          </table:table-cell>
          <table:table-cell office:value-type="string">
            <text:p>Pris: 349,95 kr.</text:p>
          </table:table-cell>
          <table:table-cell office:value-type="string">
            <text:p>Bogen er Kim Hjardars femte bog om vikinger på Turbine og efterfølger dermed titlerne Vikinger i krig, Vikingernes liv og færden, Vikinger – kort fortalt og Havets herskere.</text:p>
          </table:table-cell>
          <table:table-cell table:number-columns-repeated="1013"/>
        </table:table-row>
        <table:table-row table:style-name="ro2">
          <table:table-cell office:value-type="string">
            <text:p>1629473403-888</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anske Kongegrave I-III</text:p>
            <text:p><text:s text:c="26"/>Medlemspris: 920,00 kr.</text:p>
            <text:p><text:s text:c="26"/>Pris: 1.150,00 kr.</text:p>
            <text:p><text:s text:c="12"/></text:p>
            <text:p><text:s text:c="14"/></text:p>
            <text:p><text:s text:c="16"/>Info</text:p>
          </table:table-cell>
          <table:table-cell office:value-type="string">
            <text:p>https://www.skalk.dk/webshoppen/produkter/imports/9788763507813-danske-kongegrave-i-iii/</text:p>
          </table:table-cell>
          <table:table-cell/>
          <table:table-cell office:value-type="string">
            <text:p>Danske Kongegrave I-III</text:p>
          </table:table-cell>
          <table:table-cell office:value-type="string">
            <text:p>Medlemspris: 920,00 kr.</text:p>
          </table:table-cell>
          <table:table-cell office:value-type="string">
            <text:p>Pris: 1.150,00 kr.</text:p>
          </table:table-cell>
          <table:table-cell office:value-type="string">
            <text:p>De danske kongegrave er en enestående del af Danmarks nationalhistoriske kulturarv. Så vidt vides, er der ikke tidligere udgivet en samlet behandling af en enkelt nations kongegrave – set i dette lys skriver værket i sig selv historie.</text:p>
          </table:table-cell>
          <table:table-cell table:number-columns-repeated="1013"/>
        </table:table-row>
        <table:table-row table:style-name="ro2">
          <table:table-cell office:value-type="string">
            <text:p>1629471994-311</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axo og Snorre</text:p>
            <text:p><text:s text:c="26"/>Medlemspris: 200,00 kr.</text:p>
            <text:p><text:s text:c="26"/>Pris: 250,00 kr.</text:p>
            <text:p><text:s text:c="12"/></text:p>
            <text:p><text:s text:c="14"/></text:p>
            <text:p><text:s text:c="16"/>Info</text:p>
          </table:table-cell>
          <table:table-cell office:value-type="string">
            <text:p>https://www.skalk.dk/webshoppen/produkter/imports/9788763531245-saxo-og-snorre/</text:p>
          </table:table-cell>
          <table:table-cell/>
          <table:table-cell office:value-type="string">
            <text:p>Saxo og Snorre</text:p>
          </table:table-cell>
          <table:table-cell office:value-type="string">
            <text:p>Medlemspris: 200,00 kr.</text:p>
          </table:table-cell>
          <table:table-cell office:value-type="string">
            <text:p>Pris: 250,00 kr.</text:p>
          </table:table-cell>
          <table:table-cell table:number-columns-repeated="1014"/>
        </table:table-row>
        <table:table-row table:style-name="ro2">
          <table:table-cell office:value-type="string">
            <text:p>1629473116-769</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table:number-columns-repeated="2"/>
          <table:table-cell office:value-type="string">
            <text:p>/Media/DownloadetImages/9788702140675.jpg?width=280&amp;heightratio=1&amp;mode=boxpad</text:p>
          </table:table-cell>
          <table:table-cell table:number-columns-repeated="1017"/>
        </table:table-row>
        <table:table-row table:style-name="ro2">
          <table:table-cell office:value-type="string">
            <text:p>1629472443-507</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Kvindernes krig</text:p>
            <text:p><text:s text:c="26"/>Medlemspris: 170,00 kr.</text:p>
            <text:p><text:s text:c="26"/>Pris: 199,95 kr.</text:p>
            <text:p><text:s text:c="12"/></text:p>
            <text:p><text:s text:c="14"/></text:p>
            <text:p><text:s text:c="16"/>Info</text:p>
          </table:table-cell>
          <table:table-cell office:value-type="string">
            <text:p>https://www.skalk.dk/webshoppen/produkter/imports/9788711569474-kvindernes-krig/</text:p>
          </table:table-cell>
          <table:table-cell/>
          <table:table-cell office:value-type="string">
            <text:p>Kvindernes krig</text:p>
          </table:table-cell>
          <table:table-cell office:value-type="string">
            <text:p>Medlemspris: 170,00 kr.</text:p>
          </table:table-cell>
          <table:table-cell office:value-type="string">
            <text:p>Pris: 199,95 kr.</text:p>
          </table:table-cell>
          <table:table-cell office:value-type="string">
            <text:p>Kvindernes krig er en stærk, personlig beretning om disse kvinders kamp for et liv uden undertrykkelse og vold. Bogen er samtidig en gribende fortælling om at være kvindelig soldat i Afghanistan, om den altid nærværende risiko og om sorgen over faldne kammerater.</text:p>
          </table:table-cell>
          <table:table-cell table:number-columns-repeated="1013"/>
        </table:table-row>
        <table:table-row table:style-name="ro2">
          <table:table-cell office:value-type="string">
            <text:p>1629471856-271</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table:number-columns-repeated="2"/>
          <table:table-cell office:value-type="string">
            <text:p>/Media/DownloadetImages/9788712058236.jpg?width=280&amp;heightratio=1&amp;mode=boxpad</text:p>
          </table:table-cell>
          <table:table-cell table:number-columns-repeated="1017"/>
        </table:table-row>
        <table:table-row table:style-name="ro2">
          <table:table-cell office:value-type="string">
            <text:p>1629472125-382</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Poq den første grønlænder i Danmark som kom hjem</text:p>
            <text:p><text:s text:c="26"/>Medlemspris: 268,88 kr.</text:p>
            <text:p><text:s text:c="26"/>Pris: 299,00 kr.</text:p>
            <text:p><text:s text:c="12"/></text:p>
            <text:p><text:s text:c="14"/></text:p>
            <text:p><text:s text:c="16"/>Info</text:p>
          </table:table-cell>
          <table:table-cell office:value-type="string">
            <text:p>https://www.skalk.dk/webshoppen/produkter/imports/9788793464407-poq-den-foerste-groenlaender-i-danmark-som-kom-hjem/</text:p>
          </table:table-cell>
          <table:table-cell/>
          <table:table-cell office:value-type="string">
            <text:p>Poq den første grønlænder i Danmark som kom hjem</text:p>
          </table:table-cell>
          <table:table-cell office:value-type="string">
            <text:p>Medlemspris: 268,88 kr.</text:p>
          </table:table-cell>
          <table:table-cell office:value-type="string">
            <text:p>Pris: 299,00 kr.</text:p>
          </table:table-cell>
          <table:table-cell office:value-type="string">
            <text:p>DANSK KOLONI I INDIELAND – Christian den 4. og TranquebarHOLBERG PÅ KOMIDIE – Ludvig på Bjerget</text:p>
          </table:table-cell>
          <table:table-cell table:number-columns-repeated="1013"/>
        </table:table-row>
        <table:table-row table:style-name="ro2">
          <table:table-cell office:value-type="string">
            <text:p>1629473174-798</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Egyptisk mytologi</text:p>
            <text:p><text:s text:c="26"/>Medlemspris: 225,00 kr.</text:p>
            <text:p><text:s text:c="26"/>Pris: 249,00 kr.</text:p>
            <text:p><text:s text:c="12"/></text:p>
            <text:p><text:s text:c="14"/></text:p>
            <text:p><text:s text:c="16"/>Info</text:p>
          </table:table-cell>
          <table:table-cell office:value-type="string">
            <text:p>https://www.skalk.dk/webshoppen/produkter/imports/9788772305806-egyptisk-mytologi/</text:p>
          </table:table-cell>
          <table:table-cell/>
          <table:table-cell office:value-type="string">
            <text:p>Egyptisk mytologi</text:p>
          </table:table-cell>
          <table:table-cell office:value-type="string">
            <text:p>Medlemspris: 225,00 kr.</text:p>
          </table:table-cell>
          <table:table-cell office:value-type="string">
            <text:p>Pris: 249,00 kr.</text:p>
          </table:table-cell>
          <table:table-cell office:value-type="string">
            <text:p>Oplev det gamle Egypten med dette enestående opslagsværk over mytologier og legender fra Egypten, Persien og Babylon.</text:p>
          </table:table-cell>
          <table:table-cell table:number-columns-repeated="1013"/>
        </table:table-row>
        <table:table-row table:style-name="ro2">
          <table:table-cell office:value-type="string">
            <text:p>1629472151-387</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Oplysningens verden</text:p>
            <text:p><text:s text:c="26"/>Medlemspris: 422,50 kr.</text:p>
            <text:p><text:s text:c="26"/>Pris: 498,00 kr.</text:p>
            <text:p><text:s text:c="12"/></text:p>
            <text:p><text:s text:c="14"/></text:p>
            <text:p><text:s text:c="16"/>Info</text:p>
          </table:table-cell>
          <table:table-cell office:value-type="string">
            <text:p>https://www.skalk.dk/webshoppen/produkter/imports/9788779343252-oplysningens-verden/</text:p>
          </table:table-cell>
          <table:table-cell/>
          <table:table-cell office:value-type="string">
            <text:p>Oplysningens verden</text:p>
          </table:table-cell>
          <table:table-cell office:value-type="string">
            <text:p>Medlemspris: 422,50 kr.</text:p>
          </table:table-cell>
          <table:table-cell office:value-type="string">
            <text:p>Pris: 498,00 kr.</text:p>
          </table:table-cell>
          <table:table-cell office:value-type="string">
            <text:p>Hvorfor var det Vesteuropa eller Nordvesteuropa, der efter middelalderen ekspanderede og blev globalt dominerende? Det er et ofte tilbagevendende spørgsmål i studiet af verdenshistorien.</text:p>
            <text:p/>
            <text:p>Mens renæssancen gav startskuddet til den globale europæiske dominans, er det ofte oplysningstidens idéverden, der bruges som begrundelse for fastholdelsen og udbredelsen af den europæiske dominans. Mens nogle af de andre civilisationer måske også kunne tilskrives elementer af en renæssance, synes oplysningstidens verdsliggjorte verdensopfattelse kombineret med et globalt udsyn og en voksende respekt for empiriske observationer at have været et helt specielt europæisk fænomen.</text:p>
            <text:p/>
            <text:p>Oplysningstiden "indrammes" af to bogudgivelser: John Lockes An Essay Concerning Human Understanding fra 1690 og Immanuel Kants Kritik der reinen Vernunft fra 1781.</text:p>
            <text:p/>
            <text:p>Med Oplysningens Verden ønsker Aarhus Universitet at følge op på succesudgivelsen, Renæssancens Verden, ved igen at lade de mange medarbejdere, der har arbejdet med temaer fra oplysningstiden, bidrage til Aarhus Universitets formidling af noget af den omfattende viden, universitetet producerer.</text:p>
          </table:table-cell>
          <table:table-cell table:number-columns-repeated="1013"/>
        </table:table-row>
        <table:table-row table:style-name="ro2">
          <table:table-cell office:value-type="string">
            <text:p>1629471660-183</text:p>
          </table:table-cell>
          <table:table-cell office:value-type="string">
            <text:p>https://www.skalk.dk/webshoppen/?categories=18858&amp;sort=alphabetical</text:p>
          </table:table-cell>
          <table:table-cell office:value-type="string">
            <text:p>»</text:p>
          </table:table-cell>
          <table:table-cell office:value-type="string">
            <text:p>https://www.skalk.dk/webshoppen/?page=14&amp;categories=18858&amp;sort=alphabetical</text:p>
          </table:table-cell>
          <table:table-cell table:number-columns-repeated="2"/>
          <table:table-cell office:value-type="string">
            <text:p>/Media/DownloadetImages/9788789531397.jpg?width=280&amp;heightratio=1&amp;mode=boxpad</text:p>
          </table:table-cell>
          <table:table-cell table:number-columns-repeated="1017"/>
        </table:table-row>
        <table:table-row table:style-name="ro2">
          <table:table-cell office:value-type="string">
            <text:p>1629473194-808</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Duellen</text:p>
            <text:p><text:s text:c="26"/>Medlemspris: 240,00 kr.</text:p>
            <text:p><text:s text:c="26"/>Pris: 299,95 kr.</text:p>
            <text:p><text:s text:c="12"/></text:p>
            <text:p><text:s text:c="14"/></text:p>
            <text:p><text:s text:c="16"/>Info</text:p>
          </table:table-cell>
          <table:table-cell office:value-type="string">
            <text:p>https://www.skalk.dk/webshoppen/produkter/imports/9788740665789-duellen/</text:p>
          </table:table-cell>
          <table:table-cell/>
          <table:table-cell office:value-type="string">
            <text:p>Duellen</text:p>
          </table:table-cell>
          <table:table-cell office:value-type="string">
            <text:p>Medlemspris: 240,00 kr.</text:p>
          </table:table-cell>
          <table:table-cell office:value-type="string">
            <text:p>Pris: 299,95 kr.</text:p>
          </table:table-cell>
          <table:table-cell office:value-type="string">
            <text:p>Fortællingen om Grass og Reich-Ranicki er fortællingen om Tyskland i det 20. århundrede. Om krigen, om muren, om genforeningen, om arbejdet på en forbrødring i landet og om ikke at kunne tilgive.</text:p>
          </table:table-cell>
          <table:table-cell table:number-columns-repeated="1013"/>
        </table:table-row>
        <table:table-row table:style-name="ro2">
          <table:table-cell office:value-type="string">
            <text:p>1629471696-211</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table:number-columns-repeated="2"/>
          <table:table-cell office:value-type="string">
            <text:p>/Media/DownloadetImages/9788771810080.jpg?width=280&amp;heightratio=1&amp;mode=boxpad</text:p>
          </table:table-cell>
          <table:table-cell table:number-columns-repeated="1017"/>
        </table:table-row>
        <table:table-row table:style-name="ro2">
          <table:table-cell office:value-type="string">
            <text:p>1629472657-601</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Kongens Borge</text:p>
            <text:p><text:s text:c="26"/>Medlemspris: 312,75 kr.</text:p>
            <text:p><text:s text:c="26"/>Pris: 348,00 kr.</text:p>
            <text:p><text:s text:c="12"/></text:p>
            <text:p><text:s text:c="14"/></text:p>
            <text:p><text:s text:c="16"/>Info</text:p>
          </table:table-cell>
          <table:table-cell office:value-type="string">
            <text:p>https://www.skalk.dk/webshoppen/produkter/imports/9788788415766-kongens-borge/</text:p>
          </table:table-cell>
          <table:table-cell/>
          <table:table-cell office:value-type="string">
            <text:p>Kongens Borge</text:p>
          </table:table-cell>
          <table:table-cell office:value-type="string">
            <text:p>Medlemspris: 312,75 kr.</text:p>
          </table:table-cell>
          <table:table-cell office:value-type="string">
            <text:p>Pris: 348,00 kr.</text:p>
          </table:table-cell>
          <table:table-cell table:number-columns-repeated="1014"/>
        </table:table-row>
        <table:table-row table:style-name="ro2">
          <table:table-cell office:value-type="string">
            <text:p>1629471856-265</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table:number-columns-repeated="2"/>
          <table:table-cell office:value-type="string">
            <text:p>/Media/DownloadetImages/9788771847512.jpg?width=280&amp;heightratio=1&amp;mode=boxpad</text:p>
          </table:table-cell>
          <table:table-cell table:number-columns-repeated="1017"/>
        </table:table-row>
        <table:table-row table:style-name="ro2">
          <table:table-cell office:value-type="string">
            <text:p>1629473431-933</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nsk Editionshistorie, bd. 1-4</text:p>
            <text:p><text:s text:c="26"/>Medlemspris: 1.500,00 kr.</text:p>
            <text:p><text:s text:c="26"/>Pris: 1.875,00 kr.</text:p>
            <text:p><text:s text:c="12"/></text:p>
            <text:p><text:s text:c="14"/></text:p>
            <text:p><text:s text:c="16"/>Info</text:p>
          </table:table-cell>
          <table:table-cell office:value-type="string">
            <text:p>https://www.skalk.dk/webshoppen/produkter/imports/9788763546843-dansk-editionshistorie-bd-1-4/</text:p>
          </table:table-cell>
          <table:table-cell/>
          <table:table-cell office:value-type="string">
            <text:p>Dansk Editionshistorie, bd. 1-4</text:p>
          </table:table-cell>
          <table:table-cell office:value-type="string">
            <text:p>Medlemspris: 1.500,00 kr.</text:p>
          </table:table-cell>
          <table:table-cell office:value-type="string">
            <text:p>Pris: 1.875,00 kr.</text:p>
          </table:table-cell>
          <table:table-cell office:value-type="string">
            <text:p>Dernæst følges udgivelsen af gammeldansk litteratur. Indtil ca. 1825 gjaldt den mest lovtekster; men efter at den historiske sprogvidenskab var grundlagt og nationalromantikken slået igennem, kom den til at omfatte alle genrer. Der sluttes af med to specialstudier, en om udgaverne 1688-1690 fra bispesædet Skálholt og en om Middelalderens danske Bønnebøger 1945-1982.</text:p>
          </table:table-cell>
          <table:table-cell table:number-columns-repeated="1013"/>
        </table:table-row>
        <table:table-row table:style-name="ro2">
          <table:table-cell office:value-type="string">
            <text:p>1629471505-120</text:p>
          </table:table-cell>
          <table:table-cell office:value-type="string">
            <text:p>https://www.skalk.dk/webshoppen/?categories=18858&amp;sort=alphabetical</text:p>
          </table:table-cell>
          <table:table-cell table:number-columns-repeated="4"/>
          <table:table-cell office:value-type="string">
            <text:p>/Media/DownloadetImages/9788702210729.jpg?width=280&amp;heightratio=1&amp;mode=boxpad</text:p>
          </table:table-cell>
          <table:table-cell table:number-columns-repeated="1017"/>
        </table:table-row>
        <table:table-row table:style-name="ro2">
          <table:table-cell office:value-type="string">
            <text:p>1629472167-401</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table:number-columns-repeated="2"/>
          <table:table-cell office:value-type="string">
            <text:p>/Media/DownloadetImages/9788785160683.jpg?width=280&amp;heightratio=1&amp;mode=boxpad</text:p>
          </table:table-cell>
          <table:table-cell table:number-columns-repeated="1017"/>
        </table:table-row>
        <table:table-row table:style-name="ro2">
          <table:table-cell office:value-type="string">
            <text:p>1629471901-285</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undets røde nelliker</text:p>
            <text:p><text:s text:c="26"/>Medlemspris: 279,96 kr.</text:p>
            <text:p><text:s text:c="26"/>Pris: 349,95 kr.</text:p>
            <text:p><text:s text:c="12"/></text:p>
            <text:p><text:s text:c="14"/></text:p>
            <text:p><text:s text:c="16"/>Info</text:p>
          </table:table-cell>
          <table:table-cell office:value-type="string">
            <text:p>https://www.skalk.dk/webshoppen/produkter/imports/9788740669145-sundets-roede-nelliker/</text:p>
          </table:table-cell>
          <table:table-cell/>
          <table:table-cell office:value-type="string">
            <text:p>Sundets røde nelliker</text:p>
          </table:table-cell>
          <table:table-cell office:value-type="string">
            <text:p>Medlemspris: 279,96 kr.</text:p>
          </table:table-cell>
          <table:table-cell office:value-type="string">
            <text:p>Pris: 349,95 kr.</text:p>
          </table:table-cell>
          <table:table-cell table:number-columns-repeated="1014"/>
        </table:table-row>
        <table:table-row table:style-name="ro2">
          <table:table-cell office:value-type="string">
            <text:p>1629472644-585</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table:number-columns-repeated="2"/>
          <table:table-cell office:value-type="string">
            <text:p>/Media/DownloadetImages/9788750057680.jpg?width=280&amp;heightratio=1&amp;mode=boxpad</text:p>
          </table:table-cell>
          <table:table-cell table:number-columns-repeated="1017"/>
        </table:table-row>
        <table:table-row table:style-name="ro2">
          <table:table-cell office:value-type="string">
            <text:p>1629473227-819</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Diplomat i grænselandet</text:p>
            <text:p><text:s text:c="26"/>Medlemspris: 222,75 kr.</text:p>
            <text:p><text:s text:c="26"/>Pris: 248,00 kr.</text:p>
            <text:p><text:s text:c="12"/></text:p>
            <text:p><text:s text:c="14"/></text:p>
            <text:p><text:s text:c="16"/>Info</text:p>
          </table:table-cell>
          <table:table-cell office:value-type="string">
            <text:p>https://www.skalk.dk/webshoppen/produkter/imports/9788774061434-diplomat-i-graenselandet/</text:p>
          </table:table-cell>
          <table:table-cell/>
          <table:table-cell office:value-type="string">
            <text:p>Diplomat i grænselandet</text:p>
          </table:table-cell>
          <table:table-cell office:value-type="string">
            <text:p>Medlemspris: 222,75 kr.</text:p>
          </table:table-cell>
          <table:table-cell office:value-type="string">
            <text:p>Pris: 248,00 kr.</text:p>
          </table:table-cell>
          <table:table-cell table:number-columns-repeated="1014"/>
        </table:table-row>
        <table:table-row table:style-name="ro2">
          <table:table-cell office:value-type="string">
            <text:p>1629471728-221</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Tvilum Kloster</text:p>
            <text:p><text:s text:c="26"/>Medlemspris: 197,50 kr.</text:p>
            <text:p><text:s text:c="26"/>Pris: 220,00 kr.</text:p>
            <text:p><text:s text:c="12"/></text:p>
            <text:p><text:s text:c="14"/></text:p>
            <text:p><text:s text:c="16"/>Info</text:p>
          </table:table-cell>
          <table:table-cell office:value-type="string">
            <text:p>https://www.skalk.dk/webshoppen/produkter/imports/9788793423084-tvilum-kloster/</text:p>
          </table:table-cell>
          <table:table-cell/>
          <table:table-cell office:value-type="string">
            <text:p>Tvilum Kloster</text:p>
          </table:table-cell>
          <table:table-cell office:value-type="string">
            <text:p>Medlemspris: 197,50 kr.</text:p>
          </table:table-cell>
          <table:table-cell office:value-type="string">
            <text:p>Pris: 220,00 kr.</text:p>
          </table:table-cell>
          <table:table-cell office:value-type="string">
            <text:p>Augustinerklostret i Tvilum blev nedlagt i 1537 – lige efter Reformationen. Kirken blev omdannet til sognekirke, mens klosterbygningerne hurtigt blev revet ned, og kirkegården bredte sig ind over tomten. Ved en række målrettede udgravningskampagner i årene 1990-1993 blev der skabt overblik over placeringen af klosterbygningerne i hovedanlægget og et par andre konstruktioner syd for dette. Det egentlige klosteranlæg viste sig at være betydeligt større, end man ud fra kirkebygningen kunne forvente. Som noget ganske specielt blev en væsentlig del af undersøgelserne gennemført på kirkegårdens gange og friarealer.</text:p>
          </table:table-cell>
          <table:table-cell table:number-columns-repeated="1013"/>
        </table:table-row>
        <table:table-row table:style-name="ro2">
          <table:table-cell office:value-type="string">
            <text:p>1629472837-682</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Hvor solen græder</text:p>
            <text:p><text:s text:c="26"/>Medlemspris: 127,50 kr.</text:p>
            <text:p><text:s text:c="26"/>Pris: 150,00 kr.</text:p>
            <text:p><text:s text:c="12"/></text:p>
            <text:p><text:s text:c="14"/></text:p>
            <text:p><text:s text:c="16"/>Info</text:p>
          </table:table-cell>
          <table:table-cell office:value-type="string">
            <text:p>https://www.skalk.dk/webshoppen/produkter/imports/9788740036763-hvor-solen-graeder/</text:p>
          </table:table-cell>
          <table:table-cell/>
          <table:table-cell office:value-type="string">
            <text:p>Hvor solen græder</text:p>
          </table:table-cell>
          <table:table-cell office:value-type="string">
            <text:p>Medlemspris: 127,50 kr.</text:p>
          </table:table-cell>
          <table:table-cell office:value-type="string">
            <text:p>Pris: 150,00 kr.</text:p>
          </table:table-cell>
          <table:table-cell office:value-type="string">
            <text:p>Tidligere har hun skrevet bøgerne "De Renes Land" (JP's Forlag, 2009) og "Ulvehjerter" (Politikens Forlag, 2011). Puk Damsgård har modtaget flere priser for sit arbejde, bl.a. journalistprisen fra Den Berlingske Fond og i december 2012 var hun nomineret til Cavling-prisen for sin dækning af krigen i Syrien.</text:p>
          </table:table-cell>
          <table:table-cell table:number-columns-repeated="1013"/>
        </table:table-row>
        <table:table-row table:style-name="ro2">
          <table:table-cell office:value-type="string">
            <text:p>1629471579-160</text:p>
          </table:table-cell>
          <table:table-cell office:value-type="string">
            <text:p>https://www.skalk.dk/webshoppen/?categories=18858&amp;sort=alphabetical</text:p>
          </table:table-cell>
          <table:table-cell table:number-columns-repeated="2"/>
          <table:table-cell office:value-type="string">
            <text:p>Arnhem - Slaget om broerne 1944</text:p>
            <text:p><text:s text:c="26"/>Medlemspris: 170,00 kr.</text:p>
            <text:p><text:s text:c="26"/>Pris: 199,95 kr.</text:p>
            <text:p><text:s text:c="12"/></text:p>
            <text:p><text:s text:c="14"/></text:p>
            <text:p><text:s text:c="16"/>Info</text:p>
          </table:table-cell>
          <table:table-cell office:value-type="string">
            <text:p>https://www.skalk.dk/webshoppen/produkter/imports/9788711696521-arnhem-slaget-om-broerne-1944/</text:p>
          </table:table-cell>
          <table:table-cell/>
          <table:table-cell office:value-type="string">
            <text:p>Arnhem - Slaget om broerne 1944</text:p>
          </table:table-cell>
          <table:table-cell office:value-type="string">
            <text:p>Medlemspris: 170,00 kr.</text:p>
          </table:table-cell>
          <table:table-cell office:value-type="string">
            <text:p>Pris: 199,95 kr.</text:p>
          </table:table-cell>
          <table:table-cell office:value-type="string">
            <text:p>Den 17. september 1944 hørte generaloberst Kurt Student, grundlæggeren af Nazitysklands faldskærmstropper, det voksende brøl af flymotorer. Han gik ud på sin altan med udsigt over det flade landskab i det sydlige Holland for at se de allieredes Dakotaer og svævefly nærme sig. Og han kiggede misundeligt op på den massive demonstration af faldskærmstroppernes overmagt.</text:p>
          </table:table-cell>
          <table:table-cell table:number-columns-repeated="1013"/>
        </table:table-row>
        <table:table-row table:style-name="ro2">
          <table:table-cell office:value-type="string">
            <text:p>1629472365-484</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Magt og mennesker i Danmarks middelalder</text:p>
            <text:p><text:s text:c="26"/>Medlemspris: 280,00 kr.</text:p>
            <text:p><text:s text:c="26"/>Pris: 349,95 kr.</text:p>
            <text:p><text:s text:c="12"/></text:p>
            <text:p><text:s text:c="14"/></text:p>
            <text:p><text:s text:c="16"/>Info</text:p>
          </table:table-cell>
          <table:table-cell office:value-type="string">
            <text:p>https://www.skalk.dk/webshoppen/produkter/imports/9788740658514-magt-og-mennesker-i-danmarks-middelalder/</text:p>
          </table:table-cell>
          <table:table-cell/>
          <table:table-cell office:value-type="string">
            <text:p>Magt og mennesker i Danmarks middelalder</text:p>
          </table:table-cell>
          <table:table-cell office:value-type="string">
            <text:p>Medlemspris: 280,00 kr.</text:p>
          </table:table-cell>
          <table:table-cell office:value-type="string">
            <text:p>Pris: 349,95 kr.</text:p>
          </table:table-cell>
          <table:table-cell office:value-type="string">
            <text:p>Magt og mennesker i Danmarks middelalder er et ambitiøst forsøg på at frembringe et populær historisk værk om middelalderen, der i et ligefremt og ukunstlet sprog giver en up-to-date fremstilling af begivenheder og dagligliv fra begyndelsen af 1000-tallet til midten af 1500-tallet.</text:p>
          </table:table-cell>
          <table:table-cell table:number-columns-repeated="1013"/>
        </table:table-row>
        <table:table-row table:style-name="ro2">
          <table:table-cell office:value-type="string">
            <text:p>1629471856-267</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table:number-columns-repeated="2"/>
          <table:table-cell office:value-type="string">
            <text:p>/Media/DownloadetImages/9788740669145.jpg?width=280&amp;heightratio=1&amp;mode=boxpad</text:p>
          </table:table-cell>
          <table:table-cell table:number-columns-repeated="1017"/>
        </table:table-row>
        <table:table-row table:style-name="ro2">
          <table:table-cell office:value-type="string">
            <text:p>1629472650-598</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Kongens klæder</text:p>
            <text:p><text:s text:c="26"/>Medlemspris: 424,96 kr.</text:p>
            <text:p><text:s text:c="26"/>Pris: 499,95 kr.</text:p>
            <text:p><text:s text:c="12"/></text:p>
            <text:p><text:s text:c="14"/></text:p>
            <text:p><text:s text:c="16"/>Info</text:p>
          </table:table-cell>
          <table:table-cell office:value-type="string">
            <text:p>https://www.skalk.dk/webshoppen/produkter/imports/9788793229006-kongens-klaeder/</text:p>
          </table:table-cell>
          <table:table-cell/>
          <table:table-cell office:value-type="string">
            <text:p>Kongens klæder</text:p>
          </table:table-cell>
          <table:table-cell office:value-type="string">
            <text:p>Medlemspris: 424,96 kr.</text:p>
          </table:table-cell>
          <table:table-cell office:value-type="string">
            <text:p>Pris: 499,95 kr.</text:p>
          </table:table-cell>
          <table:table-cell office:value-type="string">
            <text:p>Hvornår indførtes de karakteristiske røde uniformskjoler i den dansk-norske hær, og hvornår forsvandt de lige så karakteristiske trekantede hatte? Hvordan så en general ud i 1770’erne og en menig infanterist i 1807?</text:p>
          </table:table-cell>
          <table:table-cell table:number-columns-repeated="1013"/>
        </table:table-row>
        <table:table-row table:style-name="ro2">
          <table:table-cell office:value-type="string">
            <text:p>1629473194-807</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Duellen</text:p>
            <text:p><text:s text:c="26"/>Medlemspris: 240,00 kr.</text:p>
            <text:p><text:s text:c="26"/>Pris: 299,95 kr.</text:p>
            <text:p><text:s text:c="12"/></text:p>
            <text:p><text:s text:c="14"/></text:p>
            <text:p><text:s text:c="16"/>Info</text:p>
          </table:table-cell>
          <table:table-cell office:value-type="string">
            <text:p>https://www.skalk.dk/webshoppen/produkter/imports/9788740665789-duellen/</text:p>
          </table:table-cell>
          <table:table-cell/>
          <table:table-cell office:value-type="string">
            <text:p>Duellen</text:p>
          </table:table-cell>
          <table:table-cell office:value-type="string">
            <text:p>Medlemspris: 240,00 kr.</text:p>
          </table:table-cell>
          <table:table-cell office:value-type="string">
            <text:p>Pris: 299,95 kr.</text:p>
          </table:table-cell>
          <table:table-cell office:value-type="string">
            <text:p>Op gennem årene havde de to et forhold fuldt af had, konkurrence og til tider stor kærlighed. Et besynderligt venskab voksede mellem de to gennem brevvekslinger og møder, men i 1995 skete noget, som deres forhold ikke kunne holde til: Reich-Ranicki sablede Grass’ roman om Tysklands genforening, En lang historie, ned i Spiegel, og på Spiegels forside var et billede af anmelderen, som rasende flåede romanen midt over. Ranicki sagde efterfølgende, at han håbede, ydmygelsen ville føre til Grass’ selvmord. Det skete ikke, men Grass tilgav aldrig Reich-Ranicki.</text:p>
          </table:table-cell>
          <table:table-cell table:number-columns-repeated="1013"/>
        </table:table-row>
        <table:table-row table:style-name="ro2">
          <table:table-cell office:value-type="string">
            <text:p>1629472957-726</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table:number-columns-repeated="2"/>
          <table:table-cell office:value-type="string">
            <text:p>/Media/DownloadetImages/9788788415292.jpg?width=280&amp;heightratio=1&amp;mode=boxpad</text:p>
          </table:table-cell>
          <table:table-cell table:number-columns-repeated="1017"/>
        </table:table-row>
        <table:table-row table:style-name="ro2">
          <table:table-cell office:value-type="string">
            <text:p>1629473075-754</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Fra befrielse til forpligtelse</text:p>
            <text:p><text:s text:c="26"/>Medlemspris: 297,50 kr.</text:p>
            <text:p><text:s text:c="26"/>Pris: 349,95 kr.</text:p>
            <text:p><text:s text:c="12"/></text:p>
            <text:p><text:s text:c="14"/></text:p>
            <text:p><text:s text:c="16"/>Info</text:p>
          </table:table-cell>
          <table:table-cell office:value-type="string">
            <text:p>https://www.skalk.dk/webshoppen/produkter/imports/9788702294576-fra-befrielse-til-forpligtelse/</text:p>
          </table:table-cell>
          <table:table-cell/>
          <table:table-cell office:value-type="string">
            <text:p>Fra befrielse til forpligtelse</text:p>
          </table:table-cell>
          <table:table-cell office:value-type="string">
            <text:p>Medlemspris: 297,50 kr.</text:p>
          </table:table-cell>
          <table:table-cell office:value-type="string">
            <text:p>Pris: 349,95 kr.</text:p>
          </table:table-cell>
          <table:table-cell table:number-columns-repeated="1014"/>
        </table:table-row>
        <table:table-row table:style-name="ro2">
          <table:table-cell office:value-type="string">
            <text:p>1629473431-934</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nsk Editionshistorie, bd. 1-4</text:p>
            <text:p><text:s text:c="26"/>Medlemspris: 1.500,00 kr.</text:p>
            <text:p><text:s text:c="26"/>Pris: 1.875,00 kr.</text:p>
            <text:p><text:s text:c="12"/></text:p>
            <text:p><text:s text:c="14"/></text:p>
            <text:p><text:s text:c="16"/>Info</text:p>
          </table:table-cell>
          <table:table-cell office:value-type="string">
            <text:p>https://www.skalk.dk/webshoppen/produkter/imports/9788763546843-dansk-editionshistorie-bd-1-4/</text:p>
          </table:table-cell>
          <table:table-cell/>
          <table:table-cell office:value-type="string">
            <text:p>Dansk Editionshistorie, bd. 1-4</text:p>
          </table:table-cell>
          <table:table-cell office:value-type="string">
            <text:p>Medlemspris: 1.500,00 kr.</text:p>
          </table:table-cell>
          <table:table-cell office:value-type="string">
            <text:p>Pris: 1.875,00 kr.</text:p>
          </table:table-cell>
          <table:table-cell office:value-type="string">
            <text:p>Bind 3 beskriver udgivelsen af nysproglig dansk litteratur. Efter en generel introduktion til nyfilologiens problemfelter gives der i tre store kapitler en bred oversigt over udgavernes mængde. Fremstillingen rækker fra Gotfred af Ghemens trykte udgave af Den danske Rimkrønike i 1495 til de digitale udgaver af Ludvig Holbergs og N.F.S. Grundtvigs værker, som begyndte at udkomme efter år 2010. En særlig opmærksomhed tilfalder udgiverselskaber som Samfundet til den danske Literaturs Fremme og Det Danske Sprog- og Litteraturselskab.</text:p>
          </table:table-cell>
          <table:table-cell table:number-columns-repeated="1013"/>
        </table:table-row>
        <table:table-row table:style-name="ro2">
          <table:table-cell office:value-type="string">
            <text:p>1629471632-174</text:p>
          </table:table-cell>
          <table:table-cell office:value-type="string">
            <text:p>https://www.skalk.dk/webshoppen/?categories=18858&amp;sort=alphabetical</text:p>
          </table:table-cell>
          <table:table-cell table:number-columns-repeated="2"/>
          <table:table-cell office:value-type="string">
            <text:p>Aggersborg i vikingetiden</text:p>
            <text:p><text:s text:c="38"/>Pris: 405,00 kr.</text:p>
            <text:p><text:s text:c="12"/></text:p>
            <text:p><text:s text:c="14"/></text:p>
            <text:p><text:s text:c="16"/>Info</text:p>
          </table:table-cell>
          <table:table-cell office:value-type="string">
            <text:p>https://www.skalk.dk/webshoppen/produkter/imports/9788788415865-aggersborg-i-vikingetiden/</text:p>
          </table:table-cell>
          <table:table-cell/>
          <table:table-cell office:value-type="string">
            <text:p>Aggersborg i vikingetiden</text:p>
          </table:table-cell>
          <table:table-cell table:number-columns-repeated="2" office:value-type="string">
            <text:p>null</text:p>
          </table:table-cell>
          <table:table-cell office:value-type="string">
            <text:p>Hvor borgen blev anlagt, havde der før ligget en stor vikingetidsbebyggelse. De usædvanligt velbevarede rester af bygninger og de mange genstandsfund giver vigtige oplysninger om bebyggelsens fysiske og sociale struktur, udvikling og boligkultur samt om den materielle kultur.</text:p>
          </table:table-cell>
          <table:table-cell table:number-columns-repeated="1013"/>
        </table:table-row>
        <table:table-row table:style-name="ro2">
          <table:table-cell office:value-type="string">
            <text:p>1629473383-874</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DR's historie</text:p>
            <text:p><text:s text:c="26"/>Medlemspris: 175,00 kr.</text:p>
            <text:p><text:s text:c="26"/>Pris: 195,00 kr.</text:p>
            <text:p><text:s text:c="12"/></text:p>
            <text:p><text:s text:c="14"/></text:p>
            <text:p><text:s text:c="16"/>Info</text:p>
          </table:table-cell>
          <table:table-cell office:value-type="string">
            <text:p>https://www.skalk.dk/webshoppen/produkter/imports/9788792173065-ddrs-historie/</text:p>
          </table:table-cell>
          <table:table-cell/>
          <table:table-cell office:value-type="string">
            <text:p>DDR's historie</text:p>
          </table:table-cell>
          <table:table-cell office:value-type="string">
            <text:p>Medlemspris: 175,00 kr.</text:p>
          </table:table-cell>
          <table:table-cell office:value-type="string">
            <text:p>Pris: 195,00 kr.</text:p>
          </table:table-cell>
          <table:table-cell office:value-type="string">
            <text:p>Den Tyske Demokratiske Republik – DDR – blev oprettet i 1949 og opløst ved den tyske genforening i 1990. Men DDR var mere end en parentes i den europæiske historie. I kraft af den centrale placering, den omfattende stationering af sovjetiske tropper og den stadige forholden sig til det ”andet” Tyskland – den Tyske Forbundsrepublik -, </text:p>
            <text:p>blev DDR mere end nogen anden østeuropæisk stat symbol på den militære konfrontation og den ideologiske strid i det delte Europa.</text:p>
          </table:table-cell>
          <table:table-cell table:number-columns-repeated="1013"/>
        </table:table-row>
        <table:table-row table:style-name="ro2">
          <table:table-cell office:value-type="string">
            <text:p>1629473280-851</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en yderste grænse</text:p>
            <text:p><text:s text:c="26"/>Medlemspris: 480,00 kr.</text:p>
            <text:p><text:s text:c="26"/>Pris: 599,95 kr.</text:p>
            <text:p><text:s text:c="12"/></text:p>
            <text:p><text:s text:c="14"/></text:p>
            <text:p><text:s text:c="16"/>Info</text:p>
          </table:table-cell>
          <table:table-cell office:value-type="string">
            <text:p>https://www.skalk.dk/webshoppen/produkter/imports/9788711915899-den-yderste-graense/</text:p>
          </table:table-cell>
          <table:table-cell/>
          <table:table-cell office:value-type="string">
            <text:p>Den yderste grænse</text:p>
          </table:table-cell>
          <table:table-cell office:value-type="string">
            <text:p>Medlemspris: 480,00 kr.</text:p>
          </table:table-cell>
          <table:table-cell office:value-type="string">
            <text:p>Pris: 599,95 kr.</text:p>
          </table:table-cell>
          <table:table-cell office:value-type="string">
            <text:p>Historiker Mikkel Kirkebæk, tidligere modtager af Weekendavisen Litteraturpris, skildrer i dette illustrerede tobindsværk den danske indsats i Baltikum politisk, militært  og sociologisk. Bogen er et resultat af flere års arkivstudier i ind- og udland og baserer sig på et omfattende og hidtil ukendt kildemateriale. Særligt gennem de mange breve og dagbogsnotater kommer vi helt tæt på de frivillige. Et glemt kapitel af vores historie, der ikke alene prægede samtid og efterkrigstid, men også trækker tråde til dansk sikkerhedspolitik i Østersøregionen i dag.???</text:p>
          </table:table-cell>
          <table:table-cell table:number-columns-repeated="1013"/>
        </table:table-row>
        <table:table-row table:style-name="ro2">
          <table:table-cell office:value-type="string">
            <text:p>1629473568-966</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Børnespejlet</text:p>
            <text:p><text:s text:c="26"/>Medlemspris: 48,00 kr.</text:p>
            <text:p><text:s text:c="26"/>Pris: 58,00 kr.</text:p>
            <text:p><text:s text:c="12"/></text:p>
            <text:p><text:s text:c="14"/></text:p>
            <text:p><text:s text:c="16"/>Info</text:p>
          </table:table-cell>
          <table:table-cell office:value-type="string">
            <text:p>https://www.skalk.dk/webshoppen/produkter/imports/9788789531120-boernespejlet/</text:p>
          </table:table-cell>
          <table:table-cell/>
          <table:table-cell office:value-type="string">
            <text:p>Børnespejlet</text:p>
          </table:table-cell>
          <table:table-cell office:value-type="string">
            <text:p>Medlemspris: 48,00 kr.</text:p>
          </table:table-cell>
          <table:table-cell office:value-type="string">
            <text:p>Pris: 58,00 kr.</text:p>
          </table:table-cell>
          <table:table-cell table:number-columns-repeated="1014"/>
        </table:table-row>
        <table:table-row table:style-name="ro2">
          <table:table-cell office:value-type="string">
            <text:p>1629472443-509</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Kvindernes krig</text:p>
            <text:p><text:s text:c="26"/>Medlemspris: 170,00 kr.</text:p>
            <text:p><text:s text:c="26"/>Pris: 199,95 kr.</text:p>
            <text:p><text:s text:c="12"/></text:p>
            <text:p><text:s text:c="14"/></text:p>
            <text:p><text:s text:c="16"/>Info</text:p>
          </table:table-cell>
          <table:table-cell office:value-type="string">
            <text:p>https://www.skalk.dk/webshoppen/produkter/imports/9788711569474-kvindernes-krig/</text:p>
          </table:table-cell>
          <table:table-cell/>
          <table:table-cell office:value-type="string">
            <text:p>Kvindernes krig</text:p>
          </table:table-cell>
          <table:table-cell office:value-type="string">
            <text:p>Medlemspris: 170,00 kr.</text:p>
          </table:table-cell>
          <table:table-cell office:value-type="string">
            <text:p>Pris: 199,95 kr.</text:p>
          </table:table-cell>
          <table:table-cell office:value-type="string">
            <text:p>Enhver der ønsker dybere indsigt i kampen derude, skal læse denne grundige øjenvidneskildring. - Jyllands-Posten</text:p>
          </table:table-cell>
          <table:table-cell table:number-columns-repeated="1013"/>
        </table:table-row>
        <table:table-row table:style-name="ro2">
          <table:table-cell office:value-type="string">
            <text:p>1629472100-365</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På den anden side af jerntæppet</text:p>
            <text:p><text:s text:c="26"/>Medlemspris: 178,75 kr.</text:p>
            <text:p><text:s text:c="26"/>Pris: 199,00 kr.</text:p>
            <text:p><text:s text:c="12"/></text:p>
            <text:p><text:s text:c="14"/></text:p>
            <text:p><text:s text:c="16"/>Info</text:p>
          </table:table-cell>
          <table:table-cell office:value-type="string">
            <text:p>https://www.skalk.dk/webshoppen/produkter/imports/9788799884247-paa-den-anden-side-af-jerntaeppet/</text:p>
          </table:table-cell>
          <table:table-cell/>
          <table:table-cell office:value-type="string">
            <text:p>På den anden side af jerntæppet</text:p>
          </table:table-cell>
          <table:table-cell office:value-type="string">
            <text:p>Medlemspris: 178,75 kr.</text:p>
          </table:table-cell>
          <table:table-cell office:value-type="string">
            <text:p>Pris: 199,00 kr.</text:p>
          </table:table-cell>
          <table:table-cell table:number-columns-repeated="1014"/>
        </table:table-row>
        <table:table-row table:style-name="ro2">
          <table:table-cell office:value-type="string">
            <text:p>1629471856-251</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table:number-columns-repeated="2"/>
          <table:table-cell office:value-type="string">
            <text:p>/Media/DownloadetImages/9788711984406.jpg?width=280&amp;heightratio=1&amp;mode=boxpad</text:p>
          </table:table-cell>
          <table:table-cell table:number-columns-repeated="1017"/>
        </table:table-row>
        <table:table-row table:style-name="ro2">
          <table:table-cell office:value-type="string">
            <text:p>1629473116-768</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table:number-columns-repeated="2"/>
          <table:table-cell office:value-type="string">
            <text:p>/Media/DownloadetImages/9788770170123.jpg?width=280&amp;heightratio=1&amp;mode=boxpad</text:p>
          </table:table-cell>
          <table:table-cell table:number-columns-repeated="1017"/>
        </table:table-row>
        <table:table-row table:style-name="ro2">
          <table:table-cell office:value-type="string">
            <text:p>1629471901-291</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undets røde nelliker</text:p>
            <text:p><text:s text:c="26"/>Medlemspris: 279,96 kr.</text:p>
            <text:p><text:s text:c="26"/>Pris: 349,95 kr.</text:p>
            <text:p><text:s text:c="12"/></text:p>
            <text:p><text:s text:c="14"/></text:p>
            <text:p><text:s text:c="16"/>Info</text:p>
          </table:table-cell>
          <table:table-cell office:value-type="string">
            <text:p>https://www.skalk.dk/webshoppen/produkter/imports/9788740669145-sundets-roede-nelliker/</text:p>
          </table:table-cell>
          <table:table-cell/>
          <table:table-cell office:value-type="string">
            <text:p>Sundets røde nelliker</text:p>
          </table:table-cell>
          <table:table-cell office:value-type="string">
            <text:p>Medlemspris: 279,96 kr.</text:p>
          </table:table-cell>
          <table:table-cell office:value-type="string">
            <text:p>Pris: 349,95 kr.</text:p>
          </table:table-cell>
          <table:table-cell table:number-columns-repeated="1014"/>
        </table:table-row>
        <table:table-row table:style-name="ro2">
          <table:table-cell office:value-type="string">
            <text:p>1629472365-485</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Magt og mennesker i Danmarks middelalder</text:p>
            <text:p><text:s text:c="26"/>Medlemspris: 280,00 kr.</text:p>
            <text:p><text:s text:c="26"/>Pris: 349,95 kr.</text:p>
            <text:p><text:s text:c="12"/></text:p>
            <text:p><text:s text:c="14"/></text:p>
            <text:p><text:s text:c="16"/>Info</text:p>
          </table:table-cell>
          <table:table-cell office:value-type="string">
            <text:p>https://www.skalk.dk/webshoppen/produkter/imports/9788740658514-magt-og-mennesker-i-danmarks-middelalder/</text:p>
          </table:table-cell>
          <table:table-cell/>
          <table:table-cell office:value-type="string">
            <text:p>Magt og mennesker i Danmarks middelalder</text:p>
          </table:table-cell>
          <table:table-cell office:value-type="string">
            <text:p>Medlemspris: 280,00 kr.</text:p>
          </table:table-cell>
          <table:table-cell office:value-type="string">
            <text:p>Pris: 349,95 kr.</text:p>
          </table:table-cell>
          <table:table-cell office:value-type="string">
            <text:p>Stilen er den sædvanlige Kåre Johannessenske ... Fakta og historiske tal serveres med stor underfundighed og med et glimt i øjet. Læseren vil aldrig kede sig. Forfatteren er kendt for at være en eminent fortæller og formidler af historie, og hans retoriske stil går igen i bogen. På sin vej op gennem middelalderen krydrer han sin fortælling med anekdoter og små, personlige vurderinger og statements. Man er aldrig i tvivl om, at forfatteren er der, og hvem forfatteren er, nemlig Kåre Johannessen, der ufortrødent lægger sig i sporene af store formidlere som Palle Lauring, Piet van Deurs og Erik Kjersgaard, der hver på deres måde havde – eller har – en eminent evne til servere historien levende og underholdende for danskerne.</text:p>
            <text:p>Bogen er opdelt i 15 kapitler, og som tilgift til hvert kapitel helliger Kåre Johannessen sig dels en af middelalderens store nyskabelser som fx: ”Mursten” eller ”Skriftkulturen”, dels behandler han et relevant og vedkommende tema som ”Kvinder”, ”Penge” og ”Overtro”, men også overraskende emner som fx ”Humor” og ”Sex”. Alt sammen leveret på en afvæbnende måde, der kommer læseren i møde i øjenhøjde.</text:p>
          </table:table-cell>
          <table:table-cell table:number-columns-repeated="1013"/>
        </table:table-row>
        <table:table-row table:style-name="ro2">
          <table:table-cell office:value-type="string">
            <text:p>1629472484-533</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table:number-columns-repeated="2"/>
          <table:table-cell office:value-type="string">
            <text:p>/Media/DownloadetImages/9788771848304.jpg?width=280&amp;heightratio=1&amp;mode=boxpad</text:p>
          </table:table-cell>
          <table:table-cell table:number-columns-repeated="1017"/>
        </table:table-row>
        <table:table-row table:style-name="ro2">
          <table:table-cell office:value-type="string">
            <text:p>1629472009-330</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table:number-columns-repeated="2"/>
          <table:table-cell office:value-type="string">
            <text:p>/Media/DownloadetImages/9788793142572.jpg?width=280&amp;heightratio=1&amp;mode=boxpad</text:p>
          </table:table-cell>
          <table:table-cell table:number-columns-repeated="1017"/>
        </table:table-row>
        <table:table-row table:style-name="ro2">
          <table:table-cell office:value-type="string">
            <text:p>1629472080-356</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Rejsen til Amerika</text:p>
            <text:p><text:s text:c="26"/>Medlemspris: 240,00 kr.</text:p>
            <text:p><text:s text:c="26"/>Pris: 299,95 kr.</text:p>
            <text:p><text:s text:c="12"/></text:p>
            <text:p><text:s text:c="14"/></text:p>
            <text:p><text:s text:c="16"/>Info</text:p>
          </table:table-cell>
          <table:table-cell office:value-type="string">
            <text:p>https://www.skalk.dk/webshoppen/produkter/imports/9788711983492-rejsen-til-amerika/</text:p>
          </table:table-cell>
          <table:table-cell/>
          <table:table-cell office:value-type="string">
            <text:p>Rejsen til Amerika</text:p>
          </table:table-cell>
          <table:table-cell office:value-type="string">
            <text:p>Medlemspris: 240,00 kr.</text:p>
          </table:table-cell>
          <table:table-cell office:value-type="string">
            <text:p>Pris: 299,95 kr.</text:p>
          </table:table-cell>
          <table:table-cell office:value-type="string">
            <text:p>Mellem 1850 og 1920 udvandrede omkring 350.000 danskere - godt 10 procent af den daværende befolkning - til Amerika for at begynde et nyt liv. Nogle drømte om en ny begyndelse med frihed, rigdom og lykke. Andre flygtede fra ulykkelige begivenheder eller en fortid med kriminalitet. Og andre igen håbede på, at de kunne føre en religiøs levevis, der ikke var plads til i Danmark.</text:p>
          </table:table-cell>
          <table:table-cell table:number-columns-repeated="1013"/>
        </table:table-row>
        <table:table-row table:style-name="ro2">
          <table:table-cell office:value-type="string">
            <text:p>1629473425-905</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table:number-columns-repeated="2"/>
          <table:table-cell office:value-type="string">
            <text:p>/Media/DownloadetImages/9788797150016.jpg?width=280&amp;heightratio=1&amp;mode=boxpad</text:p>
          </table:table-cell>
          <table:table-cell table:number-columns-repeated="1017"/>
        </table:table-row>
        <table:table-row table:style-name="ro2">
          <table:table-cell office:value-type="string">
            <text:p>1629473129-791</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Farvel og tak</text:p>
            <text:p><text:s text:c="26"/>Medlemspris: 101,25 kr.</text:p>
            <text:p><text:s text:c="26"/>Pris: 120,00 kr.</text:p>
            <text:p><text:s text:c="12"/></text:p>
            <text:p><text:s text:c="14"/></text:p>
            <text:p><text:s text:c="16"/>Info</text:p>
          </table:table-cell>
          <table:table-cell office:value-type="string">
            <text:p>https://www.skalk.dk/webshoppen/produkter/imports/9788792000781-farvel-og-tak/</text:p>
          </table:table-cell>
          <table:table-cell/>
          <table:table-cell office:value-type="string">
            <text:p>Farvel og tak</text:p>
          </table:table-cell>
          <table:table-cell office:value-type="string">
            <text:p>Medlemspris: 101,25 kr.</text:p>
          </table:table-cell>
          <table:table-cell office:value-type="string">
            <text:p>Pris: 120,00 kr.</text:p>
          </table:table-cell>
          <table:table-cell table:number-columns-repeated="1014"/>
        </table:table-row>
        <table:table-row table:style-name="ro2">
          <table:table-cell office:value-type="string">
            <text:p>1629472484-518</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table:number-columns-repeated="2"/>
          <table:table-cell office:value-type="string">
            <text:p>/Media/DownloadetImages/9788711564004.jpg?width=280&amp;heightratio=1&amp;mode=boxpad</text:p>
          </table:table-cell>
          <table:table-cell table:number-columns-repeated="1017"/>
        </table:table-row>
        <table:table-row table:style-name="ro2">
          <table:table-cell office:value-type="string">
            <text:p>1629472212-427</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Når arktiske eventyrere mødes,...</text:p>
            <text:p><text:s text:c="26"/>Medlemspris: 71,25 kr.</text:p>
            <text:p><text:s text:c="26"/>Pris: 80,00 kr.</text:p>
            <text:p><text:s text:c="12"/></text:p>
            <text:p><text:s text:c="14"/></text:p>
            <text:p><text:s text:c="16"/>Info</text:p>
          </table:table-cell>
          <table:table-cell office:value-type="string">
            <text:p>https://www.skalk.dk/webshoppen/produkter/imports/9788799676569-naar-arktiske-eventyrere-moedes/</text:p>
          </table:table-cell>
          <table:table-cell/>
          <table:table-cell office:value-type="string">
            <text:p>Når arktiske eventyrere mødes,...</text:p>
          </table:table-cell>
          <table:table-cell office:value-type="string">
            <text:p>Medlemspris: 71,25 kr.</text:p>
          </table:table-cell>
          <table:table-cell office:value-type="string">
            <text:p>Pris: 80,00 kr.</text:p>
          </table:table-cell>
          <table:table-cell office:value-type="string">
            <text:p>Udgivelsen rummer to artikler af Erik Torm, der fortæller om relationerne mellem fire arktiske eventyrere: Rockwell Kent, Knud Rasmussen, Peter Freuchen og Hans Bruun.</text:p>
          </table:table-cell>
          <table:table-cell table:number-columns-repeated="1013"/>
        </table:table-row>
        <table:table-row table:style-name="ro2">
          <table:table-cell office:value-type="string">
            <text:p>1629472000-312</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apiens: Menneskehedens fødsel</text:p>
            <text:p><text:s text:c="26"/>Medlemspris: 240,00 kr.</text:p>
            <text:p><text:s text:c="26"/>Pris: 299,95 kr.</text:p>
            <text:p><text:s text:c="12"/></text:p>
            <text:p><text:s text:c="14"/></text:p>
            <text:p><text:s text:c="16"/>Info</text:p>
          </table:table-cell>
          <table:table-cell office:value-type="string">
            <text:p>https://www.skalk.dk/webshoppen/produkter/imports/9788711984406-sapiens-menneskehedens-foedsel/</text:p>
          </table:table-cell>
          <table:table-cell/>
          <table:table-cell office:value-type="string">
            <text:p>Sapiens: Menneskehedens fødsel</text:p>
          </table:table-cell>
          <table:table-cell office:value-type="string">
            <text:p>Medlemspris: 240,00 kr.</text:p>
          </table:table-cell>
          <table:table-cell office:value-type="string">
            <text:p>Pris: 299,95 kr.</text:p>
          </table:table-cell>
          <table:table-cell office:value-type="string">
            <text:p>Yuval Noah Harari inviterer os med på en vild historisk rejse ledsaget af karakterer som Forhistoriske Bill, Doktor Fiktion og kriminalbetjent Lopez. Menneskets evolution genopføres som et realityprogram. Det første møde mellem sapiens og neandertalere udforskes gennem den moderne kunsts mesterværker. Udryddelsen af mammutter og sabeltigre fortælles som en detektivhistorie.</text:p>
          </table:table-cell>
          <table:table-cell table:number-columns-repeated="1013"/>
        </table:table-row>
        <table:table-row table:style-name="ro2">
          <table:table-cell office:value-type="string">
            <text:p>1629472589-563</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Vi tror vi kan måle alt</text:p>
            <text:p><text:s text:c="26"/>Medlemspris: 239,96 kr.</text:p>
            <text:p><text:s text:c="26"/>Pris: 299,95 kr.</text:p>
            <text:p><text:s text:c="12"/></text:p>
            <text:p><text:s text:c="14"/></text:p>
            <text:p><text:s text:c="16"/>Info</text:p>
          </table:table-cell>
          <table:table-cell office:value-type="string">
            <text:p>https://www.skalk.dk/webshoppen/produkter/imports/9788740668018-vi-tror-vi-kan-maale-alt/</text:p>
          </table:table-cell>
          <table:table-cell/>
          <table:table-cell office:value-type="string">
            <text:p>Vi tror vi kan måle alt</text:p>
          </table:table-cell>
          <table:table-cell office:value-type="string">
            <text:p>Medlemspris: 239,96 kr.</text:p>
          </table:table-cell>
          <table:table-cell office:value-type="string">
            <text:p>Pris: 299,95 kr.</text:p>
          </table:table-cell>
          <table:table-cell office:value-type="string">
            <text:p>Bogen om alt dette er en rutsjebanetur gennem et Zimbabwe, som også plages af stor korruption og et autoritært og undertrykkende politiske styre, som ikke giver udviklingssamarbejdet gode vilkår. Noget er alligevel lykkedes, på trods af alle forhindringer, men det gælder langtfra alt. Ofte er det kun lykkedes, fordi stærke lokale personligheder har kæmpet for det.</text:p>
          </table:table-cell>
          <table:table-cell table:number-columns-repeated="1013"/>
        </table:table-row>
        <table:table-row table:style-name="ro2">
          <table:table-cell office:value-type="string">
            <text:p>1629472957-709</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table:number-columns-repeated="2"/>
          <table:table-cell office:value-type="string">
            <text:p>/Media/DownloadetImages/9788702083804.jpg?width=280&amp;heightratio=1&amp;mode=boxpad</text:p>
          </table:table-cell>
          <table:table-cell table:number-columns-repeated="1017"/>
        </table:table-row>
        <table:table-row table:style-name="ro2">
          <table:table-cell office:value-type="string">
            <text:p>1629472125-374</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Poq den første grønlænder i Danmark som kom hjem</text:p>
            <text:p><text:s text:c="26"/>Medlemspris: 268,88 kr.</text:p>
            <text:p><text:s text:c="26"/>Pris: 299,00 kr.</text:p>
            <text:p><text:s text:c="12"/></text:p>
            <text:p><text:s text:c="14"/></text:p>
            <text:p><text:s text:c="16"/>Info</text:p>
          </table:table-cell>
          <table:table-cell office:value-type="string">
            <text:p>https://www.skalk.dk/webshoppen/produkter/imports/9788793464407-poq-den-foerste-groenlaender-i-danmark-som-kom-hjem/</text:p>
          </table:table-cell>
          <table:table-cell/>
          <table:table-cell office:value-type="string">
            <text:p>Poq den første grønlænder i Danmark som kom hjem</text:p>
          </table:table-cell>
          <table:table-cell office:value-type="string">
            <text:p>Medlemspris: 268,88 kr.</text:p>
          </table:table-cell>
          <table:table-cell office:value-type="string">
            <text:p>Pris: 299,00 kr.</text:p>
          </table:table-cell>
          <table:table-cell office:value-type="string">
            <text:p>Da Hans Egede ikke kunne prædike for nordboere, begyndte han at missionere blandt inuit – og forfølge deres åndemanere. De kaldte ham ”Palase”. Han forsøgte med gaver og mad at trække unge til kolonien.</text:p>
          </table:table-cell>
          <table:table-cell table:number-columns-repeated="1013"/>
        </table:table-row>
        <table:table-row table:style-name="ro2">
          <table:table-cell office:value-type="string">
            <text:p>1629472061-353</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Romerrigets Historie</text:p>
            <text:p><text:s text:c="26"/>Medlemspris: 248,75 kr.</text:p>
            <text:p><text:s text:c="26"/>Pris: 278,00 kr.</text:p>
            <text:p><text:s text:c="12"/></text:p>
            <text:p><text:s text:c="14"/></text:p>
            <text:p><text:s text:c="16"/>Info</text:p>
          </table:table-cell>
          <table:table-cell office:value-type="string">
            <text:p>https://www.skalk.dk/webshoppen/produkter/imports/9788779342958-romerrigets-historie/</text:p>
          </table:table-cell>
          <table:table-cell/>
          <table:table-cell office:value-type="string">
            <text:p>Romerrigets Historie</text:p>
          </table:table-cell>
          <table:table-cell office:value-type="string">
            <text:p>Medlemspris: 248,75 kr.</text:p>
          </table:table-cell>
          <table:table-cell office:value-type="string">
            <text:p>Pris: 278,00 kr.</text:p>
          </table:table-cell>
          <table:table-cell office:value-type="string">
            <text:p>Rom består, så længe Colosseum står. Sådan lyder et velkendt romersk ordsprog. Og Colloseums mægtige mure rejser sig fortsat midt i den by, der gennem århundreder var centrum i et af verdenshistoriens mægtigste riger.</text:p>
            <text:p/>
            <text:p>Romerrigets historie skildrer et mere end 1000 år langt, dramatisk forløb, der tager sin begyndelse med Romulus´ grundlæggelse af Rom - ifølge traditionen 21. april 753 f.v.t. Senere voksede byens magt og ambitioner, hvilket førte til erobring af først Italien, og derefter hele Middelhavsområdet.</text:p>
            <text:p/>
            <text:p>Romerriget var sin tids supermagt, men med tiden blev det enorme rige delt i en vestlig og en østlig del. Nedgangstiden var begyndt. I Romerrigets historie forlader vi romerne i 610 e.v.t., hvor kejser Heraklios besteg tronen i Konstantinopel (nutidens Istanbul). Det officielle sprog var nu blevet græsk, og Det Østromerske Rige havde for alvor lagt afstand til sit vestlige ophav, som mistede sin position.</text:p>
            <text:p/>
            <text:p>Romerrigets historie viser sammenhængen mellem de politiske begivenheder og de sociale og økonomiske forhold. Erik Christiansen har lagt vægt på at vise, både hvordan romerne selv opfattede deres samtid og fortid, og hvordan eftertiden har søgt at tolke begivenhederne. Store romerske personligheder som Cicero, Cæsar og Spartacus har længe været godt stof i film og romaner - her sættes de ind i deres rette sammenhæng.</text:p>
            <text:p/>
            <text:p>Bogen er ikke alene en tilgængelig introduktion til alle, der interesserer sig for den romerske fortid og for Romerrigets kolossale indflydelse på europæisk kultur og identitet, men også en grundig håndbog, med arbejdsredskaber som omfattende ordliste og oversigter over forskning og bevarede kilder.</text:p>
          </table:table-cell>
          <table:table-cell table:number-columns-repeated="1013"/>
        </table:table-row>
        <table:table-row table:style-name="ro2">
          <table:table-cell office:value-type="string">
            <text:p>1629472831-676</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Hærvejen</text:p>
            <text:p><text:s text:c="26"/>Medlemspris: 200,00 kr.</text:p>
            <text:p><text:s text:c="26"/>Pris: 249,95 kr.</text:p>
            <text:p><text:s text:c="12"/></text:p>
            <text:p><text:s text:c="14"/></text:p>
            <text:p><text:s text:c="16"/>Info</text:p>
          </table:table-cell>
          <table:table-cell office:value-type="string">
            <text:p>https://www.skalk.dk/webshoppen/produkter/imports/9788740652376-haervejen/</text:p>
          </table:table-cell>
          <table:table-cell/>
          <table:table-cell office:value-type="string">
            <text:p>Hærvejen</text:p>
          </table:table-cell>
          <table:table-cell office:value-type="string">
            <text:p>Medlemspris: 200,00 kr.</text:p>
          </table:table-cell>
          <table:table-cell office:value-type="string">
            <text:p>Pris: 249,95 kr.</text:p>
          </table:table-cell>
          <table:table-cell office:value-type="string">
            <text:p>Det imponerende grundige forarbejde og den gennemførte og læservenlige tekst gør bogen til den bedst tænkelige rejseledsager på en færd langs Hærvejen.</text:p>
          </table:table-cell>
          <table:table-cell table:number-columns-repeated="1013"/>
        </table:table-row>
        <table:table-row table:style-name="ro2">
          <table:table-cell office:value-type="string">
            <text:p>1629471856-252</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table:number-columns-repeated="2"/>
          <table:table-cell office:value-type="string">
            <text:p>/Media/DownloadetImages/9788763531245.jpg?width=280&amp;heightratio=1&amp;mode=boxpad</text:p>
          </table:table-cell>
          <table:table-cell table:number-columns-repeated="1017"/>
        </table:table-row>
        <table:table-row table:style-name="ro2">
          <table:table-cell office:value-type="string">
            <text:p>1629471638-176</text:p>
          </table:table-cell>
          <table:table-cell office:value-type="string">
            <text:p>https://www.skalk.dk/webshoppen/?categories=18858&amp;sort=alphabetical</text:p>
          </table:table-cell>
          <table:table-cell table:number-columns-repeated="2"/>
          <table:table-cell office:value-type="string">
            <text:p>Afrodite i den tidlige græske epik</text:p>
            <text:p><text:s text:c="26"/>Medlemspris: 180,00 kr.</text:p>
            <text:p><text:s text:c="26"/>Pris: 225,00 kr.</text:p>
            <text:p><text:s text:c="12"/></text:p>
            <text:p><text:s text:c="14"/></text:p>
            <text:p><text:s text:c="16"/>Info</text:p>
          </table:table-cell>
          <table:table-cell office:value-type="string">
            <text:p>https://www.skalk.dk/webshoppen/produkter/imports/9788763546676-afrodite-i-den-tidlige-graeske-epik/</text:p>
          </table:table-cell>
          <table:table-cell/>
          <table:table-cell office:value-type="string">
            <text:p>Afrodite i den tidlige græske epik</text:p>
          </table:table-cell>
          <table:table-cell office:value-type="string">
            <text:p>Medlemspris: 180,00 kr.</text:p>
          </table:table-cell>
          <table:table-cell office:value-type="string">
            <text:p>Pris: 225,00 kr.</text:p>
          </table:table-cell>
          <table:table-cell office:value-type="string">
            <text:p>Den tidligste litteratur, der er bevaret fra den græske verden, er fortællende, episke digte, der i varierende omfang skildrer gudernes oprindelse, historie og forhold til menneskene. Afrodite, den græske gudinde for sex og forførelse, er blandt de græske guder, der hyppigst optræder i den tidlige græske poesi.</text:p>
          </table:table-cell>
          <table:table-cell table:number-columns-repeated="1013"/>
        </table:table-row>
        <table:table-row table:style-name="ro2">
          <table:table-cell office:value-type="string">
            <text:p>1629472650-600</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Kongens klæder</text:p>
            <text:p><text:s text:c="26"/>Medlemspris: 424,96 kr.</text:p>
            <text:p><text:s text:c="26"/>Pris: 499,95 kr.</text:p>
            <text:p><text:s text:c="12"/></text:p>
            <text:p><text:s text:c="14"/></text:p>
            <text:p><text:s text:c="16"/>Info</text:p>
          </table:table-cell>
          <table:table-cell office:value-type="string">
            <text:p>https://www.skalk.dk/webshoppen/produkter/imports/9788793229006-kongens-klaeder/</text:p>
          </table:table-cell>
          <table:table-cell/>
          <table:table-cell office:value-type="string">
            <text:p>Kongens klæder</text:p>
          </table:table-cell>
          <table:table-cell office:value-type="string">
            <text:p>Medlemspris: 424,96 kr.</text:p>
          </table:table-cell>
          <table:table-cell office:value-type="string">
            <text:p>Pris: 499,95 kr.</text:p>
          </table:table-cell>
          <table:table-cell office:value-type="string">
            <text:p>Værket udgives i samarbejde med Tøjhusmuseet, Nationalmuseet – Krig og Besættelse.</text:p>
          </table:table-cell>
          <table:table-cell table:number-columns-repeated="1013"/>
        </table:table-row>
        <table:table-row table:style-name="ro2">
          <table:table-cell office:value-type="string">
            <text:p>1629472484-540</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table:number-columns-repeated="2"/>
          <table:table-cell office:value-type="string">
            <text:p>/Media/DownloadetImages/9788755912069.jpg?width=280&amp;heightratio=1&amp;mode=boxpad</text:p>
          </table:table-cell>
          <table:table-cell table:number-columns-repeated="1017"/>
        </table:table-row>
        <table:table-row table:style-name="ro2">
          <table:table-cell office:value-type="string">
            <text:p>1629471658-182</text:p>
          </table:table-cell>
          <table:table-cell office:value-type="string">
            <text:p>https://www.skalk.dk/webshoppen/?categories=18858&amp;sort=alphabetical</text:p>
          </table:table-cell>
          <table:table-cell table:number-columns-repeated="2"/>
          <table:table-cell office:value-type="string">
            <text:p>100 historier fra Frederiksberg</text:p>
            <text:p><text:s text:c="26"/>Medlemspris: 297,50 kr.</text:p>
            <text:p><text:s text:c="26"/>Pris: 349,95 kr.</text:p>
            <text:p><text:s text:c="12"/></text:p>
            <text:p><text:s text:c="14"/></text:p>
            <text:p><text:s text:c="16"/>Info</text:p>
          </table:table-cell>
          <table:table-cell office:value-type="string">
            <text:p>https://www.skalk.dk/webshoppen/produkter/imports/9788711904312-100-historier-fra-frederiksberg/</text:p>
          </table:table-cell>
          <table:table-cell/>
          <table:table-cell office:value-type="string">
            <text:p>100 historier fra Frederiksberg</text:p>
          </table:table-cell>
          <table:table-cell office:value-type="string">
            <text:p>Medlemspris: 297,50 kr.</text:p>
          </table:table-cell>
          <table:table-cell office:value-type="string">
            <text:p>Pris: 349,95 kr.</text:p>
          </table:table-cell>
          <table:table-cell office:value-type="string">
            <text:p>Siden 2016 har forfatter og politiker Nikolaj Bøgh jævnligt skrevet historiske klummer for Lokalavisen Frederiksberg og Frederiksberg Bladet. I denne bog har han udvidet de første 100 historier, som der er taget helt nye billeder til af fotograf Thomas Howalt Andersen. Bogen indeholder også et kort over Frederiksberg med markering af de 100 steder .</text:p>
          </table:table-cell>
          <table:table-cell table:number-columns-repeated="1013"/>
        </table:table-row>
        <table:table-row table:style-name="ro2">
          <table:table-cell office:value-type="string">
            <text:p>1629471988-310</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charnhorst</text:p>
            <text:p><text:s text:c="26"/>Medlemspris: 170,00 kr.</text:p>
            <text:p><text:s text:c="26"/>Pris: 199,95 kr.</text:p>
            <text:p><text:s text:c="12"/></text:p>
            <text:p><text:s text:c="14"/></text:p>
            <text:p><text:s text:c="16"/>Info</text:p>
          </table:table-cell>
          <table:table-cell office:value-type="string">
            <text:p>https://www.skalk.dk/webshoppen/produkter/imports/9788757017021-scharnhorst/</text:p>
          </table:table-cell>
          <table:table-cell/>
          <table:table-cell office:value-type="string">
            <text:p>Scharnhorst</text:p>
          </table:table-cell>
          <table:table-cell office:value-type="string">
            <text:p>Medlemspris: 170,00 kr.</text:p>
          </table:table-cell>
          <table:table-cell office:value-type="string">
            <text:p>Pris: 199,95 kr.</text:p>
          </table:table-cell>
          <table:table-cell office:value-type="string">
            <text:p>Slagskibet Scharnhorst var lykkeskibet som ikke kunne synke, men da det blev omringet af en overlegen allieret styrke og sendt til bunds i 1943 ved Nordkapp, var det en stor sejr for de allierede og en tragedie for den tyske flåde. Af besætningen på 1968 mand var der kun 36 der overlevede.</text:p>
            <text:p/>
            <text:p>Her berettes hele historien om slaget i Barentshavet med fuldtræfferen mod Hitlers slagskib, og om ekspeditionen som senere fandt vraget på 300 meters dybde, et fund der vakte international opsigt.</text:p>
            <text:p/>
            <text:p>Forfatteren beretter også om de norske agenter som holdt London orienteret om de tyske flådebevægelser i Vest-Finnmark, og om hvordan krigens brutalitet påvirkede de pårørende hjemme på begge sider af fronterne.</text:p>
          </table:table-cell>
          <table:table-cell table:number-columns-repeated="1013"/>
        </table:table-row>
        <table:table-row table:style-name="ro2">
          <table:table-cell office:value-type="string">
            <text:p>1629471524-145</text:p>
          </table:table-cell>
          <table:table-cell office:value-type="string">
            <text:p>https://www.skalk.dk/webshoppen/?categories=18858&amp;sort=alphabetical</text:p>
          </table:table-cell>
          <table:table-cell table:number-columns-repeated="2"/>
          <table:table-cell office:value-type="string">
            <text:p>Bornholm med Ertholmene</text:p>
            <text:p><text:s text:c="26"/>Medlemspris: 200,00 kr.</text:p>
            <text:p><text:s text:c="26"/>Pris: 249,95 kr.</text:p>
            <text:p><text:s text:c="12"/></text:p>
            <text:p><text:s text:c="14"/></text:p>
            <text:p><text:s text:c="16"/>Info</text:p>
          </table:table-cell>
          <table:table-cell office:value-type="string">
            <text:p>https://www.skalk.dk/webshoppen/produkter/imports/9788740654189-bornholm-med-ertholmene/</text:p>
          </table:table-cell>
          <table:table-cell/>
          <table:table-cell office:value-type="string">
            <text:p>Bornholm med Ertholmene</text:p>
          </table:table-cell>
          <table:table-cell office:value-type="string">
            <text:p>Medlemspris: 200,00 kr.</text:p>
          </table:table-cell>
          <table:table-cell office:value-type="string">
            <text:p>Pris: 249,95 kr.</text:p>
          </table:table-cell>
          <table:table-cell office:value-type="string">
            <text:p>Bornholm er en ø med meget at byde på og er samtidig et øland, der har så godt som alt – for man finder det hele på denne østdanske ø. Bornholms urtid og forhistorie går tilbage til oldtiden, og geologisk fra Jordens tidligste tider med eksempelvis fund af fascinerende dinosaurfossiler, gådefulde solsten og billedskønne guldgubber, frem til spændende middelalderborge og frihedskrige og op til industriens tider, som alt bæres til skue i denne bog.</text:p>
          </table:table-cell>
          <table:table-cell table:number-columns-repeated="1013"/>
        </table:table-row>
        <table:table-row table:style-name="ro2">
          <table:table-cell office:value-type="string">
            <text:p>1629471505-124</text:p>
          </table:table-cell>
          <table:table-cell office:value-type="string">
            <text:p>https://www.skalk.dk/webshoppen/?categories=18858&amp;sort=alphabetical</text:p>
          </table:table-cell>
          <table:table-cell table:number-columns-repeated="4"/>
          <table:table-cell office:value-type="string">
            <text:p>/Media/DownloadetImages/9788712059790.jpg?width=280&amp;heightratio=1&amp;mode=boxpad</text:p>
          </table:table-cell>
          <table:table-cell table:number-columns-repeated="1017"/>
        </table:table-row>
        <table:table-row table:style-name="ro2">
          <table:table-cell office:value-type="string">
            <text:p>1629472377-489</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Lyst og lidenskab i middelalderen</text:p>
            <text:p><text:s text:c="26"/>Medlemspris: 279,96 kr.</text:p>
            <text:p><text:s text:c="26"/>Pris: 349,95 kr.</text:p>
            <text:p><text:s text:c="12"/></text:p>
            <text:p><text:s text:c="14"/></text:p>
            <text:p><text:s text:c="16"/>Info</text:p>
          </table:table-cell>
          <table:table-cell office:value-type="string">
            <text:p>https://www.skalk.dk/webshoppen/produkter/imports/9788740667912-lyst-og-lidenskab-i-middelalderen/</text:p>
          </table:table-cell>
          <table:table-cell/>
          <table:table-cell office:value-type="string">
            <text:p>Lyst og lidenskab i middelalderen</text:p>
          </table:table-cell>
          <table:table-cell office:value-type="string">
            <text:p>Medlemspris: 279,96 kr.</text:p>
          </table:table-cell>
          <table:table-cell office:value-type="string">
            <text:p>Pris: 349,95 kr.</text:p>
          </table:table-cell>
          <table:table-cell table:number-columns-repeated="1014"/>
        </table:table-row>
        <table:table-row table:style-name="ro2">
          <table:table-cell office:value-type="string">
            <text:p>1629471862-274</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ønderjyder i krig</text:p>
            <text:p><text:s text:c="26"/>Medlemspris: 255,00 kr.</text:p>
            <text:p><text:s text:c="26"/>Pris: 299,95 kr.</text:p>
            <text:p><text:s text:c="12"/></text:p>
            <text:p><text:s text:c="14"/></text:p>
            <text:p><text:s text:c="16"/>Info</text:p>
          </table:table-cell>
          <table:table-cell office:value-type="string">
            <text:p>https://www.skalk.dk/webshoppen/produkter/imports/9788702284843-soenderjyder-i-krig/</text:p>
          </table:table-cell>
          <table:table-cell/>
          <table:table-cell office:value-type="string">
            <text:p>Sønderjyder i krig</text:p>
          </table:table-cell>
          <table:table-cell office:value-type="string">
            <text:p>Medlemspris: 255,00 kr.</text:p>
          </table:table-cell>
          <table:table-cell office:value-type="string">
            <text:p>Pris: 299,95 kr.</text:p>
          </table:table-cell>
          <table:table-cell table:number-columns-repeated="1014"/>
        </table:table-row>
        <table:table-row table:style-name="ro2">
          <table:table-cell office:value-type="string">
            <text:p>1629472007-316</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apiens - En kort historie om menneskeheden</text:p>
            <text:p><text:s text:c="26"/>Medlemspris: 240,00 kr.</text:p>
            <text:p><text:s text:c="26"/>Pris: 299,95 kr.</text:p>
            <text:p><text:s text:c="12"/></text:p>
            <text:p><text:s text:c="14"/></text:p>
            <text:p><text:s text:c="16"/>Info</text:p>
          </table:table-cell>
          <table:table-cell office:value-type="string">
            <text:p>https://www.skalk.dk/webshoppen/produkter/imports/9788711568347-sapiens-en-kort-historie-om-menneskeheden/</text:p>
          </table:table-cell>
          <table:table-cell/>
          <table:table-cell office:value-type="string">
            <text:p>Sapiens - En kort historie om menneskeheden</text:p>
          </table:table-cell>
          <table:table-cell office:value-type="string">
            <text:p>Medlemspris: 240,00 kr.</text:p>
          </table:table-cell>
          <table:table-cell office:value-type="string">
            <text:p>Pris: 299,95 kr.</text:p>
          </table:table-cell>
          <table:table-cell office:value-type="string">
            <text:p>Hvorfor endte lige præcis vores art med at herske over kloden? Hvordan kunne vores jæger- og samlerforfædre enes om at bygge byer og skabe kongeriger? Hvorfor begyndte vi at tro på guder, nationer og menneskerettigheder? At have tillid til penge, bøger og love? Og være slaver af bureaukrati, tidsplaner og forbrugerisme? Og hvordan vil vores verden udvikle sig i det næste årtusinde?</text:p>
          </table:table-cell>
          <table:table-cell table:number-columns-repeated="1013"/>
        </table:table-row>
        <table:table-row table:style-name="ro2">
          <table:table-cell office:value-type="string">
            <text:p>1629471895-281</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vend, Bjørn og Pie</text:p>
            <text:p><text:s text:c="26"/>Medlemspris: 199,96 kr.</text:p>
            <text:p><text:s text:c="26"/>Pris: 249,95 kr.</text:p>
            <text:p><text:s text:c="12"/></text:p>
            <text:p><text:s text:c="14"/></text:p>
            <text:p><text:s text:c="16"/>Info</text:p>
          </table:table-cell>
          <table:table-cell office:value-type="string">
            <text:p>https://www.skalk.dk/webshoppen/produkter/imports/9788740673494-svend-bjoern-og-pie/</text:p>
          </table:table-cell>
          <table:table-cell/>
          <table:table-cell office:value-type="string">
            <text:p>Svend, Bjørn og Pie</text:p>
          </table:table-cell>
          <table:table-cell office:value-type="string">
            <text:p>Medlemspris: 199,96 kr.</text:p>
          </table:table-cell>
          <table:table-cell office:value-type="string">
            <text:p>Pris: 249,95 kr.</text:p>
          </table:table-cell>
          <table:table-cell office:value-type="string">
            <text:p>Men de betalte en høj pris. Da den største katastrofe for dansk modstandsbevægelse rammer i vinteren 1943-44 og flere hundrede modstandsfolk arresteres, hvoriblandt Hvidsten-, Hornslet, Aars- og Stoholmgrupperne optrevles, ender det også med fængsel, tortur, og koncentrationslejre for de tre; Pie i Cottbus, Bjørn i Neuengamme og Svend i Frøslev. Alt sammen med kraftige psykiske efterveer, der år senere endte i selvmord for den ene.</text:p>
          </table:table-cell>
          <table:table-cell table:number-columns-repeated="1013"/>
        </table:table-row>
        <table:table-row table:style-name="ro2">
          <table:table-cell office:value-type="string">
            <text:p>1629473425-904</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table:number-columns-repeated="2"/>
          <table:table-cell office:value-type="string">
            <text:p>/Media/DownloadetImages/9788778878526.jpg?width=280&amp;heightratio=1&amp;mode=boxpad</text:p>
          </table:table-cell>
          <table:table-cell table:number-columns-repeated="1017"/>
        </table:table-row>
        <table:table-row table:style-name="ro2">
          <table:table-cell office:value-type="string">
            <text:p>1629472245-434</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Nordbomønstre</text:p>
            <text:p><text:s text:c="26"/>Medlemspris: 210,00 kr.</text:p>
            <text:p><text:s text:c="26"/>Pris: 248,00 kr.</text:p>
            <text:p><text:s text:c="12"/></text:p>
            <text:p><text:s text:c="14"/></text:p>
            <text:p><text:s text:c="16"/>Info</text:p>
          </table:table-cell>
          <table:table-cell office:value-type="string">
            <text:p>https://www.skalk.dk/webshoppen/produkter/imports/9788779342972-nordbomoenstre/</text:p>
          </table:table-cell>
          <table:table-cell/>
          <table:table-cell office:value-type="string">
            <text:p>Nordbomønstre</text:p>
          </table:table-cell>
          <table:table-cell office:value-type="string">
            <text:p>Medlemspris: 210,00 kr.</text:p>
          </table:table-cell>
          <table:table-cell office:value-type="string">
            <text:p>Pris: 248,00 kr.</text:p>
          </table:table-cell>
          <table:table-cell office:value-type="string">
            <text:p>Denne bog er en praktisk, og længe ventet bog for alle som vil sy sin egen nordbodragt. Boen indeholder snitmønstre af alle fundne hele dragter, hætter og strømper fra Herjolfsnæs, tegnet af Lilli Frandsen. Af praktisk information, skriver væver Anna Nørgård om spinning af tråd, farvning, væveteknikker, tilskæring og syning.</text:p>
          </table:table-cell>
          <table:table-cell table:number-columns-repeated="1013"/>
        </table:table-row>
        <table:table-row table:style-name="ro2">
          <table:table-cell office:value-type="string">
            <text:p>1629472484-520</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table:number-columns-repeated="2"/>
          <table:table-cell office:value-type="string">
            <text:p>/Media/DownloadetImages/9788740617825.jpg?width=280&amp;heightratio=1&amp;mode=boxpad</text:p>
          </table:table-cell>
          <table:table-cell table:number-columns-repeated="1017"/>
        </table:table-row>
        <table:table-row table:style-name="ro2">
          <table:table-cell office:value-type="string">
            <text:p>1629473255-823</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Det kan ikke ske i Danmark</text:p>
            <text:p><text:s text:c="26"/>Medlemspris: 127,50 kr.</text:p>
            <text:p><text:s text:c="26"/>Pris: 149,95 kr.</text:p>
            <text:p><text:s text:c="12"/></text:p>
            <text:p><text:s text:c="14"/></text:p>
            <text:p><text:s text:c="16"/>Info</text:p>
          </table:table-cell>
          <table:table-cell office:value-type="string">
            <text:p>https://www.skalk.dk/webshoppen/produkter/imports/9788770170123-det-kan-ikke-ske-i-danmark/</text:p>
          </table:table-cell>
          <table:table-cell/>
          <table:table-cell office:value-type="string">
            <text:p>Det kan ikke ske i Danmark</text:p>
          </table:table-cell>
          <table:table-cell office:value-type="string">
            <text:p>Medlemspris: 127,50 kr.</text:p>
          </table:table-cell>
          <table:table-cell office:value-type="string">
            <text:p>Pris: 149,95 kr.</text:p>
          </table:table-cell>
          <table:table-cell office:value-type="string">
            <text:p>Det kan ikke ske i Danmark er Herbert Pundiks stærke og usentimentale erindringer om flugten til Sverige i efteråret 1943, hvor jøderne i Danmark skulle fanges og sendes ud af landet efter ordre fra den tyske besættelsesmagt.</text:p>
          </table:table-cell>
          <table:table-cell table:number-columns-repeated="1013"/>
        </table:table-row>
        <table:table-row table:style-name="ro2">
          <table:table-cell office:value-type="string">
            <text:p>1629473194-805</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Duellen</text:p>
            <text:p><text:s text:c="26"/>Medlemspris: 240,00 kr.</text:p>
            <text:p><text:s text:c="26"/>Pris: 299,95 kr.</text:p>
            <text:p><text:s text:c="12"/></text:p>
            <text:p><text:s text:c="14"/></text:p>
            <text:p><text:s text:c="16"/>Info</text:p>
          </table:table-cell>
          <table:table-cell office:value-type="string">
            <text:p>https://www.skalk.dk/webshoppen/produkter/imports/9788740665789-duellen/</text:p>
          </table:table-cell>
          <table:table-cell/>
          <table:table-cell office:value-type="string">
            <text:p>Duellen</text:p>
          </table:table-cell>
          <table:table-cell office:value-type="string">
            <text:p>Medlemspris: 240,00 kr.</text:p>
          </table:table-cell>
          <table:table-cell office:value-type="string">
            <text:p>Pris: 299,95 kr.</text:p>
          </table:table-cell>
          <table:table-cell office:value-type="string">
            <text:p>5 hjerter, Politiken</text:p>
            <text:p>5 stjerner, Berlingske Tidende</text:p>
            <text:p>5 stjerner, Jyllands-Posten</text:p>
            <text:p>4 stjerner, Kristeligt Dagblad</text:p>
          </table:table-cell>
          <table:table-cell table:number-columns-repeated="1013"/>
        </table:table-row>
        <table:table-row table:style-name="ro2">
          <table:table-cell office:value-type="string">
            <text:p>1629471660-185</text:p>
          </table:table-cell>
          <table:table-cell office:value-type="string">
            <text:p>https://www.skalk.dk/webshoppen/?categories=18858&amp;sort=alphabetical</text:p>
          </table:table-cell>
          <table:table-cell office:value-type="string">
            <text:p>»</text:p>
          </table:table-cell>
          <table:table-cell office:value-type="string">
            <text:p>https://www.skalk.dk/webshoppen/?page=14&amp;categories=18858&amp;sort=alphabetical</text:p>
          </table:table-cell>
          <table:table-cell table:number-columns-repeated="2"/>
          <table:table-cell office:value-type="string">
            <text:p>/Media/DownloadetImages/9788740618235.jpg?width=280&amp;heightratio=1&amp;mode=boxpad</text:p>
          </table:table-cell>
          <table:table-cell table:number-columns-repeated="1017"/>
        </table:table-row>
        <table:table-row table:style-name="ro2">
          <table:table-cell office:value-type="string">
            <text:p>1629472774-631</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Jerntæppet</text:p>
            <text:p><text:s text:c="26"/>Medlemspris: 212,50 kr.</text:p>
            <text:p><text:s text:c="26"/>Pris: 249,95 kr.</text:p>
            <text:p><text:s text:c="12"/></text:p>
            <text:p><text:s text:c="14"/></text:p>
            <text:p><text:s text:c="16"/>Info</text:p>
          </table:table-cell>
          <table:table-cell office:value-type="string">
            <text:p>https://www.skalk.dk/webshoppen/produkter/imports/9788774674733-jerntaeppet/</text:p>
          </table:table-cell>
          <table:table-cell/>
          <table:table-cell office:value-type="string">
            <text:p>Jerntæppet</text:p>
          </table:table-cell>
          <table:table-cell office:value-type="string">
            <text:p>Medlemspris: 212,50 kr.</text:p>
          </table:table-cell>
          <table:table-cell office:value-type="string">
            <text:p>Pris: 249,95 kr.</text:p>
          </table:table-cell>
          <table:table-cell office:value-type="string">
            <text:p>NY BILLIGUDGAVE af den anerkendte historikers internationale gennembrud</text:p>
          </table:table-cell>
          <table:table-cell table:number-columns-repeated="1013"/>
        </table:table-row>
        <table:table-row table:style-name="ro2">
          <table:table-cell office:value-type="string">
            <text:p>1629473516-958</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 danskerne ville omvende Verden</text:p>
            <text:p><text:s text:c="26"/>Medlemspris: 297,50 kr.</text:p>
            <text:p><text:s text:c="26"/>Pris: 349,95 kr.</text:p>
            <text:p><text:s text:c="12"/></text:p>
            <text:p><text:s text:c="14"/></text:p>
            <text:p><text:s text:c="16"/>Info</text:p>
          </table:table-cell>
          <table:table-cell office:value-type="string">
            <text:p>https://www.skalk.dk/webshoppen/produkter/imports/9788712058304-da-danskerne-ville-omvende-verden/</text:p>
          </table:table-cell>
          <table:table-cell/>
          <table:table-cell office:value-type="string">
            <text:p>Da danskerne ville omvende Verden</text:p>
          </table:table-cell>
          <table:table-cell office:value-type="string">
            <text:p>Medlemspris: 297,50 kr.</text:p>
          </table:table-cell>
          <table:table-cell office:value-type="string">
            <text:p>Pris: 349,95 kr.</text:p>
          </table:table-cell>
          <table:table-cell office:value-type="string">
            <text:p>FORTÆLLINGEN OM DANSK MISSION OG HVORDAN TUSINDVIS AF MÆND OG KVINDER FRA ALLE DELE AF SAMFUNDET TOG TIL AFRIKA, MELLEMØSTEN, INDIEN OG KINA FOR AT DRIVE HOSPITALER, SKOLER OG OMVENDE VERDEN</text:p>
          </table:table-cell>
          <table:table-cell table:number-columns-repeated="1013"/>
        </table:table-row>
        <table:table-row table:style-name="ro2">
          <table:table-cell office:value-type="string">
            <text:p>1629472589-565</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Vi tror vi kan måle alt</text:p>
            <text:p><text:s text:c="26"/>Medlemspris: 239,96 kr.</text:p>
            <text:p><text:s text:c="26"/>Pris: 299,95 kr.</text:p>
            <text:p><text:s text:c="12"/></text:p>
            <text:p><text:s text:c="14"/></text:p>
            <text:p><text:s text:c="16"/>Info</text:p>
          </table:table-cell>
          <table:table-cell office:value-type="string">
            <text:p>https://www.skalk.dk/webshoppen/produkter/imports/9788740668018-vi-tror-vi-kan-maale-alt/</text:p>
          </table:table-cell>
          <table:table-cell/>
          <table:table-cell office:value-type="string">
            <text:p>Vi tror vi kan måle alt</text:p>
          </table:table-cell>
          <table:table-cell office:value-type="string">
            <text:p>Medlemspris: 239,96 kr.</text:p>
          </table:table-cell>
          <table:table-cell office:value-type="string">
            <text:p>Pris: 299,95 kr.</text:p>
          </table:table-cell>
          <table:table-cell office:value-type="string">
            <text:p>Bogen fremstår også som en stærk personlig bekendelse til nødvendigheden af det direkte kultur- og menneskemøde for at sikre, at vi også i fremtiden har en fælles klode. Forestillingen om, at lande og mennesker kan klare sig alene, er ikke brugbar, uanset hvad vi måtte mene om den globalisering, vi har oplevet i de foregående årtier.</text:p>
          </table:table-cell>
          <table:table-cell table:number-columns-repeated="1013"/>
        </table:table-row>
        <table:table-row table:style-name="ro2">
          <table:table-cell office:value-type="string">
            <text:p>1629472423-500</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Landsmænd</text:p>
            <text:p><text:s text:c="26"/>Medlemspris: 170,00 kr.</text:p>
            <text:p><text:s text:c="26"/>Pris: 200,00 kr.</text:p>
            <text:p><text:s text:c="12"/></text:p>
            <text:p><text:s text:c="14"/></text:p>
            <text:p><text:s text:c="16"/>Info</text:p>
          </table:table-cell>
          <table:table-cell office:value-type="string">
            <text:p>https://www.skalk.dk/webshoppen/produkter/imports/9788740062465-landsmaend/</text:p>
          </table:table-cell>
          <table:table-cell/>
          <table:table-cell office:value-type="string">
            <text:p>Landsmænd</text:p>
          </table:table-cell>
          <table:table-cell office:value-type="string">
            <text:p>Medlemspris: 170,00 kr.</text:p>
          </table:table-cell>
          <table:table-cell office:value-type="string">
            <text:p>Pris: 200,00 kr.</text:p>
          </table:table-cell>
          <table:table-cell office:value-type="string">
            <text:p>Om forfatteren:</text:p>
            <text:p>Bo Lidegaard er uddannet cand.phil i historie og har arbejdet for bl.a. Udenrigsministeriet og Statsministeriet. Han er en af de mest respekterede danske historikere og forfatter til adskillige anmelderroste bøger om Danmarks historie i det 20. århundrede, bl.a. den netop udkomne ”Landsmænd – de danske jøders flugt i oktober 1943” (2013), ”En fortælling om Danmarks historie i det 20. århundrede” (2011), ”Kampen om Danmark 1933-45” (2005) og Jens Otte Krags dagbøger i to bind (2001-2002). Bo Lidegaard er i dag chefredaktør for Politiken.</text:p>
          </table:table-cell>
          <table:table-cell table:number-columns-repeated="1013"/>
        </table:table-row>
        <table:table-row table:style-name="ro2">
          <table:table-cell office:value-type="string">
            <text:p>1629472802-658</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table:number-columns-repeated="2"/>
          <table:table-cell office:value-type="string">
            <text:p>/Media/DownloadetImages/9788740036763.jpg?width=280&amp;heightratio=1&amp;mode=boxpad</text:p>
          </table:table-cell>
          <table:table-cell table:number-columns-repeated="1017"/>
        </table:table-row>
        <table:table-row table:style-name="ro2">
          <table:table-cell office:value-type="string">
            <text:p>1629472125-378</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Poq den første grønlænder i Danmark som kom hjem</text:p>
            <text:p><text:s text:c="26"/>Medlemspris: 268,88 kr.</text:p>
            <text:p><text:s text:c="26"/>Pris: 299,00 kr.</text:p>
            <text:p><text:s text:c="12"/></text:p>
            <text:p><text:s text:c="14"/></text:p>
            <text:p><text:s text:c="16"/>Info</text:p>
          </table:table-cell>
          <table:table-cell office:value-type="string">
            <text:p>https://www.skalk.dk/webshoppen/produkter/imports/9788793464407-poq-den-foerste-groenlaender-i-danmark-som-kom-hjem/</text:p>
          </table:table-cell>
          <table:table-cell/>
          <table:table-cell office:value-type="string">
            <text:p>Poq den første grønlænder i Danmark som kom hjem</text:p>
          </table:table-cell>
          <table:table-cell office:value-type="string">
            <text:p>Medlemspris: 268,88 kr.</text:p>
          </table:table-cell>
          <table:table-cell office:value-type="string">
            <text:p>Pris: 299,00 kr.</text:p>
          </table:table-cell>
          <table:table-cell office:value-type="string">
            <text:p>PP har skrevet flere historiske romaner – de er både kommet som trykte bøger (DBK)) og e-bøger (e-reolen).</text:p>
          </table:table-cell>
          <table:table-cell table:number-columns-repeated="1013"/>
        </table:table-row>
        <table:table-row table:style-name="ro2">
          <table:table-cell office:value-type="string">
            <text:p>1629472284-443</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Møntbrug</text:p>
            <text:p><text:s text:c="26"/>Medlemspris: 125,38 kr.</text:p>
            <text:p><text:s text:c="26"/>Pris: 148,00 kr.</text:p>
            <text:p><text:s text:c="12"/></text:p>
            <text:p><text:s text:c="14"/></text:p>
            <text:p><text:s text:c="16"/>Info</text:p>
          </table:table-cell>
          <table:table-cell office:value-type="string">
            <text:p>https://www.skalk.dk/webshoppen/produkter/imports/9788779343122-moentbrug/</text:p>
          </table:table-cell>
          <table:table-cell/>
          <table:table-cell office:value-type="string">
            <text:p>Møntbrug</text:p>
          </table:table-cell>
          <table:table-cell office:value-type="string">
            <text:p>Medlemspris: 125,38 kr.</text:p>
          </table:table-cell>
          <table:table-cell office:value-type="string">
            <text:p>Pris: 148,00 kr.</text:p>
          </table:table-cell>
          <table:table-cell office:value-type="string">
            <text:p>Denne bog fortæller historien om, hvordan betalingsformen i Danmark skiftede fra vikingetidens vægt- og naturalieøkonomi til udbredt brug af kongens mønt. Krige, afgifter, nye landbrugsmetoder, stærke biskopper og nye skibstyper gjorde de ca. 250 år, processen strakte sig over, til en turbulent periode, og overgangen til pengeøkonomi og begyndende nationalstatsdannelse var langtfra nem.</text:p>
          </table:table-cell>
          <table:table-cell table:number-columns-repeated="1013"/>
        </table:table-row>
        <table:table-row table:style-name="ro2">
          <table:table-cell office:value-type="string">
            <text:p>1629471856-273</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table:number-columns-repeated="2"/>
          <table:table-cell office:value-type="string">
            <text:p>/Media/DownloadetImages/9788702284843.jpg?width=280&amp;heightratio=1&amp;mode=boxpad</text:p>
          </table:table-cell>
          <table:table-cell table:number-columns-repeated="1017"/>
        </table:table-row>
        <table:table-row table:style-name="ro2">
          <table:table-cell office:value-type="string">
            <text:p>1629473162-796</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En liden bog om allehånde sygdomme</text:p>
            <text:p><text:s text:c="26"/>Medlemspris: 137,50 kr.</text:p>
            <text:p><text:s text:c="26"/>Pris: 194,00 kr.</text:p>
            <text:p><text:s text:c="12"/></text:p>
            <text:p><text:s text:c="14"/></text:p>
            <text:p><text:s text:c="16"/>Info</text:p>
          </table:table-cell>
          <table:table-cell office:value-type="string">
            <text:p>https://www.skalk.dk/webshoppen/produkter/imports/9788789531038-en-liden-bog-om-allehaande-sygdomme/</text:p>
          </table:table-cell>
          <table:table-cell/>
          <table:table-cell office:value-type="string">
            <text:p>En liden bog om allehånde sygdomme</text:p>
          </table:table-cell>
          <table:table-cell office:value-type="string">
            <text:p>Medlemspris: 137,50 kr.</text:p>
          </table:table-cell>
          <table:table-cell office:value-type="string">
            <text:p>Pris: 194,00 kr.</text:p>
          </table:table-cell>
          <table:table-cell table:number-columns-repeated="1014"/>
        </table:table-row>
        <table:table-row table:style-name="ro2">
          <table:table-cell office:value-type="string">
            <text:p>1629471660-184</text:p>
          </table:table-cell>
          <table:table-cell office:value-type="string">
            <text:p>https://www.skalk.dk/webshoppen/?categories=18858&amp;sort=alphabetical</text:p>
          </table:table-cell>
          <table:table-cell office:value-type="string">
            <text:p>»</text:p>
          </table:table-cell>
          <table:table-cell office:value-type="string">
            <text:p>https://www.skalk.dk/webshoppen/?page=14&amp;categories=18858&amp;sort=alphabetical</text:p>
          </table:table-cell>
          <table:table-cell table:number-columns-repeated="2"/>
          <table:table-cell office:value-type="string">
            <text:p>/Media/DownloadetImages/9788740618228.jpg?width=280&amp;heightratio=1&amp;mode=boxpad</text:p>
          </table:table-cell>
          <table:table-cell table:number-columns-repeated="1017"/>
        </table:table-row>
        <table:table-row table:style-name="ro2">
          <table:table-cell office:value-type="string">
            <text:p>1629473233-820</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office:value-type="string">
            <text:p>Det vidste du heller ikke om Danmark</text:p>
            <text:p><text:s text:c="26"/>Medlemspris: 255,00 kr.</text:p>
            <text:p><text:s text:c="26"/>Pris: 299,95 kr.</text:p>
            <text:p><text:s text:c="12"/></text:p>
            <text:p><text:s text:c="14"/></text:p>
            <text:p><text:s text:c="16"/>Info</text:p>
          </table:table-cell>
          <table:table-cell office:value-type="string">
            <text:p>https://www.skalk.dk/webshoppen/produkter/imports/9788702281644-det-vidste-du-heller-ikke-om-danmark/</text:p>
          </table:table-cell>
          <table:table-cell/>
          <table:table-cell office:value-type="string">
            <text:p>Det vidste du heller ikke om Danmark</text:p>
          </table:table-cell>
          <table:table-cell office:value-type="string">
            <text:p>Medlemspris: 255,00 kr.</text:p>
          </table:table-cell>
          <table:table-cell office:value-type="string">
            <text:p>Pris: 299,95 kr.</text:p>
          </table:table-cell>
          <table:table-cell table:number-columns-repeated="1014"/>
        </table:table-row>
        <table:table-row table:style-name="ro2">
          <table:table-cell office:value-type="string">
            <text:p>1629473267-834</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table:number-columns-repeated="2"/>
          <table:table-cell office:value-type="string">
            <text:p>/Media/DownloadetImages/9788799881628.jpg?width=280&amp;heightratio=1&amp;mode=boxpad</text:p>
          </table:table-cell>
          <table:table-cell table:number-columns-repeated="1017"/>
        </table:table-row>
        <table:table-row table:style-name="ro2">
          <table:table-cell office:value-type="string">
            <text:p>1629473116-781</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table:number-columns-repeated="2"/>
          <table:table-cell office:value-type="string">
            <text:p>/Media/DownloadetImages/9788772305806.jpg?width=280&amp;heightratio=1&amp;mode=boxpad</text:p>
          </table:table-cell>
          <table:table-cell table:number-columns-repeated="1017"/>
        </table:table-row>
        <table:table-row table:style-name="ro2">
          <table:table-cell office:value-type="string">
            <text:p>1629472802-652</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table:number-columns-repeated="2"/>
          <table:table-cell office:value-type="string">
            <text:p>/Media/DownloadetImages/9788779342248.jpg?width=280&amp;heightratio=1&amp;mode=boxpad</text:p>
          </table:table-cell>
          <table:table-cell table:number-columns-repeated="1017"/>
        </table:table-row>
        <table:table-row table:style-name="ro2">
          <table:table-cell office:value-type="string">
            <text:p>1629472802-659</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table:number-columns-repeated="2"/>
          <table:table-cell office:value-type="string">
            <text:p>/Media/DownloadetImages/9788740652376.jpg?width=280&amp;heightratio=1&amp;mode=boxpad</text:p>
          </table:table-cell>
          <table:table-cell table:number-columns-repeated="1017"/>
        </table:table-row>
        <table:table-row table:style-name="ro2">
          <table:table-cell office:value-type="string">
            <text:p>1629472957-712</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table:number-columns-repeated="2"/>
          <table:table-cell office:value-type="string">
            <text:p>/Media/DownloadetImages/9788799929702.jpg?width=280&amp;heightratio=1&amp;mode=boxpad</text:p>
          </table:table-cell>
          <table:table-cell table:number-columns-repeated="1017"/>
        </table:table-row>
        <table:table-row table:style-name="ro2">
          <table:table-cell office:value-type="string">
            <text:p>1629471927-297</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t. Thomas-mysteriet</text:p>
            <text:p><text:s text:c="26"/>Medlemspris: 127,50 kr.</text:p>
            <text:p><text:s text:c="26"/>Pris: 149,00 kr.</text:p>
            <text:p><text:s text:c="12"/></text:p>
            <text:p><text:s text:c="14"/></text:p>
            <text:p><text:s text:c="16"/>Info</text:p>
          </table:table-cell>
          <table:table-cell office:value-type="string">
            <text:p>https://www.skalk.dk/webshoppen/produkter/imports/9788799730025-st-thomas-mysteriet/</text:p>
          </table:table-cell>
          <table:table-cell/>
          <table:table-cell office:value-type="string">
            <text:p>St. Thomas-mysteriet</text:p>
          </table:table-cell>
          <table:table-cell office:value-type="string">
            <text:p>Medlemspris: 127,50 kr.</text:p>
          </table:table-cell>
          <table:table-cell office:value-type="string">
            <text:p>Pris: 149,00 kr.</text:p>
          </table:table-cell>
          <table:table-cell office:value-type="string">
            <text:p>Med St. Thomas-mysteriet er der skrevet en autentisk og dramatisk familiehistorie, der viser, hvordan livet i den danske middelklasse på De Vestindiske Øer i 1800-tallet kunne få fatale følger for en families børn. Historien viser helt nye vinkler af livet på øerne ved at dykke ned i en almindelig families skæbnesvangre liv.</text:p>
          </table:table-cell>
          <table:table-cell table:number-columns-repeated="1013"/>
        </table:table-row>
        <table:table-row table:style-name="ro2">
          <table:table-cell office:value-type="string">
            <text:p>1629471955-305</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kudt ned</text:p>
            <text:p><text:s text:c="26"/>Medlemspris: 280,00 kr.</text:p>
            <text:p><text:s text:c="26"/>Pris: 349,95 kr.</text:p>
            <text:p><text:s text:c="12"/></text:p>
            <text:p><text:s text:c="14"/></text:p>
            <text:p><text:s text:c="16"/>Info</text:p>
          </table:table-cell>
          <table:table-cell office:value-type="string">
            <text:p>https://www.skalk.dk/webshoppen/produkter/imports/9788740622041-skudt-ned/</text:p>
          </table:table-cell>
          <table:table-cell/>
          <table:table-cell office:value-type="string">
            <text:p>Skudt ned</text:p>
          </table:table-cell>
          <table:table-cell office:value-type="string">
            <text:p>Medlemspris: 280,00 kr.</text:p>
          </table:table-cell>
          <table:table-cell office:value-type="string">
            <text:p>Pris: 349,95 kr.</text:p>
          </table:table-cell>
          <table:table-cell office:value-type="string">
            <text:p>Der styrtede mere end 1000 flyvemaskiner ned i Danmark under Anden Verdenskrig, britiske, amerikanske, tyske – og en enkelt dansk. Her er historien om en række af de vigtigste krigen igennem.</text:p>
            <text:p>Ole Steen Hansen tager os med på farefulde minelægningsoperationer i lav højde over danske farvande. På nedkastningsoperationer til modstandsbevægelsen og med bombefly på vej til mål i Tyskland.</text:p>
            <text:p>Læseren får overblik over krigen i luften, er med når nedskudte flyvere forsøger at flygte, og møder også de barske konsekvenser af de mange styrt. </text:p>
            <text:p>Bogen er rigt illustreret med historiske billeder og med nutidige fotos af mindesmærker, krigsgrave og historiske fly, som stadig kan ses i luften eller på museer.</text:p>
          </table:table-cell>
          <table:table-cell table:number-columns-repeated="1013"/>
        </table:table-row>
        <table:table-row table:style-name="ro2">
          <table:table-cell office:value-type="string">
            <text:p>1629471599-168</text:p>
          </table:table-cell>
          <table:table-cell office:value-type="string">
            <text:p>https://www.skalk.dk/webshoppen/?categories=18858&amp;sort=alphabetical</text:p>
          </table:table-cell>
          <table:table-cell table:number-columns-repeated="2"/>
          <table:table-cell office:value-type="string">
            <text:p>Anne Franks Dagbog</text:p>
            <text:p><text:s text:c="26"/>Medlemspris: 240,00 kr.</text:p>
            <text:p><text:s text:c="26"/>Pris: 299,95 kr.</text:p>
            <text:p><text:s text:c="12"/></text:p>
            <text:p><text:s text:c="14"/></text:p>
            <text:p><text:s text:c="16"/>Info</text:p>
          </table:table-cell>
          <table:table-cell office:value-type="string">
            <text:p>https://www.skalk.dk/webshoppen/produkter/imports/9788711984819-anne-franks-dagbog/</text:p>
          </table:table-cell>
          <table:table-cell/>
          <table:table-cell office:value-type="string">
            <text:p>Anne Franks Dagbog</text:p>
          </table:table-cell>
          <table:table-cell office:value-type="string">
            <text:p>Medlemspris: 240,00 kr.</text:p>
          </table:table-cell>
          <table:table-cell office:value-type="string">
            <text:p>Pris: 299,95 kr.</text:p>
          </table:table-cell>
          <table:table-cell office:value-type="string">
            <text:p>Flot ny udgave med forord af Kirsten Nilsson og i ny oversættelse af Aino Roscher Kristensen.</text:p>
          </table:table-cell>
          <table:table-cell table:number-columns-repeated="1013"/>
        </table:table-row>
        <table:table-row table:style-name="ro2">
          <table:table-cell office:value-type="string">
            <text:p>1629473490-954</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nmark og Færøerne</text:p>
            <text:p><text:s text:c="26"/>Medlemspris: 140,00 kr.</text:p>
            <text:p><text:s text:c="26"/>Pris: 175,00 kr.</text:p>
            <text:p><text:s text:c="12"/></text:p>
            <text:p><text:s text:c="14"/></text:p>
            <text:p><text:s text:c="16"/>Info</text:p>
          </table:table-cell>
          <table:table-cell office:value-type="string">
            <text:p>https://www.skalk.dk/webshoppen/produkter/imports/9788763538916-danmark-og-faeroeerne/</text:p>
          </table:table-cell>
          <table:table-cell/>
          <table:table-cell office:value-type="string">
            <text:p>Danmark og Færøerne</text:p>
          </table:table-cell>
          <table:table-cell office:value-type="string">
            <text:p>Medlemspris: 140,00 kr.</text:p>
          </table:table-cell>
          <table:table-cell office:value-type="string">
            <text:p>Pris: 175,00 kr.</text:p>
          </table:table-cell>
          <table:table-cell office:value-type="string">
            <text:p>Tina Adele Hoff er cand.mag. i historie fra Københavns Universitet</text:p>
          </table:table-cell>
          <table:table-cell table:number-columns-repeated="1013"/>
        </table:table-row>
        <table:table-row table:style-name="ro2">
          <table:table-cell office:value-type="string">
            <text:p>1629471696-204</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table:number-columns-repeated="2"/>
          <table:table-cell office:value-type="string">
            <text:p>/Media/DownloadetImages/9788771849776.jpg?width=280&amp;heightratio=1&amp;mode=boxpad</text:p>
          </table:table-cell>
          <table:table-cell table:number-columns-repeated="1017"/>
        </table:table-row>
        <table:table-row table:style-name="ro2">
          <table:table-cell office:value-type="string">
            <text:p>1629471645-179</text:p>
          </table:table-cell>
          <table:table-cell office:value-type="string">
            <text:p>https://www.skalk.dk/webshoppen/?categories=18858&amp;sort=alphabetical</text:p>
          </table:table-cell>
          <table:table-cell table:number-columns-repeated="2"/>
          <table:table-cell office:value-type="string">
            <text:p>1864. Dommedag Als</text:p>
            <text:p><text:s text:c="26"/>Medlemspris: 80,00 kr.</text:p>
            <text:p><text:s text:c="26"/>Pris: 99,95 kr.</text:p>
            <text:p><text:s text:c="12"/></text:p>
            <text:p><text:s text:c="14"/></text:p>
            <text:p><text:s text:c="16"/>Info</text:p>
          </table:table-cell>
          <table:table-cell office:value-type="string">
            <text:p>https://www.skalk.dk/webshoppen/produkter/imports/9788702210729-1864-dommedag-als/</text:p>
          </table:table-cell>
          <table:table-cell/>
          <table:table-cell office:value-type="string">
            <text:p>1864. Dommedag Als</text:p>
          </table:table-cell>
          <table:table-cell office:value-type="string">
            <text:p>Medlemspris: 80,00 kr.</text:p>
          </table:table-cell>
          <table:table-cell office:value-type="string">
            <text:p>Pris: 99,95 kr.</text:p>
          </table:table-cell>
          <table:table-cell office:value-type="string">
            <text:p>Genudgivelse i maxipaperback Klokken to om natten den 29. juni 1864 glider en sværm af prøjsiske landgangsbåde ud på det spejlblanke sund med kurs mod Als, hvor den danske hær befinder sig. Da de er halvvejs, opdager danskerne dem. Det afgørende slag kan begynde. Krigen 1864 sluttede nemlig ikke med blodbadet ved Dybbøl den 18. april. Så langt fra. Efter heftige kampe på Als den 29. juni måtte den danske hær flygte og forskanse sig på Fyn. I København udbrød panik. Ville Danmark gå under? DOMMEDAG ALS er, som SLAGTEBÆNK DYBBØL, en stor dokumentarisk fortælling om krig og fred, der på dansk side starter med fatal selvovervurdering og ender i et morads af tab og smerte.</text:p>
          </table:table-cell>
          <table:table-cell table:number-columns-repeated="1013"/>
        </table:table-row>
        <table:table-row table:style-name="ro2">
          <table:table-cell office:value-type="string">
            <text:p>1629473267-837</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table:number-columns-repeated="2"/>
          <table:table-cell office:value-type="string">
            <text:p>/Media/DownloadetImages/9788799675494.jpg?width=280&amp;heightratio=1&amp;mode=boxpad</text:p>
          </table:table-cell>
          <table:table-cell table:number-columns-repeated="1017"/>
        </table:table-row>
        <table:table-row table:style-name="ro2">
          <table:table-cell office:value-type="string">
            <text:p>1629473116-783</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table:number-columns-repeated="2"/>
          <table:table-cell office:value-type="string">
            <text:p>/Media/DownloadetImages/9788789531038.jpg?width=280&amp;heightratio=1&amp;mode=boxpad</text:p>
          </table:table-cell>
          <table:table-cell table:number-columns-repeated="1017"/>
        </table:table-row>
        <table:table-row table:style-name="ro2">
          <table:table-cell office:value-type="string">
            <text:p>1629473049-747</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Friluftsliv</text:p>
            <text:p><text:s text:c="26"/>Medlemspris: 150,00 kr.</text:p>
            <text:p><text:s text:c="26"/>Pris: 199,95 kr.</text:p>
            <text:p><text:s text:c="12"/></text:p>
            <text:p><text:s text:c="14"/></text:p>
            <text:p><text:s text:c="16"/>Info</text:p>
          </table:table-cell>
          <table:table-cell office:value-type="string">
            <text:p>https://www.skalk.dk/webshoppen/produkter/imports/9788772189000-friluftsliv/</text:p>
          </table:table-cell>
          <table:table-cell/>
          <table:table-cell office:value-type="string">
            <text:p>Friluftsliv</text:p>
          </table:table-cell>
          <table:table-cell office:value-type="string">
            <text:p>Medlemspris: 150,00 kr.</text:p>
          </table:table-cell>
          <table:table-cell office:value-type="string">
            <text:p>Pris: 199,95 kr.</text:p>
          </table:table-cell>
          <table:table-cell office:value-type="string">
            <text:p>Bogen er en del af en trilogi, der er med til at forankre tesen, at friluftslivet udspringer af samisk urfolkskundskab og er opbygget i en socialpædagogisk diskurs, der bygger på erfaringer fra vejlederuddannelsen i friluftsliv fra Sjövik. Bogen illustrerer, hvorledes man kan implementere friluftsliv i undervisningen i et idéhistorisk arbejde på forskellige undervisningsmæssige niveauer, og den appellerer til alle med interesse for profylaktisk friluftsliv – en psykologisk sundhedsmæssig bonus er alle de æstetiske oplevelser. Bogen udfolder temaer i et kulturhistorisk perspektiv og henvender sig til en bred målgruppe af foreninger, institutioner og folkeskolens tre trin og åbner op for mange funderinger, spørgsmål og belyser samfundets kvalificerende nøglekompetencebegreber og gør udøveren af friluftsliv forståelig af egne færdigheder og kundskaber, således at den implicerede udøver kan forholde sig til sin egen forforståelse og forståelse overfor egne kundskaber og færdigheder: konsekvenspædagogik, høstet af korrekt sikkerhedsmæssig mestring og vurderinger truffet på baggrund af sund fornuft.</text:p>
          </table:table-cell>
          <table:table-cell table:number-columns-repeated="1013"/>
        </table:table-row>
        <table:table-row table:style-name="ro2">
          <table:table-cell office:value-type="string">
            <text:p>1629472957-710</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table:number-columns-repeated="2"/>
          <table:table-cell office:value-type="string">
            <text:p>/Media/DownloadetImages/9788793220249.jpg?width=280&amp;heightratio=1&amp;mode=boxpad</text:p>
          </table:table-cell>
          <table:table-cell table:number-columns-repeated="1017"/>
        </table:table-row>
        <table:table-row table:style-name="ro2">
          <table:table-cell office:value-type="string">
            <text:p>1629472054-352</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Roskildekrøniken</text:p>
            <text:p><text:s text:c="26"/>Medlemspris: 128,00 kr.</text:p>
            <text:p><text:s text:c="26"/>Pris: 159,00 kr.</text:p>
            <text:p><text:s text:c="12"/></text:p>
            <text:p><text:s text:c="14"/></text:p>
            <text:p><text:s text:c="16"/>Info</text:p>
          </table:table-cell>
          <table:table-cell office:value-type="string">
            <text:p>https://www.skalk.dk/webshoppen/produkter/imports/9788789531052-roskildekroeniken/</text:p>
          </table:table-cell>
          <table:table-cell/>
          <table:table-cell office:value-type="string">
            <text:p>Roskildekrøniken</text:p>
          </table:table-cell>
          <table:table-cell office:value-type="string">
            <text:p>Medlemspris: 128,00 kr.</text:p>
          </table:table-cell>
          <table:table-cell office:value-type="string">
            <text:p>Pris: 159,00 kr.</text:p>
          </table:table-cell>
          <table:table-cell table:number-columns-repeated="1014"/>
        </table:table-row>
        <table:table-row table:style-name="ro2">
          <table:table-cell office:value-type="string">
            <text:p>1629472484-530</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table:number-columns-repeated="2"/>
          <table:table-cell office:value-type="string">
            <text:p>/Media/DownloadetImages/9788740613551.jpg?width=280&amp;heightratio=1&amp;mode=boxpad</text:p>
          </table:table-cell>
          <table:table-cell table:number-columns-repeated="1017"/>
        </table:table-row>
        <table:table-row table:style-name="ro2">
          <table:table-cell office:value-type="string">
            <text:p>1629473293-856</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en Russiske Revolution og Borgerkrig</text:p>
            <text:p><text:s text:c="26"/>Medlemspris: 198,00 kr.</text:p>
            <text:p><text:s text:c="26"/>Pris: 220,00 kr.</text:p>
            <text:p><text:s text:c="12"/></text:p>
            <text:p><text:s text:c="14"/></text:p>
            <text:p><text:s text:c="16"/>Info</text:p>
          </table:table-cell>
          <table:table-cell office:value-type="string">
            <text:p>https://www.skalk.dk/webshoppen/produkter/imports/9788791834301-den-russiske-revolution-og-borgerkrig/</text:p>
          </table:table-cell>
          <table:table-cell/>
          <table:table-cell office:value-type="string">
            <text:p>Den Russiske Revolution og Borgerkrig</text:p>
          </table:table-cell>
          <table:table-cell office:value-type="string">
            <text:p>Medlemspris: 198,00 kr.</text:p>
          </table:table-cell>
          <table:table-cell office:value-type="string">
            <text:p>Pris: 220,00 kr.</text:p>
          </table:table-cell>
          <table:table-cell office:value-type="string">
            <text:p>De enkelte begivenheder sættes ind i deres historiske, politiske og internationale sammenhæng. I bogen forklares ikke kun, hvordan den følgende borgerkrig blev vundet, men også baggrunden for den senere politiske kontrarevolution under Stalin. Lige så vigtigt giver bogen også svar på en lang række af de myter og forvrængninger, der udbredes af mainstream medierne, ved at fremstille begivenhederne, som de var – usminkede og rå – i den sammenhæng de optrådte.   Bogen er ikke blot til den historieinteresserede, men til alle, der ønsker at lære af erfaringerne fra verdenshistoriens største begivenhed.</text:p>
          </table:table-cell>
          <table:table-cell table:number-columns-repeated="1013"/>
        </table:table-row>
        <table:table-row table:style-name="ro2">
          <table:table-cell office:value-type="string">
            <text:p>1629472644-576</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table:number-columns-repeated="2"/>
          <table:table-cell office:value-type="string">
            <text:p>/Media/DownloadetImages/9788792571328.jpg?width=280&amp;heightratio=1&amp;mode=boxpad</text:p>
          </table:table-cell>
          <table:table-cell table:number-columns-repeated="1017"/>
        </table:table-row>
        <table:table-row table:style-name="ro2">
          <table:table-cell office:value-type="string">
            <text:p>1629473425-901</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table:number-columns-repeated="2"/>
          <table:table-cell office:value-type="string">
            <text:p>/Media/DownloadetImages/9788789531045.jpg?width=280&amp;heightratio=1&amp;mode=boxpad</text:p>
          </table:table-cell>
          <table:table-cell table:number-columns-repeated="1017"/>
        </table:table-row>
        <table:table-row table:style-name="ro2">
          <table:table-cell office:value-type="string">
            <text:p>1629472484-536</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table:number-columns-repeated="2"/>
          <table:table-cell office:value-type="string">
            <text:p>/Media/DownloadetImages/9788774061304.jpg?width=280&amp;heightratio=1&amp;mode=boxpad</text:p>
          </table:table-cell>
          <table:table-cell table:number-columns-repeated="1017"/>
        </table:table-row>
        <table:table-row table:style-name="ro2">
          <table:table-cell office:value-type="string">
            <text:p>1629471638-178</text:p>
          </table:table-cell>
          <table:table-cell office:value-type="string">
            <text:p>https://www.skalk.dk/webshoppen/?categories=18858&amp;sort=alphabetical</text:p>
          </table:table-cell>
          <table:table-cell table:number-columns-repeated="2"/>
          <table:table-cell office:value-type="string">
            <text:p>Afrodite i den tidlige græske epik</text:p>
            <text:p><text:s text:c="26"/>Medlemspris: 180,00 kr.</text:p>
            <text:p><text:s text:c="26"/>Pris: 225,00 kr.</text:p>
            <text:p><text:s text:c="12"/></text:p>
            <text:p><text:s text:c="14"/></text:p>
            <text:p><text:s text:c="16"/>Info</text:p>
          </table:table-cell>
          <table:table-cell office:value-type="string">
            <text:p>https://www.skalk.dk/webshoppen/produkter/imports/9788763546676-afrodite-i-den-tidlige-graeske-epik/</text:p>
          </table:table-cell>
          <table:table-cell/>
          <table:table-cell office:value-type="string">
            <text:p>Afrodite i den tidlige græske epik</text:p>
          </table:table-cell>
          <table:table-cell office:value-type="string">
            <text:p>Medlemspris: 180,00 kr.</text:p>
          </table:table-cell>
          <table:table-cell office:value-type="string">
            <text:p>Pris: 225,00 kr.</text:p>
          </table:table-cell>
          <table:table-cell office:value-type="string">
            <text:p>Med perspektiver til sumerisk digtning og til det babylonske epos Gilgamesh bidrager bogen ligeledes til forskningen i den mesopotamiske kulturs påvirkning af den tidlige græske poesi og mytologi.</text:p>
          </table:table-cell>
          <table:table-cell table:number-columns-repeated="1013"/>
        </table:table-row>
        <table:table-row table:style-name="ro2">
          <table:table-cell office:value-type="string">
            <text:p>1629472767-629</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Jyllandsslaget og Første Verdenskrig i Nordsøen</text:p>
            <text:p><text:s text:c="26"/>Medlemspris: 255,00 kr.</text:p>
            <text:p><text:s text:c="26"/>Pris: 300,00 kr.</text:p>
            <text:p><text:s text:c="12"/></text:p>
            <text:p><text:s text:c="14"/></text:p>
            <text:p><text:s text:c="16"/>Info</text:p>
          </table:table-cell>
          <table:table-cell office:value-type="string">
            <text:p>https://www.skalk.dk/webshoppen/produkter/imports/9788799977949-jyllandsslaget-og-foerste-verdenskrig-i-nordsoeen/</text:p>
          </table:table-cell>
          <table:table-cell/>
          <table:table-cell office:value-type="string">
            <text:p>Jyllandsslaget og Første Verdenskrig i Nordsøen</text:p>
          </table:table-cell>
          <table:table-cell office:value-type="string">
            <text:p>Medlemspris: 255,00 kr.</text:p>
          </table:table-cell>
          <table:table-cell office:value-type="string">
            <text:p>Pris: 300,00 kr.</text:p>
          </table:table-cell>
          <table:table-cell office:value-type="string">
            <text:p>”Jyllandsslaget og Første Verdenskrig i Nordsøen” er et overflødighedshorn af spændende og sandfærdige beretninger og har bud til alle med interesse for historie og søfart.</text:p>
          </table:table-cell>
          <table:table-cell table:number-columns-repeated="1013"/>
        </table:table-row>
        <table:table-row table:style-name="ro2">
          <table:table-cell office:value-type="string">
            <text:p>1629472957-711</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table:number-columns-repeated="2"/>
          <table:table-cell office:value-type="string">
            <text:p>/Media/DownloadetImages/9788702294576.jpg?width=280&amp;heightratio=1&amp;mode=boxpad</text:p>
          </table:table-cell>
          <table:table-cell table:number-columns-repeated="1017"/>
        </table:table-row>
        <table:table-row table:style-name="ro2">
          <table:table-cell office:value-type="string">
            <text:p>1629472780-632</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Jelling, Sommeren 1861</text:p>
            <text:p><text:s text:c="26"/>Medlemspris: 250,00 kr.</text:p>
            <text:p><text:s text:c="26"/>Pris: 290,00 kr.</text:p>
            <text:p><text:s text:c="12"/></text:p>
            <text:p><text:s text:c="14"/></text:p>
            <text:p><text:s text:c="16"/>Info</text:p>
          </table:table-cell>
          <table:table-cell office:value-type="string">
            <text:p>https://www.skalk.dk/webshoppen/produkter/imports/9788789531359-jelling-sommeren-1861/</text:p>
          </table:table-cell>
          <table:table-cell/>
          <table:table-cell office:value-type="string">
            <text:p>Jelling, Sommeren 1861</text:p>
          </table:table-cell>
          <table:table-cell office:value-type="string">
            <text:p>Medlemspris: 250,00 kr.</text:p>
          </table:table-cell>
          <table:table-cell office:value-type="string">
            <text:p>Pris: 290,00 kr.</text:p>
          </table:table-cell>
          <table:table-cell office:value-type="string">
            <text:p>Enevælden var for længst afskaffet i 1861, men alligevel kunne den arkæologisk interesserede kong Frederik 7. egenhændigt sætte et stort udgravningsprojekt i gang. Formålet var at finde Gorm den Gamles grav i Jelling, men det gik nu ikke helt efter planen. Den unge arkæolog J.J.A. Worsaae var manden, som førte kongens påbud ud i livet, og hans daglige, lange breve til hustruen giver et levende indblik i arbejdet.</text:p>
          </table:table-cell>
          <table:table-cell table:number-columns-repeated="1013"/>
        </table:table-row>
        <table:table-row table:style-name="ro2">
          <table:table-cell office:value-type="string">
            <text:p>1629471856-264</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table:number-columns-repeated="2"/>
          <table:table-cell office:value-type="string">
            <text:p>/Media/DownloadetImages/9788774674849.jpg?width=280&amp;heightratio=1&amp;mode=boxpad</text:p>
          </table:table-cell>
          <table:table-cell table:number-columns-repeated="1017"/>
        </table:table-row>
        <table:table-row table:style-name="ro2">
          <table:table-cell office:value-type="string">
            <text:p>1629473422-899</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ANSK KOLONI I INDIELAND</text:p>
            <text:p><text:s text:c="26"/>Medlemspris: 315,00 kr.</text:p>
            <text:p><text:s text:c="26"/>Pris: 349,00 kr.</text:p>
            <text:p><text:s text:c="12"/></text:p>
            <text:p><text:s text:c="14"/></text:p>
            <text:p><text:s text:c="16"/>Info</text:p>
          </table:table-cell>
          <table:table-cell office:value-type="string">
            <text:p>https://www.skalk.dk/webshoppen/produkter/imports/9788799508679-dansk-koloni-i-indieland/</text:p>
          </table:table-cell>
          <table:table-cell/>
          <table:table-cell office:value-type="string">
            <text:p>DANSK KOLONI I INDIELAND</text:p>
          </table:table-cell>
          <table:table-cell office:value-type="string">
            <text:p>Medlemspris: 315,00 kr.</text:p>
          </table:table-cell>
          <table:table-cell office:value-type="string">
            <text:p>Pris: 349,00 kr.</text:p>
          </table:table-cell>
          <table:table-cell office:value-type="string">
            <text:p>Danskerne måtte selv finde søvejen til Indien. Rejsen var fuld af drama – kærlighed, sørøvere, menneskeædere, hedninge, skønne kvinder, fremmede guder, sygdom og død – og et fantastisk møde med Indiens herligheder. <text:s/>For de fleste endte det ad Helvede til, men Danmark fik kolonien – Tranquebar.</text:p>
          </table:table-cell>
          <table:table-cell table:number-columns-repeated="1013"/>
        </table:table-row>
        <table:table-row table:style-name="ro2">
          <table:table-cell office:value-type="string">
            <text:p>1629473425-920</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table:number-columns-repeated="2"/>
          <table:table-cell office:value-type="string">
            <text:p>/Media/DownloadetImages/9788702101638.jpg?width=280&amp;heightratio=1&amp;mode=boxpad</text:p>
          </table:table-cell>
          <table:table-cell table:number-columns-repeated="1017"/>
        </table:table-row>
        <table:table-row table:style-name="ro2">
          <table:table-cell office:value-type="string">
            <text:p>1629472180-417</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One Dollar Man</text:p>
            <text:p><text:s text:c="26"/>Medlemspris: 240,00 kr.</text:p>
            <text:p><text:s text:c="26"/>Pris: 299,95 kr.</text:p>
            <text:p><text:s text:c="12"/></text:p>
            <text:p><text:s text:c="14"/></text:p>
            <text:p><text:s text:c="16"/>Info</text:p>
          </table:table-cell>
          <table:table-cell office:value-type="string">
            <text:p>https://www.skalk.dk/webshoppen/produkter/imports/9788711567845-one-dollar-man/</text:p>
          </table:table-cell>
          <table:table-cell/>
          <table:table-cell office:value-type="string">
            <text:p>One Dollar Man</text:p>
          </table:table-cell>
          <table:table-cell office:value-type="string">
            <text:p>Medlemspris: 240,00 kr.</text:p>
          </table:table-cell>
          <table:table-cell office:value-type="string">
            <text:p>Pris: 299,95 kr.</text:p>
          </table:table-cell>
          <table:table-cell office:value-type="string">
            <text:p>William S. Knudsen havde et usædvanligt talent for at organisere mænd og maskiner. Han satte samlebåndsproduktionen i system hos Ford, skabte bilmærket Chevrolets store succes og blev øverste direktør for General Motors med 250.000 ansatte. I Washington blev han en nøglefigur under krigen, hvor han som trestjernet general var med til at vende de allieredes krigsheld i kampen mod Hitler og japanerne.</text:p>
          </table:table-cell>
          <table:table-cell table:number-columns-repeated="1013"/>
        </table:table-row>
        <table:table-row table:style-name="ro2">
          <table:table-cell office:value-type="string">
            <text:p>1629472484-519</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table:number-columns-repeated="2"/>
          <table:table-cell office:value-type="string">
            <text:p>/Media/DownloadetImages/9788789531335.jpg?width=280&amp;heightratio=1&amp;mode=boxpad</text:p>
          </table:table-cell>
          <table:table-cell table:number-columns-repeated="1017"/>
        </table:table-row>
        <table:table-row table:style-name="ro2">
          <table:table-cell office:value-type="string">
            <text:p>1629473116-782</text:p>
          </table:table-cell>
          <table:table-cell office:value-type="string">
            <text:p>https://www.skalk.dk/webshoppen/?categories=18858&amp;sort=alphabetical</text:p>
          </table:table-cell>
          <table:table-cell office:value-type="float" office:value="4">
            <text:p>4</text:p>
          </table:table-cell>
          <table:table-cell office:value-type="string">
            <text:p>https://www.skalk.dk/webshoppen/?page=4&amp;categories=18858&amp;sort=alphabetical</text:p>
          </table:table-cell>
          <table:table-cell table:number-columns-repeated="2"/>
          <table:table-cell office:value-type="string">
            <text:p>/Media/DownloadetImages/9788702048810.jpg?width=280&amp;heightratio=1&amp;mode=boxpad</text:p>
          </table:table-cell>
          <table:table-cell table:number-columns-repeated="1017"/>
        </table:table-row>
        <table:table-row table:style-name="ro2">
          <table:table-cell office:value-type="string">
            <text:p>1629472022-343</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office:value-type="string">
            <text:p>Røde viking</text:p>
            <text:p><text:s text:c="26"/>Medlemspris: 120,00 kr.</text:p>
            <text:p><text:s text:c="26"/>Pris: 159,95 kr.</text:p>
            <text:p><text:s text:c="12"/></text:p>
            <text:p><text:s text:c="14"/></text:p>
            <text:p><text:s text:c="16"/>Info</text:p>
          </table:table-cell>
          <table:table-cell office:value-type="string">
            <text:p>https://www.skalk.dk/webshoppen/produkter/imports/9788772372143-roede-viking/</text:p>
          </table:table-cell>
          <table:table-cell/>
          <table:table-cell office:value-type="string">
            <text:p>Røde viking</text:p>
          </table:table-cell>
          <table:table-cell office:value-type="string">
            <text:p>Medlemspris: 120,00 kr.</text:p>
          </table:table-cell>
          <table:table-cell office:value-type="string">
            <text:p>Pris: 159,95 kr.</text:p>
          </table:table-cell>
          <table:table-cell table:number-columns-repeated="1014"/>
        </table:table-row>
        <table:table-row table:style-name="ro2">
          <table:table-cell office:value-type="string">
            <text:p>1629471696-209</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table:number-columns-repeated="2"/>
          <table:table-cell office:value-type="string">
            <text:p>/Media/DownloadetImages/9788740658651.jpg?width=280&amp;heightratio=1&amp;mode=boxpad</text:p>
          </table:table-cell>
          <table:table-cell table:number-columns-repeated="1017"/>
        </table:table-row>
        <table:table-row table:style-name="ro2">
          <table:table-cell office:value-type="string">
            <text:p>1629472709-610</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Kinafarerne</text:p>
            <text:p><text:s text:c="26"/>Medlemspris: 297,50 kr.</text:p>
            <text:p><text:s text:c="26"/>Pris: 349,95 kr.</text:p>
            <text:p><text:s text:c="12"/></text:p>
            <text:p><text:s text:c="14"/></text:p>
            <text:p><text:s text:c="16"/>Info</text:p>
          </table:table-cell>
          <table:table-cell office:value-type="string">
            <text:p>https://www.skalk.dk/webshoppen/produkter/imports/9788712058588-kinafarerne/</text:p>
          </table:table-cell>
          <table:table-cell/>
          <table:table-cell office:value-type="string">
            <text:p>Kinafarerne</text:p>
          </table:table-cell>
          <table:table-cell office:value-type="string">
            <text:p>Medlemspris: 297,50 kr.</text:p>
          </table:table-cell>
          <table:table-cell office:value-type="string">
            <text:p>Pris: 349,95 kr.</text:p>
          </table:table-cell>
          <table:table-cell office:value-type="string">
            <text:p>PRAGTUDGIVELSE OM DEN DANSKE KINAHANDEL, STORKØBMÆND, SVIMLENDE RIGDOMME OG KULTURMØDET I KINA.</text:p>
          </table:table-cell>
          <table:table-cell table:number-columns-repeated="1013"/>
        </table:table-row>
        <table:table-row table:style-name="ro2">
          <table:table-cell office:value-type="string">
            <text:p>1629471544-150</text:p>
          </table:table-cell>
          <table:table-cell office:value-type="string">
            <text:p>https://www.skalk.dk/webshoppen/?categories=18858&amp;sort=alphabetical</text:p>
          </table:table-cell>
          <table:table-cell table:number-columns-repeated="2"/>
          <table:table-cell office:value-type="string">
            <text:p>Boller Slot i 650 år</text:p>
            <text:p><text:s text:c="26"/>Medlemspris: 285,00 kr.</text:p>
            <text:p><text:s text:c="26"/>Pris: 335,00 kr.</text:p>
            <text:p><text:s text:c="12"/></text:p>
            <text:p><text:s text:c="14"/></text:p>
            <text:p><text:s text:c="16"/>Info</text:p>
          </table:table-cell>
          <table:table-cell office:value-type="string">
            <text:p>https://www.skalk.dk/webshoppen/produkter/imports/9788789531373-boller-slot-i-650-aar/</text:p>
          </table:table-cell>
          <table:table-cell/>
          <table:table-cell office:value-type="string">
            <text:p>Boller Slot i 650 år</text:p>
          </table:table-cell>
          <table:table-cell office:value-type="string">
            <text:p>Medlemspris: 285,00 kr.</text:p>
          </table:table-cell>
          <table:table-cell office:value-type="string">
            <text:p>Pris: 335,00 kr.</text:p>
          </table:table-cell>
          <table:table-cell office:value-type="string">
            <text:p>Boller er kendt som det ufrivillige hjem for Christian 4.s forstødte hustru Kirsten Munk. Stedets historie begynder i den sene middelalders urolige år, fortsætter gennem renæssancens byggeri ved Holger Rosenkrantz og Karen Gyldenstierne, Frijsernes epoke samt omfatter berømte og kulørte kongelige besøg. Bogen undersøger hverdaglivet for herskab, ansatte og fæstere, deres livsvilkår på mark og i skov, have og gartneri, møller, fæstegårde og hospital. Husmandsudstykninger og plejehjem i unikke kulturhistoriske rammer afrunder bogen.</text:p>
          </table:table-cell>
          <table:table-cell table:number-columns-repeated="1013"/>
        </table:table-row>
        <table:table-row table:style-name="ro2">
          <table:table-cell office:value-type="string">
            <text:p>1629472009-323</text:p>
          </table:table-cell>
          <table:table-cell office:value-type="string">
            <text:p>https://www.skalk.dk/webshoppen/?categories=18858&amp;sort=alphabetical</text:p>
          </table:table-cell>
          <table:table-cell office:value-type="float" office:value="10">
            <text:p>10</text:p>
          </table:table-cell>
          <table:table-cell office:value-type="string">
            <text:p>https://www.skalk.dk/webshoppen/?page=10&amp;categories=18858&amp;sort=alphabetical</text:p>
          </table:table-cell>
          <table:table-cell table:number-columns-repeated="2"/>
          <table:table-cell office:value-type="string">
            <text:p>/Media/DownloadetImages/9788793272705.jpg?width=280&amp;heightratio=1&amp;mode=boxpad</text:p>
          </table:table-cell>
          <table:table-cell table:number-columns-repeated="1017"/>
        </table:table-row>
        <table:table-row table:style-name="ro2">
          <table:table-cell office:value-type="string">
            <text:p>1629473438-939</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nmarks Titanic</text:p>
            <text:p><text:s text:c="26"/>Medlemspris: 255,00 kr.</text:p>
            <text:p><text:s text:c="26"/>Pris: 299,95 kr.</text:p>
            <text:p><text:s text:c="12"/></text:p>
            <text:p><text:s text:c="14"/></text:p>
            <text:p><text:s text:c="16"/>Info</text:p>
          </table:table-cell>
          <table:table-cell office:value-type="string">
            <text:p>https://www.skalk.dk/webshoppen/produkter/imports/9788711699089-danmarks-titanic/</text:p>
          </table:table-cell>
          <table:table-cell/>
          <table:table-cell office:value-type="string">
            <text:p>Danmarks Titanic</text:p>
          </table:table-cell>
          <table:table-cell office:value-type="string">
            <text:p>Medlemspris: 255,00 kr.</text:p>
          </table:table-cell>
          <table:table-cell office:value-type="string">
            <text:p>Pris: 299,95 kr.</text:p>
          </table:table-cell>
          <table:table-cell office:value-type="string">
            <text:p>Via øjenvidneberetninger fundet i gamle dagbøger, breve og erindringsskrifter samt officielle referater og protokoller går bogen tæt på nogle af de mennesker, der var om bord. Det er en fascinerede fortælling om knuste drømme, desperation og heltemod blandt en lille del af de i alt 300.000 danskere, der udvandrede til Amerika i perioden.</text:p>
          </table:table-cell>
          <table:table-cell table:number-columns-repeated="1013"/>
        </table:table-row>
        <table:table-row table:style-name="ro2">
          <table:table-cell office:value-type="string">
            <text:p>1629471799-235</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Til hele rigets værn</text:p>
            <text:p><text:s text:c="26"/>Medlemspris: 140,00 kr.</text:p>
            <text:p><text:s text:c="26"/>Pris: 188,00 kr.</text:p>
            <text:p><text:s text:c="12"/></text:p>
            <text:p><text:s text:c="14"/></text:p>
            <text:p><text:s text:c="16"/>Info</text:p>
          </table:table-cell>
          <table:table-cell office:value-type="string">
            <text:p>https://www.skalk.dk/webshoppen/produkter/imports/9788789531151-til-hele-rigets-vaern/</text:p>
          </table:table-cell>
          <table:table-cell/>
          <table:table-cell office:value-type="string">
            <text:p>Til hele rigets værn</text:p>
          </table:table-cell>
          <table:table-cell office:value-type="string">
            <text:p>Medlemspris: 140,00 kr.</text:p>
          </table:table-cell>
          <table:table-cell office:value-type="string">
            <text:p>Pris: 188,00 kr.</text:p>
          </table:table-cell>
          <table:table-cell office:value-type="string">
            <text:p>Danevirke blev anlagt i 700-årene som værn mod fjendtlig indtrængen fra syd. Siden forstærkede kongemagten befæstningen, når det var påkrævet. Bogen gør på overskuelig måde rede for Danevirkes komplicerede bygningshistorie. Samtidig berettes om de hændelser, som forårsagede ændringer af den monumentale befæstning langs kongerigets sydgrænse. Udgivet i samarbejde med Moesgaard Museum.</text:p>
          </table:table-cell>
          <table:table-cell table:number-columns-repeated="1013"/>
        </table:table-row>
        <table:table-row table:style-name="ro2">
          <table:table-cell office:value-type="string">
            <text:p>1629473457-946</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office:value-type="string">
            <text:p>Danmarks historie</text:p>
            <text:p><text:s text:c="26"/>Medlemspris: 180,00 kr.</text:p>
            <text:p><text:s text:c="26"/>Pris: 199,95 kr.</text:p>
            <text:p><text:s text:c="12"/></text:p>
            <text:p><text:s text:c="14"/></text:p>
            <text:p><text:s text:c="16"/>Info</text:p>
          </table:table-cell>
          <table:table-cell office:value-type="string">
            <text:p>https://www.skalk.dk/webshoppen/produkter/imports/9788702101638-danmarks-historie/</text:p>
          </table:table-cell>
          <table:table-cell/>
          <table:table-cell office:value-type="string">
            <text:p>Danmarks historie</text:p>
          </table:table-cell>
          <table:table-cell office:value-type="string">
            <text:p>Medlemspris: 180,00 kr.</text:p>
          </table:table-cell>
          <table:table-cell office:value-type="string">
            <text:p>Pris: 199,95 kr.</text:p>
          </table:table-cell>
          <table:table-cell office:value-type="string">
            <text:p>I ca. 75 korte kapitler med hver deres tema fortæller Ole Feldbæk om de personer, forhold og begivenheder der på godt og ondt har sat sit præg på Danmark historie. Hvad skete der, hvorfor, og hvad kom det til at betyde? Det får man at vide i denne imødekommende - gennemillustrerede - Danmarkshistorie der er skrevet som enhver kan være med, og som desuden er forsynet med relevant opslagsstof, kongerækker, årstalslister, biografier m.m. Det er lystlæsning på højt plan, ingen står af undervejs, og det er med til at give Danmarkshistorien tilbage til danskerne - nye som gamle, unge som ældre.</text:p>
          </table:table-cell>
          <table:table-cell table:number-columns-repeated="1013"/>
        </table:table-row>
        <table:table-row table:style-name="ro2">
          <table:table-cell office:value-type="string">
            <text:p>1629472271-440</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Naver - Med håndværkerne på valsen</text:p>
            <text:p><text:s text:c="38"/>Pris: 268,75 kr.</text:p>
            <text:p><text:s text:c="12"/></text:p>
            <text:p><text:s text:c="14"/></text:p>
            <text:p><text:s text:c="16"/>Info</text:p>
          </table:table-cell>
          <table:table-cell office:value-type="string">
            <text:p>https://www.skalk.dk/webshoppen/produkter/imports/9788797026816-naver-med-haandvaerkerne-paa-valsen/</text:p>
          </table:table-cell>
          <table:table-cell/>
          <table:table-cell office:value-type="string">
            <text:p>Naver - Med håndværkerne på valsen</text:p>
          </table:table-cell>
          <table:table-cell table:number-columns-repeated="2" office:value-type="string">
            <text:p>null</text:p>
          </table:table-cell>
          <table:table-cell office:value-type="string">
            <text:p>Bogen kan både læses fra en ende og bruges som opslagsbog. </text:p>
            <text:p/>
            <text:p>360 fotos og illustrationer.</text:p>
            <text:p>Offsettrykt helbinds bog Garnhæftet helbind med 2,3 mm pap, med rund ryg og kapitælbånd + gennemfarvet for/eftersats.</text:p>
          </table:table-cell>
          <table:table-cell table:number-columns-repeated="1013"/>
        </table:table-row>
        <table:table-row table:style-name="ro2">
          <table:table-cell office:value-type="string">
            <text:p>1629472800-637</text:p>
          </table:table-cell>
          <table:table-cell office:value-type="string">
            <text:p>https://www.skalk.dk/webshoppen/?categories=18858&amp;sort=alphabetical</text:p>
          </table:table-cell>
          <table:table-cell office:value-type="float" office:value="7">
            <text:p>7</text:p>
          </table:table-cell>
          <table:table-cell office:value-type="string">
            <text:p>https://www.skalk.dk/webshoppen/?page=7&amp;categories=18858&amp;sort=alphabetical</text:p>
          </table:table-cell>
          <table:table-cell office:value-type="string">
            <text:p>Istiden i det danske landskab</text:p>
            <text:p><text:s text:c="26"/>Medlemspris: 320,00 kr.</text:p>
            <text:p><text:s text:c="26"/>Pris: 399,95 kr.</text:p>
            <text:p><text:s text:c="12"/></text:p>
            <text:p><text:s text:c="14"/></text:p>
            <text:p><text:s text:c="16"/>Info</text:p>
          </table:table-cell>
          <table:table-cell office:value-type="string">
            <text:p>https://www.skalk.dk/webshoppen/produkter/imports/9788711984796-istiden-i-det-danske-landskab/</text:p>
          </table:table-cell>
          <table:table-cell/>
          <table:table-cell office:value-type="string">
            <text:p>Istiden i det danske landskab</text:p>
          </table:table-cell>
          <table:table-cell office:value-type="string">
            <text:p>Medlemspris: 320,00 kr.</text:p>
          </table:table-cell>
          <table:table-cell office:value-type="string">
            <text:p>Pris: 399,95 kr.</text:p>
          </table:table-cell>
          <table:table-cell office:value-type="string">
            <text:p>Det danske landskab bugter sig i bakkedal, men hvorfor gør det egentlig det? Svaret findes i istiden, der har sat sit altdominerende aftryk på vores land igennem mange hundredetusinde år. I denne bog fortælles historien om, hvordan istidslandskaberne er opstået, og hvilke processer der ligger bag. Med udgangspunkt i moderne digitale landskabsanalyser, den omfangsrige litteratur og de seneste års landvindinger inden for forståelsen af landskabsdannende processer giver bogen en faglig indføring i istidens naturforhold og gletsjernes, smeltevandets og permafrostens kræfter.?</text:p>
          </table:table-cell>
          <table:table-cell table:number-columns-repeated="1013"/>
        </table:table-row>
        <table:table-row table:style-name="ro2">
          <table:table-cell office:value-type="string">
            <text:p>1629471505-121</text:p>
          </table:table-cell>
          <table:table-cell office:value-type="string">
            <text:p>https://www.skalk.dk/webshoppen/?categories=18858&amp;sort=alphabetical</text:p>
          </table:table-cell>
          <table:table-cell table:number-columns-repeated="4"/>
          <table:table-cell office:value-type="string">
            <text:p>/Media/DownloadetImages/9788763546676.jpg?width=280&amp;heightratio=1&amp;mode=boxpad</text:p>
          </table:table-cell>
          <table:table-cell table:number-columns-repeated="1017"/>
        </table:table-row>
        <table:table-row table:style-name="ro2">
          <table:table-cell office:value-type="string">
            <text:p>1629471856-257</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table:number-columns-repeated="2"/>
          <table:table-cell office:value-type="string">
            <text:p>/Media/DownloadetImages/9788712059066.jpg?width=280&amp;heightratio=1&amp;mode=boxpad</text:p>
          </table:table-cell>
          <table:table-cell table:number-columns-repeated="1017"/>
        </table:table-row>
        <table:table-row table:style-name="ro2">
          <table:table-cell office:value-type="string">
            <text:p>1629472007-317</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office:value-type="string">
            <text:p>Sapiens - En kort historie om menneskeheden</text:p>
            <text:p><text:s text:c="26"/>Medlemspris: 240,00 kr.</text:p>
            <text:p><text:s text:c="26"/>Pris: 299,95 kr.</text:p>
            <text:p><text:s text:c="12"/></text:p>
            <text:p><text:s text:c="14"/></text:p>
            <text:p><text:s text:c="16"/>Info</text:p>
          </table:table-cell>
          <table:table-cell office:value-type="string">
            <text:p>https://www.skalk.dk/webshoppen/produkter/imports/9788711568347-sapiens-en-kort-historie-om-menneskeheden/</text:p>
          </table:table-cell>
          <table:table-cell/>
          <table:table-cell office:value-type="string">
            <text:p>Sapiens - En kort historie om menneskeheden</text:p>
          </table:table-cell>
          <table:table-cell office:value-type="string">
            <text:p>Medlemspris: 240,00 kr.</text:p>
          </table:table-cell>
          <table:table-cell office:value-type="string">
            <text:p>Pris: 299,95 kr.</text:p>
          </table:table-cell>
          <table:table-cell office:value-type="string">
            <text:p>Modigt og provokerende udfordrer SAPIENS alt det, vi troede, vi vidste om at være menneske: vores overbevisninger, vores handlinger, vores magt og vores fremtid.</text:p>
          </table:table-cell>
          <table:table-cell table:number-columns-repeated="1013"/>
        </table:table-row>
        <table:table-row table:style-name="ro2">
          <table:table-cell office:value-type="string">
            <text:p>1629472802-648</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table:number-columns-repeated="2"/>
          <table:table-cell office:value-type="string">
            <text:p>/Media/DownloadetImages/9788763541442.jpg?width=280&amp;heightratio=1&amp;mode=boxpad</text:p>
          </table:table-cell>
          <table:table-cell table:number-columns-repeated="1017"/>
        </table:table-row>
        <table:table-row table:style-name="ro2">
          <table:table-cell office:value-type="string">
            <text:p>1629473425-913</text:p>
          </table:table-cell>
          <table:table-cell office:value-type="string">
            <text:p>https://www.skalk.dk/webshoppen/?categories=18858&amp;sort=alphabetical</text:p>
          </table:table-cell>
          <table:table-cell office:value-type="float" office:value="2">
            <text:p>2</text:p>
          </table:table-cell>
          <table:table-cell office:value-type="string">
            <text:p>https://www.skalk.dk/webshoppen/?page=2&amp;categories=18858&amp;sort=alphabetical</text:p>
          </table:table-cell>
          <table:table-cell table:number-columns-repeated="2"/>
          <table:table-cell office:value-type="string">
            <text:p>/Media/DownloadetImages/9788774673705.jpg?width=280&amp;heightratio=1&amp;mode=boxpad</text:p>
          </table:table-cell>
          <table:table-cell table:number-columns-repeated="1017"/>
        </table:table-row>
        <table:table-row table:style-name="ro2">
          <table:table-cell office:value-type="string">
            <text:p>1629472818-672</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Inddæmningen ved Odense Fjord</text:p>
            <text:p><text:s text:c="26"/>Medlemspris: 180,00 kr.</text:p>
            <text:p><text:s text:c="26"/>Pris: 200,00 kr.</text:p>
            <text:p><text:s text:c="12"/></text:p>
            <text:p><text:s text:c="14"/></text:p>
            <text:p><text:s text:c="16"/>Info</text:p>
          </table:table-cell>
          <table:table-cell office:value-type="string">
            <text:p>https://www.skalk.dk/webshoppen/produkter/imports/9788792625939-inddaemningen-ved-odense-fjord/</text:p>
          </table:table-cell>
          <table:table-cell/>
          <table:table-cell office:value-type="string">
            <text:p>Inddæmningen ved Odense Fjord</text:p>
          </table:table-cell>
          <table:table-cell office:value-type="string">
            <text:p>Medlemspris: 180,00 kr.</text:p>
          </table:table-cell>
          <table:table-cell office:value-type="string">
            <text:p>Pris: 200,00 kr.</text:p>
          </table:table-cell>
          <table:table-cell office:value-type="string">
            <text:p>Bogen er støttet af Aage V. Jensens Fond.</text:p>
          </table:table-cell>
          <table:table-cell table:number-columns-repeated="1013"/>
        </table:table-row>
        <table:table-row table:style-name="ro2">
          <table:table-cell office:value-type="string">
            <text:p>1629472475-515</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office:value-type="string">
            <text:p>KRIGEN I NORDØSTGRØNLAND</text:p>
            <text:p><text:s text:c="26"/>Medlemspris: 222,75 kr.</text:p>
            <text:p><text:s text:c="26"/>Pris: 248,00 kr.</text:p>
            <text:p><text:s text:c="12"/></text:p>
            <text:p><text:s text:c="14"/></text:p>
            <text:p><text:s text:c="16"/>Info</text:p>
          </table:table-cell>
          <table:table-cell office:value-type="string">
            <text:p>https://www.skalk.dk/webshoppen/produkter/imports/9788799455546-krigen-i-nord%C3%B8stgr%C3%B8nland/</text:p>
          </table:table-cell>
          <table:table-cell/>
          <table:table-cell office:value-type="string">
            <text:p>KRIGEN I NORDØSTGRØNLAND</text:p>
          </table:table-cell>
          <table:table-cell office:value-type="string">
            <text:p>Medlemspris: 222,75 kr.</text:p>
          </table:table-cell>
          <table:table-cell office:value-type="string">
            <text:p>Pris: 248,00 kr.</text:p>
          </table:table-cell>
          <table:table-cell table:number-columns-repeated="1014"/>
        </table:table-row>
        <table:table-row table:style-name="ro2">
          <table:table-cell office:value-type="string">
            <text:p>1629472491-541</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Øjenvidner til historien</text:p>
            <text:p><text:s text:c="26"/>Medlemspris: 120,00 kr.</text:p>
            <text:p><text:s text:c="26"/>Pris: 149,95 kr.</text:p>
            <text:p><text:s text:c="12"/></text:p>
            <text:p><text:s text:c="14"/></text:p>
            <text:p><text:s text:c="16"/>Info</text:p>
          </table:table-cell>
          <table:table-cell office:value-type="string">
            <text:p>https://www.skalk.dk/webshoppen/produkter/imports/9788755912069-%C3%B8jenvidner-til-historien/</text:p>
          </table:table-cell>
          <table:table-cell/>
          <table:table-cell office:value-type="string">
            <text:p>Øjenvidner til historien</text:p>
          </table:table-cell>
          <table:table-cell office:value-type="string">
            <text:p>Medlemspris: 120,00 kr.</text:p>
          </table:table-cell>
          <table:table-cell office:value-type="string">
            <text:p>Pris: 149,95 kr.</text:p>
          </table:table-cell>
          <table:table-cell office:value-type="string">
            <text:p>3. udgave af Øjenvidner til historien indeholder 285 reportager fra de seneste 2.500 år af menneskehedens historie - fra små hændelser og kuriøse oplevelser i hverdagen til skelsættende historiske begivenheder fortalt af kendte som ukendte øjenvidner. Bogen indledes med en skildring af pesten i Athen i år 430 f.Kr. </text:p>
            <text:p/>
            <text:p>Blandt de mange skildringer fra de seneste års verdenshistorie er bl.a.: Angrebet på World Trade Center i 2001, belejringen og anholdelsen af Milosovic samme år, Niels Bohr-forskere på Jet Propulsion Laboratory i Californien og deres jublende beskrivelse af Opportunity´s vellykkede landing på Mars og en gribende beretning fra tsunamien i Asien i 2004 fra en dansk familie, der mirakuløst overlevede.</text:p>
            <text:p/>
            <text:p>»Man har fundet en bog til alle tider, en bog fra alle tider, journalistik, personligt oplevet, rapporter, der dirrer af liv og oplevelse, oprindelig journalistik, små stykker helt tilbage fra før Kristi fødsel, opbyggende, opløftende, en samling artikler fra steder, hvor det brændte på .« - Morten Sabroe</text:p>
          </table:table-cell>
          <table:table-cell table:number-columns-repeated="1013"/>
        </table:table-row>
        <table:table-row table:style-name="ro2">
          <table:table-cell office:value-type="string">
            <text:p>1629473094-758</text:p>
          </table:table-cell>
          <table:table-cell office:value-type="string">
            <text:p>https://www.skalk.dk/webshoppen/?categories=18858&amp;sort=alphabetical</text:p>
          </table:table-cell>
          <table:table-cell office:value-type="float" office:value="5">
            <text:p>5</text:p>
          </table:table-cell>
          <table:table-cell office:value-type="string">
            <text:p>https://www.skalk.dk/webshoppen/?page=5&amp;categories=18858&amp;sort=alphabetical</text:p>
          </table:table-cell>
          <table:table-cell office:value-type="string">
            <text:p>Forladt</text:p>
            <text:p><text:s text:c="26"/>Medlemspris: 240,00 kr.</text:p>
            <text:p><text:s text:c="26"/>Pris: 299,95 kr.</text:p>
            <text:p><text:s text:c="12"/></text:p>
            <text:p><text:s text:c="14"/></text:p>
            <text:p><text:s text:c="16"/>Info</text:p>
          </table:table-cell>
          <table:table-cell office:value-type="string">
            <text:p>https://www.skalk.dk/webshoppen/produkter/imports/9788711543535-forladt/</text:p>
          </table:table-cell>
          <table:table-cell/>
          <table:table-cell office:value-type="string">
            <text:p>Forladt</text:p>
          </table:table-cell>
          <table:table-cell office:value-type="string">
            <text:p>Medlemspris: 240,00 kr.</text:p>
          </table:table-cell>
          <table:table-cell office:value-type="string">
            <text:p>Pris: 299,95 kr.</text:p>
          </table:table-cell>
          <table:table-cell office:value-type="string">
            <text:p>De 20 øer ligger fordelt i hele landet, i farvandene omkring Jylland, Fyn, Sjælland og Lolland-Falster, de fleste af dem bare en kort bådtur væk - som fx Slotø, Kyholm og Enehøje.</text:p>
          </table:table-cell>
          <table:table-cell table:number-columns-repeated="1013"/>
        </table:table-row>
        <table:table-row table:style-name="ro2">
          <table:table-cell office:value-type="string">
            <text:p>1629472326-474</text:p>
          </table:table-cell>
          <table:table-cell office:value-type="string">
            <text:p>https://www.skalk.dk/webshoppen/?categories=18858&amp;sort=alphabetical</text:p>
          </table:table-cell>
          <table:table-cell office:value-type="float" office:value="8">
            <text:p>8</text:p>
          </table:table-cell>
          <table:table-cell office:value-type="string">
            <text:p>https://www.skalk.dk/webshoppen/?page=8&amp;categories=18858&amp;sort=alphabetical</text:p>
          </table:table-cell>
          <table:table-cell table:number-columns-repeated="2"/>
          <table:table-cell office:value-type="string">
            <text:p>/Media/DownloadetImages/9788702227192.jpg?width=280&amp;heightratio=1&amp;mode=boxpad</text:p>
          </table:table-cell>
          <table:table-cell table:number-columns-repeated="1017"/>
        </table:table-row>
        <table:table-row table:style-name="ro2">
          <table:table-cell office:value-type="string">
            <text:p>1629471660-186</text:p>
          </table:table-cell>
          <table:table-cell office:value-type="string">
            <text:p>https://www.skalk.dk/webshoppen/?categories=18858&amp;sort=alphabetical</text:p>
          </table:table-cell>
          <table:table-cell office:value-type="string">
            <text:p>»</text:p>
          </table:table-cell>
          <table:table-cell office:value-type="string">
            <text:p>https://www.skalk.dk/webshoppen/?page=14&amp;categories=18858&amp;sort=alphabetical</text:p>
          </table:table-cell>
          <table:table-cell table:number-columns-repeated="2"/>
          <table:table-cell office:value-type="string">
            <text:p>/Media/DownloadetImages/9788740618211.jpg?width=280&amp;heightratio=1&amp;mode=boxpad</text:p>
          </table:table-cell>
          <table:table-cell table:number-columns-repeated="1017"/>
        </table:table-row>
        <table:table-row table:style-name="ro2">
          <table:table-cell office:value-type="string">
            <text:p>1629472942-702</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Gyldendals religionshistorie</text:p>
            <text:p><text:s text:c="26"/>Medlemspris: 495,00 kr.</text:p>
            <text:p><text:s text:c="26"/>Pris: 549,95 kr.</text:p>
            <text:p><text:s text:c="12"/></text:p>
            <text:p><text:s text:c="14"/></text:p>
            <text:p><text:s text:c="16"/>Info</text:p>
          </table:table-cell>
          <table:table-cell office:value-type="string">
            <text:p>https://www.skalk.dk/webshoppen/produkter/imports/9788702047943-gyldendals-religionshistorie/</text:p>
          </table:table-cell>
          <table:table-cell/>
          <table:table-cell office:value-type="string">
            <text:p>Gyldendals religionshistorie</text:p>
          </table:table-cell>
          <table:table-cell office:value-type="string">
            <text:p>Medlemspris: 495,00 kr.</text:p>
          </table:table-cell>
          <table:table-cell office:value-type="string">
            <text:p>Pris: 549,95 kr.</text:p>
          </table:table-cell>
          <table:table-cell office:value-type="string">
            <text:p>GYLDENDALS RELIGIONSHISTORIE er standardværket om alverdens religioner og spænder fra det gamle Ægypten til nutidens religiøse bevægelser. Undervejs behandles oldtidens religioner i Europa og Nærorienten, zarathustrisme, jødedom, kristendom, islam, Vestens esoteriske traditioner, Indiens og Kinas religioner, buddhisme, shinto og indfødte folks religioner i det arktiske område, Nordamerika, Mesoamerika, Sydamerika, Afrika, Sydøstasien, Australien og Polynesien.   GYLDENDALS RELIGIONSHISTORIE henvender sig til alle med interesse for religionernes brogede historie og religion som fænomen i kultur og samfund. I centrum står den religiøse praksis og de religiøse ritualer – ledsaget af et rigt illustrationsmateriale, som giver indsigt i billeder som religiøs udtryksform.   GYLDENDALS RELIGIONSHISTORIE udkom første gang i 1994 og er siden trykt i adskillige oplag. Værket foreligger nu for første gang i en komplet revideret og udvidet udgave redigeret af religionshistorikerne Tim Jensen, Mikael Rothstein og Jørgen Podemann Sørensen.</text:p>
          </table:table-cell>
          <table:table-cell table:number-columns-repeated="1013"/>
        </table:table-row>
        <table:table-row table:style-name="ro2">
          <table:table-cell office:value-type="string">
            <text:p>1629472543-550</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Vikingernes syn på militær og samfund</text:p>
            <text:p><text:s text:c="26"/>Medlemspris: 295,00 kr.</text:p>
            <text:p><text:s text:c="26"/>Pris: 348,00 kr.</text:p>
            <text:p><text:s text:c="12"/></text:p>
            <text:p><text:s text:c="14"/></text:p>
            <text:p><text:s text:c="16"/>Info</text:p>
          </table:table-cell>
          <table:table-cell office:value-type="string">
            <text:p>https://www.skalk.dk/webshoppen/produkter/imports/9788779344976-vikingernes-syn-paa-militaer-og-samfund/</text:p>
          </table:table-cell>
          <table:table-cell/>
          <table:table-cell office:value-type="string">
            <text:p>Vikingernes syn på militær og samfund</text:p>
          </table:table-cell>
          <table:table-cell office:value-type="string">
            <text:p>Medlemspris: 295,00 kr.</text:p>
          </table:table-cell>
          <table:table-cell office:value-type="string">
            <text:p>Pris: 348,00 kr.</text:p>
          </table:table-cell>
          <table:table-cell office:value-type="string">
            <text:p>I en række forskelligartede artikler betragtes vikingetidens samfund gennem fyrstedigtningens rige kildemateriale, der længe har været overset som gyldigt historisk vidnesbyrd. Myten om den nordiske oldtids brede folkestyrer spillede en væsentlig rolle i udviklingen af Skandinaviens moderne demokratier, skønt den ikke har belæg i fyrstedigtningen. Gennem inddragelsen af skjaldenes vigtige, men forbigående digtning tegner Malmros et levende og nuanceret billede af det gamle Nordens skiftende politiske magtforhold, og historievidenskabelige konventioner underkastes en anderledes, kildekritisk behandling.</text:p>
          </table:table-cell>
          <table:table-cell table:number-columns-repeated="1013"/>
        </table:table-row>
        <table:table-row table:style-name="ro2">
          <table:table-cell office:value-type="string">
            <text:p>1629471856-254</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table:number-columns-repeated="2"/>
          <table:table-cell office:value-type="string">
            <text:p>/Media/DownloadetImages/9788785160768.jpg?width=280&amp;heightratio=1&amp;mode=boxpad</text:p>
          </table:table-cell>
          <table:table-cell table:number-columns-repeated="1017"/>
        </table:table-row>
        <table:table-row table:style-name="ro2">
          <table:table-cell office:value-type="string">
            <text:p>1629472802-656</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table:number-columns-repeated="2"/>
          <table:table-cell office:value-type="string">
            <text:p>/Media/DownloadetImages/9788793423534.jpg?width=280&amp;heightratio=1&amp;mode=boxpad</text:p>
          </table:table-cell>
          <table:table-cell table:number-columns-repeated="1017"/>
        </table:table-row>
        <table:table-row table:style-name="ro2">
          <table:table-cell office:value-type="string">
            <text:p>1629472883-692</text:p>
          </table:table-cell>
          <table:table-cell office:value-type="string">
            <text:p>https://www.skalk.dk/webshoppen/?categories=18858&amp;sort=alphabetical</text:p>
          </table:table-cell>
          <table:table-cell office:value-type="float" office:value="6">
            <text:p>6</text:p>
          </table:table-cell>
          <table:table-cell office:value-type="string">
            <text:p>https://www.skalk.dk/webshoppen/?page=6&amp;categories=18858&amp;sort=alphabetical</text:p>
          </table:table-cell>
          <table:table-cell office:value-type="string">
            <text:p>Historiehjulet</text:p>
            <text:p><text:s text:c="38"/>Pris: 50,00 kr.</text:p>
            <text:p><text:s text:c="12"/></text:p>
            <text:p><text:s text:c="14"/></text:p>
            <text:p><text:s text:c="16"/>Info</text:p>
          </table:table-cell>
          <table:table-cell office:value-type="string">
            <text:p>https://www.skalk.dk/webshoppen/produkter/imports/9788789531465-historiehjulet/</text:p>
          </table:table-cell>
          <table:table-cell/>
          <table:table-cell office:value-type="string">
            <text:p>Historiehjulet</text:p>
          </table:table-cell>
          <table:table-cell table:number-columns-repeated="2" office:value-type="string">
            <text:p>null</text:p>
          </table:table-cell>
          <table:table-cell table:number-columns-repeated="1014"/>
        </table:table-row>
        <table:table-row table:style-name="ro2">
          <table:table-cell office:value-type="string">
            <text:p>1629471696-206</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table:number-columns-repeated="2"/>
          <table:table-cell office:value-type="string">
            <text:p>/Media/DownloadetImages/9788792596185.jpg?width=280&amp;heightratio=1&amp;mode=boxpad</text:p>
          </table:table-cell>
          <table:table-cell table:number-columns-repeated="1017"/>
        </table:table-row>
        <table:table-row table:style-name="ro2">
          <table:table-cell office:value-type="string">
            <text:p>1629472284-444</text:p>
          </table:table-cell>
          <table:table-cell office:value-type="string">
            <text:p>https://www.skalk.dk/webshoppen/?categories=18858&amp;sort=alphabetical</text:p>
          </table:table-cell>
          <table:table-cell office:value-type="float" office:value="9">
            <text:p>9</text:p>
          </table:table-cell>
          <table:table-cell office:value-type="string">
            <text:p>https://www.skalk.dk/webshoppen/?page=9&amp;categories=18858&amp;sort=alphabetical</text:p>
          </table:table-cell>
          <table:table-cell office:value-type="string">
            <text:p>Møntbrug</text:p>
            <text:p><text:s text:c="26"/>Medlemspris: 125,38 kr.</text:p>
            <text:p><text:s text:c="26"/>Pris: 148,00 kr.</text:p>
            <text:p><text:s text:c="12"/></text:p>
            <text:p><text:s text:c="14"/></text:p>
            <text:p><text:s text:c="16"/>Info</text:p>
          </table:table-cell>
          <table:table-cell office:value-type="string">
            <text:p>https://www.skalk.dk/webshoppen/produkter/imports/9788779343122-moentbrug/</text:p>
          </table:table-cell>
          <table:table-cell/>
          <table:table-cell office:value-type="string">
            <text:p>Møntbrug</text:p>
          </table:table-cell>
          <table:table-cell office:value-type="string">
            <text:p>Medlemspris: 125,38 kr.</text:p>
          </table:table-cell>
          <table:table-cell office:value-type="string">
            <text:p>Pris: 148,00 kr.</text:p>
          </table:table-cell>
          <table:table-cell office:value-type="string">
            <text:p>I bogen behandles alle møntfund fra Sjælland, Lolland og Falster. Det er dermed det første regionale studie, hvor danske møntfund gennem knap 250 år tolkes i både lokalt, nationalt og internationalt perspektiv.</text:p>
          </table:table-cell>
          <table:table-cell table:number-columns-repeated="1013"/>
        </table:table-row>
        <table:table-row table:style-name="ro2">
          <table:table-cell office:value-type="string">
            <text:p>1629471779-231</text:p>
          </table:table-cell>
          <table:table-cell office:value-type="string">
            <text:p>https://www.skalk.dk/webshoppen/?categories=18858&amp;sort=alphabetical</text:p>
          </table:table-cell>
          <table:table-cell office:value-type="float" office:value="12">
            <text:p>12</text:p>
          </table:table-cell>
          <table:table-cell office:value-type="string">
            <text:p>https://www.skalk.dk/webshoppen/?page=12&amp;categories=18858&amp;sort=alphabetical</text:p>
          </table:table-cell>
          <table:table-cell office:value-type="string">
            <text:p>Tings Tale 02</text:p>
            <text:p><text:s text:c="26"/>Medlemspris: 152,50 kr.</text:p>
            <text:p><text:s text:c="26"/>Pris: 180,00 kr.</text:p>
            <text:p><text:s text:c="12"/></text:p>
            <text:p><text:s text:c="14"/></text:p>
            <text:p><text:s text:c="16"/>Info</text:p>
          </table:table-cell>
          <table:table-cell office:value-type="string">
            <text:p>https://www.skalk.dk/webshoppen/produkter/imports/9788771849776-tings-tale-02/</text:p>
          </table:table-cell>
          <table:table-cell/>
          <table:table-cell office:value-type="string">
            <text:p>Tings Tale 02</text:p>
          </table:table-cell>
          <table:table-cell office:value-type="string">
            <text:p>Medlemspris: 152,50 kr.</text:p>
          </table:table-cell>
          <table:table-cell office:value-type="string">
            <text:p>Pris: 180,00 kr.</text:p>
          </table:table-cell>
          <table:table-cell table:number-columns-repeated="1014"/>
        </table:table-row>
        <table:table-row table:style-name="ro2">
          <table:table-cell office:value-type="string">
            <text:p>1629473403-886</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office:value-type="string">
            <text:p>Danske Kongegrave I-III</text:p>
            <text:p><text:s text:c="26"/>Medlemspris: 920,00 kr.</text:p>
            <text:p><text:s text:c="26"/>Pris: 1.150,00 kr.</text:p>
            <text:p><text:s text:c="12"/></text:p>
            <text:p><text:s text:c="14"/></text:p>
            <text:p><text:s text:c="16"/>Info</text:p>
          </table:table-cell>
          <table:table-cell office:value-type="string">
            <text:p>https://www.skalk.dk/webshoppen/produkter/imports/9788763507813-danske-kongegrave-i-iii/</text:p>
          </table:table-cell>
          <table:table-cell/>
          <table:table-cell office:value-type="string">
            <text:p>Danske Kongegrave I-III</text:p>
          </table:table-cell>
          <table:table-cell office:value-type="string">
            <text:p>Medlemspris: 920,00 kr.</text:p>
          </table:table-cell>
          <table:table-cell office:value-type="string">
            <text:p>Pris: 1.150,00 kr.</text:p>
          </table:table-cell>
          <table:table-cell office:value-type="string">
            <text:p>Værkets bind I omhandler det danske monarkis grave fra Gorm den Gamle og 300 år frem. Det var en dramatisk tid, hvor flere konger omkom i stridigheder om kongemagten eller blev myrdet, hvorfor nogle grave er ukendte. Men det var også en tid, hvor riget konsoliderede sig og blev en politisk magtfaktor på den europæiske scene. Bind II følger gravmælernes udvikling fra højmiddelalder til barok og giver bl.a. et indblik i, hvordan begravelsesritualer og gravmæler bliver en stadig vigtigere del af kongemagtens selvforståelse. Særlig berømt blandt dronningegravene er dronning Margrete 1.s sarkofag i Roskilde Domkirke. Bind III beskriver enevælden og det konstitutionelle monarkis periode. Her finder man bl.a. Johannes Wiedewelts symbolladede nyklassicistiske sarkofager til Christian 6. og Frederik 5., der efterfølges af 1800-tallets og det tidlige 1900-tals empire og historicisme. Skønt 1849-grundloven og det unge danske demokrati ændrer kongehusets rolle, forbliver de kongelige gravmæler vigtige, og henover århundredeskiftet bliver den folkelige opbakning tydelig gennem folkegaver og indsamlinger til f.eks. Christian 10. og dronning Alexandrines monolitiske sarkofager tegnet af Kaare Klint.</text:p>
          </table:table-cell>
          <table:table-cell table:number-columns-repeated="1013"/>
        </table:table-row>
        <table:table-row table:style-name="ro2">
          <table:table-cell office:value-type="string">
            <text:p>1629473267-828</text:p>
          </table:table-cell>
          <table:table-cell office:value-type="string">
            <text:p>https://www.skalk.dk/webshoppen/?categories=18858&amp;sort=alphabetical</text:p>
          </table:table-cell>
          <table:table-cell office:value-type="float" office:value="3">
            <text:p>3</text:p>
          </table:table-cell>
          <table:table-cell office:value-type="string">
            <text:p>https://www.skalk.dk/webshoppen/?page=3&amp;categories=18858&amp;sort=alphabetical</text:p>
          </table:table-cell>
          <table:table-cell table:number-columns-repeated="2"/>
          <table:table-cell office:value-type="string">
            <text:p>/Media/DownloadetImages/9788763507813.jpg?width=280&amp;heightratio=1&amp;mode=boxpad</text:p>
          </table:table-cell>
          <table:table-cell table:number-columns-repeated="1017"/>
        </table:table-row>
        <table:table-row table:style-name="ro2">
          <table:table-cell office:value-type="string">
            <text:p>1629472550-553</text:p>
          </table:table-cell>
          <table:table-cell office:value-type="string">
            <text:p>https://www.skalk.dk/webshoppen/?categories=18858&amp;sort=alphabetical</text:p>
          </table:table-cell>
          <table:table-cell office:value-type="string">
            <text:p>&lt;</text:p>
          </table:table-cell>
          <table:table-cell office:value-type="string">
            <text:p>https://www.skalk.dk/webshoppen/?page=13&amp;categories=18858&amp;sort=alphabetical</text:p>
          </table:table-cell>
          <table:table-cell office:value-type="string">
            <text:p>Vikingernes største slag</text:p>
            <text:p><text:s text:c="26"/>Medlemspris: 295,00 kr.</text:p>
            <text:p><text:s text:c="26"/>Pris: 349,95 kr.</text:p>
            <text:p><text:s text:c="12"/></text:p>
            <text:p><text:s text:c="14"/></text:p>
            <text:p><text:s text:c="16"/>Info</text:p>
          </table:table-cell>
          <table:table-cell office:value-type="string">
            <text:p>https://www.skalk.dk/webshoppen/produkter/imports/9788740666090-vikingernes-stoerste-slag/</text:p>
          </table:table-cell>
          <table:table-cell/>
          <table:table-cell office:value-type="string">
            <text:p>Vikingernes største slag</text:p>
          </table:table-cell>
          <table:table-cell office:value-type="string">
            <text:p>Medlemspris: 295,00 kr.</text:p>
          </table:table-cell>
          <table:table-cell office:value-type="string">
            <text:p>Pris: 349,95 kr.</text:p>
          </table:table-cell>
          <table:table-cell office:value-type="string">
            <text:p>Vikingetiden (ca. år 750 til ca. år 1100) var en ekspansiv og innovativ epoke i de nordiske landes historie. Handel, plyndring, krigsførelse og bosættelser førte vikingerne til alle hjørner af Europa og også endnu længere væk. Vikingernes samfund var yderst militariseret, og der var ikke forskel på krigere og civile, samfundets ledere var dets militære ledere. Alle frie mænd måtte og havde ret til at bære våben, og det var nødvendigt at kunne bruge dem. At dø i kamp var et naturligt endeligt for enhver våbenfør mand dengang.</text:p>
          </table:table-cell>
          <table:table-cell table:number-columns-repeated="1013"/>
        </table:table-row>
        <table:table-row table:style-name="ro2">
          <table:table-cell office:value-type="string">
            <text:p>1629471856-262</text:p>
          </table:table-cell>
          <table:table-cell office:value-type="string">
            <text:p>https://www.skalk.dk/webshoppen/?categories=18858&amp;sort=alphabetical</text:p>
          </table:table-cell>
          <table:table-cell office:value-type="float" office:value="11">
            <text:p>11</text:p>
          </table:table-cell>
          <table:table-cell office:value-type="string">
            <text:p>https://www.skalk.dk/webshoppen/?page=11&amp;categories=18858&amp;sort=alphabetical</text:p>
          </table:table-cell>
          <table:table-cell table:number-columns-repeated="2"/>
          <table:table-cell office:value-type="string">
            <text:p>/Media/DownloadetImages/9788793204973.jpg?width=280&amp;heightratio=1&amp;mode=boxpad</text:p>
          </table:table-cell>
          <table:table-cell table:number-columns-repeated="1017"/>
        </table:table-row>
        <table:table-row table:style-name="ro2" table:number-rows-repeated="1047723">
          <table:table-cell table:number-columns-repeated="1024"/>
        </table:table-row>
        <table:table-row table:style-name="ro2">
          <table:table-cell table:number-columns-repeated="1024"/>
        </table:table-row>
      </table:table>
      <table:database-ranges>
        <table:database-range table:name="__Anonymous_Sheet_DB__1" table:target-range-address="Sheet1.A1:Sheet1.K852" table:display-filter-buttons="true"/>
      </table:database-ranges>
      <table:data-pilot-tables>
        <table:data-pilot-table table:name="Pivot1" table:application-data="" table:target-range-address="Sheet1.A854:Sheet1.T2543" table:buttons="">
          <table:source-cell-range table:cell-range-address="Sheet1.A1:Sheet1.K852"/>
          <table:data-pilot-field table:source-field-name="pagination" table:orientation="column" table:used-hierarchy="0" table:function="auto">
            <table:data-pilot-level table:show-empty="false">
              <table:data-pilot-members>
                <table:data-pilot-member table:name="2" table:display="true" table:show-details="true"/>
                <table:data-pilot-member table:name="3" table:display="true" table:show-details="true"/>
                <table:data-pilot-member table:name="4" table:display="true" table:show-details="true"/>
                <table:data-pilot-member table:name="5" table:display="true" table:show-details="true"/>
                <table:data-pilot-member table:name="6" table:display="true" table:show-details="true"/>
                <table:data-pilot-member table:name="7" table:display="true" table:show-details="true"/>
                <table:data-pilot-member table:name="8" table:display="true" table:show-details="true"/>
                <table:data-pilot-member table:name="9" table:display="true" table:show-details="true"/>
                <table:data-pilot-member table:name="10" table:display="true" table:show-details="true"/>
                <table:data-pilot-member table:name="11" table:display="true" table:show-details="true"/>
                <table:data-pilot-member table:name="12" table:display="true" table:show-details="true"/>
                <table:data-pilot-member table:name="" table:display="true" table:show-details="true"/>
                <table:data-pilot-member table:name="»" table:display="true" table:show-details="true"/>
                <table:data-pilot-member table:name="&lt;"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title" table:orientation="row" table:used-hierarchy="0" table:function="auto">
            <table:data-pilot-level table:show-empty="false">
              <table:data-pilot-members>
                <table:data-pilot-member table:name="" table:display="true" table:show-details="true"/>
                <table:data-pilot-member table:name="100 historier fra Frederiksberg" table:display="true" table:show-details="true"/>
                <table:data-pilot-member table:name="1864 i billeder" table:display="true" table:show-details="true"/>
                <table:data-pilot-member table:name="1864. Dommedag Als" table:display="true" table:show-details="true"/>
                <table:data-pilot-member table:name="Aarhus i årtier - 1970'erne" table:display="true" table:show-details="true"/>
                <table:data-pilot-member table:name="Aarhus i årtier - 60'erne" table:display="true" table:show-details="true"/>
                <table:data-pilot-member table:name="Aarhus i årtier – 1980'erne" table:display="true" table:show-details="true"/>
                <table:data-pilot-member table:name="Aarhusianske gadenavne: Historien om 760 gade- og vejnavne i Aarhus kommune" table:display="true" table:show-details="true"/>
                <table:data-pilot-member table:name="Afrodite i den tidlige græske epik" table:display="true" table:show-details="true"/>
                <table:data-pilot-member table:name="Aggersborg i vikingetiden" table:display="true" table:show-details="true"/>
                <table:data-pilot-member table:name="Alverdens vikinger" table:display="true" table:show-details="true"/>
                <table:data-pilot-member table:name="Amalfitavlen" table:display="true" table:show-details="true"/>
                <table:data-pilot-member table:name="Amalienborg - dansk udgave" table:display="true" table:show-details="true"/>
                <table:data-pilot-member table:name="Anne Franks Dagbog" table:display="true" table:show-details="true"/>
                <table:data-pilot-member table:name="Antikken omkring os" table:display="true" table:show-details="true"/>
                <table:data-pilot-member table:name="Arbejderkvinder og kvindearbejde i København ca. 1870-1906" table:display="true" table:show-details="true"/>
                <table:data-pilot-member table:name="Arnhem - Slaget om broerne 1944" table:display="true" table:show-details="true"/>
                <table:data-pilot-member table:name="Bebyggelse på Samsø" table:display="true" table:show-details="true"/>
                <table:data-pilot-member table:name="Bedraget - Sagen om Nordisk Fjer" table:display="true" table:show-details="true"/>
                <table:data-pilot-member table:name="Bidrag til Danmarks indvandringshistorie" table:display="true" table:show-details="true"/>
                <table:data-pilot-member table:name="Blod og Jord" table:display="true" table:show-details="true"/>
                <table:data-pilot-member table:name="Boller Slot i 650 år" table:display="true" table:show-details="true"/>
                <table:data-pilot-member table:name="Bonde, stat og hjem" table:display="true" table:show-details="true"/>
                <table:data-pilot-member table:name="Børnespejlet" table:display="true" table:show-details="true"/>
                <table:data-pilot-member table:name="Bornholm besat" table:display="true" table:show-details="true"/>
                <table:data-pilot-member table:name="Bornholm med Ertholmene" table:display="true" table:show-details="true"/>
                <table:data-pilot-member table:name="Bræt og brik" table:display="true" table:show-details="true"/>
                <table:data-pilot-member table:name="Breve fra Anders" table:display="true" table:show-details="true"/>
                <table:data-pilot-member table:name="Bronzealderens helleristninger som solkalender" table:display="true" table:show-details="true"/>
                <table:data-pilot-member table:name="Bygning og bolig, gård og toft" table:display="true" table:show-details="true"/>
                <table:data-pilot-member table:name="C.F. Hansen i Danmark og Tyskland" table:display="true" table:show-details="true"/>
                <table:data-pilot-member table:name="Carsten Høeg - Forsker og menneske" table:display="true" table:show-details="true"/>
                <table:data-pilot-member table:name="Christian lll´s krigsbog" table:display="true" table:show-details="true"/>
                <table:data-pilot-member table:name="Christianshavnerliv" table:display="true" table:show-details="true"/>
                <table:data-pilot-member table:name="Christoffer Columbus" table:display="true" table:show-details="true"/>
                <table:data-pilot-member table:name="Civilisationernes Verdenshistorie" table:display="true" table:show-details="true"/>
                <table:data-pilot-member table:name="Da danskerne fik Dannebrog" table:display="true" table:show-details="true"/>
                <table:data-pilot-member table:name="Da danskerne ville omvende Verden" table:display="true" table:show-details="true"/>
                <table:data-pilot-member table:name="Da spaniolerne kom" table:display="true" table:show-details="true"/>
                <table:data-pilot-member table:name="Da vikingerne mødte korset" table:display="true" table:show-details="true"/>
                <table:data-pilot-member table:name="Daily Life at the Turn of the Neolithic" table:display="true" table:show-details="true"/>
                <table:data-pilot-member table:name="Danmark og Færøerne" table:display="true" table:show-details="true"/>
                <table:data-pilot-member table:name="Danmark og kolonierne - Grønland" table:display="true" table:show-details="true"/>
                <table:data-pilot-member table:name="Danmark og kolonierne - Vestindien" table:display="true" table:show-details="true"/>
                <table:data-pilot-member table:name="Danmark set gennem et cykelhjul" table:display="true" table:show-details="true"/>
                <table:data-pilot-member table:name="Danmark som søfartsnation" table:display="true" table:show-details="true"/>
                <table:data-pilot-member table:name="Danmarks historie" table:display="true" table:show-details="true"/>
                <table:data-pilot-member table:name="Danmarks konger og regenter" table:display="true" table:show-details="true"/>
                <table:data-pilot-member table:name="Danmarks oldtid i landskabet" table:display="true" table:show-details="true"/>
                <table:data-pilot-member table:name="Danmarks Titanic" table:display="true" table:show-details="true"/>
                <table:data-pilot-member table:name="Dansk Editionshistorie, bd. 1-4" table:display="true" table:show-details="true"/>
                <table:data-pilot-member table:name="DANSK KOLONI I INDIELAND" table:display="true" table:show-details="true"/>
                <table:data-pilot-member table:name="Dansk Vestindien" table:display="true" table:show-details="true"/>
                <table:data-pilot-member table:name="Dansk Vestindien: Historien og øerne" table:display="true" table:show-details="true"/>
                <table:data-pilot-member table:name="Danske Kongegrave I-III" table:display="true" table:show-details="true"/>
                <table:data-pilot-member table:name="Danske Middelalderborge" table:display="true" table:show-details="true"/>
                <table:data-pilot-member table:name="Datering af Fortiden" table:display="true" table:show-details="true"/>
                <table:data-pilot-member table:name="DDR's historie" table:display="true" table:show-details="true"/>
                <table:data-pilot-member table:name="De dræbte krigere i Alken Enge" table:display="true" table:show-details="true"/>
                <table:data-pilot-member table:name="DE EVENTYRLIGE: Jorden rundt i 80 år med Eventyrernes Klub" table:display="true" table:show-details="true"/>
                <table:data-pilot-member table:name="De første og største fund" table:display="true" table:show-details="true"/>
                <table:data-pilot-member table:name="De frie bønders land" table:display="true" table:show-details="true"/>
                <table:data-pilot-member table:name="De sidste fiskere" table:display="true" table:show-details="true"/>
                <table:data-pilot-member table:name="De stjal Hitlers hemmelighed" table:display="true" table:show-details="true"/>
                <table:data-pilot-member table:name="De uønskede" table:display="true" table:show-details="true"/>
                <table:data-pilot-member table:name="Demokratiets historie fra oldtid til nutid" table:display="true" table:show-details="true"/>
                <table:data-pilot-member table:name="Den Danske Chokoladehistorie" table:display="true" table:show-details="true"/>
                <table:data-pilot-member table:name="Den Danske Kaffehistorie" table:display="true" table:show-details="true"/>
                <table:data-pilot-member table:name="Den Danske Tehistorie" table:display="true" table:show-details="true"/>
                <table:data-pilot-member table:name="Den Danske Vinhistorie" table:display="true" table:show-details="true"/>
                <table:data-pilot-member table:name="Den folkekære stalinist" table:display="true" table:show-details="true"/>
                <table:data-pilot-member table:name="Den Russiske Revolution og Borgerkrig" table:display="true" table:show-details="true"/>
                <table:data-pilot-member table:name="Den spanske borgerkrig 1936-1939" table:display="true" table:show-details="true"/>
                <table:data-pilot-member table:name="Den yderste grænse" table:display="true" table:show-details="true"/>
                <table:data-pilot-member table:name="Der kommer tog" table:display="true" table:show-details="true"/>
                <table:data-pilot-member table:name="Det ensomme hjerte" table:display="true" table:show-details="true"/>
                <table:data-pilot-member table:name="Det kan ikke ske i Danmark" table:display="true" table:show-details="true"/>
                <table:data-pilot-member table:name="Det kreative samfund" table:display="true" table:show-details="true"/>
                <table:data-pilot-member table:name="Det modige skib Lotus" table:display="true" table:show-details="true"/>
                <table:data-pilot-member table:name="Det vidste du heller ikke om Danmark" table:display="true" table:show-details="true"/>
                <table:data-pilot-member table:name="Diplomat i grænselandet" table:display="true" table:show-details="true"/>
                <table:data-pilot-member table:name="Døden ved Yangtze-floden" table:display="true" table:show-details="true"/>
                <table:data-pilot-member table:name="Dødens store billedbog" table:display="true" table:show-details="true"/>
                <table:data-pilot-member table:name="Dragsholm Slot i danmarkshistorien" table:display="true" table:show-details="true"/>
                <table:data-pilot-member table:name="Drakenberg og mumien i Århus Domkirke" table:display="true" table:show-details="true"/>
                <table:data-pilot-member table:name="Drømte mig en drøm" table:display="true" table:show-details="true"/>
                <table:data-pilot-member table:name="Dronning Margrethe" table:display="true" table:show-details="true"/>
                <table:data-pilot-member table:name="Duellen" table:display="true" table:show-details="true"/>
                <table:data-pilot-member table:name="Egyptisk mytologi" table:display="true" table:show-details="true"/>
                <table:data-pilot-member table:name="En europæisk Danmarkshistorie" table:display="true" table:show-details="true"/>
                <table:data-pilot-member table:name="En liden bog om allehånde sygdomme" table:display="true" table:show-details="true"/>
                <table:data-pilot-member table:name="En sønderjysk rømningsmand i Grønland" table:display="true" table:show-details="true"/>
                <table:data-pilot-member table:name="Engle dør aldrig - Hells Angels i Danmark 1957-1997" table:display="true" table:show-details="true"/>
                <table:data-pilot-member table:name="Et Danmark i splid med sig selv" table:display="true" table:show-details="true"/>
                <table:data-pilot-member table:name="Europa 1800-2000" table:display="true" table:show-details="true"/>
                <table:data-pilot-member table:name="Færøerne - En moderne nation fødes" table:display="true" table:show-details="true"/>
                <table:data-pilot-member table:name="Farvel og tak" table:display="true" table:show-details="true"/>
                <table:data-pilot-member table:name="Feud in Medieval and Early Modern Europe" table:display="true" table:show-details="true"/>
                <table:data-pilot-member table:name="Finkultur og mangfoldighed" table:display="true" table:show-details="true"/>
                <table:data-pilot-member table:name="Folkets tid" table:display="true" table:show-details="true"/>
                <table:data-pilot-member table:name="For Danmarks frihed" table:display="true" table:show-details="true"/>
                <table:data-pilot-member table:name="Forladt" table:display="true" table:show-details="true"/>
                <table:data-pilot-member table:name="Fortidens slagmarker" table:display="true" table:show-details="true"/>
                <table:data-pilot-member table:name="Fotografer i Hillerød 1840 - 1920" table:display="true" table:show-details="true"/>
                <table:data-pilot-member table:name="Fra befrielse til forpligtelse" table:display="true" table:show-details="true"/>
                <table:data-pilot-member table:name="Fra Dansk Vestindien til Ribe" table:display="true" table:show-details="true"/>
                <table:data-pilot-member table:name="Franciskanerklosteret i Horsens" table:display="true" table:show-details="true"/>
                <table:data-pilot-member table:name="Fredy" table:display="true" table:show-details="true"/>
                <table:data-pilot-member table:name="Friluftsliv" table:display="true" table:show-details="true"/>
                <table:data-pilot-member table:name="Fundats og ordinans for Københavns Universitet 1539" table:display="true" table:show-details="true"/>
                <table:data-pilot-member table:name="Gader og mennesker i middelalderens og renæssancens København." table:display="true" table:show-details="true"/>
                <table:data-pilot-member table:name="Gamle København" table:display="true" table:show-details="true"/>
                <table:data-pilot-member table:name="Gefjon 4" table:display="true" table:show-details="true"/>
                <table:data-pilot-member table:name="Genforeningen 1920" table:display="true" table:show-details="true"/>
                <table:data-pilot-member table:name="Genforeningens arkitekt - H.P Hanssen 1914-1936" table:display="true" table:show-details="true"/>
                <table:data-pilot-member table:name="Gerhard von Kamptz – Bornholms sidste tyske kommandant" table:display="true" table:show-details="true"/>
                <table:data-pilot-member table:name="Germania" table:display="true" table:show-details="true"/>
                <table:data-pilot-member table:name="Gotikkens kalkmalerier" table:display="true" table:show-details="true"/>
                <table:data-pilot-member table:name="Grauballe Man" table:display="true" table:show-details="true"/>
                <table:data-pilot-member table:name="Grever, baroner og husmænd" table:display="true" table:show-details="true"/>
                <table:data-pilot-member table:name="Grønland for 100 år siden" table:display="true" table:show-details="true"/>
                <table:data-pilot-member table:name="Grundtvig som politiker" table:display="true" table:show-details="true"/>
                <table:data-pilot-member table:name="Gudenåen" table:display="true" table:show-details="true"/>
                <table:data-pilot-member table:name="Gyldendals religionshistorie" table:display="true" table:show-details="true"/>
                <table:data-pilot-member table:name="Hærvejen" table:display="true" table:show-details="true"/>
                <table:data-pilot-member table:name="Hamlet' s Castle and Shakespeare´s Elsinore" table:display="true" table:show-details="true"/>
                <table:data-pilot-member table:name="Havets herskere" table:display="true" table:show-details="true"/>
                <table:data-pilot-member table:name="Her findes et minde" table:display="true" table:show-details="true"/>
                <table:data-pilot-member table:name="Herluf Trolle" table:display="true" table:show-details="true"/>
                <table:data-pilot-member table:name="Herr Stankelbeens mærkværdige Reiser og selsomme Eventyr til Lands og Vands" table:display="true" table:show-details="true"/>
                <table:data-pilot-member table:name="Herregård og herskab" table:display="true" table:show-details="true"/>
                <table:data-pilot-member table:name="Hieratic Texts from Tebtunis" table:display="true" table:show-details="true"/>
                <table:data-pilot-member table:name="Historie" table:display="true" table:show-details="true"/>
                <table:data-pilot-member table:name="Historiehjulet" table:display="true" table:show-details="true"/>
                <table:data-pilot-member table:name="Historiske optegnelser" table:display="true" table:show-details="true"/>
                <table:data-pilot-member table:name="Hitlers død" table:display="true" table:show-details="true"/>
                <table:data-pilot-member table:name="Højesteret - 350 år" table:display="true" table:show-details="true"/>
                <table:data-pilot-member table:name="Holmens Kirke" table:display="true" table:show-details="true"/>
                <table:data-pilot-member table:name="Horsens i årtier - 1950'erne" table:display="true" table:show-details="true"/>
                <table:data-pilot-member table:name="Hummelure" table:display="true" table:show-details="true"/>
                <table:data-pilot-member table:name="Hverken ubesindig eller frygtsom" table:display="true" table:show-details="true"/>
                <table:data-pilot-member table:name="Hvor solen græder" table:display="true" table:show-details="true"/>
                <table:data-pilot-member table:name="Inddæmningen ved Odense Fjord" table:display="true" table:show-details="true"/>
                <table:data-pilot-member table:name="Industri på udstilling" table:display="true" table:show-details="true"/>
                <table:data-pilot-member table:name="Istiden i det danske landskab" table:display="true" table:show-details="true"/>
                <table:data-pilot-member table:name="Jelling" table:display="true" table:show-details="true"/>
                <table:data-pilot-member table:name="Jelling - Husene og deres mennesker - 1860 - 1960" table:display="true" table:show-details="true"/>
                <table:data-pilot-member table:name="Jelling, Sommeren 1861" table:display="true" table:show-details="true"/>
                <table:data-pilot-member table:name="Jerntæppet" table:display="true" table:show-details="true"/>
                <table:data-pilot-member table:name="Jyllandsslaget og Første Verdenskrig i Nordsøen" table:display="true" table:show-details="true"/>
                <table:data-pilot-member table:name="Jyske Krønike" table:display="true" table:show-details="true"/>
                <table:data-pilot-member table:name="Kampen om Norge 1788 - 1814" table:display="true" table:show-details="true"/>
                <table:data-pilot-member table:name="Karen Blixen i billeder" table:display="true" table:show-details="true"/>
                <table:data-pilot-member table:name="Karen Blixens Afrika" table:display="true" table:show-details="true"/>
                <table:data-pilot-member table:name="Karen Blixens Blomster" table:display="true" table:show-details="true"/>
                <table:data-pilot-member table:name="Karen Blixens kogebog" table:display="true" table:show-details="true"/>
                <table:data-pilot-member table:name="Kaupang in skiringssal" table:display="true" table:show-details="true"/>
                <table:data-pilot-member table:name="Kildekritisk tekstsamling" table:display="true" table:show-details="true"/>
                <table:data-pilot-member table:name="Kinafarerne" table:display="true" table:show-details="true"/>
                <table:data-pilot-member table:name="København" table:display="true" table:show-details="true"/>
                <table:data-pilot-member table:name="Københavns Bombardement 1807" table:display="true" table:show-details="true"/>
                <table:data-pilot-member table:name="Koge Bog, indeholdendis et hundrede fornødene Stycker, som ere om Brygning, Bagning, Kogen, Brendevijn oc Miød at berede, sa" table:display="true" table:show-details="true"/>
                <table:data-pilot-member table:name="Kogebog på vers" table:display="true" table:show-details="true"/>
                <table:data-pilot-member table:name="Konfrontationskurs" table:display="true" table:show-details="true"/>
                <table:data-pilot-member table:name="Konge, kirke og samfund" table:display="true" table:show-details="true"/>
                <table:data-pilot-member table:name="Kongehjulet" table:display="true" table:show-details="true"/>
                <table:data-pilot-member table:name="Kongehuset under Besættelsen" table:display="true" table:show-details="true"/>
                <table:data-pilot-member table:name="Kongen i Danmark" table:display="true" table:show-details="true"/>
                <table:data-pilot-member table:name="Kongens Borge" table:display="true" table:show-details="true"/>
                <table:data-pilot-member table:name="Kongens klæder" table:display="true" table:show-details="true"/>
                <table:data-pilot-member table:name="Kongens klæder 2" table:display="true" table:show-details="true"/>
                <table:data-pilot-member table:name="KRIGEN I NORDØSTGRØNLAND" table:display="true" table:show-details="true"/>
                <table:data-pilot-member table:name="Krigens sidste år" table:display="true" table:show-details="true"/>
                <table:data-pilot-member table:name="Kronborg bag facaden" table:display="true" table:show-details="true"/>
                <table:data-pilot-member table:name="KUML 2020" table:display="true" table:show-details="true"/>
                <table:data-pilot-member table:name="Kvindeeg og Mindesten i Jystrup" table:display="true" table:show-details="true"/>
                <table:data-pilot-member table:name="Kvindernes krig" table:display="true" table:show-details="true"/>
                <table:data-pilot-member table:name="Landsmænd" table:display="true" table:show-details="true"/>
                <table:data-pilot-member table:name="Lange linjer i landskabet" table:display="true" table:show-details="true"/>
                <table:data-pilot-member table:name="Let Greece and Rome Be Silent" table:display="true" table:show-details="true"/>
                <table:data-pilot-member table:name="Lillys Danmarkshistorie" table:display="true" table:show-details="true"/>
                <table:data-pilot-member table:name="Line og fætter Lukas på opdagelsesrejse" table:display="true" table:show-details="true"/>
                <table:data-pilot-member table:name="Livet på Hirsholm i 1697" table:display="true" table:show-details="true"/>
                <table:data-pilot-member table:name="Lusepustere og slingrefise" table:display="true" table:show-details="true"/>
                <table:data-pilot-member table:name="Lyst og lidenskab i middelalderen" table:display="true" table:show-details="true"/>
                <table:data-pilot-member table:name="Mad, drikke og tobak 1835-80" table:display="true" table:show-details="true"/>
                <table:data-pilot-member table:name="Mærsk Mc-Kinney Møller" table:display="true" table:show-details="true"/>
                <table:data-pilot-member table:name="Magt og mennesker i Danmarks middelalder" table:display="true" table:show-details="true"/>
                <table:data-pilot-member table:name="Means of Exchange" table:display="true" table:show-details="true"/>
                <table:data-pilot-member table:name="Med fornøden dristighed" table:display="true" table:show-details="true"/>
                <table:data-pilot-member table:name="Med morfar ved kulkysten" table:display="true" table:show-details="true"/>
                <table:data-pilot-member table:name="Mein lieber Kristian" table:display="true" table:show-details="true"/>
                <table:data-pilot-member table:name="Mennesket har altid vandret" table:display="true" table:show-details="true"/>
                <table:data-pilot-member table:name="Militære efterretninger" table:display="true" table:show-details="true"/>
                <table:data-pilot-member table:name="Min mors og min mormors gode gamle opskrifter fra Fanø" table:display="true" table:show-details="true"/>
                <table:data-pilot-member table:name="Mit levned" table:display="true" table:show-details="true"/>
                <table:data-pilot-member table:name="Møntbrug" table:display="true" table:show-details="true"/>
                <table:data-pilot-member table:name="Mordet i Odense" table:display="true" table:show-details="true"/>
                <table:data-pilot-member table:name="Museologi mellem fagene" table:display="true" table:show-details="true"/>
                <table:data-pilot-member table:name="N.F.S. Grundtvig" table:display="true" table:show-details="true"/>
                <table:data-pilot-member table:name="Næsehornsfuglen skriger – hovedjagt og kraniekult" table:display="true" table:show-details="true"/>
                <table:data-pilot-member table:name="Når arktiske eventyrere mødes,..." table:display="true" table:show-details="true"/>
                <table:data-pilot-member table:name="Naver - Med håndværkerne på valsen" table:display="true" table:show-details="true"/>
                <table:data-pilot-member table:name="Nefatavl" table:display="true" table:show-details="true"/>
                <table:data-pilot-member table:name="Nestors Krønike - beretningen om de svundne år" table:display="true" table:show-details="true"/>
                <table:data-pilot-member table:name="Nissens historie" table:display="true" table:show-details="true"/>
                <table:data-pilot-member table:name="Nordbomønstre" table:display="true" table:show-details="true"/>
                <table:data-pilot-member table:name="NORDØSTGRØNLAND 1908-60" table:display="true" table:show-details="true"/>
                <table:data-pilot-member table:name="Northbound" table:display="true" table:show-details="true"/>
                <table:data-pilot-member table:name="Nuup Kangerlua" table:display="true" table:show-details="true"/>
                <table:data-pilot-member table:name="Odense Fortællinger" table:display="true" table:show-details="true"/>
                <table:data-pilot-member table:name="Øjenvidner til historien" table:display="true" table:show-details="true"/>
                <table:data-pilot-member table:name="Øl i oldtiden" table:display="true" table:show-details="true"/>
                <table:data-pilot-member table:name="Oldtidshjulet" table:display="true" table:show-details="true"/>
                <table:data-pilot-member table:name="Ole Basse" table:display="true" table:show-details="true"/>
                <table:data-pilot-member table:name="Omkring Faxe Jernbane 1864 - 1982" table:display="true" table:show-details="true"/>
                <table:data-pilot-member table:name="One Dollar Man" table:display="true" table:show-details="true"/>
                <table:data-pilot-member table:name="ONE THOUSAND DAYS WITH SIRIUS" table:display="true" table:show-details="true"/>
                <table:data-pilot-member table:name="Opera i guldalderens København" table:display="true" table:show-details="true"/>
                <table:data-pilot-member table:name="Opfindelsen af naturen" table:display="true" table:show-details="true"/>
                <table:data-pilot-member table:name="Oplysningens verden" table:display="true" table:show-details="true"/>
                <table:data-pilot-member table:name="Opstandens underlag" table:display="true" table:show-details="true"/>
                <table:data-pilot-member table:name="På den anden side af jerntæppet" table:display="true" table:show-details="true"/>
                <table:data-pilot-member table:name="På flugt fra Føreren" table:display="true" table:show-details="true"/>
                <table:data-pilot-member table:name="PÅ GRØNLANDS ØSTKYST" table:display="true" table:show-details="true"/>
                <table:data-pilot-member table:name="Pligt og omsorg" table:display="true" table:show-details="true"/>
                <table:data-pilot-member table:name="Plovmanden Søren Revsgaard Randrup" table:display="true" table:show-details="true"/>
                <table:data-pilot-member table:name="Poq den første grønlænder i Danmark som kom hjem" table:display="true" table:show-details="true"/>
                <table:data-pilot-member table:name="Postkort fortæller historie fra Kolding-egnen" table:display="true" table:show-details="true"/>
                <table:data-pilot-member table:name="Poul Henningsen dengang og nu - en debatbog" table:display="true" table:show-details="true"/>
                <table:data-pilot-member table:name="Poul og kærligheden" table:display="true" table:show-details="true"/>
                <table:data-pilot-member table:name="Rædselstiden" table:display="true" table:show-details="true"/>
                <table:data-pilot-member table:name="Rejsen til Amerika" table:display="true" table:show-details="true"/>
                <table:data-pilot-member table:name="Ribe 700-1050" table:display="true" table:show-details="true"/>
                <table:data-pilot-member table:name="Rigets runer" table:display="true" table:show-details="true"/>
                <table:data-pilot-member table:name="Røde viking" table:display="true" table:show-details="true"/>
                <table:data-pilot-member table:name="Romerrigets Historie" table:display="true" table:show-details="true"/>
                <table:data-pilot-member table:name="Roskildekrøniken" table:display="true" table:show-details="true"/>
                <table:data-pilot-member table:name="Roskildes Guldalder - 1800-tallet" table:display="true" table:show-details="true"/>
                <table:data-pilot-member table:name="Rudi og jeg" table:display="true" table:show-details="true"/>
                <table:data-pilot-member table:name="Ryd klosters årbog i kulturhistorisk belysning" table:display="true" table:show-details="true"/>
                <table:data-pilot-member table:name="Sangeren fra fyret og krigshelten fra Agger" table:display="true" table:show-details="true"/>
                <table:data-pilot-member table:name="Sapiens - En kort historie om menneskeheden" table:display="true" table:show-details="true"/>
                <table:data-pilot-member table:name="Sapiens: Menneskehedens fødsel" table:display="true" table:show-details="true"/>
                <table:data-pilot-member table:name="Saxo og Snorre" table:display="true" table:show-details="true"/>
                <table:data-pilot-member table:name="Scharnhorst" table:display="true" table:show-details="true"/>
                <table:data-pilot-member table:name="Sjællandske Krønike" table:display="true" table:show-details="true"/>
                <table:data-pilot-member table:name="Skalks tidstavle" table:display="true" table:show-details="true"/>
                <table:data-pilot-member table:name="Skalks tidstavle A4, klassesæt med 30 stk." table:display="true" table:show-details="true"/>
                <table:data-pilot-member table:name="Skilleveje" table:display="true" table:show-details="true"/>
                <table:data-pilot-member table:name="Skudt ned" table:display="true" table:show-details="true"/>
                <table:data-pilot-member table:name="Slægtsforskning i lægdsruller, søruller og i hærens og søværnets arkiver" table:display="true" table:show-details="true"/>
                <table:data-pilot-member table:name="Smedens rum 2 og 3, Materialet og smeden." table:display="true" table:show-details="true"/>
                <table:data-pilot-member table:name="Søfartshistorier" table:display="true" table:show-details="true"/>
                <table:data-pilot-member table:name="Solis billedbibel" table:display="true" table:show-details="true"/>
                <table:data-pilot-member table:name="Sølv, blod og kongemagt" table:display="true" table:show-details="true"/>
                <table:data-pilot-member table:name="Sønderjyder i krig" table:display="true" table:show-details="true"/>
                <table:data-pilot-member table:name="Sønderjyllands historie Bd.1" table:display="true" table:show-details="true"/>
                <table:data-pilot-member table:name="Sønderjyllands historie Bd.2" table:display="true" table:show-details="true"/>
                <table:data-pilot-member table:name="Sønderjysk kaffebord" table:display="true" table:show-details="true"/>
                <table:data-pilot-member table:name="St. Thomas-mysteriet" table:display="true" table:show-details="true"/>
                <table:data-pilot-member table:name="Stemmer fra Grønland" table:display="true" table:show-details="true"/>
                <table:data-pilot-member table:name="Store danske arkæologer" table:display="true" table:show-details="true"/>
                <table:data-pilot-member table:name="Store Nordiske Krig" table:display="true" table:show-details="true"/>
                <table:data-pilot-member table:name="Sundets røde nelliker" table:display="true" table:show-details="true"/>
                <table:data-pilot-member table:name="Svend, Bjørn og Pie" table:display="true" table:show-details="true"/>
                <table:data-pilot-member table:name="Sveriges cisterciencerklostre" table:display="true" table:show-details="true"/>
                <table:data-pilot-member table:name="Syngeklubben, Leipzigerne og andre mennesker fra DDR" table:display="true" table:show-details="true"/>
                <table:data-pilot-member table:name="Tenno: Japans kejserdømme i nutiden" table:display="true" table:show-details="true"/>
                <table:data-pilot-member table:name="The  archaeology of medieval Europe Eighth to twelfth centuries AD" table:display="true" table:show-details="true"/>
                <table:data-pilot-member table:name="The Hammerum Burial Site" table:display="true" table:show-details="true"/>
                <table:data-pilot-member table:name="Thor-kult i vikingetiden" table:display="true" table:show-details="true"/>
                <table:data-pilot-member table:name="Til hele rigets værn" table:display="true" table:show-details="true"/>
                <table:data-pilot-member table:name="Tingenes kulturhistorie" table:display="true" table:show-details="true"/>
                <table:data-pilot-member table:name="Tings tale" table:display="true" table:show-details="true"/>
                <table:data-pilot-member table:name="Tings Tale 02" table:display="true" table:show-details="true"/>
                <table:data-pilot-member table:name="Tings tale 03" table:display="true" table:show-details="true"/>
                <table:data-pilot-member table:name="Togtet" table:display="true" table:show-details="true"/>
                <table:data-pilot-member table:name="Tomis-A" table:display="true" table:show-details="true"/>
                <table:data-pilot-member table:name="Tommy og Tanne" table:display="true" table:show-details="true"/>
                <table:data-pilot-member table:name="Torvehuse" table:display="true" table:show-details="true"/>
                <table:data-pilot-member table:name="Tranbær Mosefund" table:display="true" table:show-details="true"/>
                <table:data-pilot-member table:name="Trap Danmark: Jammerbugt, Thisted, Brønderslev" table:display="true" table:show-details="true"/>
                <table:data-pilot-member table:name="Tvilum Kloster" table:display="true" table:show-details="true"/>
                <table:data-pilot-member table:name="Tybrind Vig" table:display="true" table:show-details="true"/>
                <table:data-pilot-member table:name="Tycho Brahe - opdagelsen af den nye stjerne" table:display="true" table:show-details="true"/>
                <table:data-pilot-member table:name="Ubådskrig i Kattegat" table:display="true" table:show-details="true"/>
                <table:data-pilot-member table:name="Uden mandat" table:display="true" table:show-details="true"/>
                <table:data-pilot-member table:name="Ulvetid" table:display="true" table:show-details="true"/>
                <table:data-pilot-member table:name="Uopklaret - Danmarkshistoriens største uopklarede kriminalsager" table:display="true" table:show-details="true"/>
                <table:data-pilot-member table:name="Værdikamp og folkeuro" table:display="true" table:show-details="true"/>
                <table:data-pilot-member table:name="Valdemar den Stores borg på Sprogø" table:display="true" table:show-details="true"/>
                <table:data-pilot-member table:name="Vasaerne" table:display="true" table:show-details="true"/>
                <table:data-pilot-member table:name="Verden er ny - Historier fra de brølende 20'ere" table:display="true" table:show-details="true"/>
                <table:data-pilot-member table:name="Verden i opbrud" table:display="true" table:show-details="true"/>
                <table:data-pilot-member table:name="Vester Egesborg" table:display="true" table:show-details="true"/>
                <table:data-pilot-member table:name="Vi har det så dejligt!" table:display="true" table:show-details="true"/>
                <table:data-pilot-member table:name="Vi tror vi kan måle alt" table:display="true" table:show-details="true"/>
                <table:data-pilot-member table:name="Vidnesbyrd" table:display="true" table:show-details="true"/>
                <table:data-pilot-member table:name="Viking" table:display="true" table:show-details="true"/>
                <table:data-pilot-member table:name="Vikinger - kort fortalt" table:display="true" table:show-details="true"/>
                <table:data-pilot-member table:name="Vikinger i vest" table:display="true" table:show-details="true"/>
                <table:data-pilot-member table:name="Vikingernes liv og færden" table:display="true" table:show-details="true"/>
                <table:data-pilot-member table:name="Vikingernes største slag" table:display="true" table:show-details="true"/>
                <table:data-pilot-member table:name="Vikingernes syn på militær og samfund" table:display="true" table:show-details="true"/>
                <table:data-pilot-member table:name="Vikingetid" table:display="true" table:show-details="true"/>
                <table:data-pilot-member table:name="Vikingetidens konger" table:display="true" table:show-details="true"/>
                <table:data-pilot-member table:name="Vor Frue Kloster" table:display="true" table:show-details="true"/>
                <table:data-pilot-member table:name="When architecture tells the story" table:display="true" table:show-details="true"/>
                <table:data-pilot-member table:name="When Arctic Adventures Meet,..." table:display="true" table:show-details="true"/>
                <table:data-pilot-member table:name="Woven into the Earth"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productlinks-href" table:orientation="row" table:used-hierarchy="0" table:function="auto">
            <table:data-pilot-level table:show-empty="false">
              <table:data-pilot-members>
                <table:data-pilot-member table:name="" table:display="true" table:show-details="true"/>
                <table:data-pilot-member table:name="https://www.skalk.dk/webshoppen/produkter/imports/9780955077303-one-thousand-days-with-sirius/" table:display="true" table:show-details="true"/>
                <table:data-pilot-member table:name="https://www.skalk.dk/webshoppen/produkter/imports/9788702043884-breve-fra-anders/" table:display="true" table:show-details="true"/>
                <table:data-pilot-member table:name="https://www.skalk.dk/webshoppen/produkter/imports/9788702047943-gyldendals-religionshistorie/" table:display="true" table:show-details="true"/>
                <table:data-pilot-member table:name="https://www.skalk.dk/webshoppen/produkter/imports/9788702048810-en-europaeisk-danmarkshistorie/" table:display="true" table:show-details="true"/>
                <table:data-pilot-member table:name="https://www.skalk.dk/webshoppen/produkter/imports/9788702055337-poul-henningsen-dengang-og-nu-en-debatbog/" table:display="true" table:show-details="true"/>
                <table:data-pilot-member table:name="https://www.skalk.dk/webshoppen/produkter/imports/9788702067903-lillys-danmarkshistorie/" table:display="true" table:show-details="true"/>
                <table:data-pilot-member table:name="https://www.skalk.dk/webshoppen/produkter/imports/9788702075731-maersk-mc-kinney-moeller/" table:display="true" table:show-details="true"/>
                <table:data-pilot-member table:name="https://www.skalk.dk/webshoppen/produkter/imports/9788702078817-konfrontationskurs/" table:display="true" table:show-details="true"/>
                <table:data-pilot-member table:name="https://www.skalk.dk/webshoppen/produkter/imports/9788702081350-hoejesteret-350-aar/" table:display="true" table:show-details="true"/>
                <table:data-pilot-member table:name="https://www.skalk.dk/webshoppen/produkter/imports/9788702082302-tomis-a/" table:display="true" table:show-details="true"/>
                <table:data-pilot-member table:name="https://www.skalk.dk/webshoppen/produkter/imports/9788702083804-fortidens-slagmarker/" table:display="true" table:show-details="true"/>
                <table:data-pilot-member table:name="https://www.skalk.dk/webshoppen/produkter/imports/9788702101638-danmarks-historie/" table:display="true" table:show-details="true"/>
                <table:data-pilot-member table:name="https://www.skalk.dk/webshoppen/produkter/imports/9788702108323-hamlet-s-castle-and-shakespeare-s-elsinore/" table:display="true" table:show-details="true"/>
                <table:data-pilot-member table:name="https://www.skalk.dk/webshoppen/produkter/imports/9788702115598-bornholm-besat/" table:display="true" table:show-details="true"/>
                <table:data-pilot-member table:name="https://www.skalk.dk/webshoppen/produkter/imports/9788702120547-1864-i-billeder/" table:display="true" table:show-details="true"/>
                <table:data-pilot-member table:name="https://www.skalk.dk/webshoppen/produkter/imports/9788702124378-amalienborg-dansk-udgave/" table:display="true" table:show-details="true"/>
                <table:data-pilot-member table:name="https://www.skalk.dk/webshoppen/produkter/imports/9788702140675-det-kreative-samfund/" table:display="true" table:show-details="true"/>
                <table:data-pilot-member table:name="https://www.skalk.dk/webshoppen/produkter/imports/9788702152210-der-kommer-tog/" table:display="true" table:show-details="true"/>
                <table:data-pilot-member table:name="https://www.skalk.dk/webshoppen/produkter/imports/9788702159578-grever-baroner-og-husmaend/" table:display="true" table:show-details="true"/>
                <table:data-pilot-member table:name="https://www.skalk.dk/webshoppen/produkter/imports/9788702161991-gamle-koebenhavn/" table:display="true" table:show-details="true"/>
                <table:data-pilot-member table:name="https://www.skalk.dk/webshoppen/produkter/imports/9788702172928-karen-blixen-i-billeder/" table:display="true" table:show-details="true"/>
                <table:data-pilot-member table:name="https://www.skalk.dk/webshoppen/produkter/imports/9788702176025-herluf-trolle/" table:display="true" table:show-details="true"/>
                <table:data-pilot-member table:name="https://www.skalk.dk/webshoppen/produkter/imports/9788702179101-tommy-og-tanne/" table:display="true" table:show-details="true"/>
                <table:data-pilot-member table:name="https://www.skalk.dk/webshoppen/produkter/imports/9788702199871-karen-blixens-blomster/" table:display="true" table:show-details="true"/>
                <table:data-pilot-member table:name="https://www.skalk.dk/webshoppen/produkter/imports/9788702210729-1864-dommedag-als/" table:display="true" table:show-details="true"/>
                <table:data-pilot-member table:name="https://www.skalk.dk/webshoppen/produkter/imports/9788702216684-viking/" table:display="true" table:show-details="true"/>
                <table:data-pilot-member table:name="https://www.skalk.dk/webshoppen/produkter/imports/9788702220353-den-folkekaere-stalinist/" table:display="true" table:show-details="true"/>
                <table:data-pilot-member table:name="https://www.skalk.dk/webshoppen/produkter/imports/9788702227192-mennesket-har-altid-vandret/" table:display="true" table:show-details="true"/>
                <table:data-pilot-member table:name="https://www.skalk.dk/webshoppen/produkter/imports/9788702234312-opera-i-guldalderens-koebenhavn/" table:display="true" table:show-details="true"/>
                <table:data-pilot-member table:name="https://www.skalk.dk/webshoppen/produkter/imports/9788702241785-soelv-blod-og-kongemagt/" table:display="true" table:show-details="true"/>
                <table:data-pilot-member table:name="https://www.skalk.dk/webshoppen/produkter/imports/9788702249934-jelling/" table:display="true" table:show-details="true"/>
                <table:data-pilot-member table:name="https://www.skalk.dk/webshoppen/produkter/imports/9788702250602-de-uoenskede/" table:display="true" table:show-details="true"/>
                <table:data-pilot-member table:name="https://www.skalk.dk/webshoppen/produkter/imports/9788702257274-fredy/" table:display="true" table:show-details="true"/>
                <table:data-pilot-member table:name="https://www.skalk.dk/webshoppen/produkter/imports/9788702278545-folkets-tid/" table:display="true" table:show-details="true"/>
                <table:data-pilot-member table:name="https://www.skalk.dk/webshoppen/produkter/imports/9788702281644-det-vidste-du-heller-ikke-om-danmark/" table:display="true" table:show-details="true"/>
                <table:data-pilot-member table:name="https://www.skalk.dk/webshoppen/produkter/imports/9788702284843-soenderjyder-i-krig/" table:display="true" table:show-details="true"/>
                <table:data-pilot-member table:name="https://www.skalk.dk/webshoppen/produkter/imports/9788702288506-uden-mandat/" table:display="true" table:show-details="true"/>
                <table:data-pilot-member table:name="https://www.skalk.dk/webshoppen/produkter/imports/9788702290639-christoffer-columbus/" table:display="true" table:show-details="true"/>
                <table:data-pilot-member table:name="https://www.skalk.dk/webshoppen/produkter/imports/9788702294576-fra-befrielse-til-forpligtelse/" table:display="true" table:show-details="true"/>
                <table:data-pilot-member table:name="https://www.skalk.dk/webshoppen/produkter/imports/9788702303667-kongehuset-under-besaettelsen/" table:display="true" table:show-details="true"/>
                <table:data-pilot-member table:name="https://www.skalk.dk/webshoppen/produkter/imports/9788711333617-den-spanske-borgerkrig-1936-1939/" table:display="true" table:show-details="true"/>
                <table:data-pilot-member table:name="https://www.skalk.dk/webshoppen/produkter/imports/9788711358023-anne-franks-dagbog/" table:display="true" table:show-details="true"/>
                <table:data-pilot-member table:name="https://www.skalk.dk/webshoppen/produkter/imports/9788711481196-bedraget-sagen-om-nordisk-fjer/" table:display="true" table:show-details="true"/>
                <table:data-pilot-member table:name="https://www.skalk.dk/webshoppen/produkter/imports/9788711543535-forladt/" table:display="true" table:show-details="true"/>
                <table:data-pilot-member table:name="https://www.skalk.dk/webshoppen/produkter/imports/9788711564004-uopklaret-danmarkshistoriens-stoerste-uopklarede-kriminalsager/" table:display="true" table:show-details="true"/>
                <table:data-pilot-member table:name="https://www.skalk.dk/webshoppen/produkter/imports/9788711565216-danmarks-oldtid-i-landskabet/" table:display="true" table:show-details="true"/>
                <table:data-pilot-member table:name="https://www.skalk.dk/webshoppen/produkter/imports/9788711567845-one-dollar-man/" table:display="true" table:show-details="true"/>
                <table:data-pilot-member table:name="https://www.skalk.dk/webshoppen/produkter/imports/9788711568347-sapiens-en-kort-historie-om-menneskeheden/" table:display="true" table:show-details="true"/>
                <table:data-pilot-member table:name="https://www.skalk.dk/webshoppen/produkter/imports/9788711569474-kvindernes-krig/" table:display="true" table:show-details="true"/>
                <table:data-pilot-member table:name="https://www.skalk.dk/webshoppen/produkter/imports/9788711690376-faeroeerne-en-moderne-nation-foedes/" table:display="true" table:show-details="true"/>
                <table:data-pilot-member table:name="https://www.skalk.dk/webshoppen/produkter/imports/9788711696521-arnhem-slaget-om-broerne-1944/" table:display="true" table:show-details="true"/>
                <table:data-pilot-member table:name="https://www.skalk.dk/webshoppen/produkter/imports/9788711699089-danmarks-titanic/" table:display="true" table:show-details="true"/>
                <table:data-pilot-member table:name="https://www.skalk.dk/webshoppen/produkter/imports/9788711890356-dansk-vestindien-historien-og-oeerne/" table:display="true" table:show-details="true"/>
                <table:data-pilot-member table:name="https://www.skalk.dk/webshoppen/produkter/imports/9788711904312-100-historier-fra-frederiksberg/" table:display="true" table:show-details="true"/>
                <table:data-pilot-member table:name="https://www.skalk.dk/webshoppen/produkter/imports/9788711906682-genforeningen-1920/" table:display="true" table:show-details="true"/>
                <table:data-pilot-member table:name="https://www.skalk.dk/webshoppen/produkter/imports/9788711915899-den-yderste-graense/" table:display="true" table:show-details="true"/>
                <table:data-pilot-member table:name="https://www.skalk.dk/webshoppen/produkter/imports/9788711917046-dronning-margrethe/" table:display="true" table:show-details="true"/>
                <table:data-pilot-member table:name="https://www.skalk.dk/webshoppen/produkter/imports/9788711946404-arbejderkvinder-og-kvindearbejde-i-koebenhavn-ca-1870-1906/" table:display="true" table:show-details="true"/>
                <table:data-pilot-member table:name="https://www.skalk.dk/webshoppen/produkter/imports/9788711983492-rejsen-til-amerika/" table:display="true" table:show-details="true"/>
                <table:data-pilot-member table:name="https://www.skalk.dk/webshoppen/produkter/imports/9788711984406-sapiens-menneskehedens-foedsel/" table:display="true" table:show-details="true"/>
                <table:data-pilot-member table:name="https://www.skalk.dk/webshoppen/produkter/imports/9788711984796-istiden-i-det-danske-landskab/" table:display="true" table:show-details="true"/>
                <table:data-pilot-member table:name="https://www.skalk.dk/webshoppen/produkter/imports/9788711984819-anne-franks-dagbog/" table:display="true" table:show-details="true"/>
                <table:data-pilot-member table:name="https://www.skalk.dk/webshoppen/produkter/imports/9788712049555-danmark-og-kolonierne-groenland/" table:display="true" table:show-details="true"/>
                <table:data-pilot-member table:name="https://www.skalk.dk/webshoppen/produkter/imports/9788712049562-danmark-og-kolonierne-vestindien/" table:display="true" table:show-details="true"/>
                <table:data-pilot-member table:name="https://www.skalk.dk/webshoppen/produkter/imports/9788712056690-danmark-set-gennem-et-cykelhjul/" table:display="true" table:show-details="true"/>
                <table:data-pilot-member table:name="https://www.skalk.dk/webshoppen/produkter/imports/9788712057444-holmens-kirke/" table:display="true" table:show-details="true"/>
                <table:data-pilot-member table:name="https://www.skalk.dk/webshoppen/produkter/imports/9788712057451-christianshavnerliv/" table:display="true" table:show-details="true"/>
                <table:data-pilot-member table:name="https://www.skalk.dk/webshoppen/produkter/imports/9788712057505-when-architecture-tells-the-story/" table:display="true" table:show-details="true"/>
                <table:data-pilot-member table:name="https://www.skalk.dk/webshoppen/produkter/imports/9788712058236-soefartshistorier/" table:display="true" table:show-details="true"/>
                <table:data-pilot-member table:name="https://www.skalk.dk/webshoppen/produkter/imports/9788712058304-da-danskerne-ville-omvende-verden/" table:display="true" table:show-details="true"/>
                <table:data-pilot-member table:name="https://www.skalk.dk/webshoppen/produkter/imports/9788712058403-opfindelsen-af-naturen/" table:display="true" table:show-details="true"/>
                <table:data-pilot-member table:name="https://www.skalk.dk/webshoppen/produkter/imports/9788712058588-kinafarerne/" table:display="true" table:show-details="true"/>
                <table:data-pilot-member table:name="https://www.skalk.dk/webshoppen/produkter/imports/9788712058717-gotikkens-kalkmalerier/" table:display="true" table:show-details="true"/>
                <table:data-pilot-member table:name="https://www.skalk.dk/webshoppen/produkter/imports/9788712059066-skilleveje/" table:display="true" table:show-details="true"/>
                <table:data-pilot-member table:name="https://www.skalk.dk/webshoppen/produkter/imports/9788712059790-amalfitavlen/" table:display="true" table:show-details="true"/>
                <table:data-pilot-member table:name="https://www.skalk.dk/webshoppen/produkter/imports/9788712060628-danmark-som-soefartsnation/" table:display="true" table:show-details="true"/>
                <table:data-pilot-member table:name="https://www.skalk.dk/webshoppen/produkter/imports/9788712060642-poul-og-kaerligheden/" table:display="true" table:show-details="true"/>
                <table:data-pilot-member table:name="https://www.skalk.dk/webshoppen/produkter/imports/9788712064794-pligt-og-omsorg/" table:display="true" table:show-details="true"/>
                <table:data-pilot-member table:name="https://www.skalk.dk/webshoppen/produkter/imports/9788712064930-antikken-omkring-os/" table:display="true" table:show-details="true"/>
                <table:data-pilot-member table:name="https://www.skalk.dk/webshoppen/produkter/imports/9788712064954-finkultur-og-mangfoldighed/" table:display="true" table:show-details="true"/>
                <table:data-pilot-member table:name="https://www.skalk.dk/webshoppen/produkter/imports/9788740001471-store-nordiske-krig/" table:display="true" table:show-details="true"/>
                <table:data-pilot-member table:name="https://www.skalk.dk/webshoppen/produkter/imports/9788740036763-hvor-solen-graeder/" table:display="true" table:show-details="true"/>
                <table:data-pilot-member table:name="https://www.skalk.dk/webshoppen/produkter/imports/9788740037319-de-sidste-fiskere/" table:display="true" table:show-details="true"/>
                <table:data-pilot-member table:name="https://www.skalk.dk/webshoppen/produkter/imports/9788740055009-engle-doer-aldrig-hells-angels-i-danmark-1957-1997/" table:display="true" table:show-details="true"/>
                <table:data-pilot-member table:name="https://www.skalk.dk/webshoppen/produkter/imports/9788740055252-det-ensomme-hjerte/" table:display="true" table:show-details="true"/>
                <table:data-pilot-member table:name="https://www.skalk.dk/webshoppen/produkter/imports/9788740059397-lusepustere-og-slingrefise/" table:display="true" table:show-details="true"/>
                <table:data-pilot-member table:name="https://www.skalk.dk/webshoppen/produkter/imports/9788740062465-landsmaend/" table:display="true" table:show-details="true"/>
                <table:data-pilot-member table:name="https://www.skalk.dk/webshoppen/produkter/imports/9788740610727-gudenaaen/" table:display="true" table:show-details="true"/>
                <table:data-pilot-member table:name="https://www.skalk.dk/webshoppen/produkter/imports/9788740613551-vikingernes-liv-og-faerden/" table:display="true" table:show-details="true"/>
                <table:data-pilot-member table:name="https://www.skalk.dk/webshoppen/produkter/imports/9788740617825-vasaerne/" table:display="true" table:show-details="true"/>
                <table:data-pilot-member table:name="https://www.skalk.dk/webshoppen/produkter/imports/9788740618211-aarhus-i-aartier-60erne/" table:display="true" table:show-details="true"/>
                <table:data-pilot-member table:name="https://www.skalk.dk/webshoppen/produkter/imports/9788740618228-aarhus-i-aartier-1970erne/" table:display="true" table:show-details="true"/>
                <table:data-pilot-member table:name="https://www.skalk.dk/webshoppen/produkter/imports/9788740618235-aarhus-i-aartier-1980erne/" table:display="true" table:show-details="true"/>
                <table:data-pilot-member table:name="https://www.skalk.dk/webshoppen/produkter/imports/9788740620597-blod-og-jord/" table:display="true" table:show-details="true"/>
                <table:data-pilot-member table:name="https://www.skalk.dk/webshoppen/produkter/imports/9788740620610-horsens-i-aartier-1950erne/" table:display="true" table:show-details="true"/>
                <table:data-pilot-member table:name="https://www.skalk.dk/webshoppen/produkter/imports/9788740622041-skudt-ned/" table:display="true" table:show-details="true"/>
                <table:data-pilot-member table:name="https://www.skalk.dk/webshoppen/produkter/imports/9788740650754-vikinger-kort-fortalt/" table:display="true" table:show-details="true"/>
                <table:data-pilot-member table:name="https://www.skalk.dk/webshoppen/produkter/imports/9788740650884-doeden-ved-yangtze-floden/" table:display="true" table:show-details="true"/>
                <table:data-pilot-member table:name="https://www.skalk.dk/webshoppen/produkter/imports/9788740650921-mein-lieber-kristian/" table:display="true" table:show-details="true"/>
                <table:data-pilot-member table:name="https://www.skalk.dk/webshoppen/produkter/imports/9788740652376-haervejen/" table:display="true" table:show-details="true"/>
                <table:data-pilot-member table:name="https://www.skalk.dk/webshoppen/produkter/imports/9788740652468-aarhusianske-gadenavne-historien-om-760-gade-og-vejnavne-i-aarhus-kommune/" table:display="true" table:show-details="true"/>
                <table:data-pilot-member table:name="https://www.skalk.dk/webshoppen/produkter/imports/9788740652581-for-danmarks-frihed/" table:display="true" table:show-details="true"/>
                <table:data-pilot-member table:name="https://www.skalk.dk/webshoppen/produkter/imports/9788740653588-vi-har-det-saa-dejligt/" table:display="true" table:show-details="true"/>
                <table:data-pilot-member table:name="https://www.skalk.dk/webshoppen/produkter/imports/9788740654189-bornholm-med-ertholmene/" table:display="true" table:show-details="true"/>
                <table:data-pilot-member table:name="https://www.skalk.dk/webshoppen/produkter/imports/9788740654585-rudi-og-jeg/" table:display="true" table:show-details="true"/>
                <table:data-pilot-member table:name="https://www.skalk.dk/webshoppen/produkter/imports/9788740654738-bidrag-til-danmarks-indvandringshistorie/" table:display="true" table:show-details="true"/>
                <table:data-pilot-member table:name="https://www.skalk.dk/webshoppen/produkter/imports/9788740654769-tenno-japans-kejserdoemme-i-nutiden/" table:display="true" table:show-details="true"/>
                <table:data-pilot-member table:name="https://www.skalk.dk/webshoppen/produkter/imports/9788740654967-verden-er-ny-historier-fra-de-broelende-20ere/" table:display="true" table:show-details="true"/>
                <table:data-pilot-member table:name="https://www.skalk.dk/webshoppen/produkter/imports/9788740655612-koebenhavn/" table:display="true" table:show-details="true"/>
                <table:data-pilot-member table:name="https://www.skalk.dk/webshoppen/produkter/imports/9788740657555-hitlers-doed/" table:display="true" table:show-details="true"/>
                <table:data-pilot-member table:name="https://www.skalk.dk/webshoppen/produkter/imports/9788740658514-magt-og-mennesker-i-danmarks-middelalder/" table:display="true" table:show-details="true"/>
                <table:data-pilot-member table:name="https://www.skalk.dk/webshoppen/produkter/imports/9788740658538-havets-herskere/" table:display="true" table:show-details="true"/>
                <table:data-pilot-member table:name="https://www.skalk.dk/webshoppen/produkter/imports/9788740658651-torvehuse/" table:display="true" table:show-details="true"/>
                <table:data-pilot-member table:name="https://www.skalk.dk/webshoppen/produkter/imports/9788740658927-syngeklubben-leipzigerne-og-andre-mennesker-fra-ddr/" table:display="true" table:show-details="true"/>
                <table:data-pilot-member table:name="https://www.skalk.dk/webshoppen/produkter/imports/9788740660302-de-eventyrlige-jorden-rundt-i-80-aar-med-eventyrernes-klub/" table:display="true" table:show-details="true"/>
                <table:data-pilot-member table:name="https://www.skalk.dk/webshoppen/produkter/imports/9788740661392-kongen-i-danmark/" table:display="true" table:show-details="true"/>
                <table:data-pilot-member table:name="https://www.skalk.dk/webshoppen/produkter/imports/9788740662030-ubaadskrig-i-kattegat/" table:display="true" table:show-details="true"/>
                <table:data-pilot-member table:name="https://www.skalk.dk/webshoppen/produkter/imports/9788740662191-et-danmark-i-splid-med-sig-selv/" table:display="true" table:show-details="true"/>
                <table:data-pilot-member table:name="https://www.skalk.dk/webshoppen/produkter/imports/9788740663402-nuup-kangerlua/" table:display="true" table:show-details="true"/>
                <table:data-pilot-member table:name="https://www.skalk.dk/webshoppen/produkter/imports/9788740665178-hverken-ubesindig-eller-frygtsom/" table:display="true" table:show-details="true"/>
                <table:data-pilot-member table:name="https://www.skalk.dk/webshoppen/produkter/imports/9788740665789-duellen/" table:display="true" table:show-details="true"/>
                <table:data-pilot-member table:name="https://www.skalk.dk/webshoppen/produkter/imports/9788740665833-verden-i-opbrud/" table:display="true" table:show-details="true"/>
                <table:data-pilot-member table:name="https://www.skalk.dk/webshoppen/produkter/imports/9788740666090-vikingernes-stoerste-slag/" table:display="true" table:show-details="true"/>
                <table:data-pilot-member table:name="https://www.skalk.dk/webshoppen/produkter/imports/9788740666175-doedens-store-billedbog/" table:display="true" table:show-details="true"/>
                <table:data-pilot-member table:name="https://www.skalk.dk/webshoppen/produkter/imports/9788740667042-christian-lll-s-krigsbog/" table:display="true" table:show-details="true"/>
                <table:data-pilot-member table:name="https://www.skalk.dk/webshoppen/produkter/imports/9788740667912-lyst-og-lidenskab-i-middelalderen/" table:display="true" table:show-details="true"/>
                <table:data-pilot-member table:name="https://www.skalk.dk/webshoppen/produkter/imports/9788740668018-vi-tror-vi-kan-maale-alt/" table:display="true" table:show-details="true"/>
                <table:data-pilot-member table:name="https://www.skalk.dk/webshoppen/produkter/imports/9788740668247-gerhard-von-kamptz-bornholms-sidste-tyske-kommandant/" table:display="true" table:show-details="true"/>
                <table:data-pilot-member table:name="https://www.skalk.dk/webshoppen/produkter/imports/9788740669145-sundets-roede-nelliker/" table:display="true" table:show-details="true"/>
                <table:data-pilot-member table:name="https://www.skalk.dk/webshoppen/produkter/imports/9788740669763-med-fornoeden-dristighed/" table:display="true" table:show-details="true"/>
                <table:data-pilot-member table:name="https://www.skalk.dk/webshoppen/produkter/imports/9788740670189-dragsholm-slot-i-danmarkshistorien/" table:display="true" table:show-details="true"/>
                <table:data-pilot-member table:name="https://www.skalk.dk/webshoppen/produkter/imports/9788740673494-svend-bjoern-og-pie/" table:display="true" table:show-details="true"/>
                <table:data-pilot-member table:name="https://www.skalk.dk/webshoppen/produkter/imports/9788740833386-kongens-klaeder-2/" table:display="true" table:show-details="true"/>
                <table:data-pilot-member table:name="https://www.skalk.dk/webshoppen/produkter/imports/9788750057680-karen-blixens-kogebog/" table:display="true" table:show-details="true"/>
                <table:data-pilot-member table:name="https://www.skalk.dk/webshoppen/produkter/imports/9788755912069-%C3%B8jenvidner-til-historien/" table:display="true" table:show-details="true"/>
                <table:data-pilot-member table:name="https://www.skalk.dk/webshoppen/produkter/imports/9788755912335-militaere-efterretninger/" table:display="true" table:show-details="true"/>
                <table:data-pilot-member table:name="https://www.skalk.dk/webshoppen/produkter/imports/9788755912656-karen-blixens-afrika/" table:display="true" table:show-details="true"/>
                <table:data-pilot-member table:name="https://www.skalk.dk/webshoppen/produkter/imports/9788757017021-scharnhorst/" table:display="true" table:show-details="true"/>
                <table:data-pilot-member table:name="https://www.skalk.dk/webshoppen/produkter/imports/9788763507813-danske-kongegrave-i-iii/" table:display="true" table:show-details="true"/>
                <table:data-pilot-member table:name="https://www.skalk.dk/webshoppen/produkter/imports/9788763531245-saxo-og-snorre/" table:display="true" table:show-details="true"/>
                <table:data-pilot-member table:name="https://www.skalk.dk/webshoppen/produkter/imports/9788763538916-danmark-og-faeroeerne/" table:display="true" table:show-details="true"/>
                <table:data-pilot-member table:name="https://www.skalk.dk/webshoppen/produkter/imports/9788763538954-demokratiets-historie-fra-oldtid-til-nutid/" table:display="true" table:show-details="true"/>
                <table:data-pilot-member table:name="https://www.skalk.dk/webshoppen/produkter/imports/9788763540735-thor-kult-i-vikingetiden/" table:display="true" table:show-details="true"/>
                <table:data-pilot-member table:name="https://www.skalk.dk/webshoppen/produkter/imports/9788763541442-herregaard-og-herskab/" table:display="true" table:show-details="true"/>
                <table:data-pilot-member table:name="https://www.skalk.dk/webshoppen/produkter/imports/9788763542234-mad-drikke-og-tobak-1835-80/" table:display="true" table:show-details="true"/>
                <table:data-pilot-member table:name="https://www.skalk.dk/webshoppen/produkter/imports/9788763546386-let-greece-and-rome-be-silent/" table:display="true" table:show-details="true"/>
                <table:data-pilot-member table:name="https://www.skalk.dk/webshoppen/produkter/imports/9788763546676-afrodite-i-den-tidlige-graeske-epik/" table:display="true" table:show-details="true"/>
                <table:data-pilot-member table:name="https://www.skalk.dk/webshoppen/produkter/imports/9788763546768-hieratic-texts-from-tebtunis/" table:display="true" table:show-details="true"/>
                <table:data-pilot-member table:name="https://www.skalk.dk/webshoppen/produkter/imports/9788763546843-dansk-editionshistorie-bd-1-4/" table:display="true" table:show-details="true"/>
                <table:data-pilot-member table:name="https://www.skalk.dk/webshoppen/produkter/imports/9788763863018-ulvetid/" table:display="true" table:show-details="true"/>
                <table:data-pilot-member table:name="https://www.skalk.dk/webshoppen/produkter/imports/9788770170123-det-kan-ikke-ske-i-danmark/" table:display="true" table:show-details="true"/>
                <table:data-pilot-member table:name="https://www.skalk.dk/webshoppen/produkter/imports/9788770170420-civilisationernes-verdenshistorie/" table:display="true" table:show-details="true"/>
                <table:data-pilot-member table:name="https://www.skalk.dk/webshoppen/produkter/imports/9788771143157-odense-fortaellinger/" table:display="true" table:show-details="true"/>
                <table:data-pilot-member table:name="https://www.skalk.dk/webshoppen/produkter/imports/9788771185850-dansk-vestindien/" table:display="true" table:show-details="true"/>
                <table:data-pilot-member table:name="https://www.skalk.dk/webshoppen/produkter/imports/9788771701739-kvindeeg-og-mindesten-i-jystrup/" table:display="true" table:show-details="true"/>
                <table:data-pilot-member table:name="https://www.skalk.dk/webshoppen/produkter/imports/9788771810080-trap-danmark-jammerbugt-thisted-broenderslev/" table:display="true" table:show-details="true"/>
                <table:data-pilot-member table:name="https://www.skalk.dk/webshoppen/produkter/imports/9788771843804-industri-paa-udstilling/" table:display="true" table:show-details="true"/>
                <table:data-pilot-member table:name="https://www.skalk.dk/webshoppen/produkter/imports/9788771845853-rigets-runer/" table:display="true" table:show-details="true"/>
                <table:data-pilot-member table:name="https://www.skalk.dk/webshoppen/produkter/imports/9788771846171-tings-tale/" table:display="true" table:show-details="true"/>
                <table:data-pilot-member table:name="https://www.skalk.dk/webshoppen/produkter/imports/9788771846218-vester-egesborg/" table:display="true" table:show-details="true"/>
                <table:data-pilot-member table:name="https://www.skalk.dk/webshoppen/produkter/imports/9788771847444-museologi-mellem-fagene/" table:display="true" table:show-details="true"/>
                <table:data-pilot-member table:name="https://www.skalk.dk/webshoppen/produkter/imports/9788771847512-store-danske-arkaeologer/" table:display="true" table:show-details="true"/>
                <table:data-pilot-member table:name="https://www.skalk.dk/webshoppen/produkter/imports/9788771848304-vikingetid/" table:display="true" table:show-details="true"/>
                <table:data-pilot-member table:name="https://www.skalk.dk/webshoppen/produkter/imports/9788771849776-tings-tale-02/" table:display="true" table:show-details="true"/>
                <table:data-pilot-member table:name="https://www.skalk.dk/webshoppen/produkter/imports/9788771902099-mordet-i-odense/" table:display="true" table:show-details="true"/>
                <table:data-pilot-member table:name="https://www.skalk.dk/webshoppen/produkter/imports/9788772162256-alverdens-vikinger/" table:display="true" table:show-details="true"/>
                <table:data-pilot-member table:name="https://www.skalk.dk/webshoppen/produkter/imports/9788772183008-med-morfar-ved-kulkysten/" table:display="true" table:show-details="true"/>
                <table:data-pilot-member table:name="https://www.skalk.dk/webshoppen/produkter/imports/9788772183657-min-mors-og-min-mormors-gode-gamle-opskrifter-fra-fanoe/" table:display="true" table:show-details="true"/>
                <table:data-pilot-member table:name="https://www.skalk.dk/webshoppen/produkter/imports/9788772189000-friluftsliv/" table:display="true" table:show-details="true"/>
                <table:data-pilot-member table:name="https://www.skalk.dk/webshoppen/produkter/imports/9788772190532-gefjon-4/" table:display="true" table:show-details="true"/>
                <table:data-pilot-member table:name="https://www.skalk.dk/webshoppen/produkter/imports/9788772192949-tings-tale-03/" table:display="true" table:show-details="true"/>
                <table:data-pilot-member table:name="https://www.skalk.dk/webshoppen/produkter/imports/9788772305806-egyptisk-mytologi/" table:display="true" table:show-details="true"/>
                <table:data-pilot-member table:name="https://www.skalk.dk/webshoppen/produkter/imports/9788772372143-roede-viking/" table:display="true" table:show-details="true"/>
                <table:data-pilot-member table:name="https://www.skalk.dk/webshoppen/produkter/imports/9788772374123-her-findes-et-minde/" table:display="true" table:show-details="true"/>
                <table:data-pilot-member table:name="https://www.skalk.dk/webshoppen/produkter/imports/9788772888057-drakenberg-og-mumien-i-%C3%A5rhus-domkirke/" table:display="true" table:show-details="true"/>
                <table:data-pilot-member table:name="https://www.skalk.dk/webshoppen/produkter/imports/9788772889351-woven-into-the-earth/" table:display="true" table:show-details="true"/>
                <table:data-pilot-member table:name="https://www.skalk.dk/webshoppen/produkter/imports/9788772893815-historie/" table:display="true" table:show-details="true"/>
                <table:data-pilot-member table:name="https://www.skalk.dk/webshoppen/produkter/imports/9788772897950-tingenes-kulturhistorie/" table:display="true" table:show-details="true"/>
                <table:data-pilot-member table:name="https://www.skalk.dk/webshoppen/produkter/imports/9788774061090-soenderjyllands-historie-bd1/" table:display="true" table:show-details="true"/>
                <table:data-pilot-member table:name="https://www.skalk.dk/webshoppen/produkter/imports/9788774061137-soenderjyllands-historie-bd2/" table:display="true" table:show-details="true"/>
                <table:data-pilot-member table:name="https://www.skalk.dk/webshoppen/produkter/imports/9788774061304-vaerdikamp-og-folkeuro/" table:display="true" table:show-details="true"/>
                <table:data-pilot-member table:name="https://www.skalk.dk/webshoppen/produkter/imports/9788774061342-en-soenderjysk-roemningsmand-i-groenland/" table:display="true" table:show-details="true"/>
                <table:data-pilot-member table:name="https://www.skalk.dk/webshoppen/produkter/imports/9788774061397-genforeningens-arkitekt-hp-hanssen-1914-1936/" table:display="true" table:show-details="true"/>
                <table:data-pilot-member table:name="https://www.skalk.dk/webshoppen/produkter/imports/9788774061434-diplomat-i-graenselandet/" table:display="true" table:show-details="true"/>
                <table:data-pilot-member table:name="https://www.skalk.dk/webshoppen/produkter/imports/9788774574477-grundtvig-som-politiker/" table:display="true" table:show-details="true"/>
                <table:data-pilot-member table:name="https://www.skalk.dk/webshoppen/produkter/imports/9788774673705-da-vikingerne-moedte-korset/" table:display="true" table:show-details="true"/>
                <table:data-pilot-member table:name="https://www.skalk.dk/webshoppen/produkter/imports/9788774674405-nfs-grundtvig/" table:display="true" table:show-details="true"/>
                <table:data-pilot-member table:name="https://www.skalk.dk/webshoppen/produkter/imports/9788774674733-jerntaeppet/" table:display="true" table:show-details="true"/>
                <table:data-pilot-member table:name="https://www.skalk.dk/webshoppen/produkter/imports/9788774674849-stemmer-fra-groenland/" table:display="true" table:show-details="true"/>
                <table:data-pilot-member table:name="https://www.skalk.dk/webshoppen/produkter/imports/9788778423931-paa-flugt-fra-foereren/" table:display="true" table:show-details="true"/>
                <table:data-pilot-member table:name="https://www.skalk.dk/webshoppen/produkter/imports/9788778671035-europa-1800-2000/" table:display="true" table:show-details="true"/>
                <table:data-pilot-member table:name="https://www.skalk.dk/webshoppen/produkter/imports/9788778878526-cf-hansen-i-danmark-og-tyskland/" table:display="true" table:show-details="true"/>
                <table:data-pilot-member table:name="https://www.skalk.dk/webshoppen/produkter/imports/9788778879301-danmarks-konger-og-regenter/" table:display="true" table:show-details="true"/>
                <table:data-pilot-member table:name="https://www.skalk.dk/webshoppen/produkter/imports/9788779341586-feud-in-medieval-and-early-modern-europe/" table:display="true" table:show-details="true"/>
                <table:data-pilot-member table:name="https://www.skalk.dk/webshoppen/produkter/imports/9788779342163-konge-kirke-og-samfund/" table:display="true" table:show-details="true"/>
                <table:data-pilot-member table:name="https://www.skalk.dk/webshoppen/produkter/imports/9788779342248-historiske-optegnelser/" table:display="true" table:show-details="true"/>
                <table:data-pilot-member table:name="https://www.skalk.dk/webshoppen/produkter/imports/9788779342590-kaupang-in-skiringssal/" table:display="true" table:show-details="true"/>
                <table:data-pilot-member table:name="https://www.skalk.dk/webshoppen/produkter/imports/9788779342644-northbound/" table:display="true" table:show-details="true"/>
                <table:data-pilot-member table:name="https://www.skalk.dk/webshoppen/produkter/imports/9788779342880-the-archaeology-of-medieval-europe-eighth-to-twelfth-centuries-ad/" table:display="true" table:show-details="true"/>
                <table:data-pilot-member table:name="https://www.skalk.dk/webshoppen/produkter/imports/9788779342903-the-archaeology-of-medieval-europe-eighth-to-twelfth-centuries-ad/" table:display="true" table:show-details="true"/>
                <table:data-pilot-member table:name="https://www.skalk.dk/webshoppen/produkter/imports/9788779342958-romerrigets-historie/" table:display="true" table:show-details="true"/>
                <table:data-pilot-member table:name="https://www.skalk.dk/webshoppen/produkter/imports/9788779342972-nordbomoenstre/" table:display="true" table:show-details="true"/>
                <table:data-pilot-member table:name="https://www.skalk.dk/webshoppen/produkter/imports/9788779343085-means-of-exchange/" table:display="true" table:show-details="true"/>
                <table:data-pilot-member table:name="https://www.skalk.dk/webshoppen/produkter/imports/9788779343122-moentbrug/" table:display="true" table:show-details="true"/>
                <table:data-pilot-member table:name="https://www.skalk.dk/webshoppen/produkter/imports/9788779343221-datering-af-fortiden/" table:display="true" table:show-details="true"/>
                <table:data-pilot-member table:name="https://www.skalk.dk/webshoppen/produkter/imports/9788779343252-oplysningens-verden/" table:display="true" table:show-details="true"/>
                <table:data-pilot-member table:name="https://www.skalk.dk/webshoppen/produkter/imports/9788779343306-kildekritisk-tekstsamling/" table:display="true" table:show-details="true"/>
                <table:data-pilot-member table:name="https://www.skalk.dk/webshoppen/produkter/imports/9788779343634-vidnesbyrd/" table:display="true" table:show-details="true"/>
                <table:data-pilot-member table:name="https://www.skalk.dk/webshoppen/produkter/imports/9788779344044-bonde-stat-og-hjem/" table:display="true" table:show-details="true"/>
                <table:data-pilot-member table:name="https://www.skalk.dk/webshoppen/produkter/imports/9788779344150-danske-middelalderborge/" table:display="true" table:show-details="true"/>
                <table:data-pilot-member table:name="https://www.skalk.dk/webshoppen/produkter/imports/9788779344976-vikingernes-syn-paa-militaer-og-samfund/" table:display="true" table:show-details="true"/>
                <table:data-pilot-member table:name="https://www.skalk.dk/webshoppen/produkter/imports/9788785160683-nissens-historie/" table:display="true" table:show-details="true"/>
                <table:data-pilot-member table:name="https://www.skalk.dk/webshoppen/produkter/imports/9788785160768-sjaellandske-kroenike/" table:display="true" table:show-details="true"/>
                <table:data-pilot-member table:name="https://www.skalk.dk/webshoppen/produkter/imports/9788785160836-nestors-kroenike-beretningen-om-de-svundne-aar/" table:display="true" table:show-details="true"/>
                <table:data-pilot-member table:name="https://www.skalk.dk/webshoppen/produkter/imports/9788785160942-solis-billedbibel/" table:display="true" table:show-details="true"/>
                <table:data-pilot-member table:name="https://www.skalk.dk/webshoppen/produkter/imports/9788785160997-ryd-klosters-aarbog-i-kulturhistorisk-belysning/" table:display="true" table:show-details="true"/>
                <table:data-pilot-member table:name="https://www.skalk.dk/webshoppen/produkter/imports/9788788415292-grauballe-man/" table:display="true" table:show-details="true"/>
                <table:data-pilot-member table:name="https://www.skalk.dk/webshoppen/produkter/imports/9788788415438-tranbaer-mosefund/" table:display="true" table:show-details="true"/>
                <table:data-pilot-member table:name="https://www.skalk.dk/webshoppen/produkter/imports/9788788415612-vikinger-i-vest/" table:display="true" table:show-details="true"/>
                <table:data-pilot-member table:name="https://www.skalk.dk/webshoppen/produkter/imports/9788788415766-kongens-borge/" table:display="true" table:show-details="true"/>
                <table:data-pilot-member table:name="https://www.skalk.dk/webshoppen/produkter/imports/9788788415780-tybrind-vig/" table:display="true" table:show-details="true"/>
                <table:data-pilot-member table:name="https://www.skalk.dk/webshoppen/produkter/imports/9788788415865-aggersborg-i-vikingetiden/" table:display="true" table:show-details="true"/>
                <table:data-pilot-member table:name="https://www.skalk.dk/webshoppen/produkter/imports/9788789466071-slaegtsforskning-i-laegdsruller-soeruller-og-i-haerens-og-soevaernets-arkiver/" table:display="true" table:show-details="true"/>
                <table:data-pilot-member table:name="https://www.skalk.dk/webshoppen/produkter/imports/9788789466927-kampen-om-norge-1788-1814/" table:display="true" table:show-details="true"/>
                <table:data-pilot-member table:name="https://www.skalk.dk/webshoppen/produkter/imports/9788789531007-line-og-faetter-lukas-paa-opdagelsesrejse/" table:display="true" table:show-details="true"/>
                <table:data-pilot-member table:name="https://www.skalk.dk/webshoppen/produkter/imports/9788789531038-en-liden-bog-om-allehaande-sygdomme/" table:display="true" table:show-details="true"/>
                <table:data-pilot-member table:name="https://www.skalk.dk/webshoppen/produkter/imports/9788789531045-braet-og-brik/" table:display="true" table:show-details="true"/>
                <table:data-pilot-member table:name="https://www.skalk.dk/webshoppen/produkter/imports/9788789531052-roskildekroeniken/" table:display="true" table:show-details="true"/>
                <table:data-pilot-member table:name="https://www.skalk.dk/webshoppen/produkter/imports/9788789531076-kogebog-paa-vers/" table:display="true" table:show-details="true"/>
                <table:data-pilot-member table:name="https://www.skalk.dk/webshoppen/produkter/imports/9788789531083-da-spaniolerne-kom/" table:display="true" table:show-details="true"/>
                <table:data-pilot-member table:name="https://www.skalk.dk/webshoppen/produkter/imports/9788789531090-koge-bog-indeholdendis-et-hundrede-fornoedene-stycker-som-ere-om-brygning-bagning-kogen-brendevijn-oc-mioed-at-berede-sa/" table:display="true" table:show-details="true"/>
                <table:data-pilot-member table:name="https://www.skalk.dk/webshoppen/produkter/imports/9788789531120-boernespejlet/" table:display="true" table:show-details="true"/>
                <table:data-pilot-member table:name="https://www.skalk.dk/webshoppen/produkter/imports/9788789531137-skalks-tidstavle/" table:display="true" table:show-details="true"/>
                <table:data-pilot-member table:name="https://www.skalk.dk/webshoppen/produkter/imports/9788789531144-jyske-kroenike/" table:display="true" table:show-details="true"/>
                <table:data-pilot-member table:name="https://www.skalk.dk/webshoppen/produkter/imports/9788789531151-til-hele-rigets-vaern/" table:display="true" table:show-details="true"/>
                <table:data-pilot-member table:name="https://www.skalk.dk/webshoppen/produkter/imports/9788789531281-herr-stankelbeens-maerkvaerdige-reiser-og-selsomme-eventyr-til-lands-og-vands/" table:display="true" table:show-details="true"/>
                <table:data-pilot-member table:name="https://www.skalk.dk/webshoppen/produkter/imports/9788789531335-valdemar-den-stores-borg-paa-sprogoe/" table:display="true" table:show-details="true"/>
                <table:data-pilot-member table:name="https://www.skalk.dk/webshoppen/produkter/imports/9788789531342-droemte-mig-en-droem/" table:display="true" table:show-details="true"/>
                <table:data-pilot-member table:name="https://www.skalk.dk/webshoppen/produkter/imports/9788789531359-jelling-sommeren-1861/" table:display="true" table:show-details="true"/>
                <table:data-pilot-member table:name="https://www.skalk.dk/webshoppen/produkter/imports/9788789531373-boller-slot-i-650-aar/" table:display="true" table:show-details="true"/>
                <table:data-pilot-member table:name="https://www.skalk.dk/webshoppen/produkter/imports/9788789531397-%C3%B8l-i-oldtiden/" table:display="true" table:show-details="true"/>
                <table:data-pilot-member table:name="https://www.skalk.dk/webshoppen/produkter/imports/9788789531434-oldtidshjulet/" table:display="true" table:show-details="true"/>
                <table:data-pilot-member table:name="https://www.skalk.dk/webshoppen/produkter/imports/9788789531441-kongehjulet/" table:display="true" table:show-details="true"/>
                <table:data-pilot-member table:name="https://www.skalk.dk/webshoppen/produkter/imports/9788789531465-historiehjulet/" table:display="true" table:show-details="true"/>
                <table:data-pilot-member table:name="https://www.skalk.dk/webshoppen/produkter/imports/9788789531472-den-danske-tehistorie/" table:display="true" table:show-details="true"/>
                <table:data-pilot-member table:name="https://www.skalk.dk/webshoppen/produkter/imports/9788789531489-den-danske-kaffehistorie/" table:display="true" table:show-details="true"/>
                <table:data-pilot-member table:name="https://www.skalk.dk/webshoppen/produkter/imports/9788789531496-den-danske-chokoladehistorie/" table:display="true" table:show-details="true"/>
                <table:data-pilot-member table:name="https://www.skalk.dk/webshoppen/produkter/imports/9788789531519-germania/" table:display="true" table:show-details="true"/>
                <table:data-pilot-member table:name="https://www.skalk.dk/webshoppen/produkter/imports/9788789531526-mit-levned/" table:display="true" table:show-details="true"/>
                <table:data-pilot-member table:name="https://www.skalk.dk/webshoppen/produkter/imports/9788789531533-den-danske-vinhistorie/" table:display="true" table:show-details="true"/>
                <table:data-pilot-member table:name="https://www.skalk.dk/webshoppen/produkter/imports/9788789531540-nefatavl/" table:display="true" table:show-details="true"/>
                <table:data-pilot-member table:name="https://www.skalk.dk/webshoppen/produkter/imports/9788789531557-skalks-tidstavle-a4-klassesaet-med-30-stk/" table:display="true" table:show-details="true"/>
                <table:data-pilot-member table:name="https://www.skalk.dk/webshoppen/produkter/imports/9788791011016-koebenhavns-bombardement-1807/" table:display="true" table:show-details="true"/>
                <table:data-pilot-member table:name="https://www.skalk.dk/webshoppen/produkter/imports/9788791834301-den-russiske-revolution-og-borgerkrig/" table:display="true" table:show-details="true"/>
                <table:data-pilot-member table:name="https://www.skalk.dk/webshoppen/produkter/imports/9788792000781-farvel-og-tak/" table:display="true" table:show-details="true"/>
                <table:data-pilot-member table:name="https://www.skalk.dk/webshoppen/produkter/imports/9788792173065-ddrs-historie/" table:display="true" table:show-details="true"/>
                <table:data-pilot-member table:name="https://www.skalk.dk/webshoppen/produkter/imports/9788792467218-vikingetidens-konger/" table:display="true" table:show-details="true"/>
                <table:data-pilot-member table:name="https://www.skalk.dk/webshoppen/produkter/imports/9788792571328-jelling-husene-og-deres-mennesker-1860-1960/" table:display="true" table:show-details="true"/>
                <table:data-pilot-member table:name="https://www.skalk.dk/webshoppen/produkter/imports/9788792596185-togtet/" table:display="true" table:show-details="true"/>
                <table:data-pilot-member table:name="https://www.skalk.dk/webshoppen/produkter/imports/9788792625939-inddaemningen-ved-odense-fjord/" table:display="true" table:show-details="true"/>
                <table:data-pilot-member table:name="https://www.skalk.dk/webshoppen/produkter/imports/9788793142572-p%C3%A5-gr%C3%B8nlands-%C3%B8stkyst/" table:display="true" table:show-details="true"/>
                <table:data-pilot-member table:name="https://www.skalk.dk/webshoppen/produkter/imports/9788793220249-fotografer-i-hilleroed-1840-1920/" table:display="true" table:show-details="true"/>
                <table:data-pilot-member table:name="https://www.skalk.dk/webshoppen/produkter/imports/9788793229006-kongens-klaeder/" table:display="true" table:show-details="true"/>
                <table:data-pilot-member table:name="https://www.skalk.dk/webshoppen/produkter/imports/9788793229907-fundats-og-ordinans-for-koebenhavns-universitet-1539/" table:display="true" table:show-details="true"/>
                <table:data-pilot-member table:name="https://www.skalk.dk/webshoppen/produkter/imports/9788793272705-plovmanden-soeren-revsgaard-randrup/" table:display="true" table:show-details="true"/>
                <table:data-pilot-member table:name="https://www.skalk.dk/webshoppen/produkter/imports/9788793286146-bronzealderens-helleristninger-som-solkalender/" table:display="true" table:show-details="true"/>
                <table:data-pilot-member table:name="https://www.skalk.dk/webshoppen/produkter/imports/9788793312418-opstandens-underlag/" table:display="true" table:show-details="true"/>
                <table:data-pilot-member table:name="https://www.skalk.dk/webshoppen/produkter/imports/9788793423015-franciskanerklosteret-i-horsens/" table:display="true" table:show-details="true"/>
                <table:data-pilot-member table:name="https://www.skalk.dk/webshoppen/produkter/imports/9788793423084-tvilum-kloster/" table:display="true" table:show-details="true"/>
                <table:data-pilot-member table:name="https://www.skalk.dk/webshoppen/produkter/imports/9788793423145-daily-life-at-the-turn-of-the-neolithic/" table:display="true" table:show-details="true"/>
                <table:data-pilot-member table:name="https://www.skalk.dk/webshoppen/produkter/imports/9788793423237-the-hammerum-burial-site/" table:display="true" table:show-details="true"/>
                <table:data-pilot-member table:name="https://www.skalk.dk/webshoppen/produkter/imports/9788793423268-lange-linjer-i-landskabet/" table:display="true" table:show-details="true"/>
                <table:data-pilot-member table:name="https://www.skalk.dk/webshoppen/produkter/imports/9788793423374-de-draebte-krigere-i-alken-enge/" table:display="true" table:show-details="true"/>
                <table:data-pilot-member table:name="https://www.skalk.dk/webshoppen/produkter/imports/9788793423428-bygning-og-bolig-gaard-og-toft/" table:display="true" table:show-details="true"/>
                <table:data-pilot-member table:name="https://www.skalk.dk/webshoppen/produkter/imports/9788793423466-bebyggelse-paa-samsoe/" table:display="true" table:show-details="true"/>
                <table:data-pilot-member table:name="https://www.skalk.dk/webshoppen/produkter/imports/9788793423503-kuml-2020/" table:display="true" table:show-details="true"/>
                <table:data-pilot-member table:name="https://www.skalk.dk/webshoppen/produkter/imports/9788793423527-ribe-700-1050/" table:display="true" table:show-details="true"/>
                <table:data-pilot-member table:name="https://www.skalk.dk/webshoppen/produkter/imports/9788793423534-hummelure/" table:display="true" table:show-details="true"/>
                <table:data-pilot-member table:name="https://www.skalk.dk/webshoppen/produkter/imports/9788793423602-smedens-rum-2-og-3-materialet-og-smeden/" table:display="true" table:show-details="true"/>
                <table:data-pilot-member table:name="https://www.skalk.dk/webshoppen/produkter/imports/9788793464407-poq-den-foerste-groenlaender-i-danmark-som-kom-hjem/" table:display="true" table:show-details="true"/>
                <table:data-pilot-member table:name="https://www.skalk.dk/webshoppen/produkter/imports/9788793755123-livet-paa-hirsholm-i-1697/" table:display="true" table:show-details="true"/>
                <table:data-pilot-member table:name="https://www.skalk.dk/webshoppen/produkter/imports/9788793771031-sangeren-fra-fyret-og-krigshelten-fra-agger/" table:display="true" table:show-details="true"/>
                <table:data-pilot-member table:name="https://www.skalk.dk/webshoppen/produkter/imports/9788793771079-det-modige-skib-lotus/" table:display="true" table:show-details="true"/>
                <table:data-pilot-member table:name="https://www.skalk.dk/webshoppen/produkter/imports/9788793890077-naesehornsfuglen-skriger-hovedjagt-og-kraniekult/" table:display="true" table:show-details="true"/>
                <table:data-pilot-member table:name="https://www.skalk.dk/webshoppen/produkter/imports/9788793951341-soenderjysk-kaffebord/" table:display="true" table:show-details="true"/>
                <table:data-pilot-member table:name="https://www.skalk.dk/webshoppen/produkter/imports/9788793958487-postkort-fortaeller-historie-fra-kolding-egnen/" table:display="true" table:show-details="true"/>
                <table:data-pilot-member table:name="https://www.skalk.dk/webshoppen/produkter/imports/9788794082006-raedselstiden/" table:display="true" table:show-details="true"/>
                <table:data-pilot-member table:name="https://www.skalk.dk/webshoppen/produkter/imports/9788797026816-naver-med-haandvaerkerne-paa-valsen/" table:display="true" table:show-details="true"/>
                <table:data-pilot-member table:name="https://www.skalk.dk/webshoppen/produkter/imports/9788797114230-tycho-brahe-opdagelsen-af-den-nye-stjerne/" table:display="true" table:show-details="true"/>
                <table:data-pilot-member table:name="https://www.skalk.dk/webshoppen/produkter/imports/9788797146613-krigens-sidste-aar/" table:display="true" table:show-details="true"/>
                <table:data-pilot-member table:name="https://www.skalk.dk/webshoppen/produkter/imports/9788797150016-carsten-hoeeg-forsker-og-menneske/" table:display="true" table:show-details="true"/>
                <table:data-pilot-member table:name="https://www.skalk.dk/webshoppen/produkter/imports/9788798319252-omkring-faxe-jernbane-1864-1982/" table:display="true" table:show-details="true"/>
                <table:data-pilot-member table:name="https://www.skalk.dk/webshoppen/produkter/imports/9788799455515-nord%C3%B8stgr%C3%B8nland-1908-60/" table:display="true" table:show-details="true"/>
                <table:data-pilot-member table:name="https://www.skalk.dk/webshoppen/produkter/imports/9788799455546-krigen-i-nord%C3%B8stgr%C3%B8nland/" table:display="true" table:show-details="true"/>
                <table:data-pilot-member table:name="https://www.skalk.dk/webshoppen/produkter/imports/9788799508679-dansk-koloni-i-indieland/" table:display="true" table:show-details="true"/>
                <table:data-pilot-member table:name="https://www.skalk.dk/webshoppen/produkter/imports/9788799675494-de-stjal-hitlers-hemmelighed/" table:display="true" table:show-details="true"/>
                <table:data-pilot-member table:name="https://www.skalk.dk/webshoppen/produkter/imports/9788799676514-groenland-for-100-aar-siden/" table:display="true" table:show-details="true"/>
                <table:data-pilot-member table:name="https://www.skalk.dk/webshoppen/produkter/imports/9788799676569-naar-arktiske-eventyrere-moedes/" table:display="true" table:show-details="true"/>
                <table:data-pilot-member table:name="https://www.skalk.dk/webshoppen/produkter/imports/9788799676576-when-arctic-adventures-meet/" table:display="true" table:show-details="true"/>
                <table:data-pilot-member table:name="https://www.skalk.dk/webshoppen/produkter/imports/9788799730025-st-thomas-mysteriet/" table:display="true" table:show-details="true"/>
                <table:data-pilot-member table:name="https://www.skalk.dk/webshoppen/produkter/imports/9788799774456-gader-og-mennesker-i-middelalderens-og-renaessancens-koebenhavn/" table:display="true" table:show-details="true"/>
                <table:data-pilot-member table:name="https://www.skalk.dk/webshoppen/produkter/imports/9788799837144-kronborg-bag-facaden/" table:display="true" table:show-details="true"/>
                <table:data-pilot-member table:name="https://www.skalk.dk/webshoppen/produkter/imports/9788799881611-ole-basse/" table:display="true" table:show-details="true"/>
                <table:data-pilot-member table:name="https://www.skalk.dk/webshoppen/produkter/imports/9788799881628-de-frie-boenders-land/" table:display="true" table:show-details="true"/>
                <table:data-pilot-member table:name="https://www.skalk.dk/webshoppen/produkter/imports/9788799881635-roskildes-guldalder-1800-tallet/" table:display="true" table:show-details="true"/>
                <table:data-pilot-member table:name="https://www.skalk.dk/webshoppen/produkter/imports/9788799881673-de-foerste-og-stoerste-fund/" table:display="true" table:show-details="true"/>
                <table:data-pilot-member table:name="https://www.skalk.dk/webshoppen/produkter/imports/9788799884247-paa-den-anden-side-af-jerntaeppet/" table:display="true" table:show-details="true"/>
                <table:data-pilot-member table:name="https://www.skalk.dk/webshoppen/produkter/imports/9788799929702-fra-dansk-vestindien-til-ribe/" table:display="true" table:show-details="true"/>
                <table:data-pilot-member table:name="https://www.skalk.dk/webshoppen/produkter/imports/9788799933624-sveriges-cisterciencerklostre/" table:display="true" table:show-details="true"/>
                <table:data-pilot-member table:name="https://www.skalk.dk/webshoppen/produkter/imports/9788799933631-vor-frue-kloster/" table:display="true" table:show-details="true"/>
                <table:data-pilot-member table:name="https://www.skalk.dk/webshoppen/produkter/imports/9788799977949-jyllandsslaget-og-foerste-verdenskrig-i-nordsoeen/" table:display="true" table:show-details="true"/>
                <table:data-pilot-member table:name="https://www.skalk.dk/webshoppen/produkter/imports/9789949607938-da-danskerne-fik-dannebrog/"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bookimg-src" table:orientation="row" table:used-hierarchy="0" table:function="auto">
            <table:data-pilot-level table:show-empty="false">
              <table:data-pilot-members>
                <table:data-pilot-member table:name="" table:display="true" table:show-details="true"/>
                <table:data-pilot-member table:name="/media/1508/bog_den-danske-vinhistorie.png?width=280&amp;heightratio=1&amp;mode=boxpad" table:display="true" table:show-details="true"/>
                <table:data-pilot-member table:name="/media/1853/9788793423145.jpg?width=280&amp;heightratio=1&amp;mode=boxpad" table:display="true" table:show-details="true"/>
                <table:data-pilot-member table:name="/media/1857/droemtemigcd.jpg?width=280&amp;heightratio=1&amp;mode=boxpad" table:display="true" table:show-details="true"/>
                <table:data-pilot-member table:name="/media/1860/9780955077303.jpg?width=280&amp;heightratio=1&amp;mode=boxpad" table:display="true" table:show-details="true"/>
                <table:data-pilot-member table:name="/Media/DownloadetImages/9788702043884.jpg?width=280&amp;heightratio=1&amp;mode=boxpad" table:display="true" table:show-details="true"/>
                <table:data-pilot-member table:name="/Media/DownloadetImages/9788702047943.jpg?width=280&amp;heightratio=1&amp;mode=boxpad" table:display="true" table:show-details="true"/>
                <table:data-pilot-member table:name="/Media/DownloadetImages/9788702048810.jpg?width=280&amp;heightratio=1&amp;mode=boxpad" table:display="true" table:show-details="true"/>
                <table:data-pilot-member table:name="/Media/DownloadetImages/9788702055337.jpg?width=280&amp;heightratio=1&amp;mode=boxpad" table:display="true" table:show-details="true"/>
                <table:data-pilot-member table:name="/Media/DownloadetImages/9788702067903.jpg?width=280&amp;heightratio=1&amp;mode=boxpad" table:display="true" table:show-details="true"/>
                <table:data-pilot-member table:name="/Media/DownloadetImages/9788702075731.jpg?width=280&amp;heightratio=1&amp;mode=boxpad" table:display="true" table:show-details="true"/>
                <table:data-pilot-member table:name="/Media/DownloadetImages/9788702078817.jpg?width=280&amp;heightratio=1&amp;mode=boxpad" table:display="true" table:show-details="true"/>
                <table:data-pilot-member table:name="/Media/DownloadetImages/9788702081350.jpg?width=280&amp;heightratio=1&amp;mode=boxpad" table:display="true" table:show-details="true"/>
                <table:data-pilot-member table:name="/Media/DownloadetImages/9788702082302.jpg?width=280&amp;heightratio=1&amp;mode=boxpad" table:display="true" table:show-details="true"/>
                <table:data-pilot-member table:name="/Media/DownloadetImages/9788702083804.jpg?width=280&amp;heightratio=1&amp;mode=boxpad" table:display="true" table:show-details="true"/>
                <table:data-pilot-member table:name="/Media/DownloadetImages/9788702101638.jpg?width=280&amp;heightratio=1&amp;mode=boxpad" table:display="true" table:show-details="true"/>
                <table:data-pilot-member table:name="/Media/DownloadetImages/9788702108323.jpg?width=280&amp;heightratio=1&amp;mode=boxpad" table:display="true" table:show-details="true"/>
                <table:data-pilot-member table:name="/Media/DownloadetImages/9788702115598.jpg?width=280&amp;heightratio=1&amp;mode=boxpad" table:display="true" table:show-details="true"/>
                <table:data-pilot-member table:name="/Media/DownloadetImages/9788702120547.jpg?width=280&amp;heightratio=1&amp;mode=boxpad" table:display="true" table:show-details="true"/>
                <table:data-pilot-member table:name="/Media/DownloadetImages/9788702124378.jpg?width=280&amp;heightratio=1&amp;mode=boxpad" table:display="true" table:show-details="true"/>
                <table:data-pilot-member table:name="/Media/DownloadetImages/9788702140675.jpg?width=280&amp;heightratio=1&amp;mode=boxpad" table:display="true" table:show-details="true"/>
                <table:data-pilot-member table:name="/Media/DownloadetImages/9788702152210.jpg?width=280&amp;heightratio=1&amp;mode=boxpad" table:display="true" table:show-details="true"/>
                <table:data-pilot-member table:name="/Media/DownloadetImages/9788702159578.jpg?width=280&amp;heightratio=1&amp;mode=boxpad" table:display="true" table:show-details="true"/>
                <table:data-pilot-member table:name="/Media/DownloadetImages/9788702161991.jpg?width=280&amp;heightratio=1&amp;mode=boxpad" table:display="true" table:show-details="true"/>
                <table:data-pilot-member table:name="/Media/DownloadetImages/9788702172928.jpg?width=280&amp;heightratio=1&amp;mode=boxpad" table:display="true" table:show-details="true"/>
                <table:data-pilot-member table:name="/Media/DownloadetImages/9788702176025.jpg?width=280&amp;heightratio=1&amp;mode=boxpad" table:display="true" table:show-details="true"/>
                <table:data-pilot-member table:name="/Media/DownloadetImages/9788702179101.jpg?width=280&amp;heightratio=1&amp;mode=boxpad" table:display="true" table:show-details="true"/>
                <table:data-pilot-member table:name="/Media/DownloadetImages/9788702199871.jpg?width=280&amp;heightratio=1&amp;mode=boxpad" table:display="true" table:show-details="true"/>
                <table:data-pilot-member table:name="/Media/DownloadetImages/9788702210729.jpg?width=280&amp;heightratio=1&amp;mode=boxpad" table:display="true" table:show-details="true"/>
                <table:data-pilot-member table:name="/Media/DownloadetImages/9788702216684.jpg?width=280&amp;heightratio=1&amp;mode=boxpad" table:display="true" table:show-details="true"/>
                <table:data-pilot-member table:name="/Media/DownloadetImages/9788702220353.jpg?width=280&amp;heightratio=1&amp;mode=boxpad" table:display="true" table:show-details="true"/>
                <table:data-pilot-member table:name="/Media/DownloadetImages/9788702227192.jpg?width=280&amp;heightratio=1&amp;mode=boxpad" table:display="true" table:show-details="true"/>
                <table:data-pilot-member table:name="/Media/DownloadetImages/9788702234312.jpg?width=280&amp;heightratio=1&amp;mode=boxpad" table:display="true" table:show-details="true"/>
                <table:data-pilot-member table:name="/Media/DownloadetImages/9788702241785.jpg?width=280&amp;heightratio=1&amp;mode=boxpad" table:display="true" table:show-details="true"/>
                <table:data-pilot-member table:name="/Media/DownloadetImages/9788702249934.jpg?width=280&amp;heightratio=1&amp;mode=boxpad" table:display="true" table:show-details="true"/>
                <table:data-pilot-member table:name="/Media/DownloadetImages/9788702250602.jpg?width=280&amp;heightratio=1&amp;mode=boxpad" table:display="true" table:show-details="true"/>
                <table:data-pilot-member table:name="/Media/DownloadetImages/9788702257274.jpg?width=280&amp;heightratio=1&amp;mode=boxpad" table:display="true" table:show-details="true"/>
                <table:data-pilot-member table:name="/Media/DownloadetImages/9788702278545.jpg?width=280&amp;heightratio=1&amp;mode=boxpad" table:display="true" table:show-details="true"/>
                <table:data-pilot-member table:name="/Media/DownloadetImages/9788702281644.jpg?width=280&amp;heightratio=1&amp;mode=boxpad" table:display="true" table:show-details="true"/>
                <table:data-pilot-member table:name="/Media/DownloadetImages/9788702284843.jpg?width=280&amp;heightratio=1&amp;mode=boxpad" table:display="true" table:show-details="true"/>
                <table:data-pilot-member table:name="/Media/DownloadetImages/9788702288506.jpg?width=280&amp;heightratio=1&amp;mode=boxpad" table:display="true" table:show-details="true"/>
                <table:data-pilot-member table:name="/Media/DownloadetImages/9788702290639.jpg?width=280&amp;heightratio=1&amp;mode=boxpad" table:display="true" table:show-details="true"/>
                <table:data-pilot-member table:name="/Media/DownloadetImages/9788702294576.jpg?width=280&amp;heightratio=1&amp;mode=boxpad" table:display="true" table:show-details="true"/>
                <table:data-pilot-member table:name="/Media/DownloadetImages/9788702303667.jpg?width=280&amp;heightratio=1&amp;mode=boxpad" table:display="true" table:show-details="true"/>
                <table:data-pilot-member table:name="/Media/DownloadetImages/9788711333617.jpg?width=280&amp;heightratio=1&amp;mode=boxpad" table:display="true" table:show-details="true"/>
                <table:data-pilot-member table:name="/Media/DownloadetImages/9788711358023.jpg?width=280&amp;heightratio=1&amp;mode=boxpad" table:display="true" table:show-details="true"/>
                <table:data-pilot-member table:name="/Media/DownloadetImages/9788711481196.jpg?width=280&amp;heightratio=1&amp;mode=boxpad" table:display="true" table:show-details="true"/>
                <table:data-pilot-member table:name="/Media/DownloadetImages/9788711543535.jpg?width=280&amp;heightratio=1&amp;mode=boxpad" table:display="true" table:show-details="true"/>
                <table:data-pilot-member table:name="/Media/DownloadetImages/9788711564004.jpg?width=280&amp;heightratio=1&amp;mode=boxpad" table:display="true" table:show-details="true"/>
                <table:data-pilot-member table:name="/Media/DownloadetImages/9788711565216.jpg?width=280&amp;heightratio=1&amp;mode=boxpad" table:display="true" table:show-details="true"/>
                <table:data-pilot-member table:name="/Media/DownloadetImages/9788711567845.jpg?width=280&amp;heightratio=1&amp;mode=boxpad" table:display="true" table:show-details="true"/>
                <table:data-pilot-member table:name="/Media/DownloadetImages/9788711568347.jpg?width=280&amp;heightratio=1&amp;mode=boxpad" table:display="true" table:show-details="true"/>
                <table:data-pilot-member table:name="/Media/DownloadetImages/9788711569474.jpg?width=280&amp;heightratio=1&amp;mode=boxpad" table:display="true" table:show-details="true"/>
                <table:data-pilot-member table:name="/Media/DownloadetImages/9788711690376.jpg?width=280&amp;heightratio=1&amp;mode=boxpad" table:display="true" table:show-details="true"/>
                <table:data-pilot-member table:name="/Media/DownloadetImages/9788711696521.jpg?width=280&amp;heightratio=1&amp;mode=boxpad" table:display="true" table:show-details="true"/>
                <table:data-pilot-member table:name="/Media/DownloadetImages/9788711699089.jpg?width=280&amp;heightratio=1&amp;mode=boxpad" table:display="true" table:show-details="true"/>
                <table:data-pilot-member table:name="/Media/DownloadetImages/9788711890356.jpg?width=280&amp;heightratio=1&amp;mode=boxpad" table:display="true" table:show-details="true"/>
                <table:data-pilot-member table:name="/Media/DownloadetImages/9788711904312.jpg?width=280&amp;heightratio=1&amp;mode=boxpad" table:display="true" table:show-details="true"/>
                <table:data-pilot-member table:name="/Media/DownloadetImages/9788711906682.jpg?width=280&amp;heightratio=1&amp;mode=boxpad" table:display="true" table:show-details="true"/>
                <table:data-pilot-member table:name="/Media/DownloadetImages/9788711915899.jpg?width=280&amp;heightratio=1&amp;mode=boxpad" table:display="true" table:show-details="true"/>
                <table:data-pilot-member table:name="/Media/DownloadetImages/9788711917046.jpg?width=280&amp;heightratio=1&amp;mode=boxpad" table:display="true" table:show-details="true"/>
                <table:data-pilot-member table:name="/Media/DownloadetImages/9788711946404.jpg?width=280&amp;heightratio=1&amp;mode=boxpad" table:display="true" table:show-details="true"/>
                <table:data-pilot-member table:name="/Media/DownloadetImages/9788711983492.jpg?width=280&amp;heightratio=1&amp;mode=boxpad" table:display="true" table:show-details="true"/>
                <table:data-pilot-member table:name="/Media/DownloadetImages/9788711984406.jpg?width=280&amp;heightratio=1&amp;mode=boxpad" table:display="true" table:show-details="true"/>
                <table:data-pilot-member table:name="/Media/DownloadetImages/9788711984796.jpg?width=280&amp;heightratio=1&amp;mode=boxpad" table:display="true" table:show-details="true"/>
                <table:data-pilot-member table:name="/Media/DownloadetImages/9788711984819.jpg?width=280&amp;heightratio=1&amp;mode=boxpad" table:display="true" table:show-details="true"/>
                <table:data-pilot-member table:name="/Media/DownloadetImages/9788712049555.jpg?width=280&amp;heightratio=1&amp;mode=boxpad" table:display="true" table:show-details="true"/>
                <table:data-pilot-member table:name="/Media/DownloadetImages/9788712049562.jpg?width=280&amp;heightratio=1&amp;mode=boxpad" table:display="true" table:show-details="true"/>
                <table:data-pilot-member table:name="/Media/DownloadetImages/9788712056690.jpg?width=280&amp;heightratio=1&amp;mode=boxpad" table:display="true" table:show-details="true"/>
                <table:data-pilot-member table:name="/Media/DownloadetImages/9788712057444.jpg?width=280&amp;heightratio=1&amp;mode=boxpad" table:display="true" table:show-details="true"/>
                <table:data-pilot-member table:name="/Media/DownloadetImages/9788712057451.jpg?width=280&amp;heightratio=1&amp;mode=boxpad" table:display="true" table:show-details="true"/>
                <table:data-pilot-member table:name="/Media/DownloadetImages/9788712057505.jpg?width=280&amp;heightratio=1&amp;mode=boxpad" table:display="true" table:show-details="true"/>
                <table:data-pilot-member table:name="/Media/DownloadetImages/9788712058236.jpg?width=280&amp;heightratio=1&amp;mode=boxpad" table:display="true" table:show-details="true"/>
                <table:data-pilot-member table:name="/Media/DownloadetImages/9788712058304.jpg?width=280&amp;heightratio=1&amp;mode=boxpad" table:display="true" table:show-details="true"/>
                <table:data-pilot-member table:name="/Media/DownloadetImages/9788712058403.jpg?width=280&amp;heightratio=1&amp;mode=boxpad" table:display="true" table:show-details="true"/>
                <table:data-pilot-member table:name="/Media/DownloadetImages/9788712058588.jpg?width=280&amp;heightratio=1&amp;mode=boxpad" table:display="true" table:show-details="true"/>
                <table:data-pilot-member table:name="/Media/DownloadetImages/9788712058717.jpg?width=280&amp;heightratio=1&amp;mode=boxpad" table:display="true" table:show-details="true"/>
                <table:data-pilot-member table:name="/Media/DownloadetImages/9788712059066.jpg?width=280&amp;heightratio=1&amp;mode=boxpad" table:display="true" table:show-details="true"/>
                <table:data-pilot-member table:name="/Media/DownloadetImages/9788712059790.jpg?width=280&amp;heightratio=1&amp;mode=boxpad" table:display="true" table:show-details="true"/>
                <table:data-pilot-member table:name="/Media/DownloadetImages/9788712060628.jpg?width=280&amp;heightratio=1&amp;mode=boxpad" table:display="true" table:show-details="true"/>
                <table:data-pilot-member table:name="/Media/DownloadetImages/9788712060642.jpg?width=280&amp;heightratio=1&amp;mode=boxpad" table:display="true" table:show-details="true"/>
                <table:data-pilot-member table:name="/Media/DownloadetImages/9788712064794.jpg?width=280&amp;heightratio=1&amp;mode=boxpad" table:display="true" table:show-details="true"/>
                <table:data-pilot-member table:name="/Media/DownloadetImages/9788712064930.jpg?width=280&amp;heightratio=1&amp;mode=boxpad" table:display="true" table:show-details="true"/>
                <table:data-pilot-member table:name="/Media/DownloadetImages/9788712064954.jpg?width=280&amp;heightratio=1&amp;mode=boxpad" table:display="true" table:show-details="true"/>
                <table:data-pilot-member table:name="/Media/DownloadetImages/9788740001471.jpg?width=280&amp;heightratio=1&amp;mode=boxpad" table:display="true" table:show-details="true"/>
                <table:data-pilot-member table:name="/Media/DownloadetImages/9788740036763.jpg?width=280&amp;heightratio=1&amp;mode=boxpad" table:display="true" table:show-details="true"/>
                <table:data-pilot-member table:name="/Media/DownloadetImages/9788740037319.jpg?width=280&amp;heightratio=1&amp;mode=boxpad" table:display="true" table:show-details="true"/>
                <table:data-pilot-member table:name="/Media/DownloadetImages/9788740055009.jpg?width=280&amp;heightratio=1&amp;mode=boxpad" table:display="true" table:show-details="true"/>
                <table:data-pilot-member table:name="/Media/DownloadetImages/9788740055252.jpg?width=280&amp;heightratio=1&amp;mode=boxpad" table:display="true" table:show-details="true"/>
                <table:data-pilot-member table:name="/Media/DownloadetImages/9788740059397.jpg?width=280&amp;heightratio=1&amp;mode=boxpad" table:display="true" table:show-details="true"/>
                <table:data-pilot-member table:name="/Media/DownloadetImages/9788740062465.jpg?width=280&amp;heightratio=1&amp;mode=boxpad" table:display="true" table:show-details="true"/>
                <table:data-pilot-member table:name="/Media/DownloadetImages/9788740610727.jpg?width=280&amp;heightratio=1&amp;mode=boxpad" table:display="true" table:show-details="true"/>
                <table:data-pilot-member table:name="/Media/DownloadetImages/9788740613551.jpg?width=280&amp;heightratio=1&amp;mode=boxpad" table:display="true" table:show-details="true"/>
                <table:data-pilot-member table:name="/Media/DownloadetImages/9788740617825.jpg?width=280&amp;heightratio=1&amp;mode=boxpad" table:display="true" table:show-details="true"/>
                <table:data-pilot-member table:name="/Media/DownloadetImages/9788740618211.jpg?width=280&amp;heightratio=1&amp;mode=boxpad" table:display="true" table:show-details="true"/>
                <table:data-pilot-member table:name="/Media/DownloadetImages/9788740618228.jpg?width=280&amp;heightratio=1&amp;mode=boxpad" table:display="true" table:show-details="true"/>
                <table:data-pilot-member table:name="/Media/DownloadetImages/9788740618235.jpg?width=280&amp;heightratio=1&amp;mode=boxpad" table:display="true" table:show-details="true"/>
                <table:data-pilot-member table:name="/Media/DownloadetImages/9788740620597.jpg?width=280&amp;heightratio=1&amp;mode=boxpad" table:display="true" table:show-details="true"/>
                <table:data-pilot-member table:name="/Media/DownloadetImages/9788740620610.jpg?width=280&amp;heightratio=1&amp;mode=boxpad" table:display="true" table:show-details="true"/>
                <table:data-pilot-member table:name="/Media/DownloadetImages/9788740622041.jpg?width=280&amp;heightratio=1&amp;mode=boxpad" table:display="true" table:show-details="true"/>
                <table:data-pilot-member table:name="/Media/DownloadetImages/9788740650754.jpg?width=280&amp;heightratio=1&amp;mode=boxpad" table:display="true" table:show-details="true"/>
                <table:data-pilot-member table:name="/Media/DownloadetImages/9788740650884.jpg?width=280&amp;heightratio=1&amp;mode=boxpad" table:display="true" table:show-details="true"/>
                <table:data-pilot-member table:name="/Media/DownloadetImages/9788740650921.jpg?width=280&amp;heightratio=1&amp;mode=boxpad" table:display="true" table:show-details="true"/>
                <table:data-pilot-member table:name="/Media/DownloadetImages/9788740652376.jpg?width=280&amp;heightratio=1&amp;mode=boxpad" table:display="true" table:show-details="true"/>
                <table:data-pilot-member table:name="/Media/DownloadetImages/9788740652468.jpg?width=280&amp;heightratio=1&amp;mode=boxpad" table:display="true" table:show-details="true"/>
                <table:data-pilot-member table:name="/Media/DownloadetImages/9788740652581.jpg?width=280&amp;heightratio=1&amp;mode=boxpad" table:display="true" table:show-details="true"/>
                <table:data-pilot-member table:name="/Media/DownloadetImages/9788740653588.jpg?width=280&amp;heightratio=1&amp;mode=boxpad" table:display="true" table:show-details="true"/>
                <table:data-pilot-member table:name="/Media/DownloadetImages/9788740654189.jpg?width=280&amp;heightratio=1&amp;mode=boxpad" table:display="true" table:show-details="true"/>
                <table:data-pilot-member table:name="/Media/DownloadetImages/9788740654585.jpg?width=280&amp;heightratio=1&amp;mode=boxpad" table:display="true" table:show-details="true"/>
                <table:data-pilot-member table:name="/Media/DownloadetImages/9788740654738.jpg?width=280&amp;heightratio=1&amp;mode=boxpad" table:display="true" table:show-details="true"/>
                <table:data-pilot-member table:name="/Media/DownloadetImages/9788740654769.jpg?width=280&amp;heightratio=1&amp;mode=boxpad" table:display="true" table:show-details="true"/>
                <table:data-pilot-member table:name="/Media/DownloadetImages/9788740654967.jpg?width=280&amp;heightratio=1&amp;mode=boxpad" table:display="true" table:show-details="true"/>
                <table:data-pilot-member table:name="/Media/DownloadetImages/9788740655612.jpg?width=280&amp;heightratio=1&amp;mode=boxpad" table:display="true" table:show-details="true"/>
                <table:data-pilot-member table:name="/Media/DownloadetImages/9788740657555.jpg?width=280&amp;heightratio=1&amp;mode=boxpad" table:display="true" table:show-details="true"/>
                <table:data-pilot-member table:name="/Media/DownloadetImages/9788740658514.jpg?width=280&amp;heightratio=1&amp;mode=boxpad" table:display="true" table:show-details="true"/>
                <table:data-pilot-member table:name="/Media/DownloadetImages/9788740658538.jpg?width=280&amp;heightratio=1&amp;mode=boxpad" table:display="true" table:show-details="true"/>
                <table:data-pilot-member table:name="/Media/DownloadetImages/9788740658651.jpg?width=280&amp;heightratio=1&amp;mode=boxpad" table:display="true" table:show-details="true"/>
                <table:data-pilot-member table:name="/Media/DownloadetImages/9788740658927.jpg?width=280&amp;heightratio=1&amp;mode=boxpad" table:display="true" table:show-details="true"/>
                <table:data-pilot-member table:name="/Media/DownloadetImages/9788740660302.jpg?width=280&amp;heightratio=1&amp;mode=boxpad" table:display="true" table:show-details="true"/>
                <table:data-pilot-member table:name="/Media/DownloadetImages/9788740661392.jpg?width=280&amp;heightratio=1&amp;mode=boxpad" table:display="true" table:show-details="true"/>
                <table:data-pilot-member table:name="/Media/DownloadetImages/9788740662030.jpg?width=280&amp;heightratio=1&amp;mode=boxpad" table:display="true" table:show-details="true"/>
                <table:data-pilot-member table:name="/Media/DownloadetImages/9788740662191.jpg?width=280&amp;heightratio=1&amp;mode=boxpad" table:display="true" table:show-details="true"/>
                <table:data-pilot-member table:name="/Media/DownloadetImages/9788740663402.jpg?width=280&amp;heightratio=1&amp;mode=boxpad" table:display="true" table:show-details="true"/>
                <table:data-pilot-member table:name="/Media/DownloadetImages/9788740665178.jpg?width=280&amp;heightratio=1&amp;mode=boxpad" table:display="true" table:show-details="true"/>
                <table:data-pilot-member table:name="/Media/DownloadetImages/9788740665789.jpg?width=280&amp;heightratio=1&amp;mode=boxpad" table:display="true" table:show-details="true"/>
                <table:data-pilot-member table:name="/Media/DownloadetImages/9788740665833.jpg?width=280&amp;heightratio=1&amp;mode=boxpad" table:display="true" table:show-details="true"/>
                <table:data-pilot-member table:name="/Media/DownloadetImages/9788740666090.jpg?width=280&amp;heightratio=1&amp;mode=boxpad" table:display="true" table:show-details="true"/>
                <table:data-pilot-member table:name="/Media/DownloadetImages/9788740666175.jpg?width=280&amp;heightratio=1&amp;mode=boxpad" table:display="true" table:show-details="true"/>
                <table:data-pilot-member table:name="/Media/DownloadetImages/9788740667042.jpg?width=280&amp;heightratio=1&amp;mode=boxpad" table:display="true" table:show-details="true"/>
                <table:data-pilot-member table:name="/Media/DownloadetImages/9788740667912.jpg?width=280&amp;heightratio=1&amp;mode=boxpad" table:display="true" table:show-details="true"/>
                <table:data-pilot-member table:name="/Media/DownloadetImages/9788740668018.jpg?width=280&amp;heightratio=1&amp;mode=boxpad" table:display="true" table:show-details="true"/>
                <table:data-pilot-member table:name="/Media/DownloadetImages/9788740668247.jpg?width=280&amp;heightratio=1&amp;mode=boxpad" table:display="true" table:show-details="true"/>
                <table:data-pilot-member table:name="/Media/DownloadetImages/9788740669145.jpg?width=280&amp;heightratio=1&amp;mode=boxpad" table:display="true" table:show-details="true"/>
                <table:data-pilot-member table:name="/Media/DownloadetImages/9788740669763.jpg?width=280&amp;heightratio=1&amp;mode=boxpad" table:display="true" table:show-details="true"/>
                <table:data-pilot-member table:name="/Media/DownloadetImages/9788740670189.jpg?width=280&amp;heightratio=1&amp;mode=boxpad" table:display="true" table:show-details="true"/>
                <table:data-pilot-member table:name="/Media/DownloadetImages/9788740673494.jpg?width=280&amp;heightratio=1&amp;mode=boxpad" table:display="true" table:show-details="true"/>
                <table:data-pilot-member table:name="/Media/DownloadetImages/9788740833386.jpg?width=280&amp;heightratio=1&amp;mode=boxpad" table:display="true" table:show-details="true"/>
                <table:data-pilot-member table:name="/Media/DownloadetImages/9788750057680.jpg?width=280&amp;heightratio=1&amp;mode=boxpad" table:display="true" table:show-details="true"/>
                <table:data-pilot-member table:name="/Media/DownloadetImages/9788755912069.jpg?width=280&amp;heightratio=1&amp;mode=boxpad" table:display="true" table:show-details="true"/>
                <table:data-pilot-member table:name="/Media/DownloadetImages/9788755912335.jpg?width=280&amp;heightratio=1&amp;mode=boxpad" table:display="true" table:show-details="true"/>
                <table:data-pilot-member table:name="/Media/DownloadetImages/9788755912656.jpg?width=280&amp;heightratio=1&amp;mode=boxpad" table:display="true" table:show-details="true"/>
                <table:data-pilot-member table:name="/Media/DownloadetImages/9788757017021.jpg?width=280&amp;heightratio=1&amp;mode=boxpad" table:display="true" table:show-details="true"/>
                <table:data-pilot-member table:name="/Media/DownloadetImages/9788763507813.jpg?width=280&amp;heightratio=1&amp;mode=boxpad" table:display="true" table:show-details="true"/>
                <table:data-pilot-member table:name="/Media/DownloadetImages/9788763531245.jpg?width=280&amp;heightratio=1&amp;mode=boxpad" table:display="true" table:show-details="true"/>
                <table:data-pilot-member table:name="/Media/DownloadetImages/9788763538916.jpg?width=280&amp;heightratio=1&amp;mode=boxpad" table:display="true" table:show-details="true"/>
                <table:data-pilot-member table:name="/Media/DownloadetImages/9788763538954.jpg?width=280&amp;heightratio=1&amp;mode=boxpad" table:display="true" table:show-details="true"/>
                <table:data-pilot-member table:name="/Media/DownloadetImages/9788763540735.jpg?width=280&amp;heightratio=1&amp;mode=boxpad" table:display="true" table:show-details="true"/>
                <table:data-pilot-member table:name="/Media/DownloadetImages/9788763541442.jpg?width=280&amp;heightratio=1&amp;mode=boxpad" table:display="true" table:show-details="true"/>
                <table:data-pilot-member table:name="/Media/DownloadetImages/9788763542234.jpg?width=280&amp;heightratio=1&amp;mode=boxpad" table:display="true" table:show-details="true"/>
                <table:data-pilot-member table:name="/Media/DownloadetImages/9788763546386.jpg?width=280&amp;heightratio=1&amp;mode=boxpad" table:display="true" table:show-details="true"/>
                <table:data-pilot-member table:name="/Media/DownloadetImages/9788763546676.jpg?width=280&amp;heightratio=1&amp;mode=boxpad" table:display="true" table:show-details="true"/>
                <table:data-pilot-member table:name="/Media/DownloadetImages/9788763546768.jpg?width=280&amp;heightratio=1&amp;mode=boxpad" table:display="true" table:show-details="true"/>
                <table:data-pilot-member table:name="/Media/DownloadetImages/9788763546843.jpg?width=280&amp;heightratio=1&amp;mode=boxpad" table:display="true" table:show-details="true"/>
                <table:data-pilot-member table:name="/Media/DownloadetImages/9788763863018.jpg?width=280&amp;heightratio=1&amp;mode=boxpad" table:display="true" table:show-details="true"/>
                <table:data-pilot-member table:name="/Media/DownloadetImages/9788770170123.jpg?width=280&amp;heightratio=1&amp;mode=boxpad" table:display="true" table:show-details="true"/>
                <table:data-pilot-member table:name="/Media/DownloadetImages/9788770170420.jpg?width=280&amp;heightratio=1&amp;mode=boxpad" table:display="true" table:show-details="true"/>
                <table:data-pilot-member table:name="/Media/DownloadetImages/9788771143157.jpg?width=280&amp;heightratio=1&amp;mode=boxpad" table:display="true" table:show-details="true"/>
                <table:data-pilot-member table:name="/Media/DownloadetImages/9788771185850.jpg?width=280&amp;heightratio=1&amp;mode=boxpad" table:display="true" table:show-details="true"/>
                <table:data-pilot-member table:name="/Media/DownloadetImages/9788771701739.jpg?width=280&amp;heightratio=1&amp;mode=boxpad" table:display="true" table:show-details="true"/>
                <table:data-pilot-member table:name="/Media/DownloadetImages/9788771810080.jpg?width=280&amp;heightratio=1&amp;mode=boxpad" table:display="true" table:show-details="true"/>
                <table:data-pilot-member table:name="/Media/DownloadetImages/9788771843804.jpg?width=280&amp;heightratio=1&amp;mode=boxpad" table:display="true" table:show-details="true"/>
                <table:data-pilot-member table:name="/Media/DownloadetImages/9788771845853.jpg?width=280&amp;heightratio=1&amp;mode=boxpad" table:display="true" table:show-details="true"/>
                <table:data-pilot-member table:name="/Media/DownloadetImages/9788771846171.jpg?width=280&amp;heightratio=1&amp;mode=boxpad" table:display="true" table:show-details="true"/>
                <table:data-pilot-member table:name="/Media/DownloadetImages/9788771846218.jpg?width=280&amp;heightratio=1&amp;mode=boxpad" table:display="true" table:show-details="true"/>
                <table:data-pilot-member table:name="/Media/DownloadetImages/9788771847444.jpg?width=280&amp;heightratio=1&amp;mode=boxpad" table:display="true" table:show-details="true"/>
                <table:data-pilot-member table:name="/Media/DownloadetImages/9788771847512.jpg?width=280&amp;heightratio=1&amp;mode=boxpad" table:display="true" table:show-details="true"/>
                <table:data-pilot-member table:name="/Media/DownloadetImages/9788771848304.jpg?width=280&amp;heightratio=1&amp;mode=boxpad" table:display="true" table:show-details="true"/>
                <table:data-pilot-member table:name="/Media/DownloadetImages/9788771849776.jpg?width=280&amp;heightratio=1&amp;mode=boxpad" table:display="true" table:show-details="true"/>
                <table:data-pilot-member table:name="/Media/DownloadetImages/9788771902099.jpg?width=280&amp;heightratio=1&amp;mode=boxpad" table:display="true" table:show-details="true"/>
                <table:data-pilot-member table:name="/Media/DownloadetImages/9788772162256.jpg?width=280&amp;heightratio=1&amp;mode=boxpad" table:display="true" table:show-details="true"/>
                <table:data-pilot-member table:name="/Media/DownloadetImages/9788772183008.jpg?width=280&amp;heightratio=1&amp;mode=boxpad" table:display="true" table:show-details="true"/>
                <table:data-pilot-member table:name="/Media/DownloadetImages/9788772183657.jpg?width=280&amp;heightratio=1&amp;mode=boxpad" table:display="true" table:show-details="true"/>
                <table:data-pilot-member table:name="/Media/DownloadetImages/9788772189000.jpg?width=280&amp;heightratio=1&amp;mode=boxpad" table:display="true" table:show-details="true"/>
                <table:data-pilot-member table:name="/Media/DownloadetImages/9788772190532.jpg?width=280&amp;heightratio=1&amp;mode=boxpad" table:display="true" table:show-details="true"/>
                <table:data-pilot-member table:name="/Media/DownloadetImages/9788772192949.jpg?width=280&amp;heightratio=1&amp;mode=boxpad" table:display="true" table:show-details="true"/>
                <table:data-pilot-member table:name="/Media/DownloadetImages/9788772305806.jpg?width=280&amp;heightratio=1&amp;mode=boxpad" table:display="true" table:show-details="true"/>
                <table:data-pilot-member table:name="/Media/DownloadetImages/9788772372143.jpg?width=280&amp;heightratio=1&amp;mode=boxpad" table:display="true" table:show-details="true"/>
                <table:data-pilot-member table:name="/Media/DownloadetImages/9788772374123.jpg?width=280&amp;heightratio=1&amp;mode=boxpad" table:display="true" table:show-details="true"/>
                <table:data-pilot-member table:name="/Media/DownloadetImages/9788772888057.jpg?width=280&amp;heightratio=1&amp;mode=boxpad" table:display="true" table:show-details="true"/>
                <table:data-pilot-member table:name="/Media/DownloadetImages/9788772889351.jpg?width=280&amp;heightratio=1&amp;mode=boxpad" table:display="true" table:show-details="true"/>
                <table:data-pilot-member table:name="/Media/DownloadetImages/9788772893815.jpg?width=280&amp;heightratio=1&amp;mode=boxpad" table:display="true" table:show-details="true"/>
                <table:data-pilot-member table:name="/Media/DownloadetImages/9788772897950.jpg?width=280&amp;heightratio=1&amp;mode=boxpad" table:display="true" table:show-details="true"/>
                <table:data-pilot-member table:name="/Media/DownloadetImages/9788774061090.jpg?width=280&amp;heightratio=1&amp;mode=boxpad" table:display="true" table:show-details="true"/>
                <table:data-pilot-member table:name="/Media/DownloadetImages/9788774061137.jpg?width=280&amp;heightratio=1&amp;mode=boxpad" table:display="true" table:show-details="true"/>
                <table:data-pilot-member table:name="/Media/DownloadetImages/9788774061304.jpg?width=280&amp;heightratio=1&amp;mode=boxpad" table:display="true" table:show-details="true"/>
                <table:data-pilot-member table:name="/Media/DownloadetImages/9788774061342.jpg?width=280&amp;heightratio=1&amp;mode=boxpad" table:display="true" table:show-details="true"/>
                <table:data-pilot-member table:name="/Media/DownloadetImages/9788774061397.jpg?width=280&amp;heightratio=1&amp;mode=boxpad" table:display="true" table:show-details="true"/>
                <table:data-pilot-member table:name="/Media/DownloadetImages/9788774061434.jpg?width=280&amp;heightratio=1&amp;mode=boxpad" table:display="true" table:show-details="true"/>
                <table:data-pilot-member table:name="/Media/DownloadetImages/9788774574477.jpg?width=280&amp;heightratio=1&amp;mode=boxpad" table:display="true" table:show-details="true"/>
                <table:data-pilot-member table:name="/Media/DownloadetImages/9788774673705.jpg?width=280&amp;heightratio=1&amp;mode=boxpad" table:display="true" table:show-details="true"/>
                <table:data-pilot-member table:name="/Media/DownloadetImages/9788774674405.jpg?width=280&amp;heightratio=1&amp;mode=boxpad" table:display="true" table:show-details="true"/>
                <table:data-pilot-member table:name="/Media/DownloadetImages/9788774674733.jpg?width=280&amp;heightratio=1&amp;mode=boxpad" table:display="true" table:show-details="true"/>
                <table:data-pilot-member table:name="/Media/DownloadetImages/9788774674849.jpg?width=280&amp;heightratio=1&amp;mode=boxpad" table:display="true" table:show-details="true"/>
                <table:data-pilot-member table:name="/Media/DownloadetImages/9788778423931.jpg?width=280&amp;heightratio=1&amp;mode=boxpad" table:display="true" table:show-details="true"/>
                <table:data-pilot-member table:name="/Media/DownloadetImages/9788778671035.jpg?width=280&amp;heightratio=1&amp;mode=boxpad" table:display="true" table:show-details="true"/>
                <table:data-pilot-member table:name="/Media/DownloadetImages/9788778878526.jpg?width=280&amp;heightratio=1&amp;mode=boxpad" table:display="true" table:show-details="true"/>
                <table:data-pilot-member table:name="/Media/DownloadetImages/9788778879301.jpg?width=280&amp;heightratio=1&amp;mode=boxpad" table:display="true" table:show-details="true"/>
                <table:data-pilot-member table:name="/Media/DownloadetImages/9788779341586.jpg?width=280&amp;heightratio=1&amp;mode=boxpad" table:display="true" table:show-details="true"/>
                <table:data-pilot-member table:name="/Media/DownloadetImages/9788779342163.jpg?width=280&amp;heightratio=1&amp;mode=boxpad" table:display="true" table:show-details="true"/>
                <table:data-pilot-member table:name="/Media/DownloadetImages/9788779342248.jpg?width=280&amp;heightratio=1&amp;mode=boxpad" table:display="true" table:show-details="true"/>
                <table:data-pilot-member table:name="/Media/DownloadetImages/9788779342590.jpg?width=280&amp;heightratio=1&amp;mode=boxpad" table:display="true" table:show-details="true"/>
                <table:data-pilot-member table:name="/Media/DownloadetImages/9788779342644.jpg?width=280&amp;heightratio=1&amp;mode=boxpad" table:display="true" table:show-details="true"/>
                <table:data-pilot-member table:name="/Media/DownloadetImages/9788779342880.jpg?width=280&amp;heightratio=1&amp;mode=boxpad" table:display="true" table:show-details="true"/>
                <table:data-pilot-member table:name="/Media/DownloadetImages/9788779342903.jpg?width=280&amp;heightratio=1&amp;mode=boxpad" table:display="true" table:show-details="true"/>
                <table:data-pilot-member table:name="/Media/DownloadetImages/9788779342958.jpg?width=280&amp;heightratio=1&amp;mode=boxpad" table:display="true" table:show-details="true"/>
                <table:data-pilot-member table:name="/Media/DownloadetImages/9788779342972.jpg?width=280&amp;heightratio=1&amp;mode=boxpad" table:display="true" table:show-details="true"/>
                <table:data-pilot-member table:name="/Media/DownloadetImages/9788779343085.jpg?width=280&amp;heightratio=1&amp;mode=boxpad" table:display="true" table:show-details="true"/>
                <table:data-pilot-member table:name="/Media/DownloadetImages/9788779343122.jpg?width=280&amp;heightratio=1&amp;mode=boxpad" table:display="true" table:show-details="true"/>
                <table:data-pilot-member table:name="/Media/DownloadetImages/9788779343221.jpg?width=280&amp;heightratio=1&amp;mode=boxpad" table:display="true" table:show-details="true"/>
                <table:data-pilot-member table:name="/Media/DownloadetImages/9788779343252.jpg?width=280&amp;heightratio=1&amp;mode=boxpad" table:display="true" table:show-details="true"/>
                <table:data-pilot-member table:name="/Media/DownloadetImages/9788779343306.jpg?width=280&amp;heightratio=1&amp;mode=boxpad" table:display="true" table:show-details="true"/>
                <table:data-pilot-member table:name="/Media/DownloadetImages/9788779343634.jpg?width=280&amp;heightratio=1&amp;mode=boxpad" table:display="true" table:show-details="true"/>
                <table:data-pilot-member table:name="/Media/DownloadetImages/9788779344044.jpg?width=280&amp;heightratio=1&amp;mode=boxpad" table:display="true" table:show-details="true"/>
                <table:data-pilot-member table:name="/Media/DownloadetImages/9788779344150.jpg?width=280&amp;heightratio=1&amp;mode=boxpad" table:display="true" table:show-details="true"/>
                <table:data-pilot-member table:name="/Media/DownloadetImages/9788779344976.jpg?width=280&amp;heightratio=1&amp;mode=boxpad" table:display="true" table:show-details="true"/>
                <table:data-pilot-member table:name="/Media/DownloadetImages/9788785160683.jpg?width=280&amp;heightratio=1&amp;mode=boxpad" table:display="true" table:show-details="true"/>
                <table:data-pilot-member table:name="/Media/DownloadetImages/9788785160768.jpg?width=280&amp;heightratio=1&amp;mode=boxpad" table:display="true" table:show-details="true"/>
                <table:data-pilot-member table:name="/Media/DownloadetImages/9788785160836.jpg?width=280&amp;heightratio=1&amp;mode=boxpad" table:display="true" table:show-details="true"/>
                <table:data-pilot-member table:name="/Media/DownloadetImages/9788785160942.jpg?width=280&amp;heightratio=1&amp;mode=boxpad" table:display="true" table:show-details="true"/>
                <table:data-pilot-member table:name="/Media/DownloadetImages/9788785160997.jpg?width=280&amp;heightratio=1&amp;mode=boxpad" table:display="true" table:show-details="true"/>
                <table:data-pilot-member table:name="/Media/DownloadetImages/9788788415292.jpg?width=280&amp;heightratio=1&amp;mode=boxpad" table:display="true" table:show-details="true"/>
                <table:data-pilot-member table:name="/Media/DownloadetImages/9788788415438.jpg?width=280&amp;heightratio=1&amp;mode=boxpad" table:display="true" table:show-details="true"/>
                <table:data-pilot-member table:name="/Media/DownloadetImages/9788788415612.jpg?width=280&amp;heightratio=1&amp;mode=boxpad" table:display="true" table:show-details="true"/>
                <table:data-pilot-member table:name="/Media/DownloadetImages/9788788415766.jpg?width=280&amp;heightratio=1&amp;mode=boxpad" table:display="true" table:show-details="true"/>
                <table:data-pilot-member table:name="/Media/DownloadetImages/9788788415780.jpg?width=280&amp;heightratio=1&amp;mode=boxpad" table:display="true" table:show-details="true"/>
                <table:data-pilot-member table:name="/Media/DownloadetImages/9788788415865.jpg?width=280&amp;heightratio=1&amp;mode=boxpad" table:display="true" table:show-details="true"/>
                <table:data-pilot-member table:name="/Media/DownloadetImages/9788789466071.jpg?width=280&amp;heightratio=1&amp;mode=boxpad" table:display="true" table:show-details="true"/>
                <table:data-pilot-member table:name="/Media/DownloadetImages/9788789466453.jpg?width=280&amp;heightratio=1&amp;mode=boxpad" table:display="true" table:show-details="true"/>
                <table:data-pilot-member table:name="/Media/DownloadetImages/9788789466927.jpg?width=280&amp;heightratio=1&amp;mode=boxpad" table:display="true" table:show-details="true"/>
                <table:data-pilot-member table:name="/Media/DownloadetImages/9788789531007.jpg?width=280&amp;heightratio=1&amp;mode=boxpad" table:display="true" table:show-details="true"/>
                <table:data-pilot-member table:name="/Media/DownloadetImages/9788789531038.jpg?width=280&amp;heightratio=1&amp;mode=boxpad" table:display="true" table:show-details="true"/>
                <table:data-pilot-member table:name="/Media/DownloadetImages/9788789531045.jpg?width=280&amp;heightratio=1&amp;mode=boxpad" table:display="true" table:show-details="true"/>
                <table:data-pilot-member table:name="/Media/DownloadetImages/9788789531052.jpg?width=280&amp;heightratio=1&amp;mode=boxpad" table:display="true" table:show-details="true"/>
                <table:data-pilot-member table:name="/Media/DownloadetImages/9788789531076.jpg?width=280&amp;heightratio=1&amp;mode=boxpad" table:display="true" table:show-details="true"/>
                <table:data-pilot-member table:name="/Media/DownloadetImages/9788789531083.jpg?width=280&amp;heightratio=1&amp;mode=boxpad" table:display="true" table:show-details="true"/>
                <table:data-pilot-member table:name="/Media/DownloadetImages/9788789531090.jpg?width=280&amp;heightratio=1&amp;mode=boxpad" table:display="true" table:show-details="true"/>
                <table:data-pilot-member table:name="/Media/DownloadetImages/9788789531120.jpg?width=280&amp;heightratio=1&amp;mode=boxpad" table:display="true" table:show-details="true"/>
                <table:data-pilot-member table:name="/Media/DownloadetImages/9788789531137.jpg?width=280&amp;heightratio=1&amp;mode=boxpad" table:display="true" table:show-details="true"/>
                <table:data-pilot-member table:name="/Media/DownloadetImages/9788789531144.jpg?width=280&amp;heightratio=1&amp;mode=boxpad" table:display="true" table:show-details="true"/>
                <table:data-pilot-member table:name="/Media/DownloadetImages/9788789531151.jpg?width=280&amp;heightratio=1&amp;mode=boxpad" table:display="true" table:show-details="true"/>
                <table:data-pilot-member table:name="/Media/DownloadetImages/9788789531281.jpg?width=280&amp;heightratio=1&amp;mode=boxpad" table:display="true" table:show-details="true"/>
                <table:data-pilot-member table:name="/Media/DownloadetImages/9788789531335.jpg?width=280&amp;heightratio=1&amp;mode=boxpad" table:display="true" table:show-details="true"/>
                <table:data-pilot-member table:name="/Media/DownloadetImages/9788789531359.jpg?width=280&amp;heightratio=1&amp;mode=boxpad" table:display="true" table:show-details="true"/>
                <table:data-pilot-member table:name="/Media/DownloadetImages/9788789531373.jpg?width=280&amp;heightratio=1&amp;mode=boxpad" table:display="true" table:show-details="true"/>
                <table:data-pilot-member table:name="/Media/DownloadetImages/9788789531397.jpg?width=280&amp;heightratio=1&amp;mode=boxpad" table:display="true" table:show-details="true"/>
                <table:data-pilot-member table:name="/Media/DownloadetImages/9788789531434.jpg?width=280&amp;heightratio=1&amp;mode=boxpad" table:display="true" table:show-details="true"/>
                <table:data-pilot-member table:name="/Media/DownloadetImages/9788789531441.jpg?width=280&amp;heightratio=1&amp;mode=boxpad" table:display="true" table:show-details="true"/>
                <table:data-pilot-member table:name="/Media/DownloadetImages/9788789531465.jpg?width=280&amp;heightratio=1&amp;mode=boxpad" table:display="true" table:show-details="true"/>
                <table:data-pilot-member table:name="/Media/DownloadetImages/9788789531472.jpg?width=280&amp;heightratio=1&amp;mode=boxpad" table:display="true" table:show-details="true"/>
                <table:data-pilot-member table:name="/Media/DownloadetImages/9788789531489.jpg?width=280&amp;heightratio=1&amp;mode=boxpad" table:display="true" table:show-details="true"/>
                <table:data-pilot-member table:name="/Media/DownloadetImages/9788789531496.jpg?width=280&amp;heightratio=1&amp;mode=boxpad" table:display="true" table:show-details="true"/>
                <table:data-pilot-member table:name="/Media/DownloadetImages/9788789531519.jpg?width=280&amp;heightratio=1&amp;mode=boxpad" table:display="true" table:show-details="true"/>
                <table:data-pilot-member table:name="/Media/DownloadetImages/9788789531526.jpg?width=280&amp;heightratio=1&amp;mode=boxpad" table:display="true" table:show-details="true"/>
                <table:data-pilot-member table:name="/Media/DownloadetImages/9788789531540.jpg?width=280&amp;heightratio=1&amp;mode=boxpad" table:display="true" table:show-details="true"/>
                <table:data-pilot-member table:name="/Media/DownloadetImages/9788789531557.jpg?width=280&amp;heightratio=1&amp;mode=boxpad" table:display="true" table:show-details="true"/>
                <table:data-pilot-member table:name="/Media/DownloadetImages/9788791011016.jpg?width=280&amp;heightratio=1&amp;mode=boxpad" table:display="true" table:show-details="true"/>
                <table:data-pilot-member table:name="/Media/DownloadetImages/9788791834301.jpg?width=280&amp;heightratio=1&amp;mode=boxpad" table:display="true" table:show-details="true"/>
                <table:data-pilot-member table:name="/Media/DownloadetImages/9788792000781.jpg?width=280&amp;heightratio=1&amp;mode=boxpad" table:display="true" table:show-details="true"/>
                <table:data-pilot-member table:name="/Media/DownloadetImages/9788792173065.jpg?width=280&amp;heightratio=1&amp;mode=boxpad" table:display="true" table:show-details="true"/>
                <table:data-pilot-member table:name="/Media/DownloadetImages/9788792467218.jpg?width=280&amp;heightratio=1&amp;mode=boxpad" table:display="true" table:show-details="true"/>
                <table:data-pilot-member table:name="/Media/DownloadetImages/9788792571328.jpg?width=280&amp;heightratio=1&amp;mode=boxpad" table:display="true" table:show-details="true"/>
                <table:data-pilot-member table:name="/Media/DownloadetImages/9788792596185.jpg?width=280&amp;heightratio=1&amp;mode=boxpad" table:display="true" table:show-details="true"/>
                <table:data-pilot-member table:name="/Media/DownloadetImages/9788792625939.jpg?width=280&amp;heightratio=1&amp;mode=boxpad" table:display="true" table:show-details="true"/>
                <table:data-pilot-member table:name="/Media/DownloadetImages/9788793142572.jpg?width=280&amp;heightratio=1&amp;mode=boxpad" table:display="true" table:show-details="true"/>
                <table:data-pilot-member table:name="/Media/DownloadetImages/9788793204973.jpg?width=280&amp;heightratio=1&amp;mode=boxpad" table:display="true" table:show-details="true"/>
                <table:data-pilot-member table:name="/Media/DownloadetImages/9788793220249.jpg?width=280&amp;heightratio=1&amp;mode=boxpad" table:display="true" table:show-details="true"/>
                <table:data-pilot-member table:name="/Media/DownloadetImages/9788793229006.jpg?width=280&amp;heightratio=1&amp;mode=boxpad" table:display="true" table:show-details="true"/>
                <table:data-pilot-member table:name="/Media/DownloadetImages/9788793229907.jpg?width=280&amp;heightratio=1&amp;mode=boxpad" table:display="true" table:show-details="true"/>
                <table:data-pilot-member table:name="/Media/DownloadetImages/9788793272705.jpg?width=280&amp;heightratio=1&amp;mode=boxpad" table:display="true" table:show-details="true"/>
                <table:data-pilot-member table:name="/Media/DownloadetImages/9788793286146.jpg?width=280&amp;heightratio=1&amp;mode=boxpad" table:display="true" table:show-details="true"/>
                <table:data-pilot-member table:name="/Media/DownloadetImages/9788793312418.jpg?width=280&amp;heightratio=1&amp;mode=boxpad" table:display="true" table:show-details="true"/>
                <table:data-pilot-member table:name="/Media/DownloadetImages/9788793423015.jpg?width=280&amp;heightratio=1&amp;mode=boxpad" table:display="true" table:show-details="true"/>
                <table:data-pilot-member table:name="/Media/DownloadetImages/9788793423084.jpg?width=280&amp;heightratio=1&amp;mode=boxpad" table:display="true" table:show-details="true"/>
                <table:data-pilot-member table:name="/Media/DownloadetImages/9788793423237.jpg?width=280&amp;heightratio=1&amp;mode=boxpad" table:display="true" table:show-details="true"/>
                <table:data-pilot-member table:name="/Media/DownloadetImages/9788793423268.jpg?width=280&amp;heightratio=1&amp;mode=boxpad" table:display="true" table:show-details="true"/>
                <table:data-pilot-member table:name="/Media/DownloadetImages/9788793423374.jpg?width=280&amp;heightratio=1&amp;mode=boxpad" table:display="true" table:show-details="true"/>
                <table:data-pilot-member table:name="/Media/DownloadetImages/9788793423428.jpg?width=280&amp;heightratio=1&amp;mode=boxpad" table:display="true" table:show-details="true"/>
                <table:data-pilot-member table:name="/Media/DownloadetImages/9788793423466.jpg?width=280&amp;heightratio=1&amp;mode=boxpad" table:display="true" table:show-details="true"/>
                <table:data-pilot-member table:name="/Media/DownloadetImages/9788793423503.jpg?width=280&amp;heightratio=1&amp;mode=boxpad" table:display="true" table:show-details="true"/>
                <table:data-pilot-member table:name="/Media/DownloadetImages/9788793423527.jpg?width=280&amp;heightratio=1&amp;mode=boxpad" table:display="true" table:show-details="true"/>
                <table:data-pilot-member table:name="/Media/DownloadetImages/9788793423534.jpg?width=280&amp;heightratio=1&amp;mode=boxpad" table:display="true" table:show-details="true"/>
                <table:data-pilot-member table:name="/Media/DownloadetImages/9788793423602.jpg?width=280&amp;heightratio=1&amp;mode=boxpad" table:display="true" table:show-details="true"/>
                <table:data-pilot-member table:name="/Media/DownloadetImages/9788793464407.jpg?width=280&amp;heightratio=1&amp;mode=boxpad" table:display="true" table:show-details="true"/>
                <table:data-pilot-member table:name="/Media/DownloadetImages/9788793678736.jpg?width=280&amp;heightratio=1&amp;mode=boxpad" table:display="true" table:show-details="true"/>
                <table:data-pilot-member table:name="/Media/DownloadetImages/9788793724686.jpg?width=280&amp;heightratio=1&amp;mode=boxpad" table:display="true" table:show-details="true"/>
                <table:data-pilot-member table:name="/Media/DownloadetImages/9788793755123.jpg?width=280&amp;heightratio=1&amp;mode=boxpad" table:display="true" table:show-details="true"/>
                <table:data-pilot-member table:name="/Media/DownloadetImages/9788793771031.jpg?width=280&amp;heightratio=1&amp;mode=boxpad" table:display="true" table:show-details="true"/>
                <table:data-pilot-member table:name="/Media/DownloadetImages/9788793771079.jpg?width=280&amp;heightratio=1&amp;mode=boxpad" table:display="true" table:show-details="true"/>
                <table:data-pilot-member table:name="/Media/DownloadetImages/9788793890077.jpg?width=280&amp;heightratio=1&amp;mode=boxpad" table:display="true" table:show-details="true"/>
                <table:data-pilot-member table:name="/Media/DownloadetImages/9788793951341.jpg?width=280&amp;heightratio=1&amp;mode=boxpad" table:display="true" table:show-details="true"/>
                <table:data-pilot-member table:name="/Media/DownloadetImages/9788793958487.jpg?width=280&amp;heightratio=1&amp;mode=boxpad" table:display="true" table:show-details="true"/>
                <table:data-pilot-member table:name="/Media/DownloadetImages/9788794082006.jpg?width=280&amp;heightratio=1&amp;mode=boxpad" table:display="true" table:show-details="true"/>
                <table:data-pilot-member table:name="/Media/DownloadetImages/9788797026816.jpg?width=280&amp;heightratio=1&amp;mode=boxpad" table:display="true" table:show-details="true"/>
                <table:data-pilot-member table:name="/Media/DownloadetImages/9788797114230.jpg?width=280&amp;heightratio=1&amp;mode=boxpad" table:display="true" table:show-details="true"/>
                <table:data-pilot-member table:name="/Media/DownloadetImages/9788797146613.jpg?width=280&amp;heightratio=1&amp;mode=boxpad" table:display="true" table:show-details="true"/>
                <table:data-pilot-member table:name="/Media/DownloadetImages/9788797150016.jpg?width=280&amp;heightratio=1&amp;mode=boxpad" table:display="true" table:show-details="true"/>
                <table:data-pilot-member table:name="/Media/DownloadetImages/9788798319252.jpg?width=280&amp;heightratio=1&amp;mode=boxpad" table:display="true" table:show-details="true"/>
                <table:data-pilot-member table:name="/Media/DownloadetImages/9788799455515.jpg?width=280&amp;heightratio=1&amp;mode=boxpad" table:display="true" table:show-details="true"/>
                <table:data-pilot-member table:name="/Media/DownloadetImages/9788799455546.jpg?width=280&amp;heightratio=1&amp;mode=boxpad" table:display="true" table:show-details="true"/>
                <table:data-pilot-member table:name="/Media/DownloadetImages/9788799508679.jpg?width=280&amp;heightratio=1&amp;mode=boxpad" table:display="true" table:show-details="true"/>
                <table:data-pilot-member table:name="/Media/DownloadetImages/9788799675494.jpg?width=280&amp;heightratio=1&amp;mode=boxpad" table:display="true" table:show-details="true"/>
                <table:data-pilot-member table:name="/Media/DownloadetImages/9788799676514.jpg?width=280&amp;heightratio=1&amp;mode=boxpad" table:display="true" table:show-details="true"/>
                <table:data-pilot-member table:name="/Media/DownloadetImages/9788799676569.jpg?width=280&amp;heightratio=1&amp;mode=boxpad" table:display="true" table:show-details="true"/>
                <table:data-pilot-member table:name="/Media/DownloadetImages/9788799676576.jpg?width=280&amp;heightratio=1&amp;mode=boxpad" table:display="true" table:show-details="true"/>
                <table:data-pilot-member table:name="/Media/DownloadetImages/9788799730025.jpg?width=280&amp;heightratio=1&amp;mode=boxpad" table:display="true" table:show-details="true"/>
                <table:data-pilot-member table:name="/Media/DownloadetImages/9788799774401.jpg?width=280&amp;heightratio=1&amp;mode=boxpad" table:display="true" table:show-details="true"/>
                <table:data-pilot-member table:name="/Media/DownloadetImages/9788799774456.jpg?width=280&amp;heightratio=1&amp;mode=boxpad" table:display="true" table:show-details="true"/>
                <table:data-pilot-member table:name="/Media/DownloadetImages/9788799837144.jpg?width=280&amp;heightratio=1&amp;mode=boxpad" table:display="true" table:show-details="true"/>
                <table:data-pilot-member table:name="/Media/DownloadetImages/9788799881611.jpg?width=280&amp;heightratio=1&amp;mode=boxpad" table:display="true" table:show-details="true"/>
                <table:data-pilot-member table:name="/Media/DownloadetImages/9788799881628.jpg?width=280&amp;heightratio=1&amp;mode=boxpad" table:display="true" table:show-details="true"/>
                <table:data-pilot-member table:name="/Media/DownloadetImages/9788799881635.jpg?width=280&amp;heightratio=1&amp;mode=boxpad" table:display="true" table:show-details="true"/>
                <table:data-pilot-member table:name="/Media/DownloadetImages/9788799881673.jpg?width=280&amp;heightratio=1&amp;mode=boxpad" table:display="true" table:show-details="true"/>
                <table:data-pilot-member table:name="/Media/DownloadetImages/9788799884247.jpg?width=280&amp;heightratio=1&amp;mode=boxpad" table:display="true" table:show-details="true"/>
                <table:data-pilot-member table:name="/Media/DownloadetImages/9788799929702.jpg?width=280&amp;heightratio=1&amp;mode=boxpad" table:display="true" table:show-details="true"/>
                <table:data-pilot-member table:name="/Media/DownloadetImages/9788799933624.jpg?width=280&amp;heightratio=1&amp;mode=boxpad" table:display="true" table:show-details="true"/>
                <table:data-pilot-member table:name="/Media/DownloadetImages/9788799933631.jpg?width=280&amp;heightratio=1&amp;mode=boxpad" table:display="true" table:show-details="true"/>
                <table:data-pilot-member table:name="/Media/DownloadetImages/9788799977949.jpg?width=280&amp;heightratio=1&amp;mode=boxpad" table:display="true" table:show-details="true"/>
                <table:data-pilot-member table:name="/Media/DownloadetImages/9789949607938.jpg?width=280&amp;heightratio=1&amp;mode=boxpad"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algstext" table:orientation="row" table:used-hierarchy="0" table:function="auto">
            <table:data-pilot-level table:show-empty="false">
              <table:data-pilot-members>
                <table:data-pilot-member table:name="" table:display="true" table:show-details="true"/>
                <table:data-pilot-member table:name="-Bonde, stat og hjem er en kulturhistorisk undersøgelse af forholdet mellem demokratiudvikling og national identitet i Norden fra ca. 1740 til 1940. Bogen omfatter Norden som helhed, dvs. Danmark, Norge, Sverige, Finland og Island. Norden var i denne periode kendetegnet ved en tæt sammenvævning af en stærk statsmagt, en livskraftig tradition blandt bønderne for foreningsliv og en ansvarlig arbejderbevægelse. Bogen argumenterer for, at nationalismen - i modsætning til den traditionelle opfattelse - var en progressiv og moderniserende størrelse, der fremmede indførelsen af demokrati. I Norden er der en tæt forbindelse mellem solidaritet, politisk fællesskab, demokrati og nationalisme, samtidig med at nationalismen her som andre steder var et dybt emotionelt anliggende." table:display="true" table:show-details="true"/>
                <table:data-pilot-member table:name="‘Togtet – På rejse i vikingernes verden’ indeholder 16 fascinerende fortællinger om vikingernes bedrifter i begyndelsen af vikingetiden. Der er beretninger om høvding Regnars store togt til Paris, om Bjørn Jernsides ekspedition til Middelhavet og om Den store Hedenske Hær, der hærgede i England. Desuden fortælles om bygningen af vikingeskibe og fremstilling af sejl, anlæggelse af vikingernes tilflugtsborge, folkevandringer, og hvordan tilbedelsen af de hedenske guder blandedes med den kristne tro. Naturvidenskabelige DNA-analyser og forskning i skriftsprogets udvikling bringer os helt tæt på vikingernes liv og færden i en verden med handel og kongemagt, våben og slavehandel, sølvmønter og guldskatte." table:display="true" table:show-details="true"/>
                <table:data-pilot-member table:name="&quot;Bevægende.&quot; Politiken (fem hjerter)" table:display="true" table:show-details="true"/>
                <table:data-pilot-member table:name="&quot;Brillant debuterende forfatter.&quot; David Rehling, Information" table:display="true" table:show-details="true"/>
                <table:data-pilot-member table:name="&quot;Denne fantastiske bog på 750 sider er et lærestykke i, hvad der sker, når mennesker er medløbere.&quot; Ulla Bechsgaard, Jyllands-Posten" table:display="true" table:show-details="true"/>
                <table:data-pilot-member table:name="&quot;Dragsholm Slot i danmarkshistorien&quot; er rigt illustreret og det første værk, der ser på slottets samlede historie." table:display="true" table:show-details="true"/>
                <table:data-pilot-member table:name="&quot;En af de bedste erhvervsbøger, jeg nogensinde har læst.&quot; Kristian Lund, Børsen" table:display="true" table:show-details="true"/>
                <table:data-pilot-member table:name="&quot;Et uvurderligt bidrag til den del af dansk historie, der udspiller sig oversøisk.&quot; Information" table:display="true" table:show-details="true"/>
                <table:data-pilot-member table:name="&quot;Mage til vilde skæbner skal man lede længe efter.&quot; Weekendavisen" table:display="true" table:show-details="true"/>
                <table:data-pilot-member table:name="&quot;Smukt og fængslende.&quot; Fyens Stiftstidende" table:display="true" table:show-details="true"/>
                <table:data-pilot-member table:name="&quot;Trekvart tusind åndeløst spændende sider.&quot; Poul Pilgaard Johnsen, Weekendavisen" table:display="true" table:show-details="true"/>
                <table:data-pilot-member table:name="“De døde rødfisk ligger der stadig, gabende og med øjnene hængende ud af hovedet. De ligger spredt i vandet og oven på de hvide isskosser, der fylder fjorden foran gletsjerfronten.&#10;Holdet i helikopteren fortsætter ind over gletsjeren, og de ser tydeligt store ændringer i tre søer, der er inddæmmet af isen langs randen af Narsap Sermia.”" table:display="true" table:show-details="true"/>
                <table:data-pilot-member table:name="”De frie bønders land” er en spændende og dramatisk beretning om de mennesker, som gennem 1000 år har dyrket den bornholmske jord, og den betydning, som landbruget har haft for øens udvikling gennem tiderne. Det sker gennem syv sagaer fordelt over de sidste 1000 år. De syv sagaer bindes sammen af fakta om de aktuelle historiske tidsperioder. Faktuelle oplysninger om eksempelvis kongerne på daværende tid, landbrugsredskaber, geologi, hekseprocesser eller fortidsminder såsom gravhøje, borge og kirker mv." table:display="true" table:show-details="true"/>
                <table:data-pilot-member table:name="”Historierne om digebyggerne, inddæmmerne. Så vidt muligt fra deres egen pen. Jeg har søgt i de gamle tidsskrifter, gamle bøger og dokumenter for at finde de tidligste beretninger om de folk der byggede diger, inddæmmede store områder og ændrede kortet over Odense Fjord. I dag har vi et helt andet forhold til værdien af natur og betaler store summer for at ændre natur til nutidige behov og ønsker." table:display="true" table:show-details="true"/>
                <table:data-pilot-member table:name="”Jyllandsslaget og Første Verdenskrig i Nordsøen” er et overflødighedshorn af spændende og sandfærdige beretninger og har bud til alle med interesse for historie og søfart." table:display="true" table:show-details="true"/>
                <table:data-pilot-member table:name="”Plovmanden” er resultatet af et unikt samarbejde på tværs af landegrænser mellem to historikere, en russisk, Aleksandr Kiseljov, der bor i Khanty-Mansiysk, Sibirien – og en dansk, Per Nielsen, der bor i Odense. Forfatterne har søgt oplysninger i danske, russiske, lettiske og engelske arkiver; ja sågar i et arkiv i Kazakhstan. Det lykkedes også for forfatterne at komme i kontakt med direkte efterkommere af Søren Revsgaard Randrup i henholdsvis England og Canada, og derved fik de adgang til en række ellers ukendte dokumenter og fotografier, som stadig er i familiens eje. Alt i alt har de to forfattere haft held til at samle materiale fra så mange forskellige kilder, at der tegner sig et billede af ikke kun forretningsmanden, men også mennesket Søren Revsgaard Randrup – en succesfuld dansk forretningsmand i Sibirien i begyndelsen af 1900-tallet." table:display="true" table:show-details="true"/>
                <table:data-pilot-member table:name="”Vi må redde så mange, vi kan.”" table:display="true" table:show-details="true"/>
                <table:data-pilot-member table:name="»Her begynder beretningen om det danske folks oprindelse«. Skriftet rækker fra sagnkongerne til Erik Menved i 1288, dets kildeværdi falder især på de urolige år under brødrene Erik, Abel og Christoffer samt Erik Klipping." table:display="true" table:show-details="true"/>
                <table:data-pilot-member table:name="1770 fik Danmark sin første egentlige udenrigstjeneste. Dermed var grundstenen til en moderne dansk udenrigspolitik lagt." table:display="true" table:show-details="true"/>
                <table:data-pilot-member table:name="2017 er året, hvor vi fejrer 100-året for Danmarks salg af De Vestindiske Øer. Medierne har primært haft fokus på det danske slaveregime, på kendte danskeres liv og på øernes klima og skønhed. Men hvordan levede de danskere, der tog til øerne i håb om at skabe sig et godt liv? Det kan St. Thomas-mysteriet fortælle noget om." table:display="true" table:show-details="true"/>
                <table:data-pilot-member table:name="21. juni 2020 – på Grønlands nationaldag – blev statuen af Hans Egede i Nuuk overhældt med rød maling. Siden har debatten bølget om statuen og den fortid, den repræsenterer." table:display="true" table:show-details="true"/>
                <table:data-pilot-member table:name="3. udgave af Øjenvidner til historien indeholder 285 reportager fra de seneste 2.500 år af menneskehedens historie - fra små hændelser og kuriøse oplevelser i hverdagen til skelsættende historiske begivenheder fortalt af kendte som ukendte øjenvidner. Bogen indledes med en skildring af pesten i Athen i år 430 f.Kr. &#10;&#10;Blandt de mange skildringer fra de seneste års verdenshistorie er bl.a.: Angrebet på World Trade Center i 2001, belejringen og anholdelsen af Milosovic samme år, Niels Bohr-forskere på Jet Propulsion Laboratory i Californien og deres jublende beskrivelse af Opportunity´s vellykkede landing på Mars og en gribende beretning fra tsunamien i Asien i 2004 fra en dansk familie, der mirakuløst overlevede.&#10;&#10;»Man har fundet en bog til alle tider, en bog fra alle tider, journalistik, personligt oplevet, rapporter, der dirrer af liv og oplevelse, oprindelig journalistik, små stykker helt tilbage fra før Kristi fødsel, opbyggende, opløftende, en samling artikler fra steder, hvor det brændte på .« - Morten Sabroe" table:display="true" table:show-details="true"/>
                <table:data-pilot-member table:name="400 ÅRS JUBILÆUM." table:display="true" table:show-details="true"/>
                <table:data-pilot-member table:name="5 hjerter, Politiken&#10;5 stjerner, Berlingske Tidende&#10;5 stjerner, Jyllands-Posten&#10;4 stjerner, Kristeligt Dagblad" table:display="true" table:show-details="true"/>
                <table:data-pilot-member table:name="88 sider, indbundet. 2004." table:display="true" table:show-details="true"/>
                <table:data-pilot-member table:name="93 sider, indbundet. 1989. (2. oplag 2001)." table:display="true" table:show-details="true"/>
                <table:data-pilot-member table:name="Aggersborg er den største af de monumentale ringborge, som kong Harald Blåtand lod opføre i anden halvdel af 900-årene. Borgen lå med vid udsigt over Limfjorden, på et strategisk vigtigt sted. Sammen med andre danske ringborge som Trelleborg og Fyrkat spillede Aggersborg en central rolle i vikingetiden." table:display="true" table:show-details="true"/>
                <table:data-pilot-member table:name="Andet og afsluttende bind i Hans Gregersens store fortælling om mellemkrigstiden. I 2018 kom Verden er ny om de brølende 20'ere, og nu fortsætter han med Verden i opbrud, der sætter fokus på 1930’erne." table:display="true" table:show-details="true"/>
                <table:data-pilot-member table:name="Anne Franks dagbog er den virkelige historie om den unge, jødiske pige, der må gå under jorden med sin familie i Amsterdam på flugt fra nazisterne. Hun får en dagbog i 13-års fødselsdagsgave, og i den beskriver hun sine oplevelser i årene 1942 til 1944, hvor familien skjuler sig i &quot;Baghuset&quot; og til slut bliver angivet og deporteret til koncentrationslejren Bergen-Belsen. Her ender Anne sine dage blot en måned før lejren befries af de engelske tropper." table:display="true" table:show-details="true"/>
                <table:data-pilot-member table:name="Anne Franks Dagbog er skrevet af den purunge, jødiske pige, der måtte gå under jorden i Amsterdam i 1942. Ingen anden bog giver en så menneskelig og følsom skildring af jødernes vilkår under Anden Verdenskrig. &#10;På sin 13 års fødselsdag fik Anne Frank en dagbog, som hun straks tog i brug. Det blev starten til denne gribende beretning om hendes families dagligdag i deres skjulested i ?Baghuset? og deres frygt, angst og håb frem til august 1944, hvor familien blev angivet og deporteret. &#10;Kun Annes far overlevede krigen og udgav i 1947 første gang datterens dagbog, der siden er udkommet i utallige udgaver og på alverdens sprog.&#10;&#10;Flaptekster:&#10;Anne Frank blev født den 12. juni 1929. Sommeren 1942 gik hun og hendes familie under jorden på flugt fra nazisterne. I august 1944 blev deres gemmested afsløret. Anne Frank døde i koncentrationslejren Bergen-Belsen tre måneder før sin sekstens års fødselsdag, og blot en måned før lejren blev befriet af britiske tropper. &#10;Anne Franks Dagbog er et af de vigtigste vidnesbyrd om udslettelsen af Europas jøder under Anden Verdenskrig. Den skildrer et liv på flugt, et liv under jorden. Alligevel opfatter Anne ikke sig selv som et offer, men fremtræder som en livlig, klarsynet og selvstændig ung pige med sine problemer, længsler, drømme og håb - hvilket blot gør hendes vidnesbyrd endnu stærkere. &#10;&#10;12. juni 1942 &#10;Jeg håber, jeg vil kunne betro dig alt; som jeg aldrig før har kunnet betro mig til nogen, og jeg håber at du vil blive en stor støtte for mig. &#10;&#10;4. august 1943 &#10;Nu da vi har været Baghusbeboere i mere end et år, ved du en hel del om vores liv, men det er umuligt at give dig et fuldstændigt billede af det. Alting er så helt, helt anderledes end under normale omstændigheder og hos almindelige mennesker. For at give dig mulighed for et dybere indblik i vores liv, vil jeg i de følgende breve af og til beskrive en del af en ganske almindelig dag. I dag begynder jeg med aftenen og natten. &#10;Omslaget på denne udgave er gengivet efter den originale ternede bog, Anne Frank fik i fødselsdagsgave i 1942." table:display="true" table:show-details="true"/>
                <table:data-pilot-member table:name="Anne-Cathrine Riebnitzsky er forfatter til romanerne Den stjålne vej og Forbandede yngel, som hun modtog Boghandlernes Gyldne Laurbær for, samt Orkansæsonen og stilheden." table:display="true" table:show-details="true"/>
                <table:data-pilot-member table:name="Anne-Cathrine Riebnitzsky tilbragte 14 måneder i Afghanistans Helmand provins, hvor hun fik kontakt med de afghanske kvinder, der kæmper mod Talebans rædselsregime." table:display="true" table:show-details="true"/>
                <table:data-pilot-member table:name="Antony Beevor fortæller her den sande historie om kampene ved Arnhem. Det er en uforglemmelig og gribende beretning, der handler om meget mere end et enkelt dramatisk slag - den undersøger også, hvad krig egentlig handler om." table:display="true" table:show-details="true"/>
                <table:data-pilot-member table:name="Århus i 60’erne fortalt i billederDe danske byer forandrer sig i disse år med hastige skridt. Måske især i Aarhus, hvor gammelt rives ned og der bygges nyt som aldrig før. I en tid med store forandringer kan det være godt at kigge tilbage i tiden - på en svunden by, der så meget anderledes ud end det moderne Aarhus.I ”Aarhus i årtier” inviterer TURBINE, Den Gamle by og Stadsarkivet i Aarhus læserne med tilbage på en tidsrejse til en svunden tid. Bogen om Aarhus I 60’erne er andet bind i en planlagt storstilet serie på fire bøger om Aarhus' historie fortalt i billeder.Bogen fortæller om 60’ernes Århus. Et årti med voldsomme forandringer i bybilledet. Store gadegennembrud blev planlagt, men gudskelov forhindret  af bl.a. den fremsynede borgmester Bernhardt Jensen. Nye store boligområder opstod rundt om byen.Det er de billeder, denne bog præsenterer – her i blandt hidtil usete og unikke fotografier, der stammer fra billedsamlingerne i Den Gamle By og Aarhus.Bogen er redigeret og sat sammen af stadsarkivar Søren Bitsch Christensen fra Aarhus Stadsarkiv.”Aarhus i Årtier” vil udkomme med en stor lokal mediedækning og med opbakning fra Den Gamle By og Stadsarkivet, der flittigt vil fortælle om bogen via deres egne medier.“Dengang byen selv lavede øl og solen altid skinnede om sommeren. Vidunderlig bog om Aarhus i 1950' erne - fortalt i billeder”. Anmeldelse af bind 1 af serien i Aarhus Stiftstidende." table:display="true" table:show-details="true"/>
                <table:data-pilot-member table:name="Augustinerklostret i Tvilum blev nedlagt i 1537 – lige efter Reformationen. Kirken blev omdannet til sognekirke, mens klosterbygningerne hurtigt blev revet ned, og kirkegården bredte sig ind over tomten. Ved en række målrettede udgravningskampagner i årene 1990-1993 blev der skabt overblik over placeringen af klosterbygningerne i hovedanlægget og et par andre konstruktioner syd for dette. Det egentlige klosteranlæg viste sig at være betydeligt større, end man ud fra kirkebygningen kunne forvente. Som noget ganske specielt blev en væsentlig del af undersøgelserne gennemført på kirkegårdens gange og friarealer." table:display="true" table:show-details="true"/>
                <table:data-pilot-member table:name="Bag begrebet ”fornøden dristighed” ligger den filosofi, at vil man vinde i krig, så kræver det en aggressiv og offensiv holdning. Skibschefen skal balancere ansvaret for skib og mandskab op mod gennemførelsen af den pålagte ordre, og Søværnets historie har mange eksempler på situationer, hvor skibschefer, befalingsmænd eller gaster har udvist en fornøden dristighed." table:display="true" table:show-details="true"/>
                <table:data-pilot-member table:name="BEDRAGET har siden september 2013 solgt mere end 25.000 eksemplarer. Bogen udkom til flotte anmeldelser og fyldig omtale i de trykte og elektroniske medier. Nu kommer bogen i softcover-udgave i forbindelse med 25-året for afsløringen af bedraget i Nordisk Fjer." table:display="true" table:show-details="true"/>
                <table:data-pilot-member table:name="Begivenhederne er aldrig blevet beskrevet i deres fulde udstrækning og i sammenhæng, men nu sker det i en ny bog fra Sea War Museum Jutland i Thyborøn. Den har fået titlen ”Jyllandsslaget og Første Verdenskrig i Nordsøen” og er skrevet af journalist og forfatter Knud Jakobsen." table:display="true" table:show-details="true"/>
                <table:data-pilot-member table:name="Bind 1 undersøger udgivelsen af græsk og latinsk litteratur fra bogtrykkerkunstens indførelse i Danmark til den yngste udgave af Saxo Grammaticus’ Gesta Danorum fra 2015. Efter et metodisk indledningskapitel beskrives de forskellige århundreders vigtigste udgavetyper." table:display="true" table:show-details="true"/>
                <table:data-pilot-member table:name="Bind 3 beskriver udgivelsen af nysproglig dansk litteratur. Efter en generel introduktion til nyfilologiens problemfelter gives der i tre store kapitler en bred oversigt over udgavernes mængde. Fremstillingen rækker fra Gotfred af Ghemens trykte udgave af Den danske Rimkrønike i 1495 til de digitale udgaver af Ludvig Holbergs og N.F.S. Grundtvigs værker, som begyndte at udkomme efter år 2010. En særlig opmærksomhed tilfalder udgiverselskaber som Samfundet til den danske Literaturs Fremme og Det Danske Sprog- og Litteraturselskab." table:display="true" table:show-details="true"/>
                <table:data-pilot-member table:name="Bind 4 rummer litteraturlister til hvert enkelt bidrag i de foregående tre bind. Listerne opregner benyttede håndskrifter eller andet arkivmateriale, udgaver og sekundærlitteratur. Desuden rummer bind 4 et samlet personregister og et emneregister." table:display="true" table:show-details="true"/>
                <table:data-pilot-member table:name="Blod og Jord er en dokumentarisk fortælling om fire skæbner i det dansk-tyske grænseland i tiden omkring 2. verdenskrig. De tilhører henholdsvis det tyske og det danske mindretal på hver sin side af grænsen, men trækker alle af forskellige årsager i tysk uniform for at slås for Nazi-Tyskland, hvorved de ender som kastebolde i et spil, de ikke selv er herrer over, og må forvalte deres skæbne bedst muligt under de givne omstændigheder." table:display="true" table:show-details="true"/>
                <table:data-pilot-member table:name="BØDLENS LILLE HELVEDE – Mestermanden i Helsingør" table:display="true" table:show-details="true"/>
                <table:data-pilot-member table:name="Bogen beskriver et stykke dramatisk krigshistorie, som udspillede sig i danske farvande for 80 år siden – i maj 1940." table:display="true" table:show-details="true"/>
                <table:data-pilot-member table:name="Bogen er den første fra en historisk akademiker, som går helt tilbage til beviserne på Hitlers selvmord for at kunne undersøge en række af de nyligste argumenter fremført af konspirationsteoretikerne ved hjælp af videnskabelige metoder. Gennem en analyse af tidligere tophemmelige M15-dokumenter, optegnelser over Hitlers bunker, personlige fortællinger fra officerer indenfor efterretningstjenesten samt fortællinger om skuddueller, plyndringer og hemmelige agenter tager denne gennemarbejdede bog fat i tvivlernes teorier for at kunne fortælle hele historien om, hvordan Hitler døde." table:display="true" table:show-details="true"/>
                <table:data-pilot-member table:name="Bogen er desuden spækket med flotte illustrationer og særligt tegnede vignetter, der  afspejler middelalderens mangfoldige univers." table:display="true" table:show-details="true"/>
                <table:data-pilot-member table:name="Bogen er en del af en trilogi, der er med til at forankre tesen, at friluftslivet udspringer af samisk urfolkskundskab og er opbygget i en socialpædagogisk diskurs, der bygger på erfaringer fra vejlederuddannelsen i friluftsliv fra Sjövik. Bogen illustrerer, hvorledes man kan implementere friluftsliv i undervisningen i et idéhistorisk arbejde på forskellige undervisningsmæssige niveauer, og den appellerer til alle med interesse for profylaktisk friluftsliv – en psykologisk sundhedsmæssig bonus er alle de æstetiske oplevelser. Bogen udfolder temaer i et kulturhistorisk perspektiv og henvender sig til en bred målgruppe af foreninger, institutioner og folkeskolens tre trin og åbner op for mange funderinger, spørgsmål og belyser samfundets kvalificerende nøglekompetencebegreber og gør udøveren af friluftsliv forståelig af egne færdigheder og kundskaber, således at den implicerede udøver kan forholde sig til sin egen forforståelse og forståelse overfor egne kundskaber og færdigheder: konsekvenspædagogik, høstet af korrekt sikkerhedsmæssig mestring og vurderinger truffet på baggrund af sund fornuft." table:display="true" table:show-details="true"/>
                <table:data-pilot-member table:name="Bogen er en enestående undersøgelse af cyklens kulturhistorie i Danmark fra de første forsigtige træd i pedalerne i det 19. århundrede og frem til moderne tid, hvor cyklen har indtaget bybilledet som en signatur for bæredygtig, sund livsstil.&#10;&#10;Martin Zerlang viser i denne bog, at cyklens historie fører vidt omkring.Opfindelsen af gummihjulet, der fra 1880’erne får det nye transportmiddel til at glide lystigt ud ad de europæiske veje, har samtidig tråde til det, man kalder rubber capitalism. I Introduktion til vor Tidsalder (1915) skitserer Johannes V. Jensen, med udsigt til gummiplantagerne i Indien, denne historie: ”… det er rubber alt sammen herude, fra Ceylon til Malakkahalvøen og Hollandsk Indien.” Han understreger imidlertid også, at der er en særlig dansk vinkel på cyklen: ”I intet andet Land jeg kender har Cyklen en saadan Udbredelse som i Danmark”, skrev han i Aarbog 1916, hvor han også mente, at den passede til noget i befolkningens karakter, ”i sin Stil demokratisk, typisk dansk.” Lige siden ’velocipeden’ i 1881 blev introduceret i Tivoli, ovenikøbet med musikalsk akkompagnement ved H.C. Lumbye, har cyklen været allestedsnærværende i dansk kultur, og hvis dens popularitet dalede en smule med bilens gennembrud, så har den i de senere år fået en kæmpe renæssance, godt støttet af et nyt fokus på værdier som sundhed og bæredygtighed, ikke mindst i København, hvor bedre cykler, bedre cykelstier, bedre cykelparkering og udvikling af cykelbroer har bragt hovedstaden op på de internationale cykelbyers sejrsskammel.&#10;&#10;Landskabet, byernes udformning og befolkningens karakter har medvirket til at gøre cyklen til danskernes nationale køretøj. Cyklens lange historie i Danmark har således gennem mere end 100 år været koblet til noget særligt dansk, og det har manifesteret sig i kunst, litteratur, musik, arkitektur og film, hvortil selvfølgelig kommer cykelsporten. Bogen tilbyder for første gang et samlet overblik over cyklens danske kulturhistorie, som belyses gennem et analytisk blik på et rigt udvalg af kulturens og kunstens kommentarer til den danske cykelkultur." table:display="true" table:show-details="true"/>
                <table:data-pilot-member table:name="Bogen er et af de vigtigste vidnesbyrd om udslettelsen af Europas jøder under Anden Verdenskrig. Den skildrer et liv på flugt, et liv under jorden. Alligevel opfatter Anne ikke sig selv som et offer, men fremtræder som en livlig, klarsynet og selvstændig ung pige med sine problemer, længsler, drømme og håb - hvilket bare gør hendes vidnesbyrd endnu stærkere. Kun Annes far overlevede krigen, og han udgav i 1947 første gang datterens dagbog, der siden er udkommet i utallige udgaver og på alverdens sprog." table:display="true" table:show-details="true"/>
                <table:data-pilot-member table:name="Bogen er et selvstændigt supplement til Signe Wulffs anmelderroste, kulinariske biografi over den legendariske storyteller, I køkkenet med Karen Blixen, som udkom sidste år." table:display="true" table:show-details="true"/>
                <table:data-pilot-member table:name="Bogen er i stort format og rigt illustreret." table:display="true" table:show-details="true"/>
                <table:data-pilot-member table:name="Bogen er illustreret med over 200 billeder, hvoraf mange ikke tidligere har været offentliggjort." table:display="true" table:show-details="true"/>
                <table:data-pilot-member table:name="Bogen er Kim Hjardars femte bog om vikinger på Turbine og efterfølger dermed titlerne Vikinger i krig, Vikingernes liv og færden, Vikinger – kort fortalt og Havets herskere." table:display="true" table:show-details="true"/>
                <table:data-pilot-member table:name="Bogen er rigt illustreret med samtidige fotos fra Vestindien og København." table:display="true" table:show-details="true"/>
                <table:data-pilot-member table:name="Bogen er særlig aktuel, da Pie er en af hovedpersonerne i den nye film Hvidstengruppen II – de efterladte, der har premiere 1. juledag 2021." table:display="true" table:show-details="true"/>
                <table:data-pilot-member table:name="Bogen er skrevet af lektor emeritus ved Aarhus Universitet Hans Krongaard Kristensen, der også i sin tid ledede udgravningerne, og som anses for at være en af vore fremmeste klostereksperter." table:display="true" table:show-details="true"/>
                <table:data-pilot-member table:name="Bogen er støttet af Aage V. Jensens Fond." table:display="true" table:show-details="true"/>
                <table:data-pilot-member table:name="Bogen er udgivet som et led i Nationalmuseets Jellingprojekt." table:display="true" table:show-details="true"/>
                <table:data-pilot-member table:name="Bogen fortæller historien om den tyske naturvidenskabsmand og forskningsrejsende Alexander von Humboldt (1769-1859),og om hvordan han grundlagde den måde, vi forstår og beskriver naturen på i dag." table:display="true" table:show-details="true"/>
                <table:data-pilot-member table:name="Bogen fremstår også som en stærk personlig bekendelse til nødvendigheden af det direkte kultur- og menneskemøde for at sikre, at vi også i fremtiden har en fælles klode. Forestillingen om, at lande og mennesker kan klare sig alene, er ikke brugbar, uanset hvad vi måtte mene om den globalisering, vi har oplevet i de foregående årtier." table:display="true" table:show-details="true"/>
                <table:data-pilot-member table:name="Bogen gør rede for Nationalmuseets store udgravninger af både borgen og den ældre bebyggelse. Med udgangspunkt i resultaterne gives et nyt indblik i Danmarks historie i denne brydningstid og i de politiske og kulturelle forbindelser med Europa." table:display="true" table:show-details="true"/>
                <table:data-pilot-member table:name="Bogen kan både læses fra en ende og bruges som opslagsbog. &#10;&#10;360 fotos og illustrationer.&#10;Offsettrykt helbinds bog Garnhæftet helbind med 2,3 mm pap, med rund ryg og kapitælbånd + gennemfarvet for/eftersats." table:display="true" table:show-details="true"/>
                <table:data-pilot-member table:name="Bogen kommer også i en engelsk udgave." table:display="true" table:show-details="true"/>
                <table:data-pilot-member table:name="Bogen om alt dette er en rutsjebanetur gennem et Zimbabwe, som også plages af stor korruption og et autoritært og undertrykkende politiske styre, som ikke giver udviklingssamarbejdet gode vilkår. Noget er alligevel lykkedes, på trods af alle forhindringer, men det gælder langtfra alt. Ofte er det kun lykkedes, fordi stærke lokale personligheder har kæmpet for det." table:display="true" table:show-details="true"/>
                <table:data-pilot-member table:name="Bogen omhandler helleristningernes billedmotiver på de bornholmske klippeflader. Den nyeste forskning med vægt på den astronomiske kalenderteori er baseret på mange års iagttagelser, der her er dokumenteret med foto samt opmålinger af helleristningernes retninger. For bronzealderens mennesker var observationer af solopgange og solnedgange, samt stjerner og månens bevægelser, af stor betydning. Disse er rigt beskrevet og tydeliggjort i denne bog ved fotografier, skemaer, tegninger og kort. Flere kapitler er krydret med lokale historier, sagn og tegninger, der kan knyttes til lokaliteterne. Mange helleristninger ligger højt i landskabet i naturskønne omgivelser og med udsigt ud over Østersøen, og bogen kan derfor også benyttes som en turguide til helleristningerne. Især når solen står op eller går ned, er det en særlig smuk oplevelse at se hvordan skygger dannes i helleristningernes fordybninger, som således tydeliggøres. Mogens Jensen" table:display="true" table:show-details="true"/>
                <table:data-pilot-member table:name="Bogen omhandler samfundsstyring, politik, militær, historie,myter. Nogle grønlænderes tanker om, at danskeresidst i 1800-tallet dræbte mange af de oprindelige østgrønlandskeeskimoer. Andre specielle hændelser, jagt, hunde,slædekørsel, is og sne, natur, sæler, vind og vejr, mennesker,isbjørne, moskusokser, og desuden en hel del mere afbetydning i de arktiske egne og andre steder.Flemming Sølberg boede i perioden 1962-75 sammenlagtotte år i Grønland. I omkring et år havde han fast arbejde,og i de øvrige syv år levede han af jagt, fangst, hundeslædekørselog forfattervirksomhed. I 1976-79 studerede haneskimologi og antropologi på Københavns Universitet. Ogi 1980 udkom hans bog Jagten i Scoresbysund, der omtalessom noget af det fineste om Grønland." table:display="true" table:show-details="true"/>
                <table:data-pilot-member table:name="Bogen præsenteres på Sea War Museum Jutland den 31. maj i overværelse af blandt andre Nicholas Jellicoe og Reinhard Scheer-Hennings, henholdsvis sønnesøn og oldebarn af den britiske og den tyske øverstkommanderende i Jyllandsslaget." table:display="true" table:show-details="true"/>
                <table:data-pilot-member table:name="Bogen vil være god til alle gæster og besøgende, men såmænd også til fastboende – her kan alle blive mere fortrolige med den ø, vi alle sammen elsker." table:display="true" table:show-details="true"/>
                <table:data-pilot-member table:name="Boller er kendt som det ufrivillige hjem for Christian 4.s forstødte hustru Kirsten Munk. Stedets historie begynder i den sene middelalders urolige år, fortsætter gennem renæssancens byggeri ved Holger Rosenkrantz og Karen Gyldenstierne, Frijsernes epoke samt omfatter berømte og kulørte kongelige besøg. Bogen undersøger hverdaglivet for herskab, ansatte og fæstere, deres livsvilkår på mark og i skov, have og gartneri, møller, fæstegårde og hospital. Husmandsudstykninger og plejehjem i unikke kulturhistoriske rammer afrunder bogen." table:display="true" table:show-details="true"/>
                <table:data-pilot-member table:name="Bornholm er en ø med meget at byde på og er samtidig et øland, der har så godt som alt – for man finder det hele på denne østdanske ø. Bornholms urtid og forhistorie går tilbage til oldtiden, og geologisk fra Jordens tidligste tider med eksempelvis fund af fascinerende dinosaurfossiler, gådefulde solsten og billedskønne guldgubber, frem til spændende middelalderborge og frihedskrige og op til industriens tider, som alt bæres til skue i denne bog." table:display="true" table:show-details="true"/>
                <table:data-pilot-member table:name="Bornholm er enestående på mange måder – øen har en eventyrlig og i dansk sammenhæng helt unik natur med ejendommelige bjerg- og jordarter samt sin helt egen kultur på en mageløs plads i Østersøen." table:display="true" table:show-details="true"/>
                <table:data-pilot-member table:name="Bybilledet ændrede sig allermest i løbet af den sidste halvdel af 1900-tallet. Meget blev revet ned, mere blev bygget om, og endnu mere er blevet nyopført. De små leksikale oplysninger, man får i tilgift til billederne, er meget nyttige som støtte for billedernes egne beretninger. Bogen bærer i det hele taget megen dansk historie, samfundsforhold, geografi, byfornyelse og udvikling til skue." table:display="true" table:show-details="true"/>
                <table:data-pilot-member table:name="Bygger på mange kilder fra Danmark og Grønland." table:display="true" table:show-details="true"/>
                <table:data-pilot-member table:name="CHRISTIAN DEN 4. I KRIG OG KÆRLIGHED – Kong Christian og Kirsten Munk" table:display="true" table:show-details="true"/>
                <table:data-pilot-member table:name="Christian III’s krigsbog er en næsten 500 år gammel original tysk tekst, ”Kriegs Memorial”, som i dag befinder sig på Det Kgl. Bibliotek, der ikke tidligere har været oversat til dansk. Forfatterne har oversat teksten samt foretaget en transskription af den. Bogen har tilhørt kong Christian III (1503-1559), og forfatterne har sat indholdet i relation til de historiske og krigshistoriske begivenheder omkring Reformationen i Danmark og øvrige Europa, hvilket har givet en enestående mulighed for at belyse forskellige kulturhistoriske aspekter af livet i og omkring en 1500-tals landsknægthær. Christian III’s Krigsbog er bl.a. illustreret med 11 kolorerede helsides illustrationer fra originalmanuskriptet." table:display="true" table:show-details="true"/>
                <table:data-pilot-member table:name="Cities and landscapes in The Virgin Islands of The United States." table:display="true" table:show-details="true"/>
                <table:data-pilot-member table:name="Conrad Sorterup sejler som 23-årig i 1872 til De Vestindiske Øer for at begynde et nyt liv som digter. På skibet møder han Ida, de bliver gift, og sammen får de fem børn. Intet går som ventet, og fortællingen rummer en dramatisk familiesaga, hvor virkeligheden overgår de flestes fantasi." table:display="true" table:show-details="true"/>
                <table:data-pilot-member table:name="Da fiskerne i 1960'erne bliver presset af mindre fiskekvoter sejler Ole Basse i spidsen for at afprøve laksefiskeriet ud for Norges og Grønlands kyster. Fordrevet af politiske beslutninger vælger han, at satse på rejefiskeri ud for Vest- og Østgrønland, Svalbard og Canada og trawlere bliver større og større. Pionerånden sender også Ole til Sydatlanten, men da et udviklingsprojekt i Indonesien slår fejl, går Ole Basse Mortensen overraskende konkurs. Men han starter blot forfra igen. &#10;&#10;Ole Basse Mortensen var en ukuelig fisker, som kæmpede for sit erhvervs overlevelse. Han åbnede handelsforbindelsen til det lukkede Sovjet, han holdt møder med både fiskeri- og statsministre og han stod på talerstolen på Christiansborgs Slotsplads og talte om lige ret til havet. Sømilegrænser, kvoter og EF formede fremtiden for fiskerne, men Ole Basse holdt fast i sit motto:" table:display="true" table:show-details="true"/>
                <table:data-pilot-member table:name="Da Hans Egede ikke kunne prædike for nordboere, begyndte han at missionere blandt inuit – og forfølge deres åndemanere. De kaldte ham ”Palase”. Han forsøgte med gaver og mad at trække unge til kolonien." table:display="true" table:show-details="true"/>
                <table:data-pilot-member table:name="Da Peter Freuchen er 12 år, er han på ferie hos sin onkel og tante på en gård nær Nakskov. Sammen med en kammerat svømmer han de 2 kilometer over til øen Enehøje; men de bliver jaget bort af ejeren og må svømme tilbage til Lolland. Efter to polarekspeditioner vender han i 1926 tilbage til Lolland og køber Enehøje. På øens højeste punkt opfører han en portal af hvalkæber, og den gamle smedje indrettes til skriveværksted. I 1940 flygter Freuchen til Sverige og bosætter sig derefter i USA." table:display="true" table:show-details="true"/>
                <table:data-pilot-member table:name="Danevirke blev anlagt i 700-årene som værn mod fjendtlig indtrængen fra syd. Siden forstærkede kongemagten befæstningen, når det var påkrævet. Bogen gør på overskuelig måde rede for Danevirkes komplicerede bygningshistorie. Samtidig berettes om de hændelser, som forårsagede ændringer af den monumentale befæstning langs kongerigets sydgrænse. Udgivet i samarbejde med Moesgaard Museum." table:display="true" table:show-details="true"/>
                <table:data-pilot-member table:name="Danmark har en århundredlang tradition på alle tre felter, men her kortlægges den for første gang." table:display="true" table:show-details="true"/>
                <table:data-pilot-member table:name="Danmarks dåbsattest i Jelling. Sådan kender vi runerne. Men runer handlede ikke kun om monumenter, kristendom og kongerige. Folk skrev også om krig, sex og sladder. Og runerne havde allerede 800 år på bagen, da Harald Blåtand satte sit gigantiske monument i 965. De latinske bogstaver kom ind i det danske rige med kristendommen, men nordboerne holdt fast i runerne, og det gør vi faktisk endnu. Tænk blot på symbolet for Bluetooth på mobiltelefoner. Vi bruger også runer til tatoveringer, på fodboldtrøjer og i tvserier, så de sidste runer er ikke ristet endnu. Lisbeth M. Imer, seniorforsker og runolog ved Nationalmuseet, læser skriften og fortæller, hvordan runer bruges og forstås kulturhistorisk – både dengang og nu." table:display="true" table:show-details="true"/>
                <table:data-pilot-member table:name="DANMARKS TITANIC er den dramatiske beretning om, hvad der gik galt, og hvordan udvandrerne og besætningsmedlemmer oplevede de forfærdelige timer og minutter, mens skibet gik ned på åbent hav. Katastrofen blev ikke mindre af, at der langt fra var plads i redningsbådene til alle." table:display="true" table:show-details="true"/>
                <table:data-pilot-member table:name="Dansk Editionshistorie er en kortlægning af, hvilke videnskabelige udgaver der er blevet foranstaltet i Danmark eller af danske forskere fra renæssancen til i dag." table:display="true" table:show-details="true"/>
                <table:data-pilot-member table:name="DANSK KOLONI I INDIELAND – Christian den 4. og TranquebarHOLBERG PÅ KOMIDIE – Ludvig på Bjerget" table:display="true" table:show-details="true"/>
                <table:data-pilot-member table:name="Dansk koloni i Indieland er en historisk roman om 600 mænd, der i 1618 begiver sig ud på en utrolig rejse for at vinde ære og rigdom – og skaffe Christian den 4. en koloni i Ostindien." table:display="true" table:show-details="true"/>
                <table:data-pilot-member table:name="Danske Kongegrave er et prægtigt bogværk om et af verdens ældste monarkiers gravmæler. De tre rigt illustrerede bind fortæller Danmarkshistorien gennem beretninger om kongelige gravminder og begravelsesskikke, og dermed på deres egen måde også om de kongelige dynastier gennem 1000 år: fra Gorm den Gamle og Thyre til kong Frederik 9. og dronning Ingrid." table:display="true" table:show-details="true"/>
                <table:data-pilot-member table:name="Danske Kongegrave indledes med et kapitel om danske kongegrave i et europæisk perspektiv og afsluttes med et kapitel om kongelig gravheraldik. For at dække emnets mange kulturhistoriske aspekter er værkets forfattere hentet blandt velrenommerede historikere, kunsthistorikere, arkæologer, arkitekter og billedhuggere/restauratorer. Alle skriver inden for deres ekspertområde. Sidst i bind III bringes kirkeplaner, stamtavler og registre." table:display="true" table:show-details="true"/>
                <table:data-pilot-member table:name="Danske Middelalderborge er den eneste samlede oversigt over de anlæg, man kender fra det middelalderlige Danmark. Her berettes om, hvem der byggede borgene, hvornår de gjorde det, og hvorfor det skete. Gennem de seneste årtier er flere steder blevet undersøgt, enkelte nye anlæg er blevet fundet, og gamle udgravninger er blevet genåbnet, så man har fået ny viden på flere områder." table:display="true" table:show-details="true"/>
                <table:data-pilot-member table:name="Danskerne måtte selv finde søvejen til Indien. Rejsen var fuld af drama – kærlighed, sørøvere, menneskeædere, hedninge, skønne kvinder, fremmede guder, sygdom og død – og et fantastisk møde med Indiens herligheder.  For de fleste endte det ad Helvede til, men Danmark fik kolonien – Tranquebar." table:display="true" table:show-details="true"/>
                <table:data-pilot-member table:name="De 20 øer ligger fordelt i hele landet, i farvandene omkring Jylland, Fyn, Sjælland og Lolland-Falster, de fleste af dem bare en kort bådtur væk - som fx Slotø, Kyholm og Enehøje." table:display="true" table:show-details="true"/>
                <table:data-pilot-member table:name="De 72 fortællinger danner en samlet historie om perioden fra rensdyrjægerne kom til landet lige efter istidens slutning omkring år 11.000 f.v.t. og frem til vikingekongernes statsdannelse omkring år 1000." table:display="true" table:show-details="true"/>
                <table:data-pilot-member table:name="De afgørende kampe om Norge foregår i 1813 og 1814, men for at forstå baggrunden for og resultatet samt Frederik 6.s handlinger eller mangel på samme, er man nødt til at gå længere tilbage i tiden; tilbage til Frederik 6.s barndom og opvækst med en sindssyg far og uden sin mor, som er sendt ud af landet på grund af affæren med Struensee.   &#10;&#10;Som kronprins oplever Frederik 6. den franske revolution i 1789, som sætter hele Europa i oprør. Kampen for og imod kongerne enevældige magt brydes mod bondestandens og ikke mindst borgerskabets, embedsmændenes og officerernes krav om frihedsrettigheder og indflydelse samt opgøret med adelens privilegier.   &#10;&#10;Hertil kommer de enkelte landes indbyrdes krige, hvor skiftende alliancer dannes mellem landene og deres regenter med deltagelse af de mere eller mindre villige militære enheder og deres officerer. Koalitioner og traktater aftales og brydes i et omfang, som gør det svært for de stridende soldater, deres officerer og regeringernes forhandlere at fastholde, hvem, der er fjender, og hvem, der er allierede.   &#10;&#10;Efter attentatet og mordet på den svenske konge Gustav 3. og afsættelsen og landsforvisningen af hans efterfølger, Gustav 4. Adolf forsøger Frederik 6. at bringe sig i position som svensk kronprins i skarp konkurrence med prins Christian August Augustenborg og hertug Frederik Christian af Augustenborg, men det ender med at den franske marskal Jean-Baptiste Bernadotte bliver valgt og danner en alliance med Rusland med det mål at tage Norge fra Danmark.   &#10;&#10;Kampen om Norge foregår mellem Danmark og Sverige, men udfaldet af denne kamp har storpolitisk interesse på grund af Danmarks strategiske placering ved Øresund og kampen mod Napoleon; men først og fremmest handler den om et land og et folk, som ønsker at blive betragtet som et selvstændigt land med sin egen nationale identitet og en ret til selv at bestemme landets fremtid.   &#10;&#10;Bogen afsluttes med et omfattende personregister og et særligt afsnit med hjælp til slægtsforskere, som leder efter oplysninger om deres slægtninges deltagelse i englandskrigene og i Napoleons danske hjælpetropper." table:display="true" table:show-details="true"/>
                <table:data-pilot-member table:name="De Bornholmske Amatørarkæologers historie startede for 25 år siden, men den historie, som vi graver op af den bornholmske muld, strækker sig meget længere tilbage. Vi har fundet 5000 år gamle tværpile af flint, 1000 år gamle sølvskatte og guldskatte fra 500-tallet. Vi har fundet relikviekors, perler og guldgubber, men også moderne ting som bilnøgler og forsvundne vielsesringe." table:display="true" table:show-details="true"/>
                <table:data-pilot-member table:name="De danske kongegrave er en enestående del af Danmarks nationalhistoriske kulturarv. Så vidt vides, er der ikke tidligere udgivet en samlet behandling af en enkelt nations kongegrave – set i dette lys skriver værket i sig selv historie." table:display="true" table:show-details="true"/>
                <table:data-pilot-member table:name="De enkelte begivenheder sættes ind i deres historiske, politiske og internationale sammenhæng. I bogen forklares ikke kun, hvordan den følgende borgerkrig blev vundet, men også baggrunden for den senere politiske kontrarevolution under Stalin. Lige så vigtigt giver bogen også svar på en lang række af de myter og forvrængninger, der udbredes af mainstream medierne, ved at fremstille begivenhederne, som de var – usminkede og rå – i den sammenhæng de optrådte.   Bogen er ikke blot til den historieinteresserede, men til alle, der ønsker at lære af erfaringerne fra verdenshistoriens største begivenhed." table:display="true" table:show-details="true"/>
                <table:data-pilot-member table:name="De fleste har hørt om de vandrende håndværkere, naverne. De færreste tror, at de stadig eksisterer.&#10;Bogen giver et indblik i navernes liv på valsen i vore dage, samt et langt blik tilbage på de vandrende håndværkeres historie.&#10; &#10;Med formålet at uddanne og danne sig fagligt, personligt og kulturelt, er der stadig unge håndværkere, der rejser rundt i verden, med deres ”Hab und Gut” i en tøjbylt.&#10;Uden mobiltelefon, computer, fast indtægt eller planer for dagen i morgen, adskiller de sig markant fra deres jævnaldrende.&#10;De følger en mere end tusind år gammel tradition, der har rødder endnu længere tilbage.&#10;En tradition af stolte håndværkere, som vore dages håndværkere står på skuldrene af.&#10;Sammen med sin mand, journalisten Morten Bergholt, har forfatteren fulgt de vandrende håndværkere i over 6 år, og har fået et sjældent indblik i deres normalt lukkede verden. &#10;Håbet er, at bogen kan inspirere unge til at interesse sig for håndværket og unge håndværkere til at interessere sig for livet på valsen.  &#10;Så snør traveskoene, grib vandrestokken, slip hverdagen og tag med på valsen.&#10;&#10;Bogen er opdelt i to afdelinger, hvor nutidens vandrende håndværkere fortæller deres historie i første del. Del 2 ser tilbage på deres kulturhistorie." table:display="true" table:show-details="true"/>
                <table:data-pilot-member table:name="DE OVERSETE DEKORATIONER. EN BOG OM DE SENE KALKMALERIER I DANMARKS KIRKER." table:display="true" table:show-details="true"/>
                <table:data-pilot-member table:name="De var rammen om kongers og stormænds hverdag, fra dem blev riget regeret og administreret, og fra dem blev freden sikret i landet. Borgene var også store gårde og langt op i tiden i vid udstrækning selvforsynende med mange af dagligdagens fornødenheder." table:display="true" table:show-details="true"/>
                <table:data-pilot-member table:name="Den 17. september 1944 hørte generaloberst Kurt Student, grundlæggeren af Nazitysklands faldskærmstropper, det voksende brøl af flymotorer. Han gik ud på sin altan med udsigt over det flade landskab i det sydlige Holland for at se de allieredes Dakotaer og svævefly nærme sig. Og han kiggede misundeligt op på den massive demonstration af faldskærmstroppernes overmagt." table:display="true" table:show-details="true"/>
                <table:data-pilot-member table:name="Den 28. juni 1904 forliste det danske udvandrerskib S/S Norge vest for Skotland med kurs mod New York. 635 danskere, nordmænd og østeuropæere omkom - og kun 160 overlevede den største skibskatastrofe i danmarkshistorien." table:display="true" table:show-details="true"/>
                <table:data-pilot-member table:name="Den 28. maj 1940 ringede telefonen hos William S. Knudsen på kontoret hos General Motors i Detroit. I den anden ende var den amerikanske præsident Franklin D. Roosevelt på en linje fra Det Hvide Hus. Han havde brug for en mand, der kunne stille sig i spidsen for den amerikanske produktion af krigsudstyr under Anden Verdenskrig, og præsidenten havde kun én kandidat til jobbet: danskeren. For sin indsats ville han modtage én dollar om året." table:display="true" table:show-details="true"/>
                <table:data-pilot-member table:name="Den ærgerrige, adelsmand, Ove Gjedde, blev admiral over den ostindiske flåde. Viceadmiral Erik Grubbe smuglede hemmeligt sin kæreste om bord. Tjeneren svend Due skrev dagbog om forsøget på at finde Paradis på Jord." table:display="true" table:show-details="true"/>
                <table:data-pilot-member table:name="Den danske admiral Niels Juels motto, nec temere, nec timide (“hverken ubesindig ellerfrygtsom”), har siden 1700-tallet stået som ledetråd for søofficererne i den danske flåde. Som skibschef har søofficeren ansvaret for skib og besætning, og mangt en skibschef har igennem tiden måtte træffe beslutninger, der kunne betyde liv eller død for dem selv og deres besætning." table:display="true" table:show-details="true"/>
                <table:data-pilot-member table:name="Den dramatiske beretning om vores ekstraordinære historie - fra ubetydelige aber til verdens herskere. For 100.000 år siden var Jorden beboet af mindst seks menneskearter. I dag er der kun en tilbage: Os. Homo sapiens." table:display="true" table:show-details="true"/>
                <table:data-pilot-member table:name="Den elektroniske krig mellem Storbritannien og Nazityskland under 2. verdenskrig blev mere og mere intens. Højdepunktet indtraf en måneskinsnat i februar 1942, da en lille flok britiske faldskærmssoldater landede oven på Hitlers Atlanterhavsvold for at gennemføre en af de mest spektakulære operationer under hele 2. verdenskrig: at stjæle Hitlers hemmelige radar. I den hemmelige elektroniske krig mellem Storbritannien og Tyskland, var de var sendt ud på en særdeles farlige opgave, der kunne gå helt galt." table:display="true" table:show-details="true"/>
                <table:data-pilot-member table:name="Den spanske borgerkrig varede fra 1936 til 1939 og bragte Franco til magten som diktator i næste fire årtier. Det blev en af de hårdeste og mest bitre konflikter i det 20. århundrede, et grusomt folkemord og en militær øvelsesplads for russerne, italienerne og tyskerne før Anden Verdenskrig. Antony Beevors fortælling starter med krigens optakt og følger det voldelige og dramatiske forløb fra statskuppet i juli 1936 over de følgende tre års blodige kampe, som endte med det katastrofale nederlag for republikanerne i 1939. Det var en krig, som hele Europa syntes at deltage i - lige fra spanierne selv til højreorienterede og venstreorienterede frivillige, som alle gav ansigt til krigen i reportager, bøger, kunst og blod.&#10;&#10;ANTONY BEEVOR har udgivet flere historiske bestsellere om Anden Verdenskrig. Han er blevet hædret med adskillige priser for sit forfatterskab, er udkommet på 30 sprog og har solgt mere end seks millioner bøger.&#10;&#10;?Antony Beevor (?) er en glimrende formidler. Han har sans for detaljen, der overrasker og chokerer os, og han formår samtidig at fastholde overblikket og de store linjer.? Politiken" table:display="true" table:show-details="true"/>
                <table:data-pilot-member table:name="Den tidligste litteratur, der er bevaret fra den græske verden, er fortællende, episke digte, der i varierende omfang skildrer gudernes oprindelse, historie og forhold til menneskene. Afrodite, den græske gudinde for sex og forførelse, er blandt de græske guder, der hyppigst optræder i den tidlige græske poesi." table:display="true" table:show-details="true"/>
                <table:data-pilot-member table:name="Den Tyske Demokratiske Republik – DDR – blev oprettet i 1949 og opløst ved den tyske genforening i 1990. Men DDR var mere end en parentes i den europæiske historie. I kraft af den centrale placering, den omfattende stationering af sovjetiske tropper og den stadige forholden sig til det ”andet” Tyskland – den Tyske Forbundsrepublik -, &#10;blev DDR mere end nogen anden østeuropæisk stat symbol på den militære konfrontation og den ideologiske strid i det delte Europa." table:display="true" table:show-details="true"/>
                <table:data-pilot-member table:name="Denne app helt uden smartphone er trykt på en dobbelt, drejelig pvc-skive." table:display="true" table:show-details="true"/>
                <table:data-pilot-member table:name="Denne bearbejdede udgave af Yuval Noah Hararis internationale bestsellerfænomen er skabt i samarbejde med graphic novel-kunstnerne David Vandermeulen fra Belgien og Daniel Casanave fra Frankrig. Sapiens har solgt over 16 millioner eksemplar på mere end 60 forskellige sprog." table:display="true" table:show-details="true"/>
                <table:data-pilot-member table:name="Denne bog er en biografi om Søren Revsgaard Randrup (1876-1935), en dansk forretningsmand, der i slutningen af 1800-tallet rejste til Sibirien og grundlagde en plovfabrik i Omsk. Til forskel fra de mange andre danske virksomheder, som i begyndelsen af 1900-tallet drev forretning i Sibirien, havde Søren Randrups virksomhed sit hovedsæde i Omsk, og han boede der selv permanent. I 1919, da den russiske revolution nåede Sibirien og forretningen bart blev stoppet, havde Randrup 400 ansatte og hans fabrik producerede 25.000 plove om året. Søren Randrup tog aktivt del i det sibiriske erhvervsliv, og hans fabrik var ikke en filial af en virksomhed i Danmark. Måske er det derfor, at han i dag er en berømthed i Sibirien, men stort set ukendt herhjemme." table:display="true" table:show-details="true"/>
                <table:data-pilot-member table:name="Denne bog er en praktisk, og længe ventet bog for alle som vil sy sin egen nordbodragt. Boen indeholder snitmønstre af alle fundne hele dragter, hætter og strømper fra Herjolfsnæs, tegnet af Lilli Frandsen. Af praktisk information, skriver væver Anna Nørgård om spinning af tråd, farvning, væveteknikker, tilskæring og syning." table:display="true" table:show-details="true"/>
                <table:data-pilot-member table:name="Denne bog fortæller historien om, hvordan betalingsformen i Danmark skiftede fra vikingetidens vægt- og naturalieøkonomi til udbredt brug af kongens mønt. Krige, afgifter, nye landbrugsmetoder, stærke biskopper og nye skibstyper gjorde de ca. 250 år, processen strakte sig over, til en turbulent periode, og overgangen til pengeøkonomi og begyndende nationalstatsdannelse var langtfra nem." table:display="true" table:show-details="true"/>
                <table:data-pilot-member table:name="Denne bog indeholder et udvalg af hieratiske tekster fra oldtidsbyen Tebtunis – hymner og litanier, beskyttelsesritualer, en mytologisk narrativ, videnskabelige skrifter og dokumentariske tekster – samt et overblik over illustrerede papyri." table:display="true" table:show-details="true"/>
                <table:data-pilot-member table:name="Denne bog præsenterer for første gang på dansk en vigtig kilde til middelalderens søret og kaster dermed nyt lys over Middelhavets handelsforbindelser. Det drejer sig om et håndskrift, Amalfitavlen, med søretten fra byen Amalfi, der ligger i det sydlige Italien på en af verdens smukkeste kyststrækninger og i dag tiltrækker besøgende fra hele verden." table:display="true" table:show-details="true"/>
                <table:data-pilot-member table:name="Denne bog samler 150 opskrifter, der har haft betydning for Karen Blixen - blandt andet egne livretter fra køkkenet på Rungstedlund, Denys Finch Hattons favoritter, safari-menuer fra Afrika og måltider beskrevet i breve og fortællinger. Der er alle slags mad - fra det helt enkle og simple til det ekstravagante og tidskrævende. Fællestrækket er Blixens kærlighed til det gode måltid." table:display="true" table:show-details="true"/>
                <table:data-pilot-member table:name="Denne bog skildrer indgående Den Russiske Revolution i 1917, dens baggrund og de politiske diskussioner i Bolsjevikpartiet både op til og under de intense revolutionsmåneder i 1917. Bogens anden del giver et overblik over den efterfølgende borgerkrig og behandler en række kontroversielle emner. Det gælder for eksempel den lidet kendte finske revolution, politiske terror og Bolsjevikkernes sammenstød med anarkisterne." table:display="true" table:show-details="true"/>
                <table:data-pilot-member table:name="Denne graphic history er en genfortælling af første del af Sapiens - En kort historie om menneskeheden. Deter en dramatisk genfortælling af de første menneskers liv på Jorden fyldt med vid, humor og farverige karakterer. Det er også historien om, hvordan en ubetydelig abe kom til at herske over planeten og lærte at dele atomet, flyve til månen og manipulere livets genetiske kode." table:display="true" table:show-details="true"/>
                <table:data-pilot-member table:name="Denne samling af artikler henvender sig til vikingeforskere af enhver art: historikere, arkæologer og filologer, og til alle med interesse for de nordiske rigers tidligste militære, sociale og politiske historie læst i lyset af et nyt og rigt kildemateriale. Nordens oldtid har sjældent taget sig så livskraftigt sprudlende og personligt nærværende ud, som den gør for skjaldene og Malmros' blik." table:display="true" table:show-details="true"/>
                <table:data-pilot-member table:name="Der er også beretningen om ”U20”, som var en lykkelig ubåd med godt kammeratskab, eget orkester og seks skibshunde, men som også var den ubåd, der sænkede passagerskibet ”Lusitania” og dræbte 1198 mennesker. Og så er der historien om kaptajn Knorr, som ikke kunne lide at slå ihjel, og historien om den britiske flyver, der fik hjælp af fiskerne i Agger på den jyske vestkyst, - og sådan kan man blive ved." table:display="true" table:show-details="true"/>
                <table:data-pilot-member table:name="Der findes mere end 300 ubeboede øer i Danmark, altså øer uden helårsbeboelse. På de fleste af øerne har der aldrig boet en sjæl, men tallet gemmer også på de øer, der engang har dannet ramme om små isolerede samfund og skæbner. I denne bog kommer du med på en opdagelsesrejse til 20 udvalgte danske øer, som engang har været beboede, men nu er forladte. Nogle af øerne har fået nye liv, fx som små ferieperler og isolerede naturreservater, mens andre ligger øde hen, forladte for altid. Via nedslagspunkter i både fortid og nutid bringer Christina Vorre dig tæt på de skæbner og hændelser, der har været med til at forme øernes historie - også lang tidefter de er blevet forladte." table:display="true" table:show-details="true"/>
                <table:data-pilot-member table:name="DER KOMMER TOG tager dig med tilbage til dengang, jernbanerne var rygraden i samfundet og det lokale omdrejningspunkt i hver en købstad og stationsby. Til dengang et tog var et tog, og en mand vidste at betjene sin maskine. Det er en nostalgisk rejse gennem de danske jernbaners historie – fyldt med damplokomotiver, ledvogtere, lyntog, brobyggerier, ventesale, værksteder, godstog, pakhuse og stationsbygninger. Alt sammen medrivende fortalt og rigt illustreret med flotte fotos fra gamle dage. Flemming Søeborg, født 1954, er livslang togentusiast og udgiver bladet Spor og baner om modeljernbaner. Han er desuden forfatter til en række historiske bøger, bl.a. om Besættelsen." table:display="true" table:show-details="true"/>
                <table:data-pilot-member table:name="Der styrtede mere end 1000 flyvemaskiner ned i Danmark under Anden Verdenskrig, britiske, amerikanske, tyske – og en enkelt dansk. Her er historien om en række af de vigtigste krigen igennem.&#10;Ole Steen Hansen tager os med på farefulde minelægningsoperationer i lav højde over danske farvande. På nedkastningsoperationer til modstandsbevægelsen og med bombefly på vej til mål i Tyskland.&#10;Læseren får overblik over krigen i luften, er med når nedskudte flyvere forsøger at flygte, og møder også de barske konsekvenser af de mange styrt. &#10;Bogen er rigt illustreret med historiske billeder og med nutidige fotos af mindesmærker, krigsgrave og historiske fly, som stadig kan ses i luften eller på museer." table:display="true" table:show-details="true"/>
                <table:data-pilot-member table:name="Dernæst beskrives i tre specialstudier udgivelsen af henholdsvis folkeviser, salmer og historiske kilder." table:display="true" table:show-details="true"/>
                <table:data-pilot-member table:name="Dernæst følges udgivelsen af gammeldansk litteratur. Indtil ca. 1825 gjaldt den mest lovtekster; men efter at den historiske sprogvidenskab var grundlagt og nationalromantikken slået igennem, kom den til at omfatte alle genrer. Der sluttes af med to specialstudier, en om udgaverne 1688-1690 fra bispesædet Skálholt og en om Middelalderens danske Bønnebøger 1945-1982." table:display="true" table:show-details="true"/>
                <table:data-pilot-member table:name="Det bornholmske landbrug og dets mennesker har gennem alle tider skilt sig ud fra det øvrige danske landbrug. Mens størstedelen af bønderne i det øvrige land trællede for herremanden, var de fleste bornholmske bønder herre i eget hus. Der var hverken herregårde eller landsbyer på Bornholm." table:display="true" table:show-details="true"/>
                <table:data-pilot-member table:name="Det danske landskab bugter sig i bakkedal, men hvorfor gør det egentlig det? Svaret findes i istiden, der har sat sit altdominerende aftryk på vores land igennem mange hundredetusinde år. I denne bog fortælles historien om, hvordan istidslandskaberne er opstået, og hvilke processer der ligger bag. Med udgangspunkt i moderne digitale landskabsanalyser, den omfangsrige litteratur og de seneste års landvindinger inden for forståelsen af landskabsdannende processer giver bogen en faglig indføring i istidens naturforhold og gletsjernes, smeltevandets og permafrostens kræfter.?" table:display="true" table:show-details="true"/>
                <table:data-pilot-member table:name="Det danske nederlag til preusserne i 1864 er malet tydeligt ind i danmarkshistorien, og krigen og ikke mindst nederlaget er en del af vores nationale fortælling og selvforståelse. Men hvad skete der 56 år senere, i 1920, da betydelige dele af det tabte land med Genforeningen kom tilbage og skabte det danmarkskort, vi kender i dag?" table:display="true" table:show-details="true"/>
                <table:data-pilot-member table:name="Det er alt sammen inddraget i denne stærkt reviderede, tredje udgave. Ny viden såvel som nye tider er baggrunden for et helt nyt layout med understregning af vigtige problemstillinger og henvisning til væsentlig litteratur, så man nemt kan kjomme videre ind i de forskellige emner, der drages frem i bogen." table:display="true" table:show-details="true"/>
                <table:data-pilot-member table:name="Det er fascinerende, at vores lille og intensivt opdyrkede land kan byde på så mange spektakulære steder, fyldt med stemning af uberørthed, historie og magi. En gravhøj er ikke bare en bunke jord, men et monument bygget af tusindvis af græstørv, stablet af en udvalgt gruppe mennesker og efter en nøje tilrettelagt plan." table:display="true" table:show-details="true"/>
                <table:data-pilot-member table:name="Det er sandsynligvis for sent at forsøge at skabe et egentligt fællesskab mellem de to lande, men at øge kendskabet til og opmærksomheden på Færøerne må være afgørende, hvis vi stadig skal kunne berettige rigsfællesskabets eksistens. Det er bogens håb at være med til at kaste et nyt og mere tidssvarende lys over og bidrage til en bredere forståelse af den dansk-færøske relations historie og udvikling." table:display="true" table:show-details="true"/>
                <table:data-pilot-member table:name="Det imponerende grundige forarbejde og den gennemførte og læservenlige tekst gør bogen til den bedst tænkelige rejseledsager på en færd langs Hærvejen." table:display="true" table:show-details="true"/>
                <table:data-pilot-member table:name="Det kan ikke ske i Danmark er Herbert Pundiks stærke og usentimentale erindringer om flugten til Sverige i efteråret 1943, hvor jøderne i Danmark skulle fanges og sendes ud af landet efter ordre fra den tyske besættelsesmagt." table:display="true" table:show-details="true"/>
                <table:data-pilot-member table:name="Det var en konkurrence mellem Munken og Gedden om at finde den letteste vej til Indien …" table:display="true" table:show-details="true"/>
                <table:data-pilot-member table:name="Det viste sig, at nordboerne var forsvundet sporløst. Der var derimod et andet folk, som kaldte sig ”inuit” – de rigtige mennesker. Landet hed ”Inuit Nunaat” – i dag ”Kalaallit Nunaat”. Danskerne kaldte nedladende inuit for ”skrællinger” - de blev siden kaldt grønlændere. Ifølge inuits myter var de hvide en krydsning mellem en inuit-pige og en hund. Der havde før været danske skibe på hvalfangst ved Grønland, de havde kidnappet flere inuitter og bragt dem til Danmark, hvor de blev vist frem og udstillet. Men ingen var kommet levende hjem igen." table:display="true" table:show-details="true"/>
                <table:data-pilot-member table:name="Dette til trods har Afrodite ikke nydt megen opmærksomhed i forskningslitteraturen. Afrodite i den tidlige græske epik udgør således den første systematiske analyse af Afroditeskildringen hos Homer, Hesiod og i de Homeriske Hymner." table:display="true" table:show-details="true"/>
                <table:data-pilot-member table:name="Disse ord blev skrevet af den unge søofficer Frederik Ludvig Norden (1708–1742) under en ekspedition i 1737 og beskriver den forbløffelse og ærefrygt, den egyptiske og nubiske kunst og arkitekturs tekniske snilde fyldte ham med." table:display="true" table:show-details="true"/>
                <table:data-pilot-member table:name="Døden er en del af livet. Stefan Pajung og Søren Hein Rasmussen har været gennem håndskrifter, ældre og nyere udgivne værker, samlinger, krøniker, romaner og digtsamlinger og besøgt museer og arkiver i Europa, Kina og Japan for at komplementere deres billede og forståelse af den." table:display="true" table:show-details="true"/>
                <table:data-pilot-member table:name="Dødens uhyggelige knokkelmandsskikkelse har været en del af vores forestilling om Døden i lidt over 1000 år. Dødens store billedbog er en kommenteret billedvandring gennem disse 1000 år fra den tidlige middelalders fineste håndskriftillustrationer til heavy metal-bandet Iron Maidens pladecovere." table:display="true" table:show-details="true"/>
                <table:data-pilot-member table:name="Dragsholm har således sat sit markante aftryk på mange historiske begivenheder, men er samtidigt også et objekt, hvorigennem Vibeke Bodi kan beskrive slottets betydning kulturhistorisk. Først hvordan Roskilde-bisperne igennem 300 år fra Valdemar Sejrs tid i begyndelsen af 1200-tallet benyttede borgen som administrativt centrum, siden efter reformationen, hvor den nye ejer, kongen, benyttede slottet som statsfængsel for prominente personer, og hvor lensmænd, der samtidigt sad i rigets råd, forvaltede deres opland. Efter Karl Gustav-krigen måtte den forarmede konge sælge slottet, der i 1694 blev købt af Frederik Christian Adeler, der genopbyggede Dragsholm i den form, vi kender i dag. Slægten Adeler fik Dragsholm ophøjet til et baroni og en af de sidste Adelere her fra 1873, Georg Frederik Otto Zytphen Adeler, var en særdeles initiativrig mand, der stod bag inddæmningen af Lammefjorden. I 1937 overtog familien Bøttger slottet og driver det i dag som et internationalt kendt luksushotel, hvor restauranten har fået en Michelin-stjerne." table:display="true" table:show-details="true"/>
                <table:data-pilot-member table:name="During the last half-century, historians and anthropologists have become increasingly aware of the importance of feud in pre-modern societies. Recent research emphasises that feuds are not to be preceived as expressions of chaos, anarchy and lawlessness. On the contrary, in the absence of a state monopoly on violence, feuds played a fundamental role in shaping the society and functioned as a means of sanctioning rules and law and resolving conflicts.&#10;&#10;The aim of Feud in Medieval and Early Modern Europe is to present some of the principal positions of this new research. Contributions by leading scholars cover a large span of years, from the classic Icelandic feuds of the Sagas to more recent early modern incidents. One contribution even takes us back to the roots of mankind, but the focus is on the medieval and early modern periods - such as feuds in fourteenth century Marseille, Italian medieval vendettas, and feuds in medieval Germany and Denmark. A comprehensive introduction establishes the framework for the following chapters." table:display="true" table:show-details="true"/>
                <table:data-pilot-member table:name="Editionshistorien er en gren af videnskabshistorien, men med fokus på udgivervirksomheden som en selvstændig videnskab – med sine egne mål, motiveringer, metoder, teoridannelser, resultater og institutioner." table:display="true" table:show-details="true"/>
                <table:data-pilot-member table:name="En af Palases unge disciple var Poq. Han blev bl.a. belønnet med fiskekroge, når han havde lært et bogstav." table:display="true" table:show-details="true"/>
                <table:data-pilot-member table:name="En biografisk fortælling om sagføreren, kommunisten, forfatteren og mennesket Carl Madsen. Omstridt, polemisk, foragtet og beundret - en kommunistisk kulturpersonlighed, et helt igennem politisk menneske, der i sin samtid og i kampen om kulturen, politikken og erindringen udgjorde et af den danske kommunismes vigtigste kort. Fra kampen om retsopgøret efter besættelsestiden og op igennem den kolde krigs årtier satte han sit aftryk på fortællingen af danmarkshistorien og tryllebandt offentligheden som usvækket stalinist, revser af det borgerlige samfund og forsvarsadvokat i højt profilerede retssager." table:display="true" table:show-details="true"/>
                <table:data-pilot-member table:name="En dansk soldats møde med Afghanistans kvinder" table:display="true" table:show-details="true"/>
                <table:data-pilot-member table:name="En europæisk Danmarkshistorie er danmarkshistorien fortalt med Europa som med- og modspiller. I bogen drejer historiker Lars Hovbakke Sørensen blikket væk fra det danske riges snævre grænser og viser i stedet, hvordan en række europæiske begivenheder har haft afgørende betydning for udviklingen i Danmark helt tilbage fra oldtiden og frem til i dag. Resultatet er en utraditionel, anderledes vinklet tour de force gennem vort lands historie, der med sit europæiske perspektiv rykker ved mange af vores gængse forestillinger." table:display="true" table:show-details="true"/>
                <table:data-pilot-member table:name="En fascinerende rejse gennem et stykke dansk herhvervs- og kulturhistorie.&#10;&#10;De sidste fiskere er en dramatiseret dokumentarisk fortælling om fiskeriets udvikling på den jyske vestkyst. Med udgangspunkt i blandt andre tidligere fiskeriminister Kent Kirks erindringer beskrives fiskeriet fra dengang i 1920’erne, hvor Hans Kirk udgav sin gennembrudsroman Fiskerne, og op til nutidens kvotekonger.&#10;&#10;Det er en fascinerende rejse gennem et stykke dansk kultur- og erhvervshistorie. Fra de hårde 1950’ere, hvor kutterne var lavet af træ og mændene af jern, op gennem de turbulente 1970’ere og ind i 1980’erne, hvor dansk fiskeri for alvor blev underlagt myndighedernes reguleringer og kvotesystemer. Og til i dag, hvor havfiskeriet herhjemme er en industri fordelt på ganske få hænder, hvoraf meget få er danske.&#10;&#10;Bogen er også en menneskelig skildring om at leve på og af havet, opleve voldsomme storme og 100-års bølger, om FN-konferencen i Caracas, flodfiskeriet i Afrika og torskekrigen ved Island. Og om at være i skudlinjen på en protestsejlads mod England med den royale engelske flåde som modstander.&#10;&#10;Den følger også et af de mest vellykkede, kommercielle omskolingsprojekter af fiskere, sø- og redningstjenesten Esvagt, der blev stiftet af tidligere fiskere, og som den dag i dag beskæftiger nogle af de bedste søfolk i nationen.&#10;&#10;Bogen er blevet til i tæt samarbejde med tidligere fiskeriminister Kent Kirk, der, udover at være morbror til forfatteren, også er hovedkilde i bogen." table:display="true" table:show-details="true"/>
                <table:data-pilot-member table:name="En gruppe danske modstandsmænd og betjente fra det svenske sikkerhedspoliti risikerede livet for at redde så mange som muligt til Sverige over Øresund. Under dæknavnet Helsingør Syklub lykkedes det danskerne med hjælp fra politiet i Helsingborg frem til sommeren 1944 at fragte knap 1500 modstandsmænd og flygtninge til Sverige." table:display="true" table:show-details="true"/>
                <table:data-pilot-member table:name="En personlig fortælling om at vokse op med en far, som i 60’erne og 70’erne var den tyske højrefløjs hadeobjekt nummer 1. Hosea Dutschke, som bor og er vokset op iAarhus, fortæller levende og medrivende om sin far, Rudi Dutschke." table:display="true" table:show-details="true"/>
                <table:data-pilot-member table:name="En reaktualisering af Poul Henningsen i alle hans roller: multikunstner, kritiker, debattør, arkitekt, byplanlægger og stadig aktuel provokatør. Bogen er skrevet af en bred vifte af fagfolk, som diskuterer åbent og kritisk, hvad PH stod for, og hvilken indflydelse han har haft på dansk livsform og bevidsthed. Rigt illustreret med citater fra PH, klip fra hans scrapbøger og nyfundet billedmateriale." table:display="true" table:show-details="true"/>
                <table:data-pilot-member table:name="En stor mængde danske kongegrave er bevaret, og der findes et særdeles righoldigt kildemateriale til mange af dem. Kongegrave er ikke kun kongernes grave, men skal forstås som kongelige grave og dækker således også de danske dronningegrave. I Doberan i Nordtyskland finder man Margrete Sambirias enestående gravfigur, og den regerende dronning Margrete 1.s gravmæle i Roskilde Domkirke hører til blandt de mest bemærkelsesværdige kongelige gravmæler i Danmark. I Celle i Nordtyskland ligger den unge, forviste dronning Caroline Mathilde i den kurfyrstelige krypt i S. Marienkirche, en grav, der blev genstand for danskeres valfart i sympati for den eksilerede dronning." table:display="true" table:show-details="true"/>
                <table:data-pilot-member table:name="Enevælden var for længst afskaffet i 1861, men alligevel kunne den arkæologisk interesserede kong Frederik 7. egenhændigt sætte et stort udgravningsprojekt i gang. Formålet var at finde Gorm den Gamles grav i Jelling, men det gik nu ikke helt efter planen. Den unge arkæolog J.J.A. Worsaae var manden, som førte kongens påbud ud i livet, og hans daglige, lange breve til hustruen giver et levende indblik i arbejdet." table:display="true" table:show-details="true"/>
                <table:data-pilot-member table:name="Enhver der ønsker dybere indsigt i kampen derude, skal læse denne grundige øjenvidneskildring. - Jyllands-Posten" table:display="true" table:show-details="true"/>
                <table:data-pilot-member table:name="Erik den Rødes efterkommere, de norrøne grøn­lændere, beboede det sydvestlige Grønland i et halvt årtusinde indtil midten af 1400-årene, hvor de sidste nordboere af endnu uopklarede grunde forsvandt." table:display="true" table:show-details="true"/>
                <table:data-pilot-member table:name="Et Danmark i splid med sig selv handler om den tyske besættelse og den allierede befrielse af Holbæk Amt 1940-45. Samarbejdet med Hitlers Tyskland blev forhandlet på plads af regeringer i København og Berlin og bestemte levevilkårene og handlemulighederne i Holbæk Amt. &#10;Holbæk Kaserne husede en stor del af den danske hær, og Isefjorden var kravlegård for den danske flåde. Beslutninger truffet i landets centrum splittede danskerne i Holbæk Amt, som måtte vælge mellem en lovlydig tilværelse i ro og orden eller gå i krig på tysk side som østfrontfrivillige eller gå til modstand for at smide tyskerne ud af landet. &#10;På grundlag af et righoldigt kildemateriale i private og offentlige arkiver og interviews med aktivister og aktivisters børn undersøges et geografisk udsnit af Danmark. Bogen belyser hele spektret af begivenheder: hverdagsliv, hær og politi, Frikorps Danmark, Schalburgkorps og Hipo, jødeaktion og holocaust, modstandsbevægelse, sabotageaktioner, våbenmodtagelser og likvideringer og retsopgør. &#10;Et Danmark i splid med sig selv skildrer de fem forbandede år ikke på det snævre nationale niveau, der begrænser sig til det to-sidede forhold mellem den tyske stormagt og den danske småstat. Perioden anskues i det større internationale perspektiv, hvor det personlige, der for almindelige mennesker uden politisk indflydelse udspilles lokalt, solidariserer sig aktivt med de værdier, de tror på." table:display="true" table:show-details="true"/>
                <table:data-pilot-member table:name="Et pragtværk om Danmarks dronning, Margrethe 2. I bogen følger vi Dronningen gennem billeder fra hele hendes liv: Familien og tronen, prins Henrik og kærligheden, børn og børnebørn, arkæologi og kunst, kjoler og andre klæder, de hjemlige slotte og det danske kongerige." table:display="true" table:show-details="true"/>
                <table:data-pilot-member table:name="et vigtigste med bogen er dog at inspirere andre til selv at gå i felten og gøre et arkæologisk fund. For det giver sådan et vidunderligt historisk sus, når det sker." table:display="true" table:show-details="true"/>
                <table:data-pilot-member table:name="Få det præcise overblik over hele den danske kongerække med kongernes regeringsår, dronningerne og deres oprindelsesland. Grib Kongehjulet og få klar besked på et øjeblik på denne app helt uden smartphone." table:display="true" table:show-details="true"/>
                <table:data-pilot-member table:name="FANDENS HEKS – Maren Splids og Christian den 4." table:display="true" table:show-details="true"/>
                <table:data-pilot-member table:name="Finkultur og mangfoldighed fortæller historien om dansk kulturpolitik fra oprettelsen af Kulturministeriet i 1961 frem til i dag med fokus på den konkrete lovgivning, politikkens betydning for kulturlivet og debatten på Christiansborg og i medierne." table:display="true" table:show-details="true"/>
                <table:data-pilot-member table:name="Fiskeskipper Ole Basse Mortensen var en pioner inden for bornholmsk og dansk fiskeri." table:display="true" table:show-details="true"/>
                <table:data-pilot-member table:name="Flådens historie har dog også eksempler på det modsatte, og Med fornøden dristighed samler 12 af disse dramatiske beretninger. Fra linjeskibet Dannebroges eksplosion i Køge Bugt i 1710 over krigen 1864 til 1. og 2. Verdenskrig og vor tids indsatser for at redde søfolk i nød. Hermed føjes flere spændende historier til beretningerne om flådens virke i Søren Nørbys tidligere bog Hverken ubesindig eller frygtsom." table:display="true" table:show-details="true"/>
                <table:data-pilot-member table:name="Flot ny udgave med forord af Kirsten Nilsson og i ny oversættelse af Aino Roscher Kristensen." table:display="true" table:show-details="true"/>
                <table:data-pilot-member table:name="Folkevandringerne hører tæt sammen med historiens store vendepunkter. Mennesket har altid vandret, og de store vandringer har formet vores historie og defineret, hvordan vores samfund ser ud i dag – og der er intet, som tyder på, at folkevandringerne kun hører fortiden til. Jeanette Varberg tager læseren med på en tur gennem de store vandringer, som kan påvises gennem en kombination af palæontologi, arkæologi, naturvidenskabelige metoder og historiske kilder. TIL TIDEN handler om både de nære og de helt store forskydninger i samtiden. Korte, koncentrerede bøger, der løfter læserens blik fra den aktuelle debat og sætter emnerne ind i større sammenhænge. TIL TIDEN er skrevet af folk, der ved noget og tør mene noget." table:display="true" table:show-details="true"/>
                <table:data-pilot-member table:name="For første gang får vi her den samlede historie om verdens mest kendte rockerklub, der gennem fire årtier har domineret rockermiljøet herhjemme. Et unikt indblik i en lukket underverden, hvor samfundets love ikke gælder.&#10;&#10;Rygmærket med det bevingede kranie er for de indviede synonymt med frihed, broderskab og motorcykler. For de fleste andre med narko, vold, død og ødelæggelse. Hells Angels er verdens mest kendte rockerklub. Stiftet i Californien af hjemvendte piloter efter Anden Verdenskrig, mytologiseret i bøger og film, stemplet som kriminel organisation i adskillige lande og etableret i Danmark ved indgangen til 1981.&#10;&#10;Engle dør aldrig – En fortælling om Hells Angels i Danmark er en dokumentarisk historie i to bind. Gennem adgang til politiets materiale og statens arkiver samt artikler, film, bøger, øjenvidner, journalister, fotografer, efterforskere og rockere tages læserne med ind i en lukket verden, hvor samfundets love ikke gælder, og hvor medlemmerne er villige til at sidde årtier bag tremmer eller betale med livet for at bære det berygtede rygmærke.&#10;&#10;Dette første bind dækker perioden 1957-1997 og fortæller historien om de første danske læderjakker, tidlige rockerklubber som Filthy Few, Nomads MC og Galloping Goose samt stiftelsen af Unionen og optagelsen i Hells Angels. Bogen skildrer udviklingen af rockermiljøet herhjemme og myndighedernes indsatser mod en kriminel underverden, der tog til i styrke og blodighed op gennem 1980’erne med Hells Angels krig mod Bullshit og i 1990’erne med Store Nordiske Rockerkrig mod Bandidos.&#10;&#10;Med nedslag i konkrete begivenheder og blodige opgør portrætteres markante figurer fra Hells Angels som ’Jønke’, ’Blondie’, ’Zulu’, ’Mike’, ’Ost’ og ’Ludvig’, og politiets mangeårige efterforskning rulles op. Bogen er rigt illustreret, blandt andet med ikke tidligere offentliggjorte fotos." table:display="true" table:show-details="true"/>
                <table:data-pilot-member table:name="For første gang kortlægges én af de mest kontroversielle - og i dag mindst kendte - affærer i dansk politik i mellemkrigstiden: Udsendelsen af et privatfinansieret militærkorps til kamp mod bolsjevismen i Sovjet i 1919. Dansk Baltisk Auxiliær Corps bestod af lejesoldater og ideologisk motiverede frivillige, som trodsede den officielle neutralitetspolitik og drog i krig med regeringens hemmelige accept. Kampene var uhørt brutale og for mange af de frivillige blev deltagelsen i de baltiske uafhængighedskrige starten på en ny militant aktivisme efter hjemkomsten. Striden om den yderste grænse kom derfor ikke kun til at påvirke de frivillige, men også det danske samfund i tiden op mod og under Anden Verdenskrig." table:display="true" table:show-details="true"/>
                <table:data-pilot-member table:name="For snart hundrede år siden blev der ved en arkæologisk udgravning på Herjolfsnæs i Grønland gjort et sensationelt fund af tekstiler. Dette fund blev dengang betegnet som den største tekstil-historiske begivenhed i Europa. Heroppe højt mod nord havde man fulgt den europæiske mode ligesom tilfældet var sydpå i Europa. Med Herjolfsnæsfundet kunne man se velbevarede eksempler på middelalderens dragter, og se hvordan børn og voksne gik klædt for 8-900 år siden." table:display="true" table:show-details="true"/>
                <table:data-pilot-member table:name="Forfatter Erik Jensen er opvokset på Bornholm. Han har arbejdet som journalist på Bornholm, været nyhedsredaktør på Berlingske Tidende og chefredaktør på Frederiksborg Amts Avis. Han har tidligere skrevet bøgerne &quot;Den Fordømte Byfoged&quot; og &quot;Almindingen - bornholmernes skov&quot;. Rønnebo Morten Brynaa har illustreret bogen med flotte skitser holdt i rød-brune-grå jordfarver." table:display="true" table:show-details="true"/>
                <table:data-pilot-member table:name="Forfatterens konklusioner tydeliggør, at vikingetidens førkristne religion ikke var en fast, uforanderlig størrelse, men en religion, der ændrede sig løbende over tid og sted i de trehundrede år, som vikingetiden varede. Samtidig viser han, at ældre tolkninger af kildematerialet til vikingetidens religion, der gentages i håndbøgerne til perioden, ofte bygger på antagelser og præmisser, der ikke længere er holdbare. Bogen er således relevant for historiske, arkæologiske og religionshistoriske studier af vikingetidens religion." table:display="true" table:show-details="true"/>
                <table:data-pilot-member table:name="FORTÆLLINGEN OM DANSK MISSION OG HVORDAN TUSINDVIS AF MÆND OG KVINDER FRA ALLE DELE AF SAMFUNDET TOG TIL AFRIKA, MELLEMØSTEN, INDIEN OG KINA FOR AT DRIVE HOSPITALER, SKOLER OG OMVENDE VERDEN" table:display="true" table:show-details="true"/>
                <table:data-pilot-member table:name="Fortællingen om Grass og Reich-Ranicki er fortællingen om Tyskland i det 20. århundrede. Om krigen, om muren, om genforeningen, om arbejdet på en forbrødring i landet og om ikke at kunne tilgive." table:display="true" table:show-details="true"/>
                <table:data-pilot-member table:name="Fortællingerne om 100 af de mest interessante bygninger, monumenter, statuer og steder af særlig betydning for Frederiksbergs historie. Om Frederiksberg Have, Bakkehuset, K.B. Hallen, teatre, kirkegårde, gadebelysning, lindetræer, bænke og meget mere." table:display="true" table:show-details="true"/>
                <table:data-pilot-member table:name="Fra invasionen af Sovjetunionen 1941 til angrebet på World Trade Center 2001.&#10;En kontroversiel bog om nogle af vor tids mest fatale efterretningsmæssige brølere. Forfatteren beskriver levende og koncist de begivenheder, som førte til katastroferne, og giver samtidig sin vurdering af, hvorfor livsvigtige efterretninger så ofte bliver overset, misforstået eller undervurderet af såvel politikere som højt anerkendte generaler. Bogen henvender sig til enhver, der interesserer sig for militærhistorie og de sidste årtiers politiske historie." table:display="true" table:show-details="true"/>
                <table:data-pilot-member table:name="Fra mordet i Finderup Lade over Varulve-bevægelsen til de uopklarede kvindemord i 1990?erne og katastrofebranden på Scandinavian Star. Uopklarede kriminalsager har altid fascineret og skabt myter og konspirationsteorier. &#10;&#10;I denne bog fortæller historiker Frederik Strand om nogle af danmarkshistoriens mest gådefulde uopklarede forbrydelser. En væsentlig del af sagerne er drabssager, men der er også forskellige former for berigelseskriminalitet, sædelighedsforbrydelser samt enkelte terrorsager og gådefulde krigsbegivenheder.&#10;&#10;Bogen beskriver også, hvordan historieskrivningen har udviklet sig. I tidligere tider fandtes der groft sagt kun kongernes og adelens historie, og derfor handler de tidligste kriminalhistorier ofte om dem. Med pressens fremvækst i det 19. århundrede begynder man at interessere sig for almindelige mennesker, og så kommer deres kriminalhistorier også i centrum. Samtidig opstår der en særlig interesse for den ?ekstraordinære kriminelle? som f.eks. seriemordere, der i helt særlig grad optager pressen og befolkningen. Frederik Strand fortæller også om cold cases og beskriver, hvordan en uopklaret sag skifter karakter, når den bliver opklaret, og det gådefulde forsvinder." table:display="true" table:show-details="true"/>
                <table:data-pilot-member table:name="Franciskanerklostret i Horsens blev ophævet i 1532. Klosterbygningerne forsvandt i løbet af 1500-tallet, mens kirken blev taget i brug som sognekirke." table:display="true" table:show-details="true"/>
                <table:data-pilot-member table:name="Fremtiden bragede ind over Danmark. I 1888 kunne besøgende på Den nordiske Industri-, Landbrugs- og Kunstudstilling opleve det bedste og nyeste, det unge industrisamfund kunne præstere. Utrættelige dampmaskiner, dynamoer og gasmotorer fik hjulene til at snurre, og cykler, koldt smør og konservesdåser imponerede. De fleste var begejstrede, mens andre så det nye som vejen til moralsk forfald. For hvad skulle unge mænd bruge de lange vinteraftener på, når de kunne købe en stol i stedet for selv at lave den? Ny teknologi deler vandene og forandrer samfundet. I dag gennemsyrer industrisamfundet dagligdagen på en måde, som udstillingsgæsterne i 1888 ikke kunne forestille sig." table:display="true" table:show-details="true"/>
                <table:data-pilot-member table:name="Gefjon – arkæologi og nyere tid er tidsskrift for kulturhistoriske emner fra de ældste tider til vores tid. På et velfunderet teoretisk og metodisk grundlag præsenterer Gefjon den mest opdaterede viden, og viser de seneste tilgange til det videnskabelige felt på de kulturhistoriske museer." table:display="true" table:show-details="true"/>
                <table:data-pilot-member table:name="GENFORENINGEN 1920 - DA DANMARK BLEV SAMLET er fortællingen om en af de vigtigste begivenheder i den moderne danmarkshistorie. I skyggen af Første Verdenskrig var det et følelsesladet og nervepirrende politisk drama, der gjorde det muligt for dansksindede politikere syd for Kongeå-grænsen, den danske regering i København og de sejrende stormagter at bane vejen for de afstemninger, der igen gjorde Danmark til ét rige." table:display="true" table:show-details="true"/>
                <table:data-pilot-member table:name="GENFORENINGEN 1920 - DA DANMARK BLEV SAMLET følger en række nøglepersoner, der på hver sin måde kæmpede for det tabte land, og tager læseren med på en rejse fra det tyske nederlag i verdenskrigen til de store folkefester i sommeren 1920, da Sønderjylland igen var blevet dansk." table:display="true" table:show-details="true"/>
                <table:data-pilot-member table:name="Gennem århundrederne har danske kongeslægter haft skiftende begravelsessteder. Der er således bl.a. danske kongegrave i Jelling, Ringsted, Sorø, Odense og Roskilde; men også uden for rigets grænser findes kongelige danske gravminder, f.eks. Knud den Stores grav i Winchester, Magnus den Godes grav i Nidaros og Erik Ejegods grav på Cypern." table:display="true" table:show-details="true"/>
                <table:data-pilot-member table:name="Gennem studier af madkultur og -historie kommer man meget tæt på den dagligdag, fortidens mennesker oplevede. På hvad de spiste, drak og røg, samt de kulturelle symboler, der var knyttet til dette forbrug. I denne bog undersøger Ole Hyldtoft på grundlag af et fyldigt kildemateriale madens rolle i perioden fra 1835 til 1880 blandt fattige, bønder og folk i byerne." table:display="true" table:show-details="true"/>
                <table:data-pilot-member table:name="Genudgivelse i maxipaperback Klokken to om natten den 29. juni 1864 glider en sværm af prøjsiske landgangsbåde ud på det spejlblanke sund med kurs mod Als, hvor den danske hær befinder sig. Da de er halvvejs, opdager danskerne dem. Det afgørende slag kan begynde. Krigen 1864 sluttede nemlig ikke med blodbadet ved Dybbøl den 18. april. Så langt fra. Efter heftige kampe på Als den 29. juni måtte den danske hær flygte og forskanse sig på Fyn. I København udbrød panik. Ville Danmark gå under? DOMMEDAG ALS er, som SLAGTEBÆNK DYBBØL, en stor dokumentarisk fortælling om krig og fred, der på dansk side starter med fatal selvovervurdering og ender i et morads af tab og smerte." table:display="true" table:show-details="true"/>
                <table:data-pilot-member table:name="GYLDENDALS RELIGIONSHISTORIE er standardværket om alverdens religioner og spænder fra det gamle Ægypten til nutidens religiøse bevægelser. Undervejs behandles oldtidens religioner i Europa og Nærorienten, zarathustrisme, jødedom, kristendom, islam, Vestens esoteriske traditioner, Indiens og Kinas religioner, buddhisme, shinto og indfødte folks religioner i det arktiske område, Nordamerika, Mesoamerika, Sydamerika, Afrika, Sydøstasien, Australien og Polynesien.   GYLDENDALS RELIGIONSHISTORIE henvender sig til alle med interesse for religionernes brogede historie og religion som fænomen i kultur og samfund. I centrum står den religiøse praksis og de religiøse ritualer – ledsaget af et rigt illustrationsmateriale, som giver indsigt i billeder som religiøs udtryksform.   GYLDENDALS RELIGIONSHISTORIE udkom første gang i 1994 og er siden trykt i adskillige oplag. Værket foreligger nu for første gang i en komplet revideret og udvidet udgave redigeret af religionshistorikerne Tim Jensen, Mikael Rothstein og Jørgen Podemann Sørensen." table:display="true" table:show-details="true"/>
                <table:data-pilot-member table:name="H.M. Dronningen har givet tilladelse til at vise mere end 70 private fotografier fra kong Frederik og dronning Ingrids samlinger, der befinder sig på H.M. Dronningens Håndbibliotek. Dronningen har desuden delt sine erindringer om et udvalg af bogens billeder." table:display="true" table:show-details="true"/>
                <table:data-pilot-member table:name="Håbet med denne bog er at afspejle foreningens kærlighed til arkæologien. Afspejle vores pionérånd og den fine anerkendelse, som vi nyder i Nordeuropa, når vi rykker ud som detektorhold og assisterer diverse museer og universiteter i udlandet. Samt afspejle vores medlemmers oplevelser på de bornholmske marker og udgravninger – ofte i samarbejde med Bornholms Museum. Med stolthed har De Bornholmske Amatørarkæologer i en årrække stået for op til en tredjedel af samtlige nye danefæ-indleveringer til Nationalmuseet. Vi er også stolte over, at de bedste fagfolk fra netop Nationalmuseet, Bornholms Museum og flere museer i Nordeuropa bidrager til denne bog ved at sætte vores fund i et historisk perspektiv." table:display="true" table:show-details="true"/>
                <table:data-pilot-member table:name="Hærens og søværnets arkiver udgør en guldgrube for slægtsforskere.Det samme gør lægdsrullerne og sørullerne.&#10;&#10;Bogen hjælper slægtforskeren og den historisk interesserede med at finde frem til de relevante arkivalier på Rigsarkivet og ved brug af DAISY og Arkivalieronline at finde og evt. bestille dem." table:display="true" table:show-details="true"/>
                <table:data-pilot-member table:name="Hærens uniformspragt blev genoprettet efter Englandskrigene, og i et samfund med en høj grad af militarisering fyldte uniformerne gadebilledet. Overalt så man de røde kjoler og hærens særprægede hovedbeklædninger. Med Treårskrigens udbrud indførtes den toradede mørkeblå våbenfrakke, som med mindre ændringer var dominerende resten af perioden. Men det betød ikke, at udviklingen gik i stå. Tværtimod indførtes et væld af andre interessante uniforms- og udrustningsgenstande." table:display="true" table:show-details="true"/>
                <table:data-pilot-member table:name="Hal Koch om Grundtvig med forord af Bertel Haarder." table:display="true" table:show-details="true"/>
                <table:data-pilot-member table:name="Han grundlagde ”Håbets Koloni” – som siden blev flyttet til Nuuk og fik navnet ”Godthåb”." table:display="true" table:show-details="true"/>
                <table:data-pilot-member table:name="Han har selv har været med til at opbygge det nye museum og har med sin journalistiske baggrund gravet dybt i historien. Bogen beskriver ikke blot det voldsomme og blodige Jyllandsslag, hvor 25 skibe blev sænket, men også en lang række andre begivenheder." table:display="true" table:show-details="true"/>
                <table:data-pilot-member table:name="Han talte ikke sproget, men hans søn Povl Egede lærte det. Både far og søn udsendte bøger om livet i Grønland. Hans Egede gjorde grønlænderne kristne – og blev ”Grønlands apostel”." table:display="true" table:show-details="true"/>
                <table:data-pilot-member table:name="Henrik Kauffmann (1888-1963) er en af de mest betydningsfulde og eventyrlige skikkelser i dansk diplomati – og en af de mest mystiske. Fra han i 1920’erne huserede i Kina og Fjernøsten som Danmarks udsending, til han i afgørende situationer under Anden Verdenskrig og i begyndelsen af Den kolde Krig tog dansk udenrigspolitik i egen hånd, kom han til at præge Danmarks og Grønlands skæbne – lige som mødet i Peking med søstrene MacDougall kom til at præge hans. Bogen er et politisk og personligt portræt af en mand, der lagde sit lod i historiens store vægtskål, og som endte sit liv lige så dramatisk, som han havde levet det. Kauffmann handlede bag om sin regering, og han er selv svær at komme bag om, både politisk og privat. En virkelig historie, der læses som en politisk roman med Henrik Kauffmann som hovedperson og USA’s interesser i Grønland som ledetråd." table:display="true" table:show-details="true"/>
                <table:data-pilot-member table:name="Historien om en dramatisk tid, da Færøerne dukkede frem af århundreders isolation og på få år blev forvandlet til en moderne nation. I midten af udviklingen stod den danske amtmand Carl Emil Dahlerup, der kom til øerne i 1849 direkte fra Den Grundlovgivende Rigsforsamling. Han mødte et ludfattigt og tyndtbefolket samfund, der var afskåret fra omverdenen og udviklingen, og som var stort set ukendt i Danmark." table:display="true" table:show-details="true"/>
                <table:data-pilot-member table:name="Historien om Karen Blixens 18 år lange ophold i Kenya er velkendt fra forfatterindens egen beretning, Den afrikanske Farm, og også fra filmen Mit Afrika. Bogen bygger på virkelige hændelser, men er samtidig fiktion. Filmen tegner et stærkt romantiseret billede, især af kærlighedsforholdet mellem den danske baronesse og den engelske eventyrer Denys Finch Hatton.&#10;&#10;KAREN BLIXENS AFRIKA går bag kulisserne og belyser en række væsentlige forhold i historien om, hvorfor den unge kvinde valgte at emigrere til den britiske kronkoloni. Hvordan hun på sin afrikanske farm håndterede at leve side om side med folkeslag, der var fremmede for hende. Hvad hun mente om de indfødtes traditioner – og hvad de mente om hendes. Hvordan hun forholdt sig til islam, herunder sharialoven, som hun selv kom til at dømme efter. Hvordan hun betragtede sin dobbeltrolle som repræsentant for overmagten og ven med den lokale befolkning. Og hvad hun i virkeligheden følte for de to mænd i sit afrikanske liv, storvildtjægerne Bror Blixen og Denys Finch Hatton. En lang række begivenheder og mennesker, der fik betydning for Karen Blixen, analyseres og sættes i relation til det senere så berømte forfatterskab. Afslutningsvis kommer bogen ind på de racismeanklager, som Karen Blixen efter sin død blev udsat for fra afrikansk hold.&#10;&#10;KAREN BLIXENS AFRIKA er det første danske forsøg på at give en samlet vurdering af forfatterindens ophold i Kenya. Bogen er rigt illustreret og inddrager foruden Karen Blixens egne breve til familie og venner adskillige samtidige og nutidige kilder – beundrere såvel som kritikere.&#10;&#10;&quot;I hans bog står det hele, alt hvad der er afvejet, sigtet og fundet holdbart og pålideligt, og nye og gamle læsere kan (gen)stifte bekendtskab med den efterhånden gamle slager: Karen Blixens liv ... Illustrationerne er om ikke pragtfulde så i hvert fald hyperrelevante – og de understøtter indtrykket af, at Stormgaard her har skabt en grundbog om Karen Blixen og hendes relation til Afrika.&quot; – Krist. Dagblad" table:display="true" table:show-details="true"/>
                <table:data-pilot-member table:name="Historieskrivningen om det moderne Danmark har traditionelt været domineret af de folkelige bevægelser og deres bedrifter i forhold til opbygning af demokrati og velfærdsstat. Til gengæld har fortællingen om Danmark som søfarts- og handelsnation ikke stået så stærkt, som den burde." table:display="true" table:show-details="true"/>
                <table:data-pilot-member table:name="Historiker Mikkel Kirkebæk, tidligere modtager af Weekendavisen Litteraturpris, skildrer i dette illustrerede tobindsværk den danske indsats i Baltikum politisk, militært  og sociologisk. Bogen er et resultat af flere års arkivstudier i ind- og udland og baserer sig på et omfattende og hidtil ukendt kildemateriale. Særligt gennem de mange breve og dagbogsnotater kommer vi helt tæt på de frivillige. Et glemt kapitel af vores historie, der ikke alene prægede samtid og efterkrigstid, men også trækker tråde til dansk sikkerhedspolitik i Østersøregionen i dag.???" table:display="true" table:show-details="true"/>
                <table:data-pilot-member table:name="Historikerne Stefan Pajung og Søren Hein Rasmussen vil på den måde vise noget af den rige billedverden, Døden er del af. Gennem en række kronologisk fremadskridende kapitler ser vi kunstens store mestre som van Eyck, Bruegel, Dürer, Rembrandt, van Gogh, Hokusai, Posada og Dalí behandle temaer som fx ’Dødens Triumf’, ’Dødedansen’ og ’Døden og Jomfruen’." table:display="true" table:show-details="true"/>
                <table:data-pilot-member table:name="Historisk roman – bygger på kilder fra samtiden.  Palle Petersens fire romaner fra Christian den 4.s tid – er udkommet både som trykte bøger og som e–bøger: Fandens heks, Christian den 4. i krig og kærlighed, Bødlens Lille Helvede, Dansk koloni i Indieland." table:display="true" table:show-details="true"/>
                <table:data-pilot-member table:name="Horsens er en by med en rig historie, og gennem tiden har byen gennemgået mange forandringer. Den har udviklet sig fra fængsels- og arbejderby til uddannelses- og kulturby, og udviklingen fortsætter med stor fart." table:display="true" table:show-details="true"/>
                <table:data-pilot-member table:name="Hvad er den historiske virkelighed bag legenden om Dannebrog? Historien siger jo, at banneret faldt fra himlen under et voldsomt slag mellem danske korsfarere og estiske krigere i den nordlige del af Estland i 1219 – men er det nu også helt sandt? Det forsøger nærværende bog at give et svar på gennem en skildring af de ideer, forestillinger og konkrete samfundsstrukturer, der herskede blandt danskerne og esterne på det tidspunkt, hvor de tørnede sammen på slagmarken, men også kom til at præge hinanden i al den tid, hvor Estland forblev en del af den danske konges besiddelser. &#10;&#10;Bogens fire forfattere – to fra Estland og to fra Danmark – er hver især eksperter inden for deres respektive fagområder (arkæologien, kunsthistorien, kirke- og middelalderhistorien) og præsenterer her et nyt bud på, hvordan vi skal forstå et vigtigt kapitel i de to landes fælles historie." table:display="true" table:show-details="true"/>
                <table:data-pilot-member table:name="Hver eneste borg var en verden i sig selv med mange sociale lag, den var et spejl af det samfund, den hørte til i. Derfor er det i høj grad gennem borgene og livet på dem, at man kan lære middelalderens samfund at kende både i krig og fred." table:display="true" table:show-details="true"/>
                <table:data-pilot-member table:name="Hverken ubesindig eller frygtsom fortæller 11 dramatiske beretninger fra Flådens virke. Fra kampen mod algeriske korsarer i 1700-tallet over krigene i 1848-51 og 1864 til 2. Verdenskrig og vor tids indsatser mod pirater ved Afrikas Horn. Det er beretningen om de søofficerer og orlogsgaster, der ofte fjernt fra Danmark gennem tiderne har gjort deres bedste for at udføre ordrer fra kongen eller Danmarks regering. Med deres egne ord fortæller de, hvordan de oplevede kampene på kanondækket, på broen, i riggen og i maskinrummet." table:display="true" table:show-details="true"/>
                <table:data-pilot-member table:name="Hvor borgen blev anlagt, havde der før ligget en stor vikingetidsbebyggelse. De usædvanligt velbevarede rester af bygninger og de mange genstandsfund giver vigtige oplysninger om bebyggelsens fysiske og sociale struktur, udvikling og boligkultur samt om den materielle kultur." table:display="true" table:show-details="true"/>
                <table:data-pilot-member table:name="Hvor Kjeld Hansen dygtigt og professionelt har ført inddæmnings-historien op til et nutidigt perspektiv med særlig vægt på tiden fra landvæsenskommisionen under krigen og frem, har jeg, hvor det har været muligt, ladet inddæmmerne selv fortælle deres historier via det kildemateriale, der findes." table:display="true" table:show-details="true"/>
                <table:data-pilot-member table:name="Hvor solen græder tager læseren med på en sjælden rejse ind bagfrontlinjerne i en krig, hvor mere end 150.000 mennesker er blevet dræbt, og millioner er sendt på flugt." table:display="true" table:show-details="true"/>
                <table:data-pilot-member table:name="Hvordan påvirker det et mennesbarn og et menneskeliv at være af jødisk familie, barn under 2. verdenskrig og have været indsat i koncentrationslejren Theresienstadt?&#10;&#10;Der er i dag kun få overlevende fra 2. verdenskrigs lejre. Det er vigtigt, at vi ikke glemmer, hvad disse mennesker husker. Derfor har redaktørerne&#10;af Vidnesbyrd samlet en række nye danske beretninger fra deporterede og indsatte i nazitysklands koncentrations- og udryddelseslejre.&#10;Det er gribende fortællinger fra vidnerne selv om liv og død og om hændelser, der har påvirket resten af deres liv. Bogens samlede fortælling&#10;består af disse enestående fortællinger tilsammen." table:display="true" table:show-details="true"/>
                <table:data-pilot-member table:name="Hvorfor endte lige præcis vores art med at herske over kloden? Hvordan kunne vores jæger- og samlerforfædre enes om at bygge byer og skabe kongeriger? Hvorfor begyndte vi at tro på guder, nationer og menneskerettigheder? At have tillid til penge, bøger og love? Og være slaver af bureaukrati, tidsplaner og forbrugerisme? Og hvordan vil vores verden udvikle sig i det næste årtusinde?" table:display="true" table:show-details="true"/>
                <table:data-pilot-member table:name="Hvorfor var det Vesteuropa eller Nordvesteuropa, der efter middelalderen ekspanderede og blev globalt dominerende? Det er et ofte tilbagevendende spørgsmål i studiet af verdenshistorien.&#10;&#10;Mens renæssancen gav startskuddet til den globale europæiske dominans, er det ofte oplysningstidens idéverden, der bruges som begrundelse for fastholdelsen og udbredelsen af den europæiske dominans. Mens nogle af de andre civilisationer måske også kunne tilskrives elementer af en renæssance, synes oplysningstidens verdsliggjorte verdensopfattelse kombineret med et globalt udsyn og en voksende respekt for empiriske observationer at have været et helt specielt europæisk fænomen.&#10;&#10;Oplysningstiden &quot;indrammes&quot; af to bogudgivelser: John Lockes An Essay Concerning Human Understanding fra 1690 og Immanuel Kants Kritik der reinen Vernunft fra 1781.&#10;&#10;Med Oplysningens Verden ønsker Aarhus Universitet at følge op på succesudgivelsen, Renæssancens Verden, ved igen at lade de mange medarbejdere, der har arbejdet med temaer fra oplysningstiden, bidrage til Aarhus Universitets formidling af noget af den omfattende viden, universitetet producerer." table:display="true" table:show-details="true"/>
                <table:data-pilot-member table:name="Hvornår indførtes de karakteristiske røde uniformskjoler i den dansk-norske hær, og hvornår forsvandt de lige så karakteristiske trekantede hatte? Hvordan så en general ud i 1770’erne og en menig infanterist i 1807?" table:display="true" table:show-details="true"/>
                <table:data-pilot-member table:name="Hvornår skete der nyt i Danmarks oldtid? Drej på Oldtidshjulet og find svaret.  Ca. 175 redskaber, smykker, planter, dyr, bygninger, materialer og religioner fordelt på 20 underperioder fra stenalderen til vikingetiden." table:display="true" table:show-details="true"/>
                <table:data-pilot-member table:name="I 10 artikler præsenteres en række undersøgelser af jernalderen og middelalderens smedehåndværk og de mange forskellige spørgsmål, som nutidens forskning søger at besvare. Bogen er en rapport fra to seminarer i det tværfaglige netværk Smedens rum, hvor skandinaviske arkæologer, historikere, smede og andre fagfolk udveksler erfaringer om fortidens håndværk. Publikationen rummer både forskerens teorier, resultater af aktuelle udgravninger og eksperimentalarkæologiske forsøg." table:display="true" table:show-details="true"/>
                <table:data-pilot-member table:name="I 1618 sendte Christian den 4. en flåde ud for at besætte en koloni i Indien, han skriver i sin dagbog:" table:display="true" table:show-details="true"/>
                <table:data-pilot-member table:name="I Aarhus i årtier inviterer TURBINE, Den Gamle By og Stadsarkivet i Aarhus læserne med på en tidsrejse tilbage til en svunden tid. Bogen om Aarhus i 70’erne er tredje bind i en storstilet serie på fire bøger om Aarhus' historie fortalt i billeder." table:display="true" table:show-details="true"/>
                <table:data-pilot-member table:name="I Aarhus i årtier inviterer Turbine, Den Gamle By og Stadsarkivet i Aarhus læserne med tilbage på en tidsrejse til en svunden tid. Bogen om Aarhus i 80’erne er fjerde og sidste bind i en storstilet serie på om Aarhus' historie fortalt i billeder." table:display="true" table:show-details="true"/>
                <table:data-pilot-member table:name="I år er det 80 år siden, at den berømte polarforsker og forfatter Peter Freuchen dannede Eventyrernes Klub. Turbine forlaget udsender derfor i samarbejde med Eventyrernes Klub et pragtværk om den eventyrlige klubs fantastiske historie, skrevet af medlemmerne selv og redigeret af Cavlingpris-modtager og TV-producent Alex Frank Larsen." table:display="true" table:show-details="true"/>
                <table:data-pilot-member table:name="I bind 2 beskrives udgivelsen af norsk-islandsk og dansksproget middelalderlitteratur i Danmark fra 1500-tallet til ca. 2015. Efter en introduktion til materialet følges først udgivelsen af vestnordisk litteratur fra de tidlige eddaudgaver til nutidens kritiske sagaudgaver for et internationalt publikum." table:display="true" table:show-details="true"/>
                <table:data-pilot-member table:name="I bogen behandles alle møntfund fra Sjælland, Lolland og Falster. Det er dermed det første regionale studie, hvor danske møntfund gennem knap 250 år tolkes i både lokalt, nationalt og internationalt perspektiv." table:display="true" table:show-details="true"/>
                <table:data-pilot-member table:name="I bogen finder man også de små historier. De, som handler om rene bornholmske begivenheder og tildragelser, der spænder fra folkeeventyr, kunst, personer, kirker, hændelser, almuemål med mere – og de behøver såmænd ikke at være højtravende eller skelsættende. De er stadig en del af den store fortælling og får dermed en vigtig plads i denne udgivelse, så man så at sige kommer hele øen rundt." table:display="true" table:show-details="true"/>
                <table:data-pilot-member table:name="I ca. 75 korte kapitler med hver deres tema fortæller Ole Feldbæk om de personer, forhold og begivenheder der på godt og ondt har sat sit præg på Danmark historie. Hvad skete der, hvorfor, og hvad kom det til at betyde? Det får man at vide i denne imødekommende - gennemillustrerede - Danmarkshistorie der er skrevet som enhver kan være med, og som desuden er forsynet med relevant opslagsstof, kongerækker, årstalslister, biografier m.m. Det er lystlæsning på højt plan, ingen står af undervejs, og det er med til at give Danmarkshistorien tilbage til danskerne - nye som gamle, unge som ældre." table:display="true" table:show-details="true"/>
                <table:data-pilot-member table:name="I dag sejlede vor indianske flåde under Ove Gjedde ud af Sundet. Gud give dem lykke." table:display="true" table:show-details="true"/>
                <table:data-pilot-member table:name="I Danmark og Færøerne tegner forfatteren et portræt af de dansk-færøske relationer de seneste ca. 150 år. Med tre nedslag i debatterne, i 1850’erne, 1940’erne og det seneste tiår, beskriver forfatteren de forandringer, relationerne har gennemløbet. Fra diskussionen omkring Færøernes indtræden i den danske Rigsdag i 1850’erne og frem til i dag, hvor politikerne nok hylder det særlige færøske fællesskab, mens de to befolkninger ikke kender noget særligt til hinanden, og der i høj grad mangler en fælles referenceramme." table:display="true" table:show-details="true"/>
                <table:data-pilot-member table:name="I de sidste måneder af anden verdenskrig modtog Danmark godt en kvart million flygtninge fra primært de tyske østområder, enten deporteret af den tyske værnemagt eller på flugt fra den sovjetiske hær. Tre lejre på den jyske hede omkring Karup internerede frem til 1949 20.000 flygtninge." table:display="true" table:show-details="true"/>
                <table:data-pilot-member table:name="I den voldsomt populære, norske forfatter Kim Hjardars femte historiske bog om vikingerne får vi hele historien om vikingernes største slag i et smukt illustreret bind." table:display="true" table:show-details="true"/>
                <table:data-pilot-member table:name="I efteråret 1943 havde Danmark været besat af Tyskland i tre og et halvt år, men det var først på det tidspunkt, nazisterne indledte deportationen af de danske jøder og tog fuld kontrol over den danske ordensmagt. Den trussel, som så længe havde ruget over befolkningen, kom nu endelig for dagens lys." table:display="true" table:show-details="true"/>
                <table:data-pilot-member table:name="I en række forskelligartede artikler betragtes vikingetidens samfund gennem fyrstedigtningens rige kildemateriale, der længe har været overset som gyldigt historisk vidnesbyrd. Myten om den nordiske oldtids brede folkestyrer spillede en væsentlig rolle i udviklingen af Skandinaviens moderne demokratier, skønt den ikke har belæg i fyrstedigtningen. Gennem inddragelsen af skjaldenes vigtige, men forbigående digtning tegner Malmros et levende og nuanceret billede af det gamle Nordens skiftende politiske magtforhold, og historievidenskabelige konventioner underkastes en anderledes, kildekritisk behandling." table:display="true" table:show-details="true"/>
                <table:data-pilot-member table:name="I februar 1917 blev zarens diktatur væltet i Rusland. Blot ni måneder senere den 7. november, greb den russiske arbejderklasse under Bolsjevikkernes ledelse magten med det formål at skabe en socialistisk verden. Almindelig, arbejdende mennesker tog deres skæbne i egne hænder. Men den gamle herskende klasse, som var allieret med verdens kapitalistiske stormagter, havde ikke tænkt sig at se passivt til. Den startede en borgerkrig, og 21 udenlandske hære invaderede den unge sovjetstat i et forsøg på at kvæle socialismen i dens vugge. Mod alle odds holdt den nye arbejdermagt ikke bare stand, men den vandt – en fantastisk bedrift! Dog en også en bedrift, som indebar enorme omkostninger – økonomiske, politiske og menneskelige." table:display="true" table:show-details="true"/>
                <table:data-pilot-member table:name="I hele perioden lod danske lærde sig inspirere af de nyeste udviklinger inden for tekstudgivelse i udlandet og formidlede dem videre hjemme. Men de var også selv med til at forme den internationale editionshistorie, mest markant gennem Johan Nicolai Madvigs (1804-1886) og hans efterfølgeres bidrag til udviklingen af tekstkritikken som videnskab og praksis." table:display="true" table:show-details="true"/>
                <table:data-pilot-member table:name="I løbet af de næste ti år lykkedes det ved fælles indsats i det lille samfund og i samarbejde med regeringen at få gennemført de store reformer, der havde ladet vente på sig i årtier. Forandringerne medførte dramatiske konfrontationer, i takt med at gamle magtbaser stod for fald. Her fortælles historien, som ofte går imod de myter, der er fortalt gennem generationer om det danske herredømme på Færøerne." table:display="true" table:show-details="true"/>
                <table:data-pilot-member table:name="I maj 1945 lå det meste af Rønne og Neksø i ruiner efter sovjetiske bombeangreb. Alle var dengang enige om, at skylden for ødelæggelserne lå hos den tyske besættelsesmagt og specielt på dens kommandant over øen, Gerhard von Kamptz, som i sin “fanatiske og forbryderiske stivnakkethed” havde nægtet at overgive øen til russerne. I tidens løb er synet på manden blevet mere nuanceret, for tingene var mere komplicerede, end man ville indrømme i 1945. Faktisk fremstår han i den seneste forskning som en ganske almindelig soldat, som handlede uangribeligt i den situation, han stod i." table:display="true" table:show-details="true"/>
                <table:data-pilot-member table:name="I oktober 1943 lykkedes det langt hovedparten af de danske jøder at flygte til Sverige. &#10;Hvordan gik det til, og hvorfor valgte langt de fleste danskere at hjælpe deres landsmænd på flugt?" table:display="true" table:show-details="true"/>
                <table:data-pilot-member table:name="I samarbejde med Horsens Museum gennemførte Afdelingen for Middelalderarkæologi ved Aarhus Universitet i årene 1999-2001 en række arkæologiske udgravninger ved Klosterkirken. Takket være undersøgelserne og i kombination med nogle mindre udgravninger er det nu muligt at give et ganske godt billede af det ellers helt forsvundne kloster." table:display="true" table:show-details="true"/>
                <table:data-pilot-member table:name="I skolen lærte Tycho mange spændende ting, men der var noget, der interesserede ham mere end alt andet: de blinkende stjerner på nattehimlen. Og selvom han mistede både sin næse og sin borg, blev han alligevel en af verdens mest betydningsfulde astronomer." table:display="true" table:show-details="true"/>
                <table:data-pilot-member table:name="I Vesten har vi for vane at sige, at Anden Verdenskrig begyndte i 1939 med Hitlers overfald på Polen. I Østasien ved de bedre: De første skud faldt allerede to år tidligere. Kina var blevet offer for japansk aggression og kæmpede en desperat kamp for overlevelse. Allerblodigst gik det for sig i Shanghai, hvor op imod en million kinesiske og japanske soldater i efteråret 1937 tørnede sammen i et tre måneder langt opgør, som i omfang og brutalitet kan måle sig med de største slag i Europa få år senere." table:display="true" table:show-details="true"/>
                <table:data-pilot-member table:name="In charge of A.P. Møller - Mærsk, the world’s largest container shipping company, for more than fifty years, Mærsk Mc-Kinney Møller is one of a kind within the global business community. Celebrated, criticized, shy and shrouded in myth. A man of incredible power, influence and charisma.  Up until now, very few people have known the man behind the myth. They are the close confidants and advisers who have dared to challenge his strong will and firm opinions, dared to disagree and offered alternative points of view and new solutions. For the first time ever, they speak out openly and frankly about their relationship with the 98-yearold shipowner, who also himself vividly recounts his childhood, upbringing and incredible career.   Denne engelske udgave af bogen Mærsk Mc-Kinney Møller er oversat af Clem Luxford.   --- Bogens 12 samtaler og kapitler giver læseren et levende og nuanceret indtryk af det dedikerede, magtfulde og ansvarsfulde, men også indlevende og humoristiske menneske. ”Han er ikke kun det pligtopfyldende, strenge, ordentlige ansvarsfulde menneske,” siger Ane Mærsk Mc-Kinney Uggla om faderen. Læseren får ny viden om virksomheden A.P. Møller – Mærsk. Gennem hele sit liv har Mærsk Mc-Kinney Møller været sig yderst bevidst om forvalte den mægtige arv fra sin far, A.P. Møller, bedst muligt, og han har i årevis kæmpet med at få generationsskiftet på plads. Læseren får indblik i de overvejelser, der har ligget bag udpegelsen af de personer, der i dag tegner A.P. Møller – Mærsk samt et indblik i rederens håb om, at en ny generation i familien Møller vil nå til tops i det danske verdensforetagende.  I bogen opridser nøglepersoner som Poul Svanholm, Jan Leschly og Michael Pram Rasmussen de centrale udfordringer for virksomheden fremover. ”Måske kan han engang imellem have en vis lyst til at bande over mig, men når dagen er omme, respekterer han, at vi i den nye ledelse må gøre det på vores måde. Han ved godt, at jeg ikke bare siger javel! Men det kræver meget – efter et langt liv – at se andre gøre tingene anderledes. Det forstår jeg inderligt godt. Han har tilført denne virksomhed så meget, og nu skal han tro på, at vi andre også kan,” siger Michael Pram Rasmussen. Endelig giver bogen et indblik i de dramatiske omvæltninger, som også har præget Esplanaden. I bogen bryder tidligere topchef Jess Søderberg tavsheden om sit brud med hr. Møller, som han har denne karakteristik af: ”En af de ting, hr. Møller har lært mig, er, at noget altid kan gøres bedre. Det er fuldstændig rigtigt. Men i modsætning til ham, tillader jeg mig en gang imellem at være tilfreds, selv om noget kunne være gjort bedre. Det skulle hr. Møller også. Han er for hård ved sig selv.” Tilbage står billedet af en ener med usædvanlige evner og benhårde krav til sig selv og sine medarbejdere om altid at levere det ypperste. Som det udtrykkes af en af Mærsks nære rådgivere, tidligere IBM-topchef Kaspar Cassani: ”Det er næsten for banalt at sige, at Mærsk er en helt enestående og usædvanlig person. Han har klasse, og han er ædel. Men han er også en ekstremt krævende person.” Pressen skrev bl.a. om den danske udgave: &quot;Thomas Larsen og Finn Mortensen har begået et gribende, helstøbt portræt som skiller sig positivt ud fra mængden af tidligere A.P. Møller Mærsk bøger. Bogen er en ægte page turner. Primært fordi der bag deltagernes agtelse og hengivenhed anes kritiske og dermed menneskelige, nuancer.&quot; - Berlingske Tidende Jyllands-Posten skrev: &quot;Mærsk Mc-Kinney Møller er blandt de bedste bøger om Danmarks største erhvervsmand.&quot;" table:display="true" table:show-details="true"/>
                <table:data-pilot-member table:name="In Hamlet, Shakespeare reveals familiarity with the castle, with Elsinore and with Danish customs - and some of his observations are extraordinarily accurate. But were they all based on hearsay, or is it possible - as has been claimed - that he might have visited Denmark himself during the so-called lost years? What is the evidence - for, against, or circumstatial - in the text of the play? All these questions are taken up in this short history of Elsinore, the first of its kind to be published in English." table:display="true" table:show-details="true"/>
                <table:data-pilot-member table:name="Indtil reformationen var der to øvrighedsmagter i Danmark: kongen og kirken. Ved at sikre freden og opretholde samfundsordenen betryggede kongemagten rammerne om kirkens virke, og kirken legitimerede til gengæld kongens position religiøst. Bogen fokuserer særligt på kongens og kirkens udøvelse af øvrighedsmagt over det store flertal af bønder og på religionen som en samfundsmagt med betydning i talrige af dagliglivets sammenhænge." table:display="true" table:show-details="true"/>
                <table:data-pilot-member table:name="Intet andet sted i verden er klimaforandringerne så tydelige som i Arktis. Men hvad betyder ændringerne for den arktiske natur og for de mennesker, der lever i og af naturen?&#10;Grønlands Klimaforskningscenter har gennem de sidste ti år intensivt undersøgt Nuup Kangerlua, der også kaldes Godthåbsfjorden. Deres indsats betyder, at Nuup Kangerlua er den bedst undersøgte arktiske fjord i verden.&#10;Her fortæller vi om centrets arbejde og highlighter noget af den enorme mængde viden, der er resultatet af ti års forskning i fjorden.&#10;Det handler om det usynlige liv, der er grundlaget for hele økosystemet i Nuup Kangerlua, hvordan gletsjerne er afgørende for mængden af fisk i fjorden, havisens rolle som kuldioxidpumpe, masser af torsk, 30 ton hvaler og et liv på havbunden, de færreste forestiller sig.&#10;Velkommen til forskernes arbejdsplads og deres jagt efter ny viden om Nuup Kangerlua." table:display="true" table:show-details="true"/>
                <table:data-pilot-member table:name="Istiden i det danske landskab er den første sammenhængende og landsdækkende redegørelse siden midten af 1900-tallet for istidslandskabet, dets opståen og dets videre skæbne. Bogen er struktureret som et atlas over Danmark inddelt i 11 regioner, hvor det gennemgående tema er terrænformernes opståen og deres indre opbygning som landskaber, der ligger i lag oven på hinanden og er brudt i stykker nedisning efter nedisning. Derudover sættes der fokus på særlige emner fra de enkelte regioner, og bogen afsluttes med et nytegnet landskabskort over hele landet." table:display="true" table:show-details="true"/>
                <table:data-pilot-member table:name="Jeg fisker ikke for at leve. Jeg lever for at fiske”" table:display="true" table:show-details="true"/>
                <table:data-pilot-member table:name="Jeg har med nænsom hånd moderniseret sproget, så det bliver mere læsevenligt for nutidige læsere.  Som en ekstrahistorier har jeg også været rundt om koldfeber eller malaria, som hærgede de sumpede kystområde, det var mange registrerede dødsfald i kirkebøgerne, der var de første brikker til bogen." table:display="true" table:show-details="true"/>
                <table:data-pilot-member table:name="Jens Andersens indgående studie af ærkenazisten Gerhard von Kamptz lange liv (1902-1995) giver det til dato bedst dokumenterede billede af mennesket og soldaten Gerhard von Kamptz. Jens Andersens skildring af en tysk soldats og officers militære løbebane er samtidigt meget spændende og bliver krydret med opvækstdetaljer og efterkrigstidsinformation om manden. Forfatteren ser kritisk på sit undersøgelsesobjekt,  soldaten von Kamptz, og sympatiserer ikke med ham, men afdækker historien ved at bruge det omfangsrige kildemateriale til at tegne et nuanceret billede. Jens Andersen ser det således også fra von Kamptz’ eget udgangspunkt og forsøger dermed at afdække og forklare hans fatale handlemåder ved den sovjetiske invasion af Bornholm." table:display="true" table:show-details="true"/>
                <table:data-pilot-member table:name="Karen Blixen i billeder - en livsskildring af Marianne Juhl Gennem ca. 250 fotos og andre illustrationer fortælles historien om Karen Blixens liv, om barndommen  på Rungstedlund, om faren, Wilhelm Dinesens selvmord, opvæksten i et stærkt 'kvinderegimente' bestående af moren, mosteren og mormoren, ægteskabet med halvfætteren Bror Blixen-Finecke, det 17 år lange ophold i Afrika, kærlighedsforholdet til Denys Finch Hatton, skilsmissen, konkursen, hjemkomsten til barndomshjemmet, debuten, forfatterskabet, betydningen og positionen i det danske litterære miljø og verdensberømmelsen.  Billeder – nogle af dem ikke tidligere offentliggjorte - og tekst supplerer hinanden, så de tilsammen danner en biografi." table:display="true" table:show-details="true"/>
                <table:data-pilot-member table:name="Karin Kryger er mag.art. i kunsthistorie. Hun har været ansat i Københavns Kommune og på Nationalmuseet som gravminderegistrator og var i en årrække redaktør ved Nationalmuseets værk Danmarks Kirker. Hun har publiceret bøger og artikler om gravminder, kirkegårdskultur og billedhuggerkunst, kirkekunst og restaureringshistorie og sidder i redaktionen af tidsskriftet Sfinx og redaktionen af årsskriftet Kirkegårdskultur." table:display="true" table:show-details="true"/>
                <table:data-pilot-member table:name="Karin Palshøj er journalist og forfatter. Hun er tidligere mangeårig vært og redaktør på DR og forfatter til flere bøger om kongehuset. I dag er hun ansat i mediekoncernen Egmonts kommunikationsafdeling." table:display="true" table:show-details="true"/>
                <table:data-pilot-member table:name="Knud Jakobsen nøjes ikke med de store linjer, men fortæller også om menneskeskæbner midt i krigens gru. Der er historien om den britiske ubådskaptajn, hvis farfar var tysk jøde fra Hamborg, og der er historien, om tre tyske luftskibsfolk, som klatrede ned ad en rebstige og kaprede et sejlskib." table:display="true" table:show-details="true"/>
                <table:data-pilot-member table:name="Københavns Universitets fundats fra 1539 er det stiftelsesdokument, som udstak rammerne for universitetet efter reformationen. Universitetet blev grundlagt i 1479, men tilknytningen til den katolske kirke betød, at det ophørte med at fungere i årene op mod reformationen i 1536. Efter reformationen blev universitetet genåbnet, og det fik et stort medansvar for at forme både kirken og samfundet i overensstemmelse med reformationens idealer. Det gælder ikke mindst opgaven med at uddanne nye, lutherske sognepræster.&#10;&#10;Som ramme for universitetets arbejde udstedte kong Christian 3. i 1539 en ny fundats, og den omhandler meget mere end blot juridiske og økonomiske forhold. Den er særlig ved også at indeholde mange vigtige betragtninger over videnskab, undervisning, studerende, lærere, om forholdet mellem universitet og samfund på reformationstiden og i det hele taget om Danmarks kulturhistorie i 1500-tallet. Fundatsen var gældende til langt ind i 1700-tallet, og den udtrykker derfor et syn på højere uddannelse, som i generation efter generation var med til at præge danmarkshistorien.&#10;&#10;Fundatsen blev udstedt på latin, men udgives nu for første gang med både en dansk og en engelsk nyoversættelse samt indledning og noter til forklaring af den historiske kontekst." table:display="true" table:show-details="true"/>
                <table:data-pilot-member table:name="Kong Frederik den 4. sendte i 1721 den dansk/norske præst Hans Egede til Grønland for at finde nordboerne, som man havde mistet forbindelsen til et par hundrede år før. Han skulle handle og missionere blandt dem." table:display="true" table:show-details="true"/>
                <table:data-pilot-member table:name="Kongen i Danmark omhandler alle de danske konger – fra Gorm den Gamle og en række sagnkonger før ham til Dronning Margrethe II – og deres forvaltning af det embede, de enten tilkæmpede sig eller fik givet i dåbsgave. Skildringen er skrevet af en af landets kyndigste historieformidlere, og derfor er Kongen i Danmark ikke en slavisk beskrivelse af den danske kongerække, men en beskrivelse af kongedømmet og dets udvikling – og sidenhen delvise afvikling som institution. Og regenternes betydning for udviklingen af dette embede." table:display="true" table:show-details="true"/>
                <table:data-pilot-member table:name="Kongen sendte samtidig den erfarne kaptajn, Jens Munk, nordpå for at finde Nordvestpassagen. Det har Thorkil Hansen skrevet om. Den rejse endte i en katastrofe." table:display="true" table:show-details="true"/>
                <table:data-pilot-member table:name="Kulstof-14 metoden er et vigtigt redskab til datering af organisk materiale og har i et halvt århundrede været brugt af forskere fra vidt forskellige fag over hele verden. Metoden blev udviklet i USA efter 2. Verdenskrig, og allerede i 1951 etablerede en tværfaglig forskergruppe det første europæiske laboratorium- i København.&#10;&#10;Med det skete ikke uden sværdslag. Både i medierne og blandt forskerne var der stor skepsis over for metoden, og først da Niels Bohr slog fast, at kulstof-14 datering ikke var en trossag, men en kendsgerning, blev den almindeligt accepteret.&#10;&#10;Datering af fortiden er en videnskabshistorisk beretning om kulstof-14 metoden med fokus på den danske forskning og de forskere, der i en årrække gjorde det danske laboratorium til Europas førende. Laboratoriets ildsjæle formåede at give Danmark en ny og sammenhængende kronologi for de arkæologiske og geologiske hovedperioder siden sidste istid. Blandt deres mere spektakulære resultater var dateringerne af de klimatiske varmeperioder efter sidste istid, af tidspunktet for landbrugets indførelse her i landet og af de navnkundige danske moselig - Grauballemanden og Tollundmanden." table:display="true" table:show-details="true"/>
                <table:data-pilot-member table:name="Kvindernes krig er en stærk, personlig beretning om disse kvinders kamp for et liv uden undertrykkelse og vold. Bogen er samtidig en gribende fortælling om at være kvindelig soldat i Afghanistan, om den altid nærværende risiko og om sorgen over faldne kammerater." table:display="true" table:show-details="true"/>
                <table:data-pilot-member table:name="Landskabet kan byde på store oplevelser og rummer spændende historier fra vores fortid. Bogen levendegør i tekst, fotografier og tegninger oldtidens Danmark og de mennesker, der boede i landet. Det er historiefortælling for hele familien." table:display="true" table:show-details="true"/>
                <table:data-pilot-member table:name="Langs ruten venter mængder af små og store interessepunkter. Mange vigtige og afgørende begivenheder står afmærket med skiltning, monumenter og mindesmærker, men også de små historier kan findes på vejen – skæve, finurlige, sørgelige og muntre hændelser har udspillet sig langs den ældgamle vej. Ofte er der ingen særlige spor at se, men med en kyndig og vidende vejleder i hånden er det alligevel muligt at se alle historierne. Og netop en sådan kyndig vejleder er denne bog om Hærvejen." table:display="true" table:show-details="true"/>
                <table:data-pilot-member table:name="Langt de fleste af Danmarks middelalderborge er nu forsvundet; enten er de ombygget til ukendelighed gennem århundrederne, eller også ligger de hen som mere eller mindre synlige ruiner eller voldsteder i landskabet." table:display="true" table:show-details="true"/>
                <table:data-pilot-member table:name="Lasse Sonne er ph.d. og adjunkt ved Saxo-instituttet på Københavns Universitet." table:display="true" table:show-details="true"/>
                <table:data-pilot-member table:name="Lasse Sonne klarlægger de regionale forskelle i dyrkelsen af Thor og påviser, at entydige vidnesbyrd for dyrkelsen af Thor i Norden ikke foreligger før 900-tallet. På trods af den sene datering kan Thor-dyrkelsen imidlertid ikke sættes i relation til en reaktion imod den missionerende Kristendom. Det er et væsentligt resultat i monografien, at identifikationen af de arkæologiske miniaturehamre med Thors hammer, Mjølner, ikke længere kan opretholdes." table:display="true" table:show-details="true"/>
                <table:data-pilot-member table:name="Ligesom Kåre Johannessens seneste bog, Magt og mennesker i Danmarks middelalder, er ambitionen at give en faglig kompetent og velillustreret fremstilling i tradition med store formidlere som Palle Lauring, Erik Kjærsgaard og Piet van Deurs og derved at fange såvel den unge som den ældre læsers opmærksomhed." table:display="true" table:show-details="true"/>
                <table:data-pilot-member table:name="Lillys danmarkshistorie tager afsæt i Pia Fris Laneths egen slægt; der indledes med oldemødrene Anna, Karen Marie og Johanne, alle født i 1870'erne, fortsættes over mormor Misse og farmor Gudrun til moderen Lilly, og bogens beretning ender i nutiden med Pia Fris Laneths egen tid og historie. Fokus er på kvinderne i Danmarkshistorien i almindelighed - og kvinderne i Laneths slægt i særdeleshed." table:display="true" table:show-details="true"/>
                <table:data-pilot-member table:name="Lyst og lidenskab i middelalderen er en bog om seksuel adfærd i Danmark og Europa i perioden ca. 1000-1500 e.Kr. Den behandler emnet ud fra en kulturel og sociologisk vinkel, hvorved man får et særligt indblik i et alment menneskeligt emne i en fjern men afgørende vigtig historisk periode. En periode, der normmæssigt ikke er så fjernt fra os i dag, som man umiddelbart skulle tro. Selvom der findes litteratur om emnet, er kun en meget lille del af det tilgængeligt på dansk, og tilmed er den litteratur meget akademisk. Lyst og lidenskab i middelalderen søger at rette op på dette forhold ved samlet at formidle den viden, der er til rådighed i dag." table:display="true" table:show-details="true"/>
                <table:data-pilot-member table:name="Magt og mennesker i Danmarks middelalder er et ambitiøst forsøg på at frembringe et populær historisk værk om middelalderen, der i et ligefremt og ukunstlet sprog giver en up-to-date fremstilling af begivenheder og dagligliv fra begyndelsen af 1000-tallet til midten af 1500-tallet." table:display="true" table:show-details="true"/>
                <table:data-pilot-member table:name="Man kan nyde bogens mange billeder hjemme, men endnu bedre bliver oplevelsen, hvis man tager bogen med ud til de pågældende steder, hvor man virkelig kan få syn for sagn." table:display="true" table:show-details="true"/>
                <table:data-pilot-member table:name="Man læser med en klump i halsen, mens forfatteren med et stort og smukt sprog ganske klarøjet skildrer den ubarmhjertige virkelighed og den heroiske kamp mod vold og undertrykkelse. - Weekendavisen" table:display="true" table:show-details="true"/>
                <table:data-pilot-member table:name="Med denne bogs udvalg af gamle københavnske billeder får man et både levende og spændende indblik i byens historie og udvikling. Med fotografiernes gengivelse af fortidens gade- og folkeliv forstår man, hvor meget vores hovedstad og omegnen med landsbyer og forstæder har forandret sig. Mange nulevende kan huske fortidens bybillede og siger til børn og børnebørn: “Sådan så der virkelig ud!” Man kan på rigtig mange af de gamle billeder udpege bygninger og andet, som findes endnu, og så i øvrigt undre sig over alle forandringerne." table:display="true" table:show-details="true"/>
                <table:data-pilot-member table:name="Med fornøden dristighed. Ordene er tilskrevet den danske søhelt Peter Wessel Tordenskiold, der under Store Nordiske Krig 1709-1720 viste, at han ikke var bange for at tage chancer, når han mødte fjenden." table:display="true" table:show-details="true"/>
                <table:data-pilot-member table:name="Med KONGENS KLÆDER gives for første gang i bogform en fuldstændig og rigt illustreret oversigt over uniformer og udrustning ved alle den dansk-norske hærs afdelinger indtil adskillelsen efter Napoleonskrigene. For hver våbenart og afdeling gennemgår værket den organisatoriske udvikling og giver en grundig beskrivelse af uniformerne for alle personelgrupper: Officerer, underofficerer, menige, musikere og spillemænd. Det omfattende værk er udgivet i stort format og illustreret med næsten tusind samtidige tegninger, stik, malerier samt fotografier af bevarede våben og uniformer. Værket er desuden udstyret med en række oversigter over bl.a. uniformsterminologi på hovedsprogene, kendingsfarver og uniformsdele." table:display="true" table:show-details="true"/>
                <table:data-pilot-member table:name="Med perspektiver til sumerisk digtning og til det babylonske epos Gilgamesh bidrager bogen ligeledes til forskningen i den mesopotamiske kulturs påvirkning af den tidlige græske poesi og mytologi." table:display="true" table:show-details="true"/>
                <table:data-pilot-member table:name="Med sin baggrund fra 40 års udviklingsarbejde i Mellemfolkeligt Samvirke, FN og Dansk Institut for Partier og Demokrati, og med udstationeringer i bl.a. Zimbabwe og Botswana, samt en ballast som forfatter til mere end 30 bøger om udvikling, skrevet til børn, unge og voksne, besluttede Bjørn Førde at rejse 4.500 km gennem Zimbabwe for uanmeldt at opsøge nogle af de lokalsamfund, organisationer og mennesker, som han 25 år tidligere havde arbejdet tæt sammen med. Han ville se, hvad der stod tilbage, og han ville snakke med nogle af de lokale, som havde deltaget i arbejdet et kvart århundrede tidligere – eller som havde mødt projektet, efter at danskerne var rejst hjem. Tilbage i Danmark opsøgte han tidligere udsendte, som ikke havde været tilbage siden dengang, og lyttede til de visioner, håb og drømme, de blev drevet af, da de rejste ud." table:display="true" table:show-details="true"/>
                <table:data-pilot-member table:name="Med sine to bøger om krigen 1864 – SLAGTEBÆNK DYBBØL og DOMMEDAG ALS – har Tom Buk-Swienty genoplivet en krig med afgørende betydning for Danmark og den danske selvforståelse. Begge bøger var illustrerede, men udelukkende med gamle sort-hvide fotos og nogle enkelte stregtegninger. Der findes imidlertid et stort og meget spændende billedmateriale om de to krige, alt fra store oliemalerier over træsnit, akvareller og satiretegninger til soldaternes egne skitser. Det er disse illustrationer, vi nu bruger til at fortælle historien om krigen 1864 på en ny måde - 1864 ILLUSTRERET." table:display="true" table:show-details="true"/>
                <table:data-pilot-member table:name="Med St. Thomas-mysteriet er der skrevet en autentisk og dramatisk familiehistorie, der viser, hvordan livet i den danske middelklasse på De Vestindiske Øer i 1800-tallet kunne få fatale følger for en families børn. Historien viser helt nye vinkler af livet på øerne ved at dykke ned i en almindelig families skæbnesvangre liv." table:display="true" table:show-details="true"/>
                <table:data-pilot-member table:name="Mellem 1850 og 1920 udvandrede omkring 350.000 danskere - godt 10 procent af den daværende befolkning - til Amerika for at begynde et nyt liv. Nogle drømte om en ny begyndelse med frihed, rigdom og lykke. Andre flygtede fra ulykkelige begivenheder eller en fortid med kriminalitet. Og andre igen håbede på, at de kunne føre en religiøs levevis, der ikke var plads til i Danmark." table:display="true" table:show-details="true"/>
                <table:data-pilot-member table:name="Men de betalte en høj pris. Da den største katastrofe for dansk modstandsbevægelse rammer i vinteren 1943-44 og flere hundrede modstandsfolk arresteres, hvoriblandt Hvidsten-, Hornslet, Aars- og Stoholmgrupperne optrevles, ender det også med fængsel, tortur, og koncentrationslejre for de tre; Pie i Cottbus, Bjørn i Neuengamme og Svend i Frøslev. Alt sammen med kraftige psykiske efterveer, der år senere endte i selvmord for den ene." table:display="true" table:show-details="true"/>
                <table:data-pilot-member table:name="Men jeg har så vidt muligt ladet de gamle historier tale." table:display="true" table:show-details="true"/>
                <table:data-pilot-member table:name="Men samtidig ønsker de at bruge kunstværkerne som indgange til forståelse af de skiftende forestillinger om dødens væsen og til det at dø. Og også til skiftende eller konkurrerende trosforestillinger i bredere forstand. Det er blevet et værk, som læseren både vil kunne finde medrivende, rørende og tankevækkende." table:display="true" table:show-details="true"/>
                <table:data-pilot-member table:name="Middelalderlig klosterårbog rækkende fra sagnkongerne til 1288, forfattet nær Flensborg." table:display="true" table:show-details="true"/>
                <table:data-pilot-member table:name="Mit mål har hele tiden været at få genfortalt inddæmningens og inddæmmernes historier. Hvad fik dem til at kaste sig ud i de store projekter, og hvordan fik de gennemført det i praksis?" table:display="true" table:show-details="true"/>
                <table:data-pilot-member table:name="Modigt og provokerende udfordrer SAPIENS alt det, vi troede, vi vidste om at være menneske: vores overbevisninger, vores handlinger, vores magt og vores fremtid." table:display="true" table:show-details="true"/>
                <table:data-pilot-member table:name="Næsten alle manuskripterne publiceres her for første gang i redigeret udgave, og mange af teksterne er hidtil helt ukendte." table:display="true" table:show-details="true"/>
                <table:data-pilot-member table:name="Når man rejser langs Hærvejen, bevæger man sig helt bogstaveligt i hundredetusindvis af forfædres fodspor; her har konger og dronninger sneglet sig frem i lange optog, når hoffet bevægede sig rundt i riget. Her har stovte bønder tålmodigt ført deres kreaturer sydpå mod de store markeder i Nordtyskland, og budbringere har jaget frem med vigtigt nyt. Her har drabelige hære på krigstogt marcheret hærgende frem ... Hærvejen afspejler ikke blot vores historie. Den er vor historie." table:display="true" table:show-details="true"/>
                <table:data-pilot-member table:name="Når man sammenligner med andre sider af udforskningen af Grundtvig og hans virkningshistorie har det politiske virke været forsømt. Dette bliver med al ønskelig tydelighed klart, når man ser på de modstridende forestillinger, der findes om Grundtvigs politiske forestillingsverden. &#10;&#10;Nogle ser ham som en snæversynet nationalist, andre som forkæmper for en truet national identitet. Nogle mener, at Grundtvig var ubekymret om sociale udfordringer, andre ser ham tværtimod som fortaler for en sammenknytning af frihedstanker og et solidarisk socialt fællesskab. &#10;&#10;Med denne bog får man et autentisk indblik i Grundtvigs politiske virke i de afgørende år 1848-49, hvor Junigrundloven af 1849 blev til, og hvor det nationale modsætningsforhold til Tyskland blev stadig mere anspændt. &#10;&#10;Da Claus Bjørn pludseligt døde i foråret 2005, var manuskriptet allerede udarbejdet så langt, at det ville have været utilstedeligt at lade det ligge, mens det på den anden side langtfra var klar til udgivelse. I den herved opståede situation påtog Thorkild C. Lyby sig hvervet at bearbejde Claus Bjørns manuskript med respekt for det arbejde, der allerede var udført. Resultatet foreligger nu med nærværende bog." table:display="true" table:show-details="true"/>
                <table:data-pilot-member table:name="Natten til den 18. november 1990 begår Johannes Petersen selvmord. Dagen efter går Nordisk Fjer i betalingsstandsning, og i de følgende måneder oprulles danmarkshistoriens største erhvervsskandale med svindel og gæld for flere milliarder kroner. Historien om Nordisk Fjer handler om en hæderkronet, solid dansk virksomhed, som blev spundet ind i et så kompliceret net af bedrag, at hverken medarbejdere, bestyrelse, revisorer eller medier dengang forstod, hvordan det hang sammen, og også efterforskningen havde efterfølgende svært ved at trænge til bunds i sagen. Den historie fortælles her for første gang." table:display="true" table:show-details="true"/>
                <table:data-pilot-member table:name="Nordens Rejser i Egypten og Nubien blev først udgivet posthumt i 1755, men den skulle vise sig at få stor betydning for det sene 18. århundredes diskussioner om Egypten og Grækenlands roller i skabelsen af europæisk identitet. Let Greece and Rome Be Silent, der illustreres af mere end 50 af Nordens egne skitser, analyserer Nordens bog og dens vedvarende kulturelle og intellektuelle indflydelse i hele Europa." table:display="true" table:show-details="true"/>
                <table:data-pilot-member table:name="Nordsøen havde afgørende betydning for Første Verdenskrig. I 1916 blev verdenshistoriens største søslag udkæmpet i farvandet ud for den jyske vestkyst, og her gennemførte de allierede den blokade, som til sidst tvang det tyske kejserrige i knæ." table:display="true" table:show-details="true"/>
                <table:data-pilot-member table:name="Nour levede et sorgløst storbyliv i Damaskus. Hun kørte på arbejde i egen bil og drak cocktails med veninderne, indtil syrerne i 2011 begyndte deres oprør mod præsident Bashar al-Assad." table:display="true" table:show-details="true"/>
                <table:data-pilot-member table:name="NY BILLIGUDGAVE af den anerkendte historikers internationale gennembrud" table:display="true" table:show-details="true"/>
                <table:data-pilot-member table:name="Ny oversættelse af evigt aktuel bog om den ultimative forfølgelse og undertrykkelse." table:display="true" table:show-details="true"/>
                <table:data-pilot-member table:name="Ny udgave af Karen Blixens blomster, der længe har været udsolgt. Karen Blixen var en sand blomsterdekoratør. Hun elskede at lave overdådige kompositioner med blomster, grene, ukrudt, frugter og kålblade m.m. i vaser, terriner, opsatser og skåle. Hun kunne bruge timer, nogle gange dage på at arrangere dem. Når blomsterdekorationen var færdig, kom hendes nabo, arkitekturprofessor Steen Eiler Rasmussen, og fotograferede. Det er hans illustrationer, der ledsager bogens essays om Blixens dekorationer. Og det er også en bog, der dokumenterer hendes kunst på dette område." table:display="true" table:show-details="true"/>
                <table:data-pilot-member table:name="Nyoversættelse med kommentarer, stamtavle og register. Illustreret af Jørgen Kraglund." table:display="true" table:show-details="true"/>
                <table:data-pilot-member table:name="Om forfatteren:&#10;Bo Lidegaard er uddannet cand.phil i historie og har arbejdet for bl.a. Udenrigsministeriet og Statsministeriet. Han er en af de mest respekterede danske historikere og forfatter til adskillige anmelderroste bøger om Danmarks historie i det 20. århundrede, bl.a. den netop udkomne ”Landsmænd – de danske jøders flugt i oktober 1943” (2013), ”En fortælling om Danmarks historie i det 20. århundrede” (2011), ”Kampen om Danmark 1933-45” (2005) og Jens Otte Krags dagbøger i to bind (2001-2002). Bo Lidegaard er i dag chefredaktør for Politiken." table:display="true" table:show-details="true"/>
                <table:data-pilot-member table:name="Om forfatteren:&#10;Puk Damsgård, f. 1978, er uddannet journalist fra Syddansk Universitet. Hun har siden juli 2011 været DR's mellemøstkorrespondent med base i Beirut og nu Kairo." table:display="true" table:show-details="true"/>
                <table:data-pilot-member table:name="Omkring 6.300 danske sømænd sejlede på verdenshavene for de allierede under Anden Verdenskrig. En af dem var Anders Hansen, andenstyrmand på ØK-skibet Panama, og det er hans historie, der folder fortællingen om de danske krigssejlere ud. Deres indsats var uden sammenligning Danmarks største bidrag til den allierede krigsførelse fra september 1939 til 1945." table:display="true" table:show-details="true"/>
                <table:data-pilot-member table:name="ONE DOLLAR MAN er den glemte historie om cykelsmeden, der udvandrede med immigrantskib fra København i 1900 med 30 dollars på lommen. Han kæmpede sig op fra bunden af det amerikanske samfund og blev en af USAs største og bedst betalte erhvervsfolk, inden han blev hentet til Washington DC for at hjælpe præsidenten." table:display="true" table:show-details="true"/>
                <table:data-pilot-member table:name="ONE DOLLAR MAN er skrevet af Ole Sønnichsen, der også skrev det anmelderroste tobinds-værk &quot;Rejsen til Amerika&quot;. Bøgerne blev senere filmatiseret som dokumentarserie til DR K." table:display="true" table:show-details="true"/>
                <table:data-pilot-member table:name="Op gennem årene havde de to et forhold fuldt af had, konkurrence og til tider stor kærlighed. Et besynderligt venskab voksede mellem de to gennem brevvekslinger og møder, men i 1995 skete noget, som deres forhold ikke kunne holde til: Reich-Ranicki sablede Grass’ roman om Tysklands genforening, En lang historie, ned i Spiegel, og på Spiegels forside var et billede af anmelderen, som rasende flåede romanen midt over. Ranicki sagde efterfølgende, at han håbede, ydmygelsen ville føre til Grass’ selvmord. Det skete ikke, men Grass tilgav aldrig Reich-Ranicki." table:display="true" table:show-details="true"/>
                <table:data-pilot-member table:name="Operaeksperten Henrik Engelbrecht rejser i en ny, flot billedfortælling tilbage til dengang opera ofte blev sunget af halvfulde skuespillere, hvor der var fyldt med rotter i Det Kongelige Teater, og hvor byen København var langt fra det glansbillede, vi måske har af guldalderen i dag. En lille håndfuld stressramte skuespillere kæmper for at overkomme en enorm arbejdsbyde med 40-50 roller på en enkelt sæson. Kun få af dem har fået noget der bare ligner en sanguddannelse, og hvis de pjækker fra prøverne, risikerer de at ryge i fængsel. Kongen smider landets førende operasanger helt ud af landet, da han tager rollen som Don Juan lidt for bogstaveligt overfor en af prinsesserne på Amalienborg. Der er fysisk kamp om at få fat i de eftertragtede operabilletter, og der er tit slagsmål efter forestillingerne. Opera i guldalderens København er en levende og medrivende rejse tilbage til dengang opera stadig var nyt og mærkeligt for de fleste i byen, hvor H.C. Andersen forelsker sig i tidens største operastjerne, og hvor Søren Kierkegaard er i ekstase over musikken i Mozarts Don Juan. Tag med på rejsen med Henrik Engelbrecht som guide, og opdag København, som man ikke ser den på de renskurede malerier fra tiden - og oplev først og fremmest opera på en helt anden måde, end vi er vant til i dag." table:display="true" table:show-details="true"/>
                <table:data-pilot-member table:name="Operation Market Garden skulle have afsluttet krigen ved at indtage broerne over Rhinens nedre løb. Det var en dristig plan, der slog fejl. Tabstallene var store, især for hollænderne, som satte alt på spil for at hjælpe. De tyske gengældelsesaktioner var ubarmhjertige og fortsatte, indtil krigen var ovre." table:display="true" table:show-details="true"/>
                <table:data-pilot-member table:name="Oplev det gamle Egypten med dette enestående opslagsværk over mytologier og legender fra Egypten, Persien og Babylon." table:display="true" table:show-details="true"/>
                <table:data-pilot-member table:name="Opskrifterne er præsenteret i en form, der gør det nemt at genskabe dem i et moderne køkken og genoplive Blixens gastronomi derhjemme, og de er alle ledsaget af en anekdote fra forfatterindens køkken." table:display="true" table:show-details="true"/>
                <table:data-pilot-member table:name="Opstandens underlag – Det akuttes politik fra Tiananmen over Aleppo til Coronavirus er en titel, der både peger på et filosofisk emne, underlaget, substratet, og på en historisk dimension, de sidste godt tredive år. Så det er opstandenes filosofi og historie, bogen behandler. Dens argumentation er drevet af en sikkerhed og en tvivl. Det er sikkert, at opstandenes regulerende idé er pengenes afskaffelse og at staternes regulerende idé er opretholdelsen af statens voldsmonopol. Der kan derimod være nogen tvivl om det, der viser sig under opstandene, mens de står på, er proletariatet. Bogens argumentation satser på, at der er et proletariat, som opstår nedefra, fra opstandens underlag." table:display="true" table:show-details="true"/>
                <table:data-pilot-member table:name="Overalt i det danske samfund er der spor af kristendommen. Kirkerne er synlige i det danske landskab og bybillede. De fleste betaler kirkeskat, præsterne er statslige embedsmænd, alle skal – uanset trosretning – have deres børn skrevet ind i kirkebøgerne, og kalenderåret har en lang række kirkelige helligdage. Alligevel er mange ikke opmærksomme på, hvordan kristendommen og navnlig lutherdommen har præget det moderne danske samfund." table:display="true" table:show-details="true"/>
                <table:data-pilot-member table:name="På grundlag af samtidens meget omfattende materiale af tegninger, breve, rapporter, telegrammer, regnskaber og avisartikler - hvoraf en del ikke har været kendt før - tegner middelalderarkæologen Jens Vellev et detaljeret billede af denne usædvanlige udgravning dag for dag, med dens mange forskellige deltagere." table:display="true" table:show-details="true"/>
                <table:data-pilot-member table:name="På Kyholm ved Samsø ligger Danmarks ensomste kirkegård. Her var engang karantænestation, og under Englandskrigene var øen befæstet. I dag er der kun kirkegården tilbage, som blev lukket i 1859, hvor alle beboere forlod øen, og husene blev revet ned og sejlet bort." table:display="true" table:show-details="true"/>
                <table:data-pilot-member table:name="På pladser og torve står rytterstatuerne af vores konger som romerske kejsere. Monumenter og buster bliver revet ned og ødelagt over hele verden, ligesom det skete for Nero og Caligula. Vores måneder har latinske navne. På stjernehimlen over os lyser Venus, Jupiter og de andre romerske guder som vores solsystems planeter. De græske dramaer om Medea, Elektra og Antigone bliver igen og igen sat op på vores teatre. Unge digtere skriver oven på de klassiske myter." table:display="true" table:show-details="true"/>
                <table:data-pilot-member table:name="På samme måde stormfloderne der flere gang har gennembrudt digerne og oversvømmet store beboede områder.”" table:display="true" table:show-details="true"/>
                <table:data-pilot-member table:name="Pajung og Hein Rasmussen viser de samfundsmæssige og kulturelle sammenhænge, som kunstværkerne blev til i. Med kig til tidens relevante litteratur og musik og kunstnernes forhold til kristendommens dogmer og menneskers religiøse forestillinger om efterlivet. De mener, at mange kunstværker har en ”evig” egenværdi, og de vil gerne give læseren mulighed for at studere disse i stort format og flot gengivelse." table:display="true" table:show-details="true"/>
                <table:data-pilot-member table:name="Palle Petersens roman skildrer missionen før Kim Leines skildring i romanen ”Sort/hvid” – men set både fra dansk/norsk og grønlandsk side." table:display="true" table:show-details="true"/>
                <table:data-pilot-member table:name="Poq den første grønlænder i Danmark som kom hjem igen. Hans Egedes Mission i Grønland 1721-1729" table:display="true" table:show-details="true"/>
                <table:data-pilot-member table:name="Poul og kærligheden er fortællingen om Poul Andræ (1843-1928). Han voksede op i det københavnske borgerskabs øverste lag som søn af statsminister C.G. Andræ, og allerede fra helt ung var han klar over, at han var homoseksuel." table:display="true" table:show-details="true"/>
                <table:data-pilot-member table:name="PP har skrevet flere historiske romaner – de er både kommet som trykte bøger (DBK)) og e-bøger (e-reolen)." table:display="true" table:show-details="true"/>
                <table:data-pilot-member table:name="PRAGTUDGIVELSE OM DEN DANSKE KINAHANDEL, STORKØBMÆND, SVIMLENDE RIGDOMME OG KULTURMØDET I KINA." table:display="true" table:show-details="true"/>
                <table:data-pilot-member table:name="Professor, dr. phil. CARSTEN HØEG (1896 – 1961) var en af 1900-tallets mest fremtrædende danske videnskabsmænd. Han var professor i klassisk filologi ved Københavns Universitet fra 1926 til sin død og en international pioner inden for udforskningen af byzantinsk musik. Han spillede desuden en betydelig rolle i modstands-bevægelsen under Danmarks besættelse 1940-45." table:display="true" table:show-details="true"/>
                <table:data-pilot-member table:name="Puk Damsgård er den danske journalist, der har rejst mest i Syrien. Bogen er hendes personlige beretning om at blive smuglet over grænsen for at rapportere fra et land i opløsning og om mennesker, hvis liv er i en permanent undtagelsestilstand. Vi møder blandt andre den heroiske og lattermilde læge Dr. Kassem og den unge Mohannad, der modvilligt er draget i krig, mens han drømmer om at blive gift med sin elskede. Men først og fremmest følger bogen storbykvinden Nour, der i en frihedsrus engagerer sig i det syriske oprør, som ender med at blive hendes livs mareridt." table:display="true" table:show-details="true"/>
                <table:data-pilot-member table:name="REJSEN TIL AMERIKA er udvandrernes historie; en fortælling om store forventninger, hårdt slid, stædighed, falske forhåbninger og - for nogles vedkommende - opfyldelsen af den amerikanske drøm.. Det er en dokumentarisk fortælling stykket sammen af breve, dagbøger, erindringer, artikler, illustrationer, fotos og anden research i USA, Tyskland, England og Danmark." table:display="true" table:show-details="true"/>
                <table:data-pilot-member table:name="REJSEN TIL AMERIKA udkom første gang som et tobindsværk i 2013 og 2015. Denne version er en sammeskrevet version af de to bind. Dengang skrev anmelderne bl.a:" table:display="true" table:show-details="true"/>
                <table:data-pilot-member table:name="Revolutionen forvandlede Syrien til et land i borgerkrig og forandrede Nours liv for altid. Hvor solen græder er Puk Damsgårds på én gang gribende og rædselsvækkende fortælling om at kæmpe for frihed og forfølge sin revolutionsforelskelse på trods, men også om, hvad der sker, når kampen for at holde sig i live overskygger længslen efter demokrati." table:display="true" table:show-details="true"/>
                <table:data-pilot-member table:name="Rom består, så længe Colosseum står. Sådan lyder et velkendt romersk ordsprog. Og Colloseums mægtige mure rejser sig fortsat midt i den by, der gennem århundreder var centrum i et af verdenshistoriens mægtigste riger.&#10;&#10;Romerrigets historie skildrer et mere end 1000 år langt, dramatisk forløb, der tager sin begyndelse med Romulus´ grundlæggelse af Rom - ifølge traditionen 21. april 753 f.v.t. Senere voksede byens magt og ambitioner, hvilket førte til erobring af først Italien, og derefter hele Middelhavsområdet.&#10;&#10;Romerriget var sin tids supermagt, men med tiden blev det enorme rige delt i en vestlig og en østlig del. Nedgangstiden var begyndt. I Romerrigets historie forlader vi romerne i 610 e.v.t., hvor kejser Heraklios besteg tronen i Konstantinopel (nutidens Istanbul). Det officielle sprog var nu blevet græsk, og Det Østromerske Rige havde for alvor lagt afstand til sit vestlige ophav, som mistede sin position.&#10;&#10;Romerrigets historie viser sammenhængen mellem de politiske begivenheder og de sociale og økonomiske forhold. Erik Christiansen har lagt vægt på at vise, både hvordan romerne selv opfattede deres samtid og fortid, og hvordan eftertiden har søgt at tolke begivenhederne. Store romerske personligheder som Cicero, Cæsar og Spartacus har længe været godt stof i film og romaner - her sættes de ind i deres rette sammenhæng.&#10;&#10;Bogen er ikke alene en tilgængelig introduktion til alle, der interesserer sig for den romerske fortid og for Romerrigets kolossale indflydelse på europæisk kultur og identitet, men også en grundig håndbog, med arbejdsredskaber som omfattende ordliste og oversigter over forskning og bevarede kilder." table:display="true" table:show-details="true"/>
                <table:data-pilot-member table:name="Rundtom i Danmark findes talrige mindesmærker og monumenter. Måske lægger vi mærke til dem, når vi kommer forbi, men kun i de færreste tilfælde kender vi baggrunden. Det råder denne bog bod på. Her fortælles nemlig historien bag i alt 101 udvalgte mindesmærker, og tilsammen bliver beretningen om de 101 mindesmærker til en mini-Danmarkshistorie, der begynder med bronzealderpigen fra Egtved og slutter i 1970’erne. Undervejs møder vi kongelige, adelige og gejstlige, der havde deres gang på slotte, borge og klostre. Men der findes også mindesten for folk, som ikke var specielt højt på strå. Mange af personerne og begivenhederne er for længst gået i glemmebogen, men takket være mindestenene og monumenterne kan de vækkes til live igen. Det viser sig, at historierne om dem dækker hele følelsesregistret fra det dybt tragiske til det muntre og finurlige." table:display="true" table:show-details="true"/>
                <table:data-pilot-member table:name="Ryd Klosters Årbog. Nyoversat og kommenteret af Rikke Agnete Olsen." table:display="true" table:show-details="true"/>
                <table:data-pilot-member table:name="Således var Nordsøen ikke blot skueplads for søslag og træfninger, men også for dristige togter med kæmpemæssige luftskibe. Det var her, verdenshistoriens første luftangreb med skibsbaserede fly fandt sted, og det var her, tyske ubåde ændrede krigen til søs." table:display="true" table:show-details="true"/>
                <table:data-pilot-member table:name="Siden 1387 har Færøerne været en del af det danske rige. Tilknytningen til Danmark har vekslet i styrke, men da det danske rige igennem 1800-tallet blev stærkt reduceret, blev det vigtigt for Danmark at fremstå som et samlet rige. I modsætning til den tidligere danske konglomeratstats ofte uformelleog løse relationer skulle riget derfor knyttes tættere sammen, hvilket affødte diskussioner om Færøernes stilling i riget, som kan spores helt op til vor tid." table:display="true" table:show-details="true"/>
                <table:data-pilot-member table:name="Siden 2016 har forfatter og politiker Nikolaj Bøgh jævnligt skrevet historiske klummer for Lokalavisen Frederiksberg og Frederiksberg Bladet. I denne bog har han udvidet de første 100 historier, som der er taget helt nye billeder til af fotograf Thomas Howalt Andersen. Bogen indeholder også et kort over Frederiksberg med markering af de 100 steder ." table:display="true" table:show-details="true"/>
                <table:data-pilot-member table:name="Siden besættelsen har myterne floreret om de dramatiske begivenheder, damere end syv tusinde mennesker desperat flygtede fra nazisternes forfølgelse. Nu er det muligt at fortælle historien med afsæt i samtidige kilder, dagbøger og dokumenter, skrevet af de flygtende, deres forfølgere og af hjælpere samtidig med, at begivenhederne fandt sted.&#10;Gennem fjorten kapitler, der hver dækker en dag, følges udviklingen gennem de afgørende uger, hvor der trækkes tråde direkte fra beslutningerne i Berlin over de tyske og danske embedsmænd til de flygtende og deres landsmænd. Fortællingen viser, hvor nært redningen af de danske jøder hang sammen med den danske regerings stilling over for de totalitære trusler. Den afdækker hvordan det lykkedes det lille og udsatte Danmark at sætte sig op mod Det tredje Rige ved at fornægte selve grundlaget for den nazistiske ideologi. &#10;Historien er medrivende og bevægende. Samtidig viser den hvor afgørende fællesskabet mellem forskellige befolkningsgrupper er i et demokratisk samfund." table:display="true" table:show-details="true"/>
                <table:data-pilot-member table:name="Siden dette værk udkom første gang i begyndelsen af 1980'erne, er interessen for middelalderen vokset, og her kommer borgene ind i billedet." table:display="true" table:show-details="true"/>
                <table:data-pilot-member table:name="Siden slutningen af 1700-tallet har en særlig fortælling om Danmark som søfartsnation taget form. Denne bog skildrer det kulturelle og identitetsmæssige aftryk, som søfartsfortællingen har sat i dansk kultur, kunst og selvforståelse." table:display="true" table:show-details="true"/>
                <table:data-pilot-member table:name="Skød Hitler sig selv i Führerbunkeren, eller havde han held med at smutte forbi den sovjetiske hær og flygte til Sydamerika? Utallige dokumentarer, avisartikler og hjemmesider skrevet og lavet af konspirationsteoretikere har ledt til den konstant rullende debat om Hitlers sidste dage. Historikere har aldrig kunne give et helt klart modsvar til disse – før nu." table:display="true" table:show-details="true"/>
                <table:data-pilot-member table:name="Slagskibet Scharnhorst var lykkeskibet som ikke kunne synke, men da det blev omringet af en overlegen allieret styrke og sendt til bunds i 1943 ved Nordkapp, var det en stor sejr for de allierede og en tragedie for den tyske flåde. Af besætningen på 1968 mand var der kun 36 der overlevede.&#10;&#10;Her berettes hele historien om slaget i Barentshavet med fuldtræfferen mod Hitlers slagskib, og om ekspeditionen som senere fandt vraget på 300 meters dybde, et fund der vakte international opsigt.&#10;&#10;Forfatteren beretter også om de norske agenter som holdt London orienteret om de tyske flådebevægelser i Vest-Finnmark, og om hvordan krigens brutalitet påvirkede de pårørende hjemme på begge sider af fronterne." table:display="true" table:show-details="true"/>
                <table:data-pilot-member table:name="Slottet Dragsholm i Odsherred er Vestsjællands mest markante verdslige bygning fra middelalderen og Danmarks ældste, ligeledes verdslige, bygning, der stadig er i brug. &quot;Dragsholm Slot i danmarkshistorien&quot; fortæller slottets lange bygningshistorie, men fokus er på slottets ejere, bisperne, lensmændene, Adeler-slægten og til sidst Bøttger-slægten. Dragsholm var et militærstrategisk knudepunkt i kontrollen over Vestsjælland og var direkte involveret som borg og garnison i to krige, borgerkrigen Grevens Fejde 1534-1536 og Karl Gustav-krigene fra 1657-1660. Siden herskede fredeligere forhold under Adeler- slægten, der genopbyggede slottet og drev det som gods med et kæmpe jordtilliggende, der omfattede mange landsbyer og over 600 fæstegårde." table:display="true" table:show-details="true"/>
                <table:data-pilot-member table:name="Sølv, blod og kongemagt er en detaljerig og underholdende fortælling om den periode af historien, vi kalder vikingetiden. Men det er også en ny og tankevækkende fremstilling af en fortid, som vi troede, vi kendte.   Gennem tre af den tids markante personligheder – kong Harald Klak af Danmark, skjalden Egil Skalle-Grimssøn fra Island og dronning Emma fra Normandiet – foldes hele historien ud om de dramatiske århundreder fra år 800 til cirka 1050. Bag disse personer udpeger bogen tre faktorer, der drev den historiske udvikling i Nordeuropa i perioden. Denne treenighed er: SØLV, BLOD &amp; KONGEMAGT. Eller mere prosaisk udtrykt: handel, slægter og centralisering.   Tag med på togt gennem sølvrige handelsbyer, til kongers forhandlingsmøder og over bølgerne til bloddrivende slagmarker, når historiker Anders Lundt Hansen i veloplagt fortælleform giver en samlet forklaring på den skandinaviske ekspansion. Samtidig hæver forfatteren øksen over en af de bærende stolper i den danske identitet: vikingetiden. Bygget på et righoldigt materiale af de nyeste historiske og arkæologiske kilder viser bogen, hvordan forestillingen om vikingerne har stået i vejen for en forståelse af de begivenheder, der i så høj grad har formet Nordens og Europas historie." table:display="true" table:show-details="true"/>
                <table:data-pilot-member table:name="Søren Flott (f. 1977) er journalist. han har tidligereskrevet bøgerne &quot; Sønderjylland besat&quot;, &quot; Jutlandia&quot;, &quot;Danskeren der ville dræbe Hitler&quot; og &quot; De danske tigre&quot;." table:display="true" table:show-details="true"/>
                <table:data-pilot-member table:name="Stilen er den sædvanlige Kåre Johannessenske ... Fakta og historiske tal serveres med stor underfundighed og med et glimt i øjet. Læseren vil aldrig kede sig. Forfatteren er kendt for at være en eminent fortæller og formidler af historie, og hans retoriske stil går igen i bogen. På sin vej op gennem middelalderen krydrer han sin fortælling med anekdoter og små, personlige vurderinger og statements. Man er aldrig i tvivl om, at forfatteren er der, og hvem forfatteren er, nemlig Kåre Johannessen, der ufortrødent lægger sig i sporene af store formidlere som Palle Lauring, Piet van Deurs og Erik Kjersgaard, der hver på deres måde havde – eller har – en eminent evne til servere historien levende og underholdende for danskerne.&#10;Bogen er opdelt i 15 kapitler, og som tilgift til hvert kapitel helliger Kåre Johannessen sig dels en af middelalderens store nyskabelser som fx: ”Mursten” eller ”Skriftkulturen”, dels behandler han et relevant og vedkommende tema som ”Kvinder”, ”Penge” og ”Overtro”, men også overraskende emner som fx ”Humor” og ”Sex”. Alt sammen leveret på en afvæbnende måde, der kommer læseren i møde i øjenhøjde." table:display="true" table:show-details="true"/>
                <table:data-pilot-member table:name="Stod Svend Tveskæg bag mordet på sin far Harald Blåtand? Var Frederik 5. festglad drukkenbolt eller alkoholiker? Hvilken rolle spillede Marsk Stig, da Erik Klipping blev dræbt i Finderup Lade? Hvor mange konger giftede sig ’til venstre hånd’?  &#10;&#10;Historikeren Henning Dehn-Nielsens fortæller i bogen her om den danske kongerække og dem, der har regeret Danmark fra vikingetiden til i dag. &#10;&#10;Bogen kan bruges som opslagsværk af den nysgerrige. Overskuelige stamtavler gør det f.eks. nemt at få familieforholdene på plads. Eller den kan være lystlæsning fra ende til anden for alle dem, der er interesseret i landets historie og ønsker en medrivende fortælling om vores lange kongerække med fokus på de mænd og kvinder, der har regeret i medgang og modgang. &#10;&#10;Henning Dehn-Nielsen er cand.phil., forfatter og kulturhistoriker. Han har en lang række udgivelser bag sig om bl.a. arkitektur, arkæologi, danmarkshistorien, kirker og klostre, slotte og herregårde samt Sydslesvig og Sønderjylland. Han har desuden bidraget til en lang række leksika og opslagsværker." table:display="true" table:show-details="true"/>
                <table:data-pilot-member table:name="Stort tobindsværk i kassette – og det første danske, rigt illustrerede værk i nyere tid om Store Nordiske Krig, som på afgørende vis ændrede magtbalancen i Europa." table:display="true" table:show-details="true"/>
                <table:data-pilot-member table:name="Svend, Bjørn og Pie – tre søskende i modstandskampen er beretningen om, hvordan tre unge familiemedlemmer bliver involveret i de første nedkastninger i Østjylland, hvordan de husede faldskærmsfolk og besætningsmedlemmer fra nedstyrtede engelske fly, og hvordan de siden deltog i opbygningen af en lang række sabotage- og nedkastningsgrupper. De stod for opbevaring og distribution af våben og sprængstoffer til hele landet og afholdt planlægningsmøder med modstandsbevægelsens ledelse." table:display="true" table:show-details="true"/>
                <table:data-pilot-member table:name="Svend, Bjørn og Pie – tre søskende i modstandskampen er vigtig for alle med interesse for besættelsestiden, om nødvendigheden af at engagere sig, også selvom det indebærer den største risiko. Bogen indeholder en række personlige breve og et interview med Pies datter Lise." table:display="true" table:show-details="true"/>
                <table:data-pilot-member table:name="Svend, Bjørn og Pie Baastrup Thomsen var med i den danske inderkreds af specialenheden SOE – Special Operations Executive – som stod for opbygningen af den organiserede danske modstandsbevægelse." table:display="true" table:show-details="true"/>
                <table:data-pilot-member table:name="Sverige blev knækket som stormagt, Rusland blev den nye dominerende stormagt i Nordeuropa og besatte store dele af Østersøens kyster, Preussen begyndte sin udvidelse, og Ukraine mistede sin selvstændighed.&#10;&#10;Krigen var et komplekst europæisk opgør, der udspillede sig i Skandinavien, Baltikum, Nordtyskland, Polen, Ukraine, Rusland og Tyrkiet. Da krigen sluttede, var mange hundredtusind mennesker døde, og Europa var endegyldigt forandret.&#10;&#10;Det store tobindsværk tegner et komplet billede af krigen. I et fængslende og episk sprog fortæller Dan H. Andersen om diplomatiske manøvrer, om spionage, opsnappede breve, krigsfanger og pestangreb. Han beskriver krigens store slag, men også dagliglivet i en hær og på et krigsskib.&#10;&#10;En lang række kendte og ukendte personer optræder i værket. Der er fyrster og militærfolk som Karl 12., Peter den Store, Frederik 4. og Tordenskiold, men også de almindelige borgere og menige soldater, som prøver at overleve midt i krigens tummel. Den københavnske borger, som skrev om de dage i juli 1700, da svenske krigsskibe bombarderede hovedstaden. Kvinden fra Skåne, som rejste til København, klædte sig ud som mand, giftede sig med en kvinde og blev kok på et af Tordenskiolds skibe. Den norske sømand, som hver dag skrev og tegnede i sin dagbog om livet om bord på et krigsskib.&#10;&#10;Værket er rigt illustreret med samtidige kort og malerier samt med en række helt nye kort over lande og krigsskuepladser." table:display="true" table:show-details="true"/>
                <table:data-pilot-member table:name="Syklubbens modige skipper, Erling Kjær, som i ly af natten med dødsforagt krydsede over Øresund i en lille motorbåd mellem minefelter og tyske jagere, gik under navnet den røde nellike. Det her er beretningen om, hvordan han og de andre nelliker hjalp deres medmennesker og ofte satte deres eget liv på spil, når der var brug for det. Fordi det ganske enkelt var det eneste rigtige og anstændige at gøre." table:display="true" table:show-details="true"/>
                <table:data-pilot-member table:name="The Grauballe Man, whose sacrificial death was determined to have occurred around 290 BC, is one of the most remarkable bog finds from Denmark´s Iron Age, and has for many years been the centre of considerable attention. In fact when the Grauballe Man´s body was found in 1952, his skin, hair, beard, nails, muscles and bones were so well preserved that he was at first believed to have been the victim of a recently committed murder! With the renewed scientific focus on the immense research potential in such and, an interdisciplinary team of international scientists decided in 2001 to undertake extensive examinations of the body. The point of departure was a short period of ´hospitalisation´, where various comprehensive examinations were conducted: The Grauballe Man underwent X-Rays, CAT-scans and other tests, allowing for the creation of an exact, three-dimensional chart of his inner and outer body. These tests allowed for new forensic studies of the body and new determinations of the circumstances that led to his death. From analyses of his teeth, to his hair, to his stomach contents -- and even to a reconstruction of his face -- the research has provided an important insight and invaluable knowledge of life more than two thousand years ago. This publication, richly illustrated with 320 colour photographs, is presented in a language which makes it indispensable for archaeologists, anthropologists, museum conservators and pathologists, but it will also appeal to lay enthusiasts within those fields of interest." table:display="true" table:show-details="true"/>
                <table:data-pilot-member table:name="The two volumes of The Archaeology of Medieval Europe will together comprise the first complete account of medieval archaeology across Europe. Archaeologists from academic institutions in fifteen countries are collaborating to produce these two books of sixteen thematic chapters each. In addition, every chapter will feature a number of ´box-texts´, by specialist contributors, highlighting sites or themes of particular importance. The books will be comprehensively illustrated throughout, in both colour and b/w, including line drawings and specially commissioned maps.&#10;&#10;This ground-breaking set, which is divided chronologically into two (Vol. 1 extending from the Eighth to Twelfth Centuries AD, and Vol. 2 from the Twelfth to Sixteenth Centuries - to appear 2008), will enable readers to track the development of different cultures, and of regional characteristics, throughout the full extent of medieval Catholic Europe. In addition to revealing shared contexts and technological developments, the complete work will also provide the opportunity for demonstrating the differences that inevitably present across the Continent - from Iceland to Italy, and from Portugal to Finland - and to study why such existed." table:display="true" table:show-details="true"/>
                <table:data-pilot-member table:name="This second volume on the excavations of the Norwegian Viking town Kaupang 2000-2003 presents find types used in economic transactions - coins, hacksilver, ingots, weights and balances. Changes in type and volume of economic transactions at Kaupang and in Scandinavia are discussed, and the economic mentality of Viking crafts- and tradesmen is explored.&#10;&#10;In the early ninth century, silver and goods seem to have come to Kaupang mainly from the Carolinigian world. After the mid-ninth century this early system was altered. The increased availability of silver and the introduction in most of Scandinavia in the 860s-870s of standardized weights, paved the way for an increased use of silver as payment.&#10;&#10;The combined study of the find types and the sophisticated chronology of settlements´ finds from sites like Kaupang give completely new insight into economy and exchange. The book demonstrates how sites like Kaupang led the way in economic development in Scandinavia and promoted an economic mentality that eventually led to the fundamental transformation of Scandinavian culture and society and culminated in the region´s integration in High Middle Ages Christian Europe." table:display="true" table:show-details="true"/>
                <table:data-pilot-member table:name="Thomas Dinesen (Tommy) indgår som 14-årig en pagt med sin syv år ældre søster: De skal finde ’Faders Gud, det store i livet’. Faderen er Wilhelm Dinesen, død ved selvmord i 1895, søsteren er Karen Blixen, i familien kaldet Tanne. Søskendeparret glemmer aldrig det fælles løfte. Tanne bosætter sig i Afrika som storvildtsjæger og kaffefarmer, og Tommy melder sig under 1. Verdenskrig som soldat på allieret side og sendes til Vestfronten. Finder han så ’Faders Gud’? Svaret, han giver sin søster, da han ved krigsafslutningen gør status, er højst overrumplende. Bogens hovedspor er skildringen af de makabre triumfer, uhyrlige rædsler og altopslugende kærlighedseventyr, som Tommy oplever i krigens sidste år, men Tanne er konstant nærværende i den biografiske fortælling. Tom Buk-Swienty har fået adgang til et aldrig tidligere offentliggjort familieejet kildemateriale, herunder en omfattende korrespondance, som gør det muligt at kaste nyt lys over en af Danmarkshistoriens store slægter." table:display="true" table:show-details="true"/>
                <table:data-pilot-member table:name="Thor-kult i vikingetiden præsenterer den første, samlede kritiske gennemgang af kildematerialet til dyrkelsen af Thor i vikingetiden siden Henry Petersens disputats Om Nordboernes Gudedyrkelse og Gudetro i Hedenold fra 1876. Monografien gennemgår de samtidige skriftlige, arkæologiske og ikonografiske kilder, der omtaler eller kan knyttes til dyrkelsen af Thor. Kilderne omfatter myter om Thor, stednavne, hvor navnet Thor indgår, samt den norrøne middelalderlitteratur fra 1200- og 1300-tallet." table:display="true" table:show-details="true"/>
                <table:data-pilot-member table:name="Tidehverv blev til i protest mod den sentimentaliserede og mere og mere inderlige og kælne kristendom, der havde vundet indpas i de første årtier i det tyvende århundrede. Målet, stærkt inspireret af Luther og Kierkegaard, var en kirke, der koncentrerede sig om forkyndelsen af evangeliet frem for at dyrke fromhed og gode gerninger. Det skete med fynd og klem og stor selvsikkerhed, og det var ikke helt tilfældigt, at en udbredt definition af Tidehverv lød: ”Gud er alt, jeg er intet, og du er idiot.” Konfrontationskurs er en veloplagt historie om den teologiske bevægelse Tidehverv og dens udvikling, fra dens grundlæggelse i 1926 til nu." table:display="true" table:show-details="true"/>
                <table:data-pilot-member table:name="Tidligere har hun skrevet bøgerne &quot;De Renes Land&quot; (JP's Forlag, 2009) og &quot;Ulvehjerter&quot; (Politikens Forlag, 2011). Puk Damsgård har modtaget flere priser for sit arbejde, bl.a. journalistprisen fra Den Berlingske Fond og i december 2012 var hun nomineret til Cavling-prisen for sin dækning af krigen i Syrien." table:display="true" table:show-details="true"/>
                <table:data-pilot-member table:name="Tina Adele Hoff er cand.mag. i historie fra Københavns Universitet" table:display="true" table:show-details="true"/>
                <table:data-pilot-member table:name="Ting taler til os. Desværre kan vi ikke altid finde ud af at lytte til deres historier. Den kunst mestrer bidragyderne, som tæller arkæologer, konservatorer, kunsthistorikere og historikere i Tings tale heldigvis, og de kan derfor give tingene en stemme. I dette nummer vækkes følgende genstande til live:" table:display="true" table:show-details="true"/>
                <table:data-pilot-member table:name="Tomis-A er det dæknavn, som den hemmelige sikkerhedstjeneste i Prag gav Niels Barfoed, da han i oktober 1986 rejste ind bag Jerntæppet på en hemmelig mission. I Prag blev Barfoed overvåget af mere end 30 &quot;skygger&quot; og blev til sidst arresteret, forhørt og en sen nat eskorteret til grænsen, kropsvisiteret og udvist til Vesttyskland. I Tjekkiet har man fornylig åbnet arkiverne fra kommunismens dage for enhver. De viste sig at rumme minutiøse rapporter om Barfoeds færden. Tomis-A er et møde med en fortid, der har slået dørene op, men også et møde med nutiden, med det moderne Tjekkiet og det, der kom ud af Murens fald. Barfoed har genset Martina, som han skabte problemer for dengang. Og han har opsøgt en af sine gamle &quot;skygger&quot;, Vera, og prøvet at lære hende at kende. Og historien får nyt indhold. Fortiden er ikke forbi. Den stiller stadig spørgsmål. 'Guds møller maler ufortrødent', lyder et tjekkisk ordsprog. Det kunne være bogens motto." table:display="true" table:show-details="true"/>
                <table:data-pilot-member table:name="Torvet er byens hjerte, siger man. Og i Aarhus er Store Torv og Lille Torv byens ubestridte midtpunkt. De to torve er omkranset af en perlerække af smukke bygninger. De har alle en spændende historie at fortælle om arkitekters drømme, markante indbyggere og dramatiske begivenheder. Bogen fortæller om købmandsgårde, butikker, hotel, domkirke – og naturligvis pølseboden." table:display="true" table:show-details="true"/>
                <table:data-pilot-member table:name="Trap Danmark, 6. udgave, bind 4 giver dig en omfattende stedsspecifik viden om Jammerbugt, Thisted og Brønderslev kommuner. I alt har 165 forskere og eksperter bidraget med viden til den flot illustrerede bog om det væsentligste fra Blokhus til Agger og fra Hanstholm til Asaa." table:display="true" table:show-details="true"/>
                <table:data-pilot-member table:name="Tre fløje har sammen med kirken dannet en lukket gård omgivet af en korsgang på kirkens sydside. Ud fra sydfløjen var der en udløberfløj ned mod havnen ved Horsens Å." table:display="true" table:show-details="true"/>
                <table:data-pilot-member table:name="Tredobbelt, drejelig pvc-skive." table:display="true" table:show-details="true"/>
                <table:data-pilot-member table:name="Turen går hele fjorden rundt med start ved Enebærodde eller Hals Odde som den hed dengang.  Og slutter ved Tårup Strand." table:display="true" table:show-details="true"/>
                <table:data-pilot-member table:name="Udgivelsen rummer to artikler af Erik Torm, der fortæller om relationerne mellem fire arktiske eventyrere: Rockwell Kent, Knud Rasmussen, Peter Freuchen og Hans Bruun." table:display="true" table:show-details="true"/>
                <table:data-pilot-member table:name="Udgivet i samarbejde med Museum Silkeborg." table:display="true" table:show-details="true"/>
                <table:data-pilot-member table:name="Udgravningerne blev ledet af Hans Krongaard Kristensen nu lektor emeritus ved Aarhus Universitet, der her fremlægger resultaterne." table:display="true" table:show-details="true"/>
                <table:data-pilot-member table:name="Ulrich Mählert giver en koncis skildring af DDR’s historie fra den kommunistiske magterobring i årene umiddelbart efter Anden Verdenskrig over kriserne op til bygningen af Berlin-Muren i 1961, den efterfølgende, tilsyneladende konsolidering og frem til den &#10;overraskende åbning af Muren i 1989 og den tyske genforening." table:display="true" table:show-details="true"/>
                <table:data-pilot-member table:name="Under arbejdet med Sundets røde nelliker har Conny Palmkvist interviewet mange af de tilbageværende slægtninge til medlemmerne af Helsingør Syklub. Bogen bygger også i vidt omfang på ikke offentliggjorte private samlinger." table:display="true" table:show-details="true"/>
                <table:data-pilot-member table:name="Værket har tre tyngdepunkter:" table:display="true" table:show-details="true"/>
                <table:data-pilot-member table:name="Værket udgives i samarbejde med Tøjhusmuseet, Nationalmuseet – Krig og Besættelse." table:display="true" table:show-details="true"/>
                <table:data-pilot-member table:name="Værkets bind I omhandler det danske monarkis grave fra Gorm den Gamle og 300 år frem. Det var en dramatisk tid, hvor flere konger omkom i stridigheder om kongemagten eller blev myrdet, hvorfor nogle grave er ukendte. Men det var også en tid, hvor riget konsoliderede sig og blev en politisk magtfaktor på den europæiske scene. Bind II følger gravmælernes udvikling fra højmiddelalder til barok og giver bl.a. et indblik i, hvordan begravelsesritualer og gravmæler bliver en stadig vigtigere del af kongemagtens selvforståelse. Særlig berømt blandt dronningegravene er dronning Margrete 1.s sarkofag i Roskilde Domkirke. Bind III beskriver enevælden og det konstitutionelle monarkis periode. Her finder man bl.a. Johannes Wiedewelts symbolladede nyklassicistiske sarkofager til Christian 6. og Frederik 5., der efterfølges af 1800-tallets og det tidlige 1900-tals empire og historicisme. Skønt 1849-grundloven og det unge danske demokrati ændrer kongehusets rolle, forbliver de kongelige gravmæler vigtige, og henover århundredeskiftet bliver den folkelige opbakning tydelig gennem folkegaver og indsamlinger til f.eks. Christian 10. og dronning Alexandrines monolitiske sarkofager tegnet af Kaare Klint." table:display="true" table:show-details="true"/>
                <table:data-pilot-member table:name="Var Danmarks besættelse i 1940 aftalt spil? Var en dansk konge offer for et uopklaret giftmord? Hvem kom på den tanke at lade den svenske hær gå over Storebælts is, og blev Als udråbt til republik i 1918?&#10;Kildekritisk Tekstsamling, 3. udgave, er en praktisk øvebog for den vordende historiker. Den rummer tolv opgaver, der alle tager udgangspunkt i vanskelige eller omstridte spørgsmål i Danmarks historie. Bogen kan hjælpe den studerende til en omhyggelig læsning og en kritisk behandling af de historiske kilder. Den skal ikke give færdige svar på komplekse historiske spørgsmål, men sigter på at udvikle historikerens evne til at kunne argumentere for og begrunde sine svar.&#10;Kildekritisk Tekstsamling er en klassiker i historieundervisningen på universiteterne. Den spænder i tid og emne så vidt som fra Saxos fremstilling af mordet på Knud den Hellige i 1086 til danske regeringers holdning til amerikanske atomvåben i Thule i 1950´erne og 60´erne. Bogen er desuden forsynet med en nyskrevet indledning, der introducerer og forklarer kildekritikkens begreber." table:display="true" table:show-details="true"/>
                <table:data-pilot-member table:name="Ved middagstid 7. maj 1945 fløj russiske fly ind over Rønne og Nexø og sønderbombede de to byer. Mange blev dræbt, begge byer blev lagt i ruiner, og mens det øvrige Danmark jublede over befrielsen, gik Den Røde Hær i land og besatte øen. Bornholm skulle først blive rigtigt frit 5. april 1946 - knap et år efter resten af landet. I BORNHOLM BESAT fortæller journalist Jesper Gaarskjær historien om Bornholms besættelse - lige fra tyskerne ankommer til øen, til russerne forlader den. Det er en beretning med masser af drama i form af stikkerlikvideringer, bombeattentater og klipning af feltmadrasser, men det er i lige så høj grad en beretning, der viser, at den russiske besættelse ikke var så uproblematisk, som den sidenhen er blevet fremstillet. Bogen dokumenterer de talrige russiske overgreb på den danske ø, heriblandt overfald, plyndringer, røverier og gruppevoldtægter, og afdækker samtidig det politiske spil bag kulisserne: De danske politikere vidste nemlig besked, men foretog sig intet - af frygt for Stalin. Og på Bornholm følte man sig glemt, svigtet og forladt." table:display="true" table:show-details="true"/>
                <table:data-pilot-member table:name="Ved Slotø nær Nakskov lå de tre ØK-skibe Java, Falstria og Jutlandia opankret under 2. verdenskrig, fordi der var mangel på brændstof. 3. maj 1945 bliver skibene bombet af RAF, fordi piloterne i første omgang tror, at det er tyske skibe. Java synker, og de 2 andre skibe bliver beskadiget. Slotø rummer også ruinerne af Europas ældste orlogsværft, der blev opført af Kong Hans i 1509." table:display="true" table:show-details="true"/>
                <table:data-pilot-member table:name="Vi følger familien fra rejseeventyrets begyndelse til børnene er blevet unge voksne i København. Livet under palmerne i det varme Vestindien står i voldsom kontrast til resten af børnenes opvækst i det kolde og nok så uvenlige Danmark, hvor de bliver splittet op mellem flere plejefamilier. Hverken deres fars forsvinden eller deres mors indlæggelse på Sankt Hans Hospital er passende samtaleemner nogen steder. Hverken hos malermesteren, der tager det ene barn til sig, hos den kvindelige lærer, der tager sig af tre af de andre, eller hos den kendte teaterdirektør, hvor den yngste datter vokser op og her møder nogle af datidens største kulturpersonligheder som Edvard Brandes, Herman Bang og Holger Drachmann." table:display="true" table:show-details="true"/>
                <table:data-pilot-member table:name="Via øjenvidneberetninger fundet i gamle dagbøger, breve og erindringsskrifter samt officielle referater og protokoller går bogen tæt på nogle af de mennesker, der var om bord. Det er en fascinerede fortælling om knuste drømme, desperation og heltemod blandt en lille del af de i alt 300.000 danskere, der udvandrede til Amerika i perioden." table:display="true" table:show-details="true"/>
                <table:data-pilot-member table:name="Videnskabelige udgaver transmitterer ikke blot historien, men er selv indfældet i den. Udgivernes praksis og deres bagvedliggende teorier er lige så historiske fænomener som teksterne, de udgiver. Denne erkendelse ligger til grund for editionshistorien." table:display="true" table:show-details="true"/>
                <table:data-pilot-member table:name="Vikinger – vi danskere bliver aldrig færdige med dem. Alle dele af deres liv virker i dag eksotisk og spændende, og ingen del af vikingernes liv er mere spændende end emnet for denne bog: vikingernes største slag." table:display="true" table:show-details="true"/>
                <table:data-pilot-member table:name="Vikinger i vest handler om vikingetiden i Vestjylland - nærmere bestemt det tidligere Ringkøbing Amt. Bogen er skrevet af fire arkæologer, som gennem de sidste 25-40 år har foretaget en lang række udgravninger og undersøgelser for de lokale museer.&#10;&#10;Fremstillingen er baseret på 128 lokaliteter, hvor der er foretaget arkæologiske undersøgelser eller fundet genstande fra vikingetiden. Hvert af disse fundsteder behandles udførligt i et katalog.&#10;&#10;I bogen berettes om de forskellige aspekter af vikingernes dagligdag - om livet på gårdene, kontakten med omverdenen og om gravskikken. Bogen er rigt illustreret." table:display="true" table:show-details="true"/>
                <table:data-pilot-member table:name="Vikingerne – vi danskere bliver aldrig færdige med at tale om dem, se skuespil, film og tv-programmer om dem og ikke mindst læse i massevis af bøger om dem.&#10;Vores stolte forfædre, som underlagde sig vores naboer, plyndrede, myrdede, opdagede Amerika og Grønland og havde store horn på deres hjelme og spiste rød fluesvamp ... Eller hvordan var det nu lige, det var med det?&#10;I den voldsomt populære norske forfatter Kim Hjardars fjerde historiske bog om vikingerne får vi hele historien om dem i et smukt illustreret format.&#10;Bogen er Kim Hjardars fjerde bog om vikinger på Turbine og efterfølger dermed titlerne Vikinger i krig, Vikingernes liv og færden og Vikinger – kort fortalt." table:display="true" table:show-details="true"/>
                <table:data-pilot-member table:name="Vikingeskjaldenes lovprisninger af fyrster, flåder og tapre mænd er mere og andet end ren hofpropaganda - fyrstedigtningen vidner om forhold og forandringer i de oldnordiske samfunds militære og civile organisation. Det er udgangspunktet for oldtidhistoriker Rikke Malmros' forståelse af vikingetidens og den tidlige middelalders hofpoesi - og omdrejningspunktet for denne bog." table:display="true" table:show-details="true"/>
                <table:data-pilot-member table:name="Vikingetiden (ca. år 750 til ca. år 1100) var en ekspansiv og innovativ epoke i de nordiske landes historie. Handel, plyndring, krigsførelse og bosættelser førte vikingerne til alle hjørner af Europa og også endnu længere væk. Vikingernes samfund var yderst militariseret, og der var ikke forskel på krigere og civile, samfundets ledere var dets militære ledere. Alle frie mænd måtte og havde ret til at bære våben, og det var nødvendigt at kunne bruge dem. At dø i kamp var et naturligt endeligt for enhver våbenfør mand dengang." table:display="true" table:show-details="true"/>
                <table:data-pilot-member table:name="Volker Weidermann (Oostende 1936, Drømmere) skriver i denne dobbeltbiografi om forholdet mellem Tysklands store efterkrigsforfatter, Günther Grass, og Tysklands mest berømte litteraturkritiker, Marcel Reich-Ranicki. De to havde en meget ens opvækst, men da Anden Verdenskrig kom, stod de på hver sin side af historien: Jødiske Reich-Ranicki oplevede krigen fra Warszawas ghetto, Grass var i Wehrmacht, og han forsøgte desperat at komme til fronten, troede på Hitler og på tysk sejr. Næsten hele Reich-Ranickis familie døde i Holocaust." table:display="true" table:show-details="true"/>
                <table:data-pilot-member table:name="William S. Knudsen havde et usædvanligt talent for at organisere mænd og maskiner. Han satte samlebåndsproduktionen i system hos Ford, skabte bilmærket Chevrolets store succes og blev øverste direktør for General Motors med 250.000 ansatte. I Washington blev han en nøglefigur under krigen, hvor han som trestjernet general var med til at vende de allieredes krigsheld i kampen mod Hitler og japanerne." table:display="true" table:show-details="true"/>
                <table:data-pilot-member table:name="Yuval Noah Harari inviterer os med på en vild historisk rejse ledsaget af karakterer som Forhistoriske Bill, Doktor Fiktion og kriminalbetjent Lopez. Menneskets evolution genopføres som et realityprogram. Det første møde mellem sapiens og neandertalere udforskes gennem den moderne kunsts mesterværker. Udryddelsen af mammutter og sabeltigre fortælles som en detektivhistori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pris" table:orientation="data" table:used-hierarchy="0" table:function="sum">
            <table:data-pilot-level table:show-empty="false">
              <table:data-pilot-members>
                <table:data-pilot-member table:name="" table:display="true" table:show-details="true"/>
                <table:data-pilot-member table:name="null" table:display="true" table:show-details="true"/>
                <table:data-pilot-member table:name="Pris: 1.150,00 kr." table:display="true" table:show-details="true"/>
                <table:data-pilot-member table:name="Pris: 1.875,00 kr." table:display="true" table:show-details="true"/>
                <table:data-pilot-member table:name="Pris: 100,00 kr." table:display="true" table:show-details="true"/>
                <table:data-pilot-member table:name="Pris: 113,00 kr." table:display="true" table:show-details="true"/>
                <table:data-pilot-member table:name="Pris: 120,00 kr." table:display="true" table:show-details="true"/>
                <table:data-pilot-member table:name="Pris: 128,00 kr." table:display="true" table:show-details="true"/>
                <table:data-pilot-member table:name="Pris: 129,00 kr." table:display="true" table:show-details="true"/>
                <table:data-pilot-member table:name="Pris: 129,95 kr." table:display="true" table:show-details="true"/>
                <table:data-pilot-member table:name="Pris: 140,00 kr." table:display="true" table:show-details="true"/>
                <table:data-pilot-member table:name="Pris: 148,00 kr." table:display="true" table:show-details="true"/>
                <table:data-pilot-member table:name="Pris: 149,00 kr." table:display="true" table:show-details="true"/>
                <table:data-pilot-member table:name="Pris: 149,95 kr." table:display="true" table:show-details="true"/>
                <table:data-pilot-member table:name="Pris: 150,00 kr." table:display="true" table:show-details="true"/>
                <table:data-pilot-member table:name="Pris: 152,00 kr." table:display="true" table:show-details="true"/>
                <table:data-pilot-member table:name="Pris: 159,00 kr." table:display="true" table:show-details="true"/>
                <table:data-pilot-member table:name="Pris: 159,95 kr." table:display="true" table:show-details="true"/>
                <table:data-pilot-member table:name="Pris: 169,95 kr." table:display="true" table:show-details="true"/>
                <table:data-pilot-member table:name="Pris: 175,00 kr." table:display="true" table:show-details="true"/>
                <table:data-pilot-member table:name="Pris: 177,00 kr." table:display="true" table:show-details="true"/>
                <table:data-pilot-member table:name="Pris: 179,00 kr." table:display="true" table:show-details="true"/>
                <table:data-pilot-member table:name="Pris: 179,95 kr." table:display="true" table:show-details="true"/>
                <table:data-pilot-member table:name="Pris: 180,00 kr." table:display="true" table:show-details="true"/>
                <table:data-pilot-member table:name="Pris: 188,00 kr." table:display="true" table:show-details="true"/>
                <table:data-pilot-member table:name="Pris: 189,95 kr." table:display="true" table:show-details="true"/>
                <table:data-pilot-member table:name="Pris: 194,00 kr." table:display="true" table:show-details="true"/>
                <table:data-pilot-member table:name="Pris: 195,00 kr." table:display="true" table:show-details="true"/>
                <table:data-pilot-member table:name="Pris: 198,00 kr." table:display="true" table:show-details="true"/>
                <table:data-pilot-member table:name="Pris: 199,00 kr." table:display="true" table:show-details="true"/>
                <table:data-pilot-member table:name="Pris: 199,95 kr." table:display="true" table:show-details="true"/>
                <table:data-pilot-member table:name="Pris: 200,00 kr." table:display="true" table:show-details="true"/>
                <table:data-pilot-member table:name="Pris: 220,00 kr." table:display="true" table:show-details="true"/>
                <table:data-pilot-member table:name="Pris: 225,00 kr." table:display="true" table:show-details="true"/>
                <table:data-pilot-member table:name="Pris: 228,00 kr." table:display="true" table:show-details="true"/>
                <table:data-pilot-member table:name="Pris: 229,00 kr." table:display="true" table:show-details="true"/>
                <table:data-pilot-member table:name="Pris: 229,95 kr." table:display="true" table:show-details="true"/>
                <table:data-pilot-member table:name="Pris: 230,00 kr." table:display="true" table:show-details="true"/>
                <table:data-pilot-member table:name="Pris: 248,00 kr." table:display="true" table:show-details="true"/>
                <table:data-pilot-member table:name="Pris: 249,00 kr." table:display="true" table:show-details="true"/>
                <table:data-pilot-member table:name="Pris: 249,95 kr." table:display="true" table:show-details="true"/>
                <table:data-pilot-member table:name="Pris: 250,00 kr." table:display="true" table:show-details="true"/>
                <table:data-pilot-member table:name="Pris: 259,95 kr." table:display="true" table:show-details="true"/>
                <table:data-pilot-member table:name="Pris: 275,00 kr." table:display="true" table:show-details="true"/>
                <table:data-pilot-member table:name="Pris: 278,00 kr." table:display="true" table:show-details="true"/>
                <table:data-pilot-member table:name="Pris: 279,95 kr." table:display="true" table:show-details="true"/>
                <table:data-pilot-member table:name="Pris: 288,00 kr." table:display="true" table:show-details="true"/>
                <table:data-pilot-member table:name="Pris: 290,00 kr." table:display="true" table:show-details="true"/>
                <table:data-pilot-member table:name="Pris: 295,00 kr." table:display="true" table:show-details="true"/>
                <table:data-pilot-member table:name="Pris: 298,00 kr." table:display="true" table:show-details="true"/>
                <table:data-pilot-member table:name="Pris: 299,00 kr." table:display="true" table:show-details="true"/>
                <table:data-pilot-member table:name="Pris: 299,95 kr." table:display="true" table:show-details="true"/>
                <table:data-pilot-member table:name="Pris: 300,00 kr." table:display="true" table:show-details="true"/>
                <table:data-pilot-member table:name="Pris: 325,00 kr." table:display="true" table:show-details="true"/>
                <table:data-pilot-member table:name="Pris: 335,00 kr." table:display="true" table:show-details="true"/>
                <table:data-pilot-member table:name="Pris: 348,00 kr." table:display="true" table:show-details="true"/>
                <table:data-pilot-member table:name="Pris: 349,00 kr." table:display="true" table:show-details="true"/>
                <table:data-pilot-member table:name="Pris: 349,95 kr." table:display="true" table:show-details="true"/>
                <table:data-pilot-member table:name="Pris: 350,00 kr." table:display="true" table:show-details="true"/>
                <table:data-pilot-member table:name="Pris: 369,00 kr." table:display="true" table:show-details="true"/>
                <table:data-pilot-member table:name="Pris: 375,00 kr." table:display="true" table:show-details="true"/>
                <table:data-pilot-member table:name="Pris: 398,00 kr." table:display="true" table:show-details="true"/>
                <table:data-pilot-member table:name="Pris: 399,00 kr." table:display="true" table:show-details="true"/>
                <table:data-pilot-member table:name="Pris: 399,95 kr." table:display="true" table:show-details="true"/>
                <table:data-pilot-member table:name="Pris: 400,00 kr." table:display="true" table:show-details="true"/>
                <table:data-pilot-member table:name="Pris: 420,00 kr." table:display="true" table:show-details="true"/>
                <table:data-pilot-member table:name="Pris: 438,00 kr." table:display="true" table:show-details="true"/>
                <table:data-pilot-member table:name="Pris: 448,00 kr." table:display="true" table:show-details="true"/>
                <table:data-pilot-member table:name="Pris: 475,00 kr." table:display="true" table:show-details="true"/>
                <table:data-pilot-member table:name="Pris: 498,00 kr." table:display="true" table:show-details="true"/>
                <table:data-pilot-member table:name="Pris: 499,95 kr." table:display="true" table:show-details="true"/>
                <table:data-pilot-member table:name="Pris: 50,00 kr." table:display="true" table:show-details="true"/>
                <table:data-pilot-member table:name="Pris: 525,00 kr." table:display="true" table:show-details="true"/>
                <table:data-pilot-member table:name="Pris: 549,95 kr." table:display="true" table:show-details="true"/>
                <table:data-pilot-member table:name="Pris: 58,00 kr." table:display="true" table:show-details="true"/>
                <table:data-pilot-member table:name="Pris: 590,00 kr." table:display="true" table:show-details="true"/>
                <table:data-pilot-member table:name="Pris: 598,00 kr." table:display="true" table:show-details="true"/>
                <table:data-pilot-member table:name="Pris: 599,95 kr." table:display="true" table:show-details="true"/>
                <table:data-pilot-member table:name="Pris: 60,00 kr." table:display="true" table:show-details="true"/>
                <table:data-pilot-member table:name="Pris: 600,00 kr." table:display="true" table:show-details="true"/>
                <table:data-pilot-member table:name="Pris: 64,00 kr." table:display="true" table:show-details="true"/>
                <table:data-pilot-member table:name="Pris: 65,00 kr." table:display="true" table:show-details="true"/>
                <table:data-pilot-member table:name="Pris: 75,00 kr." table:display="true" table:show-details="true"/>
                <table:data-pilot-member table:name="Pris: 80,00 kr." table:display="true" table:show-details="true"/>
                <table:data-pilot-member table:name="Pris: 82,00 kr." table:display="true" table:show-details="true"/>
                <table:data-pilot-member table:name="Pris: 96,00 kr." table:display="true" table:show-details="true"/>
                <table:data-pilot-member table:name="Pris: 98,00 kr." table:display="true" table:show-details="true"/>
                <table:data-pilot-member table:name="Pris: 99,95 kr."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medlemspris" table:orientation="data" table:used-hierarchy="0" table:function="sum">
            <table:data-pilot-level table:show-empty="false">
              <table:data-pilot-members>
                <table:data-pilot-member table:name="" table:display="true" table:show-details="true"/>
                <table:data-pilot-member table:name="Medlemspris: 1.500,00 kr." table:display="true" table:show-details="true"/>
                <table:data-pilot-member table:name="Medlemspris: 101,25 kr." table:display="true" table:show-details="true"/>
                <table:data-pilot-member table:name="Medlemspris: 102,00 kr." table:display="true" table:show-details="true"/>
                <table:data-pilot-member table:name="Medlemspris: 109,44 kr." table:display="true" table:show-details="true"/>
                <table:data-pilot-member table:name="Medlemspris: 110,50 kr." table:display="true" table:show-details="true"/>
                <table:data-pilot-member table:name="Medlemspris: 112,50 kr." table:display="true" table:show-details="true"/>
                <table:data-pilot-member table:name="Medlemspris: 115,00 kr." table:display="true" table:show-details="true"/>
                <table:data-pilot-member table:name="Medlemspris: 116,25 kr." table:display="true" table:show-details="true"/>
                <table:data-pilot-member table:name="Medlemspris: 118,00 kr." table:display="true" table:show-details="true"/>
                <table:data-pilot-member table:name="Medlemspris: 118,75 kr." table:display="true" table:show-details="true"/>
                <table:data-pilot-member table:name="Medlemspris: 119,00 kr." table:display="true" table:show-details="true"/>
                <table:data-pilot-member table:name="Medlemspris: 120,00 kr." table:display="true" table:show-details="true"/>
                <table:data-pilot-member table:name="Medlemspris: 124,00 kr." table:display="true" table:show-details="true"/>
                <table:data-pilot-member table:name="Medlemspris: 125,00 kr." table:display="true" table:show-details="true"/>
                <table:data-pilot-member table:name="Medlemspris: 125,38 kr." table:display="true" table:show-details="true"/>
                <table:data-pilot-member table:name="Medlemspris: 126,00 kr." table:display="true" table:show-details="true"/>
                <table:data-pilot-member table:name="Medlemspris: 127,50 kr." table:display="true" table:show-details="true"/>
                <table:data-pilot-member table:name="Medlemspris: 128,00 kr." table:display="true" table:show-details="true"/>
                <table:data-pilot-member table:name="Medlemspris: 132,50 kr." table:display="true" table:show-details="true"/>
                <table:data-pilot-member table:name="Medlemspris: 133,20 kr." table:display="true" table:show-details="true"/>
                <table:data-pilot-member table:name="Medlemspris: 133,75 kr." table:display="true" table:show-details="true"/>
                <table:data-pilot-member table:name="Medlemspris: 137,50 kr." table:display="true" table:show-details="true"/>
                <table:data-pilot-member table:name="Medlemspris: 140,00 kr." table:display="true" table:show-details="true"/>
                <table:data-pilot-member table:name="Medlemspris: 142,50 kr." table:display="true" table:show-details="true"/>
                <table:data-pilot-member table:name="Medlemspris: 143,75 kr." table:display="true" table:show-details="true"/>
                <table:data-pilot-member table:name="Medlemspris: 144,50 kr." table:display="true" table:show-details="true"/>
                <table:data-pilot-member table:name="Medlemspris: 148,75 kr." table:display="true" table:show-details="true"/>
                <table:data-pilot-member table:name="Medlemspris: 150,00 kr." table:display="true" table:show-details="true"/>
                <table:data-pilot-member table:name="Medlemspris: 152,50 kr." table:display="true" table:show-details="true"/>
                <table:data-pilot-member table:name="Medlemspris: 160,00 kr." table:display="true" table:show-details="true"/>
                <table:data-pilot-member table:name="Medlemspris: 162,00 kr." table:display="true" table:show-details="true"/>
                <table:data-pilot-member table:name="Medlemspris: 168,75 kr." table:display="true" table:show-details="true"/>
                <table:data-pilot-member table:name="Medlemspris: 170,00 kr." table:display="true" table:show-details="true"/>
                <table:data-pilot-member table:name="Medlemspris: 175,00 kr." table:display="true" table:show-details="true"/>
                <table:data-pilot-member table:name="Medlemspris: 175,50 kr." table:display="true" table:show-details="true"/>
                <table:data-pilot-member table:name="Medlemspris: 177,50 kr." table:display="true" table:show-details="true"/>
                <table:data-pilot-member table:name="Medlemspris: 178,00 kr." table:display="true" table:show-details="true"/>
                <table:data-pilot-member table:name="Medlemspris: 178,75 kr." table:display="true" table:show-details="true"/>
                <table:data-pilot-member table:name="Medlemspris: 178,88 kr." table:display="true" table:show-details="true"/>
                <table:data-pilot-member table:name="Medlemspris: 179,00 kr." table:display="true" table:show-details="true"/>
                <table:data-pilot-member table:name="Medlemspris: 180,00 kr." table:display="true" table:show-details="true"/>
                <table:data-pilot-member table:name="Medlemspris: 184,00 kr." table:display="true" table:show-details="true"/>
                <table:data-pilot-member table:name="Medlemspris: 194,38 kr." table:display="true" table:show-details="true"/>
                <table:data-pilot-member table:name="Medlemspris: 197,50 kr." table:display="true" table:show-details="true"/>
                <table:data-pilot-member table:name="Medlemspris: 198,00 kr." table:display="true" table:show-details="true"/>
                <table:data-pilot-member table:name="Medlemspris: 199,96 kr." table:display="true" table:show-details="true"/>
                <table:data-pilot-member table:name="Medlemspris: 200,00 kr." table:display="true" table:show-details="true"/>
                <table:data-pilot-member table:name="Medlemspris: 205,00 kr." table:display="true" table:show-details="true"/>
                <table:data-pilot-member table:name="Medlemspris: 206,25 kr." table:display="true" table:show-details="true"/>
                <table:data-pilot-member table:name="Medlemspris: 210,00 kr." table:display="true" table:show-details="true"/>
                <table:data-pilot-member table:name="Medlemspris: 211,25 kr." table:display="true" table:show-details="true"/>
                <table:data-pilot-member table:name="Medlemspris: 211,44 kr." table:display="true" table:show-details="true"/>
                <table:data-pilot-member table:name="Medlemspris: 212,46 kr." table:display="true" table:show-details="true"/>
                <table:data-pilot-member table:name="Medlemspris: 212,50 kr." table:display="true" table:show-details="true"/>
                <table:data-pilot-member table:name="Medlemspris: 220,00 kr." table:display="true" table:show-details="true"/>
                <table:data-pilot-member table:name="Medlemspris: 222,50 kr." table:display="true" table:show-details="true"/>
                <table:data-pilot-member table:name="Medlemspris: 222,75 kr." table:display="true" table:show-details="true"/>
                <table:data-pilot-member table:name="Medlemspris: 223,20 kr." table:display="true" table:show-details="true"/>
                <table:data-pilot-member table:name="Medlemspris: 223,75 kr." table:display="true" table:show-details="true"/>
                <table:data-pilot-member table:name="Medlemspris: 224,00 kr." table:display="true" table:show-details="true"/>
                <table:data-pilot-member table:name="Medlemspris: 225,00 kr." table:display="true" table:show-details="true"/>
                <table:data-pilot-member table:name="Medlemspris: 234,00 kr." table:display="true" table:show-details="true"/>
                <table:data-pilot-member table:name="Medlemspris: 237,50 kr." table:display="true" table:show-details="true"/>
                <table:data-pilot-member table:name="Medlemspris: 239,96 kr." table:display="true" table:show-details="true"/>
                <table:data-pilot-member table:name="Medlemspris: 240,00 kr." table:display="true" table:show-details="true"/>
                <table:data-pilot-member table:name="Medlemspris: 247,50 kr." table:display="true" table:show-details="true"/>
                <table:data-pilot-member table:name="Medlemspris: 248,00 kr." table:display="true" table:show-details="true"/>
                <table:data-pilot-member table:name="Medlemspris: 248,75 kr." table:display="true" table:show-details="true"/>
                <table:data-pilot-member table:name="Medlemspris: 249,00 kr." table:display="true" table:show-details="true"/>
                <table:data-pilot-member table:name="Medlemspris: 250,00 kr." table:display="true" table:show-details="true"/>
                <table:data-pilot-member table:name="Medlemspris: 253,94 kr." table:display="true" table:show-details="true"/>
                <table:data-pilot-member table:name="Medlemspris: 255,00 kr." table:display="true" table:show-details="true"/>
                <table:data-pilot-member table:name="Medlemspris: 259,00 kr." table:display="true" table:show-details="true"/>
                <table:data-pilot-member table:name="Medlemspris: 265,00 kr." table:display="true" table:show-details="true"/>
                <table:data-pilot-member table:name="Medlemspris: 265,50 kr." table:display="true" table:show-details="true"/>
                <table:data-pilot-member table:name="Medlemspris: 268,88 kr." table:display="true" table:show-details="true"/>
                <table:data-pilot-member table:name="Medlemspris: 270,00 kr." table:display="true" table:show-details="true"/>
                <table:data-pilot-member table:name="Medlemspris: 278,75 kr." table:display="true" table:show-details="true"/>
                <table:data-pilot-member table:name="Medlemspris: 279,96 kr." table:display="true" table:show-details="true"/>
                <table:data-pilot-member table:name="Medlemspris: 280,00 kr." table:display="true" table:show-details="true"/>
                <table:data-pilot-member table:name="Medlemspris: 285,00 kr." table:display="true" table:show-details="true"/>
                <table:data-pilot-member table:name="Medlemspris: 295,00 kr." table:display="true" table:show-details="true"/>
                <table:data-pilot-member table:name="Medlemspris: 297,50 kr." table:display="true" table:show-details="true"/>
                <table:data-pilot-member table:name="Medlemspris: 299,00 kr." table:display="true" table:show-details="true"/>
                <table:data-pilot-member table:name="Medlemspris: 300,00 kr." table:display="true" table:show-details="true"/>
                <table:data-pilot-member table:name="Medlemspris: 312,50 kr." table:display="true" table:show-details="true"/>
                <table:data-pilot-member table:name="Medlemspris: 312,75 kr." table:display="true" table:show-details="true"/>
                <table:data-pilot-member table:name="Medlemspris: 313,88 kr." table:display="true" table:show-details="true"/>
                <table:data-pilot-member table:name="Medlemspris: 315,00 kr." table:display="true" table:show-details="true"/>
                <table:data-pilot-member table:name="Medlemspris: 317,50 kr." table:display="true" table:show-details="true"/>
                <table:data-pilot-member table:name="Medlemspris: 318,75 kr." table:display="true" table:show-details="true"/>
                <table:data-pilot-member table:name="Medlemspris: 320,00 kr." table:display="true" table:show-details="true"/>
                <table:data-pilot-member table:name="Medlemspris: 338,75 kr." table:display="true" table:show-details="true"/>
                <table:data-pilot-member table:name="Medlemspris: 340,00 kr." table:display="true" table:show-details="true"/>
                <table:data-pilot-member table:name="Medlemspris: 358,13 kr." table:display="true" table:show-details="true"/>
                <table:data-pilot-member table:name="Medlemspris: 358,75 kr." table:display="true" table:show-details="true"/>
                <table:data-pilot-member table:name="Medlemspris: 360,00 kr." table:display="true" table:show-details="true"/>
                <table:data-pilot-member table:name="Medlemspris: 378,00 kr." table:display="true" table:show-details="true"/>
                <table:data-pilot-member table:name="Medlemspris: 393,75 kr." table:display="true" table:show-details="true"/>
                <table:data-pilot-member table:name="Medlemspris: 403,75 kr." table:display="true" table:show-details="true"/>
                <table:data-pilot-member table:name="Medlemspris: 42,50 kr." table:display="true" table:show-details="true"/>
                <table:data-pilot-member table:name="Medlemspris: 422,50 kr." table:display="true" table:show-details="true"/>
                <table:data-pilot-member table:name="Medlemspris: 424,96 kr." table:display="true" table:show-details="true"/>
                <table:data-pilot-member table:name="Medlemspris: 427,50 kr." table:display="true" table:show-details="true"/>
                <table:data-pilot-member table:name="Medlemspris: 448,75 kr." table:display="true" table:show-details="true"/>
                <table:data-pilot-member table:name="Medlemspris: 450,00 kr." table:display="true" table:show-details="true"/>
                <table:data-pilot-member table:name="Medlemspris: 472,50 kr." table:display="true" table:show-details="true"/>
                <table:data-pilot-member table:name="Medlemspris: 48,00 kr." table:display="true" table:show-details="true"/>
                <table:data-pilot-member table:name="Medlemspris: 480,00 kr." table:display="true" table:show-details="true"/>
                <table:data-pilot-member table:name="Medlemspris: 495,00 kr." table:display="true" table:show-details="true"/>
                <table:data-pilot-member table:name="Medlemspris: 510,00 kr." table:display="true" table:show-details="true"/>
                <table:data-pilot-member table:name="Medlemspris: 531,25 kr." table:display="true" table:show-details="true"/>
                <table:data-pilot-member table:name="Medlemspris: 538,20 kr." table:display="true" table:show-details="true"/>
                <table:data-pilot-member table:name="Medlemspris: 540,00 kr." table:display="true" table:show-details="true"/>
                <table:data-pilot-member table:name="Medlemspris: 60,00 kr." table:display="true" table:show-details="true"/>
                <table:data-pilot-member table:name="Medlemspris: 62,50 kr." table:display="true" table:show-details="true"/>
                <table:data-pilot-member table:name="Medlemspris: 63,00 kr." table:display="true" table:show-details="true"/>
                <table:data-pilot-member table:name="Medlemspris: 63,75 kr." table:display="true" table:show-details="true"/>
                <table:data-pilot-member table:name="Medlemspris: 71,25 kr." table:display="true" table:show-details="true"/>
                <table:data-pilot-member table:name="Medlemspris: 72,50 kr." table:display="true" table:show-details="true"/>
                <table:data-pilot-member table:name="Medlemspris: 80,00 kr." table:display="true" table:show-details="true"/>
                <table:data-pilot-member table:name="Medlemspris: 82,00 kr." table:display="true" table:show-details="true"/>
                <table:data-pilot-member table:name="Medlemspris: 85,00 kr." table:display="true" table:show-details="true"/>
                <table:data-pilot-member table:name="Medlemspris: 88,00 kr." table:display="true" table:show-details="true"/>
                <table:data-pilot-member table:name="Medlemspris: 920,00 kr." table:display="true" table:show-details="true"/>
                <table:data-pilot-member table:name="null"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22">22/08/2021</text:date>, <text:time>12:10: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4$Win32 OpenOffice.org_project/414m5$Build-9788</meta:generator>
    <dc:date>2021-08-22T12:10:48.05</dc:date>
    <dc:creator>yoga 910</dc:creator>
    <meta:editing-duration>P1DT18H35M14S</meta:editing-duration>
    <meta:editing-cycles>2</meta:editing-cycles>
    <meta:document-statistic meta:table-count="3" meta:cell-count="10453" meta:object-count="0"/>
  </office:meta>
</office:document-meta>
</file>